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3_">C</text:span><text:span text:style-name="_35_">O</text:span><text:span text:style-name="_38_">M</text:span><text:span text:style-name="_33_">P</text:span><text:span text:style-name="_35_">U</text:span><text:span text:style-name="_39_">T</text:span><text:span text:style-name="_32_">I</text:span><text:span text:style-name="_36_">N</text:span><text:span text:style-name="_38_">G</text:span><text:span text:style-name="_31_"> </text:span><text:span text:style-name="_35_">M</text:span><text:span text:style-name="_39_">A</text:span><text:span text:style-name="_33_">C</text:span><text:span text:style-name="_35_">H</text:span><text:span text:style-name="_38_">I</text:span><text:span text:style-name="_32_">N</text:span><text:span text:style-name="_36_">E</text:span><text:span text:style-name="_38_">R</text:span><text:span text:style-name="_32_">Y</text:span><text:span text:style-name="_34_"> </text:span><text:span text:style-name="_39_">A</text:span><text:span text:style-name="_32_">N</text:span><text:span text:style-name="_36_">D</text:span><text:span text:style-name="_37_"> </text:span><text:span text:style-name="_32_">I</text:span><text:span text:style-name="_36_">N</text:span><text:span text:style-name="_39_">T</text:span><text:span text:style-name="_32_">E</text:span><text:span text:style-name="_35_">L</text:span><text:span text:style-name="_39_">L</text:span><text:span text:style-name="_32_">I</text:span><text:span text:style-name="_36_">G</text:span><text:span text:style-name="_39_">E</text:span><text:span text:style-name="_33_">N</text:span><text:span text:style-name="_36_">C</text:span><text:span text:style-name="_38_">E</text:span></text:p>
      <text:p text:style-name="P1"><text:span text:style-name="_35_">B</text:span><text:span text:style-name="_39_">y</text:span><text:span text:style-name="_31_"> </text:span><text:span text:style-name="_36_">A</text:span><text:span text:style-name="_39_">.</text:span><text:span text:style-name="_31_"> </text:span><text:span text:style-name="_36_">M</text:span><text:span text:style-name="_39_">.</text:span><text:span text:style-name="_31_"> </text:span><text:span text:style-name="_35_">T</text:span><text:span text:style-name="_38_">u</text:span><text:span text:style-name="_33_">r</text:span><text:span text:style-name="_36_">i</text:span><text:span text:style-name="_39_">n</text:span><text:span text:style-name="_32_">g</text:span></text:p>
      <text:p text:style-name="P1"><text:span text:style-name="_38_">1</text:span><text:span text:style-name="_32_">.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I</text:span><text:span text:style-name="_35_">m</text:span><text:span text:style-name="_38_">i</text:span><text:span text:style-name="_32_">t</text:span><text:span text:style-name="_36_">a</text:span><text:span text:style-name="_39_">t</text:span><text:span text:style-name="_33_">i</text:span><text:span text:style-name="_35_">o</text:span><text:span text:style-name="_38_">n</text:span><text:span text:style-name="_31_"> </text:span><text:span text:style-name="_36_">G</text:span><text:span text:style-name="_39_">a</text:span><text:span text:style-name="_33_">m</text:span><text:span text:style-name="_36_">e</text:span></text:p>
      <text:p text:style-name="P1"><text:span text:style-name="_33_">I</text:span><text:span text:style-name="_34_"> </text:span><text:span text:style-name="_38_">p</text:span><text:span text:style-name="_33_">r</text:span><text:span text:style-name="_35_">o</text:span><text:span text:style-name="_38_">p</text:span><text:span text:style-name="_33_">o</text:span><text:span text:style-name="_36_">s</text:span><text:span text:style-name="_39_">e</text:span><text:span text:style-name="_31_"> </text:span><text:span text:style-name="_35_">t</text:span><text:span text:style-name="_39_">o</text:span><text:span text:style-name="_31_"> </text:span><text:span text:style-name="_35_">c</text:span><text:span text:style-name="_38_">o</text:span><text:span text:style-name="_32_">n</text:span><text:span text:style-name="_36_">s</text:span><text:span text:style-name="_38_">i</text:span><text:span text:style-name="_32_">d</text:span><text:span text:style-name="_36_">e</text:span><text:span text:style-name="_39_">r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q</text:span><text:span text:style-name="_32_">u</text:span><text:span text:style-name="_35_">e</text:span><text:span text:style-name="_39_">s</text:span><text:span text:style-name="_32_">t</text:span><text:span text:style-name="_36_">i</text:span><text:span text:style-name="_38_">o</text:span><text:span text:style-name="_32_">n</text:span><text:span text:style-name="_36_">,</text:span><text:span text:style-name="_37_"> </text:span><text:span text:style-name="_32_">"</text:span><text:span text:style-name="_35_">C</text:span><text:span text:style-name="_39_">a</text:span><text:span text:style-name="_32_">n</text:span><text:span text:style-name="_34_"> </text:span><text:span text:style-name="_38_">m</text:span><text:span text:style-name="_33_">a</text:span><text:span text:style-name="_36_">c</text:span><text:span text:style-name="_39_">h</text:span><text:span text:style-name="_33_">i</text:span><text:span text:style-name="_35_">n</text:span><text:span text:style-name="_39_">e</text:span><text:span text:style-name="_33_">s</text:span><text:span text:style-name="_34_"> </text:span><text:span text:style-name="_39_">t</text:span><text:span text:style-name="_33_">h</text:span><text:span text:style-name="_35_">i</text:span><text:span text:style-name="_39_">n</text:span><text:span text:style-name="_33_">k</text:span><text:span text:style-name="_36_">?</text:span><text:span text:style-name="_39_">"</text:span><text:span text:style-name="_31_"> </text:span><text:span text:style-name="_36_">T</text:span><text:span text:style-name="_39_">h</text:span><text:span text:style-name="_32_">i</text:span><text:span text:style-name="_36_">s</text:span><text:span text:style-name="_37_"> </text:span><text:span text:style-name="_32_">s</text:span><text:span text:style-name="_36_">h</text:span><text:span text:style-name="_38_">o</text:span><text:span text:style-name="_32_">u</text:span><text:span text:style-name="_35_">l</text:span><text:span text:style-name="_39_">d</text:span><text:span text:style-name="_31_"> </text:span><text:span text:style-name="_36_">b</text:span><text:span text:style-name="_39_">e</text:span><text:span text:style-name="_33_">g</text:span><text:span text:style-name="_35_">i</text:span><text:span text:style-name="_38_">n</text:span><text:span text:style-name="_31_"> </text:span><text:span text:style-name="_35_">w</text:span><text:span text:style-name="_38_">i</text:span><text:span text:style-name="_33_">t</text:span><text:span text:style-name="_35_">h</text:span><text:span text:style-name="_37_"> </text:span><text:span text:style-name="_32_">d</text:span><text:span text:style-name="_36_">e</text:span><text:span text:style-name="_39_">f</text:span><text:span text:style-name="_33_">i</text:span><text:span text:style-name="_35_">n</text:span><text:span text:style-name="_38_">i</text:span><text:span text:style-name="_32_">t</text:span><text:span text:style-name="_36_">i</text:span><text:span text:style-name="_39_">o</text:span><text:span text:style-name="_32_">n</text:span><text:span text:style-name="_36_">s</text:span><text:span text:style-name="_37_"> </text:span><text:span text:style-name="_32_">o</text:span><text:span text:style-name="_36_">f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m</text:span><text:span text:style-name="_38_">e</text:span><text:span text:style-name="_33_">a</text:span><text:span text:style-name="_36_">n</text:span><text:span text:style-name="_38_">i</text:span><text:span text:style-name="_32_">n</text:span><text:span text:style-name="_35_">g</text:span><text:span text:style-name="_37_"> </text:span><text:span text:style-name="_32_">o</text:span><text:span text:style-name="_36_">f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t</text:span><text:span text:style-name="_38_">e</text:span><text:span text:style-name="_32_">r</text:span><text:span text:style-name="_35_">m</text:span><text:span text:style-name="_39_">s</text:span><text:span text:style-name="_31_"> </text:span><text:span text:style-name="_35_">"</text:span><text:span text:style-name="_38_">m</text:span><text:span text:style-name="_33_">a</text:span><text:span text:style-name="_35_">c</text:span><text:span text:style-name="_38_">h</text:span><text:span text:style-name="_32_">i</text:span><text:span text:style-name="_35_">n</text:span><text:span text:style-name="_38_">e</text:span><text:span text:style-name="_33_">"</text:span><text:span text:style-name="_34_"> </text:span><text:span text:style-name="_38_">a</text:span><text:span text:style-name="_33_">n</text:span><text:span text:style-name="_36_">d</text:span><text:span text:style-name="_37_"> </text:span><text:span text:style-name="_32_">"</text:span><text:span text:style-name="_35_">t</text:span><text:span text:style-name="_39_">h</text:span><text:span text:style-name="_33_">i</text:span><text:span text:style-name="_36_">n</text:span><text:span text:style-name="_39_">k</text:span><text:span text:style-name="_32_">.</text:span><text:span text:style-name="_35_">"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d</text:span><text:span text:style-name="_38_">e</text:span><text:span text:style-name="_33_">f</text:span><text:span text:style-name="_36_">i</text:span><text:span text:style-name="_39_">n</text:span><text:span text:style-name="_33_">i</text:span><text:span text:style-name="_36_">t</text:span><text:span text:style-name="_38_">i</text:span><text:span text:style-name="_32_">o</text:span><text:span text:style-name="_35_">n</text:span><text:span text:style-name="_38_">s</text:span><text:span text:style-name="_31_"> </text:span><text:span text:style-name="_35_">m</text:span><text:span text:style-name="_39_">i</text:span><text:span text:style-name="_33_">g</text:span><text:span text:style-name="_36_">h</text:span><text:span text:style-name="_39_">t</text:span><text:span text:style-name="_31_"> </text:span><text:span text:style-name="_36_">b</text:span><text:span text:style-name="_38_">e</text:span><text:span text:style-name="_31_"> </text:span><text:span text:style-name="_36_">f</text:span><text:span text:style-name="_39_">r</text:span><text:span text:style-name="_33_">a</text:span><text:span text:style-name="_35_">m</text:span><text:span text:style-name="_39_">e</text:span><text:span text:style-name="_33_">d</text:span><text:span text:style-name="_34_"> </text:span><text:span text:style-name="_39_">s</text:span><text:span text:style-name="_32_">o</text:span><text:span text:style-name="_34_"> </text:span><text:span text:style-name="_39_">a</text:span><text:span text:style-name="_32_">s</text:span><text:span text:style-name="_34_"> </text:span><text:span text:style-name="_38_">t</text:span><text:span text:style-name="_32_">o</text:span><text:span text:style-name="_34_"> </text:span><text:span text:style-name="_38_">r</text:span><text:span text:style-name="_33_">e</text:span><text:span text:style-name="_36_">f</text:span><text:span text:style-name="_38_">l</text:span><text:span text:style-name="_32_">e</text:span><text:span text:style-name="_36_">c</text:span><text:span text:style-name="_38_">t</text:span><text:span text:style-name="_31_"> </text:span><text:span text:style-name="_35_">s</text:span><text:span text:style-name="_38_">o</text:span><text:span text:style-name="_31_"> </text:span><text:span text:style-name="_36_">f</text:span><text:span text:style-name="_38_">a</text:span><text:span text:style-name="_32_">r</text:span><text:span text:style-name="_34_"> </text:span><text:span text:style-name="_39_">a</text:span><text:span text:style-name="_33_">s</text:span><text:span text:style-name="_34_"> </text:span><text:span text:style-name="_38_">p</text:span><text:span text:style-name="_33_">o</text:span><text:span text:style-name="_35_">s</text:span><text:span text:style-name="_39_">s</text:span><text:span text:style-name="_32_">i</text:span><text:span text:style-name="_35_">b</text:span><text:span text:style-name="_38_">l</text:span><text:span text:style-name="_32_">e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n</text:span><text:span text:style-name="_36_">o</text:span><text:span text:style-name="_39_">r</text:span><text:span text:style-name="_32_">m</text:span><text:span text:style-name="_36_">a</text:span><text:span text:style-name="_39_">l</text:span><text:span text:style-name="_31_"> </text:span><text:span text:style-name="_35_">u</text:span><text:span text:style-name="_39_">s</text:span><text:span text:style-name="_32_">e</text:span><text:span text:style-name="_34_"> </text:span><text:span text:style-name="_39_">o</text:span><text:span text:style-name="_33_">f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w</text:span><text:span text:style-name="_35_">o</text:span><text:span text:style-name="_39_">r</text:span><text:span text:style-name="_32_">d</text:span><text:span text:style-name="_35_">s</text:span><text:span text:style-name="_38_">,</text:span><text:span text:style-name="_31_"> </text:span><text:span text:style-name="_36_">b</text:span><text:span text:style-name="_38_">u</text:span><text:span text:style-name="_33_">t</text:span><text:span text:style-name="_34_"> </text:span><text:span text:style-name="_38_">t</text:span><text:span text:style-name="_33_">h</text:span><text:span text:style-name="_36_">i</text:span><text:span text:style-name="_39_">s</text:span><text:span text:style-name="_31_"> </text:span><text:span text:style-name="_36_">a</text:span><text:span text:style-name="_39_">t</text:span><text:span text:style-name="_33_">t</text:span><text:span text:style-name="_36_">i</text:span><text:span text:style-name="_38_">t</text:span><text:span text:style-name="_33_">u</text:span><text:span text:style-name="_36_">d</text:span><text:span text:style-name="_39_">e</text:span><text:span text:style-name="_31_"> </text:span><text:span text:style-name="_35_">i</text:span><text:span text:style-name="_38_">s</text:span><text:span text:style-name="_31_"> </text:span><text:span text:style-name="_36_">d</text:span><text:span text:style-name="_38_">a</text:span><text:span text:style-name="_33_">n</text:span><text:span text:style-name="_35_">g</text:span><text:span text:style-name="_39_">e</text:span><text:span text:style-name="_32_">r</text:span><text:span text:style-name="_35_">o</text:span><text:span text:style-name="_39_">u</text:span><text:span text:style-name="_32_">s</text:span><text:span text:style-name="_36_">,</text:span><text:span text:style-name="_37_"> </text:span><text:span text:style-name="_33_">I</text:span><text:span text:style-name="_36_">f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m</text:span><text:span text:style-name="_38_">e</text:span><text:span text:style-name="_33_">a</text:span><text:span text:style-name="_36_">n</text:span><text:span text:style-name="_38_">i</text:span><text:span text:style-name="_33_">n</text:span><text:span text:style-name="_36_">g</text:span><text:span text:style-name="_37_"> </text:span><text:span text:style-name="_32_">o</text:span><text:span text:style-name="_35_">f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w</text:span><text:span text:style-name="_39_">o</text:span><text:span text:style-name="_33_">r</text:span><text:span text:style-name="_35_">d</text:span><text:span text:style-name="_38_">s</text:span><text:span text:style-name="_31_"> </text:span><text:span text:style-name="_36_">"</text:span><text:span text:style-name="_39_">m</text:span><text:span text:style-name="_33_">a</text:span><text:span text:style-name="_36_">c</text:span><text:span text:style-name="_39_">h</text:span><text:span text:style-name="_32_">i</text:span><text:span text:style-name="_35_">n</text:span><text:span text:style-name="_38_">e</text:span><text:span text:style-name="_33_">"</text:span><text:span text:style-name="_34_"> </text:span><text:span text:style-name="_38_">a</text:span><text:span text:style-name="_33_">n</text:span><text:span text:style-name="_35_">d</text:span><text:span text:style-name="_37_"> </text:span><text:span text:style-name="_33_">"</text:span><text:span text:style-name="_35_">t</text:span><text:span text:style-name="_39_">h</text:span><text:span text:style-name="_33_">i</text:span><text:span text:style-name="_36_">n</text:span><text:span text:style-name="_38_">k</text:span><text:span text:style-name="_33_">"</text:span><text:span text:style-name="_34_"> </text:span><text:span text:style-name="_39_">a</text:span><text:span text:style-name="_33_">r</text:span><text:span text:style-name="_36_">e</text:span><text:span text:style-name="_37_"> </text:span><text:span text:style-name="_33_">t</text:span><text:span text:style-name="_36_">o</text:span><text:span text:style-name="_37_"> </text:span><text:span text:style-name="_33_">b</text:span><text:span text:style-name="_36_">e</text:span><text:span text:style-name="_37_"> </text:span><text:span text:style-name="_33_">f</text:span><text:span text:style-name="_35_">o</text:span><text:span text:style-name="_38_">u</text:span><text:span text:style-name="_32_">n</text:span><text:span text:style-name="_35_">d</text:span><text:span text:style-name="_37_"> </text:span><text:span text:style-name="_33_">b</text:span><text:span text:style-name="_36_">y</text:span><text:span text:style-name="_37_"> </text:span><text:span text:style-name="_33_">e</text:span><text:span text:style-name="_36_">x</text:span><text:span text:style-name="_38_">a</text:span><text:span text:style-name="_32_">m</text:span><text:span text:style-name="_36_">i</text:span><text:span text:style-name="_39_">n</text:span><text:span text:style-name="_32_">i</text:span><text:span text:style-name="_36_">n</text:span><text:span text:style-name="_39_">g</text:span><text:span text:style-name="_31_"> </text:span><text:span text:style-name="_36_">h</text:span><text:span text:style-name="_38_">o</text:span><text:span text:style-name="_33_">w</text:span><text:span text:style-name="_34_"> </text:span><text:span text:style-name="_39_">t</text:span><text:span text:style-name="_33_">h</text:span><text:span text:style-name="_35_">e</text:span><text:span text:style-name="_38_">y</text:span><text:span text:style-name="_31_"> </text:span><text:span text:style-name="_36_">a</text:span><text:span text:style-name="_39_">r</text:span><text:span text:style-name="_32_">e</text:span><text:span text:style-name="_34_"> </text:span><text:span text:style-name="_39_">c</text:span><text:span text:style-name="_32_">o</text:span><text:span text:style-name="_35_">m</text:span><text:span text:style-name="_39_">m</text:span><text:span text:style-name="_32_">o</text:span><text:span text:style-name="_36_">n</text:span><text:span text:style-name="_38_">l</text:span><text:span text:style-name="_32_">y</text:span><text:span text:style-name="_34_"> </text:span><text:span text:style-name="_39_">u</text:span><text:span text:style-name="_32_">s</text:span><text:span text:style-name="_36_">e</text:span><text:span text:style-name="_38_">d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d</text:span><text:span text:style-name="_38_">i</text:span><text:span text:style-name="_32_">f</text:span><text:span text:style-name="_35_">f</text:span><text:span text:style-name="_38_">i</text:span><text:span text:style-name="_33_">c</text:span><text:span text:style-name="_36_">u</text:span><text:span text:style-name="_38_">l</text:span><text:span text:style-name="_32_">t</text:span><text:span text:style-name="_34_"> </text:span><text:span text:style-name="_39_">t</text:span><text:span text:style-name="_32_">o</text:span><text:span text:style-name="_34_"> </text:span><text:span text:style-name="_38_">e</text:span><text:span text:style-name="_33_">s</text:span><text:span text:style-name="_35_">c</text:span><text:span text:style-name="_39_">a</text:span><text:span text:style-name="_32_">p</text:span><text:span text:style-name="_36_">e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c</text:span><text:span text:style-name="_39_">o</text:span><text:span text:style-name="_32_">n</text:span><text:span text:style-name="_35_">c</text:span><text:span text:style-name="_39_">l</text:span><text:span text:style-name="_33_">u</text:span><text:span text:style-name="_35_">s</text:span><text:span text:style-name="_38_">i</text:span><text:span text:style-name="_33_">o</text:span><text:span text:style-name="_36_">n</text:span><text:span text:style-name="_37_"> </text:span><text:span text:style-name="_32_">t</text:span><text:span text:style-name="_35_">h</text:span><text:span text:style-name="_39_">a</text:span><text:span text:style-name="_32_">t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m</text:span><text:span text:style-name="_35_">e</text:span><text:span text:style-name="_39_">a</text:span><text:span text:style-name="_32_">n</text:span><text:span text:style-name="_36_">i</text:span><text:span text:style-name="_39_">n</text:span><text:span text:style-name="_33_">g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a</text:span><text:span text:style-name="_38_">n</text:span><text:span text:style-name="_33_">s</text:span><text:span text:style-name="_36_">w</text:span><text:span text:style-name="_38_">e</text:span><text:span text:style-name="_32_">r</text:span><text:span text:style-name="_34_"> </text:span><text:span text:style-name="_38_">t</text:span><text:span text:style-name="_32_">o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q</text:span><text:span text:style-name="_35_">u</text:span><text:span text:style-name="_38_">e</text:span><text:span text:style-name="_32_">s</text:span><text:span text:style-name="_35_">t</text:span><text:span text:style-name="_39_">i</text:span><text:span text:style-name="_33_">o</text:span><text:span text:style-name="_36_">n</text:span><text:span text:style-name="_39_">,</text:span><text:span text:style-name="_31_"> </text:span><text:span text:style-name="_36_">"</text:span><text:span text:style-name="_38_">C</text:span><text:span text:style-name="_33_">a</text:span><text:span text:style-name="_36_">n</text:span><text:span text:style-name="_37_"> </text:span><text:span text:style-name="_33_">m</text:span><text:span text:style-name="_35_">a</text:span><text:span text:style-name="_38_">c</text:span><text:span text:style-name="_33_">h</text:span><text:span text:style-name="_35_">i</text:span><text:span text:style-name="_39_">n</text:span><text:span text:style-name="_32_">e</text:span><text:span text:style-name="_36_">s</text:span><text:span text:style-name="_37_"> </text:span><text:span text:style-name="_32_">t</text:span><text:span text:style-name="_36_">h</text:span><text:span text:style-name="_38_">i</text:span><text:span text:style-name="_32_">n</text:span><text:span text:style-name="_36_">k</text:span><text:span text:style-name="_39_">?</text:span><text:span text:style-name="_33_">"</text:span><text:span text:style-name="_34_"> </text:span><text:span text:style-name="_38_">i</text:span><text:span text:style-name="_32_">s</text:span><text:span text:style-name="_34_"> </text:span><text:span text:style-name="_38_">t</text:span><text:span text:style-name="_32_">o</text:span><text:span text:style-name="_34_"> </text:span><text:span text:style-name="_38_">b</text:span><text:span text:style-name="_32_">e</text:span><text:span text:style-name="_34_"> </text:span><text:span text:style-name="_39_">s</text:span><text:span text:style-name="_33_">o</text:span><text:span text:style-name="_35_">u</text:span><text:span text:style-name="_39_">g</text:span><text:span text:style-name="_33_">h</text:span><text:span text:style-name="_36_">t</text:span><text:span text:style-name="_37_"> </text:span><text:span text:style-name="_33_">i</text:span><text:span text:style-name="_36_">n</text:span><text:span text:style-name="_37_"> </text:span><text:span text:style-name="_33_">a</text:span><text:span text:style-name="_34_"> </text:span><text:span text:style-name="_38_">s</text:span><text:span text:style-name="_33_">t</text:span><text:span text:style-name="_36_">a</text:span><text:span text:style-name="_39_">t</text:span><text:span text:style-name="_33_">i</text:span><text:span text:style-name="_35_">s</text:span><text:span text:style-name="_39_">t</text:span><text:span text:style-name="_32_">i</text:span><text:span text:style-name="_35_">c</text:span><text:span text:style-name="_39_">a</text:span><text:span text:style-name="_32_">l</text:span><text:span text:style-name="_34_"> </text:span><text:span text:style-name="_39_">s</text:span><text:span text:style-name="_32_">u</text:span><text:span text:style-name="_36_">r</text:span><text:span text:style-name="_39_">v</text:span><text:span text:style-name="_33_">e</text:span><text:span text:style-name="_35_">y</text:span><text:span text:style-name="_37_"> </text:span><text:span text:style-name="_33_">s</text:span><text:span text:style-name="_35_">u</text:span><text:span text:style-name="_39_">c</text:span><text:span text:style-name="_33_">h</text:span><text:span text:style-name="_34_"> </text:span><text:span text:style-name="_39_">a</text:span><text:span text:style-name="_32_">s</text:span><text:span text:style-name="_34_"> </text:span><text:span text:style-name="_39_">a</text:span><text:span text:style-name="_31_"> </text:span><text:span text:style-name="_36_">G</text:span><text:span text:style-name="_39_">a</text:span><text:span text:style-name="_33_">l</text:span><text:span text:style-name="_36_">l</text:span><text:span text:style-name="_38_">u</text:span><text:span text:style-name="_32_">p</text:span><text:span text:style-name="_34_"> </text:span><text:span text:style-name="_39_">p</text:span><text:span text:style-name="_32_">o</text:span><text:span text:style-name="_35_">l</text:span><text:span text:style-name="_38_">l</text:span><text:span text:style-name="_33_">.</text:span><text:span text:style-name="_34_"> </text:span><text:span text:style-name="_38_">B</text:span><text:span text:style-name="_32_">u</text:span><text:span text:style-name="_36_">t</text:span><text:span text:style-name="_37_"> </text:span><text:span text:style-name="_32_">t</text:span><text:span text:style-name="_36_">h</text:span><text:span text:style-name="_38_">i</text:span><text:span text:style-name="_33_">s</text:span><text:span text:style-name="_34_"> </text:span><text:span text:style-name="_38_">i</text:span><text:span text:style-name="_32_">s</text:span><text:span text:style-name="_34_"> </text:span><text:span text:style-name="_39_">a</text:span><text:span text:style-name="_33_">b</text:span><text:span text:style-name="_36_">s</text:span><text:span text:style-name="_39_">u</text:span><text:span text:style-name="_33_">r</text:span><text:span text:style-name="_35_">d</text:span><text:span text:style-name="_38_">.</text:span><text:span text:style-name="_31_"> </text:span><text:span text:style-name="_36_">I</text:span><text:span text:style-name="_39_">n</text:span><text:span text:style-name="_33_">s</text:span><text:span text:style-name="_35_">t</text:span><text:span text:style-name="_38_">e</text:span><text:span text:style-name="_33_">a</text:span><text:span text:style-name="_35_">d</text:span><text:span text:style-name="_37_"> </text:span><text:span text:style-name="_32_">o</text:span><text:span text:style-name="_35_">f</text:span><text:span text:style-name="_37_"> </text:span><text:span text:style-name="_33_">a</text:span><text:span text:style-name="_36_">t</text:span><text:span text:style-name="_38_">t</text:span><text:span text:style-name="_32_">e</text:span><text:span text:style-name="_36_">m</text:span><text:span text:style-name="_38_">p</text:span><text:span text:style-name="_33_">t</text:span><text:span text:style-name="_36_">i</text:span><text:span text:style-name="_38_">n</text:span><text:span text:style-name="_32_">g</text:span><text:span text:style-name="_34_"> </text:span><text:span text:style-name="_38_">s</text:span><text:span text:style-name="_32_">u</text:span><text:span text:style-name="_35_">c</text:span><text:span text:style-name="_39_">h</text:span><text:span text:style-name="_31_"> </text:span><text:span text:style-name="_36_">a</text:span><text:span text:style-name="_37_"> </text:span><text:span text:style-name="_33_">d</text:span><text:span text:style-name="_36_">e</text:span><text:span text:style-name="_38_">f</text:span><text:span text:style-name="_33_">i</text:span><text:span text:style-name="_36_">n</text:span><text:span text:style-name="_39_">i</text:span><text:span text:style-name="_33_">t</text:span><text:span text:style-name="_36_">i</text:span><text:span text:style-name="_39_">o</text:span><text:span text:style-name="_33_">n</text:span><text:span text:style-name="_34_"> </text:span><text:span text:style-name="_39_">I</text:span><text:span text:style-name="_31_"> </text:span><text:span text:style-name="_36_">s</text:span><text:span text:style-name="_38_">h</text:span><text:span text:style-name="_33_">a</text:span><text:span text:style-name="_35_">l</text:span><text:span text:style-name="_38_">l</text:span><text:span text:style-name="_31_"> </text:span><text:span text:style-name="_35_">r</text:span><text:span text:style-name="_39_">e</text:span><text:span text:style-name="_32_">p</text:span><text:span text:style-name="_35_">l</text:span><text:span text:style-name="_38_">a</text:span><text:span text:style-name="_32_">c</text:span><text:span text:style-name="_36_">e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q</text:span><text:span text:style-name="_39_">u</text:span><text:span text:style-name="_33_">e</text:span><text:span text:style-name="_36_">s</text:span><text:span text:style-name="_38_">t</text:span><text:span text:style-name="_33_">i</text:span><text:span text:style-name="_36_">o</text:span><text:span text:style-name="_39_">n</text:span><text:span text:style-name="_31_"> </text:span><text:span text:style-name="_35_">b</text:span><text:span text:style-name="_39_">y</text:span><text:span text:style-name="_31_"> </text:span><text:span text:style-name="_35_">a</text:span><text:span text:style-name="_38_">n</text:span><text:span text:style-name="_33_">o</text:span><text:span text:style-name="_36_">t</text:span><text:span text:style-name="_39_">h</text:span><text:span text:style-name="_33_">e</text:span><text:span text:style-name="_36_">r</text:span><text:span text:style-name="_38_">,</text:span><text:span text:style-name="_31_"> </text:span><text:span text:style-name="_36_">w</text:span><text:span text:style-name="_39_">h</text:span><text:span text:style-name="_33_">i</text:span><text:span text:style-name="_35_">c</text:span><text:span text:style-name="_39_">h</text:span><text:span text:style-name="_31_"> </text:span><text:span text:style-name="_36_">i</text:span><text:span text:style-name="_38_">s</text:span><text:span text:style-name="_31_"> </text:span><text:span text:style-name="_36_">c</text:span><text:span text:style-name="_38_">l</text:span><text:span text:style-name="_33_">o</text:span><text:span text:style-name="_35_">s</text:span><text:span text:style-name="_39_">e</text:span><text:span text:style-name="_33_">l</text:span><text:span text:style-name="_36_">y</text:span><text:span text:style-name="_37_"> </text:span><text:span text:style-name="_32_">r</text:span><text:span text:style-name="_35_">e</text:span><text:span text:style-name="_38_">l</text:span><text:span text:style-name="_32_">a</text:span><text:span text:style-name="_36_">t</text:span><text:span text:style-name="_39_">e</text:span><text:span text:style-name="_32_">d</text:span><text:span text:style-name="_34_"> </text:span><text:span text:style-name="_38_">t</text:span><text:span text:style-name="_33_">o</text:span><text:span text:style-name="_34_"> </text:span><text:span text:style-name="_38_">i</text:span><text:span text:style-name="_33_">t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i</text:span><text:span text:style-name="_36_">s</text:span><text:span text:style-name="_37_"> </text:span><text:span text:style-name="_33_">e</text:span><text:span text:style-name="_35_">x</text:span><text:span text:style-name="_39_">p</text:span><text:span text:style-name="_32_">r</text:span><text:span text:style-name="_36_">e</text:span><text:span text:style-name="_38_">s</text:span><text:span text:style-name="_32_">s</text:span><text:span text:style-name="_36_">e</text:span><text:span text:style-name="_38_">d</text:span><text:span text:style-name="_31_"> </text:span><text:span text:style-name="_36_">i</text:span><text:span text:style-name="_38_">n</text:span><text:span text:style-name="_31_"> </text:span><text:span text:style-name="_36_">r</text:span><text:span text:style-name="_38_">e</text:span><text:span text:style-name="_32_">l</text:span><text:span text:style-name="_36_">a</text:span><text:span text:style-name="_38_">t</text:span><text:span text:style-name="_33_">i</text:span><text:span text:style-name="_35_">v</text:span><text:span text:style-name="_39_">e</text:span><text:span text:style-name="_32_">l</text:span><text:span text:style-name="_36_">y</text:span><text:span text:style-name="_37_"> </text:span><text:span text:style-name="_32_">u</text:span><text:span text:style-name="_36_">n</text:span><text:span text:style-name="_39_">a</text:span><text:span text:style-name="_32_">m</text:span><text:span text:style-name="_35_">b</text:span><text:span text:style-name="_39_">i</text:span><text:span text:style-name="_33_">g</text:span><text:span text:style-name="_36_">u</text:span><text:span text:style-name="_39_">o</text:span><text:span text:style-name="_32_">u</text:span><text:span text:style-name="_35_">s</text:span><text:span text:style-name="_37_"> </text:span><text:span text:style-name="_32_">w</text:span><text:span text:style-name="_35_">o</text:span><text:span text:style-name="_39_">r</text:span><text:span text:style-name="_33_">d</text:span><text:span text:style-name="_35_">s</text:span><text:span text:style-name="_38_">.</text:span></text:p>
      <text:p text:style-name="P1"><text:span text:style-name="_35_">T</text:span><text:span text:style-name="_38_">h</text:span><text:span text:style-name="_32_">e</text:span><text:span text:style-name="_34_"> </text:span><text:span text:style-name="_39_">n</text:span><text:span text:style-name="_32_">e</text:span><text:span text:style-name="_36_">w</text:span><text:span text:style-name="_37_"> </text:span><text:span text:style-name="_33_">f</text:span><text:span text:style-name="_36_">o</text:span><text:span text:style-name="_38_">r</text:span><text:span text:style-name="_32_">m</text:span><text:span text:style-name="_34_"> </text:span><text:span text:style-name="_38_">o</text:span><text:span text:style-name="_33_">f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p</text:span><text:span text:style-name="_35_">r</text:span><text:span text:style-name="_38_">o</text:span><text:span text:style-name="_33_">b</text:span><text:span text:style-name="_35_">l</text:span><text:span text:style-name="_39_">e</text:span><text:span text:style-name="_33_">m</text:span><text:span text:style-name="_34_"> </text:span><text:span text:style-name="_38_">c</text:span><text:span text:style-name="_33_">a</text:span><text:span text:style-name="_36_">n</text:span><text:span text:style-name="_37_"> </text:span><text:span text:style-name="_33_">b</text:span><text:span text:style-name="_35_">e</text:span><text:span text:style-name="_37_"> </text:span><text:span text:style-name="_33_">d</text:span><text:span text:style-name="_36_">e</text:span><text:span text:style-name="_38_">s</text:span><text:span text:style-name="_32_">c</text:span><text:span text:style-name="_35_">r</text:span><text:span text:style-name="_38_">i</text:span><text:span text:style-name="_32_">b</text:span><text:span text:style-name="_35_">e</text:span><text:span text:style-name="_38_">d</text:span><text:span text:style-name="_31_"> </text:span><text:span text:style-name="_35_">i</text:span><text:span text:style-name="_38_">n</text:span><text:span text:style-name="_31_"> </text:span><text:span text:style-name="_35_">t</text:span><text:span text:style-name="_38_">e</text:span><text:span text:style-name="_33_">r</text:span><text:span text:style-name="_35_">m</text:span><text:span text:style-name="_38_">s</text:span><text:span text:style-name="_31_"> </text:span><text:span text:style-name="_35_">o</text:span><text:span text:style-name="_38_">f</text:span><text:span text:style-name="_31_"> </text:span><text:span text:style-name="_35_">a</text:span><text:span text:style-name="_37_"> </text:span><text:span text:style-name="_33_">g</text:span><text:span text:style-name="_36_">a</text:span><text:span text:style-name="_38_">m</text:span><text:span text:style-name="_32_">e</text:span><text:span text:style-name="_34_"> </text:span><text:span text:style-name="_39_">w</text:span><text:span text:style-name="_33_">h</text:span><text:span text:style-name="_35_">i</text:span><text:span text:style-name="_39_">c</text:span><text:span text:style-name="_32_">h</text:span><text:span text:style-name="_34_"> </text:span><text:span text:style-name="_38_">w</text:span><text:span text:style-name="_32_">e</text:span><text:span text:style-name="_34_"> </text:span><text:span text:style-name="_38_">c</text:span><text:span text:style-name="_32_">a</text:span><text:span text:style-name="_35_">l</text:span><text:span text:style-name="_39_">l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'</text:span><text:span text:style-name="_33_">i</text:span><text:span text:style-name="_35_">m</text:span><text:span text:style-name="_39_">i</text:span><text:span text:style-name="_32_">t</text:span><text:span text:style-name="_35_">a</text:span><text:span text:style-name="_39_">t</text:span><text:span text:style-name="_33_">i</text:span><text:span text:style-name="_36_">o</text:span><text:span text:style-name="_39_">n</text:span><text:span text:style-name="_31_"> </text:span><text:span text:style-name="_36_">g</text:span><text:span text:style-name="_39_">a</text:span><text:span text:style-name="_32_">m</text:span><text:span text:style-name="_36_">e</text:span><text:span text:style-name="_38_">.</text:span><text:span text:style-name="_32_">"</text:span><text:span text:style-name="_34_"> </text:span><text:span text:style-name="_38_">I</text:span><text:span text:style-name="_32_">t</text:span><text:span text:style-name="_34_"> </text:span><text:span text:style-name="_38_">i</text:span><text:span text:style-name="_33_">s</text:span><text:span text:style-name="_34_"> </text:span><text:span text:style-name="_39_">p</text:span><text:span text:style-name="_32_">l</text:span><text:span text:style-name="_36_">a</text:span><text:span text:style-name="_39_">y</text:span><text:span text:style-name="_32_">e</text:span><text:span text:style-name="_36_">d</text:span><text:span text:style-name="_37_"> </text:span><text:span text:style-name="_32_">w</text:span><text:span text:style-name="_36_">i</text:span><text:span text:style-name="_39_">t</text:span><text:span text:style-name="_32_">h</text:span><text:span text:style-name="_34_"> </text:span><text:span text:style-name="_38_">t</text:span><text:span text:style-name="_32_">h</text:span><text:span text:style-name="_36_">r</text:span><text:span text:style-name="_38_">e</text:span><text:span text:style-name="_32_">e</text:span><text:span text:style-name="_34_"> </text:span><text:span text:style-name="_38_">p</text:span><text:span text:style-name="_32_">e</text:span><text:span text:style-name="_36_">o</text:span><text:span text:style-name="_39_">p</text:span><text:span text:style-name="_32_">l</text:span><text:span text:style-name="_36_">e</text:span><text:span text:style-name="_39_">,</text:span><text:span text:style-name="_31_"> </text:span><text:span text:style-name="_36_">a</text:span><text:span text:style-name="_37_"> </text:span><text:span text:style-name="_32_">m</text:span><text:span text:style-name="_35_">a</text:span><text:span text:style-name="_38_">n</text:span><text:span text:style-name="_31_"> </text:span><text:span text:style-name="_35_">(</text:span><text:span text:style-name="_38_">A</text:span><text:span text:style-name="_32_">)</text:span><text:span text:style-name="_36_">,</text:span><text:span text:style-name="_37_"> </text:span><text:span text:style-name="_32_">a</text:span><text:span text:style-name="_34_"> </text:span><text:span text:style-name="_39_">w</text:span><text:span text:style-name="_32_">o</text:span><text:span text:style-name="_35_">m</text:span><text:span text:style-name="_39_">a</text:span><text:span text:style-name="_32_">n</text:span><text:span text:style-name="_34_"> </text:span><text:span text:style-name="_38_">(</text:span><text:span text:style-name="_33_">B</text:span><text:span text:style-name="_36_">)</text:span><text:span text:style-name="_38_">,</text:span><text:span text:style-name="_31_"> </text:span><text:span text:style-name="_36_">a</text:span><text:span text:style-name="_38_">n</text:span><text:span text:style-name="_33_">d</text:span><text:span text:style-name="_34_"> </text:span><text:span text:style-name="_38_">a</text:span><text:span text:style-name="_33_">n</text:span><text:span text:style-name="_34_"> </text:span><text:span text:style-name="_38_">i</text:span><text:span text:style-name="_33_">n</text:span><text:span text:style-name="_36_">t</text:span><text:span text:style-name="_39_">e</text:span><text:span text:style-name="_33_">r</text:span><text:span text:style-name="_36_">r</text:span><text:span text:style-name="_39_">o</text:span><text:span text:style-name="_32_">g</text:span><text:span text:style-name="_36_">a</text:span><text:span text:style-name="_38_">t</text:span><text:span text:style-name="_32_">o</text:span><text:span text:style-name="_36_">r</text:span><text:span text:style-name="_37_"> </text:span><text:span text:style-name="_32_">(</text:span><text:span text:style-name="_36_">C</text:span><text:span text:style-name="_38_">)</text:span><text:span text:style-name="_31_"> </text:span><text:span text:style-name="_36_">w</text:span><text:span text:style-name="_39_">h</text:span><text:span text:style-name="_33_">o</text:span><text:span text:style-name="_34_"> </text:span><text:span text:style-name="_39_">m</text:span><text:span text:style-name="_33_">a</text:span><text:span text:style-name="_36_">y</text:span><text:span text:style-name="_37_"> </text:span><text:span text:style-name="_32_">b</text:span><text:span text:style-name="_35_">e</text:span><text:span text:style-name="_37_"> </text:span><text:span text:style-name="_33_">o</text:span><text:span text:style-name="_36_">f</text:span><text:span text:style-name="_37_"> </text:span><text:span text:style-name="_33_">e</text:span><text:span text:style-name="_36_">i</text:span><text:span text:style-name="_38_">t</text:span><text:span text:style-name="_33_">h</text:span><text:span text:style-name="_35_">e</text:span><text:span text:style-name="_38_">r</text:span><text:span text:style-name="_31_"> </text:span><text:span text:style-name="_36_">s</text:span><text:span text:style-name="_39_">e</text:span><text:span text:style-name="_32_">x</text:span><text:span text:style-name="_36_">.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i</text:span><text:span text:style-name="_39_">n</text:span><text:span text:style-name="_32_">t</text:span><text:span text:style-name="_36_">e</text:span><text:span text:style-name="_38_">r</text:span><text:span text:style-name="_33_">r</text:span><text:span text:style-name="_35_">o</text:span><text:span text:style-name="_38_">g</text:span><text:span text:style-name="_33_">a</text:span><text:span text:style-name="_35_">t</text:span><text:span text:style-name="_39_">o</text:span><text:span text:style-name="_32_">r</text:span><text:span text:style-name="_34_"> </text:span><text:span text:style-name="_38_">s</text:span><text:span text:style-name="_33_">t</text:span><text:span text:style-name="_36_">a</text:span><text:span text:style-name="_38_">y</text:span><text:span text:style-name="_32_">s</text:span><text:span text:style-name="_34_"> </text:span><text:span text:style-name="_39_">i</text:span><text:span text:style-name="_33_">n</text:span><text:span text:style-name="_34_"> </text:span><text:span text:style-name="_39_">a</text:span><text:span text:style-name="_31_"> </text:span><text:span text:style-name="_35_">r</text:span><text:span text:style-name="_38_">o</text:span><text:span text:style-name="_33_">o</text:span><text:span text:style-name="_35_">m</text:span><text:span text:style-name="_37_"> </text:span><text:span text:style-name="_33_">a</text:span><text:span text:style-name="_35_">p</text:span><text:span text:style-name="_38_">a</text:span><text:span text:style-name="_33_">r</text:span><text:span text:style-name="_36_">t</text:span><text:span text:style-name="_37_"> </text:span><text:span text:style-name="_32_">f</text:span><text:span text:style-name="_35_">r</text:span><text:span text:style-name="_39_">o</text:span><text:span text:style-name="_33_">n</text:span><text:span text:style-name="_36_">t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o</text:span><text:span text:style-name="_38_">t</text:span><text:span text:style-name="_33_">h</text:span><text:span text:style-name="_35_">e</text:span><text:span text:style-name="_39_">r</text:span><text:span text:style-name="_31_"> </text:span><text:span text:style-name="_35_">t</text:span><text:span text:style-name="_39_">w</text:span><text:span text:style-name="_32_">o</text:span><text:span text:style-name="_35_">.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o</text:span><text:span text:style-name="_39_">b</text:span><text:span text:style-name="_32_">j</text:span><text:span text:style-name="_36_">e</text:span><text:span text:style-name="_39_">c</text:span><text:span text:style-name="_33_">t</text:span><text:span text:style-name="_34_"> </text:span><text:span text:style-name="_38_">o</text:span><text:span text:style-name="_32_">f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g</text:span><text:span text:style-name="_36_">a</text:span><text:span text:style-name="_39_">m</text:span><text:span text:style-name="_33_">e</text:span><text:span text:style-name="_34_"> </text:span><text:span text:style-name="_38_">f</text:span><text:span text:style-name="_32_">o</text:span><text:span text:style-name="_35_">r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i</text:span><text:span text:style-name="_39_">n</text:span><text:span text:style-name="_32_">t</text:span><text:span text:style-name="_36_">e</text:span><text:span text:style-name="_38_">r</text:span><text:span text:style-name="_32_">r</text:span><text:span text:style-name="_36_">o</text:span><text:span text:style-name="_38_">g</text:span><text:span text:style-name="_33_">a</text:span><text:span text:style-name="_35_">t</text:span><text:span text:style-name="_39_">o</text:span><text:span text:style-name="_33_">r</text:span><text:span text:style-name="_34_"> </text:span><text:span text:style-name="_39_">i</text:span><text:span text:style-name="_32_">s</text:span><text:span text:style-name="_34_"> </text:span><text:span text:style-name="_38_">t</text:span><text:span text:style-name="_32_">o</text:span><text:span text:style-name="_34_"> </text:span><text:span text:style-name="_39_">d</text:span><text:span text:style-name="_32_">e</text:span><text:span text:style-name="_36_">t</text:span><text:span text:style-name="_38_">e</text:span><text:span text:style-name="_32_">r</text:span><text:span text:style-name="_36_">m</text:span><text:span text:style-name="_39_">i</text:span><text:span text:style-name="_33_">n</text:span><text:span text:style-name="_36_">e</text:span><text:span text:style-name="_37_"> </text:span><text:span text:style-name="_33_">w</text:span><text:span text:style-name="_35_">h</text:span><text:span text:style-name="_38_">i</text:span><text:span text:style-name="_33_">c</text:span><text:span text:style-name="_35_">h</text:span><text:span text:style-name="_37_"> </text:span><text:span text:style-name="_32_">o</text:span><text:span text:style-name="_35_">f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o</text:span><text:span text:style-name="_38_">t</text:span><text:span text:style-name="_33_">h</text:span><text:span text:style-name="_35_">e</text:span><text:span text:style-name="_38_">r</text:span><text:span text:style-name="_31_"> </text:span><text:span text:style-name="_36_">t</text:span><text:span text:style-name="_38_">w</text:span><text:span text:style-name="_33_">o</text:span><text:span text:style-name="_34_"> </text:span><text:span text:style-name="_38_">i</text:span><text:span text:style-name="_33_">s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m</text:span><text:span text:style-name="_35_">a</text:span><text:span text:style-name="_38_">n</text:span><text:span text:style-name="_31_"> </text:span><text:span text:style-name="_36_">a</text:span><text:span text:style-name="_38_">n</text:span><text:span text:style-name="_32_">d</text:span><text:span text:style-name="_34_"> </text:span><text:span text:style-name="_38_">w</text:span><text:span text:style-name="_33_">h</text:span><text:span text:style-name="_35_">i</text:span><text:span text:style-name="_38_">c</text:span><text:span text:style-name="_32_">h</text:span><text:span text:style-name="_34_"> </text:span><text:span text:style-name="_39_">i</text:span><text:span text:style-name="_33_">s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w</text:span><text:span text:style-name="_35_">o</text:span><text:span text:style-name="_39_">m</text:span><text:span text:style-name="_33_">a</text:span><text:span text:style-name="_36_">n</text:span><text:span text:style-name="_38_">.</text:span><text:span text:style-name="_31_"> </text:span><text:span text:style-name="_35_">H</text:span><text:span text:style-name="_38_">e</text:span><text:span text:style-name="_31_"> </text:span><text:span text:style-name="_36_">k</text:span><text:span text:style-name="_39_">n</text:span><text:span text:style-name="_33_">o</text:span><text:span text:style-name="_36_">w</text:span><text:span text:style-name="_38_">s</text:span><text:span text:style-name="_31_"> </text:span><text:span text:style-name="_35_">t</text:span><text:span text:style-name="_39_">h</text:span><text:span text:style-name="_33_">e</text:span><text:span text:style-name="_36_">m</text:span><text:span text:style-name="_37_"> </text:span><text:span text:style-name="_33_">b</text:span><text:span text:style-name="_36_">y</text:span><text:span text:style-name="_37_"> </text:span><text:span text:style-name="_32_">l</text:span><text:span text:style-name="_36_">a</text:span><text:span text:style-name="_38_">b</text:span><text:span text:style-name="_33_">e</text:span><text:span text:style-name="_36_">l</text:span><text:span text:style-name="_38_">s</text:span><text:span text:style-name="_31_"> </text:span><text:span text:style-name="_36_">X</text:span><text:span text:style-name="_37_"> </text:span><text:span text:style-name="_33_">a</text:span><text:span text:style-name="_35_">n</text:span><text:span text:style-name="_39_">d</text:span><text:span text:style-name="_31_"> </text:span><text:span text:style-name="_36_">Y</text:span><text:span text:style-name="_38_">,</text:span><text:span text:style-name="_31_"> </text:span><text:span text:style-name="_36_">a</text:span><text:span text:style-name="_38_">n</text:span><text:span text:style-name="_33_">d</text:span><text:span text:style-name="_34_"> </text:span><text:span text:style-name="_39_">a</text:span><text:span text:style-name="_33_">t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e</text:span><text:span text:style-name="_35_">n</text:span><text:span text:style-name="_38_">d</text:span><text:span text:style-name="_31_"> </text:span><text:span text:style-name="_35_">o</text:span><text:span text:style-name="_38_">f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g</text:span><text:span text:style-name="_33_">a</text:span><text:span text:style-name="_35_">m</text:span><text:span text:style-name="_39_">e</text:span><text:span text:style-name="_31_"> </text:span><text:span text:style-name="_36_">h</text:span><text:span text:style-name="_38_">e</text:span><text:span text:style-name="_31_"> </text:span><text:span text:style-name="_36_">s</text:span><text:span text:style-name="_38_">a</text:span><text:span text:style-name="_32_">y</text:span><text:span text:style-name="_35_">s</text:span><text:span text:style-name="_37_"> </text:span><text:span text:style-name="_33_">e</text:span><text:span text:style-name="_36_">i</text:span><text:span text:style-name="_38_">t</text:span><text:span text:style-name="_33_">h</text:span><text:span text:style-name="_35_">e</text:span><text:span text:style-name="_39_">r</text:span><text:span text:style-name="_31_"> </text:span><text:span text:style-name="_35_">"</text:span><text:span text:style-name="_38_">X</text:span><text:span text:style-name="_31_"> </text:span><text:span text:style-name="_36_">i</text:span><text:span text:style-name="_38_">s</text:span><text:span text:style-name="_31_"> </text:span><text:span text:style-name="_36_">A</text:span><text:span text:style-name="_37_"> </text:span><text:span text:style-name="_33_">a</text:span><text:span text:style-name="_36_">n</text:span><text:span text:style-name="_39_">d</text:span><text:span text:style-name="_31_"> </text:span><text:span text:style-name="_36_">Y</text:span><text:span text:style-name="_37_"> </text:span><text:span text:style-name="_32_">i</text:span><text:span text:style-name="_36_">s</text:span><text:span text:style-name="_37_"> </text:span><text:span text:style-name="_33_">B</text:span><text:span text:style-name="_35_">"</text:span><text:span text:style-name="_37_"> </text:span><text:span text:style-name="_33_">o</text:span><text:span text:style-name="_35_">r</text:span><text:span text:style-name="_37_"> </text:span><text:span text:style-name="_32_">"</text:span><text:span text:style-name="_36_">X</text:span><text:span text:style-name="_37_"> </text:span><text:span text:style-name="_33_">i</text:span><text:span text:style-name="_35_">s</text:span><text:span text:style-name="_37_"> </text:span><text:span text:style-name="_32_">B</text:span><text:span text:style-name="_34_"> </text:span><text:span text:style-name="_38_">a</text:span><text:span text:style-name="_33_">n</text:span><text:span text:style-name="_35_">d</text:span><text:span text:style-name="_37_"> </text:span><text:span text:style-name="_33_">Y</text:span><text:span text:style-name="_34_"> </text:span><text:span text:style-name="_38_">i</text:span><text:span text:style-name="_33_">s</text:span><text:span text:style-name="_34_"> </text:span><text:span text:style-name="_39_">A</text:span><text:span text:style-name="_32_">.</text:span><text:span text:style-name="_36_">"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i</text:span><text:span text:style-name="_39_">n</text:span><text:span text:style-name="_32_">t</text:span><text:span text:style-name="_36_">e</text:span><text:span text:style-name="_39_">r</text:span><text:span text:style-name="_32_">r</text:span><text:span text:style-name="_35_">o</text:span><text:span text:style-name="_39_">g</text:span><text:span text:style-name="_33_">a</text:span><text:span text:style-name="_35_">t</text:span><text:span text:style-name="_39_">o</text:span><text:span text:style-name="_33_">r</text:span><text:span text:style-name="_34_"> </text:span><text:span text:style-name="_38_">i</text:span><text:span text:style-name="_32_">s</text:span><text:span text:style-name="_34_"> </text:span><text:span text:style-name="_39_">a</text:span><text:span text:style-name="_33_">l</text:span><text:span text:style-name="_36_">l</text:span><text:span text:style-name="_39_">o</text:span><text:span text:style-name="_32_">w</text:span><text:span text:style-name="_35_">e</text:span><text:span text:style-name="_39_">d</text:span><text:span text:style-name="_31_"> </text:span><text:span text:style-name="_36_">t</text:span><text:span text:style-name="_39_">o</text:span><text:span text:style-name="_31_"> </text:span><text:span text:style-name="_35_">p</text:span><text:span text:style-name="_38_">u</text:span><text:span text:style-name="_32_">t</text:span><text:span text:style-name="_34_"> </text:span><text:span text:style-name="_38_">q</text:span><text:span text:style-name="_33_">u</text:span><text:span text:style-name="_35_">e</text:span><text:span text:style-name="_39_">s</text:span><text:span text:style-name="_32_">t</text:span><text:span text:style-name="_35_">i</text:span><text:span text:style-name="_39_">o</text:span><text:span text:style-name="_33_">n</text:span><text:span text:style-name="_36_">s</text:span><text:span text:style-name="_37_"> </text:span><text:span text:style-name="_33_">t</text:span><text:span text:style-name="_35_">o</text:span><text:span text:style-name="_37_"> </text:span><text:span text:style-name="_33_">A</text:span><text:span text:style-name="_34_"> </text:span><text:span text:style-name="_39_">a</text:span><text:span text:style-name="_32_">n</text:span><text:span text:style-name="_35_">d</text:span><text:span text:style-name="_37_"> </text:span><text:span text:style-name="_32_">B</text:span><text:span text:style-name="_34_"> </text:span><text:span text:style-name="_39_">t</text:span><text:span text:style-name="_33_">h</text:span><text:span text:style-name="_36_">u</text:span><text:span text:style-name="_38_">s</text:span><text:span text:style-name="_33_">:</text:span></text:p>
      <text:p text:style-name="P1"><text:span text:style-name="_39_">C</text:span><text:span text:style-name="_33_">:</text:span><text:span text:style-name="_34_"> </text:span><text:span text:style-name="_38_">W</text:span><text:span text:style-name="_33_">i</text:span><text:span text:style-name="_35_">l</text:span><text:span text:style-name="_38_">l</text:span><text:span text:style-name="_31_"> </text:span><text:span text:style-name="_36_">X</text:span><text:span text:style-name="_37_"> </text:span><text:span text:style-name="_32_">p</text:span><text:span text:style-name="_36_">l</text:span><text:span text:style-name="_39_">e</text:span><text:span text:style-name="_33_">a</text:span><text:span text:style-name="_35_">s</text:span><text:span text:style-name="_39_">e</text:span><text:span text:style-name="_31_"> </text:span><text:span text:style-name="_36_">t</text:span><text:span text:style-name="_38_">e</text:span><text:span text:style-name="_33_">l</text:span><text:span text:style-name="_35_">l</text:span><text:span text:style-name="_37_"> </text:span><text:span text:style-name="_33_">m</text:span><text:span text:style-name="_36_">e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l</text:span><text:span text:style-name="_38_">e</text:span><text:span text:style-name="_32_">n</text:span><text:span text:style-name="_35_">g</text:span><text:span text:style-name="_39_">t</text:span><text:span text:style-name="_33_">h</text:span><text:span text:style-name="_34_"> </text:span><text:span text:style-name="_38_">o</text:span><text:span text:style-name="_32_">f</text:span><text:span text:style-name="_34_"> </text:span><text:span text:style-name="_39_">h</text:span><text:span text:style-name="_32_">i</text:span><text:span text:style-name="_36_">s</text:span><text:span text:style-name="_37_"> </text:span><text:span text:style-name="_32_">o</text:span><text:span text:style-name="_36_">r</text:span><text:span text:style-name="_37_"> </text:span><text:span text:style-name="_32_">h</text:span><text:span text:style-name="_36_">e</text:span><text:span text:style-name="_38_">r</text:span><text:span text:style-name="_31_"> </text:span><text:span text:style-name="_35_">h</text:span><text:span text:style-name="_38_">a</text:span><text:span text:style-name="_33_">i</text:span><text:span text:style-name="_35_">r</text:span><text:span text:style-name="_39_">?</text:span></text:p>
      <text:p text:style-name="P1"><text:span text:style-name="_35_">N</text:span><text:span text:style-name="_38_">o</text:span><text:span text:style-name="_33_">w</text:span><text:span text:style-name="_34_"> </text:span><text:span text:style-name="_39_">s</text:span><text:span text:style-name="_33_">u</text:span><text:span text:style-name="_35_">p</text:span><text:span text:style-name="_39_">p</text:span><text:span text:style-name="_32_">o</text:span><text:span text:style-name="_36_">s</text:span><text:span text:style-name="_39_">e</text:span><text:span text:style-name="_31_"> </text:span><text:span text:style-name="_35_">X</text:span><text:span text:style-name="_37_"> </text:span><text:span text:style-name="_33_">i</text:span><text:span text:style-name="_35_">s</text:span><text:span text:style-name="_37_"> </text:span><text:span text:style-name="_33_">a</text:span><text:span text:style-name="_35_">c</text:span><text:span text:style-name="_38_">t</text:span><text:span text:style-name="_32_">u</text:span><text:span text:style-name="_36_">a</text:span><text:span text:style-name="_39_">l</text:span><text:span text:style-name="_33_">l</text:span><text:span text:style-name="_36_">y</text:span><text:span text:style-name="_37_"> </text:span><text:span text:style-name="_33_">A</text:span><text:span text:style-name="_35_">,</text:span><text:span text:style-name="_37_"> </text:span><text:span text:style-name="_32_">t</text:span><text:span text:style-name="_35_">h</text:span><text:span text:style-name="_39_">e</text:span><text:span text:style-name="_33_">n</text:span><text:span text:style-name="_34_"> </text:span><text:span text:style-name="_38_">A</text:span><text:span text:style-name="_31_"> </text:span><text:span text:style-name="_35_">m</text:span><text:span text:style-name="_39_">u</text:span><text:span text:style-name="_32_">s</text:span><text:span text:style-name="_36_">t</text:span><text:span text:style-name="_37_"> </text:span><text:span text:style-name="_33_">a</text:span><text:span text:style-name="_36_">n</text:span><text:span text:style-name="_39_">s</text:span><text:span text:style-name="_33_">w</text:span><text:span text:style-name="_36_">e</text:span><text:span text:style-name="_38_">r</text:span><text:span text:style-name="_33_">.</text:span><text:span text:style-name="_34_"> </text:span><text:span text:style-name="_39_">I</text:span><text:span text:style-name="_33_">t</text:span><text:span text:style-name="_34_"> </text:span><text:span text:style-name="_38_">i</text:span><text:span text:style-name="_32_">s</text:span><text:span text:style-name="_34_"> </text:span><text:span text:style-name="_39_">A</text:span><text:span text:style-name="_33_">'</text:span><text:span text:style-name="_36_">s</text:span><text:span text:style-name="_37_"> </text:span><text:span text:style-name="_32_">o</text:span><text:span text:style-name="_36_">b</text:span><text:span text:style-name="_39_">j</text:span><text:span text:style-name="_33_">e</text:span><text:span text:style-name="_35_">c</text:span><text:span text:style-name="_38_">t</text:span><text:span text:style-name="_31_"> </text:span><text:span text:style-name="_36_">i</text:span><text:span text:style-name="_38_">n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g</text:span><text:span text:style-name="_33_">a</text:span><text:span text:style-name="_36_">m</text:span><text:span text:style-name="_39_">e</text:span><text:span text:style-name="_31_"> </text:span><text:span text:style-name="_36_">t</text:span><text:span text:style-name="_39_">o</text:span><text:span text:style-name="_31_"> </text:span><text:span text:style-name="_35_">t</text:span><text:span text:style-name="_38_">r</text:span><text:span text:style-name="_33_">y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c</text:span><text:span text:style-name="_35_">a</text:span><text:span text:style-name="_38_">u</text:span><text:span text:style-name="_32_">s</text:span><text:span text:style-name="_35_">e</text:span><text:span text:style-name="_37_"> </text:span><text:span text:style-name="_32_">C</text:span><text:span text:style-name="_34_"> </text:span><text:span text:style-name="_38_">t</text:span><text:span text:style-name="_33_">o</text:span><text:span text:style-name="_34_"> </text:span><text:span text:style-name="_38_">m</text:span><text:span text:style-name="_32_">a</text:span><text:span text:style-name="_36_">k</text:span><text:span text:style-name="_38_">e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w</text:span><text:span text:style-name="_32_">r</text:span><text:span text:style-name="_35_">o</text:span><text:span text:style-name="_38_">n</text:span><text:span text:style-name="_33_">g</text:span><text:span text:style-name="_34_"> </text:span><text:span text:style-name="_38_">i</text:span><text:span text:style-name="_32_">d</text:span><text:span text:style-name="_35_">e</text:span><text:span text:style-name="_38_">n</text:span><text:span text:style-name="_32_">t</text:span><text:span text:style-name="_36_">i</text:span><text:span text:style-name="_38_">f</text:span><text:span text:style-name="_33_">i</text:span><text:span text:style-name="_35_">c</text:span><text:span text:style-name="_38_">a</text:span><text:span text:style-name="_33_">t</text:span><text:span text:style-name="_35_">i</text:span><text:span text:style-name="_38_">o</text:span><text:span text:style-name="_33_">n</text:span><text:span text:style-name="_35_">.</text:span><text:span text:style-name="_37_"> </text:span><text:span text:style-name="_33_">H</text:span><text:span text:style-name="_36_">i</text:span><text:span text:style-name="_39_">s</text:span><text:span text:style-name="_31_"> </text:span><text:span text:style-name="_36_">a</text:span><text:span text:style-name="_38_">n</text:span><text:span text:style-name="_33_">s</text:span><text:span text:style-name="_36_">w</text:span><text:span text:style-name="_39_">e</text:span><text:span text:style-name="_32_">r</text:span><text:span text:style-name="_34_"> </text:span><text:span text:style-name="_38_">m</text:span><text:span text:style-name="_32_">i</text:span><text:span text:style-name="_35_">g</text:span><text:span text:style-name="_38_">h</text:span><text:span text:style-name="_32_">t</text:span><text:span text:style-name="_34_"> </text:span><text:span text:style-name="_38_">t</text:span><text:span text:style-name="_32_">h</text:span><text:span text:style-name="_36_">e</text:span><text:span text:style-name="_39_">r</text:span><text:span text:style-name="_32_">e</text:span><text:span text:style-name="_36_">f</text:span><text:span text:style-name="_39_">o</text:span><text:span text:style-name="_32_">r</text:span><text:span text:style-name="_35_">e</text:span><text:span text:style-name="_37_"> </text:span><text:span text:style-name="_32_">b</text:span><text:span text:style-name="_36_">e</text:span><text:span text:style-name="_38_">:</text:span></text:p>
      <text:p text:style-name="P1"><text:span text:style-name="_35_">"</text:span><text:span text:style-name="_39_">M</text:span><text:span text:style-name="_33_">y</text:span><text:span text:style-name="_34_"> </text:span><text:span text:style-name="_39_">h</text:span><text:span text:style-name="_32_">a</text:span><text:span text:style-name="_35_">i</text:span><text:span text:style-name="_38_">r</text:span><text:span text:style-name="_31_"> </text:span><text:span text:style-name="_36_">i</text:span><text:span text:style-name="_38_">s</text:span><text:span text:style-name="_31_"> </text:span><text:span text:style-name="_35_">s</text:span><text:span text:style-name="_39_">h</text:span><text:span text:style-name="_33_">i</text:span><text:span text:style-name="_36_">n</text:span><text:span text:style-name="_39_">g</text:span><text:span text:style-name="_33_">l</text:span><text:span text:style-name="_35_">e</text:span><text:span text:style-name="_39_">d</text:span><text:span text:style-name="_32_">,</text:span><text:span text:style-name="_34_"> </text:span><text:span text:style-name="_39_">a</text:span><text:span text:style-name="_33_">n</text:span><text:span text:style-name="_35_">d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l</text:span><text:span text:style-name="_39_">o</text:span><text:span text:style-name="_32_">n</text:span><text:span text:style-name="_36_">g</text:span><text:span text:style-name="_39_">e</text:span><text:span text:style-name="_33_">s</text:span><text:span text:style-name="_35_">t</text:span><text:span text:style-name="_37_"> </text:span><text:span text:style-name="_33_">s</text:span><text:span text:style-name="_35_">t</text:span><text:span text:style-name="_39_">r</text:span><text:span text:style-name="_32_">a</text:span><text:span text:style-name="_35_">n</text:span><text:span text:style-name="_39_">d</text:span><text:span text:style-name="_33_">s</text:span><text:span text:style-name="_34_"> </text:span><text:span text:style-name="_38_">a</text:span><text:span text:style-name="_33_">r</text:span><text:span text:style-name="_35_">e</text:span><text:span text:style-name="_37_"> </text:span><text:span text:style-name="_32_">a</text:span><text:span text:style-name="_36_">b</text:span><text:span text:style-name="_39_">o</text:span><text:span text:style-name="_32_">u</text:span><text:span text:style-name="_35_">t</text:span><text:span text:style-name="_37_"> </text:span><text:span text:style-name="_33_">n</text:span><text:span text:style-name="_35_">i</text:span><text:span text:style-name="_39_">n</text:span><text:span text:style-name="_32_">e</text:span><text:span text:style-name="_34_"> </text:span><text:span text:style-name="_38_">i</text:span><text:span text:style-name="_32_">n</text:span><text:span text:style-name="_36_">c</text:span><text:span text:style-name="_39_">h</text:span><text:span text:style-name="_33_">e</text:span><text:span text:style-name="_36_">s</text:span><text:span text:style-name="_37_"> </text:span><text:span text:style-name="_32_">l</text:span><text:span text:style-name="_36_">o</text:span><text:span text:style-name="_39_">n</text:span><text:span text:style-name="_33_">g</text:span><text:span text:style-name="_36_">.</text:span><text:span text:style-name="_39_">"</text:span></text:p>
      <text:p text:style-name="P1"><text:span text:style-name="_36_">I</text:span><text:span text:style-name="_38_">n</text:span><text:span text:style-name="_31_"> </text:span><text:span text:style-name="_35_">o</text:span><text:span text:style-name="_38_">r</text:span><text:span text:style-name="_33_">d</text:span><text:span text:style-name="_36_">e</text:span><text:span text:style-name="_38_">r</text:span><text:span text:style-name="_31_"> </text:span><text:span text:style-name="_36_">t</text:span><text:span text:style-name="_38_">h</text:span><text:span text:style-name="_32_">a</text:span><text:span text:style-name="_35_">t</text:span><text:span text:style-name="_37_"> </text:span><text:span text:style-name="_32_">t</text:span><text:span text:style-name="_36_">o</text:span><text:span text:style-name="_38_">n</text:span><text:span text:style-name="_32_">e</text:span><text:span text:style-name="_36_">s</text:span><text:span text:style-name="_37_"> </text:span><text:span text:style-name="_33_">o</text:span><text:span text:style-name="_35_">f</text:span><text:span text:style-name="_37_"> </text:span><text:span text:style-name="_32_">v</text:span><text:span text:style-name="_36_">o</text:span><text:span text:style-name="_38_">i</text:span><text:span text:style-name="_33_">c</text:span><text:span text:style-name="_36_">e</text:span><text:span text:style-name="_37_"> </text:span><text:span text:style-name="_32_">m</text:span><text:span text:style-name="_35_">a</text:span><text:span text:style-name="_39_">y</text:span><text:span text:style-name="_31_"> </text:span><text:span text:style-name="_35_">n</text:span><text:span text:style-name="_38_">o</text:span><text:span text:style-name="_32_">t</text:span><text:span text:style-name="_34_"> </text:span><text:span text:style-name="_39_">h</text:span><text:span text:style-name="_32_">e</text:span><text:span text:style-name="_35_">l</text:span><text:span text:style-name="_39_">p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i</text:span><text:span text:style-name="_32_">n</text:span><text:span text:style-name="_35_">t</text:span><text:span text:style-name="_38_">e</text:span><text:span text:style-name="_33_">r</text:span><text:span text:style-name="_35_">r</text:span><text:span text:style-name="_39_">o</text:span><text:span text:style-name="_33_">g</text:span><text:span text:style-name="_36_">a</text:span><text:span text:style-name="_39_">t</text:span><text:span text:style-name="_33_">o</text:span><text:span text:style-name="_36_">r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a</text:span><text:span text:style-name="_38_">n</text:span><text:span text:style-name="_33_">s</text:span><text:span text:style-name="_35_">w</text:span><text:span text:style-name="_38_">e</text:span><text:span text:style-name="_33_">r</text:span><text:span text:style-name="_35_">s</text:span><text:span text:style-name="_37_"> </text:span><text:span text:style-name="_32_">s</text:span><text:span text:style-name="_36_">h</text:span><text:span text:style-name="_38_">o</text:span><text:span text:style-name="_33_">u</text:span><text:span text:style-name="_35_">l</text:span><text:span text:style-name="_39_">d</text:span><text:span text:style-name="_31_"> </text:span><text:span text:style-name="_36_">b</text:span><text:span text:style-name="_39_">e</text:span><text:span text:style-name="_31_"> </text:span><text:span text:style-name="_35_">w</text:span><text:span text:style-name="_39_">r</text:span><text:span text:style-name="_33_">i</text:span><text:span text:style-name="_35_">t</text:span><text:span text:style-name="_39_">t</text:span><text:span text:style-name="_32_">e</text:span><text:span text:style-name="_35_">n</text:span><text:span text:style-name="_38_">,</text:span><text:span text:style-name="_31_"> </text:span><text:span text:style-name="_36_">o</text:span><text:span text:style-name="_38_">r</text:span><text:span text:style-name="_31_"> </text:span><text:span text:style-name="_36_">b</text:span><text:span text:style-name="_39_">e</text:span><text:span text:style-name="_32_">t</text:span><text:span text:style-name="_35_">t</text:span><text:span text:style-name="_38_">e</text:span><text:span text:style-name="_32_">r</text:span><text:span text:style-name="_34_"> </text:span><text:span text:style-name="_39_">s</text:span><text:span text:style-name="_32_">t</text:span><text:span text:style-name="_36_">i</text:span><text:span text:style-name="_38_">l</text:span><text:span text:style-name="_32_">l</text:span><text:span text:style-name="_35_">,</text:span><text:span text:style-name="_37_"> </text:span><text:span text:style-name="_32_">t</text:span><text:span text:style-name="_36_">y</text:span><text:span text:style-name="_38_">p</text:span><text:span text:style-name="_33_">e</text:span><text:span text:style-name="_36_">w</text:span><text:span text:style-name="_38_">r</text:span><text:span text:style-name="_32_">i</text:span><text:span text:style-name="_36_">t</text:span><text:span text:style-name="_38_">t</text:span><text:span text:style-name="_32_">e</text:span><text:span text:style-name="_36_">n</text:span><text:span text:style-name="_39_">.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i</text:span><text:span text:style-name="_33_">d</text:span><text:span text:style-name="_36_">e</text:span><text:span text:style-name="_39_">a</text:span><text:span text:style-name="_33_">l</text:span><text:span text:style-name="_34_"> </text:span><text:span text:style-name="_39_">a</text:span><text:span text:style-name="_32_">r</text:span><text:span text:style-name="_36_">r</text:span><text:span text:style-name="_39_">a</text:span><text:span text:style-name="_33_">n</text:span><text:span text:style-name="_35_">g</text:span><text:span text:style-name="_38_">e</text:span><text:span text:style-name="_33_">m</text:span><text:span text:style-name="_36_">e</text:span><text:span text:style-name="_39_">n</text:span><text:span text:style-name="_32_">t</text:span><text:span text:style-name="_34_"> </text:span><text:span text:style-name="_39_">i</text:span><text:span text:style-name="_33_">s</text:span><text:span text:style-name="_34_"> </text:span><text:span text:style-name="_38_">t</text:span><text:span text:style-name="_32_">o</text:span><text:span text:style-name="_34_"> </text:span><text:span text:style-name="_39_">h</text:span><text:span text:style-name="_33_">a</text:span><text:span text:style-name="_36_">v</text:span><text:span text:style-name="_38_">e</text:span><text:span text:style-name="_31_"> </text:span><text:span text:style-name="_35_">a</text:span><text:span text:style-name="_37_"> </text:span><text:span text:style-name="_33_">t</text:span><text:span text:style-name="_36_">e</text:span><text:span text:style-name="_38_">l</text:span><text:span text:style-name="_32_">e</text:span><text:span text:style-name="_35_">p</text:span><text:span text:style-name="_39_">r</text:span><text:span text:style-name="_32_">i</text:span><text:span text:style-name="_36_">n</text:span><text:span text:style-name="_38_">t</text:span><text:span text:style-name="_33_">e</text:span><text:span text:style-name="_36_">r</text:span><text:span text:style-name="_37_"> </text:span><text:span text:style-name="_32_">c</text:span><text:span text:style-name="_35_">o</text:span><text:span text:style-name="_39_">m</text:span><text:span text:style-name="_33_">m</text:span><text:span text:style-name="_35_">u</text:span><text:span text:style-name="_39_">n</text:span><text:span text:style-name="_33_">i</text:span><text:span text:style-name="_36_">c</text:span><text:span text:style-name="_38_">a</text:span><text:span text:style-name="_33_">t</text:span><text:span text:style-name="_35_">i</text:span><text:span text:style-name="_39_">n</text:span><text:span text:style-name="_32_">g</text:span><text:span text:style-name="_34_"> </text:span><text:span text:style-name="_39_">b</text:span><text:span text:style-name="_33_">e</text:span><text:span text:style-name="_36_">t</text:span><text:span text:style-name="_38_">w</text:span><text:span text:style-name="_33_">e</text:span><text:span text:style-name="_35_">e</text:span><text:span text:style-name="_38_">n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t</text:span><text:span text:style-name="_33_">w</text:span><text:span text:style-name="_36_">o</text:span><text:span text:style-name="_37_"> </text:span><text:span text:style-name="_33_">r</text:span><text:span text:style-name="_35_">o</text:span><text:span text:style-name="_38_">o</text:span><text:span text:style-name="_33_">m</text:span><text:span text:style-name="_35_">s</text:span><text:span text:style-name="_39_">.</text:span><text:span text:style-name="_31_"> </text:span><text:span text:style-name="_35_">A</text:span><text:span text:style-name="_38_">l</text:span><text:span text:style-name="_32_">t</text:span><text:span text:style-name="_35_">e</text:span><text:span text:style-name="_39_">r</text:span><text:span text:style-name="_32_">n</text:span><text:span text:style-name="_35_">a</text:span><text:span text:style-name="_38_">t</text:span><text:span text:style-name="_33_">i</text:span><text:span text:style-name="_35_">v</text:span><text:span text:style-name="_38_">e</text:span><text:span text:style-name="_32_">l</text:span><text:span text:style-name="_35_">y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q</text:span><text:span text:style-name="_38_">u</text:span><text:span text:style-name="_33_">e</text:span><text:span text:style-name="_36_">s</text:span><text:span text:style-name="_39_">t</text:span><text:span text:style-name="_32_">i</text:span><text:span text:style-name="_35_">o</text:span><text:span text:style-name="_39_">n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a</text:span><text:span text:style-name="_33_">n</text:span><text:span text:style-name="_36_">s</text:span><text:span text:style-name="_39_">w</text:span><text:span text:style-name="_33_">e</text:span><text:span text:style-name="_36_">r</text:span><text:span text:style-name="_39_">s</text:span><text:span text:style-name="_31_"> </text:span><text:span text:style-name="_36_">c</text:span><text:span text:style-name="_38_">a</text:span><text:span text:style-name="_32_">n</text:span><text:span text:style-name="_34_"> </text:span><text:span text:style-name="_39_">b</text:span><text:span text:style-name="_33_">e</text:span><text:span text:style-name="_34_"> </text:span><text:span text:style-name="_38_">r</text:span><text:span text:style-name="_32_">e</text:span><text:span text:style-name="_35_">p</text:span><text:span text:style-name="_39_">e</text:span><text:span text:style-name="_33_">a</text:span><text:span text:style-name="_36_">t</text:span><text:span text:style-name="_39_">e</text:span><text:span text:style-name="_32_">d</text:span><text:span text:style-name="_34_"> </text:span><text:span text:style-name="_38_">b</text:span><text:span text:style-name="_32_">y</text:span><text:span text:style-name="_34_"> </text:span><text:span text:style-name="_39_">a</text:span><text:span text:style-name="_33_">n</text:span><text:span text:style-name="_34_"> </text:span><text:span text:style-name="_38_">i</text:span><text:span text:style-name="_32_">n</text:span><text:span text:style-name="_36_">t</text:span><text:span text:style-name="_38_">e</text:span><text:span text:style-name="_32_">r</text:span><text:span text:style-name="_36_">m</text:span><text:span text:style-name="_39_">e</text:span><text:span text:style-name="_32_">d</text:span><text:span text:style-name="_35_">i</text:span><text:span text:style-name="_38_">a</text:span><text:span text:style-name="_32_">r</text:span><text:span text:style-name="_35_">y</text:span><text:span text:style-name="_39_">.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o</text:span><text:span text:style-name="_33_">b</text:span><text:span text:style-name="_35_">j</text:span><text:span text:style-name="_39_">e</text:span><text:span text:style-name="_33_">c</text:span><text:span text:style-name="_35_">t</text:span><text:span text:style-name="_37_"> </text:span><text:span text:style-name="_33_">o</text:span><text:span text:style-name="_35_">f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g</text:span><text:span text:style-name="_38_">a</text:span><text:span text:style-name="_32_">m</text:span><text:span text:style-name="_36_">e</text:span><text:span text:style-name="_37_"> </text:span><text:span text:style-name="_32_">f</text:span><text:span text:style-name="_35_">o</text:span><text:span text:style-name="_38_">r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t</text:span><text:span text:style-name="_32_">h</text:span><text:span text:style-name="_35_">i</text:span><text:span text:style-name="_38_">r</text:span><text:span text:style-name="_33_">d</text:span><text:span text:style-name="_34_"> </text:span><text:span text:style-name="_39_">p</text:span><text:span text:style-name="_33_">l</text:span><text:span text:style-name="_35_">a</text:span><text:span text:style-name="_39_">y</text:span><text:span text:style-name="_32_">e</text:span><text:span text:style-name="_36_">r</text:span><text:span text:style-name="_37_"> </text:span><text:span text:style-name="_32_">(</text:span><text:span text:style-name="_36_">B</text:span><text:span text:style-name="_39_">)</text:span><text:span text:style-name="_31_"> </text:span><text:span text:style-name="_35_">i</text:span><text:span text:style-name="_38_">s</text:span><text:span text:style-name="_31_"> </text:span><text:span text:style-name="_35_">t</text:span><text:span text:style-name="_39_">o</text:span><text:span text:style-name="_31_"> </text:span><text:span text:style-name="_35_">h</text:span><text:span text:style-name="_38_">e</text:span><text:span text:style-name="_33_">l</text:span><text:span text:style-name="_35_">p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i</text:span><text:span text:style-name="_38_">n</text:span><text:span text:style-name="_32_">t</text:span><text:span text:style-name="_36_">e</text:span><text:span text:style-name="_39_">r</text:span><text:span text:style-name="_33_">r</text:span><text:span text:style-name="_35_">o</text:span><text:span text:style-name="_39_">g</text:span><text:span text:style-name="_33_">a</text:span><text:span text:style-name="_35_">t</text:span><text:span text:style-name="_39_">o</text:span><text:span text:style-name="_33_">r</text:span><text:span text:style-name="_36_">.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b</text:span><text:span text:style-name="_38_">e</text:span><text:span text:style-name="_33_">s</text:span><text:span text:style-name="_36_">t</text:span><text:span text:style-name="_37_"> </text:span><text:span text:style-name="_33_">s</text:span><text:span text:style-name="_36_">t</text:span><text:span text:style-name="_39_">r</text:span><text:span text:style-name="_32_">a</text:span><text:span text:style-name="_35_">t</text:span><text:span text:style-name="_38_">e</text:span><text:span text:style-name="_33_">g</text:span><text:span text:style-name="_36_">y</text:span><text:span text:style-name="_37_"> </text:span><text:span text:style-name="_33_">f</text:span><text:span text:style-name="_36_">o</text:span><text:span text:style-name="_38_">r</text:span><text:span text:style-name="_31_"> </text:span><text:span text:style-name="_36_">h</text:span><text:span text:style-name="_39_">e</text:span><text:span text:style-name="_32_">r</text:span><text:span text:style-name="_34_"> </text:span><text:span text:style-name="_38_">i</text:span><text:span text:style-name="_32_">s</text:span><text:span text:style-name="_34_"> </text:span><text:span text:style-name="_38_">p</text:span><text:span text:style-name="_32_">r</text:span><text:span text:style-name="_36_">o</text:span><text:span text:style-name="_39_">b</text:span><text:span text:style-name="_32_">a</text:span><text:span text:style-name="_36_">b</text:span><text:span text:style-name="_39_">l</text:span><text:span text:style-name="_33_">y</text:span><text:span text:style-name="_34_"> </text:span><text:span text:style-name="_39_">t</text:span><text:span text:style-name="_32_">o</text:span><text:span text:style-name="_34_"> </text:span><text:span text:style-name="_39_">g</text:span><text:span text:style-name="_33_">i</text:span><text:span text:style-name="_36_">v</text:span><text:span text:style-name="_38_">e</text:span><text:span text:style-name="_31_"> </text:span><text:span text:style-name="_36_">t</text:span><text:span text:style-name="_39_">r</text:span><text:span text:style-name="_32_">u</text:span><text:span text:style-name="_35_">t</text:span><text:span text:style-name="_39_">h</text:span><text:span text:style-name="_33_">f</text:span><text:span text:style-name="_35_">u</text:span><text:span text:style-name="_38_">l</text:span><text:span text:style-name="_31_"> </text:span><text:span text:style-name="_35_">a</text:span><text:span text:style-name="_39_">n</text:span><text:span text:style-name="_33_">s</text:span><text:span text:style-name="_36_">w</text:span><text:span text:style-name="_38_">e</text:span><text:span text:style-name="_32_">r</text:span><text:span text:style-name="_36_">s</text:span><text:span text:style-name="_39_">.</text:span><text:span text:style-name="_31_"> </text:span><text:span text:style-name="_35_">S</text:span><text:span text:style-name="_38_">h</text:span><text:span text:style-name="_32_">e</text:span><text:span text:style-name="_34_"> </text:span><text:span text:style-name="_39_">c</text:span><text:span text:style-name="_32_">a</text:span><text:span text:style-name="_36_">n</text:span><text:span text:style-name="_37_"> </text:span><text:span text:style-name="_33_">a</text:span><text:span text:style-name="_35_">d</text:span><text:span text:style-name="_38_">d</text:span><text:span text:style-name="_31_"> </text:span><text:span text:style-name="_35_">s</text:span><text:span text:style-name="_39_">u</text:span><text:span text:style-name="_32_">c</text:span><text:span text:style-name="_35_">h</text:span><text:span text:style-name="_37_"> </text:span><text:span text:style-name="_33_">t</text:span><text:span text:style-name="_36_">h</text:span><text:span text:style-name="_38_">i</text:span><text:span text:style-name="_33_">n</text:span><text:span text:style-name="_35_">g</text:span><text:span text:style-name="_38_">s</text:span><text:span text:style-name="_31_"> </text:span><text:span text:style-name="_36_">a</text:span><text:span text:style-name="_38_">s</text:span><text:span text:style-name="_31_"> </text:span><text:span text:style-name="_35_">"</text:span><text:span text:style-name="_38_">I</text:span><text:span text:style-name="_31_"> </text:span><text:span text:style-name="_35_">a</text:span><text:span text:style-name="_38_">m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w</text:span><text:span text:style-name="_33_">o</text:span><text:span text:style-name="_35_">m</text:span><text:span text:style-name="_38_">a</text:span><text:span text:style-name="_32_">n</text:span><text:span text:style-name="_35_">,</text:span><text:span text:style-name="_37_"> </text:span><text:span text:style-name="_32_">d</text:span><text:span text:style-name="_36_">o</text:span><text:span text:style-name="_38_">n</text:span><text:span text:style-name="_32_">'</text:span><text:span text:style-name="_36_">t</text:span><text:span text:style-name="_37_"> </text:span><text:span text:style-name="_32_">l</text:span><text:span text:style-name="_35_">i</text:span><text:span text:style-name="_39_">s</text:span><text:span text:style-name="_33_">t</text:span><text:span text:style-name="_35_">e</text:span><text:span text:style-name="_38_">n</text:span><text:span text:style-name="_31_"> </text:span><text:span text:style-name="_35_">t</text:span><text:span text:style-name="_39_">o</text:span><text:span text:style-name="_31_"> </text:span><text:span text:style-name="_36_">h</text:span><text:span text:style-name="_38_">i</text:span><text:span text:style-name="_32_">m</text:span><text:span text:style-name="_36_">!</text:span><text:span text:style-name="_39_">"</text:span><text:span text:style-name="_31_"> </text:span><text:span text:style-name="_36_">t</text:span><text:span text:style-name="_38_">o</text:span><text:span text:style-name="_31_"> </text:span><text:span text:style-name="_35_">h</text:span><text:span text:style-name="_38_">e</text:span><text:span text:style-name="_33_">r</text:span><text:span text:style-name="_34_"> </text:span><text:span text:style-name="_38_">a</text:span><text:span text:style-name="_33_">n</text:span><text:span text:style-name="_36_">s</text:span><text:span text:style-name="_38_">w</text:span><text:span text:style-name="_32_">e</text:span><text:span text:style-name="_36_">r</text:span><text:span text:style-name="_38_">s</text:span><text:span text:style-name="_33_">,</text:span><text:span text:style-name="_34_"> </text:span><text:span text:style-name="_39_">b</text:span><text:span text:style-name="_33_">u</text:span><text:span text:style-name="_35_">t</text:span><text:span text:style-name="_37_"> </text:span><text:span text:style-name="_32_">i</text:span><text:span text:style-name="_36_">t</text:span><text:span text:style-name="_37_"> </text:span><text:span text:style-name="_32_">w</text:span><text:span text:style-name="_35_">i</text:span><text:span text:style-name="_39_">l</text:span><text:span text:style-name="_32_">l</text:span><text:span text:style-name="_34_"> </text:span><text:span text:style-name="_38_">a</text:span><text:span text:style-name="_33_">v</text:span><text:span text:style-name="_36_">a</text:span><text:span text:style-name="_39_">i</text:span><text:span text:style-name="_32_">l</text:span><text:span text:style-name="_34_"> </text:span><text:span text:style-name="_38_">n</text:span><text:span text:style-name="_33_">o</text:span><text:span text:style-name="_35_">t</text:span><text:span text:style-name="_38_">h</text:span><text:span text:style-name="_32_">i</text:span><text:span text:style-name="_36_">n</text:span><text:span text:style-name="_39_">g</text:span><text:span text:style-name="_31_"> </text:span><text:span text:style-name="_36_">a</text:span><text:span text:style-name="_38_">s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m</text:span><text:span text:style-name="_32_">a</text:span><text:span text:style-name="_35_">n</text:span><text:span text:style-name="_37_"> </text:span><text:span text:style-name="_33_">c</text:span><text:span text:style-name="_35_">a</text:span><text:span text:style-name="_39_">n</text:span><text:span text:style-name="_31_"> </text:span><text:span text:style-name="_36_">m</text:span><text:span text:style-name="_39_">a</text:span><text:span text:style-name="_32_">k</text:span><text:span text:style-name="_36_">e</text:span><text:span text:style-name="_37_"> </text:span><text:span text:style-name="_32_">s</text:span><text:span text:style-name="_35_">i</text:span><text:span text:style-name="_39_">m</text:span><text:span text:style-name="_33_">i</text:span><text:span text:style-name="_36_">l</text:span><text:span text:style-name="_39_">a</text:span><text:span text:style-name="_32_">r</text:span><text:span text:style-name="_34_"> </text:span><text:span text:style-name="_39_">r</text:span><text:span text:style-name="_32_">e</text:span><text:span text:style-name="_36_">m</text:span><text:span text:style-name="_39_">a</text:span><text:span text:style-name="_33_">r</text:span><text:span text:style-name="_36_">k</text:span><text:span text:style-name="_38_">s</text:span><text:span text:style-name="_32_">.</text:span></text:p>
      <text:p text:style-name="P1"><text:span text:style-name="_39_">W</text:span><text:span text:style-name="_33_">e</text:span><text:span text:style-name="_34_"> </text:span><text:span text:style-name="_39_">n</text:span><text:span text:style-name="_33_">o</text:span><text:span text:style-name="_36_">w</text:span><text:span text:style-name="_37_"> </text:span><text:span text:style-name="_33_">a</text:span><text:span text:style-name="_36_">s</text:span><text:span text:style-name="_39_">k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q</text:span><text:span text:style-name="_32_">u</text:span><text:span text:style-name="_35_">e</text:span><text:span text:style-name="_39_">s</text:span><text:span text:style-name="_32_">t</text:span><text:span text:style-name="_36_">i</text:span><text:span text:style-name="_38_">o</text:span><text:span text:style-name="_32_">n</text:span><text:span text:style-name="_35_">,</text:span><text:span text:style-name="_37_"> </text:span><text:span text:style-name="_32_">"</text:span><text:span text:style-name="_35_">W</text:span><text:span text:style-name="_38_">h</text:span><text:span text:style-name="_32_">a</text:span><text:span text:style-name="_36_">t</text:span><text:span text:style-name="_37_"> </text:span><text:span text:style-name="_33_">w</text:span><text:span text:style-name="_35_">i</text:span><text:span text:style-name="_38_">l</text:span><text:span text:style-name="_33_">l</text:span><text:span text:style-name="_34_"> </text:span><text:span text:style-name="_39_">h</text:span><text:span text:style-name="_32_">a</text:span><text:span text:style-name="_36_">p</text:span><text:span text:style-name="_38_">p</text:span><text:span text:style-name="_32_">e</text:span><text:span text:style-name="_36_">n</text:span><text:span text:style-name="_37_"> </text:span><text:span text:style-name="_32_">w</text:span><text:span text:style-name="_35_">h</text:span><text:span text:style-name="_38_">e</text:span><text:span text:style-name="_32_">n</text:span><text:span text:style-name="_34_"> </text:span><text:span text:style-name="_38_">a</text:span><text:span text:style-name="_31_"> </text:span><text:span text:style-name="_36_">m</text:span><text:span text:style-name="_39_">a</text:span><text:span text:style-name="_33_">c</text:span><text:span text:style-name="_35_">h</text:span><text:span text:style-name="_39_">i</text:span><text:span text:style-name="_32_">n</text:span><text:span text:style-name="_36_">e</text:span><text:span text:style-name="_37_"> </text:span><text:span text:style-name="_33_">t</text:span><text:span text:style-name="_36_">a</text:span><text:span text:style-name="_38_">k</text:span><text:span text:style-name="_33_">e</text:span><text:span text:style-name="_35_">s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p</text:span><text:span text:style-name="_39_">a</text:span><text:span text:style-name="_33_">r</text:span><text:span text:style-name="_35_">t</text:span><text:span text:style-name="_37_"> </text:span><text:span text:style-name="_32_">o</text:span><text:span text:style-name="_36_">f</text:span><text:span text:style-name="_37_"> </text:span><text:span text:style-name="_33_">A</text:span><text:span text:style-name="_34_"> </text:span><text:span text:style-name="_39_">i</text:span><text:span text:style-name="_32_">n</text:span><text:span text:style-name="_34_"> </text:span><text:span text:style-name="_38_">t</text:span><text:span text:style-name="_32_">h</text:span><text:span text:style-name="_36_">i</text:span><text:span text:style-name="_38_">s</text:span><text:span text:style-name="_31_"> </text:span><text:span text:style-name="_35_">g</text:span><text:span text:style-name="_39_">a</text:span><text:span text:style-name="_32_">m</text:span><text:span text:style-name="_35_">e</text:span><text:span text:style-name="_39_">?</text:span><text:span text:style-name="_32_">"</text:span><text:span text:style-name="_34_"> </text:span><text:span text:style-name="_39_">W</text:span><text:span text:style-name="_32_">i</text:span><text:span text:style-name="_35_">l</text:span><text:span text:style-name="_38_">l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i</text:span><text:span text:style-name="_32_">n</text:span><text:span text:style-name="_36_">t</text:span><text:span text:style-name="_39_">e</text:span><text:span text:style-name="_33_">r</text:span><text:span text:style-name="_35_">r</text:span><text:span text:style-name="_39_">o</text:span><text:span text:style-name="_33_">g</text:span><text:span text:style-name="_36_">a</text:span><text:span text:style-name="_38_">t</text:span><text:span text:style-name="_32_">o</text:span><text:span text:style-name="_35_">r</text:span><text:span text:style-name="_37_"> </text:span><text:span text:style-name="_33_">d</text:span><text:span text:style-name="_36_">e</text:span><text:span text:style-name="_39_">c</text:span><text:span text:style-name="_33_">i</text:span><text:span text:style-name="_35_">d</text:span><text:span text:style-name="_39_">e</text:span><text:span text:style-name="_31_"> </text:span><text:span text:style-name="_35_">w</text:span><text:span text:style-name="_39_">r</text:span><text:span text:style-name="_33_">o</text:span><text:span text:style-name="_36_">n</text:span><text:span text:style-name="_38_">g</text:span><text:span text:style-name="_33_">l</text:span><text:span text:style-name="_35_">y</text:span><text:span text:style-name="_37_"> </text:span><text:span text:style-name="_32_">a</text:span><text:span text:style-name="_35_">s</text:span><text:span text:style-name="_37_"> </text:span><text:span text:style-name="_33_">o</text:span><text:span text:style-name="_35_">f</text:span><text:span text:style-name="_39_">t</text:span><text:span text:style-name="_32_">e</text:span><text:span text:style-name="_36_">n</text:span><text:span text:style-name="_37_"> </text:span><text:span text:style-name="_32_">w</text:span><text:span text:style-name="_36_">h</text:span><text:span text:style-name="_39_">e</text:span><text:span text:style-name="_33_">n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g</text:span><text:span text:style-name="_35_">a</text:span><text:span text:style-name="_39_">m</text:span><text:span text:style-name="_32_">e</text:span><text:span text:style-name="_34_"> </text:span><text:span text:style-name="_38_">i</text:span><text:span text:style-name="_33_">s</text:span><text:span text:style-name="_34_"> </text:span><text:span text:style-name="_39_">p</text:span><text:span text:style-name="_32_">l</text:span><text:span text:style-name="_36_">a</text:span><text:span text:style-name="_39_">y</text:span><text:span text:style-name="_33_">e</text:span><text:span text:style-name="_36_">d</text:span><text:span text:style-name="_37_"> </text:span><text:span text:style-name="_33_">l</text:span><text:span text:style-name="_35_">i</text:span><text:span text:style-name="_38_">k</text:span><text:span text:style-name="_32_">e</text:span><text:span text:style-name="_34_"> </text:span><text:span text:style-name="_38_">t</text:span><text:span text:style-name="_32_">h</text:span><text:span text:style-name="_35_">i</text:span><text:span text:style-name="_38_">s</text:span><text:span text:style-name="_31_"> </text:span><text:span text:style-name="_35_">a</text:span><text:span text:style-name="_38_">s</text:span><text:span text:style-name="_31_"> </text:span><text:span text:style-name="_35_">h</text:span><text:span text:style-name="_39_">e</text:span><text:span text:style-name="_31_"> </text:span><text:span text:style-name="_36_">d</text:span><text:span text:style-name="_39_">o</text:span><text:span text:style-name="_33_">e</text:span><text:span text:style-name="_35_">s</text:span><text:span text:style-name="_37_"> </text:span><text:span text:style-name="_32_">w</text:span><text:span text:style-name="_35_">h</text:span><text:span text:style-name="_38_">e</text:span><text:span text:style-name="_32_">n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g</text:span><text:span text:style-name="_36_">a</text:span><text:span text:style-name="_39_">m</text:span><text:span text:style-name="_32_">e</text:span><text:span text:style-name="_34_"> </text:span><text:span text:style-name="_39_">i</text:span><text:span text:style-name="_32_">s</text:span><text:span text:style-name="_34_"> </text:span><text:span text:style-name="_39_">p</text:span><text:span text:style-name="_33_">l</text:span><text:span text:style-name="_36_">a</text:span><text:span text:style-name="_38_">y</text:span><text:span text:style-name="_33_">e</text:span><text:span text:style-name="_36_">d</text:span><text:span text:style-name="_37_"> </text:span><text:span text:style-name="_33_">b</text:span><text:span text:style-name="_36_">e</text:span><text:span text:style-name="_39_">t</text:span><text:span text:style-name="_32_">w</text:span><text:span text:style-name="_36_">e</text:span><text:span text:style-name="_38_">e</text:span><text:span text:style-name="_32_">n</text:span><text:span text:style-name="_34_"> </text:span><text:span text:style-name="_39_">a</text:span><text:span text:style-name="_31_"> </text:span><text:span text:style-name="_36_">m</text:span><text:span text:style-name="_39_">a</text:span><text:span text:style-name="_33_">n</text:span><text:span text:style-name="_34_"> </text:span><text:span text:style-name="_39_">a</text:span><text:span text:style-name="_32_">n</text:span><text:span text:style-name="_36_">d</text:span><text:span text:style-name="_37_"> </text:span><text:span text:style-name="_33_">a</text:span><text:span text:style-name="_34_"> </text:span><text:span text:style-name="_39_">w</text:span><text:span text:style-name="_33_">o</text:span><text:span text:style-name="_35_">m</text:span><text:span text:style-name="_39_">a</text:span><text:span text:style-name="_33_">n</text:span><text:span text:style-name="_35_">?</text:span><text:span text:style-name="_37_"> </text:span><text:span text:style-name="_33_">T</text:span><text:span text:style-name="_36_">h</text:span><text:span text:style-name="_39_">e</text:span><text:span text:style-name="_32_">s</text:span><text:span text:style-name="_36_">e</text:span><text:span text:style-name="_37_"> </text:span><text:span text:style-name="_32_">q</text:span><text:span text:style-name="_35_">u</text:span><text:span text:style-name="_39_">e</text:span><text:span text:style-name="_32_">s</text:span><text:span text:style-name="_35_">t</text:span><text:span text:style-name="_38_">i</text:span><text:span text:style-name="_33_">o</text:span><text:span text:style-name="_35_">n</text:span><text:span text:style-name="_39_">s</text:span><text:span text:style-name="_31_"> </text:span><text:span text:style-name="_36_">r</text:span><text:span text:style-name="_38_">e</text:span><text:span text:style-name="_32_">p</text:span><text:span text:style-name="_36_">l</text:span><text:span text:style-name="_38_">a</text:span><text:span text:style-name="_32_">c</text:span><text:span text:style-name="_36_">e</text:span><text:span text:style-name="_37_"> </text:span><text:span text:style-name="_33_">o</text:span><text:span text:style-name="_35_">u</text:span><text:span text:style-name="_39_">r</text:span><text:span text:style-name="_31_"> </text:span><text:span text:style-name="_35_">o</text:span><text:span text:style-name="_39_">r</text:span><text:span text:style-name="_32_">i</text:span><text:span text:style-name="_35_">g</text:span><text:span text:style-name="_38_">i</text:span><text:span text:style-name="_33_">n</text:span><text:span text:style-name="_35_">a</text:span><text:span text:style-name="_38_">l</text:span><text:span text:style-name="_33_">,</text:span><text:span text:style-name="_34_"> </text:span><text:span text:style-name="_39_">"</text:span><text:span text:style-name="_32_">C</text:span><text:span text:style-name="_35_">a</text:span><text:span text:style-name="_38_">n</text:span><text:span text:style-name="_31_"> </text:span><text:span text:style-name="_36_">m</text:span><text:span text:style-name="_38_">a</text:span><text:span text:style-name="_33_">c</text:span><text:span text:style-name="_36_">h</text:span><text:span text:style-name="_38_">i</text:span><text:span text:style-name="_33_">n</text:span><text:span text:style-name="_35_">e</text:span><text:span text:style-name="_39_">s</text:span><text:span text:style-name="_31_"> </text:span><text:span text:style-name="_35_">t</text:span><text:span text:style-name="_38_">h</text:span><text:span text:style-name="_32_">i</text:span><text:span text:style-name="_36_">n</text:span><text:span text:style-name="_39_">k</text:span><text:span text:style-name="_33_">?</text:span><text:span text:style-name="_35_">"</text:span></text:p>
      <text:p text:style-name="P1"><text:span text:style-name="_32_">2</text:span><text:span text:style-name="_36_">.</text:span><text:span text:style-name="_37_"> </text:span><text:span text:style-name="_33_">C</text:span><text:span text:style-name="_36_">r</text:span><text:span text:style-name="_38_">i</text:span><text:span text:style-name="_33_">t</text:span><text:span text:style-name="_35_">i</text:span><text:span text:style-name="_38_">q</text:span><text:span text:style-name="_32_">u</text:span><text:span text:style-name="_35_">e</text:span><text:span text:style-name="_37_"> </text:span><text:span text:style-name="_33_">o</text:span><text:span text:style-name="_36_">f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N</text:span><text:span text:style-name="_38_">e</text:span><text:span text:style-name="_33_">w</text:span><text:span text:style-name="_34_"> </text:span><text:span text:style-name="_39_">P</text:span><text:span text:style-name="_32_">r</text:span><text:span text:style-name="_36_">o</text:span><text:span text:style-name="_38_">b</text:span><text:span text:style-name="_33_">l</text:span><text:span text:style-name="_36_">e</text:span><text:span text:style-name="_39_">m</text:span></text:p>
      <text:p text:style-name="P1"><text:span text:style-name="_36_">A</text:span><text:span text:style-name="_38_">s</text:span><text:span text:style-name="_31_"> </text:span><text:span text:style-name="_35_">w</text:span><text:span text:style-name="_38_">e</text:span><text:span text:style-name="_33_">l</text:span><text:span text:style-name="_35_">l</text:span><text:span text:style-name="_37_"> </text:span><text:span text:style-name="_32_">a</text:span><text:span text:style-name="_36_">s</text:span><text:span text:style-name="_37_"> </text:span><text:span text:style-name="_33_">a</text:span><text:span text:style-name="_35_">s</text:span><text:span text:style-name="_39_">k</text:span><text:span text:style-name="_33_">i</text:span><text:span text:style-name="_35_">n</text:span><text:span text:style-name="_38_">g</text:span><text:span text:style-name="_32_">,</text:span><text:span text:style-name="_34_"> </text:span><text:span text:style-name="_38_">"</text:span><text:span text:style-name="_32_">W</text:span><text:span text:style-name="_36_">h</text:span><text:span text:style-name="_38_">a</text:span><text:span text:style-name="_33_">t</text:span><text:span text:style-name="_34_"> </text:span><text:span text:style-name="_38_">i</text:span><text:span text:style-name="_32_">s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a</text:span><text:span text:style-name="_36_">n</text:span><text:span text:style-name="_39_">s</text:span><text:span text:style-name="_32_">w</text:span><text:span text:style-name="_35_">e</text:span><text:span text:style-name="_38_">r</text:span><text:span text:style-name="_31_"> </text:span><text:span text:style-name="_36_">t</text:span><text:span text:style-name="_39_">o</text:span><text:span text:style-name="_31_"> </text:span><text:span text:style-name="_35_">t</text:span><text:span text:style-name="_39_">h</text:span><text:span text:style-name="_32_">i</text:span><text:span text:style-name="_36_">s</text:span><text:span text:style-name="_37_"> </text:span><text:span text:style-name="_33_">n</text:span><text:span text:style-name="_36_">e</text:span><text:span text:style-name="_38_">w</text:span><text:span text:style-name="_31_"> </text:span><text:span text:style-name="_36_">f</text:span><text:span text:style-name="_39_">o</text:span><text:span text:style-name="_33_">r</text:span><text:span text:style-name="_36_">m</text:span><text:span text:style-name="_37_"> </text:span><text:span text:style-name="_33_">o</text:span><text:span text:style-name="_35_">f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q</text:span><text:span text:style-name="_38_">u</text:span><text:span text:style-name="_33_">e</text:span><text:span text:style-name="_35_">s</text:span><text:span text:style-name="_39_">t</text:span><text:span text:style-name="_33_">i</text:span><text:span text:style-name="_36_">o</text:span><text:span text:style-name="_38_">n</text:span><text:span text:style-name="_32_">,</text:span><text:span text:style-name="_36_">"</text:span><text:span text:style-name="_37_"> </text:span><text:span text:style-name="_32_">o</text:span><text:span text:style-name="_36_">n</text:span><text:span text:style-name="_38_">e</text:span><text:span text:style-name="_31_"> </text:span><text:span text:style-name="_36_">m</text:span><text:span text:style-name="_38_">a</text:span><text:span text:style-name="_32_">y</text:span><text:span text:style-name="_34_"> </text:span><text:span text:style-name="_38_">a</text:span><text:span text:style-name="_32_">s</text:span><text:span text:style-name="_36_">k</text:span><text:span text:style-name="_39_">,</text:span><text:span text:style-name="_31_"> </text:span><text:span text:style-name="_35_">"</text:span><text:span text:style-name="_38_">I</text:span><text:span text:style-name="_33_">s</text:span><text:span text:style-name="_34_"> </text:span><text:span text:style-name="_38_">t</text:span><text:span text:style-name="_33_">h</text:span><text:span text:style-name="_35_">i</text:span><text:span text:style-name="_39_">s</text:span><text:span text:style-name="_31_"> </text:span><text:span text:style-name="_36_">n</text:span><text:span text:style-name="_39_">e</text:span><text:span text:style-name="_33_">w</text:span><text:span text:style-name="_34_"> </text:span><text:span text:style-name="_39_">q</text:span><text:span text:style-name="_32_">u</text:span><text:span text:style-name="_35_">e</text:span><text:span text:style-name="_39_">s</text:span><text:span text:style-name="_32_">t</text:span><text:span text:style-name="_36_">i</text:span><text:span text:style-name="_39_">o</text:span><text:span text:style-name="_33_">n</text:span><text:span text:style-name="_34_"> </text:span><text:span text:style-name="_38_">a</text:span><text:span text:style-name="_31_"> </text:span><text:span text:style-name="_36_">w</text:span><text:span text:style-name="_39_">o</text:span><text:span text:style-name="_33_">r</text:span><text:span text:style-name="_36_">t</text:span><text:span text:style-name="_39_">h</text:span><text:span text:style-name="_33_">y</text:span><text:span text:style-name="_34_"> </text:span><text:span text:style-name="_39_">o</text:span><text:span text:style-name="_32_">n</text:span><text:span text:style-name="_35_">e</text:span><text:span text:style-name="_37_"> </text:span><text:span text:style-name="_32_">t</text:span><text:span text:style-name="_35_">o</text:span><text:span text:style-name="_37_"> </text:span><text:span text:style-name="_32_">i</text:span><text:span text:style-name="_35_">n</text:span><text:span text:style-name="_39_">v</text:span><text:span text:style-name="_32_">e</text:span><text:span text:style-name="_36_">s</text:span><text:span text:style-name="_39_">t</text:span><text:span text:style-name="_33_">i</text:span><text:span text:style-name="_36_">g</text:span><text:span text:style-name="_38_">a</text:span><text:span text:style-name="_33_">t</text:span><text:span text:style-name="_35_">e</text:span><text:span text:style-name="_38_">?</text:span><text:span text:style-name="_33_">"</text:span><text:span text:style-name="_34_"> </text:span><text:span text:style-name="_39_">T</text:span><text:span text:style-name="_32_">h</text:span><text:span text:style-name="_35_">i</text:span><text:span text:style-name="_39_">s</text:span><text:span text:style-name="_31_"> </text:span><text:span text:style-name="_35_">l</text:span><text:span text:style-name="_39_">a</text:span><text:span text:style-name="_32_">t</text:span><text:span text:style-name="_35_">t</text:span><text:span text:style-name="_38_">e</text:span><text:span text:style-name="_33_">r</text:span><text:span text:style-name="_34_"> </text:span><text:span text:style-name="_38_">q</text:span><text:span text:style-name="_33_">u</text:span><text:span text:style-name="_35_">e</text:span><text:span text:style-name="_39_">s</text:span><text:span text:style-name="_32_">t</text:span><text:span text:style-name="_35_">i</text:span><text:span text:style-name="_39_">o</text:span><text:span text:style-name="_33_">n</text:span><text:span text:style-name="_34_"> </text:span><text:span text:style-name="_38_">w</text:span><text:span text:style-name="_33_">e</text:span><text:span text:style-name="_34_"> </text:span><text:span text:style-name="_38_">i</text:span><text:span text:style-name="_33_">n</text:span><text:span text:style-name="_36_">v</text:span><text:span text:style-name="_39_">e</text:span><text:span text:style-name="_32_">s</text:span><text:span text:style-name="_36_">t</text:span><text:span text:style-name="_38_">i</text:span><text:span text:style-name="_33_">g</text:span><text:span text:style-name="_36_">a</text:span><text:span text:style-name="_39_">t</text:span><text:span text:style-name="_32_">e</text:span><text:span text:style-name="_34_"> </text:span><text:span text:style-name="_39_">w</text:span><text:span text:style-name="_33_">i</text:span><text:span text:style-name="_36_">t</text:span><text:span text:style-name="_38_">h</text:span><text:span text:style-name="_32_">o</text:span><text:span text:style-name="_35_">u</text:span><text:span text:style-name="_39_">t</text:span><text:span text:style-name="_31_"> </text:span><text:span text:style-name="_36_">f</text:span><text:span text:style-name="_39_">u</text:span><text:span text:style-name="_33_">r</text:span><text:span text:style-name="_35_">t</text:span><text:span text:style-name="_38_">h</text:span><text:span text:style-name="_32_">e</text:span><text:span text:style-name="_36_">r</text:span><text:span text:style-name="_37_"> </text:span><text:span text:style-name="_33_">a</text:span><text:span text:style-name="_35_">d</text:span><text:span text:style-name="_38_">o</text:span><text:span text:style-name="_32_">,</text:span><text:span text:style-name="_34_"> </text:span><text:span text:style-name="_38_">t</text:span><text:span text:style-name="_32_">h</text:span><text:span text:style-name="_36_">e</text:span><text:span text:style-name="_38_">r</text:span><text:span text:style-name="_32_">e</text:span><text:span text:style-name="_35_">b</text:span><text:span text:style-name="_39_">y</text:span><text:span text:style-name="_31_"> </text:span><text:span text:style-name="_36_">c</text:span><text:span text:style-name="_39_">u</text:span><text:span text:style-name="_32_">t</text:span><text:span text:style-name="_36_">t</text:span><text:span text:style-name="_39_">i</text:span><text:span text:style-name="_32_">n</text:span><text:span text:style-name="_36_">g</text:span><text:span text:style-name="_37_"> </text:span><text:span text:style-name="_32_">s</text:span><text:span text:style-name="_35_">h</text:span><text:span text:style-name="_38_">o</text:span><text:span text:style-name="_32_">r</text:span><text:span text:style-name="_36_">t</text:span><text:span text:style-name="_37_"> </text:span><text:span text:style-name="_32_">a</text:span><text:span text:style-name="_35_">n</text:span><text:span text:style-name="_37_"> </text:span><text:span text:style-name="_33_">i</text:span><text:span text:style-name="_36_">n</text:span><text:span text:style-name="_38_">f</text:span><text:span text:style-name="_33_">i</text:span><text:span text:style-name="_36_">n</text:span><text:span text:style-name="_39_">i</text:span><text:span text:style-name="_33_">t</text:span><text:span text:style-name="_36_">e</text:span><text:span text:style-name="_37_"> </text:span><text:span text:style-name="_33_">r</text:span><text:span text:style-name="_36_">e</text:span><text:span text:style-name="_39_">g</text:span><text:span text:style-name="_33_">r</text:span><text:span text:style-name="_36_">e</text:span><text:span text:style-name="_38_">s</text:span><text:span text:style-name="_32_">s</text:span><text:span text:style-name="_35_">.</text:span></text:p>
      <text:p text:style-name="P1"><text:span text:style-name="_32_">T</text:span><text:span text:style-name="_36_">h</text:span><text:span text:style-name="_39_">e</text:span><text:span text:style-name="_31_"> </text:span><text:span text:style-name="_36_">n</text:span><text:span text:style-name="_38_">e</text:span><text:span text:style-name="_32_">w</text:span><text:span text:style-name="_34_"> </text:span><text:span text:style-name="_38_">p</text:span><text:span text:style-name="_33_">r</text:span><text:span text:style-name="_35_">o</text:span><text:span text:style-name="_38_">b</text:span><text:span text:style-name="_33_">l</text:span><text:span text:style-name="_36_">e</text:span><text:span text:style-name="_39_">m</text:span><text:span text:style-name="_31_"> </text:span><text:span text:style-name="_35_">h</text:span><text:span text:style-name="_39_">a</text:span><text:span text:style-name="_32_">s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a</text:span><text:span text:style-name="_36_">d</text:span><text:span text:style-name="_39_">v</text:span><text:span text:style-name="_32_">a</text:span><text:span text:style-name="_36_">n</text:span><text:span text:style-name="_39_">t</text:span><text:span text:style-name="_32_">a</text:span><text:span text:style-name="_36_">g</text:span><text:span text:style-name="_38_">e</text:span><text:span text:style-name="_31_"> </text:span><text:span text:style-name="_36_">o</text:span><text:span text:style-name="_38_">f</text:span><text:span text:style-name="_31_"> </text:span><text:span text:style-name="_36_">d</text:span><text:span text:style-name="_38_">r</text:span><text:span text:style-name="_33_">a</text:span><text:span text:style-name="_35_">w</text:span><text:span text:style-name="_39_">i</text:span><text:span text:style-name="_32_">n</text:span><text:span text:style-name="_35_">g</text:span><text:span text:style-name="_37_"> </text:span><text:span text:style-name="_33_">a</text:span><text:span text:style-name="_34_"> </text:span><text:span text:style-name="_39_">f</text:span><text:span text:style-name="_33_">a</text:span><text:span text:style-name="_36_">i</text:span><text:span text:style-name="_38_">r</text:span><text:span text:style-name="_32_">l</text:span><text:span text:style-name="_36_">y</text:span><text:span text:style-name="_37_"> </text:span><text:span text:style-name="_32_">s</text:span><text:span text:style-name="_35_">h</text:span><text:span text:style-name="_38_">a</text:span><text:span text:style-name="_32_">r</text:span><text:span text:style-name="_36_">p</text:span><text:span text:style-name="_37_"> </text:span><text:span text:style-name="_32_">l</text:span><text:span text:style-name="_35_">i</text:span><text:span text:style-name="_39_">n</text:span><text:span text:style-name="_32_">e</text:span><text:span text:style-name="_34_"> </text:span><text:span text:style-name="_38_">b</text:span><text:span text:style-name="_33_">e</text:span><text:span text:style-name="_35_">t</text:span><text:span text:style-name="_39_">w</text:span><text:span text:style-name="_33_">e</text:span><text:span text:style-name="_36_">e</text:span><text:span text:style-name="_39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p</text:span><text:span text:style-name="_32_">h</text:span><text:span text:style-name="_35_">y</text:span><text:span text:style-name="_39_">s</text:span><text:span text:style-name="_32_">i</text:span><text:span text:style-name="_35_">c</text:span><text:span text:style-name="_38_">a</text:span><text:span text:style-name="_33_">l</text:span><text:span text:style-name="_34_"> </text:span><text:span text:style-name="_38_">a</text:span><text:span text:style-name="_33_">n</text:span><text:span text:style-name="_35_">d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i</text:span><text:span text:style-name="_39_">n</text:span><text:span text:style-name="_33_">t</text:span><text:span text:style-name="_36_">e</text:span><text:span text:style-name="_38_">l</text:span><text:span text:style-name="_32_">l</text:span><text:span text:style-name="_35_">e</text:span><text:span text:style-name="_38_">c</text:span><text:span text:style-name="_32_">t</text:span><text:span text:style-name="_35_">u</text:span><text:span text:style-name="_38_">a</text:span><text:span text:style-name="_32_">l</text:span><text:span text:style-name="_34_"> </text:span><text:span text:style-name="_38_">c</text:span><text:span text:style-name="_32_">a</text:span><text:span text:style-name="_36_">p</text:span><text:span text:style-name="_39_">a</text:span><text:span text:style-name="_33_">c</text:span><text:span text:style-name="_35_">i</text:span><text:span text:style-name="_38_">t</text:span><text:span text:style-name="_33_">i</text:span><text:span text:style-name="_36_">e</text:span><text:span text:style-name="_39_">s</text:span><text:span text:style-name="_31_"> </text:span><text:span text:style-name="_36_">o</text:span><text:span text:style-name="_38_">f</text:span><text:span text:style-name="_31_"> </text:span><text:span text:style-name="_35_">a</text:span><text:span text:style-name="_37_"> </text:span><text:span text:style-name="_33_">m</text:span><text:span text:style-name="_35_">a</text:span><text:span text:style-name="_38_">n</text:span><text:span text:style-name="_33_">.</text:span><text:span text:style-name="_34_"> </text:span><text:span text:style-name="_39_">N</text:span><text:span text:style-name="_33_">o</text:span><text:span text:style-name="_34_"> </text:span><text:span text:style-name="_38_">e</text:span><text:span text:style-name="_32_">n</text:span><text:span text:style-name="_35_">g</text:span><text:span text:style-name="_38_">i</text:span><text:span text:style-name="_32_">n</text:span><text:span text:style-name="_35_">e</text:span><text:span text:style-name="_38_">e</text:span><text:span text:style-name="_32_">r</text:span><text:span text:style-name="_34_"> </text:span><text:span text:style-name="_38_">o</text:span><text:span text:style-name="_32_">r</text:span><text:span text:style-name="_34_"> </text:span><text:span text:style-name="_38_">c</text:span><text:span text:style-name="_32_">h</text:span><text:span text:style-name="_35_">e</text:span><text:span text:style-name="_39_">m</text:span><text:span text:style-name="_33_">i</text:span><text:span text:style-name="_36_">s</text:span><text:span text:style-name="_38_">t</text:span><text:span text:style-name="_31_"> </text:span><text:span text:style-name="_36_">c</text:span><text:span text:style-name="_39_">l</text:span><text:span text:style-name="_32_">a</text:span><text:span text:style-name="_35_">i</text:span><text:span text:style-name="_39_">m</text:span><text:span text:style-name="_33_">s</text:span><text:span text:style-name="_34_"> </text:span><text:span text:style-name="_39_">t</text:span><text:span text:style-name="_32_">o</text:span><text:span text:style-name="_34_"> </text:span><text:span text:style-name="_39_">b</text:span><text:span text:style-name="_32_">e</text:span><text:span text:style-name="_34_"> </text:span><text:span text:style-name="_39_">a</text:span><text:span text:style-name="_32_">b</text:span><text:span text:style-name="_35_">l</text:span><text:span text:style-name="_39_">e</text:span><text:span text:style-name="_31_"> </text:span><text:span text:style-name="_35_">t</text:span><text:span text:style-name="_38_">o</text:span><text:span text:style-name="_31_"> </text:span><text:span text:style-name="_35_">p</text:span><text:span text:style-name="_39_">r</text:span><text:span text:style-name="_33_">o</text:span><text:span text:style-name="_36_">d</text:span><text:span text:style-name="_39_">u</text:span><text:span text:style-name="_32_">c</text:span><text:span text:style-name="_35_">e</text:span><text:span text:style-name="_37_"> </text:span><text:span text:style-name="_32_">a</text:span><text:span text:style-name="_34_"> </text:span><text:span text:style-name="_38_">m</text:span><text:span text:style-name="_32_">a</text:span><text:span text:style-name="_36_">t</text:span><text:span text:style-name="_39_">e</text:span><text:span text:style-name="_33_">r</text:span><text:span text:style-name="_36_">i</text:span><text:span text:style-name="_38_">a</text:span><text:span text:style-name="_33_">l</text:span><text:span text:style-name="_34_"> </text:span><text:span text:style-name="_39_">w</text:span><text:span text:style-name="_32_">h</text:span><text:span text:style-name="_35_">i</text:span><text:span text:style-name="_39_">c</text:span><text:span text:style-name="_32_">h</text:span><text:span text:style-name="_34_"> </text:span><text:span text:style-name="_39_">i</text:span><text:span text:style-name="_33_">s</text:span><text:span text:style-name="_34_"> </text:span><text:span text:style-name="_39_">i</text:span><text:span text:style-name="_33_">n</text:span><text:span text:style-name="_36_">d</text:span><text:span text:style-name="_39_">i</text:span><text:span text:style-name="_32_">s</text:span><text:span text:style-name="_35_">t</text:span><text:span text:style-name="_38_">i</text:span><text:span text:style-name="_33_">n</text:span><text:span text:style-name="_35_">g</text:span><text:span text:style-name="_39_">u</text:span><text:span text:style-name="_32_">i</text:span><text:span text:style-name="_35_">s</text:span><text:span text:style-name="_39_">h</text:span><text:span text:style-name="_32_">a</text:span><text:span text:style-name="_36_">b</text:span><text:span text:style-name="_39_">l</text:span><text:span text:style-name="_33_">e</text:span><text:span text:style-name="_34_"> </text:span><text:span text:style-name="_38_">f</text:span><text:span text:style-name="_33_">r</text:span><text:span text:style-name="_35_">o</text:span><text:span text:style-name="_39_">m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h</text:span><text:span text:style-name="_32_">u</text:span><text:span text:style-name="_35_">m</text:span><text:span text:style-name="_39_">a</text:span><text:span text:style-name="_33_">n</text:span><text:span text:style-name="_34_"> </text:span><text:span text:style-name="_39_">s</text:span><text:span text:style-name="_32_">k</text:span><text:span text:style-name="_35_">i</text:span><text:span text:style-name="_39_">n</text:span><text:span text:style-name="_32_">.</text:span><text:span text:style-name="_34_"> </text:span><text:span text:style-name="_39_">I</text:span><text:span text:style-name="_32_">t</text:span><text:span text:style-name="_34_"> </text:span><text:span text:style-name="_39_">i</text:span><text:span text:style-name="_33_">s</text:span><text:span text:style-name="_34_"> </text:span><text:span text:style-name="_38_">p</text:span><text:span text:style-name="_33_">o</text:span><text:span text:style-name="_35_">s</text:span><text:span text:style-name="_38_">s</text:span><text:span text:style-name="_33_">i</text:span><text:span text:style-name="_35_">b</text:span><text:span text:style-name="_38_">l</text:span><text:span text:style-name="_32_">e</text:span><text:span text:style-name="_34_"> </text:span><text:span text:style-name="_39_">t</text:span><text:span text:style-name="_33_">h</text:span><text:span text:style-name="_36_">a</text:span><text:span text:style-name="_39_">t</text:span><text:span text:style-name="_31_"> </text:span><text:span text:style-name="_36_">a</text:span><text:span text:style-name="_38_">t</text:span><text:span text:style-name="_31_"> </text:span><text:span text:style-name="_36_">s</text:span><text:span text:style-name="_39_">o</text:span><text:span text:style-name="_32_">m</text:span><text:span text:style-name="_36_">e</text:span><text:span text:style-name="_37_"> </text:span><text:span text:style-name="_32_">t</text:span><text:span text:style-name="_35_">i</text:span><text:span text:style-name="_38_">m</text:span><text:span text:style-name="_33_">e</text:span><text:span text:style-name="_34_"> </text:span><text:span text:style-name="_38_">t</text:span><text:span text:style-name="_32_">h</text:span><text:span text:style-name="_36_">i</text:span><text:span text:style-name="_39_">s</text:span><text:span text:style-name="_31_"> </text:span><text:span text:style-name="_35_">m</text:span><text:span text:style-name="_39_">i</text:span><text:span text:style-name="_33_">g</text:span><text:span text:style-name="_36_">h</text:span><text:span text:style-name="_39_">t</text:span><text:span text:style-name="_31_"> </text:span><text:span text:style-name="_35_">b</text:span><text:span text:style-name="_38_">e</text:span><text:span text:style-name="_31_"> </text:span><text:span text:style-name="_35_">d</text:span><text:span text:style-name="_39_">o</text:span><text:span text:style-name="_33_">n</text:span><text:span text:style-name="_35_">e</text:span><text:span text:style-name="_38_">,</text:span><text:span text:style-name="_31_"> </text:span><text:span text:style-name="_35_">b</text:span><text:span text:style-name="_38_">u</text:span><text:span text:style-name="_32_">t</text:span><text:span text:style-name="_34_"> </text:span><text:span text:style-name="_38_">e</text:span><text:span text:style-name="_33_">v</text:span><text:span text:style-name="_35_">e</text:span><text:span text:style-name="_39_">n</text:span><text:span text:style-name="_31_"> </text:span><text:span text:style-name="_35_">s</text:span><text:span text:style-name="_38_">u</text:span><text:span text:style-name="_33_">p</text:span><text:span text:style-name="_36_">p</text:span><text:span text:style-name="_38_">o</text:span><text:span text:style-name="_32_">s</text:span><text:span text:style-name="_36_">i</text:span><text:span text:style-name="_39_">n</text:span><text:span text:style-name="_32_">g</text:span><text:span text:style-name="_34_"> </text:span><text:span text:style-name="_38_">t</text:span><text:span text:style-name="_32_">h</text:span><text:span text:style-name="_36_">i</text:span><text:span text:style-name="_39_">s</text:span><text:span text:style-name="_31_"> </text:span><text:span text:style-name="_35_">i</text:span><text:span text:style-name="_39_">n</text:span><text:span text:style-name="_32_">v</text:span><text:span text:style-name="_35_">e</text:span><text:span text:style-name="_38_">n</text:span><text:span text:style-name="_32_">t</text:span><text:span text:style-name="_35_">i</text:span><text:span text:style-name="_39_">o</text:span><text:span text:style-name="_32_">n</text:span><text:span text:style-name="_34_"> </text:span><text:span text:style-name="_38_">a</text:span><text:span text:style-name="_32_">v</text:span><text:span text:style-name="_35_">a</text:span><text:span text:style-name="_39_">i</text:span><text:span text:style-name="_32_">l</text:span><text:span text:style-name="_35_">a</text:span><text:span text:style-name="_38_">b</text:span><text:span text:style-name="_33_">l</text:span><text:span text:style-name="_35_">e</text:span><text:span text:style-name="_37_"> </text:span><text:span text:style-name="_32_">w</text:span><text:span text:style-name="_36_">e</text:span><text:span text:style-name="_37_"> </text:span><text:span text:style-name="_32_">s</text:span><text:span text:style-name="_36_">h</text:span><text:span text:style-name="_38_">o</text:span><text:span text:style-name="_33_">u</text:span><text:span text:style-name="_36_">l</text:span><text:span text:style-name="_39_">d</text:span><text:span text:style-name="_31_"> </text:span><text:span text:style-name="_36_">f</text:span><text:span text:style-name="_38_">e</text:span><text:span text:style-name="_32_">e</text:span><text:span text:style-name="_35_">l</text:span><text:span text:style-name="_37_"> </text:span><text:span text:style-name="_33_">t</text:span><text:span text:style-name="_35_">h</text:span><text:span text:style-name="_39_">e</text:span><text:span text:style-name="_32_">r</text:span><text:span text:style-name="_36_">e</text:span><text:span text:style-name="_37_"> </text:span><text:span text:style-name="_32_">w</text:span><text:span text:style-name="_35_">a</text:span><text:span text:style-name="_39_">s</text:span><text:span text:style-name="_31_"> </text:span><text:span text:style-name="_35_">l</text:span><text:span text:style-name="_39_">i</text:span><text:span text:style-name="_32_">t</text:span><text:span text:style-name="_35_">t</text:span><text:span text:style-name="_38_">l</text:span><text:span text:style-name="_33_">e</text:span><text:span text:style-name="_34_"> </text:span><text:span text:style-name="_39_">p</text:span><text:span text:style-name="_32_">o</text:span><text:span text:style-name="_35_">i</text:span><text:span text:style-name="_38_">n</text:span><text:span text:style-name="_32_">t</text:span><text:span text:style-name="_34_"> </text:span><text:span text:style-name="_38_">i</text:span><text:span text:style-name="_33_">n</text:span><text:span text:style-name="_34_"> </text:span><text:span text:style-name="_39_">t</text:span><text:span text:style-name="_33_">r</text:span><text:span text:style-name="_35_">y</text:span><text:span text:style-name="_38_">i</text:span><text:span text:style-name="_32_">n</text:span><text:span text:style-name="_35_">g</text:span><text:span text:style-name="_37_"> </text:span><text:span text:style-name="_32_">t</text:span><text:span text:style-name="_35_">o</text:span><text:span text:style-name="_37_"> </text:span><text:span text:style-name="_33_">m</text:span><text:span text:style-name="_36_">a</text:span><text:span text:style-name="_38_">k</text:span><text:span text:style-name="_32_">e</text:span><text:span text:style-name="_34_"> </text:span><text:span text:style-name="_38_">a</text:span><text:span text:style-name="_31_"> </text:span><text:span text:style-name="_36_">"</text:span><text:span text:style-name="_39_">t</text:span><text:span text:style-name="_33_">h</text:span><text:span text:style-name="_36_">i</text:span><text:span text:style-name="_39_">n</text:span><text:span text:style-name="_33_">k</text:span><text:span text:style-name="_36_">i</text:span><text:span text:style-name="_38_">n</text:span><text:span text:style-name="_32_">g</text:span><text:span text:style-name="_34_"> </text:span><text:span text:style-name="_39_">m</text:span><text:span text:style-name="_32_">a</text:span><text:span text:style-name="_35_">c</text:span><text:span text:style-name="_39_">h</text:span><text:span text:style-name="_33_">i</text:span><text:span text:style-name="_36_">n</text:span><text:span text:style-name="_39_">e</text:span><text:span text:style-name="_32_">"</text:span><text:span text:style-name="_34_"> </text:span><text:span text:style-name="_39_">m</text:span><text:span text:style-name="_33_">o</text:span><text:span text:style-name="_35_">r</text:span><text:span text:style-name="_38_">e</text:span><text:span text:style-name="_31_"> </text:span><text:span text:style-name="_36_">h</text:span><text:span text:style-name="_39_">u</text:span><text:span text:style-name="_33_">m</text:span><text:span text:style-name="_35_">a</text:span><text:span text:style-name="_39_">n</text:span><text:span text:style-name="_31_"> </text:span><text:span text:style-name="_36_">b</text:span><text:span text:style-name="_38_">y</text:span><text:span text:style-name="_31_"> </text:span><text:span text:style-name="_36_">d</text:span><text:span text:style-name="_39_">r</text:span><text:span text:style-name="_33_">e</text:span><text:span text:style-name="_36_">s</text:span><text:span text:style-name="_38_">s</text:span><text:span text:style-name="_32_">i</text:span><text:span text:style-name="_35_">n</text:span><text:span text:style-name="_39_">g</text:span><text:span text:style-name="_31_"> </text:span><text:span text:style-name="_35_">i</text:span><text:span text:style-name="_38_">t</text:span><text:span text:style-name="_31_"> </text:span><text:span text:style-name="_36_">u</text:span><text:span text:style-name="_39_">p</text:span><text:span text:style-name="_31_"> </text:span><text:span text:style-name="_35_">i</text:span><text:span text:style-name="_39_">n</text:span><text:span text:style-name="_31_"> </text:span><text:span text:style-name="_36_">s</text:span><text:span text:style-name="_38_">u</text:span><text:span text:style-name="_33_">c</text:span><text:span text:style-name="_36_">h</text:span><text:span text:style-name="_37_"> </text:span><text:span text:style-name="_32_">a</text:span><text:span text:style-name="_36_">r</text:span><text:span text:style-name="_39_">t</text:span><text:span text:style-name="_32_">i</text:span><text:span text:style-name="_36_">f</text:span><text:span text:style-name="_38_">i</text:span><text:span text:style-name="_33_">c</text:span><text:span text:style-name="_35_">i</text:span><text:span text:style-name="_39_">a</text:span><text:span text:style-name="_32_">l</text:span><text:span text:style-name="_34_"> </text:span><text:span text:style-name="_38_">f</text:span><text:span text:style-name="_32_">l</text:span><text:span text:style-name="_35_">e</text:span><text:span text:style-name="_38_">s</text:span><text:span text:style-name="_33_">h</text:span><text:span text:style-name="_35_">.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f</text:span><text:span text:style-name="_39_">o</text:span><text:span text:style-name="_33_">r</text:span><text:span text:style-name="_36_">m</text:span><text:span text:style-name="_37_"> </text:span><text:span text:style-name="_32_">i</text:span><text:span text:style-name="_35_">n</text:span><text:span text:style-name="_37_"> </text:span><text:span text:style-name="_32_">w</text:span><text:span text:style-name="_36_">h</text:span><text:span text:style-name="_38_">i</text:span><text:span text:style-name="_32_">c</text:span><text:span text:style-name="_35_">h</text:span><text:span text:style-name="_37_"> </text:span><text:span text:style-name="_32_">w</text:span><text:span text:style-name="_35_">e</text:span><text:span text:style-name="_37_"> </text:span><text:span text:style-name="_32_">h</text:span><text:span text:style-name="_36_">a</text:span><text:span text:style-name="_38_">v</text:span><text:span text:style-name="_32_">e</text:span><text:span text:style-name="_34_"> </text:span><text:span text:style-name="_38_">s</text:span><text:span text:style-name="_33_">e</text:span><text:span text:style-name="_36_">t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p</text:span><text:span text:style-name="_39_">r</text:span><text:span text:style-name="_32_">o</text:span><text:span text:style-name="_35_">b</text:span><text:span text:style-name="_38_">l</text:span><text:span text:style-name="_32_">e</text:span><text:span text:style-name="_35_">m</text:span><text:span text:style-name="_37_"> </text:span><text:span text:style-name="_33_">r</text:span><text:span text:style-name="_35_">e</text:span><text:span text:style-name="_39_">f</text:span><text:span text:style-name="_33_">l</text:span><text:span text:style-name="_35_">e</text:span><text:span text:style-name="_39_">c</text:span><text:span text:style-name="_32_">t</text:span><text:span text:style-name="_36_">s</text:span><text:span text:style-name="_37_"> </text:span><text:span text:style-name="_33_">t</text:span><text:span text:style-name="_36_">h</text:span><text:span text:style-name="_38_">i</text:span><text:span text:style-name="_33_">s</text:span><text:span text:style-name="_34_"> </text:span><text:span text:style-name="_39_">f</text:span><text:span text:style-name="_33_">a</text:span><text:span text:style-name="_35_">c</text:span><text:span text:style-name="_38_">t</text:span><text:span text:style-name="_31_"> </text:span><text:span text:style-name="_36_">i</text:span><text:span text:style-name="_39_">n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c</text:span><text:span text:style-name="_33_">o</text:span><text:span text:style-name="_35_">n</text:span><text:span text:style-name="_38_">d</text:span><text:span text:style-name="_32_">i</text:span><text:span text:style-name="_36_">t</text:span><text:span text:style-name="_39_">i</text:span><text:span text:style-name="_33_">o</text:span><text:span text:style-name="_36_">n</text:span><text:span text:style-name="_37_"> </text:span><text:span text:style-name="_33_">w</text:span><text:span text:style-name="_36_">h</text:span><text:span text:style-name="_39_">i</text:span><text:span text:style-name="_33_">c</text:span><text:span text:style-name="_36_">h</text:span><text:span text:style-name="_37_"> </text:span><text:span text:style-name="_33_">p</text:span><text:span text:style-name="_36_">r</text:span><text:span text:style-name="_38_">e</text:span><text:span text:style-name="_33_">v</text:span><text:span text:style-name="_36_">e</text:span><text:span text:style-name="_38_">n</text:span><text:span text:style-name="_33_">t</text:span><text:span text:style-name="_35_">s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i</text:span><text:span text:style-name="_39_">n</text:span><text:span text:style-name="_33_">t</text:span><text:span text:style-name="_35_">e</text:span><text:span text:style-name="_38_">r</text:span><text:span text:style-name="_33_">r</text:span><text:span text:style-name="_36_">o</text:span><text:span text:style-name="_38_">g</text:span><text:span text:style-name="_32_">a</text:span><text:span text:style-name="_35_">t</text:span><text:span text:style-name="_39_">o</text:span><text:span text:style-name="_32_">r</text:span><text:span text:style-name="_34_"> </text:span><text:span text:style-name="_39_">f</text:span><text:span text:style-name="_32_">r</text:span><text:span text:style-name="_35_">o</text:span><text:span text:style-name="_39_">m</text:span><text:span text:style-name="_31_"> </text:span><text:span text:style-name="_36_">s</text:span><text:span text:style-name="_39_">e</text:span><text:span text:style-name="_33_">e</text:span><text:span text:style-name="_35_">i</text:span><text:span text:style-name="_38_">n</text:span><text:span text:style-name="_32_">g</text:span><text:span text:style-name="_34_"> </text:span><text:span text:style-name="_39_">o</text:span><text:span text:style-name="_32_">r</text:span><text:span text:style-name="_34_"> </text:span><text:span text:style-name="_39_">t</text:span><text:span text:style-name="_33_">o</text:span><text:span text:style-name="_36_">u</text:span><text:span text:style-name="_39_">c</text:span><text:span text:style-name="_33_">h</text:span><text:span text:style-name="_36_">i</text:span><text:span text:style-name="_38_">n</text:span><text:span text:style-name="_33_">g</text:span><text:span text:style-name="_34_"> </text:span><text:span text:style-name="_39_">t</text:span><text:span text:style-name="_32_">h</text:span><text:span text:style-name="_35_">e</text:span><text:span text:style-name="_37_"> </text:span><text:soft-page-break/><text:span text:style-name="_33_">o</text:span><text:span text:style-name="_36_">t</text:span><text:span text:style-name="_38_">h</text:span><text:span text:style-name="_33_">e</text:span><text:span text:style-name="_36_">r</text:span><text:span text:style-name="_37_"> </text:span><text:span text:style-name="_32_">c</text:span><text:span text:style-name="_35_">o</text:span><text:span text:style-name="_38_">m</text:span><text:span text:style-name="_32_">p</text:span><text:span text:style-name="_35_">e</text:span><text:span text:style-name="_38_">t</text:span><text:span text:style-name="_33_">i</text:span><text:span text:style-name="_35_">t</text:span><text:span text:style-name="_38_">o</text:span><text:span text:style-name="_32_">r</text:span><text:span text:style-name="_36_">s</text:span><text:span text:style-name="_39_">,</text:span><text:span text:style-name="_31_"> </text:span><text:span text:style-name="_36_">o</text:span><text:span text:style-name="_39_">r</text:span><text:span text:style-name="_31_"> </text:span><text:span text:style-name="_35_">h</text:span><text:span text:style-name="_38_">e</text:span><text:span text:style-name="_33_">a</text:span><text:span text:style-name="_36_">r</text:span><text:span text:style-name="_39_">i</text:span><text:span text:style-name="_32_">n</text:span><text:span text:style-name="_36_">g</text:span><text:span text:style-name="_37_"> </text:span>-<text:span text:style-name="_35_">t</text:span><text:span text:style-name="_39_">h</text:span><text:span text:style-name="_32_">e</text:span><text:span text:style-name="_36_">i</text:span><text:span text:style-name="_39_">r</text:span><text:span text:style-name="_31_"> </text:span><text:span text:style-name="_35_">v</text:span><text:span text:style-name="_38_">o</text:span><text:span text:style-name="_33_">i</text:span><text:span text:style-name="_35_">c</text:span><text:span text:style-name="_38_">e</text:span><text:span text:style-name="_32_">s</text:span><text:span text:style-name="_35_">.</text:span><text:span text:style-name="_37_"> </text:span><text:span text:style-name="_32_">S</text:span><text:span text:style-name="_36_">o</text:span><text:span text:style-name="_38_">m</text:span><text:span text:style-name="_33_">e</text:span><text:span text:style-name="_34_"> </text:span><text:span text:style-name="_38_">o</text:span><text:span text:style-name="_32_">t</text:span><text:span text:style-name="_35_">h</text:span><text:span text:style-name="_38_">e</text:span><text:span text:style-name="_33_">r</text:span><text:span text:style-name="_34_"> </text:span><text:span text:style-name="_39_">a</text:span><text:span text:style-name="_32_">d</text:span><text:span text:style-name="_35_">v</text:span><text:span text:style-name="_39_">a</text:span><text:span text:style-name="_33_">n</text:span><text:span text:style-name="_36_">t</text:span><text:span text:style-name="_38_">a</text:span><text:span text:style-name="_32_">g</text:span><text:span text:style-name="_36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p</text:span><text:span text:style-name="_33_">r</text:span><text:span text:style-name="_35_">o</text:span><text:span text:style-name="_39_">p</text:span><text:span text:style-name="_33_">o</text:span><text:span text:style-name="_36_">s</text:span><text:span text:style-name="_38_">e</text:span><text:span text:style-name="_32_">d</text:span><text:span text:style-name="_34_"> </text:span><text:span text:style-name="_39_">c</text:span><text:span text:style-name="_32_">r</text:span><text:span text:style-name="_35_">i</text:span><text:span text:style-name="_39_">t</text:span><text:span text:style-name="_32_">e</text:span><text:span text:style-name="_36_">r</text:span><text:span text:style-name="_38_">i</text:span><text:span text:style-name="_32_">o</text:span><text:span text:style-name="_35_">n</text:span><text:span text:style-name="_37_"> </text:span><text:span text:style-name="_33_">m</text:span><text:span text:style-name="_35_">a</text:span><text:span text:style-name="_38_">y</text:span><text:span text:style-name="_31_"> </text:span><text:span text:style-name="_35_">b</text:span><text:span text:style-name="_39_">e</text:span><text:span text:style-name="_31_"> </text:span><text:span text:style-name="_36_">s</text:span><text:span text:style-name="_38_">h</text:span><text:span text:style-name="_32_">o</text:span><text:span text:style-name="_36_">w</text:span><text:span text:style-name="_39_">n</text:span><text:span text:style-name="_31_"> </text:span><text:span text:style-name="_35_">u</text:span><text:span text:style-name="_39_">p</text:span><text:span text:style-name="_31_"> </text:span><text:span text:style-name="_35_">b</text:span><text:span text:style-name="_39_">y</text:span><text:span text:style-name="_31_"> </text:span><text:span text:style-name="_35_">s</text:span><text:span text:style-name="_38_">p</text:span><text:span text:style-name="_32_">e</text:span><text:span text:style-name="_35_">c</text:span><text:span text:style-name="_39_">i</text:span><text:span text:style-name="_33_">m</text:span><text:span text:style-name="_36_">e</text:span><text:span text:style-name="_38_">n</text:span><text:span text:style-name="_31_"> </text:span><text:span text:style-name="_36_">q</text:span><text:span text:style-name="_38_">u</text:span><text:span text:style-name="_33_">e</text:span><text:span text:style-name="_35_">s</text:span><text:span text:style-name="_39_">t</text:span><text:span text:style-name="_32_">i</text:span><text:span text:style-name="_35_">o</text:span><text:span text:style-name="_39_">n</text:span><text:span text:style-name="_32_">s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a</text:span><text:span text:style-name="_36_">n</text:span><text:span text:style-name="_39_">s</text:span><text:span text:style-name="_32_">w</text:span><text:span text:style-name="_36_">e</text:span><text:span text:style-name="_38_">r</text:span><text:span text:style-name="_33_">s</text:span><text:span text:style-name="_35_">.</text:span><text:span text:style-name="_37_"> </text:span><text:span text:style-name="_32_">T</text:span><text:span text:style-name="_35_">h</text:span><text:span text:style-name="_38_">u</text:span><text:span text:style-name="_33_">s</text:span><text:span text:style-name="_36_">:</text:span></text:p>
      <text:p text:style-name="P1"><text:span text:style-name="_33_">Q</text:span><text:span text:style-name="_35_">:</text:span><text:span text:style-name="_37_"> </text:span><text:span text:style-name="_32_">P</text:span><text:span text:style-name="_36_">l</text:span><text:span text:style-name="_38_">e</text:span><text:span text:style-name="_32_">a</text:span><text:span text:style-name="_35_">s</text:span><text:span text:style-name="_39_">e</text:span><text:span text:style-name="_31_"> </text:span><text:span text:style-name="_35_">w</text:span><text:span text:style-name="_39_">r</text:span><text:span text:style-name="_32_">i</text:span><text:span text:style-name="_35_">t</text:span><text:span text:style-name="_39_">e</text:span><text:span text:style-name="_31_"> </text:span><text:span text:style-name="_36_">m</text:span><text:span text:style-name="_39_">e</text:span><text:span text:style-name="_31_"> </text:span><text:span text:style-name="_35_">a</text:span><text:span text:style-name="_37_"> </text:span><text:span text:style-name="_32_">s</text:span><text:span text:style-name="_36_">o</text:span><text:span text:style-name="_39_">n</text:span><text:span text:style-name="_32_">n</text:span><text:span text:style-name="_35_">e</text:span><text:span text:style-name="_38_">t</text:span><text:span text:style-name="_31_"> </text:span><text:span text:style-name="_35_">o</text:span><text:span text:style-name="_38_">n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s</text:span><text:span text:style-name="_33_">u</text:span><text:span text:style-name="_36_">b</text:span><text:span text:style-name="_39_">j</text:span><text:span text:style-name="_32_">e</text:span><text:span text:style-name="_36_">c</text:span><text:span text:style-name="_38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F</text:span><text:span text:style-name="_33_">o</text:span><text:span text:style-name="_35_">r</text:span><text:span text:style-name="_39_">t</text:span><text:span text:style-name="_32_">h</text:span><text:span text:style-name="_34_"> </text:span><text:span text:style-name="_38_">B</text:span><text:span text:style-name="_33_">r</text:span><text:span text:style-name="_35_">i</text:span><text:span text:style-name="_38_">d</text:span><text:span text:style-name="_32_">g</text:span><text:span text:style-name="_36_">e</text:span><text:span text:style-name="_39_">.</text:span></text:p>
      <text:p text:style-name="P1"><text:span text:style-name="_36_">A</text:span><text:span text:style-name="_37_"> </text:span><text:span text:style-name="_33_">:</text:span><text:span text:style-name="_34_"> </text:span><text:span text:style-name="_38_">C</text:span><text:span text:style-name="_33_">o</text:span><text:span text:style-name="_36_">u</text:span><text:span text:style-name="_39_">n</text:span><text:span text:style-name="_32_">t</text:span><text:span text:style-name="_34_"> </text:span><text:span text:style-name="_39_">m</text:span><text:span text:style-name="_32_">e</text:span><text:span text:style-name="_34_"> </text:span><text:span text:style-name="_39_">o</text:span><text:span text:style-name="_32_">u</text:span><text:span text:style-name="_35_">t</text:span><text:span text:style-name="_37_"> </text:span><text:span text:style-name="_33_">o</text:span><text:span text:style-name="_35_">n</text:span><text:span text:style-name="_37_"> </text:span><text:span text:style-name="_32_">t</text:span><text:span text:style-name="_36_">h</text:span><text:span text:style-name="_39_">i</text:span><text:span text:style-name="_32_">s</text:span><text:span text:style-name="_34_"> </text:span><text:span text:style-name="_38_">o</text:span><text:span text:style-name="_33_">n</text:span><text:span text:style-name="_36_">e</text:span><text:span text:style-name="_38_">.</text:span><text:span text:style-name="_31_"> </text:span><text:span text:style-name="_36_">I</text:span><text:span text:style-name="_37_"> </text:span><text:span text:style-name="_33_">n</text:span><text:span text:style-name="_35_">e</text:span><text:span text:style-name="_39_">v</text:span><text:span text:style-name="_32_">e</text:span><text:span text:style-name="_35_">r</text:span><text:span text:style-name="_37_"> </text:span><text:span text:style-name="_32_">c</text:span><text:span text:style-name="_36_">o</text:span><text:span text:style-name="_39_">u</text:span><text:span text:style-name="_33_">l</text:span><text:span text:style-name="_36_">d</text:span><text:span text:style-name="_37_"> </text:span><text:span text:style-name="_32_">w</text:span><text:span text:style-name="_36_">r</text:span><text:span text:style-name="_38_">i</text:span><text:span text:style-name="_32_">t</text:span><text:span text:style-name="_36_">e</text:span><text:span text:style-name="_37_"> </text:span><text:span text:style-name="_32_">p</text:span><text:span text:style-name="_36_">o</text:span><text:span text:style-name="_39_">e</text:span><text:span text:style-name="_32_">t</text:span><text:span text:style-name="_35_">r</text:span><text:span text:style-name="_39_">y</text:span><text:span text:style-name="_32_">.</text:span></text:p>
      <text:p text:style-name="P1"><text:span text:style-name="_38_">Q</text:span><text:span text:style-name="_32_">:</text:span><text:span text:style-name="_34_"> </text:span><text:span text:style-name="_39_">A</text:span><text:span text:style-name="_32_">d</text:span><text:span text:style-name="_35_">d</text:span><text:span text:style-name="_37_"> </text:span><text:span text:style-name="_32_">3</text:span><text:span text:style-name="_35_">4</text:span><text:span text:style-name="_39_">9</text:span><text:span text:style-name="_32_">5</text:span><text:span text:style-name="_36_">7</text:span><text:span text:style-name="_37_"> </text:span><text:span text:style-name="_32_">t</text:span><text:span text:style-name="_36_">o</text:span><text:span text:style-name="_37_"> </text:span><text:span text:style-name="_32_">7</text:span><text:span text:style-name="_36_">0</text:span><text:span text:style-name="_38_">7</text:span><text:span text:style-name="_33_">6</text:span><text:span text:style-name="_36_">4</text:span><text:span text:style-name="_38_">.</text:span></text:p>
      <text:p text:style-name="P1"><text:span text:style-name="_35_">A</text:span><text:span text:style-name="_39_">:</text:span><text:span text:style-name="_31_"> </text:span><text:span text:style-name="_35_">(</text:span><text:span text:style-name="_38_">P</text:span><text:span text:style-name="_33_">a</text:span><text:span text:style-name="_36_">u</text:span><text:span text:style-name="_38_">s</text:span><text:span text:style-name="_33_">e</text:span><text:span text:style-name="_34_"> </text:span><text:span text:style-name="_39_">a</text:span><text:span text:style-name="_33_">b</text:span><text:span text:style-name="_36_">o</text:span><text:span text:style-name="_38_">u</text:span><text:span text:style-name="_32_">t</text:span><text:span text:style-name="_34_"> </text:span><text:span text:style-name="_38_">3</text:span><text:span text:style-name="_32_">0</text:span><text:span text:style-name="_34_"> </text:span><text:span text:style-name="_38_">s</text:span><text:span text:style-name="_33_">e</text:span><text:span text:style-name="_35_">c</text:span><text:span text:style-name="_38_">o</text:span><text:span text:style-name="_33_">n</text:span><text:span text:style-name="_35_">d</text:span><text:span text:style-name="_39_">s</text:span><text:span text:style-name="_31_"> </text:span><text:span text:style-name="_35_">a</text:span><text:span text:style-name="_38_">n</text:span><text:span text:style-name="_33_">d</text:span><text:span text:style-name="_34_"> </text:span><text:span text:style-name="_39_">t</text:span><text:span text:style-name="_33_">h</text:span><text:span text:style-name="_36_">e</text:span><text:span text:style-name="_38_">n</text:span><text:span text:style-name="_31_"> </text:span><text:span text:style-name="_35_">g</text:span><text:span text:style-name="_39_">i</text:span><text:span text:style-name="_33_">v</text:span><text:span text:style-name="_35_">e</text:span><text:span text:style-name="_37_"> </text:span><text:span text:style-name="_32_">a</text:span><text:span text:style-name="_35_">s</text:span><text:span text:style-name="_37_"> </text:span><text:span text:style-name="_32_">a</text:span><text:span text:style-name="_36_">n</text:span><text:span text:style-name="_38_">s</text:span><text:span text:style-name="_32_">w</text:span><text:span text:style-name="_35_">e</text:span><text:span text:style-name="_38_">r</text:span><text:span text:style-name="_33_">)</text:span><text:span text:style-name="_34_"> </text:span><text:span text:style-name="_38_">1</text:span><text:span text:style-name="_32_">0</text:span><text:span text:style-name="_36_">5</text:span><text:span text:style-name="_38_">6</text:span><text:span text:style-name="_32_">2</text:span><text:span text:style-name="_35_">1</text:span><text:span text:style-name="_38_">.</text:span></text:p>
      <text:p text:style-name="P1"><text:span text:style-name="_35_">Q</text:span><text:span text:style-name="_39_">:</text:span><text:span text:style-name="_31_"> </text:span><text:span text:style-name="_36_">D</text:span><text:span text:style-name="_39_">o</text:span><text:span text:style-name="_31_"> </text:span><text:span text:style-name="_36_">y</text:span><text:span text:style-name="_38_">o</text:span><text:span text:style-name="_33_">u</text:span><text:span text:style-name="_34_"> </text:span><text:span text:style-name="_38_">p</text:span><text:span text:style-name="_33_">l</text:span><text:span text:style-name="_35_">a</text:span><text:span text:style-name="_38_">y</text:span><text:span text:style-name="_31_"> </text:span><text:span text:style-name="_36_">c</text:span><text:span text:style-name="_39_">h</text:span><text:span text:style-name="_33_">e</text:span><text:span text:style-name="_35_">s</text:span><text:span text:style-name="_39_">s</text:span><text:span text:style-name="_32_">?</text:span></text:p>
      <text:p text:style-name="P1"><text:span text:style-name="_39_">A</text:span><text:span text:style-name="_33_">:</text:span><text:span text:style-name="_34_"> </text:span><text:span text:style-name="_39_">Y</text:span><text:span text:style-name="_32_">e</text:span><text:span text:style-name="_35_">s</text:span><text:span text:style-name="_39_">.</text:span></text:p>
      <text:p text:style-name="P1"><text:span text:style-name="_35_">Q</text:span><text:span text:style-name="_39_">:</text:span><text:span text:style-name="_31_"> </text:span><text:span text:style-name="_36_">I</text:span><text:span text:style-name="_37_"> </text:span><text:span text:style-name="_33_">h</text:span><text:span text:style-name="_36_">a</text:span><text:span text:style-name="_38_">v</text:span><text:span text:style-name="_32_">e</text:span><text:span text:style-name="_34_"> </text:span><text:span text:style-name="_38_">K</text:span><text:span text:style-name="_31_"> </text:span><text:span text:style-name="_35_">a</text:span><text:span text:style-name="_38_">t</text:span><text:span text:style-name="_31_"> </text:span><text:span text:style-name="_35_">m</text:span><text:span text:style-name="_39_">y</text:span><text:span text:style-name="_31_"> </text:span><text:span text:style-name="_36_">K</text:span><text:span text:style-name="_39_">1</text:span><text:span text:style-name="_33_">,</text:span><text:span text:style-name="_34_"> </text:span><text:span text:style-name="_39_">a</text:span><text:span text:style-name="_32_">n</text:span><text:span text:style-name="_36_">d</text:span><text:span text:style-name="_37_"> </text:span><text:span text:style-name="_32_">n</text:span><text:span text:style-name="_35_">o</text:span><text:span text:style-name="_37_"> </text:span><text:span text:style-name="_32_">o</text:span><text:span text:style-name="_36_">t</text:span><text:span text:style-name="_39_">h</text:span><text:span text:style-name="_33_">e</text:span><text:span text:style-name="_36_">r</text:span><text:span text:style-name="_37_"> </text:span><text:span text:style-name="_33_">p</text:span><text:span text:style-name="_36_">i</text:span><text:span text:style-name="_39_">e</text:span><text:span text:style-name="_32_">c</text:span><text:span text:style-name="_36_">e</text:span><text:span text:style-name="_39_">s</text:span><text:span text:style-name="_32_">.</text:span><text:span text:style-name="_34_"> </text:span><text:span text:style-name="_39_">Y</text:span><text:span text:style-name="_33_">o</text:span><text:span text:style-name="_36_">u</text:span><text:span text:style-name="_37_"> </text:span><text:span text:style-name="_33_">h</text:span><text:span text:style-name="_36_">a</text:span><text:span text:style-name="_39_">v</text:span><text:span text:style-name="_32_">e</text:span><text:span text:style-name="_34_"> </text:span><text:span text:style-name="_39_">o</text:span><text:span text:style-name="_32_">n</text:span><text:span text:style-name="_36_">l</text:span><text:span text:style-name="_39_">y</text:span><text:span text:style-name="_31_"> </text:span><text:span text:style-name="_35_">K</text:span><text:span text:style-name="_37_"> </text:span><text:span text:style-name="_32_">a</text:span><text:span text:style-name="_36_">t</text:span><text:span text:style-name="_37_"> </text:span><text:span text:style-name="_33_">K</text:span><text:span text:style-name="_35_">6</text:span><text:span text:style-name="_37_"> </text:span><text:span text:style-name="_33_">a</text:span><text:span text:style-name="_36_">n</text:span><text:span text:style-name="_39_">d</text:span><text:span text:style-name="_31_"> </text:span><text:span text:style-name="_36_">R</text:span><text:span text:style-name="_37_"> </text:span><text:span text:style-name="_32_">a</text:span><text:span text:style-name="_35_">t</text:span><text:span text:style-name="_37_"> </text:span><text:span text:style-name="_33_">R</text:span><text:span text:style-name="_35_">1</text:span><text:span text:style-name="_39_">.</text:span><text:span text:style-name="_31_"> </text:span><text:span text:style-name="_36_">I</text:span><text:span text:style-name="_39_">t</text:span><text:span text:style-name="_31_"> </text:span><text:span text:style-name="_35_">i</text:span><text:span text:style-name="_38_">s</text:span><text:span text:style-name="_31_"> </text:span><text:span text:style-name="_35_">y</text:span><text:span text:style-name="_38_">o</text:span><text:span text:style-name="_32_">u</text:span><text:span text:style-name="_35_">r</text:span><text:span text:style-name="_37_"> </text:span><text:span text:style-name="_33_">m</text:span><text:span text:style-name="_36_">o</text:span><text:span text:style-name="_39_">v</text:span><text:span text:style-name="_33_">e</text:span><text:span text:style-name="_36_">.</text:span><text:span text:style-name="_37_"> </text:span><text:span text:style-name="_32_">W</text:span><text:span text:style-name="_35_">h</text:span><text:span text:style-name="_38_">a</text:span><text:span text:style-name="_32_">t</text:span><text:span text:style-name="_34_"> </text:span><text:span text:style-name="_38_">d</text:span><text:span text:style-name="_32_">o</text:span><text:span text:style-name="_34_"> </text:span><text:span text:style-name="_39_">y</text:span><text:span text:style-name="_33_">o</text:span><text:span text:style-name="_35_">u</text:span><text:span text:style-name="_37_"> </text:span><text:span text:style-name="_32_">p</text:span><text:span text:style-name="_35_">l</text:span><text:span text:style-name="_39_">a</text:span><text:span text:style-name="_32_">y</text:span><text:span text:style-name="_35_">?</text:span></text:p>
      <text:p text:style-name="P1"><text:span text:style-name="_33_">A</text:span><text:span text:style-name="_35_">:</text:span><text:span text:style-name="_37_"> </text:span><text:span text:style-name="_32_">(</text:span><text:span text:style-name="_36_">A</text:span><text:span text:style-name="_39_">f</text:span><text:span text:style-name="_33_">t</text:span><text:span text:style-name="_36_">e</text:span><text:span text:style-name="_39_">r</text:span><text:span text:style-name="_31_"> </text:span><text:span text:style-name="_35_">a</text:span><text:span text:style-name="_37_"> </text:span><text:span text:style-name="_33_">p</text:span><text:span text:style-name="_36_">a</text:span><text:span text:style-name="_38_">u</text:span><text:span text:style-name="_32_">s</text:span><text:span text:style-name="_35_">e</text:span><text:span text:style-name="_37_"> </text:span><text:span text:style-name="_32_">o</text:span><text:span text:style-name="_36_">f</text:span><text:span text:style-name="_37_"> </text:span><text:span text:style-name="_32_">1</text:span><text:span text:style-name="_35_">5</text:span><text:span text:style-name="_37_"> </text:span><text:span text:style-name="_32_">s</text:span><text:span text:style-name="_35_">e</text:span><text:span text:style-name="_38_">c</text:span><text:span text:style-name="_32_">o</text:span><text:span text:style-name="_35_">n</text:span><text:span text:style-name="_39_">d</text:span><text:span text:style-name="_33_">s</text:span><text:span text:style-name="_35_">)</text:span><text:span text:style-name="_37_"> </text:span><text:span text:style-name="_33_">R</text:span>-<text:span text:style-name="_38_">R</text:span><text:span text:style-name="_32_">8</text:span><text:span text:style-name="_34_"> </text:span><text:span text:style-name="_38_">m</text:span><text:span text:style-name="_32_">a</text:span><text:span text:style-name="_36_">t</text:span><text:span text:style-name="_39_">e</text:span><text:span text:style-name="_33_">.</text:span></text:p>
      <text:p text:style-name="P1"><text:span text:style-name="_38_">T</text:span><text:span text:style-name="_32_">h</text:span><text:span text:style-name="_35_">e</text:span><text:span text:style-name="_37_"> </text:span><text:span text:style-name="_33_">q</text:span><text:span text:style-name="_35_">u</text:span><text:span text:style-name="_39_">e</text:span><text:span text:style-name="_33_">s</text:span><text:span text:style-name="_35_">t</text:span><text:span text:style-name="_38_">i</text:span><text:span text:style-name="_32_">o</text:span><text:span text:style-name="_35_">n</text:span><text:span text:style-name="_37_"> </text:span><text:span text:style-name="_33_">a</text:span><text:span text:style-name="_35_">n</text:span><text:span text:style-name="_38_">d</text:span><text:span text:style-name="_31_"> </text:span><text:span text:style-name="_36_">a</text:span><text:span text:style-name="_38_">n</text:span><text:span text:style-name="_32_">s</text:span><text:span text:style-name="_35_">w</text:span><text:span text:style-name="_39_">e</text:span><text:span text:style-name="_32_">r</text:span><text:span text:style-name="_34_"> </text:span><text:span text:style-name="_38_">m</text:span><text:span text:style-name="_32_">e</text:span><text:span text:style-name="_35_">t</text:span><text:span text:style-name="_38_">h</text:span><text:span text:style-name="_32_">o</text:span><text:span text:style-name="_36_">d</text:span><text:span text:style-name="_37_"> </text:span><text:span text:style-name="_33_">s</text:span><text:span text:style-name="_35_">e</text:span><text:span text:style-name="_38_">e</text:span><text:span text:style-name="_32_">m</text:span><text:span text:style-name="_35_">s</text:span><text:span text:style-name="_37_"> </text:span><text:span text:style-name="_32_">t</text:span><text:span text:style-name="_36_">o</text:span><text:span text:style-name="_37_"> </text:span><text:span text:style-name="_33_">b</text:span><text:span text:style-name="_35_">e</text:span><text:span text:style-name="_37_"> </text:span><text:span text:style-name="_32_">s</text:span><text:span text:style-name="_35_">u</text:span><text:span text:style-name="_38_">i</text:span><text:span text:style-name="_33_">t</text:span><text:span text:style-name="_35_">a</text:span><text:span text:style-name="_38_">b</text:span><text:span text:style-name="_33_">l</text:span><text:span text:style-name="_35_">e</text:span><text:span text:style-name="_37_"> </text:span><text:span text:style-name="_32_">f</text:span><text:span text:style-name="_36_">o</text:span><text:span text:style-name="_38_">r</text:span><text:span text:style-name="_31_"> </text:span><text:span text:style-name="_35_">i</text:span><text:span text:style-name="_38_">n</text:span><text:span text:style-name="_33_">t</text:span><text:span text:style-name="_36_">r</text:span><text:span text:style-name="_39_">o</text:span><text:span text:style-name="_32_">d</text:span><text:span text:style-name="_36_">u</text:span><text:span text:style-name="_39_">c</text:span><text:span text:style-name="_33_">i</text:span><text:span text:style-name="_36_">n</text:span><text:span text:style-name="_38_">g</text:span><text:span text:style-name="_31_"> </text:span><text:span text:style-name="_35_">a</text:span><text:span text:style-name="_38_">l</text:span><text:span text:style-name="_32_">m</text:span><text:span text:style-name="_36_">o</text:span><text:span text:style-name="_38_">s</text:span><text:span text:style-name="_32_">t</text:span><text:span text:style-name="_34_"> </text:span><text:span text:style-name="_39_">a</text:span><text:span text:style-name="_33_">n</text:span><text:span text:style-name="_35_">y</text:span><text:span text:style-name="_37_"> </text:span><text:span text:style-name="_32_">o</text:span><text:span text:style-name="_35_">n</text:span><text:span text:style-name="_38_">e</text:span><text:span text:style-name="_31_"> </text:span><text:span text:style-name="_36_">o</text:span><text:span text:style-name="_38_">f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f</text:span><text:span text:style-name="_33_">i</text:span><text:span text:style-name="_36_">e</text:span><text:span text:style-name="_38_">l</text:span><text:span text:style-name="_32_">d</text:span><text:span text:style-name="_35_">s</text:span><text:span text:style-name="_37_"> </text:span><text:span text:style-name="_32_">o</text:span><text:span text:style-name="_35_">f</text:span><text:span text:style-name="_37_"> </text:span><text:span text:style-name="_33_">h</text:span><text:span text:style-name="_35_">u</text:span><text:span text:style-name="_38_">m</text:span><text:span text:style-name="_33_">a</text:span><text:span text:style-name="_36_">n</text:span><text:span text:style-name="_37_"> </text:span><text:span text:style-name="_33_">e</text:span><text:span text:style-name="_35_">n</text:span><text:span text:style-name="_38_">d</text:span><text:span text:style-name="_32_">e</text:span><text:span text:style-name="_36_">a</text:span><text:span text:style-name="_38_">v</text:span><text:span text:style-name="_33_">o</text:span><text:span text:style-name="_35_">u</text:span><text:span text:style-name="_39_">r</text:span><text:span text:style-name="_31_"> </text:span><text:span text:style-name="_35_">t</text:span><text:span text:style-name="_38_">h</text:span><text:span text:style-name="_32_">a</text:span><text:span text:style-name="_35_">t</text:span><text:span text:style-name="_37_"> </text:span><text:span text:style-name="_32_">w</text:span><text:span text:style-name="_35_">e</text:span><text:span text:style-name="_37_"> </text:span><text:span text:style-name="_33_">w</text:span><text:span text:style-name="_35_">i</text:span><text:span text:style-name="_39_">s</text:span><text:span text:style-name="_32_">h</text:span><text:span text:style-name="_34_"> </text:span><text:span text:style-name="_38_">t</text:span><text:span text:style-name="_33_">o</text:span><text:span text:style-name="_34_"> </text:span><text:span text:style-name="_38_">i</text:span><text:span text:style-name="_33_">n</text:span><text:span text:style-name="_36_">c</text:span><text:span text:style-name="_39_">l</text:span><text:span text:style-name="_32_">u</text:span><text:span text:style-name="_36_">d</text:span><text:span text:style-name="_39_">e</text:span><text:span text:style-name="_32_">.</text:span><text:span text:style-name="_34_"> </text:span><text:span text:style-name="_38_">W</text:span><text:span text:style-name="_33_">e</text:span><text:span text:style-name="_34_"> </text:span><text:span text:style-name="_39_">d</text:span><text:span text:style-name="_33_">o</text:span><text:span text:style-name="_34_"> </text:span><text:span text:style-name="_39_">n</text:span><text:span text:style-name="_33_">o</text:span><text:span text:style-name="_36_">t</text:span><text:span text:style-name="_37_"> </text:span><text:span text:style-name="_33_">w</text:span><text:span text:style-name="_36_">i</text:span><text:span text:style-name="_39_">s</text:span><text:span text:style-name="_33_">h</text:span><text:span text:style-name="_34_"> </text:span><text:span text:style-name="_39_">t</text:span><text:span text:style-name="_32_">o</text:span><text:span text:style-name="_34_"> </text:span><text:span text:style-name="_39_">p</text:span><text:span text:style-name="_33_">e</text:span><text:span text:style-name="_36_">n</text:span><text:span text:style-name="_38_">a</text:span><text:span text:style-name="_32_">l</text:span><text:span text:style-name="_35_">i</text:span><text:span text:style-name="_38_">s</text:span><text:span text:style-name="_33_">e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m</text:span><text:span text:style-name="_36_">a</text:span><text:span text:style-name="_39_">c</text:span><text:span text:style-name="_33_">h</text:span><text:span text:style-name="_36_">i</text:span><text:span text:style-name="_39_">n</text:span><text:span text:style-name="_32_">e</text:span><text:span text:style-name="_34_"> </text:span><text:span text:style-name="_38_">f</text:span><text:span text:style-name="_33_">o</text:span><text:span text:style-name="_36_">r</text:span><text:span text:style-name="_37_"> </text:span><text:span text:style-name="_32_">i</text:span><text:span text:style-name="_36_">t</text:span><text:span text:style-name="_39_">s</text:span><text:span text:style-name="_31_"> </text:span><text:span text:style-name="_36_">i</text:span><text:span text:style-name="_39_">n</text:span><text:span text:style-name="_33_">a</text:span><text:span text:style-name="_36_">b</text:span><text:span text:style-name="_38_">i</text:span><text:span text:style-name="_32_">l</text:span><text:span text:style-name="_35_">i</text:span><text:span text:style-name="_39_">t</text:span><text:span text:style-name="_32_">y</text:span><text:span text:style-name="_34_"> </text:span><text:span text:style-name="_39_">t</text:span><text:span text:style-name="_33_">o</text:span><text:span text:style-name="_34_"> </text:span><text:span text:style-name="_39_">s</text:span><text:span text:style-name="_32_">h</text:span><text:span text:style-name="_36_">i</text:span><text:span text:style-name="_39_">n</text:span><text:span text:style-name="_32_">e</text:span><text:span text:style-name="_34_"> </text:span><text:span text:style-name="_39_">i</text:span><text:span text:style-name="_32_">n</text:span><text:span text:style-name="_34_"> </text:span><text:span text:style-name="_38_">b</text:span><text:span text:style-name="_33_">e</text:span><text:span text:style-name="_35_">a</text:span><text:span text:style-name="_39_">u</text:span><text:span text:style-name="_33_">t</text:span><text:span text:style-name="_35_">y</text:span><text:span text:style-name="_37_"> </text:span><text:span text:style-name="_33_">c</text:span><text:span text:style-name="_36_">o</text:span><text:span text:style-name="_39_">m</text:span><text:span text:style-name="_32_">p</text:span><text:span text:style-name="_36_">e</text:span><text:span text:style-name="_39_">t</text:span><text:span text:style-name="_32_">i</text:span><text:span text:style-name="_35_">t</text:span><text:span text:style-name="_38_">i</text:span><text:span text:style-name="_33_">o</text:span><text:span text:style-name="_35_">n</text:span><text:span text:style-name="_39_">s</text:span><text:span text:style-name="_33_">,</text:span><text:span text:style-name="_34_"> </text:span><text:span text:style-name="_38_">n</text:span><text:span text:style-name="_33_">o</text:span><text:span text:style-name="_35_">r</text:span><text:span text:style-name="_37_"> </text:span><text:span text:style-name="_32_">t</text:span><text:span text:style-name="_35_">o</text:span><text:span text:style-name="_37_"> </text:span><text:span text:style-name="_32_">p</text:span><text:span text:style-name="_36_">e</text:span><text:span text:style-name="_39_">n</text:span><text:span text:style-name="_32_">a</text:span><text:span text:style-name="_36_">l</text:span><text:span text:style-name="_38_">i</text:span><text:span text:style-name="_32_">s</text:span><text:span text:style-name="_35_">e</text:span><text:span text:style-name="_37_"> </text:span><text:span text:style-name="_33_">a</text:span><text:span text:style-name="_34_"> </text:span><text:span text:style-name="_39_">m</text:span><text:span text:style-name="_33_">a</text:span><text:span text:style-name="_36_">n</text:span><text:span text:style-name="_37_"> </text:span><text:span text:style-name="_32_">f</text:span><text:span text:style-name="_35_">o</text:span><text:span text:style-name="_38_">r</text:span><text:span text:style-name="_31_"> </text:span><text:span text:style-name="_36_">l</text:span><text:span text:style-name="_39_">o</text:span><text:span text:style-name="_32_">s</text:span><text:span text:style-name="_35_">i</text:span><text:span text:style-name="_38_">n</text:span><text:span text:style-name="_32_">g</text:span><text:span text:style-name="_34_"> </text:span><text:span text:style-name="_39_">i</text:span><text:span text:style-name="_33_">n</text:span><text:span text:style-name="_34_"> </text:span><text:span text:style-name="_38_">a</text:span><text:span text:style-name="_31_"> </text:span><text:span text:style-name="_35_">r</text:span><text:span text:style-name="_38_">a</text:span><text:span text:style-name="_33_">c</text:span><text:span text:style-name="_35_">e</text:span><text:span text:style-name="_37_"> </text:span><text:span text:style-name="_33_">a</text:span><text:span text:style-name="_35_">g</text:span><text:span text:style-name="_39_">a</text:span><text:span text:style-name="_32_">i</text:span><text:span text:style-name="_35_">n</text:span><text:span text:style-name="_38_">s</text:span><text:span text:style-name="_33_">t</text:span><text:span text:style-name="_34_"> </text:span><text:span text:style-name="_39_">a</text:span><text:span text:style-name="_32_">n</text:span><text:span text:style-name="_34_"> </text:span><text:span text:style-name="_38_">a</text:span><text:span text:style-name="_33_">e</text:span><text:span text:style-name="_35_">r</text:span><text:span text:style-name="_38_">o</text:span><text:span text:style-name="_32_">p</text:span><text:span text:style-name="_35_">l</text:span><text:span text:style-name="_38_">a</text:span><text:span text:style-name="_33_">n</text:span><text:span text:style-name="_35_">e</text:span><text:span text:style-name="_38_">.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c</text:span><text:span text:style-name="_32_">o</text:span><text:span text:style-name="_35_">n</text:span><text:span text:style-name="_38_">d</text:span><text:span text:style-name="_33_">i</text:span><text:span text:style-name="_35_">t</text:span><text:span text:style-name="_38_">i</text:span><text:span text:style-name="_33_">o</text:span><text:span text:style-name="_36_">n</text:span><text:span text:style-name="_38_">s</text:span><text:span text:style-name="_31_"> </text:span><text:span text:style-name="_36_">o</text:span><text:span text:style-name="_38_">f</text:span><text:span text:style-name="_31_"> </text:span><text:span text:style-name="_35_">o</text:span><text:span text:style-name="_38_">u</text:span><text:span text:style-name="_32_">r</text:span><text:span text:style-name="_34_"> </text:span><text:span text:style-name="_38_">g</text:span><text:span text:style-name="_32_">a</text:span><text:span text:style-name="_36_">m</text:span><text:span text:style-name="_38_">e</text:span><text:span text:style-name="_31_"> </text:span><text:span text:style-name="_36_">m</text:span><text:span text:style-name="_38_">a</text:span><text:span text:style-name="_33_">k</text:span><text:span text:style-name="_35_">e</text:span><text:span text:style-name="_37_"> </text:span><text:span text:style-name="_33_">t</text:span><text:span text:style-name="_35_">h</text:span><text:span text:style-name="_38_">e</text:span><text:span text:style-name="_32_">s</text:span><text:span text:style-name="_36_">e</text:span><text:span text:style-name="_37_"> </text:span><text:span text:style-name="_33_">d</text:span><text:span text:style-name="_35_">i</text:span><text:span text:style-name="_39_">s</text:span><text:span text:style-name="_32_">a</text:span><text:span text:style-name="_36_">b</text:span><text:span text:style-name="_38_">i</text:span><text:span text:style-name="_32_">l</text:span><text:span text:style-name="_35_">i</text:span><text:span text:style-name="_39_">t</text:span><text:span text:style-name="_33_">i</text:span><text:span text:style-name="_36_">e</text:span><text:span text:style-name="_39_">s</text:span><text:span text:style-name="_31_"> </text:span><text:span text:style-name="_36_">i</text:span><text:span text:style-name="_38_">r</text:span><text:span text:style-name="_32_">r</text:span><text:span text:style-name="_36_">e</text:span><text:span text:style-name="_39_">l</text:span><text:span text:style-name="_33_">e</text:span><text:span text:style-name="_36_">v</text:span><text:span text:style-name="_38_">a</text:span><text:span text:style-name="_32_">n</text:span><text:span text:style-name="_36_">t</text:span><text:span text:style-name="_39_">.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"</text:span><text:span text:style-name="_33_">w</text:span><text:span text:style-name="_35_">i</text:span><text:span text:style-name="_39_">t</text:span><text:span text:style-name="_33_">n</text:span><text:span text:style-name="_36_">e</text:span><text:span text:style-name="_39_">s</text:span><text:span text:style-name="_32_">s</text:span><text:span text:style-name="_35_">e</text:span><text:span text:style-name="_38_">s</text:span><text:span text:style-name="_32_">"</text:span><text:span text:style-name="_34_"> </text:span><text:span text:style-name="_39_">c</text:span><text:span text:style-name="_32_">a</text:span><text:span text:style-name="_35_">n</text:span><text:span text:style-name="_37_"> </text:span><text:span text:style-name="_33_">b</text:span><text:span text:style-name="_35_">r</text:span><text:span text:style-name="_39_">a</text:span><text:span text:style-name="_32_">g</text:span><text:span text:style-name="_36_">,</text:span><text:span text:style-name="_37_"> </text:span><text:span text:style-name="_33_">i</text:span><text:span text:style-name="_35_">f</text:span><text:span text:style-name="_37_"> </text:span><text:span text:style-name="_33_">t</text:span><text:span text:style-name="_35_">h</text:span><text:span text:style-name="_39_">e</text:span><text:span text:style-name="_33_">y</text:span><text:span text:style-name="_34_"> </text:span><text:span text:style-name="_38_">c</text:span><text:span text:style-name="_32_">o</text:span><text:span text:style-name="_36_">n</text:span><text:span text:style-name="_39_">s</text:span><text:span text:style-name="_33_">i</text:span><text:span text:style-name="_35_">d</text:span><text:span text:style-name="_38_">e</text:span><text:span text:style-name="_33_">r</text:span><text:span text:style-name="_34_"> </text:span><text:span text:style-name="_39_">i</text:span><text:span text:style-name="_33_">t</text:span><text:span text:style-name="_34_"> </text:span><text:span text:style-name="_39_">a</text:span><text:span text:style-name="_33_">d</text:span><text:span text:style-name="_35_">v</text:span><text:span text:style-name="_38_">i</text:span><text:span text:style-name="_33_">s</text:span><text:span text:style-name="_35_">a</text:span><text:span text:style-name="_39_">b</text:span><text:span text:style-name="_33_">l</text:span><text:span text:style-name="_35_">e</text:span><text:span text:style-name="_38_">,</text:span><text:span text:style-name="_31_"> </text:span><text:span text:style-name="_36_">a</text:span><text:span text:style-name="_39_">s</text:span><text:span text:style-name="_31_"> </text:span><text:span text:style-name="_35_">m</text:span><text:span text:style-name="_38_">u</text:span><text:span text:style-name="_32_">c</text:span><text:span text:style-name="_36_">h</text:span><text:span text:style-name="_37_"> </text:span><text:span text:style-name="_33_">a</text:span><text:span text:style-name="_36_">s</text:span><text:span text:style-name="_37_"> </text:span><text:span text:style-name="_32_">t</text:span><text:span text:style-name="_36_">h</text:span><text:span text:style-name="_39_">e</text:span><text:span text:style-name="_32_">y</text:span><text:span text:style-name="_34_"> </text:span><text:span text:style-name="_39_">p</text:span><text:span text:style-name="_33_">l</text:span><text:span text:style-name="_35_">e</text:span><text:span text:style-name="_38_">a</text:span><text:span text:style-name="_33_">s</text:span><text:span text:style-name="_35_">e</text:span><text:span text:style-name="_37_"> </text:span><text:span text:style-name="_32_">a</text:span><text:span text:style-name="_35_">b</text:span><text:span text:style-name="_39_">o</text:span><text:span text:style-name="_33_">u</text:span><text:span text:style-name="_35_">t</text:span><text:span text:style-name="_37_"> </text:span><text:span text:style-name="_32_">t</text:span><text:span text:style-name="_36_">h</text:span><text:span text:style-name="_38_">e</text:span><text:span text:style-name="_32_">i</text:span><text:span text:style-name="_36_">r</text:span><text:span text:style-name="_37_"> </text:span><text:span text:style-name="_33_">c</text:span><text:span text:style-name="_36_">h</text:span><text:span text:style-name="_38_">a</text:span><text:span text:style-name="_33_">r</text:span><text:span text:style-name="_35_">m</text:span><text:span text:style-name="_38_">s</text:span><text:span text:style-name="_33_">,</text:span><text:span text:style-name="_34_"> </text:span><text:span text:style-name="_39_">s</text:span><text:span text:style-name="_33_">t</text:span><text:span text:style-name="_36_">r</text:span><text:span text:style-name="_39_">e</text:span><text:span text:style-name="_32_">n</text:span><text:span text:style-name="_36_">g</text:span><text:span text:style-name="_39_">t</text:span><text:span text:style-name="_33_">h</text:span><text:span text:style-name="_34_"> </text:span><text:span text:style-name="_39_">o</text:span><text:span text:style-name="_33_">r</text:span><text:span text:style-name="_34_"> </text:span><text:span text:style-name="_38_">h</text:span><text:span text:style-name="_32_">e</text:span><text:span text:style-name="_36_">r</text:span><text:span text:style-name="_38_">o</text:span><text:span text:style-name="_32_">i</text:span><text:span text:style-name="_35_">s</text:span><text:span text:style-name="_39_">m</text:span><text:span text:style-name="_33_">,</text:span><text:span text:style-name="_34_"> </text:span><text:span text:style-name="_38_">b</text:span><text:span text:style-name="_32_">u</text:span><text:span text:style-name="_36_">t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i</text:span><text:span text:style-name="_39_">n</text:span><text:span text:style-name="_33_">t</text:span><text:span text:style-name="_36_">e</text:span><text:span text:style-name="_38_">r</text:span><text:span text:style-name="_33_">r</text:span><text:span text:style-name="_36_">o</text:span><text:span text:style-name="_38_">g</text:span><text:span text:style-name="_32_">a</text:span><text:span text:style-name="_36_">t</text:span><text:span text:style-name="_38_">o</text:span><text:span text:style-name="_32_">r</text:span><text:span text:style-name="_34_"> </text:span><text:span text:style-name="_39_">c</text:span><text:span text:style-name="_33_">a</text:span><text:span text:style-name="_36_">n</text:span><text:span text:style-name="_39_">n</text:span><text:span text:style-name="_33_">o</text:span><text:span text:style-name="_36_">t</text:span><text:span text:style-name="_37_"> </text:span><text:span text:style-name="_33_">d</text:span><text:span text:style-name="_35_">e</text:span><text:span text:style-name="_39_">m</text:span><text:span text:style-name="_32_">a</text:span><text:span text:style-name="_35_">n</text:span><text:span text:style-name="_39_">d</text:span><text:span text:style-name="_31_"> </text:span><text:span text:style-name="_36_">p</text:span><text:span text:style-name="_39_">r</text:span><text:span text:style-name="_33_">a</text:span><text:span text:style-name="_36_">c</text:span><text:span text:style-name="_38_">t</text:span><text:span text:style-name="_33_">i</text:span><text:span text:style-name="_35_">c</text:span><text:span text:style-name="_38_">a</text:span><text:span text:style-name="_33_">l</text:span><text:span text:style-name="_34_"> </text:span><text:span text:style-name="_38_">d</text:span><text:span text:style-name="_33_">e</text:span><text:span text:style-name="_36_">m</text:span><text:span text:style-name="_39_">o</text:span><text:span text:style-name="_32_">n</text:span><text:span text:style-name="_35_">s</text:span><text:span text:style-name="_39_">t</text:span><text:span text:style-name="_33_">r</text:span><text:span text:style-name="_36_">a</text:span><text:span text:style-name="_38_">t</text:span><text:span text:style-name="_32_">i</text:span><text:span text:style-name="_35_">o</text:span><text:span text:style-name="_39_">n</text:span><text:span text:style-name="_33_">s</text:span><text:span text:style-name="_36_">.</text:span></text:p>
      <text:p text:style-name="P1"><text:span text:style-name="_32_">T</text:span><text:span text:style-name="_35_">h</text:span><text:span text:style-name="_39_">e</text:span><text:span text:style-name="_31_"> </text:span><text:span text:style-name="_35_">g</text:span><text:span text:style-name="_39_">a</text:span><text:span text:style-name="_32_">m</text:span><text:span text:style-name="_36_">e</text:span><text:span text:style-name="_37_"> </text:span><text:span text:style-name="_32_">m</text:span><text:span text:style-name="_36_">a</text:span><text:span text:style-name="_38_">y</text:span><text:span text:style-name="_31_"> </text:span><text:span text:style-name="_35_">p</text:span><text:span text:style-name="_38_">e</text:span><text:span text:style-name="_33_">r</text:span><text:span text:style-name="_36_">h</text:span><text:span text:style-name="_38_">a</text:span><text:span text:style-name="_32_">p</text:span><text:span text:style-name="_35_">s</text:span><text:span text:style-name="_37_"> </text:span><text:span text:style-name="_33_">b</text:span><text:span text:style-name="_36_">e</text:span><text:span text:style-name="_37_"> </text:span><text:span text:style-name="_32_">c</text:span><text:span text:style-name="_35_">r</text:span><text:span text:style-name="_38_">i</text:span><text:span text:style-name="_32_">t</text:span><text:span text:style-name="_35_">i</text:span><text:span text:style-name="_39_">c</text:span><text:span text:style-name="_32_">i</text:span><text:span text:style-name="_35_">s</text:span><text:span text:style-name="_38_">e</text:span><text:span text:style-name="_32_">d</text:span><text:span text:style-name="_34_"> </text:span><text:span text:style-name="_38_">o</text:span><text:span text:style-name="_33_">n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g</text:span><text:span text:style-name="_35_">r</text:span><text:span text:style-name="_38_">o</text:span><text:span text:style-name="_33_">u</text:span><text:span text:style-name="_36_">n</text:span><text:span text:style-name="_38_">d</text:span><text:span text:style-name="_31_"> </text:span><text:span text:style-name="_35_">t</text:span><text:span text:style-name="_38_">h</text:span><text:span text:style-name="_33_">a</text:span><text:span text:style-name="_36_">t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o</text:span><text:span text:style-name="_38_">d</text:span><text:span text:style-name="_32_">d</text:span><text:span text:style-name="_36_">s</text:span><text:span text:style-name="_37_"> </text:span><text:span text:style-name="_33_">a</text:span><text:span text:style-name="_35_">r</text:span><text:span text:style-name="_38_">e</text:span><text:span text:style-name="_31_"> </text:span><text:span text:style-name="_36_">w</text:span><text:span text:style-name="_39_">e</text:span><text:span text:style-name="_33_">i</text:span><text:span text:style-name="_36_">g</text:span><text:span text:style-name="_39_">h</text:span><text:span text:style-name="_33_">t</text:span><text:span text:style-name="_36_">e</text:span><text:span text:style-name="_39_">d</text:span><text:span text:style-name="_31_"> </text:span><text:span text:style-name="_36_">t</text:span><text:span text:style-name="_38_">o</text:span><text:span text:style-name="_33_">o</text:span><text:span text:style-name="_34_"> </text:span><text:span text:style-name="_39_">h</text:span><text:span text:style-name="_32_">e</text:span><text:span text:style-name="_36_">a</text:span><text:span text:style-name="_38_">v</text:span><text:span text:style-name="_33_">i</text:span><text:span text:style-name="_36_">l</text:span><text:span text:style-name="_39_">y</text:span><text:span text:style-name="_31_"> </text:span><text:span text:style-name="_36_">a</text:span><text:span text:style-name="_39_">g</text:span><text:span text:style-name="_33_">a</text:span><text:span text:style-name="_35_">i</text:span><text:span text:style-name="_39_">n</text:span><text:span text:style-name="_33_">s</text:span><text:span text:style-name="_36_">t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m</text:span><text:span text:style-name="_39_">a</text:span><text:span text:style-name="_33_">c</text:span><text:span text:style-name="_35_">h</text:span><text:span text:style-name="_38_">i</text:span><text:span text:style-name="_33_">n</text:span><text:span text:style-name="_36_">e</text:span><text:span text:style-name="_38_">.</text:span><text:span text:style-name="_31_"> </text:span><text:span text:style-name="_36_">I</text:span><text:span text:style-name="_39_">f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m</text:span><text:span text:style-name="_33_">a</text:span><text:span text:style-name="_36_">n</text:span><text:span text:style-name="_37_"> </text:span><text:span text:style-name="_33_">w</text:span><text:span text:style-name="_35_">e</text:span><text:span text:style-name="_39_">r</text:span><text:span text:style-name="_32_">e</text:span><text:span text:style-name="_34_"> </text:span><text:span text:style-name="_39_">t</text:span><text:span text:style-name="_32_">o</text:span><text:span text:style-name="_34_"> </text:span><text:span text:style-name="_38_">t</text:span><text:span text:style-name="_33_">r</text:span><text:span text:style-name="_36_">y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p</text:span><text:span text:style-name="_39_">r</text:span><text:span text:style-name="_32_">e</text:span><text:span text:style-name="_35_">t</text:span><text:span text:style-name="_39_">e</text:span><text:span text:style-name="_32_">n</text:span><text:span text:style-name="_35_">d</text:span><text:span text:style-name="_37_"> </text:span><text:span text:style-name="_33_">t</text:span><text:span text:style-name="_36_">o</text:span><text:span text:style-name="_37_"> </text:span><text:span text:style-name="_33_">b</text:span><text:span text:style-name="_36_">e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m</text:span><text:span text:style-name="_38_">a</text:span><text:span text:style-name="_33_">c</text:span><text:span text:style-name="_35_">h</text:span><text:span text:style-name="_38_">i</text:span><text:span text:style-name="_32_">n</text:span><text:span text:style-name="_35_">e</text:span><text:span text:style-name="_37_"> </text:span><text:span text:style-name="_33_">h</text:span><text:span text:style-name="_35_">e</text:span><text:span text:style-name="_37_"> </text:span><text:span text:style-name="_32_">w</text:span><text:span text:style-name="_36_">o</text:span><text:span text:style-name="_38_">u</text:span><text:span text:style-name="_32_">l</text:span><text:span text:style-name="_35_">d</text:span><text:span text:style-name="_37_"> </text:span><text:span text:style-name="_32_">c</text:span><text:span text:style-name="_36_">l</text:span><text:span text:style-name="_38_">e</text:span><text:span text:style-name="_32_">a</text:span><text:span text:style-name="_36_">r</text:span><text:span text:style-name="_38_">l</text:span><text:span text:style-name="_32_">y</text:span><text:span text:style-name="_34_"> </text:span><text:span text:style-name="_39_">m</text:span><text:span text:style-name="_33_">a</text:span><text:span text:style-name="_36_">k</text:span><text:span text:style-name="_38_">e</text:span><text:span text:style-name="_31_"> </text:span><text:span text:style-name="_35_">a</text:span><text:span text:style-name="_37_"> </text:span><text:span text:style-name="_32_">v</text:span><text:span text:style-name="_36_">e</text:span><text:span text:style-name="_38_">r</text:span><text:span text:style-name="_33_">y</text:span><text:span text:style-name="_34_"> </text:span><text:span text:style-name="_38_">p</text:span><text:span text:style-name="_33_">o</text:span><text:span text:style-name="_36_">o</text:span><text:span text:style-name="_38_">r</text:span><text:span text:style-name="_31_"> </text:span><text:span text:style-name="_36_">s</text:span><text:span text:style-name="_38_">h</text:span><text:span text:style-name="_33_">o</text:span><text:span text:style-name="_35_">w</text:span><text:span text:style-name="_38_">i</text:span><text:span text:style-name="_32_">n</text:span><text:span text:style-name="_36_">g</text:span><text:span text:style-name="_38_">.</text:span><text:span text:style-name="_31_"> </text:span><text:span text:style-name="_36_">H</text:span><text:span text:style-name="_39_">e</text:span><text:span text:style-name="_31_"> </text:span><text:span text:style-name="_36_">w</text:span><text:span text:style-name="_39_">o</text:span><text:span text:style-name="_33_">u</text:span><text:span text:style-name="_35_">l</text:span><text:span text:style-name="_38_">d</text:span><text:span text:style-name="_31_"> </text:span><text:span text:style-name="_36_">b</text:span><text:span text:style-name="_38_">e</text:span><text:span text:style-name="_31_"> </text:span><text:span text:style-name="_35_">g</text:span><text:span text:style-name="_38_">i</text:span><text:span text:style-name="_33_">v</text:span><text:span text:style-name="_36_">e</text:span><text:span text:style-name="_39_">n</text:span><text:span text:style-name="_31_"> </text:span><text:span text:style-name="_36_">a</text:span><text:span text:style-name="_38_">w</text:span><text:span text:style-name="_33_">a</text:span><text:span text:style-name="_36_">y</text:span><text:span text:style-name="_37_"> </text:span><text:span text:style-name="_33_">a</text:span><text:span text:style-name="_35_">t</text:span><text:span text:style-name="_37_"> </text:span><text:span text:style-name="_33_">o</text:span><text:span text:style-name="_35_">n</text:span><text:span text:style-name="_39_">c</text:span><text:span text:style-name="_32_">e</text:span><text:span text:style-name="_34_"> </text:span><text:span text:style-name="_39_">b</text:span><text:span text:style-name="_32_">y</text:span><text:span text:style-name="_34_"> </text:span><text:span text:style-name="_38_">s</text:span><text:span text:style-name="_33_">l</text:span><text:span text:style-name="_35_">o</text:span><text:span text:style-name="_39_">w</text:span><text:span text:style-name="_33_">n</text:span><text:span text:style-name="_35_">e</text:span><text:span text:style-name="_39_">s</text:span><text:span text:style-name="_32_">s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i</text:span><text:span text:style-name="_35_">n</text:span><text:span text:style-name="_38_">a</text:span><text:span text:style-name="_32_">c</text:span><text:span text:style-name="_35_">c</text:span><text:span text:style-name="_39_">u</text:span><text:span text:style-name="_32_">r</text:span><text:span text:style-name="_35_">a</text:span><text:span text:style-name="_38_">c</text:span><text:span text:style-name="_32_">y</text:span><text:span text:style-name="_34_"> </text:span><text:span text:style-name="_39_">i</text:span><text:span text:style-name="_32_">n</text:span><text:span text:style-name="_34_"> </text:span><text:span text:style-name="_38_">a</text:span><text:span text:style-name="_33_">r</text:span><text:span text:style-name="_36_">i</text:span><text:span text:style-name="_38_">t</text:span><text:span text:style-name="_33_">h</text:span><text:span text:style-name="_35_">m</text:span><text:span text:style-name="_39_">e</text:span><text:span text:style-name="_33_">t</text:span><text:span text:style-name="_36_">i</text:span><text:span text:style-name="_38_">c</text:span><text:span text:style-name="_32_">.</text:span><text:span text:style-name="_34_"> </text:span><text:span text:style-name="_38_">M</text:span><text:span text:style-name="_33_">a</text:span><text:span text:style-name="_35_">y</text:span><text:span text:style-name="_37_"> </text:span><text:span text:style-name="_33_">n</text:span><text:span text:style-name="_36_">o</text:span><text:span text:style-name="_38_">t</text:span><text:span text:style-name="_31_"> </text:span><text:span text:style-name="_36_">m</text:span><text:span text:style-name="_39_">a</text:span><text:span text:style-name="_32_">c</text:span><text:span text:style-name="_36_">h</text:span><text:span text:style-name="_39_">i</text:span><text:span text:style-name="_33_">n</text:span><text:span text:style-name="_36_">e</text:span><text:span text:style-name="_39_">s</text:span><text:span text:style-name="_31_"> </text:span><text:span text:style-name="_36_">c</text:span><text:span text:style-name="_38_">a</text:span><text:span text:style-name="_33_">r</text:span><text:span text:style-name="_35_">r</text:span><text:span text:style-name="_38_">y</text:span><text:span text:style-name="_31_"> </text:span><text:span text:style-name="_35_">o</text:span><text:span text:style-name="_38_">u</text:span><text:span text:style-name="_33_">t</text:span><text:span text:style-name="_34_"> </text:span><text:span text:style-name="_39_">s</text:span><text:span text:style-name="_32_">o</text:span><text:span text:style-name="_36_">m</text:span><text:span text:style-name="_38_">e</text:span><text:span text:style-name="_33_">t</text:span><text:span text:style-name="_35_">h</text:span><text:span text:style-name="_39_">i</text:span><text:span text:style-name="_32_">n</text:span><text:span text:style-name="_36_">g</text:span><text:span text:style-name="_37_"> </text:span><text:span text:style-name="_32_">w</text:span><text:span text:style-name="_36_">h</text:span><text:span text:style-name="_38_">i</text:span><text:span text:style-name="_32_">c</text:span><text:span text:style-name="_35_">h</text:span><text:span text:style-name="_37_"> </text:span><text:span text:style-name="_32_">o</text:span><text:span text:style-name="_35_">u</text:span><text:span text:style-name="_38_">g</text:span><text:span text:style-name="_33_">h</text:span><text:span text:style-name="_35_">t</text:span><text:span text:style-name="_37_"> </text:span><text:span text:style-name="_32_">t</text:span><text:span text:style-name="_36_">o</text:span><text:span text:style-name="_37_"> </text:span><text:span text:style-name="_33_">b</text:span><text:span text:style-name="_36_">e</text:span><text:span text:style-name="_37_"> </text:span><text:span text:style-name="_33_">d</text:span><text:span text:style-name="_36_">e</text:span><text:span text:style-name="_38_">s</text:span><text:span text:style-name="_32_">c</text:span><text:span text:style-name="_35_">r</text:span><text:span text:style-name="_39_">i</text:span><text:span text:style-name="_32_">b</text:span><text:span text:style-name="_36_">e</text:span><text:span text:style-name="_38_">d</text:span><text:span text:style-name="_31_"> </text:span><text:span text:style-name="_35_">a</text:span><text:span text:style-name="_39_">s</text:span><text:span text:style-name="_31_"> </text:span><text:span text:style-name="_35_">t</text:span><text:span text:style-name="_38_">h</text:span><text:span text:style-name="_33_">i</text:span><text:span text:style-name="_35_">n</text:span><text:span text:style-name="_38_">k</text:span><text:span text:style-name="_32_">i</text:span><text:span text:style-name="_35_">n</text:span><text:span text:style-name="_39_">g</text:span><text:span text:style-name="_31_"> </text:span><text:span text:style-name="_35_">b</text:span><text:span text:style-name="_38_">u</text:span><text:span text:style-name="_32_">t</text:span><text:span text:style-name="_34_"> </text:span><text:span text:style-name="_38_">w</text:span><text:span text:style-name="_33_">h</text:span><text:span text:style-name="_35_">i</text:span><text:span text:style-name="_38_">c</text:span><text:span text:style-name="_32_">h</text:span><text:span text:style-name="_34_"> </text:span><text:span text:style-name="_38_">i</text:span><text:span text:style-name="_33_">s</text:span><text:span text:style-name="_34_"> </text:span><text:span text:style-name="_38_">v</text:span><text:span text:style-name="_32_">e</text:span><text:span text:style-name="_36_">r</text:span><text:span text:style-name="_38_">y</text:span><text:span text:style-name="_31_"> </text:span><text:span text:style-name="_36_">d</text:span><text:span text:style-name="_39_">i</text:span><text:span text:style-name="_33_">f</text:span><text:span text:style-name="_36_">f</text:span><text:span text:style-name="_39_">e</text:span><text:span text:style-name="_32_">r</text:span><text:span text:style-name="_36_">e</text:span><text:span text:style-name="_38_">n</text:span><text:span text:style-name="_32_">t</text:span><text:span text:style-name="_34_"> </text:span><text:span text:style-name="_38_">f</text:span><text:span text:style-name="_32_">r</text:span><text:span text:style-name="_35_">o</text:span><text:span text:style-name="_38_">m</text:span><text:span text:style-name="_31_"> </text:span><text:span text:style-name="_35_">w</text:span><text:span text:style-name="_39_">h</text:span><text:span text:style-name="_32_">a</text:span><text:span text:style-name="_36_">t</text:span><text:span text:style-name="_37_"> </text:span><text:span text:style-name="_32_">a</text:span><text:span text:style-name="_34_"> </text:span><text:span text:style-name="_38_">m</text:span><text:span text:style-name="_33_">a</text:span><text:span text:style-name="_36_">n</text:span><text:span text:style-name="_37_"> </text:span><text:span text:style-name="_32_">d</text:span><text:span text:style-name="_35_">o</text:span><text:span text:style-name="_39_">e</text:span><text:span text:style-name="_33_">s</text:span><text:span text:style-name="_35_">?</text:span><text:span text:style-name="_37_"> </text:span><text:span text:style-name="_32_">T</text:span><text:span text:style-name="_36_">h</text:span><text:span text:style-name="_38_">i</text:span><text:span text:style-name="_33_">s</text:span><text:span text:style-name="_34_"> </text:span><text:span text:style-name="_39_">o</text:span><text:span text:style-name="_33_">b</text:span><text:span text:style-name="_36_">j</text:span><text:span text:style-name="_39_">e</text:span><text:span text:style-name="_33_">c</text:span><text:span text:style-name="_35_">t</text:span><text:span text:style-name="_38_">i</text:span><text:span text:style-name="_33_">o</text:span><text:span text:style-name="_35_">n</text:span><text:span text:style-name="_37_"> </text:span><text:span text:style-name="_32_">i</text:span><text:span text:style-name="_36_">s</text:span><text:span text:style-name="_37_"> </text:span><text:span text:style-name="_32_">a</text:span><text:span text:style-name="_34_"> </text:span><text:span text:style-name="_39_">v</text:span><text:span text:style-name="_33_">e</text:span><text:span text:style-name="_35_">r</text:span><text:span text:style-name="_39_">y</text:span><text:span text:style-name="_31_"> </text:span><text:span text:style-name="_36_">s</text:span><text:span text:style-name="_39_">t</text:span><text:span text:style-name="_33_">r</text:span><text:span text:style-name="_36_">o</text:span><text:span text:style-name="_38_">n</text:span><text:span text:style-name="_32_">g</text:span><text:span text:style-name="_34_"> </text:span><text:span text:style-name="_38_">o</text:span><text:span text:style-name="_33_">n</text:span><text:span text:style-name="_35_">e</text:span><text:span text:style-name="_38_">,</text:span><text:span text:style-name="_31_"> </text:span><text:span text:style-name="_36_">b</text:span><text:span text:style-name="_38_">u</text:span><text:span text:style-name="_32_">t</text:span><text:span text:style-name="_34_"> </text:span><text:span text:style-name="_38_">a</text:span><text:span text:style-name="_32_">t</text:span><text:span text:style-name="_34_"> </text:span><text:span text:style-name="_39_">l</text:span><text:span text:style-name="_33_">e</text:span><text:span text:style-name="_36_">a</text:span><text:span text:style-name="_38_">s</text:span><text:span text:style-name="_32_">t</text:span><text:span text:style-name="_34_"> </text:span><text:span text:style-name="_38_">w</text:span><text:span text:style-name="_32_">e</text:span><text:span text:style-name="_34_"> </text:span><text:span text:style-name="_38_">c</text:span><text:span text:style-name="_33_">a</text:span><text:span text:style-name="_36_">n</text:span><text:span text:style-name="_37_"> </text:span><text:span text:style-name="_33_">s</text:span><text:span text:style-name="_36_">a</text:span><text:span text:style-name="_38_">y</text:span><text:span text:style-name="_31_"> </text:span><text:span text:style-name="_36_">t</text:span><text:span text:style-name="_38_">h</text:span><text:span text:style-name="_32_">a</text:span><text:span text:style-name="_36_">t</text:span><text:span text:style-name="_37_"> </text:span><text:span text:style-name="_32_">i</text:span><text:span text:style-name="_35_">f</text:span><text:span text:style-name="_38_">,</text:span><text:span text:style-name="_31_"> </text:span><text:span text:style-name="_35_">n</text:span><text:span text:style-name="_39_">e</text:span><text:span text:style-name="_32_">v</text:span><text:span text:style-name="_36_">e</text:span><text:span text:style-name="_38_">r</text:span><text:span text:style-name="_32_">t</text:span><text:span text:style-name="_36_">h</text:span><text:span text:style-name="_38_">e</text:span><text:span text:style-name="_32_">l</text:span><text:span text:style-name="_36_">e</text:span><text:span text:style-name="_39_">s</text:span><text:span text:style-name="_33_">s</text:span><text:span text:style-name="_35_">,</text:span><text:span text:style-name="_37_"> </text:span><text:span text:style-name="_32_">a</text:span><text:span text:style-name="_34_"> </text:span><text:span text:style-name="_39_">m</text:span><text:span text:style-name="_33_">a</text:span><text:span text:style-name="_35_">c</text:span><text:span text:style-name="_39_">h</text:span><text:span text:style-name="_33_">i</text:span><text:span text:style-name="_35_">n</text:span><text:span text:style-name="_39_">e</text:span><text:span text:style-name="_31_"> </text:span><text:span text:style-name="_36_">c</text:span><text:span text:style-name="_38_">a</text:span><text:span text:style-name="_32_">n</text:span><text:span text:style-name="_34_"> </text:span><text:span text:style-name="_39_">b</text:span><text:span text:style-name="_33_">e</text:span><text:span text:style-name="_34_"> </text:span><text:span text:style-name="_39_">c</text:span><text:span text:style-name="_33_">o</text:span><text:span text:style-name="_36_">n</text:span><text:span text:style-name="_38_">s</text:span><text:span text:style-name="_33_">t</text:span><text:span text:style-name="_36_">r</text:span><text:span text:style-name="_38_">u</text:span><text:span text:style-name="_32_">c</text:span><text:span text:style-name="_36_">t</text:span><text:span text:style-name="_38_">e</text:span><text:span text:style-name="_33_">d</text:span><text:span text:style-name="_34_"> </text:span><text:span text:style-name="_39_">t</text:span><text:span text:style-name="_32_">o</text:span><text:span text:style-name="_34_"> </text:span><text:span text:style-name="_39_">p</text:span><text:span text:style-name="_32_">l</text:span><text:span text:style-name="_35_">a</text:span><text:span text:style-name="_38_">y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i</text:span><text:span text:style-name="_33_">m</text:span><text:span text:style-name="_35_">i</text:span><text:span text:style-name="_38_">t</text:span><text:span text:style-name="_32_">a</text:span><text:span text:style-name="_35_">t</text:span><text:span text:style-name="_39_">i</text:span><text:span text:style-name="_33_">o</text:span><text:span text:style-name="_35_">n</text:span><text:span text:style-name="_37_"> </text:span><text:span text:style-name="_32_">g</text:span><text:span text:style-name="_35_">a</text:span><text:span text:style-name="_39_">m</text:span><text:span text:style-name="_33_">e</text:span><text:span text:style-name="_34_"> </text:span><text:span text:style-name="_39_">s</text:span><text:span text:style-name="_32_">a</text:span><text:span text:style-name="_35_">t</text:span><text:span text:style-name="_38_">i</text:span><text:span text:style-name="_33_">s</text:span><text:span text:style-name="_36_">f</text:span><text:span text:style-name="_38_">a</text:span><text:span text:style-name="_32_">c</text:span><text:span text:style-name="_35_">t</text:span><text:span text:style-name="_38_">o</text:span><text:span text:style-name="_32_">r</text:span><text:span text:style-name="_36_">i</text:span><text:span text:style-name="_38_">l</text:span><text:span text:style-name="_32_">y</text:span><text:span text:style-name="_36_">,</text:span><text:span text:style-name="_37_"> </text:span><text:span text:style-name="_33_">w</text:span><text:span text:style-name="_36_">e</text:span><text:span text:style-name="_37_"> </text:span><text:span text:style-name="_32_">n</text:span><text:span text:style-name="_36_">e</text:span><text:span text:style-name="_38_">e</text:span><text:span text:style-name="_33_">d</text:span><text:span text:style-name="_34_"> </text:span><text:span text:style-name="_38_">n</text:span><text:span text:style-name="_32_">o</text:span><text:span text:style-name="_35_">t</text:span><text:span text:style-name="_37_"> </text:span><text:span text:style-name="_33_">b</text:span><text:span text:style-name="_35_">e</text:span><text:span text:style-name="_37_"> </text:span><text:span text:style-name="_32_">t</text:span><text:span text:style-name="_36_">r</text:span><text:span text:style-name="_39_">o</text:span><text:span text:style-name="_33_">u</text:span><text:span text:style-name="_36_">b</text:span><text:span text:style-name="_38_">l</text:span><text:span text:style-name="_32_">e</text:span><text:span text:style-name="_36_">d</text:span><text:span text:style-name="_37_"> </text:span><text:span text:style-name="_33_">b</text:span><text:span text:style-name="_35_">y</text:span><text:span text:style-name="_37_"> </text:span><text:span text:style-name="_32_">t</text:span><text:span text:style-name="_36_">h</text:span><text:span text:style-name="_39_">i</text:span><text:span text:style-name="_33_">s</text:span><text:span text:style-name="_34_"> </text:span><text:span text:style-name="_38_">o</text:span><text:span text:style-name="_32_">b</text:span><text:span text:style-name="_35_">j</text:span><text:span text:style-name="_38_">e</text:span><text:span text:style-name="_33_">c</text:span><text:span text:style-name="_35_">t</text:span><text:span text:style-name="_38_">i</text:span><text:span text:style-name="_32_">o</text:span><text:span text:style-name="_35_">n</text:span><text:span text:style-name="_38_">.</text:span></text:p>
      <text:p text:style-name="P1"><text:span text:style-name="_36_">I</text:span><text:span text:style-name="_39_">t</text:span><text:span text:style-name="_31_"> </text:span><text:span text:style-name="_36_">m</text:span><text:span text:style-name="_39_">i</text:span><text:span text:style-name="_33_">g</text:span><text:span text:style-name="_36_">h</text:span><text:span text:style-name="_39_">t</text:span><text:span text:style-name="_31_"> </text:span><text:span text:style-name="_35_">b</text:span><text:span text:style-name="_38_">e</text:span><text:span text:style-name="_31_"> </text:span><text:span text:style-name="_36_">u</text:span><text:span text:style-name="_38_">r</text:span><text:span text:style-name="_33_">g</text:span><text:span text:style-name="_36_">e</text:span><text:span text:style-name="_39_">d</text:span><text:span text:style-name="_31_"> </text:span><text:span text:style-name="_35_">t</text:span><text:span text:style-name="_39_">h</text:span><text:span text:style-name="_32_">a</text:span><text:span text:style-name="_35_">t</text:span><text:span text:style-name="_37_"> </text:span><text:span text:style-name="_33_">w</text:span><text:span text:style-name="_35_">h</text:span><text:span text:style-name="_39_">e</text:span><text:span text:style-name="_33_">n</text:span><text:span text:style-name="_34_"> </text:span><text:span text:style-name="_39_">p</text:span><text:span text:style-name="_33_">l</text:span><text:span text:style-name="_35_">a</text:span><text:span text:style-name="_39_">y</text:span><text:span text:style-name="_33_">i</text:span><text:span text:style-name="_36_">n</text:span><text:span text:style-name="_39_">g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"</text:span><text:span text:style-name="_33_">i</text:span><text:span text:style-name="_36_">m</text:span><text:span text:style-name="_39_">i</text:span><text:span text:style-name="_33_">t</text:span><text:span text:style-name="_36_">a</text:span><text:span text:style-name="_38_">t</text:span><text:span text:style-name="_32_">i</text:span><text:span text:style-name="_35_">o</text:span><text:span text:style-name="_39_">n</text:span><text:span text:style-name="_31_"> </text:span><text:span text:style-name="_35_">g</text:span><text:span text:style-name="_38_">a</text:span><text:span text:style-name="_32_">m</text:span><text:span text:style-name="_36_">e</text:span><text:span text:style-name="_38_">"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b</text:span><text:span text:style-name="_33_">e</text:span><text:span text:style-name="_35_">s</text:span><text:span text:style-name="_38_">t</text:span><text:span text:style-name="_31_"> </text:span><text:span text:style-name="_36_">s</text:span><text:span text:style-name="_38_">t</text:span><text:span text:style-name="_33_">r</text:span><text:span text:style-name="_35_">a</text:span><text:span text:style-name="_38_">t</text:span><text:span text:style-name="_33_">e</text:span><text:span text:style-name="_35_">g</text:span><text:span text:style-name="_38_">y</text:span><text:span text:style-name="_31_"> </text:span><text:span text:style-name="_36_">f</text:span><text:span text:style-name="_38_">o</text:span><text:span text:style-name="_33_">r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m</text:span><text:span text:style-name="_35_">a</text:span><text:span text:style-name="_38_">c</text:span><text:span text:style-name="_33_">h</text:span><text:span text:style-name="_35_">i</text:span><text:span text:style-name="_39_">n</text:span><text:span text:style-name="_32_">e</text:span><text:span text:style-name="_34_"> </text:span><text:span text:style-name="_39_">m</text:span><text:span text:style-name="_32_">a</text:span><text:span text:style-name="_36_">y</text:span><text:span text:style-name="_37_"> </text:span><text:span text:style-name="_33_">p</text:span><text:span text:style-name="_36_">o</text:span><text:span text:style-name="_39_">s</text:span><text:span text:style-name="_32_">s</text:span><text:span text:style-name="_36_">i</text:span><text:span text:style-name="_39_">b</text:span><text:span text:style-name="_32_">l</text:span><text:span text:style-name="_35_">y</text:span><text:span text:style-name="_37_"> </text:span><text:span text:style-name="_32_">b</text:span><text:span text:style-name="_36_">e</text:span><text:span text:style-name="_37_"> </text:span><text:span text:style-name="_32_">s</text:span><text:span text:style-name="_35_">o</text:span><text:span text:style-name="_38_">m</text:span><text:span text:style-name="_32_">e</text:span><text:span text:style-name="_36_">t</text:span><text:span text:style-name="_38_">h</text:span><text:span text:style-name="_32_">i</text:span><text:span text:style-name="_35_">n</text:span><text:span text:style-name="_38_">g</text:span><text:span text:style-name="_31_"> </text:span><text:span text:style-name="_35_">o</text:span><text:span text:style-name="_39_">t</text:span><text:span text:style-name="_33_">h</text:span><text:span text:style-name="_35_">e</text:span><text:span text:style-name="_38_">r</text:span><text:span text:style-name="_31_"> </text:span><text:span text:style-name="_36_">t</text:span><text:span text:style-name="_38_">h</text:span><text:span text:style-name="_33_">a</text:span><text:span text:style-name="_35_">n</text:span><text:span text:style-name="_37_"> </text:span><text:span text:style-name="_33_">i</text:span><text:span text:style-name="_35_">m</text:span><text:span text:style-name="_38_">i</text:span><text:span text:style-name="_32_">t</text:span><text:span text:style-name="_35_">a</text:span><text:span text:style-name="_38_">t</text:span><text:span text:style-name="_32_">i</text:span><text:span text:style-name="_36_">o</text:span><text:span text:style-name="_39_">n</text:span><text:span text:style-name="_31_"> </text:span><text:span text:style-name="_36_">o</text:span><text:span text:style-name="_39_">f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b</text:span><text:span text:style-name="_32_">e</text:span><text:span text:style-name="_35_">h</text:span><text:span text:style-name="_39_">a</text:span><text:span text:style-name="_33_">v</text:span><text:span text:style-name="_35_">i</text:span><text:span text:style-name="_39_">o</text:span><text:span text:style-name="_32_">u</text:span><text:span text:style-name="_35_">r</text:span><text:span text:style-name="_37_"> </text:span><text:span text:style-name="_32_">o</text:span><text:span text:style-name="_36_">f</text:span><text:span text:style-name="_37_"> </text:span><text:span text:style-name="_33_">a</text:span><text:span text:style-name="_34_"> </text:span><text:span text:style-name="_38_">m</text:span><text:span text:style-name="_33_">a</text:span><text:span text:style-name="_35_">n</text:span><text:span text:style-name="_38_">.</text:span><text:span text:style-name="_31_"> </text:span><text:span text:style-name="_36_">T</text:span><text:span text:style-name="_39_">h</text:span><text:span text:style-name="_33_">i</text:span><text:span text:style-name="_36_">s</text:span><text:span text:style-name="_37_"> </text:span><text:span text:style-name="_32_">m</text:span><text:span text:style-name="_35_">a</text:span><text:span text:style-name="_39_">y</text:span><text:span text:style-name="_31_"> </text:span><text:span text:style-name="_35_">b</text:span><text:span text:style-name="_39_">e</text:span><text:span text:style-name="_32_">,</text:span><text:span text:style-name="_34_"> </text:span><text:span text:style-name="_39_">b</text:span><text:span text:style-name="_32_">u</text:span><text:span text:style-name="_35_">t</text:span><text:span text:style-name="_37_"> </text:span><text:span text:style-name="_32_">I</text:span><text:span text:style-name="_34_"> </text:span><text:span text:style-name="_39_">t</text:span><text:span text:style-name="_33_">h</text:span><text:span text:style-name="_36_">i</text:span><text:span text:style-name="_39_">n</text:span><text:span text:style-name="_33_">k</text:span><text:span text:style-name="_34_"> </text:span><text:span text:style-name="_38_">i</text:span><text:span text:style-name="_33_">t</text:span><text:span text:style-name="_34_"> </text:span><text:span text:style-name="_38_">i</text:span><text:span text:style-name="_33_">s</text:span><text:span text:style-name="_34_"> </text:span><text:span text:style-name="_38_">u</text:span><text:span text:style-name="_33_">n</text:span><text:span text:style-name="_36_">l</text:span><text:span text:style-name="_38_">i</text:span><text:span text:style-name="_33_">k</text:span><text:span text:style-name="_36_">e</text:span><text:span text:style-name="_38_">l</text:span><text:span text:style-name="_33_">y</text:span><text:span text:style-name="_34_"> </text:span><text:span text:style-name="_38_">t</text:span><text:span text:style-name="_32_">h</text:span><text:span text:style-name="_36_">a</text:span><text:span text:style-name="_39_">t</text:span><text:span text:style-name="_31_"> </text:span><text:span text:style-name="_35_">t</text:span><text:span text:style-name="_39_">h</text:span><text:span text:style-name="_32_">e</text:span><text:span text:style-name="_35_">r</text:span><text:span text:style-name="_39_">e</text:span><text:span text:style-name="_31_"> </text:span><text:span text:style-name="_35_">i</text:span><text:span text:style-name="_39_">s</text:span><text:span text:style-name="_31_"> </text:span><text:span text:style-name="_35_">a</text:span><text:span text:style-name="_39_">n</text:span><text:span text:style-name="_32_">y</text:span><text:span text:style-name="_34_"> </text:span><text:span text:style-name="_38_">g</text:span><text:span text:style-name="_32_">r</text:span><text:span text:style-name="_36_">e</text:span><text:span text:style-name="_39_">a</text:span><text:span text:style-name="_33_">t</text:span><text:span text:style-name="_34_"> </text:span><text:span text:style-name="_38_">e</text:span><text:span text:style-name="_33_">f</text:span><text:span text:style-name="_35_">f</text:span><text:span text:style-name="_38_">e</text:span><text:span text:style-name="_32_">c</text:span><text:span text:style-name="_36_">t</text:span><text:span text:style-name="_37_"> </text:span><text:span text:style-name="_33_">o</text:span><text:span text:style-name="_35_">f</text:span><text:span text:style-name="_37_"> </text:span><text:span text:style-name="_32_">t</text:span><text:span text:style-name="_35_">h</text:span><text:span text:style-name="_38_">i</text:span><text:span text:style-name="_32_">s</text:span><text:span text:style-name="_34_"> </text:span><text:span text:style-name="_39_">k</text:span><text:span text:style-name="_33_">i</text:span><text:span text:style-name="_35_">n</text:span><text:span text:style-name="_39_">d</text:span><text:span text:style-name="_33_">.</text:span><text:span text:style-name="_34_"> </text:span><text:span text:style-name="_39_">I</text:span><text:span text:style-name="_33_">n</text:span><text:span text:style-name="_34_"> </text:span><text:span text:style-name="_38_">a</text:span><text:span text:style-name="_33_">n</text:span><text:span text:style-name="_35_">y</text:span><text:span text:style-name="_37_"> </text:span><text:span text:style-name="_33_">c</text:span><text:span text:style-name="_36_">a</text:span><text:span text:style-name="_39_">s</text:span><text:span text:style-name="_33_">e</text:span><text:span text:style-name="_34_"> </text:span><text:span text:style-name="_39_">t</text:span><text:span text:style-name="_33_">h</text:span><text:span text:style-name="_36_">e</text:span><text:span text:style-name="_39_">r</text:span><text:span text:style-name="_33_">e</text:span><text:span text:style-name="_34_"> </text:span><text:span text:style-name="_38_">i</text:span><text:span text:style-name="_33_">s</text:span><text:span text:style-name="_34_"> </text:span><text:span text:style-name="_38_">n</text:span><text:span text:style-name="_33_">o</text:span><text:span text:style-name="_34_"> </text:span><text:span text:style-name="_39_">i</text:span><text:span text:style-name="_33_">n</text:span><text:span text:style-name="_36_">t</text:span><text:span text:style-name="_38_">e</text:span><text:span text:style-name="_32_">n</text:span><text:span text:style-name="_36_">t</text:span><text:span text:style-name="_39_">i</text:span><text:span text:style-name="_33_">o</text:span><text:span text:style-name="_35_">n</text:span><text:span text:style-name="_37_"> </text:span><text:span text:style-name="_33_">t</text:span><text:span text:style-name="_35_">o</text:span><text:span text:style-name="_37_"> </text:span><text:span text:style-name="_32_">i</text:span><text:span text:style-name="_35_">n</text:span><text:span text:style-name="_39_">v</text:span><text:span text:style-name="_32_">e</text:span><text:span text:style-name="_35_">s</text:span><text:span text:style-name="_38_">t</text:span><text:span text:style-name="_33_">i</text:span><text:span text:style-name="_36_">g</text:span><text:span text:style-name="_39_">a</text:span><text:span text:style-name="_33_">t</text:span><text:span text:style-name="_35_">e</text:span><text:span text:style-name="_37_"> </text:span><text:span text:style-name="_33_">h</text:span><text:span text:style-name="_35_">e</text:span><text:span text:style-name="_38_">r</text:span><text:span text:style-name="_32_">e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t</text:span><text:span text:style-name="_36_">h</text:span><text:span text:style-name="_38_">e</text:span><text:span text:style-name="_32_">o</text:span><text:span text:style-name="_36_">r</text:span><text:span text:style-name="_38_">y</text:span><text:span text:style-name="_31_"> </text:span><text:span text:style-name="_35_">o</text:span><text:span text:style-name="_38_">f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g</text:span><text:span text:style-name="_32_">a</text:span><text:span text:style-name="_36_">m</text:span><text:span text:style-name="_38_">e</text:span><text:span text:style-name="_32_">,</text:span><text:span text:style-name="_34_"> </text:span><text:span text:style-name="_38_">a</text:span><text:span text:style-name="_32_">n</text:span><text:span text:style-name="_36_">d</text:span><text:span text:style-name="_37_"> </text:span><text:span text:style-name="_32_">i</text:span><text:span text:style-name="_35_">t</text:span><text:span text:style-name="_37_"> </text:span><text:span text:style-name="_33_">w</text:span><text:span text:style-name="_36_">i</text:span><text:span text:style-name="_39_">l</text:span><text:span text:style-name="_33_">l</text:span><text:span text:style-name="_34_"> </text:span><text:span text:style-name="_38_">b</text:span><text:span text:style-name="_33_">e</text:span><text:span text:style-name="_34_"> </text:span><text:span text:style-name="_39_">a</text:span><text:span text:style-name="_32_">s</text:span><text:span text:style-name="_36_">s</text:span><text:span text:style-name="_39_">u</text:span><text:span text:style-name="_32_">m</text:span><text:span text:style-name="_36_">e</text:span><text:span text:style-name="_38_">d</text:span><text:span text:style-name="_31_"> </text:span><text:span text:style-name="_35_">t</text:span><text:span text:style-name="_39_">h</text:span><text:span text:style-name="_33_">a</text:span><text:span text:style-name="_36_">t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b</text:span><text:span text:style-name="_39_">e</text:span><text:span text:style-name="_33_">s</text:span><text:span text:style-name="_35_">t</text:span><text:span text:style-name="_37_"> </text:span><text:span text:style-name="_33_">s</text:span><text:span text:style-name="_35_">t</text:span><text:span text:style-name="_38_">r</text:span><text:span text:style-name="_33_">a</text:span><text:span text:style-name="_36_">t</text:span><text:span text:style-name="_39_">e</text:span><text:span text:style-name="_32_">g</text:span><text:span text:style-name="_36_">y</text:span><text:span text:style-name="_37_"> </text:span><text:span text:style-name="_33_">i</text:span><text:span text:style-name="_35_">s</text:span><text:span text:style-name="_37_"> </text:span><text:span text:style-name="_32_">t</text:span><text:span text:style-name="_36_">o</text:span><text:span text:style-name="_37_"> </text:span><text:span text:style-name="_32_">t</text:span><text:span text:style-name="_35_">r</text:span><text:span text:style-name="_38_">y</text:span><text:span text:style-name="_31_"> </text:span><text:span text:style-name="_36_">t</text:span><text:span text:style-name="_39_">o</text:span><text:span text:style-name="_31_"> </text:span><text:span text:style-name="_36_">p</text:span><text:span text:style-name="_38_">r</text:span><text:span text:style-name="_33_">o</text:span><text:span text:style-name="_35_">v</text:span><text:span text:style-name="_39_">i</text:span><text:span text:style-name="_33_">d</text:span><text:span text:style-name="_36_">e</text:span><text:span text:style-name="_37_"> </text:span><text:span text:style-name="_33_">a</text:span><text:span text:style-name="_36_">n</text:span><text:span text:style-name="_38_">s</text:span><text:span text:style-name="_33_">w</text:span><text:span text:style-name="_35_">e</text:span><text:span text:style-name="_38_">r</text:span><text:span text:style-name="_32_">s</text:span><text:span text:style-name="_34_"> </text:span><text:span text:style-name="_39_">t</text:span><text:span text:style-name="_32_">h</text:span><text:span text:style-name="_35_">a</text:span><text:span text:style-name="_39_">t</text:span><text:span text:style-name="_31_"> </text:span><text:span text:style-name="_36_">w</text:span><text:span text:style-name="_38_">o</text:span><text:span text:style-name="_33_">u</text:span><text:span text:style-name="_36_">l</text:span><text:span text:style-name="_39_">d</text:span><text:span text:style-name="_31_"> </text:span><text:span text:style-name="_35_">n</text:span><text:span text:style-name="_39_">a</text:span><text:span text:style-name="_33_">t</text:span><text:span text:style-name="_35_">u</text:span><text:span text:style-name="_38_">r</text:span><text:span text:style-name="_32_">a</text:span><text:span text:style-name="_36_">l</text:span><text:span text:style-name="_39_">l</text:span><text:span text:style-name="_32_">y</text:span><text:span text:style-name="_34_"> </text:span><text:span text:style-name="_38_">b</text:span><text:span text:style-name="_32_">e</text:span><text:span text:style-name="_34_"> </text:span><text:span text:style-name="_39_">g</text:span><text:span text:style-name="_33_">i</text:span><text:span text:style-name="_36_">v</text:span><text:span text:style-name="_39_">e</text:span><text:span text:style-name="_33_">n</text:span><text:span text:style-name="_34_"> </text:span><text:span text:style-name="_39_">b</text:span><text:span text:style-name="_33_">y</text:span><text:span text:style-name="_34_"> </text:span><text:span text:style-name="_39_">a</text:span><text:span text:style-name="_31_"> </text:span><text:span text:style-name="_35_">m</text:span><text:span text:style-name="_39_">a</text:span><text:span text:style-name="_33_">n</text:span><text:span text:style-name="_35_">.</text:span></text:p>
      <text:p text:style-name="P1"><text:span text:style-name="_32_">3</text:span><text:span text:style-name="_35_">.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M</text:span><text:span text:style-name="_38_">a</text:span><text:span text:style-name="_32_">c</text:span><text:span text:style-name="_35_">h</text:span><text:span text:style-name="_38_">i</text:span><text:span text:style-name="_32_">n</text:span><text:span text:style-name="_35_">e</text:span><text:span text:style-name="_39_">s</text:span><text:span text:style-name="_31_"> </text:span><text:span text:style-name="_35_">C</text:span><text:span text:style-name="_39_">o</text:span><text:span text:style-name="_32_">n</text:span><text:span text:style-name="_36_">c</text:span><text:span text:style-name="_38_">e</text:span><text:span text:style-name="_33_">r</text:span><text:span text:style-name="_35_">n</text:span><text:span text:style-name="_39_">e</text:span><text:span text:style-name="_33_">d</text:span><text:span text:style-name="_34_"> </text:span><text:span text:style-name="_38_">i</text:span><text:span text:style-name="_33_">n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G</text:span><text:span text:style-name="_36_">a</text:span><text:span text:style-name="_38_">m</text:span><text:span text:style-name="_33_">e</text:span></text:p>
      <text:p text:style-name="P1"><text:span text:style-name="_38_">T</text:span><text:span text:style-name="_33_">h</text:span><text:span text:style-name="_35_">e</text:span><text:span text:style-name="_37_"> </text:span><text:span text:style-name="_32_">q</text:span><text:span text:style-name="_35_">u</text:span><text:span text:style-name="_38_">e</text:span><text:span text:style-name="_33_">s</text:span><text:span text:style-name="_35_">t</text:span><text:span text:style-name="_39_">i</text:span><text:span text:style-name="_32_">o</text:span><text:span text:style-name="_36_">n</text:span><text:span text:style-name="_37_"> </text:span><text:span text:style-name="_33_">w</text:span><text:span text:style-name="_35_">h</text:span><text:span text:style-name="_38_">i</text:span><text:span text:style-name="_33_">c</text:span><text:span text:style-name="_36_">h</text:span><text:span text:style-name="_37_"> </text:span><text:span text:style-name="_32_">w</text:span><text:span text:style-name="_35_">e</text:span><text:span text:style-name="_37_"> </text:span><text:span text:style-name="_33_">p</text:span><text:span text:style-name="_36_">u</text:span><text:span text:style-name="_39_">t</text:span><text:span text:style-name="_31_"> </text:span><text:span text:style-name="_35_">i</text:span><text:span text:style-name="_39_">n</text:span><text:span text:style-name="_31_"> </text:span><text:span text:style-name="_36_">1</text:span><text:span text:style-name="_37_"> </text:span><text:span text:style-name="_33_">w</text:span><text:span text:style-name="_35_">i</text:span><text:span text:style-name="_39_">l</text:span><text:span text:style-name="_33_">l</text:span><text:span text:style-name="_34_"> </text:span><text:span text:style-name="_38_">n</text:span><text:span text:style-name="_32_">o</text:span><text:span text:style-name="_36_">t</text:span><text:span text:style-name="_37_"> </text:span><text:span text:style-name="_33_">b</text:span><text:span text:style-name="_35_">e</text:span><text:span text:style-name="_37_"> </text:span><text:span text:style-name="_32_">q</text:span><text:span text:style-name="_36_">u</text:span><text:span text:style-name="_39_">i</text:span><text:span text:style-name="_32_">t</text:span><text:span text:style-name="_35_">e</text:span><text:span text:style-name="_37_"> </text:span><text:span text:style-name="_33_">d</text:span><text:span text:style-name="_35_">e</text:span><text:span text:style-name="_38_">f</text:span><text:span text:style-name="_32_">i</text:span><text:span text:style-name="_35_">n</text:span><text:span text:style-name="_39_">i</text:span><text:span text:style-name="_32_">t</text:span><text:span text:style-name="_36_">e</text:span><text:span text:style-name="_37_"> </text:span><text:span text:style-name="_32_">u</text:span><text:span text:style-name="_36_">n</text:span><text:span text:style-name="_39_">t</text:span><text:span text:style-name="_32_">i</text:span><text:span text:style-name="_36_">l</text:span><text:span text:style-name="_37_"> </text:span><text:span text:style-name="_33_">w</text:span><text:span text:style-name="_36_">e</text:span><text:span text:style-name="_37_"> </text:span><text:span text:style-name="_32_">h</text:span><text:span text:style-name="_36_">a</text:span><text:span text:style-name="_39_">v</text:span><text:span text:style-name="_33_">e</text:span><text:span text:style-name="_34_"> </text:span><text:span text:style-name="_39_">s</text:span><text:span text:style-name="_32_">p</text:span><text:span text:style-name="_36_">e</text:span><text:span text:style-name="_39_">c</text:span><text:span text:style-name="_33_">i</text:span><text:span text:style-name="_36_">f</text:span><text:span text:style-name="_38_">i</text:span><text:span text:style-name="_32_">e</text:span><text:span text:style-name="_35_">d</text:span><text:span text:style-name="_37_"> </text:span><text:span text:style-name="_33_">w</text:span><text:span text:style-name="_35_">h</text:span><text:span text:style-name="_39_">a</text:span><text:span text:style-name="_33_">t</text:span><text:span text:style-name="_34_"> </text:span><text:span text:style-name="_39_">w</text:span><text:span text:style-name="_33_">e</text:span><text:span text:style-name="_34_"> </text:span><text:span text:style-name="_39_">m</text:span><text:span text:style-name="_32_">e</text:span><text:span text:style-name="_36_">a</text:span><text:span text:style-name="_38_">n</text:span><text:span text:style-name="_31_"> </text:span><text:span text:style-name="_36_">b</text:span><text:span text:style-name="_38_">y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w</text:span><text:span text:style-name="_32_">o</text:span><text:span text:style-name="_35_">r</text:span><text:span text:style-name="_39_">d</text:span><text:span text:style-name="_31_"> </text:span><text:span text:style-name="_35_">"</text:span><text:span text:style-name="_38_">m</text:span><text:span text:style-name="_33_">a</text:span><text:span text:style-name="_35_">c</text:span><text:span text:style-name="_38_">h</text:span><text:span text:style-name="_32_">i</text:span><text:span text:style-name="_35_">n</text:span><text:span text:style-name="_38_">e</text:span><text:span text:style-name="_32_">.</text:span><text:span text:style-name="_36_">"</text:span><text:span text:style-name="_37_"> </text:span><text:span text:style-name="_32_">I</text:span><text:span text:style-name="_36_">t</text:span><text:span text:style-name="_37_"> </text:span><text:span text:style-name="_33_">i</text:span><text:span text:style-name="_36_">s</text:span><text:span text:style-name="_37_"> </text:span><text:span text:style-name="_33_">n</text:span><text:span text:style-name="_35_">a</text:span><text:span text:style-name="_39_">t</text:span><text:span text:style-name="_32_">u</text:span><text:span text:style-name="_36_">r</text:span><text:span text:style-name="_39_">a</text:span><text:span text:style-name="_33_">l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pan text:style-name="_35_">w</text:span><text:span text:style-name="_39_">e</text:span><text:span text:style-name="_31_"> </text:span><text:span text:style-name="_35_">s</text:span><text:span text:style-name="_39_">h</text:span><text:span text:style-name="_33_">o</text:span><text:span text:style-name="_35_">u</text:span><text:span text:style-name="_39_">l</text:span><text:span text:style-name="_32_">d</text:span><text:span text:style-name="_34_"> </text:span><text:span text:style-name="_39_">w</text:span><text:span text:style-name="_33_">i</text:span><text:span text:style-name="_35_">s</text:span><text:span text:style-name="_38_">h</text:span><text:span text:style-name="_31_"> </text:span><text:span text:style-name="_36_">t</text:span><text:span text:style-name="_39_">o</text:span><text:span text:style-name="_31_"> </text:span><text:span text:style-name="_35_">p</text:span><text:span text:style-name="_38_">e</text:span><text:span text:style-name="_33_">r</text:span><text:span text:style-name="_36_">m</text:span><text:span text:style-name="_39_">i</text:span><text:span text:style-name="_32_">t</text:span><text:span text:style-name="_34_"> </text:span><text:span text:style-name="_39_">e</text:span><text:span text:style-name="_32_">v</text:span><text:span text:style-name="_35_">e</text:span><text:span text:style-name="_39_">r</text:span><text:span text:style-name="_33_">y</text:span><text:span text:style-name="_34_"> </text:span><text:span text:style-name="_39_">k</text:span><text:span text:style-name="_32_">i</text:span><text:span text:style-name="_36_">n</text:span><text:span text:style-name="_39_">d</text:span><text:span text:style-name="_31_"> </text:span><text:span text:style-name="_36_">o</text:span><text:span text:style-name="_39_">f</text:span><text:span text:style-name="_31_"> </text:span><text:span text:style-name="_35_">e</text:span><text:span text:style-name="_39_">n</text:span><text:span text:style-name="_32_">g</text:span><text:span text:style-name="_36_">i</text:span><text:span text:style-name="_38_">n</text:span><text:span text:style-name="_33_">e</text:span><text:span text:style-name="_36_">e</text:span><text:span text:style-name="_39_">r</text:span><text:span text:style-name="_33_">i</text:span><text:span text:style-name="_36_">n</text:span><text:span text:style-name="_38_">g</text:span><text:span text:style-name="_31_"> </text:span><text:span text:style-name="_36_">t</text:span><text:span text:style-name="_38_">e</text:span><text:span text:style-name="_32_">c</text:span><text:span text:style-name="_35_">h</text:span><text:span text:style-name="_39_">n</text:span><text:span text:style-name="_32_">i</text:span><text:span text:style-name="_35_">q</text:span><text:span text:style-name="_38_">u</text:span><text:span text:style-name="_32_">e</text:span><text:span text:style-name="_34_"> </text:span><text:span text:style-name="_39_">t</text:span><text:span text:style-name="_32_">o</text:span><text:span text:style-name="_34_"> </text:span><text:span text:style-name="_39_">b</text:span><text:span text:style-name="_32_">e</text:span><text:span text:style-name="_34_"> </text:span><text:span text:style-name="_39_">u</text:span><text:span text:style-name="_33_">s</text:span><text:span text:style-name="_35_">e</text:span><text:span text:style-name="_38_">d</text:span><text:span text:style-name="_31_"> </text:span><text:span text:style-name="_36_">i</text:span><text:span text:style-name="_39_">n</text:span><text:span text:style-name="_31_"> </text:span><text:span text:style-name="_36_">o</text:span><text:span text:style-name="_39_">u</text:span><text:span text:style-name="_32_">r</text:span><text:span text:style-name="_34_"> </text:span><text:span text:style-name="_39_">m</text:span><text:span text:style-name="_32_">a</text:span><text:span text:style-name="_36_">c</text:span><text:span text:style-name="_39_">h</text:span><text:span text:style-name="_32_">i</text:span><text:span text:style-name="_35_">n</text:span><text:span text:style-name="_39_">e</text:span><text:span text:style-name="_32_">s</text:span><text:span text:style-name="_36_">.</text:span><text:span text:style-name="_37_"> </text:span><text:span text:style-name="_32_">W</text:span><text:span text:style-name="_36_">e</text:span><text:span text:style-name="_37_"> </text:span><text:span text:style-name="_32_">a</text:span><text:span text:style-name="_35_">l</text:span><text:span text:style-name="_38_">s</text:span><text:span text:style-name="_32_">o</text:span><text:span text:style-name="_34_"> </text:span><text:span text:style-name="_38_">w</text:span><text:span text:style-name="_32_">i</text:span><text:span text:style-name="_35_">s</text:span><text:span text:style-name="_38_">h</text:span><text:span text:style-name="_31_"> </text:span><text:span text:style-name="_36_">t</text:span><text:span text:style-name="_38_">o</text:span><text:span text:style-name="_31_"> </text:span><text:span text:style-name="_36_">a</text:span><text:span text:style-name="_38_">l</text:span><text:span text:style-name="_33_">l</text:span><text:span text:style-name="_36_">o</text:span><text:span text:style-name="_39_">w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p</text:span><text:span text:style-name="_32_">o</text:span><text:span text:style-name="_35_">s</text:span><text:span text:style-name="_39_">s</text:span><text:span text:style-name="_33_">i</text:span><text:span text:style-name="_36_">b</text:span><text:span text:style-name="_38_">i</text:span><text:span text:style-name="_32_">l</text:span><text:span text:style-name="_36_">i</text:span><text:span text:style-name="_38_">t</text:span><text:span text:style-name="_32_">y</text:span><text:span text:style-name="_34_"> </text:span><text:span text:style-name="_39_">t</text:span><text:span text:style-name="_32_">h</text:span><text:span text:style-name="_35_">a</text:span><text:span text:style-name="_38_">n</text:span><text:span text:style-name="_31_"> </text:span><text:span text:style-name="_35_">a</text:span><text:span text:style-name="_39_">n</text:span><text:span text:style-name="_31_"> </text:span><text:span text:style-name="_35_">e</text:span><text:span text:style-name="_39_">n</text:span><text:span text:style-name="_32_">g</text:span><text:span text:style-name="_35_">i</text:span><text:span text:style-name="_39_">n</text:span><text:span text:style-name="_33_">e</text:span><text:span text:style-name="_35_">e</text:span><text:span text:style-name="_38_">r</text:span><text:span text:style-name="_31_"> </text:span><text:span text:style-name="_35_">o</text:span><text:span text:style-name="_39_">r</text:span><text:span text:style-name="_31_"> </text:span><text:span text:style-name="_35_">t</text:span><text:span text:style-name="_38_">e</text:span><text:span text:style-name="_33_">a</text:span><text:span text:style-name="_36_">m</text:span><text:span text:style-name="_37_"> </text:span><text:span text:style-name="_33_">o</text:span><text:span text:style-name="_36_">f</text:span><text:span text:style-name="_37_"> </text:span><text:span text:style-name="_32_">e</text:span><text:span text:style-name="_35_">n</text:span><text:span text:style-name="_39_">g</text:span><text:span text:style-name="_33_">i</text:span><text:span text:style-name="_35_">n</text:span><text:span text:style-name="_38_">e</text:span><text:span text:style-name="_33_">e</text:span><text:span text:style-name="_35_">r</text:span><text:span text:style-name="_38_">s</text:span><text:span text:style-name="_31_"> </text:span><text:span text:style-name="_36_">m</text:span><text:span text:style-name="_39_">a</text:span><text:span text:style-name="_32_">y</text:span><text:span text:style-name="_34_"> </text:span><text:span text:style-name="_39_">c</text:span><text:span text:style-name="_33_">o</text:span><text:span text:style-name="_36_">n</text:span><text:span text:style-name="_38_">s</text:span><text:span text:style-name="_33_">t</text:span><text:span text:style-name="_36_">r</text:span><text:span text:style-name="_38_">u</text:span><text:span text:style-name="_32_">c</text:span><text:span text:style-name="_35_">t</text:span><text:span text:style-name="_37_"> </text:span><text:span text:style-name="_33_">a</text:span><text:span text:style-name="_34_"> </text:span><text:span text:style-name="_39_">m</text:span><text:span text:style-name="_32_">a</text:span><text:span text:style-name="_36_">c</text:span><text:span text:style-name="_39_">h</text:span><text:span text:style-name="_33_">i</text:span><text:span text:style-name="_36_">n</text:span><text:span text:style-name="_39_">e</text:span><text:span text:style-name="_31_"> </text:span><text:span text:style-name="_36_">w</text:span><text:span text:style-name="_38_">h</text:span><text:span text:style-name="_33_">i</text:span><text:span text:style-name="_36_">c</text:span><text:span text:style-name="_38_">h</text:span><text:span text:style-name="_31_"> </text:span><text:span text:style-name="_36_">w</text:span><text:span text:style-name="_38_">o</text:span><text:span text:style-name="_33_">r</text:span><text:span text:style-name="_35_">k</text:span><text:span text:style-name="_39_">s</text:span><text:span text:style-name="_33_">,</text:span><text:span text:style-name="_34_"> </text:span><text:span text:style-name="_38_">b</text:span><text:span text:style-name="_32_">u</text:span><text:span text:style-name="_35_">t</text:span><text:span text:style-name="_37_"> </text:span><text:span text:style-name="_32_">w</text:span><text:span text:style-name="_35_">h</text:span><text:span text:style-name="_38_">o</text:span><text:span text:style-name="_32_">s</text:span><text:span text:style-name="_36_">e</text:span><text:span text:style-name="_37_"> </text:span><text:span text:style-name="_32_">m</text:span><text:span text:style-name="_36_">a</text:span><text:span text:style-name="_38_">n</text:span><text:span text:style-name="_33_">n</text:span><text:span text:style-name="_35_">e</text:span><text:span text:style-name="_38_">r</text:span><text:span text:style-name="_31_"> </text:span><text:span text:style-name="_36_">o</text:span><text:span text:style-name="_38_">f</text:span><text:span text:style-name="_31_"> </text:span><text:span text:style-name="_36_">o</text:span><text:span text:style-name="_39_">p</text:span><text:span text:style-name="_32_">e</text:span><text:span text:style-name="_35_">r</text:span><text:span text:style-name="_39_">a</text:span><text:span text:style-name="_33_">t</text:span><text:span text:style-name="_35_">i</text:span><text:span text:style-name="_39_">o</text:span><text:span text:style-name="_32_">n</text:span><text:span text:style-name="_34_"> </text:span><text:span text:style-name="_39_">c</text:span><text:span text:style-name="_33_">a</text:span><text:span text:style-name="_35_">n</text:span><text:span text:style-name="_39_">n</text:span><text:span text:style-name="_33_">o</text:span><text:span text:style-name="_35_">t</text:span><text:span text:style-name="_37_"> </text:span><text:span text:style-name="_32_">b</text:span><text:span text:style-name="_35_">e</text:span><text:span text:style-name="_37_"> </text:span><text:span text:style-name="_33_">s</text:span><text:span text:style-name="_36_">a</text:span><text:span text:style-name="_39_">t</text:span><text:span text:style-name="_32_">i</text:span><text:span text:style-name="_35_">s</text:span><text:span text:style-name="_38_">f</text:span><text:span text:style-name="_32_">a</text:span><text:span text:style-name="_35_">c</text:span><text:span text:style-name="_38_">t</text:span><text:span text:style-name="_33_">o</text:span><text:span text:style-name="_35_">r</text:span><text:span text:style-name="_39_">i</text:span><text:span text:style-name="_33_">l</text:span><text:span text:style-name="_36_">y</text:span><text:span text:style-name="_37_"> </text:span><text:span text:style-name="_33_">d</text:span><text:span text:style-name="_35_">e</text:span><text:span text:style-name="_38_">s</text:span><text:span text:style-name="_33_">c</text:span><text:span text:style-name="_36_">r</text:span><text:span text:style-name="_39_">i</text:span><text:span text:style-name="_32_">b</text:span><text:span text:style-name="_36_">e</text:span><text:span text:style-name="_39_">d</text:span><text:span text:style-name="_31_"> </text:span><text:span text:style-name="_36_">b</text:span><text:span text:style-name="_39_">y</text:span><text:span text:style-name="_31_"> </text:span><text:span text:style-name="_36_">i</text:span><text:span text:style-name="_39_">t</text:span><text:span text:style-name="_33_">s</text:span><text:span text:style-name="_34_"> </text:span><text:span text:style-name="_38_">c</text:span><text:span text:style-name="_32_">o</text:span><text:span text:style-name="_36_">n</text:span><text:span text:style-name="_38_">s</text:span><text:span text:style-name="_32_">t</text:span><text:span text:style-name="_35_">r</text:span><text:span text:style-name="_38_">u</text:span><text:span text:style-name="_32_">c</text:span><text:span text:style-name="_35_">t</text:span><text:span text:style-name="_38_">o</text:span><text:span text:style-name="_33_">r</text:span><text:span text:style-name="_36_">s</text:span><text:span text:style-name="_37_"> </text:span><text:span text:style-name="_33_">b</text:span><text:span text:style-name="_36_">e</text:span><text:span text:style-name="_38_">c</text:span><text:span text:style-name="_32_">a</text:span><text:span text:style-name="_35_">u</text:span><text:span text:style-name="_38_">s</text:span><text:span text:style-name="_32_">e</text:span><text:span text:style-name="_34_"> </text:span><text:span text:style-name="_39_">t</text:span><text:span text:style-name="_32_">h</text:span><text:span text:style-name="_35_">e</text:span><text:span text:style-name="_39_">y</text:span><text:span text:style-name="_31_"> </text:span><text:span text:style-name="_36_">h</text:span><text:span text:style-name="_38_">a</text:span><text:span text:style-name="_32_">v</text:span><text:span text:style-name="_35_">e</text:span><text:span text:style-name="_37_"> </text:span><text:span text:style-name="_32_">a</text:span><text:span text:style-name="_36_">p</text:span><text:span text:style-name="_39_">p</text:span><text:span text:style-name="_33_">l</text:span><text:span text:style-name="_35_">i</text:span><text:span text:style-name="_38_">e</text:span><text:span text:style-name="_33_">d</text:span><text:span text:style-name="_34_"> </text:span><text:span text:style-name="_39_">a</text:span><text:span text:style-name="_31_"> </text:span><text:span text:style-name="_36_">m</text:span><text:span text:style-name="_38_">e</text:span><text:span text:style-name="_32_">t</text:span><text:span text:style-name="_36_">h</text:span><text:span text:style-name="_39_">o</text:span><text:span text:style-name="_33_">d</text:span><text:span text:style-name="_34_"> </text:span><text:span text:style-name="_39_">w</text:span><text:span text:style-name="_32_">h</text:span><text:span text:style-name="_36_">i</text:span><text:span text:style-name="_38_">c</text:span><text:span text:style-name="_32_">h</text:span><text:span text:style-name="_34_"> </text:span><text:span text:style-name="_39_">i</text:span><text:span text:style-name="_32_">s</text:span><text:span text:style-name="_34_"> </text:span><text:span text:style-name="_39_">l</text:span><text:span text:style-name="_32_">a</text:span><text:span text:style-name="_35_">r</text:span><text:span text:style-name="_38_">g</text:span><text:span text:style-name="_32_">e</text:span><text:span text:style-name="_35_">l</text:span><text:span text:style-name="_38_">y</text:span><text:span text:style-name="_31_"> </text:span><text:span text:style-name="_35_">e</text:span><text:span text:style-name="_39_">x</text:span><text:span text:style-name="_33_">p</text:span><text:span text:style-name="_36_">e</text:span><text:span text:style-name="_38_">r</text:span><text:span text:style-name="_32_">i</text:span><text:span text:style-name="_36_">m</text:span><text:span text:style-name="_39_">e</text:span><text:span text:style-name="_32_">n</text:span><text:span text:style-name="_36_">t</text:span><text:span text:style-name="_38_">a</text:span><text:span text:style-name="_32_">l</text:span><text:span text:style-name="_35_">.</text:span><text:span text:style-name="_37_"> </text:span><text:span text:style-name="_33_">F</text:span><text:span text:style-name="_35_">i</text:span><text:span text:style-name="_39_">n</text:span><text:span text:style-name="_32_">a</text:span><text:span text:style-name="_36_">l</text:span><text:span text:style-name="_39_">l</text:span><text:span text:style-name="_33_">y</text:span><text:span text:style-name="_35_">,</text:span><text:span text:style-name="_37_"> </text:span><text:span text:style-name="_33_">w</text:span><text:span text:style-name="_35_">e</text:span><text:span text:style-name="_37_"> </text:span><text:span text:style-name="_32_">w</text:span><text:span text:style-name="_36_">i</text:span><text:span text:style-name="_39_">s</text:span><text:span text:style-name="_33_">h</text:span><text:span text:style-name="_34_"> </text:span><text:span text:style-name="_38_">t</text:span><text:span text:style-name="_32_">o</text:span><text:span text:style-name="_34_"> </text:span><text:span text:style-name="_39_">e</text:span><text:span text:style-name="_33_">x</text:span><text:span text:style-name="_35_">c</text:span><text:span text:style-name="_38_">l</text:span><text:span text:style-name="_32_">u</text:span><text:span text:style-name="_36_">d</text:span><text:span text:style-name="_38_">e</text:span><text:span text:style-name="_31_"> </text:span><text:span text:style-name="_35_">f</text:span><text:span text:style-name="_38_">r</text:span><text:span text:style-name="_33_">o</text:span><text:span text:style-name="_36_">m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m</text:span><text:span text:style-name="_38_">a</text:span><text:span text:style-name="_33_">c</text:span><text:span text:style-name="_35_">h</text:span><text:span text:style-name="_39_">i</text:span><text:span text:style-name="_33_">n</text:span><text:span text:style-name="_36_">e</text:span><text:span text:style-name="_38_">s</text:span><text:span text:style-name="_31_"> </text:span><text:span text:style-name="_35_">m</text:span><text:span text:style-name="_39_">e</text:span><text:span text:style-name="_32_">n</text:span><text:span text:style-name="_34_"> </text:span><text:span text:style-name="_38_">b</text:span><text:span text:style-name="_32_">o</text:span><text:span text:style-name="_36_">r</text:span><text:span text:style-name="_38_">n</text:span><text:span text:style-name="_31_"> </text:span><text:span text:style-name="_36_">i</text:span><text:span text:style-name="_38_">n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u</text:span><text:span text:style-name="_33_">s</text:span><text:span text:style-name="_36_">u</text:span><text:span text:style-name="_39_">a</text:span><text:span text:style-name="_32_">l</text:span><text:span text:style-name="_34_"> </text:span><text:span text:style-name="_39_">m</text:span><text:span text:style-name="_33_">a</text:span><text:span text:style-name="_36_">n</text:span><text:span text:style-name="_38_">n</text:span><text:span text:style-name="_33_">e</text:span><text:span text:style-name="_35_">r</text:span><text:span text:style-name="_38_">.</text:span><text:span text:style-name="_31_"> </text:span><text:span text:style-name="_36_">I</text:span><text:span text:style-name="_38_">t</text:span><text:span text:style-name="_31_"> </text:span><text:span text:style-name="_36_">i</text:span><text:span text:style-name="_39_">s</text:span><text:span text:style-name="_31_"> </text:span><text:span text:style-name="_35_">d</text:span><text:span text:style-name="_38_">i</text:span><text:span text:style-name="_32_">f</text:span><text:span text:style-name="_35_">f</text:span><text:span text:style-name="_38_">i</text:span><text:span text:style-name="_32_">c</text:span><text:span text:style-name="_36_">u</text:span><text:span text:style-name="_39_">l</text:span><text:span text:style-name="_32_">t</text:span><text:span text:style-name="_34_"> </text:span><text:span text:style-name="_39_">t</text:span><text:span text:style-name="_33_">o</text:span><text:span text:style-name="_34_"> </text:span><text:span text:style-name="_38_">f</text:span><text:span text:style-name="_33_">r</text:span><text:span text:style-name="_36_">a</text:span><text:span text:style-name="_38_">m</text:span><text:span text:style-name="_33_">e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d</text:span><text:span text:style-name="_35_">e</text:span><text:span text:style-name="_38_">f</text:span><text:span text:style-name="_33_">i</text:span><text:span text:style-name="_35_">n</text:span><text:span text:style-name="_39_">i</text:span><text:span text:style-name="_33_">t</text:span><text:span text:style-name="_36_">i</text:span><text:span text:style-name="_39_">o</text:span><text:span text:style-name="_32_">n</text:span><text:span text:style-name="_36_">s</text:span><text:span text:style-name="_37_"> </text:span><text:span text:style-name="_33_">s</text:span><text:span text:style-name="_35_">o</text:span><text:span text:style-name="_37_"> </text:span><text:span text:style-name="_33_">a</text:span><text:span text:style-name="_36_">s</text:span><text:span text:style-name="_37_"> </text:span><text:span text:style-name="_33_">t</text:span><text:span text:style-name="_35_">o</text:span><text:span text:style-name="_37_"> </text:span><text:span text:style-name="_33_">s</text:span><text:span text:style-name="_35_">a</text:span><text:span text:style-name="_38_">t</text:span><text:span text:style-name="_33_">i</text:span><text:span text:style-name="_36_">s</text:span><text:span text:style-name="_39_">f</text:span><text:span text:style-name="_33_">y</text:span><text:span text:style-name="_34_"> </text:span><text:span text:style-name="_39_">t</text:span><text:span text:style-name="_32_">h</text:span><text:span text:style-name="_36_">e</text:span><text:span text:style-name="_39_">s</text:span><text:span text:style-name="_33_">e</text:span><text:span text:style-name="_34_"> </text:span><text:span text:style-name="_38_">t</text:span><text:span text:style-name="_33_">h</text:span><text:span text:style-name="_35_">r</text:span><text:span text:style-name="_39_">e</text:span><text:span text:style-name="_33_">e</text:span><text:span text:style-name="_34_"> </text:span><text:span text:style-name="_39_">c</text:span><text:span text:style-name="_33_">o</text:span><text:span text:style-name="_35_">n</text:span><text:span text:style-name="_38_">d</text:span><text:span text:style-name="_32_">i</text:span><text:span text:style-name="_36_">t</text:span><text:span text:style-name="_39_">i</text:span><text:span text:style-name="_33_">o</text:span><text:span text:style-name="_35_">n</text:span><text:span text:style-name="_38_">s</text:span><text:span text:style-name="_33_">.</text:span><text:span text:style-name="_34_"> </text:span><text:span text:style-name="_38_">O</text:span><text:span text:style-name="_32_">n</text:span><text:span text:style-name="_35_">e</text:span><text:span text:style-name="_37_"> </text:span><text:span text:style-name="_32_">m</text:span><text:span text:style-name="_36_">i</text:span><text:span text:style-name="_38_">g</text:span><text:span text:style-name="_32_">h</text:span><text:span text:style-name="_36_">t</text:span><text:span text:style-name="_37_"> </text:span><text:span text:style-name="_33_">f</text:span><text:span text:style-name="_35_">o</text:span><text:span text:style-name="_38_">r</text:span><text:span text:style-name="_31_"> </text:span><text:span text:style-name="_35_">i</text:span><text:span text:style-name="_39_">n</text:span><text:span text:style-name="_33_">s</text:span><text:span text:style-name="_36_">t</text:span><text:span text:style-name="_39_">a</text:span><text:span text:style-name="_32_">n</text:span><text:span text:style-name="_35_">c</text:span><text:span text:style-name="_38_">e</text:span><text:span text:style-name="_31_"> </text:span><text:span text:style-name="_36_">i</text:span><text:span text:style-name="_39_">n</text:span><text:span text:style-name="_33_">s</text:span><text:span text:style-name="_36_">i</text:span><text:span text:style-name="_39_">s</text:span><text:span text:style-name="_32_">t</text:span><text:span text:style-name="_34_"> </text:span><text:span text:style-name="_39_">t</text:span><text:span text:style-name="_32_">h</text:span><text:span text:style-name="_35_">a</text:span><text:span text:style-name="_39_">t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t</text:span><text:span text:style-name="_32_">e</text:span><text:span text:style-name="_35_">a</text:span><text:span text:style-name="_39_">m</text:span><text:span text:style-name="_31_"> </text:span><text:span text:style-name="_36_">o</text:span><text:span text:style-name="_38_">f</text:span><text:span text:style-name="_31_"> </text:span><text:span text:style-name="_35_">e</text:span><text:span text:style-name="_39_">n</text:span><text:span text:style-name="_33_">g</text:span><text:span text:style-name="_35_">i</text:span><text:span text:style-name="_39_">n</text:span><text:span text:style-name="_33_">e</text:span><text:span text:style-name="_35_">e</text:span><text:span text:style-name="_38_">r</text:span><text:span text:style-name="_32_">s</text:span><text:span text:style-name="_34_"> </text:span><text:span text:style-name="_38_">s</text:span><text:span text:style-name="_32_">h</text:span><text:span text:style-name="_36_">o</text:span><text:span text:style-name="_38_">u</text:span><text:span text:style-name="_33_">l</text:span><text:span text:style-name="_36_">d</text:span><text:span text:style-name="_37_"> </text:span><text:span text:style-name="_33_">b</text:span><text:span text:style-name="_36_">e</text:span><text:span text:style-name="_37_"> </text:span><text:span text:style-name="_33_">a</text:span><text:span text:style-name="_36_">l</text:span><text:span text:style-name="_38_">l</text:span><text:span text:style-name="_31_"> </text:span><text:span text:style-name="_35_">o</text:span><text:span text:style-name="_39_">f</text:span><text:span text:style-name="_31_"> </text:span><text:span text:style-name="_36_">o</text:span><text:span text:style-name="_38_">n</text:span><text:span text:style-name="_32_">e</text:span><text:span text:style-name="_34_"> </text:span><text:span text:style-name="_39_">s</text:span><text:span text:style-name="_32_">e</text:span><text:span text:style-name="_35_">x</text:span><text:span text:style-name="_39_">,</text:span><text:span text:style-name="_31_"> </text:span><text:span text:style-name="_35_">b</text:span><text:span text:style-name="_38_">u</text:span><text:span text:style-name="_32_">t</text:span><text:span text:style-name="_34_"> </text:span><text:span text:style-name="_39_">t</text:span><text:span text:style-name="_33_">h</text:span><text:span text:style-name="_35_">i</text:span><text:span text:style-name="_39_">s</text:span><text:span text:style-name="_31_"> </text:span><text:span text:style-name="_35_">w</text:span><text:span text:style-name="_38_">o</text:span><text:span text:style-name="_33_">u</text:span><text:span text:style-name="_35_">l</text:span><text:span text:style-name="_38_">d</text:span><text:span text:style-name="_31_"> </text:span><text:span text:style-name="_36_">n</text:span><text:span text:style-name="_38_">o</text:span><text:span text:style-name="_32_">t</text:span><text:span text:style-name="_34_"> </text:span><text:span text:style-name="_39_">r</text:span><text:span text:style-name="_32_">e</text:span><text:span text:style-name="_36_">a</text:span><text:span text:style-name="_38_">l</text:span><text:span text:style-name="_33_">l</text:span><text:span text:style-name="_35_">y</text:span><text:span text:style-name="_37_"> </text:span><text:span text:style-name="_32_">b</text:span><text:span text:style-name="_35_">e</text:span><text:span text:style-name="_37_"> </text:span><text:span text:style-name="_33_">s</text:span><text:span text:style-name="_35_">a</text:span><text:span text:style-name="_39_">t</text:span><text:span text:style-name="_32_">i</text:span><text:span text:style-name="_35_">s</text:span><text:span text:style-name="_39_">f</text:span><text:span text:style-name="_33_">a</text:span><text:span text:style-name="_36_">c</text:span><text:span text:style-name="_39_">t</text:span><text:span text:style-name="_33_">o</text:span><text:span text:style-name="_36_">r</text:span><text:span text:style-name="_38_">y</text:span><text:span text:style-name="_32_">,</text:span><text:span text:style-name="_34_"> </text:span><text:span text:style-name="_39_">f</text:span><text:span text:style-name="_33_">o</text:span><text:span text:style-name="_35_">r</text:span><text:span text:style-name="_37_"> </text:span><text:span text:style-name="_32_">i</text:span><text:span text:style-name="_36_">t</text:span><text:span text:style-name="_37_"> </text:span><text:span text:style-name="_33_">i</text:span><text:span text:style-name="_36_">s</text:span><text:span text:style-name="_37_"> </text:span><text:span text:style-name="_32_">p</text:span><text:span text:style-name="_36_">r</text:span><text:span text:style-name="_39_">o</text:span><text:span text:style-name="_32_">b</text:span><text:span text:style-name="_36_">a</text:span><text:span text:style-name="_38_">b</text:span><text:span text:style-name="_32_">l</text:span><text:span text:style-name="_35_">y</text:span><text:span text:style-name="_37_"> </text:span><text:span text:style-name="_33_">p</text:span><text:span text:style-name="_36_">o</text:span><text:span text:style-name="_39_">s</text:span><text:span text:style-name="_32_">s</text:span><text:span text:style-name="_35_">i</text:span><text:span text:style-name="_38_">b</text:span><text:span text:style-name="_32_">l</text:span><text:span text:style-name="_36_">e</text:span><text:span text:style-name="_37_"> </text:span><text:span text:style-name="_33_">t</text:span><text:span text:style-name="_36_">o</text:span><text:span text:style-name="_37_"> </text:span><text:span text:style-name="_32_">r</text:span><text:span text:style-name="_36_">e</text:span><text:span text:style-name="_38_">a</text:span><text:span text:style-name="_33_">r</text:span><text:span text:style-name="_34_"> </text:span><text:span text:style-name="_38_">a</text:span><text:span text:style-name="_31_"> </text:span><text:span text:style-name="_35_">c</text:span><text:span text:style-name="_38_">o</text:span><text:span text:style-name="_33_">m</text:span><text:span text:style-name="_35_">p</text:span><text:span text:style-name="_39_">l</text:span><text:span text:style-name="_33_">e</text:span><text:span text:style-name="_35_">t</text:span><text:span text:style-name="_38_">e</text:span><text:span text:style-name="_31_"> </text:span><text:span text:style-name="_36_">i</text:span><text:span text:style-name="_38_">n</text:span><text:span text:style-name="_33_">d</text:span><text:span text:style-name="_35_">i</text:span><text:span text:style-name="_39_">v</text:span><text:span text:style-name="_33_">i</text:span><text:span text:style-name="_36_">d</text:span><text:span text:style-name="_38_">u</text:span><text:span text:style-name="_32_">a</text:span><text:span text:style-name="_35_">l</text:span><text:span text:style-name="_37_"> </text:span><text:span text:style-name="_32_">f</text:span><text:span text:style-name="_36_">r</text:span><text:span text:style-name="_39_">o</text:span><text:span text:style-name="_32_">m</text:span><text:span text:style-name="_34_"> </text:span><text:span text:style-name="_38_">a</text:span><text:span text:style-name="_31_"> </text:span><text:span text:style-name="_36_">s</text:span><text:span text:style-name="_38_">i</text:span><text:span text:style-name="_33_">n</text:span><text:span text:style-name="_35_">g</text:span><text:span text:style-name="_38_">l</text:span><text:span text:style-name="_32_">e</text:span><text:span text:style-name="_34_"> </text:span><text:span text:style-name="_39_">c</text:span><text:span text:style-name="_32_">e</text:span><text:span text:style-name="_35_">l</text:span><text:span text:style-name="_38_">l</text:span><text:span text:style-name="_31_"> </text:span><text:span text:style-name="_35_">o</text:span><text:span text:style-name="_38_">f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s</text:span><text:span text:style-name="_33_">k</text:span><text:span text:style-name="_36_">i</text:span><text:span text:style-name="_38_">n</text:span><text:span text:style-name="_31_"> </text:span><text:span text:style-name="_36_">(</text:span><text:span text:style-name="_38_">s</text:span><text:span text:style-name="_32_">a</text:span><text:span text:style-name="_36_">y</text:span><text:span text:style-name="_39_">)</text:span><text:span text:style-name="_31_"> </text:span><text:span text:style-name="_35_">o</text:span><text:span text:style-name="_38_">f</text:span><text:span text:style-name="_31_"> </text:span><text:span text:style-name="_36_">a</text:span><text:span text:style-name="_37_"> </text:span><text:span text:style-name="_33_">m</text:span><text:span text:style-name="_35_">a</text:span><text:span text:style-name="_38_">n</text:span><text:span text:style-name="_32_">.</text:span><text:span text:style-name="_34_"> </text:span><text:span text:style-name="_38_">T</text:span><text:span text:style-name="_32_">o</text:span><text:span text:style-name="_34_"> </text:span><text:span text:style-name="_38_">d</text:span><text:span text:style-name="_33_">o</text:span><text:span text:style-name="_34_"> </text:span><text:span text:style-name="_38_">s</text:span><text:span text:style-name="_33_">o</text:span><text:span text:style-name="_34_"> </text:span><text:span text:style-name="_39_">w</text:span><text:span text:style-name="_32_">o</text:span><text:span text:style-name="_36_">u</text:span><text:span text:style-name="_39_">l</text:span><text:span text:style-name="_32_">d</text:span><text:span text:style-name="_34_"> </text:span><text:span text:style-name="_39_">b</text:span><text:span text:style-name="_33_">e</text:span><text:span text:style-name="_34_"> </text:span><text:span text:style-name="_39_">a</text:span><text:span text:style-name="_31_"> </text:span><text:span text:style-name="_36_">f</text:span><text:span text:style-name="_39_">e</text:span><text:span text:style-name="_33_">a</text:span><text:span text:style-name="_35_">t</text:span><text:span text:style-name="_37_"> </text:span><text:span text:style-name="_33_">o</text:span><text:span text:style-name="_35_">f</text:span><text:span text:style-name="_37_"> </text:span><text:span text:style-name="_33_">b</text:span><text:span text:style-name="_35_">i</text:span><text:span text:style-name="_38_">o</text:span><text:span text:style-name="_32_">l</text:span><text:span text:style-name="_36_">o</text:span><text:span text:style-name="_38_">g</text:span><text:span text:style-name="_32_">i</text:span><text:span text:style-name="_35_">c</text:span><text:span text:style-name="_39_">a</text:span><text:span text:style-name="_32_">l</text:span><text:span text:style-name="_34_"> </text:span><text:span text:style-name="_39_">t</text:span><text:span text:style-name="_32_">e</text:span><text:span text:style-name="_36_">c</text:span><text:span text:style-name="_39_">h</text:span><text:span text:style-name="_32_">n</text:span><text:span text:style-name="_35_">i</text:span><text:span text:style-name="_38_">q</text:span><text:span text:style-name="_33_">u</text:span><text:span text:style-name="_36_">e</text:span><text:span text:style-name="_37_"> </text:span><text:span text:style-name="_33_">d</text:span><text:span text:style-name="_36_">e</text:span><text:span text:style-name="_38_">s</text:span><text:span text:style-name="_32_">e</text:span><text:span text:style-name="_36_">r</text:span><text:span text:style-name="_39_">v</text:span><text:span text:style-name="_32_">i</text:span><text:span text:style-name="_36_">n</text:span><text:span text:style-name="_38_">g</text:span><text:span text:style-name="_31_"> </text:span><text:span text:style-name="_35_">o</text:span><text:span text:style-name="_38_">f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v</text:span><text:span text:style-name="_32_">e</text:span><text:span text:style-name="_35_">r</text:span><text:span text:style-name="_38_">y</text:span><text:span text:style-name="_31_"> </text:span><text:span text:style-name="_35_">h</text:span><text:span text:style-name="_38_">i</text:span><text:span text:style-name="_33_">g</text:span><text:span text:style-name="_35_">h</text:span><text:span text:style-name="_39_">e</text:span><text:span text:style-name="_32_">s</text:span><text:span text:style-name="_36_">t</text:span><text:span text:style-name="_37_"> </text:span><text:span text:style-name="_33_">p</text:span><text:span text:style-name="_36_">r</text:span><text:span text:style-name="_39_">a</text:span><text:span text:style-name="_33_">i</text:span><text:span text:style-name="_36_">s</text:span><text:span text:style-name="_38_">e</text:span><text:span text:style-name="_32_">,</text:span><text:span text:style-name="_34_"> </text:span><text:span text:style-name="_38_">b</text:span><text:span text:style-name="_32_">u</text:span><text:span text:style-name="_36_">t</text:span><text:span text:style-name="_37_"> </text:span><text:span text:style-name="_33_">w</text:span><text:span text:style-name="_35_">e</text:span><text:span text:style-name="_37_"> </text:span><text:span text:style-name="_33_">w</text:span><text:span text:style-name="_36_">o</text:span><text:span text:style-name="_38_">u</text:span><text:span text:style-name="_33_">l</text:span><text:span text:style-name="_36_">d</text:span><text:span text:style-name="_37_"> </text:span><text:span text:style-name="_33_">n</text:span><text:span text:style-name="_35_">o</text:span><text:span text:style-name="_38_">t</text:span><text:span text:style-name="_31_"> </text:span><text:span text:style-name="_36_">b</text:span><text:span text:style-name="_39_">e</text:span><text:span text:style-name="_31_"> </text:span><text:span text:style-name="_35_">i</text:span><text:span text:style-name="_39_">n</text:span><text:span text:style-name="_33_">c</text:span><text:span text:style-name="_35_">l</text:span><text:span text:style-name="_38_">i</text:span><text:span text:style-name="_32_">n</text:span><text:span text:style-name="_36_">e</text:span><text:span text:style-name="_39_">d</text:span><text:span text:style-name="_31_"> </text:span><text:span text:style-name="_35_">t</text:span><text:span text:style-name="_38_">o</text:span><text:span text:style-name="_31_"> </text:span><text:span text:style-name="_36_">r</text:span><text:span text:style-name="_38_">e</text:span><text:span text:style-name="_33_">g</text:span><text:span text:style-name="_35_">a</text:span><text:span text:style-name="_38_">r</text:span><text:span text:style-name="_32_">d</text:span><text:span text:style-name="_34_"> </text:span><text:span text:style-name="_39_">i</text:span><text:span text:style-name="_32_">t</text:span><text:span text:style-name="_34_"> </text:span><text:span text:style-name="_38_">a</text:span><text:span text:style-name="_33_">s</text:span><text:span text:style-name="_34_"> </text:span><text:span text:style-name="_39_">a</text:span><text:span text:style-name="_31_"> </text:span><text:span text:style-name="_36_">c</text:span><text:span text:style-name="_39_">a</text:span><text:span text:style-name="_32_">s</text:span><text:span text:style-name="_36_">e</text:span><text:span text:style-name="_37_"> </text:span><text:span text:style-name="_32_">o</text:span><text:span text:style-name="_35_">f</text:span><text:span text:style-name="_37_"> </text:span><text:span text:style-name="_32_">"</text:span><text:span text:style-name="_36_">c</text:span><text:span text:style-name="_39_">o</text:span><text:span text:style-name="_32_">n</text:span><text:span text:style-name="_36_">s</text:span><text:span text:style-name="_38_">t</text:span><text:span text:style-name="_33_">r</text:span><text:span text:style-name="_36_">u</text:span><text:span text:style-name="_38_">c</text:span><text:span text:style-name="_32_">t</text:span><text:span text:style-name="_35_">i</text:span><text:span text:style-name="_38_">n</text:span><text:span text:style-name="_33_">g</text:span><text:span text:style-name="_34_"> </text:span><text:span text:style-name="_38_">a</text:span><text:span text:style-name="_31_"> </text:span><text:span text:style-name="_36_">t</text:span><text:span text:style-name="_39_">h</text:span><text:span text:style-name="_32_">i</text:span><text:span text:style-name="_35_">n</text:span><text:span text:style-name="_39_">k</text:span><text:span text:style-name="_33_">i</text:span><text:span text:style-name="_36_">n</text:span><text:span text:style-name="_39_">g</text:span><text:span text:style-name="_31_"> </text:span><text:soft-page-break/><text:span text:style-name="_36_">m</text:span><text:span text:style-name="_38_">a</text:span><text:span text:style-name="_32_">c</text:span><text:span text:style-name="_36_">h</text:span><text:span text:style-name="_38_">i</text:span><text:span text:style-name="_33_">n</text:span><text:span text:style-name="_35_">e</text:span><text:span text:style-name="_38_">.</text:span><text:span text:style-name="_33_">"</text:span><text:span text:style-name="_34_"> </text:span><text:span text:style-name="_38_">T</text:span><text:span text:style-name="_33_">h</text:span><text:span text:style-name="_36_">i</text:span><text:span text:style-name="_39_">s</text:span><text:span text:style-name="_31_"> </text:span><text:span text:style-name="_35_">p</text:span><text:span text:style-name="_39_">r</text:span><text:span text:style-name="_32_">o</text:span><text:span text:style-name="_36_">m</text:span><text:span text:style-name="_39_">p</text:span><text:span text:style-name="_33_">t</text:span><text:span text:style-name="_36_">s</text:span><text:span text:style-name="_37_"> </text:span><text:span text:style-name="_33_">u</text:span><text:span text:style-name="_36_">s</text:span><text:span text:style-name="_37_"> </text:span><text:span text:style-name="_33_">t</text:span><text:span text:style-name="_35_">o</text:span><text:span text:style-name="_37_"> </text:span><text:span text:style-name="_32_">a</text:span><text:span text:style-name="_35_">b</text:span><text:span text:style-name="_39_">a</text:span><text:span text:style-name="_32_">n</text:span><text:span text:style-name="_35_">d</text:span><text:span text:style-name="_39_">o</text:span><text:span text:style-name="_32_">n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r</text:span><text:span text:style-name="_36_">e</text:span><text:span text:style-name="_38_">q</text:span><text:span text:style-name="_33_">u</text:span><text:span text:style-name="_36_">i</text:span><text:span text:style-name="_39_">r</text:span><text:span text:style-name="_33_">e</text:span><text:span text:style-name="_36_">m</text:span><text:span text:style-name="_39_">e</text:span><text:span text:style-name="_32_">n</text:span><text:span text:style-name="_36_">t</text:span><text:span text:style-name="_37_"> </text:span><text:span text:style-name="_32_">t</text:span><text:span text:style-name="_35_">h</text:span><text:span text:style-name="_38_">a</text:span><text:span text:style-name="_32_">t</text:span><text:span text:style-name="_34_"> </text:span><text:span text:style-name="_38_">e</text:span><text:span text:style-name="_33_">v</text:span><text:span text:style-name="_35_">e</text:span><text:span text:style-name="_39_">r</text:span><text:span text:style-name="_32_">y</text:span><text:span text:style-name="_34_"> </text:span><text:span text:style-name="_38_">k</text:span><text:span text:style-name="_33_">i</text:span><text:span text:style-name="_35_">n</text:span><text:span text:style-name="_39_">d</text:span><text:span text:style-name="_31_"> </text:span><text:span text:style-name="_35_">o</text:span><text:span text:style-name="_39_">f</text:span><text:span text:style-name="_31_"> </text:span><text:span text:style-name="_36_">t</text:span><text:span text:style-name="_39_">e</text:span><text:span text:style-name="_33_">c</text:span><text:span text:style-name="_36_">h</text:span><text:span text:style-name="_38_">n</text:span><text:span text:style-name="_33_">i</text:span><text:span text:style-name="_35_">q</text:span><text:span text:style-name="_38_">u</text:span><text:span text:style-name="_33_">e</text:span><text:span text:style-name="_34_"> </text:span><text:span text:style-name="_38_">s</text:span><text:span text:style-name="_33_">h</text:span><text:span text:style-name="_36_">o</text:span><text:span text:style-name="_39_">u</text:span><text:span text:style-name="_32_">l</text:span><text:span text:style-name="_35_">d</text:span><text:span text:style-name="_37_"> </text:span><text:span text:style-name="_32_">b</text:span><text:span text:style-name="_35_">e</text:span><text:span text:style-name="_37_"> </text:span><text:span text:style-name="_32_">p</text:span><text:span text:style-name="_35_">e</text:span><text:span text:style-name="_38_">r</text:span><text:span text:style-name="_33_">m</text:span><text:span text:style-name="_36_">i</text:span><text:span text:style-name="_39_">t</text:span><text:span text:style-name="_32_">t</text:span><text:span text:style-name="_35_">e</text:span><text:span text:style-name="_38_">d</text:span><text:span text:style-name="_32_">.</text:span><text:span text:style-name="_34_"> </text:span><text:span text:style-name="_38_">W</text:span><text:span text:style-name="_33_">e</text:span><text:span text:style-name="_34_"> </text:span><text:span text:style-name="_39_">a</text:span><text:span text:style-name="_32_">r</text:span><text:span text:style-name="_36_">e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m</text:span><text:span text:style-name="_38_">o</text:span><text:span text:style-name="_33_">r</text:span><text:span text:style-name="_36_">e</text:span><text:span text:style-name="_37_"> </text:span><text:span text:style-name="_33_">r</text:span><text:span text:style-name="_35_">e</text:span><text:span text:style-name="_38_">a</text:span><text:span text:style-name="_33_">d</text:span><text:span text:style-name="_36_">y</text:span><text:span text:style-name="_37_"> </text:span><text:span text:style-name="_33_">t</text:span><text:span text:style-name="_35_">o</text:span><text:span text:style-name="_37_"> </text:span><text:span text:style-name="_33_">d</text:span><text:span text:style-name="_35_">o</text:span><text:span text:style-name="_37_"> </text:span><text:span text:style-name="_32_">s</text:span><text:span text:style-name="_35_">o</text:span><text:span text:style-name="_37_"> </text:span><text:span text:style-name="_32_">i</text:span><text:span text:style-name="_36_">n</text:span><text:span text:style-name="_37_"> </text:span><text:span text:style-name="_32_">v</text:span><text:span text:style-name="_35_">i</text:span><text:span text:style-name="_38_">e</text:span><text:span text:style-name="_32_">w</text:span><text:span text:style-name="_34_"> </text:span><text:span text:style-name="_38_">o</text:span><text:span text:style-name="_32_">f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f</text:span><text:span text:style-name="_36_">a</text:span><text:span text:style-name="_38_">c</text:span><text:span text:style-name="_32_">t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p</text:span><text:span text:style-name="_33_">r</text:span><text:span text:style-name="_36_">e</text:span><text:span text:style-name="_39_">s</text:span><text:span text:style-name="_33_">e</text:span><text:span text:style-name="_35_">n</text:span><text:span text:style-name="_39_">t</text:span><text:span text:style-name="_31_"> </text:span><text:span text:style-name="_36_">i</text:span><text:span text:style-name="_38_">n</text:span><text:span text:style-name="_33_">t</text:span><text:span text:style-name="_35_">e</text:span><text:span text:style-name="_38_">r</text:span><text:span text:style-name="_32_">e</text:span><text:span text:style-name="_36_">s</text:span><text:span text:style-name="_39_">t</text:span><text:span text:style-name="_31_"> </text:span><text:span text:style-name="_35_">i</text:span><text:span text:style-name="_39_">n</text:span><text:span text:style-name="_31_"> </text:span><text:span text:style-name="_36_">"</text:span><text:span text:style-name="_39_">t</text:span><text:span text:style-name="_32_">h</text:span><text:span text:style-name="_36_">i</text:span><text:span text:style-name="_38_">n</text:span><text:span text:style-name="_32_">k</text:span><text:span text:style-name="_36_">i</text:span><text:span text:style-name="_38_">n</text:span><text:span text:style-name="_32_">g</text:span><text:span text:style-name="_34_"> </text:span><text:span text:style-name="_39_">m</text:span><text:span text:style-name="_33_">a</text:span><text:span text:style-name="_35_">c</text:span><text:span text:style-name="_38_">h</text:span><text:span text:style-name="_32_">i</text:span><text:span text:style-name="_36_">n</text:span><text:span text:style-name="_38_">e</text:span><text:span text:style-name="_32_">s</text:span><text:span text:style-name="_35_">"</text:span><text:span text:style-name="_37_"> </text:span><text:span text:style-name="_33_">h</text:span><text:span text:style-name="_36_">a</text:span><text:span text:style-name="_38_">s</text:span><text:span text:style-name="_31_"> </text:span><text:span text:style-name="_35_">b</text:span><text:span text:style-name="_38_">e</text:span><text:span text:style-name="_33_">e</text:span><text:span text:style-name="_35_">n</text:span><text:span text:style-name="_37_"> </text:span><text:span text:style-name="_33_">a</text:span><text:span text:style-name="_36_">r</text:span><text:span text:style-name="_39_">o</text:span><text:span text:style-name="_33_">u</text:span><text:span text:style-name="_36_">s</text:span><text:span text:style-name="_39_">e</text:span><text:span text:style-name="_32_">d</text:span><text:span text:style-name="_34_"> </text:span><text:span text:style-name="_38_">b</text:span><text:span text:style-name="_32_">y</text:span><text:span text:style-name="_34_"> </text:span><text:span text:style-name="_38_">a</text:span><text:span text:style-name="_31_"> </text:span><text:span text:style-name="_35_">p</text:span><text:span text:style-name="_38_">a</text:span><text:span text:style-name="_32_">r</text:span><text:span text:style-name="_36_">t</text:span><text:span text:style-name="_39_">i</text:span><text:span text:style-name="_33_">c</text:span><text:span text:style-name="_35_">u</text:span><text:span text:style-name="_39_">l</text:span><text:span text:style-name="_32_">a</text:span><text:span text:style-name="_35_">r</text:span><text:span text:style-name="_37_"> </text:span><text:span text:style-name="_32_">k</text:span><text:span text:style-name="_36_">i</text:span><text:span text:style-name="_38_">n</text:span><text:span text:style-name="_32_">d</text:span><text:span text:style-name="_34_"> </text:span><text:span text:style-name="_38_">o</text:span><text:span text:style-name="_32_">f</text:span><text:span text:style-name="_34_"> </text:span><text:span text:style-name="_38_">m</text:span><text:span text:style-name="_32_">a</text:span><text:span text:style-name="_35_">c</text:span><text:span text:style-name="_38_">h</text:span><text:span text:style-name="_32_">i</text:span><text:span text:style-name="_36_">n</text:span><text:span text:style-name="_38_">e</text:span><text:span text:style-name="_33_">,</text:span><text:span text:style-name="_34_"> </text:span><text:span text:style-name="_38_">u</text:span><text:span text:style-name="_33_">s</text:span><text:span text:style-name="_36_">u</text:span><text:span text:style-name="_38_">a</text:span><text:span text:style-name="_32_">l</text:span><text:span text:style-name="_36_">l</text:span><text:span text:style-name="_39_">y</text:span><text:span text:style-name="_31_"> </text:span><text:span text:style-name="_36_">c</text:span><text:span text:style-name="_38_">a</text:span><text:span text:style-name="_32_">l</text:span><text:span text:style-name="_36_">l</text:span><text:span text:style-name="_39_">e</text:span><text:span text:style-name="_33_">d</text:span><text:span text:style-name="_34_"> </text:span><text:span text:style-name="_38_">a</text:span><text:span text:style-name="_32_">n</text:span><text:span text:style-name="_34_"> </text:span><text:span text:style-name="_38_">"</text:span><text:span text:style-name="_32_">e</text:span><text:span text:style-name="_36_">l</text:span><text:span text:style-name="_39_">e</text:span><text:span text:style-name="_32_">c</text:span><text:span text:style-name="_35_">t</text:span><text:span text:style-name="_39_">r</text:span><text:span text:style-name="_33_">o</text:span><text:span text:style-name="_36_">n</text:span><text:span text:style-name="_38_">i</text:span><text:span text:style-name="_33_">c</text:span><text:span text:style-name="_34_"> </text:span><text:span text:style-name="_39_">c</text:span><text:span text:style-name="_32_">o</text:span><text:span text:style-name="_36_">m</text:span><text:span text:style-name="_38_">p</text:span><text:span text:style-name="_32_">u</text:span><text:span text:style-name="_36_">t</text:span><text:span text:style-name="_38_">e</text:span><text:span text:style-name="_32_">r</text:span><text:span text:style-name="_36_">"</text:span><text:span text:style-name="_37_"> </text:span><text:span text:style-name="_33_">o</text:span><text:span text:style-name="_35_">r</text:span><text:span text:style-name="_37_"> </text:span><text:span text:style-name="_33_">"</text:span><text:span text:style-name="_35_">d</text:span><text:span text:style-name="_39_">i</text:span><text:span text:style-name="_32_">g</text:span><text:span text:style-name="_35_">i</text:span><text:span text:style-name="_39_">t</text:span><text:span text:style-name="_32_">a</text:span><text:span text:style-name="_35_">l</text:span><text:span text:style-name="_37_"> </text:span><text:span text:style-name="_33_">c</text:span><text:span text:style-name="_35_">o</text:span><text:span text:style-name="_38_">m</text:span><text:span text:style-name="_32_">p</text:span><text:span text:style-name="_36_">u</text:span><text:span text:style-name="_38_">t</text:span><text:span text:style-name="_32_">e</text:span><text:span text:style-name="_36_">r</text:span><text:span text:style-name="_38_">.</text:span><text:span text:style-name="_33_">"</text:span><text:span text:style-name="_34_"> </text:span><text:span text:style-name="_39_">F</text:span><text:span text:style-name="_32_">o</text:span><text:span text:style-name="_35_">l</text:span><text:span text:style-name="_38_">l</text:span><text:span text:style-name="_33_">o</text:span><text:span text:style-name="_35_">w</text:span><text:span text:style-name="_38_">i</text:span><text:span text:style-name="_32_">n</text:span><text:span text:style-name="_35_">g</text:span><text:span text:style-name="_37_"> </text:span><text:span text:style-name="_32_">t</text:span><text:span text:style-name="_36_">h</text:span><text:span text:style-name="_39_">i</text:span><text:span text:style-name="_33_">s</text:span><text:span text:style-name="_34_"> </text:span><text:span text:style-name="_39_">s</text:span><text:span text:style-name="_32_">u</text:span><text:span text:style-name="_35_">g</text:span><text:span text:style-name="_38_">g</text:span><text:span text:style-name="_33_">e</text:span><text:span text:style-name="_36_">s</text:span><text:span text:style-name="_38_">t</text:span><text:span text:style-name="_33_">i</text:span><text:span text:style-name="_35_">o</text:span><text:span text:style-name="_38_">n</text:span><text:span text:style-name="_31_"> </text:span><text:span text:style-name="_35_">w</text:span><text:span text:style-name="_39_">e</text:span><text:span text:style-name="_31_"> </text:span><text:span text:style-name="_35_">o</text:span><text:span text:style-name="_39_">n</text:span><text:span text:style-name="_33_">l</text:span><text:span text:style-name="_36_">y</text:span><text:span text:style-name="_37_"> </text:span><text:span text:style-name="_33_">p</text:span><text:span text:style-name="_35_">e</text:span><text:span text:style-name="_38_">r</text:span><text:span text:style-name="_32_">m</text:span><text:span text:style-name="_36_">i</text:span><text:span text:style-name="_39_">t</text:span><text:span text:style-name="_31_"> </text:span><text:span text:style-name="_36_">d</text:span><text:span text:style-name="_38_">i</text:span><text:span text:style-name="_33_">g</text:span><text:span text:style-name="_36_">i</text:span><text:span text:style-name="_38_">t</text:span><text:span text:style-name="_33_">a</text:span><text:span text:style-name="_36_">l</text:span><text:span text:style-name="_37_"> </text:span><text:span text:style-name="_33_">c</text:span><text:span text:style-name="_35_">o</text:span><text:span text:style-name="_38_">m</text:span><text:span text:style-name="_32_">p</text:span><text:span text:style-name="_36_">u</text:span><text:span text:style-name="_39_">t</text:span><text:span text:style-name="_32_">e</text:span><text:span text:style-name="_35_">r</text:span><text:span text:style-name="_39_">s</text:span><text:span text:style-name="_31_"> </text:span><text:span text:style-name="_36_">t</text:span><text:span text:style-name="_39_">o</text:span><text:span text:style-name="_31_"> </text:span><text:span text:style-name="_36_">t</text:span><text:span text:style-name="_39_">a</text:span><text:span text:style-name="_33_">k</text:span><text:span text:style-name="_36_">e</text:span><text:span text:style-name="_37_"> </text:span><text:span text:style-name="_32_">p</text:span><text:span text:style-name="_36_">a</text:span><text:span text:style-name="_39_">r</text:span><text:span text:style-name="_32_">t</text:span><text:span text:style-name="_34_"> </text:span><text:span text:style-name="_38_">i</text:span><text:span text:style-name="_33_">n</text:span><text:span text:style-name="_34_"> </text:span><text:span text:style-name="_39_">o</text:span><text:span text:style-name="_32_">u</text:span><text:span text:style-name="_35_">r</text:span><text:span text:style-name="_37_"> </text:span><text:span text:style-name="_32_">g</text:span><text:span text:style-name="_35_">a</text:span><text:span text:style-name="_39_">m</text:span><text:span text:style-name="_32_">e</text:span><text:span text:style-name="_35_">.</text:span></text:p>
      <text:p text:style-name="P1"><text:span text:style-name="_32_">T</text:span><text:span text:style-name="_35_">h</text:span><text:span text:style-name="_38_">i</text:span><text:span text:style-name="_33_">s</text:span><text:span text:style-name="_34_"> </text:span><text:span text:style-name="_38_">r</text:span><text:span text:style-name="_33_">e</text:span><text:span text:style-name="_36_">s</text:span><text:span text:style-name="_39_">t</text:span><text:span text:style-name="_32_">r</text:span><text:span text:style-name="_36_">i</text:span><text:span text:style-name="_38_">c</text:span><text:span text:style-name="_32_">t</text:span><text:span text:style-name="_36_">i</text:span><text:span text:style-name="_39_">o</text:span><text:span text:style-name="_33_">n</text:span><text:span text:style-name="_34_"> </text:span><text:span text:style-name="_39_">a</text:span><text:span text:style-name="_32_">p</text:span><text:span text:style-name="_36_">p</text:span><text:span text:style-name="_38_">e</text:span><text:span text:style-name="_33_">a</text:span><text:span text:style-name="_35_">r</text:span><text:span text:style-name="_38_">s</text:span><text:span text:style-name="_31_"> </text:span><text:span text:style-name="_36_">a</text:span><text:span text:style-name="_38_">t</text:span><text:span text:style-name="_31_"> </text:span><text:span text:style-name="_35_">f</text:span><text:span text:style-name="_38_">i</text:span><text:span text:style-name="_32_">r</text:span><text:span text:style-name="_35_">s</text:span><text:span text:style-name="_38_">t</text:span><text:span text:style-name="_31_"> </text:span><text:span text:style-name="_36_">s</text:span><text:span text:style-name="_39_">i</text:span><text:span text:style-name="_33_">g</text:span><text:span text:style-name="_35_">h</text:span><text:span text:style-name="_38_">t</text:span><text:span text:style-name="_31_"> </text:span><text:span text:style-name="_35_">t</text:span><text:span text:style-name="_39_">o</text:span><text:span text:style-name="_31_"> </text:span><text:span text:style-name="_36_">b</text:span><text:span text:style-name="_38_">e</text:span><text:span text:style-name="_31_"> </text:span><text:span text:style-name="_36_">a</text:span><text:span text:style-name="_37_"> </text:span><text:span text:style-name="_32_">v</text:span><text:span text:style-name="_35_">e</text:span><text:span text:style-name="_38_">r</text:span><text:span text:style-name="_32_">y</text:span><text:span text:style-name="_34_"> </text:span><text:span text:style-name="_38_">d</text:span><text:span text:style-name="_32_">r</text:span><text:span text:style-name="_36_">a</text:span><text:span text:style-name="_38_">s</text:span><text:span text:style-name="_33_">t</text:span><text:span text:style-name="_35_">i</text:span><text:span text:style-name="_39_">c</text:span><text:span text:style-name="_31_"> </text:span><text:span text:style-name="_35_">o</text:span><text:span text:style-name="_38_">n</text:span><text:span text:style-name="_33_">e</text:span><text:span text:style-name="_35_">.</text:span><text:span text:style-name="_37_"> </text:span><text:span text:style-name="_32_">I</text:span><text:span text:style-name="_34_"> </text:span><text:span text:style-name="_38_">s</text:span><text:span text:style-name="_32_">h</text:span><text:span text:style-name="_35_">a</text:span><text:span text:style-name="_39_">l</text:span><text:span text:style-name="_32_">l</text:span><text:span text:style-name="_34_"> </text:span><text:span text:style-name="_38_">a</text:span><text:span text:style-name="_32_">t</text:span><text:span text:style-name="_36_">t</text:span><text:span text:style-name="_38_">e</text:span><text:span text:style-name="_32_">m</text:span><text:span text:style-name="_36_">p</text:span><text:span text:style-name="_38_">t</text:span><text:span text:style-name="_31_"> </text:span><text:span text:style-name="_36_">t</text:span><text:span text:style-name="_39_">o</text:span><text:span text:style-name="_31_"> </text:span><text:span text:style-name="_35_">s</text:span><text:span text:style-name="_39_">h</text:span><text:span text:style-name="_32_">o</text:span><text:span text:style-name="_35_">w</text:span><text:span text:style-name="_37_"> </text:span><text:span text:style-name="_32_">t</text:span><text:span text:style-name="_36_">h</text:span><text:span text:style-name="_39_">a</text:span><text:span text:style-name="_33_">t</text:span><text:span text:style-name="_34_"> </text:span><text:span text:style-name="_38_">i</text:span><text:span text:style-name="_32_">t</text:span><text:span text:style-name="_34_"> </text:span><text:span text:style-name="_38_">i</text:span><text:span text:style-name="_32_">s</text:span><text:span text:style-name="_34_"> </text:span><text:span text:style-name="_39_">n</text:span><text:span text:style-name="_33_">o</text:span><text:span text:style-name="_36_">t</text:span><text:span text:style-name="_37_"> </text:span><text:span text:style-name="_32_">s</text:span><text:span text:style-name="_35_">o</text:span><text:span text:style-name="_37_"> </text:span><text:span text:style-name="_32_">i</text:span><text:span text:style-name="_36_">n</text:span><text:span text:style-name="_37_"> </text:span><text:span text:style-name="_33_">r</text:span><text:span text:style-name="_35_">e</text:span><text:span text:style-name="_39_">a</text:span><text:span text:style-name="_33_">l</text:span><text:span text:style-name="_36_">i</text:span><text:span text:style-name="_38_">t</text:span><text:span text:style-name="_33_">y</text:span><text:span text:style-name="_35_">.</text:span><text:span text:style-name="_37_"> </text:span><text:span text:style-name="_32_">T</text:span><text:span text:style-name="_35_">o</text:span><text:span text:style-name="_37_"> </text:span><text:span text:style-name="_32_">d</text:span><text:span text:style-name="_35_">o</text:span><text:span text:style-name="_37_"> </text:span><text:span text:style-name="_32_">t</text:span><text:span text:style-name="_36_">h</text:span><text:span text:style-name="_38_">i</text:span><text:span text:style-name="_32_">s</text:span><text:span text:style-name="_34_"> </text:span><text:span text:style-name="_39_">n</text:span><text:span text:style-name="_32_">e</text:span><text:span text:style-name="_35_">c</text:span><text:span text:style-name="_38_">e</text:span><text:span text:style-name="_32_">s</text:span><text:span text:style-name="_36_">s</text:span><text:span text:style-name="_38_">i</text:span><text:span text:style-name="_33_">t</text:span><text:span text:style-name="_36_">a</text:span><text:span text:style-name="_38_">t</text:span><text:span text:style-name="_33_">e</text:span><text:span text:style-name="_36_">s</text:span><text:span text:style-name="_37_"> </text:span><text:span text:style-name="_32_">a</text:span><text:span text:style-name="_34_"> </text:span><text:span text:style-name="_39_">s</text:span><text:span text:style-name="_32_">h</text:span><text:span text:style-name="_35_">o</text:span><text:span text:style-name="_39_">r</text:span><text:span text:style-name="_32_">t</text:span><text:span text:style-name="_34_"> </text:span><text:span text:style-name="_38_">a</text:span><text:span text:style-name="_32_">c</text:span><text:span text:style-name="_36_">c</text:span><text:span text:style-name="_38_">o</text:span><text:span text:style-name="_33_">u</text:span><text:span text:style-name="_36_">n</text:span><text:span text:style-name="_39_">t</text:span><text:span text:style-name="_31_"> </text:span><text:span text:style-name="_35_">o</text:span><text:span text:style-name="_38_">f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n</text:span><text:span text:style-name="_32_">a</text:span><text:span text:style-name="_36_">t</text:span><text:span text:style-name="_38_">u</text:span><text:span text:style-name="_32_">r</text:span><text:span text:style-name="_36_">e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p</text:span><text:span text:style-name="_39_">r</text:span><text:span text:style-name="_32_">o</text:span><text:span text:style-name="_35_">p</text:span><text:span text:style-name="_39_">e</text:span><text:span text:style-name="_33_">r</text:span><text:span text:style-name="_36_">t</text:span><text:span text:style-name="_39_">i</text:span><text:span text:style-name="_32_">e</text:span><text:span text:style-name="_35_">s</text:span><text:span text:style-name="_37_"> </text:span><text:span text:style-name="_33_">o</text:span><text:span text:style-name="_36_">f</text:span><text:span text:style-name="_37_"> </text:span><text:span text:style-name="_33_">t</text:span><text:span text:style-name="_35_">h</text:span><text:span text:style-name="_38_">e</text:span><text:span text:style-name="_32_">s</text:span><text:span text:style-name="_36_">e</text:span><text:span text:style-name="_37_"> </text:span><text:span text:style-name="_33_">c</text:span><text:span text:style-name="_36_">o</text:span><text:span text:style-name="_39_">m</text:span><text:span text:style-name="_33_">p</text:span><text:span text:style-name="_35_">u</text:span><text:span text:style-name="_38_">t</text:span><text:span text:style-name="_33_">e</text:span><text:span text:style-name="_35_">r</text:span><text:span text:style-name="_39_">s</text:span><text:span text:style-name="_33_">.</text:span></text:p>
      <text:p text:style-name="P1"><text:span text:style-name="_38_">I</text:span><text:span text:style-name="_32_">t</text:span><text:span text:style-name="_34_"> </text:span><text:span text:style-name="_39_">m</text:span><text:span text:style-name="_32_">a</text:span><text:span text:style-name="_35_">y</text:span><text:span text:style-name="_37_"> </text:span><text:span text:style-name="_32_">a</text:span><text:span text:style-name="_36_">l</text:span><text:span text:style-name="_38_">s</text:span><text:span text:style-name="_33_">o</text:span><text:span text:style-name="_34_"> </text:span><text:span text:style-name="_38_">b</text:span><text:span text:style-name="_32_">e</text:span><text:span text:style-name="_34_"> </text:span><text:span text:style-name="_39_">s</text:span><text:span text:style-name="_32_">a</text:span><text:span text:style-name="_36_">i</text:span><text:span text:style-name="_39_">d</text:span><text:span text:style-name="_31_"> </text:span><text:span text:style-name="_35_">t</text:span><text:span text:style-name="_38_">h</text:span><text:span text:style-name="_33_">a</text:span><text:span text:style-name="_36_">t</text:span><text:span text:style-name="_37_"> </text:span><text:span text:style-name="_32_">t</text:span><text:span text:style-name="_36_">h</text:span><text:span text:style-name="_39_">i</text:span><text:span text:style-name="_32_">s</text:span><text:span text:style-name="_34_"> </text:span><text:span text:style-name="_38_">i</text:span><text:span text:style-name="_33_">d</text:span><text:span text:style-name="_36_">e</text:span><text:span text:style-name="_38_">n</text:span><text:span text:style-name="_32_">t</text:span><text:span text:style-name="_36_">i</text:span><text:span text:style-name="_38_">f</text:span><text:span text:style-name="_33_">i</text:span><text:span text:style-name="_36_">c</text:span><text:span text:style-name="_38_">a</text:span><text:span text:style-name="_33_">t</text:span><text:span text:style-name="_36_">i</text:span><text:span text:style-name="_39_">o</text:span><text:span text:style-name="_32_">n</text:span><text:span text:style-name="_34_"> </text:span><text:span text:style-name="_39_">o</text:span><text:span text:style-name="_32_">f</text:span><text:span text:style-name="_34_"> </text:span><text:span text:style-name="_39_">m</text:span><text:span text:style-name="_33_">a</text:span><text:span text:style-name="_35_">c</text:span><text:span text:style-name="_39_">h</text:span><text:span text:style-name="_32_">i</text:span><text:span text:style-name="_36_">n</text:span><text:span text:style-name="_38_">e</text:span><text:span text:style-name="_32_">s</text:span><text:span text:style-name="_34_"> </text:span><text:span text:style-name="_39_">w</text:span><text:span text:style-name="_33_">i</text:span><text:span text:style-name="_36_">t</text:span><text:span text:style-name="_38_">h</text:span><text:span text:style-name="_31_"> </text:span><text:span text:style-name="_36_">d</text:span><text:span text:style-name="_38_">i</text:span><text:span text:style-name="_33_">g</text:span><text:span text:style-name="_35_">i</text:span><text:span text:style-name="_38_">t</text:span><text:span text:style-name="_33_">a</text:span><text:span text:style-name="_36_">l</text:span><text:span text:style-name="_37_"> </text:span><text:span text:style-name="_33_">c</text:span><text:span text:style-name="_36_">o</text:span><text:span text:style-name="_38_">m</text:span><text:span text:style-name="_33_">p</text:span><text:span text:style-name="_36_">u</text:span><text:span text:style-name="_38_">t</text:span><text:span text:style-name="_33_">e</text:span><text:span text:style-name="_36_">r</text:span><text:span text:style-name="_38_">s</text:span><text:span text:style-name="_32_">,</text:span><text:span text:style-name="_34_"> </text:span><text:span text:style-name="_39_">l</text:span><text:span text:style-name="_33_">i</text:span><text:span text:style-name="_35_">k</text:span><text:span text:style-name="_38_">e</text:span><text:span text:style-name="_31_"> </text:span><text:span text:style-name="_35_">o</text:span><text:span text:style-name="_39_">u</text:span><text:span text:style-name="_32_">r</text:span><text:span text:style-name="_34_"> </text:span><text:span text:style-name="_38_">c</text:span><text:span text:style-name="_33_">r</text:span><text:span text:style-name="_36_">i</text:span><text:span text:style-name="_38_">t</text:span><text:span text:style-name="_33_">e</text:span><text:span text:style-name="_36_">r</text:span><text:span text:style-name="_39_">i</text:span><text:span text:style-name="_33_">o</text:span><text:span text:style-name="_35_">n</text:span><text:span text:style-name="_37_"> </text:span><text:span text:style-name="_32_">f</text:span><text:span text:style-name="_36_">o</text:span><text:span text:style-name="_38_">r</text:span><text:span text:style-name="_31_"> </text:span><text:span text:style-name="_35_">"</text:span><text:span text:style-name="_38_">t</text:span><text:span text:style-name="_32_">h</text:span><text:span text:style-name="_35_">i</text:span><text:span text:style-name="_38_">n</text:span><text:span text:style-name="_32_">k</text:span><text:span text:style-name="_36_">i</text:span><text:span text:style-name="_39_">n</text:span><text:span text:style-name="_33_">g</text:span><text:span text:style-name="_36_">,</text:span><text:span text:style-name="_38_">"</text:span><text:span text:style-name="_31_"> </text:span><text:span text:style-name="_35_">w</text:span><text:span text:style-name="_38_">i</text:span><text:span text:style-name="_33_">l</text:span><text:span text:style-name="_36_">l</text:span><text:span text:style-name="_37_"> </text:span><text:span text:style-name="_32_">o</text:span><text:span text:style-name="_36_">n</text:span><text:span text:style-name="_38_">l</text:span><text:span text:style-name="_32_">y</text:span><text:span text:style-name="_34_"> </text:span><text:span text:style-name="_38_">b</text:span><text:span text:style-name="_32_">e</text:span><text:span text:style-name="_34_"> </text:span><text:span text:style-name="_38_">u</text:span><text:span text:style-name="_32_">n</text:span><text:span text:style-name="_35_">s</text:span><text:span text:style-name="_38_">a</text:span><text:span text:style-name="_33_">t</text:span><text:span text:style-name="_36_">i</text:span><text:span text:style-name="_38_">s</text:span><text:span text:style-name="_33_">f</text:span><text:span text:style-name="_36_">a</text:span><text:span text:style-name="_38_">c</text:span><text:span text:style-name="_33_">t</text:span><text:span text:style-name="_35_">o</text:span><text:span text:style-name="_39_">r</text:span><text:span text:style-name="_33_">y</text:span><text:span text:style-name="_34_"> </text:span><text:span text:style-name="_39_">i</text:span><text:span text:style-name="_33_">f</text:span><text:span text:style-name="_34_"> </text:span><text:span text:style-name="_38_">(</text:span><text:span text:style-name="_32_">c</text:span><text:span text:style-name="_36_">o</text:span><text:span text:style-name="_38_">n</text:span><text:span text:style-name="_33_">t</text:span><text:span text:style-name="_35_">r</text:span><text:span text:style-name="_39_">a</text:span><text:span text:style-name="_32_">r</text:span><text:span text:style-name="_36_">y</text:span><text:span text:style-name="_37_"> </text:span><text:span text:style-name="_32_">t</text:span><text:span text:style-name="_36_">o</text:span><text:span text:style-name="_37_"> </text:span><text:span text:style-name="_32_">m</text:span><text:span text:style-name="_36_">y</text:span><text:span text:style-name="_37_"> </text:span><text:span text:style-name="_33_">b</text:span><text:span text:style-name="_35_">e</text:span><text:span text:style-name="_38_">l</text:span><text:span text:style-name="_33_">i</text:span><text:span text:style-name="_36_">e</text:span><text:span text:style-name="_39_">f</text:span><text:span text:style-name="_33_">)</text:span><text:span text:style-name="_36_">,</text:span><text:span text:style-name="_37_"> </text:span><text:span text:style-name="_32_">i</text:span><text:span text:style-name="_35_">t</text:span><text:span text:style-name="_37_"> </text:span><text:span text:style-name="_32_">t</text:span><text:span text:style-name="_35_">u</text:span><text:span text:style-name="_38_">r</text:span><text:span text:style-name="_32_">n</text:span><text:span text:style-name="_35_">s</text:span><text:span text:style-name="_37_"> </text:span><text:span text:style-name="_32_">o</text:span><text:span text:style-name="_36_">u</text:span><text:span text:style-name="_39_">t</text:span><text:span text:style-name="_31_"> </text:span><text:span text:style-name="_35_">t</text:span><text:span text:style-name="_38_">h</text:span><text:span text:style-name="_32_">a</text:span><text:span text:style-name="_35_">t</text:span><text:span text:style-name="_37_"> </text:span><text:span text:style-name="_32_">d</text:span><text:span text:style-name="_35_">i</text:span><text:span text:style-name="_39_">g</text:span><text:span text:style-name="_33_">i</text:span><text:span text:style-name="_35_">t</text:span><text:span text:style-name="_38_">a</text:span><text:span text:style-name="_33_">l</text:span><text:span text:style-name="_34_"> </text:span><text:span text:style-name="_39_">c</text:span><text:span text:style-name="_33_">o</text:span><text:span text:style-name="_35_">m</text:span><text:span text:style-name="_38_">p</text:span><text:span text:style-name="_32_">u</text:span><text:span text:style-name="_35_">t</text:span><text:span text:style-name="_39_">e</text:span><text:span text:style-name="_32_">r</text:span><text:span text:style-name="_35_">s</text:span><text:span text:style-name="_37_"> </text:span><text:span text:style-name="_33_">a</text:span><text:span text:style-name="_35_">r</text:span><text:span text:style-name="_39_">e</text:span><text:span text:style-name="_31_"> </text:span><text:span text:style-name="_35_">u</text:span><text:span text:style-name="_39_">n</text:span><text:span text:style-name="_32_">a</text:span><text:span text:style-name="_36_">b</text:span><text:span text:style-name="_38_">l</text:span><text:span text:style-name="_33_">e</text:span><text:span text:style-name="_34_"> </text:span><text:span text:style-name="_39_">t</text:span><text:span text:style-name="_32_">o</text:span><text:span text:style-name="_34_"> </text:span><text:span text:style-name="_39_">g</text:span><text:span text:style-name="_33_">i</text:span><text:span text:style-name="_36_">v</text:span><text:span text:style-name="_38_">e</text:span><text:span text:style-name="_31_"> </text:span><text:span text:style-name="_36_">a</text:span><text:span text:style-name="_37_"> </text:span><text:span text:style-name="_33_">g</text:span><text:span text:style-name="_35_">o</text:span><text:span text:style-name="_38_">o</text:span><text:span text:style-name="_32_">d</text:span><text:span text:style-name="_34_"> </text:span><text:span text:style-name="_38_">s</text:span><text:span text:style-name="_33_">h</text:span><text:span text:style-name="_35_">o</text:span><text:span text:style-name="_38_">w</text:span><text:span text:style-name="_33_">i</text:span><text:span text:style-name="_35_">n</text:span><text:span text:style-name="_38_">g</text:span><text:span text:style-name="_31_"> </text:span><text:span text:style-name="_36_">i</text:span><text:span text:style-name="_38_">n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g</text:span><text:span text:style-name="_32_">a</text:span><text:span text:style-name="_36_">m</text:span><text:span text:style-name="_38_">e</text:span><text:span text:style-name="_32_">.</text:span></text:p>
      <text:p text:style-name="P1"><text:span text:style-name="_39_">T</text:span><text:span text:style-name="_33_">h</text:span><text:span text:style-name="_36_">e</text:span><text:span text:style-name="_39_">r</text:span><text:span text:style-name="_33_">e</text:span><text:span text:style-name="_34_"> </text:span><text:span text:style-name="_38_">a</text:span><text:span text:style-name="_33_">r</text:span><text:span text:style-name="_35_">e</text:span><text:span text:style-name="_37_"> </text:span><text:span text:style-name="_32_">a</text:span><text:span text:style-name="_36_">l</text:span><text:span text:style-name="_38_">r</text:span><text:span text:style-name="_33_">e</text:span><text:span text:style-name="_35_">a</text:span><text:span text:style-name="_38_">d</text:span><text:span text:style-name="_33_">y</text:span><text:span text:style-name="_34_"> </text:span><text:span text:style-name="_39_">a</text:span><text:span text:style-name="_31_"> </text:span><text:span text:style-name="_36_">n</text:span><text:span text:style-name="_39_">u</text:span><text:span text:style-name="_33_">m</text:span><text:span text:style-name="_35_">b</text:span><text:span text:style-name="_39_">e</text:span><text:span text:style-name="_32_">r</text:span><text:span text:style-name="_34_"> </text:span><text:span text:style-name="_39_">o</text:span><text:span text:style-name="_33_">f</text:span><text:span text:style-name="_34_"> </text:span><text:span text:style-name="_39_">d</text:span><text:span text:style-name="_32_">i</text:span><text:span text:style-name="_35_">g</text:span><text:span text:style-name="_39_">i</text:span><text:span text:style-name="_33_">t</text:span><text:span text:style-name="_36_">a</text:span><text:span text:style-name="_39_">l</text:span><text:span text:style-name="_31_"> </text:span><text:span text:style-name="_36_">c</text:span><text:span text:style-name="_39_">o</text:span><text:span text:style-name="_33_">m</text:span><text:span text:style-name="_35_">p</text:span><text:span text:style-name="_39_">u</text:span><text:span text:style-name="_33_">t</text:span><text:span text:style-name="_36_">e</text:span><text:span text:style-name="_39_">r</text:span><text:span text:style-name="_32_">s</text:span><text:span text:style-name="_34_"> </text:span><text:span text:style-name="_38_">i</text:span><text:span text:style-name="_33_">n</text:span><text:span text:style-name="_34_"> </text:span><text:span text:style-name="_38_">w</text:span><text:span text:style-name="_32_">o</text:span><text:span text:style-name="_35_">r</text:span><text:span text:style-name="_38_">k</text:span><text:span text:style-name="_32_">i</text:span><text:span text:style-name="_35_">n</text:span><text:span text:style-name="_38_">g</text:span><text:span text:style-name="_31_"> </text:span><text:span text:style-name="_35_">o</text:span><text:span text:style-name="_39_">r</text:span><text:span text:style-name="_32_">d</text:span><text:span text:style-name="_35_">e</text:span><text:span text:style-name="_39_">r</text:span><text:span text:style-name="_33_">,</text:span><text:span text:style-name="_34_"> </text:span><text:span text:style-name="_38_">a</text:span><text:span text:style-name="_33_">n</text:span><text:span text:style-name="_36_">d</text:span><text:span text:style-name="_37_"> </text:span><text:span text:style-name="_33_">i</text:span><text:span text:style-name="_36_">t</text:span><text:span text:style-name="_37_"> </text:span><text:span text:style-name="_33_">m</text:span><text:span text:style-name="_36_">a</text:span><text:span text:style-name="_38_">y</text:span><text:span text:style-name="_31_"> </text:span><text:span text:style-name="_36_">b</text:span><text:span text:style-name="_39_">e</text:span><text:span text:style-name="_31_"> </text:span><text:span text:style-name="_36_">a</text:span><text:span text:style-name="_39_">s</text:span><text:span text:style-name="_33_">k</text:span><text:span text:style-name="_35_">e</text:span><text:span text:style-name="_38_">d</text:span><text:span text:style-name="_33_">,</text:span><text:span text:style-name="_34_"> </text:span><text:span text:style-name="_38_">"</text:span><text:span text:style-name="_32_">W</text:span><text:span text:style-name="_35_">h</text:span><text:span text:style-name="_38_">y</text:span><text:span text:style-name="_31_"> </text:span><text:span text:style-name="_36_">n</text:span><text:span text:style-name="_38_">o</text:span><text:span text:style-name="_33_">t</text:span><text:span text:style-name="_34_"> </text:span><text:span text:style-name="_39_">t</text:span><text:span text:style-name="_33_">r</text:span><text:span text:style-name="_36_">y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e</text:span><text:span text:style-name="_38_">x</text:span><text:span text:style-name="_33_">p</text:span><text:span text:style-name="_36_">e</text:span><text:span text:style-name="_39_">r</text:span><text:span text:style-name="_33_">i</text:span><text:span text:style-name="_36_">m</text:span><text:span text:style-name="_38_">e</text:span><text:span text:style-name="_33_">n</text:span><text:span text:style-name="_35_">t</text:span><text:span text:style-name="_37_"> </text:span><text:span text:style-name="_33_">s</text:span><text:span text:style-name="_35_">t</text:span><text:span text:style-name="_38_">r</text:span><text:span text:style-name="_33_">a</text:span><text:span text:style-name="_35_">i</text:span><text:span text:style-name="_39_">g</text:span><text:span text:style-name="_32_">h</text:span><text:span text:style-name="_36_">t</text:span><text:span text:style-name="_37_"> </text:span><text:span text:style-name="_33_">a</text:span><text:span text:style-name="_35_">w</text:span><text:span text:style-name="_39_">a</text:span><text:span text:style-name="_32_">y</text:span><text:span text:style-name="_35_">?</text:span><text:span text:style-name="_37_"> </text:span><text:span text:style-name="_33_">I</text:span><text:span text:style-name="_35_">t</text:span><text:span text:style-name="_37_"> </text:span><text:span text:style-name="_33_">w</text:span><text:span text:style-name="_36_">o</text:span><text:span text:style-name="_38_">u</text:span><text:span text:style-name="_33_">l</text:span><text:span text:style-name="_36_">d</text:span><text:span text:style-name="_37_"> </text:span><text:span text:style-name="_32_">b</text:span><text:span text:style-name="_35_">e</text:span><text:span text:style-name="_37_"> </text:span><text:span text:style-name="_33_">e</text:span><text:span text:style-name="_35_">a</text:span><text:span text:style-name="_38_">s</text:span><text:span text:style-name="_32_">y</text:span><text:span text:style-name="_34_"> </text:span><text:span text:style-name="_39_">t</text:span><text:span text:style-name="_32_">o</text:span><text:span text:style-name="_34_"> </text:span><text:span text:style-name="_39_">s</text:span><text:span text:style-name="_33_">a</text:span><text:span text:style-name="_36_">t</text:span><text:span text:style-name="_38_">i</text:span><text:span text:style-name="_32_">s</text:span><text:span text:style-name="_35_">f</text:span><text:span text:style-name="_39_">y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c</text:span><text:span text:style-name="_32_">o</text:span><text:span text:style-name="_36_">n</text:span><text:span text:style-name="_39_">d</text:span><text:span text:style-name="_32_">i</text:span><text:span text:style-name="_36_">t</text:span><text:span text:style-name="_38_">i</text:span><text:span text:style-name="_32_">o</text:span><text:span text:style-name="_36_">n</text:span><text:span text:style-name="_38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g</text:span><text:span text:style-name="_32_">a</text:span><text:span text:style-name="_36_">m</text:span><text:span text:style-name="_38_">e</text:span><text:span text:style-name="_33_">.</text:span><text:span text:style-name="_34_"> </text:span><text:span text:style-name="_38_">A</text:span><text:span text:style-name="_31_"> </text:span><text:span text:style-name="_35_">n</text:span><text:span text:style-name="_39_">u</text:span><text:span text:style-name="_33_">m</text:span><text:span text:style-name="_35_">b</text:span><text:span text:style-name="_39_">e</text:span><text:span text:style-name="_32_">r</text:span><text:span text:style-name="_34_"> </text:span><text:span text:style-name="_38_">o</text:span><text:span text:style-name="_32_">f</text:span><text:span text:style-name="_34_"> </text:span><text:span text:style-name="_39_">i</text:span><text:span text:style-name="_32_">n</text:span><text:span text:style-name="_35_">t</text:span><text:span text:style-name="_38_">e</text:span><text:span text:style-name="_33_">r</text:span><text:span text:style-name="_36_">r</text:span><text:span text:style-name="_38_">o</text:span><text:span text:style-name="_32_">g</text:span><text:span text:style-name="_36_">a</text:span><text:span text:style-name="_38_">t</text:span><text:span text:style-name="_33_">o</text:span><text:span text:style-name="_36_">r</text:span><text:span text:style-name="_38_">s</text:span><text:span text:style-name="_31_"> </text:span><text:span text:style-name="_36_">c</text:span><text:span text:style-name="_39_">o</text:span><text:span text:style-name="_32_">u</text:span><text:span text:style-name="_36_">l</text:span><text:span text:style-name="_39_">d</text:span><text:span text:style-name="_31_"> </text:span><text:span text:style-name="_35_">b</text:span><text:span text:style-name="_38_">e</text:span><text:span text:style-name="_31_"> </text:span><text:span text:style-name="_35_">u</text:span><text:span text:style-name="_38_">s</text:span><text:span text:style-name="_33_">e</text:span><text:span text:style-name="_35_">d</text:span><text:span text:style-name="_38_">,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s</text:span><text:span text:style-name="_32_">t</text:span><text:span text:style-name="_35_">a</text:span><text:span text:style-name="_38_">t</text:span><text:span text:style-name="_33_">i</text:span><text:span text:style-name="_36_">s</text:span><text:span text:style-name="_39_">t</text:span><text:span text:style-name="_32_">i</text:span><text:span text:style-name="_35_">c</text:span><text:span text:style-name="_38_">s</text:span><text:span text:style-name="_31_"> </text:span><text:span text:style-name="_36_">c</text:span><text:span text:style-name="_38_">o</text:span><text:span text:style-name="_33_">m</text:span><text:span text:style-name="_35_">p</text:span><text:span text:style-name="_39_">i</text:span><text:span text:style-name="_32_">l</text:span><text:span text:style-name="_36_">e</text:span><text:span text:style-name="_39_">d</text:span><text:span text:style-name="_31_"> </text:span><text:span text:style-name="_35_">t</text:span><text:span text:style-name="_38_">o</text:span><text:span text:style-name="_31_"> </text:span><text:span text:style-name="_35_">s</text:span><text:span text:style-name="_38_">h</text:span><text:span text:style-name="_33_">o</text:span><text:span text:style-name="_35_">w</text:span><text:span text:style-name="_37_"> </text:span><text:span text:style-name="_32_">h</text:span><text:span text:style-name="_35_">o</text:span><text:span text:style-name="_39_">w</text:span><text:span text:style-name="_31_"> </text:span><text:span text:style-name="_35_">o</text:span><text:span text:style-name="_38_">f</text:span><text:span text:style-name="_32_">t</text:span><text:span text:style-name="_35_">e</text:span><text:span text:style-name="_39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r</text:span><text:span text:style-name="_33_">i</text:span><text:span text:style-name="_35_">g</text:span><text:span text:style-name="_39_">h</text:span><text:span text:style-name="_32_">t</text:span><text:span text:style-name="_34_"> </text:span><text:span text:style-name="_38_">i</text:span><text:span text:style-name="_33_">d</text:span><text:span text:style-name="_35_">e</text:span><text:span text:style-name="_39_">n</text:span><text:span text:style-name="_33_">t</text:span><text:span text:style-name="_36_">i</text:span><text:span text:style-name="_38_">f</text:span><text:span text:style-name="_32_">i</text:span><text:span text:style-name="_36_">c</text:span><text:span text:style-name="_39_">a</text:span><text:span text:style-name="_32_">t</text:span><text:span text:style-name="_35_">i</text:span><text:span text:style-name="_38_">o</text:span><text:span text:style-name="_33_">n</text:span><text:span text:style-name="_34_"> </text:span><text:span text:style-name="_38_">w</text:span><text:span text:style-name="_33_">a</text:span><text:span text:style-name="_36_">s</text:span><text:span text:style-name="_37_"> </text:span><text:span text:style-name="_32_">g</text:span><text:span text:style-name="_35_">i</text:span><text:span text:style-name="_39_">v</text:span><text:span text:style-name="_33_">e</text:span><text:span text:style-name="_36_">n</text:span><text:span text:style-name="_38_">.</text:span><text:span text:style-name="_32_">"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s</text:span><text:span text:style-name="_36_">h</text:span><text:span text:style-name="_38_">o</text:span><text:span text:style-name="_33_">r</text:span><text:span text:style-name="_35_">t</text:span><text:span text:style-name="_37_"> </text:span><text:span text:style-name="_32_">a</text:span><text:span text:style-name="_36_">n</text:span><text:span text:style-name="_39_">s</text:span><text:span text:style-name="_33_">w</text:span><text:span text:style-name="_36_">e</text:span><text:span text:style-name="_39_">r</text:span><text:span text:style-name="_31_"> </text:span><text:span text:style-name="_36_">i</text:span><text:span text:style-name="_39_">s</text:span><text:span text:style-name="_31_"> </text:span><text:span text:style-name="_35_">t</text:span><text:span text:style-name="_39_">h</text:span><text:span text:style-name="_33_">a</text:span><text:span text:style-name="_35_">t</text:span><text:span text:style-name="_37_"> </text:span><text:span text:style-name="_33_">w</text:span><text:span text:style-name="_36_">e</text:span><text:span text:style-name="_37_"> </text:span><text:span text:style-name="_33_">a</text:span><text:span text:style-name="_36_">r</text:span><text:span text:style-name="_39_">e</text:span><text:span text:style-name="_31_"> </text:span><text:span text:style-name="_36_">n</text:span><text:span text:style-name="_39_">o</text:span><text:span text:style-name="_32_">t</text:span><text:span text:style-name="_34_"> </text:span><text:span text:style-name="_38_">a</text:span><text:span text:style-name="_33_">s</text:span><text:span text:style-name="_36_">k</text:span><text:span text:style-name="_39_">i</text:span><text:span text:style-name="_32_">n</text:span><text:span text:style-name="_36_">g</text:span><text:span text:style-name="_37_"> </text:span><text:span text:style-name="_33_">w</text:span><text:span text:style-name="_35_">h</text:span><text:span text:style-name="_39_">e</text:span><text:span text:style-name="_32_">t</text:span><text:span text:style-name="_36_">h</text:span><text:span text:style-name="_39_">e</text:span><text:span text:style-name="_33_">r</text:span><text:span text:style-name="_34_"> </text:span><text:span text:style-name="_39_">a</text:span><text:span text:style-name="_33_">l</text:span><text:span text:style-name="_36_">l</text:span><text:span text:style-name="_37_"> </text:span><text:span text:style-name="_32_">d</text:span><text:span text:style-name="_35_">i</text:span><text:span text:style-name="_39_">g</text:span><text:span text:style-name="_33_">i</text:span><text:span text:style-name="_36_">t</text:span><text:span text:style-name="_38_">a</text:span><text:span text:style-name="_33_">l</text:span><text:span text:style-name="_34_"> </text:span><text:span text:style-name="_38_">c</text:span><text:span text:style-name="_33_">o</text:span><text:span text:style-name="_35_">m</text:span><text:span text:style-name="_38_">p</text:span><text:span text:style-name="_33_">u</text:span><text:span text:style-name="_36_">t</text:span><text:span text:style-name="_39_">e</text:span><text:span text:style-name="_32_">r</text:span><text:span text:style-name="_35_">s</text:span><text:span text:style-name="_37_"> </text:span><text:span text:style-name="_33_">w</text:span><text:span text:style-name="_35_">o</text:span><text:span text:style-name="_39_">u</text:span><text:span text:style-name="_32_">l</text:span><text:span text:style-name="_35_">d</text:span><text:span text:style-name="_37_"> </text:span><text:span text:style-name="_33_">d</text:span><text:span text:style-name="_35_">o</text:span><text:span text:style-name="_37_"> </text:span><text:span text:style-name="_32_">w</text:span><text:span text:style-name="_36_">e</text:span><text:span text:style-name="_39_">l</text:span><text:span text:style-name="_32_">l</text:span><text:span text:style-name="_34_"> </text:span><text:span text:style-name="_39_">i</text:span><text:span text:style-name="_32_">n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g</text:span><text:span text:style-name="_36_">a</text:span><text:span text:style-name="_39_">m</text:span><text:span text:style-name="_33_">e</text:span><text:span text:style-name="_34_"> </text:span><text:span text:style-name="_38_">n</text:span><text:span text:style-name="_33_">o</text:span><text:span text:style-name="_36_">r</text:span><text:span text:style-name="_37_"> </text:span><text:span text:style-name="_32_">w</text:span><text:span text:style-name="_35_">h</text:span><text:span text:style-name="_38_">e</text:span><text:span text:style-name="_32_">t</text:span><text:span text:style-name="_35_">h</text:span><text:span text:style-name="_39_">e</text:span><text:span text:style-name="_32_">r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c</text:span><text:span text:style-name="_35_">o</text:span><text:span text:style-name="_38_">m</text:span><text:span text:style-name="_32_">p</text:span><text:span text:style-name="_36_">u</text:span><text:span text:style-name="_38_">t</text:span><text:span text:style-name="_32_">e</text:span><text:span text:style-name="_35_">r</text:span><text:span text:style-name="_39_">s</text:span><text:span text:style-name="_31_"> </text:span><text:span text:style-name="_35_">a</text:span><text:span text:style-name="_39_">t</text:span><text:span text:style-name="_31_"> </text:span><text:span text:style-name="_36_">p</text:span><text:span text:style-name="_39_">r</text:span><text:span text:style-name="_33_">e</text:span><text:span text:style-name="_35_">s</text:span><text:span text:style-name="_38_">e</text:span><text:span text:style-name="_32_">n</text:span><text:span text:style-name="_36_">t</text:span><text:span text:style-name="_37_"> </text:span><text:span text:style-name="_33_">a</text:span><text:span text:style-name="_35_">v</text:span><text:span text:style-name="_39_">a</text:span><text:span text:style-name="_33_">i</text:span><text:span text:style-name="_35_">l</text:span><text:span text:style-name="_38_">a</text:span><text:span text:style-name="_33_">b</text:span><text:span text:style-name="_35_">l</text:span><text:span text:style-name="_38_">e</text:span><text:span text:style-name="_31_"> </text:span><text:span text:style-name="_35_">w</text:span><text:span text:style-name="_39_">o</text:span><text:span text:style-name="_32_">u</text:span><text:span text:style-name="_35_">l</text:span><text:span text:style-name="_39_">d</text:span><text:span text:style-name="_31_"> </text:span><text:span text:style-name="_35_">d</text:span><text:span text:style-name="_38_">o</text:span><text:span text:style-name="_31_"> </text:span><text:span text:style-name="_35_">w</text:span><text:span text:style-name="_38_">e</text:span><text:span text:style-name="_33_">l</text:span><text:span text:style-name="_35_">l</text:span><text:span text:style-name="_39_">,</text:span><text:span text:style-name="_31_"> </text:span><text:span text:style-name="_36_">b</text:span><text:span text:style-name="_39_">u</text:span><text:span text:style-name="_33_">t</text:span><text:span text:style-name="_34_"> </text:span><text:span text:style-name="_39_">w</text:span><text:span text:style-name="_33_">h</text:span><text:span text:style-name="_36_">e</text:span><text:span text:style-name="_38_">t</text:span><text:span text:style-name="_32_">h</text:span><text:span text:style-name="_36_">e</text:span><text:span text:style-name="_38_">r</text:span><text:span text:style-name="_31_"> </text:span><text:span text:style-name="_36_">t</text:span><text:span text:style-name="_38_">h</text:span><text:span text:style-name="_32_">e</text:span><text:span text:style-name="_36_">r</text:span><text:span text:style-name="_39_">e</text:span><text:span text:style-name="_31_"> </text:span><text:span text:style-name="_36_">a</text:span><text:span text:style-name="_39_">r</text:span><text:span text:style-name="_32_">e</text:span><text:span text:style-name="_34_"> </text:span><text:span text:style-name="_38_">i</text:span><text:span text:style-name="_32_">m</text:span><text:span text:style-name="_35_">a</text:span><text:span text:style-name="_38_">g</text:span><text:span text:style-name="_32_">i</text:span><text:span text:style-name="_36_">n</text:span><text:span text:style-name="_38_">a</text:span><text:span text:style-name="_32_">b</text:span><text:span text:style-name="_35_">l</text:span><text:span text:style-name="_39_">e</text:span><text:span text:style-name="_31_"> </text:span><text:span text:style-name="_36_">c</text:span><text:span text:style-name="_39_">o</text:span><text:span text:style-name="_33_">m</text:span><text:span text:style-name="_35_">p</text:span><text:span text:style-name="_38_">u</text:span><text:span text:style-name="_33_">t</text:span><text:span text:style-name="_36_">e</text:span><text:span text:style-name="_39_">r</text:span><text:span text:style-name="_33_">s</text:span><text:span text:style-name="_34_"> </text:span><text:span text:style-name="_38_">w</text:span><text:span text:style-name="_32_">h</text:span><text:span text:style-name="_36_">i</text:span><text:span text:style-name="_39_">c</text:span><text:span text:style-name="_32_">h</text:span><text:span text:style-name="_34_"> </text:span><text:span text:style-name="_39_">w</text:span><text:span text:style-name="_32_">o</text:span><text:span text:style-name="_36_">u</text:span><text:span text:style-name="_38_">l</text:span><text:span text:style-name="_32_">d</text:span><text:span text:style-name="_34_"> </text:span><text:span text:style-name="_38_">d</text:span><text:span text:style-name="_33_">o</text:span><text:span text:style-name="_34_"> </text:span><text:span text:style-name="_38_">w</text:span><text:span text:style-name="_32_">e</text:span><text:span text:style-name="_35_">l</text:span><text:span text:style-name="_39_">l</text:span><text:span text:style-name="_33_">.</text:span><text:span text:style-name="_34_"> </text:span><text:span text:style-name="_38_">B</text:span><text:span text:style-name="_32_">u</text:span><text:span text:style-name="_35_">t</text:span><text:span text:style-name="_37_"> </text:span><text:span text:style-name="_32_">t</text:span><text:span text:style-name="_35_">h</text:span><text:span text:style-name="_38_">i</text:span><text:span text:style-name="_33_">s</text:span><text:span text:style-name="_34_"> </text:span><text:span text:style-name="_39_">i</text:span><text:span text:style-name="_32_">s</text:span><text:span text:style-name="_34_"> </text:span><text:span text:style-name="_38_">o</text:span><text:span text:style-name="_33_">n</text:span><text:span text:style-name="_35_">l</text:span><text:span text:style-name="_38_">y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s</text:span><text:span text:style-name="_33_">h</text:span><text:span text:style-name="_36_">o</text:span><text:span text:style-name="_38_">r</text:span><text:span text:style-name="_32_">t</text:span><text:span text:style-name="_34_"> </text:span><text:span text:style-name="_38_">a</text:span><text:span text:style-name="_32_">n</text:span><text:span text:style-name="_35_">s</text:span><text:span text:style-name="_38_">w</text:span><text:span text:style-name="_32_">e</text:span><text:span text:style-name="_35_">r</text:span><text:span text:style-name="_38_">.</text:span><text:span text:style-name="_31_"> </text:span><text:span text:style-name="_36_">W</text:span><text:span text:style-name="_38_">e</text:span><text:span text:style-name="_31_"> </text:span><text:span text:style-name="_36_">s</text:span><text:span text:style-name="_38_">h</text:span><text:span text:style-name="_32_">a</text:span><text:span text:style-name="_36_">l</text:span><text:span text:style-name="_39_">l</text:span><text:span text:style-name="_31_"> </text:span><text:span text:style-name="_36_">s</text:span><text:span text:style-name="_38_">e</text:span><text:span text:style-name="_33_">e</text:span><text:span text:style-name="_34_"> </text:span><text:span text:style-name="_38_">t</text:span><text:span text:style-name="_32_">h</text:span><text:span text:style-name="_36_">i</text:span><text:span text:style-name="_38_">s</text:span><text:span text:style-name="_31_"> </text:span><text:span text:style-name="_36_">q</text:span><text:span text:style-name="_39_">u</text:span><text:span text:style-name="_32_">e</text:span><text:span text:style-name="_35_">s</text:span><text:span text:style-name="_38_">t</text:span><text:span text:style-name="_33_">i</text:span><text:span text:style-name="_35_">o</text:span><text:span text:style-name="_38_">n</text:span><text:span text:style-name="_31_"> </text:span><text:span text:style-name="_35_">i</text:span><text:span text:style-name="_39_">n</text:span><text:span text:style-name="_31_"> </text:span><text:span text:style-name="_35_">a</text:span><text:span text:style-name="_37_"> </text:span><text:span text:style-name="_32_">d</text:span><text:span text:style-name="_36_">i</text:span><text:span text:style-name="_38_">f</text:span><text:span text:style-name="_32_">f</text:span><text:span text:style-name="_36_">e</text:span><text:span text:style-name="_38_">r</text:span><text:span text:style-name="_33_">e</text:span><text:span text:style-name="_35_">n</text:span><text:span text:style-name="_38_">t</text:span><text:span text:style-name="_31_"> </text:span><text:span text:style-name="_36_">l</text:span><text:span text:style-name="_39_">i</text:span><text:span text:style-name="_33_">g</text:span><text:span text:style-name="_36_">h</text:span><text:span text:style-name="_39_">t</text:span><text:span text:style-name="_31_"> </text:span><text:span text:style-name="_35_">l</text:span><text:span text:style-name="_38_">a</text:span><text:span text:style-name="_32_">t</text:span><text:span text:style-name="_35_">e</text:span><text:span text:style-name="_39_">r</text:span><text:span text:style-name="_33_">.</text:span></text:p>
      <text:p text:style-name="P1"><text:span text:style-name="_39_">4</text:span><text:span text:style-name="_33_">.</text:span><text:span text:style-name="_34_"> </text:span><text:span text:style-name="_39_">D</text:span><text:span text:style-name="_33_">i</text:span><text:span text:style-name="_35_">g</text:span><text:span text:style-name="_39_">i</text:span><text:span text:style-name="_33_">t</text:span><text:span text:style-name="_36_">a</text:span><text:span text:style-name="_39_">l</text:span><text:span text:style-name="_31_"> </text:span><text:span text:style-name="_35_">C</text:span><text:span text:style-name="_39_">o</text:span><text:span text:style-name="_33_">m</text:span><text:span text:style-name="_36_">p</text:span><text:span text:style-name="_39_">u</text:span><text:span text:style-name="_33_">t</text:span><text:span text:style-name="_36_">e</text:span><text:span text:style-name="_39_">r</text:span><text:span text:style-name="_33_">s</text:span></text:p>
      <text:p text:style-name="P1"><text:span text:style-name="_39_">T</text:span><text:span text:style-name="_32_">h</text:span><text:span text:style-name="_36_">e</text:span><text:span text:style-name="_37_"> </text:span><text:span text:style-name="_33_">i</text:span><text:span text:style-name="_35_">d</text:span><text:span text:style-name="_38_">e</text:span><text:span text:style-name="_33_">a</text:span><text:span text:style-name="_34_"> </text:span><text:span text:style-name="_39_">b</text:span><text:span text:style-name="_33_">e</text:span><text:span text:style-name="_36_">h</text:span><text:span text:style-name="_39_">i</text:span><text:span text:style-name="_32_">n</text:span><text:span text:style-name="_36_">d</text:span><text:span text:style-name="_37_"> </text:span><text:span text:style-name="_33_">d</text:span><text:span text:style-name="_36_">i</text:span><text:span text:style-name="_38_">g</text:span><text:span text:style-name="_32_">i</text:span><text:span text:style-name="_35_">t</text:span><text:span text:style-name="_39_">a</text:span><text:span text:style-name="_33_">l</text:span><text:span text:style-name="_34_"> </text:span><text:span text:style-name="_39_">c</text:span><text:span text:style-name="_33_">o</text:span><text:span text:style-name="_35_">m</text:span><text:span text:style-name="_39_">p</text:span><text:span text:style-name="_33_">u</text:span><text:span text:style-name="_35_">t</text:span><text:span text:style-name="_39_">e</text:span><text:span text:style-name="_32_">r</text:span><text:span text:style-name="_36_">s</text:span><text:span text:style-name="_37_"> </text:span><text:span text:style-name="_33_">m</text:span><text:span text:style-name="_36_">a</text:span><text:span text:style-name="_39_">y</text:span><text:span text:style-name="_31_"> </text:span><text:span text:style-name="_36_">b</text:span><text:span text:style-name="_39_">e</text:span><text:span text:style-name="_31_"> </text:span><text:span text:style-name="_36_">e</text:span><text:span text:style-name="_39_">x</text:span><text:span text:style-name="_33_">p</text:span><text:span text:style-name="_36_">l</text:span><text:span text:style-name="_39_">a</text:span><text:span text:style-name="_32_">i</text:span><text:span text:style-name="_35_">n</text:span><text:span text:style-name="_39_">e</text:span><text:span text:style-name="_32_">d</text:span><text:span text:style-name="_34_"> </text:span><text:span text:style-name="_39_">b</text:span><text:span text:style-name="_32_">y</text:span><text:span text:style-name="_34_"> </text:span><text:span text:style-name="_39_">s</text:span><text:span text:style-name="_33_">a</text:span><text:span text:style-name="_35_">y</text:span><text:span text:style-name="_39_">i</text:span><text:span text:style-name="_32_">n</text:span><text:span text:style-name="_36_">g</text:span><text:span text:style-name="_37_"> </text:span><text:span text:style-name="_32_">t</text:span><text:span text:style-name="_36_">h</text:span><text:span text:style-name="_39_">a</text:span><text:span text:style-name="_33_">t</text:span><text:span text:style-name="_34_"> </text:span><text:span text:style-name="_39_">t</text:span><text:span text:style-name="_32_">h</text:span><text:span text:style-name="_35_">e</text:span><text:span text:style-name="_38_">s</text:span><text:span text:style-name="_32_">e</text:span><text:span text:style-name="_34_"> </text:span><text:span text:style-name="_39_">m</text:span><text:span text:style-name="_32_">a</text:span><text:span text:style-name="_35_">c</text:span><text:span text:style-name="_39_">h</text:span><text:span text:style-name="_32_">i</text:span><text:span text:style-name="_36_">n</text:span><text:span text:style-name="_38_">e</text:span><text:span text:style-name="_32_">s</text:span><text:span text:style-name="_34_"> </text:span><text:span text:style-name="_39_">a</text:span><text:span text:style-name="_33_">r</text:span><text:span text:style-name="_36_">e</text:span><text:span text:style-name="_37_"> </text:span><text:span text:style-name="_33_">i</text:span><text:span text:style-name="_36_">n</text:span><text:span text:style-name="_39_">t</text:span><text:span text:style-name="_33_">e</text:span><text:span text:style-name="_35_">n</text:span><text:span text:style-name="_38_">d</text:span><text:span text:style-name="_32_">e</text:span><text:span text:style-name="_36_">d</text:span><text:span text:style-name="_37_"> </text:span><text:span text:style-name="_32_">t</text:span><text:span text:style-name="_35_">o</text:span><text:span text:style-name="_37_"> </text:span><text:span text:style-name="_33_">c</text:span><text:span text:style-name="_36_">a</text:span><text:span text:style-name="_38_">r</text:span><text:span text:style-name="_32_">r</text:span><text:span text:style-name="_35_">y</text:span><text:span text:style-name="_37_"> </text:span><text:span text:style-name="_33_">o</text:span><text:span text:style-name="_36_">u</text:span><text:span text:style-name="_38_">t</text:span><text:span text:style-name="_31_"> </text:span><text:span text:style-name="_35_">a</text:span><text:span text:style-name="_38_">n</text:span><text:span text:style-name="_33_">y</text:span><text:span text:style-name="_34_"> </text:span><text:span text:style-name="_39_">o</text:span><text:span text:style-name="_33_">p</text:span><text:span text:style-name="_35_">e</text:span><text:span text:style-name="_39_">r</text:span><text:span text:style-name="_32_">a</text:span><text:span text:style-name="_36_">t</text:span><text:span text:style-name="_38_">i</text:span><text:span text:style-name="_33_">o</text:span><text:span text:style-name="_36_">n</text:span><text:span text:style-name="_39_">s</text:span><text:span text:style-name="_31_"> </text:span><text:span text:style-name="_36_">w</text:span><text:span text:style-name="_39_">h</text:span><text:span text:style-name="_32_">i</text:span><text:span text:style-name="_35_">c</text:span><text:span text:style-name="_39_">h</text:span><text:span text:style-name="_31_"> </text:span><text:span text:style-name="_36_">c</text:span><text:span text:style-name="_39_">o</text:span><text:span text:style-name="_32_">u</text:span><text:span text:style-name="_35_">l</text:span><text:span text:style-name="_38_">d</text:span><text:span text:style-name="_31_"> </text:span><text:span text:style-name="_36_">b</text:span><text:span text:style-name="_39_">e</text:span><text:span text:style-name="_31_"> </text:span><text:span text:style-name="_36_">d</text:span><text:span text:style-name="_39_">o</text:span><text:span text:style-name="_32_">n</text:span><text:span text:style-name="_35_">e</text:span><text:span text:style-name="_37_"> </text:span><text:span text:style-name="_32_">b</text:span><text:span text:style-name="_35_">y</text:span><text:span text:style-name="_37_"> </text:span><text:span text:style-name="_33_">a</text:span><text:span text:style-name="_34_"> </text:span><text:span text:style-name="_39_">h</text:span><text:span text:style-name="_33_">u</text:span><text:span text:style-name="_36_">m</text:span><text:span text:style-name="_38_">a</text:span><text:span text:style-name="_32_">n</text:span><text:span text:style-name="_34_"> </text:span><text:span text:style-name="_38_">c</text:span><text:span text:style-name="_33_">o</text:span><text:span text:style-name="_36_">m</text:span><text:span text:style-name="_39_">p</text:span><text:span text:style-name="_32_">u</text:span><text:span text:style-name="_36_">t</text:span><text:span text:style-name="_39_">e</text:span><text:span text:style-name="_33_">r</text:span><text:span text:style-name="_36_">.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h</text:span><text:span text:style-name="_38_">u</text:span><text:span text:style-name="_33_">m</text:span><text:span text:style-name="_36_">a</text:span><text:span text:style-name="_39_">n</text:span><text:span text:style-name="_31_"> </text:span><text:span text:style-name="_36_">c</text:span><text:span text:style-name="_38_">o</text:span><text:span text:style-name="_32_">m</text:span><text:span text:style-name="_36_">p</text:span><text:span text:style-name="_39_">u</text:span><text:span text:style-name="_32_">t</text:span><text:span text:style-name="_35_">e</text:span><text:span text:style-name="_39_">r</text:span><text:span text:style-name="_31_"> </text:span><text:span text:style-name="_35_">i</text:span><text:span text:style-name="_39_">s</text:span><text:span text:style-name="_31_"> </text:span><text:span text:style-name="_35_">s</text:span><text:span text:style-name="_38_">u</text:span><text:span text:style-name="_32_">p</text:span><text:span text:style-name="_35_">p</text:span><text:span text:style-name="_39_">o</text:span><text:span text:style-name="_33_">s</text:span><text:span text:style-name="_35_">e</text:span><text:span text:style-name="_38_">d</text:span><text:span text:style-name="_31_"> </text:span><text:span text:style-name="_36_">t</text:span><text:span text:style-name="_38_">o</text:span><text:span text:style-name="_31_"> </text:span><text:span text:style-name="_35_">b</text:span><text:span text:style-name="_39_">e</text:span><text:span text:style-name="_31_"> </text:span><text:span text:style-name="_36_">f</text:span><text:span text:style-name="_38_">o</text:span><text:span text:style-name="_33_">l</text:span><text:span text:style-name="_36_">l</text:span><text:span text:style-name="_39_">o</text:span><text:span text:style-name="_33_">w</text:span><text:span text:style-name="_36_">i</text:span><text:span text:style-name="_38_">n</text:span><text:span text:style-name="_33_">g</text:span><text:span text:style-name="_34_"> </text:span><text:span text:style-name="_39_">f</text:span><text:span text:style-name="_32_">i</text:span><text:span text:style-name="_36_">x</text:span><text:span text:style-name="_38_">e</text:span><text:span text:style-name="_32_">d</text:span><text:span text:style-name="_34_"> </text:span><text:span text:style-name="_39_">r</text:span><text:span text:style-name="_33_">u</text:span><text:span text:style-name="_36_">l</text:span><text:span text:style-name="_39_">e</text:span><text:span text:style-name="_33_">s</text:span><text:span text:style-name="_36_">;</text:span><text:span text:style-name="_37_"> </text:span><text:span text:style-name="_33_">h</text:span><text:span text:style-name="_35_">e</text:span><text:span text:style-name="_37_"> </text:span><text:span text:style-name="_33_">h</text:span><text:span text:style-name="_35_">a</text:span><text:span text:style-name="_38_">s</text:span><text:span text:style-name="_31_"> </text:span><text:span text:style-name="_35_">n</text:span><text:span text:style-name="_39_">o</text:span><text:span text:style-name="_31_"> </text:span><text:span text:style-name="_36_">a</text:span><text:span text:style-name="_38_">u</text:span><text:span text:style-name="_32_">t</text:span><text:span text:style-name="_36_">h</text:span><text:span text:style-name="_38_">o</text:span><text:span text:style-name="_33_">r</text:span><text:span text:style-name="_36_">i</text:span><text:span text:style-name="_38_">t</text:span><text:span text:style-name="_33_">y</text:span><text:span text:style-name="_34_"> </text:span><text:span text:style-name="_39_">t</text:span><text:span text:style-name="_33_">o</text:span><text:span text:style-name="_34_"> </text:span><text:span text:style-name="_38_">d</text:span><text:span text:style-name="_32_">e</text:span><text:span text:style-name="_36_">v</text:span><text:span text:style-name="_38_">i</text:span><text:span text:style-name="_32_">a</text:span><text:span text:style-name="_35_">t</text:span><text:span text:style-name="_39_">e</text:span><text:span text:style-name="_31_"> </text:span><text:span text:style-name="_36_">f</text:span><text:span text:style-name="_39_">r</text:span><text:span text:style-name="_32_">o</text:span><text:span text:style-name="_36_">m</text:span><text:span text:style-name="_37_"> </text:span><text:span text:style-name="_33_">t</text:span><text:span text:style-name="_35_">h</text:span><text:span text:style-name="_39_">e</text:span><text:span text:style-name="_33_">m</text:span><text:span text:style-name="_34_"> </text:span><text:span text:style-name="_38_">i</text:span><text:span text:style-name="_33_">n</text:span><text:span text:style-name="_34_"> </text:span><text:span text:style-name="_38_">a</text:span><text:span text:style-name="_33_">n</text:span><text:span text:style-name="_36_">y</text:span><text:span text:style-name="_37_"> </text:span><text:span text:style-name="_32_">d</text:span><text:span text:style-name="_36_">e</text:span><text:span text:style-name="_39_">t</text:span><text:span text:style-name="_33_">a</text:span><text:span text:style-name="_36_">i</text:span><text:span text:style-name="_39_">l</text:span><text:span text:style-name="_33_">.</text:span><text:span text:style-name="_34_"> </text:span><text:span text:style-name="_38_">W</text:span><text:span text:style-name="_32_">e</text:span><text:span text:style-name="_34_"> </text:span><text:span text:style-name="_39_">m</text:span><text:span text:style-name="_32_">a</text:span><text:span text:style-name="_35_">y</text:span><text:span text:style-name="_37_"> </text:span><text:span text:style-name="_32_">s</text:span><text:span text:style-name="_35_">u</text:span><text:span text:style-name="_39_">p</text:span><text:span text:style-name="_32_">p</text:span><text:span text:style-name="_35_">o</text:span><text:span text:style-name="_39_">s</text:span><text:span text:style-name="_32_">e</text:span><text:span text:style-name="_34_"> </text:span><text:span text:style-name="_38_">t</text:span><text:span text:style-name="_32_">h</text:span><text:span text:style-name="_36_">a</text:span><text:span text:style-name="_38_">t</text:span><text:span text:style-name="_31_"> </text:span><text:span text:style-name="_36_">t</text:span><text:span text:style-name="_39_">h</text:span><text:span text:style-name="_32_">e</text:span><text:span text:style-name="_36_">s</text:span><text:span text:style-name="_38_">e</text:span><text:span text:style-name="_31_"> </text:span><text:span text:style-name="_36_">r</text:span><text:span text:style-name="_38_">u</text:span><text:span text:style-name="_33_">l</text:span><text:span text:style-name="_36_">e</text:span><text:span text:style-name="_38_">s</text:span><text:span text:style-name="_31_"> </text:span><text:span text:style-name="_36_">a</text:span><text:span text:style-name="_39_">r</text:span><text:span text:style-name="_33_">e</text:span><text:span text:style-name="_34_"> </text:span><text:span text:style-name="_38_">s</text:span><text:span text:style-name="_32_">u</text:span><text:span text:style-name="_36_">p</text:span><text:span text:style-name="_38_">p</text:span><text:span text:style-name="_33_">l</text:span><text:span text:style-name="_35_">i</text:span><text:span text:style-name="_38_">e</text:span><text:span text:style-name="_33_">d</text:span><text:span text:style-name="_34_"> </text:span><text:span text:style-name="_38_">i</text:span><text:span text:style-name="_33_">n</text:span><text:span text:style-name="_34_"> </text:span><text:span text:style-name="_38_">a</text:span><text:span text:style-name="_31_"> </text:span><text:span text:style-name="_35_">b</text:span><text:span text:style-name="_38_">o</text:span><text:span text:style-name="_33_">o</text:span><text:span text:style-name="_36_">k</text:span><text:span text:style-name="_38_">,</text:span><text:span text:style-name="_31_"> </text:span><text:span text:style-name="_36_">w</text:span><text:span text:style-name="_39_">h</text:span><text:span text:style-name="_33_">i</text:span><text:span text:style-name="_35_">c</text:span><text:span text:style-name="_39_">h</text:span><text:span text:style-name="_31_"> </text:span><text:span text:style-name="_36_">i</text:span><text:span text:style-name="_38_">s</text:span><text:span text:style-name="_31_"> </text:span><text:span text:style-name="_36_">a</text:span><text:span text:style-name="_39_">l</text:span><text:span text:style-name="_33_">t</text:span><text:span text:style-name="_35_">e</text:span><text:span text:style-name="_38_">r</text:span><text:span text:style-name="_32_">e</text:span><text:span text:style-name="_36_">d</text:span><text:span text:style-name="_37_"> </text:span><text:span text:style-name="_32_">w</text:span><text:span text:style-name="_36_">h</text:span><text:span text:style-name="_39_">e</text:span><text:span text:style-name="_32_">n</text:span><text:span text:style-name="_36_">e</text:span><text:span text:style-name="_39_">v</text:span><text:span text:style-name="_33_">e</text:span><text:span text:style-name="_35_">r</text:span><text:span text:style-name="_37_"> </text:span><text:span text:style-name="_33_">h</text:span><text:span text:style-name="_36_">e</text:span><text:span text:style-name="_37_"> </text:span><text:span text:style-name="_32_">i</text:span><text:span text:style-name="_36_">s</text:span><text:span text:style-name="_37_"> </text:span><text:span text:style-name="_32_">p</text:span><text:span text:style-name="_36_">u</text:span><text:span text:style-name="_38_">t</text:span><text:span text:style-name="_31_"> </text:span><text:span text:style-name="_35_">o</text:span><text:span text:style-name="_38_">n</text:span><text:span text:style-name="_31_"> </text:span><text:span text:style-name="_36_">t</text:span><text:span text:style-name="_39_">o</text:span><text:span text:style-name="_31_"> </text:span><text:span text:style-name="_35_">a</text:span><text:span text:style-name="_37_"> </text:span><text:span text:style-name="_33_">n</text:span><text:span text:style-name="_36_">e</text:span><text:span text:style-name="_38_">w</text:span><text:span text:style-name="_31_"> </text:span><text:span text:style-name="_35_">j</text:span><text:span text:style-name="_38_">o</text:span><text:span text:style-name="_33_">b</text:span><text:span text:style-name="_36_">.</text:span><text:span text:style-name="_37_"> </text:span><text:span text:style-name="_33_">H</text:span><text:span text:style-name="_36_">e</text:span><text:span text:style-name="_37_"> </text:span><text:span text:style-name="_32_">h</text:span><text:span text:style-name="_36_">a</text:span><text:span text:style-name="_39_">s</text:span><text:span text:style-name="_31_"> </text:span><text:span text:style-name="_36_">a</text:span><text:span text:style-name="_39_">l</text:span><text:span text:style-name="_33_">s</text:span><text:span text:style-name="_36_">o</text:span><text:span text:style-name="_37_"> </text:span><text:span text:style-name="_32_">a</text:span><text:span text:style-name="_36_">n</text:span><text:span text:style-name="_37_"> </text:span><text:span text:style-name="_33_">u</text:span><text:span text:style-name="_35_">n</text:span><text:span text:style-name="_38_">l</text:span><text:span text:style-name="_32_">i</text:span><text:span text:style-name="_36_">m</text:span><text:span text:style-name="_38_">i</text:span><text:span text:style-name="_33_">t</text:span><text:span text:style-name="_35_">e</text:span><text:span text:style-name="_39_">d</text:span><text:span text:style-name="_31_"> </text:span><text:span text:style-name="_36_">s</text:span><text:span text:style-name="_38_">u</text:span><text:span text:style-name="_32_">p</text:span><text:span text:style-name="_36_">p</text:span><text:span text:style-name="_38_">l</text:span><text:span text:style-name="_33_">y</text:span><text:span text:style-name="_34_"> </text:span><text:span text:style-name="_39_">o</text:span><text:span text:style-name="_33_">f</text:span><text:span text:style-name="_34_"> </text:span><text:span text:style-name="_38_">p</text:span><text:span text:style-name="_32_">a</text:span><text:span text:style-name="_35_">p</text:span><text:span text:style-name="_38_">e</text:span><text:span text:style-name="_32_">r</text:span><text:span text:style-name="_34_"> </text:span><text:span text:style-name="_38_">o</text:span><text:span text:style-name="_32_">n</text:span><text:span text:style-name="_34_"> </text:span><text:span text:style-name="_38_">w</text:span><text:span text:style-name="_33_">h</text:span><text:span text:style-name="_36_">i</text:span><text:span text:style-name="_38_">c</text:span><text:span text:style-name="_32_">h</text:span><text:span text:style-name="_34_"> </text:span><text:span text:style-name="_38_">h</text:span><text:span text:style-name="_33_">e</text:span><text:span text:style-name="_34_"> </text:span><text:span text:style-name="_39_">d</text:span><text:span text:style-name="_32_">o</text:span><text:span text:style-name="_36_">e</text:span><text:span text:style-name="_38_">s</text:span><text:span text:style-name="_31_"> </text:span><text:span text:style-name="_35_">h</text:span><text:span text:style-name="_38_">i</text:span><text:span text:style-name="_33_">s</text:span><text:span text:style-name="_34_"> </text:span><text:span text:style-name="_39_">c</text:span><text:span text:style-name="_32_">a</text:span><text:span text:style-name="_35_">l</text:span><text:span text:style-name="_38_">c</text:span><text:span text:style-name="_33_">u</text:span><text:span text:style-name="_36_">l</text:span><text:span text:style-name="_38_">a</text:span><text:span text:style-name="_33_">t</text:span><text:span text:style-name="_35_">i</text:span><text:span text:style-name="_38_">o</text:span><text:span text:style-name="_33_">n</text:span><text:span text:style-name="_35_">s</text:span><text:span text:style-name="_38_">.</text:span><text:span text:style-name="_31_"> </text:span><text:span text:style-name="_36_">H</text:span><text:span text:style-name="_38_">e</text:span><text:span text:style-name="_31_"> </text:span><text:span text:style-name="_35_">m</text:span><text:span text:style-name="_39_">a</text:span><text:span text:style-name="_32_">y</text:span><text:span text:style-name="_34_"> </text:span><text:span text:style-name="_39_">a</text:span><text:span text:style-name="_33_">l</text:span><text:span text:style-name="_35_">s</text:span><text:span text:style-name="_39_">o</text:span><text:span text:style-name="_31_"> </text:span><text:span text:style-name="_35_">d</text:span><text:span text:style-name="_38_">o</text:span><text:span text:style-name="_31_"> </text:span><text:span text:style-name="_36_">h</text:span><text:span text:style-name="_39_">i</text:span><text:span text:style-name="_33_">s</text:span><text:span text:style-name="_34_"> </text:span><text:span text:style-name="_39_">m</text:span><text:span text:style-name="_32_">u</text:span><text:span text:style-name="_35_">l</text:span><text:span text:style-name="_38_">t</text:span><text:span text:style-name="_32_">i</text:span><text:span text:style-name="_36_">p</text:span><text:span text:style-name="_38_">l</text:span><text:span text:style-name="_33_">i</text:span><text:span text:style-name="_35_">c</text:span><text:span text:style-name="_38_">a</text:span><text:span text:style-name="_33_">t</text:span><text:span text:style-name="_35_">i</text:span><text:span text:style-name="_39_">o</text:span><text:span text:style-name="_33_">n</text:span><text:span text:style-name="_36_">s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a</text:span><text:span text:style-name="_38_">d</text:span><text:span text:style-name="_33_">d</text:span><text:span text:style-name="_36_">i</text:span><text:span text:style-name="_39_">t</text:span><text:span text:style-name="_32_">i</text:span><text:span text:style-name="_35_">o</text:span><text:span text:style-name="_38_">n</text:span><text:span text:style-name="_33_">s</text:span><text:span text:style-name="_34_"> </text:span><text:span text:style-name="_38_">o</text:span><text:span text:style-name="_33_">n</text:span><text:span text:style-name="_34_"> </text:span><text:span text:style-name="_38_">a</text:span><text:span text:style-name="_31_"> </text:span><text:span text:style-name="_35_">"</text:span><text:span text:style-name="_39_">d</text:span><text:span text:style-name="_33_">e</text:span><text:span text:style-name="_35_">s</text:span><text:span text:style-name="_39_">k</text:span><text:span text:style-name="_31_"> </text:span><text:span text:style-name="_36_">m</text:span><text:span text:style-name="_39_">a</text:span><text:span text:style-name="_32_">c</text:span><text:span text:style-name="_36_">h</text:span><text:span text:style-name="_39_">i</text:span><text:span text:style-name="_33_">n</text:span><text:span text:style-name="_36_">e</text:span><text:span text:style-name="_38_">,</text:span><text:span text:style-name="_32_">"</text:span><text:span text:style-name="_34_"> </text:span><text:span text:style-name="_39_">b</text:span><text:span text:style-name="_33_">u</text:span><text:span text:style-name="_35_">t</text:span><text:span text:style-name="_37_"> </text:span><text:span text:style-name="_32_">t</text:span><text:span text:style-name="_36_">h</text:span><text:span text:style-name="_39_">i</text:span><text:span text:style-name="_32_">s</text:span><text:span text:style-name="_34_"> </text:span><text:span text:style-name="_39_">i</text:span><text:span text:style-name="_32_">s</text:span><text:span text:style-name="_34_"> </text:span><text:span text:style-name="_39_">n</text:span><text:span text:style-name="_32_">o</text:span><text:span text:style-name="_36_">t</text:span><text:span text:style-name="_37_"> </text:span><text:span text:style-name="_33_">i</text:span><text:span text:style-name="_36_">m</text:span><text:span text:style-name="_38_">p</text:span><text:span text:style-name="_33_">o</text:span><text:span text:style-name="_35_">r</text:span><text:span text:style-name="_38_">t</text:span><text:span text:style-name="_32_">a</text:span><text:span text:style-name="_36_">n</text:span><text:span text:style-name="_38_">t</text:span><text:span text:style-name="_33_">.</text:span></text:p>
      <text:p text:style-name="P1"><text:span text:style-name="_38_">I</text:span><text:span text:style-name="_33_">f</text:span><text:span text:style-name="_34_"> </text:span><text:span text:style-name="_39_">w</text:span><text:span text:style-name="_33_">e</text:span><text:span text:style-name="_34_"> </text:span><text:span text:style-name="_39_">u</text:span><text:span text:style-name="_33_">s</text:span><text:span text:style-name="_35_">e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a</text:span><text:span text:style-name="_39_">b</text:span><text:span text:style-name="_33_">o</text:span><text:span text:style-name="_35_">v</text:span><text:span text:style-name="_39_">e</text:span><text:span text:style-name="_31_"> </text:span><text:span text:style-name="_35_">e</text:span><text:span text:style-name="_39_">x</text:span><text:span text:style-name="_32_">p</text:span><text:span text:style-name="_36_">l</text:span><text:span text:style-name="_39_">a</text:span><text:span text:style-name="_33_">n</text:span><text:span text:style-name="_36_">a</text:span><text:span text:style-name="_39_">t</text:span><text:span text:style-name="_33_">i</text:span><text:span text:style-name="_36_">o</text:span><text:span text:style-name="_38_">n</text:span><text:span text:style-name="_31_"> </text:span><text:span text:style-name="_36_">a</text:span><text:span text:style-name="_39_">s</text:span><text:span text:style-name="_31_"> </text:span><text:span text:style-name="_35_">a</text:span><text:span text:style-name="_37_"> </text:span><text:span text:style-name="_33_">d</text:span><text:span text:style-name="_35_">e</text:span><text:span text:style-name="_38_">f</text:span><text:span text:style-name="_33_">i</text:span><text:span text:style-name="_35_">n</text:span><text:span text:style-name="_39_">i</text:span><text:span text:style-name="_33_">t</text:span><text:span text:style-name="_36_">i</text:span><text:span text:style-name="_39_">o</text:span><text:span text:style-name="_32_">n</text:span><text:span text:style-name="_34_"> </text:span><text:span text:style-name="_38_">w</text:span><text:span text:style-name="_33_">e</text:span><text:span text:style-name="_34_"> </text:span><text:span text:style-name="_39_">s</text:span><text:span text:style-name="_33_">h</text:span><text:span text:style-name="_36_">a</text:span><text:span text:style-name="_38_">l</text:span><text:span text:style-name="_32_">l</text:span><text:span text:style-name="_34_"> </text:span><text:span text:style-name="_39_">b</text:span><text:span text:style-name="_33_">e</text:span><text:span text:style-name="_34_"> </text:span><text:span text:style-name="_38_">i</text:span><text:span text:style-name="_33_">n</text:span><text:span text:style-name="_34_"> </text:span><text:span text:style-name="_38_">d</text:span><text:span text:style-name="_33_">a</text:span><text:span text:style-name="_36_">n</text:span><text:span text:style-name="_38_">g</text:span><text:span text:style-name="_32_">e</text:span><text:span text:style-name="_35_">r</text:span><text:span text:style-name="_37_"> </text:span><text:span text:style-name="_33_">o</text:span><text:span text:style-name="_35_">f</text:span><text:span text:style-name="_37_"> </text:span><text:span text:style-name="_33_">c</text:span><text:span text:style-name="_36_">i</text:span><text:span text:style-name="_38_">r</text:span><text:span text:style-name="_33_">c</text:span><text:span text:style-name="_36_">u</text:span><text:span text:style-name="_38_">l</text:span><text:span text:style-name="_32_">a</text:span><text:span text:style-name="_35_">r</text:span><text:span text:style-name="_38_">i</text:span><text:span text:style-name="_32_">t</text:span><text:span text:style-name="_35_">y</text:span><text:span text:style-name="_37_"> </text:span><text:span text:style-name="_32_">o</text:span><text:span text:style-name="_35_">f</text:span><text:span text:style-name="_37_"> </text:span><text:span text:style-name="_32_">a</text:span><text:span text:style-name="_36_">r</text:span><text:span text:style-name="_39_">g</text:span><text:span text:style-name="_32_">u</text:span><text:span text:style-name="_36_">m</text:span><text:span text:style-name="_39_">e</text:span><text:span text:style-name="_33_">n</text:span><text:span text:style-name="_35_">t</text:span><text:span text:style-name="_39_">.</text:span><text:span text:style-name="_31_"> </text:span><text:span text:style-name="_36_">W</text:span><text:span text:style-name="_39_">e</text:span><text:span text:style-name="_31_"> </text:span><text:span text:style-name="_35_">a</text:span><text:span text:style-name="_39_">v</text:span><text:span text:style-name="_32_">o</text:span><text:span text:style-name="_35_">i</text:span><text:span text:style-name="_39_">d</text:span><text:span text:style-name="_31_"> </text:span><text:span text:style-name="_36_">t</text:span><text:span text:style-name="_39_">h</text:span><text:span text:style-name="_32_">i</text:span><text:span text:style-name="_36_">s</text:span><text:span text:style-name="_37_"> </text:span><text:span text:style-name="_32_">b</text:span><text:span text:style-name="_35_">y</text:span><text:span text:style-name="_37_"> </text:span><text:span text:style-name="_33_">g</text:span><text:span text:style-name="_35_">i</text:span><text:span text:style-name="_38_">v</text:span><text:span text:style-name="_32_">i</text:span><text:span text:style-name="_36_">n</text:span><text:span text:style-name="_39_">g</text:span><text:span text:style-name="_31_"> </text:span><text:span text:style-name="_36_">a</text:span><text:span text:style-name="_38_">n</text:span><text:span text:style-name="_31_"> </text:span><text:span text:style-name="_36_">o</text:span><text:span text:style-name="_38_">u</text:span><text:span text:style-name="_32_">t</text:span><text:span text:style-name="_36_">l</text:span><text:span text:style-name="_38_">i</text:span><text:span text:style-name="_33_">n</text:span><text:span text:style-name="_35_">e</text:span><text:span text:style-name="_38_">.</text:span><text:span text:style-name="_31_"> </text:span><text:span text:style-name="_36_">o</text:span><text:span text:style-name="_39_">f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m</text:span><text:span text:style-name="_32_">e</text:span><text:span text:style-name="_35_">a</text:span><text:span text:style-name="_38_">n</text:span><text:span text:style-name="_33_">s</text:span><text:span text:style-name="_34_"> </text:span><text:span text:style-name="_39_">b</text:span><text:span text:style-name="_32_">y</text:span><text:span text:style-name="_34_"> </text:span><text:span text:style-name="_38_">w</text:span><text:span text:style-name="_33_">h</text:span><text:span text:style-name="_35_">i</text:span><text:span text:style-name="_39_">c</text:span><text:span text:style-name="_33_">h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d</text:span><text:span text:style-name="_36_">e</text:span><text:span text:style-name="_39_">s</text:span><text:span text:style-name="_33_">i</text:span><text:span text:style-name="_35_">r</text:span><text:span text:style-name="_39_">e</text:span><text:span text:style-name="_33_">d</text:span><text:span text:style-name="_34_"> </text:span><text:span text:style-name="_39_">e</text:span><text:span text:style-name="_32_">f</text:span><text:span text:style-name="_35_">f</text:span><text:span text:style-name="_39_">e</text:span><text:span text:style-name="_33_">c</text:span><text:span text:style-name="_35_">t</text:span><text:span text:style-name="_37_"> </text:span><text:span text:style-name="_32_">i</text:span><text:span text:style-name="_35_">s</text:span><text:span text:style-name="_37_"> </text:span><text:span text:style-name="_33_">a</text:span><text:span text:style-name="_36_">c</text:span><text:span text:style-name="_38_">h</text:span><text:span text:style-name="_33_">i</text:span><text:span text:style-name="_36_">e</text:span><text:span text:style-name="_38_">v</text:span><text:span text:style-name="_32_">e</text:span><text:span text:style-name="_35_">d</text:span><text:span text:style-name="_38_">.</text:span><text:span text:style-name="_31_"> </text:span><text:span text:style-name="_36_">A</text:span><text:span text:style-name="_37_"> </text:span><text:span text:style-name="_32_">d</text:span><text:span text:style-name="_35_">i</text:span><text:span text:style-name="_39_">g</text:span><text:span text:style-name="_33_">i</text:span><text:span text:style-name="_36_">t</text:span><text:span text:style-name="_38_">a</text:span><text:span text:style-name="_33_">l</text:span><text:span text:style-name="_34_"> </text:span><text:span text:style-name="_39_">c</text:span><text:span text:style-name="_33_">o</text:span><text:span text:style-name="_35_">m</text:span><text:span text:style-name="_39_">p</text:span><text:span text:style-name="_32_">u</text:span><text:span text:style-name="_36_">t</text:span><text:span text:style-name="_39_">e</text:span><text:span text:style-name="_33_">r</text:span><text:span text:style-name="_34_"> </text:span><text:span text:style-name="_39_">c</text:span><text:span text:style-name="_32_">a</text:span><text:span text:style-name="_35_">n</text:span><text:span text:style-name="_37_"> </text:span><text:span text:style-name="_32_">u</text:span><text:span text:style-name="_36_">s</text:span><text:span text:style-name="_39_">u</text:span><text:span text:style-name="_33_">a</text:span><text:span text:style-name="_35_">l</text:span><text:span text:style-name="_39_">l</text:span><text:span text:style-name="_33_">y</text:span><text:span text:style-name="_34_"> </text:span><text:span text:style-name="_38_">b</text:span><text:span text:style-name="_33_">e</text:span><text:span text:style-name="_34_"> </text:span><text:span text:style-name="_38_">r</text:span><text:span text:style-name="_32_">e</text:span><text:span text:style-name="_36_">g</text:span><text:span text:style-name="_39_">a</text:span><text:span text:style-name="_32_">r</text:span><text:span text:style-name="_35_">d</text:span><text:span text:style-name="_38_">e</text:span><text:span text:style-name="_32_">d</text:span><text:span text:style-name="_34_"> </text:span><text:span text:style-name="_38_">a</text:span><text:span text:style-name="_33_">s</text:span><text:span text:style-name="_34_"> </text:span><text:span text:style-name="_38_">c</text:span><text:span text:style-name="_32_">o</text:span><text:span text:style-name="_36_">n</text:span><text:span text:style-name="_38_">s</text:span><text:span text:style-name="_32_">i</text:span><text:span text:style-name="_36_">s</text:span><text:span text:style-name="_38_">t</text:span><text:span text:style-name="_32_">i</text:span><text:span text:style-name="_36_">n</text:span><text:span text:style-name="_39_">g</text:span><text:span text:style-name="_31_"> </text:span><text:span text:style-name="_36_">o</text:span><text:span text:style-name="_39_">f</text:span><text:span text:style-name="_31_"> </text:span><text:span text:style-name="_36_">t</text:span><text:span text:style-name="_39_">h</text:span><text:span text:style-name="_32_">r</text:span><text:span text:style-name="_36_">e</text:span><text:span text:style-name="_38_">e</text:span><text:span text:style-name="_31_"> </text:span><text:span text:style-name="_35_">p</text:span><text:span text:style-name="_39_">a</text:span><text:span text:style-name="_32_">r</text:span><text:span text:style-name="_35_">t</text:span><text:span text:style-name="_39_">s</text:span><text:span text:style-name="_32_">:</text:span></text:p>
      <text:p text:style-name="P1"><text:span text:style-name="_39_">(</text:span><text:span text:style-name="_33_">i</text:span><text:span text:style-name="_36_">)</text:span><text:span text:style-name="_37_"> </text:span><text:span text:style-name="_33_">S</text:span><text:span text:style-name="_35_">t</text:span><text:span text:style-name="_39_">o</text:span><text:span text:style-name="_32_">r</text:span><text:span text:style-name="_35_">e</text:span><text:span text:style-name="_38_">.</text:span></text:p>
      <text:p text:style-name="P1"><text:span text:style-name="_35_">(</text:span><text:span text:style-name="_38_">i</text:span><text:span text:style-name="_33_">i</text:span><text:span text:style-name="_35_">)</text:span><text:span text:style-name="_37_"> </text:span><text:span text:style-name="_33_">E</text:span><text:span text:style-name="_36_">x</text:span><text:span text:style-name="_39_">e</text:span><text:span text:style-name="_32_">c</text:span><text:span text:style-name="_35_">u</text:span><text:span text:style-name="_39_">t</text:span><text:span text:style-name="_33_">i</text:span><text:span text:style-name="_35_">v</text:span><text:span text:style-name="_38_">e</text:span><text:span text:style-name="_31_"> </text:span><text:span text:style-name="_36_">u</text:span><text:span text:style-name="_38_">n</text:span><text:span text:style-name="_32_">i</text:span><text:span text:style-name="_35_">t</text:span><text:span text:style-name="_38_">.</text:span></text:p>
      <text:p text:style-name="P1"><text:span text:style-name="_35_">(</text:span><text:span text:style-name="_39_">i</text:span><text:span text:style-name="_32_">i</text:span><text:span text:style-name="_36_">i</text:span><text:span text:style-name="_38_">)</text:span><text:span text:style-name="_31_"> </text:span><text:span text:style-name="_35_">C</text:span><text:span text:style-name="_38_">o</text:span><text:span text:style-name="_33_">n</text:span><text:span text:style-name="_35_">t</text:span><text:span text:style-name="_38_">r</text:span><text:span text:style-name="_32_">o</text:span><text:span text:style-name="_36_">l</text:span><text:span text:style-name="_38_">.</text:span></text:p>
      <text:p text:style-name="P1"><text:span text:style-name="_36_">T</text:span><text:span text:style-name="_38_">h</text:span><text:span text:style-name="_33_">e</text:span><text:span text:style-name="_34_"> </text:span><text:span text:style-name="_39_">s</text:span><text:span text:style-name="_32_">t</text:span><text:span text:style-name="_35_">o</text:span><text:span text:style-name="_38_">r</text:span><text:span text:style-name="_33_">e</text:span><text:span text:style-name="_34_"> </text:span><text:span text:style-name="_39_">i</text:span><text:span text:style-name="_33_">s</text:span><text:span text:style-name="_34_"> </text:span><text:span text:style-name="_38_">a</text:span><text:span text:style-name="_31_"> </text:span><text:span text:style-name="_36_">s</text:span><text:span text:style-name="_39_">t</text:span><text:span text:style-name="_32_">o</text:span><text:span text:style-name="_35_">r</text:span><text:span text:style-name="_39_">e</text:span><text:span text:style-name="_31_"> </text:span><text:span text:style-name="_36_">o</text:span><text:span text:style-name="_38_">f</text:span><text:span text:style-name="_31_"> </text:span><text:span text:style-name="_36_">i</text:span><text:span text:style-name="_39_">n</text:span><text:span text:style-name="_32_">f</text:span><text:span text:style-name="_36_">o</text:span><text:span text:style-name="_38_">r</text:span><text:span text:style-name="_32_">m</text:span><text:span text:style-name="_35_">a</text:span><text:span text:style-name="_38_">t</text:span><text:span text:style-name="_33_">i</text:span><text:span text:style-name="_35_">o</text:span><text:span text:style-name="_39_">n</text:span><text:span text:style-name="_32_">,</text:span><text:span text:style-name="_34_"> </text:span><text:span text:style-name="_39_">a</text:span><text:span text:style-name="_32_">n</text:span><text:span text:style-name="_35_">d</text:span><text:span text:style-name="_37_"> </text:span><text:span text:style-name="_32_">c</text:span><text:span text:style-name="_36_">o</text:span><text:span text:style-name="_38_">r</text:span><text:span text:style-name="_32_">r</text:span><text:span text:style-name="_36_">e</text:span><text:span text:style-name="_38_">s</text:span><text:span text:style-name="_32_">p</text:span><text:span text:style-name="_35_">o</text:span><text:span text:style-name="_38_">n</text:span><text:span text:style-name="_33_">d</text:span><text:span text:style-name="_35_">s</text:span><text:span text:style-name="_37_"> </text:span><text:span text:style-name="_32_">t</text:span><text:span text:style-name="_35_">o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h</text:span><text:span text:style-name="_38_">u</text:span><text:span text:style-name="_32_">m</text:span><text:span text:style-name="_36_">a</text:span><text:span text:style-name="_38_">n</text:span><text:span text:style-name="_31_"> </text:span><text:span text:style-name="_36_">c</text:span><text:span text:style-name="_38_">o</text:span><text:span text:style-name="_33_">m</text:span><text:span text:style-name="_35_">p</text:span><text:span text:style-name="_38_">u</text:span><text:span text:style-name="_33_">t</text:span><text:span text:style-name="_35_">e</text:span><text:span text:style-name="_38_">r</text:span><text:span text:style-name="_32_">'</text:span><text:span text:style-name="_36_">s</text:span><text:span text:style-name="_37_"> </text:span><text:span text:style-name="_32_">p</text:span><text:span text:style-name="_35_">a</text:span><text:span text:style-name="_39_">p</text:span><text:span text:style-name="_32_">e</text:span><text:span text:style-name="_36_">r</text:span><text:span text:style-name="_38_">,</text:span><text:span text:style-name="_31_"> </text:span><text:span text:style-name="_35_">w</text:span><text:span text:style-name="_39_">h</text:span><text:span text:style-name="_32_">e</text:span><text:span text:style-name="_35_">t</text:span><text:span text:style-name="_39_">h</text:span><text:span text:style-name="_33_">e</text:span><text:span text:style-name="_35_">r</text:span><text:span text:style-name="_37_"> </text:span><text:span text:style-name="_32_">t</text:span><text:span text:style-name="_35_">h</text:span><text:span text:style-name="_39_">i</text:span><text:span text:style-name="_32_">s</text:span><text:span text:style-name="_34_"> </text:span><text:span text:style-name="_39_">i</text:span><text:span text:style-name="_32_">s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p</text:span><text:span text:style-name="_35_">a</text:span><text:span text:style-name="_38_">p</text:span><text:span text:style-name="_33_">e</text:span><text:span text:style-name="_36_">r</text:span><text:span text:style-name="_37_"> </text:span><text:span text:style-name="_32_">o</text:span><text:span text:style-name="_36_">n</text:span><text:span text:style-name="_37_"> </text:span><text:span text:style-name="_32_">w</text:span><text:span text:style-name="_35_">h</text:span><text:span text:style-name="_39_">i</text:span><text:span text:style-name="_33_">c</text:span><text:span text:style-name="_35_">h</text:span><text:span text:style-name="_37_"> </text:span><text:span text:style-name="_33_">h</text:span><text:span text:style-name="_35_">e</text:span><text:span text:style-name="_37_"> </text:span><text:span text:style-name="_33_">d</text:span><text:span text:style-name="_36_">o</text:span><text:span text:style-name="_38_">e</text:span><text:span text:style-name="_32_">s</text:span><text:span text:style-name="_34_"> </text:span><text:span text:style-name="_39_">h</text:span><text:span text:style-name="_33_">i</text:span><text:span text:style-name="_36_">s</text:span><text:span text:style-name="_37_"> </text:span><text:span text:style-name="_32_">c</text:span><text:span text:style-name="_36_">a</text:span><text:span text:style-name="_39_">l</text:span><text:span text:style-name="_33_">c</text:span><text:span text:style-name="_36_">u</text:span><text:span text:style-name="_39_">l</text:span><text:span text:style-name="_32_">a</text:span><text:span text:style-name="_36_">t</text:span><text:span text:style-name="_39_">i</text:span><text:span text:style-name="_33_">o</text:span><text:span text:style-name="_35_">n</text:span><text:span text:style-name="_39_">s</text:span><text:span text:style-name="_31_"> </text:span><text:span text:style-name="_35_">o</text:span><text:span text:style-name="_38_">r</text:span><text:span text:style-name="_31_"> </text:span><text:span text:style-name="_35_">t</text:span><text:span text:style-name="_38_">h</text:span><text:span text:style-name="_33_">a</text:span><text:span text:style-name="_35_">t</text:span><text:span text:style-name="_37_"> </text:span><text:span text:style-name="_33_">o</text:span><text:span text:style-name="_36_">n</text:span><text:span text:style-name="_37_"> </text:span><text:span text:style-name="_33_">w</text:span><text:span text:style-name="_36_">h</text:span><text:span text:style-name="_38_">i</text:span><text:span text:style-name="_33_">c</text:span><text:span text:style-name="_36_">h</text:span><text:span text:style-name="_37_"> </text:span><text:span text:style-name="_32_">h</text:span><text:span text:style-name="_36_">i</text:span><text:span text:style-name="_38_">s</text:span><text:span text:style-name="_31_"> </text:span><text:span text:style-name="_36_">b</text:span><text:span text:style-name="_39_">o</text:span><text:span text:style-name="_32_">o</text:span><text:span text:style-name="_36_">k</text:span><text:span text:style-name="_37_"> </text:span><text:span text:style-name="_33_">o</text:span><text:span text:style-name="_35_">f</text:span><text:span text:style-name="_37_"> </text:span><text:span text:style-name="_32_">r</text:span><text:span text:style-name="_35_">u</text:span><text:span text:style-name="_39_">l</text:span><text:span text:style-name="_32_">e</text:span><text:span text:style-name="_36_">s</text:span><text:span text:style-name="_37_"> </text:span><text:span text:style-name="_32_">i</text:span><text:span text:style-name="_35_">s</text:span><text:span text:style-name="_37_"> </text:span><text:span text:style-name="_32_">p</text:span><text:span text:style-name="_35_">r</text:span><text:span text:style-name="_38_">i</text:span><text:span text:style-name="_32_">n</text:span><text:span text:style-name="_35_">t</text:span><text:span text:style-name="_38_">e</text:span><text:span text:style-name="_33_">d</text:span><text:span text:style-name="_35_">.</text:span><text:span text:style-name="_37_"> </text:span><text:span text:style-name="_32_">I</text:span><text:span text:style-name="_36_">n</text:span><text:span text:style-name="_37_"> </text:span><text:span text:style-name="_32_">s</text:span><text:span text:style-name="_36_">o</text:span><text:span text:style-name="_37_"> </text:span><text:span text:style-name="_32_">f</text:span><text:span text:style-name="_36_">a</text:span><text:span text:style-name="_39_">r</text:span><text:span text:style-name="_31_"> </text:span><text:span text:style-name="_35_">a</text:span><text:span text:style-name="_38_">s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h</text:span><text:span text:style-name="_33_">u</text:span><text:span text:style-name="_35_">m</text:span><text:span text:style-name="_38_">a</text:span><text:span text:style-name="_32_">n</text:span><text:span text:style-name="_34_"> </text:span><text:span text:style-name="_39_">c</text:span><text:span text:style-name="_32_">o</text:span><text:span text:style-name="_35_">m</text:span><text:span text:style-name="_39_">p</text:span><text:span text:style-name="_33_">u</text:span><text:span text:style-name="_35_">t</text:span><text:span text:style-name="_38_">e</text:span><text:span text:style-name="_32_">r</text:span><text:span text:style-name="_34_"> </text:span><text:span text:style-name="_39_">d</text:span><text:span text:style-name="_33_">o</text:span><text:span text:style-name="_35_">e</text:span><text:span text:style-name="_39_">s</text:span><text:span text:style-name="_31_"> </text:span><text:span text:style-name="_35_">c</text:span><text:span text:style-name="_39_">a</text:span><text:span text:style-name="_32_">l</text:span><text:span text:style-name="_35_">c</text:span><text:span text:style-name="_38_">u</text:span><text:span text:style-name="_33_">l</text:span><text:span text:style-name="_35_">a</text:span><text:span text:style-name="_39_">t</text:span><text:span text:style-name="_33_">i</text:span><text:span text:style-name="_35_">o</text:span><text:span text:style-name="_39_">n</text:span><text:span text:style-name="_33_">s</text:span><text:span text:style-name="_34_"> </text:span><text:span text:style-name="_38_">i</text:span><text:span text:style-name="_33_">n</text:span><text:span text:style-name="_34_"> </text:span><text:span text:style-name="_39_">h</text:span><text:span text:style-name="_32_">i</text:span><text:span text:style-name="_35_">s</text:span><text:span text:style-name="_37_"> </text:span><text:span text:style-name="_32_">b</text:span><text:span text:style-name="_36_">e</text:span><text:span text:style-name="_39_">a</text:span><text:span text:style-name="_32_">d</text:span><text:span text:style-name="_34_"> </text:span><text:span text:style-name="_39_">a</text:span><text:span text:style-name="_31_"> </text:span><text:span text:style-name="_36_">p</text:span><text:span text:style-name="_38_">a</text:span><text:span text:style-name="_32_">r</text:span><text:span text:style-name="_36_">t</text:span><text:span text:style-name="_37_"> </text:span><text:span text:style-name="_33_">o</text:span><text:span text:style-name="_36_">f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s</text:span><text:span text:style-name="_39_">t</text:span><text:span text:style-name="_32_">o</text:span><text:span text:style-name="_35_">r</text:span><text:span text:style-name="_39_">e</text:span><text:span text:style-name="_31_"> </text:span><text:span text:style-name="_36_">w</text:span><text:span text:style-name="_39_">i</text:span><text:span text:style-name="_33_">l</text:span><text:span text:style-name="_36_">l</text:span><text:span text:style-name="_37_"> </text:span><text:span text:style-name="_33_">c</text:span><text:span text:style-name="_35_">o</text:span><text:span text:style-name="_39_">r</text:span><text:span text:style-name="_32_">r</text:span><text:span text:style-name="_35_">e</text:span><text:span text:style-name="_39_">s</text:span><text:span text:style-name="_33_">p</text:span><text:span text:style-name="_35_">o</text:span><text:span text:style-name="_38_">n</text:span><text:span text:style-name="_33_">d</text:span><text:span text:style-name="_34_"> </text:span><text:span text:style-name="_38_">t</text:span><text:span text:style-name="_33_">o</text:span><text:span text:style-name="_34_"> </text:span><text:span text:style-name="_39_">h</text:span><text:span text:style-name="_32_">i</text:span><text:span text:style-name="_35_">s</text:span><text:span text:style-name="_37_"> </text:span><text:span text:style-name="_33_">m</text:span><text:span text:style-name="_36_">e</text:span><text:span text:style-name="_38_">m</text:span><text:span text:style-name="_32_">o</text:span><text:span text:style-name="_36_">r</text:span><text:span text:style-name="_39_">y</text:span><text:span text:style-name="_32_">.</text:span></text:p>
      <text:p text:style-name="P1"><text:span text:style-name="_38_">T</text:span><text:span text:style-name="_33_">h</text:span><text:span text:style-name="_36_">e</text:span><text:span text:style-name="_37_"> </text:span><text:span text:style-name="_33_">e</text:span><text:span text:style-name="_36_">x</text:span><text:span text:style-name="_39_">e</text:span><text:span text:style-name="_32_">c</text:span><text:span text:style-name="_36_">u</text:span><text:span text:style-name="_39_">t</text:span><text:span text:style-name="_32_">i</text:span><text:span text:style-name="_36_">v</text:span><text:span text:style-name="_39_">e</text:span><text:span text:style-name="_31_"> </text:span><text:span text:style-name="_36_">u</text:span><text:span text:style-name="_39_">n</text:span><text:span text:style-name="_33_">i</text:span><text:span text:style-name="_35_">t</text:span><text:span text:style-name="_37_"> </text:span><text:span text:style-name="_33_">i</text:span><text:span text:style-name="_35_">s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p</text:span><text:span text:style-name="_38_">a</text:span><text:span text:style-name="_32_">r</text:span><text:span text:style-name="_35_">t</text:span><text:span text:style-name="_37_"> </text:span><text:span text:style-name="_33_">w</text:span><text:span text:style-name="_36_">h</text:span><text:span text:style-name="_38_">i</text:span><text:span text:style-name="_32_">c</text:span><text:span text:style-name="_35_">h</text:span><text:span text:style-name="_37_"> </text:span><text:span text:style-name="_32_">c</text:span><text:span text:style-name="_36_">a</text:span><text:span text:style-name="_39_">r</text:span><text:span text:style-name="_32_">r</text:span><text:span text:style-name="_35_">i</text:span><text:span text:style-name="_38_">e</text:span><text:span text:style-name="_32_">s</text:span><text:span text:style-name="_34_"> </text:span><text:span text:style-name="_38_">o</text:span><text:span text:style-name="_32_">u</text:span><text:span text:style-name="_35_">t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v</text:span><text:span text:style-name="_39_">a</text:span><text:span text:style-name="_32_">r</text:span><text:span text:style-name="_35_">i</text:span><text:span text:style-name="_39_">o</text:span><text:span text:style-name="_32_">u</text:span><text:span text:style-name="_36_">s</text:span><text:span text:style-name="_37_"> </text:span><text:span text:style-name="_33_">i</text:span><text:span text:style-name="_36_">n</text:span><text:span text:style-name="_39_">d</text:span><text:span text:style-name="_32_">i</text:span><text:span text:style-name="_36_">v</text:span><text:span text:style-name="_38_">i</text:span><text:span text:style-name="_32_">d</text:span><text:span text:style-name="_35_">u</text:span><text:span text:style-name="_38_">a</text:span><text:span text:style-name="_32_">l</text:span><text:span text:style-name="_34_"> </text:span><text:span text:style-name="_38_">o</text:span><text:span text:style-name="_33_">p</text:span><text:span text:style-name="_35_">e</text:span><text:span text:style-name="_39_">r</text:span><text:span text:style-name="_33_">a</text:span><text:span text:style-name="_36_">t</text:span><text:span text:style-name="_39_">i</text:span><text:span text:style-name="_32_">o</text:span><text:span text:style-name="_35_">n</text:span><text:span text:style-name="_39_">s</text:span><text:span text:style-name="_31_"> </text:span><text:span text:style-name="_35_">i</text:span><text:span text:style-name="_38_">n</text:span><text:span text:style-name="_32_">v</text:span><text:span text:style-name="_36_">o</text:span><text:span text:style-name="_39_">l</text:span><text:span text:style-name="_32_">v</text:span><text:span text:style-name="_35_">e</text:span><text:span text:style-name="_38_">d</text:span><text:span text:style-name="_31_"> </text:span><text:span text:style-name="_36_">i</text:span><text:span text:style-name="_38_">n</text:span><text:span text:style-name="_31_"> </text:span><text:span text:style-name="_35_">a</text:span><text:span text:style-name="_37_"> </text:span><text:span text:style-name="_32_">c</text:span><text:span text:style-name="_35_">a</text:span><text:span text:style-name="_39_">l</text:span><text:span text:style-name="_32_">c</text:span><text:span text:style-name="_35_">u</text:span><text:span text:style-name="_38_">l</text:span><text:span text:style-name="_32_">a</text:span><text:span text:style-name="_35_">t</text:span><text:span text:style-name="_39_">i</text:span><text:span text:style-name="_32_">o</text:span><text:span text:style-name="_35_">n</text:span><text:span text:style-name="_38_">.</text:span><text:span text:style-name="_31_"> </text:span><text:span text:style-name="_35_">W</text:span><text:span text:style-name="_39_">h</text:span><text:span text:style-name="_32_">a</text:span><text:span text:style-name="_36_">t</text:span><text:span text:style-name="_37_"> </text:span><text:span text:style-name="_33_">t</text:span><text:span text:style-name="_36_">h</text:span><text:span text:style-name="_38_">e</text:span><text:span text:style-name="_33_">s</text:span><text:span text:style-name="_36_">e</text:span><text:span text:style-name="_37_"> </text:span><text:span text:style-name="_32_">i</text:span><text:span text:style-name="_35_">n</text:span><text:span text:style-name="_38_">d</text:span><text:span text:style-name="_32_">i</text:span><text:span text:style-name="_36_">v</text:span><text:span text:style-name="_39_">i</text:span><text:span text:style-name="_32_">d</text:span><text:span text:style-name="_35_">u</text:span><text:span text:style-name="_38_">a</text:span><text:span text:style-name="_32_">l</text:span><text:span text:style-name="_34_"> </text:span><text:span text:style-name="_38_">o</text:span><text:span text:style-name="_33_">p</text:span><text:span text:style-name="_35_">e</text:span><text:span text:style-name="_39_">r</text:span><text:span text:style-name="_33_">a</text:span><text:span text:style-name="_36_">t</text:span><text:span text:style-name="_38_">i</text:span><text:span text:style-name="_32_">o</text:span><text:span text:style-name="_36_">n</text:span><text:span text:style-name="_38_">s</text:span><text:span text:style-name="_31_"> </text:span><text:span text:style-name="_36_">a</text:span><text:span text:style-name="_39_">r</text:span><text:span text:style-name="_33_">e</text:span><text:span text:style-name="_34_"> </text:span><text:span text:style-name="_39_">w</text:span><text:span text:style-name="_32_">i</text:span><text:span text:style-name="_35_">l</text:span><text:span text:style-name="_39_">l</text:span><text:span text:style-name="_31_"> </text:span><text:span text:style-name="_35_">v</text:span><text:span text:style-name="_38_">a</text:span><text:span text:style-name="_32_">r</text:span><text:span text:style-name="_36_">y</text:span><text:span text:style-name="_37_"> </text:span><text:span text:style-name="_32_">f</text:span><text:span text:style-name="_36_">r</text:span><text:span text:style-name="_38_">o</text:span><text:span text:style-name="_32_">m</text:span><text:span text:style-name="_34_"> </text:span><text:span text:style-name="_39_">m</text:span><text:span text:style-name="_32_">a</text:span><text:span text:style-name="_35_">c</text:span><text:span text:style-name="_39_">h</text:span><text:span text:style-name="_33_">i</text:span><text:span text:style-name="_35_">n</text:span><text:span text:style-name="_39_">e</text:span><text:span text:style-name="_31_"> </text:span><text:span text:style-name="_35_">t</text:span><text:span text:style-name="_38_">o</text:span><text:span text:style-name="_31_"> </text:span><text:span text:style-name="_36_">m</text:span><text:span text:style-name="_39_">a</text:span><text:span text:style-name="_33_">c</text:span><text:span text:style-name="_36_">h</text:span><text:span text:style-name="_38_">i</text:span><text:span text:style-name="_32_">n</text:span><text:span text:style-name="_35_">e</text:span><text:span text:style-name="_39_">.</text:span><text:span text:style-name="_31_"> </text:span><text:span text:style-name="_36_">U</text:span><text:span text:style-name="_39_">s</text:span><text:span text:style-name="_33_">u</text:span><text:span text:style-name="_36_">a</text:span><text:span text:style-name="_39_">l</text:span><text:span text:style-name="_33_">l</text:span><text:span text:style-name="_35_">y</text:span><text:span text:style-name="_37_"> </text:span><text:span text:style-name="_32_">f</text:span><text:span text:style-name="_36_">a</text:span><text:span text:style-name="_38_">i</text:span><text:span text:style-name="_32_">r</text:span><text:span text:style-name="_35_">l</text:span><text:span text:style-name="_38_">y</text:span><text:span text:style-name="_31_"> </text:span><text:span text:style-name="_35_">l</text:span><text:span text:style-name="_39_">e</text:span><text:span text:style-name="_33_">n</text:span><text:span text:style-name="_36_">g</text:span><text:span text:style-name="_38_">t</text:span><text:span text:style-name="_33_">h</text:span><text:span text:style-name="_36_">y</text:span><text:span text:style-name="_37_"> </text:span><text:span text:style-name="_33_">o</text:span><text:span text:style-name="_35_">p</text:span><text:span text:style-name="_39_">e</text:span><text:span text:style-name="_32_">r</text:span><text:span text:style-name="_36_">a</text:span><text:span text:style-name="_39_">t</text:span><text:span text:style-name="_32_">i</text:span><text:span text:style-name="_35_">o</text:span><text:span text:style-name="_39_">n</text:span><text:span text:style-name="_32_">s</text:span><text:span text:style-name="_34_"> </text:span><text:span text:style-name="_38_">c</text:span><text:span text:style-name="_32_">a</text:span><text:span text:style-name="_35_">n</text:span><text:span text:style-name="_37_"> </text:span><text:span text:style-name="_32_">b</text:span><text:span text:style-name="_36_">e</text:span><text:span text:style-name="_37_"> </text:span><text:span text:style-name="_32_">d</text:span><text:span text:style-name="_35_">o</text:span><text:span text:style-name="_38_">n</text:span><text:span text:style-name="_33_">e</text:span><text:span text:style-name="_34_"> </text:span><text:span text:style-name="_39_">s</text:span><text:span text:style-name="_33_">u</text:span><text:span text:style-name="_35_">c</text:span><text:span text:style-name="_38_">h</text:span><text:span text:style-name="_31_"> </text:span><text:span text:style-name="_35_">a</text:span><text:span text:style-name="_38_">s</text:span><text:span text:style-name="_31_"> </text:span><text:span text:style-name="_36_">"</text:span><text:span text:style-name="_38_">M</text:span><text:span text:style-name="_32_">u</text:span><text:span text:style-name="_36_">l</text:span><text:span text:style-name="_38_">t</text:span><text:span text:style-name="_32_">i</text:span><text:span text:style-name="_36_">p</text:span><text:span text:style-name="_38_">l</text:span><text:span text:style-name="_32_">y</text:span><text:span text:style-name="_34_"> </text:span><text:span text:style-name="_38_">3</text:span><text:span text:style-name="_32_">5</text:span><text:span text:style-name="_36_">4</text:span><text:span text:style-name="_39_">0</text:span><text:span text:style-name="_33_">6</text:span><text:span text:style-name="_35_">7</text:span><text:span text:style-name="_39_">5</text:span><text:span text:style-name="_32_">4</text:span><text:span text:style-name="_35_">4</text:span><text:span text:style-name="_39_">5</text:span><text:span text:style-name="_31_"> </text:span><text:span text:style-name="_36_">b</text:span><text:span text:style-name="_39_">y</text:span><text:span text:style-name="_31_"> </text:span><text:span text:style-name="_35_">7</text:span><text:span text:style-name="_38_">0</text:span><text:span text:style-name="_32_">7</text:span><text:span text:style-name="_35_">6</text:span><text:span text:style-name="_38_">3</text:span><text:span text:style-name="_33_">4</text:span><text:span text:style-name="_36_">5</text:span><text:span text:style-name="_39_">6</text:span><text:span text:style-name="_33_">8</text:span><text:span text:style-name="_36_">7</text:span><text:span text:style-name="_38_">"</text:span><text:span text:style-name="_31_"> </text:span><text:span text:style-name="_36_">b</text:span><text:span text:style-name="_38_">u</text:span><text:span text:style-name="_33_">t</text:span><text:span text:style-name="_34_"> </text:span><text:span text:style-name="_39_">i</text:span><text:span text:style-name="_32_">n</text:span><text:span text:style-name="_34_"> </text:span><text:span text:style-name="_39_">s</text:span><text:span text:style-name="_32_">o</text:span><text:span text:style-name="_36_">m</text:span><text:span text:style-name="_38_">e</text:span><text:span text:style-name="_31_"> </text:span><text:span text:style-name="_36_">m</text:span><text:span text:style-name="_39_">a</text:span><text:span text:style-name="_32_">c</text:span><text:span text:style-name="_35_">h</text:span><text:span text:style-name="_38_">i</text:span><text:span text:style-name="_32_">n</text:span><text:span text:style-name="_35_">e</text:span><text:span text:style-name="_39_">s</text:span><text:span text:style-name="_31_"> </text:span><text:span text:style-name="_35_">o</text:span><text:span text:style-name="_38_">n</text:span><text:span text:style-name="_32_">l</text:span><text:span text:style-name="_36_">y</text:span><text:span text:style-name="_37_"> </text:span><text:span text:style-name="_33_">v</text:span><text:span text:style-name="_35_">e</text:span><text:span text:style-name="_39_">r</text:span><text:span text:style-name="_33_">y</text:span><text:span text:style-name="_34_"> </text:span><text:span text:style-name="_38_">s</text:span><text:span text:style-name="_33_">i</text:span><text:span text:style-name="_35_">m</text:span><text:span text:style-name="_38_">p</text:span><text:span text:style-name="_32_">l</text:span><text:span text:style-name="_35_">e</text:span><text:span text:style-name="_37_"> </text:span><text:span text:style-name="_32_">o</text:span><text:span text:style-name="_35_">n</text:span><text:span text:style-name="_38_">e</text:span><text:span text:style-name="_32_">s</text:span><text:span text:style-name="_34_"> </text:span><text:span text:style-name="_39_">s</text:span><text:span text:style-name="_32_">u</text:span><text:span text:style-name="_35_">c</text:span><text:span text:style-name="_39_">h</text:span><text:span text:style-name="_31_"> </text:span><text:span text:style-name="_35_">a</text:span><text:span text:style-name="_39_">s</text:span><text:span text:style-name="_31_"> </text:span><text:span text:style-name="_35_">"</text:span><text:span text:style-name="_39_">W</text:span><text:span text:style-name="_32_">r</text:span><text:span text:style-name="_36_">i</text:span><text:span text:style-name="_38_">t</text:span><text:span text:style-name="_33_">e</text:span><text:span text:style-name="_34_"> </text:span><text:span text:style-name="_38_">d</text:span><text:span text:style-name="_33_">o</text:span><text:span text:style-name="_35_">w</text:span><text:span text:style-name="_39_">n</text:span><text:span text:style-name="_31_"> </text:span><text:span text:style-name="_36_">0</text:span><text:span text:style-name="_39_">"</text:span><text:span text:style-name="_31_"> </text:span><text:span text:style-name="_36_">a</text:span><text:span text:style-name="_39_">r</text:span><text:span text:style-name="_32_">e</text:span><text:span text:style-name="_34_"> </text:span><text:span text:style-name="_39_">p</text:span><text:span text:style-name="_33_">o</text:span><text:span text:style-name="_36_">s</text:span><text:span text:style-name="_38_">s</text:span><text:span text:style-name="_33_">i</text:span><text:span text:style-name="_35_">b</text:span><text:span text:style-name="_39_">l</text:span><text:span text:style-name="_32_">e</text:span><text:span text:style-name="_36_">.</text:span></text:p>
      <text:p text:style-name="P1"><text:span text:style-name="_32_">W</text:span><text:span text:style-name="_35_">e</text:span><text:span text:style-name="_37_"> </text:span><text:span text:style-name="_33_">h</text:span><text:span text:style-name="_35_">a</text:span><text:span text:style-name="_38_">v</text:span><text:span text:style-name="_32_">e</text:span><text:span text:style-name="_34_"> </text:span><text:span text:style-name="_38_">m</text:span><text:span text:style-name="_33_">e</text:span><text:span text:style-name="_35_">n</text:span><text:span text:style-name="_38_">t</text:span><text:span text:style-name="_33_">i</text:span><text:span text:style-name="_36_">o</text:span><text:span text:style-name="_39_">n</text:span><text:span text:style-name="_33_">e</text:span><text:span text:style-name="_35_">d</text:span><text:span text:style-name="_37_"> </text:span><text:span text:style-name="_33_">t</text:span><text:span text:style-name="_35_">h</text:span><text:span text:style-name="_38_">a</text:span><text:span text:style-name="_32_">t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"</text:span><text:span text:style-name="_36_">b</text:span><text:span text:style-name="_39_">o</text:span><text:span text:style-name="_33_">o</text:span><text:span text:style-name="_36_">k</text:span><text:span text:style-name="_37_"> </text:span><text:span text:style-name="_32_">o</text:span><text:span text:style-name="_35_">f</text:span><text:span text:style-name="_37_"> </text:span><text:span text:style-name="_32_">r</text:span><text:span text:style-name="_35_">u</text:span><text:span text:style-name="_39_">l</text:span><text:span text:style-name="_32_">e</text:span><text:span text:style-name="_35_">s</text:span><text:span text:style-name="_38_">"</text:span><text:span text:style-name="_31_"> </text:span><text:span text:style-name="_35_">s</text:span><text:span text:style-name="_39_">u</text:span><text:span text:style-name="_32_">p</text:span><text:span text:style-name="_36_">p</text:span><text:span text:style-name="_38_">l</text:span><text:span text:style-name="_33_">i</text:span><text:span text:style-name="_35_">e</text:span><text:span text:style-name="_39_">d</text:span><text:span text:style-name="_31_"> </text:span><text:span text:style-name="_36_">t</text:span><text:span text:style-name="_39_">o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c</text:span><text:span text:style-name="_32_">o</text:span><text:span text:style-name="_36_">m</text:span><text:span text:style-name="_39_">p</text:span><text:span text:style-name="_33_">u</text:span><text:span text:style-name="_36_">t</text:span><text:span text:style-name="_39_">e</text:span><text:span text:style-name="_32_">r</text:span><text:span text:style-name="_34_"> </text:span><text:span text:style-name="_38_">i</text:span><text:span text:style-name="_33_">s</text:span><text:span text:style-name="_34_"> </text:span><text:span text:style-name="_39_">r</text:span><text:span text:style-name="_33_">e</text:span><text:span text:style-name="_35_">p</text:span><text:span text:style-name="_39_">l</text:span><text:span text:style-name="_32_">a</text:span><text:span text:style-name="_36_">c</text:span><text:span text:style-name="_38_">e</text:span><text:span text:style-name="_33_">d</text:span><text:span text:style-name="_34_"> </text:span><text:span text:style-name="_39_">i</text:span><text:span text:style-name="_33_">n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m</text:span><text:span text:style-name="_35_">a</text:span><text:span text:style-name="_38_">c</text:span><text:span text:style-name="_32_">h</text:span><text:span text:style-name="_35_">i</text:span><text:span text:style-name="_39_">n</text:span><text:span text:style-name="_32_">e</text:span><text:span text:style-name="_34_"> </text:span><text:span text:style-name="_38_">b</text:span><text:span text:style-name="_33_">y</text:span><text:span text:style-name="_34_"> </text:span><text:span text:style-name="_39_">a</text:span><text:span text:style-name="_31_"> </text:span><text:span text:style-name="_36_">p</text:span><text:span text:style-name="_39_">a</text:span><text:span text:style-name="_32_">r</text:span><text:span text:style-name="_35_">t</text:span><text:span text:style-name="_37_"> </text:span><text:span text:style-name="_32_">o</text:span><text:span text:style-name="_35_">f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s</text:span><text:span text:style-name="_39_">t</text:span><text:span text:style-name="_32_">o</text:span><text:span text:style-name="_35_">r</text:span><text:span text:style-name="_39_">e</text:span><text:span text:style-name="_33_">.</text:span><text:span text:style-name="_34_"> </text:span><text:span text:style-name="_38_">I</text:span><text:span text:style-name="_32_">t</text:span><text:span text:style-name="_34_"> </text:span><text:span text:style-name="_39_">i</text:span><text:span text:style-name="_33_">s</text:span><text:span text:style-name="_34_"> </text:span><text:span text:style-name="_38_">t</text:span><text:span text:style-name="_32_">h</text:span><text:span text:style-name="_36_">e</text:span><text:span text:style-name="_39_">n</text:span><text:span text:style-name="_31_"> </text:span><text:span text:style-name="_35_">c</text:span><text:span text:style-name="_38_">a</text:span><text:span text:style-name="_32_">l</text:span><text:span text:style-name="_36_">l</text:span><text:span text:style-name="_39_">e</text:span><text:span text:style-name="_32_">d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"</text:span><text:span text:style-name="_36_">t</text:span><text:span text:style-name="_39_">a</text:span><text:span text:style-name="_33_">b</text:span><text:span text:style-name="_35_">l</text:span><text:span text:style-name="_38_">e</text:span><text:span text:style-name="_31_"> </text:span><text:span text:style-name="_36_">o</text:span><text:span text:style-name="_39_">f</text:span><text:span text:style-name="_31_"> </text:span><text:span text:style-name="_35_">i</text:span><text:span text:style-name="_39_">n</text:span><text:span text:style-name="_32_">s</text:span><text:span text:style-name="_35_">t</text:span><text:span text:style-name="_38_">r</text:span><text:span text:style-name="_33_">u</text:span><text:span text:style-name="_36_">c</text:span><text:span text:style-name="_38_">t</text:span><text:span text:style-name="_33_">i</text:span><text:span text:style-name="_36_">o</text:span><text:span text:style-name="_38_">n</text:span><text:span text:style-name="_33_">s</text:span><text:span text:style-name="_36_">.</text:span><text:span text:style-name="_39_">"</text:span><text:span text:style-name="_31_"> </text:span><text:span text:style-name="_36_">I</text:span><text:span text:style-name="_39_">t</text:span><text:span text:style-name="_31_"> </text:span><text:span text:style-name="_36_">i</text:span><text:span text:style-name="_39_">s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d</text:span><text:span text:style-name="_32_">u</text:span><text:span text:style-name="_36_">t</text:span><text:span text:style-name="_38_">y</text:span><text:span text:style-name="_31_"> </text:span><text:span text:style-name="_36_">o</text:span><text:span text:style-name="_39_">f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c</text:span><text:span text:style-name="_33_">o</text:span><text:span text:style-name="_36_">n</text:span><text:span text:style-name="_39_">t</text:span><text:span text:style-name="_32_">r</text:span><text:span text:style-name="_35_">o</text:span><text:span text:style-name="_38_">l</text:span><text:span text:style-name="_31_"> </text:span><text:span text:style-name="_35_">t</text:span><text:span text:style-name="_39_">o</text:span><text:span text:style-name="_31_"> </text:span><text:span text:style-name="_35_">s</text:span><text:span text:style-name="_38_">e</text:span><text:span text:style-name="_33_">e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6_">t</text:span><text:span text:style-name="_38_">h</text:span><text:span text:style-name="_33_">e</text:span><text:span text:style-name="_36_">s</text:span><text:span text:style-name="_39_">e</text:span><text:span text:style-name="_31_"> </text:span><text:span text:style-name="_35_">i</text:span><text:span text:style-name="_38_">n</text:span><text:span text:style-name="_32_">s</text:span><text:span text:style-name="_36_">t</text:span><text:span text:style-name="_38_">r</text:span><text:span text:style-name="_32_">u</text:span><text:span text:style-name="_36_">c</text:span><text:span text:style-name="_38_">t</text:span><text:span text:style-name="_33_">i</text:span><text:span text:style-name="_35_">o</text:span><text:span text:style-name="_38_">n</text:span><text:span text:style-name="_32_">s</text:span><text:span text:style-name="_34_"> </text:span><text:span text:style-name="_39_">a</text:span><text:span text:style-name="_33_">r</text:span><text:span text:style-name="_35_">e</text:span><text:span text:style-name="_37_"> </text:span><text:span text:style-name="_33_">o</text:span><text:span text:style-name="_36_">b</text:span><text:span text:style-name="_39_">e</text:span><text:span text:style-name="_33_">y</text:span><text:span text:style-name="_36_">e</text:span><text:span text:style-name="_39_">d</text:span><text:span text:style-name="_31_"> </text:span><text:span text:style-name="_36_">c</text:span><text:span text:style-name="_39_">o</text:span><text:span text:style-name="_33_">r</text:span><text:span text:style-name="_35_">r</text:span><text:span text:style-name="_39_">e</text:span><text:span text:style-name="_32_">c</text:span><text:span text:style-name="_36_">t</text:span><text:span text:style-name="_38_">l</text:span><text:span text:style-name="_33_">y</text:span><text:span text:style-name="_34_"> </text:span><text:span text:style-name="_38_">a</text:span><text:span text:style-name="_32_">n</text:span><text:span text:style-name="_35_">d</text:span><text:span text:style-name="_37_"> </text:span><text:span text:style-name="_33_">i</text:span><text:span text:style-name="_35_">n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r</text:span><text:span text:style-name="_38_">i</text:span><text:span text:style-name="_33_">g</text:span><text:span text:style-name="_35_">h</text:span><text:span text:style-name="_39_">t</text:span><text:span text:style-name="_31_"> </text:span><text:span text:style-name="_35_">o</text:span><text:span text:style-name="_39_">r</text:span><text:span text:style-name="_32_">d</text:span><text:span text:style-name="_35_">e</text:span><text:span text:style-name="_38_">r</text:span><text:span text:style-name="_32_">.</text:span><text:span text:style-name="_34_"> </text:span><text:span text:style-name="_39_">T</text:span><text:span text:style-name="_32_">h</text:span><text:span text:style-name="_36_">e</text:span><text:span text:style-name="_37_"> </text:span><text:soft-page-break/><text:span text:style-name="_33_">c</text:span><text:span text:style-name="_36_">o</text:span><text:span text:style-name="_38_">n</text:span><text:span text:style-name="_32_">t</text:span><text:span text:style-name="_36_">r</text:span><text:span text:style-name="_38_">o</text:span><text:span text:style-name="_32_">l</text:span><text:span text:style-name="_34_"> </text:span><text:span text:style-name="_38_">i</text:span><text:span text:style-name="_33_">s</text:span><text:span text:style-name="_34_"> </text:span><text:span text:style-name="_38_">s</text:span><text:span text:style-name="_32_">o</text:span><text:span text:style-name="_34_"> </text:span><text:span text:style-name="_39_">c</text:span><text:span text:style-name="_32_">o</text:span><text:span text:style-name="_36_">n</text:span><text:span text:style-name="_38_">s</text:span><text:span text:style-name="_33_">t</text:span><text:span text:style-name="_35_">r</text:span><text:span text:style-name="_38_">u</text:span><text:span text:style-name="_32_">c</text:span><text:span text:style-name="_35_">t</text:span><text:span text:style-name="_38_">e</text:span><text:span text:style-name="_33_">d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5_">t</text:span><text:span text:style-name="_39_">h</text:span><text:span text:style-name="_33_">i</text:span><text:span text:style-name="_35_">s</text:span><text:span text:style-name="_37_"> </text:span><text:span text:style-name="_32_">n</text:span><text:span text:style-name="_36_">e</text:span><text:span text:style-name="_39_">c</text:span><text:span text:style-name="_32_">e</text:span><text:span text:style-name="_36_">s</text:span><text:span text:style-name="_39_">s</text:span><text:span text:style-name="_33_">a</text:span><text:span text:style-name="_35_">r</text:span><text:span text:style-name="_38_">i</text:span><text:span text:style-name="_33_">l</text:span><text:span text:style-name="_36_">y</text:span><text:span text:style-name="_37_"> </text:span><text:span text:style-name="_33_">h</text:span><text:span text:style-name="_36_">a</text:span><text:span text:style-name="_38_">p</text:span><text:span text:style-name="_32_">p</text:span><text:span text:style-name="_35_">e</text:span><text:span text:style-name="_39_">n</text:span><text:span text:style-name="_33_">s</text:span><text:span text:style-name="_35_">.</text:span></text:p>
      <text:p text:style-name="P1"><text:span text:style-name="_32_">T</text:span><text:span text:style-name="_36_">h</text:span><text:span text:style-name="_39_">e</text:span><text:span text:style-name="_31_"> </text:span><text:span text:style-name="_35_">i</text:span><text:span text:style-name="_39_">n</text:span><text:span text:style-name="_33_">f</text:span><text:span text:style-name="_36_">o</text:span><text:span text:style-name="_39_">r</text:span><text:span text:style-name="_32_">m</text:span><text:span text:style-name="_36_">a</text:span><text:span text:style-name="_38_">t</text:span><text:span text:style-name="_32_">i</text:span><text:span text:style-name="_35_">o</text:span><text:span text:style-name="_38_">n</text:span><text:span text:style-name="_31_"> </text:span><text:span text:style-name="_35_">i</text:span><text:span text:style-name="_39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s</text:span><text:span text:style-name="_33_">t</text:span><text:span text:style-name="_36_">o</text:span><text:span text:style-name="_39_">r</text:span><text:span text:style-name="_32_">e</text:span><text:span text:style-name="_34_"> </text:span><text:span text:style-name="_39_">i</text:span><text:span text:style-name="_33_">s</text:span><text:span text:style-name="_34_"> </text:span><text:span text:style-name="_39_">u</text:span><text:span text:style-name="_32_">s</text:span><text:span text:style-name="_35_">u</text:span><text:span text:style-name="_38_">a</text:span><text:span text:style-name="_32_">l</text:span><text:span text:style-name="_36_">l</text:span><text:span text:style-name="_39_">y</text:span><text:span text:style-name="_31_"> </text:span><text:span text:style-name="_36_">b</text:span><text:span text:style-name="_39_">r</text:span><text:span text:style-name="_32_">o</text:span><text:span text:style-name="_36_">k</text:span><text:span text:style-name="_38_">e</text:span><text:span text:style-name="_32_">n</text:span><text:span text:style-name="_34_"> </text:span><text:span text:style-name="_38_">u</text:span><text:span text:style-name="_32_">p</text:span><text:span text:style-name="_34_"> </text:span><text:span text:style-name="_38_">i</text:span><text:span text:style-name="_33_">n</text:span><text:span text:style-name="_35_">t</text:span><text:span text:style-name="_39_">o</text:span><text:span text:style-name="_31_"> </text:span><text:span text:style-name="_36_">p</text:span><text:span text:style-name="_39_">a</text:span><text:span text:style-name="_33_">c</text:span><text:span text:style-name="_36_">k</text:span><text:span text:style-name="_38_">e</text:span><text:span text:style-name="_32_">t</text:span><text:span text:style-name="_35_">s</text:span><text:span text:style-name="_37_"> </text:span><text:span text:style-name="_32_">o</text:span><text:span text:style-name="_36_">f</text:span><text:span text:style-name="_37_"> </text:span><text:span text:style-name="_32_">m</text:span><text:span text:style-name="_35_">o</text:span><text:span text:style-name="_39_">d</text:span><text:span text:style-name="_33_">e</text:span><text:span text:style-name="_36_">r</text:span><text:span text:style-name="_38_">a</text:span><text:span text:style-name="_33_">t</text:span><text:span text:style-name="_35_">e</text:span><text:span text:style-name="_38_">l</text:span><text:span text:style-name="_32_">y</text:span><text:span text:style-name="_34_"> </text:span><text:span text:style-name="_39_">s</text:span><text:span text:style-name="_33_">m</text:span><text:span text:style-name="_36_">a</text:span><text:span text:style-name="_39_">l</text:span><text:span text:style-name="_33_">l</text:span><text:span text:style-name="_34_"> </text:span><text:span text:style-name="_39_">s</text:span><text:span text:style-name="_32_">i</text:span><text:span text:style-name="_36_">z</text:span><text:span text:style-name="_38_">e</text:span><text:span text:style-name="_32_">.</text:span><text:span text:style-name="_34_"> </text:span><text:span text:style-name="_39_">I</text:span><text:span text:style-name="_33_">n</text:span><text:span text:style-name="_34_"> </text:span><text:span text:style-name="_39_">o</text:span><text:span text:style-name="_32_">n</text:span><text:span text:style-name="_36_">e</text:span><text:span text:style-name="_37_"> </text:span><text:span text:style-name="_33_">m</text:span><text:span text:style-name="_36_">a</text:span><text:span text:style-name="_39_">c</text:span><text:span text:style-name="_33_">h</text:span><text:span text:style-name="_35_">i</text:span><text:span text:style-name="_39_">n</text:span><text:span text:style-name="_32_">e</text:span><text:span text:style-name="_35_">,</text:span><text:span text:style-name="_37_"> </text:span><text:span text:style-name="_33_">f</text:span><text:span text:style-name="_36_">o</text:span><text:span text:style-name="_39_">r</text:span><text:span text:style-name="_31_"> </text:span><text:span text:style-name="_36_">i</text:span><text:span text:style-name="_38_">n</text:span><text:span text:style-name="_32_">s</text:span><text:span text:style-name="_36_">t</text:span><text:span text:style-name="_38_">a</text:span><text:span text:style-name="_33_">n</text:span><text:span text:style-name="_36_">c</text:span><text:span text:style-name="_38_">e</text:span><text:span text:style-name="_33_">,</text:span><text:span text:style-name="_34_"> </text:span><text:span text:style-name="_38_">a</text:span><text:span text:style-name="_31_"> </text:span><text:span text:style-name="_35_">p</text:span><text:span text:style-name="_39_">a</text:span><text:span text:style-name="_32_">c</text:span><text:span text:style-name="_36_">k</text:span><text:span text:style-name="_38_">e</text:span><text:span text:style-name="_32_">t</text:span><text:span text:style-name="_34_"> </text:span><text:span text:style-name="_39_">m</text:span><text:span text:style-name="_32_">i</text:span><text:span text:style-name="_35_">g</text:span><text:span text:style-name="_39_">h</text:span><text:span text:style-name="_33_">t</text:span><text:span text:style-name="_34_"> </text:span><text:span text:style-name="_39_">c</text:span><text:span text:style-name="_32_">o</text:span><text:span text:style-name="_36_">n</text:span><text:span text:style-name="_38_">s</text:span><text:span text:style-name="_33_">i</text:span><text:span text:style-name="_36_">s</text:span><text:span text:style-name="_38_">t</text:span><text:span text:style-name="_31_"> </text:span><text:span text:style-name="_35_">o</text:span><text:span text:style-name="_39_">f</text:span><text:span text:style-name="_31_"> </text:span><text:span text:style-name="_36_">t</text:span><text:span text:style-name="_38_">e</text:span><text:span text:style-name="_33_">n</text:span><text:span text:style-name="_34_"> </text:span><text:span text:style-name="_39_">d</text:span><text:span text:style-name="_32_">e</text:span><text:span text:style-name="_36_">c</text:span><text:span text:style-name="_38_">i</text:span><text:span text:style-name="_33_">m</text:span><text:span text:style-name="_36_">a</text:span><text:span text:style-name="_38_">l</text:span><text:span text:style-name="_31_"> </text:span><text:span text:style-name="_35_">d</text:span><text:span text:style-name="_39_">i</text:span><text:span text:style-name="_33_">g</text:span><text:span text:style-name="_36_">i</text:span><text:span text:style-name="_39_">t</text:span><text:span text:style-name="_33_">s</text:span><text:span text:style-name="_35_">.</text:span><text:span text:style-name="_37_"> </text:span><text:span text:style-name="_32_">N</text:span><text:span text:style-name="_36_">u</text:span><text:span text:style-name="_39_">m</text:span><text:span text:style-name="_32_">b</text:span><text:span text:style-name="_36_">e</text:span><text:span text:style-name="_39_">r</text:span><text:span text:style-name="_32_">s</text:span><text:span text:style-name="_34_"> </text:span><text:span text:style-name="_39_">a</text:span><text:span text:style-name="_32_">r</text:span><text:span text:style-name="_36_">e</text:span><text:span text:style-name="_37_"> </text:span><text:span text:style-name="_33_">a</text:span><text:span text:style-name="_36_">s</text:span><text:span text:style-name="_39_">s</text:span><text:span text:style-name="_32_">i</text:span><text:span text:style-name="_36_">g</text:span><text:span text:style-name="_39_">n</text:span><text:span text:style-name="_33_">e</text:span><text:span text:style-name="_35_">d</text:span><text:span text:style-name="_37_"> </text:span><text:span text:style-name="_32_">t</text:span><text:span text:style-name="_35_">o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p</text:span><text:span text:style-name="_39_">a</text:span><text:span text:style-name="_32_">r</text:span><text:span text:style-name="_35_">t</text:span><text:span text:style-name="_38_">s</text:span><text:span text:style-name="_31_"> </text:span><text:span text:style-name="_36_">o</text:span><text:span text:style-name="_39_">f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s</text:span><text:span text:style-name="_33_">t</text:span><text:span text:style-name="_36_">o</text:span><text:span text:style-name="_39_">r</text:span><text:span text:style-name="_32_">e</text:span><text:span text:style-name="_34_"> </text:span><text:span text:style-name="_38_">i</text:span><text:span text:style-name="_32_">n</text:span><text:span text:style-name="_34_"> </text:span><text:span text:style-name="_39_">w</text:span><text:span text:style-name="_32_">h</text:span><text:span text:style-name="_36_">i</text:span><text:span text:style-name="_39_">c</text:span><text:span text:style-name="_32_">h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v</text:span><text:span text:style-name="_36_">a</text:span><text:span text:style-name="_38_">r</text:span><text:span text:style-name="_32_">i</text:span><text:span text:style-name="_35_">o</text:span><text:span text:style-name="_39_">u</text:span><text:span text:style-name="_33_">s</text:span><text:span text:style-name="_34_"> </text:span><text:span text:style-name="_39_">p</text:span><text:span text:style-name="_33_">a</text:span><text:span text:style-name="_35_">c</text:span><text:span text:style-name="_38_">k</text:span><text:span text:style-name="_32_">e</text:span><text:span text:style-name="_36_">t</text:span><text:span text:style-name="_38_">s</text:span><text:span text:style-name="_31_"> </text:span><text:span text:style-name="_35_">o</text:span><text:span text:style-name="_39_">f</text:span><text:span text:style-name="_31_"> </text:span><text:span text:style-name="_36_">i</text:span><text:span text:style-name="_38_">n</text:span><text:span text:style-name="_32_">f</text:span><text:span text:style-name="_35_">o</text:span><text:span text:style-name="_39_">r</text:span><text:span text:style-name="_32_">m</text:span><text:span text:style-name="_35_">a</text:span><text:span text:style-name="_38_">t</text:span><text:span text:style-name="_32_">i</text:span><text:span text:style-name="_36_">o</text:span><text:span text:style-name="_38_">n</text:span><text:span text:style-name="_31_"> </text:span><text:span text:style-name="_36_">a</text:span><text:span text:style-name="_38_">r</text:span><text:span text:style-name="_33_">e</text:span><text:span text:style-name="_34_"> </text:span><text:span text:style-name="_39_">s</text:span><text:span text:style-name="_33_">t</text:span><text:span text:style-name="_36_">o</text:span><text:span text:style-name="_38_">r</text:span><text:span text:style-name="_33_">e</text:span><text:span text:style-name="_35_">d</text:span><text:span text:style-name="_38_">,</text:span><text:span text:style-name="_31_"> </text:span><text:span text:style-name="_36_">i</text:span><text:span text:style-name="_39_">n</text:span><text:span text:style-name="_31_"> </text:span><text:span text:style-name="_36_">s</text:span><text:span text:style-name="_38_">o</text:span><text:span text:style-name="_32_">m</text:span><text:span text:style-name="_35_">e</text:span><text:span text:style-name="_37_"> </text:span><text:span text:style-name="_32_">s</text:span><text:span text:style-name="_35_">y</text:span><text:span text:style-name="_39_">s</text:span><text:span text:style-name="_33_">t</text:span><text:span text:style-name="_36_">e</text:span><text:span text:style-name="_38_">m</text:span><text:span text:style-name="_33_">a</text:span><text:span text:style-name="_36_">t</text:span><text:span text:style-name="_38_">i</text:span><text:span text:style-name="_33_">c</text:span><text:span text:style-name="_34_"> </text:span><text:span text:style-name="_39_">m</text:span><text:span text:style-name="_32_">a</text:span><text:span text:style-name="_36_">n</text:span><text:span text:style-name="_39_">n</text:span><text:span text:style-name="_32_">e</text:span><text:span text:style-name="_36_">r</text:span><text:span text:style-name="_39_">.</text:span><text:span text:style-name="_31_"> </text:span><text:span text:style-name="_35_">A</text:span><text:span text:style-name="_37_"> </text:span><text:span text:style-name="_32_">t</text:span><text:span text:style-name="_36_">y</text:span><text:span text:style-name="_38_">p</text:span><text:span text:style-name="_32_">i</text:span><text:span text:style-name="_35_">c</text:span><text:span text:style-name="_39_">a</text:span><text:span text:style-name="_33_">l</text:span><text:span text:style-name="_34_"> </text:span><text:span text:style-name="_39_">i</text:span><text:span text:style-name="_32_">n</text:span><text:span text:style-name="_35_">s</text:span><text:span text:style-name="_39_">t</text:span><text:span text:style-name="_33_">r</text:span><text:span text:style-name="_35_">u</text:span><text:span text:style-name="_39_">c</text:span><text:span text:style-name="_33_">t</text:span><text:span text:style-name="_36_">i</text:span><text:span text:style-name="_38_">o</text:span><text:span text:style-name="_32_">n</text:span><text:span text:style-name="_34_"> </text:span><text:span text:style-name="_38_">m</text:span><text:span text:style-name="_33_">i</text:span><text:span text:style-name="_35_">g</text:span><text:span text:style-name="_39_">h</text:span><text:span text:style-name="_32_">t</text:span><text:span text:style-name="_34_"> </text:span><text:span text:style-name="_38_">s</text:span><text:span text:style-name="_32_">a</text:span><text:span text:style-name="_36_">y</text:span>-</text:p>
      <text:p text:style-name="P1"><text:span text:style-name="_36_">"</text:span><text:span text:style-name="_39_">A</text:span><text:span text:style-name="_33_">d</text:span><text:span text:style-name="_36_">d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n</text:span><text:span text:style-name="_38_">u</text:span><text:span text:style-name="_33_">m</text:span><text:span text:style-name="_35_">b</text:span><text:span text:style-name="_38_">e</text:span><text:span text:style-name="_32_">r</text:span><text:span text:style-name="_34_"> </text:span><text:span text:style-name="_39_">s</text:span><text:span text:style-name="_33_">t</text:span><text:span text:style-name="_35_">o</text:span><text:span text:style-name="_39_">r</text:span><text:span text:style-name="_33_">e</text:span><text:span text:style-name="_35_">d</text:span><text:span text:style-name="_37_"> </text:span><text:span text:style-name="_32_">i</text:span><text:span text:style-name="_36_">n</text:span><text:span text:style-name="_37_"> </text:span><text:span text:style-name="_32_">p</text:span><text:span text:style-name="_36_">o</text:span><text:span text:style-name="_39_">s</text:span><text:span text:style-name="_32_">i</text:span><text:span text:style-name="_35_">t</text:span><text:span text:style-name="_38_">i</text:span><text:span text:style-name="_32_">o</text:span><text:span text:style-name="_35_">n</text:span><text:span text:style-name="_37_"> </text:span><text:span text:style-name="_33_">6</text:span><text:span text:style-name="_35_">8</text:span><text:span text:style-name="_38_">0</text:span><text:span text:style-name="_32_">9</text:span><text:span text:style-name="_34_"> </text:span><text:span text:style-name="_38_">t</text:span><text:span text:style-name="_33_">o</text:span><text:span text:style-name="_34_"> </text:span><text:span text:style-name="_38_">t</text:span><text:span text:style-name="_32_">h</text:span><text:span text:style-name="_36_">a</text:span><text:span text:style-name="_38_">t</text:span><text:span text:style-name="_31_"> </text:span><text:span text:style-name="_36_">i</text:span><text:span text:style-name="_39_">n</text:span><text:span text:style-name="_31_"> </text:span><text:span text:style-name="_36_">4</text:span><text:span text:style-name="_39_">3</text:span><text:span text:style-name="_32_">0</text:span><text:span text:style-name="_36_">2</text:span><text:span text:style-name="_37_"> </text:span><text:span text:style-name="_33_">a</text:span><text:span text:style-name="_35_">n</text:span><text:span text:style-name="_39_">d</text:span><text:span text:style-name="_31_"> </text:span><text:span text:style-name="_36_">p</text:span><text:span text:style-name="_39_">u</text:span><text:span text:style-name="_33_">t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r</text:span><text:span text:style-name="_35_">e</text:span><text:span text:style-name="_38_">s</text:span><text:span text:style-name="_33_">u</text:span><text:span text:style-name="_36_">l</text:span><text:span text:style-name="_38_">t</text:span><text:span text:style-name="_31_"> </text:span><text:span text:style-name="_35_">b</text:span><text:span text:style-name="_38_">a</text:span><text:span text:style-name="_32_">c</text:span><text:span text:style-name="_35_">k</text:span><text:span text:style-name="_37_"> </text:span><text:span text:style-name="_32_">i</text:span><text:span text:style-name="_35_">n</text:span><text:span text:style-name="_39_">t</text:span><text:span text:style-name="_33_">o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l</text:span><text:span text:style-name="_35_">a</text:span><text:span text:style-name="_38_">t</text:span><text:span text:style-name="_32_">t</text:span><text:span text:style-name="_35_">e</text:span><text:span text:style-name="_39_">r</text:span><text:span text:style-name="_31_"> </text:span><text:span text:style-name="_36_">s</text:span><text:span text:style-name="_39_">t</text:span><text:span text:style-name="_33_">o</text:span><text:span text:style-name="_36_">r</text:span><text:span text:style-name="_38_">a</text:span><text:span text:style-name="_33_">g</text:span><text:span text:style-name="_35_">e</text:span><text:span text:style-name="_37_"> </text:span><text:span text:style-name="_33_">p</text:span><text:span text:style-name="_36_">o</text:span><text:span text:style-name="_38_">s</text:span><text:span text:style-name="_33_">i</text:span><text:span text:style-name="_36_">t</text:span><text:span text:style-name="_39_">i</text:span><text:span text:style-name="_32_">o</text:span><text:span text:style-name="_36_">n</text:span><text:span text:style-name="_39_">.</text:span><text:span text:style-name="_32_">"</text:span></text:p>
      <text:p text:style-name="P1"><text:span text:style-name="_38_">N</text:span><text:span text:style-name="_32_">e</text:span><text:span text:style-name="_36_">e</text:span><text:span text:style-name="_39_">d</text:span><text:span text:style-name="_33_">l</text:span><text:span text:style-name="_36_">e</text:span><text:span text:style-name="_38_">s</text:span><text:span text:style-name="_33_">s</text:span><text:span text:style-name="_34_"> </text:span><text:span text:style-name="_39_">t</text:span><text:span text:style-name="_32_">o</text:span><text:span text:style-name="_34_"> </text:span><text:span text:style-name="_39_">s</text:span><text:span text:style-name="_32_">a</text:span><text:span text:style-name="_36_">y</text:span><text:span text:style-name="_37_"> </text:span><text:span text:style-name="_32_">i</text:span><text:span text:style-name="_36_">t</text:span><text:span text:style-name="_37_"> </text:span><text:span text:style-name="_32_">w</text:span><text:span text:style-name="_36_">o</text:span><text:span text:style-name="_39_">u</text:span><text:span text:style-name="_32_">l</text:span><text:span text:style-name="_36_">d</text:span><text:span text:style-name="_37_"> </text:span><text:span text:style-name="_33_">n</text:span><text:span text:style-name="_36_">o</text:span><text:span text:style-name="_38_">t</text:span><text:span text:style-name="_31_"> </text:span><text:span text:style-name="_36_">o</text:span><text:span text:style-name="_39_">c</text:span><text:span text:style-name="_33_">c</text:span><text:span text:style-name="_35_">u</text:span><text:span text:style-name="_38_">r</text:span><text:span text:style-name="_31_"> </text:span><text:span text:style-name="_35_">i</text:span><text:span text:style-name="_38_">n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m</text:span><text:span text:style-name="_32_">a</text:span><text:span text:style-name="_36_">c</text:span><text:span text:style-name="_38_">h</text:span><text:span text:style-name="_32_">i</text:span><text:span text:style-name="_36_">n</text:span><text:span text:style-name="_39_">e</text:span><text:span text:style-name="_31_"> </text:span><text:span text:style-name="_36_">e</text:span><text:span text:style-name="_39_">x</text:span><text:span text:style-name="_33_">p</text:span><text:span text:style-name="_36_">r</text:span><text:span text:style-name="_38_">e</text:span><text:span text:style-name="_32_">s</text:span><text:span text:style-name="_35_">s</text:span><text:span text:style-name="_38_">e</text:span><text:span text:style-name="_32_">d</text:span><text:span text:style-name="_34_"> </text:span><text:span text:style-name="_39_">i</text:span><text:span text:style-name="_33_">n</text:span><text:span text:style-name="_34_"> </text:span><text:span text:style-name="_38_">E</text:span><text:span text:style-name="_32_">n</text:span><text:span text:style-name="_35_">g</text:span><text:span text:style-name="_38_">l</text:span><text:span text:style-name="_32_">i</text:span><text:span text:style-name="_35_">s</text:span><text:span text:style-name="_38_">h</text:span><text:span text:style-name="_32_">.</text:span><text:span text:style-name="_34_"> </text:span><text:span text:style-name="_39_">I</text:span><text:span text:style-name="_32_">t</text:span><text:span text:style-name="_34_"> </text:span><text:span text:style-name="_38_">w</text:span><text:span text:style-name="_32_">o</text:span><text:span text:style-name="_35_">u</text:span><text:span text:style-name="_39_">l</text:span><text:span text:style-name="_33_">d</text:span><text:span text:style-name="_34_"> </text:span><text:span text:style-name="_39_">m</text:span><text:span text:style-name="_33_">o</text:span><text:span text:style-name="_36_">r</text:span><text:span text:style-name="_38_">e</text:span><text:span text:style-name="_31_"> </text:span><text:span text:style-name="_36_">l</text:span><text:span text:style-name="_38_">i</text:span><text:span text:style-name="_32_">k</text:span><text:span text:style-name="_36_">e</text:span><text:span text:style-name="_39_">l</text:span><text:span text:style-name="_32_">y</text:span><text:span text:style-name="_34_"> </text:span><text:span text:style-name="_38_">b</text:span><text:span text:style-name="_33_">e</text:span><text:span text:style-name="_34_"> </text:span><text:span text:style-name="_38_">c</text:span><text:span text:style-name="_33_">o</text:span><text:span text:style-name="_36_">d</text:span><text:span text:style-name="_39_">e</text:span><text:span text:style-name="_33_">d</text:span><text:span text:style-name="_34_"> </text:span><text:span text:style-name="_38_">i</text:span><text:span text:style-name="_33_">n</text:span><text:span text:style-name="_34_"> </text:span><text:span text:style-name="_38_">a</text:span><text:span text:style-name="_31_"> </text:span><text:span text:style-name="_36_">f</text:span><text:span text:style-name="_38_">o</text:span><text:span text:style-name="_32_">r</text:span><text:span text:style-name="_36_">m</text:span><text:span text:style-name="_37_"> </text:span><text:span text:style-name="_32_">s</text:span><text:span text:style-name="_36_">u</text:span><text:span text:style-name="_39_">c</text:span><text:span text:style-name="_33_">h</text:span><text:span text:style-name="_34_"> </text:span><text:span text:style-name="_38_">a</text:span><text:span text:style-name="_33_">s</text:span><text:span text:style-name="_34_"> </text:span><text:span text:style-name="_39_">6</text:span><text:span text:style-name="_33_">8</text:span><text:span text:style-name="_35_">0</text:span><text:span text:style-name="_38_">9</text:span><text:span text:style-name="_33_">4</text:span><text:span text:style-name="_36_">3</text:span><text:span text:style-name="_38_">0</text:span><text:span text:style-name="_32_">2</text:span><text:span text:style-name="_35_">1</text:span><text:span text:style-name="_38_">7</text:span><text:span text:style-name="_32_">.</text:span><text:span text:style-name="_34_"> </text:span><text:span text:style-name="_39_">H</text:span><text:span text:style-name="_32_">e</text:span><text:span text:style-name="_35_">r</text:span><text:span text:style-name="_38_">e</text:span><text:span text:style-name="_31_"> </text:span><text:span text:style-name="_36_">1</text:span><text:span text:style-name="_38_">7</text:span><text:span text:style-name="_31_"> </text:span><text:span text:style-name="_36_">s</text:span><text:span text:style-name="_38_">a</text:span><text:span text:style-name="_32_">y</text:span><text:span text:style-name="_35_">s</text:span><text:span text:style-name="_37_"> </text:span><text:span text:style-name="_32_">w</text:span><text:span text:style-name="_35_">h</text:span><text:span text:style-name="_39_">i</text:span><text:span text:style-name="_33_">c</text:span><text:span text:style-name="_35_">h</text:span><text:span text:style-name="_37_"> </text:span><text:span text:style-name="_33_">o</text:span><text:span text:style-name="_36_">f</text:span><text:span text:style-name="_37_"> </text:span><text:span text:style-name="_32_">v</text:span><text:span text:style-name="_36_">a</text:span><text:span text:style-name="_39_">r</text:span><text:span text:style-name="_32_">i</text:span><text:span text:style-name="_35_">o</text:span><text:span text:style-name="_39_">u</text:span><text:span text:style-name="_33_">s</text:span><text:span text:style-name="_34_"> </text:span><text:span text:style-name="_38_">p</text:span><text:span text:style-name="_33_">o</text:span><text:span text:style-name="_36_">s</text:span><text:span text:style-name="_38_">s</text:span><text:span text:style-name="_32_">i</text:span><text:span text:style-name="_36_">b</text:span><text:span text:style-name="_38_">l</text:span><text:span text:style-name="_33_">e</text:span><text:span text:style-name="_34_"> </text:span><text:span text:style-name="_38_">o</text:span><text:span text:style-name="_33_">p</text:span><text:span text:style-name="_36_">e</text:span><text:span text:style-name="_39_">r</text:span><text:span text:style-name="_33_">a</text:span><text:span text:style-name="_35_">t</text:span><text:span text:style-name="_39_">i</text:span><text:span text:style-name="_32_">o</text:span><text:span text:style-name="_36_">n</text:span><text:span text:style-name="_38_">s</text:span><text:span text:style-name="_31_"> </text:span><text:span text:style-name="_35_">i</text:span><text:span text:style-name="_38_">s</text:span><text:span text:style-name="_31_"> </text:span><text:span text:style-name="_36_">t</text:span><text:span text:style-name="_39_">o</text:span><text:span text:style-name="_31_"> </text:span><text:span text:style-name="_36_">b</text:span><text:span text:style-name="_38_">e</text:span><text:span text:style-name="_31_"> </text:span><text:span text:style-name="_35_">p</text:span><text:span text:style-name="_39_">e</text:span><text:span text:style-name="_33_">r</text:span><text:span text:style-name="_36_">f</text:span><text:span text:style-name="_39_">o</text:span><text:span text:style-name="_32_">r</text:span><text:span text:style-name="_35_">m</text:span><text:span text:style-name="_38_">e</text:span><text:span text:style-name="_33_">d</text:span><text:span text:style-name="_34_"> </text:span><text:span text:style-name="_39_">o</text:span><text:span text:style-name="_32_">n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t</text:span><text:span text:style-name="_35_">w</text:span><text:span text:style-name="_38_">o</text:span><text:span text:style-name="_31_"> </text:span><text:span text:style-name="_35_">n</text:span><text:span text:style-name="_38_">u</text:span><text:span text:style-name="_33_">m</text:span><text:span text:style-name="_35_">b</text:span><text:span text:style-name="_38_">e</text:span><text:span text:style-name="_33_">r</text:span><text:span text:style-name="_35_">s</text:span><text:span text:style-name="_39_">.</text:span><text:span text:style-name="_31_"> </text:span><text:span text:style-name="_35_">I</text:span><text:span text:style-name="_39_">n</text:span><text:span text:style-name="_31_"> </text:span><text:span text:style-name="_35_">t</text:span><text:span text:style-name="_38_">h</text:span><text:span text:style-name="_33_">i</text:span><text:span text:style-name="_36_">s</text:span><text:span text:style-name="_37_"> </text:span><text:span text:style-name="_33_">c</text:span><text:span text:style-name="_35_">a</text:span><text:span text:style-name="_38_">s</text:span><text:span text:style-name="_33_">e</text:span><text:span text:style-name="_34_"> </text:span><text:span text:style-name="_39_">t</text:span><text:span text:style-name="_33_">h</text:span><text:span text:style-name="_35_">e</text:span><text:span text:style-name="_38_">)</text:span><text:span text:style-name="_32_">e</text:span><text:span text:style-name="_34_"> </text:span><text:span text:style-name="_38_">o</text:span><text:span text:style-name="_32_">p</text:span><text:span text:style-name="_35_">e</text:span><text:span text:style-name="_38_">r</text:span><text:span text:style-name="_33_">a</text:span><text:span text:style-name="_35_">t</text:span><text:span text:style-name="_38_">i</text:span><text:span text:style-name="_33_">o</text:span><text:span text:style-name="_35_">n</text:span><text:span text:style-name="_37_"> </text:span><text:span text:style-name="_33_">i</text:span><text:span text:style-name="_36_">s</text:span><text:span text:style-name="_37_"> </text:span><text:span text:style-name="_32_">t</text:span><text:span text:style-name="_35_">h</text:span><text:span text:style-name="_38_">a</text:span><text:span text:style-name="_33_">t</text:span><text:span text:style-name="_34_"> </text:span><text:span text:style-name="_38_">d</text:span><text:span text:style-name="_32_">e</text:span><text:span text:style-name="_36_">s</text:span><text:span text:style-name="_38_">c</text:span><text:span text:style-name="_33_">r</text:span><text:span text:style-name="_36_">i</text:span><text:span text:style-name="_39_">b</text:span><text:span text:style-name="_32_">e</text:span><text:span text:style-name="_36_">d</text:span><text:span text:style-name="_37_"> </text:span><text:span text:style-name="_32_">a</text:span><text:span text:style-name="_36_">b</text:span><text:span text:style-name="_39_">o</text:span><text:span text:style-name="_33_">v</text:span><text:span text:style-name="_36_">e</text:span><text:span text:style-name="_38_">,</text:span><text:span text:style-name="_31_"> </text:span><text:span text:style-name="_36_">v</text:span><text:span text:style-name="_38_">i</text:span><text:span text:style-name="_33_">z</text:span><text:span text:style-name="_35_">.</text:span><text:span text:style-name="_38_">,</text:span><text:span text:style-name="_31_"> </text:span><text:span text:style-name="_36_">"</text:span><text:span text:style-name="_38_">A</text:span><text:span text:style-name="_33_">d</text:span><text:span text:style-name="_36_">d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n</text:span><text:span text:style-name="_38_">u</text:span><text:span text:style-name="_32_">m</text:span><text:span text:style-name="_35_">b</text:span><text:span text:style-name="_38_">e</text:span><text:span text:style-name="_33_">r</text:span><text:span text:style-name="_35_">.</text:span><text:span text:style-name="_39_">.</text:span><text:span text:style-name="_33_">.</text:span><text:span text:style-name="_36_">.</text:span><text:span text:style-name="_38_">"</text:span><text:span text:style-name="_31_"> </text:span><text:span text:style-name="_35_">I</text:span><text:span text:style-name="_38_">t</text:span><text:span text:style-name="_31_"> </text:span><text:span text:style-name="_35_">w</text:span><text:span text:style-name="_38_">i</text:span><text:span text:style-name="_32_">l</text:span><text:span text:style-name="_35_">l</text:span><text:span text:style-name="_37_"> </text:span><text:span text:style-name="_33_">b</text:span><text:span text:style-name="_35_">e</text:span><text:span text:style-name="_37_"> </text:span><text:span text:style-name="_33_">n</text:span><text:span text:style-name="_36_">o</text:span><text:span text:style-name="_39_">t</text:span><text:span text:style-name="_32_">i</text:span><text:span text:style-name="_35_">c</text:span><text:span text:style-name="_38_">e</text:span><text:span text:style-name="_33_">d</text:span><text:span text:style-name="_34_"> </text:span><text:span text:style-name="_39_">t</text:span><text:span text:style-name="_32_">h</text:span><text:span text:style-name="_35_">a</text:span><text:span text:style-name="_39_">t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i</text:span><text:span text:style-name="_32_">n</text:span><text:span text:style-name="_36_">s</text:span><text:span text:style-name="_38_">t</text:span><text:span text:style-name="_32_">r</text:span><text:span text:style-name="_35_">u</text:span><text:span text:style-name="_39_">c</text:span><text:span text:style-name="_32_">t</text:span><text:span text:style-name="_36_">i</text:span><text:span text:style-name="_38_">o</text:span><text:span text:style-name="_32_">n</text:span><text:span text:style-name="_34_"> </text:span><text:span text:style-name="_38_">t</text:span><text:span text:style-name="_32_">a</text:span><text:span text:style-name="_36_">k</text:span><text:span text:style-name="_39_">e</text:span><text:span text:style-name="_33_">s</text:span><text:span text:style-name="_34_"> </text:span><text:span text:style-name="_39_">u</text:span><text:span text:style-name="_32_">p</text:span><text:span text:style-name="_34_"> </text:span><text:span text:style-name="_38_">1</text:span><text:span text:style-name="_32_">0</text:span><text:span text:style-name="_34_"> </text:span><text:span text:style-name="_38_">d</text:span><text:span text:style-name="_32_">i</text:span><text:span text:style-name="_36_">g</text:span><text:span text:style-name="_38_">i</text:span><text:span text:style-name="_32_">t</text:span><text:span text:style-name="_35_">s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s</text:span><text:span text:style-name="_39_">o</text:span><text:span text:style-name="_31_"> </text:span><text:span text:style-name="_36_">f</text:span><text:span text:style-name="_39_">o</text:span><text:span text:style-name="_33_">r</text:span><text:span text:style-name="_35_">m</text:span><text:span text:style-name="_38_">s</text:span><text:span text:style-name="_31_"> </text:span><text:span text:style-name="_36_">o</text:span><text:span text:style-name="_38_">n</text:span><text:span text:style-name="_33_">e</text:span><text:span text:style-name="_34_"> </text:span><text:span text:style-name="_38_">p</text:span><text:span text:style-name="_33_">a</text:span><text:span text:style-name="_36_">c</text:span><text:span text:style-name="_38_">k</text:span><text:span text:style-name="_33_">e</text:span><text:span text:style-name="_36_">t</text:span><text:span text:style-name="_37_"> </text:span><text:span text:style-name="_33_">o</text:span><text:span text:style-name="_35_">f</text:span><text:span text:style-name="_37_"> </text:span><text:span text:style-name="_33_">i</text:span><text:span text:style-name="_36_">n</text:span><text:span text:style-name="_39_">f</text:span><text:span text:style-name="_32_">o</text:span><text:span text:style-name="_36_">r</text:span><text:span text:style-name="_39_">m</text:span><text:span text:style-name="_33_">a</text:span><text:span text:style-name="_35_">t</text:span><text:span text:style-name="_38_">i</text:span><text:span text:style-name="_33_">o</text:span><text:span text:style-name="_35_">n</text:span><text:span text:style-name="_39_">,</text:span><text:span text:style-name="_31_"> </text:span><text:span text:style-name="_35_">v</text:span><text:span text:style-name="_38_">e</text:span><text:span text:style-name="_32_">r</text:span><text:span text:style-name="_36_">y</text:span><text:span text:style-name="_37_"> </text:span><text:span text:style-name="_32_">c</text:span><text:span text:style-name="_35_">o</text:span><text:span text:style-name="_39_">n</text:span><text:span text:style-name="_32_">v</text:span><text:span text:style-name="_36_">e</text:span><text:span text:style-name="_38_">n</text:span><text:span text:style-name="_32_">i</text:span><text:span text:style-name="_35_">e</text:span><text:span text:style-name="_39_">n</text:span><text:span text:style-name="_32_">t</text:span><text:span text:style-name="_36_">l</text:span><text:span text:style-name="_38_">y</text:span><text:span text:style-name="_33_">.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c</text:span><text:span text:style-name="_35_">o</text:span><text:span text:style-name="_39_">n</text:span><text:span text:style-name="_33_">t</text:span><text:span text:style-name="_36_">r</text:span><text:span text:style-name="_38_">o</text:span><text:span text:style-name="_33_">l</text:span><text:span text:style-name="_34_"> </text:span><text:span text:style-name="_39_">w</text:span><text:span text:style-name="_32_">i</text:span><text:span text:style-name="_35_">l</text:span><text:span text:style-name="_38_">l</text:span><text:span text:style-name="_31_"> </text:span><text:span text:style-name="_35_">n</text:span><text:span text:style-name="_39_">o</text:span><text:span text:style-name="_32_">r</text:span><text:span text:style-name="_36_">m</text:span><text:span text:style-name="_38_">a</text:span><text:span text:style-name="_32_">l</text:span><text:span text:style-name="_35_">l</text:span><text:span text:style-name="_38_">y</text:span><text:span text:style-name="_31_"> </text:span><text:span text:style-name="_36_">t</text:span><text:span text:style-name="_39_">a</text:span><text:span text:style-name="_33_">k</text:span><text:span text:style-name="_35_">e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i</text:span><text:span text:style-name="_39_">n</text:span><text:span text:style-name="_32_">s</text:span><text:span text:style-name="_35_">t</text:span><text:span text:style-name="_38_">r</text:span><text:span text:style-name="_32_">u</text:span><text:span text:style-name="_35_">c</text:span><text:span text:style-name="_39_">t</text:span><text:span text:style-name="_33_">i</text:span><text:span text:style-name="_36_">o</text:span><text:span text:style-name="_38_">n</text:span><text:span text:style-name="_32_">s</text:span><text:span text:style-name="_34_"> </text:span><text:span text:style-name="_38_">t</text:span><text:span text:style-name="_33_">o</text:span><text:span text:style-name="_34_"> </text:span><text:span text:style-name="_38_">b</text:span><text:span text:style-name="_32_">e</text:span><text:span text:style-name="_34_"> </text:span><text:span text:style-name="_39_">o</text:span><text:span text:style-name="_33_">b</text:span><text:span text:style-name="_35_">e</text:span><text:span text:style-name="_39_">y</text:span><text:span text:style-name="_32_">e</text:span><text:span text:style-name="_36_">d</text:span><text:span text:style-name="_37_"> </text:span><text:span text:style-name="_33_">i</text:span><text:span text:style-name="_36_">n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o</text:span><text:span text:style-name="_39_">r</text:span><text:span text:style-name="_32_">d</text:span><text:span text:style-name="_35_">e</text:span><text:span text:style-name="_39_">r</text:span><text:span text:style-name="_31_"> </text:span><text:span text:style-name="_36_">o</text:span><text:span text:style-name="_38_">f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p</text:span><text:span text:style-name="_32_">o</text:span><text:span text:style-name="_35_">s</text:span><text:span text:style-name="_39_">i</text:span><text:span text:style-name="_33_">t</text:span><text:span text:style-name="_36_">i</text:span><text:span text:style-name="_38_">o</text:span><text:span text:style-name="_32_">n</text:span><text:span text:style-name="_35_">s</text:span><text:span text:style-name="_37_"> </text:span><text:span text:style-name="_32_">i</text:span><text:span text:style-name="_35_">n</text:span><text:span text:style-name="_37_"> </text:span><text:span text:style-name="_33_">w</text:span><text:span text:style-name="_35_">h</text:span><text:span text:style-name="_39_">i</text:span><text:span text:style-name="_33_">c</text:span><text:span text:style-name="_35_">h</text:span><text:span text:style-name="_37_"> </text:span><text:span text:style-name="_32_">t</text:span><text:span text:style-name="_35_">h</text:span><text:span text:style-name="_39_">e</text:span><text:span text:style-name="_32_">y</text:span><text:span text:style-name="_34_"> </text:span><text:span text:style-name="_39_">a</text:span><text:span text:style-name="_32_">r</text:span><text:span text:style-name="_36_">e</text:span><text:span text:style-name="_37_"> </text:span><text:span text:style-name="_33_">s</text:span><text:span text:style-name="_36_">t</text:span><text:span text:style-name="_39_">o</text:span><text:span text:style-name="_32_">r</text:span><text:span text:style-name="_35_">e</text:span><text:span text:style-name="_38_">d</text:span><text:span text:style-name="_32_">,</text:span><text:span text:style-name="_34_"> </text:span><text:span text:style-name="_39_">b</text:span><text:span text:style-name="_32_">u</text:span><text:span text:style-name="_36_">t</text:span><text:span text:style-name="_37_"> </text:span><text:span text:style-name="_33_">o</text:span><text:span text:style-name="_35_">c</text:span><text:span text:style-name="_38_">c</text:span><text:span text:style-name="_32_">a</text:span><text:span text:style-name="_35_">s</text:span><text:span text:style-name="_38_">i</text:span><text:span text:style-name="_33_">o</text:span><text:span text:style-name="_36_">n</text:span><text:span text:style-name="_39_">a</text:span><text:span text:style-name="_33_">l</text:span><text:span text:style-name="_36_">l</text:span><text:span text:style-name="_39_">y</text:span><text:span text:style-name="_31_"> </text:span><text:span text:style-name="_36_">a</text:span><text:span text:style-name="_39_">n</text:span><text:span text:style-name="_31_"> </text:span><text:span text:style-name="_36_">i</text:span><text:span text:style-name="_38_">n</text:span><text:span text:style-name="_33_">s</text:span><text:span text:style-name="_36_">t</text:span><text:span text:style-name="_38_">r</text:span><text:span text:style-name="_32_">u</text:span><text:span text:style-name="_35_">c</text:span><text:span text:style-name="_39_">t</text:span><text:span text:style-name="_33_">i</text:span><text:span text:style-name="_35_">o</text:span><text:span text:style-name="_39_">n</text:span><text:span text:style-name="_31_"> </text:span><text:span text:style-name="_36_">s</text:span><text:span text:style-name="_39_">u</text:span><text:span text:style-name="_33_">c</text:span><text:span text:style-name="_36_">h</text:span><text:span text:style-name="_37_"> </text:span><text:span text:style-name="_33_">a</text:span><text:span text:style-name="_36_">s</text:span></text:p>
      <text:p text:style-name="P1"><text:span text:style-name="_33_">"</text:span><text:span text:style-name="_36_">N</text:span><text:span text:style-name="_38_">o</text:span><text:span text:style-name="_32_">w</text:span><text:span text:style-name="_34_"> </text:span><text:span text:style-name="_39_">o</text:span><text:span text:style-name="_32_">b</text:span><text:span text:style-name="_35_">e</text:span><text:span text:style-name="_38_">y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i</text:span><text:span text:style-name="_32_">n</text:span><text:span text:style-name="_35_">s</text:span><text:span text:style-name="_39_">t</text:span><text:span text:style-name="_33_">r</text:span><text:span text:style-name="_35_">u</text:span><text:span text:style-name="_38_">c</text:span><text:span text:style-name="_32_">t</text:span><text:span text:style-name="_35_">i</text:span><text:span text:style-name="_39_">o</text:span><text:span text:style-name="_33_">n</text:span><text:span text:style-name="_34_"> </text:span><text:span text:style-name="_39_">s</text:span><text:span text:style-name="_33_">t</text:span><text:span text:style-name="_36_">o</text:span><text:span text:style-name="_38_">r</text:span><text:span text:style-name="_33_">e</text:span><text:span text:style-name="_36_">d</text:span><text:span text:style-name="_37_"> </text:span><text:span text:style-name="_33_">i</text:span><text:span text:style-name="_35_">n</text:span><text:span text:style-name="_37_"> </text:span><text:span text:style-name="_32_">p</text:span><text:span text:style-name="_35_">o</text:span><text:span text:style-name="_39_">s</text:span><text:span text:style-name="_33_">i</text:span><text:span text:style-name="_36_">t</text:span><text:span text:style-name="_38_">i</text:span><text:span text:style-name="_32_">o</text:span><text:span text:style-name="_36_">n</text:span><text:span text:style-name="_37_"> </text:span><text:span text:style-name="_32_">5</text:span><text:span text:style-name="_35_">6</text:span><text:span text:style-name="_38_">0</text:span><text:span text:style-name="_33_">6</text:span><text:span text:style-name="_36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6_">c</text:span><text:span text:style-name="_38_">o</text:span><text:span text:style-name="_33_">n</text:span><text:span text:style-name="_35_">t</text:span><text:span text:style-name="_38_">i</text:span><text:span text:style-name="_32_">n</text:span><text:span text:style-name="_36_">u</text:span><text:span text:style-name="_38_">e</text:span><text:span text:style-name="_31_"> </text:span><text:span text:style-name="_35_">f</text:span><text:span text:style-name="_39_">r</text:span><text:span text:style-name="_32_">o</text:span><text:span text:style-name="_36_">m</text:span><text:span text:style-name="_37_"> </text:span><text:span text:style-name="_33_">t</text:span><text:span text:style-name="_36_">h</text:span><text:span text:style-name="_39_">e</text:span><text:span text:style-name="_32_">r</text:span><text:span text:style-name="_35_">e</text:span><text:span text:style-name="_39_">"</text:span></text:p>
      <text:p text:style-name="P1"><text:span text:style-name="_36_">m</text:span><text:span text:style-name="_39_">a</text:span><text:span text:style-name="_33_">y</text:span><text:span text:style-name="_34_"> </text:span><text:span text:style-name="_39_">b</text:span><text:span text:style-name="_32_">e</text:span><text:span text:style-name="_34_"> </text:span><text:span text:style-name="_39_">e</text:span><text:span text:style-name="_32_">n</text:span><text:span text:style-name="_36_">c</text:span><text:span text:style-name="_38_">o</text:span><text:span text:style-name="_33_">u</text:span><text:span text:style-name="_35_">n</text:span><text:span text:style-name="_38_">t</text:span><text:span text:style-name="_32_">e</text:span><text:span text:style-name="_36_">r</text:span><text:span text:style-name="_38_">e</text:span><text:span text:style-name="_32_">d</text:span><text:span text:style-name="_36_">,</text:span><text:span text:style-name="_37_"> </text:span><text:span text:style-name="_32_">o</text:span><text:span text:style-name="_36_">r</text:span><text:span text:style-name="_37_"> </text:span><text:span text:style-name="_33_">a</text:span><text:span text:style-name="_35_">g</text:span><text:span text:style-name="_39_">a</text:span><text:span text:style-name="_32_">i</text:span><text:span text:style-name="_36_">n</text:span></text:p>
      <text:p text:style-name="P1"><text:span text:style-name="_33_">"</text:span><text:span text:style-name="_36_">I</text:span><text:span text:style-name="_38_">f</text:span><text:span text:style-name="_31_"> </text:span><text:span text:style-name="_36_">p</text:span><text:span text:style-name="_39_">o</text:span><text:span text:style-name="_32_">s</text:span><text:span text:style-name="_36_">i</text:span><text:span text:style-name="_38_">t</text:span><text:span text:style-name="_33_">i</text:span><text:span text:style-name="_36_">o</text:span><text:span text:style-name="_39_">n</text:span><text:span text:style-name="_31_"> </text:span><text:span text:style-name="_36_">4</text:span><text:span text:style-name="_38_">5</text:span><text:span text:style-name="_32_">0</text:span><text:span text:style-name="_35_">5</text:span><text:span text:style-name="_37_"> </text:span><text:span text:style-name="_33_">c</text:span><text:span text:style-name="_36_">o</text:span><text:span text:style-name="_39_">n</text:span><text:span text:style-name="_32_">t</text:span><text:span text:style-name="_35_">a</text:span><text:span text:style-name="_38_">i</text:span><text:span text:style-name="_33_">n</text:span><text:span text:style-name="_36_">s</text:span><text:span text:style-name="_37_"> </text:span><text:span text:style-name="_32_">0</text:span><text:span text:style-name="_34_"> </text:span><text:span text:style-name="_39_">o</text:span><text:span text:style-name="_33_">b</text:span><text:span text:style-name="_36_">e</text:span><text:span text:style-name="_38_">y</text:span><text:span text:style-name="_31_"> </text:span><text:span text:style-name="_36_">n</text:span><text:span text:style-name="_39_">e</text:span><text:span text:style-name="_33_">x</text:span><text:span text:style-name="_35_">t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i</text:span><text:span text:style-name="_38_">n</text:span><text:span text:style-name="_33_">s</text:span><text:span text:style-name="_36_">t</text:span><text:span text:style-name="_39_">r</text:span><text:span text:style-name="_33_">u</text:span><text:span text:style-name="_35_">c</text:span><text:span text:style-name="_38_">t</text:span><text:span text:style-name="_32_">i</text:span><text:span text:style-name="_36_">o</text:span><text:span text:style-name="_38_">n</text:span><text:span text:style-name="_31_"> </text:span><text:span text:style-name="_35_">s</text:span><text:span text:style-name="_38_">t</text:span><text:span text:style-name="_33_">o</text:span><text:span text:style-name="_35_">r</text:span><text:span text:style-name="_39_">e</text:span><text:span text:style-name="_32_">d</text:span><text:span text:style-name="_34_"> </text:span><text:span text:style-name="_39_">i</text:span><text:span text:style-name="_33_">n</text:span><text:span text:style-name="_34_"> </text:span><text:span text:style-name="_39_">6</text:span><text:span text:style-name="_32_">7</text:span><text:span text:style-name="_36_">0</text:span><text:span text:style-name="_39_">7</text:span><text:span text:style-name="_32_">,</text:span><text:span text:style-name="_34_"> </text:span><text:span text:style-name="_38_">o</text:span><text:span text:style-name="_33_">t</text:span><text:span text:style-name="_36_">h</text:span><text:span text:style-name="_39_">e</text:span><text:span text:style-name="_32_">r</text:span><text:span text:style-name="_36_">w</text:span><text:span text:style-name="_38_">i</text:span><text:span text:style-name="_32_">s</text:span><text:span text:style-name="_36_">e</text:span><text:span text:style-name="_37_"> </text:span><text:span text:style-name="_33_">c</text:span><text:span text:style-name="_36_">o</text:span><text:span text:style-name="_39_">n</text:span><text:span text:style-name="_32_">t</text:span><text:span text:style-name="_36_">i</text:span><text:span text:style-name="_38_">n</text:span><text:span text:style-name="_32_">u</text:span><text:span text:style-name="_36_">e</text:span><text:span text:style-name="_37_"> </text:span><text:span text:style-name="_32_">s</text:span><text:span text:style-name="_35_">t</text:span><text:span text:style-name="_38_">r</text:span><text:span text:style-name="_32_">a</text:span><text:span text:style-name="_36_">i</text:span><text:span text:style-name="_38_">g</text:span><text:span text:style-name="_32_">h</text:span><text:span text:style-name="_35_">t</text:span><text:span text:style-name="_37_"> </text:span><text:span text:style-name="_33_">o</text:span><text:span text:style-name="_36_">n</text:span><text:span text:style-name="_38_">.</text:span><text:span text:style-name="_32_">"</text:span></text:p>
      <text:p text:style-name="P1"><text:span text:style-name="_39_">I</text:span><text:span text:style-name="_32_">n</text:span><text:span text:style-name="_35_">s</text:span><text:span text:style-name="_39_">t</text:span><text:span text:style-name="_33_">r</text:span><text:span text:style-name="_36_">u</text:span><text:span text:style-name="_38_">c</text:span><text:span text:style-name="_32_">t</text:span><text:span text:style-name="_36_">i</text:span><text:span text:style-name="_38_">o</text:span><text:span text:style-name="_33_">n</text:span><text:span text:style-name="_35_">s</text:span><text:span text:style-name="_37_"> </text:span><text:span text:style-name="_32_">o</text:span><text:span text:style-name="_36_">f</text:span><text:span text:style-name="_37_"> </text:span><text:span text:style-name="_32_">t</text:span><text:span text:style-name="_36_">h</text:span><text:span text:style-name="_38_">e</text:span><text:span text:style-name="_33_">s</text:span><text:span text:style-name="_35_">e</text:span><text:span text:style-name="_37_"> </text:span><text:span text:style-name="_33_">l</text:span><text:span text:style-name="_36_">a</text:span><text:span text:style-name="_38_">t</text:span><text:span text:style-name="_33_">t</text:span><text:span text:style-name="_35_">e</text:span><text:span text:style-name="_38_">r</text:span><text:span text:style-name="_31_"> </text:span><text:span text:style-name="_35_">t</text:span><text:span text:style-name="_38_">y</text:span><text:span text:style-name="_33_">p</text:span><text:span text:style-name="_35_">e</text:span><text:span text:style-name="_38_">s</text:span><text:span text:style-name="_31_"> </text:span><text:span text:style-name="_36_">a</text:span><text:span text:style-name="_39_">r</text:span><text:span text:style-name="_32_">e</text:span><text:span text:style-name="_34_"> </text:span><text:span text:style-name="_39_">v</text:span><text:span text:style-name="_33_">e</text:span><text:span text:style-name="_35_">r</text:span><text:span text:style-name="_38_">y</text:span><text:span text:style-name="_31_"> </text:span><text:span text:style-name="_36_">i</text:span><text:span text:style-name="_38_">m</text:span><text:span text:style-name="_32_">p</text:span><text:span text:style-name="_35_">o</text:span><text:span text:style-name="_38_">r</text:span><text:span text:style-name="_32_">t</text:span><text:span text:style-name="_36_">a</text:span><text:span text:style-name="_39_">n</text:span><text:span text:style-name="_33_">t</text:span><text:span text:style-name="_34_"> </text:span><text:span text:style-name="_39_">b</text:span><text:span text:style-name="_32_">e</text:span><text:span text:style-name="_36_">c</text:span><text:span text:style-name="_38_">a</text:span><text:span text:style-name="_32_">u</text:span><text:span text:style-name="_36_">s</text:span><text:span text:style-name="_39_">e</text:span><text:span text:style-name="_31_"> </text:span><text:span text:style-name="_35_">t</text:span><text:span text:style-name="_38_">h</text:span><text:span text:style-name="_32_">e</text:span><text:span text:style-name="_35_">y</text:span><text:span text:style-name="_37_"> </text:span><text:span text:style-name="_32_">m</text:span><text:span text:style-name="_36_">a</text:span><text:span text:style-name="_38_">k</text:span><text:span text:style-name="_33_">e</text:span><text:span text:style-name="_34_"> </text:span><text:span text:style-name="_39_">i</text:span><text:span text:style-name="_32_">t</text:span><text:span text:style-name="_34_"> </text:span><text:span text:style-name="_39_">p</text:span><text:span text:style-name="_33_">o</text:span><text:span text:style-name="_35_">s</text:span><text:span text:style-name="_39_">s</text:span><text:span text:style-name="_33_">i</text:span><text:span text:style-name="_36_">b</text:span><text:span text:style-name="_39_">l</text:span><text:span text:style-name="_32_">e</text:span><text:span text:style-name="_34_"> </text:span><text:span text:style-name="_38_">f</text:span><text:span text:style-name="_33_">o</text:span><text:span text:style-name="_36_">r</text:span><text:span text:style-name="_37_"> </text:span><text:span text:style-name="_32_">a</text:span><text:span text:style-name="_34_"> </text:span><text:span text:style-name="_38_">s</text:span><text:span text:style-name="_32_">e</text:span><text:span text:style-name="_36_">q</text:span><text:span text:style-name="_38_">u</text:span><text:span text:style-name="_32_">e</text:span><text:span text:style-name="_36_">n</text:span><text:span text:style-name="_38_">c</text:span><text:span text:style-name="_33_">e</text:span><text:span text:style-name="_34_"> </text:span><text:span text:style-name="_38_">o</text:span><text:span text:style-name="_32_">f</text:span><text:span text:style-name="_34_"> </text:span><text:span text:style-name="_39_">o</text:span><text:span text:style-name="_33_">p</text:span><text:span text:style-name="_35_">e</text:span><text:span text:style-name="_38_">r</text:span><text:span text:style-name="_32_">a</text:span><text:span text:style-name="_36_">t</text:span><text:span text:style-name="_38_">i</text:span><text:span text:style-name="_32_">o</text:span><text:span text:style-name="_35_">n</text:span><text:span text:style-name="_38_">s</text:span><text:span text:style-name="_31_"> </text:span><text:span text:style-name="_35_">t</text:span><text:span text:style-name="_39_">o</text:span><text:span text:style-name="_31_"> </text:span><text:span text:style-name="_36_">b</text:span><text:span text:style-name="_39_">e</text:span><text:span text:style-name="_31_"> </text:span><text:span text:style-name="_35_">r</text:span><text:span text:style-name="_39_">e</text:span><text:span text:style-name="_32_">p</text:span><text:span text:style-name="_35_">l</text:span><text:span text:style-name="_39_">a</text:span><text:span text:style-name="_33_">c</text:span><text:span text:style-name="_35_">e</text:span><text:span text:style-name="_39_">d</text:span><text:span text:style-name="_31_"> </text:span><text:span text:style-name="_35_">o</text:span><text:span text:style-name="_38_">v</text:span><text:span text:style-name="_32_">e</text:span><text:span text:style-name="_36_">r</text:span><text:span text:style-name="_37_"> </text:span><text:span text:style-name="_32_">a</text:span><text:span text:style-name="_36_">n</text:span><text:span text:style-name="_38_">d</text:span><text:span text:style-name="_31_"> </text:span><text:span text:style-name="_36_">o</text:span><text:span text:style-name="_39_">v</text:span><text:span text:style-name="_33_">e</text:span><text:span text:style-name="_35_">r</text:span><text:span text:style-name="_37_"> </text:span><text:span text:style-name="_33_">a</text:span><text:span text:style-name="_36_">g</text:span><text:span text:style-name="_39_">a</text:span><text:span text:style-name="_32_">i</text:span><text:span text:style-name="_35_">n</text:span><text:span text:style-name="_37_"> </text:span><text:span text:style-name="_32_">u</text:span><text:span text:style-name="_35_">n</text:span><text:span text:style-name="_38_">t</text:span><text:span text:style-name="_33_">i</text:span><text:span text:style-name="_35_">l</text:span><text:span text:style-name="_37_"> </text:span><text:span text:style-name="_33_">s</text:span><text:span text:style-name="_35_">o</text:span><text:span text:style-name="_38_">m</text:span><text:span text:style-name="_32_">e</text:span><text:span text:style-name="_34_"> </text:span><text:span text:style-name="_38_">c</text:span><text:span text:style-name="_32_">o</text:span><text:span text:style-name="_35_">n</text:span><text:span text:style-name="_39_">d</text:span><text:span text:style-name="_33_">i</text:span><text:span text:style-name="_35_">t</text:span><text:span text:style-name="_38_">i</text:span><text:span text:style-name="_33_">o</text:span><text:span text:style-name="_35_">n</text:span><text:span text:style-name="_37_"> </text:span><text:span text:style-name="_33_">i</text:span><text:span text:style-name="_35_">s</text:span><text:span text:style-name="_37_"> </text:span><text:span text:style-name="_32_">f</text:span><text:span text:style-name="_35_">u</text:span><text:span text:style-name="_38_">l</text:span><text:span text:style-name="_32_">f</text:span><text:span text:style-name="_35_">i</text:span><text:span text:style-name="_38_">l</text:span><text:span text:style-name="_32_">l</text:span><text:span text:style-name="_35_">e</text:span><text:span text:style-name="_39_">d</text:span><text:span text:style-name="_32_">,</text:span><text:span text:style-name="_34_"> </text:span><text:span text:style-name="_39_">b</text:span><text:span text:style-name="_32_">u</text:span><text:span text:style-name="_35_">t</text:span><text:span text:style-name="_37_"> </text:span><text:span text:style-name="_32_">i</text:span><text:span text:style-name="_36_">n</text:span><text:span text:style-name="_37_"> </text:span><text:span text:style-name="_32_">d</text:span><text:span text:style-name="_36_">o</text:span><text:span text:style-name="_39_">i</text:span><text:span text:style-name="_32_">n</text:span><text:span text:style-name="_35_">g</text:span><text:span text:style-name="_37_"> </text:span><text:span text:style-name="_33_">s</text:span><text:span text:style-name="_35_">o</text:span><text:span text:style-name="_37_"> </text:span><text:span text:style-name="_32_">t</text:span><text:span text:style-name="_36_">o</text:span><text:span text:style-name="_37_"> </text:span><text:span text:style-name="_33_">o</text:span><text:span text:style-name="_36_">b</text:span><text:span text:style-name="_39_">e</text:span><text:span text:style-name="_33_">y</text:span><text:span text:style-name="_36_">,</text:span><text:span text:style-name="_37_"> </text:span><text:span text:style-name="_32_">n</text:span><text:span text:style-name="_36_">o</text:span><text:span text:style-name="_39_">t</text:span><text:span text:style-name="_31_"> </text:span><text:span text:style-name="_36_">f</text:span><text:span text:style-name="_39_">r</text:span><text:span text:style-name="_33_">e</text:span><text:span text:style-name="_35_">s</text:span><text:span text:style-name="_39_">h</text:span><text:span text:style-name="_31_"> </text:span><text:span text:style-name="_36_">i</text:span><text:span text:style-name="_39_">n</text:span><text:span text:style-name="_32_">s</text:span><text:span text:style-name="_36_">t</text:span><text:span text:style-name="_38_">r</text:span><text:span text:style-name="_33_">u</text:span><text:span text:style-name="_36_">c</text:span><text:span text:style-name="_38_">t</text:span><text:span text:style-name="_33_">i</text:span><text:span text:style-name="_36_">o</text:span><text:span text:style-name="_38_">n</text:span><text:span text:style-name="_32_">s</text:span><text:span text:style-name="_34_"> </text:span><text:span text:style-name="_39_">o</text:span><text:span text:style-name="_33_">n</text:span><text:span text:style-name="_34_"> </text:span><text:span text:style-name="_39_">e</text:span><text:span text:style-name="_33_">a</text:span><text:span text:style-name="_35_">c</text:span><text:span text:style-name="_39_">h</text:span><text:span text:style-name="_31_"> </text:span><text:span text:style-name="_35_">r</text:span><text:span text:style-name="_39_">e</text:span><text:span text:style-name="_33_">p</text:span><text:span text:style-name="_35_">e</text:span><text:span text:style-name="_39_">t</text:span><text:span text:style-name="_32_">i</text:span><text:span text:style-name="_36_">t</text:span><text:span text:style-name="_38_">i</text:span><text:span text:style-name="_32_">o</text:span><text:span text:style-name="_35_">n</text:span><text:span text:style-name="_38_">,</text:span><text:span text:style-name="_31_"> </text:span><text:span text:style-name="_35_">b</text:span><text:span text:style-name="_38_">u</text:span><text:span text:style-name="_32_">t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s</text:span><text:span text:style-name="_36_">a</text:span><text:span text:style-name="_38_">m</text:span><text:span text:style-name="_32_">e</text:span><text:span text:style-name="_34_"> </text:span><text:span text:style-name="_39_">o</text:span><text:span text:style-name="_32_">n</text:span><text:span text:style-name="_36_">e</text:span><text:span text:style-name="_38_">s</text:span><text:span text:style-name="_31_"> </text:span><text:span text:style-name="_35_">o</text:span><text:span text:style-name="_38_">v</text:span><text:span text:style-name="_33_">e</text:span><text:span text:style-name="_36_">r</text:span><text:span text:style-name="_37_"> </text:span><text:span text:style-name="_32_">a</text:span><text:span text:style-name="_36_">n</text:span><text:span text:style-name="_38_">d</text:span><text:span text:style-name="_31_"> </text:span><text:span text:style-name="_36_">o</text:span><text:span text:style-name="_38_">v</text:span><text:span text:style-name="_33_">e</text:span><text:span text:style-name="_35_">r</text:span><text:span text:style-name="_37_"> </text:span><text:span text:style-name="_32_">a</text:span><text:span text:style-name="_36_">g</text:span><text:span text:style-name="_38_">a</text:span><text:span text:style-name="_32_">i</text:span><text:span text:style-name="_35_">n</text:span><text:span text:style-name="_39_">.</text:span><text:span text:style-name="_31_"> </text:span><text:span text:style-name="_36_">T</text:span><text:span text:style-name="_39_">o</text:span><text:span text:style-name="_31_"> </text:span><text:span text:style-name="_36_">t</text:span><text:span text:style-name="_39_">a</text:span><text:span text:style-name="_33_">k</text:span><text:span text:style-name="_36_">e</text:span><text:span text:style-name="_37_"> </text:span><text:span text:style-name="_33_">a</text:span><text:span text:style-name="_34_"> </text:span><text:span text:style-name="_39_">d</text:span><text:span text:style-name="_33_">o</text:span><text:span text:style-name="_35_">m</text:span><text:span text:style-name="_38_">e</text:span><text:span text:style-name="_32_">s</text:span><text:span text:style-name="_36_">t</text:span><text:span text:style-name="_38_">i</text:span><text:span text:style-name="_33_">c</text:span><text:span text:style-name="_34_"> </text:span><text:span text:style-name="_39_">a</text:span><text:span text:style-name="_33_">n</text:span><text:span text:style-name="_36_">a</text:span><text:span text:style-name="_39_">l</text:span><text:span text:style-name="_33_">o</text:span><text:span text:style-name="_35_">g</text:span><text:span text:style-name="_39_">y</text:span><text:span text:style-name="_32_">.</text:span><text:span text:style-name="_34_"> </text:span><text:span text:style-name="_38_">S</text:span><text:span text:style-name="_33_">u</text:span><text:span text:style-name="_36_">p</text:span><text:span text:style-name="_39_">p</text:span><text:span text:style-name="_33_">o</text:span><text:span text:style-name="_36_">s</text:span><text:span text:style-name="_38_">e</text:span><text:span text:style-name="_31_"> </text:span><text:span text:style-name="_36_">M</text:span><text:span text:style-name="_38_">o</text:span><text:span text:style-name="_32_">t</text:span><text:span text:style-name="_36_">h</text:span><text:span text:style-name="_38_">e</text:span><text:span text:style-name="_32_">r</text:span><text:span text:style-name="_34_"> </text:span><text:span text:style-name="_39_">w</text:span><text:span text:style-name="_32_">a</text:span><text:span text:style-name="_36_">n</text:span><text:span text:style-name="_38_">t</text:span><text:span text:style-name="_33_">s</text:span><text:span text:style-name="_34_"> </text:span><text:span text:style-name="_38_">T</text:span><text:span text:style-name="_33_">o</text:span><text:span text:style-name="_36_">m</text:span><text:span text:style-name="_38_">m</text:span><text:span text:style-name="_33_">y</text:span><text:span text:style-name="_34_"> </text:span><text:span text:style-name="_38_">t</text:span><text:span text:style-name="_32_">o</text:span><text:span text:style-name="_34_"> </text:span><text:span text:style-name="_38_">c</text:span><text:span text:style-name="_33_">a</text:span><text:span text:style-name="_36_">l</text:span><text:span text:style-name="_38_">l</text:span><text:span text:style-name="_31_"> </text:span><text:span text:style-name="_35_">a</text:span><text:span text:style-name="_38_">t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c</text:span><text:span text:style-name="_33_">o</text:span><text:span text:style-name="_35_">b</text:span><text:span text:style-name="_38_">b</text:span><text:span text:style-name="_32_">l</text:span><text:span text:style-name="_36_">e</text:span><text:span text:style-name="_38_">r</text:span><text:span text:style-name="_32_">'</text:span><text:span text:style-name="_36_">s</text:span><text:span text:style-name="_37_"> </text:span><text:span text:style-name="_32_">e</text:span><text:span text:style-name="_36_">v</text:span><text:span text:style-name="_38_">e</text:span><text:span text:style-name="_33_">r</text:span><text:span text:style-name="_36_">y</text:span><text:span text:style-name="_37_"> </text:span><text:span text:style-name="_33_">m</text:span><text:span text:style-name="_35_">o</text:span><text:span text:style-name="_39_">r</text:span><text:span text:style-name="_32_">n</text:span><text:span text:style-name="_35_">i</text:span><text:span text:style-name="_38_">n</text:span><text:span text:style-name="_33_">g</text:span><text:span text:style-name="_34_"> </text:span><text:span text:style-name="_38_">o</text:span><text:span text:style-name="_33_">n</text:span><text:span text:style-name="_34_"> </text:span><text:span text:style-name="_39_">h</text:span><text:span text:style-name="_33_">i</text:span><text:span text:style-name="_35_">s</text:span><text:span text:style-name="_37_"> </text:span><text:span text:style-name="_33_">w</text:span><text:span text:style-name="_35_">a</text:span><text:span text:style-name="_39_">y</text:span><text:span text:style-name="_31_"> </text:span><text:span text:style-name="_36_">t</text:span><text:span text:style-name="_39_">o</text:span><text:span text:style-name="_31_"> </text:span><text:span text:style-name="_36_">s</text:span><text:span text:style-name="_38_">c</text:span><text:span text:style-name="_32_">h</text:span><text:span text:style-name="_36_">o</text:span><text:span text:style-name="_38_">o</text:span><text:span text:style-name="_33_">l</text:span><text:span text:style-name="_34_"> </text:span><text:span text:style-name="_38_">t</text:span><text:span text:style-name="_33_">o</text:span><text:span text:style-name="_34_"> </text:span><text:span text:style-name="_39_">s</text:span><text:span text:style-name="_32_">e</text:span><text:span text:style-name="_35_">e</text:span><text:span text:style-name="_37_"> </text:span><text:span text:style-name="_32_">i</text:span><text:span text:style-name="_36_">f</text:span><text:span text:style-name="_37_"> </text:span><text:span text:style-name="_33_">h</text:span><text:span text:style-name="_35_">e</text:span><text:span text:style-name="_39_">r</text:span><text:span text:style-name="_31_"> </text:span><text:span text:style-name="_35_">s</text:span><text:span text:style-name="_39_">h</text:span><text:span text:style-name="_32_">o</text:span><text:span text:style-name="_36_">e</text:span><text:span text:style-name="_39_">s</text:span><text:span text:style-name="_31_"> </text:span><text:span text:style-name="_35_">a</text:span><text:span text:style-name="_39_">r</text:span><text:span text:style-name="_33_">e</text:span><text:span text:style-name="_34_"> </text:span><text:span text:style-name="_39_">d</text:span><text:span text:style-name="_33_">o</text:span><text:span text:style-name="_36_">n</text:span><text:span text:style-name="_38_">e</text:span><text:span text:style-name="_33_">,</text:span><text:span text:style-name="_34_"> </text:span><text:span text:style-name="_39_">s</text:span><text:span text:style-name="_32_">h</text:span><text:span text:style-name="_36_">e</text:span><text:span text:style-name="_37_"> </text:span><text:span text:style-name="_33_">c</text:span><text:span text:style-name="_35_">a</text:span><text:span text:style-name="_38_">n</text:span><text:span text:style-name="_31_"> </text:span><text:span text:style-name="_35_">a</text:span><text:span text:style-name="_38_">s</text:span><text:span text:style-name="_33_">k</text:span><text:span text:style-name="_34_"> </text:span><text:span text:style-name="_38_">h</text:span><text:span text:style-name="_32_">i</text:span><text:span text:style-name="_36_">m</text:span><text:span text:style-name="_37_"> </text:span><text:span text:style-name="_32_">a</text:span><text:span text:style-name="_35_">f</text:span><text:span text:style-name="_39_">r</text:span><text:span text:style-name="_33_">e</text:span><text:span text:style-name="_36_">s</text:span><text:span text:style-name="_39_">h</text:span><text:span text:style-name="_31_"> </text:span><text:span text:style-name="_36_">e</text:span><text:span text:style-name="_38_">v</text:span><text:span text:style-name="_33_">e</text:span><text:span text:style-name="_36_">r</text:span><text:span text:style-name="_39_">y</text:span><text:span text:style-name="_31_"> </text:span><text:span text:style-name="_35_">m</text:span><text:span text:style-name="_38_">o</text:span><text:span text:style-name="_33_">r</text:span><text:span text:style-name="_36_">n</text:span><text:span text:style-name="_39_">i</text:span><text:span text:style-name="_33_">n</text:span><text:span text:style-name="_35_">g</text:span><text:span text:style-name="_39_">.</text:span><text:span text:style-name="_31_"> </text:span><text:span text:style-name="_36_">A</text:span><text:span text:style-name="_38_">l</text:span><text:span text:style-name="_33_">t</text:span><text:span text:style-name="_36_">e</text:span><text:span text:style-name="_38_">r</text:span><text:span text:style-name="_32_">n</text:span><text:span text:style-name="_35_">a</text:span><text:span text:style-name="_39_">t</text:span><text:span text:style-name="_33_">i</text:span><text:span text:style-name="_35_">v</text:span><text:span text:style-name="_39_">e</text:span><text:span text:style-name="_33_">l</text:span><text:span text:style-name="_36_">y</text:span><text:span text:style-name="_37_"> </text:span><text:span text:style-name="_33_">s</text:span><text:span text:style-name="_35_">h</text:span><text:span text:style-name="_38_">e</text:span><text:span text:style-name="_31_"> </text:span><text:span text:style-name="_35_">c</text:span><text:span text:style-name="_39_">a</text:span><text:span text:style-name="_33_">n</text:span><text:span text:style-name="_34_"> </text:span><text:span text:style-name="_38_">s</text:span><text:span text:style-name="_33_">t</text:span><text:span text:style-name="_35_">i</text:span><text:span text:style-name="_38_">c</text:span><text:span text:style-name="_33_">k</text:span><text:span text:style-name="_34_"> </text:span><text:span text:style-name="_38_">u</text:span><text:span text:style-name="_33_">p</text:span><text:span text:style-name="_34_"> </text:span><text:span text:style-name="_39_">a</text:span><text:span text:style-name="_31_"> </text:span><text:span text:style-name="_35_">n</text:span><text:span text:style-name="_39_">o</text:span><text:span text:style-name="_32_">t</text:span><text:span text:style-name="_36_">i</text:span><text:span text:style-name="_39_">c</text:span><text:span text:style-name="_33_">e</text:span><text:span text:style-name="_34_"> </text:span><text:span text:style-name="_39_">o</text:span><text:span text:style-name="_32_">n</text:span><text:span text:style-name="_36_">c</text:span><text:span text:style-name="_38_">e</text:span><text:span text:style-name="_31_"> </text:span><text:span text:style-name="_35_">a</text:span><text:span text:style-name="_38_">n</text:span><text:span text:style-name="_33_">d</text:span><text:span text:style-name="_34_"> </text:span><text:span text:style-name="_39_">f</text:span><text:span text:style-name="_33_">o</text:span><text:span text:style-name="_35_">r</text:span><text:span text:style-name="_37_"> </text:span><text:span text:style-name="_33_">a</text:span><text:span text:style-name="_35_">l</text:span><text:span text:style-name="_38_">l</text:span><text:span text:style-name="_31_"> </text:span><text:span text:style-name="_35_">i</text:span><text:span text:style-name="_38_">n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h</text:span><text:span text:style-name="_33_">a</text:span><text:span text:style-name="_35_">l</text:span><text:span text:style-name="_39_">l</text:span><text:span text:style-name="_31_"> </text:span><text:span text:style-name="_36_">w</text:span><text:span text:style-name="_38_">h</text:span><text:span text:style-name="_32_">i</text:span><text:span text:style-name="_35_">c</text:span><text:span text:style-name="_38_">h</text:span><text:span text:style-name="_31_"> </text:span><text:span text:style-name="_35_">h</text:span><text:span text:style-name="_38_">e</text:span><text:span text:style-name="_31_"> </text:span><text:span text:style-name="_36_">w</text:span><text:span text:style-name="_39_">i</text:span><text:span text:style-name="_33_">l</text:span><text:span text:style-name="_35_">l</text:span><text:span text:style-name="_37_"> </text:span><text:span text:style-name="_33_">s</text:span><text:span text:style-name="_36_">e</text:span><text:span text:style-name="_39_">e</text:span><text:span text:style-name="_31_"> </text:span><text:span text:style-name="_36_">w</text:span><text:span text:style-name="_39_">h</text:span><text:span text:style-name="_32_">e</text:span><text:span text:style-name="_36_">n</text:span><text:span text:style-name="_37_"> </text:span><text:span text:style-name="_33_">h</text:span><text:span text:style-name="_36_">e</text:span><text:span text:style-name="_37_"> </text:span><text:span text:style-name="_32_">l</text:span><text:span text:style-name="_35_">e</text:span><text:span text:style-name="_38_">a</text:span><text:span text:style-name="_33_">v</text:span><text:span text:style-name="_35_">e</text:span><text:span text:style-name="_38_">s</text:span><text:span text:style-name="_31_"> </text:span><text:span text:style-name="_35_">f</text:span><text:span text:style-name="_38_">o</text:span><text:span text:style-name="_33_">r</text:span><text:span text:style-name="_34_"> </text:span><text:span text:style-name="_39_">s</text:span><text:span text:style-name="_32_">c</text:span><text:span text:style-name="_36_">h</text:span><text:span text:style-name="_39_">o</text:span><text:span text:style-name="_32_">o</text:span><text:span text:style-name="_36_">l</text:span><text:span text:style-name="_37_"> </text:span><text:span text:style-name="_33_">a</text:span><text:span text:style-name="_36_">n</text:span><text:span text:style-name="_38_">d</text:span><text:span text:style-name="_31_"> </text:span><text:span text:style-name="_35_">w</text:span><text:span text:style-name="_39_">h</text:span><text:span text:style-name="_33_">i</text:span><text:span text:style-name="_35_">c</text:span><text:span text:style-name="_38_">h</text:span><text:span text:style-name="_31_"> </text:span><text:span text:style-name="_36_">t</text:span><text:span text:style-name="_38_">e</text:span><text:span text:style-name="_32_">l</text:span><text:span text:style-name="_36_">l</text:span><text:span text:style-name="_39_">s</text:span><text:span text:style-name="_31_"> </text:span><text:span text:style-name="_35_">h</text:span><text:span text:style-name="_39_">i</text:span><text:span text:style-name="_33_">m</text:span><text:span text:style-name="_34_"> </text:span><text:span text:style-name="_38_">t</text:span><text:span text:style-name="_32_">o</text:span><text:span text:style-name="_34_"> </text:span><text:span text:style-name="_38_">c</text:span><text:span text:style-name="_33_">a</text:span><text:span text:style-name="_36_">l</text:span><text:span text:style-name="_39_">l</text:span><text:span text:style-name="_31_"> </text:span><text:span text:style-name="_35_">f</text:span><text:span text:style-name="_38_">o</text:span><text:span text:style-name="_33_">r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s</text:span><text:span text:style-name="_36_">h</text:span><text:span text:style-name="_38_">o</text:span><text:span text:style-name="_32_">e</text:span><text:span text:style-name="_36_">s</text:span><text:span text:style-name="_38_">,</text:span><text:span text:style-name="_31_"> </text:span><text:span text:style-name="_36_">a</text:span><text:span text:style-name="_39_">n</text:span><text:span text:style-name="_33_">d</text:span><text:span text:style-name="_34_"> </text:span><text:span text:style-name="_39_">a</text:span><text:span text:style-name="_32_">l</text:span><text:span text:style-name="_35_">s</text:span><text:span text:style-name="_39_">o</text:span><text:span text:style-name="_31_"> </text:span><text:span text:style-name="_36_">t</text:span><text:span text:style-name="_38_">o</text:span><text:span text:style-name="_31_"> </text:span><text:span text:style-name="_35_">d</text:span><text:span text:style-name="_39_">e</text:span><text:span text:style-name="_33_">s</text:span><text:span text:style-name="_36_">t</text:span><text:span text:style-name="_38_">r</text:span><text:span text:style-name="_33_">o</text:span><text:span text:style-name="_35_">y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n</text:span><text:span text:style-name="_39_">o</text:span><text:span text:style-name="_33_">t</text:span><text:span text:style-name="_35_">i</text:span><text:span text:style-name="_38_">c</text:span><text:span text:style-name="_33_">e</text:span><text:span text:style-name="_34_"> </text:span><text:span text:style-name="_39_">w</text:span><text:span text:style-name="_32_">h</text:span><text:span text:style-name="_35_">e</text:span><text:span text:style-name="_39_">n</text:span><text:span text:style-name="_31_"> </text:span><text:span text:style-name="_36_">h</text:span><text:span text:style-name="_39_">e</text:span><text:span text:style-name="_31_"> </text:span><text:span text:style-name="_35_">c</text:span><text:span text:style-name="_38_">o</text:span><text:span text:style-name="_32_">m</text:span><text:span text:style-name="_35_">e</text:span><text:span text:style-name="_39_">s</text:span><text:span text:style-name="_31_"> </text:span><text:span text:style-name="_35_">b</text:span><text:span text:style-name="_39_">a</text:span><text:span text:style-name="_33_">c</text:span><text:span text:style-name="_35_">k</text:span><text:span text:style-name="_37_"> </text:span><text:span text:style-name="_32_">i</text:span><text:span text:style-name="_35_">f</text:span><text:span text:style-name="_37_"> </text:span><text:span text:style-name="_32_">h</text:span><text:span text:style-name="_36_">e</text:span><text:span text:style-name="_37_"> </text:span><text:span text:style-name="_32_">h</text:span><text:span text:style-name="_35_">a</text:span><text:span text:style-name="_38_">s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s</text:span><text:span text:style-name="_32_">h</text:span><text:span text:style-name="_36_">o</text:span><text:span text:style-name="_39_">e</text:span><text:span text:style-name="_33_">s</text:span><text:span text:style-name="_34_"> </text:span><text:span text:style-name="_38_">w</text:span><text:span text:style-name="_33_">i</text:span><text:span text:style-name="_35_">t</text:span><text:span text:style-name="_38_">h</text:span><text:span text:style-name="_31_"> </text:span><text:span text:style-name="_36_">h</text:span><text:span text:style-name="_39_">i</text:span><text:span text:style-name="_33_">m</text:span><text:span text:style-name="_36_">.</text:span></text:p>
      <text:p text:style-name="P1"><text:span text:style-name="_33_">T</text:span><text:span text:style-name="_35_">h</text:span><text:span text:style-name="_39_">e</text:span><text:span text:style-name="_31_"> </text:span><text:span text:style-name="_36_">r</text:span><text:span text:style-name="_39_">e</text:span><text:span text:style-name="_33_">a</text:span><text:span text:style-name="_36_">d</text:span><text:span text:style-name="_39_">e</text:span><text:span text:style-name="_32_">r</text:span><text:span text:style-name="_34_"> </text:span><text:span text:style-name="_39_">m</text:span><text:span text:style-name="_33_">u</text:span><text:span text:style-name="_36_">s</text:span><text:span text:style-name="_39_">t</text:span><text:span text:style-name="_31_"> </text:span><text:span text:style-name="_36_">a</text:span><text:span text:style-name="_38_">c</text:span><text:span text:style-name="_33_">c</text:span><text:span text:style-name="_35_">e</text:span><text:span text:style-name="_39_">p</text:span><text:span text:style-name="_33_">t</text:span><text:span text:style-name="_34_"> </text:span><text:span text:style-name="_39_">i</text:span><text:span text:style-name="_32_">t</text:span><text:span text:style-name="_34_"> </text:span><text:span text:style-name="_38_">a</text:span><text:span text:style-name="_33_">s</text:span><text:span text:style-name="_34_"> </text:span><text:span text:style-name="_39_">a</text:span><text:span text:style-name="_31_"> </text:span><text:span text:style-name="_35_">f</text:span><text:span text:style-name="_39_">a</text:span><text:span text:style-name="_33_">c</text:span><text:span text:style-name="_35_">t</text:span><text:span text:style-name="_37_"> </text:span><text:span text:style-name="_33_">t</text:span><text:span text:style-name="_36_">h</text:span><text:span text:style-name="_38_">a</text:span><text:span text:style-name="_32_">t</text:span><text:span text:style-name="_34_"> </text:span><text:span text:style-name="_39_">d</text:span><text:span text:style-name="_32_">i</text:span><text:span text:style-name="_35_">g</text:span><text:span text:style-name="_39_">i</text:span><text:span text:style-name="_32_">t</text:span><text:span text:style-name="_36_">a</text:span><text:span text:style-name="_38_">l</text:span><text:span text:style-name="_31_"> </text:span><text:span text:style-name="_36_">c</text:span><text:span text:style-name="_39_">o</text:span><text:span text:style-name="_32_">m</text:span><text:span text:style-name="_36_">p</text:span><text:span text:style-name="_38_">u</text:span><text:span text:style-name="_32_">t</text:span><text:span text:style-name="_35_">e</text:span><text:span text:style-name="_39_">r</text:span><text:span text:style-name="_32_">s</text:span><text:span text:style-name="_34_"> </text:span><text:span text:style-name="_38_">c</text:span><text:span text:style-name="_32_">a</text:span><text:span text:style-name="_35_">n</text:span><text:span text:style-name="_37_"> </text:span><text:span text:style-name="_32_">b</text:span><text:span text:style-name="_36_">e</text:span><text:span text:style-name="_37_"> </text:span><text:span text:style-name="_33_">c</text:span><text:span text:style-name="_35_">o</text:span><text:span text:style-name="_39_">n</text:span><text:span text:style-name="_32_">s</text:span><text:span text:style-name="_35_">t</text:span><text:span text:style-name="_39_">r</text:span><text:span text:style-name="_32_">u</text:span><text:span text:style-name="_35_">c</text:span><text:span text:style-name="_38_">t</text:span><text:span text:style-name="_33_">e</text:span><text:span text:style-name="_36_">d</text:span><text:span text:style-name="_38_">,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i</text:span><text:span text:style-name="_32_">n</text:span><text:span text:style-name="_35_">d</text:span><text:span text:style-name="_39_">e</text:span><text:span text:style-name="_32_">e</text:span><text:span text:style-name="_36_">d</text:span><text:span text:style-name="_37_"> </text:span><text:span text:style-name="_33_">h</text:span><text:span text:style-name="_36_">a</text:span><text:span text:style-name="_39_">v</text:span><text:span text:style-name="_33_">e</text:span><text:span text:style-name="_34_"> </text:span><text:span text:style-name="_38_">b</text:span><text:span text:style-name="_33_">e</text:span><text:span text:style-name="_35_">e</text:span><text:span text:style-name="_39_">n</text:span><text:span text:style-name="_31_"> </text:span><text:span text:style-name="_35_">c</text:span><text:span text:style-name="_39_">o</text:span><text:span text:style-name="_33_">n</text:span><text:span text:style-name="_35_">s</text:span><text:span text:style-name="_39_">t</text:span><text:span text:style-name="_32_">r</text:span><text:span text:style-name="_35_">u</text:span><text:span text:style-name="_39_">c</text:span><text:span text:style-name="_32_">t</text:span><text:span text:style-name="_36_">e</text:span><text:span text:style-name="_38_">d</text:span><text:span text:style-name="_32_">,</text:span><text:span text:style-name="_34_"> </text:span><text:span text:style-name="_38_">a</text:span><text:span text:style-name="_32_">c</text:span><text:span text:style-name="_35_">c</text:span><text:span text:style-name="_39_">o</text:span><text:span text:style-name="_32_">r</text:span><text:span text:style-name="_36_">d</text:span><text:span text:style-name="_39_">i</text:span><text:span text:style-name="_33_">n</text:span><text:span text:style-name="_35_">g</text:span><text:span text:style-name="_37_"> </text:span><text:span text:style-name="_32_">t</text:span><text:span text:style-name="_35_">o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p</text:span><text:span text:style-name="_39_">r</text:span><text:span text:style-name="_32_">i</text:span><text:span text:style-name="_36_">n</text:span><text:span text:style-name="_39_">c</text:span><text:span text:style-name="_33_">i</text:span><text:span text:style-name="_35_">p</text:span><text:span text:style-name="_39_">l</text:span><text:span text:style-name="_33_">e</text:span><text:span text:style-name="_36_">s</text:span><text:span text:style-name="_37_"> </text:span><text:span text:style-name="_32_">w</text:span><text:span text:style-name="_36_">e</text:span><text:span text:style-name="_37_"> </text:span><text:span text:style-name="_33_">h</text:span><text:span text:style-name="_35_">a</text:span><text:span text:style-name="_39_">v</text:span><text:span text:style-name="_32_">e</text:span><text:span text:style-name="_34_"> </text:span><text:span text:style-name="_38_">d</text:span><text:span text:style-name="_32_">e</text:span><text:span text:style-name="_36_">s</text:span><text:span text:style-name="_38_">c</text:span><text:span text:style-name="_32_">r</text:span><text:span text:style-name="_36_">i</text:span><text:span text:style-name="_39_">b</text:span><text:span text:style-name="_32_">e</text:span><text:span text:style-name="_35_">d</text:span><text:span text:style-name="_39_">,</text:span><text:span text:style-name="_31_"> </text:span><text:span text:style-name="_36_">a</text:span><text:span text:style-name="_38_">n</text:span><text:span text:style-name="_33_">d</text:span><text:span text:style-name="_34_"> </text:span><text:span text:style-name="_38_">t</text:span><text:span text:style-name="_32_">h</text:span><text:span text:style-name="_36_">a</text:span><text:span text:style-name="_39_">t</text:span><text:span text:style-name="_31_"> </text:span><text:span text:style-name="_36_">t</text:span><text:span text:style-name="_38_">h</text:span><text:span text:style-name="_32_">e</text:span><text:span text:style-name="_35_">y</text:span><text:span text:style-name="_37_"> </text:span><text:span text:style-name="_33_">c</text:span><text:span text:style-name="_36_">a</text:span><text:span text:style-name="_38_">n</text:span><text:span text:style-name="_31_"> </text:span><text:span text:style-name="_36_">i</text:span><text:span text:style-name="_38_">n</text:span><text:span text:style-name="_31_"> </text:span><text:span text:style-name="_36_">f</text:span><text:span text:style-name="_39_">a</text:span><text:span text:style-name="_32_">c</text:span><text:span text:style-name="_36_">t</text:span><text:span text:style-name="_37_"> </text:span><text:span text:style-name="_32_">m</text:span><text:span text:style-name="_35_">i</text:span><text:span text:style-name="_38_">m</text:span><text:span text:style-name="_33_">i</text:span><text:span text:style-name="_36_">c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a</text:span><text:span text:style-name="_39_">c</text:span><text:span text:style-name="_33_">t</text:span><text:span text:style-name="_35_">i</text:span><text:span text:style-name="_38_">o</text:span><text:span text:style-name="_32_">n</text:span><text:span text:style-name="_36_">s</text:span><text:span text:style-name="_37_"> </text:span><text:span text:style-name="_33_">o</text:span><text:span text:style-name="_35_">f</text:span><text:span text:style-name="_37_"> </text:span><text:span text:style-name="_32_">a</text:span><text:span text:style-name="_34_"> </text:span><text:span text:style-name="_38_">h</text:span><text:span text:style-name="_32_">u</text:span><text:span text:style-name="_35_">m</text:span><text:span text:style-name="_39_">a</text:span><text:span text:style-name="_33_">n</text:span><text:span text:style-name="_34_"> </text:span><text:span text:style-name="_38_">c</text:span><text:span text:style-name="_33_">o</text:span><text:span text:style-name="_35_">m</text:span><text:span text:style-name="_39_">p</text:span><text:span text:style-name="_33_">u</text:span><text:span text:style-name="_36_">t</text:span><text:span text:style-name="_39_">e</text:span><text:span text:style-name="_32_">r</text:span><text:span text:style-name="_34_"> </text:span><text:span text:style-name="_38_">v</text:span><text:span text:style-name="_33_">e</text:span><text:span text:style-name="_35_">r</text:span><text:span text:style-name="_39_">y</text:span><text:span text:style-name="_31_"> </text:span><text:span text:style-name="_36_">c</text:span><text:span text:style-name="_38_">l</text:span><text:span text:style-name="_32_">o</text:span><text:span text:style-name="_36_">s</text:span><text:span text:style-name="_39_">e</text:span><text:span text:style-name="_33_">l</text:span><text:span text:style-name="_36_">y</text:span><text:span text:style-name="_39_">.</text:span></text:p>
      <text:p text:style-name="P1"><text:span text:style-name="_36_">T</text:span><text:span text:style-name="_38_">h</text:span><text:span text:style-name="_33_">e</text:span><text:span text:style-name="_34_"> </text:span><text:span text:style-name="_39_">b</text:span><text:span text:style-name="_33_">o</text:span><text:span text:style-name="_36_">o</text:span><text:span text:style-name="_39_">k</text:span><text:span text:style-name="_31_"> </text:span><text:span text:style-name="_36_">o</text:span><text:span text:style-name="_39_">f</text:span><text:span text:style-name="_31_"> </text:span><text:span text:style-name="_35_">r</text:span><text:span text:style-name="_38_">u</text:span><text:span text:style-name="_32_">l</text:span><text:span text:style-name="_35_">e</text:span><text:span text:style-name="_38_">s</text:span><text:span text:style-name="_31_"> </text:span><text:span text:style-name="_36_">w</text:span><text:span text:style-name="_39_">h</text:span><text:span text:style-name="_33_">i</text:span><text:span text:style-name="_36_">c</text:span><text:span text:style-name="_38_">h</text:span><text:span text:style-name="_31_"> </text:span><text:span text:style-name="_36_">w</text:span><text:span text:style-name="_39_">e</text:span><text:span text:style-name="_31_"> </text:span><text:span text:style-name="_36_">h</text:span><text:span text:style-name="_39_">a</text:span><text:span text:style-name="_33_">v</text:span><text:span text:style-name="_36_">e</text:span><text:span text:style-name="_37_"> </text:span><text:span text:style-name="_33_">d</text:span><text:span text:style-name="_35_">e</text:span><text:span text:style-name="_39_">s</text:span><text:span text:style-name="_32_">c</text:span><text:span text:style-name="_35_">r</text:span><text:span text:style-name="_39_">i</text:span><text:span text:style-name="_32_">b</text:span><text:span text:style-name="_36_">e</text:span><text:span text:style-name="_39_">d</text:span><text:span text:style-name="_31_"> </text:span><text:span text:style-name="_36_">o</text:span><text:span text:style-name="_38_">u</text:span><text:span text:style-name="_32_">r</text:span><text:span text:style-name="_34_"> </text:span><text:span text:style-name="_38_">h</text:span><text:span text:style-name="_32_">u</text:span><text:span text:style-name="_36_">m</text:span><text:span text:style-name="_39_">a</text:span><text:span text:style-name="_33_">n</text:span><text:span text:style-name="_34_"> </text:span><text:span text:style-name="_38_">c</text:span><text:span text:style-name="_32_">o</text:span><text:span text:style-name="_35_">m</text:span><text:span text:style-name="_38_">p</text:span><text:span text:style-name="_33_">u</text:span><text:span text:style-name="_35_">t</text:span><text:span text:style-name="_38_">e</text:span><text:span text:style-name="_33_">r</text:span><text:span text:style-name="_34_"> </text:span><text:span text:style-name="_38_">a</text:span><text:span text:style-name="_32_">s</text:span><text:span text:style-name="_34_"> </text:span><text:span text:style-name="_39_">u</text:span><text:span text:style-name="_33_">s</text:span><text:span text:style-name="_35_">i</text:span><text:span text:style-name="_38_">n</text:span><text:span text:style-name="_33_">g</text:span><text:span text:style-name="_34_"> </text:span><text:span text:style-name="_38_">i</text:span><text:span text:style-name="_33_">s</text:span><text:span text:style-name="_34_"> </text:span><text:span text:style-name="_39_">o</text:span><text:span text:style-name="_33_">f</text:span><text:span text:style-name="_34_"> </text:span><text:span text:style-name="_38_">c</text:span><text:span text:style-name="_32_">o</text:span><text:span text:style-name="_35_">u</text:span><text:span text:style-name="_38_">r</text:span><text:span text:style-name="_33_">s</text:span><text:span text:style-name="_35_">e</text:span><text:span text:style-name="_37_"> </text:span><text:span text:style-name="_32_">a</text:span><text:span text:style-name="_34_"> </text:span><text:span text:style-name="_39_">c</text:span><text:span text:style-name="_32_">o</text:span><text:span text:style-name="_36_">n</text:span><text:span text:style-name="_38_">v</text:span><text:span text:style-name="_33_">e</text:span><text:span text:style-name="_36_">n</text:span><text:span text:style-name="_39_">i</text:span><text:span text:style-name="_33_">e</text:span><text:span text:style-name="_36_">n</text:span><text:span text:style-name="_39_">t</text:span><text:span text:style-name="_31_"> </text:span><text:span text:style-name="_35_">f</text:span><text:span text:style-name="_38_">i</text:span><text:span text:style-name="_32_">c</text:span><text:span text:style-name="_35_">t</text:span><text:span text:style-name="_38_">i</text:span><text:span text:style-name="_32_">o</text:span><text:span text:style-name="_36_">n</text:span><text:span text:style-name="_39_">.</text:span><text:span text:style-name="_31_"> </text:span><text:span text:style-name="_36_">A</text:span><text:span text:style-name="_38_">c</text:span><text:span text:style-name="_33_">t</text:span><text:span text:style-name="_35_">u</text:span><text:span text:style-name="_38_">a</text:span><text:span text:style-name="_33_">l</text:span><text:span text:style-name="_34_"> </text:span><text:span text:style-name="_38_">h</text:span><text:span text:style-name="_32_">u</text:span><text:span text:style-name="_35_">m</text:span><text:span text:style-name="_38_">a</text:span><text:span text:style-name="_33_">n</text:span><text:span text:style-name="_34_"> </text:span><text:span text:style-name="_39_">c</text:span><text:span text:style-name="_32_">o</text:span><text:span text:style-name="_36_">m</text:span><text:span text:style-name="_38_">p</text:span><text:span text:style-name="_32_">u</text:span><text:span text:style-name="_36_">t</text:span><text:span text:style-name="_39_">e</text:span><text:span text:style-name="_32_">r</text:span><text:span text:style-name="_35_">s</text:span><text:span text:style-name="_37_"> </text:span><text:span text:style-name="_32_">r</text:span><text:span text:style-name="_35_">e</text:span><text:span text:style-name="_39_">a</text:span><text:span text:style-name="_32_">l</text:span><text:span text:style-name="_36_">l</text:span><text:span text:style-name="_38_">y</text:span><text:span text:style-name="_31_"> </text:span><text:span text:style-name="_35_">r</text:span><text:span text:style-name="_39_">e</text:span><text:span text:style-name="_32_">m</text:span><text:span text:style-name="_35_">e</text:span><text:span text:style-name="_38_">m</text:span><text:span text:style-name="_33_">b</text:span><text:span text:style-name="_35_">e</text:span><text:span text:style-name="_38_">r</text:span><text:span text:style-name="_31_"> </text:span><text:span text:style-name="_36_">w</text:span><text:span text:style-name="_38_">h</text:span><text:span text:style-name="_32_">a</text:span><text:span text:style-name="_36_">t</text:span><text:span text:style-name="_37_"> </text:span><text:span text:style-name="_33_">t</text:span><text:span text:style-name="_35_">h</text:span><text:span text:style-name="_38_">e</text:span><text:span text:style-name="_33_">y</text:span><text:span text:style-name="_34_"> </text:span><text:span text:style-name="_38_">h</text:span><text:span text:style-name="_33_">a</text:span><text:span text:style-name="_36_">v</text:span><text:span text:style-name="_38_">e</text:span><text:span text:style-name="_31_"> </text:span><text:span text:style-name="_35_">g</text:span><text:span text:style-name="_39_">o</text:span><text:span text:style-name="_33_">t</text:span><text:span text:style-name="_34_"> </text:span><text:span text:style-name="_38_">t</text:span><text:span text:style-name="_33_">o</text:span><text:span text:style-name="_34_"> </text:span><text:span text:style-name="_38_">d</text:span><text:span text:style-name="_32_">o</text:span><text:span text:style-name="_35_">.</text:span><text:span text:style-name="_37_"> </text:span><text:span text:style-name="_33_">I</text:span><text:span text:style-name="_36_">f</text:span><text:span text:style-name="_37_"> </text:span><text:span text:style-name="_32_">o</text:span><text:span text:style-name="_36_">n</text:span><text:span text:style-name="_38_">e</text:span><text:span text:style-name="_31_"> </text:span><text:span text:style-name="_35_">w</text:span><text:span text:style-name="_39_">a</text:span><text:span text:style-name="_32_">n</text:span><text:span text:style-name="_35_">t</text:span><text:span text:style-name="_39_">s</text:span><text:span text:style-name="_31_"> </text:span><text:span text:style-name="_36_">t</text:span><text:span text:style-name="_38_">o</text:span><text:span text:style-name="_31_"> </text:span><text:span text:style-name="_36_">m</text:span><text:span text:style-name="_39_">a</text:span><text:span text:style-name="_32_">k</text:span><text:span text:style-name="_35_">e</text:span><text:span text:style-name="_37_"> </text:span><text:span text:style-name="_32_">a</text:span><text:span text:style-name="_34_"> </text:span><text:span text:style-name="_38_">m</text:span><text:span text:style-name="_33_">a</text:span><text:span text:style-name="_35_">c</text:span><text:span text:style-name="_38_">h</text:span><text:span text:style-name="_32_">i</text:span><text:span text:style-name="_36_">n</text:span><text:span text:style-name="_39_">e</text:span><text:span text:style-name="_31_"> </text:span><text:span text:style-name="_36_">m</text:span><text:span text:style-name="_39_">i</text:span><text:span text:style-name="_32_">m</text:span><text:span text:style-name="_36_">i</text:span><text:span text:style-name="_38_">c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b</text:span><text:span text:style-name="_33_">e</text:span><text:span text:style-name="_35_">h</text:span><text:span text:style-name="_39_">a</text:span><text:span text:style-name="_32_">v</text:span><text:span text:style-name="_35_">i</text:span><text:span text:style-name="_38_">o</text:span><text:span text:style-name="_32_">u</text:span><text:span text:style-name="_35_">r</text:span><text:span text:style-name="_37_"> </text:span><text:span text:style-name="_33_">o</text:span><text:span text:style-name="_36_">f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h</text:span><text:span text:style-name="_38_">u</text:span><text:span text:style-name="_33_">m</text:span><text:span text:style-name="_35_">a</text:span><text:span text:style-name="_39_">n</text:span><text:span text:style-name="_31_"> </text:span><text:span text:style-name="_35_">c</text:span><text:span text:style-name="_39_">o</text:span><text:span text:style-name="_33_">m</text:span><text:span text:style-name="_35_">p</text:span><text:span text:style-name="_38_">u</text:span><text:span text:style-name="_33_">t</text:span><text:span text:style-name="_36_">e</text:span><text:span text:style-name="_39_">r</text:span><text:span text:style-name="_31_"> </text:span><text:span text:style-name="_36_">i</text:span><text:span text:style-name="_38_">n</text:span><text:span text:style-name="_31_"> </text:span><text:span text:style-name="_35_">s</text:span><text:span text:style-name="_39_">o</text:span><text:span text:style-name="_32_">m</text:span><text:span text:style-name="_36_">e</text:span><text:span text:style-name="_37_"> </text:span><text:span text:style-name="_33_">c</text:span><text:span text:style-name="_36_">o</text:span><text:span text:style-name="_38_">m</text:span><text:span text:style-name="_33_">p</text:span><text:span text:style-name="_35_">l</text:span><text:span text:style-name="_39_">e</text:span><text:span text:style-name="_32_">x</text:span><text:span text:style-name="_34_"> </text:span><text:span text:style-name="_38_">o</text:span><text:span text:style-name="_33_">p</text:span><text:span text:style-name="_35_">e</text:span><text:span text:style-name="_38_">r</text:span><text:span text:style-name="_32_">a</text:span><text:span text:style-name="_36_">t</text:span><text:span text:style-name="_38_">i</text:span><text:span text:style-name="_33_">o</text:span><text:span text:style-name="_35_">n</text:span><text:span text:style-name="_37_"> </text:span><text:span text:style-name="_33_">o</text:span><text:span text:style-name="_35_">n</text:span><text:span text:style-name="_39_">e</text:span><text:span text:style-name="_31_"> </text:span><text:span text:style-name="_35_">h</text:span><text:span text:style-name="_39_">a</text:span><text:span text:style-name="_32_">s</text:span><text:span text:style-name="_34_"> </text:span><text:span text:style-name="_38_">t</text:span><text:span text:style-name="_33_">o</text:span><text:span text:style-name="_34_"> </text:span><text:span text:style-name="_38_">a</text:span><text:span text:style-name="_33_">s</text:span><text:span text:style-name="_35_">k</text:span><text:span text:style-name="_37_"> </text:span><text:span text:style-name="_33_">h</text:span><text:span text:style-name="_36_">i</text:span><text:span text:style-name="_39_">m</text:span><text:span text:style-name="_31_"> </text:span><text:span text:style-name="_35_">h</text:span><text:span text:style-name="_39_">o</text:span><text:span text:style-name="_32_">w</text:span><text:span text:style-name="_34_"> </text:span><text:span text:style-name="_39_">i</text:span><text:span text:style-name="_32_">t</text:span><text:span text:style-name="_34_"> </text:span><text:span text:style-name="_39_">i</text:span><text:span text:style-name="_33_">s</text:span><text:span text:style-name="_34_"> </text:span><text:span text:style-name="_38_">d</text:span><text:span text:style-name="_32_">o</text:span><text:span text:style-name="_35_">n</text:span><text:span text:style-name="_39_">e</text:span><text:span text:style-name="_32_">,</text:span><text:span text:style-name="_34_"> </text:span><text:span text:style-name="_39_">a</text:span><text:span text:style-name="_33_">n</text:span><text:span text:style-name="_35_">d</text:span><text:span text:style-name="_37_"> </text:span><text:span text:style-name="_32_">t</text:span><text:span text:style-name="_36_">h</text:span><text:span text:style-name="_39_">e</text:span><text:span text:style-name="_33_">n</text:span><text:span text:style-name="_34_"> </text:span><text:span text:style-name="_39_">t</text:span><text:span text:style-name="_33_">r</text:span><text:span text:style-name="_36_">a</text:span><text:span text:style-name="_39_">n</text:span><text:span text:style-name="_32_">s</text:span><text:span text:style-name="_36_">l</text:span><text:span text:style-name="_38_">a</text:span><text:span text:style-name="_33_">t</text:span><text:span text:style-name="_35_">e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a</text:span><text:span text:style-name="_38_">n</text:span><text:span text:style-name="_32_">s</text:span><text:span text:style-name="_36_">w</text:span><text:span text:style-name="_39_">e</text:span><text:span text:style-name="_33_">r</text:span><text:span text:style-name="_34_"> </text:span><text:span text:style-name="_39_">i</text:span><text:span text:style-name="_33_">n</text:span><text:span text:style-name="_36_">t</text:span><text:span text:style-name="_39_">o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f</text:span><text:span text:style-name="_33_">o</text:span><text:span text:style-name="_36_">r</text:span><text:span text:style-name="_38_">m</text:span><text:span text:style-name="_31_"> </text:span><text:span text:style-name="_36_">o</text:span><text:span text:style-name="_39_">f</text:span><text:span text:style-name="_31_"> </text:span><text:span text:style-name="_36_">a</text:span><text:span text:style-name="_39_">n</text:span><text:span text:style-name="_31_"> </text:span><text:span text:style-name="_35_">i</text:span><text:span text:style-name="_38_">n</text:span><text:span text:style-name="_33_">s</text:span><text:span text:style-name="_36_">t</text:span><text:span text:style-name="_39_">r</text:span><text:span text:style-name="_33_">u</text:span><text:span text:style-name="_36_">c</text:span><text:span text:style-name="_38_">t</text:span><text:span text:style-name="_32_">i</text:span><text:span text:style-name="_36_">o</text:span><text:span text:style-name="_39_">n</text:span><text:span text:style-name="_31_"> </text:span><text:span text:style-name="_35_">t</text:span><text:span text:style-name="_38_">a</text:span><text:span text:style-name="_33_">b</text:span><text:span text:style-name="_36_">l</text:span><text:span text:style-name="_38_">e</text:span><text:span text:style-name="_33_">.</text:span><text:span text:style-name="_34_"> </text:span><text:span text:style-name="_39_">C</text:span><text:span text:style-name="_33_">o</text:span><text:span text:style-name="_35_">n</text:span><text:span text:style-name="_39_">s</text:span><text:span text:style-name="_32_">t</text:span><text:span text:style-name="_36_">r</text:span><text:span text:style-name="_39_">u</text:span><text:span text:style-name="_33_">c</text:span><text:span text:style-name="_36_">t</text:span><text:span text:style-name="_38_">i</text:span><text:span text:style-name="_33_">n</text:span><text:span text:style-name="_36_">g</text:span><text:span text:style-name="_37_"> </text:span><text:span text:style-name="_33_">i</text:span><text:span text:style-name="_36_">n</text:span><text:span text:style-name="_39_">s</text:span><text:span text:style-name="_32_">t</text:span><text:span text:style-name="_36_">r</text:span><text:span text:style-name="_38_">u</text:span><text:span text:style-name="_32_">c</text:span><text:span text:style-name="_35_">t</text:span><text:span text:style-name="_38_">i</text:span><text:span text:style-name="_33_">o</text:span><text:span text:style-name="_36_">n</text:span><text:span text:style-name="_37_"> </text:span><text:span text:style-name="_33_">t</text:span><text:span text:style-name="_35_">a</text:span><text:span text:style-name="_38_">b</text:span><text:span text:style-name="_33_">l</text:span><text:span text:style-name="_35_">e</text:span><text:span text:style-name="_38_">s</text:span><text:span text:style-name="_31_"> </text:span><text:span text:style-name="_36_">i</text:span><text:span text:style-name="_38_">s</text:span><text:span text:style-name="_31_"> </text:span><text:span text:style-name="_36_">u</text:span><text:span text:style-name="_39_">s</text:span><text:span text:style-name="_33_">u</text:span><text:span text:style-name="_35_">a</text:span><text:span text:style-name="_38_">l</text:span><text:span text:style-name="_32_">l</text:span><text:span text:style-name="_35_">y</text:span><text:span text:style-name="_37_"> </text:span><text:span text:style-name="_32_">d</text:span><text:span text:style-name="_36_">e</text:span><text:span text:style-name="_38_">s</text:span><text:span text:style-name="_32_">c</text:span><text:span text:style-name="_36_">r</text:span><text:span text:style-name="_38_">i</text:span><text:span text:style-name="_32_">b</text:span><text:span text:style-name="_36_">e</text:span><text:span text:style-name="_38_">d</text:span><text:span text:style-name="_31_"> </text:span><text:span text:style-name="_35_">a</text:span><text:span text:style-name="_38_">s</text:span><text:span text:style-name="_31_"> </text:span><text:span text:style-name="_36_">"</text:span><text:span text:style-name="_38_">p</text:span><text:span text:style-name="_33_">r</text:span><text:span text:style-name="_36_">o</text:span><text:span text:style-name="_39_">g</text:span><text:span text:style-name="_32_">r</text:span><text:span text:style-name="_36_">a</text:span><text:span text:style-name="_39_">m</text:span><text:span text:style-name="_32_">m</text:span><text:span text:style-name="_35_">i</text:span><text:span text:style-name="_38_">n</text:span><text:span text:style-name="_33_">g</text:span><text:span text:style-name="_35_">.</text:span><text:span text:style-name="_39_">"</text:span><text:span text:style-name="_31_"> </text:span><text:span text:style-name="_36_">T</text:span><text:span text:style-name="_39_">o</text:span><text:span text:style-name="_31_"> </text:span><text:span text:style-name="_36_">"</text:span><text:span text:style-name="_39_">p</text:span><text:span text:style-name="_33_">r</text:span><text:span text:style-name="_35_">o</text:span><text:span text:style-name="_39_">g</text:span><text:span text:style-name="_32_">r</text:span><text:span text:style-name="_36_">a</text:span><text:span text:style-name="_39_">m</text:span><text:span text:style-name="_32_">m</text:span><text:span text:style-name="_35_">e</text:span><text:span text:style-name="_37_"> </text:span><text:span text:style-name="_32_">a</text:span><text:span text:style-name="_34_"> </text:span><text:span text:style-name="_38_">m</text:span><text:span text:style-name="_32_">a</text:span><text:span text:style-name="_35_">c</text:span><text:span text:style-name="_38_">h</text:span><text:span text:style-name="_32_">i</text:span><text:span text:style-name="_36_">n</text:span><text:span text:style-name="_39_">e</text:span><text:span text:style-name="_31_"> </text:span><text:span text:style-name="_35_">t</text:span><text:span text:style-name="_38_">o</text:span><text:span text:style-name="_31_"> </text:span><text:span text:style-name="_35_">c</text:span><text:span text:style-name="_39_">a</text:span><text:span text:style-name="_32_">r</text:span><text:span text:style-name="_36_">r</text:span><text:span text:style-name="_38_">y</text:span><text:span text:style-name="_31_"> </text:span><text:span text:style-name="_35_">o</text:span><text:span text:style-name="_39_">u</text:span><text:span text:style-name="_32_">t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o</text:span><text:span text:style-name="_35_">p</text:span><text:span text:style-name="_38_">e</text:span><text:span text:style-name="_33_">r</text:span><text:span text:style-name="_36_">a</text:span><text:span text:style-name="_39_">t</text:span><text:span text:style-name="_33_">i</text:span><text:span text:style-name="_36_">o</text:span><text:span text:style-name="_39_">n</text:span><text:span text:style-name="_31_"> </text:span><text:span text:style-name="_35_">A</text:span><text:span text:style-name="_39_">"</text:span><text:span text:style-name="_31_"> </text:span><text:span text:style-name="_36_">m</text:span><text:span text:style-name="_39_">e</text:span><text:span text:style-name="_33_">a</text:span><text:span text:style-name="_36_">n</text:span><text:span text:style-name="_38_">s</text:span><text:span text:style-name="_31_"> </text:span><text:span text:style-name="_35_">t</text:span><text:span text:style-name="_38_">o</text:span><text:span text:style-name="_31_"> </text:span><text:span text:style-name="_35_">p</text:span><text:span text:style-name="_38_">u</text:span><text:span text:style-name="_33_">t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a</text:span><text:span text:style-name="_35_">p</text:span><text:span text:style-name="_39_">p</text:span><text:span text:style-name="_32_">r</text:span><text:span text:style-name="_36_">o</text:span><text:span text:style-name="_38_">p</text:span><text:span text:style-name="_32_">r</text:span><text:span text:style-name="_35_">i</text:span><text:span text:style-name="_38_">a</text:span><text:span text:style-name="_32_">t</text:span><text:span text:style-name="_35_">e</text:span><text:span text:style-name="_37_"> </text:span><text:span text:style-name="_33_">i</text:span><text:span text:style-name="_36_">n</text:span><text:span text:style-name="_38_">s</text:span><text:span text:style-name="_33_">t</text:span><text:span text:style-name="_36_">r</text:span><text:span text:style-name="_38_">u</text:span><text:span text:style-name="_32_">c</text:span><text:span text:style-name="_35_">t</text:span><text:span text:style-name="_38_">i</text:span><text:span text:style-name="_33_">o</text:span><text:span text:style-name="_35_">n</text:span><text:span text:style-name="_37_"> </text:span><text:span text:style-name="_32_">t</text:span><text:span text:style-name="_35_">a</text:span><text:span text:style-name="_38_">b</text:span><text:span text:style-name="_33_">l</text:span><text:span text:style-name="_35_">e</text:span><text:span text:style-name="_37_"> </text:span><text:span text:style-name="_33_">i</text:span><text:span text:style-name="_36_">n</text:span><text:span text:style-name="_39_">t</text:span><text:span text:style-name="_33_">o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m</text:span><text:span text:style-name="_35_">a</text:span><text:span text:style-name="_39_">c</text:span><text:span text:style-name="_32_">h</text:span><text:span text:style-name="_36_">i</text:span><text:span text:style-name="_38_">n</text:span><text:span text:style-name="_33_">e</text:span><text:span text:style-name="_34_"> </text:span><text:span text:style-name="_39_">s</text:span><text:span text:style-name="_32_">o</text:span><text:span text:style-name="_34_"> </text:span><text:span text:style-name="_38_">t</text:span><text:span text:style-name="_32_">h</text:span><text:span text:style-name="_36_">a</text:span><text:span text:style-name="_38_">t</text:span><text:span text:style-name="_31_"> </text:span><text:span text:style-name="_35_">i</text:span><text:span text:style-name="_38_">t</text:span><text:span text:style-name="_31_"> </text:span><text:span text:style-name="_36_">w</text:span><text:span text:style-name="_39_">i</text:span><text:span text:style-name="_32_">l</text:span><text:span text:style-name="_35_">l</text:span><text:span text:style-name="_37_"> </text:span><text:span text:style-name="_33_">d</text:span><text:span text:style-name="_36_">o</text:span><text:span text:style-name="_37_"> </text:span><text:span text:style-name="_33_">A</text:span><text:span text:style-name="_36_">.</text:span></text:p>
      <text:p text:style-name="P1"><text:span text:style-name="_33_">A</text:span><text:span text:style-name="_35_">n</text:span><text:span text:style-name="_37_"> </text:span><text:span text:style-name="_33_">i</text:span><text:span text:style-name="_36_">n</text:span><text:span text:style-name="_39_">t</text:span><text:span text:style-name="_33_">e</text:span><text:span text:style-name="_36_">r</text:span><text:span text:style-name="_39_">e</text:span><text:span text:style-name="_33_">s</text:span><text:span text:style-name="_36_">t</text:span><text:span text:style-name="_38_">i</text:span><text:span text:style-name="_32_">n</text:span><text:span text:style-name="_36_">g</text:span><text:span text:style-name="_37_"> </text:span><text:span text:style-name="_32_">v</text:span><text:span text:style-name="_36_">a</text:span><text:span text:style-name="_38_">r</text:span><text:span text:style-name="_32_">i</text:span><text:span text:style-name="_35_">a</text:span><text:span text:style-name="_39_">n</text:span><text:span text:style-name="_32_">t</text:span><text:span text:style-name="_34_"> </text:span><text:span text:style-name="_39_">o</text:span><text:span text:style-name="_33_">n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i</text:span><text:span text:style-name="_36_">d</text:span><text:span text:style-name="_39_">e</text:span><text:span text:style-name="_32_">a</text:span><text:span text:style-name="_34_"> </text:span><text:span text:style-name="_38_">o</text:span><text:span text:style-name="_32_">f</text:span><text:span text:style-name="_34_"> </text:span><text:span text:style-name="_38_">a</text:span><text:span text:style-name="_31_"> </text:span><text:span text:style-name="_35_">d</text:span><text:span text:style-name="_38_">i</text:span><text:span text:style-name="_32_">g</text:span><text:span text:style-name="_36_">i</text:span><text:span text:style-name="_38_">t</text:span><text:span text:style-name="_32_">a</text:span><text:span text:style-name="_36_">l</text:span><text:span text:style-name="_37_"> </text:span><text:span text:style-name="_33_">c</text:span><text:span text:style-name="_36_">o</text:span><text:span text:style-name="_39_">m</text:span><text:span text:style-name="_32_">p</text:span><text:span text:style-name="_35_">u</text:span><text:span text:style-name="_38_">t</text:span><text:span text:style-name="_33_">e</text:span><text:span text:style-name="_36_">r</text:span><text:span text:style-name="_37_"> </text:span><text:span text:style-name="_32_">i</text:span><text:span text:style-name="_36_">s</text:span><text:span text:style-name="_37_"> </text:span><text:span text:style-name="_33_">a</text:span><text:span text:style-name="_34_"> </text:span><text:span text:style-name="_38_">"</text:span><text:span text:style-name="_32_">d</text:span><text:span text:style-name="_36_">i</text:span><text:span text:style-name="_38_">g</text:span><text:span text:style-name="_33_">i</text:span><text:span text:style-name="_36_">t</text:span><text:span text:style-name="_38_">a</text:span><text:span text:style-name="_33_">l</text:span><text:span text:style-name="_34_"> </text:span><text:span text:style-name="_39_">c</text:span><text:span text:style-name="_32_">o</text:span><text:span text:style-name="_35_">m</text:span><text:span text:style-name="_39_">p</text:span><text:span text:style-name="_33_">u</text:span><text:span text:style-name="_36_">t</text:span><text:span text:style-name="_39_">e</text:span><text:span text:style-name="_33_">r</text:span><text:span text:style-name="_34_"> </text:span><text:span text:style-name="_38_">w</text:span><text:span text:style-name="_33_">i</text:span><text:span text:style-name="_35_">t</text:span><text:span text:style-name="_38_">h</text:span><text:span text:style-name="_31_"> </text:span><text:span text:style-name="_36_">a</text:span><text:span text:style-name="_37_"> </text:span><text:span text:style-name="_33_">r</text:span><text:span text:style-name="_36_">a</text:span><text:span text:style-name="_38_">n</text:span><text:span text:style-name="_32_">d</text:span><text:span text:style-name="_35_">o</text:span><text:span text:style-name="_39_">m</text:span><text:span text:style-name="_31_"> </text:span><text:span text:style-name="_36_">e</text:span><text:span text:style-name="_38_">l</text:span><text:span text:style-name="_33_">e</text:span><text:span text:style-name="_36_">m</text:span><text:span text:style-name="_39_">e</text:span><text:span text:style-name="_33_">n</text:span><text:span text:style-name="_36_">t</text:span><text:span text:style-name="_39_">.</text:span><text:span text:style-name="_32_">"</text:span><text:span text:style-name="_34_"> </text:span><text:span text:style-name="_38_">T</text:span><text:span text:style-name="_33_">h</text:span><text:span text:style-name="_36_">e</text:span><text:span text:style-name="_39_">s</text:span><text:span text:style-name="_32_">e</text:span><text:span text:style-name="_34_"> </text:span><text:span text:style-name="_38_">h</text:span><text:span text:style-name="_33_">a</text:span><text:span text:style-name="_36_">v</text:span><text:span text:style-name="_38_">e</text:span><text:span text:style-name="_31_"> </text:span><text:span text:style-name="_36_">i</text:span><text:span text:style-name="_39_">n</text:span><text:span text:style-name="_33_">s</text:span><text:span text:style-name="_36_">t</text:span><text:span text:style-name="_38_">r</text:span><text:span text:style-name="_33_">u</text:span><text:span text:style-name="_35_">c</text:span><text:span text:style-name="_39_">t</text:span><text:span text:style-name="_33_">i</text:span><text:span text:style-name="_35_">o</text:span><text:span text:style-name="_39_">n</text:span><text:span text:style-name="_32_">s</text:span><text:span text:style-name="_34_"> </text:span><text:span text:style-name="_39_">i</text:span><text:span text:style-name="_33_">n</text:span><text:span text:style-name="_35_">v</text:span><text:span text:style-name="_39_">o</text:span><text:span text:style-name="_33_">l</text:span><text:span text:style-name="_36_">v</text:span><text:span text:style-name="_38_">i</text:span><text:span text:style-name="_32_">n</text:span><text:span text:style-name="_35_">g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t</text:span><text:span text:style-name="_39_">h</text:span><text:span text:style-name="_33_">r</text:span><text:span text:style-name="_35_">o</text:span><text:span text:style-name="_38_">w</text:span><text:span text:style-name="_32_">i</text:span><text:span text:style-name="_36_">n</text:span><text:span text:style-name="_38_">g</text:span><text:span text:style-name="_31_"> </text:span><text:span text:style-name="_36_">o</text:span><text:span text:style-name="_38_">f</text:span><text:span text:style-name="_31_"> </text:span><text:span text:style-name="_36_">a</text:span><text:span text:style-name="_37_"> </text:span><text:span text:style-name="_32_">d</text:span><text:span text:style-name="_35_">i</text:span><text:span text:style-name="_39_">e</text:span><text:span text:style-name="_31_"> </text:span><text:span text:style-name="_35_">o</text:span><text:span text:style-name="_39_">r</text:span><text:span text:style-name="_31_"> </text:span><text:span text:style-name="_36_">s</text:span><text:span text:style-name="_38_">o</text:span><text:span text:style-name="_33_">m</text:span><text:span text:style-name="_36_">e</text:span><text:span text:style-name="_37_"> </text:span><text:span text:style-name="_33_">e</text:span><text:span text:style-name="_36_">q</text:span><text:span text:style-name="_39_">u</text:span><text:span text:style-name="_33_">i</text:span><text:span text:style-name="_35_">v</text:span><text:span text:style-name="_39_">a</text:span><text:span text:style-name="_33_">l</text:span><text:span text:style-name="_36_">e</text:span><text:span text:style-name="_39_">n</text:span><text:span text:style-name="_32_">t</text:span><text:span text:style-name="_34_"> </text:span><text:span text:style-name="_38_">e</text:span><text:span text:style-name="_33_">l</text:span><text:span text:style-name="_35_">e</text:span><text:span text:style-name="_38_">c</text:span><text:span text:style-name="_33_">t</text:span><text:span text:style-name="_35_">r</text:span><text:span text:style-name="_39_">o</text:span><text:span text:style-name="_33_">n</text:span><text:span text:style-name="_36_">i</text:span><text:span text:style-name="_39_">c</text:span><text:span text:style-name="_31_"> </text:span><text:span text:style-name="_36_">p</text:span><text:span text:style-name="_38_">r</text:span><text:span text:style-name="_32_">o</text:span><text:span text:style-name="_36_">c</text:span><text:span text:style-name="_39_">e</text:span><text:span text:style-name="_32_">s</text:span><text:span text:style-name="_35_">s</text:span><text:span text:style-name="_38_">;</text:span><text:span text:style-name="_31_"> </text:span><text:span text:style-name="_36_">o</text:span><text:span text:style-name="_39_">n</text:span><text:span text:style-name="_33_">e</text:span><text:span text:style-name="_34_"> </text:span><text:span text:style-name="_38_">s</text:span><text:span text:style-name="_32_">u</text:span><text:span text:style-name="_36_">c</text:span><text:span text:style-name="_38_">h</text:span><text:span text:style-name="_31_"> </text:span><text:span text:style-name="_35_">i</text:span><text:span text:style-name="_39_">n</text:span><text:span text:style-name="_33_">s</text:span><text:span text:style-name="_35_">t</text:span><text:span text:style-name="_38_">r</text:span><text:span text:style-name="_33_">u</text:span><text:span text:style-name="_36_">c</text:span><text:span text:style-name="_38_">t</text:span><text:span text:style-name="_33_">i</text:span><text:span text:style-name="_36_">o</text:span><text:span text:style-name="_38_">n</text:span><text:span text:style-name="_31_"> </text:span><text:span text:style-name="_35_">m</text:span><text:span text:style-name="_39_">i</text:span><text:span text:style-name="_33_">g</text:span><text:span text:style-name="_35_">h</text:span><text:span text:style-name="_39_">t</text:span><text:span text:style-name="_31_"> </text:span><text:span text:style-name="_35_">f</text:span><text:span text:style-name="_39_">o</text:span><text:span text:style-name="_32_">r</text:span><text:span text:style-name="_34_"> </text:span><text:span text:style-name="_39_">i</text:span><text:span text:style-name="_33_">n</text:span><text:span text:style-name="_36_">s</text:span><text:span text:style-name="_38_">t</text:span><text:span text:style-name="_32_">a</text:span><text:span text:style-name="_35_">n</text:span><text:span text:style-name="_39_">c</text:span><text:span text:style-name="_32_">e</text:span><text:span text:style-name="_34_"> </text:span><text:span text:style-name="_39_">b</text:span><text:span text:style-name="_32_">e</text:span><text:span text:style-name="_36_">,</text:span><text:span text:style-name="_37_"> </text:span><text:span text:style-name="_33_">"</text:span><text:span text:style-name="_35_">T</text:span><text:span text:style-name="_38_">h</text:span><text:span text:style-name="_32_">r</text:span><text:span text:style-name="_35_">o</text:span><text:span text:style-name="_39_">w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d</text:span><text:span text:style-name="_33_">i</text:span><text:span text:style-name="_35_">e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p</text:span><text:span text:style-name="_38_">u</text:span><text:span text:style-name="_32_">t</text:span><text:span text:style-name="_34_"> </text:span><text:span text:style-name="_39_">t</text:span><text:span text:style-name="_33_">h</text:span><text:span text:style-name="_35_">e</text:span>-<text:span text:style-name="_32_">r</text:span><text:span text:style-name="_35_">e</text:span><text:span text:style-name="_39_">s</text:span><text:span text:style-name="_33_">u</text:span><text:span text:style-name="_36_">l</text:span><text:span text:style-name="_39_">t</text:span><text:span text:style-name="_32_">i</text:span><text:span text:style-name="_35_">n</text:span><text:span text:style-name="_39_">g</text:span><text:span text:style-name="_31_"> </text:span><text:span text:style-name="_36_">n</text:span><text:span text:style-name="_38_">u</text:span><text:span text:style-name="_32_">m</text:span><text:span text:style-name="_35_">b</text:span><text:span text:style-name="_39_">e</text:span><text:span text:style-name="_32_">r</text:span><text:span text:style-name="_34_"> </text:span><text:span text:style-name="_39_">i</text:span><text:span text:style-name="_32_">n</text:span><text:span text:style-name="_35_">t</text:span><text:span text:style-name="_39_">o</text:span><text:span text:style-name="_31_"> </text:span><text:span text:style-name="_35_">s</text:span><text:span text:style-name="_38_">t</text:span><text:span text:style-name="_32_">o</text:span><text:span text:style-name="_35_">r</text:span><text:span text:style-name="_38_">e</text:span><text:span text:style-name="_31_"> </text:span><text:span text:style-name="_36_">1</text:span><text:span text:style-name="_38_">0</text:span><text:span text:style-name="_33_">0</text:span><text:span text:style-name="_35_">0</text:span><text:span text:style-name="_39_">.</text:span><text:span text:style-name="_33_">"</text:span><text:span text:style-name="_34_"> </text:span><text:span text:style-name="_39_">S</text:span><text:span text:style-name="_32_">o</text:span><text:span text:style-name="_36_">m</text:span><text:span text:style-name="_38_">e</text:span><text:span text:style-name="_32_">t</text:span><text:span text:style-name="_35_">i</text:span><text:span text:style-name="_38_">m</text:span><text:span text:style-name="_32_">e</text:span><text:span text:style-name="_35_">s</text:span><text:span text:style-name="_37_"> </text:span><text:span text:style-name="_32_">s</text:span><text:span text:style-name="_36_">u</text:span><text:span text:style-name="_39_">c</text:span><text:span text:style-name="_33_">h</text:span><text:span text:style-name="_34_"> </text:span><text:span text:style-name="_39_">a</text:span><text:span text:style-name="_31_"> </text:span><text:span text:style-name="_36_">m</text:span><text:span text:style-name="_39_">a</text:span><text:span text:style-name="_32_">c</text:span><text:span text:style-name="_36_">h</text:span><text:span text:style-name="_39_">i</text:span><text:span text:style-name="_32_">n</text:span><text:span text:style-name="_36_">e</text:span><text:span text:style-name="_37_"> </text:span><text:span text:style-name="_32_">i</text:span><text:span text:style-name="_35_">s</text:span><text:span text:style-name="_37_"> </text:span><text:span text:style-name="_33_">d</text:span><text:span text:style-name="_35_">e</text:span><text:span text:style-name="_38_">s</text:span><text:span text:style-name="_32_">c</text:span><text:span text:style-name="_35_">r</text:span><text:span text:style-name="_38_">i</text:span><text:span text:style-name="_32_">b</text:span><text:span text:style-name="_35_">e</text:span><text:span text:style-name="_39_">d</text:span><text:span text:style-name="_31_"> </text:span><text:span text:style-name="_35_">a</text:span><text:span text:style-name="_39_">s</text:span><text:span text:style-name="_31_"> </text:span><text:span text:style-name="_35_">h</text:span><text:span text:style-name="_38_">a</text:span><text:span text:style-name="_33_">v</text:span><text:span text:style-name="_36_">i</text:span><text:span text:style-name="_39_">n</text:span><text:span text:style-name="_32_">g</text:span><text:span text:style-name="_34_"> </text:span><text:span text:style-name="_38_">f</text:span><text:span text:style-name="_32_">r</text:span><text:span text:style-name="_35_">e</text:span><text:span text:style-name="_38_">e</text:span><text:span text:style-name="_31_"> </text:span><text:span text:style-name="_36_">w</text:span><text:span text:style-name="_38_">i</text:span><text:span text:style-name="_33_">l</text:span><text:span text:style-name="_36_">l</text:span><text:span text:style-name="_37_"> </text:span><text:span text:style-name="_33_">(</text:span><text:span text:style-name="_36_">t</text:span><text:span text:style-name="_39_">h</text:span><text:span text:style-name="_32_">o</text:span><text:span text:style-name="_35_">u</text:span><text:span text:style-name="_38_">g</text:span><text:span text:style-name="_32_">h</text:span><text:span text:style-name="_34_"> </text:span><text:span text:style-name="_38_">I</text:span><text:span text:style-name="_31_"> </text:span><text:span text:style-name="_36_">w</text:span><text:span text:style-name="_39_">o</text:span><text:span text:style-name="_32_">u</text:span><text:span text:style-name="_36_">l</text:span><text:span text:style-name="_38_">d</text:span><text:span text:style-name="_31_"> </text:span><text:span text:style-name="_36_">n</text:span><text:span text:style-name="_38_">o</text:span><text:span text:style-name="_32_">t</text:span><text:span text:style-name="_34_"> </text:span><text:span text:style-name="_39_">u</text:span><text:span text:style-name="_32_">s</text:span><text:span text:style-name="_36_">e</text:span><text:span text:style-name="_37_"> </text:span><text:span text:style-name="_33_">t</text:span><text:span text:style-name="_36_">h</text:span><text:span text:style-name="_39_">i</text:span><text:span text:style-name="_32_">s</text:span><text:span text:style-name="_34_"> </text:span><text:span text:style-name="_38_">p</text:span><text:span text:style-name="_32_">h</text:span><text:span text:style-name="_36_">r</text:span><text:span text:style-name="_38_">a</text:span><text:span text:style-name="_32_">s</text:span><text:span text:style-name="_35_">e</text:span><text:span text:style-name="_37_"> </text:span><text:span text:style-name="_32_">m</text:span><text:span text:style-name="_36_">y</text:span><text:span text:style-name="_38_">s</text:span><text:span text:style-name="_32_">e</text:span><text:span text:style-name="_35_">l</text:span><text:span text:style-name="_39_">f</text:span><text:span text:style-name="_33_">)</text:span><text:span text:style-name="_35_">,</text:span><text:span text:style-name="_37_"> </text:span><text:span text:style-name="_32_">I</text:span><text:span text:style-name="_36_">t</text:span><text:span text:style-name="_37_"> </text:span><text:span text:style-name="_32_">i</text:span><text:span text:style-name="_35_">s</text:span><text:span text:style-name="_37_"> </text:span><text:span text:style-name="_33_">n</text:span><text:span text:style-name="_36_">o</text:span><text:span text:style-name="_38_">t</text:span><text:span text:style-name="_31_"> </text:span><text:span text:style-name="_35_">n</text:span><text:span text:style-name="_38_">o</text:span><text:span text:style-name="_32_">r</text:span><text:span text:style-name="_35_">m</text:span><text:span text:style-name="_38_">a</text:span><text:span text:style-name="_32_">l</text:span><text:span text:style-name="_36_">l</text:span><text:span text:style-name="_38_">y</text:span><text:span text:style-name="_31_"> </text:span><text:span text:style-name="_35_">p</text:span><text:span text:style-name="_39_">o</text:span><text:span text:style-name="_32_">s</text:span><text:span text:style-name="_36_">s</text:span><text:span text:style-name="_38_">i</text:span><text:span text:style-name="_32_">b</text:span><text:span text:style-name="_36_">l</text:span><text:span text:style-name="_39_">e</text:span><text:span text:style-name="_31_"> </text:span><text:span text:style-name="_35_">t</text:span><text:span text:style-name="_39_">o</text:span><text:span text:style-name="_31_"> </text:span><text:span text:style-name="_36_">d</text:span><text:span text:style-name="_39_">e</text:span><text:span text:style-name="_33_">t</text:span><text:span text:style-name="_35_">e</text:span><text:span text:style-name="_38_">r</text:span><text:span text:style-name="_32_">m</text:span><text:span text:style-name="_36_">i</text:span><text:span text:style-name="_38_">n</text:span><text:span text:style-name="_33_">e</text:span><text:span text:style-name="_34_"> </text:span><text:span text:style-name="_39_">f</text:span><text:span text:style-name="_32_">r</text:span><text:span text:style-name="_36_">o</text:span><text:span text:style-name="_38_">m</text:span><text:span text:style-name="_31_"> </text:span><text:span text:style-name="_35_">o</text:span><text:span text:style-name="_39_">b</text:span><text:span text:style-name="_32_">s</text:span><text:span text:style-name="_35_">e</text:span><text:span text:style-name="_38_">r</text:span><text:span text:style-name="_33_">v</text:span><text:span text:style-name="_35_">i</text:span><text:span text:style-name="_38_">n</text:span><text:span text:style-name="_33_">g</text:span><text:span text:style-name="_34_"> </text:span><text:span text:style-name="_38_">a</text:span><text:span text:style-name="_31_"> </text:span><text:span text:style-name="_35_">m</text:span><text:span text:style-name="_39_">a</text:span><text:span text:style-name="_33_">c</text:span><text:span text:style-name="_36_">h</text:span><text:span text:style-name="_39_">i</text:span><text:span text:style-name="_33_">n</text:span><text:span text:style-name="_35_">e</text:span><text:span text:style-name="_37_"> </text:span><text:span text:style-name="_33_">w</text:span><text:span text:style-name="_35_">h</text:span><text:span text:style-name="_39_">e</text:span><text:span text:style-name="_32_">t</text:span><text:span text:style-name="_36_">h</text:span><text:span text:style-name="_38_">e</text:span><text:span text:style-name="_33_">r</text:span><text:span text:style-name="_34_"> </text:span><text:span text:style-name="_39_">i</text:span><text:span text:style-name="_32_">t</text:span><text:span text:style-name="_34_"> </text:span><text:span text:style-name="_39_">h</text:span><text:span text:style-name="_33_">a</text:span><text:span text:style-name="_36_">s</text:span><text:span text:style-name="_37_"> </text:span><text:span text:style-name="_32_">a</text:span><text:span text:style-name="_34_"> </text:span><text:span text:style-name="_38_">r</text:span><text:span text:style-name="_33_">a</text:span><text:span text:style-name="_35_">n</text:span><text:span text:style-name="_38_">d</text:span><text:span text:style-name="_32_">o</text:span><text:span text:style-name="_36_">m</text:span><text:span text:style-name="_37_"> </text:span><text:span text:style-name="_33_">e</text:span><text:span text:style-name="_35_">l</text:span><text:span text:style-name="_39_">e</text:span><text:span text:style-name="_33_">m</text:span><text:span text:style-name="_36_">e</text:span><text:span text:style-name="_39_">n</text:span><text:span text:style-name="_33_">t</text:span><text:span text:style-name="_35_">,</text:span><text:span text:style-name="_37_"> </text:span><text:span text:style-name="_32_">f</text:span><text:span text:style-name="_35_">o</text:span><text:span text:style-name="_38_">r</text:span><text:span text:style-name="_31_"> </text:span><text:span text:style-name="_36_">a</text:span><text:span text:style-name="_37_"> </text:span><text:span text:style-name="_33_">s</text:span><text:span text:style-name="_35_">i</text:span><text:span text:style-name="_39_">m</text:span><text:span text:style-name="_33_">i</text:span><text:span text:style-name="_36_">l</text:span><text:span text:style-name="_38_">a</text:span><text:span text:style-name="_33_">r</text:span><text:span text:style-name="_34_"> </text:span><text:span text:style-name="_39_">e</text:span><text:span text:style-name="_32_">f</text:span><text:span text:style-name="_36_">f</text:span><text:span text:style-name="_39_">e</text:span><text:span text:style-name="_33_">c</text:span><text:span text:style-name="_36_">t</text:span><text:span text:style-name="_37_"> </text:span><text:span text:style-name="_33_">c</text:span><text:span text:style-name="_35_">a</text:span><text:span text:style-name="_38_">n</text:span><text:span text:style-name="_31_"> </text:span><text:span text:style-name="_36_">b</text:span><text:span text:style-name="_39_">e</text:span><text:span text:style-name="_31_"> </text:span><text:span text:style-name="_35_">p</text:span><text:span text:style-name="_38_">r</text:span><text:span text:style-name="_32_">o</text:span><text:span text:style-name="_35_">d</text:span><text:span text:style-name="_39_">u</text:span><text:span text:style-name="_33_">c</text:span><text:span text:style-name="_35_">e</text:span><text:span text:style-name="_38_">d</text:span><text:span text:style-name="_31_"> </text:span><text:span text:style-name="_35_">b</text:span><text:span text:style-name="_38_">y</text:span><text:span text:style-name="_31_"> </text:span><text:span text:style-name="_36_">s</text:span><text:span text:style-name="_39_">u</text:span><text:span text:style-name="_32_">c</text:span><text:span text:style-name="_35_">h</text:span><text:span text:style-name="_37_"> </text:span><text:span text:style-name="_33_">d</text:span><text:span text:style-name="_36_">e</text:span><text:span text:style-name="_39_">v</text:span><text:span text:style-name="_33_">i</text:span><text:span text:style-name="_35_">c</text:span><text:span text:style-name="_39_">e</text:span><text:span text:style-name="_33_">s</text:span><text:span text:style-name="_34_"> </text:span><text:span text:style-name="_39_">a</text:span><text:span text:style-name="_33_">s</text:span><text:span text:style-name="_34_"> </text:span><text:span text:style-name="_38_">m</text:span><text:span text:style-name="_33_">a</text:span><text:span text:style-name="_35_">k</text:span><text:span text:style-name="_39_">i</text:span><text:span text:style-name="_32_">n</text:span><text:span text:style-name="_36_">g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c</text:span><text:span text:style-name="_39_">h</text:span><text:span text:style-name="_33_">o</text:span><text:span text:style-name="_36_">i</text:span><text:span text:style-name="_39_">c</text:span><text:span text:style-name="_33_">e</text:span><text:span text:style-name="_35_">s</text:span><text:span text:style-name="_37_"> </text:span><text:span text:style-name="_32_">d</text:span><text:span text:style-name="_36_">e</text:span><text:span text:style-name="_39_">p</text:span><text:span text:style-name="_32_">e</text:span><text:span text:style-name="_35_">n</text:span><text:span text:style-name="_39_">d</text:span><text:span text:style-name="_31_"> </text:span><text:span text:style-name="_36_">o</text:span><text:span text:style-name="_38_">n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d</text:span><text:span text:style-name="_32_">i</text:span><text:span text:style-name="_35_">g</text:span><text:span text:style-name="_38_">i</text:span><text:span text:style-name="_33_">t</text:span><text:span text:style-name="_36_">s</text:span><text:span text:style-name="_37_"> </text:span><text:span text:style-name="_32_">o</text:span><text:span text:style-name="_35_">f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d</text:span><text:span text:style-name="_38_">e</text:span><text:span text:style-name="_32_">c</text:span><text:span text:style-name="_35_">i</text:span><text:span text:style-name="_38_">m</text:span><text:span text:style-name="_32_">a</text:span><text:span text:style-name="_36_">l</text:span><text:span text:style-name="_37_"> </text:span><text:span text:style-name="_33_">f</text:span><text:span text:style-name="_36_">o</text:span><text:span text:style-name="_38_">r</text:span><text:span text:style-name="_31_"> </text:span><text:span text:style-name="_35_">.</text:span></text:p>
      <text:p text:style-name="P1"><text:soft-page-break/><text:span text:style-name="_32_">M</text:span><text:span text:style-name="_36_">o</text:span><text:span text:style-name="_38_">s</text:span><text:span text:style-name="_32_">t</text:span><text:span text:style-name="_34_"> </text:span><text:span text:style-name="_38_">a</text:span><text:span text:style-name="_32_">c</text:span><text:span text:style-name="_36_">t</text:span><text:span text:style-name="_38_">u</text:span><text:span text:style-name="_33_">a</text:span><text:span text:style-name="_36_">l</text:span><text:span text:style-name="_37_"> </text:span><text:span text:style-name="_32_">d</text:span><text:span text:style-name="_36_">i</text:span><text:span text:style-name="_39_">g</text:span><text:span text:style-name="_32_">i</text:span><text:span text:style-name="_35_">t</text:span><text:span text:style-name="_38_">a</text:span><text:span text:style-name="_32_">l</text:span><text:span text:style-name="_34_"> </text:span><text:span text:style-name="_38_">c</text:span><text:span text:style-name="_33_">o</text:span><text:span text:style-name="_36_">m</text:span><text:span text:style-name="_38_">p</text:span><text:span text:style-name="_33_">u</text:span><text:span text:style-name="_36_">t</text:span><text:span text:style-name="_38_">e</text:span><text:span text:style-name="_33_">r</text:span><text:span text:style-name="_35_">s</text:span><text:span text:style-name="_37_"> </text:span><text:span text:style-name="_32_">h</text:span><text:span text:style-name="_36_">a</text:span><text:span text:style-name="_39_">v</text:span><text:span text:style-name="_33_">e</text:span><text:span text:style-name="_34_"> </text:span><text:span text:style-name="_39_">o</text:span><text:span text:style-name="_33_">n</text:span><text:span text:style-name="_36_">l</text:span><text:span text:style-name="_39_">y</text:span><text:span text:style-name="_31_"> </text:span><text:span text:style-name="_35_">a</text:span><text:span text:style-name="_37_"> </text:span><text:span text:style-name="_33_">f</text:span><text:span text:style-name="_36_">i</text:span><text:span text:style-name="_38_">n</text:span><text:span text:style-name="_33_">i</text:span><text:span text:style-name="_35_">t</text:span><text:span text:style-name="_38_">e</text:span><text:span text:style-name="_31_"> </text:span><text:span text:style-name="_36_">s</text:span><text:span text:style-name="_39_">t</text:span><text:span text:style-name="_33_">o</text:span><text:span text:style-name="_36_">r</text:span><text:span text:style-name="_39_">e</text:span><text:span text:style-name="_32_">.</text:span><text:span text:style-name="_34_"> </text:span><text:span text:style-name="_38_">T</text:span><text:span text:style-name="_33_">h</text:span><text:span text:style-name="_36_">e</text:span><text:span text:style-name="_39_">r</text:span><text:span text:style-name="_33_">e</text:span><text:span text:style-name="_34_"> </text:span><text:span text:style-name="_38_">i</text:span><text:span text:style-name="_32_">s</text:span><text:span text:style-name="_34_"> </text:span><text:span text:style-name="_38_">n</text:span><text:span text:style-name="_32_">o</text:span><text:span text:style-name="_34_"> </text:span><text:span text:style-name="_38_">t</text:span><text:span text:style-name="_33_">h</text:span><text:span text:style-name="_35_">e</text:span><text:span text:style-name="_39_">o</text:span><text:span text:style-name="_32_">r</text:span><text:span text:style-name="_36_">e</text:span><text:span text:style-name="_39_">t</text:span><text:span text:style-name="_32_">i</text:span><text:span text:style-name="_36_">c</text:span><text:span text:style-name="_38_">a</text:span><text:span text:style-name="_33_">l</text:span><text:span text:style-name="_34_"> </text:span><text:span text:style-name="_39_">d</text:span><text:span text:style-name="_33_">i</text:span><text:span text:style-name="_35_">f</text:span><text:span text:style-name="_38_">f</text:span><text:span text:style-name="_32_">i</text:span><text:span text:style-name="_36_">c</text:span><text:span text:style-name="_38_">u</text:span><text:span text:style-name="_33_">l</text:span><text:span text:style-name="_36_">t</text:span><text:span text:style-name="_39_">y</text:span><text:span text:style-name="_31_"> </text:span><text:span text:style-name="_35_">i</text:span><text:span text:style-name="_38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i</text:span><text:span text:style-name="_33_">d</text:span><text:span text:style-name="_35_">e</text:span><text:span text:style-name="_38_">a</text:span><text:span text:style-name="_31_"> </text:span><text:span text:style-name="_36_">o</text:span><text:span text:style-name="_38_">f</text:span><text:span text:style-name="_31_"> </text:span><text:span text:style-name="_36_">a</text:span><text:span text:style-name="_37_"> </text:span><text:span text:style-name="_32_">c</text:span><text:span text:style-name="_36_">o</text:span><text:span text:style-name="_38_">m</text:span><text:span text:style-name="_32_">p</text:span><text:span text:style-name="_35_">u</text:span><text:span text:style-name="_39_">t</text:span><text:span text:style-name="_33_">e</text:span><text:span text:style-name="_35_">r</text:span><text:span text:style-name="_37_"> </text:span><text:span text:style-name="_33_">w</text:span><text:span text:style-name="_35_">i</text:span><text:span text:style-name="_39_">t</text:span><text:span text:style-name="_32_">h</text:span><text:span text:style-name="_34_"> </text:span><text:span text:style-name="_38_">a</text:span><text:span text:style-name="_32_">n</text:span><text:span text:style-name="_34_"> </text:span><text:span text:style-name="_39_">u</text:span><text:span text:style-name="_32_">n</text:span><text:span text:style-name="_36_">l</text:span><text:span text:style-name="_39_">i</text:span><text:span text:style-name="_33_">m</text:span><text:span text:style-name="_35_">i</text:span><text:span text:style-name="_38_">t</text:span><text:span text:style-name="_33_">e</text:span><text:span text:style-name="_36_">d</text:span><text:span text:style-name="_37_"> </text:span><text:span text:style-name="_33_">s</text:span><text:span text:style-name="_35_">t</text:span><text:span text:style-name="_38_">o</text:span><text:span text:style-name="_32_">r</text:span><text:span text:style-name="_35_">e</text:span><text:span text:style-name="_38_">.</text:span><text:span text:style-name="_31_"> </text:span><text:span text:style-name="_36_">O</text:span><text:span text:style-name="_39_">f</text:span><text:span text:style-name="_31_"> </text:span><text:span text:style-name="_35_">c</text:span><text:span text:style-name="_39_">o</text:span><text:span text:style-name="_32_">u</text:span><text:span text:style-name="_35_">r</text:span><text:span text:style-name="_38_">s</text:span><text:span text:style-name="_32_">e</text:span><text:span text:style-name="_34_"> </text:span><text:span text:style-name="_39_">o</text:span><text:span text:style-name="_32_">n</text:span><text:span text:style-name="_35_">l</text:span><text:span text:style-name="_39_">y</text:span><text:span text:style-name="_31_"> </text:span><text:span text:style-name="_35_">a</text:span><text:span text:style-name="_37_"> </text:span><text:span text:style-name="_33_">f</text:span><text:span text:style-name="_36_">i</text:span><text:span text:style-name="_39_">n</text:span><text:span text:style-name="_33_">i</text:span><text:span text:style-name="_35_">t</text:span><text:span text:style-name="_38_">e</text:span><text:span text:style-name="_31_"> </text:span><text:span text:style-name="_36_">p</text:span><text:span text:style-name="_38_">a</text:span><text:span text:style-name="_32_">r</text:span><text:span text:style-name="_36_">t</text:span><text:span text:style-name="_37_"> </text:span><text:span text:style-name="_33_">c</text:span><text:span text:style-name="_35_">a</text:span><text:span text:style-name="_38_">n</text:span><text:span text:style-name="_31_"> </text:span><text:span text:style-name="_35_">h</text:span><text:span text:style-name="_39_">a</text:span><text:span text:style-name="_33_">v</text:span><text:span text:style-name="_36_">e</text:span><text:span text:style-name="_37_"> </text:span><text:span text:style-name="_33_">b</text:span><text:span text:style-name="_35_">e</text:span><text:span text:style-name="_39_">e</text:span><text:span text:style-name="_32_">n</text:span><text:span text:style-name="_34_"> </text:span><text:span text:style-name="_39_">u</text:span><text:span text:style-name="_32_">s</text:span><text:span text:style-name="_36_">e</text:span><text:span text:style-name="_38_">d</text:span><text:span text:style-name="_31_"> </text:span><text:span text:style-name="_36_">a</text:span><text:span text:style-name="_38_">t</text:span><text:span text:style-name="_31_"> </text:span><text:span text:style-name="_36_">a</text:span><text:span text:style-name="_38_">n</text:span><text:span text:style-name="_33_">y</text:span><text:span text:style-name="_34_"> </text:span><text:span text:style-name="_39_">o</text:span><text:span text:style-name="_33_">n</text:span><text:span text:style-name="_35_">e</text:span><text:span text:style-name="_37_"> </text:span><text:span text:style-name="_32_">t</text:span><text:span text:style-name="_36_">i</text:span><text:span text:style-name="_39_">m</text:span><text:span text:style-name="_33_">e</text:span><text:span text:style-name="_36_">.</text:span><text:span text:style-name="_37_"> </text:span><text:span text:style-name="_33_">L</text:span><text:span text:style-name="_36_">i</text:span><text:span text:style-name="_39_">k</text:span><text:span text:style-name="_33_">e</text:span><text:span text:style-name="_35_">w</text:span><text:span text:style-name="_38_">i</text:span><text:span text:style-name="_33_">s</text:span><text:span text:style-name="_35_">e</text:span><text:span text:style-name="_37_"> </text:span><text:span text:style-name="_33_">o</text:span><text:span text:style-name="_36_">n</text:span><text:span text:style-name="_38_">l</text:span><text:span text:style-name="_33_">y</text:span><text:span text:style-name="_34_"> </text:span><text:span text:style-name="_38_">a</text:span><text:span text:style-name="_31_"> </text:span><text:span text:style-name="_35_">f</text:span><text:span text:style-name="_38_">i</text:span><text:span text:style-name="_32_">n</text:span><text:span text:style-name="_35_">i</text:span><text:span text:style-name="_38_">t</text:span><text:span text:style-name="_33_">e</text:span><text:span text:style-name="_34_"> </text:span><text:span text:style-name="_38_">a</text:span><text:span text:style-name="_32_">m</text:span><text:span text:style-name="_35_">o</text:span><text:span text:style-name="_39_">u</text:span><text:span text:style-name="_32_">n</text:span><text:span text:style-name="_35_">t</text:span><text:span text:style-name="_37_"> </text:span><text:span text:style-name="_33_">c</text:span><text:span text:style-name="_35_">a</text:span><text:span text:style-name="_39_">n</text:span><text:span text:style-name="_31_"> </text:span><text:span text:style-name="_35_">h</text:span><text:span text:style-name="_39_">a</text:span><text:span text:style-name="_33_">v</text:span><text:span text:style-name="_36_">e</text:span><text:span text:style-name="_37_"> </text:span><text:span text:style-name="_32_">b</text:span><text:span text:style-name="_35_">e</text:span><text:span text:style-name="_38_">e</text:span><text:span text:style-name="_32_">n</text:span><text:span text:style-name="_34_"> </text:span><text:span text:style-name="_39_">c</text:span><text:span text:style-name="_33_">o</text:span><text:span text:style-name="_35_">n</text:span><text:span text:style-name="_38_">s</text:span><text:span text:style-name="_33_">t</text:span><text:span text:style-name="_35_">r</text:span><text:span text:style-name="_39_">u</text:span><text:span text:style-name="_32_">c</text:span><text:span text:style-name="_36_">t</text:span><text:span text:style-name="_38_">e</text:span><text:span text:style-name="_33_">d</text:span><text:span text:style-name="_35_">,</text:span><text:span text:style-name="_37_"> </text:span><text:span text:style-name="_33_">b</text:span><text:span text:style-name="_36_">u</text:span><text:span text:style-name="_38_">t</text:span><text:span text:style-name="_31_"> </text:span><text:span text:style-name="_35_">w</text:span><text:span text:style-name="_39_">e</text:span><text:span text:style-name="_31_"> </text:span><text:span text:style-name="_36_">c</text:span><text:span text:style-name="_39_">a</text:span><text:span text:style-name="_33_">n</text:span><text:span text:style-name="_34_"> </text:span><text:span text:style-name="_39_">i</text:span><text:span text:style-name="_32_">m</text:span><text:span text:style-name="_35_">a</text:span><text:span text:style-name="_39_">g</text:span><text:span text:style-name="_32_">i</text:span><text:span text:style-name="_35_">n</text:span><text:span text:style-name="_39_">e</text:span><text:span text:style-name="_31_"> </text:span><text:span text:style-name="_36_">m</text:span><text:span text:style-name="_39_">o</text:span><text:span text:style-name="_32_">r</text:span><text:span text:style-name="_35_">e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m</text:span><text:span text:style-name="_39_">o</text:span><text:span text:style-name="_32_">r</text:span><text:span text:style-name="_35_">e</text:span><text:span text:style-name="_37_"> </text:span><text:span text:style-name="_33_">b</text:span><text:span text:style-name="_35_">e</text:span><text:span text:style-name="_39_">i</text:span><text:span text:style-name="_33_">n</text:span><text:span text:style-name="_36_">g</text:span><text:span text:style-name="_37_"> </text:span><text:span text:style-name="_32_">a</text:span><text:span text:style-name="_35_">d</text:span><text:span text:style-name="_39_">d</text:span><text:span text:style-name="_32_">e</text:span><text:span text:style-name="_35_">d</text:span><text:span text:style-name="_37_"> </text:span><text:span text:style-name="_32_">a</text:span><text:span text:style-name="_35_">s</text:span><text:span text:style-name="_37_"> </text:span><text:span text:style-name="_33_">r</text:span><text:span text:style-name="_36_">e</text:span><text:span text:style-name="_38_">q</text:span><text:span text:style-name="_32_">u</text:span><text:span text:style-name="_36_">i</text:span><text:span text:style-name="_38_">r</text:span><text:span text:style-name="_32_">e</text:span><text:span text:style-name="_35_">d</text:span><text:span text:style-name="_39_">.</text:span><text:span text:style-name="_31_"> </text:span><text:span text:style-name="_36_">S</text:span><text:span text:style-name="_39_">u</text:span><text:span text:style-name="_33_">c</text:span><text:span text:style-name="_36_">h</text:span><text:span text:style-name="_37_"> </text:span><text:span text:style-name="_33_">c</text:span><text:span text:style-name="_36_">o</text:span><text:span text:style-name="_39_">m</text:span><text:span text:style-name="_32_">p</text:span><text:span text:style-name="_36_">u</text:span><text:span text:style-name="_38_">t</text:span><text:span text:style-name="_33_">e</text:span><text:span text:style-name="_35_">r</text:span><text:span text:style-name="_38_">s</text:span><text:span text:style-name="_31_"> </text:span><text:span text:style-name="_35_">h</text:span><text:span text:style-name="_38_">a</text:span><text:span text:style-name="_32_">v</text:span><text:span text:style-name="_35_">e</text:span><text:span text:style-name="_37_"> </text:span><text:span text:style-name="_33_">s</text:span><text:span text:style-name="_36_">p</text:span><text:span text:style-name="_38_">e</text:span><text:span text:style-name="_32_">c</text:span><text:span text:style-name="_36_">i</text:span><text:span text:style-name="_39_">a</text:span><text:span text:style-name="_32_">l</text:span><text:span text:style-name="_34_"> </text:span><text:span text:style-name="_39_">t</text:span><text:span text:style-name="_32_">h</text:span><text:span text:style-name="_36_">e</text:span><text:span text:style-name="_38_">o</text:span><text:span text:style-name="_33_">r</text:span><text:span text:style-name="_36_">e</text:span><text:span text:style-name="_39_">t</text:span><text:span text:style-name="_33_">i</text:span><text:span text:style-name="_36_">c</text:span><text:span text:style-name="_39_">a</text:span><text:span text:style-name="_33_">l</text:span><text:span text:style-name="_34_"> </text:span><text:span text:style-name="_39_">i</text:span><text:span text:style-name="_32_">n</text:span><text:span text:style-name="_35_">t</text:span><text:span text:style-name="_38_">e</text:span><text:span text:style-name="_32_">r</text:span><text:span text:style-name="_35_">e</text:span><text:span text:style-name="_39_">s</text:span><text:span text:style-name="_32_">t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w</text:span><text:span text:style-name="_35_">i</text:span><text:span text:style-name="_39_">l</text:span><text:span text:style-name="_32_">l</text:span><text:span text:style-name="_34_"> </text:span><text:span text:style-name="_38_">b</text:span><text:span text:style-name="_32_">e</text:span><text:span text:style-name="_34_"> </text:span><text:span text:style-name="_38_">c</text:span><text:span text:style-name="_33_">a</text:span><text:span text:style-name="_36_">l</text:span><text:span text:style-name="_38_">l</text:span><text:span text:style-name="_33_">e</text:span><text:span text:style-name="_35_">d</text:span><text:span text:style-name="_37_"> </text:span><text:span text:style-name="_32_">i</text:span><text:span text:style-name="_35_">n</text:span><text:span text:style-name="_38_">f</text:span><text:span text:style-name="_33_">i</text:span><text:span text:style-name="_36_">n</text:span><text:span text:style-name="_38_">i</text:span><text:span text:style-name="_32_">t</text:span><text:span text:style-name="_36_">i</text:span><text:span text:style-name="_38_">v</text:span><text:span text:style-name="_32_">e</text:span><text:span text:style-name="_34_"> </text:span><text:span text:style-name="_39_">c</text:span><text:span text:style-name="_32_">a</text:span><text:span text:style-name="_36_">p</text:span><text:span text:style-name="_39_">a</text:span><text:span text:style-name="_32_">c</text:span><text:span text:style-name="_35_">i</text:span><text:span text:style-name="_39_">t</text:span><text:span text:style-name="_32_">y</text:span><text:span text:style-name="_34_"> </text:span><text:span text:style-name="_38_">c</text:span><text:span text:style-name="_33_">o</text:span><text:span text:style-name="_35_">m</text:span><text:span text:style-name="_39_">p</text:span><text:span text:style-name="_32_">u</text:span><text:span text:style-name="_36_">t</text:span><text:span text:style-name="_39_">e</text:span><text:span text:style-name="_33_">r</text:span><text:span text:style-name="_35_">s</text:span><text:span text:style-name="_39_">.</text:span></text:p>
      <text:p text:style-name="P1"><text:span text:style-name="_36_">T</text:span><text:span text:style-name="_39_">h</text:span><text:span text:style-name="_32_">e</text:span><text:span text:style-name="_34_"> </text:span><text:span text:style-name="_38_">i</text:span><text:span text:style-name="_32_">d</text:span><text:span text:style-name="_35_">e</text:span><text:span text:style-name="_38_">a</text:span><text:span text:style-name="_31_"> </text:span><text:span text:style-name="_35_">o</text:span><text:span text:style-name="_38_">f</text:span><text:span text:style-name="_31_"> </text:span><text:span text:style-name="_36_">a</text:span><text:span text:style-name="_37_"> </text:span><text:span text:style-name="_33_">d</text:span><text:span text:style-name="_35_">i</text:span><text:span text:style-name="_39_">g</text:span><text:span text:style-name="_33_">i</text:span><text:span text:style-name="_35_">t</text:span><text:span text:style-name="_38_">a</text:span><text:span text:style-name="_32_">l</text:span><text:span text:style-name="_34_"> </text:span><text:span text:style-name="_39_">c</text:span><text:span text:style-name="_33_">o</text:span><text:span text:style-name="_36_">m</text:span><text:span text:style-name="_38_">p</text:span><text:span text:style-name="_33_">u</text:span><text:span text:style-name="_36_">t</text:span><text:span text:style-name="_39_">e</text:span><text:span text:style-name="_33_">r</text:span><text:span text:style-name="_34_"> </text:span><text:span text:style-name="_39_">i</text:span><text:span text:style-name="_32_">s</text:span><text:span text:style-name="_34_"> </text:span><text:span text:style-name="_39_">a</text:span><text:span text:style-name="_33_">n</text:span><text:span text:style-name="_34_"> </text:span><text:span text:style-name="_38_">o</text:span><text:span text:style-name="_32_">l</text:span><text:span text:style-name="_35_">d</text:span><text:span text:style-name="_37_"> </text:span><text:span text:style-name="_33_">o</text:span><text:span text:style-name="_36_">n</text:span><text:span text:style-name="_38_">e</text:span><text:span text:style-name="_32_">.</text:span><text:span text:style-name="_34_"> </text:span><text:span text:style-name="_38_">C</text:span><text:span text:style-name="_32_">h</text:span><text:span text:style-name="_35_">a</text:span><text:span text:style-name="_39_">r</text:span><text:span text:style-name="_32_">l</text:span><text:span text:style-name="_36_">e</text:span><text:span text:style-name="_38_">s</text:span><text:span text:style-name="_31_"> </text:span><text:span text:style-name="_35_">B</text:span><text:span text:style-name="_39_">a</text:span><text:span text:style-name="_33_">b</text:span><text:span text:style-name="_36_">b</text:span><text:span text:style-name="_39_">a</text:span><text:span text:style-name="_33_">g</text:span><text:span text:style-name="_35_">e</text:span><text:span text:style-name="_39_">,</text:span><text:span text:style-name="_31_"> </text:span><text:span text:style-name="_35_">L</text:span><text:span text:style-name="_39_">u</text:span><text:span text:style-name="_32_">c</text:span><text:span text:style-name="_35_">a</text:span><text:span text:style-name="_38_">s</text:span><text:span text:style-name="_32_">i</text:span><text:span text:style-name="_35_">a</text:span><text:span text:style-name="_39_">n</text:span><text:span text:style-name="_31_"> </text:span><text:span text:style-name="_35_">P</text:span><text:span text:style-name="_38_">r</text:span><text:span text:style-name="_33_">o</text:span><text:span text:style-name="_36_">f</text:span><text:span text:style-name="_39_">e</text:span><text:span text:style-name="_33_">s</text:span><text:span text:style-name="_35_">s</text:span><text:span text:style-name="_38_">o</text:span><text:span text:style-name="_32_">r</text:span><text:span text:style-name="_34_"> </text:span><text:span text:style-name="_39_">o</text:span><text:span text:style-name="_33_">f</text:span><text:span text:style-name="_34_"> </text:span><text:span text:style-name="_39_">M</text:span><text:span text:style-name="_32_">a</text:span><text:span text:style-name="_35_">t</text:span><text:span text:style-name="_39_">h</text:span><text:span text:style-name="_32_">e</text:span><text:span text:style-name="_35_">m</text:span><text:span text:style-name="_38_">a</text:span><text:span text:style-name="_33_">t</text:span><text:span text:style-name="_35_">i</text:span><text:span text:style-name="_39_">c</text:span><text:span text:style-name="_33_">s</text:span><text:span text:style-name="_34_"> </text:span><text:span text:style-name="_39_">a</text:span><text:span text:style-name="_32_">t</text:span><text:span text:style-name="_34_"> </text:span><text:span text:style-name="_39_">C</text:span><text:span text:style-name="_33_">a</text:span><text:span text:style-name="_35_">m</text:span><text:span text:style-name="_39_">b</text:span><text:span text:style-name="_33_">r</text:span><text:span text:style-name="_35_">i</text:span><text:span text:style-name="_39_">d</text:span><text:span text:style-name="_32_">g</text:span><text:span text:style-name="_36_">e</text:span><text:span text:style-name="_37_"> </text:span><text:span text:style-name="_33_">f</text:span><text:span text:style-name="_36_">r</text:span><text:span text:style-name="_38_">o</text:span><text:span text:style-name="_33_">m</text:span><text:span text:style-name="_34_"> </text:span><text:span text:style-name="_38_">1</text:span><text:span text:style-name="_32_">8</text:span><text:span text:style-name="_36_">2</text:span><text:span text:style-name="_38_">8</text:span><text:span text:style-name="_31_"> </text:span><text:span text:style-name="_35_">t</text:span><text:span text:style-name="_38_">o</text:span><text:span text:style-name="_31_"> </text:span><text:span text:style-name="_35_">1</text:span><text:span text:style-name="_39_">8</text:span><text:span text:style-name="_33_">3</text:span><text:span text:style-name="_35_">9</text:span><text:span text:style-name="_39_">,</text:span><text:span text:style-name="_31_"> </text:span><text:span text:style-name="_36_">p</text:span><text:span text:style-name="_39_">l</text:span><text:span text:style-name="_33_">a</text:span><text:span text:style-name="_36_">n</text:span><text:span text:style-name="_38_">n</text:span><text:span text:style-name="_32_">e</text:span><text:span text:style-name="_35_">d</text:span><text:span text:style-name="_37_"> </text:span><text:span text:style-name="_33_">s</text:span><text:span text:style-name="_36_">u</text:span><text:span text:style-name="_39_">c</text:span><text:span text:style-name="_32_">h</text:span><text:span text:style-name="_34_"> </text:span><text:span text:style-name="_38_">a</text:span><text:span text:style-name="_31_"> </text:span><text:span text:style-name="_36_">m</text:span><text:span text:style-name="_38_">a</text:span><text:span text:style-name="_32_">c</text:span><text:span text:style-name="_35_">h</text:span><text:span text:style-name="_38_">i</text:span><text:span text:style-name="_32_">n</text:span><text:span text:style-name="_35_">e</text:span><text:span text:style-name="_39_">,</text:span><text:span text:style-name="_31_"> </text:span><text:span text:style-name="_36_">c</text:span><text:span text:style-name="_38_">a</text:span><text:span text:style-name="_32_">l</text:span><text:span text:style-name="_36_">l</text:span><text:span text:style-name="_39_">e</text:span><text:span text:style-name="_32_">d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A</text:span><text:span text:style-name="_36_">n</text:span><text:span text:style-name="_38_">a</text:span><text:span text:style-name="_32_">l</text:span><text:span text:style-name="_35_">y</text:span><text:span text:style-name="_39_">t</text:span><text:span text:style-name="_33_">i</text:span><text:span text:style-name="_35_">c</text:span><text:span text:style-name="_39_">a</text:span><text:span text:style-name="_33_">l</text:span><text:span text:style-name="_34_"> </text:span><text:span text:style-name="_38_">E</text:span><text:span text:style-name="_33_">n</text:span><text:span text:style-name="_36_">g</text:span><text:span text:style-name="_39_">i</text:span><text:span text:style-name="_32_">n</text:span><text:span text:style-name="_35_">e</text:span><text:span text:style-name="_39_">,</text:span><text:span text:style-name="_31_"> </text:span><text:span text:style-name="_35_">b</text:span><text:span text:style-name="_39_">u</text:span><text:span text:style-name="_32_">t</text:span><text:span text:style-name="_34_"> </text:span><text:span text:style-name="_38_">i</text:span><text:span text:style-name="_32_">t</text:span><text:span text:style-name="_34_"> </text:span><text:span text:style-name="_38_">w</text:span><text:span text:style-name="_32_">a</text:span><text:span text:style-name="_35_">s</text:span><text:span text:style-name="_37_"> </text:span><text:span text:style-name="_32_">n</text:span><text:span text:style-name="_36_">e</text:span><text:span text:style-name="_38_">v</text:span><text:span text:style-name="_33_">e</text:span><text:span text:style-name="_35_">r</text:span><text:span text:style-name="_37_"> </text:span><text:span text:style-name="_33_">c</text:span><text:span text:style-name="_35_">o</text:span><text:span text:style-name="_38_">m</text:span><text:span text:style-name="_33_">p</text:span><text:span text:style-name="_36_">l</text:span><text:span text:style-name="_39_">e</text:span><text:span text:style-name="_32_">t</text:span><text:span text:style-name="_35_">e</text:span><text:span text:style-name="_39_">d</text:span><text:span text:style-name="_32_">.</text:span><text:span text:style-name="_34_"> </text:span><text:span text:style-name="_39_">A</text:span><text:span text:style-name="_33_">l</text:span><text:span text:style-name="_35_">t</text:span><text:span text:style-name="_39_">h</text:span><text:span text:style-name="_33_">o</text:span><text:span text:style-name="_36_">u</text:span><text:span text:style-name="_39_">g</text:span><text:span text:style-name="_32_">h</text:span><text:span text:style-name="_34_"> </text:span><text:span text:style-name="_39_">B</text:span><text:span text:style-name="_32_">a</text:span><text:span text:style-name="_35_">b</text:span><text:span text:style-name="_39_">b</text:span><text:span text:style-name="_32_">a</text:span><text:span text:style-name="_36_">g</text:span><text:span text:style-name="_38_">e</text:span><text:span text:style-name="_31_"> </text:span><text:span text:style-name="_36_">h</text:span><text:span text:style-name="_38_">a</text:span><text:span text:style-name="_32_">d</text:span><text:span text:style-name="_34_"> </text:span><text:span text:style-name="_38_">a</text:span><text:span text:style-name="_33_">l</text:span><text:span text:style-name="_35_">l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e</text:span><text:span text:style-name="_38_">s</text:span><text:span text:style-name="_32_">s</text:span><text:span text:style-name="_35_">e</text:span><text:span text:style-name="_39_">n</text:span><text:span text:style-name="_32_">t</text:span><text:span text:style-name="_36_">i</text:span><text:span text:style-name="_39_">a</text:span><text:span text:style-name="_32_">l</text:span><text:span text:style-name="_34_"> </text:span><text:span text:style-name="_39_">i</text:span><text:span text:style-name="_33_">d</text:span><text:span text:style-name="_36_">e</text:span><text:span text:style-name="_39_">a</text:span><text:span text:style-name="_33_">s</text:span><text:span text:style-name="_36_">,</text:span><text:span text:style-name="_37_"> </text:span><text:span text:style-name="_33_">h</text:span><text:span text:style-name="_36_">i</text:span><text:span text:style-name="_38_">s</text:span><text:span text:style-name="_31_"> </text:span><text:span text:style-name="_36_">m</text:span><text:span text:style-name="_39_">a</text:span><text:span text:style-name="_32_">c</text:span><text:span text:style-name="_35_">h</text:span><text:span text:style-name="_38_">i</text:span><text:span text:style-name="_32_">n</text:span><text:span text:style-name="_36_">e</text:span><text:span text:style-name="_37_"> </text:span><text:span text:style-name="_32_">w</text:span><text:span text:style-name="_36_">a</text:span><text:span text:style-name="_38_">s</text:span><text:span text:style-name="_31_"> </text:span><text:span text:style-name="_36_">n</text:span><text:span text:style-name="_38_">o</text:span><text:span text:style-name="_32_">t</text:span><text:span text:style-name="_34_"> </text:span><text:span text:style-name="_38_">a</text:span><text:span text:style-name="_33_">t</text:span><text:span text:style-name="_34_"> </text:span><text:span text:style-name="_39_">t</text:span><text:span text:style-name="_32_">h</text:span><text:span text:style-name="_35_">a</text:span><text:span text:style-name="_39_">t</text:span><text:span text:style-name="_31_"> </text:span><text:span text:style-name="_36_">t</text:span><text:span text:style-name="_38_">i</text:span><text:span text:style-name="_32_">m</text:span><text:span text:style-name="_35_">e</text:span><text:span text:style-name="_37_"> </text:span><text:span text:style-name="_33_">s</text:span><text:span text:style-name="_36_">u</text:span><text:span text:style-name="_38_">c</text:span><text:span text:style-name="_33_">h</text:span><text:span text:style-name="_34_"> </text:span><text:span text:style-name="_38_">a</text:span><text:span text:style-name="_31_"> </text:span><text:span text:style-name="_35_">v</text:span><text:span text:style-name="_38_">e</text:span><text:span text:style-name="_33_">r</text:span><text:span text:style-name="_36_">y</text:span><text:span text:style-name="_37_"> </text:span><text:span text:style-name="_33_">a</text:span><text:span text:style-name="_36_">t</text:span><text:span text:style-name="_39_">t</text:span><text:span text:style-name="_33_">r</text:span><text:span text:style-name="_35_">a</text:span><text:span text:style-name="_39_">c</text:span><text:span text:style-name="_33_">t</text:span><text:span text:style-name="_36_">i</text:span><text:span text:style-name="_38_">v</text:span><text:span text:style-name="_32_">e</text:span><text:span text:style-name="_34_"> </text:span><text:span text:style-name="_39_">p</text:span><text:span text:style-name="_32_">r</text:span><text:span text:style-name="_35_">o</text:span><text:span text:style-name="_39_">s</text:span><text:span text:style-name="_32_">p</text:span><text:span text:style-name="_35_">e</text:span><text:span text:style-name="_39_">c</text:span><text:span text:style-name="_32_">t</text:span><text:span text:style-name="_35_">.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s</text:span><text:span text:style-name="_39_">p</text:span><text:span text:style-name="_32_">e</text:span><text:span text:style-name="_35_">e</text:span><text:span text:style-name="_38_">d</text:span><text:span text:style-name="_31_"> </text:span><text:span text:style-name="_35_">w</text:span><text:span text:style-name="_38_">h</text:span><text:span text:style-name="_32_">i</text:span><text:span text:style-name="_36_">c</text:span><text:span text:style-name="_39_">h</text:span><text:span text:style-name="_31_"> </text:span><text:span text:style-name="_35_">w</text:span><text:span text:style-name="_38_">o</text:span><text:span text:style-name="_33_">u</text:span><text:span text:style-name="_36_">l</text:span><text:span text:style-name="_39_">d</text:span><text:span text:style-name="_31_"> </text:span><text:span text:style-name="_35_">h</text:span><text:span text:style-name="_39_">a</text:span><text:span text:style-name="_32_">v</text:span><text:span text:style-name="_35_">e</text:span><text:span text:style-name="_37_"> </text:span><text:span text:style-name="_33_">b</text:span><text:span text:style-name="_35_">e</text:span><text:span text:style-name="_39_">e</text:span><text:span text:style-name="_32_">n</text:span><text:span text:style-name="_34_"> </text:span><text:span text:style-name="_39_">a</text:span><text:span text:style-name="_32_">v</text:span><text:span text:style-name="_36_">a</text:span><text:span text:style-name="_39_">i</text:span><text:span text:style-name="_32_">l</text:span><text:span text:style-name="_36_">a</text:span><text:span text:style-name="_39_">b</text:span><text:span text:style-name="_33_">l</text:span><text:span text:style-name="_35_">e</text:span><text:span text:style-name="_37_"> </text:span><text:span text:style-name="_33_">w</text:span><text:span text:style-name="_35_">o</text:span><text:span text:style-name="_39_">u</text:span><text:span text:style-name="_32_">l</text:span><text:span text:style-name="_35_">d</text:span><text:span text:style-name="_37_"> </text:span><text:span text:style-name="_33_">b</text:span><text:span text:style-name="_36_">e</text:span><text:span text:style-name="_37_"> </text:span><text:span text:style-name="_33_">d</text:span><text:span text:style-name="_36_">e</text:span><text:span text:style-name="_39_">f</text:span><text:span text:style-name="_32_">i</text:span><text:span text:style-name="_35_">n</text:span><text:span text:style-name="_39_">i</text:span><text:span text:style-name="_33_">t</text:span><text:span text:style-name="_35_">e</text:span><text:span text:style-name="_38_">l</text:span><text:span text:style-name="_32_">y</text:span><text:span text:style-name="_34_"> </text:span><text:span text:style-name="_38_">f</text:span><text:span text:style-name="_32_">a</text:span><text:span text:style-name="_35_">s</text:span><text:span text:style-name="_39_">t</text:span><text:span text:style-name="_32_">e</text:span><text:span text:style-name="_36_">r</text:span><text:span text:style-name="_37_"> </text:span><text:span text:style-name="_33_">t</text:span><text:span text:style-name="_36_">h</text:span><text:span text:style-name="_38_">a</text:span><text:span text:style-name="_32_">n</text:span><text:span text:style-name="_34_"> </text:span><text:span text:style-name="_38_">a</text:span><text:span text:style-name="_31_"> </text:span><text:span text:style-name="_35_">h</text:span><text:span text:style-name="_39_">u</text:span><text:span text:style-name="_33_">m</text:span><text:span text:style-name="_35_">a</text:span><text:span text:style-name="_39_">n</text:span><text:span text:style-name="_31_"> </text:span><text:span text:style-name="_35_">c</text:span><text:span text:style-name="_39_">o</text:span><text:span text:style-name="_33_">m</text:span><text:span text:style-name="_36_">p</text:span><text:span text:style-name="_39_">u</text:span><text:span text:style-name="_32_">t</text:span><text:span text:style-name="_35_">e</text:span><text:span text:style-name="_39_">r</text:span><text:span text:style-name="_31_"> </text:span><text:span text:style-name="_35_">b</text:span><text:span text:style-name="_38_">u</text:span><text:span text:style-name="_33_">t</text:span><text:span text:style-name="_34_"> </text:span><text:span text:style-name="_39_">s</text:span><text:span text:style-name="_33_">o</text:span><text:span text:style-name="_35_">m</text:span><text:span text:style-name="_38_">e</text:span><text:span text:style-name="_32_">t</text:span><text:span text:style-name="_36_">h</text:span><text:span text:style-name="_38_">i</text:span><text:span text:style-name="_33_">n</text:span><text:span text:style-name="_35_">g</text:span><text:span text:style-name="_37_"> </text:span><text:span text:style-name="_33_">l</text:span><text:span text:style-name="_36_">i</text:span><text:span text:style-name="_38_">k</text:span><text:span text:style-name="_32_">e</text:span><text:span text:style-name="_34_"> </text:span><text:span text:style-name="_39_">I</text:span><text:span text:style-name="_31_"> </text:span><text:span text:style-name="_35_">0</text:span><text:span text:style-name="_38_">0</text:span><text:span text:style-name="_31_"> </text:span><text:span text:style-name="_35_">t</text:span><text:span text:style-name="_38_">i</text:span><text:span text:style-name="_33_">m</text:span><text:span text:style-name="_36_">e</text:span><text:span text:style-name="_39_">s</text:span><text:span text:style-name="_31_"> </text:span><text:span text:style-name="_35_">s</text:span><text:span text:style-name="_38_">l</text:span><text:span text:style-name="_33_">o</text:span><text:span text:style-name="_35_">w</text:span><text:span text:style-name="_38_">e</text:span><text:span text:style-name="_33_">r</text:span><text:span text:style-name="_34_"> </text:span><text:span text:style-name="_39_">t</text:span><text:span text:style-name="_32_">h</text:span><text:span text:style-name="_36_">a</text:span><text:span text:style-name="_38_">n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M</text:span><text:span text:style-name="_32_">a</text:span><text:span text:style-name="_35_">n</text:span><text:span text:style-name="_38_">c</text:span><text:span text:style-name="_33_">h</text:span><text:span text:style-name="_35_">e</text:span><text:span text:style-name="_38_">s</text:span><text:span text:style-name="_33_">t</text:span><text:span text:style-name="_35_">e</text:span><text:span text:style-name="_39_">r</text:span><text:span text:style-name="_31_"> </text:span><text:span text:style-name="_36_">m</text:span><text:span text:style-name="_39_">a</text:span><text:span text:style-name="_32_">c</text:span><text:span text:style-name="_36_">h</text:span><text:span text:style-name="_38_">i</text:span><text:span text:style-name="_33_">n</text:span><text:span text:style-name="_36_">e</text:span><text:span text:style-name="_39_">,</text:span><text:span text:style-name="_31_"> </text:span><text:span text:style-name="_35_">i</text:span><text:span text:style-name="_39_">t</text:span><text:span text:style-name="_33_">s</text:span><text:span text:style-name="_36_">e</text:span><text:span text:style-name="_38_">l</text:span><text:span text:style-name="_32_">f</text:span><text:span text:style-name="_34_"> </text:span><text:span text:style-name="_38_">o</text:span><text:span text:style-name="_33_">n</text:span><text:span text:style-name="_35_">e</text:span><text:span text:style-name="_37_"> </text:span><text:span text:style-name="_33_">o</text:span><text:span text:style-name="_36_">f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s</text:span><text:span text:style-name="_38_">l</text:span><text:span text:style-name="_33_">o</text:span><text:span text:style-name="_35_">w</text:span><text:span text:style-name="_38_">e</text:span><text:span text:style-name="_32_">r</text:span><text:span text:style-name="_34_"> </text:span><text:span text:style-name="_38_">o</text:span><text:span text:style-name="_32_">f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m</text:span><text:span text:style-name="_35_">o</text:span><text:span text:style-name="_39_">d</text:span><text:span text:style-name="_32_">e</text:span><text:span text:style-name="_36_">r</text:span><text:span text:style-name="_39_">n</text:span><text:span text:style-name="_31_"> </text:span><text:span text:style-name="_35_">m</text:span><text:span text:style-name="_39_">a</text:span><text:span text:style-name="_33_">c</text:span><text:span text:style-name="_35_">h</text:span><text:span text:style-name="_38_">i</text:span><text:span text:style-name="_32_">n</text:span><text:span text:style-name="_36_">e</text:span><text:span text:style-name="_39_">s</text:span><text:span text:style-name="_33_">,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s</text:span><text:span text:style-name="_35_">t</text:span><text:span text:style-name="_38_">o</text:span><text:span text:style-name="_33_">r</text:span><text:span text:style-name="_35_">a</text:span><text:span text:style-name="_39_">g</text:span><text:span text:style-name="_32_">e</text:span><text:span text:style-name="_34_"> </text:span><text:span text:style-name="_38_">w</text:span><text:span text:style-name="_33_">a</text:span><text:span text:style-name="_36_">s</text:span><text:span text:style-name="_37_"> </text:span><text:span text:style-name="_33_">t</text:span><text:span text:style-name="_35_">o</text:span><text:span text:style-name="_37_"> </text:span><text:span text:style-name="_33_">b</text:span><text:span text:style-name="_35_">e</text:span><text:span text:style-name="_37_"> </text:span><text:span text:style-name="_33_">p</text:span><text:span text:style-name="_35_">u</text:span><text:span text:style-name="_39_">r</text:span><text:span text:style-name="_33_">e</text:span><text:span text:style-name="_36_">l</text:span><text:span text:style-name="_38_">y</text:span><text:span text:style-name="_31_"> </text:span><text:span text:style-name="_36_">m</text:span><text:span text:style-name="_38_">e</text:span><text:span text:style-name="_33_">c</text:span><text:span text:style-name="_35_">h</text:span><text:span text:style-name="_39_">a</text:span><text:span text:style-name="_33_">n</text:span><text:span text:style-name="_36_">i</text:span><text:span text:style-name="_39_">c</text:span><text:span text:style-name="_33_">a</text:span><text:span text:style-name="_35_">l</text:span><text:span text:style-name="_38_">,</text:span><text:span text:style-name="_31_"> </text:span><text:span text:style-name="_36_">u</text:span><text:span text:style-name="_39_">s</text:span><text:span text:style-name="_32_">i</text:span><text:span text:style-name="_35_">n</text:span><text:span text:style-name="_38_">g</text:span><text:span text:style-name="_31_"> </text:span><text:span text:style-name="_35_">w</text:span><text:span text:style-name="_38_">h</text:span><text:span text:style-name="_33_">e</text:span><text:span text:style-name="_35_">e</text:span><text:span text:style-name="_39_">l</text:span><text:span text:style-name="_33_">s</text:span><text:span text:style-name="_34_"> </text:span><text:span text:style-name="_39_">a</text:span><text:span text:style-name="_33_">n</text:span><text:span text:style-name="_35_">d</text:span><text:span text:style-name="_37_"> </text:span><text:span text:style-name="_32_">c</text:span><text:span text:style-name="_35_">a</text:span><text:span text:style-name="_39_">r</text:span><text:span text:style-name="_32_">d</text:span><text:span text:style-name="_35_">s</text:span><text:span text:style-name="_38_">.</text:span></text:p>
      <text:p text:style-name="P1"><text:span text:style-name="_35_">T</text:span><text:span text:style-name="_38_">h</text:span><text:span text:style-name="_32_">e</text:span><text:span text:style-name="_34_"> </text:span><text:span text:style-name="_39_">f</text:span><text:span text:style-name="_32_">a</text:span><text:span text:style-name="_36_">c</text:span><text:span text:style-name="_39_">t</text:span><text:span text:style-name="_31_"> </text:span><text:span text:style-name="_35_">t</text:span><text:span text:style-name="_39_">h</text:span><text:span text:style-name="_32_">a</text:span><text:span text:style-name="_35_">t</text:span><text:span text:style-name="_37_"> </text:span><text:span text:style-name="_33_">B</text:span><text:span text:style-name="_36_">a</text:span><text:span text:style-name="_39_">b</text:span><text:span text:style-name="_32_">b</text:span><text:span text:style-name="_35_">a</text:span><text:span text:style-name="_39_">g</text:span><text:span text:style-name="_33_">e</text:span><text:span text:style-name="_35_">'</text:span><text:span text:style-name="_39_">s</text:span><text:span text:style-name="_31_"> </text:span><text:span text:style-name="_36_">A</text:span><text:span text:style-name="_39_">n</text:span><text:span text:style-name="_33_">a</text:span><text:span text:style-name="_35_">l</text:span><text:span text:style-name="_38_">y</text:span><text:span text:style-name="_33_">t</text:span><text:span text:style-name="_35_">i</text:span><text:span text:style-name="_38_">c</text:span><text:span text:style-name="_33_">a</text:span><text:span text:style-name="_36_">l</text:span><text:span text:style-name="_37_"> </text:span><text:span text:style-name="_33_">E</text:span><text:span text:style-name="_36_">n</text:span><text:span text:style-name="_38_">g</text:span><text:span text:style-name="_32_">i</text:span><text:span text:style-name="_36_">n</text:span><text:span text:style-name="_38_">e</text:span><text:span text:style-name="_31_"> </text:span><text:span text:style-name="_35_">w</text:span><text:span text:style-name="_38_">a</text:span><text:span text:style-name="_33_">s</text:span><text:span text:style-name="_34_"> </text:span><text:span text:style-name="_39_">t</text:span><text:span text:style-name="_32_">o</text:span><text:span text:style-name="_34_"> </text:span><text:span text:style-name="_38_">b</text:span><text:span text:style-name="_32_">e</text:span><text:span text:style-name="_34_"> </text:span><text:span text:style-name="_39_">e</text:span><text:span text:style-name="_33_">n</text:span><text:span text:style-name="_35_">t</text:span><text:span text:style-name="_38_">i</text:span><text:span text:style-name="_32_">r</text:span><text:span text:style-name="_36_">e</text:span><text:span text:style-name="_39_">l</text:span><text:span text:style-name="_32_">y</text:span><text:span text:style-name="_34_"> </text:span><text:span text:style-name="_38_">m</text:span><text:span text:style-name="_32_">e</text:span><text:span text:style-name="_36_">c</text:span><text:span text:style-name="_38_">h</text:span><text:span text:style-name="_33_">a</text:span><text:span text:style-name="_36_">n</text:span><text:span text:style-name="_39_">i</text:span><text:span text:style-name="_32_">c</text:span><text:span text:style-name="_36_">a</text:span><text:span text:style-name="_38_">l</text:span><text:span text:style-name="_31_"> </text:span><text:span text:style-name="_36_">w</text:span><text:span text:style-name="_39_">i</text:span><text:span text:style-name="_33_">l</text:span><text:span text:style-name="_36_">l</text:span><text:span text:style-name="_37_"> </text:span><text:span text:style-name="_33_">h</text:span><text:span text:style-name="_36_">e</text:span><text:span text:style-name="_38_">l</text:span><text:span text:style-name="_33_">p</text:span><text:span text:style-name="_34_"> </text:span><text:span text:style-name="_38_">u</text:span><text:span text:style-name="_33_">s</text:span><text:span text:style-name="_34_"> </text:span><text:span text:style-name="_39_">t</text:span><text:span text:style-name="_32_">o</text:span><text:span text:style-name="_34_"> </text:span><text:span text:style-name="_39_">r</text:span><text:span text:style-name="_32_">i</text:span><text:span text:style-name="_35_">d</text:span><text:span text:style-name="_37_"> </text:span><text:span text:style-name="_33_">o</text:span><text:span text:style-name="_36_">u</text:span><text:span text:style-name="_39_">r</text:span><text:span text:style-name="_32_">s</text:span><text:span text:style-name="_36_">e</text:span><text:span text:style-name="_38_">l</text:span><text:span text:style-name="_33_">v</text:span><text:span text:style-name="_35_">e</text:span><text:span text:style-name="_39_">s</text:span><text:span text:style-name="_31_"> </text:span><text:span text:style-name="_36_">o</text:span><text:span text:style-name="_39_">f</text:span><text:span text:style-name="_31_"> </text:span><text:span text:style-name="_36_">a</text:span><text:span text:style-name="_37_"> </text:span><text:span text:style-name="_32_">s</text:span><text:span text:style-name="_36_">u</text:span><text:span text:style-name="_38_">p</text:span><text:span text:style-name="_32_">e</text:span><text:span text:style-name="_36_">r</text:span><text:span text:style-name="_38_">s</text:span><text:span text:style-name="_32_">t</text:span><text:span text:style-name="_36_">i</text:span><text:span text:style-name="_38_">t</text:span><text:span text:style-name="_33_">i</text:span><text:span text:style-name="_35_">o</text:span><text:span text:style-name="_38_">n</text:span><text:span text:style-name="_33_">.</text:span><text:span text:style-name="_34_"> </text:span><text:span text:style-name="_38_">I</text:span><text:span text:style-name="_33_">m</text:span><text:span text:style-name="_36_">p</text:span><text:span text:style-name="_38_">o</text:span><text:span text:style-name="_32_">r</text:span><text:span text:style-name="_35_">t</text:span><text:span text:style-name="_39_">a</text:span><text:span text:style-name="_32_">n</text:span><text:span text:style-name="_35_">c</text:span><text:span text:style-name="_38_">e</text:span><text:span text:style-name="_31_"> </text:span><text:span text:style-name="_35_">i</text:span><text:span text:style-name="_39_">s</text:span><text:span text:style-name="_31_"> </text:span><text:span text:style-name="_36_">o</text:span><text:span text:style-name="_38_">f</text:span><text:span text:style-name="_32_">t</text:span><text:span text:style-name="_35_">e</text:span><text:span text:style-name="_38_">n</text:span><text:span text:style-name="_31_"> </text:span><text:span text:style-name="_35_">a</text:span><text:span text:style-name="_38_">t</text:span><text:span text:style-name="_32_">t</text:span><text:span text:style-name="_36_">a</text:span><text:span text:style-name="_38_">c</text:span><text:span text:style-name="_32_">h</text:span><text:span text:style-name="_35_">e</text:span><text:span text:style-name="_39_">d</text:span><text:span text:style-name="_31_"> </text:span><text:span text:style-name="_35_">t</text:span><text:span text:style-name="_38_">o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f</text:span><text:span text:style-name="_33_">a</text:span><text:span text:style-name="_35_">c</text:span><text:span text:style-name="_39_">t</text:span><text:span text:style-name="_31_"> </text:span><text:span text:style-name="_36_">t</text:span><text:span text:style-name="_38_">h</text:span><text:span text:style-name="_32_">a</text:span><text:span text:style-name="_35_">t</text:span><text:span text:style-name="_37_"> </text:span><text:span text:style-name="_32_">m</text:span><text:span text:style-name="_35_">o</text:span><text:span text:style-name="_38_">d</text:span><text:span text:style-name="_33_">e</text:span><text:span text:style-name="_36_">r</text:span><text:span text:style-name="_39_">n</text:span><text:span text:style-name="_31_"> </text:span><text:span text:style-name="_35_">d</text:span><text:span text:style-name="_39_">i</text:span><text:span text:style-name="_32_">g</text:span><text:span text:style-name="_35_">i</text:span><text:span text:style-name="_38_">t</text:span><text:span text:style-name="_33_">a</text:span><text:span text:style-name="_35_">l</text:span><text:span text:style-name="_37_"> </text:span><text:span text:style-name="_32_">c</text:span><text:span text:style-name="_36_">o</text:span><text:span text:style-name="_38_">m</text:span><text:span text:style-name="_32_">p</text:span><text:span text:style-name="_35_">u</text:span><text:span text:style-name="_38_">t</text:span><text:span text:style-name="_32_">e</text:span><text:span text:style-name="_36_">r</text:span><text:span text:style-name="_39_">s</text:span><text:span text:style-name="_31_"> </text:span><text:span text:style-name="_36_">a</text:span><text:span text:style-name="_39_">r</text:span><text:span text:style-name="_33_">e</text:span><text:span text:style-name="_34_"> </text:span><text:span text:style-name="_39_">e</text:span><text:span text:style-name="_33_">l</text:span><text:span text:style-name="_36_">e</text:span><text:span text:style-name="_39_">c</text:span><text:span text:style-name="_32_">t</text:span><text:span text:style-name="_35_">r</text:span><text:span text:style-name="_39_">i</text:span><text:span text:style-name="_33_">c</text:span><text:span text:style-name="_35_">a</text:span><text:span text:style-name="_38_">l</text:span><text:span text:style-name="_33_">,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t</text:span><text:span text:style-name="_35_">h</text:span><text:span text:style-name="_38_">a</text:span><text:span text:style-name="_33_">t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n</text:span><text:span text:style-name="_35_">e</text:span><text:span text:style-name="_39_">r</text:span><text:span text:style-name="_33_">v</text:span><text:span text:style-name="_36_">o</text:span><text:span text:style-name="_38_">u</text:span><text:span text:style-name="_32_">s</text:span><text:span text:style-name="_34_"> </text:span><text:span text:style-name="_39_">s</text:span><text:span text:style-name="_32_">y</text:span><text:span text:style-name="_35_">s</text:span><text:span text:style-name="_38_">t</text:span><text:span text:style-name="_32_">e</text:span><text:span text:style-name="_36_">m</text:span><text:span text:style-name="_37_"> </text:span><text:span text:style-name="_33_">a</text:span><text:span text:style-name="_36_">l</text:span><text:span text:style-name="_39_">s</text:span><text:span text:style-name="_33_">o</text:span><text:span text:style-name="_34_"> </text:span><text:span text:style-name="_38_">i</text:span><text:span text:style-name="_32_">s</text:span><text:span text:style-name="_34_"> </text:span><text:span text:style-name="_38_">e</text:span><text:span text:style-name="_32_">l</text:span><text:span text:style-name="_36_">e</text:span><text:span text:style-name="_38_">c</text:span><text:span text:style-name="_33_">t</text:span><text:span text:style-name="_35_">r</text:span><text:span text:style-name="_38_">i</text:span><text:span text:style-name="_32_">c</text:span><text:span text:style-name="_36_">a</text:span><text:span text:style-name="_38_">l</text:span><text:span text:style-name="_33_">.</text:span><text:span text:style-name="_34_"> </text:span><text:span text:style-name="_39_">S</text:span><text:span text:style-name="_32_">i</text:span><text:span text:style-name="_35_">n</text:span><text:span text:style-name="_38_">c</text:span><text:span text:style-name="_33_">e</text:span><text:span text:style-name="_34_"> </text:span><text:span text:style-name="_39_">B</text:span><text:span text:style-name="_32_">a</text:span><text:span text:style-name="_35_">b</text:span><text:span text:style-name="_39_">b</text:span><text:span text:style-name="_33_">a</text:span><text:span text:style-name="_35_">g</text:span><text:span text:style-name="_39_">e</text:span><text:span text:style-name="_32_">'</text:span><text:span text:style-name="_35_">s</text:span><text:span text:style-name="_37_"> </text:span><text:span text:style-name="_33_">m</text:span><text:span text:style-name="_35_">a</text:span><text:span text:style-name="_39_">c</text:span><text:span text:style-name="_33_">h</text:span><text:span text:style-name="_35_">i</text:span><text:span text:style-name="_38_">n</text:span><text:span text:style-name="_32_">e</text:span><text:span text:style-name="_34_"> </text:span><text:span text:style-name="_38_">w</text:span><text:span text:style-name="_32_">a</text:span><text:span text:style-name="_36_">s</text:span><text:span text:style-name="_37_"> </text:span><text:span text:style-name="_33_">n</text:span><text:span text:style-name="_35_">o</text:span><text:span text:style-name="_39_">t</text:span><text:span text:style-name="_31_"> </text:span><text:span text:style-name="_36_">e</text:span><text:span text:style-name="_38_">l</text:span><text:span text:style-name="_33_">e</text:span><text:span text:style-name="_35_">c</text:span><text:span text:style-name="_38_">t</text:span><text:span text:style-name="_32_">r</text:span><text:span text:style-name="_36_">i</text:span><text:span text:style-name="_38_">c</text:span><text:span text:style-name="_33_">a</text:span><text:span text:style-name="_35_">l</text:span><text:span text:style-name="_39_">,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s</text:span><text:span text:style-name="_32_">i</text:span><text:span text:style-name="_35_">n</text:span><text:span text:style-name="_38_">c</text:span><text:span text:style-name="_32_">e</text:span><text:span text:style-name="_34_"> </text:span><text:span text:style-name="_39_">a</text:span><text:span text:style-name="_32_">l</text:span><text:span text:style-name="_36_">l</text:span><text:span text:style-name="_37_"> </text:span><text:span text:style-name="_33_">d</text:span><text:span text:style-name="_36_">i</text:span><text:span text:style-name="_38_">g</text:span><text:span text:style-name="_32_">i</text:span><text:span text:style-name="_36_">t</text:span><text:span text:style-name="_38_">a</text:span><text:span text:style-name="_32_">l</text:span><text:span text:style-name="_34_"> </text:span><text:span text:style-name="_38_">c</text:span><text:span text:style-name="_33_">o</text:span><text:span text:style-name="_36_">m</text:span><text:span text:style-name="_38_">p</text:span><text:span text:style-name="_32_">u</text:span><text:span text:style-name="_36_">t</text:span><text:span text:style-name="_38_">e</text:span><text:span text:style-name="_32_">r</text:span><text:span text:style-name="_35_">s</text:span><text:span text:style-name="_37_"> </text:span><text:span text:style-name="_33_">a</text:span><text:span text:style-name="_35_">r</text:span><text:span text:style-name="_39_">e</text:span><text:span text:style-name="_31_"> </text:span><text:span text:style-name="_35_">i</text:span><text:span text:style-name="_39_">n</text:span><text:span text:style-name="_31_"> </text:span><text:span text:style-name="_36_">a</text:span><text:span text:style-name="_37_"> </text:span><text:span text:style-name="_33_">s</text:span><text:span text:style-name="_35_">e</text:span><text:span text:style-name="_38_">n</text:span><text:span text:style-name="_33_">s</text:span><text:span text:style-name="_36_">e</text:span><text:span text:style-name="_37_"> </text:span><text:span text:style-name="_32_">e</text:span><text:span text:style-name="_35_">q</text:span><text:span text:style-name="_39_">u</text:span><text:span text:style-name="_33_">i</text:span><text:span text:style-name="_35_">v</text:span><text:span text:style-name="_39_">a</text:span><text:span text:style-name="_33_">l</text:span><text:span text:style-name="_36_">e</text:span><text:span text:style-name="_39_">n</text:span><text:span text:style-name="_33_">t</text:span><text:span text:style-name="_36_">,</text:span><text:span text:style-name="_37_"> </text:span><text:span text:style-name="_33_">w</text:span><text:span text:style-name="_36_">e</text:span><text:span text:style-name="_37_"> </text:span><text:span text:style-name="_33_">s</text:span><text:span text:style-name="_35_">e</text:span><text:span text:style-name="_39_">e</text:span><text:span text:style-name="_31_"> </text:span><text:span text:style-name="_36_">t</text:span><text:span text:style-name="_39_">h</text:span><text:span text:style-name="_32_">a</text:span><text:span text:style-name="_36_">t</text:span><text:span text:style-name="_37_"> </text:span><text:span text:style-name="_33_">t</text:span><text:span text:style-name="_35_">h</text:span><text:span text:style-name="_38_">i</text:span><text:span text:style-name="_32_">s</text:span><text:span text:style-name="_34_"> </text:span><text:span text:style-name="_38_">u</text:span><text:span text:style-name="_33_">s</text:span><text:span text:style-name="_35_">e</text:span><text:span text:style-name="_37_"> </text:span><text:span text:style-name="_33_">o</text:span><text:span text:style-name="_35_">f</text:span><text:span text:style-name="_37_"> </text:span><text:span text:style-name="_33_">e</text:span><text:span text:style-name="_36_">l</text:span><text:span text:style-name="_39_">e</text:span><text:span text:style-name="_32_">c</text:span><text:span text:style-name="_35_">t</text:span><text:span text:style-name="_38_">r</text:span><text:span text:style-name="_33_">i</text:span><text:span text:style-name="_36_">c</text:span><text:span text:style-name="_38_">i</text:span><text:span text:style-name="_32_">t</text:span><text:span text:style-name="_36_">y</text:span><text:span text:style-name="_37_"> </text:span><text:span text:style-name="_33_">c</text:span><text:span text:style-name="_36_">a</text:span><text:span text:style-name="_39_">n</text:span><text:span text:style-name="_33_">n</text:span><text:span text:style-name="_35_">o</text:span><text:span text:style-name="_38_">t</text:span><text:span text:style-name="_31_"> </text:span><text:span text:style-name="_35_">b</text:span><text:span text:style-name="_39_">e</text:span><text:span text:style-name="_31_"> </text:span><text:span text:style-name="_36_">o</text:span><text:span text:style-name="_39_">f</text:span><text:span text:style-name="_31_"> </text:span><text:span text:style-name="_36_">t</text:span><text:span text:style-name="_38_">h</text:span><text:span text:style-name="_33_">e</text:span><text:span text:style-name="_36_">o</text:span><text:span text:style-name="_39_">r</text:span><text:span text:style-name="_33_">e</text:span><text:span text:style-name="_35_">t</text:span><text:span text:style-name="_38_">i</text:span><text:span text:style-name="_32_">c</text:span><text:span text:style-name="_35_">a</text:span><text:span text:style-name="_39_">l</text:span><text:span text:style-name="_31_"> </text:span><text:span text:style-name="_35_">i</text:span><text:span text:style-name="_39_">m</text:span><text:span text:style-name="_32_">p</text:span><text:span text:style-name="_36_">o</text:span><text:span text:style-name="_38_">r</text:span><text:span text:style-name="_33_">t</text:span><text:span text:style-name="_35_">a</text:span><text:span text:style-name="_38_">n</text:span><text:span text:style-name="_33_">c</text:span><text:span text:style-name="_35_">e</text:span><text:span text:style-name="_39_">.</text:span><text:span text:style-name="_31_"> </text:span><text:span text:style-name="_36_">O</text:span><text:span text:style-name="_38_">f</text:span><text:span text:style-name="_31_"> </text:span><text:span text:style-name="_36_">c</text:span><text:span text:style-name="_38_">o</text:span><text:span text:style-name="_32_">u</text:span><text:span text:style-name="_35_">r</text:span><text:span text:style-name="_39_">s</text:span><text:span text:style-name="_32_">e</text:span><text:span text:style-name="_34_"> </text:span><text:span text:style-name="_38_">e</text:span><text:span text:style-name="_33_">l</text:span><text:span text:style-name="_35_">e</text:span><text:span text:style-name="_39_">c</text:span><text:span text:style-name="_33_">t</text:span><text:span text:style-name="_36_">r</text:span><text:span text:style-name="_39_">i</text:span><text:span text:style-name="_33_">c</text:span><text:span text:style-name="_35_">i</text:span><text:span text:style-name="_39_">t</text:span><text:span text:style-name="_32_">y</text:span><text:span text:style-name="_34_"> </text:span><text:span text:style-name="_39_">u</text:span><text:span text:style-name="_32_">s</text:span><text:span text:style-name="_35_">u</text:span><text:span text:style-name="_39_">a</text:span><text:span text:style-name="_33_">l</text:span><text:span text:style-name="_36_">l</text:span><text:span text:style-name="_38_">y</text:span><text:span text:style-name="_31_"> </text:span><text:span text:style-name="_35_">c</text:span><text:span text:style-name="_38_">o</text:span><text:span text:style-name="_32_">m</text:span><text:span text:style-name="_35_">e</text:span><text:span text:style-name="_38_">s</text:span><text:span text:style-name="_31_"> </text:span><text:span text:style-name="_35_">i</text:span><text:span text:style-name="_39_">n</text:span><text:span text:style-name="_31_"> </text:span><text:span text:style-name="_35_">w</text:span><text:span text:style-name="_39_">h</text:span><text:span text:style-name="_33_">e</text:span><text:span text:style-name="_36_">r</text:span><text:span text:style-name="_39_">e</text:span><text:span text:style-name="_31_"> </text:span><text:span text:style-name="_36_">f</text:span><text:span text:style-name="_39_">a</text:span><text:span text:style-name="_32_">s</text:span><text:span text:style-name="_36_">t</text:span><text:span text:style-name="_37_"> </text:span><text:span text:style-name="_32_">s</text:span><text:span text:style-name="_35_">i</text:span><text:span text:style-name="_38_">g</text:span><text:span text:style-name="_33_">n</text:span><text:span text:style-name="_36_">a</text:span><text:span text:style-name="_38_">l</text:span><text:span text:style-name="_32_">l</text:span><text:span text:style-name="_35_">i</text:span><text:span text:style-name="_38_">n</text:span><text:span text:style-name="_33_">g</text:span><text:span text:style-name="_34_"> </text:span><text:span text:style-name="_38_">i</text:span><text:span text:style-name="_32_">s</text:span><text:span text:style-name="_34_"> </text:span><text:span text:style-name="_39_">c</text:span><text:span text:style-name="_32_">o</text:span><text:span text:style-name="_36_">n</text:span><text:span text:style-name="_39_">c</text:span><text:span text:style-name="_33_">e</text:span><text:span text:style-name="_35_">r</text:span><text:span text:style-name="_39_">n</text:span><text:span text:style-name="_32_">e</text:span><text:span text:style-name="_36_">d</text:span><text:span text:style-name="_39_">,</text:span><text:span text:style-name="_31_"> </text:span><text:span text:style-name="_36_">s</text:span><text:span text:style-name="_38_">o</text:span><text:span text:style-name="_31_"> </text:span><text:span text:style-name="_36_">t</text:span><text:span text:style-name="_39_">h</text:span><text:span text:style-name="_32_">a</text:span><text:span text:style-name="_35_">t</text:span><text:span text:style-name="_37_"> </text:span><text:span text:style-name="_32_">i</text:span><text:span text:style-name="_35_">t</text:span><text:span text:style-name="_37_"> </text:span><text:span text:style-name="_33_">i</text:span><text:span text:style-name="_36_">s</text:span><text:span text:style-name="_37_"> </text:span><text:span text:style-name="_32_">n</text:span><text:span text:style-name="_36_">o</text:span><text:span text:style-name="_39_">t</text:span><text:span text:style-name="_31_"> </text:span><text:span text:style-name="_35_">s</text:span><text:span text:style-name="_39_">u</text:span><text:span text:style-name="_33_">r</text:span><text:span text:style-name="_36_">p</text:span><text:span text:style-name="_38_">r</text:span><text:span text:style-name="_32_">i</text:span><text:span text:style-name="_36_">s</text:span><text:span text:style-name="_39_">i</text:span><text:span text:style-name="_33_">n</text:span><text:span text:style-name="_35_">g</text:span><text:span text:style-name="_37_"> </text:span><text:span text:style-name="_33_">t</text:span><text:span text:style-name="_35_">h</text:span><text:span text:style-name="_38_">a</text:span><text:span text:style-name="_33_">t</text:span><text:span text:style-name="_34_"> </text:span><text:span text:style-name="_38_">w</text:span><text:span text:style-name="_33_">e</text:span><text:span text:style-name="_34_"> </text:span><text:span text:style-name="_39_">f</text:span><text:span text:style-name="_33_">i</text:span><text:span text:style-name="_36_">n</text:span><text:span text:style-name="_38_">d</text:span><text:span text:style-name="_31_"> </text:span><text:span text:style-name="_36_">i</text:span><text:span text:style-name="_38_">t</text:span><text:span text:style-name="_31_"> </text:span><text:span text:style-name="_36_">i</text:span><text:span text:style-name="_39_">n</text:span><text:span text:style-name="_31_"> </text:span><text:span text:style-name="_35_">b</text:span><text:span text:style-name="_38_">o</text:span><text:span text:style-name="_33_">t</text:span><text:span text:style-name="_36_">h</text:span><text:span text:style-name="_37_"> </text:span><text:span text:style-name="_33_">t</text:span><text:span text:style-name="_36_">h</text:span><text:span text:style-name="_39_">e</text:span><text:span text:style-name="_33_">s</text:span><text:span text:style-name="_35_">e</text:span><text:span text:style-name="_37_"> </text:span><text:span text:style-name="_33_">c</text:span><text:span text:style-name="_35_">o</text:span><text:span text:style-name="_38_">n</text:span><text:span text:style-name="_32_">n</text:span><text:span text:style-name="_35_">e</text:span><text:span text:style-name="_39_">c</text:span><text:span text:style-name="_32_">t</text:span><text:span text:style-name="_36_">i</text:span><text:span text:style-name="_39_">o</text:span><text:span text:style-name="_33_">n</text:span><text:span text:style-name="_35_">s</text:span><text:span text:style-name="_39_">.</text:span><text:span text:style-name="_31_"> </text:span><text:span text:style-name="_36_">I</text:span><text:span text:style-name="_38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n</text:span><text:span text:style-name="_33_">e</text:span><text:span text:style-name="_36_">r</text:span><text:span text:style-name="_39_">v</text:span><text:span text:style-name="_32_">o</text:span><text:span text:style-name="_35_">u</text:span><text:span text:style-name="_38_">s</text:span><text:span text:style-name="_31_"> </text:span><text:span text:style-name="_35_">s</text:span><text:span text:style-name="_39_">y</text:span><text:span text:style-name="_33_">s</text:span><text:span text:style-name="_36_">t</text:span><text:span text:style-name="_39_">e</text:span><text:span text:style-name="_32_">m</text:span><text:span text:style-name="_34_"> </text:span><text:span text:style-name="_39_">c</text:span><text:span text:style-name="_33_">h</text:span><text:span text:style-name="_36_">e</text:span><text:span text:style-name="_38_">m</text:span><text:span text:style-name="_33_">i</text:span><text:span text:style-name="_36_">c</text:span><text:span text:style-name="_38_">a</text:span><text:span text:style-name="_33_">l</text:span><text:span text:style-name="_34_"> </text:span><text:span text:style-name="_39_">p</text:span><text:span text:style-name="_33_">h</text:span><text:span text:style-name="_36_">e</text:span><text:span text:style-name="_39_">n</text:span><text:span text:style-name="_33_">o</text:span><text:span text:style-name="_35_">m</text:span><text:span text:style-name="_39_">e</text:span><text:span text:style-name="_33_">n</text:span><text:span text:style-name="_35_">a</text:span><text:span text:style-name="_37_"> </text:span><text:span text:style-name="_32_">a</text:span><text:span text:style-name="_36_">r</text:span><text:span text:style-name="_38_">e</text:span><text:span text:style-name="_31_"> </text:span><text:span text:style-name="_35_">a</text:span><text:span text:style-name="_39_">t</text:span><text:span text:style-name="_31_"> </text:span><text:span text:style-name="_36_">l</text:span><text:span text:style-name="_38_">e</text:span><text:span text:style-name="_33_">a</text:span><text:span text:style-name="_35_">s</text:span><text:span text:style-name="_38_">t</text:span><text:span text:style-name="_31_"> </text:span><text:span text:style-name="_36_">a</text:span><text:span text:style-name="_38_">s</text:span><text:span text:style-name="_31_"> </text:span><text:span text:style-name="_36_">i</text:span><text:span text:style-name="_38_">m</text:span><text:span text:style-name="_32_">p</text:span><text:span text:style-name="_36_">o</text:span><text:span text:style-name="_38_">r</text:span><text:span text:style-name="_33_">t</text:span><text:span text:style-name="_36_">a</text:span><text:span text:style-name="_39_">n</text:span><text:span text:style-name="_33_">t</text:span><text:span text:style-name="_34_"> </text:span><text:span text:style-name="_39_">a</text:span><text:span text:style-name="_33_">s</text:span><text:span text:style-name="_34_"> </text:span><text:span text:style-name="_38_">e</text:span><text:span text:style-name="_32_">l</text:span><text:span text:style-name="_36_">e</text:span><text:span text:style-name="_39_">c</text:span><text:span text:style-name="_32_">t</text:span><text:span text:style-name="_36_">r</text:span><text:span text:style-name="_39_">i</text:span><text:span text:style-name="_32_">c</text:span><text:span text:style-name="_35_">a</text:span><text:span text:style-name="_38_">l</text:span><text:span text:style-name="_33_">.</text:span><text:span text:style-name="_34_"> </text:span><text:span text:style-name="_39_">I</text:span><text:span text:style-name="_33_">n</text:span><text:span text:style-name="_34_"> </text:span><text:span text:style-name="_39_">c</text:span><text:span text:style-name="_33_">e</text:span><text:span text:style-name="_35_">r</text:span><text:span text:style-name="_38_">t</text:span><text:span text:style-name="_32_">a</text:span><text:span text:style-name="_36_">i</text:span><text:span text:style-name="_39_">n</text:span><text:span text:style-name="_31_"> </text:span><text:span text:style-name="_36_">c</text:span><text:span text:style-name="_38_">o</text:span><text:span text:style-name="_32_">m</text:span><text:span text:style-name="_35_">p</text:span><text:span text:style-name="_38_">u</text:span><text:span text:style-name="_32_">t</text:span><text:span text:style-name="_36_">e</text:span><text:span text:style-name="_38_">r</text:span><text:span text:style-name="_32_">s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s</text:span><text:span text:style-name="_36_">t</text:span><text:span text:style-name="_39_">o</text:span><text:span text:style-name="_33_">r</text:span><text:span text:style-name="_36_">a</text:span><text:span text:style-name="_38_">g</text:span><text:span text:style-name="_33_">e</text:span><text:span text:style-name="_34_"> </text:span><text:span text:style-name="_39_">s</text:span><text:span text:style-name="_32_">y</text:span><text:span text:style-name="_35_">s</text:span><text:span text:style-name="_38_">t</text:span><text:span text:style-name="_33_">e</text:span><text:span text:style-name="_36_">m</text:span><text:span text:style-name="_37_"> </text:span><text:span text:style-name="_32_">i</text:span><text:span text:style-name="_36_">s</text:span><text:span text:style-name="_37_"> </text:span><text:span text:style-name="_32_">m</text:span><text:span text:style-name="_35_">a</text:span><text:span text:style-name="_38_">i</text:span><text:span text:style-name="_33_">n</text:span><text:span text:style-name="_35_">l</text:span><text:span text:style-name="_38_">y</text:span><text:span text:style-name="_31_"> </text:span><text:span text:style-name="_36_">a</text:span><text:span text:style-name="_39_">c</text:span><text:span text:style-name="_32_">o</text:span><text:span text:style-name="_36_">u</text:span><text:span text:style-name="_39_">s</text:span><text:span text:style-name="_32_">t</text:span><text:span text:style-name="_35_">i</text:span><text:span text:style-name="_39_">c</text:span><text:span text:style-name="_33_">.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f</text:span><text:span text:style-name="_36_">e</text:span><text:span text:style-name="_39_">a</text:span><text:span text:style-name="_33_">t</text:span><text:span text:style-name="_36_">u</text:span><text:span text:style-name="_39_">r</text:span><text:span text:style-name="_32_">e</text:span><text:span text:style-name="_34_"> </text:span><text:span text:style-name="_39_">o</text:span><text:span text:style-name="_32_">f</text:span><text:span text:style-name="_34_"> </text:span><text:span text:style-name="_39_">u</text:span><text:span text:style-name="_32_">s</text:span><text:span text:style-name="_35_">i</text:span><text:span text:style-name="_38_">n</text:span><text:span text:style-name="_32_">g</text:span><text:span text:style-name="_34_"> </text:span><text:span text:style-name="_38_">e</text:span><text:span text:style-name="_32_">l</text:span><text:span text:style-name="_35_">e</text:span><text:span text:style-name="_39_">c</text:span><text:span text:style-name="_33_">t</text:span><text:span text:style-name="_36_">r</text:span><text:span text:style-name="_38_">i</text:span><text:span text:style-name="_32_">c</text:span><text:span text:style-name="_35_">i</text:span><text:span text:style-name="_38_">t</text:span><text:span text:style-name="_32_">y</text:span><text:span text:style-name="_34_"> </text:span><text:span text:style-name="_39_">i</text:span><text:span text:style-name="_32_">s</text:span><text:span text:style-name="_34_"> </text:span><text:span text:style-name="_39_">t</text:span><text:span text:style-name="_32_">h</text:span><text:span text:style-name="_35_">u</text:span><text:span text:style-name="_38_">s</text:span><text:span text:style-name="_31_"> </text:span><text:span text:style-name="_36_">s</text:span><text:span text:style-name="_39_">e</text:span><text:span text:style-name="_33_">e</text:span><text:span text:style-name="_35_">n</text:span><text:span text:style-name="_37_"> </text:span><text:span text:style-name="_33_">t</text:span><text:span text:style-name="_36_">o</text:span><text:span text:style-name="_37_"> </text:span><text:span text:style-name="_32_">b</text:span><text:span text:style-name="_36_">e</text:span><text:span text:style-name="_37_"> </text:span><text:span text:style-name="_32_">o</text:span><text:span text:style-name="_35_">n</text:span><text:span text:style-name="_38_">l</text:span><text:span text:style-name="_32_">y</text:span><text:span text:style-name="_34_"> </text:span><text:span text:style-name="_39_">a</text:span><text:span text:style-name="_31_"> </text:span><text:span text:style-name="_36_">v</text:span><text:span text:style-name="_39_">e</text:span><text:span text:style-name="_32_">r</text:span><text:span text:style-name="_35_">y</text:span><text:span text:style-name="_37_"> </text:span><text:span text:style-name="_33_">s</text:span><text:span text:style-name="_36_">u</text:span><text:span text:style-name="_39_">p</text:span><text:span text:style-name="_32_">e</text:span><text:span text:style-name="_35_">r</text:span><text:span text:style-name="_39_">f</text:span><text:span text:style-name="_33_">i</text:span><text:span text:style-name="_36_">c</text:span><text:span text:style-name="_39_">i</text:span><text:span text:style-name="_32_">a</text:span><text:span text:style-name="_36_">l</text:span><text:span text:style-name="_37_"> </text:span><text:span text:style-name="_33_">s</text:span><text:span text:style-name="_36_">i</text:span><text:span text:style-name="_38_">m</text:span><text:span text:style-name="_32_">i</text:span><text:span text:style-name="_35_">l</text:span><text:span text:style-name="_38_">a</text:span><text:span text:style-name="_33_">r</text:span><text:span text:style-name="_35_">i</text:span><text:span text:style-name="_38_">t</text:span><text:span text:style-name="_33_">y</text:span><text:span text:style-name="_36_">.</text:span><text:span text:style-name="_37_"> </text:span><text:span text:style-name="_32_">I</text:span><text:span text:style-name="_35_">f</text:span><text:span text:style-name="_37_"> </text:span><text:span text:style-name="_32_">w</text:span><text:span text:style-name="_36_">e</text:span><text:span text:style-name="_37_"> </text:span><text:span text:style-name="_32_">w</text:span><text:span text:style-name="_35_">i</text:span><text:span text:style-name="_39_">s</text:span><text:span text:style-name="_33_">h</text:span><text:span text:style-name="_34_"> </text:span><text:span text:style-name="_38_">t</text:span><text:span text:style-name="_32_">o</text:span><text:span text:style-name="_34_"> </text:span><text:span text:style-name="_38_">f</text:span><text:span text:style-name="_33_">i</text:span><text:span text:style-name="_35_">n</text:span><text:span text:style-name="_39_">d</text:span><text:span text:style-name="_31_"> </text:span><text:span text:style-name="_36_">s</text:span><text:span text:style-name="_39_">u</text:span><text:span text:style-name="_33_">c</text:span><text:span text:style-name="_36_">h</text:span><text:span text:style-name="_37_"> </text:span><text:span text:style-name="_33_">s</text:span><text:span text:style-name="_35_">i</text:span><text:span text:style-name="_39_">m</text:span><text:span text:style-name="_33_">i</text:span><text:span text:style-name="_35_">l</text:span><text:span text:style-name="_38_">a</text:span><text:span text:style-name="_32_">r</text:span><text:span text:style-name="_35_">i</text:span><text:span text:style-name="_38_">t</text:span><text:span text:style-name="_33_">i</text:span><text:span text:style-name="_35_">e</text:span><text:span text:style-name="_39_">s</text:span><text:span text:style-name="_31_"> </text:span><text:span text:style-name="_36_">w</text:span><text:span text:style-name="_39_">e</text:span><text:span text:style-name="_31_"> </text:span><text:span text:style-name="_36_">s</text:span><text:span text:style-name="_38_">h</text:span><text:span text:style-name="_33_">o</text:span><text:span text:style-name="_36_">u</text:span><text:span text:style-name="_38_">l</text:span><text:span text:style-name="_32_">d</text:span><text:span text:style-name="_34_"> </text:span><text:span text:style-name="_38_">t</text:span><text:span text:style-name="_32_">o</text:span><text:span text:style-name="_35_">o</text:span><text:span text:style-name="_38_">k</text:span><text:span text:style-name="_31_"> </text:span><text:span text:style-name="_36_">r</text:span><text:span text:style-name="_38_">a</text:span><text:span text:style-name="_33_">t</text:span><text:span text:style-name="_36_">h</text:span><text:span text:style-name="_38_">e</text:span><text:span text:style-name="_33_">r</text:span><text:span text:style-name="_34_"> </text:span><text:span text:style-name="_39_">f</text:span><text:span text:style-name="_32_">o</text:span><text:span text:style-name="_36_">r</text:span><text:span text:style-name="_37_"> </text:span><text:span text:style-name="_33_">m</text:span><text:span text:style-name="_35_">a</text:span><text:span text:style-name="_39_">t</text:span><text:span text:style-name="_33_">h</text:span><text:span text:style-name="_35_">e</text:span><text:span text:style-name="_38_">m</text:span><text:span text:style-name="_32_">a</text:span><text:span text:style-name="_35_">t</text:span><text:span text:style-name="_39_">i</text:span><text:span text:style-name="_32_">c</text:span><text:span text:style-name="_35_">a</text:span><text:span text:style-name="_38_">l</text:span><text:span text:style-name="_31_"> </text:span><text:span text:style-name="_36_">a</text:span><text:span text:style-name="_38_">n</text:span><text:span text:style-name="_32_">a</text:span><text:span text:style-name="_35_">l</text:span><text:span text:style-name="_39_">o</text:span><text:span text:style-name="_33_">g</text:span><text:span text:style-name="_36_">i</text:span><text:span text:style-name="_38_">e</text:span><text:span text:style-name="_32_">s</text:span><text:span text:style-name="_34_"> </text:span><text:span text:style-name="_38_">o</text:span><text:span text:style-name="_32_">f</text:span><text:span text:style-name="_34_"> </text:span><text:span text:style-name="_38_">f</text:span><text:span text:style-name="_32_">u</text:span><text:span text:style-name="_36_">n</text:span><text:span text:style-name="_39_">c</text:span><text:span text:style-name="_33_">t</text:span><text:span text:style-name="_36_">i</text:span><text:span text:style-name="_38_">o</text:span><text:span text:style-name="_32_">n</text:span><text:span text:style-name="_36_">.</text:span></text:p>
      <text:p text:style-name="P1"><text:span text:style-name="_33_">5</text:span><text:span text:style-name="_36_">.</text:span><text:span text:style-name="_37_"> </text:span><text:span text:style-name="_32_">U</text:span><text:span text:style-name="_35_">n</text:span><text:span text:style-name="_38_">i</text:span><text:span text:style-name="_33_">v</text:span><text:span text:style-name="_36_">e</text:span><text:span text:style-name="_39_">r</text:span><text:span text:style-name="_33_">s</text:span><text:span text:style-name="_36_">a</text:span><text:span text:style-name="_38_">l</text:span><text:span text:style-name="_33_">i</text:span><text:span text:style-name="_35_">t</text:span><text:span text:style-name="_39_">y</text:span><text:span text:style-name="_31_"> </text:span><text:span text:style-name="_36_">o</text:span><text:span text:style-name="_38_">f</text:span><text:span text:style-name="_31_"> </text:span><text:span text:style-name="_36_">D</text:span><text:span text:style-name="_38_">i</text:span><text:span text:style-name="_33_">g</text:span><text:span text:style-name="_35_">i</text:span><text:span text:style-name="_39_">t</text:span><text:span text:style-name="_33_">a</text:span><text:span text:style-name="_36_">l</text:span><text:span text:style-name="_37_"> </text:span><text:span text:style-name="_33_">C</text:span><text:span text:style-name="_35_">o</text:span><text:span text:style-name="_38_">m</text:span><text:span text:style-name="_32_">p</text:span><text:span text:style-name="_36_">u</text:span><text:span text:style-name="_39_">t</text:span><text:span text:style-name="_32_">e</text:span><text:span text:style-name="_36_">r</text:span><text:span text:style-name="_39_">s</text:span></text:p>
      <text:p text:style-name="P1"><text:span text:style-name="_35_">T</text:span><text:span text:style-name="_39_">h</text:span><text:span text:style-name="_32_">e</text:span><text:span text:style-name="_34_"> </text:span><text:span text:style-name="_38_">d</text:span><text:span text:style-name="_32_">i</text:span><text:span text:style-name="_35_">g</text:span><text:span text:style-name="_38_">i</text:span><text:span text:style-name="_33_">t</text:span><text:span text:style-name="_36_">a</text:span><text:span text:style-name="_39_">l</text:span><text:span text:style-name="_31_"> </text:span><text:span text:style-name="_35_">c</text:span><text:span text:style-name="_38_">o</text:span><text:span text:style-name="_32_">m</text:span><text:span text:style-name="_36_">p</text:span><text:span text:style-name="_39_">u</text:span><text:span text:style-name="_32_">t</text:span><text:span text:style-name="_35_">e</text:span><text:span text:style-name="_38_">r</text:span><text:span text:style-name="_33_">s</text:span><text:span text:style-name="_34_"> </text:span><text:span text:style-name="_39_">c</text:span><text:span text:style-name="_33_">o</text:span><text:span text:style-name="_36_">n</text:span><text:span text:style-name="_38_">s</text:span><text:span text:style-name="_32_">i</text:span><text:span text:style-name="_36_">d</text:span><text:span text:style-name="_38_">e</text:span><text:span text:style-name="_32_">r</text:span><text:span text:style-name="_36_">e</text:span><text:span text:style-name="_38_">d</text:span><text:span text:style-name="_31_"> </text:span><text:span text:style-name="_36_">i</text:span><text:span text:style-name="_38_">n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l</text:span><text:span text:style-name="_32_">a</text:span><text:span text:style-name="_36_">s</text:span><text:span text:style-name="_39_">t</text:span><text:span text:style-name="_31_"> </text:span><text:span text:style-name="_36_">s</text:span><text:span text:style-name="_38_">e</text:span><text:span text:style-name="_32_">c</text:span><text:span text:style-name="_35_">t</text:span><text:span text:style-name="_39_">i</text:span><text:span text:style-name="_33_">o</text:span><text:span text:style-name="_36_">n</text:span><text:span text:style-name="_37_"> </text:span><text:span text:style-name="_32_">m</text:span><text:span text:style-name="_35_">a</text:span><text:span text:style-name="_39_">y</text:span><text:span text:style-name="_31_"> </text:span><text:span text:style-name="_36_">b</text:span><text:span text:style-name="_38_">e</text:span><text:span text:style-name="_31_"> </text:span><text:span text:style-name="_36_">c</text:span><text:span text:style-name="_38_">l</text:span><text:span text:style-name="_33_">a</text:span><text:span text:style-name="_35_">s</text:span><text:span text:style-name="_38_">s</text:span><text:span text:style-name="_33_">i</text:span><text:span text:style-name="_35_">f</text:span><text:span text:style-name="_39_">i</text:span><text:span text:style-name="_33_">e</text:span><text:span text:style-name="_36_">d</text:span><text:span text:style-name="_37_"> </text:span><text:span text:style-name="_33_">a</text:span><text:span text:style-name="_35_">m</text:span><text:span text:style-name="_38_">o</text:span><text:span text:style-name="_33_">n</text:span><text:span text:style-name="_35_">g</text:span><text:span text:style-name="_38_">s</text:span><text:span text:style-name="_32_">t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"</text:span><text:span text:style-name="_35_">d</text:span><text:span text:style-name="_38_">i</text:span><text:span text:style-name="_33_">s</text:span><text:span text:style-name="_36_">c</text:span><text:span text:style-name="_39_">r</text:span><text:span text:style-name="_33_">e</text:span><text:span text:style-name="_36_">t</text:span><text:span text:style-name="_39_">e</text:span>-<text:span text:style-name="_36_">s</text:span><text:span text:style-name="_39_">t</text:span><text:span text:style-name="_32_">a</text:span><text:span text:style-name="_36_">t</text:span><text:span text:style-name="_38_">e</text:span><text:span text:style-name="_31_"> </text:span><text:span text:style-name="_36_">m</text:span><text:span text:style-name="_38_">a</text:span><text:span text:style-name="_33_">c</text:span><text:span text:style-name="_36_">h</text:span><text:span text:style-name="_38_">i</text:span><text:span text:style-name="_33_">n</text:span><text:span text:style-name="_35_">e</text:span><text:span text:style-name="_38_">s</text:span><text:span text:style-name="_33_">.</text:span><text:span text:style-name="_35_">"</text:span><text:span text:style-name="_37_"> </text:span><text:span text:style-name="_32_">T</text:span><text:span text:style-name="_35_">h</text:span><text:span text:style-name="_38_">e</text:span><text:span text:style-name="_33_">s</text:span><text:span text:style-name="_36_">e</text:span><text:span text:style-name="_37_"> </text:span><text:span text:style-name="_32_">a</text:span><text:span text:style-name="_35_">r</text:span><text:span text:style-name="_38_">e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m</text:span><text:span text:style-name="_33_">a</text:span><text:span text:style-name="_35_">c</text:span><text:span text:style-name="_38_">h</text:span><text:span text:style-name="_33_">i</text:span><text:span text:style-name="_36_">n</text:span><text:span text:style-name="_38_">e</text:span><text:span text:style-name="_32_">s</text:span><text:span text:style-name="_34_"> </text:span><text:span text:style-name="_39_">w</text:span><text:span text:style-name="_33_">h</text:span><text:span text:style-name="_35_">i</text:span><text:span text:style-name="_39_">c</text:span><text:span text:style-name="_33_">h</text:span><text:span text:style-name="_34_"> </text:span><text:span text:style-name="_38_">m</text:span><text:span text:style-name="_33_">o</text:span><text:span text:style-name="_35_">v</text:span><text:span text:style-name="_38_">e</text:span><text:span text:style-name="_31_"> </text:span><text:span text:style-name="_36_">b</text:span><text:span text:style-name="_38_">y</text:span><text:span text:style-name="_31_"> </text:span><text:span text:style-name="_35_">s</text:span><text:span text:style-name="_38_">u</text:span><text:span text:style-name="_33_">d</text:span><text:span text:style-name="_36_">d</text:span><text:span text:style-name="_39_">e</text:span><text:span text:style-name="_32_">n</text:span><text:span text:style-name="_34_"> </text:span><text:span text:style-name="_39_">j</text:span><text:span text:style-name="_33_">u</text:span><text:span text:style-name="_35_">m</text:span><text:span text:style-name="_38_">p</text:span><text:span text:style-name="_32_">s</text:span><text:span text:style-name="_34_"> </text:span><text:span text:style-name="_39_">o</text:span><text:span text:style-name="_33_">r</text:span><text:span text:style-name="_34_"> </text:span><text:span text:style-name="_39_">c</text:span><text:span text:style-name="_32_">l</text:span><text:span text:style-name="_35_">i</text:span><text:span text:style-name="_39_">c</text:span><text:span text:style-name="_32_">k</text:span><text:span text:style-name="_35_">s</text:span><text:span text:style-name="_37_"> </text:span><text:span text:style-name="_32_">f</text:span><text:span text:style-name="_35_">r</text:span><text:span text:style-name="_39_">o</text:span><text:span text:style-name="_32_">m</text:span><text:span text:style-name="_34_"> </text:span><text:span text:style-name="_38_">o</text:span><text:span text:style-name="_33_">n</text:span><text:span text:style-name="_35_">e</text:span><text:span text:style-name="_37_"> </text:span><text:span text:style-name="_33_">q</text:span><text:span text:style-name="_36_">u</text:span><text:span text:style-name="_39_">i</text:span><text:span text:style-name="_32_">t</text:span><text:span text:style-name="_36_">e</text:span><text:span text:style-name="_37_"> </text:span><text:span text:style-name="_33_">d</text:span><text:span text:style-name="_36_">e</text:span><text:span text:style-name="_39_">f</text:span><text:span text:style-name="_33_">i</text:span><text:span text:style-name="_35_">n</text:span><text:span text:style-name="_39_">i</text:span><text:span text:style-name="_33_">t</text:span><text:span text:style-name="_36_">e</text:span><text:span text:style-name="_37_"> </text:span><text:span text:style-name="_32_">s</text:span><text:span text:style-name="_36_">t</text:span><text:span text:style-name="_39_">a</text:span><text:span text:style-name="_33_">t</text:span><text:span text:style-name="_36_">e</text:span><text:span text:style-name="_37_"> </text:span><text:span text:style-name="_32_">t</text:span><text:span text:style-name="_35_">o</text:span><text:span text:style-name="_37_"> </text:span><text:span text:style-name="_33_">a</text:span><text:span text:style-name="_36_">n</text:span><text:span text:style-name="_39_">o</text:span><text:span text:style-name="_33_">t</text:span><text:span text:style-name="_36_">h</text:span><text:span text:style-name="_38_">e</text:span><text:span text:style-name="_32_">r</text:span><text:span text:style-name="_36_">.</text:span><text:span text:style-name="_37_"> </text:span><text:span text:style-name="_32_">T</text:span><text:span text:style-name="_35_">h</text:span><text:span text:style-name="_38_">e</text:span><text:span text:style-name="_33_">s</text:span><text:span text:style-name="_35_">e</text:span><text:span text:style-name="_37_"> </text:span><text:span text:style-name="_33_">s</text:span><text:span text:style-name="_36_">t</text:span><text:span text:style-name="_38_">a</text:span><text:span text:style-name="_32_">t</text:span><text:span text:style-name="_36_">e</text:span><text:span text:style-name="_38_">s</text:span><text:span text:style-name="_31_"> </text:span><text:span text:style-name="_35_">a</text:span><text:span text:style-name="_38_">r</text:span><text:span text:style-name="_32_">e</text:span><text:span text:style-name="_34_"> </text:span><text:span text:style-name="_38_">s</text:span><text:span text:style-name="_33_">u</text:span><text:span text:style-name="_36_">f</text:span><text:span text:style-name="_39_">f</text:span><text:span text:style-name="_32_">i</text:span><text:span text:style-name="_35_">c</text:span><text:span text:style-name="_38_">i</text:span><text:span text:style-name="_32_">e</text:span><text:span text:style-name="_35_">n</text:span><text:span text:style-name="_39_">t</text:span><text:span text:style-name="_33_">l</text:span><text:span text:style-name="_35_">y</text:span><text:span text:style-name="_37_"> </text:span><text:span text:style-name="_32_">d</text:span><text:span text:style-name="_35_">i</text:span><text:span text:style-name="_39_">f</text:span><text:span text:style-name="_32_">f</text:span><text:span text:style-name="_35_">e</text:span><text:span text:style-name="_39_">r</text:span><text:span text:style-name="_32_">e</text:span><text:span text:style-name="_36_">n</text:span><text:span text:style-name="_38_">t</text:span><text:span text:style-name="_31_"> </text:span><text:span text:style-name="_36_">f</text:span><text:span text:style-name="_39_">o</text:span><text:span text:style-name="_32_">r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p</text:span><text:span text:style-name="_35_">o</text:span><text:span text:style-name="_39_">s</text:span><text:span text:style-name="_32_">s</text:span><text:span text:style-name="_35_">i</text:span><text:span text:style-name="_38_">b</text:span><text:span text:style-name="_32_">i</text:span><text:span text:style-name="_35_">l</text:span><text:span text:style-name="_38_">i</text:span><text:span text:style-name="_32_">t</text:span><text:span text:style-name="_35_">y</text:span><text:span text:style-name="_37_"> </text:span><text:span text:style-name="_33_">o</text:span><text:span text:style-name="_35_">f</text:span><text:span text:style-name="_37_"> </text:span><text:span text:style-name="_33_">c</text:span><text:span text:style-name="_35_">o</text:span><text:span text:style-name="_39_">n</text:span><text:span text:style-name="_32_">f</text:span><text:span text:style-name="_36_">u</text:span><text:span text:style-name="_39_">s</text:span><text:span text:style-name="_32_">i</text:span><text:span text:style-name="_35_">o</text:span><text:span text:style-name="_38_">n</text:span><text:span text:style-name="_31_"> </text:span><text:span text:style-name="_36_">b</text:span><text:span text:style-name="_38_">e</text:span><text:span text:style-name="_32_">t</text:span><text:span text:style-name="_36_">w</text:span><text:span text:style-name="_39_">e</text:span><text:span text:style-name="_32_">e</text:span><text:span text:style-name="_36_">n</text:span><text:span text:style-name="_37_"> </text:span><text:span text:style-name="_32_">t</text:span><text:span text:style-name="_35_">h</text:span><text:span text:style-name="_39_">e</text:span><text:span text:style-name="_32_">m</text:span><text:span text:style-name="_34_"> </text:span><text:span text:style-name="_38_">t</text:span><text:span text:style-name="_32_">o</text:span><text:span text:style-name="_34_"> </text:span><text:span text:style-name="_38_">b</text:span><text:span text:style-name="_33_">e</text:span><text:span text:style-name="_34_"> </text:span><text:span text:style-name="_38_">i</text:span><text:span text:style-name="_32_">g</text:span><text:span text:style-name="_35_">n</text:span><text:span text:style-name="_38_">o</text:span><text:span text:style-name="_33_">r</text:span><text:span text:style-name="_35_">e</text:span><text:span text:style-name="_38_">d</text:span><text:span text:style-name="_33_">.</text:span><text:span text:style-name="_34_"> </text:span><text:span text:style-name="_39_">S</text:span><text:span text:style-name="_33_">t</text:span><text:span text:style-name="_35_">r</text:span><text:span text:style-name="_39_">i</text:span><text:span text:style-name="_33_">c</text:span><text:span text:style-name="_36_">t</text:span><text:span text:style-name="_39_">l</text:span><text:span text:style-name="_32_">y</text:span><text:span text:style-name="_34_"> </text:span><text:span text:style-name="_38_">s</text:span><text:span text:style-name="_33_">p</text:span><text:span text:style-name="_35_">e</text:span><text:span text:style-name="_38_">a</text:span><text:span text:style-name="_32_">k</text:span><text:span text:style-name="_36_">i</text:span><text:span text:style-name="_38_">n</text:span><text:span text:style-name="_33_">g</text:span><text:span text:style-name="_34_"> </text:span><text:span text:style-name="_39_">t</text:span><text:span text:style-name="_32_">h</text:span><text:span text:style-name="_35_">e</text:span><text:span text:style-name="_39_">r</text:span><text:span text:style-name="_33_">e</text:span><text:span text:style-name="_36_">,</text:span><text:span text:style-name="_37_"> </text:span><text:span text:style-name="_33_">a</text:span><text:span text:style-name="_36_">r</text:span><text:span text:style-name="_38_">e</text:span><text:span text:style-name="_31_"> </text:span><text:span text:style-name="_35_">n</text:span><text:span text:style-name="_38_">o</text:span><text:span text:style-name="_31_"> </text:span><text:span text:style-name="_36_">s</text:span><text:span text:style-name="_38_">u</text:span><text:span text:style-name="_33_">c</text:span><text:span text:style-name="_35_">h</text:span><text:span text:style-name="_37_"> </text:span><text:span text:style-name="_32_">m</text:span><text:span text:style-name="_36_">a</text:span><text:span text:style-name="_38_">c</text:span><text:span text:style-name="_33_">h</text:span><text:span text:style-name="_36_">i</text:span><text:span text:style-name="_38_">n</text:span><text:span text:style-name="_32_">e</text:span><text:span text:style-name="_35_">s</text:span><text:span text:style-name="_38_">.</text:span><text:span text:style-name="_31_"> </text:span><text:span text:style-name="_36_">E</text:span><text:span text:style-name="_39_">v</text:span><text:span text:style-name="_33_">e</text:span><text:span text:style-name="_35_">r</text:span><text:span text:style-name="_39_">y</text:span><text:span text:style-name="_33_">t</text:span><text:span text:style-name="_35_">h</text:span><text:span text:style-name="_38_">i</text:span><text:span text:style-name="_32_">n</text:span><text:span text:style-name="_35_">g</text:span><text:span text:style-name="_37_"> </text:span><text:span text:style-name="_33_">r</text:span><text:span text:style-name="_36_">e</text:span><text:span text:style-name="_39_">a</text:span><text:span text:style-name="_32_">l</text:span><text:span text:style-name="_36_">l</text:span><text:span text:style-name="_38_">y</text:span><text:span text:style-name="_31_"> </text:span><text:span text:style-name="_35_">m</text:span><text:span text:style-name="_38_">o</text:span><text:span text:style-name="_33_">v</text:span><text:span text:style-name="_36_">e</text:span><text:span text:style-name="_38_">s</text:span><text:span text:style-name="_31_"> </text:span><text:span text:style-name="_36_">c</text:span><text:span text:style-name="_38_">o</text:span><text:span text:style-name="_33_">n</text:span><text:span text:style-name="_36_">t</text:span><text:span text:style-name="_38_">i</text:span><text:span text:style-name="_32_">n</text:span><text:span text:style-name="_36_">u</text:span><text:span text:style-name="_39_">o</text:span><text:span text:style-name="_32_">u</text:span><text:span text:style-name="_35_">s</text:span><text:span text:style-name="_38_">l</text:span><text:span text:style-name="_33_">y</text:span><text:span text:style-name="_36_">.</text:span><text:span text:style-name="_37_"> </text:span><text:span text:style-name="_32_">B</text:span><text:span text:style-name="_36_">u</text:span><text:span text:style-name="_38_">t</text:span><text:span text:style-name="_31_"> </text:span><text:span text:style-name="_35_">t</text:span><text:span text:style-name="_39_">h</text:span><text:span text:style-name="_32_">e</text:span><text:span text:style-name="_36_">r</text:span><text:span text:style-name="_38_">e</text:span><text:span text:style-name="_31_"> </text:span><text:span text:style-name="_36_">a</text:span><text:span text:style-name="_39_">r</text:span><text:span text:style-name="_33_">e</text:span><text:span text:style-name="_34_"> </text:span><text:span text:style-name="_39_">m</text:span><text:span text:style-name="_33_">a</text:span><text:span text:style-name="_35_">n</text:span><text:span text:style-name="_39_">y</text:span><text:span text:style-name="_31_"> </text:span><text:span text:style-name="_35_">k</text:span><text:span text:style-name="_39_">i</text:span><text:span text:style-name="_33_">n</text:span><text:span text:style-name="_36_">d</text:span><text:span text:style-name="_39_">s</text:span><text:span text:style-name="_31_"> </text:span><text:span text:style-name="_35_">o</text:span><text:span text:style-name="_38_">f</text:span><text:span text:style-name="_31_"> </text:span><text:span text:style-name="_35_">m</text:span><text:span text:style-name="_39_">a</text:span><text:span text:style-name="_32_">c</text:span><text:span text:style-name="_35_">h</text:span><text:span text:style-name="_38_">i</text:span><text:span text:style-name="_32_">n</text:span><text:span text:style-name="_35_">e</text:span><text:span text:style-name="_37_"> </text:span><text:span text:style-name="_32_">w</text:span><text:span text:style-name="_36_">h</text:span><text:span text:style-name="_38_">i</text:span><text:span text:style-name="_32_">c</text:span><text:span text:style-name="_35_">h</text:span><text:span text:style-name="_37_"> </text:span><text:span text:style-name="_32_">c</text:span><text:span text:style-name="_36_">a</text:span><text:span text:style-name="_39_">n</text:span><text:span text:style-name="_31_"> </text:span><text:span text:style-name="_36_">p</text:span><text:span text:style-name="_38_">r</text:span><text:span text:style-name="_32_">o</text:span><text:span text:style-name="_36_">f</text:span><text:span text:style-name="_39_">i</text:span><text:span text:style-name="_33_">t</text:span><text:span text:style-name="_35_">a</text:span><text:span text:style-name="_39_">b</text:span><text:span text:style-name="_33_">l</text:span><text:span text:style-name="_35_">y</text:span><text:span text:style-name="_37_"> </text:span><text:span text:style-name="_32_">b</text:span><text:span text:style-name="_35_">e</text:span><text:span text:style-name="_37_"> </text:span><text:span text:style-name="_32_">t</text:span><text:span text:style-name="_36_">h</text:span><text:span text:style-name="_38_">o</text:span><text:span text:style-name="_32_">u</text:span><text:span text:style-name="_35_">g</text:span><text:span text:style-name="_39_">h</text:span><text:span text:style-name="_33_">t</text:span><text:span text:style-name="_34_"> </text:span><text:span text:style-name="_39_">o</text:span><text:span text:style-name="_33_">f</text:span><text:span text:style-name="_34_"> </text:span><text:span text:style-name="_39_">a</text:span><text:span text:style-name="_32_">s</text:span><text:span text:style-name="_34_"> </text:span><text:span text:style-name="_38_">b</text:span><text:span text:style-name="_32_">e</text:span><text:span text:style-name="_36_">i</text:span><text:span text:style-name="_38_">n</text:span><text:span text:style-name="_32_">g</text:span><text:span text:style-name="_34_"> </text:span><text:span text:style-name="_38_">d</text:span><text:span text:style-name="_32_">i</text:span><text:span text:style-name="_36_">s</text:span><text:span text:style-name="_39_">c</text:span><text:span text:style-name="_32_">r</text:span><text:span text:style-name="_35_">e</text:span><text:span text:style-name="_39_">t</text:span><text:span text:style-name="_32_">e</text:span>-<text:span text:style-name="_38_">s</text:span><text:span text:style-name="_32_">t</text:span><text:span text:style-name="_35_">a</text:span><text:span text:style-name="_39_">t</text:span><text:span text:style-name="_33_">e</text:span><text:span text:style-name="_34_"> </text:span><text:span text:style-name="_38_">m</text:span><text:span text:style-name="_32_">a</text:span><text:span text:style-name="_35_">c</text:span><text:span text:style-name="_38_">h</text:span><text:span text:style-name="_33_">i</text:span><text:span text:style-name="_36_">n</text:span><text:span text:style-name="_38_">e</text:span><text:span text:style-name="_33_">s</text:span><text:span text:style-name="_36_">.</text:span><text:span text:style-name="_37_"> </text:span><text:span text:style-name="_32_">F</text:span><text:span text:style-name="_36_">o</text:span><text:span text:style-name="_39_">r</text:span><text:span text:style-name="_31_"> </text:span><text:span text:style-name="_35_">i</text:span><text:span text:style-name="_39_">n</text:span><text:span text:style-name="_33_">s</text:span><text:span text:style-name="_36_">t</text:span><text:span text:style-name="_38_">a</text:span><text:span text:style-name="_32_">n</text:span><text:span text:style-name="_35_">c</text:span><text:span text:style-name="_39_">e</text:span><text:span text:style-name="_31_"> </text:span><text:span text:style-name="_35_">i</text:span><text:span text:style-name="_38_">n</text:span><text:span text:style-name="_31_"> </text:span><text:span text:style-name="_36_">c</text:span><text:span text:style-name="_38_">o</text:span><text:span text:style-name="_33_">n</text:span><text:span text:style-name="_36_">s</text:span><text:span text:style-name="_38_">i</text:span><text:span text:style-name="_32_">d</text:span><text:span text:style-name="_35_">e</text:span><text:span text:style-name="_38_">r</text:span><text:span text:style-name="_32_">i</text:span><text:span text:style-name="_36_">n</text:span><text:span text:style-name="_38_">g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s</text:span><text:span text:style-name="_32_">w</text:span><text:span text:style-name="_35_">i</text:span><text:span text:style-name="_39_">t</text:span><text:span text:style-name="_33_">c</text:span><text:span text:style-name="_35_">h</text:span><text:span text:style-name="_38_">e</text:span><text:span text:style-name="_32_">s</text:span><text:span text:style-name="_34_"> </text:span><text:span text:style-name="_38_">f</text:span><text:span text:style-name="_32_">o</text:span><text:span text:style-name="_36_">r</text:span><text:span text:style-name="_37_"> </text:span><text:span text:style-name="_33_">a</text:span><text:span text:style-name="_34_"> </text:span><text:span text:style-name="_39_">l</text:span><text:span text:style-name="_32_">i</text:span><text:span text:style-name="_35_">g</text:span><text:span text:style-name="_38_">h</text:span><text:span text:style-name="_32_">t</text:span><text:span text:style-name="_36_">i</text:span><text:span text:style-name="_38_">n</text:span><text:span text:style-name="_33_">g</text:span><text:span text:style-name="_34_"> </text:span><text:span text:style-name="_38_">s</text:span><text:span text:style-name="_32_">y</text:span><text:span text:style-name="_36_">s</text:span><text:span text:style-name="_39_">t</text:span><text:span text:style-name="_32_">e</text:span><text:span text:style-name="_36_">m</text:span><text:span text:style-name="_37_"> </text:span><text:span text:style-name="_32_">i</text:span><text:span text:style-name="_36_">t</text:span><text:span text:style-name="_37_"> </text:span><text:span text:style-name="_33_">i</text:span><text:span text:style-name="_36_">s</text:span><text:span text:style-name="_37_"> </text:span><text:span text:style-name="_33_">a</text:span><text:span text:style-name="_34_"> </text:span><text:span text:style-name="_38_">c</text:span><text:span text:style-name="_32_">o</text:span><text:span text:style-name="_36_">n</text:span><text:span text:style-name="_38_">v</text:span><text:span text:style-name="_33_">e</text:span><text:span text:style-name="_36_">n</text:span><text:span text:style-name="_38_">i</text:span><text:span text:style-name="_32_">e</text:span><text:span text:style-name="_35_">n</text:span><text:span text:style-name="_39_">t</text:span><text:span text:style-name="_31_"> </text:span><text:span text:style-name="_36_">f</text:span><text:span text:style-name="_38_">i</text:span><text:span text:style-name="_32_">c</text:span><text:span text:style-name="_35_">t</text:span><text:span text:style-name="_39_">i</text:span><text:span text:style-name="_32_">o</text:span><text:span text:style-name="_35_">n</text:span><text:span text:style-name="_37_"> </text:span><text:span text:style-name="_33_">t</text:span><text:span text:style-name="_36_">h</text:span><text:span text:style-name="_38_">a</text:span><text:span text:style-name="_33_">t</text:span><text:span text:style-name="_34_"> </text:span><text:span text:style-name="_39_">e</text:span><text:span text:style-name="_33_">a</text:span><text:span text:style-name="_36_">c</text:span><text:span text:style-name="_38_">h</text:span><text:span text:style-name="_31_"> </text:span><text:span text:style-name="_36_">s</text:span><text:span text:style-name="_38_">w</text:span><text:span text:style-name="_32_">i</text:span><text:span text:style-name="_35_">t</text:span><text:span text:style-name="_38_">c</text:span><text:span text:style-name="_32_">h</text:span><text:span text:style-name="_34_"> </text:span><text:span text:style-name="_39_">m</text:span><text:span text:style-name="_32_">u</text:span><text:span text:style-name="_36_">s</text:span><text:span text:style-name="_39_">t</text:span><text:span text:style-name="_31_"> </text:span><text:span text:style-name="_36_">b</text:span><text:span text:style-name="_39_">e</text:span><text:span text:style-name="_31_"> </text:span><text:span text:style-name="_36_">d</text:span><text:span text:style-name="_39_">e</text:span><text:span text:style-name="_33_">f</text:span><text:span text:style-name="_35_">i</text:span><text:span text:style-name="_38_">n</text:span><text:span text:style-name="_32_">i</text:span><text:span text:style-name="_36_">t</text:span><text:span text:style-name="_39_">e</text:span><text:span text:style-name="_33_">l</text:span><text:span text:style-name="_35_">y</text:span><text:span text:style-name="_37_"> </text:span><text:span text:style-name="_33_">o</text:span><text:span text:style-name="_36_">n</text:span><text:span text:style-name="_37_"> </text:span><text:span text:style-name="_33_">o</text:span><text:span text:style-name="_35_">r</text:span><text:span text:style-name="_37_"> </text:span><text:span text:style-name="_33_">d</text:span><text:span text:style-name="_35_">e</text:span><text:span text:style-name="_39_">f</text:span><text:span text:style-name="_33_">i</text:span><text:span text:style-name="_35_">n</text:span><text:span text:style-name="_39_">i</text:span><text:span text:style-name="_33_">t</text:span><text:span text:style-name="_35_">e</text:span><text:span text:style-name="_39_">l</text:span><text:span text:style-name="_33_">y</text:span><text:span text:style-name="_34_"> </text:span><text:span text:style-name="_39_">o</text:span><text:span text:style-name="_32_">f</text:span><text:span text:style-name="_35_">f</text:span><text:span text:style-name="_39_">.</text:span><text:span text:style-name="_31_"> </text:span><text:span text:style-name="_35_">T</text:span><text:span text:style-name="_39_">h</text:span><text:span text:style-name="_32_">e</text:span><text:span text:style-name="_35_">r</text:span><text:span text:style-name="_39_">e</text:span><text:span text:style-name="_31_"> </text:span><text:span text:style-name="_36_">m</text:span><text:span text:style-name="_38_">u</text:span><text:span text:style-name="_32_">s</text:span><text:span text:style-name="_35_">t</text:span><text:span text:style-name="_37_"> </text:span><text:span text:style-name="_33_">b</text:span><text:span text:style-name="_35_">e</text:span><text:span text:style-name="_37_"> </text:span><text:span text:style-name="_33_">i</text:span><text:span text:style-name="_36_">n</text:span><text:span text:style-name="_39_">t</text:span><text:span text:style-name="_32_">e</text:span><text:span text:style-name="_36_">r</text:span><text:span text:style-name="_38_">m</text:span><text:span text:style-name="_32_">e</text:span><text:span text:style-name="_36_">d</text:span><text:span text:style-name="_38_">i</text:span><text:span text:style-name="_32_">a</text:span><text:span text:style-name="_35_">t</text:span><text:span text:style-name="_39_">e</text:span><text:span text:style-name="_31_"> </text:span><text:span text:style-name="_36_">p</text:span><text:span text:style-name="_39_">o</text:span><text:span text:style-name="_32_">s</text:span><text:span text:style-name="_35_">i</text:span><text:span text:style-name="_38_">t</text:span><text:span text:style-name="_32_">i</text:span><text:span text:style-name="_35_">o</text:span><text:span text:style-name="_39_">n</text:span><text:span text:style-name="_33_">s</text:span><text:span text:style-name="_35_">,</text:span><text:span text:style-name="_37_"> </text:span><text:span text:style-name="_32_">b</text:span><text:span text:style-name="_36_">u</text:span><text:span text:style-name="_39_">t</text:span><text:span text:style-name="_31_"> </text:span><text:span text:style-name="_36_">f</text:span><text:span text:style-name="_39_">o</text:span><text:span text:style-name="_33_">r</text:span><text:span text:style-name="_34_"> </text:span><text:span text:style-name="_38_">m</text:span><text:span text:style-name="_32_">o</text:span><text:span text:style-name="_35_">s</text:span><text:span text:style-name="_39_">t</text:span><text:span text:style-name="_31_"> </text:span><text:span text:style-name="_35_">p</text:span><text:span text:style-name="_38_">u</text:span><text:span text:style-name="_32_">r</text:span><text:span text:style-name="_35_">p</text:span><text:span text:style-name="_38_">o</text:span><text:span text:style-name="_33_">s</text:span><text:span text:style-name="_35_">e</text:span><text:span text:style-name="_38_">s</text:span><text:span text:style-name="_31_"> </text:span><text:span text:style-name="_35_">w</text:span><text:span text:style-name="_39_">e</text:span><text:span text:style-name="_31_"> </text:span><text:span text:style-name="_36_">c</text:span><text:span text:style-name="_39_">a</text:span><text:span text:style-name="_32_">n</text:span><text:span text:style-name="_34_"> </text:span><text:span text:style-name="_38_">f</text:span><text:span text:style-name="_32_">o</text:span><text:span text:style-name="_35_">r</text:span><text:span text:style-name="_38_">g</text:span><text:span text:style-name="_32_">e</text:span><text:span text:style-name="_35_">t</text:span><text:span text:style-name="_37_"> </text:span><text:span text:style-name="_33_">a</text:span><text:span text:style-name="_35_">b</text:span><text:span text:style-name="_39_">o</text:span><text:span text:style-name="_33_">u</text:span><text:span text:style-name="_36_">t</text:span><text:span text:style-name="_37_"> </text:span><text:span text:style-name="_33_">t</text:span><text:span text:style-name="_36_">h</text:span><text:span text:style-name="_39_">e</text:span><text:span text:style-name="_32_">m</text:span><text:span text:style-name="_36_">.</text:span><text:span text:style-name="_37_"> </text:span><text:span text:style-name="_33_">A</text:span><text:span text:style-name="_36_">s</text:span><text:span text:style-name="_37_"> </text:span><text:span text:style-name="_33_">a</text:span><text:span text:style-name="_36_">n</text:span><text:span text:style-name="_37_"> </text:span><text:span text:style-name="_33_">e</text:span><text:span text:style-name="_36_">x</text:span><text:span text:style-name="_38_">a</text:span><text:span text:style-name="_33_">m</text:span><text:span text:style-name="_35_">p</text:span><text:span text:style-name="_38_">l</text:span><text:span text:style-name="_32_">e</text:span><text:span text:style-name="_34_"> </text:span><text:span text:style-name="_38_">o</text:span><text:span text:style-name="_32_">f</text:span><text:span text:style-name="_34_"> </text:span><text:span text:style-name="_38_">a</text:span><text:span text:style-name="_31_"> </text:span><text:span text:style-name="_35_">d</text:span><text:span text:style-name="_38_">i</text:span><text:span text:style-name="_33_">s</text:span><text:span text:style-name="_35_">c</text:span><text:span text:style-name="_39_">r</text:span><text:span text:style-name="_32_">e</text:span><text:span text:style-name="_36_">t</text:span><text:span text:style-name="_38_">e</text:span>-<text:span text:style-name="_36_">s</text:span><text:span text:style-name="_38_">t</text:span><text:span text:style-name="_33_">a</text:span><text:span text:style-name="_35_">t</text:span><text:span text:style-name="_38_">e</text:span><text:span text:style-name="_31_"> </text:span><text:span text:style-name="_35_">m</text:span><text:span text:style-name="_38_">a</text:span><text:span text:style-name="_33_">c</text:span><text:span text:style-name="_36_">h</text:span><text:span text:style-name="_39_">i</text:span><text:span text:style-name="_32_">n</text:span><text:span text:style-name="_36_">e</text:span><text:span text:style-name="_37_"> </text:span><text:span text:style-name="_33_">w</text:span><text:span text:style-name="_35_">e</text:span><text:span text:style-name="_37_"> </text:span><text:span text:style-name="_32_">m</text:span><text:span text:style-name="_35_">i</text:span><text:span text:style-name="_39_">g</text:span><text:span text:style-name="_32_">h</text:span><text:span text:style-name="_35_">t</text:span><text:span text:style-name="_37_"> </text:span><text:span text:style-name="_32_">c</text:span><text:span text:style-name="_36_">o</text:span><text:span text:style-name="_38_">n</text:span><text:span text:style-name="_32_">s</text:span><text:span text:style-name="_36_">i</text:span><text:span text:style-name="_39_">d</text:span><text:span text:style-name="_33_">e</text:span><text:span text:style-name="_36_">r</text:span><text:span text:style-name="_37_"> </text:span><text:span text:style-name="_32_">a</text:span><text:span text:style-name="_34_"> </text:span><text:span text:style-name="_38_">w</text:span><text:span text:style-name="_32_">h</text:span><text:span text:style-name="_35_">e</text:span><text:span text:style-name="_38_">e</text:span><text:span text:style-name="_32_">l</text:span><text:span text:style-name="_34_"> </text:span><text:span text:style-name="_38_">w</text:span><text:span text:style-name="_32_">h</text:span><text:span text:style-name="_36_">i</text:span><text:span text:style-name="_38_">c</text:span><text:span text:style-name="_33_">h</text:span><text:span text:style-name="_34_"> </text:span><text:span text:style-name="_39_">c</text:span><text:span text:style-name="_33_">l</text:span><text:span text:style-name="_35_">i</text:span><text:span text:style-name="_39_">c</text:span><text:span text:style-name="_33_">k</text:span><text:span text:style-name="_36_">s</text:span><text:span text:style-name="_37_"> </text:span><text:span text:style-name="_32_">r</text:span><text:span text:style-name="_35_">o</text:span><text:span text:style-name="_38_">u</text:span><text:span text:style-name="_33_">n</text:span><text:span text:style-name="_36_">d</text:span><text:span text:style-name="_37_"> </text:span><text:span text:style-name="_33_">t</text:span><text:span text:style-name="_35_">h</text:span><text:span text:style-name="_39_">r</text:span><text:span text:style-name="_32_">o</text:span><text:span text:style-name="_36_">u</text:span><text:span text:style-name="_38_">g</text:span><text:span text:style-name="_33_">h</text:span><text:span text:style-name="_34_"> </text:span><text:span text:style-name="_39_">1</text:span><text:span text:style-name="_33_">2</text:span><text:span text:style-name="_36_">0</text:span><text:span text:style-name="_37_"> </text:span><text:span text:style-name="_32_">o</text:span><text:span text:style-name="_35_">n</text:span><text:span text:style-name="_39_">c</text:span><text:span text:style-name="_32_">e</text:span><text:span text:style-name="_34_"> </text:span><text:span text:style-name="_38_">a</text:span><text:span text:style-name="_31_"> </text:span><text:span text:style-name="_36_">s</text:span><text:span text:style-name="_39_">e</text:span><text:span text:style-name="_32_">c</text:span><text:span text:style-name="_35_">o</text:span><text:span text:style-name="_39_">n</text:span><text:span text:style-name="_32_">d</text:span><text:span text:style-name="_35_">,</text:span><text:span text:style-name="_37_"> </text:span><text:span text:style-name="_32_">b</text:span><text:span text:style-name="_36_">u</text:span><text:span text:style-name="_38_">t</text:span><text:span text:style-name="_31_"> </text:span><text:span text:style-name="_35_">m</text:span><text:span text:style-name="_38_">a</text:span><text:span text:style-name="_33_">y</text:span><text:span text:style-name="_34_"> </text:span><text:span text:style-name="_38_">b</text:span><text:span text:style-name="_33_">e</text:span><text:span text:style-name="_34_"> </text:span><text:span text:style-name="_38_">s</text:span><text:span text:style-name="_32_">t</text:span><text:span text:style-name="_36_">o</text:span><text:span text:style-name="_38_">p</text:span><text:span text:style-name="_32_">p</text:span><text:span text:style-name="_36_">e</text:span><text:span text:style-name="_39_">d</text:span><text:span text:style-name="_31_"> </text:span><text:span text:style-name="_36_">b</text:span><text:span text:style-name="_39_">y</text:span><text:span text:style-name="_31_"> </text:span><text:span text:style-name="_36_">a</text:span><text:span text:style-name="_37_"> </text:span><text:span text:style-name="_32_">]</text:span><text:span text:style-name="_36_">e</text:span><text:span text:style-name="_38_">v</text:span><text:span text:style-name="_32_">e</text:span><text:span text:style-name="_35_">r</text:span><text:span text:style-name="_37_"> </text:span><text:span text:style-name="_33_">w</text:span><text:span text:style-name="_35_">h</text:span><text:span text:style-name="_39_">i</text:span><text:span text:style-name="_33_">c</text:span><text:span text:style-name="_36_">h</text:span><text:span text:style-name="_37_"> </text:span><text:span text:style-name="_33_">c</text:span><text:span text:style-name="_36_">a</text:span><text:span text:style-name="_39_">n</text:span><text:span text:style-name="_31_"> </text:span><text:span text:style-name="_36_">b</text:span><text:span text:style-name="_38_">e</text:span><text:span text:style-name="_31_"> </text:span><text:span text:style-name="_35_">o</text:span><text:span text:style-name="_39_">p</text:span><text:span text:style-name="_33_">e</text:span><text:span text:style-name="_35_">r</text:span><text:span text:style-name="_38_">a</text:span><text:span text:style-name="_33_">t</text:span><text:span text:style-name="_36_">e</text:span><text:span text:style-name="_39_">d</text:span><text:span text:style-name="_31_"> </text:span><text:span text:style-name="_36_">f</text:span><text:span text:style-name="_38_">r</text:span><text:span text:style-name="_33_">o</text:span><text:span text:style-name="_35_">m</text:span><text:span text:style-name="_37_"> </text:span><text:span text:style-name="_32_">o</text:span><text:span text:style-name="_35_">u</text:span><text:span text:style-name="_39_">t</text:span><text:span text:style-name="_33_">s</text:span><text:span text:style-name="_35_">i</text:span><text:span text:style-name="_38_">d</text:span><text:span text:style-name="_32_">e</text:span><text:span text:style-name="_35_">;</text:span><text:span text:style-name="_37_"> </text:span><text:span text:style-name="_33_">i</text:span><text:span text:style-name="_35_">n</text:span><text:span text:style-name="_37_"> </text:span><text:span text:style-name="_33_">a</text:span><text:span text:style-name="_36_">d</text:span><text:span text:style-name="_39_">d</text:span><text:span text:style-name="_33_">i</text:span><text:span text:style-name="_35_">t</text:span><text:span text:style-name="_38_">i</text:span><text:span text:style-name="_32_">o</text:span><text:span text:style-name="_35_">n</text:span><text:span text:style-name="_37_"> </text:span><text:span text:style-name="_32_">a</text:span><text:span text:style-name="_34_"> </text:span><text:span text:style-name="_39_">l</text:span><text:span text:style-name="_32_">a</text:span><text:span text:style-name="_36_">m</text:span><text:span text:style-name="_39_">p</text:span><text:span text:style-name="_31_"> </text:span><text:span text:style-name="_36_">i</text:span><text:span text:style-name="_38_">s</text:span><text:span text:style-name="_31_"> </text:span><text:span text:style-name="_36_">t</text:span><text:span text:style-name="_39_">o</text:span><text:span text:style-name="_31_"> </text:span><text:span text:style-name="_35_">l</text:span><text:span text:style-name="_39_">i</text:span><text:span text:style-name="_33_">g</text:span><text:span text:style-name="_35_">h</text:span><text:span text:style-name="_39_">t</text:span><text:span text:style-name="_31_"> </text:span><text:span text:style-name="_35_">i</text:span><text:span text:style-name="_39_">n</text:span><text:span text:style-name="_31_"> </text:span><text:span text:style-name="_36_">o</text:span><text:span text:style-name="_39_">n</text:span><text:span text:style-name="_32_">e</text:span><text:span text:style-name="_34_"> </text:span><text:span text:style-name="_38_">o</text:span><text:span text:style-name="_32_">f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p</text:span><text:span text:style-name="_36_">o</text:span><text:span text:style-name="_39_">s</text:span><text:span text:style-name="_32_">i</text:span><text:span text:style-name="_36_">t</text:span><text:span text:style-name="_38_">i</text:span><text:span text:style-name="_33_">o</text:span><text:span text:style-name="_35_">n</text:span><text:span text:style-name="_39_">s</text:span><text:span text:style-name="_31_"> </text:span><text:span text:style-name="_35_">o</text:span><text:span text:style-name="_38_">f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w</text:span><text:span text:style-name="_33_">h</text:span><text:span text:style-name="_35_">e</text:span><text:span text:style-name="_38_">e</text:span><text:span text:style-name="_32_">l</text:span><text:span text:style-name="_36_">.</text:span><text:span text:style-name="_37_"> </text:span><text:span text:style-name="_33_">T</text:span><text:span text:style-name="_35_">h</text:span><text:span text:style-name="_38_">i</text:span><text:span text:style-name="_33_">s</text:span><text:span text:style-name="_34_"> </text:span><text:span text:style-name="_38_">m</text:span><text:span text:style-name="_33_">a</text:span><text:span text:style-name="_35_">c</text:span><text:span text:style-name="_39_">h</text:span><text:span text:style-name="_32_">i</text:span><text:span text:style-name="_35_">n</text:span><text:span text:style-name="_38_">e</text:span><text:span text:style-name="_31_"> </text:span><text:span text:style-name="_35_">c</text:span><text:span text:style-name="_38_">o</text:span><text:span text:style-name="_33_">u</text:span><text:span text:style-name="_35_">l</text:span><text:span text:style-name="_38_">d</text:span><text:span text:style-name="_31_"> </text:span><text:span text:style-name="_36_">b</text:span><text:span text:style-name="_39_">e</text:span><text:span text:style-name="_31_"> </text:span><text:span text:style-name="_36_">d</text:span><text:span text:style-name="_38_">e</text:span><text:span text:style-name="_33_">s</text:span><text:span text:style-name="_35_">c</text:span><text:span text:style-name="_38_">r</text:span><text:span text:style-name="_32_">i</text:span><text:span text:style-name="_35_">b</text:span><text:span text:style-name="_39_">e</text:span><text:span text:style-name="_33_">d</text:span><text:span text:style-name="_34_"> </text:span><text:span text:style-name="_38_">a</text:span><text:span text:style-name="_32_">b</text:span><text:span text:style-name="_36_">s</text:span><text:span text:style-name="_38_">t</text:span><text:span text:style-name="_32_">r</text:span><text:span text:style-name="_35_">a</text:span><text:span text:style-name="_39_">c</text:span><text:span text:style-name="_33_">t</text:span><text:span text:style-name="_35_">l</text:span><text:span text:style-name="_39_">y</text:span><text:span text:style-name="_31_"> </text:span><text:span text:style-name="_36_">a</text:span><text:span text:style-name="_38_">s</text:span><text:span text:style-name="_31_"> </text:span><text:span text:style-name="_35_">f</text:span><text:span text:style-name="_38_">o</text:span><text:span text:style-name="_33_">l</text:span><text:span text:style-name="_36_">l</text:span><text:span text:style-name="_38_">o</text:span><text:span text:style-name="_32_">w</text:span><text:span text:style-name="_36_">s</text:span><text:span text:style-name="_39_">.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i</text:span><text:span text:style-name="_33_">n</text:span><text:span text:style-name="_35_">t</text:span><text:span text:style-name="_39_">e</text:span><text:span text:style-name="_32_">r</text:span><text:span text:style-name="_35_">n</text:span><text:span text:style-name="_38_">a</text:span><text:span text:style-name="_32_">l</text:span><text:span text:style-name="_34_"> </text:span><text:span text:style-name="_39_">s</text:span><text:span text:style-name="_32_">t</text:span><text:span text:style-name="_35_">a</text:span><text:span text:style-name="_39_">t</text:span><text:span text:style-name="_32_">e</text:span><text:span text:style-name="_34_"> </text:span><text:span text:style-name="_39_">o</text:span><text:span text:style-name="_33_">f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m</text:span><text:span text:style-name="_35_">a</text:span><text:span text:style-name="_38_">c</text:span><text:span text:style-name="_32_">h</text:span><text:span text:style-name="_36_">i</text:span><text:span text:style-name="_38_">n</text:span><text:span text:style-name="_33_">e</text:span><text:span text:style-name="_34_"> </text:span><text:span text:style-name="_38_">(</text:span><text:span text:style-name="_33_">w</text:span><text:span text:style-name="_36_">h</text:span><text:span text:style-name="_39_">i</text:span><text:span text:style-name="_32_">c</text:span><text:span text:style-name="_35_">h</text:span><text:span text:style-name="_37_"> </text:span><text:span text:style-name="_33_">i</text:span><text:span text:style-name="_36_">s</text:span><text:span text:style-name="_37_"> </text:span><text:span text:style-name="_32_">d</text:span><text:span text:style-name="_36_">e</text:span><text:span text:style-name="_38_">s</text:span><text:span text:style-name="_32_">c</text:span><text:span text:style-name="_35_">r</text:span><text:span text:style-name="_38_">i</text:span><text:span text:style-name="_33_">b</text:span><text:span text:style-name="_36_">e</text:span><text:span text:style-name="_39_">d</text:span><text:span text:style-name="_31_"> </text:span><text:span text:style-name="_35_">b</text:span><text:span text:style-name="_38_">y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p</text:span><text:span text:style-name="_32_">o</text:span><text:span text:style-name="_36_">s</text:span><text:span text:style-name="_38_">i</text:span><text:span text:style-name="_32_">t</text:span><text:span text:style-name="_36_">i</text:span><text:span text:style-name="_39_">o</text:span><text:span text:style-name="_32_">n</text:span><text:span text:style-name="_34_"> </text:span><text:span text:style-name="_38_">o</text:span><text:span text:style-name="_33_">f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w</text:span><text:span text:style-name="_36_">h</text:span><text:span text:style-name="_38_">e</text:span><text:span text:style-name="_32_">e</text:span><text:span text:style-name="_36_">l</text:span><text:span text:style-name="_39_">)</text:span><text:span text:style-name="_31_"> </text:span><text:span text:style-name="_36_">m</text:span><text:span text:style-name="_38_">a</text:span><text:span text:style-name="_32_">y</text:span><text:span text:style-name="_34_"> </text:span><text:span text:style-name="_38_">b</text:span><text:span text:style-name="_33_">e</text:span><text:span text:style-name="_34_"> </text:span><text:span text:style-name="_39_">q</text:span><text:span text:style-name="_32_">1</text:span><text:span text:style-name="_36_">,</text:span><text:span text:style-name="_37_"> </text:span><text:span text:style-name="_33_">q</text:span><text:span text:style-name="_35_">2</text:span><text:span text:style-name="_37_"> </text:span><text:span text:style-name="_33_">o</text:span><text:span text:style-name="_36_">r</text:span><text:span text:style-name="_37_"> </text:span><text:span text:style-name="_32_">q</text:span><text:span text:style-name="_35_">3</text:span><text:span text:style-name="_39_">.</text:span><text:span text:style-name="_31_"> </text:span><text:span text:style-name="_35_">T</text:span><text:span text:style-name="_38_">h</text:span><text:span text:style-name="_33_">e</text:span><text:span text:style-name="_35_">r</text:span><text:span text:style-name="_38_">e</text:span><text:span text:style-name="_31_"> </text:span><text:span text:style-name="_35_">i</text:span><text:span text:style-name="_39_">s</text:span><text:span text:style-name="_31_"> </text:span><text:span text:style-name="_36_">a</text:span><text:span text:style-name="_38_">n</text:span><text:span text:style-name="_31_"> </text:span><text:span text:style-name="_36_">i</text:span><text:span text:style-name="_39_">n</text:span><text:span text:style-name="_32_">p</text:span><text:span text:style-name="_35_">u</text:span><text:span text:style-name="_39_">t</text:span><text:span text:style-name="_31_"> </text:span><text:span text:style-name="_36_">s</text:span><text:span text:style-name="_39_">i</text:span><text:span text:style-name="_32_">g</text:span><text:span text:style-name="_36_">n</text:span><text:span text:style-name="_38_">a</text:span><text:span text:style-name="_33_">l</text:span><text:span text:style-name="_34_"> </text:span><text:span text:style-name="_38_">i</text:span><text:span text:style-name="_33_">0</text:span><text:span text:style-name="_35_">.</text:span><text:span text:style-name="_37_"> </text:span><text:span text:style-name="_32_">o</text:span><text:span text:style-name="_36_">r</text:span><text:span text:style-name="_37_"> </text:span><text:span text:style-name="_33_">i</text:span><text:span text:style-name="_35_">1</text:span><text:span text:style-name="_37_"> </text:span><text:span text:style-name="_33_">(</text:span><text:span text:style-name="_36_">p</text:span><text:span text:style-name="_39_">o</text:span><text:span text:style-name="_32_">s</text:span><text:span text:style-name="_36_">i</text:span><text:span text:style-name="_38_">t</text:span><text:span text:style-name="_32_">i</text:span><text:span text:style-name="_36_">o</text:span><text:span text:style-name="_38_">n</text:span><text:span text:style-name="_31_"> </text:span><text:span text:style-name="_36_">o</text:span><text:span text:style-name="_39_">f</text:span><text:span text:style-name="_31_"> </text:span><text:span text:style-name="_36_">]</text:span><text:span text:style-name="_39_">e</text:span><text:span text:style-name="_32_">v</text:span><text:span text:style-name="_36_">e</text:span><text:span text:style-name="_39_">r</text:span><text:span text:style-name="_32_">)</text:span><text:span text:style-name="_36_">.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i</text:span><text:span text:style-name="_39_">n</text:span><text:span text:style-name="_32_">t</text:span><text:span text:style-name="_35_">e</text:span><text:span text:style-name="_38_">r</text:span><text:span text:style-name="_33_">n</text:span><text:span text:style-name="_36_">a</text:span><text:span text:style-name="_39_">l</text:span><text:span text:style-name="_31_"> </text:span><text:span text:style-name="_36_">s</text:span><text:span text:style-name="_38_">t</text:span><text:span text:style-name="_33_">a</text:span><text:span text:style-name="_35_">t</text:span><text:span text:style-name="_38_">e</text:span><text:span text:style-name="_31_"> </text:span><text:span text:style-name="_35_">a</text:span><text:span text:style-name="_38_">t</text:span><text:span text:style-name="_31_"> </text:span><text:span text:style-name="_35_">a</text:span><text:span text:style-name="_38_">n</text:span><text:span text:style-name="_32_">y</text:span><text:span text:style-name="_34_"> </text:span><text:span text:style-name="_38_">m</text:span><text:span text:style-name="_32_">o</text:span><text:span text:style-name="_36_">m</text:span><text:span text:style-name="_38_">e</text:span><text:span text:style-name="_33_">n</text:span><text:span text:style-name="_36_">t</text:span><text:span text:style-name="_37_"> </text:span><text:span text:style-name="_33_">i</text:span><text:span text:style-name="_36_">s</text:span><text:span text:style-name="_37_"> </text:span><text:span text:style-name="_32_">d</text:span><text:span text:style-name="_35_">e</text:span><text:span text:style-name="_38_">t</text:span><text:span text:style-name="_33_">e</text:span><text:span text:style-name="_35_">r</text:span><text:span text:style-name="_39_">m</text:span><text:span text:style-name="_33_">i</text:span><text:span text:style-name="_35_">n</text:span><text:span text:style-name="_39_">e</text:span><text:span text:style-name="_32_">d</text:span><text:span text:style-name="_34_"> </text:span><text:span text:style-name="_38_">b</text:span><text:span text:style-name="_33_">y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l</text:span><text:span text:style-name="_35_">a</text:span><text:span text:style-name="_39_">s</text:span><text:span text:style-name="_32_">t</text:span><text:span text:style-name="_34_"> </text:span><text:span text:style-name="_38_">s</text:span><text:span text:style-name="_33_">t</text:span><text:span text:style-name="_36_">a</text:span><text:span text:style-name="_38_">t</text:span><text:span text:style-name="_32_">e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i</text:span><text:span text:style-name="_35_">n</text:span><text:span text:style-name="_39_">p</text:span><text:span text:style-name="_32_">u</text:span><text:span text:style-name="_36_">t</text:span><text:span text:style-name="_37_"> </text:span><text:span text:style-name="_33_">s</text:span><text:span text:style-name="_36_">i</text:span><text:span text:style-name="_38_">g</text:span><text:span text:style-name="_32_">n</text:span><text:span text:style-name="_35_">a</text:span><text:span text:style-name="_38_">l</text:span><text:span text:style-name="_31_"> </text:span><text:span text:style-name="_35_">a</text:span><text:span text:style-name="_39_">c</text:span><text:span text:style-name="_32_">c</text:span><text:span text:style-name="_35_">o</text:span><text:span text:style-name="_39_">r</text:span><text:span text:style-name="_33_">d</text:span><text:span text:style-name="_36_">i</text:span><text:span text:style-name="_39_">n</text:span><text:span text:style-name="_32_">g</text:span><text:span text:style-name="_34_"> </text:span><text:span text:style-name="_39_">t</text:span><text:span text:style-name="_32_">o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t</text:span><text:span text:style-name="_36_">a</text:span><text:span text:style-name="_39_">b</text:span><text:span text:style-name="_33_">l</text:span><text:span text:style-name="_35_">e</text:span></text:p>
      <text:p text:style-name="P1"><text:span text:style-name="_32_">(</text:span><text:span text:style-name="_35_">T</text:span><text:span text:style-name="_38_">A</text:span><text:span text:style-name="_33_">B</text:span><text:span text:style-name="_36_">L</text:span><text:span text:style-name="_39_">E</text:span><text:span text:style-name="_31_"> </text:span><text:span text:style-name="_36_">D</text:span><text:span text:style-name="_38_">E</text:span><text:span text:style-name="_32_">L</text:span><text:span text:style-name="_36_">E</text:span><text:span text:style-name="_38_">T</text:span><text:span text:style-name="_33_">E</text:span><text:span text:style-name="_35_">D</text:span><text:span text:style-name="_39_">)</text:span></text:p>
      <text:p text:style-name="P1"><text:span text:style-name="_36_">T</text:span><text:span text:style-name="_38_">h</text:span><text:span text:style-name="_33_">e</text:span><text:span text:style-name="_34_"> </text:span><text:span text:style-name="_39_">o</text:span><text:span text:style-name="_33_">u</text:span><text:span text:style-name="_36_">t</text:span><text:span text:style-name="_39_">p</text:span><text:span text:style-name="_33_">u</text:span><text:span text:style-name="_36_">t</text:span><text:span text:style-name="_37_"> </text:span><text:span text:style-name="_32_">s</text:span><text:span text:style-name="_36_">i</text:span><text:span text:style-name="_39_">g</text:span><text:span text:style-name="_33_">n</text:span><text:span text:style-name="_35_">a</text:span><text:span text:style-name="_38_">l</text:span><text:span text:style-name="_32_">s</text:span><text:span text:style-name="_35_">,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o</text:span><text:span text:style-name="_39_">n</text:span><text:span text:style-name="_33_">l</text:span><text:span text:style-name="_36_">y</text:span><text:span text:style-name="_37_"> </text:span><text:span text:style-name="_32_">e</text:span><text:span text:style-name="_36_">x</text:span><text:span text:style-name="_38_">t</text:span><text:span text:style-name="_33_">e</text:span><text:span text:style-name="_35_">r</text:span><text:span text:style-name="_39_">n</text:span><text:span text:style-name="_32_">a</text:span><text:span text:style-name="_35_">l</text:span><text:span text:style-name="_39_">l</text:span><text:span text:style-name="_32_">y</text:span><text:span text:style-name="_34_"> </text:span><text:span text:style-name="_39_">v</text:span><text:span text:style-name="_33_">i</text:span><text:span text:style-name="_35_">s</text:span><text:span text:style-name="_38_">i</text:span><text:span text:style-name="_33_">b</text:span><text:span text:style-name="_36_">l</text:span><text:span text:style-name="_38_">e</text:span><text:span text:style-name="_31_"> </text:span><text:span text:style-name="_36_">i</text:span><text:span text:style-name="_39_">n</text:span><text:span text:style-name="_32_">d</text:span><text:span text:style-name="_35_">i</text:span><text:span text:style-name="_39_">c</text:span><text:span text:style-name="_32_">a</text:span><text:span text:style-name="_35_">t</text:span><text:span text:style-name="_38_">i</text:span><text:span text:style-name="_32_">o</text:span><text:span text:style-name="_35_">n</text:span><text:span text:style-name="_37_"> </text:span><text:span text:style-name="_33_">o</text:span><text:span text:style-name="_35_">f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i</text:span><text:span text:style-name="_38_">n</text:span><text:span text:style-name="_33_">t</text:span><text:span text:style-name="_36_">e</text:span><text:span text:style-name="_38_">r</text:span><text:span text:style-name="_32_">n</text:span><text:span text:style-name="_36_">a</text:span><text:span text:style-name="_38_">l</text:span><text:span text:style-name="_31_"> </text:span><text:span text:style-name="_36_">s</text:span><text:span text:style-name="_39_">t</text:span><text:span text:style-name="_32_">a</text:span><text:span text:style-name="_36_">t</text:span><text:span text:style-name="_38_">e</text:span><text:span text:style-name="_31_"> </text:span><text:span text:style-name="_36_">(</text:span><text:span text:style-name="_39_">t</text:span><text:span text:style-name="_32_">h</text:span><text:span text:style-name="_36_">e</text:span><text:span text:style-name="_37_"> </text:span><text:span text:style-name="_32_">l</text:span><text:span text:style-name="_36_">i</text:span><text:span text:style-name="_38_">g</text:span><text:span text:style-name="_32_">h</text:span><text:span text:style-name="_36_">t</text:span><text:span text:style-name="_39_">)</text:span><text:span text:style-name="_31_"> </text:span><text:span text:style-name="_36_">a</text:span><text:span text:style-name="_38_">r</text:span><text:span text:style-name="_33_">e</text:span><text:span text:style-name="_34_"> </text:span><text:span text:style-name="_39_">d</text:span><text:span text:style-name="_32_">e</text:span><text:span text:style-name="_36_">s</text:span><text:span text:style-name="_38_">c</text:span><text:span text:style-name="_32_">r</text:span><text:span text:style-name="_36_">i</text:span><text:span text:style-name="_39_">b</text:span><text:span text:style-name="_32_">e</text:span><text:span text:style-name="_36_">d</text:span><text:span text:style-name="_37_"> </text:span><text:span text:style-name="_32_">b</text:span><text:span text:style-name="_36_">y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t</text:span><text:span text:style-name="_39_">a</text:span><text:span text:style-name="_32_">b</text:span><text:span text:style-name="_36_">l</text:span><text:span text:style-name="_39_">e</text:span></text:p>
      <text:p text:style-name="P1"><text:span text:style-name="_36_">S</text:span><text:span text:style-name="_38_">t</text:span><text:span text:style-name="_32_">a</text:span><text:span text:style-name="_36_">t</text:span><text:span text:style-name="_38_">e</text:span><text:span text:style-name="_31_"> </text:span><text:span text:style-name="_35_">q</text:span><text:span text:style-name="_38_">1</text:span><text:span text:style-name="_31_"> </text:span><text:span text:style-name="_35_">q</text:span><text:span text:style-name="_38_">2</text:span><text:span text:style-name="_31_"> </text:span><text:span text:style-name="_35_">q</text:span><text:span text:style-name="_39_">3</text:span></text:p>
      <text:p text:style-name="P1"><text:soft-page-break/><text:span text:style-name="_36_">o</text:span><text:span text:style-name="_38_">u</text:span><text:span text:style-name="_32_">t</text:span><text:span text:style-name="_36_">p</text:span><text:span text:style-name="_39_">u</text:span><text:span text:style-name="_32_">t</text:span><text:span text:style-name="_34_"> </text:span><text:span text:style-name="_38_">o</text:span><text:span text:style-name="_33_">0</text:span><text:span text:style-name="_34_"> </text:span><text:span text:style-name="_38_">o</text:span><text:span text:style-name="_33_">0</text:span><text:span text:style-name="_34_"> </text:span><text:span text:style-name="_38_">o</text:span><text:span text:style-name="_33_">1</text:span></text:p>
      <text:p text:style-name="P1"><text:span text:style-name="_38_">T</text:span><text:span text:style-name="_32_">h</text:span><text:span text:style-name="_36_">i</text:span><text:span text:style-name="_39_">s</text:span><text:span text:style-name="_31_"> </text:span><text:span text:style-name="_36_">e</text:span><text:span text:style-name="_38_">x</text:span><text:span text:style-name="_33_">a</text:span><text:span text:style-name="_36_">m</text:span><text:span text:style-name="_38_">p</text:span><text:span text:style-name="_33_">l</text:span><text:span text:style-name="_35_">e</text:span><text:span text:style-name="_37_"> </text:span><text:span text:style-name="_32_">i</text:span><text:span text:style-name="_36_">s</text:span><text:span text:style-name="_37_"> </text:span><text:span text:style-name="_33_">t</text:span><text:span text:style-name="_36_">y</text:span><text:span text:style-name="_39_">p</text:span><text:span text:style-name="_32_">i</text:span><text:span text:style-name="_35_">c</text:span><text:span text:style-name="_39_">a</text:span><text:span text:style-name="_32_">l</text:span><text:span text:style-name="_34_"> </text:span><text:span text:style-name="_39_">o</text:span><text:span text:style-name="_33_">f</text:span><text:span text:style-name="_34_"> </text:span><text:span text:style-name="_39_">d</text:span><text:span text:style-name="_33_">i</text:span><text:span text:style-name="_36_">s</text:span><text:span text:style-name="_39_">c</text:span><text:span text:style-name="_33_">r</text:span><text:span text:style-name="_36_">e</text:span><text:span text:style-name="_39_">t</text:span><text:span text:style-name="_33_">e</text:span>-<text:span text:style-name="_38_">s</text:span><text:span text:style-name="_33_">t</text:span><text:span text:style-name="_36_">a</text:span><text:span text:style-name="_39_">t</text:span><text:span text:style-name="_33_">e</text:span><text:span text:style-name="_34_"> </text:span><text:span text:style-name="_38_">m</text:span><text:span text:style-name="_32_">a</text:span><text:span text:style-name="_35_">c</text:span><text:span text:style-name="_39_">h</text:span><text:span text:style-name="_32_">i</text:span><text:span text:style-name="_35_">n</text:span><text:span text:style-name="_38_">e</text:span><text:span text:style-name="_33_">s</text:span><text:span text:style-name="_35_">.</text:span><text:span text:style-name="_37_"> </text:span><text:span text:style-name="_32_">T</text:span><text:span text:style-name="_36_">h</text:span><text:span text:style-name="_39_">e</text:span><text:span text:style-name="_32_">y</text:span><text:span text:style-name="_34_"> </text:span><text:span text:style-name="_39_">c</text:span><text:span text:style-name="_33_">a</text:span><text:span text:style-name="_35_">n</text:span><text:span text:style-name="_37_"> </text:span><text:span text:style-name="_33_">b</text:span><text:span text:style-name="_35_">e</text:span><text:span text:style-name="_37_"> </text:span><text:span text:style-name="_33_">d</text:span><text:span text:style-name="_36_">e</text:span><text:span text:style-name="_38_">s</text:span><text:span text:style-name="_32_">c</text:span><text:span text:style-name="_36_">r</text:span><text:span text:style-name="_38_">i</text:span><text:span text:style-name="_32_">b</text:span><text:span text:style-name="_36_">e</text:span><text:span text:style-name="_38_">d</text:span><text:span text:style-name="_31_"> </text:span><text:span text:style-name="_36_">b</text:span><text:span text:style-name="_39_">y</text:span><text:span text:style-name="_31_"> </text:span><text:span text:style-name="_35_">s</text:span><text:span text:style-name="_39_">u</text:span><text:span text:style-name="_32_">c</text:span><text:span text:style-name="_35_">h</text:span><text:span text:style-name="_37_"> </text:span><text:span text:style-name="_33_">t</text:span><text:span text:style-name="_36_">a</text:span><text:span text:style-name="_39_">b</text:span><text:span text:style-name="_33_">l</text:span><text:span text:style-name="_36_">e</text:span><text:span text:style-name="_39_">s</text:span><text:span text:style-name="_31_"> </text:span><text:span text:style-name="_35_">p</text:span><text:span text:style-name="_39_">r</text:span><text:span text:style-name="_33_">o</text:span><text:span text:style-name="_36_">v</text:span><text:span text:style-name="_38_">i</text:span><text:span text:style-name="_32_">d</text:span><text:span text:style-name="_36_">e</text:span><text:span text:style-name="_39_">d</text:span><text:span text:style-name="_31_"> </text:span><text:span text:style-name="_36_">t</text:span><text:span text:style-name="_38_">h</text:span><text:span text:style-name="_33_">e</text:span><text:span text:style-name="_35_">y</text:span><text:span text:style-name="_37_"> </text:span><text:span text:style-name="_32_">h</text:span><text:span text:style-name="_36_">a</text:span><text:span text:style-name="_39_">v</text:span><text:span text:style-name="_32_">e</text:span><text:span text:style-name="_34_"> </text:span><text:span text:style-name="_39_">o</text:span><text:span text:style-name="_33_">n</text:span><text:span text:style-name="_36_">l</text:span><text:span text:style-name="_38_">y</text:span><text:span text:style-name="_31_"> </text:span><text:span text:style-name="_36_">a</text:span><text:span text:style-name="_37_"> </text:span><text:span text:style-name="_32_">f</text:span><text:span text:style-name="_36_">i</text:span><text:span text:style-name="_39_">n</text:span><text:span text:style-name="_33_">i</text:span><text:span text:style-name="_36_">t</text:span><text:span text:style-name="_38_">e</text:span><text:span text:style-name="_31_"> </text:span><text:span text:style-name="_35_">n</text:span><text:span text:style-name="_38_">u</text:span><text:span text:style-name="_32_">m</text:span><text:span text:style-name="_35_">b</text:span><text:span text:style-name="_39_">e</text:span><text:span text:style-name="_32_">r</text:span><text:span text:style-name="_34_"> </text:span><text:span text:style-name="_38_">o</text:span><text:span text:style-name="_33_">f</text:span><text:span text:style-name="_34_"> </text:span><text:span text:style-name="_39_">p</text:span><text:span text:style-name="_32_">o</text:span><text:span text:style-name="_35_">s</text:span><text:span text:style-name="_39_">s</text:span><text:span text:style-name="_32_">i</text:span><text:span text:style-name="_35_">b</text:span><text:span text:style-name="_38_">l</text:span><text:span text:style-name="_32_">e</text:span><text:span text:style-name="_34_"> </text:span><text:span text:style-name="_38_">s</text:span><text:span text:style-name="_33_">t</text:span><text:span text:style-name="_36_">a</text:span><text:span text:style-name="_39_">t</text:span><text:span text:style-name="_33_">e</text:span><text:span text:style-name="_35_">s</text:span><text:span text:style-name="_38_">.</text:span></text:p>
      <text:p text:style-name="P1"><text:span text:style-name="_35_">I</text:span><text:span text:style-name="_39_">t</text:span><text:span text:style-name="_31_"> </text:span><text:span text:style-name="_36_">w</text:span><text:span text:style-name="_38_">i</text:span><text:span text:style-name="_33_">l</text:span><text:span text:style-name="_36_">l</text:span><text:span text:style-name="_37_"> </text:span><text:span text:style-name="_32_">s</text:span><text:span text:style-name="_36_">e</text:span><text:span text:style-name="_38_">e</text:span><text:span text:style-name="_32_">m</text:span><text:span text:style-name="_34_"> </text:span><text:span text:style-name="_39_">t</text:span><text:span text:style-name="_32_">h</text:span><text:span text:style-name="_36_">a</text:span><text:span text:style-name="_38_">t</text:span><text:span text:style-name="_31_"> </text:span><text:span text:style-name="_36_">g</text:span><text:span text:style-name="_39_">i</text:span><text:span text:style-name="_33_">v</text:span><text:span text:style-name="_36_">e</text:span><text:span text:style-name="_39_">n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i</text:span><text:span text:style-name="_33_">n</text:span><text:span text:style-name="_35_">i</text:span><text:span text:style-name="_39_">t</text:span><text:span text:style-name="_33_">i</text:span><text:span text:style-name="_35_">a</text:span><text:span text:style-name="_39_">l</text:span><text:span text:style-name="_31_"> </text:span><text:span text:style-name="_36_">s</text:span><text:span text:style-name="_39_">t</text:span><text:span text:style-name="_32_">a</text:span><text:span text:style-name="_35_">t</text:span><text:span text:style-name="_39_">e</text:span><text:span text:style-name="_31_"> </text:span><text:span text:style-name="_36_">o</text:span><text:span text:style-name="_38_">f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m</text:span><text:span text:style-name="_32_">a</text:span><text:span text:style-name="_35_">c</text:span><text:span text:style-name="_38_">h</text:span><text:span text:style-name="_32_">i</text:span><text:span text:style-name="_36_">n</text:span><text:span text:style-name="_39_">e</text:span><text:span text:style-name="_31_"> </text:span><text:span text:style-name="_36_">a</text:span><text:span text:style-name="_39_">n</text:span><text:span text:style-name="_33_">d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i</text:span><text:span text:style-name="_36_">n</text:span><text:span text:style-name="_38_">p</text:span><text:span text:style-name="_32_">u</text:span><text:span text:style-name="_36_">t</text:span><text:span text:style-name="_37_"> </text:span><text:span text:style-name="_32_">s</text:span><text:span text:style-name="_36_">i</text:span><text:span text:style-name="_38_">g</text:span><text:span text:style-name="_33_">n</text:span><text:span text:style-name="_36_">a</text:span><text:span text:style-name="_38_">l</text:span><text:span text:style-name="_33_">s</text:span><text:span text:style-name="_34_"> </text:span><text:span text:style-name="_38_">i</text:span><text:span text:style-name="_33_">t</text:span><text:span text:style-name="_34_"> </text:span><text:span text:style-name="_38_">i</text:span><text:span text:style-name="_33_">s</text:span><text:span text:style-name="_34_"> </text:span><text:span text:style-name="_38_">a</text:span><text:span text:style-name="_33_">l</text:span><text:span text:style-name="_35_">w</text:span><text:span text:style-name="_39_">a</text:span><text:span text:style-name="_33_">y</text:span><text:span text:style-name="_36_">s</text:span><text:span text:style-name="_37_"> </text:span><text:span text:style-name="_33_">p</text:span><text:span text:style-name="_36_">o</text:span><text:span text:style-name="_38_">s</text:span><text:span text:style-name="_32_">s</text:span><text:span text:style-name="_35_">i</text:span><text:span text:style-name="_39_">b</text:span><text:span text:style-name="_33_">l</text:span><text:span text:style-name="_36_">e</text:span><text:span text:style-name="_37_"> </text:span><text:span text:style-name="_32_">t</text:span><text:span text:style-name="_36_">o</text:span><text:span text:style-name="_37_"> </text:span><text:span text:style-name="_32_">p</text:span><text:span text:style-name="_35_">r</text:span><text:span text:style-name="_38_">e</text:span><text:span text:style-name="_33_">d</text:span><text:span text:style-name="_35_">i</text:span><text:span text:style-name="_39_">c</text:span><text:span text:style-name="_33_">t</text:span><text:span text:style-name="_34_"> </text:span><text:span text:style-name="_39_">a</text:span><text:span text:style-name="_33_">l</text:span><text:span text:style-name="_36_">l</text:span><text:span text:style-name="_37_"> </text:span><text:span text:style-name="_33_">f</text:span><text:span text:style-name="_36_">u</text:span><text:span text:style-name="_38_">t</text:span><text:span text:style-name="_32_">u</text:span><text:span text:style-name="_36_">r</text:span><text:span text:style-name="_38_">e</text:span><text:span text:style-name="_31_"> </text:span><text:span text:style-name="_35_">s</text:span><text:span text:style-name="_38_">t</text:span><text:span text:style-name="_32_">a</text:span><text:span text:style-name="_36_">t</text:span><text:span text:style-name="_38_">e</text:span><text:span text:style-name="_33_">s</text:span><text:span text:style-name="_35_">,</text:span><text:span text:style-name="_37_"> </text:span><text:span text:style-name="_33_">T</text:span><text:span text:style-name="_35_">h</text:span><text:span text:style-name="_38_">i</text:span><text:span text:style-name="_33_">s</text:span><text:span text:style-name="_34_"> </text:span><text:span text:style-name="_39_">i</text:span><text:span text:style-name="_32_">s</text:span><text:span text:style-name="_34_"> </text:span><text:span text:style-name="_38_">r</text:span><text:span text:style-name="_33_">e</text:span><text:span text:style-name="_36_">m</text:span><text:span text:style-name="_38_">i</text:span><text:span text:style-name="_32_">n</text:span><text:span text:style-name="_36_">i</text:span><text:span text:style-name="_38_">s</text:span><text:span text:style-name="_32_">c</text:span><text:span text:style-name="_35_">e</text:span><text:span text:style-name="_38_">n</text:span><text:span text:style-name="_33_">t</text:span><text:span text:style-name="_34_"> </text:span><text:span text:style-name="_38_">o</text:span><text:span text:style-name="_33_">f</text:span><text:span text:style-name="_34_"> </text:span><text:span text:style-name="_38_">L</text:span><text:span text:style-name="_32_">a</text:span><text:span text:style-name="_35_">p</text:span><text:span text:style-name="_38_">l</text:span><text:span text:style-name="_32_">a</text:span><text:span text:style-name="_36_">c</text:span><text:span text:style-name="_39_">e</text:span><text:span text:style-name="_33_">'</text:span><text:span text:style-name="_36_">s</text:span><text:span text:style-name="_37_"> </text:span><text:span text:style-name="_33_">v</text:span><text:span text:style-name="_35_">i</text:span><text:span text:style-name="_38_">e</text:span><text:span text:style-name="_32_">w</text:span><text:span text:style-name="_34_"> </text:span><text:span text:style-name="_39_">t</text:span><text:span text:style-name="_32_">h</text:span><text:span text:style-name="_35_">a</text:span><text:span text:style-name="_39_">t</text:span><text:span text:style-name="_31_"> </text:span><text:span text:style-name="_36_">f</text:span><text:span text:style-name="_39_">r</text:span><text:span text:style-name="_32_">o</text:span><text:span text:style-name="_36_">m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c</text:span><text:span text:style-name="_38_">o</text:span><text:span text:style-name="_32_">m</text:span><text:span text:style-name="_35_">p</text:span><text:span text:style-name="_39_">l</text:span><text:span text:style-name="_32_">e</text:span><text:span text:style-name="_36_">t</text:span><text:span text:style-name="_38_">e</text:span><text:span text:style-name="_31_"> </text:span><text:span text:style-name="_36_">s</text:span><text:span text:style-name="_39_">t</text:span><text:span text:style-name="_32_">a</text:span><text:span text:style-name="_36_">t</text:span><text:span text:style-name="_38_">e</text:span><text:span text:style-name="_31_"> </text:span><text:span text:style-name="_35_">o</text:span><text:span text:style-name="_38_">f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u</text:span><text:span text:style-name="_33_">n</text:span><text:span text:style-name="_35_">i</text:span><text:span text:style-name="_39_">v</text:span><text:span text:style-name="_33_">e</text:span><text:span text:style-name="_35_">r</text:span><text:span text:style-name="_39_">s</text:span><text:span text:style-name="_33_">e</text:span><text:span text:style-name="_34_"> </text:span><text:span text:style-name="_39_">a</text:span><text:span text:style-name="_33_">t</text:span><text:span text:style-name="_34_"> </text:span><text:span text:style-name="_39_">o</text:span><text:span text:style-name="_32_">n</text:span><text:span text:style-name="_36_">e</text:span><text:span text:style-name="_37_"> </text:span><text:span text:style-name="_33_">m</text:span><text:span text:style-name="_35_">o</text:span><text:span text:style-name="_38_">m</text:span><text:span text:style-name="_33_">e</text:span><text:span text:style-name="_35_">n</text:span><text:span text:style-name="_39_">t</text:span><text:span text:style-name="_31_"> </text:span><text:span text:style-name="_36_">o</text:span><text:span text:style-name="_39_">f</text:span><text:span text:style-name="_31_"> </text:span><text:span text:style-name="_35_">t</text:span><text:span text:style-name="_39_">i</text:span><text:span text:style-name="_32_">m</text:span><text:span text:style-name="_35_">e</text:span><text:span text:style-name="_39_">,</text:span><text:span text:style-name="_31_"> </text:span><text:span text:style-name="_36_">a</text:span><text:span text:style-name="_39_">s</text:span><text:span text:style-name="_31_"> </text:span><text:span text:style-name="_35_">d</text:span><text:span text:style-name="_38_">e</text:span><text:span text:style-name="_33_">s</text:span><text:span text:style-name="_35_">c</text:span><text:span text:style-name="_38_">r</text:span><text:span text:style-name="_32_">i</text:span><text:span text:style-name="_35_">b</text:span><text:span text:style-name="_39_">e</text:span><text:span text:style-name="_32_">d</text:span><text:span text:style-name="_34_"> </text:span><text:span text:style-name="_39_">b</text:span><text:span text:style-name="_33_">y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p</text:span><text:span text:style-name="_35_">o</text:span><text:span text:style-name="_38_">s</text:span><text:span text:style-name="_33_">i</text:span><text:span text:style-name="_35_">t</text:span><text:span text:style-name="_38_">i</text:span><text:span text:style-name="_33_">o</text:span><text:span text:style-name="_35_">n</text:span><text:span text:style-name="_39_">s</text:span><text:span text:style-name="_31_"> </text:span><text:span text:style-name="_35_">a</text:span><text:span text:style-name="_39_">n</text:span><text:span text:style-name="_32_">d</text:span><text:span text:style-name="_34_"> </text:span><text:span text:style-name="_38_">v</text:span><text:span text:style-name="_32_">e</text:span><text:span text:style-name="_36_">l</text:span><text:span text:style-name="_38_">o</text:span><text:span text:style-name="_32_">c</text:span><text:span text:style-name="_36_">i</text:span><text:span text:style-name="_39_">t</text:span><text:span text:style-name="_32_">i</text:span><text:span text:style-name="_36_">e</text:span><text:span text:style-name="_38_">s</text:span><text:span text:style-name="_31_"> </text:span><text:span text:style-name="_36_">o</text:span><text:span text:style-name="_39_">f</text:span><text:span text:style-name="_31_"> </text:span><text:span text:style-name="_36_">a</text:span><text:span text:style-name="_38_">l</text:span><text:span text:style-name="_32_">l</text:span><text:span text:style-name="_34_"> </text:span><text:span text:style-name="_39_">p</text:span><text:span text:style-name="_33_">a</text:span><text:span text:style-name="_35_">r</text:span><text:span text:style-name="_38_">t</text:span><text:span text:style-name="_33_">i</text:span><text:span text:style-name="_36_">c</text:span><text:span text:style-name="_39_">l</text:span><text:span text:style-name="_32_">e</text:span><text:span text:style-name="_35_">s</text:span><text:span text:style-name="_38_">,</text:span><text:span text:style-name="_31_"> </text:span><text:span text:style-name="_36_">i</text:span><text:span text:style-name="_39_">t</text:span><text:span text:style-name="_31_"> </text:span><text:span text:style-name="_36_">s</text:span><text:span text:style-name="_39_">h</text:span><text:span text:style-name="_33_">o</text:span><text:span text:style-name="_36_">u</text:span><text:span text:style-name="_39_">l</text:span><text:span text:style-name="_33_">d</text:span><text:span text:style-name="_34_"> </text:span><text:span text:style-name="_39_">b</text:span><text:span text:style-name="_32_">e</text:span><text:span text:style-name="_34_"> </text:span><text:span text:style-name="_38_">p</text:span><text:span text:style-name="_33_">o</text:span><text:span text:style-name="_36_">s</text:span><text:span text:style-name="_39_">s</text:span><text:span text:style-name="_32_">i</text:span><text:span text:style-name="_36_">b</text:span><text:span text:style-name="_39_">l</text:span><text:span text:style-name="_32_">e</text:span><text:span text:style-name="_34_"> </text:span><text:span text:style-name="_39_">t</text:span><text:span text:style-name="_32_">o</text:span><text:span text:style-name="_34_"> </text:span><text:span text:style-name="_39_">p</text:span><text:span text:style-name="_32_">r</text:span><text:span text:style-name="_35_">e</text:span><text:span text:style-name="_38_">d</text:span><text:span text:style-name="_32_">i</text:span><text:span text:style-name="_36_">c</text:span><text:span text:style-name="_39_">t</text:span><text:span text:style-name="_31_"> </text:span><text:span text:style-name="_36_">a</text:span><text:span text:style-name="_38_">l</text:span><text:span text:style-name="_33_">l</text:span><text:span text:style-name="_34_"> </text:span><text:span text:style-name="_39_">f</text:span><text:span text:style-name="_33_">u</text:span><text:span text:style-name="_36_">t</text:span><text:span text:style-name="_38_">u</text:span><text:span text:style-name="_33_">r</text:span><text:span text:style-name="_36_">e</text:span><text:span text:style-name="_37_"> </text:span><text:span text:style-name="_32_">s</text:span><text:span text:style-name="_36_">t</text:span><text:span text:style-name="_39_">a</text:span><text:span text:style-name="_32_">t</text:span><text:span text:style-name="_36_">e</text:span><text:span text:style-name="_39_">s</text:span><text:span text:style-name="_33_">.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p</text:span><text:span text:style-name="_36_">r</text:span><text:span text:style-name="_39_">e</text:span><text:span text:style-name="_32_">d</text:span><text:span text:style-name="_35_">i</text:span><text:span text:style-name="_39_">c</text:span><text:span text:style-name="_33_">t</text:span><text:span text:style-name="_35_">i</text:span><text:span text:style-name="_38_">o</text:span><text:span text:style-name="_33_">n</text:span><text:span text:style-name="_34_"> </text:span><text:span text:style-name="_38_">w</text:span><text:span text:style-name="_33_">h</text:span><text:span text:style-name="_35_">i</text:span><text:span text:style-name="_38_">c</text:span><text:span text:style-name="_33_">h</text:span><text:span text:style-name="_34_"> </text:span><text:span text:style-name="_39_">w</text:span><text:span text:style-name="_32_">e</text:span><text:span text:style-name="_34_"> </text:span><text:span text:style-name="_39_">a</text:span><text:span text:style-name="_32_">r</text:span><text:span text:style-name="_36_">e</text:span><text:span text:style-name="_37_"> </text:span><text:span text:style-name="_32_">c</text:span><text:span text:style-name="_35_">o</text:span><text:span text:style-name="_39_">n</text:span><text:span text:style-name="_32_">s</text:span><text:span text:style-name="_36_">i</text:span><text:span text:style-name="_38_">d</text:span><text:span text:style-name="_33_">e</text:span><text:span text:style-name="_36_">r</text:span><text:span text:style-name="_38_">i</text:span><text:span text:style-name="_33_">n</text:span><text:span text:style-name="_35_">g</text:span><text:span text:style-name="_37_"> </text:span><text:span text:style-name="_33_">i</text:span><text:span text:style-name="_36_">s</text:span><text:span text:style-name="_38_">,</text:span><text:span text:style-name="_31_"> </text:span><text:span text:style-name="_36_">h</text:span><text:span text:style-name="_38_">o</text:span><text:span text:style-name="_32_">w</text:span><text:span text:style-name="_35_">e</text:span><text:span text:style-name="_39_">v</text:span><text:span text:style-name="_33_">e</text:span><text:span text:style-name="_35_">r</text:span><text:span text:style-name="_38_">,</text:span><text:span text:style-name="_31_"> </text:span><text:span text:style-name="_36_">r</text:span><text:span text:style-name="_38_">a</text:span><text:span text:style-name="_33_">t</text:span><text:span text:style-name="_36_">h</text:span><text:span text:style-name="_39_">e</text:span><text:span text:style-name="_32_">r</text:span><text:span text:style-name="_34_"> </text:span><text:span text:style-name="_38_">n</text:span><text:span text:style-name="_33_">e</text:span><text:span text:style-name="_36_">a</text:span><text:span text:style-name="_38_">r</text:span><text:span text:style-name="_32_">e</text:span><text:span text:style-name="_36_">r</text:span><text:span text:style-name="_37_"> </text:span><text:span text:style-name="_32_">t</text:span><text:span text:style-name="_36_">o</text:span><text:span text:style-name="_37_"> </text:span><text:span text:style-name="_33_">p</text:span><text:span text:style-name="_36_">r</text:span><text:span text:style-name="_38_">a</text:span><text:span text:style-name="_32_">c</text:span><text:span text:style-name="_36_">t</text:span><text:span text:style-name="_38_">i</text:span><text:span text:style-name="_33_">c</text:span><text:span text:style-name="_35_">a</text:span><text:span text:style-name="_39_">b</text:span><text:span text:style-name="_32_">i</text:span><text:span text:style-name="_35_">l</text:span><text:span text:style-name="_39_">i</text:span><text:span text:style-name="_32_">t</text:span><text:span text:style-name="_36_">y</text:span><text:span text:style-name="_37_"> </text:span><text:span text:style-name="_33_">t</text:span><text:span text:style-name="_36_">h</text:span><text:span text:style-name="_39_">a</text:span><text:span text:style-name="_32_">n</text:span><text:span text:style-name="_34_"> </text:span><text:span text:style-name="_38_">t</text:span><text:span text:style-name="_33_">h</text:span><text:span text:style-name="_36_">a</text:span><text:span text:style-name="_39_">t</text:span><text:span text:style-name="_31_"> </text:span><text:span text:style-name="_35_">c</text:span><text:span text:style-name="_38_">o</text:span><text:span text:style-name="_32_">n</text:span><text:span text:style-name="_35_">s</text:span><text:span text:style-name="_39_">i</text:span><text:span text:style-name="_33_">d</text:span><text:span text:style-name="_35_">e</text:span><text:span text:style-name="_38_">r</text:span><text:span text:style-name="_32_">e</text:span><text:span text:style-name="_35_">d</text:span><text:span text:style-name="_37_"> </text:span><text:span text:style-name="_33_">b</text:span><text:span text:style-name="_35_">y</text:span><text:span text:style-name="_37_"> </text:span><text:span text:style-name="_33_">L</text:span><text:span text:style-name="_36_">a</text:span><text:span text:style-name="_39_">p</text:span><text:span text:style-name="_32_">l</text:span><text:span text:style-name="_35_">a</text:span><text:span text:style-name="_39_">c</text:span><text:span text:style-name="_33_">e</text:span><text:span text:style-name="_35_">.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s</text:span><text:span text:style-name="_38_">y</text:span><text:span text:style-name="_32_">s</text:span><text:span text:style-name="_35_">t</text:span><text:span text:style-name="_38_">e</text:span><text:span text:style-name="_32_">m</text:span><text:span text:style-name="_34_"> </text:span><text:span text:style-name="_39_">o</text:span><text:span text:style-name="_32_">f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"</text:span><text:span text:style-name="_35_">u</text:span><text:span text:style-name="_39_">n</text:span><text:span text:style-name="_33_">i</text:span><text:span text:style-name="_35_">v</text:span><text:span text:style-name="_39_">e</text:span><text:span text:style-name="_33_">r</text:span><text:span text:style-name="_35_">s</text:span><text:span text:style-name="_39_">e</text:span><text:span text:style-name="_31_"> </text:span><text:span text:style-name="_36_">a</text:span><text:span text:style-name="_38_">s</text:span><text:span text:style-name="_31_"> </text:span><text:span text:style-name="_36_">a</text:span><text:span text:style-name="_37_"> </text:span><text:span text:style-name="_32_">w</text:span><text:span text:style-name="_35_">h</text:span><text:span text:style-name="_39_">o</text:span><text:span text:style-name="_33_">l</text:span><text:span text:style-name="_35_">e</text:span><text:span text:style-name="_38_">"</text:span><text:span text:style-name="_31_"> </text:span><text:span text:style-name="_36_">i</text:span><text:span text:style-name="_39_">s</text:span><text:span text:style-name="_31_"> </text:span><text:span text:style-name="_36_">s</text:span><text:span text:style-name="_38_">u</text:span><text:span text:style-name="_32_">c</text:span><text:span text:style-name="_36_">h</text:span><text:span text:style-name="_37_"> </text:span><text:span text:style-name="_33_">t</text:span><text:span text:style-name="_36_">h</text:span><text:span text:style-name="_39_">a</text:span><text:span text:style-name="_32_">t</text:span><text:span text:style-name="_34_"> </text:span><text:span text:style-name="_39_">q</text:span><text:span text:style-name="_33_">u</text:span><text:span text:style-name="_36_">i</text:span><text:span text:style-name="_39_">t</text:span><text:span text:style-name="_33_">e</text:span><text:span text:style-name="_34_"> </text:span><text:span text:style-name="_39_">s</text:span><text:span text:style-name="_32_">m</text:span><text:span text:style-name="_36_">a</text:span><text:span text:style-name="_39_">l</text:span><text:span text:style-name="_32_">l</text:span><text:span text:style-name="_34_"> </text:span><text:span text:style-name="_38_">e</text:span><text:span text:style-name="_33_">r</text:span><text:span text:style-name="_36_">r</text:span><text:span text:style-name="_39_">o</text:span><text:span text:style-name="_33_">r</text:span><text:span text:style-name="_36_">s</text:span><text:span text:style-name="_37_"> </text:span><text:span text:style-name="_33_">i</text:span><text:span text:style-name="_36_">n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i</text:span><text:span text:style-name="_39_">n</text:span><text:span text:style-name="_33_">i</text:span><text:span text:style-name="_35_">t</text:span><text:span text:style-name="_38_">i</text:span><text:span text:style-name="_33_">a</text:span><text:span text:style-name="_35_">l</text:span><text:span text:style-name="_37_"> </text:span><text:span text:style-name="_33_">c</text:span><text:span text:style-name="_36_">o</text:span><text:span text:style-name="_38_">n</text:span><text:span text:style-name="_32_">d</text:span><text:span text:style-name="_35_">i</text:span><text:span text:style-name="_38_">t</text:span><text:span text:style-name="_32_">i</text:span><text:span text:style-name="_35_">o</text:span><text:span text:style-name="_39_">n</text:span><text:span text:style-name="_33_">s</text:span><text:span text:style-name="_34_"> </text:span><text:span text:style-name="_39_">c</text:span><text:span text:style-name="_33_">a</text:span><text:span text:style-name="_35_">n</text:span><text:span text:style-name="_37_"> </text:span><text:span text:style-name="_33_">h</text:span><text:span text:style-name="_35_">a</text:span><text:span text:style-name="_38_">v</text:span><text:span text:style-name="_33_">e</text:span><text:span text:style-name="_34_"> </text:span><text:span text:style-name="_39_">a</text:span><text:span text:style-name="_32_">n</text:span><text:span text:style-name="_34_"> </text:span><text:span text:style-name="_39_">o</text:span><text:span text:style-name="_33_">v</text:span><text:span text:style-name="_35_">e</text:span><text:span text:style-name="_38_">r</text:span><text:span text:style-name="_32_">w</text:span><text:span text:style-name="_36_">h</text:span><text:span text:style-name="_39_">e</text:span><text:span text:style-name="_32_">l</text:span><text:span text:style-name="_35_">m</text:span><text:span text:style-name="_39_">i</text:span><text:span text:style-name="_33_">n</text:span><text:span text:style-name="_36_">g</text:span><text:span text:style-name="_37_"> </text:span><text:span text:style-name="_33_">e</text:span><text:span text:style-name="_35_">f</text:span><text:span text:style-name="_39_">f</text:span><text:span text:style-name="_33_">e</text:span><text:span text:style-name="_36_">c</text:span><text:span text:style-name="_39_">t</text:span><text:span text:style-name="_31_"> </text:span><text:span text:style-name="_35_">a</text:span><text:span text:style-name="_39_">t</text:span><text:span text:style-name="_31_"> </text:span><text:span text:style-name="_35_">a</text:span><text:span text:style-name="_37_"> </text:span><text:span text:style-name="_32_">l</text:span><text:span text:style-name="_35_">a</text:span><text:span text:style-name="_38_">t</text:span><text:span text:style-name="_33_">e</text:span><text:span text:style-name="_35_">r</text:span><text:span text:style-name="_37_"> </text:span><text:span text:style-name="_33_">t</text:span><text:span text:style-name="_36_">i</text:span><text:span text:style-name="_38_">m</text:span><text:span text:style-name="_32_">e</text:span><text:span text:style-name="_36_">.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d</text:span><text:span text:style-name="_39_">i</text:span><text:span text:style-name="_32_">s</text:span><text:span text:style-name="_36_">p</text:span><text:span text:style-name="_38_">l</text:span><text:span text:style-name="_32_">a</text:span><text:span text:style-name="_36_">c</text:span><text:span text:style-name="_38_">e</text:span><text:span text:style-name="_33_">m</text:span><text:span text:style-name="_36_">e</text:span><text:span text:style-name="_39_">n</text:span><text:span text:style-name="_33_">t</text:span><text:span text:style-name="_34_"> </text:span><text:span text:style-name="_39_">o</text:span><text:span text:style-name="_32_">f</text:span><text:span text:style-name="_34_"> </text:span><text:span text:style-name="_38_">a</text:span><text:span text:style-name="_31_"> </text:span><text:span text:style-name="_36_">s</text:span><text:span text:style-name="_38_">i</text:span><text:span text:style-name="_33_">n</text:span><text:span text:style-name="_35_">g</text:span><text:span text:style-name="_38_">l</text:span><text:span text:style-name="_32_">e</text:span><text:span text:style-name="_34_"> </text:span><text:span text:style-name="_38_">e</text:span><text:span text:style-name="_33_">l</text:span><text:span text:style-name="_35_">e</text:span><text:span text:style-name="_39_">c</text:span><text:span text:style-name="_32_">t</text:span><text:span text:style-name="_36_">r</text:span><text:span text:style-name="_38_">o</text:span><text:span text:style-name="_32_">n</text:span><text:span text:style-name="_34_"> </text:span><text:span text:style-name="_39_">b</text:span><text:span text:style-name="_33_">y</text:span><text:span text:style-name="_34_"> </text:span><text:span text:style-name="_39_">a</text:span><text:span text:style-name="_31_"> </text:span><text:span text:style-name="_36_">b</text:span><text:span text:style-name="_39_">i</text:span><text:span text:style-name="_32_">l</text:span><text:span text:style-name="_36_">l</text:span><text:span text:style-name="_38_">i</text:span><text:span text:style-name="_33_">o</text:span><text:span text:style-name="_35_">n</text:span><text:span text:style-name="_38_">t</text:span><text:span text:style-name="_32_">h</text:span><text:span text:style-name="_34_"> </text:span><text:span text:style-name="_39_">o</text:span><text:span text:style-name="_33_">f</text:span><text:span text:style-name="_34_"> </text:span><text:span text:style-name="_39_">a</text:span><text:span text:style-name="_31_"> </text:span><text:span text:style-name="_36_">c</text:span><text:span text:style-name="_39_">e</text:span><text:span text:style-name="_32_">n</text:span><text:span text:style-name="_36_">t</text:span><text:span text:style-name="_39_">i</text:span><text:span text:style-name="_33_">m</text:span><text:span text:style-name="_35_">e</text:span><text:span text:style-name="_39_">t</text:span><text:span text:style-name="_32_">r</text:span><text:span text:style-name="_36_">e</text:span><text:span text:style-name="_37_"> </text:span><text:span text:style-name="_33_">a</text:span><text:span text:style-name="_35_">t</text:span><text:span text:style-name="_37_"> </text:span><text:span text:style-name="_32_">o</text:span><text:span text:style-name="_35_">n</text:span><text:span text:style-name="_39_">e</text:span><text:span text:style-name="_31_"> </text:span><text:span text:style-name="_35_">m</text:span><text:span text:style-name="_38_">o</text:span><text:span text:style-name="_33_">m</text:span><text:span text:style-name="_36_">e</text:span><text:span text:style-name="_38_">n</text:span><text:span text:style-name="_33_">t</text:span><text:span text:style-name="_34_"> </text:span><text:span text:style-name="_38_">m</text:span><text:span text:style-name="_33_">i</text:span><text:span text:style-name="_35_">g</text:span><text:span text:style-name="_38_">h</text:span><text:span text:style-name="_32_">t</text:span><text:span text:style-name="_34_"> </text:span><text:span text:style-name="_39_">m</text:span><text:span text:style-name="_33_">a</text:span><text:span text:style-name="_36_">k</text:span><text:span text:style-name="_38_">e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d</text:span><text:span text:style-name="_32_">i</text:span><text:span text:style-name="_35_">f</text:span><text:span text:style-name="_39_">f</text:span><text:span text:style-name="_32_">e</text:span><text:span text:style-name="_35_">r</text:span><text:span text:style-name="_39_">e</text:span><text:span text:style-name="_32_">n</text:span><text:span text:style-name="_36_">c</text:span><text:span text:style-name="_38_">e</text:span><text:span text:style-name="_31_"> </text:span><text:span text:style-name="_35_">b</text:span><text:span text:style-name="_39_">e</text:span><text:span text:style-name="_32_">t</text:span><text:span text:style-name="_36_">w</text:span><text:span text:style-name="_38_">e</text:span><text:span text:style-name="_32_">e</text:span><text:span text:style-name="_35_">n</text:span><text:span text:style-name="_37_"> </text:span><text:span text:style-name="_32_">a</text:span><text:span text:style-name="_34_"> </text:span><text:span text:style-name="_38_">m</text:span><text:span text:style-name="_32_">a</text:span><text:span text:style-name="_36_">n</text:span><text:span text:style-name="_37_"> </text:span><text:span text:style-name="_33_">b</text:span><text:span text:style-name="_36_">e</text:span><text:span text:style-name="_39_">i</text:span><text:span text:style-name="_32_">n</text:span><text:span text:style-name="_36_">g</text:span><text:span text:style-name="_37_"> </text:span><text:span text:style-name="_33_">k</text:span><text:span text:style-name="_35_">i</text:span><text:span text:style-name="_38_">l</text:span><text:span text:style-name="_33_">l</text:span><text:span text:style-name="_35_">e</text:span><text:span text:style-name="_39_">d</text:span><text:span text:style-name="_31_"> </text:span><text:span text:style-name="_35_">b</text:span><text:span text:style-name="_39_">y</text:span><text:span text:style-name="_31_"> </text:span><text:span text:style-name="_35_">a</text:span><text:span text:style-name="_38_">n</text:span><text:span text:style-name="_31_"> </text:span><text:span text:style-name="_35_">a</text:span><text:span text:style-name="_38_">v</text:span><text:span text:style-name="_33_">a</text:span><text:span text:style-name="_35_">l</text:span><text:span text:style-name="_39_">a</text:span><text:span text:style-name="_32_">n</text:span><text:span text:style-name="_35_">c</text:span><text:span text:style-name="_38_">h</text:span><text:span text:style-name="_33_">e</text:span><text:span text:style-name="_34_"> </text:span><text:span text:style-name="_39_">a</text:span><text:span text:style-name="_31_"> </text:span><text:span text:style-name="_36_">y</text:span><text:span text:style-name="_39_">e</text:span><text:span text:style-name="_32_">a</text:span><text:span text:style-name="_36_">r</text:span><text:span text:style-name="_37_"> </text:span><text:span text:style-name="_32_">l</text:span><text:span text:style-name="_36_">a</text:span><text:span text:style-name="_38_">t</text:span><text:span text:style-name="_33_">e</text:span><text:span text:style-name="_35_">r</text:span><text:span text:style-name="_38_">,</text:span><text:span text:style-name="_31_"> </text:span><text:span text:style-name="_35_">o</text:span><text:span text:style-name="_38_">r</text:span><text:span text:style-name="_31_"> </text:span><text:span text:style-name="_36_">e</text:span><text:span text:style-name="_39_">s</text:span><text:span text:style-name="_32_">c</text:span><text:span text:style-name="_35_">a</text:span><text:span text:style-name="_38_">p</text:span><text:span text:style-name="_32_">i</text:span><text:span text:style-name="_35_">n</text:span><text:span text:style-name="_39_">g</text:span><text:span text:style-name="_33_">.</text:span><text:span text:style-name="_34_"> </text:span><text:span text:style-name="_39_">I</text:span><text:span text:style-name="_33_">t</text:span><text:span text:style-name="_34_"> </text:span><text:span text:style-name="_38_">i</text:span><text:span text:style-name="_32_">s</text:span><text:span text:style-name="_34_"> </text:span><text:span text:style-name="_38_">a</text:span><text:span text:style-name="_32_">n</text:span><text:span text:style-name="_34_"> </text:span><text:span text:style-name="_38_">e</text:span><text:span text:style-name="_33_">s</text:span><text:span text:style-name="_35_">s</text:span><text:span text:style-name="_39_">e</text:span><text:span text:style-name="_32_">n</text:span><text:span text:style-name="_36_">t</text:span><text:span text:style-name="_38_">i</text:span><text:span text:style-name="_32_">a</text:span><text:span text:style-name="_36_">l</text:span><text:span text:style-name="_37_"> </text:span><text:span text:style-name="_32_">p</text:span><text:span text:style-name="_36_">r</text:span><text:span text:style-name="_38_">o</text:span><text:span text:style-name="_32_">p</text:span><text:span text:style-name="_36_">e</text:span><text:span text:style-name="_38_">r</text:span><text:span text:style-name="_32_">t</text:span><text:span text:style-name="_35_">y</text:span><text:span text:style-name="_37_"> </text:span><text:span text:style-name="_33_">o</text:span><text:span text:style-name="_35_">f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m</text:span><text:span text:style-name="_38_">e</text:span><text:span text:style-name="_32_">c</text:span><text:span text:style-name="_35_">h</text:span><text:span text:style-name="_38_">a</text:span><text:span text:style-name="_33_">n</text:span><text:span text:style-name="_36_">i</text:span><text:span text:style-name="_38_">c</text:span><text:span text:style-name="_33_">a</text:span><text:span text:style-name="_36_">l</text:span><text:span text:style-name="_37_"> </text:span><text:span text:style-name="_33_">s</text:span><text:span text:style-name="_36_">y</text:span><text:span text:style-name="_39_">s</text:span><text:span text:style-name="_33_">t</text:span><text:span text:style-name="_36_">e</text:span><text:span text:style-name="_39_">m</text:span><text:span text:style-name="_32_">s</text:span><text:span text:style-name="_34_"> </text:span><text:span text:style-name="_39_">w</text:span><text:span text:style-name="_32_">h</text:span><text:span text:style-name="_35_">i</text:span><text:span text:style-name="_39_">c</text:span><text:span text:style-name="_32_">h</text:span><text:span text:style-name="_34_"> </text:span><text:span text:style-name="_39_">w</text:span><text:span text:style-name="_32_">e</text:span><text:span text:style-name="_34_"> </text:span><text:span text:style-name="_38_">h</text:span><text:span text:style-name="_33_">a</text:span><text:span text:style-name="_36_">v</text:span><text:span text:style-name="_38_">e</text:span><text:span text:style-name="_31_"> </text:span><text:span text:style-name="_36_">c</text:span><text:span text:style-name="_38_">a</text:span><text:span text:style-name="_32_">l</text:span><text:span text:style-name="_36_">l</text:span><text:span text:style-name="_39_">e</text:span><text:span text:style-name="_33_">d</text:span><text:span text:style-name="_34_"> </text:span><text:span text:style-name="_39_">"</text:span><text:span text:style-name="_33_">d</text:span><text:span text:style-name="_36_">i</text:span><text:span text:style-name="_39_">s</text:span><text:span text:style-name="_32_">c</text:span><text:span text:style-name="_36_">r</text:span><text:span text:style-name="_39_">e</text:span><text:span text:style-name="_32_">t</text:span><text:span text:style-name="_35_">e</text:span>-<text:span text:style-name="_32_">s</text:span><text:span text:style-name="_36_">t</text:span><text:span text:style-name="_39_">a</text:span><text:span text:style-name="_33_">t</text:span><text:span text:style-name="_36_">e</text:span><text:span text:style-name="_37_"> </text:span><text:span text:style-name="_33_">m</text:span><text:span text:style-name="_36_">a</text:span><text:span text:style-name="_38_">c</text:span><text:span text:style-name="_32_">h</text:span><text:span text:style-name="_36_">i</text:span><text:span text:style-name="_38_">n</text:span><text:span text:style-name="_32_">e</text:span><text:span text:style-name="_36_">s</text:span><text:span text:style-name="_38_">"</text:span><text:span text:style-name="_31_"> </text:span><text:span text:style-name="_36_">t</text:span><text:span text:style-name="_38_">h</text:span><text:span text:style-name="_33_">a</text:span><text:span text:style-name="_36_">t</text:span><text:span text:style-name="_37_"> </text:span><text:span text:style-name="_33_">t</text:span><text:span text:style-name="_35_">h</text:span><text:span text:style-name="_38_">i</text:span><text:span text:style-name="_32_">s</text:span><text:span text:style-name="_34_"> </text:span><text:span text:style-name="_39_">p</text:span><text:span text:style-name="_33_">h</text:span><text:span text:style-name="_35_">e</text:span><text:span text:style-name="_38_">n</text:span><text:span text:style-name="_33_">o</text:span><text:span text:style-name="_36_">m</text:span><text:span text:style-name="_38_">e</text:span><text:span text:style-name="_33_">n</text:span><text:span text:style-name="_36_">o</text:span><text:span text:style-name="_39_">n</text:span><text:span text:style-name="_31_"> </text:span><text:span text:style-name="_35_">d</text:span><text:span text:style-name="_38_">o</text:span><text:span text:style-name="_32_">e</text:span><text:span text:style-name="_35_">s</text:span><text:span text:style-name="_37_"> </text:span><text:span text:style-name="_33_">n</text:span><text:span text:style-name="_35_">o</text:span><text:span text:style-name="_39_">t</text:span><text:span text:style-name="_31_"> </text:span><text:span text:style-name="_35_">o</text:span><text:span text:style-name="_39_">c</text:span><text:span text:style-name="_32_">c</text:span><text:span text:style-name="_36_">u</text:span><text:span text:style-name="_39_">r</text:span><text:span text:style-name="_32_">.</text:span><text:span text:style-name="_34_"> </text:span><text:span text:style-name="_38_">E</text:span><text:span text:style-name="_32_">v</text:span><text:span text:style-name="_36_">e</text:span><text:span text:style-name="_39_">n</text:span><text:span text:style-name="_31_"> </text:span><text:span text:style-name="_36_">w</text:span><text:span text:style-name="_38_">h</text:span><text:span text:style-name="_33_">e</text:span><text:span text:style-name="_35_">n</text:span><text:span text:style-name="_37_"> </text:span><text:span text:style-name="_33_">w</text:span><text:span text:style-name="_35_">e</text:span><text:span text:style-name="_37_"> </text:span><text:span text:style-name="_33_">c</text:span><text:span text:style-name="_36_">o</text:span><text:span text:style-name="_39_">n</text:span><text:span text:style-name="_32_">s</text:span><text:span text:style-name="_35_">i</text:span><text:span text:style-name="_38_">d</text:span><text:span text:style-name="_32_">e</text:span><text:span text:style-name="_36_">r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a</text:span><text:span text:style-name="_38_">c</text:span><text:span text:style-name="_33_">t</text:span><text:span text:style-name="_35_">u</text:span><text:span text:style-name="_39_">a</text:span><text:span text:style-name="_33_">l</text:span><text:span text:style-name="_34_"> </text:span><text:span text:style-name="_38_">p</text:span><text:span text:style-name="_32_">h</text:span><text:span text:style-name="_36_">y</text:span><text:span text:style-name="_38_">s</text:span><text:span text:style-name="_32_">i</text:span><text:span text:style-name="_35_">c</text:span><text:span text:style-name="_39_">a</text:span><text:span text:style-name="_33_">l</text:span><text:span text:style-name="_34_"> </text:span><text:span text:style-name="_39_">m</text:span><text:span text:style-name="_32_">a</text:span><text:span text:style-name="_36_">c</text:span><text:span text:style-name="_38_">h</text:span><text:span text:style-name="_33_">i</text:span><text:span text:style-name="_35_">n</text:span><text:span text:style-name="_39_">e</text:span><text:span text:style-name="_33_">s</text:span><text:span text:style-name="_34_"> </text:span><text:span text:style-name="_38_">i</text:span><text:span text:style-name="_33_">n</text:span><text:span text:style-name="_35_">s</text:span><text:span text:style-name="_38_">t</text:span><text:span text:style-name="_33_">e</text:span><text:span text:style-name="_36_">a</text:span><text:span text:style-name="_39_">d</text:span><text:span text:style-name="_31_"> </text:span><text:span text:style-name="_36_">o</text:span><text:span text:style-name="_39_">f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i</text:span><text:span text:style-name="_32_">d</text:span><text:span text:style-name="_35_">e</text:span><text:span text:style-name="_38_">a</text:span><text:span text:style-name="_33_">l</text:span><text:span text:style-name="_36_">i</text:span><text:span text:style-name="_38_">s</text:span><text:span text:style-name="_33_">e</text:span><text:span text:style-name="_35_">d</text:span><text:span text:style-name="_37_"> </text:span><text:span text:style-name="_32_">m</text:span><text:span text:style-name="_35_">a</text:span><text:span text:style-name="_39_">c</text:span><text:span text:style-name="_32_">h</text:span><text:span text:style-name="_36_">i</text:span><text:span text:style-name="_38_">n</text:span><text:span text:style-name="_33_">e</text:span><text:span text:style-name="_36_">s</text:span><text:span text:style-name="_38_">,</text:span><text:span text:style-name="_31_"> </text:span><text:span text:style-name="_36_">r</text:span><text:span text:style-name="_38_">e</text:span><text:span text:style-name="_32_">a</text:span><text:span text:style-name="_35_">s</text:span><text:span text:style-name="_39_">o</text:span><text:span text:style-name="_33_">n</text:span><text:span text:style-name="_36_">a</text:span><text:span text:style-name="_38_">b</text:span><text:span text:style-name="_33_">l</text:span><text:span text:style-name="_35_">y</text:span><text:span text:style-name="_37_"> </text:span><text:span text:style-name="_32_">a</text:span><text:span text:style-name="_35_">c</text:span><text:span text:style-name="_39_">c</text:span><text:span text:style-name="_32_">u</text:span><text:span text:style-name="_36_">r</text:span><text:span text:style-name="_38_">a</text:span><text:span text:style-name="_33_">t</text:span><text:span text:style-name="_36_">e</text:span><text:span text:style-name="_37_"> </text:span><text:span text:style-name="_33_">k</text:span><text:span text:style-name="_36_">n</text:span><text:span text:style-name="_38_">o</text:span><text:span text:style-name="_32_">w</text:span><text:span text:style-name="_36_">l</text:span><text:span text:style-name="_38_">e</text:span><text:span text:style-name="_32_">d</text:span><text:span text:style-name="_36_">g</text:span><text:span text:style-name="_39_">e</text:span><text:span text:style-name="_31_"> </text:span><text:span text:style-name="_35_">o</text:span><text:span text:style-name="_38_">f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s</text:span><text:span text:style-name="_33_">t</text:span><text:span text:style-name="_35_">a</text:span><text:span text:style-name="_38_">t</text:span><text:span text:style-name="_32_">e</text:span><text:span text:style-name="_34_"> </text:span><text:span text:style-name="_38_">a</text:span><text:span text:style-name="_33_">t</text:span><text:span text:style-name="_34_"> </text:span><text:span text:style-name="_38_">o</text:span><text:span text:style-name="_33_">n</text:span><text:span text:style-name="_36_">e</text:span><text:span text:style-name="_37_"> </text:span><text:span text:style-name="_32_">m</text:span><text:span text:style-name="_35_">o</text:span><text:span text:style-name="_38_">m</text:span><text:span text:style-name="_33_">e</text:span><text:span text:style-name="_36_">n</text:span><text:span text:style-name="_39_">t</text:span><text:span text:style-name="_31_"> </text:span><text:span text:style-name="_35_">y</text:span><text:span text:style-name="_38_">i</text:span><text:span text:style-name="_33_">e</text:span><text:span text:style-name="_35_">l</text:span><text:span text:style-name="_38_">d</text:span><text:span text:style-name="_33_">s</text:span><text:span text:style-name="_34_"> </text:span><text:span text:style-name="_39_">r</text:span><text:span text:style-name="_32_">e</text:span><text:span text:style-name="_35_">a</text:span><text:span text:style-name="_38_">s</text:span><text:span text:style-name="_33_">o</text:span><text:span text:style-name="_35_">n</text:span><text:span text:style-name="_39_">a</text:span><text:span text:style-name="_33_">b</text:span><text:span text:style-name="_36_">l</text:span><text:span text:style-name="_39_">y</text:span><text:span text:style-name="_31_"> </text:span><text:span text:style-name="_35_">a</text:span><text:span text:style-name="_39_">c</text:span><text:span text:style-name="_32_">c</text:span><text:span text:style-name="_36_">u</text:span><text:span text:style-name="_38_">r</text:span><text:span text:style-name="_33_">a</text:span><text:span text:style-name="_36_">t</text:span><text:span text:style-name="_39_">e</text:span><text:span text:style-name="_31_"> </text:span><text:span text:style-name="_35_">k</text:span><text:span text:style-name="_39_">n</text:span><text:span text:style-name="_32_">o</text:span><text:span text:style-name="_35_">w</text:span><text:span text:style-name="_38_">l</text:span><text:span text:style-name="_32_">e</text:span><text:span text:style-name="_35_">d</text:span><text:span text:style-name="_38_">g</text:span><text:span text:style-name="_32_">e</text:span><text:span text:style-name="_34_"> </text:span><text:span text:style-name="_39_">a</text:span><text:span text:style-name="_33_">n</text:span><text:span text:style-name="_36_">y</text:span><text:span text:style-name="_37_"> </text:span><text:span text:style-name="_32_">n</text:span><text:span text:style-name="_36_">u</text:span><text:span text:style-name="_38_">m</text:span><text:span text:style-name="_33_">b</text:span><text:span text:style-name="_36_">e</text:span><text:span text:style-name="_38_">r</text:span><text:span text:style-name="_31_"> </text:span><text:span text:style-name="_36_">o</text:span><text:span text:style-name="_38_">f</text:span><text:span text:style-name="_31_"> </text:span><text:span text:style-name="_36_">s</text:span><text:span text:style-name="_38_">t</text:span><text:span text:style-name="_33_">e</text:span><text:span text:style-name="_36_">p</text:span><text:span text:style-name="_39_">s</text:span><text:span text:style-name="_31_"> </text:span><text:span text:style-name="_35_">l</text:span><text:span text:style-name="_39_">a</text:span><text:span text:style-name="_33_">t</text:span><text:span text:style-name="_36_">e</text:span><text:span text:style-name="_38_">r</text:span><text:span text:style-name="_32_">.</text:span></text:p>
      <text:p text:style-name="P1"><text:span text:style-name="_39_">A</text:span><text:span text:style-name="_32_">s</text:span><text:span text:style-name="_34_"> </text:span><text:span text:style-name="_38_">w</text:span><text:span text:style-name="_32_">e</text:span><text:span text:style-name="_34_"> </text:span><text:span text:style-name="_39_">h</text:span><text:span text:style-name="_32_">a</text:span><text:span text:style-name="_35_">v</text:span><text:span text:style-name="_38_">e</text:span><text:span text:style-name="_31_"> </text:span><text:span text:style-name="_36_">m</text:span><text:span text:style-name="_39_">e</text:span><text:span text:style-name="_32_">n</text:span><text:span text:style-name="_36_">t</text:span><text:span text:style-name="_39_">i</text:span><text:span text:style-name="_32_">o</text:span><text:span text:style-name="_35_">n</text:span><text:span text:style-name="_38_">e</text:span><text:span text:style-name="_32_">d</text:span><text:span text:style-name="_35_">,</text:span><text:span text:style-name="_37_"> </text:span><text:span text:style-name="_32_">d</text:span><text:span text:style-name="_36_">i</text:span><text:span text:style-name="_38_">g</text:span><text:span text:style-name="_33_">i</text:span><text:span text:style-name="_35_">t</text:span><text:span text:style-name="_39_">a</text:span><text:span text:style-name="_32_">l</text:span><text:span text:style-name="_34_"> </text:span><text:span text:style-name="_39_">c</text:span><text:span text:style-name="_33_">o</text:span><text:span text:style-name="_35_">m</text:span><text:span text:style-name="_39_">p</text:span><text:span text:style-name="_32_">u</text:span><text:span text:style-name="_35_">t</text:span><text:span text:style-name="_38_">e</text:span><text:span text:style-name="_33_">r</text:span><text:span text:style-name="_35_">s</text:span><text:span text:style-name="_37_"> </text:span><text:span text:style-name="_32_">f</text:span><text:span text:style-name="_36_">a</text:span><text:span text:style-name="_39_">l</text:span><text:span text:style-name="_32_">l</text:span><text:span text:style-name="_34_"> </text:span><text:span text:style-name="_39_">w</text:span><text:span text:style-name="_33_">i</text:span><text:span text:style-name="_36_">t</text:span><text:span text:style-name="_38_">h</text:span><text:span text:style-name="_32_">i</text:span><text:span text:style-name="_36_">n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c</text:span><text:span text:style-name="_38_">l</text:span><text:span text:style-name="_32_">a</text:span><text:span text:style-name="_36_">s</text:span><text:span text:style-name="_39_">s</text:span><text:span text:style-name="_31_"> </text:span><text:span text:style-name="_36_">o</text:span><text:span text:style-name="_39_">f</text:span><text:span text:style-name="_31_"> </text:span><text:span text:style-name="_35_">d</text:span><text:span text:style-name="_38_">i</text:span><text:span text:style-name="_32_">s</text:span><text:span text:style-name="_35_">c</text:span><text:span text:style-name="_39_">r</text:span><text:span text:style-name="_33_">e</text:span><text:span text:style-name="_36_">t</text:span><text:span text:style-name="_38_">e</text:span>-<text:span text:style-name="_35_">s</text:span><text:span text:style-name="_39_">t</text:span><text:span text:style-name="_32_">a</text:span><text:span text:style-name="_36_">t</text:span><text:span text:style-name="_39_">e</text:span><text:span text:style-name="_31_"> </text:span><text:span text:style-name="_35_">m</text:span><text:span text:style-name="_38_">a</text:span><text:span text:style-name="_32_">c</text:span><text:span text:style-name="_35_">h</text:span><text:span text:style-name="_39_">i</text:span><text:span text:style-name="_33_">n</text:span><text:span text:style-name="_35_">e</text:span><text:span text:style-name="_39_">s</text:span><text:span text:style-name="_33_">.</text:span><text:span text:style-name="_34_"> </text:span><text:span text:style-name="_38_">B</text:span><text:span text:style-name="_33_">u</text:span><text:span text:style-name="_36_">t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n</text:span><text:span text:style-name="_38_">u</text:span><text:span text:style-name="_33_">m</text:span><text:span text:style-name="_35_">b</text:span><text:span text:style-name="_39_">e</text:span><text:span text:style-name="_32_">r</text:span><text:span text:style-name="_34_"> </text:span><text:span text:style-name="_39_">o</text:span><text:span text:style-name="_32_">f</text:span><text:span text:style-name="_34_"> </text:span><text:span text:style-name="_39_">s</text:span><text:span text:style-name="_33_">t</text:span><text:span text:style-name="_36_">a</text:span><text:span text:style-name="_38_">t</text:span><text:span text:style-name="_32_">e</text:span><text:span text:style-name="_36_">s</text:span><text:span text:style-name="_37_"> </text:span><text:span text:style-name="_33_">o</text:span><text:span text:style-name="_35_">f</text:span><text:span text:style-name="_37_"> </text:span><text:span text:style-name="_33_">w</text:span><text:span text:style-name="_35_">h</text:span><text:span text:style-name="_38_">i</text:span><text:span text:style-name="_32_">c</text:span><text:span text:style-name="_36_">h</text:span><text:span text:style-name="_37_"> </text:span><text:span text:style-name="_33_">s</text:span><text:span text:style-name="_35_">u</text:span><text:span text:style-name="_39_">c</text:span><text:span text:style-name="_33_">h</text:span><text:span text:style-name="_34_"> </text:span><text:span text:style-name="_39_">a</text:span><text:span text:style-name="_31_"> </text:span><text:span text:style-name="_36_">m</text:span><text:span text:style-name="_39_">a</text:span><text:span text:style-name="_33_">c</text:span><text:span text:style-name="_35_">h</text:span><text:span text:style-name="_38_">i</text:span><text:span text:style-name="_32_">n</text:span><text:span text:style-name="_35_">e</text:span><text:span text:style-name="_37_"> </text:span><text:span text:style-name="_33_">i</text:span><text:span text:style-name="_35_">s</text:span><text:span text:style-name="_37_"> </text:span><text:span text:style-name="_33_">c</text:span><text:span text:style-name="_36_">a</text:span><text:span text:style-name="_39_">p</text:span><text:span text:style-name="_33_">a</text:span><text:span text:style-name="_35_">b</text:span><text:span text:style-name="_39_">l</text:span><text:span text:style-name="_33_">e</text:span><text:span text:style-name="_34_"> </text:span><text:span text:style-name="_38_">i</text:span><text:span text:style-name="_32_">s</text:span><text:span text:style-name="_34_"> </text:span><text:span text:style-name="_39_">u</text:span><text:span text:style-name="_33_">s</text:span><text:span text:style-name="_35_">u</text:span><text:span text:style-name="_38_">a</text:span><text:span text:style-name="_33_">l</text:span><text:span text:style-name="_36_">l</text:span><text:span text:style-name="_38_">y</text:span><text:span text:style-name="_31_"> </text:span><text:span text:style-name="_35_">e</text:span><text:span text:style-name="_38_">n</text:span><text:span text:style-name="_32_">o</text:span><text:span text:style-name="_35_">r</text:span><text:span text:style-name="_38_">m</text:span><text:span text:style-name="_32_">o</text:span><text:span text:style-name="_35_">u</text:span><text:span text:style-name="_39_">s</text:span><text:span text:style-name="_32_">l</text:span><text:span text:style-name="_35_">y</text:span><text:span text:style-name="_37_"> </text:span><text:span text:style-name="_33_">l</text:span><text:span text:style-name="_35_">a</text:span><text:span text:style-name="_38_">r</text:span><text:span text:style-name="_32_">g</text:span><text:span text:style-name="_35_">e</text:span><text:span text:style-name="_38_">.</text:span><text:span text:style-name="_31_"> </text:span><text:span text:style-name="_36_">F</text:span><text:span text:style-name="_39_">o</text:span><text:span text:style-name="_32_">r</text:span><text:span text:style-name="_34_"> </text:span><text:span text:style-name="_38_">i</text:span><text:span text:style-name="_32_">n</text:span><text:span text:style-name="_35_">s</text:span><text:span text:style-name="_38_">t</text:span><text:span text:style-name="_33_">a</text:span><text:span text:style-name="_35_">n</text:span><text:span text:style-name="_38_">c</text:span><text:span text:style-name="_33_">e</text:span><text:span text:style-name="_35_">,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n</text:span><text:span text:style-name="_39_">u</text:span><text:span text:style-name="_33_">m</text:span><text:span text:style-name="_35_">b</text:span><text:span text:style-name="_38_">e</text:span><text:span text:style-name="_33_">r</text:span><text:span text:style-name="_34_"> </text:span><text:span text:style-name="_38_">f</text:span><text:span text:style-name="_32_">o</text:span><text:span text:style-name="_35_">r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m</text:span><text:span text:style-name="_38_">a</text:span><text:span text:style-name="_32_">c</text:span><text:span text:style-name="_35_">h</text:span><text:span text:style-name="_38_">i</text:span><text:span text:style-name="_33_">n</text:span><text:span text:style-name="_35_">e</text:span><text:span text:style-name="_37_"> </text:span><text:span text:style-name="_33_">n</text:span><text:span text:style-name="_35_">o</text:span><text:span text:style-name="_38_">w</text:span><text:span text:style-name="_31_"> </text:span><text:span text:style-name="_35_">w</text:span><text:span text:style-name="_39_">o</text:span><text:span text:style-name="_33_">r</text:span><text:span text:style-name="_36_">k</text:span><text:span text:style-name="_38_">i</text:span><text:span text:style-name="_32_">n</text:span><text:span text:style-name="_36_">g</text:span><text:span text:style-name="_37_"> </text:span><text:span text:style-name="_32_">a</text:span><text:span text:style-name="_36_">t</text:span><text:span text:style-name="_37_"> </text:span><text:span text:style-name="_33_">M</text:span><text:span text:style-name="_36_">a</text:span><text:span text:style-name="_39_">n</text:span><text:span text:style-name="_33_">c</text:span><text:span text:style-name="_35_">h</text:span><text:span text:style-name="_39_">e</text:span><text:span text:style-name="_32_">s</text:span><text:span text:style-name="_36_">t</text:span><text:span text:style-name="_39_">e</text:span><text:span text:style-name="_33_">r</text:span><text:span text:style-name="_34_"> </text:span><text:span text:style-name="_38_">i</text:span><text:span text:style-name="_32_">s</text:span><text:span text:style-name="_34_"> </text:span><text:span text:style-name="_38_">a</text:span><text:span text:style-name="_32_">b</text:span><text:span text:style-name="_36_">o</text:span><text:span text:style-name="_38_">u</text:span><text:span text:style-name="_32_">t</text:span><text:span text:style-name="_34_"> </text:span><text:span text:style-name="_39_">2</text:span><text:span text:style-name="_31_"> </text:span><text:span text:style-name="_35_">1</text:span><text:span text:style-name="_38_">6</text:span><text:span text:style-name="_33_">5</text:span><text:span text:style-name="_36_">,</text:span><text:span text:style-name="_38_">0</text:span><text:span text:style-name="_33_">0</text:span><text:span text:style-name="_35_">0</text:span><text:span text:style-name="_39_">,</text:span><text:span text:style-name="_31_"> </text:span><text:span text:style-name="_36_">i</text:span><text:span text:style-name="_38_">.</text:span><text:span text:style-name="_32_">e</text:span><text:span text:style-name="_35_">.</text:span><text:span text:style-name="_38_">,</text:span><text:span text:style-name="_31_"> </text:span><text:span text:style-name="_35_">a</text:span><text:span text:style-name="_38_">b</text:span><text:span text:style-name="_32_">o</text:span><text:span text:style-name="_35_">u</text:span><text:span text:style-name="_38_">t</text:span><text:span text:style-name="_31_"> </text:span><text:span text:style-name="_35_">1</text:span><text:span text:style-name="_38_">0</text:span><text:span text:style-name="_31_"> </text:span><text:span text:style-name="_36_">5</text:span><text:span text:style-name="_38_">0</text:span><text:span text:style-name="_33_">,</text:span><text:span text:style-name="_35_">0</text:span><text:span text:style-name="_39_">0</text:span><text:span text:style-name="_32_">0</text:span><text:span text:style-name="_35_">.</text:span><text:span text:style-name="_37_"> </text:span><text:span text:style-name="_32_">C</text:span><text:span text:style-name="_36_">o</text:span><text:span text:style-name="_39_">m</text:span><text:span text:style-name="_33_">p</text:span><text:span text:style-name="_36_">a</text:span><text:span text:style-name="_39_">r</text:span><text:span text:style-name="_32_">e</text:span><text:span text:style-name="_34_"> </text:span><text:span text:style-name="_38_">t</text:span><text:span text:style-name="_32_">h</text:span><text:span text:style-name="_36_">i</text:span><text:span text:style-name="_38_">s</text:span><text:span text:style-name="_31_"> </text:span><text:span text:style-name="_36_">w</text:span><text:span text:style-name="_38_">i</text:span><text:span text:style-name="_33_">t</text:span><text:span text:style-name="_35_">h</text:span><text:span text:style-name="_37_"> </text:span><text:span text:style-name="_32_">o</text:span><text:span text:style-name="_35_">u</text:span><text:span text:style-name="_39_">r</text:span><text:span text:style-name="_31_"> </text:span><text:span text:style-name="_35_">e</text:span><text:span text:style-name="_39_">x</text:span><text:span text:style-name="_33_">a</text:span><text:span text:style-name="_36_">m</text:span><text:span text:style-name="_38_">p</text:span><text:span text:style-name="_33_">l</text:span><text:span text:style-name="_35_">e</text:span><text:span text:style-name="_37_"> </text:span><text:span text:style-name="_32_">o</text:span><text:span text:style-name="_35_">f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c</text:span><text:span text:style-name="_39_">l</text:span><text:span text:style-name="_33_">i</text:span><text:span text:style-name="_36_">c</text:span><text:span text:style-name="_38_">k</text:span><text:span text:style-name="_33_">i</text:span><text:span text:style-name="_35_">n</text:span><text:span text:style-name="_39_">g</text:span><text:span text:style-name="_31_"> </text:span><text:span text:style-name="_35_">w</text:span><text:span text:style-name="_38_">h</text:span><text:span text:style-name="_33_">e</text:span><text:span text:style-name="_36_">e</text:span><text:span text:style-name="_38_">l</text:span><text:span text:style-name="_31_"> </text:span><text:span text:style-name="_36_">d</text:span><text:span text:style-name="_39_">e</text:span><text:span text:style-name="_33_">s</text:span><text:span text:style-name="_35_">c</text:span><text:span text:style-name="_38_">r</text:span><text:span text:style-name="_32_">i</text:span><text:span text:style-name="_35_">b</text:span><text:span text:style-name="_38_">e</text:span><text:span text:style-name="_32_">d</text:span><text:span text:style-name="_34_"> </text:span><text:span text:style-name="_38_">a</text:span><text:span text:style-name="_32_">b</text:span><text:span text:style-name="_36_">o</text:span><text:span text:style-name="_38_">v</text:span><text:span text:style-name="_33_">e</text:span><text:span text:style-name="_35_">,</text:span><text:span text:style-name="_37_"> </text:span><text:span text:style-name="_32_">w</text:span><text:span text:style-name="_35_">h</text:span><text:span text:style-name="_39_">i</text:span><text:span text:style-name="_33_">c</text:span><text:span text:style-name="_36_">h</text:span><text:span text:style-name="_37_"> </text:span><text:span text:style-name="_33_">h</text:span><text:span text:style-name="_35_">a</text:span><text:span text:style-name="_38_">d</text:span><text:span text:style-name="_31_"> </text:span><text:span text:style-name="_36_">t</text:span><text:span text:style-name="_38_">h</text:span><text:span text:style-name="_32_">r</text:span><text:span text:style-name="_36_">e</text:span><text:span text:style-name="_39_">e</text:span><text:span text:style-name="_31_"> </text:span><text:span text:style-name="_35_">s</text:span><text:span text:style-name="_38_">t</text:span><text:span text:style-name="_32_">a</text:span><text:span text:style-name="_35_">t</text:span><text:span text:style-name="_38_">e</text:span><text:span text:style-name="_32_">s</text:span><text:span text:style-name="_36_">.</text:span><text:span text:style-name="_37_"> </text:span><text:span text:style-name="_32_">I</text:span><text:span text:style-name="_35_">t</text:span><text:span text:style-name="_37_"> </text:span><text:span text:style-name="_32_">i</text:span><text:span text:style-name="_35_">s</text:span><text:span text:style-name="_37_"> </text:span><text:span text:style-name="_32_">n</text:span><text:span text:style-name="_36_">o</text:span><text:span text:style-name="_38_">t</text:span><text:span text:style-name="_31_"> </text:span><text:span text:style-name="_36_">d</text:span><text:span text:style-name="_39_">i</text:span><text:span text:style-name="_33_">f</text:span><text:span text:style-name="_35_">f</text:span><text:span text:style-name="_38_">i</text:span><text:span text:style-name="_32_">c</text:span><text:span text:style-name="_36_">u</text:span><text:span text:style-name="_38_">l</text:span><text:span text:style-name="_33_">t</text:span><text:span text:style-name="_34_"> </text:span><text:span text:style-name="_38_">t</text:span><text:span text:style-name="_32_">o</text:span><text:span text:style-name="_34_"> </text:span><text:span text:style-name="_39_">s</text:span><text:span text:style-name="_33_">e</text:span><text:span text:style-name="_35_">e</text:span><text:span text:style-name="_37_"> </text:span><text:span text:style-name="_33_">w</text:span><text:span text:style-name="_36_">h</text:span><text:span text:style-name="_38_">y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n</text:span><text:span text:style-name="_33_">u</text:span><text:span text:style-name="_36_">m</text:span><text:span text:style-name="_39_">b</text:span><text:span text:style-name="_32_">e</text:span><text:span text:style-name="_36_">r</text:span><text:span text:style-name="_37_"> </text:span><text:span text:style-name="_33_">o</text:span><text:span text:style-name="_35_">f</text:span><text:span text:style-name="_37_"> </text:span><text:span text:style-name="_32_">s</text:span><text:span text:style-name="_36_">t</text:span><text:span text:style-name="_39_">a</text:span><text:span text:style-name="_33_">t</text:span><text:span text:style-name="_36_">e</text:span><text:span text:style-name="_39_">s</text:span><text:span text:style-name="_31_"> </text:span><text:span text:style-name="_35_">s</text:span><text:span text:style-name="_38_">h</text:span><text:span text:style-name="_33_">o</text:span><text:span text:style-name="_36_">u</text:span><text:span text:style-name="_39_">l</text:span><text:span text:style-name="_32_">d</text:span><text:span text:style-name="_34_"> </text:span><text:span text:style-name="_38_">b</text:span><text:span text:style-name="_33_">e</text:span><text:span text:style-name="_34_"> </text:span><text:span text:style-name="_39_">s</text:span><text:span text:style-name="_32_">o</text:span><text:span text:style-name="_34_"> </text:span><text:span text:style-name="_38_">i</text:span><text:span text:style-name="_32_">m</text:span><text:span text:style-name="_35_">m</text:span><text:span text:style-name="_38_">e</text:span><text:span text:style-name="_33_">n</text:span><text:span text:style-name="_36_">s</text:span><text:span text:style-name="_39_">e</text:span><text:span text:style-name="_32_">.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c</text:span><text:span text:style-name="_35_">o</text:span><text:span text:style-name="_39_">m</text:span><text:span text:style-name="_33_">p</text:span><text:span text:style-name="_36_">u</text:span><text:span text:style-name="_38_">t</text:span><text:span text:style-name="_32_">e</text:span><text:span text:style-name="_36_">r</text:span><text:span text:style-name="_37_"> </text:span><text:span text:style-name="_32_">i</text:span><text:span text:style-name="_35_">n</text:span><text:span text:style-name="_39_">c</text:span><text:span text:style-name="_33_">l</text:span><text:span text:style-name="_36_">u</text:span><text:span text:style-name="_38_">d</text:span><text:span text:style-name="_33_">e</text:span><text:span text:style-name="_36_">s</text:span><text:span text:style-name="_37_"> </text:span><text:span text:style-name="_33_">a</text:span><text:span text:style-name="_34_"> </text:span><text:span text:style-name="_38_">s</text:span><text:span text:style-name="_33_">t</text:span><text:span text:style-name="_36_">o</text:span><text:span text:style-name="_38_">r</text:span><text:span text:style-name="_32_">e</text:span><text:span text:style-name="_34_"> </text:span><text:span text:style-name="_38_">c</text:span><text:span text:style-name="_32_">o</text:span><text:span text:style-name="_36_">r</text:span><text:span text:style-name="_38_">r</text:span><text:span text:style-name="_33_">e</text:span><text:span text:style-name="_35_">s</text:span><text:span text:style-name="_38_">p</text:span><text:span text:style-name="_33_">o</text:span><text:span text:style-name="_35_">n</text:span><text:span text:style-name="_38_">d</text:span><text:span text:style-name="_33_">i</text:span><text:span text:style-name="_36_">n</text:span><text:span text:style-name="_39_">g</text:span><text:span text:style-name="_31_"> </text:span><text:span text:style-name="_36_">t</text:span><text:span text:style-name="_39_">o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p</text:span><text:span text:style-name="_33_">a</text:span><text:span text:style-name="_36_">p</text:span><text:span text:style-name="_39_">e</text:span><text:span text:style-name="_33_">r</text:span><text:span text:style-name="_34_"> </text:span><text:span text:style-name="_38_">u</text:span><text:span text:style-name="_33_">s</text:span><text:span text:style-name="_36_">e</text:span><text:span text:style-name="_38_">d</text:span><text:span text:style-name="_31_"> </text:span><text:span text:style-name="_35_">b</text:span><text:span text:style-name="_38_">y</text:span><text:span text:style-name="_31_"> </text:span><text:span text:style-name="_36_">a</text:span><text:span text:style-name="_37_"> </text:span><text:span text:style-name="_32_">h</text:span><text:span text:style-name="_36_">u</text:span><text:span text:style-name="_39_">m</text:span><text:span text:style-name="_33_">a</text:span><text:span text:style-name="_36_">n</text:span><text:span text:style-name="_37_"> </text:span><text:span text:style-name="_33_">c</text:span><text:span text:style-name="_36_">o</text:span><text:span text:style-name="_38_">m</text:span><text:span text:style-name="_32_">p</text:span><text:span text:style-name="_36_">u</text:span><text:span text:style-name="_38_">t</text:span><text:span text:style-name="_33_">e</text:span><text:span text:style-name="_35_">r</text:span><text:span text:style-name="_38_">.</text:span><text:span text:style-name="_31_"> </text:span><text:span text:style-name="_36_">I</text:span><text:span text:style-name="_39_">t</text:span><text:span text:style-name="_31_"> </text:span><text:span text:style-name="_36_">m</text:span><text:span text:style-name="_39_">u</text:span><text:span text:style-name="_33_">s</text:span><text:span text:style-name="_36_">t</text:span><text:span text:style-name="_37_"> </text:span><text:span text:style-name="_32_">b</text:span><text:span text:style-name="_36_">e</text:span><text:span text:style-name="_37_"> </text:span><text:span text:style-name="_33_">p</text:span><text:span text:style-name="_36_">o</text:span><text:span text:style-name="_38_">s</text:span><text:span text:style-name="_32_">s</text:span><text:span text:style-name="_35_">i</text:span><text:span text:style-name="_39_">b</text:span><text:span text:style-name="_33_">l</text:span><text:span text:style-name="_36_">e</text:span><text:span text:style-name="_37_"> </text:span><text:span text:style-name="_32_">t</text:span><text:span text:style-name="_35_">o</text:span><text:span text:style-name="_37_"> </text:span><text:span text:style-name="_32_">w</text:span><text:span text:style-name="_36_">r</text:span><text:span text:style-name="_39_">i</text:span><text:span text:style-name="_33_">t</text:span><text:span text:style-name="_36_">e</text:span><text:span text:style-name="_37_"> </text:span><text:span text:style-name="_32_">i</text:span><text:span text:style-name="_35_">n</text:span><text:span text:style-name="_39_">t</text:span><text:span text:style-name="_32_">o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s</text:span><text:span text:style-name="_35_">t</text:span><text:span text:style-name="_39_">o</text:span><text:span text:style-name="_32_">r</text:span><text:span text:style-name="_36_">e</text:span><text:span text:style-name="_37_"> </text:span><text:span text:style-name="_33_">a</text:span><text:span text:style-name="_35_">n</text:span><text:span text:style-name="_38_">y</text:span><text:span text:style-name="_31_"> </text:span><text:span text:style-name="_35_">o</text:span><text:span text:style-name="_38_">n</text:span><text:span text:style-name="_32_">e</text:span><text:span text:style-name="_34_"> </text:span><text:span text:style-name="_38_">o</text:span><text:span text:style-name="_32_">f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c</text:span><text:span text:style-name="_35_">o</text:span><text:span text:style-name="_38_">m</text:span><text:span text:style-name="_33_">b</text:span><text:span text:style-name="_35_">i</text:span><text:span text:style-name="_39_">n</text:span><text:span text:style-name="_33_">a</text:span><text:span text:style-name="_35_">t</text:span><text:span text:style-name="_39_">i</text:span><text:span text:style-name="_32_">o</text:span><text:span text:style-name="_36_">n</text:span><text:span text:style-name="_39_">s</text:span><text:span text:style-name="_31_"> </text:span><text:span text:style-name="_35_">o</text:span><text:span text:style-name="_38_">f</text:span><text:span text:style-name="_31_"> </text:span><text:span text:style-name="_36_">s</text:span><text:span text:style-name="_38_">y</text:span><text:span text:style-name="_32_">m</text:span><text:span text:style-name="_36_">b</text:span><text:span text:style-name="_39_">o</text:span><text:span text:style-name="_32_">l</text:span><text:span text:style-name="_35_">s</text:span><text:span text:style-name="_37_"> </text:span><text:span text:style-name="_33_">w</text:span><text:span text:style-name="_35_">h</text:span><text:span text:style-name="_39_">i</text:span><text:span text:style-name="_33_">c</text:span><text:span text:style-name="_35_">h</text:span><text:span text:style-name="_37_"> </text:span><text:span text:style-name="_33_">m</text:span><text:span text:style-name="_35_">i</text:span><text:span text:style-name="_39_">g</text:span><text:span text:style-name="_32_">h</text:span><text:span text:style-name="_36_">t</text:span><text:span text:style-name="_37_"> </text:span><text:span text:style-name="_33_">h</text:span><text:span text:style-name="_35_">a</text:span><text:span text:style-name="_39_">v</text:span><text:span text:style-name="_33_">e</text:span><text:span text:style-name="_34_"> </text:span><text:span text:style-name="_38_">b</text:span><text:span text:style-name="_33_">e</text:span><text:span text:style-name="_35_">e</text:span><text:span text:style-name="_38_">n</text:span><text:span text:style-name="_31_"> </text:span><text:span text:style-name="_36_">w</text:span><text:span text:style-name="_39_">r</text:span><text:span text:style-name="_32_">i</text:span><text:span text:style-name="_35_">t</text:span><text:span text:style-name="_38_">t</text:span><text:span text:style-name="_33_">e</text:span><text:span text:style-name="_35_">n</text:span><text:span text:style-name="_37_"> </text:span><text:span text:style-name="_32_">o</text:span><text:span text:style-name="_36_">n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p</text:span><text:span text:style-name="_39_">a</text:span><text:span text:style-name="_33_">p</text:span><text:span text:style-name="_36_">e</text:span><text:span text:style-name="_38_">r</text:span><text:span text:style-name="_32_">.</text:span><text:span text:style-name="_34_"> </text:span><text:span text:style-name="_38_">F</text:span><text:span text:style-name="_33_">o</text:span><text:span text:style-name="_35_">r</text:span><text:span text:style-name="_37_"> </text:span><text:span text:style-name="_32_">s</text:span><text:span text:style-name="_35_">i</text:span><text:span text:style-name="_39_">m</text:span><text:span text:style-name="_33_">p</text:span><text:span text:style-name="_35_">l</text:span><text:span text:style-name="_38_">i</text:span><text:span text:style-name="_33_">c</text:span><text:span text:style-name="_36_">i</text:span><text:span text:style-name="_39_">t</text:span><text:span text:style-name="_33_">y</text:span><text:span text:style-name="_34_"> </text:span><text:span text:style-name="_38_">s</text:span><text:span text:style-name="_32_">u</text:span><text:span text:style-name="_35_">p</text:span><text:span text:style-name="_38_">p</text:span><text:span text:style-name="_32_">o</text:span><text:span text:style-name="_35_">s</text:span><text:span text:style-name="_38_">e</text:span><text:span text:style-name="_31_"> </text:span><text:span text:style-name="_35_">t</text:span><text:span text:style-name="_39_">h</text:span><text:span text:style-name="_32_">a</text:span><text:span text:style-name="_35_">t</text:span><text:span text:style-name="_37_"> </text:span><text:span text:style-name="_33_">o</text:span><text:span text:style-name="_35_">n</text:span><text:span text:style-name="_39_">l</text:span><text:span text:style-name="_33_">y</text:span><text:span text:style-name="_34_"> </text:span><text:span text:style-name="_39_">d</text:span><text:span text:style-name="_32_">i</text:span><text:span text:style-name="_35_">g</text:span><text:span text:style-name="_39_">i</text:span><text:span text:style-name="_32_">t</text:span><text:span text:style-name="_36_">s</text:span><text:span text:style-name="_37_"> </text:span><text:span text:style-name="_32_">f</text:span><text:span text:style-name="_35_">r</text:span><text:span text:style-name="_39_">o</text:span><text:span text:style-name="_32_">m</text:span><text:span text:style-name="_34_"> </text:span><text:span text:style-name="_38_">0</text:span><text:span text:style-name="_31_"> </text:span><text:span text:style-name="_36_">t</text:span><text:span text:style-name="_38_">o</text:span><text:span text:style-name="_31_"> </text:span><text:span text:style-name="_35_">9</text:span><text:span text:style-name="_37_"> </text:span><text:span text:style-name="_33_">a</text:span><text:span text:style-name="_35_">r</text:span><text:span text:style-name="_39_">e</text:span><text:span text:style-name="_31_"> </text:span><text:span text:style-name="_35_">u</text:span><text:span text:style-name="_39_">s</text:span><text:span text:style-name="_33_">e</text:span><text:span text:style-name="_35_">d</text:span><text:span text:style-name="_37_"> </text:span><text:span text:style-name="_32_">a</text:span><text:span text:style-name="_35_">s</text:span><text:span text:style-name="_37_"> </text:span><text:span text:style-name="_33_">s</text:span><text:span text:style-name="_36_">y</text:span><text:span text:style-name="_38_">m</text:span><text:span text:style-name="_33_">b</text:span><text:span text:style-name="_35_">o</text:span><text:span text:style-name="_38_">l</text:span><text:span text:style-name="_32_">s</text:span><text:span text:style-name="_35_">.</text:span><text:span text:style-name="_37_"> </text:span><text:span text:style-name="_33_">V</text:span><text:span text:style-name="_36_">a</text:span><text:span text:style-name="_38_">r</text:span><text:span text:style-name="_33_">i</text:span><text:span text:style-name="_35_">a</text:span><text:span text:style-name="_38_">t</text:span><text:span text:style-name="_32_">i</text:span><text:span text:style-name="_35_">o</text:span><text:span text:style-name="_38_">n</text:span><text:span text:style-name="_33_">s</text:span><text:span text:style-name="_34_"> </text:span><text:span text:style-name="_38_">i</text:span><text:span text:style-name="_33_">n</text:span><text:span text:style-name="_34_"> </text:span><text:span text:style-name="_38_">h</text:span><text:span text:style-name="_33_">a</text:span><text:span text:style-name="_36_">n</text:span><text:span text:style-name="_39_">d</text:span><text:span text:style-name="_32_">w</text:span><text:span text:style-name="_36_">r</text:span><text:span text:style-name="_38_">i</text:span><text:span text:style-name="_32_">t</text:span><text:span text:style-name="_36_">i</text:span><text:span text:style-name="_39_">n</text:span><text:span text:style-name="_32_">g</text:span><text:span text:style-name="_34_"> </text:span><text:span text:style-name="_38_">a</text:span><text:span text:style-name="_33_">r</text:span><text:span text:style-name="_36_">e</text:span><text:span text:style-name="_37_"> </text:span><text:span text:style-name="_32_">i</text:span><text:span text:style-name="_35_">g</text:span><text:span text:style-name="_39_">n</text:span><text:span text:style-name="_32_">o</text:span><text:span text:style-name="_36_">r</text:span><text:span text:style-name="_38_">e</text:span><text:span text:style-name="_32_">d</text:span><text:span text:style-name="_36_">.</text:span><text:span text:style-name="_37_"> </text:span><text:span text:style-name="_32_">S</text:span><text:span text:style-name="_35_">u</text:span><text:span text:style-name="_39_">p</text:span><text:span text:style-name="_32_">p</text:span><text:span text:style-name="_35_">o</text:span><text:span text:style-name="_38_">s</text:span><text:span text:style-name="_33_">e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c</text:span><text:span text:style-name="_35_">o</text:span><text:span text:style-name="_39_">m</text:span><text:span text:style-name="_33_">p</text:span><text:span text:style-name="_35_">u</text:span><text:span text:style-name="_38_">t</text:span><text:span text:style-name="_33_">e</text:span><text:span text:style-name="_35_">r</text:span><text:span text:style-name="_37_"> </text:span><text:span text:style-name="_33_">i</text:span><text:span text:style-name="_36_">s</text:span><text:span text:style-name="_37_"> </text:span><text:span text:style-name="_32_">a</text:span><text:span text:style-name="_35_">l</text:span><text:span text:style-name="_39_">l</text:span><text:span text:style-name="_32_">o</text:span><text:span text:style-name="_36_">w</text:span><text:span text:style-name="_38_">e</text:span><text:span text:style-name="_32_">d</text:span><text:span text:style-name="_34_"> </text:span><text:span text:style-name="_39_">1</text:span><text:span text:style-name="_33_">0</text:span><text:span text:style-name="_35_">0</text:span><text:span text:style-name="_37_"> </text:span><text:span text:style-name="_32_">s</text:span><text:span text:style-name="_35_">h</text:span><text:span text:style-name="_39_">e</text:span><text:span text:style-name="_32_">e</text:span><text:span text:style-name="_35_">t</text:span><text:span text:style-name="_39_">s</text:span><text:span text:style-name="_31_"> </text:span><text:span text:style-name="_36_">o</text:span><text:span text:style-name="_38_">f</text:span><text:span text:style-name="_31_"> </text:span><text:span text:style-name="_35_">p</text:span><text:span text:style-name="_38_">a</text:span><text:span text:style-name="_32_">p</text:span><text:span text:style-name="_36_">e</text:span><text:span text:style-name="_39_">r</text:span><text:span text:style-name="_31_"> </text:span><text:span text:style-name="_36_">e</text:span><text:span text:style-name="_39_">a</text:span><text:span text:style-name="_33_">c</text:span><text:span text:style-name="_35_">h</text:span><text:span text:style-name="_37_"> </text:span><text:span text:style-name="_33_">c</text:span><text:span text:style-name="_35_">o</text:span><text:span text:style-name="_38_">n</text:span><text:span text:style-name="_33_">t</text:span><text:span text:style-name="_35_">a</text:span><text:span text:style-name="_38_">i</text:span><text:span text:style-name="_32_">n</text:span><text:span text:style-name="_36_">i</text:span><text:span text:style-name="_38_">n</text:span><text:span text:style-name="_33_">g</text:span><text:span text:style-name="_34_"> </text:span><text:span text:style-name="_39_">5</text:span><text:span text:style-name="_33_">0</text:span><text:span text:style-name="_34_"> </text:span><text:span text:style-name="_39_">l</text:span><text:span text:style-name="_32_">i</text:span><text:span text:style-name="_35_">n</text:span><text:span text:style-name="_39_">e</text:span><text:span text:style-name="_33_">s</text:span><text:span text:style-name="_34_"> </text:span><text:span text:style-name="_39_">e</text:span><text:span text:style-name="_33_">a</text:span><text:span text:style-name="_35_">c</text:span><text:span text:style-name="_38_">h</text:span><text:span text:style-name="_31_"> </text:span><text:span text:style-name="_36_">w</text:span><text:span text:style-name="_39_">i</text:span><text:span text:style-name="_33_">t</text:span><text:span text:style-name="_35_">h</text:span><text:span text:style-name="_37_"> </text:span><text:span text:style-name="_32_">r</text:span><text:span text:style-name="_35_">o</text:span><text:span text:style-name="_38_">o</text:span><text:span text:style-name="_33_">m</text:span><text:span text:style-name="_34_"> </text:span><text:span text:style-name="_38_">f</text:span><text:span text:style-name="_33_">o</text:span><text:span text:style-name="_35_">r</text:span><text:span text:style-name="_37_"> </text:span><text:span text:style-name="_32_">3</text:span><text:span text:style-name="_35_">0</text:span><text:span text:style-name="_37_"> </text:span><text:span text:style-name="_33_">d</text:span><text:span text:style-name="_36_">i</text:span><text:span text:style-name="_38_">g</text:span><text:span text:style-name="_32_">i</text:span><text:span text:style-name="_35_">t</text:span><text:span text:style-name="_38_">s</text:span><text:span text:style-name="_32_">.</text:span><text:span text:style-name="_34_"> </text:span><text:span text:style-name="_39_">T</text:span><text:span text:style-name="_32_">h</text:span><text:span text:style-name="_35_">e</text:span><text:span text:style-name="_38_">n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n</text:span><text:span text:style-name="_32_">u</text:span><text:span text:style-name="_35_">m</text:span><text:span text:style-name="_38_">b</text:span><text:span text:style-name="_33_">e</text:span><text:span text:style-name="_35_">r</text:span><text:span text:style-name="_37_"> </text:span><text:span text:style-name="_33_">o</text:span><text:span text:style-name="_35_">f</text:span><text:span text:style-name="_37_"> </text:span><text:span text:style-name="_32_">s</text:span><text:span text:style-name="_36_">t</text:span><text:span text:style-name="_39_">a</text:span><text:span text:style-name="_32_">t</text:span><text:span text:style-name="_35_">e</text:span><text:span text:style-name="_38_">s</text:span><text:span text:style-name="_31_"> </text:span><text:span text:style-name="_35_">i</text:span><text:span text:style-name="_39_">s</text:span><text:span text:style-name="_31_"> </text:span><text:span text:style-name="_35_">1</text:span><text:span text:style-name="_39_">0</text:span><text:span text:style-name="_31_"> </text:span><text:span text:style-name="_35_">1</text:span><text:span text:style-name="_39_">0</text:span><text:span text:style-name="_32_">0</text:span><text:span text:style-name="_35_">x</text:span><text:span text:style-name="_39_">5</text:span><text:span text:style-name="_32_">0</text:span><text:span text:style-name="_36_">x</text:span><text:span text:style-name="_38_">3</text:span><text:span text:style-name="_33_">0</text:span><text:span text:style-name="_34_"> </text:span><text:span text:style-name="_39_">i</text:span><text:span text:style-name="_33_">.</text:span><text:span text:style-name="_35_">e</text:span><text:span text:style-name="_38_">.</text:span><text:span text:style-name="_32_">,</text:span><text:span text:style-name="_34_"> </text:span><text:span text:style-name="_38_">1</text:span><text:span text:style-name="_33_">0</text:span><text:span text:style-name="_34_"> </text:span><text:span text:style-name="_38_">1</text:span><text:span text:style-name="_33_">5</text:span><text:span text:style-name="_36_">0</text:span><text:span text:style-name="_38_">,</text:span><text:span text:style-name="_32_">0</text:span><text:span text:style-name="_36_">0</text:span><text:span text:style-name="_39_">0</text:span><text:span text:style-name="_31_"> </text:span><text:span text:style-name="_35_">.</text:span><text:span text:style-name="_37_"> </text:span><text:span text:style-name="_32_">T</text:span><text:span text:style-name="_36_">h</text:span><text:span text:style-name="_39_">i</text:span><text:span text:style-name="_32_">s</text:span><text:span text:style-name="_34_"> </text:span><text:span text:style-name="_39_">i</text:span><text:span text:style-name="_32_">s</text:span><text:span text:style-name="_34_"> </text:span><text:span text:style-name="_39_">a</text:span><text:span text:style-name="_33_">b</text:span><text:span text:style-name="_36_">o</text:span><text:span text:style-name="_38_">u</text:span><text:span text:style-name="_32_">t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n</text:span><text:span text:style-name="_36_">u</text:span><text:span text:style-name="_38_">m</text:span><text:span text:style-name="_32_">b</text:span><text:span text:style-name="_36_">e</text:span><text:span text:style-name="_38_">r</text:span><text:span text:style-name="_31_"> </text:span><text:span text:style-name="_35_">o</text:span><text:span text:style-name="_38_">f</text:span><text:span text:style-name="_31_"> </text:span><text:span text:style-name="_35_">s</text:span><text:span text:style-name="_39_">t</text:span><text:span text:style-name="_33_">a</text:span><text:span text:style-name="_36_">t</text:span><text:span text:style-name="_38_">e</text:span><text:span text:style-name="_32_">s</text:span><text:span text:style-name="_34_"> </text:span><text:span text:style-name="_38_">o</text:span><text:span text:style-name="_32_">f</text:span><text:span text:style-name="_34_"> </text:span><text:span text:style-name="_38_">t</text:span><text:span text:style-name="_32_">h</text:span><text:span text:style-name="_36_">r</text:span><text:span text:style-name="_39_">e</text:span><text:span text:style-name="_33_">e</text:span><text:span text:style-name="_34_"> </text:span><text:span text:style-name="_39_">M</text:span><text:span text:style-name="_32_">a</text:span><text:span text:style-name="_36_">n</text:span><text:span text:style-name="_39_">c</text:span><text:span text:style-name="_32_">h</text:span><text:span text:style-name="_36_">e</text:span><text:span text:style-name="_39_">s</text:span><text:span text:style-name="_33_">t</text:span><text:span text:style-name="_36_">e</text:span><text:span text:style-name="_38_">r</text:span><text:span text:style-name="_31_"> </text:span><text:span text:style-name="_36_">m</text:span><text:span text:style-name="_38_">a</text:span><text:span text:style-name="_32_">c</text:span><text:span text:style-name="_36_">h</text:span><text:span text:style-name="_38_">i</text:span><text:span text:style-name="_33_">n</text:span><text:span text:style-name="_35_">e</text:span><text:span text:style-name="_39_">s</text:span><text:span text:style-name="_31_"> </text:span><text:span text:style-name="_35_">p</text:span><text:span text:style-name="_38_">u</text:span><text:span text:style-name="_32_">t</text:span><text:span text:style-name="_34_"> </text:span><text:span text:style-name="_38_">t</text:span><text:span text:style-name="_33_">o</text:span><text:span text:style-name="_36_">g</text:span><text:span text:style-name="_38_">e</text:span><text:span text:style-name="_33_">t</text:span><text:span text:style-name="_36_">h</text:span><text:span text:style-name="_39_">e</text:span><text:span text:style-name="_33_">r</text:span><text:span text:style-name="_36_">.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l</text:span><text:span text:style-name="_38_">o</text:span><text:span text:style-name="_32_">g</text:span><text:span text:style-name="_36_">a</text:span><text:span text:style-name="_39_">r</text:span><text:span text:style-name="_33_">i</text:span><text:span text:style-name="_36_">t</text:span><text:span text:style-name="_39_">h</text:span><text:span text:style-name="_32_">m</text:span><text:span text:style-name="_34_"> </text:span><text:span text:style-name="_38_">t</text:span><text:span text:style-name="_32_">o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b</text:span><text:span text:style-name="_35_">a</text:span><text:span text:style-name="_39_">s</text:span><text:span text:style-name="_32_">e</text:span><text:span text:style-name="_34_"> </text:span><text:span text:style-name="_38_">t</text:span><text:span text:style-name="_32_">w</text:span><text:span text:style-name="_35_">o</text:span><text:span text:style-name="_37_"> </text:span><text:span text:style-name="_33_">o</text:span><text:span text:style-name="_35_">f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n</text:span><text:span text:style-name="_38_">u</text:span><text:span text:style-name="_33_">m</text:span><text:span text:style-name="_36_">b</text:span><text:span text:style-name="_39_">e</text:span><text:span text:style-name="_33_">r</text:span><text:span text:style-name="_34_"> </text:span><text:span text:style-name="_38_">o</text:span><text:span text:style-name="_33_">f</text:span><text:span text:style-name="_34_"> </text:span><text:span text:style-name="_38_">s</text:span><text:span text:style-name="_32_">t</text:span><text:span text:style-name="_35_">a</text:span><text:span text:style-name="_38_">t</text:span><text:span text:style-name="_32_">e</text:span><text:span text:style-name="_35_">s</text:span><text:span text:style-name="_37_"> </text:span><text:span text:style-name="_32_">i</text:span><text:span text:style-name="_36_">s</text:span><text:span text:style-name="_37_"> </text:span><text:span text:style-name="_33_">u</text:span><text:span text:style-name="_36_">s</text:span><text:span text:style-name="_38_">u</text:span><text:span text:style-name="_32_">a</text:span><text:span text:style-name="_35_">l</text:span><text:span text:style-name="_39_">l</text:span><text:span text:style-name="_33_">y</text:span><text:span text:style-name="_34_"> </text:span><text:span text:style-name="_38_">c</text:span><text:span text:style-name="_32_">a</text:span><text:span text:style-name="_35_">l</text:span><text:span text:style-name="_38_">l</text:span><text:span text:style-name="_33_">e</text:span><text:span text:style-name="_35_">d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"</text:span><text:span text:style-name="_38_">s</text:span><text:span text:style-name="_32_">t</text:span><text:span text:style-name="_36_">o</text:span><text:span text:style-name="_38_">r</text:span><text:span text:style-name="_32_">a</text:span><text:span text:style-name="_35_">g</text:span><text:span text:style-name="_39_">e</text:span><text:span text:style-name="_31_"> </text:span><text:span text:style-name="_36_">c</text:span><text:span text:style-name="_38_">a</text:span><text:span text:style-name="_32_">p</text:span><text:span text:style-name="_35_">a</text:span><text:span text:style-name="_38_">c</text:span><text:span text:style-name="_33_">i</text:span><text:span text:style-name="_35_">t</text:span><text:span text:style-name="_38_">y</text:span><text:span text:style-name="_32_">"</text:span><text:span text:style-name="_34_"> </text:span><text:span text:style-name="_38_">o</text:span><text:span text:style-name="_32_">f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m</text:span><text:span text:style-name="_36_">a</text:span><text:span text:style-name="_38_">c</text:span><text:span text:style-name="_32_">h</text:span><text:span text:style-name="_35_">i</text:span><text:span text:style-name="_38_">n</text:span><text:span text:style-name="_33_">e</text:span><text:span text:style-name="_35_">.</text:span><text:span text:style-name="_37_"> </text:span><text:span text:style-name="_32_">T</text:span><text:span text:style-name="_35_">h</text:span><text:span text:style-name="_39_">u</text:span><text:span text:style-name="_33_">s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M</text:span><text:span text:style-name="_36_">a</text:span><text:span text:style-name="_38_">n</text:span><text:span text:style-name="_33_">c</text:span><text:span text:style-name="_36_">h</text:span><text:span text:style-name="_38_">e</text:span><text:span text:style-name="_33_">s</text:span><text:span text:style-name="_35_">t</text:span><text:span text:style-name="_39_">e</text:span><text:span text:style-name="_32_">r</text:span><text:span text:style-name="_34_"> </text:span><text:span text:style-name="_38_">m</text:span><text:span text:style-name="_33_">a</text:span><text:span text:style-name="_36_">c</text:span><text:span text:style-name="_38_">h</text:span><text:span text:style-name="_33_">i</text:span><text:span text:style-name="_35_">n</text:span><text:span text:style-name="_39_">e</text:span><text:span text:style-name="_31_"> </text:span><text:span text:style-name="_36_">h</text:span><text:span text:style-name="_39_">a</text:span><text:span text:style-name="_33_">s</text:span><text:span text:style-name="_34_"> </text:span><text:span text:style-name="_38_">a</text:span><text:span text:style-name="_31_"> </text:span><text:span text:style-name="_35_">s</text:span><text:span text:style-name="_38_">t</text:span><text:span text:style-name="_33_">o</text:span><text:span text:style-name="_35_">r</text:span><text:span text:style-name="_38_">a</text:span><text:span text:style-name="_33_">g</text:span><text:span text:style-name="_35_">e</text:span><text:span text:style-name="_37_"> </text:span><text:span text:style-name="_33_">c</text:span><text:span text:style-name="_36_">a</text:span><text:span text:style-name="_39_">p</text:span><text:span text:style-name="_33_">a</text:span><text:span text:style-name="_35_">c</text:span><text:span text:style-name="_39_">i</text:span><text:span text:style-name="_32_">t</text:span><text:span text:style-name="_35_">y</text:span><text:span text:style-name="_37_"> </text:span><text:span text:style-name="_33_">o</text:span><text:span text:style-name="_35_">f</text:span><text:span text:style-name="_37_"> </text:span><text:span text:style-name="_33_">a</text:span><text:span text:style-name="_36_">b</text:span><text:span text:style-name="_39_">o</text:span><text:span text:style-name="_32_">u</text:span><text:span text:style-name="_35_">t</text:span><text:span text:style-name="_37_"> </text:span><text:span text:style-name="_33_">1</text:span><text:span text:style-name="_36_">6</text:span><text:span text:style-name="_39_">5</text:span><text:span text:style-name="_33_">,</text:span><text:span text:style-name="_36_">0</text:span><text:span text:style-name="_38_">0</text:span><text:span text:style-name="_32_">0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w</text:span><text:span text:style-name="_38_">h</text:span><text:span text:style-name="_33_">e</text:span><text:span text:style-name="_36_">e</text:span><text:span text:style-name="_38_">l</text:span><text:span text:style-name="_31_"> </text:span><text:span text:style-name="_36_">m</text:span><text:span text:style-name="_38_">a</text:span><text:span text:style-name="_33_">c</text:span><text:span text:style-name="_35_">h</text:span><text:span text:style-name="_39_">i</text:span><text:span text:style-name="_33_">n</text:span><text:span text:style-name="_35_">e</text:span><text:span text:style-name="_37_"> </text:span><text:span text:style-name="_33_">o</text:span><text:span text:style-name="_35_">f</text:span><text:span text:style-name="_37_"> </text:span><text:span text:style-name="_33_">o</text:span><text:span text:style-name="_36_">u</text:span><text:span text:style-name="_38_">r</text:span><text:span text:style-name="_31_"> </text:span><text:span text:style-name="_35_">e</text:span><text:span text:style-name="_39_">x</text:span><text:span text:style-name="_33_">a</text:span><text:span text:style-name="_36_">m</text:span><text:span text:style-name="_39_">p</text:span><text:span text:style-name="_32_">l</text:span><text:span text:style-name="_36_">e</text:span><text:span text:style-name="_37_"> </text:span><text:span text:style-name="_32_">a</text:span><text:span text:style-name="_36_">b</text:span><text:span text:style-name="_38_">o</text:span><text:span text:style-name="_33_">u</text:span><text:span text:style-name="_35_">t</text:span><text:span text:style-name="_37_"> </text:span><text:span text:style-name="_33_">1</text:span><text:span text:style-name="_35_">.</text:span><text:span text:style-name="_39_">6</text:span><text:span text:style-name="_33_">.</text:span><text:span text:style-name="_34_"> </text:span><text:span text:style-name="_38_">I</text:span><text:span text:style-name="_32_">f</text:span><text:span text:style-name="_34_"> </text:span><text:span text:style-name="_38_">t</text:span><text:span text:style-name="_32_">w</text:span><text:span text:style-name="_35_">o</text:span><text:span text:style-name="_37_"> </text:span><text:span text:style-name="_32_">m</text:span><text:span text:style-name="_35_">a</text:span><text:span text:style-name="_38_">c</text:span><text:span text:style-name="_33_">h</text:span><text:span text:style-name="_35_">i</text:span><text:span text:style-name="_39_">n</text:span><text:span text:style-name="_32_">e</text:span><text:span text:style-name="_35_">s</text:span><text:span text:style-name="_37_"> </text:span><text:span text:style-name="_32_">a</text:span><text:span text:style-name="_36_">r</text:span><text:span text:style-name="_39_">e</text:span><text:span text:style-name="_31_"> </text:span><text:span text:style-name="_36_">p</text:span><text:span text:style-name="_39_">u</text:span><text:span text:style-name="_32_">t</text:span><text:span text:style-name="_34_"> </text:span><text:span text:style-name="_39_">t</text:span><text:span text:style-name="_33_">o</text:span><text:span text:style-name="_36_">g</text:span><text:span text:style-name="_39_">e</text:span><text:span text:style-name="_32_">t</text:span><text:span text:style-name="_36_">h</text:span><text:span text:style-name="_39_">e</text:span><text:span text:style-name="_33_">r</text:span><text:span text:style-name="_34_"> </text:span><text:span text:style-name="_38_">t</text:span><text:span text:style-name="_32_">h</text:span><text:span text:style-name="_35_">e</text:span><text:span text:style-name="_38_">i</text:span><text:span text:style-name="_33_">r</text:span><text:span text:style-name="_34_"> </text:span><text:span text:style-name="_38_">c</text:span><text:span text:style-name="_32_">a</text:span><text:span text:style-name="_36_">p</text:span><text:span text:style-name="_38_">a</text:span><text:span text:style-name="_32_">c</text:span><text:span text:style-name="_36_">i</text:span><text:span text:style-name="_38_">t</text:span><text:span text:style-name="_33_">i</text:span><text:span text:style-name="_35_">e</text:span><text:span text:style-name="_38_">s</text:span><text:span text:style-name="_31_"> </text:span><text:span text:style-name="_35_">m</text:span><text:span text:style-name="_39_">u</text:span><text:span text:style-name="_32_">s</text:span><text:span text:style-name="_36_">t</text:span><text:span text:style-name="_37_"> </text:span><text:span text:style-name="_32_">b</text:span><text:span text:style-name="_36_">e</text:span><text:span text:style-name="_37_"> </text:span><text:span text:style-name="_32_">a</text:span><text:span text:style-name="_35_">d</text:span><text:span text:style-name="_39_">d</text:span><text:span text:style-name="_33_">e</text:span><text:span text:style-name="_35_">d</text:span><text:span text:style-name="_37_"> </text:span><text:span text:style-name="_33_">t</text:span><text:span text:style-name="_35_">o</text:span><text:span text:style-name="_37_"> </text:span><text:span text:style-name="_32_">o</text:span><text:span text:style-name="_35_">b</text:span><text:span text:style-name="_39_">t</text:span><text:span text:style-name="_32_">a</text:span><text:span text:style-name="_36_">i</text:span><text:span text:style-name="_39_">n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c</text:span><text:span text:style-name="_32_">a</text:span><text:span text:style-name="_35_">p</text:span><text:span text:style-name="_39_">a</text:span><text:span text:style-name="_33_">c</text:span><text:span text:style-name="_35_">i</text:span><text:span text:style-name="_38_">t</text:span><text:span text:style-name="_32_">y</text:span><text:span text:style-name="_34_"> </text:span><text:span text:style-name="_38_">o</text:span><text:span text:style-name="_32_">f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r</text:span><text:span text:style-name="_36_">e</text:span><text:span text:style-name="_39_">s</text:span><text:span text:style-name="_33_">u</text:span><text:span text:style-name="_35_">l</text:span><text:span text:style-name="_39_">t</text:span><text:span text:style-name="_33_">a</text:span><text:span text:style-name="_36_">n</text:span><text:span text:style-name="_38_">t</text:span><text:span text:style-name="_31_"> </text:span><text:span text:style-name="_36_">m</text:span><text:span text:style-name="_38_">a</text:span><text:span text:style-name="_32_">c</text:span><text:span text:style-name="_35_">h</text:span><text:span text:style-name="_38_">i</text:span><text:span text:style-name="_33_">n</text:span><text:span text:style-name="_36_">e</text:span><text:span text:style-name="_38_">.</text:span><text:span text:style-name="_31_"> </text:span><text:span text:style-name="_36_">T</text:span><text:span text:style-name="_38_">h</text:span><text:span text:style-name="_32_">i</text:span><text:span text:style-name="_35_">s</text:span><text:span text:style-name="_37_"> </text:span><text:span text:style-name="_32_">l</text:span><text:span text:style-name="_35_">e</text:span><text:span text:style-name="_38_">a</text:span><text:span text:style-name="_33_">d</text:span><text:span text:style-name="_36_">s</text:span><text:span text:style-name="_37_"> </text:span><text:span text:style-name="_33_">t</text:span><text:span text:style-name="_35_">o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p</text:span><text:span text:style-name="_39_">o</text:span><text:span text:style-name="_33_">s</text:span><text:span text:style-name="_35_">s</text:span><text:span text:style-name="_38_">i</text:span><text:span text:style-name="_33_">b</text:span><text:span text:style-name="_36_">i</text:span><text:span text:style-name="_38_">l</text:span><text:span text:style-name="_32_">i</text:span><text:span text:style-name="_35_">t</text:span><text:span text:style-name="_38_">y</text:span><text:span text:style-name="_31_"> </text:span><text:span text:style-name="_36_">o</text:span><text:span text:style-name="_39_">f</text:span><text:span text:style-name="_31_"> </text:span><text:span text:style-name="_35_">s</text:span><text:span text:style-name="_39_">t</text:span><text:span text:style-name="_32_">a</text:span><text:span text:style-name="_36_">t</text:span><text:span text:style-name="_39_">e</text:span><text:span text:style-name="_32_">m</text:span><text:span text:style-name="_35_">e</text:span><text:span text:style-name="_38_">n</text:span><text:span text:style-name="_32_">t</text:span><text:span text:style-name="_35_">s</text:span><text:span text:style-name="_37_"> </text:span><text:span text:style-name="_33_">s</text:span><text:span text:style-name="_35_">u</text:span><text:span text:style-name="_38_">c</text:span><text:span text:style-name="_32_">h</text:span><text:span text:style-name="_34_"> </text:span><text:span text:style-name="_38_">a</text:span><text:span text:style-name="_32_">s</text:span><text:span text:style-name="_34_"> </text:span><text:span text:style-name="_38_">"</text:span><text:span text:style-name="_32_">T</text:span><text:span text:style-name="_36_">h</text:span><text:span text:style-name="_38_">e</text:span><text:span text:style-name="_31_"> </text:span><text:span text:style-name="_35_">M</text:span><text:span text:style-name="_39_">a</text:span><text:span text:style-name="_33_">n</text:span><text:span text:style-name="_36_">c</text:span><text:span text:style-name="_39_">h</text:span><text:span text:style-name="_32_">e</text:span><text:span text:style-name="_36_">s</text:span><text:span text:style-name="_39_">t</text:span><text:span text:style-name="_33_">e</text:span><text:span text:style-name="_35_">r</text:span><text:span text:style-name="_37_"> </text:span><text:span text:style-name="_33_">m</text:span><text:span text:style-name="_36_">a</text:span><text:span text:style-name="_38_">c</text:span><text:span text:style-name="_33_">h</text:span><text:span text:style-name="_35_">i</text:span><text:span text:style-name="_38_">n</text:span><text:span text:style-name="_32_">e</text:span><text:span text:style-name="_34_"> </text:span><text:span text:style-name="_38_">c</text:span><text:span text:style-name="_32_">o</text:span><text:span text:style-name="_36_">n</text:span><text:span text:style-name="_38_">t</text:span><text:span text:style-name="_33_">a</text:span><text:span text:style-name="_35_">i</text:span><text:span text:style-name="_38_">n</text:span><text:span text:style-name="_33_">s</text:span><text:span text:style-name="_34_"> </text:span><text:span text:style-name="_38_">6</text:span><text:span text:style-name="_32_">4</text:span><text:span text:style-name="_34_"> </text:span><text:span text:style-name="_38_">m</text:span><text:span text:style-name="_33_">a</text:span><text:span text:style-name="_36_">g</text:span><text:span text:style-name="_39_">n</text:span><text:span text:style-name="_33_">e</text:span><text:span text:style-name="_35_">t</text:span><text:span text:style-name="_39_">i</text:span><text:span text:style-name="_32_">c</text:span><text:span text:style-name="_34_"> </text:span><text:span text:style-name="_38_">t</text:span><text:span text:style-name="_33_">r</text:span><text:span text:style-name="_35_">a</text:span><text:span text:style-name="_38_">c</text:span><text:span text:style-name="_33_">k</text:span><text:span text:style-name="_36_">s</text:span><text:span text:style-name="_37_"> </text:span><text:span text:style-name="_32_">e</text:span><text:span text:style-name="_35_">a</text:span><text:span text:style-name="_38_">c</text:span><text:span text:style-name="_32_">h</text:span><text:span text:style-name="_34_"> </text:span><text:span text:style-name="_38_">w</text:span><text:span text:style-name="_32_">i</text:span><text:span text:style-name="_36_">t</text:span><text:span text:style-name="_39_">h</text:span><text:span text:style-name="_31_"> </text:span><text:span text:style-name="_36_">a</text:span><text:span text:style-name="_37_"> </text:span><text:span text:style-name="_32_">c</text:span><text:span text:style-name="_35_">a</text:span><text:span text:style-name="_38_">p</text:span><text:span text:style-name="_33_">a</text:span><text:span text:style-name="_35_">c</text:span><text:span text:style-name="_38_">i</text:span><text:span text:style-name="_33_">t</text:span><text:span text:style-name="_35_">y</text:span><text:span text:style-name="_37_"> </text:span><text:span text:style-name="_32_">o</text:span><text:span text:style-name="_35_">f</text:span><text:span text:style-name="_37_"> </text:span><text:span text:style-name="_32_">2</text:span><text:span text:style-name="_36_">5</text:span><text:span text:style-name="_38_">6</text:span><text:span text:style-name="_32_">0</text:span><text:span text:style-name="_36_">,</text:span><text:span text:style-name="_37_"> </text:span><text:span text:style-name="_33_">e</text:span><text:span text:style-name="_36_">i</text:span><text:span text:style-name="_39_">g</text:span><text:span text:style-name="_32_">h</text:span><text:span text:style-name="_35_">t</text:span><text:span text:style-name="_37_"> </text:span><text:span text:style-name="_32_">e</text:span><text:span text:style-name="_35_">l</text:span><text:span text:style-name="_38_">e</text:span><text:span text:style-name="_33_">c</text:span><text:span text:style-name="_36_">t</text:span><text:span text:style-name="_38_">r</text:span><text:span text:style-name="_33_">o</text:span><text:span text:style-name="_35_">n</text:span><text:span text:style-name="_38_">i</text:span><text:span text:style-name="_32_">c</text:span><text:span text:style-name="_34_"> </text:span><text:span text:style-name="_39_">t</text:span><text:span text:style-name="_33_">u</text:span><text:span text:style-name="_36_">b</text:span><text:span text:style-name="_38_">e</text:span><text:span text:style-name="_32_">s</text:span><text:span text:style-name="_34_"> </text:span><text:span text:style-name="_39_">w</text:span><text:span text:style-name="_33_">i</text:span><text:span text:style-name="_35_">t</text:span><text:span text:style-name="_39_">h</text:span><text:span text:style-name="_31_"> </text:span><text:span text:style-name="_35_">a</text:span><text:span text:style-name="_37_"> </text:span><text:span text:style-name="_33_">c</text:span><text:span text:style-name="_35_">a</text:span><text:span text:style-name="_39_">p</text:span><text:span text:style-name="_33_">a</text:span><text:span text:style-name="_36_">c</text:span><text:span text:style-name="_39_">i</text:span><text:span text:style-name="_32_">t</text:span><text:span text:style-name="_36_">y</text:span><text:span text:style-name="_37_"> </text:span><text:span text:style-name="_32_">o</text:span><text:span text:style-name="_35_">f</text:span><text:span text:style-name="_37_"> </text:span><text:span text:style-name="_33_">1</text:span><text:span text:style-name="_35_">2</text:span><text:span text:style-name="_38_">8</text:span><text:span text:style-name="_33_">0</text:span><text:span text:style-name="_35_">.</text:span><text:span text:style-name="_37_"> </text:span><text:span text:style-name="_33_">M</text:span><text:span text:style-name="_36_">i</text:span><text:span text:style-name="_39_">s</text:span><text:span text:style-name="_32_">c</text:span><text:span text:style-name="_36_">e</text:span><text:span text:style-name="_38_">l</text:span><text:span text:style-name="_33_">l</text:span><text:span text:style-name="_36_">a</text:span><text:span text:style-name="_39_">n</text:span><text:span text:style-name="_32_">e</text:span><text:span text:style-name="_35_">o</text:span><text:span text:style-name="_38_">u</text:span><text:span text:style-name="_33_">s</text:span><text:span text:style-name="_34_"> </text:span><text:span text:style-name="_38_">s</text:span><text:span text:style-name="_33_">t</text:span><text:span text:style-name="_36_">o</text:span><text:span text:style-name="_38_">r</text:span><text:span text:style-name="_33_">a</text:span><text:span text:style-name="_35_">g</text:span><text:span text:style-name="_39_">e</text:span><text:span text:style-name="_31_"> </text:span><text:span text:style-name="_35_">a</text:span><text:span text:style-name="_39_">m</text:span><text:span text:style-name="_33_">o</text:span><text:span text:style-name="_36_">u</text:span><text:span text:style-name="_39_">n</text:span><text:span text:style-name="_33_">t</text:span><text:span text:style-name="_35_">s</text:span><text:span text:style-name="_37_"> </text:span><text:span text:style-name="_32_">t</text:span><text:span text:style-name="_35_">o</text:span><text:span text:style-name="_37_"> </text:span><text:span text:style-name="_33_">a</text:span><text:span text:style-name="_35_">b</text:span><text:span text:style-name="_39_">o</text:span><text:span text:style-name="_33_">u</text:span><text:span text:style-name="_35_">t</text:span><text:span text:style-name="_37_"> </text:span><text:span text:style-name="_33_">3</text:span><text:span text:style-name="_36_">0</text:span><text:span text:style-name="_39_">0</text:span><text:span text:style-name="_31_"> </text:span><text:span text:style-name="_36_">m</text:span><text:span text:style-name="_38_">a</text:span><text:span text:style-name="_33_">k</text:span><text:span text:style-name="_36_">i</text:span><text:span text:style-name="_39_">n</text:span><text:span text:style-name="_33_">g</text:span><text:span text:style-name="_34_"> </text:span><text:span text:style-name="_39_">a</text:span><text:span text:style-name="_31_"> </text:span><text:span text:style-name="_36_">t</text:span><text:span text:style-name="_38_">o</text:span><text:span text:style-name="_32_">t</text:span><text:span text:style-name="_35_">a</text:span><text:span text:style-name="_39_">l</text:span><text:span text:style-name="_31_"> </text:span><text:span text:style-name="_35_">o</text:span><text:span text:style-name="_38_">f</text:span><text:span text:style-name="_31_"> </text:span><text:span text:style-name="_35_">1</text:span><text:span text:style-name="_39_">7</text:span><text:span text:style-name="_33_">4</text:span><text:span text:style-name="_35_">,</text:span><text:span text:style-name="_39_">3</text:span><text:span text:style-name="_32_">8</text:span><text:span text:style-name="_35_">0</text:span><text:span text:style-name="_38_">.</text:span><text:span text:style-name="_32_">"</text:span></text:p>
      <text:p text:style-name="P1"><text:span text:style-name="_39_">G</text:span><text:span text:style-name="_33_">i</text:span><text:span text:style-name="_35_">v</text:span><text:span text:style-name="_38_">e</text:span><text:span text:style-name="_32_">n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t</text:span><text:span text:style-name="_36_">a</text:span><text:span text:style-name="_38_">b</text:span><text:span text:style-name="_33_">l</text:span><text:span text:style-name="_35_">e</text:span><text:span text:style-name="_37_"> </text:span><text:span text:style-name="_32_">c</text:span><text:span text:style-name="_36_">o</text:span><text:span text:style-name="_38_">r</text:span><text:span text:style-name="_33_">r</text:span><text:span text:style-name="_35_">e</text:span><text:span text:style-name="_38_">s</text:span><text:span text:style-name="_33_">p</text:span><text:span text:style-name="_36_">o</text:span><text:span text:style-name="_38_">n</text:span><text:span text:style-name="_32_">d</text:span><text:span text:style-name="_36_">i</text:span><text:span text:style-name="_39_">n</text:span><text:span text:style-name="_32_">g</text:span><text:span text:style-name="_34_"> </text:span><text:span text:style-name="_38_">t</text:span><text:span text:style-name="_33_">o</text:span><text:span text:style-name="_34_"> </text:span><text:span text:style-name="_39_">a</text:span><text:span text:style-name="_31_"> </text:span><text:span text:style-name="_35_">d</text:span><text:span text:style-name="_38_">i</text:span><text:span text:style-name="_33_">s</text:span><text:span text:style-name="_36_">c</text:span><text:span text:style-name="_39_">r</text:span><text:span text:style-name="_32_">e</text:span><text:span text:style-name="_35_">t</text:span><text:span text:style-name="_38_">e</text:span>-<text:span text:style-name="_35_">s</text:span><text:span text:style-name="_38_">t</text:span><text:span text:style-name="_33_">a</text:span><text:span text:style-name="_36_">t</text:span><text:span text:style-name="_38_">e</text:span><text:span text:style-name="_31_"> </text:span><text:span text:style-name="_35_">m</text:span><text:span text:style-name="_38_">a</text:span><text:span text:style-name="_32_">c</text:span><text:span text:style-name="_35_">h</text:span><text:span text:style-name="_39_">i</text:span><text:span text:style-name="_33_">n</text:span><text:span text:style-name="_36_">e</text:span><text:span text:style-name="_37_"> </text:span><text:span text:style-name="_32_">i</text:span><text:span text:style-name="_36_">t</text:span><text:span text:style-name="_37_"> </text:span><text:span text:style-name="_33_">i</text:span><text:span text:style-name="_35_">s</text:span><text:span text:style-name="_37_"> </text:span><text:span text:style-name="_32_">p</text:span><text:span text:style-name="_36_">o</text:span><text:span text:style-name="_39_">s</text:span><text:span text:style-name="_33_">s</text:span><text:span text:style-name="_35_">i</text:span><text:span text:style-name="_38_">b</text:span><text:span text:style-name="_33_">l</text:span><text:span text:style-name="_36_">e</text:span><text:span text:style-name="_37_"> </text:span><text:span text:style-name="_32_">t</text:span><text:span text:style-name="_36_">o</text:span><text:span text:style-name="_37_"> </text:span><text:span text:style-name="_33_">p</text:span><text:span text:style-name="_35_">r</text:span><text:span text:style-name="_39_">e</text:span><text:span text:style-name="_33_">d</text:span><text:span text:style-name="_35_">i</text:span><text:span text:style-name="_38_">c</text:span><text:span text:style-name="_33_">t</text:span><text:span text:style-name="_34_"> </text:span><text:span text:style-name="_38_">w</text:span><text:span text:style-name="_33_">h</text:span><text:span text:style-name="_36_">a</text:span><text:span text:style-name="_38_">t</text:span><text:span text:style-name="_31_"> </text:span><text:span text:style-name="_35_">i</text:span><text:span text:style-name="_39_">t</text:span><text:span text:style-name="_31_"> </text:span><text:span text:style-name="_35_">w</text:span><text:span text:style-name="_39_">i</text:span><text:span text:style-name="_32_">l</text:span><text:span text:style-name="_36_">l</text:span><text:span text:style-name="_37_"> </text:span><text:span text:style-name="_32_">d</text:span><text:span text:style-name="_36_">o</text:span><text:span text:style-name="_39_">.</text:span><text:span text:style-name="_31_"> </text:span><text:span text:style-name="_35_">T</text:span><text:span text:style-name="_38_">h</text:span><text:span text:style-name="_33_">e</text:span><text:span text:style-name="_36_">r</text:span><text:span text:style-name="_38_">e</text:span><text:span text:style-name="_31_"> </text:span><text:span text:style-name="_35_">i</text:span><text:span text:style-name="_39_">s</text:span><text:span text:style-name="_31_"> </text:span><text:span text:style-name="_35_">n</text:span><text:span text:style-name="_38_">o</text:span><text:span text:style-name="_31_"> </text:span><text:span text:style-name="_36_">r</text:span><text:span text:style-name="_39_">e</text:span><text:span text:style-name="_32_">a</text:span><text:span text:style-name="_35_">s</text:span><text:span text:style-name="_39_">o</text:span><text:span text:style-name="_33_">n</text:span><text:span text:style-name="_34_"> </text:span><text:span text:style-name="_38_">w</text:span><text:span text:style-name="_33_">h</text:span><text:span text:style-name="_36_">y</text:span><text:span text:style-name="_37_"> </text:span><text:span text:style-name="_33_">t</text:span><text:span text:style-name="_35_">h</text:span><text:span text:style-name="_38_">i</text:span><text:span text:style-name="_33_">s</text:span><text:span text:style-name="_34_"> </text:span><text:span text:style-name="_39_">c</text:span><text:span text:style-name="_32_">a</text:span><text:span text:style-name="_36_">l</text:span><text:span text:style-name="_38_">c</text:span><text:span text:style-name="_32_">u</text:span><text:span text:style-name="_35_">l</text:span><text:span text:style-name="_38_">a</text:span><text:span text:style-name="_33_">t</text:span><text:span text:style-name="_36_">i</text:span><text:span text:style-name="_39_">o</text:span><text:span text:style-name="_33_">n</text:span><text:span text:style-name="_34_"> </text:span><text:span text:style-name="_39_">s</text:span><text:span text:style-name="_32_">h</text:span><text:span text:style-name="_35_">o</text:span><text:span text:style-name="_39_">u</text:span><text:span text:style-name="_33_">l</text:span><text:span text:style-name="_35_">d</text:span><text:span text:style-name="_37_"> </text:span><text:span text:style-name="_32_">n</text:span><text:span text:style-name="_35_">o</text:span><text:span text:style-name="_39_">t</text:span><text:span text:style-name="_31_"> </text:span><text:span text:style-name="_36_">b</text:span><text:span text:style-name="_39_">e</text:span><text:span text:style-name="_31_"> </text:span><text:span text:style-name="_36_">c</text:span><text:span text:style-name="_38_">a</text:span><text:span text:style-name="_32_">r</text:span><text:span text:style-name="_35_">r</text:span><text:span text:style-name="_38_">i</text:span><text:span text:style-name="_32_">e</text:span><text:span text:style-name="_36_">d</text:span><text:span text:style-name="_37_"> </text:span><text:span text:style-name="_32_">o</text:span><text:span text:style-name="_35_">u</text:span><text:span text:style-name="_39_">t</text:span><text:span text:style-name="_31_"> </text:span><text:span text:style-name="_35_">b</text:span><text:span text:style-name="_39_">y</text:span><text:span text:style-name="_31_"> </text:span><text:span text:style-name="_36_">m</text:span><text:span text:style-name="_39_">e</text:span><text:span text:style-name="_32_">a</text:span><text:span text:style-name="_35_">n</text:span><text:span text:style-name="_39_">s</text:span><text:span text:style-name="_31_"> </text:span><text:span text:style-name="_36_">o</text:span><text:span text:style-name="_38_">f</text:span><text:span text:style-name="_31_"> </text:span><text:span text:style-name="_35_">a</text:span><text:span text:style-name="_37_"> </text:span><text:span text:style-name="_32_">d</text:span><text:span text:style-name="_36_">i</text:span><text:span text:style-name="_38_">g</text:span><text:span text:style-name="_33_">i</text:span><text:span text:style-name="_35_">t</text:span><text:span text:style-name="_38_">a</text:span><text:span text:style-name="_32_">l</text:span><text:span text:style-name="_34_"> </text:span><text:span text:style-name="_39_">c</text:span><text:span text:style-name="_32_">o</text:span><text:span text:style-name="_35_">m</text:span><text:span text:style-name="_39_">p</text:span><text:span text:style-name="_33_">u</text:span><text:span text:style-name="_35_">t</text:span><text:span text:style-name="_39_">e</text:span><text:span text:style-name="_32_">r</text:span><text:span text:style-name="_35_">.</text:span><text:span text:style-name="_37_"> </text:span><text:span text:style-name="_33_">P</text:span><text:span text:style-name="_36_">r</text:span><text:span text:style-name="_38_">o</text:span><text:span text:style-name="_32_">v</text:span><text:span text:style-name="_35_">i</text:span><text:span text:style-name="_38_">d</text:span><text:span text:style-name="_32_">e</text:span><text:span text:style-name="_36_">d</text:span><text:span text:style-name="_37_"> </text:span><text:span text:style-name="_33_">i</text:span><text:span text:style-name="_36_">t</text:span><text:span text:style-name="_37_"> </text:span><text:span text:style-name="_32_">c</text:span><text:span text:style-name="_36_">o</text:span><text:span text:style-name="_39_">u</text:span><text:span text:style-name="_32_">l</text:span><text:span text:style-name="_35_">d</text:span><text:span text:style-name="_37_"> </text:span><text:span text:style-name="_32_">b</text:span><text:span text:style-name="_36_">e</text:span><text:span text:style-name="_37_"> </text:span><text:span text:style-name="_33_">c</text:span><text:span text:style-name="_36_">a</text:span><text:span text:style-name="_39_">r</text:span><text:span text:style-name="_33_">r</text:span><text:span text:style-name="_36_">i</text:span><text:span text:style-name="_38_">e</text:span><text:span text:style-name="_33_">d</text:span><text:span text:style-name="_34_"> </text:span><text:span text:style-name="_39_">o</text:span><text:span text:style-name="_33_">u</text:span><text:span text:style-name="_36_">t</text:span><text:span text:style-name="_37_"> </text:span><text:span text:style-name="_33_">s</text:span><text:span text:style-name="_35_">u</text:span><text:span text:style-name="_39_">f</text:span><text:span text:style-name="_32_">f</text:span><text:span text:style-name="_35_">i</text:span><text:span text:style-name="_39_">c</text:span><text:span text:style-name="_32_">i</text:span><text:span text:style-name="_35_">e</text:span><text:span text:style-name="_39_">n</text:span><text:span text:style-name="_32_">t</text:span><text:span text:style-name="_36_">l</text:span><text:span text:style-name="_39_">y</text:span><text:span text:style-name="_31_"> </text:span><text:span text:style-name="_35_">q</text:span><text:span text:style-name="_39_">u</text:span><text:span text:style-name="_33_">i</text:span><text:span text:style-name="_35_">c</text:span><text:span text:style-name="_38_">k</text:span><text:span text:style-name="_33_">l</text:span><text:span text:style-name="_36_">y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d</text:span><text:span text:style-name="_38_">i</text:span><text:span text:style-name="_33_">g</text:span><text:span text:style-name="_35_">i</text:span><text:span text:style-name="_38_">t</text:span><text:span text:style-name="_33_">a</text:span><text:span text:style-name="_35_">l</text:span><text:span text:style-name="_37_"> </text:span><text:span text:style-name="_33_">c</text:span><text:span text:style-name="_35_">o</text:span><text:span text:style-name="_39_">m</text:span><text:span text:style-name="_33_">p</text:span><text:span text:style-name="_35_">u</text:span><text:span text:style-name="_38_">t</text:span><text:span text:style-name="_32_">e</text:span><text:span text:style-name="_35_">r</text:span><text:span text:style-name="_37_"> </text:span><text:span text:style-name="_32_">c</text:span><text:span text:style-name="_35_">o</text:span><text:span text:style-name="_39_">u</text:span><text:span text:style-name="_32_">l</text:span><text:span text:style-name="_36_">d</text:span><text:span text:style-name="_37_"> </text:span><text:span text:style-name="_32_">m</text:span><text:span text:style-name="_35_">i</text:span><text:span text:style-name="_39_">m</text:span><text:span text:style-name="_32_">i</text:span><text:span text:style-name="_35_">c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b</text:span><text:span text:style-name="_39_">e</text:span><text:span text:style-name="_32_">h</text:span><text:span text:style-name="_36_">a</text:span><text:span text:style-name="_38_">v</text:span><text:span text:style-name="_32_">i</text:span><text:span text:style-name="_35_">o</text:span><text:span text:style-name="_38_">r</text:span><text:span text:style-name="_31_"> </text:span><text:span text:style-name="_35_">o</text:span><text:span text:style-name="_38_">f</text:span><text:span text:style-name="_31_"> </text:span><text:span text:style-name="_36_">a</text:span><text:span text:style-name="_39_">n</text:span><text:span text:style-name="_33_">y</text:span><text:span text:style-name="_34_"> </text:span><text:span text:style-name="_39_">d</text:span><text:span text:style-name="_32_">i</text:span><text:span text:style-name="_36_">s</text:span><text:span text:style-name="_38_">c</text:span><text:span text:style-name="_32_">r</text:span><text:span text:style-name="_36_">e</text:span><text:span text:style-name="_38_">t</text:span><text:span text:style-name="_32_">e</text:span>-<text:span text:style-name="_39_">s</text:span><text:span text:style-name="_33_">t</text:span><text:span text:style-name="_36_">a</text:span><text:span text:style-name="_38_">t</text:span><text:span text:style-name="_32_">e</text:span><text:span text:style-name="_34_"> </text:span><text:span text:style-name="_39_">m</text:span><text:span text:style-name="_32_">a</text:span><text:span text:style-name="_36_">c</text:span><text:span text:style-name="_39_">h</text:span><text:span text:style-name="_33_">i</text:span><text:span text:style-name="_36_">n</text:span><text:span text:style-name="_38_">e</text:span><text:span text:style-name="_32_">.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i</text:span><text:span text:style-name="_36_">m</text:span><text:span text:style-name="_38_">i</text:span><text:span text:style-name="_32_">t</text:span><text:span text:style-name="_36_">a</text:span><text:span text:style-name="_39_">t</text:span><text:span text:style-name="_32_">i</text:span><text:span text:style-name="_35_">o</text:span><text:span text:style-name="_39_">n</text:span><text:span text:style-name="_31_"> </text:span><text:span text:style-name="_35_">g</text:span><text:span text:style-name="_38_">a</text:span><text:span text:style-name="_32_">m</text:span><text:span text:style-name="_35_">e</text:span><text:span text:style-name="_37_"> </text:span><text:span text:style-name="_33_">c</text:span><text:span text:style-name="_36_">o</text:span><text:span text:style-name="_38_">u</text:span><text:span text:style-name="_32_">l</text:span><text:span text:style-name="_36_">d</text:span><text:span text:style-name="_37_"> </text:span><text:span text:style-name="_32_">t</text:span><text:span text:style-name="_35_">h</text:span><text:span text:style-name="_39_">e</text:span><text:span text:style-name="_33_">n</text:span><text:span text:style-name="_34_"> </text:span><text:span text:style-name="_39_">b</text:span><text:span text:style-name="_33_">e</text:span><text:span text:style-name="_34_"> </text:span><text:span text:style-name="_38_">p</text:span><text:span text:style-name="_32_">l</text:span><text:span text:style-name="_35_">a</text:span><text:span text:style-name="_39_">y</text:span><text:span text:style-name="_33_">e</text:span><text:span text:style-name="_35_">d</text:span><text:span text:style-name="_37_"> </text:span><text:span text:style-name="_32_">w</text:span><text:span text:style-name="_35_">i</text:span><text:span text:style-name="_39_">t</text:span><text:span text:style-name="_32_">h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m</text:span><text:span text:style-name="_36_">a</text:span><text:span text:style-name="_39_">c</text:span><text:span text:style-name="_33_">h</text:span><text:span text:style-name="_36_">i</text:span><text:span text:style-name="_39_">n</text:span><text:span text:style-name="_33_">e</text:span><text:span text:style-name="_34_"> </text:span><text:span text:style-name="_38_">i</text:span><text:span text:style-name="_32_">n</text:span><text:span text:style-name="_34_"> </text:span><text:span text:style-name="_39_">q</text:span><text:span text:style-name="_32_">u</text:span><text:span text:style-name="_36_">e</text:span><text:span text:style-name="_39_">s</text:span><text:span text:style-name="_33_">t</text:span><text:span text:style-name="_36_">i</text:span><text:span text:style-name="_39_">o</text:span><text:span text:style-name="_33_">n</text:span><text:span text:style-name="_34_"> </text:span><text:span text:style-name="_39_">(</text:span><text:span text:style-name="_33_">a</text:span><text:span text:style-name="_36_">s</text:span><text:span text:style-name="_37_"> </text:span><text:span text:style-name="_33_">B</text:span><text:span text:style-name="_35_">)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m</text:span><text:span text:style-name="_32_">i</text:span><text:span text:style-name="_36_">m</text:span><text:span text:style-name="_39_">i</text:span><text:span text:style-name="_33_">c</text:span><text:span text:style-name="_35_">k</text:span><text:span text:style-name="_38_">i</text:span><text:span text:style-name="_33_">n</text:span><text:span text:style-name="_36_">g</text:span><text:span text:style-name="_37_"> </text:span><text:span text:style-name="_33_">d</text:span><text:span text:style-name="_35_">i</text:span><text:span text:style-name="_38_">g</text:span><text:span text:style-name="_32_">i</text:span><text:span text:style-name="_36_">t</text:span><text:span text:style-name="_38_">a</text:span><text:span text:style-name="_32_">l</text:span><text:span text:style-name="_34_"> </text:span><text:span text:style-name="_39_">c</text:span><text:span text:style-name="_32_">o</text:span><text:span text:style-name="_35_">m</text:span><text:span text:style-name="_39_">p</text:span><text:span text:style-name="_33_">u</text:span><text:span text:style-name="_35_">t</text:span><text:span text:style-name="_39_">e</text:span><text:span text:style-name="_33_">r</text:span><text:span text:style-name="_34_"> </text:span><text:span text:style-name="_39_">(</text:span><text:span text:style-name="_33_">a</text:span><text:span text:style-name="_35_">s</text:span><text:span text:style-name="_37_"> </text:span><text:span text:style-name="_32_">A</text:span><text:span text:style-name="_36_">)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i</text:span><text:span text:style-name="_32_">n</text:span><text:span text:style-name="_36_">t</text:span><text:span text:style-name="_39_">e</text:span><text:span text:style-name="_32_">r</text:span><text:span text:style-name="_35_">r</text:span><text:span text:style-name="_38_">o</text:span><text:span text:style-name="_32_">g</text:span><text:span text:style-name="_35_">a</text:span><text:span text:style-name="_38_">t</text:span><text:span text:style-name="_32_">o</text:span><text:span text:style-name="_35_">r</text:span><text:span text:style-name="_37_"> </text:span><text:span text:style-name="_32_">w</text:span><text:span text:style-name="_36_">o</text:span><text:span text:style-name="_39_">u</text:span><text:span text:style-name="_33_">l</text:span><text:span text:style-name="_35_">d</text:span><text:span text:style-name="_37_"> </text:span><text:span text:style-name="_32_">b</text:span><text:span text:style-name="_36_">e</text:span><text:span text:style-name="_37_"> </text:span><text:span text:style-name="_32_">u</text:span><text:span text:style-name="_36_">n</text:span><text:span text:style-name="_39_">a</text:span><text:span text:style-name="_32_">b</text:span><text:span text:style-name="_35_">l</text:span><text:span text:style-name="_39_">e</text:span><text:span text:style-name="_31_"> </text:span><text:span text:style-name="_36_">t</text:span><text:span text:style-name="_38_">o</text:span><text:span text:style-name="_31_"> </text:span><text:span text:style-name="_35_">d</text:span><text:span text:style-name="_38_">i</text:span><text:span text:style-name="_33_">s</text:span><text:span text:style-name="_36_">t</text:span><text:span text:style-name="_38_">i</text:span><text:span text:style-name="_32_">n</text:span><text:span text:style-name="_36_">g</text:span><text:span text:style-name="_39_">u</text:span><text:span text:style-name="_33_">i</text:span><text:span text:style-name="_36_">s</text:span><text:span text:style-name="_38_">h</text:span><text:span text:style-name="_31_"> </text:span><text:span text:style-name="_36_">t</text:span><text:span text:style-name="_38_">h</text:span><text:span text:style-name="_32_">e</text:span><text:span text:style-name="_36_">m</text:span><text:span text:style-name="_39_">.</text:span><text:span text:style-name="_31_"> </text:span><text:span text:style-name="_36_">O</text:span><text:span text:style-name="_38_">f</text:span><text:span text:style-name="_31_"> </text:span><text:span text:style-name="_35_">c</text:span><text:span text:style-name="_39_">o</text:span><text:span text:style-name="_32_">u</text:span><text:span text:style-name="_35_">r</text:span><text:span text:style-name="_39_">s</text:span><text:span text:style-name="_33_">e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d</text:span><text:span text:style-name="_35_">i</text:span><text:span text:style-name="_38_">g</text:span><text:span text:style-name="_32_">i</text:span><text:span text:style-name="_36_">t</text:span><text:span text:style-name="_38_">a</text:span><text:span text:style-name="_33_">l</text:span><text:span text:style-name="_34_"> </text:span><text:span text:style-name="_39_">c</text:span><text:span text:style-name="_33_">o</text:span><text:span text:style-name="_36_">m</text:span><text:span text:style-name="_38_">p</text:span><text:span text:style-name="_32_">u</text:span><text:span text:style-name="_36_">t</text:span><text:span text:style-name="_39_">e</text:span><text:span text:style-name="_32_">r</text:span><text:span text:style-name="_34_"> </text:span><text:span text:style-name="_39_">m</text:span><text:span text:style-name="_32_">u</text:span><text:span text:style-name="_35_">s</text:span><text:span text:style-name="_39_">t</text:span><text:span text:style-name="_31_"> </text:span><text:span text:style-name="_35_">h</text:span><text:span text:style-name="_38_">a</text:span><text:span text:style-name="_32_">v</text:span><text:span text:style-name="_36_">e</text:span><text:span text:style-name="_37_"> </text:span><text:span text:style-name="_33_">a</text:span><text:span text:style-name="_36_">n</text:span><text:span text:style-name="_37_"> </text:span><text:span text:style-name="_33_">a</text:span><text:span text:style-name="_36_">d</text:span><text:span text:style-name="_39_">e</text:span><text:span text:style-name="_33_">q</text:span><text:span text:style-name="_35_">u</text:span><text:span text:style-name="_39_">a</text:span><text:span text:style-name="_33_">t</text:span><text:span text:style-name="_35_">e</text:span><text:span text:style-name="_37_"> </text:span><text:span text:style-name="_32_">s</text:span><text:span text:style-name="_35_">t</text:span><text:span text:style-name="_39_">o</text:span><text:span text:style-name="_32_">r</text:span><text:span text:style-name="_36_">a</text:span><text:span text:style-name="_38_">g</text:span><text:span text:style-name="_33_">e</text:span><text:span text:style-name="_34_"> </text:span><text:span text:style-name="_39_">c</text:span><text:span text:style-name="_33_">a</text:span><text:span text:style-name="_35_">p</text:span><text:span text:style-name="_39_">a</text:span><text:span text:style-name="_33_">c</text:span><text:span text:style-name="_36_">i</text:span><text:span text:style-name="_38_">t</text:span><text:span text:style-name="_33_">y</text:span><text:span text:style-name="_34_"> </text:span><text:span text:style-name="_38_">a</text:span><text:span text:style-name="_33_">s</text:span><text:span text:style-name="_34_"> </text:span><text:span text:style-name="_38_">w</text:span><text:span text:style-name="_32_">e</text:span><text:span text:style-name="_36_">l</text:span><text:span text:style-name="_38_">l</text:span><text:span text:style-name="_31_"> </text:span><text:span text:style-name="_36_">a</text:span><text:span text:style-name="_39_">s</text:span><text:span text:style-name="_31_"> </text:span><text:span text:style-name="_35_">w</text:span><text:span text:style-name="_39_">o</text:span><text:span text:style-name="_32_">r</text:span><text:span text:style-name="_36_">k</text:span><text:span text:style-name="_38_">i</text:span><text:span text:style-name="_33_">n</text:span><text:span text:style-name="_36_">g</text:span><text:span text:style-name="_37_"> </text:span><text:span text:style-name="_33_">s</text:span><text:span text:style-name="_36_">u</text:span><text:span text:style-name="_39_">f</text:span><text:span text:style-name="_33_">f</text:span><text:span text:style-name="_36_">i</text:span><text:span text:style-name="_39_">c</text:span><text:span text:style-name="_32_">i</text:span><text:span text:style-name="_36_">e</text:span><text:span text:style-name="_39_">n</text:span><text:span text:style-name="_32_">t</text:span><text:span text:style-name="_36_">l</text:span><text:span text:style-name="_38_">y</text:span><text:span text:style-name="_31_"> </text:span><text:span text:style-name="_36_">f</text:span><text:span text:style-name="_39_">a</text:span><text:span text:style-name="_32_">s</text:span><text:span text:style-name="_35_">t</text:span><text:span text:style-name="_39_">.</text:span><text:span text:style-name="_31_"> </text:span><text:span text:style-name="_35_">M</text:span><text:span text:style-name="_39_">o</text:span><text:span text:style-name="_33_">r</text:span><text:span text:style-name="_36_">e</text:span><text:span text:style-name="_39_">o</text:span><text:span text:style-name="_32_">v</text:span><text:span text:style-name="_36_">e</text:span><text:span text:style-name="_39_">r</text:span><text:span text:style-name="_33_">,</text:span><text:span text:style-name="_34_"> </text:span><text:span text:style-name="_39_">i</text:span><text:span text:style-name="_32_">t</text:span><text:span text:style-name="_34_"> </text:span><text:span text:style-name="_39_">m</text:span><text:span text:style-name="_33_">u</text:span><text:span text:style-name="_36_">s</text:span><text:span text:style-name="_39_">t</text:span><text:span text:style-name="_31_"> </text:span><text:span text:style-name="_36_">b</text:span><text:span text:style-name="_39_">e</text:span><text:span text:style-name="_31_"> </text:span><text:span text:style-name="_35_">p</text:span><text:span text:style-name="_38_">r</text:span><text:span text:style-name="_33_">o</text:span><text:span text:style-name="_35_">g</text:span><text:span text:style-name="_39_">r</text:span><text:span text:style-name="_32_">a</text:span><text:span text:style-name="_35_">m</text:span><text:span text:style-name="_38_">m</text:span><text:span text:style-name="_33_">e</text:span><text:span text:style-name="_36_">d</text:span><text:span text:style-name="_37_"> </text:span><text:span text:style-name="_32_">a</text:span><text:span text:style-name="_35_">f</text:span><text:span text:style-name="_39_">r</text:span><text:span text:style-name="_32_">e</text:span><text:span text:style-name="_36_">s</text:span><text:span text:style-name="_39_">h</text:span><text:span text:style-name="_31_"> </text:span><text:span text:style-name="_35_">f</text:span><text:span text:style-name="_38_">o</text:span><text:span text:style-name="_33_">r</text:span><text:span text:style-name="_34_"> </text:span><text:span text:style-name="_38_">e</text:span><text:span text:style-name="_32_">a</text:span><text:span text:style-name="_35_">c</text:span><text:span text:style-name="_39_">h</text:span><text:span text:style-name="_31_"> </text:span><text:span text:style-name="_36_">n</text:span><text:span text:style-name="_38_">e</text:span><text:span text:style-name="_32_">w</text:span><text:span text:style-name="_34_"> </text:span><text:span text:style-name="_39_">m</text:span><text:span text:style-name="_33_">a</text:span><text:span text:style-name="_35_">c</text:span><text:span text:style-name="_38_">h</text:span><text:span text:style-name="_32_">i</text:span><text:span text:style-name="_36_">n</text:span><text:span text:style-name="_39_">e</text:span><text:span text:style-name="_31_"> </text:span><text:span text:style-name="_35_">w</text:span><text:span text:style-name="_39_">h</text:span><text:span text:style-name="_32_">i</text:span><text:span text:style-name="_35_">c</text:span><text:span text:style-name="_39_">h</text:span><text:span text:style-name="_31_"> </text:span><text:span text:style-name="_36_">i</text:span><text:span text:style-name="_39_">t</text:span><text:span text:style-name="_31_"> </text:span><text:span text:style-name="_36_">i</text:span><text:span text:style-name="_39_">s</text:span><text:span text:style-name="_31_"> </text:span><text:span text:style-name="_36_">d</text:span><text:span text:style-name="_39_">e</text:span><text:span text:style-name="_33_">s</text:span><text:span text:style-name="_35_">i</text:span><text:span text:style-name="_38_">r</text:span><text:span text:style-name="_33_">e</text:span><text:span text:style-name="_35_">d</text:span><text:span text:style-name="_37_"> </text:span><text:soft-page-break/><text:span text:style-name="_33_">t</text:span><text:span text:style-name="_35_">o</text:span><text:span text:style-name="_37_"> </text:span><text:span text:style-name="_33_">m</text:span><text:span text:style-name="_36_">i</text:span><text:span text:style-name="_39_">m</text:span><text:span text:style-name="_32_">i</text:span><text:span text:style-name="_35_">c</text:span><text:span text:style-name="_38_">.</text:span></text:p>
      <text:p text:style-name="P1"><text:span text:style-name="_36_">T</text:span><text:span text:style-name="_38_">h</text:span><text:span text:style-name="_33_">i</text:span><text:span text:style-name="_36_">s</text:span><text:span text:style-name="_37_"> </text:span><text:span text:style-name="_32_">s</text:span><text:span text:style-name="_36_">p</text:span><text:span text:style-name="_38_">e</text:span><text:span text:style-name="_32_">c</text:span><text:span text:style-name="_36_">i</text:span><text:span text:style-name="_38_">a</text:span><text:span text:style-name="_33_">l</text:span><text:span text:style-name="_34_"> </text:span><text:span text:style-name="_38_">p</text:span><text:span text:style-name="_32_">r</text:span><text:span text:style-name="_35_">o</text:span><text:span text:style-name="_39_">p</text:span><text:span text:style-name="_33_">e</text:span><text:span text:style-name="_36_">r</text:span><text:span text:style-name="_38_">t</text:span><text:span text:style-name="_32_">y</text:span><text:span text:style-name="_34_"> </text:span><text:span text:style-name="_39_">o</text:span><text:span text:style-name="_32_">f</text:span><text:span text:style-name="_34_"> </text:span><text:span text:style-name="_39_">d</text:span><text:span text:style-name="_33_">i</text:span><text:span text:style-name="_36_">g</text:span><text:span text:style-name="_39_">i</text:span><text:span text:style-name="_32_">t</text:span><text:span text:style-name="_35_">a</text:span><text:span text:style-name="_38_">l</text:span><text:span text:style-name="_31_"> </text:span><text:span text:style-name="_35_">c</text:span><text:span text:style-name="_38_">o</text:span><text:span text:style-name="_33_">m</text:span><text:span text:style-name="_36_">p</text:span><text:span text:style-name="_38_">u</text:span><text:span text:style-name="_33_">t</text:span><text:span text:style-name="_35_">e</text:span><text:span text:style-name="_38_">r</text:span><text:span text:style-name="_32_">s</text:span><text:span text:style-name="_35_">,</text:span><text:span text:style-name="_37_"> </text:span><text:span text:style-name="_33_">t</text:span><text:span text:style-name="_36_">h</text:span><text:span text:style-name="_39_">a</text:span><text:span text:style-name="_32_">t</text:span><text:span text:style-name="_34_"> </text:span><text:span text:style-name="_39_">t</text:span><text:span text:style-name="_32_">h</text:span><text:span text:style-name="_36_">e</text:span><text:span text:style-name="_38_">y</text:span><text:span text:style-name="_31_"> </text:span><text:span text:style-name="_36_">c</text:span><text:span text:style-name="_39_">a</text:span><text:span text:style-name="_33_">n</text:span><text:span text:style-name="_34_"> </text:span><text:span text:style-name="_38_">m</text:span><text:span text:style-name="_33_">i</text:span><text:span text:style-name="_35_">m</text:span><text:span text:style-name="_39_">i</text:span><text:span text:style-name="_32_">c</text:span><text:span text:style-name="_34_"> </text:span><text:span text:style-name="_39_">a</text:span><text:span text:style-name="_32_">n</text:span><text:span text:style-name="_35_">y</text:span><text:span text:style-name="_37_"> </text:span><text:span text:style-name="_33_">d</text:span><text:span text:style-name="_35_">i</text:span><text:span text:style-name="_39_">s</text:span><text:span text:style-name="_32_">c</text:span><text:span text:style-name="_35_">r</text:span><text:span text:style-name="_38_">e</text:span><text:span text:style-name="_32_">t</text:span><text:span text:style-name="_36_">e</text:span>-<text:span text:style-name="_33_">s</text:span><text:span text:style-name="_36_">t</text:span><text:span text:style-name="_38_">a</text:span><text:span text:style-name="_33_">t</text:span><text:span text:style-name="_36_">e</text:span><text:span text:style-name="_37_"> </text:span><text:span text:style-name="_32_">m</text:span><text:span text:style-name="_35_">a</text:span><text:span text:style-name="_38_">c</text:span><text:span text:style-name="_32_">h</text:span><text:span text:style-name="_36_">i</text:span><text:span text:style-name="_39_">n</text:span><text:span text:style-name="_32_">e</text:span><text:span text:style-name="_36_">,</text:span><text:span text:style-name="_37_"> </text:span><text:span text:style-name="_33_">i</text:span><text:span text:style-name="_36_">s</text:span><text:span text:style-name="_37_"> </text:span><text:span text:style-name="_32_">d</text:span><text:span text:style-name="_35_">e</text:span><text:span text:style-name="_38_">s</text:span><text:span text:style-name="_33_">c</text:span><text:span text:style-name="_36_">r</text:span><text:span text:style-name="_38_">i</text:span><text:span text:style-name="_33_">b</text:span><text:span text:style-name="_35_">e</text:span><text:span text:style-name="_39_">d</text:span><text:span text:style-name="_31_"> </text:span><text:span text:style-name="_36_">b</text:span><text:span text:style-name="_38_">y</text:span><text:span text:style-name="_31_"> </text:span><text:span text:style-name="_36_">s</text:span><text:span text:style-name="_39_">a</text:span><text:span text:style-name="_33_">y</text:span><text:span text:style-name="_35_">i</text:span><text:span text:style-name="_39_">n</text:span><text:span text:style-name="_32_">g</text:span><text:span text:style-name="_34_"> </text:span><text:span text:style-name="_38_">t</text:span><text:span text:style-name="_32_">h</text:span><text:span text:style-name="_35_">a</text:span><text:span text:style-name="_39_">t</text:span><text:span text:style-name="_31_"> </text:span><text:span text:style-name="_36_">t</text:span><text:span text:style-name="_38_">h</text:span><text:span text:style-name="_32_">e</text:span><text:span text:style-name="_36_">y</text:span><text:span text:style-name="_37_"> </text:span><text:span text:style-name="_32_">a</text:span><text:span text:style-name="_36_">r</text:span><text:span text:style-name="_39_">e</text:span><text:span text:style-name="_31_"> </text:span><text:span text:style-name="_36_">u</text:span><text:span text:style-name="_38_">n</text:span><text:span text:style-name="_32_">i</text:span><text:span text:style-name="_35_">v</text:span><text:span text:style-name="_39_">e</text:span><text:span text:style-name="_33_">r</text:span><text:span text:style-name="_36_">s</text:span><text:span text:style-name="_38_">a</text:span><text:span text:style-name="_32_">l</text:span><text:span text:style-name="_34_"> </text:span><text:span text:style-name="_39_">m</text:span><text:span text:style-name="_33_">a</text:span><text:span text:style-name="_35_">c</text:span><text:span text:style-name="_39_">h</text:span><text:span text:style-name="_33_">i</text:span><text:span text:style-name="_36_">n</text:span><text:span text:style-name="_39_">e</text:span><text:span text:style-name="_33_">s</text:span><text:span text:style-name="_36_">.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e</text:span><text:span text:style-name="_39_">x</text:span><text:span text:style-name="_32_">i</text:span><text:span text:style-name="_35_">s</text:span><text:span text:style-name="_38_">t</text:span><text:span text:style-name="_32_">e</text:span><text:span text:style-name="_35_">n</text:span><text:span text:style-name="_38_">c</text:span><text:span text:style-name="_32_">e</text:span><text:span text:style-name="_34_"> </text:span><text:span text:style-name="_39_">o</text:span><text:span text:style-name="_33_">f</text:span><text:span text:style-name="_34_"> </text:span><text:span text:style-name="_38_">m</text:span><text:span text:style-name="_32_">a</text:span><text:span text:style-name="_36_">c</text:span><text:span text:style-name="_38_">h</text:span><text:span text:style-name="_33_">i</text:span><text:span text:style-name="_35_">n</text:span><text:span text:style-name="_38_">e</text:span><text:span text:style-name="_32_">s</text:span><text:span text:style-name="_34_"> </text:span><text:span text:style-name="_38_">w</text:span><text:span text:style-name="_33_">i</text:span><text:span text:style-name="_35_">t</text:span><text:span text:style-name="_39_">h</text:span><text:span text:style-name="_31_"> </text:span><text:span text:style-name="_35_">t</text:span><text:span text:style-name="_39_">h</text:span><text:span text:style-name="_32_">i</text:span><text:span text:style-name="_35_">s</text:span><text:span text:style-name="_37_"> </text:span><text:span text:style-name="_32_">p</text:span><text:span text:style-name="_35_">r</text:span><text:span text:style-name="_38_">o</text:span><text:span text:style-name="_32_">p</text:span><text:span text:style-name="_35_">e</text:span><text:span text:style-name="_38_">r</text:span><text:span text:style-name="_32_">t</text:span><text:span text:style-name="_36_">y</text:span><text:span text:style-name="_37_"> </text:span><text:span text:style-name="_32_">h</text:span><text:span text:style-name="_35_">a</text:span><text:span text:style-name="_39_">s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i</text:span><text:span text:style-name="_32_">m</text:span><text:span text:style-name="_36_">p</text:span><text:span text:style-name="_39_">o</text:span><text:span text:style-name="_33_">r</text:span><text:span text:style-name="_36_">t</text:span><text:span text:style-name="_38_">a</text:span><text:span text:style-name="_32_">n</text:span><text:span text:style-name="_35_">t</text:span><text:span text:style-name="_37_"> </text:span><text:span text:style-name="_33_">c</text:span><text:span text:style-name="_35_">o</text:span><text:span text:style-name="_38_">n</text:span><text:span text:style-name="_33_">s</text:span><text:span text:style-name="_36_">e</text:span><text:span text:style-name="_38_">q</text:span><text:span text:style-name="_33_">u</text:span><text:span text:style-name="_35_">e</text:span><text:span text:style-name="_39_">n</text:span><text:span text:style-name="_33_">c</text:span><text:span text:style-name="_36_">e</text:span><text:span text:style-name="_37_"> </text:span><text:span text:style-name="_32_">t</text:span><text:span text:style-name="_36_">h</text:span><text:span text:style-name="_38_">a</text:span><text:span text:style-name="_33_">t</text:span><text:span text:style-name="_36_">,</text:span><text:span text:style-name="_37_"> </text:span><text:span text:style-name="_33_">c</text:span><text:span text:style-name="_36_">o</text:span><text:span text:style-name="_39_">n</text:span><text:span text:style-name="_33_">s</text:span><text:span text:style-name="_35_">i</text:span><text:span text:style-name="_38_">d</text:span><text:span text:style-name="_33_">e</text:span><text:span text:style-name="_35_">r</text:span><text:span text:style-name="_39_">a</text:span><text:span text:style-name="_33_">t</text:span><text:span text:style-name="_35_">i</text:span><text:span text:style-name="_38_">o</text:span><text:span text:style-name="_32_">n</text:span><text:span text:style-name="_35_">s</text:span><text:span text:style-name="_37_"> </text:span><text:span text:style-name="_32_">o</text:span><text:span text:style-name="_35_">f</text:span><text:span text:style-name="_37_"> </text:span><text:span text:style-name="_32_">s</text:span><text:span text:style-name="_35_">p</text:span><text:span text:style-name="_39_">e</text:span><text:span text:style-name="_33_">e</text:span><text:span text:style-name="_35_">d</text:span><text:span text:style-name="_37_"> </text:span><text:span text:style-name="_33_">a</text:span><text:span text:style-name="_35_">p</text:span><text:span text:style-name="_38_">a</text:span><text:span text:style-name="_32_">r</text:span><text:span text:style-name="_35_">t</text:span><text:span text:style-name="_39_">,</text:span><text:span text:style-name="_31_"> </text:span><text:span text:style-name="_36_">i</text:span><text:span text:style-name="_38_">t</text:span><text:span text:style-name="_31_"> </text:span><text:span text:style-name="_36_">i</text:span><text:span text:style-name="_38_">s</text:span><text:span text:style-name="_31_"> </text:span><text:span text:style-name="_36_">u</text:span><text:span text:style-name="_38_">n</text:span><text:span text:style-name="_33_">n</text:span><text:span text:style-name="_36_">e</text:span><text:span text:style-name="_38_">c</text:span><text:span text:style-name="_32_">e</text:span><text:span text:style-name="_35_">s</text:span><text:span text:style-name="_39_">s</text:span><text:span text:style-name="_33_">a</text:span><text:span text:style-name="_35_">r</text:span><text:span text:style-name="_38_">y</text:span><text:span text:style-name="_31_"> </text:span><text:span text:style-name="_35_">t</text:span><text:span text:style-name="_38_">o</text:span><text:span text:style-name="_31_"> </text:span><text:span text:style-name="_35_">d</text:span><text:span text:style-name="_38_">e</text:span><text:span text:style-name="_32_">s</text:span><text:span text:style-name="_35_">i</text:span><text:span text:style-name="_39_">g</text:span><text:span text:style-name="_32_">n</text:span><text:span text:style-name="_34_"> </text:span><text:span text:style-name="_38_">v</text:span><text:span text:style-name="_32_">a</text:span><text:span text:style-name="_36_">r</text:span><text:span text:style-name="_39_">i</text:span><text:span text:style-name="_33_">o</text:span><text:span text:style-name="_36_">u</text:span><text:span text:style-name="_38_">s</text:span><text:span text:style-name="_31_"> </text:span><text:span text:style-name="_36_">n</text:span><text:span text:style-name="_39_">e</text:span><text:span text:style-name="_33_">w</text:span><text:span text:style-name="_34_"> </text:span><text:span text:style-name="_38_">m</text:span><text:span text:style-name="_33_">a</text:span><text:span text:style-name="_36_">c</text:span><text:span text:style-name="_38_">h</text:span><text:span text:style-name="_32_">i</text:span><text:span text:style-name="_36_">n</text:span><text:span text:style-name="_39_">e</text:span><text:span text:style-name="_32_">s</text:span><text:span text:style-name="_34_"> </text:span><text:span text:style-name="_39_">t</text:span><text:span text:style-name="_33_">o</text:span><text:span text:style-name="_34_"> </text:span><text:span text:style-name="_38_">d</text:span><text:span text:style-name="_32_">o</text:span><text:span text:style-name="_34_"> </text:span><text:span text:style-name="_39_">v</text:span><text:span text:style-name="_32_">a</text:span><text:span text:style-name="_35_">r</text:span><text:span text:style-name="_39_">i</text:span><text:span text:style-name="_33_">o</text:span><text:span text:style-name="_36_">u</text:span><text:span text:style-name="_38_">s</text:span><text:span text:style-name="_31_"> </text:span><text:span text:style-name="_36_">c</text:span><text:span text:style-name="_38_">o</text:span><text:span text:style-name="_32_">m</text:span><text:span text:style-name="_36_">p</text:span><text:span text:style-name="_39_">u</text:span><text:span text:style-name="_32_">t</text:span><text:span text:style-name="_35_">i</text:span><text:span text:style-name="_38_">n</text:span><text:span text:style-name="_32_">g</text:span><text:span text:style-name="_34_"> </text:span><text:span text:style-name="_39_">p</text:span><text:span text:style-name="_33_">r</text:span><text:span text:style-name="_35_">o</text:span><text:span text:style-name="_38_">c</text:span><text:span text:style-name="_33_">e</text:span><text:span text:style-name="_36_">s</text:span><text:span text:style-name="_38_">s</text:span><text:span text:style-name="_33_">e</text:span><text:span text:style-name="_36_">s</text:span><text:span text:style-name="_39_">.</text:span><text:span text:style-name="_31_"> </text:span><text:span text:style-name="_36_">T</text:span><text:span text:style-name="_38_">h</text:span><text:span text:style-name="_33_">e</text:span><text:span text:style-name="_36_">y</text:span><text:span text:style-name="_37_"> </text:span><text:span text:style-name="_33_">c</text:span><text:span text:style-name="_36_">a</text:span><text:span text:style-name="_38_">n</text:span><text:span text:style-name="_31_"> </text:span><text:span text:style-name="_36_">a</text:span><text:span text:style-name="_38_">l</text:span><text:span text:style-name="_33_">l</text:span><text:span text:style-name="_34_"> </text:span><text:span text:style-name="_39_">b</text:span><text:span text:style-name="_32_">e</text:span><text:span text:style-name="_34_"> </text:span><text:span text:style-name="_39_">d</text:span><text:span text:style-name="_33_">o</text:span><text:span text:style-name="_35_">n</text:span><text:span text:style-name="_39_">e</text:span><text:span text:style-name="_31_"> </text:span><text:span text:style-name="_35_">w</text:span><text:span text:style-name="_38_">i</text:span><text:span text:style-name="_32_">t</text:span><text:span text:style-name="_36_">h</text:span><text:span text:style-name="_37_"> </text:span><text:span text:style-name="_33_">o</text:span><text:span text:style-name="_35_">n</text:span><text:span text:style-name="_38_">e</text:span><text:span text:style-name="_31_"> </text:span><text:span text:style-name="_35_">d</text:span><text:span text:style-name="_39_">i</text:span><text:span text:style-name="_33_">g</text:span><text:span text:style-name="_36_">i</text:span><text:span text:style-name="_39_">t</text:span><text:span text:style-name="_32_">a</text:span><text:span text:style-name="_36_">l</text:span><text:span text:style-name="_37_"> </text:span><text:span text:style-name="_33_">c</text:span><text:span text:style-name="_35_">o</text:span><text:span text:style-name="_38_">m</text:span><text:span text:style-name="_32_">p</text:span><text:span text:style-name="_35_">u</text:span><text:span text:style-name="_38_">t</text:span><text:span text:style-name="_33_">e</text:span><text:span text:style-name="_36_">r</text:span><text:span text:style-name="_39_">,</text:span><text:span text:style-name="_31_"> </text:span><text:span text:style-name="_36_">s</text:span><text:span text:style-name="_38_">u</text:span><text:span text:style-name="_33_">i</text:span><text:span text:style-name="_36_">t</text:span><text:span text:style-name="_39_">a</text:span><text:span text:style-name="_32_">b</text:span><text:span text:style-name="_35_">l</text:span><text:span text:style-name="_39_">y</text:span><text:span text:style-name="_31_"> </text:span><text:span text:style-name="_36_">p</text:span><text:span text:style-name="_38_">r</text:span><text:span text:style-name="_32_">o</text:span><text:span text:style-name="_35_">g</text:span><text:span text:style-name="_39_">r</text:span><text:span text:style-name="_33_">a</text:span><text:span text:style-name="_35_">m</text:span><text:span text:style-name="_38_">m</text:span><text:span text:style-name="_33_">e</text:span><text:span text:style-name="_35_">d</text:span><text:span text:style-name="_37_"> </text:span><text:span text:style-name="_33_">f</text:span><text:span text:style-name="_36_">o</text:span><text:span text:style-name="_38_">r</text:span><text:span text:style-name="_31_"> </text:span><text:span text:style-name="_36_">e</text:span><text:span text:style-name="_38_">a</text:span><text:span text:style-name="_33_">c</text:span><text:span text:style-name="_35_">h</text:span><text:span text:style-name="_37_"> </text:span><text:span text:style-name="_32_">c</text:span><text:span text:style-name="_36_">a</text:span><text:span text:style-name="_39_">s</text:span><text:span text:style-name="_32_">e</text:span><text:span text:style-name="_36_">.</text:span><text:span text:style-name="_37_"> </text:span><text:span text:style-name="_33_">I</text:span><text:span text:style-name="_35_">t</text:span><text:span text:style-name="_37_"> </text:span><text:span text:style-name="_32_">'</text:span><text:span text:style-name="_35_">i</text:span><text:span text:style-name="_39_">l</text:span><text:span text:style-name="_32_">l</text:span><text:span text:style-name="_34_"> </text:span><text:span text:style-name="_39_">b</text:span><text:span text:style-name="_33_">e</text:span><text:span text:style-name="_34_"> </text:span><text:span text:style-name="_38_">s</text:span><text:span text:style-name="_32_">e</text:span><text:span text:style-name="_36_">e</text:span><text:span text:style-name="_38_">n</text:span><text:span text:style-name="_31_"> </text:span><text:span text:style-name="_35_">t</text:span><text:span text:style-name="_39_">h</text:span><text:span text:style-name="_32_">a</text:span><text:span text:style-name="_36_">t</text:span><text:span text:style-name="_37_"> </text:span><text:span text:style-name="_32_">a</text:span><text:span text:style-name="_36_">s</text:span><text:span text:style-name="_37_"> </text:span><text:span text:style-name="_32_">a</text:span><text:span text:style-name="_34_"> </text:span><text:span text:style-name="_38_">c</text:span><text:span text:style-name="_32_">o</text:span><text:span text:style-name="_35_">n</text:span><text:span text:style-name="_39_">s</text:span><text:span text:style-name="_32_">e</text:span><text:span text:style-name="_35_">q</text:span><text:span text:style-name="_38_">u</text:span><text:span text:style-name="_33_">e</text:span><text:span text:style-name="_36_">n</text:span><text:span text:style-name="_39_">c</text:span><text:span text:style-name="_32_">e</text:span><text:span text:style-name="_34_"> </text:span><text:span text:style-name="_39_">o</text:span><text:span text:style-name="_32_">f</text:span><text:span text:style-name="_34_"> </text:span><text:span text:style-name="_39_">t</text:span><text:span text:style-name="_32_">h</text:span><text:span text:style-name="_35_">i</text:span><text:span text:style-name="_39_">s</text:span><text:span text:style-name="_31_"> </text:span><text:span text:style-name="_36_">a</text:span><text:span text:style-name="_39_">l</text:span><text:span text:style-name="_32_">l</text:span><text:span text:style-name="_34_"> </text:span><text:span text:style-name="_39_">d</text:span><text:span text:style-name="_33_">i</text:span><text:span text:style-name="_35_">g</text:span><text:span text:style-name="_38_">i</text:span><text:span text:style-name="_33_">t</text:span><text:span text:style-name="_36_">a</text:span><text:span text:style-name="_39_">l</text:span><text:span text:style-name="_31_"> </text:span><text:span text:style-name="_36_">c</text:span><text:span text:style-name="_38_">o</text:span><text:span text:style-name="_33_">m</text:span><text:span text:style-name="_36_">p</text:span><text:span text:style-name="_39_">u</text:span><text:span text:style-name="_33_">t</text:span><text:span text:style-name="_35_">e</text:span><text:span text:style-name="_39_">r</text:span><text:span text:style-name="_32_">s</text:span><text:span text:style-name="_34_"> </text:span><text:span text:style-name="_39_">a</text:span><text:span text:style-name="_33_">r</text:span><text:span text:style-name="_36_">e</text:span><text:span text:style-name="_37_"> </text:span><text:span text:style-name="_33_">i</text:span><text:span text:style-name="_36_">n</text:span><text:span text:style-name="_37_"> </text:span><text:span text:style-name="_33_">a</text:span><text:span text:style-name="_34_"> </text:span><text:span text:style-name="_38_">s</text:span><text:span text:style-name="_32_">e</text:span><text:span text:style-name="_36_">n</text:span><text:span text:style-name="_38_">s</text:span><text:span text:style-name="_32_">e</text:span><text:span text:style-name="_34_"> </text:span><text:span text:style-name="_39_">e</text:span><text:span text:style-name="_32_">q</text:span><text:span text:style-name="_35_">u</text:span><text:span text:style-name="_38_">i</text:span><text:span text:style-name="_32_">v</text:span><text:span text:style-name="_35_">a</text:span><text:span text:style-name="_38_">l</text:span><text:span text:style-name="_33_">e</text:span><text:span text:style-name="_35_">n</text:span><text:span text:style-name="_38_">t</text:span><text:span text:style-name="_32_">.</text:span></text:p>
      <text:p text:style-name="P1"><text:span text:style-name="_39_">W</text:span><text:span text:style-name="_32_">e</text:span><text:span text:style-name="_34_"> </text:span><text:span text:style-name="_38_">m</text:span><text:span text:style-name="_33_">a</text:span><text:span text:style-name="_35_">y</text:span><text:span text:style-name="_37_"> </text:span><text:span text:style-name="_33_">n</text:span><text:span text:style-name="_36_">o</text:span><text:span text:style-name="_39_">w</text:span><text:span text:style-name="_31_"> </text:span><text:span text:style-name="_35_">c</text:span><text:span text:style-name="_38_">o</text:span><text:span text:style-name="_32_">n</text:span><text:span text:style-name="_36_">s</text:span><text:span text:style-name="_39_">i</text:span><text:span text:style-name="_33_">d</text:span><text:span text:style-name="_35_">e</text:span><text:span text:style-name="_39_">r</text:span><text:span text:style-name="_31_"> </text:span><text:span text:style-name="_35_">a</text:span><text:span text:style-name="_38_">g</text:span><text:span text:style-name="_33_">a</text:span><text:span text:style-name="_36_">i</text:span><text:span text:style-name="_39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p</text:span><text:span text:style-name="_33_">o</text:span><text:span text:style-name="_36_">i</text:span><text:span text:style-name="_39_">n</text:span><text:span text:style-name="_32_">t</text:span><text:span text:style-name="_34_"> </text:span><text:span text:style-name="_38_">r</text:span><text:span text:style-name="_32_">a</text:span><text:span text:style-name="_35_">i</text:span><text:span text:style-name="_39_">s</text:span><text:span text:style-name="_32_">e</text:span><text:span text:style-name="_36_">d</text:span><text:span text:style-name="_37_"> </text:span><text:span text:style-name="_32_">a</text:span><text:span text:style-name="_36_">t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e</text:span><text:span text:style-name="_39_">n</text:span><text:span text:style-name="_33_">d</text:span><text:span text:style-name="_34_"> </text:span><text:span text:style-name="_39_">o</text:span><text:span text:style-name="_33_">f</text:span><text:span text:style-name="_34_"> </text:span><text:span text:style-name="_38_">Â</text:span><text:span text:style-name="_32_">§</text:span><text:span text:style-name="_36_">3</text:span><text:span text:style-name="_39_">.</text:span><text:span text:style-name="_31_"> </text:span><text:span text:style-name="_36_">I</text:span><text:span text:style-name="_39_">t</text:span><text:span text:style-name="_31_"> </text:span><text:span text:style-name="_35_">w</text:span><text:span text:style-name="_39_">a</text:span><text:span text:style-name="_33_">s</text:span><text:span text:style-name="_34_"> </text:span><text:span text:style-name="_38_">s</text:span><text:span text:style-name="_32_">u</text:span><text:span text:style-name="_35_">g</text:span><text:span text:style-name="_39_">g</text:span><text:span text:style-name="_33_">e</text:span><text:span text:style-name="_35_">s</text:span><text:span text:style-name="_38_">t</text:span><text:span text:style-name="_33_">e</text:span><text:span text:style-name="_35_">d</text:span><text:span text:style-name="_37_"> </text:span><text:span text:style-name="_32_">t</text:span><text:span text:style-name="_35_">e</text:span><text:span text:style-name="_39_">n</text:span><text:span text:style-name="_33_">t</text:span><text:span text:style-name="_36_">a</text:span><text:span text:style-name="_39_">t</text:span><text:span text:style-name="_33_">i</text:span><text:span text:style-name="_36_">v</text:span><text:span text:style-name="_38_">e</text:span><text:span text:style-name="_33_">l</text:span><text:span text:style-name="_35_">y</text:span><text:span text:style-name="_37_"> </text:span><text:span text:style-name="_32_">t</text:span><text:span text:style-name="_35_">h</text:span><text:span text:style-name="_38_">a</text:span><text:span text:style-name="_33_">t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q</text:span><text:span text:style-name="_36_">u</text:span><text:span text:style-name="_39_">e</text:span><text:span text:style-name="_32_">s</text:span><text:span text:style-name="_36_">t</text:span><text:span text:style-name="_38_">i</text:span><text:span text:style-name="_33_">o</text:span><text:span text:style-name="_36_">n</text:span><text:span text:style-name="_39_">,</text:span><text:span text:style-name="_31_"> </text:span><text:span text:style-name="_36_">"</text:span><text:span text:style-name="_39_">C</text:span><text:span text:style-name="_32_">a</text:span><text:span text:style-name="_36_">n</text:span><text:span text:style-name="_37_"> </text:span><text:span text:style-name="_33_">m</text:span><text:span text:style-name="_35_">a</text:span><text:span text:style-name="_39_">c</text:span><text:span text:style-name="_33_">h</text:span><text:span text:style-name="_35_">i</text:span><text:span text:style-name="_38_">n</text:span><text:span text:style-name="_33_">e</text:span><text:span text:style-name="_35_">s</text:span><text:span text:style-name="_37_"> </text:span><text:span text:style-name="_33_">t</text:span><text:span text:style-name="_36_">h</text:span><text:span text:style-name="_38_">i</text:span><text:span text:style-name="_33_">n</text:span><text:span text:style-name="_35_">k</text:span><text:span text:style-name="_38_">?</text:span><text:span text:style-name="_33_">"</text:span><text:span text:style-name="_34_"> </text:span><text:span text:style-name="_39_">s</text:span><text:span text:style-name="_32_">h</text:span><text:span text:style-name="_36_">o</text:span><text:span text:style-name="_39_">u</text:span><text:span text:style-name="_32_">l</text:span><text:span text:style-name="_35_">d</text:span><text:span text:style-name="_37_"> </text:span><text:span text:style-name="_33_">b</text:span><text:span text:style-name="_35_">e</text:span><text:span text:style-name="_37_"> </text:span><text:span text:style-name="_33_">r</text:span><text:span text:style-name="_36_">e</text:span><text:span text:style-name="_38_">p</text:span><text:span text:style-name="_33_">l</text:span><text:span text:style-name="_35_">a</text:span><text:span text:style-name="_39_">c</text:span><text:span text:style-name="_32_">e</text:span><text:span text:style-name="_35_">d</text:span><text:span text:style-name="_37_"> </text:span><text:span text:style-name="_33_">b</text:span><text:span text:style-name="_35_">y</text:span><text:span text:style-name="_37_"> </text:span><text:span text:style-name="_33_">"</text:span><text:span text:style-name="_36_">A</text:span><text:span text:style-name="_38_">r</text:span><text:span text:style-name="_32_">e</text:span><text:span text:style-name="_34_"> </text:span><text:span text:style-name="_39_">t</text:span><text:span text:style-name="_32_">h</text:span><text:span text:style-name="_35_">e</text:span><text:span text:style-name="_38_">r</text:span><text:span text:style-name="_32_">e</text:span><text:span text:style-name="_34_"> </text:span><text:span text:style-name="_38_">i</text:span><text:span text:style-name="_32_">m</text:span><text:span text:style-name="_36_">a</text:span><text:span text:style-name="_38_">g</text:span><text:span text:style-name="_32_">i</text:span><text:span text:style-name="_36_">n</text:span><text:span text:style-name="_39_">a</text:span><text:span text:style-name="_32_">b</text:span><text:span text:style-name="_36_">l</text:span><text:span text:style-name="_38_">e</text:span><text:span text:style-name="_31_"> </text:span><text:span text:style-name="_36_">d</text:span><text:span text:style-name="_38_">i</text:span><text:span text:style-name="_33_">g</text:span><text:span text:style-name="_36_">i</text:span><text:span text:style-name="_39_">t</text:span><text:span text:style-name="_32_">a</text:span><text:span text:style-name="_36_">l</text:span><text:span text:style-name="_37_"> </text:span><text:span text:style-name="_32_">c</text:span><text:span text:style-name="_35_">o</text:span><text:span text:style-name="_38_">m</text:span><text:span text:style-name="_32_">p</text:span><text:span text:style-name="_36_">u</text:span><text:span text:style-name="_39_">t</text:span><text:span text:style-name="_33_">e</text:span><text:span text:style-name="_36_">r</text:span><text:span text:style-name="_39_">s</text:span><text:span text:style-name="_31_"> </text:span><text:span text:style-name="_36_">w</text:span><text:span text:style-name="_38_">h</text:span><text:span text:style-name="_32_">i</text:span><text:span text:style-name="_35_">c</text:span><text:span text:style-name="_38_">h</text:span><text:span text:style-name="_31_"> </text:span><text:span text:style-name="_35_">w</text:span><text:span text:style-name="_39_">o</text:span><text:span text:style-name="_32_">u</text:span><text:span text:style-name="_35_">l</text:span><text:span text:style-name="_39_">d</text:span><text:span text:style-name="_31_"> </text:span><text:span text:style-name="_35_">d</text:span><text:span text:style-name="_39_">o</text:span><text:span text:style-name="_31_"> </text:span><text:span text:style-name="_35_">w</text:span><text:span text:style-name="_38_">e</text:span><text:span text:style-name="_33_">l</text:span><text:span text:style-name="_36_">l</text:span><text:span text:style-name="_37_"> </text:span><text:span text:style-name="_32_">i</text:span><text:span text:style-name="_35_">n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i</text:span><text:span text:style-name="_39_">m</text:span><text:span text:style-name="_32_">i</text:span><text:span text:style-name="_36_">t</text:span><text:span text:style-name="_38_">a</text:span><text:span text:style-name="_32_">t</text:span><text:span text:style-name="_36_">i</text:span><text:span text:style-name="_38_">o</text:span><text:span text:style-name="_33_">n</text:span><text:span text:style-name="_34_"> </text:span><text:span text:style-name="_38_">g</text:span><text:span text:style-name="_33_">a</text:span><text:span text:style-name="_36_">m</text:span><text:span text:style-name="_38_">e</text:span><text:span text:style-name="_33_">?</text:span><text:span text:style-name="_36_">"</text:span><text:span text:style-name="_37_"> </text:span><text:span text:style-name="_32_">I</text:span><text:span text:style-name="_35_">f</text:span><text:span text:style-name="_37_"> </text:span><text:span text:style-name="_32_">w</text:span><text:span text:style-name="_36_">e</text:span><text:span text:style-name="_37_"> </text:span><text:span text:style-name="_32_">w</text:span><text:span text:style-name="_36_">i</text:span><text:span text:style-name="_39_">s</text:span><text:span text:style-name="_32_">h</text:span><text:span text:style-name="_34_"> </text:span><text:span text:style-name="_39_">w</text:span><text:span text:style-name="_32_">e</text:span><text:span text:style-name="_34_"> </text:span><text:span text:style-name="_39_">c</text:span><text:span text:style-name="_32_">a</text:span><text:span text:style-name="_36_">n</text:span><text:span text:style-name="_37_"> </text:span><text:span text:style-name="_32_">m</text:span><text:span text:style-name="_35_">a</text:span><text:span text:style-name="_39_">k</text:span><text:span text:style-name="_33_">e</text:span><text:span text:style-name="_34_"> </text:span><text:span text:style-name="_38_">t</text:span><text:span text:style-name="_32_">h</text:span><text:span text:style-name="_35_">i</text:span><text:span text:style-name="_38_">s</text:span><text:span text:style-name="_31_"> </text:span><text:span text:style-name="_36_">s</text:span><text:span text:style-name="_39_">u</text:span><text:span text:style-name="_32_">p</text:span><text:span text:style-name="_35_">e</text:span><text:span text:style-name="_39_">r</text:span><text:span text:style-name="_32_">f</text:span><text:span text:style-name="_36_">i</text:span><text:span text:style-name="_38_">c</text:span><text:span text:style-name="_32_">i</text:span><text:span text:style-name="_35_">a</text:span><text:span text:style-name="_39_">l</text:span><text:span text:style-name="_33_">l</text:span><text:span text:style-name="_36_">y</text:span><text:span text:style-name="_37_"> </text:span><text:span text:style-name="_32_">m</text:span><text:span text:style-name="_36_">o</text:span><text:span text:style-name="_39_">r</text:span><text:span text:style-name="_32_">e</text:span><text:span text:style-name="_34_"> </text:span><text:span text:style-name="_39_">g</text:span><text:span text:style-name="_33_">e</text:span><text:span text:style-name="_36_">n</text:span><text:span text:style-name="_39_">e</text:span><text:span text:style-name="_33_">r</text:span><text:span text:style-name="_36_">a</text:span><text:span text:style-name="_38_">l</text:span><text:span text:style-name="_31_"> </text:span><text:span text:style-name="_35_">a</text:span><text:span text:style-name="_38_">n</text:span><text:span text:style-name="_33_">d</text:span><text:span text:style-name="_34_"> </text:span><text:span text:style-name="_38_">a</text:span><text:span text:style-name="_33_">s</text:span><text:span text:style-name="_35_">k</text:span><text:span text:style-name="_37_"> </text:span><text:span text:style-name="_32_">"</text:span><text:span text:style-name="_36_">A</text:span><text:span text:style-name="_38_">r</text:span><text:span text:style-name="_32_">e</text:span><text:span text:style-name="_34_"> </text:span><text:span text:style-name="_39_">t</text:span><text:span text:style-name="_33_">h</text:span><text:span text:style-name="_36_">e</text:span><text:span text:style-name="_38_">r</text:span><text:span text:style-name="_33_">e</text:span><text:span text:style-name="_34_"> </text:span><text:span text:style-name="_39_">d</text:span><text:span text:style-name="_33_">i</text:span><text:span text:style-name="_36_">s</text:span><text:span text:style-name="_39_">c</text:span><text:span text:style-name="_32_">r</text:span><text:span text:style-name="_35_">e</text:span><text:span text:style-name="_38_">t</text:span><text:span text:style-name="_32_">e</text:span>-<text:span text:style-name="_38_">s</text:span><text:span text:style-name="_32_">t</text:span><text:span text:style-name="_36_">a</text:span><text:span text:style-name="_38_">t</text:span><text:span text:style-name="_32_">e</text:span><text:span text:style-name="_34_"> </text:span><text:span text:style-name="_38_">m</text:span><text:span text:style-name="_32_">a</text:span><text:span text:style-name="_35_">c</text:span><text:span text:style-name="_39_">h</text:span><text:span text:style-name="_32_">i</text:span><text:span text:style-name="_36_">n</text:span><text:span text:style-name="_38_">e</text:span><text:span text:style-name="_32_">s</text:span><text:span text:style-name="_34_"> </text:span><text:span text:style-name="_38_">w</text:span><text:span text:style-name="_33_">h</text:span><text:span text:style-name="_36_">i</text:span><text:span text:style-name="_38_">c</text:span><text:span text:style-name="_32_">h</text:span><text:span text:style-name="_34_"> </text:span><text:span text:style-name="_38_">w</text:span><text:span text:style-name="_33_">o</text:span><text:span text:style-name="_36_">u</text:span><text:span text:style-name="_38_">l</text:span><text:span text:style-name="_33_">d</text:span><text:span text:style-name="_34_"> </text:span><text:span text:style-name="_38_">d</text:span><text:span text:style-name="_33_">o</text:span><text:span text:style-name="_34_"> </text:span><text:span text:style-name="_38_">w</text:span><text:span text:style-name="_33_">e</text:span><text:span text:style-name="_36_">l</text:span><text:span text:style-name="_39_">l</text:span><text:span text:style-name="_32_">?</text:span><text:span text:style-name="_36_">"</text:span><text:span text:style-name="_37_"> </text:span><text:span text:style-name="_32_">B</text:span><text:span text:style-name="_36_">u</text:span><text:span text:style-name="_39_">t</text:span><text:span text:style-name="_31_"> </text:span><text:span text:style-name="_35_">i</text:span><text:span text:style-name="_39_">n</text:span><text:span text:style-name="_31_"> </text:span><text:span text:style-name="_36_">v</text:span><text:span text:style-name="_39_">i</text:span><text:span text:style-name="_33_">e</text:span><text:span text:style-name="_36_">w</text:span><text:span text:style-name="_37_"> </text:span><text:span text:style-name="_33_">o</text:span><text:span text:style-name="_36_">f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u</text:span><text:span text:style-name="_39_">n</text:span><text:span text:style-name="_32_">i</text:span><text:span text:style-name="_36_">v</text:span><text:span text:style-name="_38_">e</text:span><text:span text:style-name="_32_">r</text:span><text:span text:style-name="_35_">s</text:span><text:span text:style-name="_38_">a</text:span><text:span text:style-name="_32_">l</text:span><text:span text:style-name="_36_">i</text:span><text:span text:style-name="_38_">t</text:span><text:span text:style-name="_33_">y</text:span><text:span text:style-name="_34_"> </text:span><text:span text:style-name="_39_">p</text:span><text:span text:style-name="_33_">r</text:span><text:span text:style-name="_35_">o</text:span><text:span text:style-name="_38_">p</text:span><text:span text:style-name="_33_">e</text:span><text:span text:style-name="_35_">r</text:span><text:span text:style-name="_38_">t</text:span><text:span text:style-name="_32_">y</text:span><text:span text:style-name="_34_"> </text:span><text:span text:style-name="_39_">w</text:span><text:span text:style-name="_32_">e</text:span><text:span text:style-name="_34_"> </text:span><text:span text:style-name="_39_">s</text:span><text:span text:style-name="_32_">e</text:span><text:span text:style-name="_35_">e</text:span><text:span text:style-name="_37_"> </text:span><text:span text:style-name="_33_">t</text:span><text:span text:style-name="_35_">h</text:span><text:span text:style-name="_38_">a</text:span><text:span text:style-name="_33_">t</text:span><text:span text:style-name="_34_"> </text:span><text:span text:style-name="_39_">e</text:span><text:span text:style-name="_33_">i</text:span><text:span text:style-name="_36_">t</text:span><text:span text:style-name="_39_">h</text:span><text:span text:style-name="_33_">e</text:span><text:span text:style-name="_35_">r</text:span><text:span text:style-name="_37_"> </text:span><text:span text:style-name="_32_">o</text:span><text:span text:style-name="_36_">f</text:span><text:span text:style-name="_37_"> </text:span><text:span text:style-name="_32_">t</text:span><text:span text:style-name="_35_">h</text:span><text:span text:style-name="_39_">e</text:span><text:span text:style-name="_33_">s</text:span><text:span text:style-name="_35_">e</text:span><text:span text:style-name="_37_"> </text:span><text:span text:style-name="_33_">q</text:span><text:span text:style-name="_35_">u</text:span><text:span text:style-name="_38_">e</text:span><text:span text:style-name="_33_">s</text:span><text:span text:style-name="_36_">t</text:span><text:span text:style-name="_39_">i</text:span><text:span text:style-name="_32_">o</text:span><text:span text:style-name="_35_">n</text:span><text:span text:style-name="_39_">s</text:span><text:span text:style-name="_31_"> </text:span><text:span text:style-name="_35_">i</text:span><text:span text:style-name="_39_">s</text:span><text:span text:style-name="_31_"> </text:span><text:span text:style-name="_36_">e</text:span><text:span text:style-name="_38_">q</text:span><text:span text:style-name="_33_">u</text:span><text:span text:style-name="_35_">i</text:span><text:span text:style-name="_38_">v</text:span><text:span text:style-name="_32_">a</text:span><text:span text:style-name="_35_">l</text:span><text:span text:style-name="_39_">e</text:span><text:span text:style-name="_32_">n</text:span><text:span text:style-name="_35_">t</text:span><text:span text:style-name="_37_"> </text:span><text:span text:style-name="_32_">t</text:span><text:span text:style-name="_36_">o</text:span><text:span text:style-name="_37_"> </text:span><text:span text:style-name="_33_">t</text:span><text:span text:style-name="_36_">h</text:span><text:span text:style-name="_39_">i</text:span><text:span text:style-name="_32_">s</text:span><text:span text:style-name="_35_">,</text:span><text:span text:style-name="_37_"> </text:span><text:span text:style-name="_33_">"</text:span><text:span text:style-name="_35_">L</text:span><text:span text:style-name="_39_">e</text:span><text:span text:style-name="_32_">t</text:span><text:span text:style-name="_34_"> </text:span><text:span text:style-name="_39_">u</text:span><text:span text:style-name="_32_">s</text:span><text:span text:style-name="_34_"> </text:span><text:span text:style-name="_39_">f</text:span><text:span text:style-name="_32_">i</text:span><text:span text:style-name="_35_">x</text:span><text:span text:style-name="_37_"> </text:span><text:span text:style-name="_32_">o</text:span><text:span text:style-name="_35_">u</text:span><text:span text:style-name="_39_">r</text:span><text:span text:style-name="_31_"> </text:span><text:span text:style-name="_35_">a</text:span><text:span text:style-name="_39_">t</text:span><text:span text:style-name="_33_">t</text:span><text:span text:style-name="_36_">e</text:span><text:span text:style-name="_38_">n</text:span><text:span text:style-name="_32_">t</text:span><text:span text:style-name="_35_">i</text:span><text:span text:style-name="_39_">o</text:span><text:span text:style-name="_33_">n</text:span><text:span text:style-name="_34_"> </text:span><text:span text:style-name="_39_">o</text:span><text:span text:style-name="_33_">n</text:span><text:span text:style-name="_34_"> </text:span><text:span text:style-name="_38_">o</text:span><text:span text:style-name="_33_">n</text:span><text:span text:style-name="_35_">e</text:span><text:span text:style-name="_37_"> </text:span><text:span text:style-name="_33_">p</text:span><text:span text:style-name="_36_">a</text:span><text:span text:style-name="_38_">r</text:span><text:span text:style-name="_33_">t</text:span><text:span text:style-name="_35_">i</text:span><text:span text:style-name="_38_">c</text:span><text:span text:style-name="_32_">u</text:span><text:span text:style-name="_36_">l</text:span><text:span text:style-name="_39_">a</text:span><text:span text:style-name="_33_">r</text:span><text:span text:style-name="_34_"> </text:span><text:span text:style-name="_39_">d</text:span><text:span text:style-name="_33_">i</text:span><text:span text:style-name="_36_">g</text:span><text:span text:style-name="_39_">i</text:span><text:span text:style-name="_33_">t</text:span><text:span text:style-name="_35_">a</text:span><text:span text:style-name="_38_">l</text:span><text:span text:style-name="_31_"> </text:span><text:span text:style-name="_35_">c</text:span><text:span text:style-name="_39_">o</text:span><text:span text:style-name="_32_">m</text:span><text:span text:style-name="_36_">p</text:span><text:span text:style-name="_38_">u</text:span><text:span text:style-name="_32_">t</text:span><text:span text:style-name="_35_">e</text:span><text:span text:style-name="_39_">r</text:span><text:span text:style-name="_31_"> </text:span><text:span text:style-name="_36_">C</text:span><text:span text:style-name="_38_">.</text:span><text:span text:style-name="_31_"> </text:span><text:span text:style-name="_35_">I</text:span><text:span text:style-name="_39_">s</text:span><text:span text:style-name="_31_"> </text:span><text:span text:style-name="_35_">i</text:span><text:span text:style-name="_39_">t</text:span><text:span text:style-name="_31_"> </text:span><text:span text:style-name="_36_">t</text:span><text:span text:style-name="_39_">r</text:span><text:span text:style-name="_33_">u</text:span><text:span text:style-name="_35_">e</text:span><text:span text:style-name="_37_"> </text:span><text:span text:style-name="_32_">t</text:span><text:span text:style-name="_35_">h</text:span><text:span text:style-name="_39_">a</text:span><text:span text:style-name="_33_">t</text:span><text:span text:style-name="_34_"> </text:span><text:span text:style-name="_38_">b</text:span><text:span text:style-name="_33_">y</text:span><text:span text:style-name="_34_"> </text:span><text:span text:style-name="_38_">m</text:span><text:span text:style-name="_33_">o</text:span><text:span text:style-name="_35_">d</text:span><text:span text:style-name="_38_">i</text:span><text:span text:style-name="_32_">f</text:span><text:span text:style-name="_36_">y</text:span><text:span text:style-name="_39_">i</text:span><text:span text:style-name="_33_">n</text:span><text:span text:style-name="_36_">g</text:span><text:span text:style-name="_37_"> </text:span><text:span text:style-name="_33_">t</text:span><text:span text:style-name="_35_">h</text:span><text:span text:style-name="_38_">i</text:span><text:span text:style-name="_33_">s</text:span><text:span text:style-name="_34_"> </text:span><text:span text:style-name="_39_">c</text:span><text:span text:style-name="_33_">o</text:span><text:span text:style-name="_36_">m</text:span><text:span text:style-name="_39_">p</text:span><text:span text:style-name="_32_">u</text:span><text:span text:style-name="_35_">t</text:span><text:span text:style-name="_39_">e</text:span><text:span text:style-name="_32_">r</text:span><text:span text:style-name="_34_"> </text:span><text:span text:style-name="_38_">t</text:span><text:span text:style-name="_32_">o</text:span><text:span text:style-name="_34_"> </text:span><text:span text:style-name="_39_">h</text:span><text:span text:style-name="_33_">a</text:span><text:span text:style-name="_35_">v</text:span><text:span text:style-name="_38_">e</text:span><text:span text:style-name="_31_"> </text:span><text:span text:style-name="_35_">a</text:span><text:span text:style-name="_39_">n</text:span><text:span text:style-name="_31_"> </text:span><text:span text:style-name="_36_">a</text:span><text:span text:style-name="_39_">d</text:span><text:span text:style-name="_33_">e</text:span><text:span text:style-name="_36_">q</text:span><text:span text:style-name="_38_">u</text:span><text:span text:style-name="_33_">a</text:span><text:span text:style-name="_35_">t</text:span><text:span text:style-name="_38_">e</text:span><text:span text:style-name="_31_"> </text:span><text:span text:style-name="_35_">s</text:span><text:span text:style-name="_39_">t</text:span><text:span text:style-name="_32_">o</text:span><text:span text:style-name="_36_">r</text:span><text:span text:style-name="_39_">a</text:span><text:span text:style-name="_32_">g</text:span><text:span text:style-name="_36_">e</text:span><text:span text:style-name="_38_">,</text:span><text:span text:style-name="_31_"> </text:span><text:span text:style-name="_36_">s</text:span><text:span text:style-name="_39_">u</text:span><text:span text:style-name="_32_">i</text:span><text:span text:style-name="_36_">t</text:span><text:span text:style-name="_39_">a</text:span><text:span text:style-name="_32_">b</text:span><text:span text:style-name="_35_">l</text:span><text:span text:style-name="_39_">y</text:span><text:span text:style-name="_31_"> </text:span><text:span text:style-name="_35_">i</text:span><text:span text:style-name="_38_">n</text:span><text:span text:style-name="_32_">c</text:span><text:span text:style-name="_35_">r</text:span><text:span text:style-name="_38_">e</text:span><text:span text:style-name="_33_">a</text:span><text:span text:style-name="_35_">s</text:span><text:span text:style-name="_39_">i</text:span><text:span text:style-name="_33_">n</text:span><text:span text:style-name="_36_">g</text:span><text:span text:style-name="_37_"> </text:span><text:span text:style-name="_33_">i</text:span><text:span text:style-name="_36_">t</text:span><text:span text:style-name="_38_">s</text:span><text:span text:style-name="_31_"> </text:span><text:span text:style-name="_36_">s</text:span><text:span text:style-name="_39_">p</text:span><text:span text:style-name="_33_">e</text:span><text:span text:style-name="_35_">e</text:span><text:span text:style-name="_38_">d</text:span><text:span text:style-name="_31_"> </text:span><text:span text:style-name="_35_">o</text:span><text:span text:style-name="_39_">f</text:span><text:span text:style-name="_31_"> </text:span><text:span text:style-name="_36_">a</text:span><text:span text:style-name="_39_">c</text:span><text:span text:style-name="_32_">t</text:span><text:span text:style-name="_35_">i</text:span><text:span text:style-name="_38_">o</text:span><text:span text:style-name="_33_">n</text:span><text:span text:style-name="_35_">,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p</text:span><text:span text:style-name="_38_">r</text:span><text:span text:style-name="_33_">o</text:span><text:span text:style-name="_35_">v</text:span><text:span text:style-name="_39_">i</text:span><text:span text:style-name="_33_">d</text:span><text:span text:style-name="_36_">i</text:span><text:span text:style-name="_38_">n</text:span><text:span text:style-name="_33_">g</text:span><text:span text:style-name="_34_"> </text:span><text:span text:style-name="_39_">i</text:span><text:span text:style-name="_32_">t</text:span><text:span text:style-name="_34_"> </text:span><text:span text:style-name="_38_">w</text:span><text:span text:style-name="_33_">i</text:span><text:span text:style-name="_36_">t</text:span><text:span text:style-name="_39_">h</text:span><text:span text:style-name="_31_"> </text:span><text:span text:style-name="_36_">a</text:span><text:span text:style-name="_39_">n</text:span><text:span text:style-name="_31_"> </text:span><text:span text:style-name="_36_">a</text:span><text:span text:style-name="_39_">p</text:span><text:span text:style-name="_32_">p</text:span><text:span text:style-name="_36_">r</text:span><text:span text:style-name="_39_">o</text:span><text:span text:style-name="_33_">p</text:span><text:span text:style-name="_36_">r</text:span><text:span text:style-name="_39_">i</text:span><text:span text:style-name="_33_">a</text:span><text:span text:style-name="_35_">t</text:span><text:span text:style-name="_38_">e</text:span><text:span text:style-name="_31_"> </text:span><text:span text:style-name="_36_">p</text:span><text:span text:style-name="_39_">r</text:span><text:span text:style-name="_33_">o</text:span><text:span text:style-name="_35_">g</text:span><text:span text:style-name="_39_">r</text:span><text:span text:style-name="_32_">a</text:span><text:span text:style-name="_36_">m</text:span><text:span text:style-name="_39_">m</text:span><text:span text:style-name="_33_">e</text:span><text:span text:style-name="_35_">,</text:span><text:span text:style-name="_37_"> </text:span><text:span text:style-name="_32_">C</text:span><text:span text:style-name="_34_"> </text:span><text:span text:style-name="_39_">c</text:span><text:span text:style-name="_32_">a</text:span><text:span text:style-name="_35_">n</text:span><text:span text:style-name="_37_"> </text:span><text:span text:style-name="_32_">b</text:span><text:span text:style-name="_35_">e</text:span><text:span text:style-name="_37_"> </text:span><text:span text:style-name="_33_">m</text:span><text:span text:style-name="_35_">a</text:span><text:span text:style-name="_39_">d</text:span><text:span text:style-name="_33_">e</text:span><text:span text:style-name="_34_"> </text:span><text:span text:style-name="_38_">t</text:span><text:span text:style-name="_33_">o</text:span><text:span text:style-name="_34_"> </text:span><text:span text:style-name="_38_">p</text:span><text:span text:style-name="_33_">l</text:span><text:span text:style-name="_36_">a</text:span><text:span text:style-name="_39_">y</text:span><text:span text:style-name="_31_"> </text:span><text:span text:style-name="_35_">s</text:span><text:span text:style-name="_39_">a</text:span><text:span text:style-name="_32_">t</text:span><text:span text:style-name="_35_">i</text:span><text:span text:style-name="_38_">s</text:span><text:span text:style-name="_32_">f</text:span><text:span text:style-name="_36_">a</text:span><text:span text:style-name="_39_">c</text:span><text:span text:style-name="_33_">t</text:span><text:span text:style-name="_35_">o</text:span><text:span text:style-name="_38_">r</text:span><text:span text:style-name="_32_">i</text:span><text:span text:style-name="_35_">l</text:span><text:span text:style-name="_38_">y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p</text:span><text:span text:style-name="_33_">a</text:span><text:span text:style-name="_35_">r</text:span><text:span text:style-name="_39_">t</text:span><text:span text:style-name="_31_"> </text:span><text:span text:style-name="_36_">o</text:span><text:span text:style-name="_39_">f</text:span><text:span text:style-name="_31_"> </text:span><text:span text:style-name="_35_">A</text:span><text:span text:style-name="_37_"> </text:span><text:span text:style-name="_33_">i</text:span><text:span text:style-name="_36_">n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i</text:span><text:span text:style-name="_39_">m</text:span><text:span text:style-name="_32_">i</text:span><text:span text:style-name="_36_">t</text:span><text:span text:style-name="_39_">a</text:span><text:span text:style-name="_33_">t</text:span><text:span text:style-name="_36_">i</text:span><text:span text:style-name="_39_">o</text:span><text:span text:style-name="_32_">n</text:span><text:span text:style-name="_34_"> </text:span><text:span text:style-name="_38_">g</text:span><text:span text:style-name="_33_">a</text:span><text:span text:style-name="_35_">m</text:span><text:span text:style-name="_38_">e</text:span><text:span text:style-name="_32_">,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p</text:span><text:span text:style-name="_36_">a</text:span><text:span text:style-name="_39_">r</text:span><text:span text:style-name="_33_">t</text:span><text:span text:style-name="_34_"> </text:span><text:span text:style-name="_39_">o</text:span><text:span text:style-name="_33_">f</text:span><text:span text:style-name="_34_"> </text:span><text:span text:style-name="_39_">B</text:span><text:span text:style-name="_31_"> </text:span><text:span text:style-name="_36_">b</text:span><text:span text:style-name="_38_">e</text:span><text:span text:style-name="_33_">i</text:span><text:span text:style-name="_35_">n</text:span><text:span text:style-name="_39_">g</text:span><text:span text:style-name="_31_"> </text:span><text:span text:style-name="_35_">t</text:span><text:span text:style-name="_39_">a</text:span><text:span text:style-name="_32_">k</text:span><text:span text:style-name="_36_">e</text:span><text:span text:style-name="_38_">n</text:span><text:span text:style-name="_31_"> </text:span><text:span text:style-name="_35_">b</text:span><text:span text:style-name="_39_">y</text:span><text:span text:style-name="_31_"> </text:span><text:span text:style-name="_35_">a</text:span><text:span text:style-name="_37_"> </text:span><text:span text:style-name="_32_">m</text:span><text:span text:style-name="_36_">a</text:span><text:span text:style-name="_38_">n</text:span><text:span text:style-name="_33_">?</text:span><text:span text:style-name="_35_">"</text:span></text:p>
      <text:p text:style-name="P1"><text:span text:style-name="_32_">6</text:span><text:span text:style-name="_35_">.</text:span><text:span text:style-name="_37_"> </text:span><text:span text:style-name="_33_">C</text:span><text:span text:style-name="_36_">o</text:span><text:span text:style-name="_39_">n</text:span><text:span text:style-name="_33_">t</text:span><text:span text:style-name="_36_">r</text:span><text:span text:style-name="_38_">a</text:span><text:span text:style-name="_33_">r</text:span><text:span text:style-name="_35_">y</text:span><text:span text:style-name="_37_"> </text:span><text:span text:style-name="_32_">V</text:span><text:span text:style-name="_36_">i</text:span><text:span text:style-name="_38_">e</text:span><text:span text:style-name="_32_">w</text:span><text:span text:style-name="_36_">s</text:span><text:span text:style-name="_37_"> </text:span><text:span text:style-name="_33_">o</text:span><text:span text:style-name="_35_">n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M</text:span><text:span text:style-name="_38_">a</text:span><text:span text:style-name="_33_">i</text:span><text:span text:style-name="_36_">n</text:span><text:span text:style-name="_37_"> </text:span><text:span text:style-name="_33_">Q</text:span><text:span text:style-name="_36_">u</text:span><text:span text:style-name="_38_">e</text:span><text:span text:style-name="_32_">s</text:span><text:span text:style-name="_35_">t</text:span><text:span text:style-name="_39_">i</text:span><text:span text:style-name="_33_">o</text:span><text:span text:style-name="_36_">n</text:span></text:p>
      <text:p text:style-name="P1"><text:span text:style-name="_32_">W</text:span><text:span text:style-name="_35_">e</text:span><text:span text:style-name="_37_"> </text:span><text:span text:style-name="_33_">m</text:span><text:span text:style-name="_36_">a</text:span><text:span text:style-name="_39_">y</text:span><text:span text:style-name="_31_"> </text:span><text:span text:style-name="_35_">n</text:span><text:span text:style-name="_39_">o</text:span><text:span text:style-name="_33_">w</text:span><text:span text:style-name="_34_"> </text:span><text:span text:style-name="_38_">c</text:span><text:span text:style-name="_32_">o</text:span><text:span text:style-name="_35_">n</text:span><text:span text:style-name="_38_">s</text:span><text:span text:style-name="_33_">i</text:span><text:span text:style-name="_36_">d</text:span><text:span text:style-name="_38_">e</text:span><text:span text:style-name="_33_">r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g</text:span><text:span text:style-name="_36_">r</text:span><text:span text:style-name="_39_">o</text:span><text:span text:style-name="_32_">u</text:span><text:span text:style-name="_36_">n</text:span><text:span text:style-name="_39_">d</text:span><text:span text:style-name="_31_"> </text:span><text:span text:style-name="_35_">t</text:span><text:span text:style-name="_39_">o</text:span><text:span text:style-name="_31_"> </text:span><text:span text:style-name="_35_">h</text:span><text:span text:style-name="_38_">a</text:span><text:span text:style-name="_33_">v</text:span><text:span text:style-name="_36_">e</text:span><text:span text:style-name="_37_"> </text:span><text:span text:style-name="_33_">b</text:span><text:span text:style-name="_36_">e</text:span><text:span text:style-name="_39_">e</text:span><text:span text:style-name="_33_">n</text:span><text:span text:style-name="_34_"> </text:span><text:span text:style-name="_38_">c</text:span><text:span text:style-name="_32_">l</text:span><text:span text:style-name="_35_">e</text:span><text:span text:style-name="_39_">a</text:span><text:span text:style-name="_33_">r</text:span><text:span text:style-name="_36_">e</text:span><text:span text:style-name="_39_">d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w</text:span><text:span text:style-name="_33_">e</text:span><text:span text:style-name="_34_"> </text:span><text:span text:style-name="_38_">a</text:span><text:span text:style-name="_32_">r</text:span><text:span text:style-name="_35_">e</text:span><text:span text:style-name="_37_"> </text:span><text:span text:style-name="_32_">r</text:span><text:span text:style-name="_35_">e</text:span><text:span text:style-name="_38_">a</text:span><text:span text:style-name="_33_">d</text:span><text:span text:style-name="_35_">y</text:span><text:span text:style-name="_37_"> </text:span><text:span text:style-name="_32_">t</text:span><text:span text:style-name="_35_">o</text:span><text:span text:style-name="_37_"> </text:span><text:span text:style-name="_33_">p</text:span><text:span text:style-name="_35_">r</text:span><text:span text:style-name="_38_">o</text:span><text:span text:style-name="_32_">c</text:span><text:span text:style-name="_36_">e</text:span><text:span text:style-name="_39_">e</text:span><text:span text:style-name="_33_">d</text:span><text:span text:style-name="_34_"> </text:span><text:span text:style-name="_38_">t</text:span><text:span text:style-name="_32_">o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d</text:span><text:span text:style-name="_36_">e</text:span><text:span text:style-name="_39_">b</text:span><text:span text:style-name="_32_">a</text:span><text:span text:style-name="_36_">t</text:span><text:span text:style-name="_39_">e</text:span><text:span text:style-name="_31_"> </text:span><text:span text:style-name="_36_">o</text:span><text:span text:style-name="_38_">n</text:span><text:span text:style-name="_31_"> </text:span><text:span text:style-name="_36_">o</text:span><text:span text:style-name="_38_">u</text:span><text:span text:style-name="_32_">r</text:span><text:span text:style-name="_34_"> </text:span><text:span text:style-name="_38_">q</text:span><text:span text:style-name="_32_">u</text:span><text:span text:style-name="_35_">e</text:span><text:span text:style-name="_38_">s</text:span><text:span text:style-name="_32_">t</text:span><text:span text:style-name="_35_">i</text:span><text:span text:style-name="_38_">o</text:span><text:span text:style-name="_33_">n</text:span><text:span text:style-name="_36_">,</text:span><text:span text:style-name="_37_"> </text:span><text:span text:style-name="_33_">"</text:span><text:span text:style-name="_35_">C</text:span><text:span text:style-name="_38_">a</text:span><text:span text:style-name="_32_">n</text:span><text:span text:style-name="_34_"> </text:span><text:span text:style-name="_39_">m</text:span><text:span text:style-name="_32_">a</text:span><text:span text:style-name="_36_">c</text:span><text:span text:style-name="_39_">h</text:span><text:span text:style-name="_32_">i</text:span><text:span text:style-name="_35_">n</text:span><text:span text:style-name="_39_">e</text:span><text:span text:style-name="_32_">s</text:span><text:span text:style-name="_34_"> </text:span><text:span text:style-name="_39_">t</text:span><text:span text:style-name="_32_">h</text:span><text:span text:style-name="_35_">i</text:span><text:span text:style-name="_39_">n</text:span><text:span text:style-name="_32_">k</text:span><text:span text:style-name="_36_">?</text:span><text:span text:style-name="_39_">"</text:span><text:span text:style-name="_31_"> </text:span><text:span text:style-name="_35_">a</text:span><text:span text:style-name="_38_">n</text:span><text:span text:style-name="_33_">d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v</text:span><text:span text:style-name="_36_">a</text:span><text:span text:style-name="_39_">r</text:span><text:span text:style-name="_32_">i</text:span><text:span text:style-name="_35_">a</text:span><text:span text:style-name="_39_">n</text:span><text:span text:style-name="_32_">t</text:span><text:span text:style-name="_34_"> </text:span><text:span text:style-name="_38_">o</text:span><text:span text:style-name="_33_">f</text:span><text:span text:style-name="_34_"> </text:span><text:span text:style-name="_38_">i</text:span><text:span text:style-name="_33_">t</text:span><text:span text:style-name="_34_"> </text:span><text:span text:style-name="_39_">q</text:span><text:span text:style-name="_32_">u</text:span><text:span text:style-name="_35_">o</text:span><text:span text:style-name="_39_">t</text:span><text:span text:style-name="_33_">e</text:span><text:span text:style-name="_36_">d</text:span><text:span text:style-name="_37_"> </text:span><text:span text:style-name="_32_">a</text:span><text:span text:style-name="_36_">t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e</text:span><text:span text:style-name="_38_">n</text:span><text:span text:style-name="_32_">d</text:span><text:span text:style-name="_34_"> </text:span><text:span text:style-name="_38_">o</text:span><text:span text:style-name="_33_">f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l</text:span><text:span text:style-name="_35_">a</text:span><text:span text:style-name="_39_">s</text:span><text:span text:style-name="_32_">t</text:span><text:span text:style-name="_34_"> </text:span><text:span text:style-name="_38_">s</text:span><text:span text:style-name="_32_">e</text:span><text:span text:style-name="_36_">c</text:span><text:span text:style-name="_38_">t</text:span><text:span text:style-name="_32_">i</text:span><text:span text:style-name="_36_">o</text:span><text:span text:style-name="_38_">n</text:span><text:span text:style-name="_33_">.</text:span><text:span text:style-name="_34_"> </text:span><text:span text:style-name="_39_">W</text:span><text:span text:style-name="_33_">e</text:span><text:span text:style-name="_34_"> </text:span><text:span text:style-name="_38_">c</text:span><text:span text:style-name="_33_">a</text:span><text:span text:style-name="_36_">n</text:span><text:span text:style-name="_39_">n</text:span><text:span text:style-name="_33_">o</text:span><text:span text:style-name="_36_">t</text:span><text:span text:style-name="_37_"> </text:span><text:span text:style-name="_33_">a</text:span><text:span text:style-name="_36_">l</text:span><text:span text:style-name="_39_">t</text:span><text:span text:style-name="_32_">o</text:span><text:span text:style-name="_35_">g</text:span><text:span text:style-name="_39_">e</text:span><text:span text:style-name="_33_">t</text:span><text:span text:style-name="_36_">h</text:span><text:span text:style-name="_38_">e</text:span><text:span text:style-name="_33_">r</text:span><text:span text:style-name="_34_"> </text:span><text:span text:style-name="_39_">a</text:span><text:span text:style-name="_32_">b</text:span><text:span text:style-name="_35_">a</text:span><text:span text:style-name="_39_">n</text:span><text:span text:style-name="_32_">d</text:span><text:span text:style-name="_36_">o</text:span><text:span text:style-name="_39_">n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o</text:span><text:span text:style-name="_33_">r</text:span><text:span text:style-name="_36_">i</text:span><text:span text:style-name="_39_">g</text:span><text:span text:style-name="_32_">i</text:span><text:span text:style-name="_36_">n</text:span><text:span text:style-name="_38_">a</text:span><text:span text:style-name="_32_">l</text:span><text:span text:style-name="_34_"> </text:span><text:span text:style-name="_39_">f</text:span><text:span text:style-name="_33_">o</text:span><text:span text:style-name="_36_">r</text:span><text:span text:style-name="_39_">m</text:span><text:span text:style-name="_31_"> </text:span><text:span text:style-name="_36_">o</text:span><text:span text:style-name="_39_">f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p</text:span><text:span text:style-name="_33_">r</text:span><text:span text:style-name="_35_">o</text:span><text:span text:style-name="_39_">b</text:span><text:span text:style-name="_32_">l</text:span><text:span text:style-name="_36_">e</text:span><text:span text:style-name="_39_">m</text:span><text:span text:style-name="_33_">,</text:span><text:span text:style-name="_34_"> </text:span><text:span text:style-name="_39_">f</text:span><text:span text:style-name="_33_">o</text:span><text:span text:style-name="_36_">r</text:span><text:span text:style-name="_37_"> </text:span><text:span text:style-name="_32_">o</text:span><text:span text:style-name="_36_">p</text:span><text:span text:style-name="_38_">i</text:span><text:span text:style-name="_32_">n</text:span><text:span text:style-name="_36_">i</text:span><text:span text:style-name="_39_">o</text:span><text:span text:style-name="_32_">n</text:span><text:span text:style-name="_35_">s</text:span><text:span text:style-name="_37_"> </text:span><text:span text:style-name="_33_">w</text:span><text:span text:style-name="_35_">i</text:span><text:span text:style-name="_38_">l</text:span><text:span text:style-name="_33_">l</text:span><text:span text:style-name="_34_"> </text:span><text:span text:style-name="_39_">d</text:span><text:span text:style-name="_33_">i</text:span><text:span text:style-name="_35_">f</text:span><text:span text:style-name="_39_">f</text:span><text:span text:style-name="_33_">e</text:span><text:span text:style-name="_35_">r</text:span><text:span text:style-name="_37_"> </text:span><text:span text:style-name="_32_">a</text:span><text:span text:style-name="_36_">s</text:span><text:span text:style-name="_37_"> </text:span><text:span text:style-name="_32_">t</text:span><text:span text:style-name="_36_">o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a</text:span><text:span text:style-name="_39_">p</text:span><text:span text:style-name="_32_">p</text:span><text:span text:style-name="_35_">r</text:span><text:span text:style-name="_39_">o</text:span><text:span text:style-name="_32_">p</text:span><text:span text:style-name="_36_">r</text:span><text:span text:style-name="_39_">i</text:span><text:span text:style-name="_33_">a</text:span><text:span text:style-name="_36_">t</text:span><text:span text:style-name="_38_">e</text:span><text:span text:style-name="_33_">n</text:span><text:span text:style-name="_35_">e</text:span><text:span text:style-name="_38_">s</text:span><text:span text:style-name="_33_">s</text:span><text:span text:style-name="_34_"> </text:span><text:span text:style-name="_38_">o</text:span><text:span text:style-name="_32_">f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s</text:span><text:span text:style-name="_36_">u</text:span><text:span text:style-name="_38_">b</text:span><text:span text:style-name="_32_">s</text:span><text:span text:style-name="_35_">t</text:span><text:span text:style-name="_38_">i</text:span><text:span text:style-name="_33_">t</text:span><text:span text:style-name="_35_">u</text:span><text:span text:style-name="_39_">t</text:span><text:span text:style-name="_32_">i</text:span><text:span text:style-name="_35_">o</text:span><text:span text:style-name="_38_">n</text:span><text:span text:style-name="_31_"> </text:span><text:span text:style-name="_36_">a</text:span><text:span text:style-name="_39_">n</text:span><text:span text:style-name="_33_">d</text:span><text:span text:style-name="_34_"> </text:span><text:span text:style-name="_38_">w</text:span><text:span text:style-name="_33_">e</text:span><text:span text:style-name="_34_"> </text:span><text:span text:style-name="_39_">m</text:span><text:span text:style-name="_33_">u</text:span><text:span text:style-name="_36_">s</text:span><text:span text:style-name="_39_">t</text:span><text:span text:style-name="_31_"> </text:span><text:span text:style-name="_35_">a</text:span><text:span text:style-name="_38_">t</text:span><text:span text:style-name="_31_"> </text:span><text:span text:style-name="_36_">l</text:span><text:span text:style-name="_39_">e</text:span><text:span text:style-name="_32_">a</text:span><text:span text:style-name="_35_">s</text:span><text:span text:style-name="_38_">t</text:span><text:span text:style-name="_31_"> </text:span><text:span text:style-name="_36_">l</text:span><text:span text:style-name="_38_">i</text:span><text:span text:style-name="_33_">s</text:span><text:span text:style-name="_36_">t</text:span><text:span text:style-name="_39_">e</text:span><text:span text:style-name="_33_">n</text:span><text:span text:style-name="_34_"> </text:span><text:span text:style-name="_38_">t</text:span><text:span text:style-name="_33_">o</text:span><text:span text:style-name="_34_"> </text:span><text:span text:style-name="_39_">w</text:span><text:span text:style-name="_33_">h</text:span><text:span text:style-name="_36_">a</text:span><text:span text:style-name="_38_">t</text:span><text:span text:style-name="_31_"> </text:span><text:span text:style-name="_36_">h</text:span><text:span text:style-name="_38_">a</text:span><text:span text:style-name="_32_">s</text:span><text:span text:style-name="_34_"> </text:span><text:span text:style-name="_38_">t</text:span><text:span text:style-name="_32_">o</text:span><text:span text:style-name="_34_"> </text:span><text:span text:style-name="_39_">b</text:span><text:span text:style-name="_33_">e</text:span><text:span text:style-name="_34_"> </text:span><text:span text:style-name="_39_">s</text:span><text:span text:style-name="_32_">a</text:span><text:span text:style-name="_36_">i</text:span><text:span text:style-name="_39_">d</text:span><text:span text:style-name="_31_"> </text:span><text:span text:style-name="_35_">i</text:span><text:span text:style-name="_38_">n</text:span><text:span text:style-name="_31_"> </text:span><text:span text:style-name="_35_">t</text:span><text:span text:style-name="_39_">h</text:span><text:span text:style-name="_32_">i</text:span><text:span text:style-name="_35_">s</text:span><text:span text:style-name="_37_"> </text:span><text:span text:style-name="_32_">c</text:span><text:span text:style-name="_35_">o</text:span><text:span text:style-name="_38_">n</text:span><text:span text:style-name="_33_">n</text:span><text:span text:style-name="_35_">e</text:span><text:span text:style-name="_39_">x</text:span><text:span text:style-name="_33_">i</text:span><text:span text:style-name="_36_">o</text:span><text:span text:style-name="_38_">n</text:span><text:span text:style-name="_33_">.</text:span></text:p>
      <text:p text:style-name="P1"><text:span text:style-name="_38_">I</text:span><text:span text:style-name="_33_">t</text:span><text:span text:style-name="_34_"> </text:span><text:span text:style-name="_39_">w</text:span><text:span text:style-name="_32_">i</text:span><text:span text:style-name="_35_">l</text:span><text:span text:style-name="_39_">l</text:span><text:span text:style-name="_31_"> </text:span><text:span text:style-name="_35_">s</text:span><text:span text:style-name="_39_">i</text:span><text:span text:style-name="_33_">m</text:span><text:span text:style-name="_36_">p</text:span><text:span text:style-name="_38_">l</text:span><text:span text:style-name="_33_">i</text:span><text:span text:style-name="_35_">f</text:span><text:span text:style-name="_39_">y</text:span><text:span text:style-name="_31_"> </text:span><text:span text:style-name="_35_">m</text:span><text:span text:style-name="_38_">a</text:span><text:span text:style-name="_33_">t</text:span><text:span text:style-name="_35_">t</text:span><text:span text:style-name="_38_">e</text:span><text:span text:style-name="_32_">r</text:span><text:span text:style-name="_35_">s</text:span><text:span text:style-name="_37_"> </text:span><text:span text:style-name="_32_">f</text:span><text:span text:style-name="_36_">o</text:span><text:span text:style-name="_39_">r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r</text:span><text:span text:style-name="_32_">e</text:span><text:span text:style-name="_36_">a</text:span><text:span text:style-name="_38_">d</text:span><text:span text:style-name="_33_">e</text:span><text:span text:style-name="_35_">r</text:span><text:span text:style-name="_37_"> </text:span><text:span text:style-name="_32_">i</text:span><text:span text:style-name="_35_">f</text:span><text:span text:style-name="_37_"> </text:span><text:span text:style-name="_33_">I</text:span><text:span text:style-name="_34_"> </text:span><text:span text:style-name="_38_">e</text:span><text:span text:style-name="_33_">x</text:span><text:span text:style-name="_35_">p</text:span><text:span text:style-name="_38_">l</text:span><text:span text:style-name="_33_">a</text:span><text:span text:style-name="_35_">i</text:span><text:span text:style-name="_38_">n</text:span><text:span text:style-name="_31_"> </text:span><text:span text:style-name="_36_">f</text:span><text:span text:style-name="_39_">i</text:span><text:span text:style-name="_33_">r</text:span><text:span text:style-name="_35_">s</text:span><text:span text:style-name="_39_">t</text:span><text:span text:style-name="_31_"> </text:span><text:span text:style-name="_35_">m</text:span><text:span text:style-name="_39_">y</text:span><text:span text:style-name="_31_"> </text:span><text:span text:style-name="_35_">o</text:span><text:span text:style-name="_39_">w</text:span><text:span text:style-name="_33_">n</text:span><text:span text:style-name="_34_"> </text:span><text:span text:style-name="_38_">b</text:span><text:span text:style-name="_32_">e</text:span><text:span text:style-name="_36_">l</text:span><text:span text:style-name="_38_">i</text:span><text:span text:style-name="_32_">e</text:span><text:span text:style-name="_35_">f</text:span><text:span text:style-name="_38_">s</text:span><text:span text:style-name="_31_"> </text:span><text:span text:style-name="_36_">i</text:span><text:span text:style-name="_38_">n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m</text:span><text:span text:style-name="_33_">a</text:span><text:span text:style-name="_36_">t</text:span><text:span text:style-name="_38_">t</text:span><text:span text:style-name="_32_">e</text:span><text:span text:style-name="_36_">r</text:span><text:span text:style-name="_39_">.</text:span><text:span text:style-name="_31_"> </text:span><text:span text:style-name="_36_">C</text:span><text:span text:style-name="_39_">o</text:span><text:span text:style-name="_32_">n</text:span><text:span text:style-name="_36_">s</text:span><text:span text:style-name="_38_">i</text:span><text:span text:style-name="_32_">d</text:span><text:span text:style-name="_35_">e</text:span><text:span text:style-name="_39_">r</text:span><text:span text:style-name="_31_"> </text:span><text:span text:style-name="_36_">f</text:span><text:span text:style-name="_39_">i</text:span><text:span text:style-name="_33_">r</text:span><text:span text:style-name="_35_">s</text:span><text:span text:style-name="_38_">t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m</text:span><text:span text:style-name="_33_">o</text:span><text:span text:style-name="_35_">r</text:span><text:span text:style-name="_39_">e</text:span><text:span text:style-name="_31_"> </text:span><text:span text:style-name="_36_">a</text:span><text:span text:style-name="_39_">c</text:span><text:span text:style-name="_32_">c</text:span><text:span text:style-name="_35_">u</text:span><text:span text:style-name="_38_">r</text:span><text:span text:style-name="_32_">a</text:span><text:span text:style-name="_36_">t</text:span><text:span text:style-name="_39_">e</text:span><text:span text:style-name="_31_"> </text:span><text:span text:style-name="_35_">f</text:span><text:span text:style-name="_39_">o</text:span><text:span text:style-name="_32_">r</text:span><text:span text:style-name="_35_">m</text:span><text:span text:style-name="_37_"> </text:span><text:span text:style-name="_33_">o</text:span><text:span text:style-name="_35_">f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q</text:span><text:span text:style-name="_39_">u</text:span><text:span text:style-name="_32_">e</text:span><text:span text:style-name="_36_">s</text:span><text:span text:style-name="_39_">t</text:span><text:span text:style-name="_33_">i</text:span><text:span text:style-name="_35_">o</text:span><text:span text:style-name="_39_">n</text:span><text:span text:style-name="_33_">.</text:span><text:span text:style-name="_34_"> </text:span><text:span text:style-name="_39_">I</text:span><text:span text:style-name="_31_"> </text:span><text:span text:style-name="_36_">b</text:span><text:span text:style-name="_39_">e</text:span><text:span text:style-name="_32_">l</text:span><text:span text:style-name="_35_">i</text:span><text:span text:style-name="_39_">e</text:span><text:span text:style-name="_32_">v</text:span><text:span text:style-name="_36_">e</text:span><text:span text:style-name="_37_"> </text:span><text:span text:style-name="_32_">t</text:span><text:span text:style-name="_36_">h</text:span><text:span text:style-name="_38_">a</text:span><text:span text:style-name="_33_">t</text:span><text:span text:style-name="_34_"> </text:span><text:span text:style-name="_38_">i</text:span><text:span text:style-name="_33_">n</text:span><text:span text:style-name="_34_"> </text:span><text:span text:style-name="_38_">a</text:span><text:span text:style-name="_33_">b</text:span><text:span text:style-name="_35_">o</text:span><text:span text:style-name="_39_">u</text:span><text:span text:style-name="_33_">t</text:span><text:span text:style-name="_34_"> </text:span><text:span text:style-name="_39_">f</text:span><text:span text:style-name="_32_">i</text:span><text:span text:style-name="_35_">f</text:span><text:span text:style-name="_39_">t</text:span><text:span text:style-name="_32_">y</text:span><text:span text:style-name="_34_"> </text:span><text:span text:style-name="_39_">y</text:span><text:span text:style-name="_33_">e</text:span><text:span text:style-name="_36_">a</text:span><text:span text:style-name="_38_">r</text:span><text:span text:style-name="_32_">s</text:span><text:span text:style-name="_36_">'</text:span><text:span text:style-name="_37_"> </text:span><text:span text:style-name="_33_">t</text:span><text:span text:style-name="_36_">i</text:span><text:span text:style-name="_39_">m</text:span><text:span text:style-name="_32_">e</text:span><text:span text:style-name="_34_"> </text:span><text:span text:style-name="_39_">i</text:span><text:span text:style-name="_33_">t</text:span><text:span text:style-name="_34_"> </text:span><text:span text:style-name="_39_">w</text:span><text:span text:style-name="_33_">i</text:span><text:span text:style-name="_36_">l</text:span><text:span text:style-name="_39_">l</text:span><text:span text:style-name="_31_"> </text:span><text:span text:style-name="_36_">b</text:span><text:span text:style-name="_39_">e</text:span><text:span text:style-name="_31_"> </text:span><text:span text:style-name="_35_">p</text:span><text:span text:style-name="_38_">o</text:span><text:span text:style-name="_33_">s</text:span><text:span text:style-name="_35_">s</text:span><text:span text:style-name="_38_">i</text:span><text:span text:style-name="_33_">b</text:span><text:span text:style-name="_36_">l</text:span><text:span text:style-name="_38_">e</text:span><text:span text:style-name="_32_">,</text:span><text:span text:style-name="_34_"> </text:span><text:span text:style-name="_38_">t</text:span><text:span text:style-name="_33_">o</text:span><text:span text:style-name="_34_"> </text:span><text:span text:style-name="_38_">p</text:span><text:span text:style-name="_33_">r</text:span><text:span text:style-name="_35_">o</text:span><text:span text:style-name="_39_">g</text:span><text:span text:style-name="_32_">r</text:span><text:span text:style-name="_35_">a</text:span><text:span text:style-name="_39_">m</text:span><text:span text:style-name="_33_">m</text:span><text:span text:style-name="_35_">e</text:span><text:span text:style-name="_37_"> </text:span><text:span text:style-name="_32_">c</text:span><text:span text:style-name="_35_">o</text:span><text:span text:style-name="_38_">m</text:span><text:span text:style-name="_32_">p</text:span><text:span text:style-name="_36_">u</text:span><text:span text:style-name="_39_">t</text:span><text:span text:style-name="_32_">e</text:span><text:span text:style-name="_36_">r</text:span><text:span text:style-name="_39_">s</text:span><text:span text:style-name="_33_">,</text:span><text:span text:style-name="_34_"> </text:span><text:span text:style-name="_39_">w</text:span><text:span text:style-name="_32_">i</text:span><text:span text:style-name="_36_">t</text:span><text:span text:style-name="_39_">h</text:span><text:span text:style-name="_31_"> </text:span><text:span text:style-name="_36_">a</text:span><text:span text:style-name="_37_"> </text:span><text:span text:style-name="_32_">s</text:span><text:span text:style-name="_35_">t</text:span><text:span text:style-name="_38_">o</text:span><text:span text:style-name="_32_">r</text:span><text:span text:style-name="_36_">a</text:span><text:span text:style-name="_39_">g</text:span><text:span text:style-name="_33_">e</text:span><text:span text:style-name="_34_"> </text:span><text:span text:style-name="_39_">c</text:span><text:span text:style-name="_33_">a</text:span><text:span text:style-name="_35_">p</text:span><text:span text:style-name="_38_">a</text:span><text:span text:style-name="_32_">c</text:span><text:span text:style-name="_35_">i</text:span><text:span text:style-name="_39_">t</text:span><text:span text:style-name="_32_">y</text:span><text:span text:style-name="_34_"> </text:span><text:span text:style-name="_39_">o</text:span><text:span text:style-name="_32_">f</text:span><text:span text:style-name="_34_"> </text:span><text:span text:style-name="_39_">a</text:span><text:span text:style-name="_32_">b</text:span><text:span text:style-name="_36_">o</text:span><text:span text:style-name="_39_">u</text:span><text:span text:style-name="_32_">t</text:span><text:span text:style-name="_34_"> </text:span><text:span text:style-name="_39_">1</text:span><text:span text:style-name="_33_">0</text:span><text:span text:style-name="_35_">9</text:span><text:span text:style-name="_39_">,</text:span><text:span text:style-name="_31_"> </text:span><text:span text:style-name="_36_">t</text:span><text:span text:style-name="_39_">o</text:span><text:span text:style-name="_31_"> </text:span><text:span text:style-name="_35_">m</text:span><text:span text:style-name="_39_">a</text:span><text:span text:style-name="_32_">k</text:span><text:span text:style-name="_36_">e</text:span><text:span text:style-name="_37_"> </text:span><text:span text:style-name="_32_">t</text:span><text:span text:style-name="_35_">h</text:span><text:span text:style-name="_38_">e</text:span><text:span text:style-name="_33_">m</text:span><text:span text:style-name="_34_"> </text:span><text:span text:style-name="_39_">p</text:span><text:span text:style-name="_33_">l</text:span><text:span text:style-name="_35_">a</text:span><text:span text:style-name="_39_">y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i</text:span><text:span text:style-name="_32_">m</text:span><text:span text:style-name="_36_">i</text:span><text:span text:style-name="_38_">t</text:span><text:span text:style-name="_33_">a</text:span><text:span text:style-name="_35_">t</text:span><text:span text:style-name="_39_">i</text:span><text:span text:style-name="_32_">o</text:span><text:span text:style-name="_35_">n</text:span><text:span text:style-name="_37_"> </text:span><text:span text:style-name="_33_">g</text:span><text:span text:style-name="_36_">a</text:span><text:span text:style-name="_38_">m</text:span><text:span text:style-name="_32_">e</text:span><text:span text:style-name="_34_"> </text:span><text:span text:style-name="_38_">s</text:span><text:span text:style-name="_32_">o</text:span><text:span text:style-name="_34_"> </text:span><text:span text:style-name="_38_">w</text:span><text:span text:style-name="_33_">e</text:span><text:span text:style-name="_36_">l</text:span><text:span text:style-name="_38_">l</text:span><text:span text:style-name="_31_"> </text:span><text:span text:style-name="_36_">t</text:span><text:span text:style-name="_39_">h</text:span><text:span text:style-name="_33_">a</text:span><text:span text:style-name="_36_">t</text:span><text:span text:style-name="_37_"> </text:span><text:span text:style-name="_32_">a</text:span><text:span text:style-name="_36_">n</text:span><text:span text:style-name="_37_"> </text:span><text:span text:style-name="_32_">a</text:span><text:span text:style-name="_36_">v</text:span><text:span text:style-name="_39_">e</text:span><text:span text:style-name="_32_">r</text:span><text:span text:style-name="_35_">a</text:span><text:span text:style-name="_38_">g</text:span><text:span text:style-name="_33_">e</text:span><text:span text:style-name="_34_"> </text:span><text:span text:style-name="_38_">i</text:span><text:span text:style-name="_32_">n</text:span><text:span text:style-name="_36_">t</text:span><text:span text:style-name="_38_">e</text:span><text:span text:style-name="_33_">r</text:span><text:span text:style-name="_35_">r</text:span><text:span text:style-name="_38_">o</text:span><text:span text:style-name="_33_">g</text:span><text:span text:style-name="_35_">a</text:span><text:span text:style-name="_39_">t</text:span><text:span text:style-name="_32_">o</text:span><text:span text:style-name="_35_">r</text:span><text:span text:style-name="_37_"> </text:span><text:span text:style-name="_32_">w</text:span><text:span text:style-name="_35_">i</text:span><text:span text:style-name="_38_">l</text:span><text:span text:style-name="_32_">l</text:span><text:span text:style-name="_34_"> </text:span><text:span text:style-name="_38_">n</text:span><text:span text:style-name="_32_">o</text:span><text:span text:style-name="_36_">t</text:span><text:span text:style-name="_37_"> </text:span><text:span text:style-name="_33_">h</text:span><text:span text:style-name="_36_">a</text:span><text:span text:style-name="_39_">v</text:span><text:span text:style-name="_33_">e</text:span><text:span text:style-name="_34_"> </text:span><text:span text:style-name="_39_">m</text:span><text:span text:style-name="_33_">o</text:span><text:span text:style-name="_36_">r</text:span><text:span text:style-name="_38_">e</text:span><text:span text:style-name="_31_"> </text:span><text:span text:style-name="_36_">t</text:span><text:span text:style-name="_38_">h</text:span><text:span text:style-name="_32_">a</text:span><text:span text:style-name="_35_">n</text:span><text:span text:style-name="_37_"> </text:span><text:span text:style-name="_32_">7</text:span><text:span text:style-name="_36_">0</text:span><text:span text:style-name="_37_"> </text:span><text:span text:style-name="_32_">p</text:span><text:span text:style-name="_36_">e</text:span><text:span text:style-name="_38_">r</text:span><text:span text:style-name="_31_"> </text:span><text:span text:style-name="_36_">c</text:span><text:span text:style-name="_39_">e</text:span><text:span text:style-name="_33_">n</text:span><text:span text:style-name="_36_">t</text:span><text:span text:style-name="_37_"> </text:span><text:span text:style-name="_33_">c</text:span><text:span text:style-name="_36_">h</text:span><text:span text:style-name="_38_">a</text:span><text:span text:style-name="_32_">n</text:span><text:span text:style-name="_35_">c</text:span><text:span text:style-name="_39_">e</text:span><text:span text:style-name="_31_"> </text:span><text:span text:style-name="_35_">o</text:span><text:span text:style-name="_39_">f</text:span><text:span text:style-name="_31_"> </text:span><text:span text:style-name="_36_">m</text:span><text:span text:style-name="_38_">a</text:span><text:span text:style-name="_33_">k</text:span><text:span text:style-name="_35_">i</text:span><text:span text:style-name="_39_">n</text:span><text:span text:style-name="_32_">g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r</text:span><text:span text:style-name="_35_">i</text:span><text:span text:style-name="_39_">g</text:span><text:span text:style-name="_33_">h</text:span><text:span text:style-name="_36_">t</text:span><text:span text:style-name="_37_"> </text:span><text:span text:style-name="_33_">i</text:span><text:span text:style-name="_35_">d</text:span><text:span text:style-name="_38_">e</text:span><text:span text:style-name="_33_">n</text:span><text:span text:style-name="_35_">t</text:span><text:span text:style-name="_39_">i</text:span><text:span text:style-name="_32_">f</text:span><text:span text:style-name="_36_">i</text:span><text:span text:style-name="_38_">c</text:span><text:span text:style-name="_33_">a</text:span><text:span text:style-name="_36_">t</text:span><text:span text:style-name="_38_">i</text:span><text:span text:style-name="_33_">o</text:span><text:span text:style-name="_36_">n</text:span><text:span text:style-name="_37_"> </text:span><text:span text:style-name="_33_">a</text:span><text:span text:style-name="_36_">f</text:span><text:span text:style-name="_39_">t</text:span><text:span text:style-name="_33_">e</text:span><text:span text:style-name="_35_">r</text:span><text:span text:style-name="_37_"> </text:span><text:span text:style-name="_32_">f</text:span><text:span text:style-name="_35_">i</text:span><text:span text:style-name="_39_">v</text:span><text:span text:style-name="_32_">e</text:span><text:span text:style-name="_34_"> </text:span><text:span text:style-name="_39_">m</text:span><text:span text:style-name="_32_">i</text:span><text:span text:style-name="_36_">n</text:span><text:span text:style-name="_39_">u</text:span><text:span text:style-name="_33_">t</text:span><text:span text:style-name="_35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q</text:span><text:span text:style-name="_38_">u</text:span><text:span text:style-name="_32_">e</text:span><text:span text:style-name="_35_">s</text:span><text:span text:style-name="_39_">t</text:span><text:span text:style-name="_33_">i</text:span><text:span text:style-name="_36_">o</text:span><text:span text:style-name="_38_">n</text:span><text:span text:style-name="_33_">i</text:span><text:span text:style-name="_35_">n</text:span><text:span text:style-name="_38_">g</text:span><text:span text:style-name="_32_">.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o</text:span><text:span text:style-name="_35_">r</text:span><text:span text:style-name="_39_">i</text:span><text:span text:style-name="_32_">g</text:span><text:span text:style-name="_35_">i</text:span><text:span text:style-name="_38_">n</text:span><text:span text:style-name="_33_">a</text:span><text:span text:style-name="_35_">l</text:span><text:span text:style-name="_37_"> </text:span><text:span text:style-name="_33_">q</text:span><text:span text:style-name="_35_">u</text:span><text:span text:style-name="_38_">e</text:span><text:span text:style-name="_33_">s</text:span><text:span text:style-name="_36_">t</text:span><text:span text:style-name="_38_">i</text:span><text:span text:style-name="_33_">o</text:span><text:span text:style-name="_35_">n</text:span><text:span text:style-name="_39_">,</text:span><text:span text:style-name="_31_"> </text:span><text:span text:style-name="_36_">"</text:span><text:span text:style-name="_38_">C</text:span><text:span text:style-name="_32_">a</text:span><text:span text:style-name="_35_">n</text:span><text:span text:style-name="_37_"> </text:span><text:span text:style-name="_33_">m</text:span><text:span text:style-name="_36_">a</text:span><text:span text:style-name="_38_">c</text:span><text:span text:style-name="_32_">h</text:span><text:span text:style-name="_35_">i</text:span><text:span text:style-name="_39_">n</text:span><text:span text:style-name="_33_">e</text:span><text:span text:style-name="_36_">s</text:span><text:span text:style-name="_37_"> </text:span><text:span text:style-name="_32_">t</text:span><text:span text:style-name="_35_">h</text:span><text:span text:style-name="_39_">i</text:span><text:span text:style-name="_32_">n</text:span><text:span text:style-name="_35_">k</text:span><text:span text:style-name="_38_">?</text:span><text:span text:style-name="_32_">"</text:span><text:span text:style-name="_34_"> </text:span><text:span text:style-name="_39_">I</text:span><text:span text:style-name="_31_"> </text:span><text:span text:style-name="_35_">b</text:span><text:span text:style-name="_38_">e</text:span><text:span text:style-name="_33_">l</text:span><text:span text:style-name="_35_">i</text:span><text:span text:style-name="_38_">e</text:span><text:span text:style-name="_33_">v</text:span><text:span text:style-name="_35_">e</text:span><text:span text:style-name="_37_"> </text:span><text:span text:style-name="_33_">t</text:span><text:span text:style-name="_35_">o</text:span><text:span text:style-name="_37_"> </text:span><text:span text:style-name="_32_">b</text:span><text:span text:style-name="_35_">e</text:span><text:span text:style-name="_37_"> </text:span><text:span text:style-name="_33_">t</text:span><text:span text:style-name="_36_">o</text:span><text:span text:style-name="_38_">o</text:span><text:span text:style-name="_31_"> </text:span><text:span text:style-name="_35_">m</text:span><text:span text:style-name="_38_">e</text:span><text:span text:style-name="_32_">a</text:span><text:span text:style-name="_36_">n</text:span><text:span text:style-name="_38_">i</text:span><text:span text:style-name="_33_">n</text:span><text:span text:style-name="_35_">g</text:span><text:span text:style-name="_39_">l</text:span><text:span text:style-name="_32_">e</text:span><text:span text:style-name="_36_">s</text:span><text:span text:style-name="_38_">s</text:span><text:span text:style-name="_31_"> </text:span><text:span text:style-name="_36_">t</text:span><text:span text:style-name="_39_">o</text:span><text:span text:style-name="_31_"> </text:span><text:span text:style-name="_35_">d</text:span><text:span text:style-name="_39_">e</text:span><text:span text:style-name="_32_">s</text:span><text:span text:style-name="_35_">e</text:span><text:span text:style-name="_38_">r</text:span><text:span text:style-name="_33_">v</text:span><text:span text:style-name="_35_">e</text:span><text:span text:style-name="_37_"> </text:span><text:span text:style-name="_33_">d</text:span><text:span text:style-name="_36_">i</text:span><text:span text:style-name="_39_">s</text:span><text:span text:style-name="_33_">c</text:span><text:span text:style-name="_36_">u</text:span><text:span text:style-name="_38_">s</text:span><text:span text:style-name="_32_">s</text:span><text:span text:style-name="_36_">i</text:span><text:span text:style-name="_39_">o</text:span><text:span text:style-name="_33_">n</text:span><text:span text:style-name="_36_">.</text:span><text:span text:style-name="_37_"> </text:span><text:span text:style-name="_33_">N</text:span><text:span text:style-name="_36_">e</text:span><text:span text:style-name="_39_">v</text:span><text:span text:style-name="_32_">e</text:span><text:span text:style-name="_36_">r</text:span><text:span text:style-name="_38_">t</text:span><text:span text:style-name="_32_">h</text:span><text:span text:style-name="_36_">e</text:span><text:span text:style-name="_39_">l</text:span><text:span text:style-name="_33_">e</text:span><text:span text:style-name="_35_">s</text:span><text:span text:style-name="_39_">s</text:span><text:span text:style-name="_31_"> </text:span><text:span text:style-name="_35_">I</text:span><text:span text:style-name="_37_"> </text:span><text:span text:style-name="_32_">b</text:span><text:span text:style-name="_35_">e</text:span><text:span text:style-name="_39_">l</text:span><text:span text:style-name="_33_">i</text:span><text:span text:style-name="_35_">e</text:span><text:span text:style-name="_38_">v</text:span><text:span text:style-name="_33_">e</text:span><text:span text:style-name="_34_"> </text:span><text:span text:style-name="_38_">t</text:span><text:span text:style-name="_32_">h</text:span><text:span text:style-name="_36_">a</text:span><text:span text:style-name="_39_">t</text:span><text:span text:style-name="_31_"> </text:span><text:span text:style-name="_35_">a</text:span><text:span text:style-name="_39_">t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e</text:span><text:span text:style-name="_32_">n</text:span><text:span text:style-name="_35_">d</text:span><text:span text:style-name="_37_"> </text:span><text:span text:style-name="_32_">o</text:span><text:span text:style-name="_36_">f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c</text:span><text:span text:style-name="_38_">e</text:span><text:span text:style-name="_33_">n</text:span><text:span text:style-name="_36_">t</text:span><text:span text:style-name="_38_">u</text:span><text:span text:style-name="_32_">r</text:span><text:span text:style-name="_36_">y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u</text:span><text:span text:style-name="_39_">s</text:span><text:span text:style-name="_32_">e</text:span><text:span text:style-name="_34_"> </text:span><text:span text:style-name="_38_">o</text:span><text:span text:style-name="_32_">f</text:span><text:span text:style-name="_34_"> </text:span><text:span text:style-name="_38_">w</text:span><text:span text:style-name="_32_">o</text:span><text:span text:style-name="_36_">r</text:span><text:span text:style-name="_39_">d</text:span><text:span text:style-name="_33_">s</text:span><text:span text:style-name="_34_"> </text:span><text:span text:style-name="_38_">a</text:span><text:span text:style-name="_33_">n</text:span><text:span text:style-name="_36_">d</text:span><text:span text:style-name="_37_"> </text:span><text:span text:style-name="_33_">g</text:span><text:span text:style-name="_35_">e</text:span><text:span text:style-name="_39_">n</text:span><text:span text:style-name="_32_">e</text:span><text:span text:style-name="_35_">r</text:span><text:span text:style-name="_39_">a</text:span><text:span text:style-name="_32_">l</text:span><text:span text:style-name="_34_"> </text:span><text:span text:style-name="_38_">e</text:span><text:span text:style-name="_32_">d</text:span><text:span text:style-name="_35_">u</text:span><text:span text:style-name="_39_">c</text:span><text:span text:style-name="_32_">a</text:span><text:span text:style-name="_35_">t</text:span><text:span text:style-name="_39_">e</text:span><text:span text:style-name="_32_">d</text:span><text:span text:style-name="_34_"> </text:span><text:span text:style-name="_38_">o</text:span><text:span text:style-name="_32_">p</text:span><text:span text:style-name="_35_">i</text:span><text:span text:style-name="_38_">n</text:span><text:span text:style-name="_32_">i</text:span><text:span text:style-name="_36_">o</text:span><text:span text:style-name="_38_">n</text:span><text:span text:style-name="_31_"> </text:span><text:span text:style-name="_36_">w</text:span><text:span text:style-name="_38_">i</text:span><text:span text:style-name="_33_">l</text:span><text:span text:style-name="_35_">l</text:span><text:span text:style-name="_37_"> </text:span><text:span text:style-name="_32_">h</text:span><text:span text:style-name="_35_">a</text:span><text:span text:style-name="_39_">v</text:span><text:span text:style-name="_33_">e</text:span><text:span text:style-name="_34_"> </text:span><text:span text:style-name="_38_">a</text:span><text:span text:style-name="_33_">l</text:span><text:span text:style-name="_35_">t</text:span><text:span text:style-name="_38_">e</text:span><text:span text:style-name="_32_">r</text:span><text:span text:style-name="_35_">e</text:span><text:span text:style-name="_38_">d</text:span><text:span text:style-name="_31_"> </text:span><text:span text:style-name="_35_">s</text:span><text:span text:style-name="_39_">o</text:span><text:span text:style-name="_31_"> </text:span><text:span text:style-name="_35_">m</text:span><text:span text:style-name="_38_">u</text:span><text:span text:style-name="_33_">c</text:span><text:span text:style-name="_36_">h</text:span><text:span text:style-name="_37_"> </text:span><text:span text:style-name="_32_">t</text:span><text:span text:style-name="_35_">h</text:span><text:span text:style-name="_39_">a</text:span><text:span text:style-name="_33_">t</text:span><text:span text:style-name="_34_"> </text:span><text:span text:style-name="_38_">o</text:span><text:span text:style-name="_32_">n</text:span><text:span text:style-name="_35_">e</text:span><text:span text:style-name="_37_"> </text:span><text:span text:style-name="_32_">w</text:span><text:span text:style-name="_36_">i</text:span><text:span text:style-name="_39_">l</text:span><text:span text:style-name="_33_">l</text:span><text:span text:style-name="_34_"> </text:span><text:span text:style-name="_39_">b</text:span><text:span text:style-name="_33_">e</text:span><text:span text:style-name="_34_"> </text:span><text:span text:style-name="_38_">a</text:span><text:span text:style-name="_32_">b</text:span><text:span text:style-name="_36_">l</text:span><text:span text:style-name="_38_">e</text:span><text:span text:style-name="_31_"> </text:span><text:span text:style-name="_35_">t</text:span><text:span text:style-name="_38_">o</text:span><text:span text:style-name="_31_"> </text:span><text:span text:style-name="_36_">s</text:span><text:span text:style-name="_39_">p</text:span><text:span text:style-name="_33_">e</text:span><text:span text:style-name="_36_">a</text:span><text:span text:style-name="_39_">k</text:span><text:span text:style-name="_31_"> </text:span><text:span text:style-name="_36_">o</text:span><text:span text:style-name="_38_">f</text:span><text:span text:style-name="_31_"> </text:span><text:span text:style-name="_36_">m</text:span><text:span text:style-name="_39_">a</text:span><text:span text:style-name="_33_">c</text:span><text:span text:style-name="_35_">h</text:span><text:span text:style-name="_39_">i</text:span><text:span text:style-name="_32_">n</text:span><text:span text:style-name="_36_">e</text:span><text:span text:style-name="_38_">s</text:span><text:span text:style-name="_31_"> </text:span><text:span text:style-name="_35_">t</text:span><text:span text:style-name="_39_">h</text:span><text:span text:style-name="_32_">i</text:span><text:span text:style-name="_36_">n</text:span><text:span text:style-name="_39_">k</text:span><text:span text:style-name="_33_">i</text:span><text:span text:style-name="_36_">n</text:span><text:span text:style-name="_39_">g</text:span><text:span text:style-name="_31_"> </text:span><text:span text:style-name="_35_">w</text:span><text:span text:style-name="_38_">i</text:span><text:span text:style-name="_33_">t</text:span><text:span text:style-name="_36_">h</text:span><text:span text:style-name="_39_">o</text:span><text:span text:style-name="_32_">u</text:span><text:span text:style-name="_36_">t</text:span><text:span text:style-name="_37_"> </text:span><text:span text:style-name="_32_">e</text:span><text:span text:style-name="_36_">x</text:span><text:span text:style-name="_39_">p</text:span><text:span text:style-name="_33_">e</text:span><text:span text:style-name="_35_">c</text:span><text:span text:style-name="_39_">t</text:span><text:span text:style-name="_33_">i</text:span><text:span text:style-name="_35_">n</text:span><text:span text:style-name="_39_">g</text:span><text:span text:style-name="_31_"> </text:span><text:span text:style-name="_36_">t</text:span><text:span text:style-name="_39_">o</text:span><text:span text:style-name="_31_"> </text:span><text:span text:style-name="_35_">b</text:span><text:span text:style-name="_38_">e</text:span><text:span text:style-name="_31_"> </text:span><text:span text:style-name="_36_">c</text:span><text:span text:style-name="_39_">o</text:span><text:span text:style-name="_32_">n</text:span><text:span text:style-name="_36_">t</text:span><text:span text:style-name="_38_">r</text:span><text:span text:style-name="_33_">a</text:span><text:span text:style-name="_35_">d</text:span><text:span text:style-name="_39_">i</text:span><text:span text:style-name="_33_">c</text:span><text:span text:style-name="_36_">t</text:span><text:span text:style-name="_39_">e</text:span><text:span text:style-name="_33_">d</text:span><text:span text:style-name="_35_">.</text:span><text:span text:style-name="_37_"> </text:span><text:span text:style-name="_33_">I</text:span><text:span text:style-name="_34_"> </text:span><text:span text:style-name="_38_">b</text:span><text:span text:style-name="_32_">e</text:span><text:span text:style-name="_35_">l</text:span><text:span text:style-name="_38_">i</text:span><text:span text:style-name="_33_">e</text:span><text:span text:style-name="_35_">v</text:span><text:span text:style-name="_38_">e</text:span><text:span text:style-name="_31_"> </text:span><text:span text:style-name="_36_">f</text:span><text:span text:style-name="_39_">u</text:span><text:span text:style-name="_33_">r</text:span><text:span text:style-name="_36_">t</text:span><text:span text:style-name="_38_">h</text:span><text:span text:style-name="_32_">e</text:span><text:span text:style-name="_36_">r</text:span><text:span text:style-name="_37_"> </text:span><text:span text:style-name="_32_">t</text:span><text:span text:style-name="_35_">h</text:span><text:span text:style-name="_38_">a</text:span><text:span text:style-name="_33_">t</text:span><text:span text:style-name="_34_"> </text:span><text:span text:style-name="_39_">n</text:span><text:span text:style-name="_33_">o</text:span><text:span text:style-name="_34_"> </text:span><text:span text:style-name="_38_">u</text:span><text:span text:style-name="_33_">s</text:span><text:span text:style-name="_36_">e</text:span><text:span text:style-name="_38_">f</text:span><text:span text:style-name="_33_">u</text:span><text:span text:style-name="_36_">l</text:span><text:span text:style-name="_37_"> </text:span><text:span text:style-name="_32_">p</text:span><text:span text:style-name="_35_">u</text:span><text:span text:style-name="_39_">r</text:span><text:span text:style-name="_33_">p</text:span><text:span text:style-name="_35_">o</text:span><text:span text:style-name="_38_">s</text:span><text:span text:style-name="_33_">e</text:span><text:span text:style-name="_34_"> </text:span><text:span text:style-name="_39_">i</text:span><text:span text:style-name="_32_">s</text:span><text:span text:style-name="_34_"> </text:span><text:span text:style-name="_39_">s</text:span><text:span text:style-name="_32_">e</text:span><text:span text:style-name="_36_">r</text:span><text:span text:style-name="_39_">v</text:span><text:span text:style-name="_33_">e</text:span><text:span text:style-name="_36_">d</text:span><text:span text:style-name="_37_"> </text:span><text:span text:style-name="_33_">b</text:span><text:span text:style-name="_35_">y</text:span><text:span text:style-name="_37_"> </text:span><text:span text:style-name="_32_">c</text:span><text:span text:style-name="_35_">o</text:span><text:span text:style-name="_38_">n</text:span><text:span text:style-name="_33_">c</text:span><text:span text:style-name="_35_">e</text:span><text:span text:style-name="_39_">a</text:span><text:span text:style-name="_32_">l</text:span><text:span text:style-name="_35_">i</text:span><text:span text:style-name="_38_">n</text:span><text:span text:style-name="_32_">g</text:span><text:span text:style-name="_34_"> </text:span><text:span text:style-name="_39_">t</text:span><text:span text:style-name="_32_">h</text:span><text:span text:style-name="_35_">e</text:span><text:span text:style-name="_38_">s</text:span><text:span text:style-name="_33_">e</text:span><text:span text:style-name="_34_"> </text:span><text:span text:style-name="_39_">b</text:span><text:span text:style-name="_33_">e</text:span><text:span text:style-name="_36_">l</text:span><text:span text:style-name="_38_">i</text:span><text:span text:style-name="_32_">e</text:span><text:span text:style-name="_35_">f</text:span><text:span text:style-name="_39_">s</text:span><text:span text:style-name="_32_">.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p</text:span><text:span text:style-name="_35_">o</text:span><text:span text:style-name="_38_">p</text:span><text:span text:style-name="_32_">u</text:span><text:span text:style-name="_36_">l</text:span><text:span text:style-name="_39_">a</text:span><text:span text:style-name="_32_">r</text:span><text:span text:style-name="_34_"> </text:span><text:span text:style-name="_39_">v</text:span><text:span text:style-name="_32_">i</text:span><text:span text:style-name="_35_">e</text:span><text:span text:style-name="_38_">w</text:span><text:span text:style-name="_31_"> </text:span><text:span text:style-name="_36_">t</text:span><text:span text:style-name="_39_">h</text:span><text:span text:style-name="_32_">a</text:span><text:span text:style-name="_35_">t</text:span><text:span text:style-name="_37_"> </text:span><text:span text:style-name="_32_">s</text:span><text:span text:style-name="_35_">c</text:span><text:span text:style-name="_39_">i</text:span><text:span text:style-name="_33_">e</text:span><text:span text:style-name="_35_">n</text:span><text:span text:style-name="_39_">t</text:span><text:span text:style-name="_32_">i</text:span><text:span text:style-name="_35_">s</text:span><text:span text:style-name="_39_">t</text:span><text:span text:style-name="_32_">s</text:span><text:span text:style-name="_34_"> </text:span><text:span text:style-name="_39_">p</text:span><text:span text:style-name="_33_">r</text:span><text:span text:style-name="_35_">o</text:span><text:span text:style-name="_38_">c</text:span><text:span text:style-name="_33_">e</text:span><text:span text:style-name="_36_">e</text:span><text:span text:style-name="_39_">d</text:span><text:span text:style-name="_31_"> </text:span><text:span text:style-name="_36_">i</text:span><text:span text:style-name="_38_">n</text:span><text:span text:style-name="_32_">e</text:span><text:span text:style-name="_36_">x</text:span><text:span text:style-name="_38_">o</text:span><text:span text:style-name="_33_">r</text:span><text:span text:style-name="_35_">a</text:span><text:span text:style-name="_39_">b</text:span><text:span text:style-name="_33_">l</text:span><text:span text:style-name="_35_">y</text:span><text:span text:style-name="_37_"> </text:span><text:span text:style-name="_33_">f</text:span><text:span text:style-name="_35_">r</text:span><text:span text:style-name="_38_">o</text:span><text:span text:style-name="_33_">m</text:span><text:span text:style-name="_34_"> </text:span><text:span text:style-name="_39_">w</text:span><text:span text:style-name="_33_">e</text:span><text:span text:style-name="_36_">l</text:span><text:span text:style-name="_39_">l</text:span>-<text:span text:style-name="_35_">e</text:span><text:span text:style-name="_38_">s</text:span><text:span text:style-name="_33_">t</text:span><text:span text:style-name="_35_">a</text:span><text:span text:style-name="_39_">b</text:span><text:span text:style-name="_32_">l</text:span><text:span text:style-name="_36_">i</text:span><text:span text:style-name="_39_">s</text:span><text:span text:style-name="_32_">h</text:span><text:span text:style-name="_35_">e</text:span><text:span text:style-name="_38_">d</text:span><text:span text:style-name="_31_"> </text:span><text:span text:style-name="_35_">f</text:span><text:span text:style-name="_38_">a</text:span><text:span text:style-name="_32_">c</text:span><text:span text:style-name="_35_">t</text:span><text:span text:style-name="_37_"> </text:span><text:span text:style-name="_32_">t</text:span><text:span text:style-name="_36_">o</text:span><text:span text:style-name="_37_"> </text:span><text:span text:style-name="_32_">w</text:span><text:span text:style-name="_36_">e</text:span><text:span text:style-name="_38_">l</text:span><text:span text:style-name="_32_">l</text:span>-<text:span text:style-name="_39_">e</text:span><text:span text:style-name="_32_">s</text:span><text:span text:style-name="_35_">t</text:span><text:span text:style-name="_39_">a</text:span><text:span text:style-name="_33_">b</text:span><text:span text:style-name="_36_">l</text:span><text:span text:style-name="_38_">i</text:span><text:span text:style-name="_33_">s</text:span><text:span text:style-name="_35_">h</text:span><text:span text:style-name="_38_">e</text:span><text:span text:style-name="_32_">d</text:span><text:span text:style-name="_34_"> </text:span><text:span text:style-name="_38_">f</text:span><text:span text:style-name="_33_">a</text:span><text:span text:style-name="_36_">c</text:span><text:span text:style-name="_39_">t</text:span><text:span text:style-name="_33_">,</text:span><text:span text:style-name="_34_"> </text:span><text:span text:style-name="_38_">n</text:span><text:span text:style-name="_33_">e</text:span><text:span text:style-name="_35_">v</text:span><text:span text:style-name="_39_">e</text:span><text:span text:style-name="_32_">r</text:span><text:span text:style-name="_34_"> </text:span><text:span text:style-name="_39_">b</text:span><text:span text:style-name="_33_">e</text:span><text:span text:style-name="_35_">i</text:span><text:span text:style-name="_39_">n</text:span><text:span text:style-name="_33_">g</text:span><text:span text:style-name="_34_"> </text:span><text:span text:style-name="_38_">i</text:span><text:span text:style-name="_32_">n</text:span><text:span text:style-name="_35_">f</text:span><text:span text:style-name="_38_">l</text:span><text:span text:style-name="_33_">u</text:span><text:span text:style-name="_35_">e</text:span><text:span text:style-name="_38_">n</text:span><text:span text:style-name="_32_">c</text:span><text:span text:style-name="_35_">e</text:span><text:span text:style-name="_39_">d</text:span><text:span text:style-name="_31_"> </text:span><text:span text:style-name="_36_">b</text:span><text:span text:style-name="_39_">y</text:span><text:span text:style-name="_31_"> </text:span><text:span text:style-name="_36_">a</text:span><text:span text:style-name="_39_">n</text:span><text:span text:style-name="_33_">y</text:span><text:span text:style-name="_34_"> </text:span><text:span text:style-name="_39_">i</text:span><text:span text:style-name="_33_">m</text:span><text:span text:style-name="_36_">p</text:span><text:span text:style-name="_38_">r</text:span><text:span text:style-name="_33_">o</text:span><text:span text:style-name="_35_">v</text:span><text:span text:style-name="_38_">e</text:span><text:span text:style-name="_33_">d</text:span><text:span text:style-name="_34_"> </text:span><text:span text:style-name="_39_">c</text:span><text:span text:style-name="_33_">o</text:span><text:span text:style-name="_35_">n</text:span><text:span text:style-name="_39_">j</text:span><text:span text:style-name="_33_">e</text:span><text:span text:style-name="_36_">c</text:span><text:span text:style-name="_39_">t</text:span><text:span text:style-name="_33_">u</text:span><text:span text:style-name="_35_">r</text:span><text:span text:style-name="_38_">e</text:span><text:span text:style-name="_32_">,</text:span><text:span text:style-name="_34_"> </text:span><text:span text:style-name="_38_">i</text:span><text:span text:style-name="_33_">s</text:span><text:span text:style-name="_34_"> </text:span><text:span text:style-name="_38_">q</text:span><text:span text:style-name="_32_">u</text:span><text:span text:style-name="_35_">i</text:span><text:span text:style-name="_38_">t</text:span><text:span text:style-name="_33_">e</text:span><text:span text:style-name="_34_"> </text:span><text:span text:style-name="_38_">m</text:span><text:span text:style-name="_33_">i</text:span><text:span text:style-name="_36_">s</text:span><text:span text:style-name="_39_">t</text:span><text:span text:style-name="_32_">a</text:span><text:span text:style-name="_36_">k</text:span><text:span text:style-name="_39_">e</text:span><text:span text:style-name="_32_">n</text:span><text:span text:style-name="_36_">.</text:span><text:span text:style-name="_37_"> </text:span><text:span text:style-name="_33_">P</text:span><text:span text:style-name="_35_">r</text:span><text:span text:style-name="_38_">o</text:span><text:span text:style-name="_32_">v</text:span><text:span text:style-name="_36_">i</text:span><text:span text:style-name="_39_">d</text:span><text:span text:style-name="_33_">e</text:span><text:span text:style-name="_35_">d</text:span><text:span text:style-name="_37_"> </text:span><text:span text:style-name="_33_">i</text:span><text:span text:style-name="_36_">t</text:span><text:span text:style-name="_37_"> </text:span><text:span text:style-name="_32_">i</text:span><text:span text:style-name="_35_">s</text:span><text:span text:style-name="_37_"> </text:span><text:span text:style-name="_32_">m</text:span><text:span text:style-name="_36_">a</text:span><text:span text:style-name="_39_">d</text:span><text:span text:style-name="_32_">e</text:span><text:span text:style-name="_34_"> </text:span><text:span text:style-name="_38_">c</text:span><text:span text:style-name="_33_">l</text:span><text:span text:style-name="_36_">e</text:span><text:span text:style-name="_39_">a</text:span><text:span text:style-name="_32_">r</text:span><text:span text:style-name="_34_"> </text:span><text:span text:style-name="_39_">w</text:span><text:span text:style-name="_32_">h</text:span><text:span text:style-name="_35_">i</text:span><text:span text:style-name="_38_">c</text:span><text:span text:style-name="_33_">h</text:span><text:span text:style-name="_34_"> </text:span><text:span text:style-name="_38_">a</text:span><text:span text:style-name="_33_">r</text:span><text:span text:style-name="_36_">e</text:span><text:span text:style-name="_37_"> </text:span><text:span text:style-name="_32_">p</text:span><text:span text:style-name="_36_">r</text:span><text:span text:style-name="_39_">o</text:span><text:span text:style-name="_33_">v</text:span><text:span text:style-name="_35_">e</text:span><text:span text:style-name="_39_">d</text:span><text:span text:style-name="_31_"> </text:span><text:span text:style-name="_36_">f</text:span><text:span text:style-name="_38_">a</text:span><text:span text:style-name="_33_">c</text:span><text:span text:style-name="_36_">t</text:span><text:span text:style-name="_39_">s</text:span><text:span text:style-name="_31_"> </text:span><text:span text:style-name="_35_">a</text:span><text:span text:style-name="_38_">n</text:span><text:span text:style-name="_32_">d</text:span><text:span text:style-name="_34_"> </text:span><text:span text:style-name="_38_">w</text:span><text:span text:style-name="_32_">h</text:span><text:span text:style-name="_35_">i</text:span><text:span text:style-name="_38_">c</text:span><text:span text:style-name="_32_">h</text:span><text:span text:style-name="_34_"> </text:span><text:span text:style-name="_39_">a</text:span><text:span text:style-name="_33_">r</text:span><text:span text:style-name="_36_">e</text:span><text:span text:style-name="_37_"> </text:span><text:span text:style-name="_32_">c</text:span><text:span text:style-name="_35_">o</text:span><text:span text:style-name="_39_">n</text:span><text:span text:style-name="_33_">j</text:span><text:span text:style-name="_36_">e</text:span><text:span text:style-name="_38_">c</text:span><text:span text:style-name="_33_">t</text:span><text:span text:style-name="_36_">u</text:span><text:span text:style-name="_38_">r</text:span><text:span text:style-name="_32_">e</text:span><text:span text:style-name="_36_">s</text:span><text:span text:style-name="_38_">,</text:span><text:span text:style-name="_31_"> </text:span><text:span text:style-name="_35_">n</text:span><text:span text:style-name="_38_">o</text:span><text:span text:style-name="_31_"> </text:span><text:span text:style-name="_36_">h</text:span><text:span text:style-name="_38_">a</text:span><text:span text:style-name="_32_">r</text:span><text:span text:style-name="_35_">m</text:span><text:span text:style-name="_37_"> </text:span><text:span text:style-name="_33_">c</text:span><text:span text:style-name="_36_">a</text:span><text:span text:style-name="_39_">n</text:span><text:span text:style-name="_31_"> </text:span><text:span text:style-name="_35_">r</text:span><text:span text:style-name="_39_">e</text:span><text:span text:style-name="_33_">s</text:span><text:span text:style-name="_35_">u</text:span><text:span text:style-name="_39_">l</text:span><text:span text:style-name="_33_">t</text:span><text:span text:style-name="_36_">.</text:span><text:span text:style-name="_37_"> </text:span><text:span text:style-name="_33_">C</text:span><text:span text:style-name="_35_">o</text:span><text:span text:style-name="_38_">n</text:span><text:span text:style-name="_33_">j</text:span><text:span text:style-name="_35_">e</text:span><text:span text:style-name="_39_">c</text:span><text:span text:style-name="_32_">t</text:span><text:span text:style-name="_36_">u</text:span><text:span text:style-name="_39_">r</text:span><text:span text:style-name="_32_">e</text:span><text:span text:style-name="_35_">s</text:span><text:span text:style-name="_37_"> </text:span><text:span text:style-name="_32_">a</text:span><text:span text:style-name="_36_">r</text:span><text:span text:style-name="_39_">e</text:span><text:span text:style-name="_31_"> </text:span><text:span text:style-name="_36_">o</text:span><text:span text:style-name="_39_">f</text:span><text:span text:style-name="_31_"> </text:span><text:span text:style-name="_35_">g</text:span><text:span text:style-name="_38_">r</text:span><text:span text:style-name="_33_">e</text:span><text:span text:style-name="_36_">a</text:span><text:span text:style-name="_38_">t</text:span><text:span text:style-name="_31_"> </text:span><text:span text:style-name="_36_">i</text:span><text:span text:style-name="_39_">m</text:span><text:span text:style-name="_33_">p</text:span><text:span text:style-name="_36_">o</text:span><text:span text:style-name="_39_">r</text:span><text:span text:style-name="_33_">t</text:span><text:span text:style-name="_36_">a</text:span><text:span text:style-name="_38_">n</text:span><text:span text:style-name="_32_">c</text:span><text:span text:style-name="_35_">e</text:span><text:span text:style-name="_37_"> </text:span><text:span text:style-name="_32_">s</text:span><text:span text:style-name="_35_">i</text:span><text:span text:style-name="_39_">n</text:span><text:span text:style-name="_33_">c</text:span><text:span text:style-name="_36_">e</text:span><text:span text:style-name="_37_"> </text:span><text:span text:style-name="_32_">t</text:span><text:span text:style-name="_36_">h</text:span><text:span text:style-name="_39_">e</text:span><text:span text:style-name="_32_">y</text:span><text:span text:style-name="_34_"> </text:span><text:span text:style-name="_38_">s</text:span><text:span text:style-name="_33_">u</text:span><text:span text:style-name="_35_">g</text:span><text:span text:style-name="_39_">g</text:span><text:span text:style-name="_32_">e</text:span><text:span text:style-name="_35_">s</text:span><text:span text:style-name="_38_">t</text:span><text:span text:style-name="_31_"> </text:span><text:span text:style-name="_35_">u</text:span><text:span text:style-name="_39_">s</text:span><text:span text:style-name="_32_">e</text:span><text:span text:style-name="_35_">f</text:span><text:span text:style-name="_38_">u</text:span><text:span text:style-name="_32_">l</text:span><text:span text:style-name="_34_"> </text:span><text:span text:style-name="_38_">l</text:span><text:span text:style-name="_32_">i</text:span><text:span text:style-name="_35_">n</text:span><text:span text:style-name="_39_">e</text:span><text:span text:style-name="_32_">s</text:span><text:span text:style-name="_34_"> </text:span><text:span text:style-name="_38_">o</text:span><text:span text:style-name="_33_">f</text:span><text:span text:style-name="_34_"> </text:span><text:span text:style-name="_38_">r</text:span><text:span text:style-name="_32_">e</text:span><text:span text:style-name="_36_">s</text:span><text:span text:style-name="_38_">e</text:span><text:span text:style-name="_33_">a</text:span><text:span text:style-name="_36_">r</text:span><text:span text:style-name="_38_">c</text:span><text:span text:style-name="_33_">h</text:span><text:span text:style-name="_35_">.</text:span></text:p>
      <text:p text:style-name="P1"><text:span text:style-name="_33_">I</text:span><text:span text:style-name="_34_"> </text:span><text:span text:style-name="_38_">n</text:span><text:span text:style-name="_33_">o</text:span><text:span text:style-name="_35_">w</text:span><text:span text:style-name="_37_"> </text:span><text:span text:style-name="_33_">p</text:span><text:span text:style-name="_36_">r</text:span><text:span text:style-name="_38_">o</text:span><text:span text:style-name="_33_">c</text:span><text:span text:style-name="_35_">e</text:span><text:span text:style-name="_38_">e</text:span><text:span text:style-name="_32_">d</text:span><text:span text:style-name="_34_"> </text:span><text:span text:style-name="_38_">t</text:span><text:span text:style-name="_33_">o</text:span><text:span text:style-name="_34_"> </text:span><text:span text:style-name="_38_">c</text:span><text:span text:style-name="_33_">o</text:span><text:span text:style-name="_36_">n</text:span><text:span text:style-name="_39_">s</text:span><text:span text:style-name="_33_">i</text:span><text:span text:style-name="_36_">d</text:span><text:span text:style-name="_38_">e</text:span><text:span text:style-name="_33_">r</text:span><text:span text:style-name="_34_"> </text:span><text:span text:style-name="_39_">o</text:span><text:span text:style-name="_32_">p</text:span><text:span text:style-name="_35_">i</text:span><text:span text:style-name="_39_">n</text:span><text:span text:style-name="_33_">i</text:span><text:span text:style-name="_36_">o</text:span><text:span text:style-name="_39_">n</text:span><text:span text:style-name="_32_">s</text:span><text:span text:style-name="_34_"> </text:span><text:span text:style-name="_38_">o</text:span><text:span text:style-name="_32_">p</text:span><text:span text:style-name="_36_">p</text:span><text:span text:style-name="_39_">o</text:span><text:span text:style-name="_32_">s</text:span><text:span text:style-name="_35_">e</text:span><text:span text:style-name="_39_">d</text:span><text:span text:style-name="_31_"> </text:span><text:span text:style-name="_36_">t</text:span><text:span text:style-name="_38_">o</text:span><text:span text:style-name="_31_"> </text:span><text:span text:style-name="_35_">m</text:span><text:span text:style-name="_38_">y</text:span><text:span text:style-name="_31_"> </text:span><text:span text:style-name="_35_">o</text:span><text:span text:style-name="_39_">w</text:span><text:span text:style-name="_33_">n</text:span><text:span text:style-name="_35_">.</text:span></text:p>
      <text:p text:style-name="P1"><text:span text:style-name="_33_">(</text:span><text:span text:style-name="_36_">1</text:span><text:span text:style-name="_38_">)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T</text:span><text:span text:style-name="_33_">h</text:span><text:span text:style-name="_35_">e</text:span><text:span text:style-name="_39_">o</text:span><text:span text:style-name="_32_">l</text:span><text:span text:style-name="_36_">o</text:span><text:span text:style-name="_38_">g</text:span><text:span text:style-name="_32_">i</text:span><text:span text:style-name="_36_">c</text:span><text:span text:style-name="_39_">a</text:span><text:span text:style-name="_33_">l</text:span><text:span text:style-name="_34_"> </text:span><text:span text:style-name="_38_">O</text:span><text:span text:style-name="_32_">b</text:span><text:span text:style-name="_35_">j</text:span><text:span text:style-name="_38_">e</text:span><text:span text:style-name="_32_">c</text:span><text:span text:style-name="_35_">t</text:span><text:span text:style-name="_39_">i</text:span><text:span text:style-name="_32_">o</text:span><text:span text:style-name="_36_">n</text:span></text:p>
      <text:p text:style-name="P1"><text:span text:style-name="_32_">T</text:span><text:span text:style-name="_35_">h</text:span><text:span text:style-name="_39_">i</text:span><text:span text:style-name="_32_">n</text:span><text:span text:style-name="_36_">k</text:span><text:span text:style-name="_39_">i</text:span><text:span text:style-name="_33_">n</text:span><text:span text:style-name="_36_">g</text:span><text:span text:style-name="_37_"> </text:span><text:span text:style-name="_33_">i</text:span><text:span text:style-name="_35_">s</text:span><text:span text:style-name="_37_"> </text:span><text:span text:style-name="_33_">a</text:span><text:span text:style-name="_34_"> </text:span><text:span text:style-name="_38_">f</text:span><text:span text:style-name="_33_">u</text:span><text:span text:style-name="_36_">n</text:span><text:span text:style-name="_38_">c</text:span><text:span text:style-name="_32_">t</text:span><text:span text:style-name="_35_">i</text:span><text:span text:style-name="_39_">o</text:span><text:span text:style-name="_32_">n</text:span><text:span text:style-name="_34_"> </text:span><text:span text:style-name="_39_">o</text:span><text:span text:style-name="_33_">f</text:span><text:span text:style-name="_34_"> </text:span><text:span text:style-name="_39_">m</text:span><text:span text:style-name="_32_">a</text:span><text:span text:style-name="_35_">n</text:span><text:span text:style-name="_39_">'</text:span><text:span text:style-name="_32_">s</text:span><text:span text:style-name="_34_"> </text:span><text:span text:style-name="_39_">i</text:span><text:span text:style-name="_32_">m</text:span><text:span text:style-name="_35_">m</text:span><text:span text:style-name="_39_">o</text:span><text:span text:style-name="_33_">r</text:span><text:span text:style-name="_35_">t</text:span><text:span text:style-name="_38_">a</text:span><text:span text:style-name="_32_">l</text:span><text:span text:style-name="_34_"> </text:span><text:span text:style-name="_38_">s</text:span><text:span text:style-name="_33_">o</text:span><text:span text:style-name="_36_">u</text:span><text:span text:style-name="_39_">l</text:span><text:span text:style-name="_33_">.</text:span><text:span text:style-name="_34_"> </text:span><text:span text:style-name="_39_">G</text:span><text:span text:style-name="_32_">o</text:span><text:span text:style-name="_36_">d</text:span><text:span text:style-name="_37_"> </text:span><text:span text:style-name="_33_">h</text:span><text:span text:style-name="_35_">a</text:span><text:span text:style-name="_38_">s</text:span><text:span text:style-name="_31_"> </text:span><text:span text:style-name="_36_">g</text:span><text:span text:style-name="_39_">i</text:span><text:span text:style-name="_33_">v</text:span><text:span text:style-name="_36_">e</text:span><text:span text:style-name="_38_">n</text:span><text:span text:style-name="_31_"> </text:span><text:span text:style-name="_35_">a</text:span><text:span text:style-name="_39_">n</text:span><text:span text:style-name="_31_"> </text:span><text:span text:style-name="_36_">i</text:span><text:span text:style-name="_39_">m</text:span><text:span text:style-name="_33_">m</text:span><text:span text:style-name="_36_">o</text:span><text:span text:style-name="_39_">r</text:span><text:span text:style-name="_32_">t</text:span><text:span text:style-name="_35_">a</text:span><text:span text:style-name="_39_">l</text:span><text:span text:style-name="_31_"> </text:span><text:span text:style-name="_36_">s</text:span><text:span text:style-name="_38_">o</text:span><text:span text:style-name="_33_">u</text:span><text:span text:style-name="_36_">l</text:span><text:span text:style-name="_37_"> </text:span><text:span text:style-name="_32_">t</text:span><text:span text:style-name="_36_">o</text:span><text:span text:style-name="_37_"> </text:span><text:span text:style-name="_33_">e</text:span><text:span text:style-name="_35_">v</text:span><text:span text:style-name="_38_">e</text:span><text:span text:style-name="_32_">r</text:span><text:span text:style-name="_36_">y</text:span><text:span text:style-name="_37_"> </text:span><text:span text:style-name="_33_">m</text:span><text:span text:style-name="_35_">a</text:span><text:span text:style-name="_39_">n</text:span><text:span text:style-name="_31_"> </text:span><text:span text:style-name="_35_">a</text:span><text:span text:style-name="_39_">n</text:span><text:span text:style-name="_32_">d</text:span><text:span text:style-name="_34_"> </text:span><text:span text:style-name="_38_">w</text:span><text:span text:style-name="_32_">o</text:span><text:span text:style-name="_35_">m</text:span><text:span text:style-name="_39_">a</text:span><text:span text:style-name="_32_">n</text:span><text:span text:style-name="_36_">,</text:span><text:span text:style-name="_37_"> </text:span><text:span text:style-name="_33_">b</text:span><text:span text:style-name="_35_">u</text:span><text:span text:style-name="_38_">t</text:span><text:span text:style-name="_31_"> </text:span><text:span text:style-name="_36_">n</text:span><text:span text:style-name="_38_">o</text:span><text:span text:style-name="_33_">t</text:span><text:span text:style-name="_34_"> </text:span><text:span text:style-name="_38_">t</text:span><text:span text:style-name="_33_">o</text:span><text:span text:style-name="_34_"> </text:span><text:span text:style-name="_38_">a</text:span><text:span text:style-name="_32_">n</text:span><text:span text:style-name="_36_">y</text:span><text:span text:style-name="_37_"> </text:span><text:span text:style-name="_33_">o</text:span><text:span text:style-name="_36_">t</text:span><text:span text:style-name="_39_">h</text:span><text:span text:style-name="_33_">e</text:span><text:span text:style-name="_35_">r</text:span><text:span text:style-name="_37_"> </text:span><text:span text:style-name="_32_">a</text:span><text:span text:style-name="_36_">n</text:span><text:span text:style-name="_39_">i</text:span><text:span text:style-name="_32_">m</text:span><text:span text:style-name="_35_">a</text:span><text:span text:style-name="_39_">l</text:span><text:span text:style-name="_31_"> </text:span><text:span text:style-name="_36_">o</text:span><text:span text:style-name="_38_">r</text:span><text:span text:style-name="_31_"> </text:span><text:span text:style-name="_35_">t</text:span><text:span text:style-name="_38_">o</text:span><text:span text:style-name="_31_"> </text:span><text:span text:style-name="_36_">m</text:span><text:span text:style-name="_38_">a</text:span><text:span text:style-name="_32_">c</text:span><text:span text:style-name="_35_">h</text:span><text:span text:style-name="_38_">i</text:span><text:span text:style-name="_33_">n</text:span><text:span text:style-name="_35_">e</text:span><text:span text:style-name="_39_">s</text:span><text:span text:style-name="_33_">.</text:span><text:span text:style-name="_34_"> </text:span><text:span text:style-name="_39_">H</text:span><text:span text:style-name="_33_">e</text:span><text:span text:style-name="_35_">n</text:span><text:span text:style-name="_38_">c</text:span><text:span text:style-name="_32_">e</text:span><text:span text:style-name="_34_"> </text:span><text:span text:style-name="_38_">n</text:span><text:span text:style-name="_32_">o</text:span><text:span text:style-name="_34_"> </text:span><text:span text:style-name="_39_">a</text:span><text:span text:style-name="_33_">n</text:span><text:span text:style-name="_35_">i</text:span><text:span text:style-name="_39_">m</text:span><text:span text:style-name="_32_">a</text:span><text:span text:style-name="_36_">l</text:span><text:span text:style-name="_37_"> </text:span><text:span text:style-name="_33_">o</text:span><text:span text:style-name="_36_">r</text:span><text:span text:style-name="_37_"> </text:span><text:span text:style-name="_33_">m</text:span><text:span text:style-name="_36_">a</text:span><text:span text:style-name="_38_">c</text:span><text:span text:style-name="_33_">h</text:span><text:span text:style-name="_35_">i</text:span><text:span text:style-name="_39_">n</text:span><text:span text:style-name="_32_">e</text:span><text:span text:style-name="_34_"> </text:span><text:span text:style-name="_39_">c</text:span><text:span text:style-name="_33_">a</text:span><text:span text:style-name="_36_">n</text:span><text:span text:style-name="_37_"> </text:span><text:span text:style-name="_32_">t</text:span><text:span text:style-name="_36_">h</text:span><text:span text:style-name="_38_">i</text:span><text:span text:style-name="_32_">n</text:span><text:span text:style-name="_36_">k</text:span><text:span text:style-name="_38_">.</text:span></text:p>
      <text:p text:style-name="P1"><text:span text:style-name="_35_">I</text:span><text:span text:style-name="_37_"> </text:span><text:span text:style-name="_33_">a</text:span><text:span text:style-name="_35_">m</text:span><text:span text:style-name="_37_"> </text:span><text:span text:style-name="_32_">u</text:span><text:span text:style-name="_35_">n</text:span><text:span text:style-name="_39_">a</text:span><text:span text:style-name="_32_">b</text:span><text:span text:style-name="_35_">l</text:span><text:span text:style-name="_39_">e</text:span><text:span text:style-name="_31_"> </text:span><text:span text:style-name="_35_">t</text:span><text:span text:style-name="_38_">o</text:span><text:span text:style-name="_31_"> </text:span><text:span text:style-name="_36_">a</text:span><text:span text:style-name="_39_">c</text:span><text:span text:style-name="_33_">c</text:span><text:span text:style-name="_36_">e</text:span><text:span text:style-name="_39_">p</text:span><text:span text:style-name="_32_">t</text:span><text:span text:style-name="_34_"> </text:span><text:span text:style-name="_39_">a</text:span><text:span text:style-name="_32_">n</text:span><text:span text:style-name="_36_">y</text:span><text:span text:style-name="_37_"> </text:span><text:span text:style-name="_33_">p</text:span><text:span text:style-name="_35_">a</text:span><text:span text:style-name="_39_">r</text:span><text:span text:style-name="_33_">t</text:span><text:span text:style-name="_34_"> </text:span><text:span text:style-name="_39_">o</text:span><text:span text:style-name="_32_">f</text:span><text:span text:style-name="_34_"> </text:span><text:span text:style-name="_38_">t</text:span><text:span text:style-name="_32_">h</text:span><text:span text:style-name="_36_">i</text:span><text:span text:style-name="_39_">s</text:span><text:span text:style-name="_33_">,</text:span><text:span text:style-name="_34_"> </text:span><text:span text:style-name="_39_">b</text:span><text:span text:style-name="_32_">u</text:span><text:span text:style-name="_36_">t</text:span><text:span text:style-name="_37_"> </text:span><text:span text:style-name="_32_">w</text:span><text:span text:style-name="_35_">i</text:span><text:span text:style-name="_38_">l</text:span><text:span text:style-name="_33_">l</text:span><text:span text:style-name="_34_"> </text:span><text:span text:style-name="_38_">a</text:span><text:span text:style-name="_33_">t</text:span><text:span text:style-name="_36_">t</text:span><text:span text:style-name="_39_">e</text:span><text:span text:style-name="_33_">m</text:span><text:span text:style-name="_35_">p</text:span><text:span text:style-name="_38_">t</text:span><text:span text:style-name="_31_"> </text:span><text:span text:style-name="_36_">t</text:span><text:span text:style-name="_38_">o</text:span><text:span text:style-name="_31_"> </text:span><text:span text:style-name="_36_">r</text:span><text:span text:style-name="_39_">e</text:span><text:span text:style-name="_33_">p</text:span><text:span text:style-name="_35_">l</text:span><text:span text:style-name="_39_">y</text:span><text:span text:style-name="_31_"> </text:span><text:span text:style-name="_35_">i</text:span><text:span text:style-name="_39_">n</text:span><text:span text:style-name="_31_"> </text:span><text:span text:style-name="_36_">t</text:span><text:span text:style-name="_39_">h</text:span><text:span text:style-name="_32_">e</text:span><text:span text:style-name="_35_">o</text:span><text:span text:style-name="_38_">l</text:span><text:span text:style-name="_32_">o</text:span><text:span text:style-name="_35_">g</text:span><text:span text:style-name="_39_">i</text:span><text:span text:style-name="_32_">c</text:span><text:span text:style-name="_35_">a</text:span><text:span text:style-name="_39_">l</text:span><text:span text:style-name="_31_"> </text:span><text:span text:style-name="_36_">t</text:span><text:span text:style-name="_39_">e</text:span><text:span text:style-name="_33_">r</text:span><text:span text:style-name="_36_">m</text:span><text:span text:style-name="_38_">s</text:span><text:span text:style-name="_33_">.</text:span><text:span text:style-name="_34_"> </text:span><text:span text:style-name="_38_">I</text:span><text:span text:style-name="_31_"> </text:span><text:soft-page-break/><text:span text:style-name="_35_">s</text:span><text:span text:style-name="_38_">h</text:span><text:span text:style-name="_33_">o</text:span><text:span text:style-name="_36_">u</text:span><text:span text:style-name="_38_">l</text:span><text:span text:style-name="_32_">d</text:span><text:span text:style-name="_34_"> </text:span><text:span text:style-name="_38_">f</text:span><text:span text:style-name="_33_">i</text:span><text:span text:style-name="_36_">n</text:span><text:span text:style-name="_39_">d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a</text:span><text:span text:style-name="_32_">r</text:span><text:span text:style-name="_36_">g</text:span><text:span text:style-name="_39_">u</text:span><text:span text:style-name="_32_">m</text:span><text:span text:style-name="_35_">e</text:span><text:span text:style-name="_38_">n</text:span><text:span text:style-name="_33_">t</text:span><text:span text:style-name="_34_"> </text:span><text:span text:style-name="_39_">m</text:span><text:span text:style-name="_33_">o</text:span><text:span text:style-name="_35_">r</text:span><text:span text:style-name="_38_">e</text:span><text:span text:style-name="_31_"> </text:span><text:span text:style-name="_36_">c</text:span><text:span text:style-name="_39_">o</text:span><text:span text:style-name="_33_">n</text:span><text:span text:style-name="_35_">v</text:span><text:span text:style-name="_39_">i</text:span><text:span text:style-name="_32_">n</text:span><text:span text:style-name="_36_">c</text:span><text:span text:style-name="_38_">i</text:span><text:span text:style-name="_33_">n</text:span><text:span text:style-name="_35_">g</text:span><text:span text:style-name="_37_"> </text:span><text:span text:style-name="_32_">i</text:span><text:span text:style-name="_36_">f</text:span><text:span text:style-name="_37_"> </text:span><text:span text:style-name="_32_">a</text:span><text:span text:style-name="_36_">n</text:span><text:span text:style-name="_38_">i</text:span><text:span text:style-name="_33_">m</text:span><text:span text:style-name="_35_">a</text:span><text:span text:style-name="_39_">l</text:span><text:span text:style-name="_33_">s</text:span><text:span text:style-name="_34_"> </text:span><text:span text:style-name="_38_">w</text:span><text:span text:style-name="_32_">e</text:span><text:span text:style-name="_35_">r</text:span><text:span text:style-name="_39_">e</text:span><text:span text:style-name="_31_"> </text:span><text:span text:style-name="_36_">c</text:span><text:span text:style-name="_39_">l</text:span><text:span text:style-name="_33_">a</text:span><text:span text:style-name="_36_">s</text:span><text:span text:style-name="_39_">s</text:span><text:span text:style-name="_33_">e</text:span><text:span text:style-name="_35_">d</text:span><text:span text:style-name="_37_"> </text:span><text:span text:style-name="_32_">w</text:span><text:span text:style-name="_35_">i</text:span><text:span text:style-name="_39_">t</text:span><text:span text:style-name="_33_">h</text:span><text:span text:style-name="_34_"> </text:span><text:span text:style-name="_39_">m</text:span><text:span text:style-name="_33_">e</text:span><text:span text:style-name="_36_">n</text:span><text:span text:style-name="_38_">,</text:span><text:span text:style-name="_31_"> </text:span><text:span text:style-name="_35_">f</text:span><text:span text:style-name="_38_">o</text:span><text:span text:style-name="_33_">r</text:span><text:span text:style-name="_34_"> </text:span><text:span text:style-name="_38_">t</text:span><text:span text:style-name="_33_">h</text:span><text:span text:style-name="_36_">e</text:span><text:span text:style-name="_38_">r</text:span><text:span text:style-name="_33_">e</text:span><text:span text:style-name="_34_"> </text:span><text:span text:style-name="_38_">i</text:span><text:span text:style-name="_33_">s</text:span><text:span text:style-name="_34_"> </text:span><text:span text:style-name="_39_">a</text:span><text:span text:style-name="_31_"> </text:span><text:span text:style-name="_35_">g</text:span><text:span text:style-name="_39_">r</text:span><text:span text:style-name="_33_">e</text:span><text:span text:style-name="_35_">a</text:span><text:span text:style-name="_38_">t</text:span><text:span text:style-name="_33_">e</text:span><text:span text:style-name="_36_">r</text:span><text:span text:style-name="_37_"> </text:span><text:span text:style-name="_32_">d</text:span><text:span text:style-name="_36_">i</text:span><text:span text:style-name="_39_">f</text:span><text:span text:style-name="_33_">f</text:span><text:span text:style-name="_36_">e</text:span><text:span text:style-name="_38_">r</text:span><text:span text:style-name="_33_">e</text:span><text:span text:style-name="_36_">n</text:span><text:span text:style-name="_38_">c</text:span><text:span text:style-name="_32_">e</text:span><text:span text:style-name="_35_">,</text:span><text:span text:style-name="_37_"> </text:span><text:span text:style-name="_32_">t</text:span><text:span text:style-name="_35_">o</text:span><text:span text:style-name="_37_"> </text:span><text:span text:style-name="_32_">m</text:span><text:span text:style-name="_35_">y</text:span><text:span text:style-name="_37_"> </text:span><text:span text:style-name="_33_">m</text:span><text:span text:style-name="_35_">i</text:span><text:span text:style-name="_39_">n</text:span><text:span text:style-name="_32_">d</text:span><text:span text:style-name="_35_">,</text:span><text:span text:style-name="_37_"> </text:span><text:span text:style-name="_32_">b</text:span><text:span text:style-name="_36_">e</text:span><text:span text:style-name="_39_">t</text:span><text:span text:style-name="_33_">w</text:span><text:span text:style-name="_35_">e</text:span><text:span text:style-name="_38_">e</text:span><text:span text:style-name="_33_">n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t</text:span><text:span text:style-name="_35_">y</text:span><text:span text:style-name="_39_">p</text:span><text:span text:style-name="_32_">i</text:span><text:span text:style-name="_36_">c</text:span><text:span text:style-name="_38_">a</text:span><text:span text:style-name="_32_">l</text:span><text:span text:style-name="_34_"> </text:span><text:span text:style-name="_39_">a</text:span><text:span text:style-name="_33_">n</text:span><text:span text:style-name="_35_">i</text:span><text:span text:style-name="_38_">m</text:span><text:span text:style-name="_33_">a</text:span><text:span text:style-name="_35_">t</text:span><text:span text:style-name="_39_">e</text:span><text:span text:style-name="_31_"> </text:span><text:span text:style-name="_36_">a</text:span><text:span text:style-name="_38_">n</text:span><text:span text:style-name="_33_">d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i</text:span><text:span text:style-name="_35_">n</text:span><text:span text:style-name="_39_">a</text:span><text:span text:style-name="_32_">n</text:span><text:span text:style-name="_35_">i</text:span><text:span text:style-name="_39_">m</text:span><text:span text:style-name="_33_">a</text:span><text:span text:style-name="_36_">t</text:span><text:span text:style-name="_38_">e</text:span><text:span text:style-name="_31_"> </text:span><text:span text:style-name="_35_">t</text:span><text:span text:style-name="_38_">h</text:span><text:span text:style-name="_33_">a</text:span><text:span text:style-name="_35_">n</text:span><text:span text:style-name="_37_"> </text:span><text:span text:style-name="_33_">t</text:span><text:span text:style-name="_35_">h</text:span><text:span text:style-name="_39_">e</text:span><text:span text:style-name="_32_">r</text:span><text:span text:style-name="_36_">e</text:span><text:span text:style-name="_37_"> </text:span><text:span text:style-name="_33_">i</text:span><text:span text:style-name="_35_">s</text:span><text:span text:style-name="_37_"> </text:span><text:span text:style-name="_32_">b</text:span><text:span text:style-name="_35_">e</text:span><text:span text:style-name="_38_">t</text:span><text:span text:style-name="_33_">w</text:span><text:span text:style-name="_35_">e</text:span><text:span text:style-name="_39_">e</text:span><text:span text:style-name="_33_">n</text:span><text:span text:style-name="_34_"> </text:span><text:span text:style-name="_39_">m</text:span><text:span text:style-name="_33_">a</text:span><text:span text:style-name="_36_">n</text:span><text:span text:style-name="_37_"> </text:span><text:span text:style-name="_32_">a</text:span><text:span text:style-name="_36_">n</text:span><text:span text:style-name="_38_">d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o</text:span><text:span text:style-name="_33_">t</text:span><text:span text:style-name="_35_">h</text:span><text:span text:style-name="_38_">e</text:span><text:span text:style-name="_32_">r</text:span><text:span text:style-name="_34_"> </text:span><text:span text:style-name="_39_">a</text:span><text:span text:style-name="_33_">n</text:span><text:span text:style-name="_35_">i</text:span><text:span text:style-name="_38_">m</text:span><text:span text:style-name="_32_">a</text:span><text:span text:style-name="_36_">l</text:span><text:span text:style-name="_39_">s</text:span><text:span text:style-name="_33_">.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a</text:span><text:span text:style-name="_36_">r</text:span><text:span text:style-name="_39_">b</text:span><text:span text:style-name="_32_">i</text:span><text:span text:style-name="_36_">t</text:span><text:span text:style-name="_38_">r</text:span><text:span text:style-name="_32_">a</text:span><text:span text:style-name="_35_">r</text:span><text:span text:style-name="_38_">y</text:span><text:span text:style-name="_31_"> </text:span><text:span text:style-name="_35_">c</text:span><text:span text:style-name="_38_">h</text:span><text:span text:style-name="_32_">a</text:span><text:span text:style-name="_36_">r</text:span><text:span text:style-name="_38_">a</text:span><text:span text:style-name="_33_">c</text:span><text:span text:style-name="_35_">t</text:span><text:span text:style-name="_39_">e</text:span><text:span text:style-name="_33_">r</text:span><text:span text:style-name="_34_"> </text:span><text:span text:style-name="_39_">o</text:span><text:span text:style-name="_33_">f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o</text:span><text:span text:style-name="_36_">r</text:span><text:span text:style-name="_39_">t</text:span><text:span text:style-name="_32_">h</text:span><text:span text:style-name="_35_">o</text:span><text:span text:style-name="_38_">d</text:span><text:span text:style-name="_33_">o</text:span><text:span text:style-name="_36_">x</text:span><text:span text:style-name="_37_"> </text:span><text:span text:style-name="_32_">v</text:span><text:span text:style-name="_35_">i</text:span><text:span text:style-name="_38_">e</text:span><text:span text:style-name="_32_">w</text:span><text:span text:style-name="_34_"> </text:span><text:span text:style-name="_39_">b</text:span><text:span text:style-name="_32_">e</text:span><text:span text:style-name="_35_">c</text:span><text:span text:style-name="_38_">o</text:span><text:span text:style-name="_32_">m</text:span><text:span text:style-name="_35_">e</text:span><text:span text:style-name="_39_">s</text:span><text:span text:style-name="_31_"> </text:span><text:span text:style-name="_36_">c</text:span><text:span text:style-name="_38_">l</text:span><text:span text:style-name="_33_">e</text:span><text:span text:style-name="_36_">a</text:span><text:span text:style-name="_39_">r</text:span><text:span text:style-name="_33_">e</text:span><text:span text:style-name="_36_">r</text:span><text:span text:style-name="_37_"> </text:span><text:span text:style-name="_33_">i</text:span><text:span text:style-name="_35_">f</text:span><text:span text:style-name="_37_"> </text:span><text:span text:style-name="_33_">w</text:span><text:span text:style-name="_35_">e</text:span><text:span text:style-name="_37_"> </text:span><text:span text:style-name="_33_">c</text:span><text:span text:style-name="_36_">o</text:span><text:span text:style-name="_39_">n</text:span><text:span text:style-name="_32_">s</text:span><text:span text:style-name="_36_">i</text:span><text:span text:style-name="_38_">d</text:span><text:span text:style-name="_33_">e</text:span><text:span text:style-name="_35_">r</text:span><text:span text:style-name="_37_"> </text:span><text:span text:style-name="_32_">h</text:span><text:span text:style-name="_36_">o</text:span><text:span text:style-name="_39_">w</text:span><text:span text:style-name="_31_"> </text:span><text:span text:style-name="_35_">i</text:span><text:span text:style-name="_38_">t</text:span><text:span text:style-name="_31_"> </text:span><text:span text:style-name="_36_">m</text:span><text:span text:style-name="_38_">i</text:span><text:span text:style-name="_32_">g</text:span><text:span text:style-name="_35_">h</text:span><text:span text:style-name="_39_">t</text:span><text:span text:style-name="_31_"> </text:span><text:span text:style-name="_36_">a</text:span><text:span text:style-name="_38_">p</text:span><text:span text:style-name="_33_">p</text:span><text:span text:style-name="_36_">e</text:span><text:span text:style-name="_38_">a</text:span><text:span text:style-name="_33_">r</text:span><text:span text:style-name="_34_"> </text:span><text:span text:style-name="_39_">t</text:span><text:span text:style-name="_33_">o</text:span><text:span text:style-name="_34_"> </text:span><text:span text:style-name="_39_">a</text:span><text:span text:style-name="_31_"> </text:span><text:span text:style-name="_36_">m</text:span><text:span text:style-name="_39_">e</text:span><text:span text:style-name="_32_">m</text:span><text:span text:style-name="_35_">b</text:span><text:span text:style-name="_39_">e</text:span><text:span text:style-name="_32_">r</text:span><text:span text:style-name="_34_"> </text:span><text:span text:style-name="_38_">o</text:span><text:span text:style-name="_33_">f</text:span><text:span text:style-name="_34_"> </text:span><text:span text:style-name="_38_">s</text:span><text:span text:style-name="_33_">o</text:span><text:span text:style-name="_36_">m</text:span><text:span text:style-name="_38_">e</text:span><text:span text:style-name="_31_"> </text:span><text:span text:style-name="_35_">o</text:span><text:span text:style-name="_39_">t</text:span><text:span text:style-name="_33_">h</text:span><text:span text:style-name="_35_">e</text:span><text:span text:style-name="_39_">r</text:span><text:span text:style-name="_31_"> </text:span><text:span text:style-name="_35_">r</text:span><text:span text:style-name="_38_">e</text:span><text:span text:style-name="_32_">l</text:span><text:span text:style-name="_36_">i</text:span><text:span text:style-name="_39_">g</text:span><text:span text:style-name="_33_">i</text:span><text:span text:style-name="_36_">o</text:span><text:span text:style-name="_38_">u</text:span><text:span text:style-name="_32_">s</text:span><text:span text:style-name="_34_"> </text:span><text:span text:style-name="_39_">c</text:span><text:span text:style-name="_33_">o</text:span><text:span text:style-name="_36_">m</text:span><text:span text:style-name="_38_">m</text:span><text:span text:style-name="_33_">u</text:span><text:span text:style-name="_36_">n</text:span><text:span text:style-name="_38_">i</text:span><text:span text:style-name="_32_">t</text:span><text:span text:style-name="_36_">y</text:span><text:span text:style-name="_38_">.</text:span><text:span text:style-name="_31_"> </text:span><text:span text:style-name="_36_">H</text:span><text:span text:style-name="_39_">o</text:span><text:span text:style-name="_33_">w</text:span><text:span text:style-name="_34_"> </text:span><text:span text:style-name="_39_">d</text:span><text:span text:style-name="_32_">o</text:span><text:span text:style-name="_34_"> </text:span><text:span text:style-name="_38_">C</text:span><text:span text:style-name="_32_">h</text:span><text:span text:style-name="_35_">r</text:span><text:span text:style-name="_38_">i</text:span><text:span text:style-name="_33_">s</text:span><text:span text:style-name="_35_">t</text:span><text:span text:style-name="_39_">i</text:span><text:span text:style-name="_32_">a</text:span><text:span text:style-name="_35_">n</text:span><text:span text:style-name="_39_">s</text:span><text:span text:style-name="_31_"> </text:span><text:span text:style-name="_35_">r</text:span><text:span text:style-name="_38_">e</text:span><text:span text:style-name="_32_">g</text:span><text:span text:style-name="_35_">a</text:span><text:span text:style-name="_39_">r</text:span><text:span text:style-name="_33_">d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M</text:span><text:span text:style-name="_35_">o</text:span><text:span text:style-name="_38_">s</text:span><text:span text:style-name="_32_">l</text:span><text:span text:style-name="_36_">e</text:span><text:span text:style-name="_39_">m</text:span><text:span text:style-name="_31_"> </text:span><text:span text:style-name="_35_">v</text:span><text:span text:style-name="_39_">i</text:span><text:span text:style-name="_33_">e</text:span><text:span text:style-name="_35_">w</text:span><text:span text:style-name="_37_"> </text:span><text:span text:style-name="_33_">t</text:span><text:span text:style-name="_35_">h</text:span><text:span text:style-name="_39_">a</text:span><text:span text:style-name="_32_">t</text:span><text:span text:style-name="_34_"> </text:span><text:span text:style-name="_38_">w</text:span><text:span text:style-name="_33_">o</text:span><text:span text:style-name="_35_">m</text:span><text:span text:style-name="_38_">e</text:span><text:span text:style-name="_33_">n</text:span><text:span text:style-name="_34_"> </text:span><text:span text:style-name="_38_">h</text:span><text:span text:style-name="_32_">a</text:span><text:span text:style-name="_35_">v</text:span><text:span text:style-name="_38_">e</text:span><text:span text:style-name="_31_"> </text:span><text:span text:style-name="_36_">n</text:span><text:span text:style-name="_39_">o</text:span><text:span text:style-name="_31_"> </text:span><text:span text:style-name="_35_">s</text:span><text:span text:style-name="_39_">o</text:span><text:span text:style-name="_33_">u</text:span><text:span text:style-name="_35_">l</text:span><text:span text:style-name="_39_">s</text:span><text:span text:style-name="_33_">?</text:span><text:span text:style-name="_34_"> </text:span><text:span text:style-name="_39_">B</text:span><text:span text:style-name="_33_">u</text:span><text:span text:style-name="_35_">t</text:span><text:span text:style-name="_37_"> </text:span><text:span text:style-name="_33_">l</text:span><text:span text:style-name="_36_">e</text:span><text:span text:style-name="_38_">t</text:span><text:span text:style-name="_31_"> </text:span><text:span text:style-name="_35_">u</text:span><text:span text:style-name="_38_">s</text:span><text:span text:style-name="_31_"> </text:span><text:span text:style-name="_36_">l</text:span><text:span text:style-name="_39_">e</text:span><text:span text:style-name="_33_">a</text:span><text:span text:style-name="_36_">v</text:span><text:span text:style-name="_38_">e</text:span><text:span text:style-name="_31_"> </text:span><text:span text:style-name="_36_">t</text:span><text:span text:style-name="_39_">h</text:span><text:span text:style-name="_33_">i</text:span><text:span text:style-name="_35_">s</text:span><text:span text:style-name="_37_"> </text:span><text:span text:style-name="_32_">p</text:span><text:span text:style-name="_36_">o</text:span><text:span text:style-name="_38_">i</text:span><text:span text:style-name="_32_">n</text:span><text:span text:style-name="_36_">t</text:span><text:span text:style-name="_37_"> </text:span><text:span text:style-name="_33_">a</text:span><text:span text:style-name="_36_">s</text:span><text:span text:style-name="_39_">i</text:span><text:span text:style-name="_33_">d</text:span><text:span text:style-name="_35_">e</text:span><text:span text:style-name="_37_"> </text:span><text:span text:style-name="_33_">a</text:span><text:span text:style-name="_36_">n</text:span><text:span text:style-name="_39_">d</text:span><text:span text:style-name="_31_"> </text:span><text:span text:style-name="_36_">r</text:span><text:span text:style-name="_39_">e</text:span><text:span text:style-name="_33_">t</text:span><text:span text:style-name="_35_">u</text:span><text:span text:style-name="_39_">r</text:span><text:span text:style-name="_33_">n</text:span><text:span text:style-name="_34_"> </text:span><text:span text:style-name="_39_">t</text:span><text:span text:style-name="_32_">o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m</text:span><text:span text:style-name="_35_">a</text:span><text:span text:style-name="_38_">i</text:span><text:span text:style-name="_33_">n</text:span><text:span text:style-name="_34_"> </text:span><text:span text:style-name="_38_">a</text:span><text:span text:style-name="_32_">r</text:span><text:span text:style-name="_36_">g</text:span><text:span text:style-name="_39_">u</text:span><text:span text:style-name="_32_">m</text:span><text:span text:style-name="_36_">e</text:span><text:span text:style-name="_39_">n</text:span><text:span text:style-name="_33_">t</text:span><text:span text:style-name="_36_">.</text:span><text:span text:style-name="_37_"> </text:span><text:span text:style-name="_33_">I</text:span><text:span text:style-name="_36_">t</text:span><text:span text:style-name="_37_"> </text:span><text:span text:style-name="_32_">a</text:span><text:span text:style-name="_35_">p</text:span><text:span text:style-name="_39_">p</text:span><text:span text:style-name="_33_">e</text:span><text:span text:style-name="_35_">a</text:span><text:span text:style-name="_38_">r</text:span><text:span text:style-name="_33_">s</text:span><text:span text:style-name="_34_"> </text:span><text:span text:style-name="_39_">t</text:span><text:span text:style-name="_32_">o</text:span><text:span text:style-name="_34_"> </text:span><text:span text:style-name="_39_">m</text:span><text:span text:style-name="_32_">e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a</text:span><text:span text:style-name="_32_">r</text:span><text:span text:style-name="_36_">g</text:span><text:span text:style-name="_39_">u</text:span><text:span text:style-name="_33_">m</text:span><text:span text:style-name="_36_">e</text:span><text:span text:style-name="_39_">n</text:span><text:span text:style-name="_32_">t</text:span><text:span text:style-name="_34_"> </text:span><text:span text:style-name="_39_">q</text:span><text:span text:style-name="_32_">u</text:span><text:span text:style-name="_35_">o</text:span><text:span text:style-name="_38_">t</text:span><text:span text:style-name="_33_">e</text:span><text:span text:style-name="_36_">d</text:span><text:span text:style-name="_37_"> </text:span><text:span text:style-name="_32_">a</text:span><text:span text:style-name="_35_">b</text:span><text:span text:style-name="_38_">o</text:span><text:span text:style-name="_32_">v</text:span><text:span text:style-name="_36_">e</text:span><text:span text:style-name="_37_"> </text:span><text:span text:style-name="_32_">i</text:span><text:span text:style-name="_36_">m</text:span><text:span text:style-name="_38_">p</text:span><text:span text:style-name="_32_">l</text:span><text:span text:style-name="_36_">i</text:span><text:span text:style-name="_39_">e</text:span><text:span text:style-name="_32_">s</text:span><text:span text:style-name="_34_"> </text:span><text:span text:style-name="_38_">a</text:span><text:span text:style-name="_31_"> </text:span><text:span text:style-name="_36_">s</text:span><text:span text:style-name="_38_">e</text:span><text:span text:style-name="_33_">r</text:span><text:span text:style-name="_35_">i</text:span><text:span text:style-name="_39_">o</text:span><text:span text:style-name="_32_">u</text:span><text:span text:style-name="_35_">s</text:span><text:span text:style-name="_37_"> </text:span><text:span text:style-name="_33_">r</text:span><text:span text:style-name="_35_">e</text:span><text:span text:style-name="_39_">s</text:span><text:span text:style-name="_32_">t</text:span><text:span text:style-name="_35_">r</text:span><text:span text:style-name="_38_">i</text:span><text:span text:style-name="_33_">c</text:span><text:span text:style-name="_36_">t</text:span><text:span text:style-name="_39_">i</text:span><text:span text:style-name="_33_">o</text:span><text:span text:style-name="_35_">n</text:span><text:span text:style-name="_37_"> </text:span><text:span text:style-name="_32_">o</text:span><text:span text:style-name="_36_">f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o</text:span><text:span text:style-name="_39_">m</text:span><text:span text:style-name="_33_">n</text:span><text:span text:style-name="_36_">i</text:span><text:span text:style-name="_39_">p</text:span><text:span text:style-name="_33_">o</text:span><text:span text:style-name="_35_">t</text:span><text:span text:style-name="_38_">e</text:span><text:span text:style-name="_32_">n</text:span><text:span text:style-name="_36_">c</text:span><text:span text:style-name="_39_">e</text:span><text:span text:style-name="_31_"> </text:span><text:span text:style-name="_36_">o</text:span><text:span text:style-name="_38_">f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A</text:span><text:span text:style-name="_33_">l</text:span><text:span text:style-name="_36_">m</text:span><text:span text:style-name="_38_">i</text:span><text:span text:style-name="_33_">g</text:span><text:span text:style-name="_35_">h</text:span><text:span text:style-name="_39_">t</text:span><text:span text:style-name="_33_">y</text:span><text:span text:style-name="_36_">.</text:span><text:span text:style-name="_37_"> </text:span><text:span text:style-name="_32_">I</text:span><text:span text:style-name="_36_">t</text:span><text:span text:style-name="_37_"> </text:span><text:span text:style-name="_32_">i</text:span><text:span text:style-name="_36_">s</text:span><text:span text:style-name="_37_"> </text:span><text:span text:style-name="_33_">a</text:span><text:span text:style-name="_36_">d</text:span><text:span text:style-name="_39_">m</text:span><text:span text:style-name="_32_">i</text:span><text:span text:style-name="_36_">t</text:span><text:span text:style-name="_39_">t</text:span><text:span text:style-name="_33_">e</text:span><text:span text:style-name="_36_">d</text:span><text:span text:style-name="_37_"> </text:span><text:span text:style-name="_33_">t</text:span><text:span text:style-name="_35_">h</text:span><text:span text:style-name="_39_">a</text:span><text:span text:style-name="_33_">t</text:span><text:span text:style-name="_34_"> </text:span><text:span text:style-name="_38_">t</text:span><text:span text:style-name="_32_">h</text:span><text:span text:style-name="_36_">e</text:span><text:span text:style-name="_39_">r</text:span><text:span text:style-name="_32_">e</text:span><text:span text:style-name="_34_"> </text:span><text:span text:style-name="_38_">a</text:span><text:span text:style-name="_33_">r</text:span><text:span text:style-name="_36_">e</text:span><text:span text:style-name="_37_"> </text:span><text:span text:style-name="_33_">c</text:span><text:span text:style-name="_35_">e</text:span><text:span text:style-name="_38_">r</text:span><text:span text:style-name="_32_">t</text:span><text:span text:style-name="_36_">a</text:span><text:span text:style-name="_39_">i</text:span><text:span text:style-name="_33_">n</text:span><text:span text:style-name="_34_"> </text:span><text:span text:style-name="_39_">t</text:span><text:span text:style-name="_32_">h</text:span><text:span text:style-name="_36_">i</text:span><text:span text:style-name="_38_">n</text:span><text:span text:style-name="_33_">g</text:span><text:span text:style-name="_36_">s</text:span><text:span text:style-name="_37_"> </text:span><text:span text:style-name="_33_">t</text:span><text:span text:style-name="_36_">h</text:span><text:span text:style-name="_39_">a</text:span><text:span text:style-name="_33_">t</text:span><text:span text:style-name="_34_"> </text:span><text:span text:style-name="_38_">H</text:span><text:span text:style-name="_32_">e</text:span><text:span text:style-name="_34_"> </text:span><text:span text:style-name="_39_">c</text:span><text:span text:style-name="_33_">a</text:span><text:span text:style-name="_36_">n</text:span><text:span text:style-name="_39_">n</text:span><text:span text:style-name="_32_">o</text:span><text:span text:style-name="_36_">t</text:span><text:span text:style-name="_37_"> </text:span><text:span text:style-name="_32_">d</text:span><text:span text:style-name="_35_">o</text:span><text:span text:style-name="_37_"> </text:span><text:span text:style-name="_33_">s</text:span><text:span text:style-name="_35_">u</text:span><text:span text:style-name="_39_">c</text:span><text:span text:style-name="_32_">h</text:span><text:span text:style-name="_34_"> </text:span><text:span text:style-name="_39_">a</text:span><text:span text:style-name="_32_">s</text:span><text:span text:style-name="_34_"> </text:span><text:span text:style-name="_39_">m</text:span><text:span text:style-name="_32_">a</text:span><text:span text:style-name="_35_">k</text:span><text:span text:style-name="_38_">i</text:span><text:span text:style-name="_33_">n</text:span><text:span text:style-name="_35_">g</text:span><text:span text:style-name="_37_"> </text:span><text:span text:style-name="_33_">o</text:span><text:span text:style-name="_35_">n</text:span><text:span text:style-name="_39_">e</text:span><text:span text:style-name="_31_"> </text:span><text:span text:style-name="_35_">e</text:span><text:span text:style-name="_38_">q</text:span><text:span text:style-name="_32_">u</text:span><text:span text:style-name="_35_">a</text:span><text:span text:style-name="_39_">l</text:span><text:span text:style-name="_31_"> </text:span><text:span text:style-name="_35_">t</text:span><text:span text:style-name="_38_">o</text:span><text:span text:style-name="_31_"> </text:span><text:span text:style-name="_36_">t</text:span><text:span text:style-name="_38_">w</text:span><text:span text:style-name="_32_">o</text:span><text:span text:style-name="_35_">,</text:span><text:span text:style-name="_37_"> </text:span><text:span text:style-name="_32_">b</text:span><text:span text:style-name="_35_">u</text:span><text:span text:style-name="_38_">t</text:span><text:span text:style-name="_31_"> </text:span><text:span text:style-name="_35_">s</text:span><text:span text:style-name="_39_">h</text:span><text:span text:style-name="_32_">o</text:span><text:span text:style-name="_36_">u</text:span><text:span text:style-name="_38_">l</text:span><text:span text:style-name="_32_">d</text:span><text:span text:style-name="_34_"> </text:span><text:span text:style-name="_38_">w</text:span><text:span text:style-name="_32_">e</text:span><text:span text:style-name="_34_"> </text:span><text:span text:style-name="_39_">n</text:span><text:span text:style-name="_33_">o</text:span><text:span text:style-name="_36_">t</text:span><text:span text:style-name="_37_"> </text:span><text:span text:style-name="_32_">b</text:span><text:span text:style-name="_35_">e</text:span><text:span text:style-name="_38_">l</text:span><text:span text:style-name="_32_">i</text:span><text:span text:style-name="_35_">e</text:span><text:span text:style-name="_39_">v</text:span><text:span text:style-name="_32_">e</text:span><text:span text:style-name="_34_"> </text:span><text:span text:style-name="_38_">t</text:span><text:span text:style-name="_32_">h</text:span><text:span text:style-name="_35_">a</text:span><text:span text:style-name="_39_">t</text:span><text:span text:style-name="_31_"> </text:span><text:span text:style-name="_36_">H</text:span><text:span text:style-name="_39_">e</text:span><text:span text:style-name="_31_"> </text:span><text:span text:style-name="_36_">h</text:span><text:span text:style-name="_38_">a</text:span><text:span text:style-name="_32_">s</text:span><text:span text:style-name="_34_"> </text:span><text:span text:style-name="_39_">f</text:span><text:span text:style-name="_32_">r</text:span><text:span text:style-name="_35_">e</text:span><text:span text:style-name="_38_">e</text:span><text:span text:style-name="_33_">d</text:span><text:span text:style-name="_36_">o</text:span><text:span text:style-name="_38_">m</text:span><text:span text:style-name="_31_"> </text:span><text:span text:style-name="_35_">t</text:span><text:span text:style-name="_38_">o</text:span><text:span text:style-name="_31_"> </text:span><text:span text:style-name="_35_">c</text:span><text:span text:style-name="_39_">o</text:span><text:span text:style-name="_33_">n</text:span><text:span text:style-name="_35_">f</text:span><text:span text:style-name="_38_">e</text:span><text:span text:style-name="_32_">r</text:span><text:span text:style-name="_34_"> </text:span><text:span text:style-name="_39_">a</text:span><text:span text:style-name="_31_"> </text:span><text:span text:style-name="_36_">s</text:span><text:span text:style-name="_39_">o</text:span><text:span text:style-name="_33_">u</text:span><text:span text:style-name="_36_">l</text:span><text:span text:style-name="_37_"> </text:span><text:span text:style-name="_32_">o</text:span><text:span text:style-name="_36_">n</text:span><text:span text:style-name="_37_"> </text:span><text:span text:style-name="_33_">a</text:span><text:span text:style-name="_36_">n</text:span><text:span text:style-name="_37_"> </text:span><text:span text:style-name="_33_">e</text:span><text:span text:style-name="_36_">l</text:span><text:span text:style-name="_38_">e</text:span><text:span text:style-name="_33_">p</text:span><text:span text:style-name="_35_">h</text:span><text:span text:style-name="_39_">a</text:span><text:span text:style-name="_33_">n</text:span><text:span text:style-name="_36_">t</text:span><text:span text:style-name="_37_"> </text:span><text:span text:style-name="_32_">i</text:span><text:span text:style-name="_36_">f</text:span><text:span text:style-name="_37_"> </text:span><text:span text:style-name="_32_">H</text:span><text:span text:style-name="_36_">e</text:span><text:span text:style-name="_37_"> </text:span><text:span text:style-name="_32_">s</text:span><text:span text:style-name="_36_">e</text:span><text:span text:style-name="_39_">e</text:span><text:span text:style-name="_33_">s</text:span><text:span text:style-name="_34_"> </text:span><text:span text:style-name="_39_">f</text:span><text:span text:style-name="_33_">i</text:span><text:span text:style-name="_36_">t</text:span><text:span text:style-name="_38_">?</text:span><text:span text:style-name="_31_"> </text:span><text:span text:style-name="_35_">W</text:span><text:span text:style-name="_39_">e</text:span><text:span text:style-name="_31_"> </text:span><text:span text:style-name="_35_">m</text:span><text:span text:style-name="_39_">i</text:span><text:span text:style-name="_32_">g</text:span><text:span text:style-name="_35_">h</text:span><text:span text:style-name="_39_">t</text:span><text:span text:style-name="_31_"> </text:span><text:span text:style-name="_35_">e</text:span><text:span text:style-name="_39_">x</text:span><text:span text:style-name="_33_">p</text:span><text:span text:style-name="_36_">e</text:span><text:span text:style-name="_39_">c</text:span><text:span text:style-name="_33_">t</text:span><text:span text:style-name="_34_"> </text:span><text:span text:style-name="_38_">t</text:span><text:span text:style-name="_32_">h</text:span><text:span text:style-name="_36_">a</text:span><text:span text:style-name="_39_">t</text:span><text:span text:style-name="_31_"> </text:span><text:span text:style-name="_35_">H</text:span><text:span text:style-name="_38_">e</text:span><text:span text:style-name="_31_"> </text:span><text:span text:style-name="_35_">w</text:span><text:span text:style-name="_38_">o</text:span><text:span text:style-name="_33_">u</text:span><text:span text:style-name="_35_">l</text:span><text:span text:style-name="_38_">d</text:span><text:span text:style-name="_31_"> </text:span><text:span text:style-name="_35_">o</text:span><text:span text:style-name="_38_">n</text:span><text:span text:style-name="_33_">l</text:span><text:span text:style-name="_36_">y</text:span><text:span text:style-name="_37_"> </text:span><text:span text:style-name="_32_">e</text:span><text:span text:style-name="_36_">x</text:span><text:span text:style-name="_39_">e</text:span><text:span text:style-name="_32_">r</text:span><text:span text:style-name="_35_">c</text:span><text:span text:style-name="_38_">i</text:span><text:span text:style-name="_32_">s</text:span><text:span text:style-name="_36_">e</text:span><text:span text:style-name="_37_"> </text:span><text:span text:style-name="_32_">t</text:span><text:span text:style-name="_36_">h</text:span><text:span text:style-name="_38_">i</text:span><text:span text:style-name="_32_">s</text:span><text:span text:style-name="_34_"> </text:span><text:span text:style-name="_38_">p</text:span><text:span text:style-name="_32_">o</text:span><text:span text:style-name="_35_">w</text:span><text:span text:style-name="_38_">e</text:span><text:span text:style-name="_32_">r</text:span><text:span text:style-name="_34_"> </text:span><text:span text:style-name="_38_">i</text:span><text:span text:style-name="_33_">n</text:span><text:span text:style-name="_34_"> </text:span><text:span text:style-name="_39_">c</text:span><text:span text:style-name="_32_">o</text:span><text:span text:style-name="_36_">n</text:span><text:span text:style-name="_39_">j</text:span><text:span text:style-name="_33_">u</text:span><text:span text:style-name="_35_">n</text:span><text:span text:style-name="_39_">c</text:span><text:span text:style-name="_33_">t</text:span><text:span text:style-name="_36_">i</text:span><text:span text:style-name="_38_">o</text:span><text:span text:style-name="_32_">n</text:span><text:span text:style-name="_34_"> </text:span><text:span text:style-name="_39_">w</text:span><text:span text:style-name="_33_">i</text:span><text:span text:style-name="_36_">t</text:span><text:span text:style-name="_38_">h</text:span><text:span text:style-name="_31_"> </text:span><text:span text:style-name="_36_">a</text:span><text:span text:style-name="_37_"> </text:span><text:span text:style-name="_33_">m</text:span><text:span text:style-name="_35_">u</text:span><text:span text:style-name="_38_">t</text:span><text:span text:style-name="_33_">a</text:span><text:span text:style-name="_36_">t</text:span><text:span text:style-name="_38_">i</text:span><text:span text:style-name="_32_">o</text:span><text:span text:style-name="_35_">n</text:span><text:span text:style-name="_37_"> </text:span><text:span text:style-name="_33_">w</text:span><text:span text:style-name="_36_">h</text:span><text:span text:style-name="_38_">i</text:span><text:span text:style-name="_32_">c</text:span><text:span text:style-name="_35_">h</text:span><text:span text:style-name="_37_"> </text:span><text:span text:style-name="_33_">p</text:span><text:span text:style-name="_35_">r</text:span><text:span text:style-name="_39_">o</text:span><text:span text:style-name="_32_">v</text:span><text:span text:style-name="_35_">i</text:span><text:span text:style-name="_38_">d</text:span><text:span text:style-name="_33_">e</text:span><text:span text:style-name="_36_">d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e</text:span><text:span text:style-name="_39_">l</text:span><text:span text:style-name="_33_">e</text:span><text:span text:style-name="_35_">p</text:span><text:span text:style-name="_39_">h</text:span><text:span text:style-name="_33_">a</text:span><text:span text:style-name="_35_">n</text:span><text:span text:style-name="_39_">t</text:span><text:span text:style-name="_31_"> </text:span><text:span text:style-name="_36_">w</text:span><text:span text:style-name="_38_">i</text:span><text:span text:style-name="_33_">t</text:span><text:span text:style-name="_35_">h</text:span><text:span text:style-name="_37_"> </text:span><text:span text:style-name="_33_">a</text:span><text:span text:style-name="_35_">n</text:span><text:span text:style-name="_37_"> </text:span><text:span text:style-name="_33_">a</text:span><text:span text:style-name="_36_">p</text:span><text:span text:style-name="_39_">p</text:span><text:span text:style-name="_33_">r</text:span><text:span text:style-name="_35_">o</text:span><text:span text:style-name="_39_">p</text:span><text:span text:style-name="_32_">r</text:span><text:span text:style-name="_35_">i</text:span><text:span text:style-name="_39_">a</text:span><text:span text:style-name="_33_">t</text:span><text:span text:style-name="_36_">e</text:span><text:span text:style-name="_38_">l</text:span><text:span text:style-name="_32_">y</text:span><text:span text:style-name="_34_"> </text:span><text:span text:style-name="_38_">i</text:span><text:span text:style-name="_32_">m</text:span><text:span text:style-name="_35_">p</text:span><text:span text:style-name="_38_">r</text:span><text:span text:style-name="_33_">o</text:span><text:span text:style-name="_35_">v</text:span><text:span text:style-name="_38_">e</text:span><text:span text:style-name="_32_">d</text:span><text:span text:style-name="_34_"> </text:span><text:span text:style-name="_39_">b</text:span><text:span text:style-name="_33_">r</text:span><text:span text:style-name="_36_">a</text:span><text:span text:style-name="_38_">i</text:span><text:span text:style-name="_33_">n</text:span><text:span text:style-name="_34_"> </text:span><text:span text:style-name="_39_">t</text:span><text:span text:style-name="_32_">o</text:span><text:span text:style-name="_34_"> </text:span><text:span text:style-name="_39_">m</text:span><text:span text:style-name="_32_">i</text:span><text:span text:style-name="_36_">n</text:span><text:span text:style-name="_39_">i</text:span><text:span text:style-name="_33_">s</text:span><text:span text:style-name="_36_">t</text:span><text:span text:style-name="_38_">e</text:span><text:span text:style-name="_32_">r</text:span><text:span text:style-name="_34_"> </text:span><text:span text:style-name="_39_">t</text:span><text:span text:style-name="_33_">o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n</text:span><text:span text:style-name="_35_">e</text:span><text:span text:style-name="_39_">e</text:span><text:span text:style-name="_32_">d</text:span><text:span text:style-name="_36_">s</text:span><text:span text:style-name="_37_"> </text:span><text:span text:style-name="_33_">o</text:span><text:span text:style-name="_35_">f</text:span><text:span text:style-name="_37_"> </text:span><text:span text:style-name="_32_">t</text:span><text:span text:style-name="_36_">h</text:span><text:span text:style-name="_39_">i</text:span><text:span text:style-name="_33_">s</text:span><text:span text:style-name="_34_"> </text:span><text:span text:style-name="_39_">s</text:span><text:span text:style-name="_32_">o</text:span><text:span text:style-name="_35_">r</text:span><text:span text:style-name="_38_">t</text:span><text:span text:style-name="_32_">[</text:span><text:span text:style-name="_36_">.</text:span><text:span text:style-name="_37_"> </text:span><text:span text:style-name="_32_">A</text:span><text:span text:style-name="_36_">n</text:span><text:span text:style-name="_37_"> </text:span><text:span text:style-name="_33_">a</text:span><text:span text:style-name="_35_">r</text:span><text:span text:style-name="_38_">g</text:span><text:span text:style-name="_33_">u</text:span><text:span text:style-name="_36_">m</text:span><text:span text:style-name="_39_">e</text:span><text:span text:style-name="_32_">n</text:span><text:span text:style-name="_35_">t</text:span><text:span text:style-name="_37_"> </text:span><text:span text:style-name="_33_">o</text:span><text:span text:style-name="_36_">f</text:span><text:span text:style-name="_37_"> </text:span><text:span text:style-name="_33_">e</text:span><text:span text:style-name="_35_">x</text:span><text:span text:style-name="_39_">a</text:span><text:span text:style-name="_33_">c</text:span><text:span text:style-name="_36_">t</text:span><text:span text:style-name="_39_">l</text:span><text:span text:style-name="_32_">y</text:span><text:span text:style-name="_34_"> </text:span><text:span text:style-name="_38_">s</text:span><text:span text:style-name="_33_">i</text:span><text:span text:style-name="_36_">m</text:span><text:span text:style-name="_39_">i</text:span><text:span text:style-name="_32_">l</text:span><text:span text:style-name="_35_">a</text:span><text:span text:style-name="_38_">r</text:span><text:span text:style-name="_31_"> </text:span><text:span text:style-name="_35_">f</text:span><text:span text:style-name="_39_">o</text:span><text:span text:style-name="_33_">r</text:span><text:span text:style-name="_35_">m</text:span><text:span text:style-name="_37_"> </text:span><text:span text:style-name="_32_">m</text:span><text:span text:style-name="_36_">a</text:span><text:span text:style-name="_39_">y</text:span><text:span text:style-name="_31_"> </text:span><text:span text:style-name="_36_">b</text:span><text:span text:style-name="_39_">e</text:span><text:span text:style-name="_31_"> </text:span><text:span text:style-name="_35_">m</text:span><text:span text:style-name="_39_">a</text:span><text:span text:style-name="_33_">d</text:span><text:span text:style-name="_36_">e</text:span><text:span text:style-name="_37_"> </text:span><text:span text:style-name="_32_">f</text:span><text:span text:style-name="_36_">o</text:span><text:span text:style-name="_39_">r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c</text:span><text:span text:style-name="_33_">a</text:span><text:span text:style-name="_35_">s</text:span><text:span text:style-name="_38_">e</text:span><text:span text:style-name="_31_"> </text:span><text:span text:style-name="_35_">o</text:span><text:span text:style-name="_39_">f</text:span><text:span text:style-name="_31_"> </text:span><text:span text:style-name="_36_">m</text:span><text:span text:style-name="_38_">a</text:span><text:span text:style-name="_32_">c</text:span><text:span text:style-name="_36_">h</text:span><text:span text:style-name="_38_">i</text:span><text:span text:style-name="_32_">n</text:span><text:span text:style-name="_36_">e</text:span><text:span text:style-name="_38_">s</text:span><text:span text:style-name="_32_">.</text:span><text:span text:style-name="_34_"> </text:span><text:span text:style-name="_38_">I</text:span><text:span text:style-name="_32_">t</text:span><text:span text:style-name="_34_"> </text:span><text:span text:style-name="_39_">m</text:span><text:span text:style-name="_33_">a</text:span><text:span text:style-name="_36_">y</text:span><text:span text:style-name="_37_"> </text:span><text:span text:style-name="_32_">s</text:span><text:span text:style-name="_36_">e</text:span><text:span text:style-name="_39_">e</text:span><text:span text:style-name="_33_">m</text:span><text:span text:style-name="_34_"> </text:span><text:span text:style-name="_38_">d</text:span><text:span text:style-name="_32_">i</text:span><text:span text:style-name="_35_">f</text:span><text:span text:style-name="_38_">f</text:span><text:span text:style-name="_33_">e</text:span><text:span text:style-name="_35_">r</text:span><text:span text:style-name="_38_">e</text:span><text:span text:style-name="_32_">n</text:span><text:span text:style-name="_35_">t</text:span><text:span text:style-name="_37_"> </text:span><text:span text:style-name="_32_">b</text:span><text:span text:style-name="_36_">e</text:span><text:span text:style-name="_39_">c</text:span><text:span text:style-name="_32_">a</text:span><text:span text:style-name="_35_">u</text:span><text:span text:style-name="_38_">s</text:span><text:span text:style-name="_32_">e</text:span><text:span text:style-name="_34_"> </text:span><text:span text:style-name="_39_">i</text:span><text:span text:style-name="_32_">t</text:span><text:span text:style-name="_34_"> </text:span><text:span text:style-name="_38_">i</text:span><text:span text:style-name="_33_">s</text:span><text:span text:style-name="_34_"> </text:span><text:span text:style-name="_39_">m</text:span><text:span text:style-name="_32_">o</text:span><text:span text:style-name="_36_">r</text:span><text:span text:style-name="_39_">e</text:span><text:span text:style-name="_31_"> </text:span><text:span text:style-name="_36_">d</text:span><text:span text:style-name="_38_">i</text:span><text:span text:style-name="_32_">f</text:span><text:span text:style-name="_36_">f</text:span><text:span text:style-name="_39_">i</text:span><text:span text:style-name="_33_">c</text:span><text:span text:style-name="_36_">u</text:span><text:span text:style-name="_38_">l</text:span><text:span text:style-name="_33_">t</text:span><text:span text:style-name="_34_"> </text:span><text:span text:style-name="_38_">t</text:span><text:span text:style-name="_32_">o</text:span><text:span text:style-name="_34_"> </text:span><text:span text:style-name="_39_">"</text:span><text:span text:style-name="_32_">s</text:span><text:span text:style-name="_35_">w</text:span><text:span text:style-name="_39_">a</text:span><text:span text:style-name="_33_">l</text:span><text:span text:style-name="_36_">l</text:span><text:span text:style-name="_39_">o</text:span><text:span text:style-name="_33_">w</text:span><text:span text:style-name="_36_">.</text:span><text:span text:style-name="_39_">"</text:span><text:span text:style-name="_31_"> </text:span><text:span text:style-name="_35_">B</text:span><text:span text:style-name="_39_">u</text:span><text:span text:style-name="_33_">t</text:span><text:span text:style-name="_34_"> </text:span><text:span text:style-name="_39_">t</text:span><text:span text:style-name="_32_">h</text:span><text:span text:style-name="_35_">i</text:span><text:span text:style-name="_39_">s</text:span><text:span text:style-name="_31_"> </text:span><text:span text:style-name="_36_">r</text:span><text:span text:style-name="_38_">e</text:span><text:span text:style-name="_32_">a</text:span><text:span text:style-name="_36_">l</text:span><text:span text:style-name="_39_">l</text:span><text:span text:style-name="_32_">y</text:span><text:span text:style-name="_34_"> </text:span><text:span text:style-name="_38_">o</text:span><text:span text:style-name="_32_">n</text:span><text:span text:style-name="_36_">l</text:span><text:span text:style-name="_39_">y</text:span><text:span text:style-name="_31_"> </text:span><text:span text:style-name="_35_">m</text:span><text:span text:style-name="_39_">e</text:span><text:span text:style-name="_32_">a</text:span><text:span text:style-name="_35_">n</text:span><text:span text:style-name="_38_">s</text:span><text:span text:style-name="_31_"> </text:span><text:span text:style-name="_35_">t</text:span><text:span text:style-name="_38_">h</text:span><text:span text:style-name="_33_">a</text:span><text:span text:style-name="_36_">t</text:span><text:span text:style-name="_37_"> </text:span><text:span text:style-name="_32_">w</text:span><text:span text:style-name="_36_">e</text:span><text:span text:style-name="_37_"> </text:span><text:span text:style-name="_32_">t</text:span><text:span text:style-name="_35_">h</text:span><text:span text:style-name="_38_">i</text:span><text:span text:style-name="_33_">n</text:span><text:span text:style-name="_36_">k</text:span><text:span text:style-name="_37_"> </text:span><text:span text:style-name="_33_">i</text:span><text:span text:style-name="_35_">t</text:span><text:span text:style-name="_37_"> </text:span><text:span text:style-name="_32_">w</text:span><text:span text:style-name="_35_">o</text:span><text:span text:style-name="_38_">u</text:span><text:span text:style-name="_32_">l</text:span><text:span text:style-name="_36_">d</text:span><text:span text:style-name="_37_"> </text:span><text:span text:style-name="_33_">b</text:span><text:span text:style-name="_36_">e</text:span><text:span text:style-name="_37_"> </text:span><text:span text:style-name="_33_">l</text:span><text:span text:style-name="_36_">e</text:span><text:span text:style-name="_38_">s</text:span><text:span text:style-name="_32_">s</text:span><text:span text:style-name="_34_"> </text:span><text:span text:style-name="_39_">l</text:span><text:span text:style-name="_33_">i</text:span><text:span text:style-name="_35_">k</text:span><text:span text:style-name="_39_">e</text:span><text:span text:style-name="_33_">l</text:span><text:span text:style-name="_35_">y</text:span><text:span text:style-name="_37_"> </text:span><text:span text:style-name="_32_">t</text:span><text:span text:style-name="_35_">h</text:span><text:span text:style-name="_38_">a</text:span><text:span text:style-name="_33_">t</text:span><text:span text:style-name="_34_"> </text:span><text:span text:style-name="_39_">H</text:span><text:span text:style-name="_32_">e</text:span><text:span text:style-name="_34_"> </text:span><text:span text:style-name="_38_">w</text:span><text:span text:style-name="_32_">o</text:span><text:span text:style-name="_35_">u</text:span><text:span text:style-name="_39_">l</text:span><text:span text:style-name="_33_">d</text:span><text:span text:style-name="_34_"> </text:span><text:span text:style-name="_39_">c</text:span><text:span text:style-name="_32_">o</text:span><text:span text:style-name="_36_">n</text:span><text:span text:style-name="_39_">s</text:span><text:span text:style-name="_33_">i</text:span><text:span text:style-name="_36_">d</text:span><text:span text:style-name="_38_">e</text:span><text:span text:style-name="_32_">r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c</text:span><text:span text:style-name="_35_">i</text:span><text:span text:style-name="_39_">r</text:span><text:span text:style-name="_33_">c</text:span><text:span text:style-name="_35_">u</text:span><text:span text:style-name="_38_">m</text:span><text:span text:style-name="_33_">s</text:span><text:span text:style-name="_36_">t</text:span><text:span text:style-name="_39_">a</text:span><text:span text:style-name="_32_">n</text:span><text:span text:style-name="_35_">c</text:span><text:span text:style-name="_38_">e</text:span><text:span text:style-name="_32_">s</text:span><text:span text:style-name="_34_"> </text:span><text:span text:style-name="_39_">s</text:span><text:span text:style-name="_32_">u</text:span><text:span text:style-name="_35_">i</text:span><text:span text:style-name="_38_">t</text:span><text:span text:style-name="_32_">a</text:span><text:span text:style-name="_35_">b</text:span><text:span text:style-name="_39_">l</text:span><text:span text:style-name="_33_">e</text:span><text:span text:style-name="_34_"> </text:span><text:span text:style-name="_39_">f</text:span><text:span text:style-name="_32_">o</text:span><text:span text:style-name="_36_">r</text:span><text:span text:style-name="_37_"> </text:span><text:span text:style-name="_33_">c</text:span><text:span text:style-name="_36_">o</text:span><text:span text:style-name="_39_">n</text:span><text:span text:style-name="_33_">f</text:span><text:span text:style-name="_35_">e</text:span><text:span text:style-name="_38_">r</text:span><text:span text:style-name="_32_">r</text:span><text:span text:style-name="_35_">i</text:span><text:span text:style-name="_39_">n</text:span><text:span text:style-name="_33_">g</text:span><text:span text:style-name="_34_"> </text:span><text:span text:style-name="_39_">a</text:span><text:span text:style-name="_31_"> </text:span><text:span text:style-name="_35_">s</text:span><text:span text:style-name="_38_">o</text:span><text:span text:style-name="_32_">u</text:span><text:span text:style-name="_35_">l</text:span><text:span text:style-name="_39_">.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c</text:span><text:span text:style-name="_33_">i</text:span><text:span text:style-name="_35_">r</text:span><text:span text:style-name="_38_">c</text:span><text:span text:style-name="_33_">u</text:span><text:span text:style-name="_35_">m</text:span><text:span text:style-name="_38_">s</text:span><text:span text:style-name="_32_">t</text:span><text:span text:style-name="_35_">a</text:span><text:span text:style-name="_38_">n</text:span><text:span text:style-name="_32_">c</text:span><text:span text:style-name="_36_">e</text:span><text:span text:style-name="_38_">s</text:span><text:span text:style-name="_31_"> </text:span><text:span text:style-name="_36_">i</text:span><text:span text:style-name="_39_">n</text:span><text:span text:style-name="_31_"> </text:span><text:span text:style-name="_36_">q</text:span><text:span text:style-name="_38_">u</text:span><text:span text:style-name="_32_">e</text:span><text:span text:style-name="_36_">s</text:span><text:span text:style-name="_39_">t</text:span><text:span text:style-name="_32_">i</text:span><text:span text:style-name="_35_">o</text:span><text:span text:style-name="_38_">n</text:span><text:span text:style-name="_31_"> </text:span><text:span text:style-name="_35_">a</text:span><text:span text:style-name="_38_">r</text:span><text:span text:style-name="_33_">e</text:span><text:span text:style-name="_34_"> </text:span><text:span text:style-name="_39_">d</text:span><text:span text:style-name="_33_">i</text:span><text:span text:style-name="_36_">s</text:span><text:span text:style-name="_38_">c</text:span><text:span text:style-name="_33_">u</text:span><text:span text:style-name="_35_">s</text:span><text:span text:style-name="_38_">s</text:span><text:span text:style-name="_33_">e</text:span><text:span text:style-name="_35_">d</text:span><text:span text:style-name="_37_"> </text:span><text:span text:style-name="_33_">i</text:span><text:span text:style-name="_35_">n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r</text:span><text:span text:style-name="_38_">e</text:span><text:span text:style-name="_33_">s</text:span><text:span text:style-name="_35_">t</text:span><text:span text:style-name="_37_"> </text:span><text:span text:style-name="_32_">o</text:span><text:span text:style-name="_35_">f</text:span><text:span text:style-name="_37_"> </text:span><text:span text:style-name="_33_">t</text:span><text:span text:style-name="_35_">h</text:span><text:span text:style-name="_39_">i</text:span><text:span text:style-name="_32_">s</text:span><text:span text:style-name="_34_"> </text:span><text:span text:style-name="_38_">p</text:span><text:span text:style-name="_33_">a</text:span><text:span text:style-name="_36_">p</text:span><text:span text:style-name="_38_">e</text:span><text:span text:style-name="_32_">r</text:span><text:span text:style-name="_35_">.</text:span><text:span text:style-name="_37_"> </text:span><text:span text:style-name="_33_">I</text:span><text:span text:style-name="_36_">n</text:span><text:span text:style-name="_37_"> </text:span><text:span text:style-name="_33_">a</text:span><text:span text:style-name="_35_">t</text:span><text:span text:style-name="_38_">t</text:span><text:span text:style-name="_32_">e</text:span><text:span text:style-name="_36_">m</text:span><text:span text:style-name="_39_">p</text:span><text:span text:style-name="_32_">t</text:span><text:span text:style-name="_36_">i</text:span><text:span text:style-name="_38_">n</text:span><text:span text:style-name="_32_">g</text:span><text:span text:style-name="_34_"> </text:span><text:span text:style-name="_39_">t</text:span><text:span text:style-name="_33_">o</text:span><text:span text:style-name="_34_"> </text:span><text:span text:style-name="_39_">c</text:span><text:span text:style-name="_33_">o</text:span><text:span text:style-name="_35_">n</text:span><text:span text:style-name="_38_">s</text:span><text:span text:style-name="_33_">t</text:span><text:span text:style-name="_36_">r</text:span><text:span text:style-name="_38_">u</text:span><text:span text:style-name="_32_">c</text:span><text:span text:style-name="_36_">t</text:span><text:span text:style-name="_37_"> </text:span><text:span text:style-name="_32_">s</text:span><text:span text:style-name="_35_">u</text:span><text:span text:style-name="_39_">c</text:span><text:span text:style-name="_32_">h</text:span><text:span text:style-name="_34_"> </text:span><text:span text:style-name="_39_">m</text:span><text:span text:style-name="_33_">a</text:span><text:span text:style-name="_36_">c</text:span><text:span text:style-name="_38_">h</text:span><text:span text:style-name="_32_">i</text:span><text:span text:style-name="_35_">n</text:span><text:span text:style-name="_39_">e</text:span><text:span text:style-name="_32_">s</text:span><text:span text:style-name="_34_"> </text:span><text:span text:style-name="_39_">w</text:span><text:span text:style-name="_32_">e</text:span><text:span text:style-name="_34_"> </text:span><text:span text:style-name="_38_">s</text:span><text:span text:style-name="_33_">h</text:span><text:span text:style-name="_36_">o</text:span><text:span text:style-name="_39_">u</text:span><text:span text:style-name="_32_">l</text:span><text:span text:style-name="_36_">d</text:span><text:span text:style-name="_37_"> </text:span><text:span text:style-name="_32_">n</text:span><text:span text:style-name="_35_">o</text:span><text:span text:style-name="_39_">t</text:span><text:span text:style-name="_31_"> </text:span><text:span text:style-name="_36_">b</text:span><text:span text:style-name="_38_">e</text:span><text:span text:style-name="_31_"> </text:span><text:span text:style-name="_36_">i</text:span><text:span text:style-name="_39_">r</text:span><text:span text:style-name="_33_">r</text:span><text:span text:style-name="_36_">e</text:span><text:span text:style-name="_39_">v</text:span><text:span text:style-name="_33_">e</text:span><text:span text:style-name="_36_">r</text:span><text:span text:style-name="_38_">e</text:span><text:span text:style-name="_33_">n</text:span><text:span text:style-name="_35_">t</text:span><text:span text:style-name="_38_">l</text:span><text:span text:style-name="_33_">y</text:span><text:span text:style-name="_34_"> </text:span><text:span text:style-name="_39_">u</text:span><text:span text:style-name="_32_">s</text:span><text:span text:style-name="_36_">u</text:span><text:span text:style-name="_39_">r</text:span><text:span text:style-name="_33_">p</text:span><text:span text:style-name="_36_">i</text:span><text:span text:style-name="_38_">n</text:span><text:span text:style-name="_33_">g</text:span><text:span text:style-name="_34_"> </text:span><text:span text:style-name="_38_">H</text:span><text:span text:style-name="_33_">i</text:span><text:span text:style-name="_36_">s</text:span><text:span text:style-name="_37_"> </text:span><text:span text:style-name="_33_">p</text:span><text:span text:style-name="_36_">o</text:span><text:span text:style-name="_38_">w</text:span><text:span text:style-name="_32_">e</text:span><text:span text:style-name="_36_">r</text:span><text:span text:style-name="_37_"> </text:span><text:span text:style-name="_32_">o</text:span><text:span text:style-name="_36_">f</text:span><text:span text:style-name="_37_"> </text:span><text:span text:style-name="_32_">c</text:span><text:span text:style-name="_36_">r</text:span><text:span text:style-name="_39_">e</text:span><text:span text:style-name="_33_">a</text:span><text:span text:style-name="_36_">t</text:span><text:span text:style-name="_38_">i</text:span><text:span text:style-name="_32_">n</text:span><text:span text:style-name="_35_">g</text:span><text:span text:style-name="_37_"> </text:span><text:span text:style-name="_32_">s</text:span><text:span text:style-name="_36_">o</text:span><text:span text:style-name="_39_">u</text:span><text:span text:style-name="_32_">l</text:span><text:span text:style-name="_36_">s</text:span><text:span text:style-name="_39_">,</text:span><text:span text:style-name="_31_"> </text:span><text:span text:style-name="_36_">a</text:span><text:span text:style-name="_39_">n</text:span><text:span text:style-name="_32_">y</text:span><text:span text:style-name="_34_"> </text:span><text:span text:style-name="_39_">m</text:span><text:span text:style-name="_32_">o</text:span><text:span text:style-name="_36_">r</text:span><text:span text:style-name="_39_">e</text:span><text:span text:style-name="_31_"> </text:span><text:span text:style-name="_35_">t</text:span><text:span text:style-name="_38_">h</text:span><text:span text:style-name="_33_">a</text:span><text:span text:style-name="_35_">n</text:span><text:span text:style-name="_37_"> </text:span><text:span text:style-name="_32_">w</text:span><text:span text:style-name="_35_">e</text:span><text:span text:style-name="_37_"> </text:span><text:span text:style-name="_32_">a</text:span><text:span text:style-name="_36_">r</text:span><text:span text:style-name="_38_">e</text:span><text:span text:style-name="_31_"> </text:span><text:span text:style-name="_35_">i</text:span><text:span text:style-name="_39_">n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p</text:span><text:span text:style-name="_33_">r</text:span><text:span text:style-name="_35_">o</text:span><text:span text:style-name="_38_">c</text:span><text:span text:style-name="_32_">r</text:span><text:span text:style-name="_36_">e</text:span><text:span text:style-name="_38_">a</text:span><text:span text:style-name="_32_">t</text:span><text:span text:style-name="_36_">i</text:span><text:span text:style-name="_38_">o</text:span><text:span text:style-name="_33_">n</text:span><text:span text:style-name="_34_"> </text:span><text:span text:style-name="_39_">o</text:span><text:span text:style-name="_33_">f</text:span><text:span text:style-name="_34_"> </text:span><text:span text:style-name="_38_">c</text:span><text:span text:style-name="_32_">h</text:span><text:span text:style-name="_35_">i</text:span><text:span text:style-name="_38_">l</text:span><text:span text:style-name="_33_">d</text:span><text:span text:style-name="_35_">r</text:span><text:span text:style-name="_38_">e</text:span><text:span text:style-name="_33_">n</text:span><text:span text:style-name="_36_">:</text:span><text:span text:style-name="_37_"> </text:span><text:span text:style-name="_32_">r</text:span><text:span text:style-name="_36_">a</text:span><text:span text:style-name="_38_">t</text:span><text:span text:style-name="_32_">h</text:span><text:span text:style-name="_35_">e</text:span><text:span text:style-name="_38_">r</text:span><text:span text:style-name="_31_"> </text:span><text:span text:style-name="_36_">w</text:span><text:span text:style-name="_38_">e</text:span><text:span text:style-name="_31_"> </text:span><text:span text:style-name="_35_">a</text:span><text:span text:style-name="_39_">r</text:span><text:span text:style-name="_33_">e</text:span><text:span text:style-name="_36_">,</text:span><text:span text:style-name="_37_"> </text:span><text:span text:style-name="_32_">i</text:span><text:span text:style-name="_36_">n</text:span><text:span text:style-name="_37_"> </text:span><text:span text:style-name="_32_">e</text:span><text:span text:style-name="_35_">i</text:span><text:span text:style-name="_38_">t</text:span><text:span text:style-name="_32_">h</text:span><text:span text:style-name="_35_">e</text:span><text:span text:style-name="_39_">r</text:span><text:span text:style-name="_31_"> </text:span><text:span text:style-name="_35_">c</text:span><text:span text:style-name="_38_">a</text:span><text:span text:style-name="_32_">s</text:span><text:span text:style-name="_35_">e</text:span><text:span text:style-name="_38_">,</text:span><text:span text:style-name="_31_"> </text:span><text:span text:style-name="_35_">i</text:span><text:span text:style-name="_39_">n</text:span><text:span text:style-name="_33_">s</text:span><text:span text:style-name="_36_">t</text:span><text:span text:style-name="_39_">r</text:span><text:span text:style-name="_32_">u</text:span><text:span text:style-name="_36_">m</text:span><text:span text:style-name="_38_">e</text:span><text:span text:style-name="_32_">n</text:span><text:span text:style-name="_36_">t</text:span><text:span text:style-name="_38_">s</text:span><text:span text:style-name="_31_"> </text:span><text:span text:style-name="_36_">o</text:span><text:span text:style-name="_38_">f</text:span><text:span text:style-name="_31_"> </text:span><text:span text:style-name="_36_">H</text:span><text:span text:style-name="_39_">i</text:span><text:span text:style-name="_32_">s</text:span><text:span text:style-name="_34_"> </text:span><text:span text:style-name="_39_">w</text:span><text:span text:style-name="_32_">i</text:span><text:span text:style-name="_35_">l</text:span><text:span text:style-name="_39_">l</text:span><text:span text:style-name="_31_"> </text:span><text:span text:style-name="_35_">p</text:span><text:span text:style-name="_39_">r</text:span><text:span text:style-name="_32_">o</text:span><text:span text:style-name="_36_">v</text:span><text:span text:style-name="_38_">i</text:span><text:span text:style-name="_32_">d</text:span><text:span text:style-name="_35_">i</text:span><text:span text:style-name="_38_">n</text:span><text:span text:style-name="_33_">g</text:span><text:span text:style-name="_34_"> </text:span><text:span text:style-name="_39_">.</text:span><text:span text:style-name="_33_">m</text:span><text:span text:style-name="_36_">a</text:span><text:span text:style-name="_38_">n</text:span><text:span text:style-name="_33_">s</text:span><text:span text:style-name="_35_">i</text:span><text:span text:style-name="_38_">o</text:span><text:span text:style-name="_33_">n</text:span><text:span text:style-name="_36_">s</text:span><text:span text:style-name="_37_"> </text:span><text:span text:style-name="_33_">f</text:span><text:span text:style-name="_35_">o</text:span><text:span text:style-name="_38_">r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s</text:span><text:span text:style-name="_32_">o</text:span><text:span text:style-name="_36_">u</text:span><text:span text:style-name="_39_">l</text:span><text:span text:style-name="_32_">s</text:span><text:span text:style-name="_34_"> </text:span><text:span text:style-name="_39_">t</text:span><text:span text:style-name="_32_">h</text:span><text:span text:style-name="_36_">a</text:span><text:span text:style-name="_39_">t</text:span><text:span text:style-name="_31_"> </text:span><text:span text:style-name="_36_">H</text:span><text:span text:style-name="_39_">e</text:span><text:span text:style-name="_31_"> </text:span><text:span text:style-name="_36_">c</text:span><text:span text:style-name="_39_">r</text:span><text:span text:style-name="_32_">e</text:span><text:span text:style-name="_36_">a</text:span><text:span text:style-name="_38_">t</text:span><text:span text:style-name="_32_">e</text:span><text:span text:style-name="_35_">s</text:span><text:span text:style-name="_39_">.</text:span></text:p>
      <text:p text:style-name="P1"><text:span text:style-name="_35_">H</text:span><text:span text:style-name="_39_">o</text:span><text:span text:style-name="_32_">w</text:span><text:span text:style-name="_36_">e</text:span><text:span text:style-name="_38_">v</text:span><text:span text:style-name="_32_">e</text:span><text:span text:style-name="_35_">r</text:span><text:span text:style-name="_38_">,</text:span><text:span text:style-name="_31_"> </text:span><text:span text:style-name="_35_">t</text:span><text:span text:style-name="_39_">h</text:span><text:span text:style-name="_32_">i</text:span><text:span text:style-name="_35_">s</text:span><text:span text:style-name="_37_"> </text:span><text:span text:style-name="_32_">i</text:span><text:span text:style-name="_35_">s</text:span><text:span text:style-name="_37_"> </text:span><text:span text:style-name="_32_">m</text:span><text:span text:style-name="_35_">e</text:span><text:span text:style-name="_38_">r</text:span><text:span text:style-name="_32_">e</text:span><text:span text:style-name="_34_"> </text:span><text:span text:style-name="_39_">s</text:span><text:span text:style-name="_33_">p</text:span><text:span text:style-name="_35_">e</text:span><text:span text:style-name="_39_">c</text:span><text:span text:style-name="_33_">u</text:span><text:span text:style-name="_35_">l</text:span><text:span text:style-name="_38_">a</text:span><text:span text:style-name="_33_">t</text:span><text:span text:style-name="_36_">i</text:span><text:span text:style-name="_39_">o</text:span><text:span text:style-name="_32_">n</text:span><text:span text:style-name="_36_">.</text:span><text:span text:style-name="_37_"> </text:span><text:span text:style-name="_33_">I</text:span><text:span text:style-name="_34_"> </text:span><text:span text:style-name="_39_">a</text:span><text:span text:style-name="_32_">m</text:span><text:span text:style-name="_34_"> </text:span><text:span text:style-name="_38_">n</text:span><text:span text:style-name="_32_">o</text:span><text:span text:style-name="_36_">t</text:span><text:span text:style-name="_37_"> </text:span><text:span text:style-name="_33_">v</text:span><text:span text:style-name="_35_">e</text:span><text:span text:style-name="_39_">r</text:span><text:span text:style-name="_33_">y</text:span><text:span text:style-name="_34_"> </text:span><text:span text:style-name="_38_">i</text:span><text:span text:style-name="_32_">m</text:span><text:span text:style-name="_35_">p</text:span><text:span text:style-name="_39_">r</text:span><text:span text:style-name="_32_">e</text:span><text:span text:style-name="_35_">s</text:span><text:span text:style-name="_38_">s</text:span><text:span text:style-name="_32_">e</text:span><text:span text:style-name="_35_">d</text:span><text:span text:style-name="_37_"> </text:span><text:span text:style-name="_33_">w</text:span><text:span text:style-name="_36_">i</text:span><text:span text:style-name="_39_">t</text:span><text:span text:style-name="_33_">h</text:span><text:span text:style-name="_34_"> </text:span><text:span text:style-name="_39_">t</text:span><text:span text:style-name="_32_">h</text:span><text:span text:style-name="_36_">e</text:span><text:span text:style-name="_38_">o</text:span><text:span text:style-name="_33_">l</text:span><text:span text:style-name="_35_">o</text:span><text:span text:style-name="_39_">g</text:span><text:span text:style-name="_33_">i</text:span><text:span text:style-name="_35_">c</text:span><text:span text:style-name="_38_">a</text:span><text:span text:style-name="_33_">l</text:span><text:span text:style-name="_34_"> </text:span><text:span text:style-name="_38_">a</text:span><text:span text:style-name="_33_">r</text:span><text:span text:style-name="_36_">g</text:span><text:span text:style-name="_39_">u</text:span><text:span text:style-name="_33_">m</text:span><text:span text:style-name="_36_">e</text:span><text:span text:style-name="_38_">n</text:span><text:span text:style-name="_32_">t</text:span><text:span text:style-name="_35_">s</text:span><text:span text:style-name="_37_"> </text:span><text:span text:style-name="_33_">w</text:span><text:span text:style-name="_35_">h</text:span><text:span text:style-name="_39_">a</text:span><text:span text:style-name="_33_">t</text:span><text:span text:style-name="_35_">e</text:span><text:span text:style-name="_39_">v</text:span><text:span text:style-name="_32_">e</text:span><text:span text:style-name="_36_">r</text:span><text:span text:style-name="_37_"> </text:span><text:span text:style-name="_33_">t</text:span><text:span text:style-name="_35_">h</text:span><text:span text:style-name="_38_">e</text:span><text:span text:style-name="_33_">y</text:span><text:span text:style-name="_34_"> </text:span><text:span text:style-name="_38_">m</text:span><text:span text:style-name="_32_">a</text:span><text:span text:style-name="_36_">y</text:span><text:span text:style-name="_37_"> </text:span><text:span text:style-name="_32_">b</text:span><text:span text:style-name="_36_">e</text:span><text:span text:style-name="_37_"> </text:span><text:span text:style-name="_33_">u</text:span><text:span text:style-name="_35_">s</text:span><text:span text:style-name="_39_">e</text:span><text:span text:style-name="_32_">d</text:span><text:span text:style-name="_34_"> </text:span><text:span text:style-name="_38_">t</text:span><text:span text:style-name="_32_">o</text:span><text:span text:style-name="_34_"> </text:span><text:span text:style-name="_38_">s</text:span><text:span text:style-name="_32_">u</text:span><text:span text:style-name="_36_">p</text:span><text:span text:style-name="_39_">p</text:span><text:span text:style-name="_33_">o</text:span><text:span text:style-name="_36_">r</text:span><text:span text:style-name="_38_">t</text:span><text:span text:style-name="_33_">.</text:span><text:span text:style-name="_34_"> </text:span><text:span text:style-name="_38_">S</text:span><text:span text:style-name="_33_">u</text:span><text:span text:style-name="_36_">c</text:span><text:span text:style-name="_39_">h</text:span><text:span text:style-name="_31_"> </text:span><text:span text:style-name="_36_">a</text:span><text:span text:style-name="_38_">r</text:span><text:span text:style-name="_33_">g</text:span><text:span text:style-name="_36_">u</text:span><text:span text:style-name="_39_">m</text:span><text:span text:style-name="_32_">e</text:span><text:span text:style-name="_35_">n</text:span><text:span text:style-name="_38_">t</text:span><text:span text:style-name="_33_">s</text:span><text:span text:style-name="_34_"> </text:span><text:span text:style-name="_38_">h</text:span><text:span text:style-name="_33_">a</text:span><text:span text:style-name="_36_">v</text:span><text:span text:style-name="_39_">e</text:span><text:span text:style-name="_31_"> </text:span><text:span text:style-name="_36_">o</text:span><text:span text:style-name="_39_">f</text:span><text:span text:style-name="_32_">t</text:span><text:span text:style-name="_35_">e</text:span><text:span text:style-name="_39_">n</text:span><text:span text:style-name="_31_"> </text:span><text:span text:style-name="_35_">b</text:span><text:span text:style-name="_39_">e</text:span><text:span text:style-name="_33_">e</text:span><text:span text:style-name="_35_">n</text:span><text:span text:style-name="_37_"> </text:span><text:span text:style-name="_33_">f</text:span><text:span text:style-name="_35_">o</text:span><text:span text:style-name="_39_">u</text:span><text:span text:style-name="_33_">n</text:span><text:span text:style-name="_36_">d</text:span><text:span text:style-name="_37_"> </text:span><text:span text:style-name="_32_">u</text:span><text:span text:style-name="_35_">n</text:span><text:span text:style-name="_39_">s</text:span><text:span text:style-name="_33_">a</text:span><text:span text:style-name="_35_">t</text:span><text:span text:style-name="_38_">i</text:span><text:span text:style-name="_33_">s</text:span><text:span text:style-name="_36_">f</text:span><text:span text:style-name="_38_">a</text:span><text:span text:style-name="_32_">c</text:span><text:span text:style-name="_35_">t</text:span><text:span text:style-name="_39_">o</text:span><text:span text:style-name="_32_">r</text:span><text:span text:style-name="_36_">y</text:span><text:span text:style-name="_37_"> </text:span><text:span text:style-name="_32_">i</text:span><text:span text:style-name="_36_">n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p</text:span><text:span text:style-name="_39_">a</text:span><text:span text:style-name="_32_">s</text:span><text:span text:style-name="_36_">t</text:span><text:span text:style-name="_39_">.</text:span><text:span text:style-name="_31_"> </text:span><text:span text:style-name="_36_">I</text:span><text:span text:style-name="_39_">n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t</text:span><text:span text:style-name="_32_">i</text:span><text:span text:style-name="_36_">m</text:span><text:span text:style-name="_39_">e</text:span><text:span text:style-name="_31_"> </text:span><text:span text:style-name="_36_">o</text:span><text:span text:style-name="_38_">f</text:span><text:span text:style-name="_31_"> </text:span><text:span text:style-name="_36_">G</text:span><text:span text:style-name="_39_">a</text:span><text:span text:style-name="_33_">l</text:span><text:span text:style-name="_36_">i</text:span><text:span text:style-name="_39_">l</text:span><text:span text:style-name="_32_">e</text:span><text:span text:style-name="_35_">o</text:span><text:span text:style-name="_37_"> </text:span><text:span text:style-name="_32_">i</text:span><text:span text:style-name="_36_">t</text:span><text:span text:style-name="_37_"> </text:span><text:span text:style-name="_33_">w</text:span><text:span text:style-name="_35_">a</text:span><text:span text:style-name="_38_">s</text:span><text:span text:style-name="_31_"> </text:span><text:span text:style-name="_36_">a</text:span><text:span text:style-name="_38_">r</text:span><text:span text:style-name="_33_">g</text:span><text:span text:style-name="_35_">u</text:span><text:span text:style-name="_38_">e</text:span><text:span text:style-name="_32_">d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t</text:span><text:span text:style-name="_33_">e</text:span><text:span text:style-name="_36_">x</text:span><text:span text:style-name="_38_">t</text:span><text:span text:style-name="_32_">s</text:span><text:span text:style-name="_36_">,</text:span><text:span text:style-name="_37_"> </text:span><text:span text:style-name="_32_">"</text:span><text:span text:style-name="_36_">A</text:span><text:span text:style-name="_39_">n</text:span><text:span text:style-name="_32_">d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s</text:span><text:span text:style-name="_35_">u</text:span><text:span text:style-name="_38_">n</text:span><text:span text:style-name="_31_"> </text:span><text:span text:style-name="_35_">s</text:span><text:span text:style-name="_38_">t</text:span><text:span text:style-name="_32_">o</text:span><text:span text:style-name="_36_">o</text:span><text:span text:style-name="_39_">d</text:span><text:span text:style-name="_31_"> </text:span><text:span text:style-name="_36_">s</text:span><text:span text:style-name="_38_">t</text:span><text:span text:style-name="_33_">i</text:span><text:span text:style-name="_35_">l</text:span><text:span text:style-name="_39_">l</text:span><text:span text:style-name="_31_"> </text:span><text:span text:style-name="_35_">.</text:span><text:span text:style-name="_37_"> </text:span><text:span text:style-name="_32_">.</text:span><text:span text:style-name="_34_"> </text:span><text:span text:style-name="_38_">.</text:span><text:span text:style-name="_31_"> </text:span><text:span text:style-name="_36_">a</text:span><text:span text:style-name="_39_">n</text:span><text:span text:style-name="_33_">d</text:span><text:span text:style-name="_34_"> </text:span><text:span text:style-name="_38_">h</text:span><text:span text:style-name="_33_">a</text:span><text:span text:style-name="_35_">s</text:span><text:span text:style-name="_39_">t</text:span><text:span text:style-name="_33_">e</text:span><text:span text:style-name="_36_">d</text:span><text:span text:style-name="_37_"> </text:span><text:span text:style-name="_33_">n</text:span><text:span text:style-name="_35_">o</text:span><text:span text:style-name="_39_">t</text:span><text:span text:style-name="_31_"> </text:span><text:span text:style-name="_36_">t</text:span><text:span text:style-name="_38_">o</text:span><text:span text:style-name="_31_"> </text:span><text:span text:style-name="_35_">g</text:span><text:span text:style-name="_39_">o</text:span><text:span text:style-name="_31_"> </text:span><text:span text:style-name="_35_">d</text:span><text:span text:style-name="_38_">o</text:span><text:span text:style-name="_32_">w</text:span><text:span text:style-name="_36_">n</text:span><text:span text:style-name="_37_"> </text:span><text:span text:style-name="_33_">a</text:span><text:span text:style-name="_35_">b</text:span><text:span text:style-name="_39_">o</text:span><text:span text:style-name="_33_">u</text:span><text:span text:style-name="_35_">t</text:span><text:span text:style-name="_37_"> </text:span><text:span text:style-name="_33_">a</text:span><text:span text:style-name="_34_"> </text:span><text:span text:style-name="_39_">w</text:span><text:span text:style-name="_33_">h</text:span><text:span text:style-name="_36_">o</text:span><text:span text:style-name="_38_">l</text:span><text:span text:style-name="_32_">e</text:span><text:span text:style-name="_34_"> </text:span><text:span text:style-name="_38_">d</text:span><text:span text:style-name="_33_">a</text:span><text:span text:style-name="_36_">y</text:span><text:span text:style-name="_39_">"</text:span><text:span text:style-name="_31_"> </text:span><text:span text:style-name="_35_">(</text:span><text:span text:style-name="_39_">J</text:span><text:span text:style-name="_33_">o</text:span><text:span text:style-name="_36_">s</text:span><text:span text:style-name="_38_">h</text:span><text:span text:style-name="_32_">u</text:span><text:span text:style-name="_35_">a</text:span><text:span text:style-name="_37_"> </text:span><text:span text:style-name="_32_">x</text:span><text:span text:style-name="_35_">.</text:span><text:span text:style-name="_37_"> </text:span><text:span text:style-name="_32_">1</text:span><text:span text:style-name="_35_">3</text:span><text:span text:style-name="_38_">)</text:span><text:span text:style-name="_31_"> </text:span><text:span text:style-name="_35_">a</text:span><text:span text:style-name="_38_">n</text:span><text:span text:style-name="_33_">d</text:span><text:span text:style-name="_34_"> </text:span><text:span text:style-name="_39_">"</text:span><text:span text:style-name="_32_">H</text:span><text:span text:style-name="_35_">e</text:span><text:span text:style-name="_37_"> </text:span><text:span text:style-name="_32_">l</text:span><text:span text:style-name="_35_">a</text:span><text:span text:style-name="_39_">i</text:span><text:span text:style-name="_32_">d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f</text:span><text:span text:style-name="_35_">o</text:span><text:span text:style-name="_38_">u</text:span><text:span text:style-name="_33_">n</text:span><text:span text:style-name="_35_">d</text:span><text:span text:style-name="_38_">a</text:span><text:span text:style-name="_32_">t</text:span><text:span text:style-name="_35_">i</text:span><text:span text:style-name="_38_">o</text:span><text:span text:style-name="_33_">n</text:span><text:span text:style-name="_36_">s</text:span><text:span text:style-name="_37_"> </text:span><text:span text:style-name="_33_">o</text:span><text:span text:style-name="_35_">f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e</text:span><text:span text:style-name="_38_">a</text:span><text:span text:style-name="_32_">r</text:span><text:span text:style-name="_36_">t</text:span><text:span text:style-name="_39_">h</text:span><text:span text:style-name="_33_">,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pan text:style-name="_35_">i</text:span><text:span text:style-name="_39_">t</text:span><text:span text:style-name="_31_"> </text:span><text:span text:style-name="_35_">s</text:span><text:span text:style-name="_38_">h</text:span><text:span text:style-name="_33_">o</text:span><text:span text:style-name="_36_">u</text:span><text:span text:style-name="_39_">l</text:span><text:span text:style-name="_33_">d</text:span><text:span text:style-name="_34_"> </text:span><text:span text:style-name="_39_">n</text:span><text:span text:style-name="_33_">o</text:span><text:span text:style-name="_35_">t</text:span><text:span text:style-name="_37_"> </text:span><text:span text:style-name="_33_">m</text:span><text:span text:style-name="_36_">o</text:span><text:span text:style-name="_39_">v</text:span><text:span text:style-name="_32_">e</text:span><text:span text:style-name="_34_"> </text:span><text:span text:style-name="_38_">a</text:span><text:span text:style-name="_32_">t</text:span><text:span text:style-name="_34_"> </text:span><text:span text:style-name="_39_">a</text:span><text:span text:style-name="_33_">n</text:span><text:span text:style-name="_36_">y</text:span><text:span text:style-name="_37_"> </text:span><text:span text:style-name="_32_">t</text:span><text:span text:style-name="_35_">i</text:span><text:span text:style-name="_39_">m</text:span><text:span text:style-name="_33_">e</text:span><text:span text:style-name="_35_">"</text:span><text:span text:style-name="_37_"> </text:span><text:span text:style-name="_32_">(</text:span><text:span text:style-name="_35_">P</text:span><text:span text:style-name="_39_">s</text:span><text:span text:style-name="_33_">a</text:span><text:span text:style-name="_36_">l</text:span><text:span text:style-name="_39_">m</text:span><text:span text:style-name="_31_"> </text:span><text:span text:style-name="_35_">c</text:span><text:span text:style-name="_39_">v</text:span><text:span text:style-name="_33_">.</text:span><text:span text:style-name="_34_"> </text:span><text:span text:style-name="_38_">5</text:span><text:span text:style-name="_32_">)</text:span><text:span text:style-name="_34_"> </text:span><text:span text:style-name="_38_">w</text:span><text:span text:style-name="_32_">e</text:span><text:span text:style-name="_35_">r</text:span><text:span text:style-name="_38_">e</text:span><text:span text:style-name="_31_"> </text:span><text:span text:style-name="_35_">a</text:span><text:span text:style-name="_39_">n</text:span><text:span text:style-name="_31_"> </text:span><text:span text:style-name="_36_">a</text:span><text:span text:style-name="_39_">d</text:span><text:span text:style-name="_33_">e</text:span><text:span text:style-name="_36_">q</text:span><text:span text:style-name="_39_">u</text:span><text:span text:style-name="_32_">a</text:span><text:span text:style-name="_36_">t</text:span><text:span text:style-name="_39_">e</text:span><text:span text:style-name="_31_"> </text:span><text:span text:style-name="_35_">r</text:span><text:span text:style-name="_38_">e</text:span><text:span text:style-name="_32_">f</text:span><text:span text:style-name="_35_">u</text:span><text:span text:style-name="_38_">t</text:span><text:span text:style-name="_32_">a</text:span><text:span text:style-name="_35_">t</text:span><text:span text:style-name="_38_">i</text:span><text:span text:style-name="_32_">o</text:span><text:span text:style-name="_35_">n</text:span><text:span text:style-name="_37_"> </text:span><text:span text:style-name="_32_">o</text:span><text:span text:style-name="_36_">f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C</text:span><text:span text:style-name="_38_">o</text:span><text:span text:style-name="_33_">p</text:span><text:span text:style-name="_36_">e</text:span><text:span text:style-name="_39_">r</text:span><text:span text:style-name="_33_">n</text:span><text:span text:style-name="_35_">i</text:span><text:span text:style-name="_38_">c</text:span><text:span text:style-name="_33_">a</text:span><text:span text:style-name="_36_">n</text:span><text:span text:style-name="_37_"> </text:span><text:span text:style-name="_32_">t</text:span><text:span text:style-name="_36_">h</text:span><text:span text:style-name="_39_">e</text:span><text:span text:style-name="_32_">o</text:span><text:span text:style-name="_36_">r</text:span><text:span text:style-name="_38_">y</text:span><text:span text:style-name="_33_">.</text:span><text:span text:style-name="_34_"> </text:span><text:span text:style-name="_38_">W</text:span><text:span text:style-name="_32_">i</text:span><text:span text:style-name="_36_">t</text:span><text:span text:style-name="_39_">h</text:span><text:span text:style-name="_31_"> </text:span><text:span text:style-name="_36_">o</text:span><text:span text:style-name="_39_">u</text:span><text:span text:style-name="_32_">r</text:span><text:span text:style-name="_34_"> </text:span><text:span text:style-name="_39_">p</text:span><text:span text:style-name="_33_">r</text:span><text:span text:style-name="_35_">e</text:span><text:span text:style-name="_39_">s</text:span><text:span text:style-name="_33_">e</text:span><text:span text:style-name="_35_">n</text:span><text:span text:style-name="_38_">t</text:span><text:span text:style-name="_31_"> </text:span><text:span text:style-name="_36_">k</text:span><text:span text:style-name="_39_">n</text:span><text:span text:style-name="_33_">o</text:span><text:span text:style-name="_36_">w</text:span><text:span text:style-name="_38_">l</text:span><text:span text:style-name="_33_">e</text:span><text:span text:style-name="_35_">d</text:span><text:span text:style-name="_38_">g</text:span><text:span text:style-name="_33_">e</text:span><text:span text:style-name="_34_"> </text:span><text:span text:style-name="_38_">s</text:span><text:span text:style-name="_33_">u</text:span><text:span text:style-name="_36_">c</text:span><text:span text:style-name="_38_">h</text:span><text:span text:style-name="_31_"> </text:span><text:span text:style-name="_35_">a</text:span><text:span text:style-name="_38_">n</text:span><text:span text:style-name="_31_"> </text:span><text:span text:style-name="_36_">a</text:span><text:span text:style-name="_39_">r</text:span><text:span text:style-name="_32_">g</text:span><text:span text:style-name="_35_">u</text:span><text:span text:style-name="_38_">m</text:span><text:span text:style-name="_33_">e</text:span><text:span text:style-name="_35_">n</text:span><text:span text:style-name="_38_">t</text:span><text:span text:style-name="_31_"> </text:span><text:span text:style-name="_36_">a</text:span><text:span text:style-name="_38_">p</text:span><text:span text:style-name="_32_">p</text:span><text:span text:style-name="_35_">e</text:span><text:span text:style-name="_38_">a</text:span><text:span text:style-name="_33_">r</text:span><text:span text:style-name="_35_">s</text:span><text:span text:style-name="_37_"> </text:span><text:span text:style-name="_32_">f</text:span><text:span text:style-name="_35_">u</text:span><text:span text:style-name="_39_">t</text:span><text:span text:style-name="_33_">i</text:span><text:span text:style-name="_35_">l</text:span><text:span text:style-name="_38_">e</text:span><text:span text:style-name="_33_">.</text:span><text:span text:style-name="_34_"> </text:span><text:span text:style-name="_39_">W</text:span><text:span text:style-name="_33_">h</text:span><text:span text:style-name="_36_">e</text:span><text:span text:style-name="_38_">n</text:span><text:span text:style-name="_31_"> </text:span><text:span text:style-name="_35_">t</text:span><text:span text:style-name="_38_">h</text:span><text:span text:style-name="_32_">a</text:span><text:span text:style-name="_36_">t</text:span><text:span text:style-name="_37_"> </text:span><text:span text:style-name="_33_">k</text:span><text:span text:style-name="_36_">n</text:span><text:span text:style-name="_38_">o</text:span><text:span text:style-name="_33_">w</text:span><text:span text:style-name="_36_">l</text:span><text:span text:style-name="_38_">e</text:span><text:span text:style-name="_33_">d</text:span><text:span text:style-name="_35_">g</text:span><text:span text:style-name="_38_">e</text:span><text:span text:style-name="_31_"> </text:span><text:span text:style-name="_36_">w</text:span><text:span text:style-name="_39_">a</text:span><text:span text:style-name="_33_">s</text:span><text:span text:style-name="_34_"> </text:span><text:span text:style-name="_38_">n</text:span><text:span text:style-name="_32_">o</text:span><text:span text:style-name="_35_">t</text:span><text:span text:style-name="_37_"> </text:span><text:span text:style-name="_33_">a</text:span><text:span text:style-name="_35_">v</text:span><text:span text:style-name="_38_">a</text:span><text:span text:style-name="_33_">i</text:span><text:span text:style-name="_35_">l</text:span><text:span text:style-name="_38_">a</text:span><text:span text:style-name="_32_">b</text:span><text:span text:style-name="_36_">l</text:span><text:span text:style-name="_38_">e</text:span><text:span text:style-name="_31_"> </text:span><text:span text:style-name="_36_">i</text:span><text:span text:style-name="_38_">t</text:span><text:span text:style-name="_31_"> </text:span><text:span text:style-name="_35_">m</text:span><text:span text:style-name="_38_">a</text:span><text:span text:style-name="_32_">d</text:span><text:span text:style-name="_36_">e</text:span><text:span text:style-name="_37_"> </text:span><text:span text:style-name="_32_">a</text:span><text:span text:style-name="_34_"> </text:span><text:span text:style-name="_39_">q</text:span><text:span text:style-name="_32_">u</text:span><text:span text:style-name="_35_">i</text:span><text:span text:style-name="_38_">t</text:span><text:span text:style-name="_32_">e</text:span><text:span text:style-name="_34_"> </text:span><text:span text:style-name="_38_">d</text:span><text:span text:style-name="_33_">i</text:span><text:span text:style-name="_35_">f</text:span><text:span text:style-name="_39_">f</text:span><text:span text:style-name="_32_">e</text:span><text:span text:style-name="_36_">r</text:span><text:span text:style-name="_39_">e</text:span><text:span text:style-name="_32_">n</text:span><text:span text:style-name="_35_">t</text:span><text:span text:style-name="_37_"> </text:span><text:span text:style-name="_32_">i</text:span><text:span text:style-name="_35_">m</text:span><text:span text:style-name="_38_">p</text:span><text:span text:style-name="_33_">r</text:span><text:span text:style-name="_35_">e</text:span><text:span text:style-name="_39_">s</text:span><text:span text:style-name="_32_">s</text:span><text:span text:style-name="_35_">i</text:span><text:span text:style-name="_39_">o</text:span><text:span text:style-name="_32_">n</text:span><text:span text:style-name="_36_">.</text:span></text:p>
      <text:p text:style-name="P1"><text:span text:style-name="_32_">(</text:span><text:span text:style-name="_36_">2</text:span><text:span text:style-name="_39_">)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"</text:span><text:span text:style-name="_33_">H</text:span><text:span text:style-name="_36_">e</text:span><text:span text:style-name="_39_">a</text:span><text:span text:style-name="_33_">d</text:span><text:span text:style-name="_36_">s</text:span><text:span text:style-name="_37_"> </text:span><text:span text:style-name="_33_">i</text:span><text:span text:style-name="_36_">n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S</text:span><text:span text:style-name="_39_">a</text:span><text:span text:style-name="_33_">n</text:span><text:span text:style-name="_36_">d</text:span><text:span text:style-name="_38_">"</text:span><text:span text:style-name="_31_"> </text:span><text:span text:style-name="_36_">O</text:span><text:span text:style-name="_39_">b</text:span><text:span text:style-name="_33_">j</text:span><text:span text:style-name="_36_">e</text:span><text:span text:style-name="_38_">c</text:span><text:span text:style-name="_33_">t</text:span><text:span text:style-name="_35_">i</text:span><text:span text:style-name="_38_">o</text:span><text:span text:style-name="_33_">n</text:span></text:p>
      <text:p text:style-name="P1"><text:span text:style-name="_39_">T</text:span><text:span text:style-name="_32_">h</text:span><text:span text:style-name="_35_">e</text:span><text:span text:style-name="_37_"> </text:span><text:span text:style-name="_32_">c</text:span><text:span text:style-name="_35_">o</text:span><text:span text:style-name="_38_">n</text:span><text:span text:style-name="_33_">s</text:span><text:span text:style-name="_35_">e</text:span><text:span text:style-name="_38_">q</text:span><text:span text:style-name="_32_">u</text:span><text:span text:style-name="_36_">e</text:span><text:span text:style-name="_39_">n</text:span><text:span text:style-name="_33_">c</text:span><text:span text:style-name="_35_">e</text:span><text:span text:style-name="_39_">s</text:span><text:span text:style-name="_31_"> </text:span><text:span text:style-name="_36_">o</text:span><text:span text:style-name="_39_">f</text:span><text:span text:style-name="_31_"> </text:span><text:span text:style-name="_35_">m</text:span><text:span text:style-name="_38_">a</text:span><text:span text:style-name="_33_">c</text:span><text:span text:style-name="_35_">h</text:span><text:span text:style-name="_39_">i</text:span><text:span text:style-name="_32_">n</text:span><text:span text:style-name="_35_">e</text:span><text:span text:style-name="_39_">s</text:span><text:span text:style-name="_31_"> </text:span><text:span text:style-name="_36_">t</text:span><text:span text:style-name="_38_">h</text:span><text:span text:style-name="_32_">i</text:span><text:span text:style-name="_36_">n</text:span><text:span text:style-name="_38_">k</text:span><text:span text:style-name="_33_">i</text:span><text:span text:style-name="_36_">n</text:span><text:span text:style-name="_39_">g</text:span><text:span text:style-name="_31_"> </text:span><text:span text:style-name="_35_">w</text:span><text:span text:style-name="_39_">o</text:span><text:span text:style-name="_32_">u</text:span><text:span text:style-name="_35_">l</text:span><text:span text:style-name="_38_">d</text:span><text:span text:style-name="_31_"> </text:span><text:span text:style-name="_36_">b</text:span><text:span text:style-name="_38_">e</text:span><text:span text:style-name="_31_"> </text:span><text:span text:style-name="_36_">t</text:span><text:span text:style-name="_38_">o</text:span><text:span text:style-name="_33_">o</text:span><text:span text:style-name="_34_"> </text:span><text:span text:style-name="_39_">d</text:span><text:span text:style-name="_32_">r</text:span><text:span text:style-name="_35_">e</text:span><text:span text:style-name="_38_">a</text:span><text:span text:style-name="_32_">d</text:span><text:span text:style-name="_35_">f</text:span><text:span text:style-name="_38_">u</text:span><text:span text:style-name="_33_">l</text:span><text:span text:style-name="_35_">.</text:span><text:span text:style-name="_37_"> </text:span><text:span text:style-name="_32_">L</text:span><text:span text:style-name="_35_">e</text:span><text:span text:style-name="_38_">t</text:span><text:span text:style-name="_31_"> </text:span><text:span text:style-name="_36_">u</text:span><text:span text:style-name="_39_">s</text:span><text:span text:style-name="_31_"> </text:span><text:span text:style-name="_35_">h</text:span><text:span text:style-name="_39_">o</text:span><text:span text:style-name="_32_">p</text:span><text:span text:style-name="_36_">e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b</text:span><text:span text:style-name="_38_">e</text:span><text:span text:style-name="_33_">l</text:span><text:span text:style-name="_36_">i</text:span><text:span text:style-name="_39_">e</text:span><text:span text:style-name="_33_">v</text:span><text:span text:style-name="_35_">e</text:span><text:span text:style-name="_37_"> </text:span><text:span text:style-name="_32_">t</text:span><text:span text:style-name="_35_">h</text:span><text:span text:style-name="_38_">a</text:span><text:span text:style-name="_32_">t</text:span><text:span text:style-name="_34_"> </text:span><text:span text:style-name="_38_">t</text:span><text:span text:style-name="_33_">h</text:span><text:span text:style-name="_35_">e</text:span><text:span text:style-name="_39_">y</text:span><text:span text:style-name="_31_"> </text:span><text:span text:style-name="_36_">c</text:span><text:span text:style-name="_38_">a</text:span><text:span text:style-name="_33_">n</text:span><text:span text:style-name="_36_">n</text:span><text:span text:style-name="_39_">o</text:span><text:span text:style-name="_32_">t</text:span><text:span text:style-name="_34_"> </text:span><text:span text:style-name="_39_">d</text:span><text:span text:style-name="_33_">o</text:span><text:span text:style-name="_34_"> </text:span><text:span text:style-name="_39_">s</text:span><text:span text:style-name="_33_">o</text:span><text:span text:style-name="_36_">.</text:span><text:span text:style-name="_39_">"</text:span></text:p>
      <text:p text:style-name="P1"><text:span text:style-name="_35_">T</text:span><text:span text:style-name="_38_">h</text:span><text:span text:style-name="_33_">i</text:span><text:span text:style-name="_36_">s</text:span><text:span text:style-name="_37_"> </text:span><text:span text:style-name="_32_">a</text:span><text:span text:style-name="_36_">r</text:span><text:span text:style-name="_39_">g</text:span><text:span text:style-name="_33_">u</text:span><text:span text:style-name="_35_">m</text:span><text:span text:style-name="_39_">e</text:span><text:span text:style-name="_33_">n</text:span><text:span text:style-name="_35_">t</text:span><text:span text:style-name="_37_"> </text:span><text:span text:style-name="_32_">i</text:span><text:span text:style-name="_36_">s</text:span><text:span text:style-name="_37_"> </text:span><text:span text:style-name="_32_">s</text:span><text:span text:style-name="_36_">e</text:span><text:span text:style-name="_39_">l</text:span><text:span text:style-name="_33_">d</text:span><text:span text:style-name="_36_">o</text:span><text:span text:style-name="_39_">m</text:span><text:span text:style-name="_31_"> </text:span><text:span text:style-name="_35_">e</text:span><text:span text:style-name="_39_">x</text:span><text:span text:style-name="_32_">p</text:span><text:span text:style-name="_36_">r</text:span><text:span text:style-name="_38_">e</text:span><text:span text:style-name="_32_">s</text:span><text:span text:style-name="_35_">s</text:span><text:span text:style-name="_38_">e</text:span><text:span text:style-name="_32_">d</text:span><text:span text:style-name="_34_"> </text:span><text:span text:style-name="_39_">q</text:span><text:span text:style-name="_33_">u</text:span><text:span text:style-name="_36_">i</text:span><text:span text:style-name="_39_">t</text:span><text:span text:style-name="_33_">e</text:span><text:span text:style-name="_34_"> </text:span><text:span text:style-name="_38_">s</text:span><text:span text:style-name="_33_">o</text:span><text:span text:style-name="_34_"> </text:span><text:span text:style-name="_38_">o</text:span><text:span text:style-name="_32_">p</text:span><text:span text:style-name="_35_">e</text:span><text:span text:style-name="_39_">n</text:span><text:span text:style-name="_33_">l</text:span><text:span text:style-name="_35_">y</text:span><text:span text:style-name="_37_"> </text:span><text:span text:style-name="_32_">a</text:span><text:span text:style-name="_36_">s</text:span><text:span text:style-name="_37_"> </text:span><text:span text:style-name="_33_">i</text:span><text:span text:style-name="_36_">n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f</text:span><text:span text:style-name="_39_">o</text:span><text:span text:style-name="_33_">r</text:span><text:span text:style-name="_36_">m</text:span><text:span text:style-name="_37_"> </text:span><text:span text:style-name="_32_">a</text:span><text:span text:style-name="_36_">b</text:span><text:span text:style-name="_38_">o</text:span><text:span text:style-name="_33_">v</text:span><text:span text:style-name="_35_">e</text:span><text:span text:style-name="_39_">.</text:span><text:span text:style-name="_31_"> </text:span><text:span text:style-name="_35_">B</text:span><text:span text:style-name="_38_">u</text:span><text:span text:style-name="_33_">t</text:span><text:span text:style-name="_34_"> </text:span><text:span text:style-name="_39_">i</text:span><text:span text:style-name="_33_">t</text:span><text:span text:style-name="_34_"> </text:span><text:span text:style-name="_38_">a</text:span><text:span text:style-name="_33_">f</text:span><text:span text:style-name="_35_">f</text:span><text:span text:style-name="_39_">e</text:span><text:span text:style-name="_32_">c</text:span><text:span text:style-name="_36_">t</text:span><text:span text:style-name="_39_">s</text:span><text:span text:style-name="_31_"> </text:span><text:span text:style-name="_35_">m</text:span><text:span text:style-name="_39_">o</text:span><text:span text:style-name="_33_">s</text:span><text:span text:style-name="_36_">t</text:span><text:span text:style-name="_37_"> </text:span><text:span text:style-name="_32_">o</text:span><text:span text:style-name="_35_">f</text:span><text:span text:style-name="_37_"> </text:span><text:span text:style-name="_32_">u</text:span><text:span text:style-name="_36_">s</text:span><text:span text:style-name="_37_"> </text:span><text:span text:style-name="_32_">w</text:span><text:span text:style-name="_36_">h</text:span><text:span text:style-name="_39_">o</text:span><text:span text:style-name="_31_"> </text:span><text:span text:style-name="_35_">t</text:span><text:span text:style-name="_38_">h</text:span><text:span text:style-name="_32_">i</text:span><text:span text:style-name="_35_">n</text:span><text:span text:style-name="_39_">k</text:span><text:span text:style-name="_31_"> </text:span><text:span text:style-name="_36_">a</text:span><text:span text:style-name="_38_">b</text:span><text:span text:style-name="_32_">o</text:span><text:span text:style-name="_35_">u</text:span><text:span text:style-name="_38_">t</text:span><text:span text:style-name="_31_"> </text:span><text:span text:style-name="_36_">i</text:span><text:span text:style-name="_39_">t</text:span><text:span text:style-name="_31_"> </text:span><text:span text:style-name="_35_">a</text:span><text:span text:style-name="_38_">t</text:span><text:span text:style-name="_31_"> </text:span><text:span text:style-name="_35_">a</text:span><text:span text:style-name="_38_">l</text:span><text:span text:style-name="_33_">l</text:span><text:span text:style-name="_36_">.</text:span><text:span text:style-name="_37_"> </text:span><text:span text:style-name="_32_">W</text:span><text:span text:style-name="_36_">e</text:span><text:span text:style-name="_37_"> </text:span><text:span text:style-name="_33_">l</text:span><text:span text:style-name="_36_">i</text:span><text:span text:style-name="_39_">k</text:span><text:span text:style-name="_32_">e</text:span><text:span text:style-name="_34_"> </text:span><text:span text:style-name="_39_">t</text:span><text:span text:style-name="_33_">o</text:span><text:span text:style-name="_34_"> </text:span><text:span text:style-name="_39_">b</text:span><text:span text:style-name="_33_">e</text:span><text:span text:style-name="_35_">l</text:span><text:span text:style-name="_38_">i</text:span><text:span text:style-name="_33_">e</text:span><text:span text:style-name="_36_">v</text:span><text:span text:style-name="_38_">e</text:span><text:span text:style-name="_31_"> </text:span><text:span text:style-name="_36_">t</text:span><text:span text:style-name="_38_">h</text:span><text:span text:style-name="_32_">a</text:span><text:span text:style-name="_35_">t</text:span><text:span text:style-name="_37_"> </text:span><text:span text:style-name="_32_">M</text:span><text:span text:style-name="_35_">a</text:span><text:span text:style-name="_39_">n</text:span><text:span text:style-name="_31_"> </text:span><text:span text:style-name="_36_">i</text:span><text:span text:style-name="_38_">s</text:span><text:span text:style-name="_31_"> </text:span><text:span text:style-name="_36_">i</text:span><text:span text:style-name="_38_">n</text:span><text:span text:style-name="_31_"> </text:span><text:span text:style-name="_35_">s</text:span><text:span text:style-name="_39_">o</text:span><text:span text:style-name="_33_">m</text:span><text:span text:style-name="_36_">e</text:span><text:span text:style-name="_37_"> </text:span><text:span text:style-name="_32_">s</text:span><text:span text:style-name="_36_">u</text:span><text:span text:style-name="_38_">b</text:span><text:span text:style-name="_32_">t</text:span><text:span text:style-name="_36_">l</text:span><text:span text:style-name="_39_">e</text:span><text:span text:style-name="_31_"> </text:span><text:span text:style-name="_36_">w</text:span><text:span text:style-name="_38_">a</text:span><text:span text:style-name="_32_">y</text:span><text:span text:style-name="_34_"> </text:span><text:span text:style-name="_39_">s</text:span><text:span text:style-name="_33_">u</text:span><text:span text:style-name="_36_">p</text:span><text:span text:style-name="_38_">e</text:span><text:span text:style-name="_33_">r</text:span><text:span text:style-name="_35_">i</text:span><text:span text:style-name="_39_">o</text:span><text:span text:style-name="_33_">r</text:span><text:span text:style-name="_34_"> </text:span><text:span text:style-name="_39_">t</text:span><text:span text:style-name="_32_">o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r</text:span><text:span text:style-name="_35_">e</text:span><text:span text:style-name="_39_">s</text:span><text:span text:style-name="_32_">t</text:span><text:span text:style-name="_34_"> </text:span><text:span text:style-name="_39_">o</text:span><text:span text:style-name="_33_">f</text:span><text:span text:style-name="_34_"> </text:span><text:span text:style-name="_38_">c</text:span><text:span text:style-name="_33_">r</text:span><text:span text:style-name="_35_">e</text:span><text:span text:style-name="_39_">a</text:span><text:span text:style-name="_33_">t</text:span><text:span text:style-name="_35_">i</text:span><text:span text:style-name="_39_">o</text:span><text:span text:style-name="_33_">n</text:span><text:span text:style-name="_36_">.</text:span><text:span text:style-name="_37_"> </text:span><text:span text:style-name="_32_">I</text:span><text:span text:style-name="_35_">t</text:span><text:span text:style-name="_37_"> </text:span><text:span text:style-name="_33_">i</text:span><text:span text:style-name="_36_">s</text:span><text:span text:style-name="_37_"> </text:span><text:span text:style-name="_33_">b</text:span><text:span text:style-name="_35_">e</text:span><text:span text:style-name="_39_">s</text:span><text:span text:style-name="_32_">t</text:span><text:span text:style-name="_34_"> </text:span><text:span text:style-name="_38_">i</text:span><text:span text:style-name="_32_">f</text:span><text:span text:style-name="_34_"> </text:span><text:span text:style-name="_38_">h</text:span><text:span text:style-name="_32_">e</text:span><text:span text:style-name="_34_"> </text:span><text:span text:style-name="_38_">c</text:span><text:span text:style-name="_33_">a</text:span><text:span text:style-name="_35_">n</text:span><text:span text:style-name="_37_"> </text:span><text:span text:style-name="_33_">b</text:span><text:span text:style-name="_35_">e</text:span><text:span text:style-name="_37_"> </text:span><text:span text:style-name="_32_">s</text:span><text:span text:style-name="_36_">h</text:span><text:span text:style-name="_38_">o</text:span><text:span text:style-name="_33_">w</text:span><text:span text:style-name="_35_">n</text:span><text:span text:style-name="_37_"> </text:span><text:span text:style-name="_32_">t</text:span><text:span text:style-name="_35_">o</text:span><text:span text:style-name="_37_"> </text:span><text:span text:style-name="_32_">b</text:span><text:span text:style-name="_36_">e</text:span><text:span text:style-name="_37_"> </text:span><text:span text:style-name="_32_">n</text:span><text:span text:style-name="_35_">e</text:span><text:span text:style-name="_38_">c</text:span><text:span text:style-name="_33_">e</text:span><text:span text:style-name="_35_">s</text:span><text:span text:style-name="_38_">s</text:span><text:span text:style-name="_32_">a</text:span><text:span text:style-name="_36_">r</text:span><text:span text:style-name="_38_">i</text:span><text:span text:style-name="_32_">l</text:span><text:span text:style-name="_35_">y</text:span><text:span text:style-name="_37_"> </text:span><text:span text:style-name="_33_">s</text:span><text:span text:style-name="_35_">u</text:span><text:span text:style-name="_39_">p</text:span><text:span text:style-name="_33_">e</text:span><text:span text:style-name="_36_">r</text:span><text:span text:style-name="_38_">i</text:span><text:span text:style-name="_32_">o</text:span><text:span text:style-name="_36_">r</text:span><text:span text:style-name="_39_">,</text:span><text:span text:style-name="_31_"> </text:span><text:span text:style-name="_35_">f</text:span><text:span text:style-name="_39_">o</text:span><text:span text:style-name="_33_">r</text:span><text:span text:style-name="_34_"> </text:span><text:span text:style-name="_39_">t</text:span><text:span text:style-name="_32_">h</text:span><text:span text:style-name="_36_">e</text:span><text:span text:style-name="_38_">n</text:span><text:span text:style-name="_31_"> </text:span><text:span text:style-name="_35_">t</text:span><text:span text:style-name="_38_">h</text:span><text:span text:style-name="_32_">e</text:span><text:span text:style-name="_36_">r</text:span><text:span text:style-name="_38_">e</text:span><text:span text:style-name="_31_"> </text:span><text:span text:style-name="_35_">i</text:span><text:span text:style-name="_38_">s</text:span><text:span text:style-name="_31_"> </text:span><text:span text:style-name="_36_">n</text:span><text:span text:style-name="_38_">o</text:span><text:span text:style-name="_31_"> </text:span><text:span text:style-name="_36_">d</text:span><text:span text:style-name="_39_">a</text:span><text:span text:style-name="_32_">n</text:span><text:span text:style-name="_36_">g</text:span><text:span text:style-name="_38_">e</text:span><text:span text:style-name="_32_">r</text:span><text:span text:style-name="_34_"> </text:span><text:span text:style-name="_38_">o</text:span><text:span text:style-name="_33_">f</text:span><text:span text:style-name="_34_"> </text:span><text:span text:style-name="_38_">h</text:span><text:span text:style-name="_32_">i</text:span><text:span text:style-name="_35_">m</text:span><text:span text:style-name="_37_"> </text:span><text:span text:style-name="_33_">l</text:span><text:span text:style-name="_36_">o</text:span><text:span text:style-name="_39_">s</text:span><text:span text:style-name="_32_">i</text:span><text:span text:style-name="_36_">n</text:span><text:span text:style-name="_39_">g</text:span><text:span text:style-name="_31_"> </text:span><text:span text:style-name="_35_">h</text:span><text:span text:style-name="_39_">i</text:span><text:span text:style-name="_33_">s</text:span><text:span text:style-name="_34_"> </text:span><text:span text:style-name="_38_">c</text:span><text:span text:style-name="_33_">o</text:span><text:span text:style-name="_35_">m</text:span><text:span text:style-name="_38_">m</text:span><text:span text:style-name="_33_">a</text:span><text:span text:style-name="_35_">n</text:span><text:span text:style-name="_38_">d</text:span><text:span text:style-name="_32_">i</text:span><text:span text:style-name="_36_">n</text:span><text:span text:style-name="_38_">g</text:span><text:span text:style-name="_31_"> </text:span><text:span text:style-name="_36_">p</text:span><text:span text:style-name="_39_">o</text:span><text:span text:style-name="_33_">s</text:span><text:span text:style-name="_35_">i</text:span><text:span text:style-name="_38_">t</text:span><text:span text:style-name="_32_">i</text:span><text:span text:style-name="_36_">o</text:span><text:span text:style-name="_38_">n</text:span><text:span text:style-name="_33_">.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p</text:span><text:span text:style-name="_36_">o</text:span><text:span text:style-name="_39_">p</text:span><text:span text:style-name="_32_">u</text:span><text:span text:style-name="_36_">l</text:span><text:span text:style-name="_39_">a</text:span><text:span text:style-name="_33_">r</text:span><text:span text:style-name="_36_">i</text:span><text:span text:style-name="_38_">t</text:span><text:span text:style-name="_33_">y</text:span><text:span text:style-name="_34_"> </text:span><text:span text:style-name="_39_">o</text:span><text:span text:style-name="_32_">f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t</text:span><text:span text:style-name="_35_">h</text:span><text:span text:style-name="_38_">e</text:span><text:span text:style-name="_33_">o</text:span><text:span text:style-name="_36_">l</text:span><text:span text:style-name="_38_">o</text:span><text:span text:style-name="_33_">g</text:span><text:span text:style-name="_35_">i</text:span><text:span text:style-name="_39_">c</text:span><text:span text:style-name="_33_">a</text:span><text:span text:style-name="_36_">l</text:span><text:span text:style-name="_37_"> </text:span><text:span text:style-name="_32_">a</text:span><text:span text:style-name="_35_">r</text:span><text:span text:style-name="_39_">g</text:span><text:span text:style-name="_33_">u</text:span><text:span text:style-name="_35_">m</text:span><text:span text:style-name="_39_">e</text:span><text:span text:style-name="_33_">n</text:span><text:span text:style-name="_35_">t</text:span><text:span text:style-name="_37_"> </text:span><text:span text:style-name="_33_">i</text:span><text:span text:style-name="_36_">s</text:span><text:span text:style-name="_37_"> </text:span><text:span text:style-name="_32_">c</text:span><text:span text:style-name="_36_">l</text:span><text:span text:style-name="_38_">e</text:span><text:span text:style-name="_33_">a</text:span><text:span text:style-name="_35_">r</text:span><text:span text:style-name="_38_">l</text:span><text:span text:style-name="_33_">y</text:span><text:span text:style-name="_34_"> </text:span><text:span text:style-name="_39_">c</text:span><text:span text:style-name="_32_">o</text:span><text:span text:style-name="_36_">n</text:span><text:span text:style-name="_39_">n</text:span><text:span text:style-name="_33_">e</text:span><text:span text:style-name="_36_">c</text:span><text:span text:style-name="_38_">t</text:span><text:span text:style-name="_33_">e</text:span><text:span text:style-name="_36_">d</text:span><text:span text:style-name="_37_"> </text:span><text:span text:style-name="_32_">w</text:span><text:span text:style-name="_35_">i</text:span><text:span text:style-name="_39_">t</text:span><text:span text:style-name="_32_">h</text:span><text:span text:style-name="_34_"> </text:span><text:span text:style-name="_39_">t</text:span><text:span text:style-name="_32_">h</text:span><text:span text:style-name="_36_">i</text:span><text:span text:style-name="_38_">s</text:span><text:span text:style-name="_31_"> </text:span><text:span text:style-name="_36_">f</text:span><text:span text:style-name="_38_">e</text:span><text:span text:style-name="_33_">e</text:span><text:span text:style-name="_36_">l</text:span><text:span text:style-name="_39_">i</text:span><text:span text:style-name="_33_">n</text:span><text:span text:style-name="_35_">g</text:span><text:span text:style-name="_38_">.</text:span><text:span text:style-name="_31_"> </text:span><text:span text:style-name="_36_">I</text:span><text:span text:style-name="_39_">t</text:span><text:span text:style-name="_31_"> </text:span><text:span text:style-name="_36_">i</text:span><text:span text:style-name="_38_">s</text:span><text:span text:style-name="_31_"> </text:span><text:span text:style-name="_35_">l</text:span><text:span text:style-name="_39_">i</text:span><text:span text:style-name="_32_">k</text:span><text:span text:style-name="_36_">e</text:span><text:span text:style-name="_39_">l</text:span><text:span text:style-name="_32_">y</text:span><text:span text:style-name="_34_"> </text:span><text:span text:style-name="_38_">t</text:span><text:span text:style-name="_32_">o</text:span><text:span text:style-name="_34_"> </text:span><text:span text:style-name="_38_">b</text:span><text:span text:style-name="_33_">e</text:span><text:span text:style-name="_34_"> </text:span><text:span text:style-name="_38_">q</text:span><text:span text:style-name="_33_">u</text:span><text:span text:style-name="_36_">i</text:span><text:span text:style-name="_39_">t</text:span><text:span text:style-name="_33_">e</text:span><text:span text:style-name="_34_"> </text:span><text:span text:style-name="_38_">s</text:span><text:span text:style-name="_32_">t</text:span><text:span text:style-name="_36_">r</text:span><text:span text:style-name="_38_">o</text:span><text:span text:style-name="_33_">n</text:span><text:span text:style-name="_36_">g</text:span><text:span text:style-name="_37_"> </text:span><text:span text:style-name="_32_">i</text:span><text:span text:style-name="_36_">n</text:span><text:span text:style-name="_37_"> </text:span><text:span text:style-name="_32_">i</text:span><text:span text:style-name="_35_">n</text:span><text:span text:style-name="_39_">t</text:span><text:span text:style-name="_32_">e</text:span><text:span text:style-name="_36_">l</text:span><text:span text:style-name="_38_">l</text:span><text:span text:style-name="_33_">e</text:span><text:span text:style-name="_35_">c</text:span><text:span text:style-name="_38_">t</text:span><text:span text:style-name="_33_">u</text:span><text:span text:style-name="_35_">a</text:span><text:span text:style-name="_39_">l</text:span><text:span text:style-name="_31_"> </text:span><text:span text:style-name="_36_">p</text:span><text:span text:style-name="_39_">e</text:span><text:span text:style-name="_32_">o</text:span><text:span text:style-name="_36_">p</text:span><text:span text:style-name="_38_">l</text:span><text:span text:style-name="_32_">e</text:span><text:span text:style-name="_36_">,</text:span><text:span text:style-name="_37_"> </text:span><text:span text:style-name="_33_">s</text:span><text:span text:style-name="_36_">i</text:span><text:span text:style-name="_39_">n</text:span><text:span text:style-name="_32_">c</text:span><text:span text:style-name="_36_">e</text:span><text:span text:style-name="_37_"> </text:span><text:span text:style-name="_32_">t</text:span><text:span text:style-name="_35_">h</text:span><text:span text:style-name="_38_">e</text:span><text:span text:style-name="_33_">y</text:span><text:span text:style-name="_34_"> </text:span><text:span text:style-name="_38_">v</text:span><text:span text:style-name="_32_">a</text:span><text:span text:style-name="_35_">l</text:span><text:span text:style-name="_39_">u</text:span><text:span text:style-name="_32_">e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p</text:span><text:span text:style-name="_36_">o</text:span><text:span text:style-name="_39_">w</text:span><text:span text:style-name="_32_">e</text:span><text:span text:style-name="_35_">r</text:span><text:span text:style-name="_37_"> </text:span><text:span text:style-name="_32_">o</text:span><text:span text:style-name="_36_">f</text:span><text:span text:style-name="_37_"> </text:span><text:span text:style-name="_32_">t</text:span><text:span text:style-name="_36_">h</text:span><text:span text:style-name="_38_">i</text:span><text:span text:style-name="_33_">n</text:span><text:span text:style-name="_36_">k</text:span><text:span text:style-name="_39_">i</text:span><text:span text:style-name="_33_">n</text:span><text:span text:style-name="_36_">g</text:span><text:span text:style-name="_37_"> </text:span><text:span text:style-name="_33_">m</text:span><text:span text:style-name="_35_">o</text:span><text:span text:style-name="_39_">r</text:span><text:span text:style-name="_33_">e</text:span><text:span text:style-name="_34_"> </text:span><text:span text:style-name="_39_">h</text:span><text:span text:style-name="_33_">i</text:span><text:span text:style-name="_36_">g</text:span><text:span text:style-name="_39_">h</text:span><text:span text:style-name="_32_">l</text:span><text:span text:style-name="_35_">y</text:span><text:span text:style-name="_37_"> </text:span><text:span text:style-name="_32_">t</text:span><text:span text:style-name="_35_">h</text:span><text:span text:style-name="_38_">a</text:span><text:span text:style-name="_33_">n</text:span><text:span text:style-name="_34_"> </text:span><text:span text:style-name="_38_">o</text:span><text:span text:style-name="_33_">t</text:span><text:span text:style-name="_36_">h</text:span><text:span text:style-name="_39_">e</text:span><text:span text:style-name="_32_">r</text:span><text:span text:style-name="_36_">s</text:span><text:span text:style-name="_39_">,</text:span><text:span text:style-name="_31_"> </text:span><text:span text:style-name="_36_">a</text:span><text:span text:style-name="_39_">n</text:span><text:span text:style-name="_33_">d</text:span><text:span text:style-name="_34_"> </text:span><text:span text:style-name="_39_">a</text:span><text:span text:style-name="_32_">r</text:span><text:span text:style-name="_35_">e</text:span><text:span text:style-name="_37_"> </text:span><text:span text:style-name="_32_">m</text:span><text:span text:style-name="_36_">o</text:span><text:span text:style-name="_38_">r</text:span><text:span text:style-name="_33_">e</text:span><text:span text:style-name="_34_"> </text:span><text:span text:style-name="_39_">i</text:span><text:span text:style-name="_33_">n</text:span><text:span text:style-name="_35_">c</text:span><text:span text:style-name="_39_">l</text:span><text:span text:style-name="_33_">i</text:span><text:span text:style-name="_36_">n</text:span><text:span text:style-name="_38_">e</text:span><text:span text:style-name="_32_">d</text:span><text:span text:style-name="_34_"> </text:span><text:span text:style-name="_39_">t</text:span><text:span text:style-name="_33_">o</text:span><text:span text:style-name="_34_"> </text:span><text:span text:style-name="_39_">b</text:span><text:span text:style-name="_32_">a</text:span><text:span text:style-name="_35_">s</text:span><text:span text:style-name="_38_">e</text:span><text:span text:style-name="_31_"> </text:span><text:span text:style-name="_35_">t</text:span><text:span text:style-name="_39_">h</text:span><text:span text:style-name="_32_">e</text:span><text:span text:style-name="_35_">i</text:span><text:span text:style-name="_38_">r</text:span><text:span text:style-name="_31_"> </text:span><text:span text:style-name="_36_">b</text:span><text:span text:style-name="_38_">e</text:span><text:span text:style-name="_32_">l</text:span><text:span text:style-name="_36_">i</text:span><text:span text:style-name="_38_">e</text:span><text:span text:style-name="_32_">f</text:span><text:span text:style-name="_34_"> </text:span><text:span text:style-name="_38_">i</text:span><text:span text:style-name="_33_">n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s</text:span><text:span text:style-name="_35_">u</text:span><text:span text:style-name="_38_">p</text:span><text:span text:style-name="_33_">e</text:span><text:span text:style-name="_35_">r</text:span><text:span text:style-name="_38_">i</text:span><text:span text:style-name="_33_">o</text:span><text:span text:style-name="_35_">r</text:span><text:span text:style-name="_39_">i</text:span><text:span text:style-name="_32_">t</text:span><text:span text:style-name="_36_">y</text:span><text:span text:style-name="_37_"> </text:span><text:span text:style-name="_33_">o</text:span><text:span text:style-name="_35_">f</text:span><text:span text:style-name="_37_"> </text:span><text:span text:style-name="_33_">M</text:span><text:span text:style-name="_35_">a</text:span><text:span text:style-name="_39_">n</text:span><text:span text:style-name="_31_"> </text:span><text:span text:style-name="_36_">o</text:span><text:span text:style-name="_38_">n</text:span><text:span text:style-name="_31_"> </text:span><text:span text:style-name="_36_">t</text:span><text:span text:style-name="_38_">h</text:span><text:span text:style-name="_33_">i</text:span><text:span text:style-name="_36_">s</text:span><text:span text:style-name="_37_"> </text:span><text:span text:style-name="_32_">p</text:span><text:span text:style-name="_36_">o</text:span><text:span text:style-name="_38_">w</text:span><text:span text:style-name="_33_">e</text:span><text:span text:style-name="_36_">r</text:span><text:span text:style-name="_39_">.</text:span></text:p>
      <text:p text:style-name="P1"><text:span text:style-name="_36_">I</text:span><text:span text:style-name="_37_"> </text:span><text:span text:style-name="_33_">d</text:span><text:span text:style-name="_36_">o</text:span><text:span text:style-name="_37_"> </text:span><text:span text:style-name="_33_">n</text:span><text:span text:style-name="_36_">o</text:span><text:span text:style-name="_39_">t</text:span><text:span text:style-name="_31_"> </text:span><text:span text:style-name="_36_">t</text:span><text:span text:style-name="_38_">h</text:span><text:span text:style-name="_32_">i</text:span><text:span text:style-name="_35_">n</text:span><text:span text:style-name="_38_">k</text:span><text:span text:style-name="_31_"> </text:span><text:span text:style-name="_35_">t</text:span><text:span text:style-name="_38_">h</text:span><text:span text:style-name="_32_">a</text:span><text:span text:style-name="_36_">t</text:span><text:span text:style-name="_37_"> </text:span><text:span text:style-name="_33_">t</text:span><text:span text:style-name="_35_">h</text:span><text:span text:style-name="_38_">i</text:span><text:span text:style-name="_33_">s</text:span><text:span text:style-name="_34_"> </text:span><text:span text:style-name="_38_">a</text:span><text:span text:style-name="_33_">r</text:span><text:span text:style-name="_35_">g</text:span><text:span text:style-name="_39_">u</text:span><text:span text:style-name="_33_">m</text:span><text:span text:style-name="_36_">e</text:span><text:span text:style-name="_38_">n</text:span><text:span text:style-name="_33_">t</text:span><text:span text:style-name="_34_"> </text:span><text:span text:style-name="_39_">i</text:span><text:span text:style-name="_33_">s</text:span><text:span text:style-name="_34_"> </text:span><text:span text:style-name="_39_">s</text:span><text:span text:style-name="_33_">u</text:span><text:span text:style-name="_36_">f</text:span><text:span text:style-name="_38_">f</text:span><text:span text:style-name="_32_">i</text:span><text:span text:style-name="_35_">c</text:span><text:span text:style-name="_39_">i</text:span><text:span text:style-name="_32_">e</text:span><text:span text:style-name="_35_">n</text:span><text:span text:style-name="_38_">t</text:span><text:span text:style-name="_32_">l</text:span><text:span text:style-name="_36_">y</text:span><text:span text:style-name="_37_"> </text:span><text:span text:style-name="_32_">s</text:span><text:span text:style-name="_35_">u</text:span><text:span text:style-name="_39_">b</text:span><text:span text:style-name="_32_">s</text:span><text:span text:style-name="_35_">t</text:span><text:span text:style-name="_39_">a</text:span><text:span text:style-name="_32_">n</text:span><text:span text:style-name="_36_">t</text:span><text:span text:style-name="_38_">i</text:span><text:span text:style-name="_32_">a</text:span><text:span text:style-name="_35_">l</text:span><text:span text:style-name="_37_"> </text:span><text:span text:style-name="_32_">t</text:span><text:span text:style-name="_35_">o</text:span><text:span text:style-name="_37_"> </text:span><text:span text:style-name="_33_">r</text:span><text:span text:style-name="_36_">e</text:span><text:span text:style-name="_39_">q</text:span><text:span text:style-name="_33_">u</text:span><text:span text:style-name="_36_">i</text:span><text:span text:style-name="_39_">r</text:span><text:span text:style-name="_33_">e</text:span><text:span text:style-name="_34_"> </text:span><text:span text:style-name="_38_">r</text:span><text:span text:style-name="_32_">e</text:span><text:span text:style-name="_36_">f</text:span><text:span text:style-name="_39_">u</text:span><text:span text:style-name="_32_">t</text:span><text:span text:style-name="_35_">a</text:span><text:span text:style-name="_38_">t</text:span><text:span text:style-name="_32_">i</text:span><text:span text:style-name="_36_">o</text:span><text:span text:style-name="_38_">n</text:span><text:span text:style-name="_33_">.</text:span><text:span text:style-name="_34_"> </text:span><text:span text:style-name="_38_">C</text:span><text:span text:style-name="_33_">o</text:span><text:span text:style-name="_35_">n</text:span><text:span text:style-name="_39_">s</text:span><text:span text:style-name="_33_">o</text:span><text:span text:style-name="_35_">l</text:span><text:span text:style-name="_39_">a</text:span><text:span text:style-name="_32_">t</text:span><text:span text:style-name="_35_">i</text:span><text:span text:style-name="_38_">o</text:span><text:span text:style-name="_33_">n</text:span><text:span text:style-name="_34_"> </text:span><text:span text:style-name="_38_">w</text:span><text:span text:style-name="_32_">o</text:span><text:span text:style-name="_36_">u</text:span><text:span text:style-name="_39_">l</text:span><text:span text:style-name="_33_">d</text:span><text:span text:style-name="_34_"> </text:span><text:span text:style-name="_38_">b</text:span><text:span text:style-name="_32_">e</text:span><text:span text:style-name="_34_"> </text:span><text:span text:style-name="_39_">m</text:span><text:span text:style-name="_33_">o</text:span><text:span text:style-name="_35_">r</text:span><text:span text:style-name="_38_">e</text:span><text:span text:style-name="_31_"> </text:span><text:span text:style-name="_35_">a</text:span><text:span text:style-name="_39_">p</text:span><text:span text:style-name="_32_">p</text:span><text:span text:style-name="_35_">r</text:span><text:span text:style-name="_38_">o</text:span><text:span text:style-name="_33_">p</text:span><text:span text:style-name="_36_">r</text:span><text:span text:style-name="_38_">i</text:span><text:span text:style-name="_33_">a</text:span><text:span text:style-name="_35_">t</text:span><text:span text:style-name="_38_">e</text:span><text:span text:style-name="_33_">:</text:span><text:span text:style-name="_34_"> </text:span><text:span text:style-name="_38_">p</text:span><text:span text:style-name="_33_">e</text:span><text:span text:style-name="_36_">r</text:span><text:span text:style-name="_38_">h</text:span><text:span text:style-name="_32_">a</text:span><text:span text:style-name="_36_">p</text:span><text:span text:style-name="_39_">s</text:span><text:span text:style-name="_31_"> </text:span><text:span text:style-name="_36_">t</text:span><text:span text:style-name="_38_">h</text:span><text:span text:style-name="_33_">i</text:span><text:span text:style-name="_36_">s</text:span><text:span text:style-name="_37_"> </text:span><text:span text:style-name="_32_">s</text:span><text:span text:style-name="_36_">h</text:span><text:span text:style-name="_39_">o</text:span><text:span text:style-name="_32_">u</text:span><text:span text:style-name="_36_">l</text:span><text:span text:style-name="_38_">d</text:span><text:span text:style-name="_31_"> </text:span><text:span text:style-name="_36_">b</text:span><text:span text:style-name="_39_">e</text:span><text:span text:style-name="_31_"> </text:span><text:span text:style-name="_35_">s</text:span><text:span text:style-name="_38_">o</text:span><text:span text:style-name="_33_">u</text:span><text:span text:style-name="_35_">g</text:span><text:span text:style-name="_39_">h</text:span><text:span text:style-name="_33_">t</text:span><text:span text:style-name="_34_"> </text:span><text:span text:style-name="_39_">i</text:span><text:span text:style-name="_32_">n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t</text:span><text:span text:style-name="_35_">r</text:span><text:span text:style-name="_39_">a</text:span><text:span text:style-name="_32_">n</text:span><text:span text:style-name="_36_">s</text:span><text:span text:style-name="_38_">m</text:span><text:span text:style-name="_33_">i</text:span><text:span text:style-name="_35_">g</text:span><text:span text:style-name="_38_">r</text:span><text:span text:style-name="_33_">a</text:span><text:span text:style-name="_36_">t</text:span><text:span text:style-name="_39_">i</text:span><text:span text:style-name="_32_">o</text:span><text:span text:style-name="_35_">n</text:span><text:span text:style-name="_37_"> </text:span><text:span text:style-name="_33_">o</text:span><text:span text:style-name="_36_">f</text:span><text:span text:style-name="_37_"> </text:span><text:span text:style-name="_33_">s</text:span><text:span text:style-name="_36_">o</text:span><text:span text:style-name="_39_">u</text:span><text:span text:style-name="_32_">l</text:span><text:span text:style-name="_36_">s</text:span><text:span text:style-name="_39_">.</text:span></text:p>
      <text:p text:style-name="P1"><text:span text:style-name="_35_">(</text:span><text:span text:style-name="_38_">3</text:span><text:span text:style-name="_32_">)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M</text:span><text:span text:style-name="_36_">a</text:span><text:span text:style-name="_38_">t</text:span><text:span text:style-name="_32_">h</text:span><text:span text:style-name="_35_">e</text:span><text:span text:style-name="_39_">m</text:span><text:span text:style-name="_32_">a</text:span><text:span text:style-name="_36_">t</text:span><text:span text:style-name="_38_">i</text:span><text:span text:style-name="_33_">c</text:span><text:span text:style-name="_36_">a</text:span><text:span text:style-name="_38_">l</text:span><text:span text:style-name="_31_"> </text:span><text:span text:style-name="_36_">O</text:span><text:span text:style-name="_39_">b</text:span><text:span text:style-name="_32_">j</text:span><text:span text:style-name="_35_">e</text:span><text:span text:style-name="_39_">c</text:span><text:span text:style-name="_33_">t</text:span><text:span text:style-name="_35_">i</text:span><text:span text:style-name="_39_">o</text:span><text:span text:style-name="_32_">n</text:span></text:p>
      <text:p text:style-name="P1"><text:span text:style-name="_38_">T</text:span><text:span text:style-name="_32_">h</text:span><text:span text:style-name="_36_">e</text:span><text:span text:style-name="_38_">r</text:span><text:span text:style-name="_33_">e</text:span><text:span text:style-name="_34_"> </text:span><text:span text:style-name="_38_">a</text:span><text:span text:style-name="_32_">r</text:span><text:span text:style-name="_35_">e</text:span><text:span text:style-name="_37_"> </text:span><text:span text:style-name="_32_">a</text:span><text:span text:style-name="_34_"> </text:span><text:span text:style-name="_38_">n</text:span><text:span text:style-name="_33_">u</text:span><text:span text:style-name="_35_">m</text:span><text:span text:style-name="_38_">b</text:span><text:span text:style-name="_33_">e</text:span><text:span text:style-name="_36_">r</text:span><text:span text:style-name="_37_"> </text:span><text:span text:style-name="_32_">o</text:span><text:span text:style-name="_35_">f</text:span><text:span text:style-name="_37_"> </text:span><text:span text:style-name="_33_">r</text:span><text:span text:style-name="_36_">e</text:span><text:span text:style-name="_39_">s</text:span><text:span text:style-name="_33_">u</text:span><text:span text:style-name="_36_">l</text:span><text:span text:style-name="_39_">t</text:span><text:span text:style-name="_32_">s</text:span><text:span text:style-name="_34_"> </text:span><text:span text:style-name="_39_">o</text:span><text:span text:style-name="_33_">f</text:span><text:span text:style-name="_34_"> </text:span><text:span text:style-name="_39_">m</text:span><text:span text:style-name="_32_">a</text:span><text:span text:style-name="_36_">t</text:span><text:span text:style-name="_39_">h</text:span><text:span text:style-name="_32_">e</text:span><text:span text:style-name="_36_">m</text:span><text:span text:style-name="_38_">a</text:span><text:span text:style-name="_33_">t</text:span><text:span text:style-name="_36_">i</text:span><text:span text:style-name="_38_">c</text:span><text:span text:style-name="_33_">a</text:span><text:span text:style-name="_36_">l</text:span><text:span text:style-name="_37_"> </text:span><text:span text:style-name="_32_">l</text:span><text:span text:style-name="_35_">o</text:span><text:span text:style-name="_38_">g</text:span><text:span text:style-name="_33_">i</text:span><text:span text:style-name="_36_">c</text:span><text:span text:style-name="_37_"> </text:span><text:span text:style-name="_32_">w</text:span><text:span text:style-name="_35_">h</text:span><text:span text:style-name="_39_">i</text:span><text:span text:style-name="_32_">c</text:span><text:span text:style-name="_36_">h</text:span><text:span text:style-name="_37_"> </text:span><text:span text:style-name="_33_">c</text:span><text:span text:style-name="_35_">a</text:span><text:span text:style-name="_38_">n</text:span><text:span text:style-name="_31_"> </text:span><text:span text:style-name="_36_">b</text:span><text:span text:style-name="_39_">e</text:span><text:span text:style-name="_31_"> </text:span><text:span text:style-name="_35_">u</text:span><text:span text:style-name="_39_">s</text:span><text:span text:style-name="_33_">e</text:span><text:span text:style-name="_35_">d</text:span><text:span text:style-name="_37_"> </text:span><text:span text:style-name="_32_">t</text:span><text:span text:style-name="_35_">o</text:span><text:span text:style-name="_37_"> </text:span><text:span text:style-name="_32_">s</text:span><text:span text:style-name="_36_">h</text:span><text:span text:style-name="_39_">o</text:span><text:span text:style-name="_33_">w</text:span><text:span text:style-name="_34_"> </text:span><text:span text:style-name="_39_">t</text:span><text:span text:style-name="_32_">h</text:span><text:span text:style-name="_35_">a</text:span><text:span text:style-name="_39_">t</text:span><text:span text:style-name="_31_"> </text:span><text:span text:style-name="_36_">t</text:span><text:span text:style-name="_39_">h</text:span><text:span text:style-name="_33_">e</text:span><text:span text:style-name="_36_">r</text:span><text:span text:style-name="_38_">e</text:span><text:span text:style-name="_31_"> </text:span><text:span text:style-name="_36_">a</text:span><text:span text:style-name="_38_">r</text:span><text:span text:style-name="_32_">e</text:span><text:span text:style-name="_34_"> </text:span><text:span text:style-name="_39_">l</text:span><text:span text:style-name="_32_">i</text:span><text:span text:style-name="_35_">m</text:span><text:span text:style-name="_38_">i</text:span><text:span text:style-name="_33_">t</text:span><text:span text:style-name="_36_">a</text:span><text:span text:style-name="_39_">t</text:span><text:span text:style-name="_32_">i</text:span><text:span text:style-name="_35_">o</text:span><text:span text:style-name="_39_">n</text:span><text:span text:style-name="_33_">s</text:span><text:span text:style-name="_34_"> </text:span><text:span text:style-name="_38_">t</text:span><text:span text:style-name="_33_">o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p</text:span><text:span text:style-name="_35_">o</text:span><text:span text:style-name="_38_">w</text:span><text:span text:style-name="_33_">e</text:span><text:span text:style-name="_36_">r</text:span><text:span text:style-name="_38_">s</text:span><text:span text:style-name="_31_"> </text:span><text:span text:style-name="_36_">o</text:span><text:span text:style-name="_38_">f</text:span><text:span text:style-name="_31_"> </text:span><text:span text:style-name="_35_">d</text:span><text:span text:style-name="_39_">i</text:span><text:span text:style-name="_33_">s</text:span><text:span text:style-name="_35_">c</text:span><text:span text:style-name="_39_">r</text:span><text:span text:style-name="_32_">e</text:span><text:span text:style-name="_36_">t</text:span><text:span text:style-name="_38_">e</text:span>-<text:span text:style-name="_36_">s</text:span><text:span text:style-name="_39_">t</text:span><text:span text:style-name="_32_">a</text:span><text:span text:style-name="_35_">t</text:span><text:span text:style-name="_38_">e</text:span><text:span text:style-name="_31_"> </text:span><text:span text:style-name="_35_">m</text:span><text:span text:style-name="_39_">a</text:span><text:span text:style-name="_33_">c</text:span><text:span text:style-name="_35_">h</text:span><text:span text:style-name="_38_">i</text:span><text:span text:style-name="_33_">n</text:span><text:span text:style-name="_35_">e</text:span><text:span text:style-name="_39_">s</text:span><text:span text:style-name="_32_">.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b</text:span><text:span text:style-name="_35_">e</text:span><text:span text:style-name="_39_">s</text:span><text:span text:style-name="_32_">t</text:span><text:span text:style-name="_34_"> </text:span><text:span text:style-name="_39_">k</text:span><text:span text:style-name="_33_">n</text:span><text:span text:style-name="_36_">o</text:span><text:span text:style-name="_39_">w</text:span><text:span text:style-name="_33_">n</text:span><text:span text:style-name="_34_"> </text:span><text:span text:style-name="_38_">o</text:span><text:span text:style-name="_33_">f</text:span><text:span text:style-name="_34_"> </text:span><text:span text:style-name="_39_">t</text:span><text:span text:style-name="_32_">h</text:span><text:span text:style-name="_36_">e</text:span><text:span text:style-name="_39_">s</text:span><text:span text:style-name="_32_">e</text:span><text:span text:style-name="_34_"> </text:span><text:span text:style-name="_38_">r</text:span><text:span text:style-name="_33_">e</text:span><text:span text:style-name="_36_">s</text:span><text:span text:style-name="_39_">u</text:span><text:span text:style-name="_32_">l</text:span><text:span text:style-name="_36_">t</text:span><text:span text:style-name="_39_">s</text:span><text:span text:style-name="_31_"> </text:span><text:span text:style-name="_35_">i</text:span><text:span text:style-name="_38_">s</text:span><text:span text:style-name="_31_"> </text:span><text:span text:style-name="_35_">k</text:span><text:span text:style-name="_39_">n</text:span><text:span text:style-name="_32_">o</text:span><text:span text:style-name="_35_">w</text:span><text:span text:style-name="_38_">n</text:span><text:span text:style-name="_31_"> </text:span><text:span text:style-name="_35_">a</text:span><text:span text:style-name="_39_">s</text:span><text:span text:style-name="_31_"> </text:span><text:span text:style-name="_35_">G</text:span><text:span text:style-name="_39_">o</text:span><text:span text:style-name="_33_">d</text:span><text:span text:style-name="_35_">e</text:span><text:span text:style-name="_39_">l</text:span><text:span text:style-name="_33_">'</text:span><text:span text:style-name="_36_">s</text:span><text:span text:style-name="_37_"> </text:span><text:span text:style-name="_33_">t</text:span><text:span text:style-name="_36_">h</text:span><text:span text:style-name="_38_">e</text:span><text:span text:style-name="_33_">o</text:span><text:span text:style-name="_35_">r</text:span><text:span text:style-name="_39_">e</text:span><text:span text:style-name="_33_">m</text:span><text:span text:style-name="_34_"> </text:span><text:span text:style-name="_38_">(</text:span><text:span text:style-name="_31_"> </text:span><text:span text:style-name="_36_">1</text:span><text:span text:style-name="_38_">9</text:span><text:span text:style-name="_33_">3</text:span><text:span text:style-name="_36_">1</text:span><text:span text:style-name="_37_"> </text:span><text:span text:style-name="_33_">)</text:span><text:span text:style-name="_34_"> </text:span><text:span text:style-name="_38_">a</text:span><text:span text:style-name="_32_">n</text:span><text:span text:style-name="_36_">d</text:span><text:span text:style-name="_37_"> </text:span><text:span text:style-name="_33_">s</text:span><text:span text:style-name="_35_">h</text:span><text:span text:style-name="_39_">o</text:span><text:span text:style-name="_33_">w</text:span><text:span text:style-name="_35_">s</text:span><text:span text:style-name="_37_"> </text:span><text:span text:style-name="_33_">t</text:span><text:span text:style-name="_35_">h</text:span><text:span text:style-name="_38_">a</text:span><text:span text:style-name="_32_">t</text:span><text:span text:style-name="_34_"> </text:span><text:span text:style-name="_38_">i</text:span><text:span text:style-name="_33_">n</text:span><text:span text:style-name="_34_"> </text:span><text:span text:style-name="_38_">a</text:span><text:span text:style-name="_33_">n</text:span><text:span text:style-name="_36_">y</text:span><text:span text:style-name="_37_"> </text:span><text:span text:style-name="_32_">s</text:span><text:span text:style-name="_35_">u</text:span><text:span text:style-name="_38_">f</text:span><text:span text:style-name="_32_">f</text:span><text:span text:style-name="_35_">i</text:span><text:span text:style-name="_39_">c</text:span><text:span text:style-name="_32_">i</text:span><text:span text:style-name="_36_">e</text:span><text:span text:style-name="_39_">n</text:span><text:span text:style-name="_32_">t</text:span><text:span text:style-name="_35_">l</text:span><text:span text:style-name="_39_">y</text:span><text:span text:style-name="_31_"> </text:span><text:span text:style-name="_36_">p</text:span><text:span text:style-name="_38_">o</text:span><text:span text:style-name="_33_">w</text:span><text:span text:style-name="_36_">e</text:span><text:span text:style-name="_39_">r</text:span><text:span text:style-name="_32_">f</text:span><text:span text:style-name="_35_">u</text:span><text:span text:style-name="_39_">l</text:span><text:span text:style-name="_31_"> </text:span><text:span text:style-name="_35_">l</text:span><text:span text:style-name="_39_">o</text:span><text:span text:style-name="_32_">g</text:span><text:span text:style-name="_35_">i</text:span><text:span text:style-name="_39_">c</text:span><text:span text:style-name="_32_">a</text:span><text:span text:style-name="_36_">l</text:span><text:span text:style-name="_37_"> </text:span><text:span text:style-name="_32_">s</text:span><text:span text:style-name="_36_">y</text:span><text:span text:style-name="_39_">s</text:span><text:span text:style-name="_32_">t</text:span><text:span text:style-name="_36_">e</text:span><text:span text:style-name="_39_">m</text:span><text:span text:style-name="_31_"> </text:span><text:span text:style-name="_35_">s</text:span><text:span text:style-name="_38_">t</text:span><text:span text:style-name="_33_">a</text:span><text:span text:style-name="_36_">t</text:span><text:span text:style-name="_39_">e</text:span><text:span text:style-name="_32_">m</text:span><text:span text:style-name="_36_">e</text:span><text:span text:style-name="_39_">n</text:span><text:span text:style-name="_32_">t</text:span><text:span text:style-name="_35_">s</text:span><text:span text:style-name="_37_"> </text:span><text:span text:style-name="_32_">c</text:span><text:span text:style-name="_35_">a</text:span><text:span text:style-name="_39_">n</text:span><text:span text:style-name="_31_"> </text:span><text:span text:style-name="_36_">b</text:span><text:span text:style-name="_39_">e</text:span><text:span text:style-name="_31_"> </text:span><text:span text:style-name="_36_">f</text:span><text:span text:style-name="_39_">o</text:span><text:span text:style-name="_32_">r</text:span><text:span text:style-name="_36_">m</text:span><text:span text:style-name="_38_">u</text:span><text:span text:style-name="_33_">l</text:span><text:span text:style-name="_35_">a</text:span><text:span text:style-name="_39_">t</text:span><text:span text:style-name="_33_">e</text:span><text:span text:style-name="_36_">d</text:span><text:span text:style-name="_37_"> </text:span><text:span text:style-name="_32_">w</text:span><text:span text:style-name="_35_">h</text:span><text:span text:style-name="_38_">i</text:span><text:span text:style-name="_33_">c</text:span><text:span text:style-name="_35_">h</text:span><text:span text:style-name="_37_"> </text:span><text:span text:style-name="_33_">c</text:span><text:span text:style-name="_35_">a</text:span><text:span text:style-name="_39_">n</text:span><text:span text:style-name="_31_"> </text:span><text:span text:style-name="_35_">n</text:span><text:span text:style-name="_39_">e</text:span><text:span text:style-name="_33_">i</text:span><text:span text:style-name="_35_">t</text:span><text:span text:style-name="_38_">h</text:span><text:span text:style-name="_33_">e</text:span><text:span text:style-name="_35_">r</text:span><text:span text:style-name="_37_"> </text:span><text:span text:style-name="_33_">b</text:span><text:span text:style-name="_35_">e</text:span><text:span text:style-name="_37_"> </text:span><text:span text:style-name="_33_">p</text:span><text:span text:style-name="_35_">r</text:span><text:span text:style-name="_39_">o</text:span><text:span text:style-name="_33_">v</text:span><text:span text:style-name="_36_">e</text:span><text:span text:style-name="_39_">d</text:span><text:span text:style-name="_31_"> </text:span><text:span text:style-name="_36_">n</text:span><text:span text:style-name="_38_">o</text:span><text:span text:style-name="_33_">r</text:span><text:span text:style-name="_34_"> </text:span><text:span text:style-name="_38_">d</text:span><text:span text:style-name="_33_">i</text:span><text:span text:style-name="_35_">s</text:span><text:span text:style-name="_39_">p</text:span><text:span text:style-name="_32_">r</text:span><text:span text:style-name="_36_">o</text:span><text:span text:style-name="_39_">v</text:span><text:span text:style-name="_32_">e</text:span><text:span text:style-name="_36_">d</text:span><text:span text:style-name="_37_"> </text:span><text:soft-page-break/><text:span text:style-name="_33_">w</text:span><text:span text:style-name="_35_">i</text:span><text:span text:style-name="_38_">t</text:span><text:span text:style-name="_32_">h</text:span><text:span text:style-name="_35_">i</text:span><text:span text:style-name="_39_">n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s</text:span><text:span text:style-name="_33_">y</text:span><text:span text:style-name="_36_">s</text:span><text:span text:style-name="_39_">t</text:span><text:span text:style-name="_32_">e</text:span><text:span text:style-name="_35_">m</text:span><text:span text:style-name="_39_">,</text:span><text:span text:style-name="_31_"> </text:span><text:span text:style-name="_36_">u</text:span><text:span text:style-name="_39_">n</text:span><text:span text:style-name="_33_">l</text:span><text:span text:style-name="_35_">e</text:span><text:span text:style-name="_38_">s</text:span><text:span text:style-name="_33_">s</text:span><text:span text:style-name="_34_"> </text:span><text:span text:style-name="_39_">p</text:span><text:span text:style-name="_33_">o</text:span><text:span text:style-name="_35_">s</text:span><text:span text:style-name="_39_">s</text:span><text:span text:style-name="_32_">i</text:span><text:span text:style-name="_36_">b</text:span><text:span text:style-name="_39_">l</text:span><text:span text:style-name="_33_">y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s</text:span><text:span text:style-name="_35_">y</text:span><text:span text:style-name="_39_">s</text:span><text:span text:style-name="_33_">t</text:span><text:span text:style-name="_35_">e</text:span><text:span text:style-name="_38_">m</text:span><text:span text:style-name="_31_"> </text:span><text:span text:style-name="_36_">i</text:span><text:span text:style-name="_38_">t</text:span><text:span text:style-name="_33_">s</text:span><text:span text:style-name="_35_">e</text:span><text:span text:style-name="_39_">l</text:span><text:span text:style-name="_33_">f</text:span><text:span text:style-name="_34_"> </text:span><text:span text:style-name="_38_">i</text:span><text:span text:style-name="_32_">s</text:span><text:span text:style-name="_34_"> </text:span><text:span text:style-name="_38_">i</text:span><text:span text:style-name="_33_">n</text:span><text:span text:style-name="_35_">c</text:span><text:span text:style-name="_38_">o</text:span><text:span text:style-name="_32_">n</text:span><text:span text:style-name="_35_">s</text:span><text:span text:style-name="_39_">i</text:span><text:span text:style-name="_32_">s</text:span><text:span text:style-name="_35_">t</text:span><text:span text:style-name="_39_">e</text:span><text:span text:style-name="_33_">n</text:span><text:span text:style-name="_35_">t</text:span><text:span text:style-name="_39_">.</text:span><text:span text:style-name="_31_"> </text:span><text:span text:style-name="_36_">T</text:span><text:span text:style-name="_38_">h</text:span><text:span text:style-name="_32_">e</text:span><text:span text:style-name="_36_">r</text:span><text:span text:style-name="_38_">e</text:span><text:span text:style-name="_31_"> </text:span><text:span text:style-name="_35_">a</text:span><text:span text:style-name="_38_">r</text:span><text:span text:style-name="_32_">e</text:span><text:span text:style-name="_34_"> </text:span><text:span text:style-name="_39_">o</text:span><text:span text:style-name="_33_">t</text:span><text:span text:style-name="_35_">h</text:span><text:span text:style-name="_39_">e</text:span><text:span text:style-name="_32_">r</text:span><text:span text:style-name="_36_">,</text:span><text:span text:style-name="_37_"> </text:span><text:span text:style-name="_32_">i</text:span><text:span text:style-name="_36_">n</text:span><text:span text:style-name="_37_"> </text:span><text:span text:style-name="_32_">s</text:span><text:span text:style-name="_35_">o</text:span><text:span text:style-name="_39_">m</text:span><text:span text:style-name="_32_">e</text:span><text:span text:style-name="_34_"> </text:span><text:span text:style-name="_39_">r</text:span><text:span text:style-name="_32_">e</text:span><text:span text:style-name="_35_">s</text:span><text:span text:style-name="_38_">p</text:span><text:span text:style-name="_32_">e</text:span><text:span text:style-name="_36_">c</text:span><text:span text:style-name="_38_">t</text:span><text:span text:style-name="_33_">s</text:span><text:span text:style-name="_34_"> </text:span><text:span text:style-name="_38_">s</text:span><text:span text:style-name="_33_">i</text:span><text:span text:style-name="_35_">m</text:span><text:span text:style-name="_39_">i</text:span><text:span text:style-name="_32_">l</text:span><text:span text:style-name="_36_">a</text:span><text:span text:style-name="_39_">r</text:span><text:span text:style-name="_32_">,</text:span><text:span text:style-name="_34_"> </text:span><text:span text:style-name="_38_">r</text:span><text:span text:style-name="_32_">e</text:span><text:span text:style-name="_35_">s</text:span><text:span text:style-name="_38_">u</text:span><text:span text:style-name="_32_">l</text:span><text:span text:style-name="_36_">t</text:span><text:span text:style-name="_39_">s</text:span><text:span text:style-name="_31_"> </text:span><text:span text:style-name="_36_">d</text:span><text:span text:style-name="_39_">u</text:span><text:span text:style-name="_32_">e</text:span><text:span text:style-name="_34_"> </text:span><text:span text:style-name="_39_">t</text:span><text:span text:style-name="_33_">o</text:span><text:span text:style-name="_34_"> </text:span><text:span text:style-name="_38_">C</text:span><text:span text:style-name="_33_">h</text:span><text:span text:style-name="_36_">u</text:span><text:span text:style-name="_39_">r</text:span><text:span text:style-name="_32_">c</text:span><text:span text:style-name="_36_">h</text:span><text:span text:style-name="_37_"> </text:span><text:span text:style-name="_32_">(</text:span><text:span text:style-name="_35_">1</text:span><text:span text:style-name="_39_">9</text:span><text:span text:style-name="_32_">3</text:span><text:span text:style-name="_36_">6</text:span><text:span text:style-name="_39_">)</text:span><text:span text:style-name="_33_">,</text:span><text:span text:style-name="_34_"> </text:span><text:span text:style-name="_39_">K</text:span><text:span text:style-name="_33_">l</text:span><text:span text:style-name="_35_">e</text:span><text:span text:style-name="_38_">e</text:span><text:span text:style-name="_33_">n</text:span><text:span text:style-name="_36_">e</text:span><text:span text:style-name="_37_"> </text:span><text:span text:style-name="_33_">(</text:span><text:span text:style-name="_36_">1</text:span><text:span text:style-name="_38_">9</text:span><text:span text:style-name="_32_">3</text:span><text:span text:style-name="_36_">5</text:span><text:span text:style-name="_38_">)</text:span><text:span text:style-name="_32_">,</text:span><text:span text:style-name="_34_"> </text:span><text:span text:style-name="_38_">R</text:span><text:span text:style-name="_33_">o</text:span><text:span text:style-name="_35_">s</text:span><text:span text:style-name="_38_">s</text:span><text:span text:style-name="_32_">e</text:span><text:span text:style-name="_35_">r</text:span><text:span text:style-name="_39_">,</text:span><text:span text:style-name="_31_"> </text:span><text:span text:style-name="_35_">a</text:span><text:span text:style-name="_39_">n</text:span><text:span text:style-name="_33_">d</text:span><text:span text:style-name="_34_"> </text:span><text:span text:style-name="_39_">T</text:span><text:span text:style-name="_32_">u</text:span><text:span text:style-name="_36_">r</text:span><text:span text:style-name="_39_">i</text:span><text:span text:style-name="_32_">n</text:span><text:span text:style-name="_35_">g</text:span><text:span text:style-name="_37_"> </text:span><text:span text:style-name="_32_">(</text:span><text:span text:style-name="_36_">1</text:span><text:span text:style-name="_39_">9</text:span><text:span text:style-name="_33_">3</text:span><text:span text:style-name="_35_">7</text:span><text:span text:style-name="_38_">)</text:span><text:span text:style-name="_33_">.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l</text:span><text:span text:style-name="_36_">a</text:span><text:span text:style-name="_38_">t</text:span><text:span text:style-name="_33_">t</text:span><text:span text:style-name="_35_">e</text:span><text:span text:style-name="_39_">r</text:span><text:span text:style-name="_31_"> </text:span><text:span text:style-name="_36_">r</text:span><text:span text:style-name="_38_">e</text:span><text:span text:style-name="_32_">s</text:span><text:span text:style-name="_35_">u</text:span><text:span text:style-name="_39_">l</text:span><text:span text:style-name="_33_">t</text:span><text:span text:style-name="_34_"> </text:span><text:span text:style-name="_38_">i</text:span><text:span text:style-name="_33_">s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m</text:span><text:span text:style-name="_36_">o</text:span><text:span text:style-name="_38_">s</text:span><text:span text:style-name="_32_">t</text:span><text:span text:style-name="_34_"> </text:span><text:span text:style-name="_39_">c</text:span><text:span text:style-name="_32_">o</text:span><text:span text:style-name="_36_">n</text:span><text:span text:style-name="_39_">v</text:span><text:span text:style-name="_33_">e</text:span><text:span text:style-name="_35_">n</text:span><text:span text:style-name="_39_">i</text:span><text:span text:style-name="_32_">e</text:span><text:span text:style-name="_35_">n</text:span><text:span text:style-name="_39_">t</text:span><text:span text:style-name="_31_"> </text:span><text:span text:style-name="_35_">t</text:span><text:span text:style-name="_38_">o</text:span><text:span text:style-name="_31_"> </text:span><text:span text:style-name="_35_">c</text:span><text:span text:style-name="_38_">o</text:span><text:span text:style-name="_33_">n</text:span><text:span text:style-name="_36_">s</text:span><text:span text:style-name="_39_">i</text:span><text:span text:style-name="_32_">d</text:span><text:span text:style-name="_36_">e</text:span><text:span text:style-name="_38_">r</text:span><text:span text:style-name="_33_">,</text:span><text:span text:style-name="_34_"> </text:span><text:span text:style-name="_39_">s</text:span><text:span text:style-name="_32_">i</text:span><text:span text:style-name="_36_">n</text:span><text:span text:style-name="_38_">c</text:span><text:span text:style-name="_32_">e</text:span><text:span text:style-name="_34_"> </text:span><text:span text:style-name="_38_">i</text:span><text:span text:style-name="_32_">t</text:span><text:span text:style-name="_34_"> </text:span><text:span text:style-name="_38_">r</text:span><text:span text:style-name="_32_">e</text:span><text:span text:style-name="_35_">f</text:span><text:span text:style-name="_39_">e</text:span><text:span text:style-name="_32_">r</text:span><text:span text:style-name="_35_">s</text:span><text:span text:style-name="_37_"> </text:span><text:span text:style-name="_32_">d</text:span><text:span text:style-name="_35_">i</text:span><text:span text:style-name="_39_">r</text:span><text:span text:style-name="_33_">e</text:span><text:span text:style-name="_36_">c</text:span><text:span text:style-name="_39_">t</text:span><text:span text:style-name="_32_">l</text:span><text:span text:style-name="_35_">y</text:span><text:span text:style-name="_37_"> </text:span><text:span text:style-name="_32_">t</text:span><text:span text:style-name="_36_">o</text:span><text:span text:style-name="_37_"> </text:span><text:span text:style-name="_33_">m</text:span><text:span text:style-name="_35_">a</text:span><text:span text:style-name="_38_">c</text:span><text:span text:style-name="_32_">h</text:span><text:span text:style-name="_36_">i</text:span><text:span text:style-name="_38_">n</text:span><text:span text:style-name="_33_">e</text:span><text:span text:style-name="_35_">s</text:span><text:span text:style-name="_39_">,</text:span><text:span text:style-name="_31_"> </text:span><text:span text:style-name="_36_">w</text:span><text:span text:style-name="_39_">h</text:span><text:span text:style-name="_32_">e</text:span><text:span text:style-name="_35_">r</text:span><text:span text:style-name="_38_">e</text:span><text:span text:style-name="_32_">a</text:span><text:span text:style-name="_36_">s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o</text:span><text:span text:style-name="_39_">t</text:span><text:span text:style-name="_33_">h</text:span><text:span text:style-name="_36_">e</text:span><text:span text:style-name="_39_">r</text:span><text:span text:style-name="_32_">s</text:span><text:span text:style-name="_34_"> </text:span><text:span text:style-name="_38_">c</text:span><text:span text:style-name="_33_">a</text:span><text:span text:style-name="_35_">n</text:span><text:span text:style-name="_37_"> </text:span><text:span text:style-name="_32_">o</text:span><text:span text:style-name="_36_">n</text:span><text:span text:style-name="_38_">l</text:span><text:span text:style-name="_32_">y</text:span><text:span text:style-name="_34_"> </text:span><text:span text:style-name="_38_">b</text:span><text:span text:style-name="_32_">e</text:span><text:span text:style-name="_34_"> </text:span><text:span text:style-name="_38_">u</text:span><text:span text:style-name="_33_">s</text:span><text:span text:style-name="_35_">e</text:span><text:span text:style-name="_38_">d</text:span><text:span text:style-name="_31_"> </text:span><text:span text:style-name="_35_">i</text:span><text:span text:style-name="_39_">n</text:span><text:span text:style-name="_31_"> </text:span><text:span text:style-name="_35_">a</text:span><text:span text:style-name="_37_"> </text:span><text:span text:style-name="_33_">c</text:span><text:span text:style-name="_36_">o</text:span><text:span text:style-name="_39_">m</text:span><text:span text:style-name="_33_">p</text:span><text:span text:style-name="_35_">a</text:span><text:span text:style-name="_38_">r</text:span><text:span text:style-name="_33_">a</text:span><text:span text:style-name="_35_">t</text:span><text:span text:style-name="_39_">i</text:span><text:span text:style-name="_32_">v</text:span><text:span text:style-name="_36_">e</text:span><text:span text:style-name="_38_">l</text:span><text:span text:style-name="_32_">y</text:span><text:span text:style-name="_34_"> </text:span><text:span text:style-name="_39_">i</text:span><text:span text:style-name="_32_">n</text:span><text:span text:style-name="_35_">d</text:span><text:span text:style-name="_38_">i</text:span><text:span text:style-name="_32_">r</text:span><text:span text:style-name="_35_">e</text:span><text:span text:style-name="_38_">c</text:span><text:span text:style-name="_33_">t</text:span><text:span text:style-name="_34_"> </text:span><text:span text:style-name="_39_">a</text:span><text:span text:style-name="_33_">r</text:span><text:span text:style-name="_35_">g</text:span><text:span text:style-name="_39_">u</text:span><text:span text:style-name="_33_">m</text:span><text:span text:style-name="_35_">e</text:span><text:span text:style-name="_39_">n</text:span><text:span text:style-name="_33_">t</text:span><text:span text:style-name="_36_">:</text:span><text:span text:style-name="_37_"> </text:span><text:span text:style-name="_32_">f</text:span><text:span text:style-name="_36_">o</text:span><text:span text:style-name="_38_">r</text:span><text:span text:style-name="_31_"> </text:span><text:span text:style-name="_36_">i</text:span><text:span text:style-name="_39_">n</text:span><text:span text:style-name="_32_">s</text:span><text:span text:style-name="_36_">t</text:span><text:span text:style-name="_38_">a</text:span><text:span text:style-name="_32_">n</text:span><text:span text:style-name="_35_">c</text:span><text:span text:style-name="_39_">e</text:span><text:span text:style-name="_31_"> </text:span><text:span text:style-name="_35_">i</text:span><text:span text:style-name="_39_">f</text:span><text:span text:style-name="_31_"> </text:span><text:span text:style-name="_36_">G</text:span><text:span text:style-name="_38_">o</text:span><text:span text:style-name="_33_">d</text:span><text:span text:style-name="_35_">e</text:span><text:span text:style-name="_39_">l</text:span><text:span text:style-name="_33_">'</text:span><text:span text:style-name="_36_">s</text:span><text:span text:style-name="_37_"> </text:span><text:span text:style-name="_33_">t</text:span><text:span text:style-name="_36_">h</text:span><text:span text:style-name="_38_">e</text:span><text:span text:style-name="_33_">o</text:span><text:span text:style-name="_36_">r</text:span><text:span text:style-name="_38_">e</text:span><text:span text:style-name="_32_">m</text:span><text:span text:style-name="_34_"> </text:span><text:span text:style-name="_38_">i</text:span><text:span text:style-name="_33_">s</text:span><text:span text:style-name="_34_"> </text:span><text:span text:style-name="_39_">t</text:span><text:span text:style-name="_33_">o</text:span><text:span text:style-name="_34_"> </text:span><text:span text:style-name="_39_">b</text:span><text:span text:style-name="_32_">e</text:span><text:span text:style-name="_34_"> </text:span><text:span text:style-name="_38_">u</text:span><text:span text:style-name="_32_">s</text:span><text:span text:style-name="_36_">e</text:span><text:span text:style-name="_38_">d</text:span><text:span text:style-name="_31_"> </text:span><text:span text:style-name="_36_">w</text:span><text:span text:style-name="_38_">e</text:span><text:span text:style-name="_31_"> </text:span><text:span text:style-name="_35_">n</text:span><text:span text:style-name="_39_">e</text:span><text:span text:style-name="_32_">e</text:span><text:span text:style-name="_36_">d</text:span><text:span text:style-name="_37_"> </text:span><text:span text:style-name="_33_">i</text:span><text:span text:style-name="_35_">n</text:span><text:span text:style-name="_37_"> </text:span><text:span text:style-name="_32_">a</text:span><text:span text:style-name="_36_">d</text:span><text:span text:style-name="_38_">d</text:span><text:span text:style-name="_32_">i</text:span><text:span text:style-name="_35_">t</text:span><text:span text:style-name="_39_">i</text:span><text:span text:style-name="_33_">o</text:span><text:span text:style-name="_35_">n</text:span><text:span text:style-name="_37_"> </text:span><text:span text:style-name="_33_">t</text:span><text:span text:style-name="_36_">o</text:span><text:span text:style-name="_37_"> </text:span><text:span text:style-name="_33_">h</text:span><text:span text:style-name="_36_">a</text:span><text:span text:style-name="_39_">v</text:span><text:span text:style-name="_33_">e</text:span><text:span text:style-name="_34_"> </text:span><text:span text:style-name="_38_">s</text:span><text:span text:style-name="_33_">o</text:span><text:span text:style-name="_36_">m</text:span><text:span text:style-name="_38_">e</text:span><text:span text:style-name="_31_"> </text:span><text:span text:style-name="_36_">m</text:span><text:span text:style-name="_38_">e</text:span><text:span text:style-name="_32_">a</text:span><text:span text:style-name="_35_">n</text:span><text:span text:style-name="_38_">s</text:span><text:span text:style-name="_31_"> </text:span><text:span text:style-name="_36_">o</text:span><text:span text:style-name="_38_">f</text:span><text:span text:style-name="_31_"> </text:span><text:span text:style-name="_35_">d</text:span><text:span text:style-name="_39_">e</text:span><text:span text:style-name="_33_">s</text:span><text:span text:style-name="_35_">c</text:span><text:span text:style-name="_38_">r</text:span><text:span text:style-name="_33_">i</text:span><text:span text:style-name="_35_">b</text:span><text:span text:style-name="_39_">i</text:span><text:span text:style-name="_33_">n</text:span><text:span text:style-name="_35_">g</text:span><text:span text:style-name="_37_"> </text:span><text:span text:style-name="_33_">l</text:span><text:span text:style-name="_36_">o</text:span><text:span text:style-name="_38_">g</text:span><text:span text:style-name="_33_">i</text:span><text:span text:style-name="_36_">c</text:span><text:span text:style-name="_39_">a</text:span><text:span text:style-name="_33_">l</text:span><text:span text:style-name="_34_"> </text:span><text:span text:style-name="_39_">s</text:span><text:span text:style-name="_33_">y</text:span><text:span text:style-name="_35_">s</text:span><text:span text:style-name="_38_">t</text:span><text:span text:style-name="_33_">e</text:span><text:span text:style-name="_36_">m</text:span><text:span text:style-name="_38_">s</text:span><text:span text:style-name="_31_"> </text:span><text:span text:style-name="_35_">i</text:span><text:span text:style-name="_39_">n</text:span><text:span text:style-name="_31_"> </text:span><text:span text:style-name="_36_">t</text:span><text:span text:style-name="_39_">e</text:span><text:span text:style-name="_32_">r</text:span><text:span text:style-name="_35_">m</text:span><text:span text:style-name="_38_">s</text:span><text:span text:style-name="_31_"> </text:span><text:span text:style-name="_35_">o</text:span><text:span text:style-name="_38_">f</text:span><text:span text:style-name="_31_"> </text:span><text:span text:style-name="_36_">m</text:span><text:span text:style-name="_39_">a</text:span><text:span text:style-name="_33_">c</text:span><text:span text:style-name="_36_">h</text:span><text:span text:style-name="_39_">i</text:span><text:span text:style-name="_33_">n</text:span><text:span text:style-name="_35_">e</text:span><text:span text:style-name="_39_">s</text:span><text:span text:style-name="_32_">,</text:span><text:span text:style-name="_34_"> </text:span><text:span text:style-name="_39_">a</text:span><text:span text:style-name="_32_">n</text:span><text:span text:style-name="_36_">d</text:span><text:span text:style-name="_37_"> </text:span><text:span text:style-name="_33_">m</text:span><text:span text:style-name="_35_">a</text:span><text:span text:style-name="_38_">c</text:span><text:span text:style-name="_33_">h</text:span><text:span text:style-name="_36_">i</text:span><text:span text:style-name="_38_">n</text:span><text:span text:style-name="_33_">e</text:span><text:span text:style-name="_35_">s</text:span><text:span text:style-name="_37_"> </text:span><text:span text:style-name="_32_">i</text:span><text:span text:style-name="_36_">n</text:span><text:span text:style-name="_37_"> </text:span><text:span text:style-name="_32_">t</text:span><text:span text:style-name="_35_">e</text:span><text:span text:style-name="_38_">r</text:span><text:span text:style-name="_32_">m</text:span><text:span text:style-name="_35_">s</text:span><text:span text:style-name="_37_"> </text:span><text:span text:style-name="_32_">o</text:span><text:span text:style-name="_36_">f</text:span><text:span text:style-name="_37_"> </text:span><text:span text:style-name="_33_">l</text:span><text:span text:style-name="_35_">o</text:span><text:span text:style-name="_39_">g</text:span><text:span text:style-name="_32_">i</text:span><text:span text:style-name="_36_">c</text:span><text:span text:style-name="_39_">a</text:span><text:span text:style-name="_32_">l</text:span><text:span text:style-name="_34_"> </text:span><text:span text:style-name="_39_">s</text:span><text:span text:style-name="_33_">y</text:span><text:span text:style-name="_36_">s</text:span><text:span text:style-name="_39_">t</text:span><text:span text:style-name="_33_">e</text:span><text:span text:style-name="_35_">m</text:span><text:span text:style-name="_38_">s</text:span><text:span text:style-name="_32_">.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r</text:span><text:span text:style-name="_36_">e</text:span><text:span text:style-name="_38_">s</text:span><text:span text:style-name="_33_">u</text:span><text:span text:style-name="_36_">l</text:span><text:span text:style-name="_39_">t</text:span><text:span text:style-name="_31_"> </text:span><text:span text:style-name="_35_">i</text:span><text:span text:style-name="_38_">n</text:span><text:span text:style-name="_31_"> </text:span><text:span text:style-name="_36_">q</text:span><text:span text:style-name="_38_">u</text:span><text:span text:style-name="_32_">e</text:span><text:span text:style-name="_35_">s</text:span><text:span text:style-name="_38_">t</text:span><text:span text:style-name="_33_">i</text:span><text:span text:style-name="_36_">o</text:span><text:span text:style-name="_38_">n</text:span><text:span text:style-name="_31_"> </text:span><text:span text:style-name="_35_">r</text:span><text:span text:style-name="_39_">e</text:span><text:span text:style-name="_33_">f</text:span><text:span text:style-name="_35_">e</text:span><text:span text:style-name="_39_">r</text:span><text:span text:style-name="_33_">s</text:span><text:span text:style-name="_34_"> </text:span><text:span text:style-name="_39_">t</text:span><text:span text:style-name="_33_">o</text:span><text:span text:style-name="_34_"> </text:span><text:span text:style-name="_39_">a</text:span><text:span text:style-name="_31_"> </text:span><text:span text:style-name="_36_">t</text:span><text:span text:style-name="_39_">y</text:span><text:span text:style-name="_33_">p</text:span><text:span text:style-name="_36_">e</text:span><text:span text:style-name="_37_"> </text:span><text:span text:style-name="_32_">o</text:span><text:span text:style-name="_36_">f</text:span><text:span text:style-name="_37_"> </text:span><text:span text:style-name="_32_">m</text:span><text:span text:style-name="_35_">a</text:span><text:span text:style-name="_39_">c</text:span><text:span text:style-name="_33_">h</text:span><text:span text:style-name="_36_">i</text:span><text:span text:style-name="_39_">n</text:span><text:span text:style-name="_32_">e</text:span><text:span text:style-name="_34_"> </text:span><text:span text:style-name="_39_">w</text:span><text:span text:style-name="_33_">h</text:span><text:span text:style-name="_36_">i</text:span><text:span text:style-name="_39_">c</text:span><text:span text:style-name="_32_">h</text:span><text:span text:style-name="_34_"> </text:span><text:span text:style-name="_39_">i</text:span><text:span text:style-name="_33_">s</text:span><text:span text:style-name="_34_"> </text:span><text:span text:style-name="_38_">e</text:span><text:span text:style-name="_33_">s</text:span><text:span text:style-name="_35_">s</text:span><text:span text:style-name="_38_">e</text:span><text:span text:style-name="_33_">n</text:span><text:span text:style-name="_35_">t</text:span><text:span text:style-name="_39_">i</text:span><text:span text:style-name="_32_">a</text:span><text:span text:style-name="_36_">l</text:span><text:span text:style-name="_39_">l</text:span><text:span text:style-name="_32_">y</text:span><text:span text:style-name="_34_"> </text:span><text:span text:style-name="_38_">a</text:span><text:span text:style-name="_31_"> </text:span><text:span text:style-name="_36_">d</text:span><text:span text:style-name="_38_">i</text:span><text:span text:style-name="_33_">g</text:span><text:span text:style-name="_35_">i</text:span><text:span text:style-name="_39_">t</text:span><text:span text:style-name="_32_">a</text:span><text:span text:style-name="_35_">l</text:span><text:span text:style-name="_37_"> </text:span><text:span text:style-name="_32_">c</text:span><text:span text:style-name="_36_">o</text:span><text:span text:style-name="_39_">m</text:span><text:span text:style-name="_33_">p</text:span><text:span text:style-name="_36_">u</text:span><text:span text:style-name="_38_">t</text:span><text:span text:style-name="_33_">e</text:span><text:span text:style-name="_35_">r</text:span><text:span text:style-name="_37_"> </text:span><text:span text:style-name="_32_">w</text:span><text:span text:style-name="_36_">i</text:span><text:span text:style-name="_38_">t</text:span><text:span text:style-name="_32_">h</text:span><text:span text:style-name="_34_"> </text:span><text:span text:style-name="_38_">a</text:span><text:span text:style-name="_33_">n</text:span><text:span text:style-name="_34_"> </text:span><text:span text:style-name="_38_">i</text:span><text:span text:style-name="_32_">n</text:span><text:span text:style-name="_35_">f</text:span><text:span text:style-name="_39_">i</text:span><text:span text:style-name="_33_">n</text:span><text:span text:style-name="_36_">i</text:span><text:span text:style-name="_39_">t</text:span><text:span text:style-name="_33_">e</text:span><text:span text:style-name="_34_"> </text:span><text:span text:style-name="_39_">c</text:span><text:span text:style-name="_33_">a</text:span><text:span text:style-name="_36_">p</text:span><text:span text:style-name="_38_">a</text:span><text:span text:style-name="_33_">c</text:span><text:span text:style-name="_35_">i</text:span><text:span text:style-name="_38_">t</text:span><text:span text:style-name="_33_">y</text:span><text:span text:style-name="_36_">.</text:span><text:span text:style-name="_37_"> </text:span><text:span text:style-name="_33_">I</text:span><text:span text:style-name="_36_">t</text:span><text:span text:style-name="_37_"> </text:span><text:span text:style-name="_32_">s</text:span><text:span text:style-name="_35_">t</text:span><text:span text:style-name="_38_">a</text:span><text:span text:style-name="_32_">t</text:span><text:span text:style-name="_35_">e</text:span><text:span text:style-name="_39_">s</text:span><text:span text:style-name="_31_"> </text:span><text:span text:style-name="_36_">t</text:span><text:span text:style-name="_38_">h</text:span><text:span text:style-name="_33_">a</text:span><text:span text:style-name="_35_">t</text:span><text:span text:style-name="_37_"> </text:span><text:span text:style-name="_32_">t</text:span><text:span text:style-name="_35_">h</text:span><text:span text:style-name="_38_">e</text:span><text:span text:style-name="_32_">r</text:span><text:span text:style-name="_36_">e</text:span><text:span text:style-name="_37_"> </text:span><text:span text:style-name="_32_">a</text:span><text:span text:style-name="_36_">r</text:span><text:span text:style-name="_38_">e</text:span><text:span text:style-name="_31_"> </text:span><text:span text:style-name="_36_">c</text:span><text:span text:style-name="_38_">e</text:span><text:span text:style-name="_33_">r</text:span><text:span text:style-name="_36_">t</text:span><text:span text:style-name="_38_">a</text:span><text:span text:style-name="_33_">i</text:span><text:span text:style-name="_36_">n</text:span><text:span text:style-name="_37_"> </text:span><text:span text:style-name="_33_">t</text:span><text:span text:style-name="_36_">h</text:span><text:span text:style-name="_39_">i</text:span><text:span text:style-name="_32_">n</text:span><text:span text:style-name="_35_">g</text:span><text:span text:style-name="_39_">s</text:span><text:span text:style-name="_31_"> </text:span><text:span text:style-name="_35_">t</text:span><text:span text:style-name="_38_">h</text:span><text:span text:style-name="_32_">a</text:span><text:span text:style-name="_35_">t</text:span><text:span text:style-name="_37_"> </text:span><text:span text:style-name="_32_">s</text:span><text:span text:style-name="_35_">u</text:span><text:span text:style-name="_38_">c</text:span><text:span text:style-name="_32_">h</text:span><text:span text:style-name="_34_"> </text:span><text:span text:style-name="_39_">a</text:span><text:span text:style-name="_31_"> </text:span><text:span text:style-name="_35_">m</text:span><text:span text:style-name="_38_">a</text:span><text:span text:style-name="_33_">c</text:span><text:span text:style-name="_36_">h</text:span><text:span text:style-name="_39_">i</text:span><text:span text:style-name="_33_">n</text:span><text:span text:style-name="_36_">e</text:span><text:span text:style-name="_37_"> </text:span><text:span text:style-name="_33_">c</text:span><text:span text:style-name="_36_">a</text:span><text:span text:style-name="_39_">n</text:span><text:span text:style-name="_33_">n</text:span><text:span text:style-name="_35_">o</text:span><text:span text:style-name="_38_">t</text:span><text:span text:style-name="_31_"> </text:span><text:span text:style-name="_35_">d</text:span><text:span text:style-name="_38_">o</text:span><text:span text:style-name="_32_">.</text:span><text:span text:style-name="_34_"> </text:span><text:span text:style-name="_39_">I</text:span><text:span text:style-name="_33_">f</text:span><text:span text:style-name="_34_"> </text:span><text:span text:style-name="_38_">i</text:span><text:span text:style-name="_33_">t</text:span><text:span text:style-name="_34_"> </text:span><text:span text:style-name="_39_">i</text:span><text:span text:style-name="_33_">s</text:span><text:span text:style-name="_34_"> </text:span><text:span text:style-name="_39_">r</text:span><text:span text:style-name="_32_">i</text:span><text:span text:style-name="_36_">g</text:span><text:span text:style-name="_38_">g</text:span><text:span text:style-name="_32_">e</text:span><text:span text:style-name="_36_">d</text:span><text:span text:style-name="_37_"> </text:span><text:span text:style-name="_33_">u</text:span><text:span text:style-name="_36_">p</text:span><text:span text:style-name="_37_"> </text:span><text:span text:style-name="_33_">t</text:span><text:span text:style-name="_36_">o</text:span><text:span text:style-name="_37_"> </text:span><text:span text:style-name="_33_">g</text:span><text:span text:style-name="_35_">i</text:span><text:span text:style-name="_39_">v</text:span><text:span text:style-name="_33_">e</text:span><text:span text:style-name="_34_"> </text:span><text:span text:style-name="_39_">a</text:span><text:span text:style-name="_33_">n</text:span><text:span text:style-name="_36_">s</text:span><text:span text:style-name="_39_">w</text:span><text:span text:style-name="_32_">e</text:span><text:span text:style-name="_36_">r</text:span><text:span text:style-name="_39_">s</text:span><text:span text:style-name="_31_"> </text:span><text:span text:style-name="_36_">t</text:span><text:span text:style-name="_39_">o</text:span><text:span text:style-name="_31_"> </text:span><text:span text:style-name="_35_">q</text:span><text:span text:style-name="_38_">u</text:span><text:span text:style-name="_32_">e</text:span><text:span text:style-name="_35_">s</text:span><text:span text:style-name="_39_">t</text:span><text:span text:style-name="_33_">i</text:span><text:span text:style-name="_35_">o</text:span><text:span text:style-name="_38_">n</text:span><text:span text:style-name="_32_">s</text:span><text:span text:style-name="_34_"> </text:span><text:span text:style-name="_39_">a</text:span><text:span text:style-name="_33_">s</text:span><text:span text:style-name="_34_"> </text:span><text:span text:style-name="_39_">i</text:span><text:span text:style-name="_32_">n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i</text:span><text:span text:style-name="_36_">m</text:span><text:span text:style-name="_39_">i</text:span><text:span text:style-name="_33_">t</text:span><text:span text:style-name="_35_">a</text:span><text:span text:style-name="_38_">t</text:span><text:span text:style-name="_32_">i</text:span><text:span text:style-name="_35_">o</text:span><text:span text:style-name="_39_">n</text:span><text:span text:style-name="_31_"> </text:span><text:span text:style-name="_35_">g</text:span><text:span text:style-name="_39_">a</text:span><text:span text:style-name="_32_">m</text:span><text:span text:style-name="_36_">e</text:span><text:span text:style-name="_39_">,</text:span><text:span text:style-name="_31_"> </text:span><text:span text:style-name="_35_">t</text:span><text:span text:style-name="_38_">h</text:span><text:span text:style-name="_32_">e</text:span><text:span text:style-name="_35_">r</text:span><text:span text:style-name="_38_">e</text:span><text:span text:style-name="_31_"> </text:span><text:span text:style-name="_35_">w</text:span><text:span text:style-name="_39_">i</text:span><text:span text:style-name="_33_">l</text:span><text:span text:style-name="_36_">l</text:span><text:span text:style-name="_37_"> </text:span><text:span text:style-name="_33_">b</text:span><text:span text:style-name="_36_">e</text:span><text:span text:style-name="_37_"> </text:span><text:span text:style-name="_32_">s</text:span><text:span text:style-name="_35_">o</text:span><text:span text:style-name="_38_">m</text:span><text:span text:style-name="_33_">e</text:span><text:span text:style-name="_34_"> </text:span><text:span text:style-name="_38_">q</text:span><text:span text:style-name="_33_">u</text:span><text:span text:style-name="_35_">e</text:span><text:span text:style-name="_39_">s</text:span><text:span text:style-name="_32_">t</text:span><text:span text:style-name="_36_">i</text:span><text:span text:style-name="_38_">o</text:span><text:span text:style-name="_32_">n</text:span><text:span text:style-name="_36_">s</text:span><text:span text:style-name="_37_"> </text:span><text:span text:style-name="_32_">t</text:span><text:span text:style-name="_35_">o</text:span><text:span text:style-name="_37_"> </text:span><text:span text:style-name="_32_">w</text:span><text:span text:style-name="_35_">h</text:span><text:span text:style-name="_39_">i</text:span><text:span text:style-name="_33_">c</text:span><text:span text:style-name="_36_">h</text:span><text:span text:style-name="_37_"> </text:span><text:span text:style-name="_33_">i</text:span><text:span text:style-name="_36_">t</text:span><text:span text:style-name="_37_"> </text:span><text:span text:style-name="_33_">w</text:span><text:span text:style-name="_36_">i</text:span><text:span text:style-name="_38_">l</text:span><text:span text:style-name="_32_">l</text:span><text:span text:style-name="_34_"> </text:span><text:span text:style-name="_38_">e</text:span><text:span text:style-name="_33_">i</text:span><text:span text:style-name="_36_">t</text:span><text:span text:style-name="_39_">h</text:span><text:span text:style-name="_32_">e</text:span><text:span text:style-name="_36_">r</text:span><text:span text:style-name="_37_"> </text:span><text:span text:style-name="_32_">g</text:span><text:span text:style-name="_35_">i</text:span><text:span text:style-name="_39_">v</text:span><text:span text:style-name="_33_">e</text:span><text:span text:style-name="_34_"> </text:span><text:span text:style-name="_39_">a</text:span><text:span text:style-name="_31_"> </text:span><text:span text:style-name="_35_">w</text:span><text:span text:style-name="_38_">r</text:span><text:span text:style-name="_32_">o</text:span><text:span text:style-name="_36_">n</text:span><text:span text:style-name="_38_">g</text:span><text:span text:style-name="_31_"> </text:span><text:span text:style-name="_36_">a</text:span><text:span text:style-name="_39_">n</text:span><text:span text:style-name="_33_">s</text:span><text:span text:style-name="_35_">w</text:span><text:span text:style-name="_38_">e</text:span><text:span text:style-name="_33_">r</text:span><text:span text:style-name="_35_">,</text:span><text:span text:style-name="_37_"> </text:span><text:span text:style-name="_32_">o</text:span><text:span text:style-name="_35_">r</text:span><text:span text:style-name="_37_"> </text:span><text:span text:style-name="_32_">f</text:span><text:span text:style-name="_35_">a</text:span><text:span text:style-name="_38_">i</text:span><text:span text:style-name="_33_">l</text:span><text:span text:style-name="_34_"> </text:span><text:span text:style-name="_38_">t</text:span><text:span text:style-name="_33_">o</text:span><text:span text:style-name="_34_"> </text:span><text:span text:style-name="_39_">g</text:span><text:span text:style-name="_33_">i</text:span><text:span text:style-name="_36_">v</text:span><text:span text:style-name="_38_">e</text:span><text:span text:style-name="_31_"> </text:span><text:span text:style-name="_35_">a</text:span><text:span text:style-name="_39_">n</text:span><text:span text:style-name="_31_"> </text:span><text:span text:style-name="_35_">a</text:span><text:span text:style-name="_39_">n</text:span><text:span text:style-name="_32_">s</text:span><text:span text:style-name="_36_">w</text:span><text:span text:style-name="_39_">e</text:span><text:span text:style-name="_32_">r</text:span><text:span text:style-name="_34_"> </text:span><text:span text:style-name="_39_">a</text:span><text:span text:style-name="_33_">t</text:span><text:span text:style-name="_34_"> </text:span><text:span text:style-name="_38_">a</text:span><text:span text:style-name="_32_">l</text:span><text:span text:style-name="_36_">l</text:span><text:span text:style-name="_37_"> </text:span><text:span text:style-name="_33_">h</text:span><text:span text:style-name="_36_">o</text:span><text:span text:style-name="_38_">w</text:span><text:span text:style-name="_33_">e</text:span><text:span text:style-name="_36_">v</text:span><text:span text:style-name="_39_">e</text:span><text:span text:style-name="_32_">r</text:span><text:span text:style-name="_34_"> </text:span><text:span text:style-name="_38_">m</text:span><text:span text:style-name="_33_">u</text:span><text:span text:style-name="_36_">c</text:span><text:span text:style-name="_39_">h</text:span><text:span text:style-name="_31_"> </text:span><text:span text:style-name="_36_">t</text:span><text:span text:style-name="_38_">i</text:span><text:span text:style-name="_32_">m</text:span><text:span text:style-name="_35_">e</text:span><text:span text:style-name="_37_"> </text:span><text:span text:style-name="_33_">i</text:span><text:span text:style-name="_36_">s</text:span><text:span text:style-name="_37_"> </text:span><text:span text:style-name="_33_">a</text:span><text:span text:style-name="_35_">l</text:span><text:span text:style-name="_39_">l</text:span><text:span text:style-name="_33_">o</text:span><text:span text:style-name="_35_">w</text:span><text:span text:style-name="_39_">e</text:span><text:span text:style-name="_32_">d</text:span><text:span text:style-name="_34_"> </text:span><text:span text:style-name="_38_">f</text:span><text:span text:style-name="_33_">o</text:span><text:span text:style-name="_36_">r</text:span><text:span text:style-name="_37_"> </text:span><text:span text:style-name="_32_">a</text:span><text:span text:style-name="_34_"> </text:span><text:span text:style-name="_39_">r</text:span><text:span text:style-name="_32_">e</text:span><text:span text:style-name="_35_">p</text:span><text:span text:style-name="_39_">l</text:span><text:span text:style-name="_32_">y</text:span><text:span text:style-name="_36_">.</text:span><text:span text:style-name="_37_"> </text:span><text:span text:style-name="_33_">T</text:span><text:span text:style-name="_35_">h</text:span><text:span text:style-name="_38_">e</text:span><text:span text:style-name="_32_">r</text:span><text:span text:style-name="_36_">e</text:span><text:span text:style-name="_37_"> </text:span><text:span text:style-name="_33_">m</text:span><text:span text:style-name="_36_">a</text:span><text:span text:style-name="_39_">y</text:span><text:span text:style-name="_33_">,</text:span><text:span text:style-name="_34_"> </text:span><text:span text:style-name="_39_">o</text:span><text:span text:style-name="_33_">f</text:span><text:span text:style-name="_34_"> </text:span><text:span text:style-name="_38_">c</text:span><text:span text:style-name="_33_">o</text:span><text:span text:style-name="_35_">u</text:span><text:span text:style-name="_38_">r</text:span><text:span text:style-name="_33_">s</text:span><text:span text:style-name="_35_">e</text:span><text:span text:style-name="_38_">,</text:span><text:span text:style-name="_31_"> </text:span><text:span text:style-name="_36_">b</text:span><text:span text:style-name="_39_">e</text:span><text:span text:style-name="_31_"> </text:span><text:span text:style-name="_36_">m</text:span><text:span text:style-name="_38_">a</text:span><text:span text:style-name="_33_">n</text:span><text:span text:style-name="_36_">y</text:span><text:span text:style-name="_37_"> </text:span><text:span text:style-name="_33_">s</text:span><text:span text:style-name="_35_">u</text:span><text:span text:style-name="_38_">c</text:span><text:span text:style-name="_33_">h</text:span><text:span text:style-name="_34_"> </text:span><text:span text:style-name="_38_">q</text:span><text:span text:style-name="_32_">u</text:span><text:span text:style-name="_35_">e</text:span><text:span text:style-name="_38_">s</text:span><text:span text:style-name="_32_">t</text:span><text:span text:style-name="_36_">i</text:span><text:span text:style-name="_38_">o</text:span><text:span text:style-name="_32_">n</text:span><text:span text:style-name="_35_">s</text:span><text:span text:style-name="_38_">,</text:span><text:span text:style-name="_31_"> </text:span><text:span text:style-name="_36_">a</text:span><text:span text:style-name="_38_">n</text:span><text:span text:style-name="_33_">d</text:span><text:span text:style-name="_34_"> </text:span><text:span text:style-name="_38_">q</text:span><text:span text:style-name="_33_">u</text:span><text:span text:style-name="_36_">e</text:span><text:span text:style-name="_39_">s</text:span><text:span text:style-name="_33_">t</text:span><text:span text:style-name="_35_">i</text:span><text:span text:style-name="_38_">o</text:span><text:span text:style-name="_33_">n</text:span><text:span text:style-name="_36_">s</text:span><text:span text:style-name="_37_"> </text:span><text:span text:style-name="_33_">w</text:span><text:span text:style-name="_36_">h</text:span><text:span text:style-name="_39_">i</text:span><text:span text:style-name="_33_">c</text:span><text:span text:style-name="_35_">h</text:span><text:span text:style-name="_37_"> </text:span><text:span text:style-name="_33_">c</text:span><text:span text:style-name="_36_">a</text:span><text:span text:style-name="_38_">n</text:span><text:span text:style-name="_32_">n</text:span><text:span text:style-name="_36_">o</text:span><text:span text:style-name="_39_">t</text:span><text:span text:style-name="_31_"> </text:span><text:span text:style-name="_35_">b</text:span><text:span text:style-name="_38_">e</text:span><text:span text:style-name="_31_"> </text:span><text:span text:style-name="_35_">a</text:span><text:span text:style-name="_38_">n</text:span><text:span text:style-name="_33_">s</text:span><text:span text:style-name="_36_">w</text:span><text:span text:style-name="_38_">e</text:span><text:span text:style-name="_33_">r</text:span><text:span text:style-name="_35_">e</text:span><text:span text:style-name="_38_">d</text:span><text:span text:style-name="_31_"> </text:span><text:span text:style-name="_36_">b</text:span><text:span text:style-name="_39_">y</text:span><text:span text:style-name="_31_"> </text:span><text:span text:style-name="_35_">o</text:span><text:span text:style-name="_38_">n</text:span><text:span text:style-name="_33_">e</text:span><text:span text:style-name="_34_"> </text:span><text:span text:style-name="_39_">m</text:span><text:span text:style-name="_33_">a</text:span><text:span text:style-name="_35_">c</text:span><text:span text:style-name="_38_">h</text:span><text:span text:style-name="_33_">i</text:span><text:span text:style-name="_36_">n</text:span><text:span text:style-name="_38_">e</text:span><text:span text:style-name="_31_"> </text:span><text:span text:style-name="_35_">m</text:span><text:span text:style-name="_39_">a</text:span><text:span text:style-name="_33_">y</text:span><text:span text:style-name="_34_"> </text:span><text:span text:style-name="_38_">b</text:span><text:span text:style-name="_32_">e</text:span><text:span text:style-name="_34_"> </text:span><text:span text:style-name="_39_">s</text:span><text:span text:style-name="_32_">a</text:span><text:span text:style-name="_35_">t</text:span><text:span text:style-name="_38_">i</text:span><text:span text:style-name="_32_">s</text:span><text:span text:style-name="_36_">f</text:span><text:span text:style-name="_38_">a</text:span><text:span text:style-name="_33_">c</text:span><text:span text:style-name="_35_">t</text:span><text:span text:style-name="_38_">o</text:span><text:span text:style-name="_33_">r</text:span><text:span text:style-name="_36_">i</text:span><text:span text:style-name="_38_">l</text:span><text:span text:style-name="_33_">y</text:span><text:span text:style-name="_34_"> </text:span><text:span text:style-name="_39_">a</text:span><text:span text:style-name="_33_">n</text:span><text:span text:style-name="_35_">s</text:span><text:span text:style-name="_38_">w</text:span><text:span text:style-name="_33_">e</text:span><text:span text:style-name="_35_">r</text:span><text:span text:style-name="_39_">e</text:span><text:span text:style-name="_32_">d</text:span><text:span text:style-name="_34_"> </text:span><text:span text:style-name="_39_">b</text:span><text:span text:style-name="_32_">y</text:span><text:span text:style-name="_34_"> </text:span><text:span text:style-name="_38_">a</text:span><text:span text:style-name="_32_">n</text:span><text:span text:style-name="_35_">o</text:span><text:span text:style-name="_38_">t</text:span><text:span text:style-name="_33_">h</text:span><text:span text:style-name="_35_">e</text:span><text:span text:style-name="_39_">r</text:span><text:span text:style-name="_33_">.</text:span><text:span text:style-name="_34_"> </text:span><text:span text:style-name="_39_">W</text:span><text:span text:style-name="_32_">e</text:span><text:span text:style-name="_34_"> </text:span><text:span text:style-name="_39_">a</text:span><text:span text:style-name="_32_">r</text:span><text:span text:style-name="_36_">e</text:span><text:span text:style-name="_37_"> </text:span><text:span text:style-name="_32_">o</text:span><text:span text:style-name="_35_">f</text:span><text:span text:style-name="_37_"> </text:span><text:span text:style-name="_33_">c</text:span><text:span text:style-name="_35_">o</text:span><text:span text:style-name="_38_">u</text:span><text:span text:style-name="_32_">r</text:span><text:span text:style-name="_36_">s</text:span><text:span text:style-name="_39_">e</text:span><text:span text:style-name="_31_"> </text:span><text:span text:style-name="_35_">s</text:span><text:span text:style-name="_38_">u</text:span><text:span text:style-name="_32_">p</text:span><text:span text:style-name="_35_">p</text:span><text:span text:style-name="_39_">o</text:span><text:span text:style-name="_33_">s</text:span><text:span text:style-name="_35_">i</text:span><text:span text:style-name="_38_">n</text:span><text:span text:style-name="_33_">g</text:span><text:span text:style-name="_34_"> </text:span><text:span text:style-name="_38_">f</text:span><text:span text:style-name="_32_">o</text:span><text:span text:style-name="_36_">r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p</text:span><text:span text:style-name="_38_">r</text:span><text:span text:style-name="_33_">e</text:span><text:span text:style-name="_35_">s</text:span><text:span text:style-name="_38_">e</text:span><text:span text:style-name="_33_">n</text:span><text:span text:style-name="_35_">t</text:span><text:span text:style-name="_37_"> </text:span><text:span text:style-name="_32_">t</text:span><text:span text:style-name="_36_">h</text:span><text:span text:style-name="_39_">a</text:span><text:span text:style-name="_33_">t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q</text:span><text:span text:style-name="_36_">u</text:span><text:span text:style-name="_39_">e</text:span><text:span text:style-name="_32_">s</text:span><text:span text:style-name="_35_">t</text:span><text:span text:style-name="_39_">i</text:span><text:span text:style-name="_32_">o</text:span><text:span text:style-name="_36_">n</text:span><text:span text:style-name="_38_">s</text:span><text:span text:style-name="_31_"> </text:span><text:span text:style-name="_36_">a</text:span><text:span text:style-name="_38_">r</text:span><text:span text:style-name="_32_">e</text:span><text:span text:style-name="_34_"> </text:span><text:span text:style-name="_39_">o</text:span><text:span text:style-name="_32_">f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k</text:span><text:span text:style-name="_35_">i</text:span><text:span text:style-name="_38_">n</text:span><text:span text:style-name="_32_">d</text:span><text:span text:style-name="_34_"> </text:span><text:span text:style-name="_39_">t</text:span><text:span text:style-name="_33_">o</text:span><text:span text:style-name="_34_"> </text:span><text:span text:style-name="_38_">w</text:span><text:span text:style-name="_32_">h</text:span><text:span text:style-name="_36_">i</text:span><text:span text:style-name="_39_">c</text:span><text:span text:style-name="_33_">h</text:span><text:span text:style-name="_34_"> </text:span><text:span text:style-name="_39_">a</text:span><text:span text:style-name="_33_">n</text:span><text:span text:style-name="_34_"> </text:span><text:span text:style-name="_38_">a</text:span><text:span text:style-name="_33_">n</text:span><text:span text:style-name="_35_">s</text:span><text:span text:style-name="_39_">w</text:span><text:span text:style-name="_33_">e</text:span><text:span text:style-name="_35_">r</text:span><text:span text:style-name="_37_"> </text:span><text:span text:style-name="_32_">"</text:span><text:span text:style-name="_36_">Y</text:span><text:span text:style-name="_38_">e</text:span><text:span text:style-name="_33_">s</text:span><text:span text:style-name="_36_">"</text:span><text:span text:style-name="_37_"> </text:span><text:span text:style-name="_33_">o</text:span><text:span text:style-name="_35_">r</text:span><text:span text:style-name="_37_"> </text:span><text:span text:style-name="_32_">"</text:span><text:span text:style-name="_36_">N</text:span><text:span text:style-name="_38_">o</text:span><text:span text:style-name="_32_">"</text:span><text:span text:style-name="_34_"> </text:span><text:span text:style-name="_38_">i</text:span><text:span text:style-name="_33_">s</text:span><text:span text:style-name="_34_"> </text:span><text:span text:style-name="_38_">a</text:span><text:span text:style-name="_33_">p</text:span><text:span text:style-name="_36_">p</text:span><text:span text:style-name="_39_">r</text:span><text:span text:style-name="_33_">o</text:span><text:span text:style-name="_35_">p</text:span><text:span text:style-name="_39_">r</text:span><text:span text:style-name="_33_">i</text:span><text:span text:style-name="_35_">a</text:span><text:span text:style-name="_39_">t</text:span><text:span text:style-name="_33_">e</text:span><text:span text:style-name="_36_">,</text:span><text:span text:style-name="_37_"> </text:span><text:span text:style-name="_32_">r</text:span><text:span text:style-name="_36_">a</text:span><text:span text:style-name="_39_">t</text:span><text:span text:style-name="_33_">h</text:span><text:span text:style-name="_36_">e</text:span><text:span text:style-name="_39_">r</text:span><text:span text:style-name="_31_"> </text:span><text:span text:style-name="_36_">t</text:span><text:span text:style-name="_38_">h</text:span><text:span text:style-name="_33_">a</text:span><text:span text:style-name="_35_">n</text:span><text:span text:style-name="_37_"> </text:span><text:span text:style-name="_32_">q</text:span><text:span text:style-name="_35_">u</text:span><text:span text:style-name="_39_">e</text:span><text:span text:style-name="_33_">s</text:span><text:span text:style-name="_36_">t</text:span><text:span text:style-name="_39_">i</text:span><text:span text:style-name="_32_">o</text:span><text:span text:style-name="_36_">n</text:span><text:span text:style-name="_38_">s</text:span><text:span text:style-name="_31_"> </text:span><text:span text:style-name="_35_">s</text:span><text:span text:style-name="_39_">u</text:span><text:span text:style-name="_32_">c</text:span><text:span text:style-name="_36_">h</text:span><text:span text:style-name="_37_"> </text:span><text:span text:style-name="_33_">a</text:span><text:span text:style-name="_35_">s</text:span><text:span text:style-name="_37_"> </text:span><text:span text:style-name="_33_">"</text:span><text:span text:style-name="_36_">W</text:span><text:span text:style-name="_38_">h</text:span><text:span text:style-name="_33_">a</text:span><text:span text:style-name="_36_">t</text:span><text:span text:style-name="_37_"> </text:span><text:span text:style-name="_33_">d</text:span><text:span text:style-name="_35_">o</text:span><text:span text:style-name="_37_"> </text:span><text:span text:style-name="_33_">y</text:span><text:span text:style-name="_36_">o</text:span><text:span text:style-name="_38_">u</text:span><text:span text:style-name="_31_"> </text:span><text:span text:style-name="_35_">t</text:span><text:span text:style-name="_38_">h</text:span><text:span text:style-name="_32_">i</text:span><text:span text:style-name="_35_">n</text:span><text:span text:style-name="_38_">k</text:span><text:span text:style-name="_31_"> </text:span><text:span text:style-name="_35_">o</text:span><text:span text:style-name="_39_">f</text:span><text:span text:style-name="_31_"> </text:span><text:span text:style-name="_35_">P</text:span><text:span text:style-name="_38_">i</text:span><text:span text:style-name="_33_">c</text:span><text:span text:style-name="_36_">a</text:span><text:span text:style-name="_38_">s</text:span><text:span text:style-name="_33_">s</text:span><text:span text:style-name="_36_">o</text:span><text:span text:style-name="_38_">?</text:span><text:span text:style-name="_33_">"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q</text:span><text:span text:style-name="_35_">u</text:span><text:span text:style-name="_38_">e</text:span><text:span text:style-name="_32_">s</text:span><text:span text:style-name="_36_">t</text:span><text:span text:style-name="_39_">i</text:span><text:span text:style-name="_33_">o</text:span><text:span text:style-name="_36_">n</text:span><text:span text:style-name="_38_">s</text:span><text:span text:style-name="_31_"> </text:span><text:span text:style-name="_35_">t</text:span><text:span text:style-name="_38_">h</text:span><text:span text:style-name="_33_">a</text:span><text:span text:style-name="_35_">t</text:span><text:span text:style-name="_37_"> </text:span><text:span text:style-name="_32_">w</text:span><text:span text:style-name="_36_">e</text:span><text:span text:style-name="_37_"> </text:span><text:span text:style-name="_32_">k</text:span><text:span text:style-name="_36_">n</text:span><text:span text:style-name="_39_">o</text:span><text:span text:style-name="_32_">w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m</text:span><text:span text:style-name="_36_">a</text:span><text:span text:style-name="_39_">c</text:span><text:span text:style-name="_33_">h</text:span><text:span text:style-name="_36_">i</text:span><text:span text:style-name="_38_">n</text:span><text:span text:style-name="_32_">e</text:span><text:span text:style-name="_35_">s</text:span><text:span text:style-name="_37_"> </text:span><text:span text:style-name="_33_">m</text:span><text:span text:style-name="_36_">u</text:span><text:span text:style-name="_38_">s</text:span><text:span text:style-name="_33_">t</text:span><text:span text:style-name="_34_"> </text:span><text:span text:style-name="_38_">f</text:span><text:span text:style-name="_33_">a</text:span><text:span text:style-name="_35_">i</text:span><text:span text:style-name="_39_">l</text:span><text:span text:style-name="_31_"> </text:span><text:span text:style-name="_36_">o</text:span><text:span text:style-name="_39_">n</text:span><text:span text:style-name="_31_"> </text:span><text:span text:style-name="_35_">a</text:span><text:span text:style-name="_39_">r</text:span><text:span text:style-name="_33_">e</text:span><text:span text:style-name="_34_"> </text:span><text:span text:style-name="_39_">o</text:span><text:span text:style-name="_33_">f</text:span><text:span text:style-name="_34_"> </text:span><text:span text:style-name="_38_">t</text:span><text:span text:style-name="_32_">h</text:span><text:span text:style-name="_36_">i</text:span><text:span text:style-name="_38_">s</text:span><text:span text:style-name="_31_"> </text:span><text:span text:style-name="_35_">t</text:span><text:span text:style-name="_39_">y</text:span><text:span text:style-name="_32_">p</text:span><text:span text:style-name="_35_">e</text:span><text:span text:style-name="_38_">,</text:span><text:span text:style-name="_31_"> </text:span><text:span text:style-name="_35_">"</text:span><text:span text:style-name="_39_">C</text:span><text:span text:style-name="_32_">o</text:span><text:span text:style-name="_35_">n</text:span><text:span text:style-name="_38_">s</text:span><text:span text:style-name="_32_">i</text:span><text:span text:style-name="_35_">d</text:span><text:span text:style-name="_38_">e</text:span><text:span text:style-name="_32_">r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m</text:span><text:span text:style-name="_36_">a</text:span><text:span text:style-name="_39_">c</text:span><text:span text:style-name="_32_">h</text:span><text:span text:style-name="_35_">i</text:span><text:span text:style-name="_39_">n</text:span><text:span text:style-name="_33_">e</text:span><text:span text:style-name="_34_"> </text:span><text:span text:style-name="_38_">s</text:span><text:span text:style-name="_33_">p</text:span><text:span text:style-name="_35_">e</text:span><text:span text:style-name="_38_">c</text:span><text:span text:style-name="_33_">i</text:span><text:span text:style-name="_35_">f</text:span><text:span text:style-name="_39_">i</text:span><text:span text:style-name="_32_">e</text:span><text:span text:style-name="_36_">d</text:span><text:span text:style-name="_37_"> </text:span><text:span text:style-name="_33_">a</text:span><text:span text:style-name="_35_">s</text:span><text:span text:style-name="_37_"> </text:span><text:span text:style-name="_32_">f</text:span><text:span text:style-name="_36_">o</text:span><text:span text:style-name="_39_">l</text:span><text:span text:style-name="_32_">l</text:span><text:span text:style-name="_35_">o</text:span><text:span text:style-name="_38_">w</text:span><text:span text:style-name="_33_">s</text:span><text:span text:style-name="_35_">.</text:span><text:span text:style-name="_37_"> </text:span><text:span text:style-name="_32_">.</text:span><text:span text:style-name="_34_"> </text:span><text:span text:style-name="_39_">.</text:span><text:span text:style-name="_31_"> </text:span><text:span text:style-name="_35_">.</text:span><text:span text:style-name="_37_"> </text:span><text:span text:style-name="_32_">W</text:span><text:span text:style-name="_36_">i</text:span><text:span text:style-name="_38_">l</text:span><text:span text:style-name="_32_">l</text:span><text:span text:style-name="_34_"> </text:span><text:span text:style-name="_38_">t</text:span><text:span text:style-name="_32_">h</text:span><text:span text:style-name="_36_">i</text:span><text:span text:style-name="_39_">s</text:span><text:span text:style-name="_31_"> </text:span><text:span text:style-name="_35_">m</text:span><text:span text:style-name="_38_">a</text:span><text:span text:style-name="_32_">c</text:span><text:span text:style-name="_35_">h</text:span><text:span text:style-name="_38_">i</text:span><text:span text:style-name="_33_">n</text:span><text:span text:style-name="_36_">e</text:span><text:span text:style-name="_37_"> </text:span><text:span text:style-name="_33_">e</text:span><text:span text:style-name="_35_">v</text:span><text:span text:style-name="_39_">e</text:span><text:span text:style-name="_32_">r</text:span><text:span text:style-name="_34_"> </text:span><text:span text:style-name="_38_">a</text:span><text:span text:style-name="_32_">n</text:span><text:span text:style-name="_35_">s</text:span><text:span text:style-name="_38_">w</text:span><text:span text:style-name="_33_">e</text:span><text:span text:style-name="_36_">r</text:span><text:span text:style-name="_37_"> </text:span><text:span text:style-name="_33_">'</text:span><text:span text:style-name="_36_">Y</text:span><text:span text:style-name="_38_">e</text:span><text:span text:style-name="_33_">s</text:span><text:span text:style-name="_35_">'</text:span><text:span text:style-name="_37_"> </text:span><text:span text:style-name="_33_">t</text:span><text:span text:style-name="_35_">o</text:span><text:span text:style-name="_37_"> </text:span><text:span text:style-name="_33_">a</text:span><text:span text:style-name="_35_">n</text:span><text:span text:style-name="_39_">y</text:span><text:span text:style-name="_31_"> </text:span><text:span text:style-name="_35_">q</text:span><text:span text:style-name="_39_">u</text:span><text:span text:style-name="_32_">e</text:span><text:span text:style-name="_35_">s</text:span><text:span text:style-name="_38_">t</text:span><text:span text:style-name="_33_">i</text:span><text:span text:style-name="_35_">o</text:span><text:span text:style-name="_38_">n</text:span><text:span text:style-name="_32_">?</text:span><text:span text:style-name="_36_">"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d</text:span><text:span text:style-name="_39_">o</text:span><text:span text:style-name="_32_">t</text:span><text:span text:style-name="_36_">s</text:span><text:span text:style-name="_37_"> </text:span><text:span text:style-name="_32_">a</text:span><text:span text:style-name="_36_">r</text:span><text:span text:style-name="_39_">e</text:span><text:span text:style-name="_31_"> </text:span><text:span text:style-name="_35_">t</text:span><text:span text:style-name="_39_">o</text:span><text:span text:style-name="_31_"> </text:span><text:span text:style-name="_36_">b</text:span><text:span text:style-name="_38_">e</text:span><text:span text:style-name="_31_"> </text:span><text:span text:style-name="_35_">r</text:span><text:span text:style-name="_39_">e</text:span><text:span text:style-name="_33_">p</text:span><text:span text:style-name="_36_">l</text:span><text:span text:style-name="_39_">a</text:span><text:span text:style-name="_32_">c</text:span><text:span text:style-name="_35_">e</text:span><text:span text:style-name="_39_">d</text:span><text:span text:style-name="_31_"> </text:span><text:span text:style-name="_35_">b</text:span><text:span text:style-name="_38_">y</text:span><text:span text:style-name="_31_"> </text:span><text:span text:style-name="_35_">a</text:span><text:span text:style-name="_37_"> </text:span><text:span text:style-name="_32_">d</text:span><text:span text:style-name="_36_">e</text:span><text:span text:style-name="_38_">s</text:span><text:span text:style-name="_32_">c</text:span><text:span text:style-name="_35_">r</text:span><text:span text:style-name="_39_">i</text:span><text:span text:style-name="_33_">p</text:span><text:span text:style-name="_36_">t</text:span><text:span text:style-name="_39_">i</text:span><text:span text:style-name="_33_">o</text:span><text:span text:style-name="_36_">n</text:span><text:span text:style-name="_37_"> </text:span><text:span text:style-name="_32_">o</text:span><text:span text:style-name="_36_">f</text:span><text:span text:style-name="_37_"> </text:span><text:span text:style-name="_32_">s</text:span><text:span text:style-name="_35_">o</text:span><text:span text:style-name="_39_">m</text:span><text:span text:style-name="_33_">e</text:span><text:span text:style-name="_34_"> </text:span><text:span text:style-name="_38_">m</text:span><text:span text:style-name="_32_">a</text:span><text:span text:style-name="_36_">c</text:span><text:span text:style-name="_39_">h</text:span><text:span text:style-name="_32_">i</text:span><text:span text:style-name="_35_">n</text:span><text:span text:style-name="_38_">e</text:span><text:span text:style-name="_31_"> </text:span><text:span text:style-name="_36_">i</text:span><text:span text:style-name="_38_">n</text:span><text:span text:style-name="_31_"> </text:span><text:span text:style-name="_35_">a</text:span><text:span text:style-name="_37_"> </text:span><text:span text:style-name="_32_">s</text:span><text:span text:style-name="_36_">t</text:span><text:span text:style-name="_39_">a</text:span><text:span text:style-name="_33_">n</text:span><text:span text:style-name="_35_">d</text:span><text:span text:style-name="_38_">a</text:span><text:span text:style-name="_33_">r</text:span><text:span text:style-name="_36_">d</text:span><text:span text:style-name="_37_"> </text:span><text:span text:style-name="_32_">f</text:span><text:span text:style-name="_35_">o</text:span><text:span text:style-name="_39_">r</text:span><text:span text:style-name="_33_">m</text:span><text:span text:style-name="_35_">,</text:span><text:span text:style-name="_37_"> </text:span><text:span text:style-name="_32_">w</text:span><text:span text:style-name="_35_">h</text:span><text:span text:style-name="_39_">i</text:span><text:span text:style-name="_32_">c</text:span><text:span text:style-name="_36_">h</text:span><text:span text:style-name="_37_"> </text:span><text:span text:style-name="_32_">c</text:span><text:span text:style-name="_35_">o</text:span><text:span text:style-name="_39_">u</text:span><text:span text:style-name="_33_">l</text:span><text:span text:style-name="_36_">d</text:span><text:span text:style-name="_37_"> </text:span><text:span text:style-name="_32_">b</text:span><text:span text:style-name="_36_">e</text:span><text:span text:style-name="_37_"> </text:span><text:span text:style-name="_32_">s</text:span><text:span text:style-name="_36_">o</text:span><text:span text:style-name="_38_">m</text:span><text:span text:style-name="_33_">e</text:span><text:span text:style-name="_36_">t</text:span><text:span text:style-name="_38_">h</text:span><text:span text:style-name="_32_">i</text:span><text:span text:style-name="_35_">n</text:span><text:span text:style-name="_38_">g</text:span><text:span text:style-name="_31_"> </text:span><text:span text:style-name="_35_">l</text:span><text:span text:style-name="_39_">i</text:span><text:span text:style-name="_33_">k</text:span><text:span text:style-name="_36_">e</text:span><text:span text:style-name="_37_"> </text:span><text:span text:style-name="_32_">t</text:span><text:span text:style-name="_35_">h</text:span><text:span text:style-name="_39_">a</text:span><text:span text:style-name="_33_">t</text:span><text:span text:style-name="_34_"> </text:span><text:span text:style-name="_38_">u</text:span><text:span text:style-name="_33_">s</text:span><text:span text:style-name="_35_">e</text:span><text:span text:style-name="_39_">d</text:span><text:span text:style-name="_31_"> </text:span><text:span text:style-name="_35_">i</text:span><text:span text:style-name="_38_">n</text:span><text:span text:style-name="_31_"> </text:span><text:span text:style-name="_35_">Â</text:span><text:span text:style-name="_38_">§</text:span><text:span text:style-name="_33_">5</text:span><text:span text:style-name="_36_">.</text:span><text:span text:style-name="_37_"> </text:span><text:span text:style-name="_32_">W</text:span><text:span text:style-name="_36_">h</text:span><text:span text:style-name="_39_">e</text:span><text:span text:style-name="_32_">n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m</text:span><text:span text:style-name="_36_">a</text:span><text:span text:style-name="_38_">c</text:span><text:span text:style-name="_32_">h</text:span><text:span text:style-name="_35_">i</text:span><text:span text:style-name="_39_">n</text:span><text:span text:style-name="_32_">e</text:span><text:span text:style-name="_34_"> </text:span><text:span text:style-name="_39_">d</text:span><text:span text:style-name="_32_">e</text:span><text:span text:style-name="_36_">s</text:span><text:span text:style-name="_38_">c</text:span><text:span text:style-name="_33_">r</text:span><text:span text:style-name="_35_">i</text:span><text:span text:style-name="_39_">b</text:span><text:span text:style-name="_32_">e</text:span><text:span text:style-name="_36_">d</text:span><text:span text:style-name="_37_"> </text:span><text:span text:style-name="_32_">b</text:span><text:span text:style-name="_36_">e</text:span><text:span text:style-name="_39_">a</text:span><text:span text:style-name="_32_">r</text:span><text:span text:style-name="_36_">s</text:span><text:span text:style-name="_37_"> </text:span><text:span text:style-name="_32_">a</text:span><text:span text:style-name="_34_"> </text:span><text:span text:style-name="_39_">c</text:span><text:span text:style-name="_33_">e</text:span><text:span text:style-name="_35_">r</text:span><text:span text:style-name="_39_">t</text:span><text:span text:style-name="_32_">a</text:span><text:span text:style-name="_36_">i</text:span><text:span text:style-name="_39_">n</text:span><text:span text:style-name="_31_"> </text:span><text:span text:style-name="_35_">c</text:span><text:span text:style-name="_38_">o</text:span><text:span text:style-name="_33_">m</text:span><text:span text:style-name="_36_">p</text:span><text:span text:style-name="_38_">a</text:span><text:span text:style-name="_32_">r</text:span><text:span text:style-name="_35_">a</text:span><text:span text:style-name="_38_">t</text:span><text:span text:style-name="_32_">i</text:span><text:span text:style-name="_35_">v</text:span><text:span text:style-name="_39_">e</text:span><text:span text:style-name="_33_">l</text:span><text:span text:style-name="_35_">y</text:span><text:span text:style-name="_37_"> </text:span><text:span text:style-name="_33_">s</text:span><text:span text:style-name="_35_">i</text:span><text:span text:style-name="_38_">m</text:span><text:span text:style-name="_33_">p</text:span><text:span text:style-name="_36_">l</text:span><text:span text:style-name="_39_">e</text:span><text:span text:style-name="_31_"> </text:span><text:span text:style-name="_35_">r</text:span><text:span text:style-name="_38_">e</text:span><text:span text:style-name="_33_">l</text:span><text:span text:style-name="_35_">a</text:span><text:span text:style-name="_39_">t</text:span><text:span text:style-name="_32_">i</text:span><text:span text:style-name="_35_">o</text:span><text:span text:style-name="_39_">n</text:span><text:span text:style-name="_31_"> </text:span><text:span text:style-name="_35_">t</text:span><text:span text:style-name="_39_">o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m</text:span><text:span text:style-name="_33_">a</text:span><text:span text:style-name="_36_">c</text:span><text:span text:style-name="_38_">h</text:span><text:span text:style-name="_33_">i</text:span><text:span text:style-name="_35_">n</text:span><text:span text:style-name="_39_">e</text:span><text:span text:style-name="_31_"> </text:span><text:span text:style-name="_35_">w</text:span><text:span text:style-name="_39_">h</text:span><text:span text:style-name="_32_">i</text:span><text:span text:style-name="_35_">c</text:span><text:span text:style-name="_39_">h</text:span><text:span text:style-name="_31_"> </text:span><text:span text:style-name="_35_">i</text:span><text:span text:style-name="_39_">s</text:span><text:span text:style-name="_31_"> </text:span><text:span text:style-name="_36_">u</text:span><text:span text:style-name="_38_">n</text:span><text:span text:style-name="_33_">d</text:span><text:span text:style-name="_35_">e</text:span><text:span text:style-name="_39_">r</text:span><text:span text:style-name="_31_"> </text:span><text:span text:style-name="_36_">i</text:span><text:span text:style-name="_38_">n</text:span><text:span text:style-name="_33_">t</text:span><text:span text:style-name="_36_">e</text:span><text:span text:style-name="_38_">r</text:span><text:span text:style-name="_32_">r</text:span><text:span text:style-name="_35_">o</text:span><text:span text:style-name="_39_">g</text:span><text:span text:style-name="_32_">a</text:span><text:span text:style-name="_36_">t</text:span><text:span text:style-name="_39_">i</text:span><text:span text:style-name="_32_">o</text:span><text:span text:style-name="_36_">n</text:span><text:span text:style-name="_38_">,</text:span><text:span text:style-name="_31_"> </text:span><text:span text:style-name="_35_">i</text:span><text:span text:style-name="_38_">t</text:span><text:span text:style-name="_31_"> </text:span><text:span text:style-name="_35_">c</text:span><text:span text:style-name="_39_">a</text:span><text:span text:style-name="_32_">n</text:span><text:span text:style-name="_34_"> </text:span><text:span text:style-name="_38_">b</text:span><text:span text:style-name="_33_">e</text:span><text:span text:style-name="_34_"> </text:span><text:span text:style-name="_39_">s</text:span><text:span text:style-name="_33_">h</text:span><text:span text:style-name="_35_">o</text:span><text:span text:style-name="_38_">w</text:span><text:span text:style-name="_33_">n</text:span><text:span text:style-name="_34_"> </text:span><text:span text:style-name="_39_">t</text:span><text:span text:style-name="_33_">h</text:span><text:span text:style-name="_36_">a</text:span><text:span text:style-name="_39_">t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a</text:span><text:span text:style-name="_33_">n</text:span><text:span text:style-name="_35_">s</text:span><text:span text:style-name="_39_">w</text:span><text:span text:style-name="_33_">e</text:span><text:span text:style-name="_35_">r</text:span><text:span text:style-name="_37_"> </text:span><text:span text:style-name="_33_">i</text:span><text:span text:style-name="_35_">s</text:span><text:span text:style-name="_37_"> </text:span><text:span text:style-name="_33_">e</text:span><text:span text:style-name="_36_">i</text:span><text:span text:style-name="_38_">t</text:span><text:span text:style-name="_33_">h</text:span><text:span text:style-name="_36_">e</text:span><text:span text:style-name="_39_">r</text:span><text:span text:style-name="_31_"> </text:span><text:span text:style-name="_35_">w</text:span><text:span text:style-name="_39_">r</text:span><text:span text:style-name="_32_">o</text:span><text:span text:style-name="_35_">n</text:span><text:span text:style-name="_39_">g</text:span><text:span text:style-name="_31_"> </text:span><text:span text:style-name="_35_">o</text:span><text:span text:style-name="_39_">r</text:span><text:span text:style-name="_31_"> </text:span><text:span text:style-name="_36_">n</text:span><text:span text:style-name="_39_">o</text:span><text:span text:style-name="_32_">t</text:span><text:span text:style-name="_34_"> </text:span><text:span text:style-name="_38_">f</text:span><text:span text:style-name="_33_">o</text:span><text:span text:style-name="_36_">r</text:span><text:span text:style-name="_39_">t</text:span><text:span text:style-name="_32_">h</text:span><text:span text:style-name="_36_">c</text:span><text:span text:style-name="_38_">o</text:span><text:span text:style-name="_33_">m</text:span><text:span text:style-name="_35_">i</text:span><text:span text:style-name="_38_">n</text:span><text:span text:style-name="_33_">g</text:span><text:span text:style-name="_36_">.</text:span><text:span text:style-name="_37_"> </text:span><text:span text:style-name="_32_">T</text:span><text:span text:style-name="_35_">h</text:span><text:span text:style-name="_39_">i</text:span><text:span text:style-name="_33_">s</text:span><text:span text:style-name="_34_"> </text:span><text:span text:style-name="_39_">i</text:span><text:span text:style-name="_33_">s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m</text:span><text:span text:style-name="_35_">a</text:span><text:span text:style-name="_39_">t</text:span><text:span text:style-name="_32_">h</text:span><text:span text:style-name="_36_">e</text:span><text:span text:style-name="_38_">m</text:span><text:span text:style-name="_33_">a</text:span><text:span text:style-name="_35_">t</text:span><text:span text:style-name="_38_">i</text:span><text:span text:style-name="_32_">c</text:span><text:span text:style-name="_35_">a</text:span><text:span text:style-name="_39_">l</text:span><text:span text:style-name="_31_"> </text:span><text:span text:style-name="_35_">r</text:span><text:span text:style-name="_39_">e</text:span><text:span text:style-name="_32_">s</text:span><text:span text:style-name="_35_">u</text:span><text:span text:style-name="_38_">l</text:span><text:span text:style-name="_33_">t</text:span><text:span text:style-name="_36_">:</text:span><text:span text:style-name="_37_"> </text:span><text:span text:style-name="_33_">i</text:span><text:span text:style-name="_36_">t</text:span><text:span text:style-name="_37_"> </text:span><text:span text:style-name="_32_">i</text:span><text:span text:style-name="_36_">s</text:span><text:span text:style-name="_37_"> </text:span><text:span text:style-name="_32_">a</text:span><text:span text:style-name="_36_">r</text:span><text:span text:style-name="_39_">g</text:span><text:span text:style-name="_33_">u</text:span><text:span text:style-name="_36_">e</text:span><text:span text:style-name="_39_">d</text:span><text:span text:style-name="_31_"> </text:span><text:span text:style-name="_36_">t</text:span><text:span text:style-name="_39_">h</text:span><text:span text:style-name="_32_">a</text:span><text:span text:style-name="_36_">t</text:span><text:span text:style-name="_37_"> </text:span><text:span text:style-name="_32_">i</text:span><text:span text:style-name="_35_">t</text:span><text:span text:style-name="_37_"> </text:span><text:span text:style-name="_33_">p</text:span><text:span text:style-name="_35_">r</text:span><text:span text:style-name="_39_">o</text:span><text:span text:style-name="_32_">v</text:span><text:span text:style-name="_36_">e</text:span><text:span text:style-name="_38_">s</text:span><text:span text:style-name="_31_"> </text:span><text:span text:style-name="_35_">a</text:span><text:span text:style-name="_37_"> </text:span><text:span text:style-name="_33_">d</text:span><text:span text:style-name="_36_">i</text:span><text:span text:style-name="_39_">s</text:span><text:span text:style-name="_32_">a</text:span><text:span text:style-name="_35_">b</text:span><text:span text:style-name="_38_">i</text:span><text:span text:style-name="_33_">l</text:span><text:span text:style-name="_36_">i</text:span><text:span text:style-name="_38_">t</text:span><text:span text:style-name="_32_">y</text:span><text:span text:style-name="_34_"> </text:span><text:span text:style-name="_39_">o</text:span><text:span text:style-name="_33_">f</text:span><text:span text:style-name="_34_"> </text:span><text:span text:style-name="_39_">m</text:span><text:span text:style-name="_33_">a</text:span><text:span text:style-name="_36_">c</text:span><text:span text:style-name="_38_">h</text:span><text:span text:style-name="_32_">i</text:span><text:span text:style-name="_35_">n</text:span><text:span text:style-name="_39_">e</text:span><text:span text:style-name="_33_">s</text:span><text:span text:style-name="_34_"> </text:span><text:span text:style-name="_38_">t</text:span><text:span text:style-name="_33_">o</text:span><text:span text:style-name="_34_"> </text:span><text:span text:style-name="_39_">w</text:span><text:span text:style-name="_33_">h</text:span><text:span text:style-name="_36_">i</text:span><text:span text:style-name="_38_">c</text:span><text:span text:style-name="_32_">h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h</text:span><text:span text:style-name="_35_">u</text:span><text:span text:style-name="_38_">m</text:span><text:span text:style-name="_33_">a</text:span><text:span text:style-name="_35_">n</text:span><text:span text:style-name="_37_"> </text:span><text:span text:style-name="_32_">i</text:span><text:span text:style-name="_35_">n</text:span><text:span text:style-name="_38_">t</text:span><text:span text:style-name="_33_">e</text:span><text:span text:style-name="_36_">l</text:span><text:span text:style-name="_39_">l</text:span><text:span text:style-name="_33_">e</text:span><text:span text:style-name="_36_">c</text:span><text:span text:style-name="_38_">t</text:span><text:span text:style-name="_31_"> </text:span><text:span text:style-name="_35_">i</text:span><text:span text:style-name="_38_">s</text:span><text:span text:style-name="_31_"> </text:span><text:span text:style-name="_36_">n</text:span><text:span text:style-name="_38_">o</text:span><text:span text:style-name="_32_">t</text:span><text:span text:style-name="_34_"> </text:span><text:span text:style-name="_38_">s</text:span><text:span text:style-name="_32_">u</text:span><text:span text:style-name="_35_">b</text:span><text:span text:style-name="_39_">j</text:span><text:span text:style-name="_33_">e</text:span><text:span text:style-name="_35_">c</text:span><text:span text:style-name="_39_">t</text:span><text:span text:style-name="_32_">.</text:span></text:p>
      <text:p text:style-name="P1"><text:span text:style-name="_38_">T</text:span><text:span text:style-name="_33_">h</text:span><text:span text:style-name="_36_">e</text:span><text:span text:style-name="_37_"> </text:span><text:span text:style-name="_32_">s</text:span><text:span text:style-name="_35_">h</text:span><text:span text:style-name="_39_">o</text:span><text:span text:style-name="_33_">r</text:span><text:span text:style-name="_36_">t</text:span><text:span text:style-name="_37_"> </text:span><text:span text:style-name="_32_">a</text:span><text:span text:style-name="_36_">n</text:span><text:span text:style-name="_39_">s</text:span><text:span text:style-name="_32_">w</text:span><text:span text:style-name="_35_">e</text:span><text:span text:style-name="_38_">r</text:span><text:span text:style-name="_31_"> </text:span><text:span text:style-name="_36_">t</text:span><text:span text:style-name="_38_">o</text:span><text:span text:style-name="_31_"> </text:span><text:span text:style-name="_36_">t</text:span><text:span text:style-name="_39_">h</text:span><text:span text:style-name="_32_">i</text:span><text:span text:style-name="_36_">s</text:span><text:span text:style-name="_37_"> </text:span><text:span text:style-name="_32_">a</text:span><text:span text:style-name="_36_">r</text:span><text:span text:style-name="_39_">g</text:span><text:span text:style-name="_33_">u</text:span><text:span text:style-name="_36_">m</text:span><text:span text:style-name="_39_">e</text:span><text:span text:style-name="_33_">n</text:span><text:span text:style-name="_36_">t</text:span><text:span text:style-name="_37_"> </text:span><text:span text:style-name="_32_">i</text:span><text:span text:style-name="_36_">s</text:span><text:span text:style-name="_37_"> </text:span><text:span text:style-name="_33_">t</text:span><text:span text:style-name="_36_">h</text:span><text:span text:style-name="_38_">a</text:span><text:span text:style-name="_33_">t</text:span><text:span text:style-name="_34_"> </text:span><text:span text:style-name="_39_">a</text:span><text:span text:style-name="_33_">l</text:span><text:span text:style-name="_36_">t</text:span><text:span text:style-name="_38_">h</text:span><text:span text:style-name="_33_">o</text:span><text:span text:style-name="_36_">u</text:span><text:span text:style-name="_39_">g</text:span><text:span text:style-name="_33_">h</text:span><text:span text:style-name="_34_"> </text:span><text:span text:style-name="_38_">i</text:span><text:span text:style-name="_33_">t</text:span><text:span text:style-name="_34_"> </text:span><text:span text:style-name="_39_">i</text:span><text:span text:style-name="_32_">s</text:span><text:span text:style-name="_34_"> </text:span><text:span text:style-name="_39_">e</text:span><text:span text:style-name="_33_">s</text:span><text:span text:style-name="_36_">t</text:span><text:span text:style-name="_39_">a</text:span><text:span text:style-name="_33_">b</text:span><text:span text:style-name="_35_">l</text:span><text:span text:style-name="_39_">i</text:span><text:span text:style-name="_33_">s</text:span><text:span text:style-name="_36_">h</text:span><text:span text:style-name="_38_">e</text:span><text:span text:style-name="_33_">d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pan text:style-name="_36_">t</text:span><text:span text:style-name="_39_">h</text:span><text:span text:style-name="_33_">e</text:span><text:span text:style-name="_35_">r</text:span><text:span text:style-name="_39_">e</text:span><text:span text:style-name="_31_"> </text:span><text:span text:style-name="_36_">a</text:span><text:span text:style-name="_38_">r</text:span><text:span text:style-name="_33_">e</text:span><text:span text:style-name="_34_"> </text:span><text:span text:style-name="_38_">l</text:span><text:span text:style-name="_32_">i</text:span><text:span text:style-name="_35_">m</text:span><text:span text:style-name="_39_">i</text:span><text:span text:style-name="_32_">t</text:span><text:span text:style-name="_36_">a</text:span><text:span text:style-name="_39_">t</text:span><text:span text:style-name="_32_">i</text:span><text:span text:style-name="_35_">o</text:span><text:span text:style-name="_38_">n</text:span><text:span text:style-name="_33_">s</text:span><text:span text:style-name="_34_"> </text:span><text:span text:style-name="_39_">t</text:span><text:span text:style-name="_32_">o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P</text:span><text:span text:style-name="_36_">o</text:span><text:span text:style-name="_38_">w</text:span><text:span text:style-name="_32_">e</text:span><text:span text:style-name="_36_">r</text:span><text:span text:style-name="_39_">s</text:span><text:span text:style-name="_31_"> </text:span><text:span text:style-name="_35_">I</text:span><text:span text:style-name="_38_">f</text:span><text:span text:style-name="_31_"> </text:span><text:span text:style-name="_36_">a</text:span><text:span text:style-name="_38_">n</text:span><text:span text:style-name="_33_">y</text:span><text:span text:style-name="_34_"> </text:span><text:span text:style-name="_38_">p</text:span><text:span text:style-name="_32_">a</text:span><text:span text:style-name="_35_">r</text:span><text:span text:style-name="_38_">t</text:span><text:span text:style-name="_33_">i</text:span><text:span text:style-name="_35_">c</text:span><text:span text:style-name="_39_">u</text:span><text:span text:style-name="_32_">l</text:span><text:span text:style-name="_36_">a</text:span><text:span text:style-name="_39_">r</text:span><text:span text:style-name="_31_"> </text:span><text:span text:style-name="_36_">m</text:span><text:span text:style-name="_39_">a</text:span><text:span text:style-name="_32_">c</text:span><text:span text:style-name="_35_">h</text:span><text:span text:style-name="_38_">i</text:span><text:span text:style-name="_33_">n</text:span><text:span text:style-name="_35_">e</text:span><text:span text:style-name="_39_">,</text:span><text:span text:style-name="_31_"> </text:span><text:span text:style-name="_36_">i</text:span><text:span text:style-name="_38_">t</text:span><text:span text:style-name="_31_"> </text:span><text:span text:style-name="_35_">h</text:span><text:span text:style-name="_39_">a</text:span><text:span text:style-name="_32_">s</text:span><text:span text:style-name="_34_"> </text:span><text:span text:style-name="_39_">o</text:span><text:span text:style-name="_33_">n</text:span><text:span text:style-name="_36_">l</text:span><text:span text:style-name="_38_">y</text:span><text:span text:style-name="_31_"> </text:span><text:span text:style-name="_36_">b</text:span><text:span text:style-name="_38_">e</text:span><text:span text:style-name="_32_">e</text:span><text:span text:style-name="_35_">n</text:span><text:span text:style-name="_37_"> </text:span><text:span text:style-name="_32_">s</text:span><text:span text:style-name="_36_">t</text:span><text:span text:style-name="_39_">a</text:span><text:span text:style-name="_33_">t</text:span><text:span text:style-name="_35_">e</text:span><text:span text:style-name="_38_">d</text:span><text:span text:style-name="_33_">,</text:span><text:span text:style-name="_34_"> </text:span><text:span text:style-name="_39_">w</text:span><text:span text:style-name="_32_">i</text:span><text:span text:style-name="_35_">t</text:span><text:span text:style-name="_39_">h</text:span><text:span text:style-name="_32_">o</text:span><text:span text:style-name="_36_">u</text:span><text:span text:style-name="_39_">t</text:span><text:span text:style-name="_31_"> </text:span><text:span text:style-name="_35_">a</text:span><text:span text:style-name="_39_">n</text:span><text:span text:style-name="_32_">y</text:span><text:span text:style-name="_34_"> </text:span><text:span text:style-name="_39_">s</text:span><text:span text:style-name="_32_">o</text:span><text:span text:style-name="_36_">r</text:span><text:span text:style-name="_39_">t</text:span><text:span text:style-name="_31_"> </text:span><text:span text:style-name="_35_">o</text:span><text:span text:style-name="_38_">f</text:span><text:span text:style-name="_31_"> </text:span><text:span text:style-name="_35_">p</text:span><text:span text:style-name="_39_">r</text:span><text:span text:style-name="_32_">o</text:span><text:span text:style-name="_36_">o</text:span><text:span text:style-name="_39_">f</text:span><text:span text:style-name="_33_">,</text:span><text:span text:style-name="_34_"> </text:span><text:span text:style-name="_39_">t</text:span><text:span text:style-name="_32_">h</text:span><text:span text:style-name="_36_">a</text:span><text:span text:style-name="_39_">t</text:span><text:span text:style-name="_31_"> </text:span><text:span text:style-name="_36_">n</text:span><text:span text:style-name="_38_">o</text:span><text:span text:style-name="_31_"> </text:span><text:span text:style-name="_35_">s</text:span><text:span text:style-name="_39_">u</text:span><text:span text:style-name="_33_">c</text:span><text:span text:style-name="_36_">h</text:span><text:span text:style-name="_37_"> </text:span><text:span text:style-name="_33_">l</text:span><text:span text:style-name="_35_">i</text:span><text:span text:style-name="_39_">m</text:span><text:span text:style-name="_33_">i</text:span><text:span text:style-name="_36_">t</text:span><text:span text:style-name="_39_">a</text:span><text:span text:style-name="_33_">t</text:span><text:span text:style-name="_36_">i</text:span><text:span text:style-name="_38_">o</text:span><text:span text:style-name="_33_">n</text:span><text:span text:style-name="_35_">s</text:span><text:span text:style-name="_37_"> </text:span><text:span text:style-name="_33_">a</text:span><text:span text:style-name="_35_">p</text:span><text:span text:style-name="_39_">p</text:span><text:span text:style-name="_33_">l</text:span><text:span text:style-name="_35_">y</text:span><text:span text:style-name="_37_"> </text:span><text:span text:style-name="_33_">t</text:span><text:span text:style-name="_35_">o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h</text:span><text:span text:style-name="_38_">u</text:span><text:span text:style-name="_32_">m</text:span><text:span text:style-name="_36_">a</text:span><text:span text:style-name="_38_">n</text:span><text:span text:style-name="_31_"> </text:span><text:span text:style-name="_35_">i</text:span><text:span text:style-name="_38_">n</text:span><text:span text:style-name="_33_">t</text:span><text:span text:style-name="_36_">e</text:span><text:span text:style-name="_39_">l</text:span><text:span text:style-name="_32_">l</text:span><text:span text:style-name="_35_">e</text:span><text:span text:style-name="_39_">c</text:span><text:span text:style-name="_33_">t</text:span><text:span text:style-name="_36_">.</text:span><text:span text:style-name="_37_"> </text:span><text:span text:style-name="_33_">B</text:span><text:span text:style-name="_36_">u</text:span><text:span text:style-name="_38_">t</text:span><text:span text:style-name="_31_"> </text:span><text:span text:style-name="_35_">I</text:span><text:span text:style-name="_37_"> </text:span><text:span text:style-name="_33_">d</text:span><text:span text:style-name="_36_">o</text:span><text:span text:style-name="_37_"> </text:span><text:span text:style-name="_33_">n</text:span><text:span text:style-name="_36_">o</text:span><text:span text:style-name="_39_">t</text:span><text:span text:style-name="_31_"> </text:span><text:span text:style-name="_36_">t</text:span><text:span text:style-name="_38_">h</text:span><text:span text:style-name="_32_">i</text:span><text:span text:style-name="_35_">n</text:span><text:span text:style-name="_39_">k</text:span><text:span text:style-name="_31_"> </text:span><text:span text:style-name="_35_">t</text:span><text:span text:style-name="_38_">h</text:span><text:span text:style-name="_32_">i</text:span><text:span text:style-name="_35_">s</text:span><text:span text:style-name="_37_"> </text:span><text:span text:style-name="_32_">v</text:span><text:span text:style-name="_36_">i</text:span><text:span text:style-name="_39_">e</text:span><text:span text:style-name="_33_">w</text:span><text:span text:style-name="_34_"> </text:span><text:span text:style-name="_38_">c</text:span><text:span text:style-name="_32_">a</text:span><text:span text:style-name="_36_">n</text:span><text:span text:style-name="_37_"> </text:span><text:span text:style-name="_33_">b</text:span><text:span text:style-name="_36_">e</text:span><text:span text:style-name="_37_"> </text:span><text:span text:style-name="_33_">d</text:span><text:span text:style-name="_36_">i</text:span><text:span text:style-name="_39_">s</text:span><text:span text:style-name="_33_">m</text:span><text:span text:style-name="_35_">i</text:span><text:span text:style-name="_39_">s</text:span><text:span text:style-name="_33_">s</text:span><text:span text:style-name="_36_">e</text:span><text:span text:style-name="_39_">d</text:span><text:span text:style-name="_31_"> </text:span><text:span text:style-name="_36_">q</text:span><text:span text:style-name="_39_">u</text:span><text:span text:style-name="_33_">i</text:span><text:span text:style-name="_35_">t</text:span><text:span text:style-name="_38_">e</text:span><text:span text:style-name="_31_"> </text:span><text:span text:style-name="_35_">s</text:span><text:span text:style-name="_39_">o</text:span><text:span text:style-name="_31_"> </text:span><text:span text:style-name="_35_">l</text:span><text:span text:style-name="_38_">i</text:span><text:span text:style-name="_32_">g</text:span><text:span text:style-name="_35_">h</text:span><text:span text:style-name="_38_">t</text:span><text:span text:style-name="_33_">l</text:span><text:span text:style-name="_36_">y</text:span><text:span text:style-name="_39_">.</text:span><text:span text:style-name="_31_"> </text:span><text:span text:style-name="_35_">W</text:span><text:span text:style-name="_39_">h</text:span><text:span text:style-name="_33_">e</text:span><text:span text:style-name="_36_">n</text:span><text:span text:style-name="_38_">e</text:span><text:span text:style-name="_32_">v</text:span><text:span text:style-name="_35_">e</text:span><text:span text:style-name="_38_">r</text:span><text:span text:style-name="_31_"> </text:span><text:span text:style-name="_35_">o</text:span><text:span text:style-name="_39_">n</text:span><text:span text:style-name="_33_">e</text:span><text:span text:style-name="_34_"> </text:span><text:span text:style-name="_38_">o</text:span><text:span text:style-name="_33_">f</text:span><text:span text:style-name="_34_"> </text:span><text:span text:style-name="_38_">t</text:span><text:span text:style-name="_32_">h</text:span><text:span text:style-name="_35_">e</text:span><text:span text:style-name="_38_">s</text:span><text:span text:style-name="_32_">e</text:span><text:span text:style-name="_34_"> </text:span><text:span text:style-name="_38_">m</text:span><text:span text:style-name="_33_">a</text:span><text:span text:style-name="_35_">c</text:span><text:span text:style-name="_38_">h</text:span><text:span text:style-name="_33_">i</text:span><text:span text:style-name="_36_">n</text:span><text:span text:style-name="_39_">e</text:span><text:span text:style-name="_32_">s</text:span><text:span text:style-name="_34_"> </text:span><text:span text:style-name="_38_">i</text:span><text:span text:style-name="_32_">s</text:span><text:span text:style-name="_34_"> </text:span><text:span text:style-name="_38_">a</text:span><text:span text:style-name="_33_">s</text:span><text:span text:style-name="_35_">k</text:span><text:span text:style-name="_38_">e</text:span><text:span text:style-name="_32_">d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a</text:span><text:span text:style-name="_36_">p</text:span><text:span text:style-name="_38_">p</text:span><text:span text:style-name="_32_">r</text:span><text:span text:style-name="_35_">o</text:span><text:span text:style-name="_39_">p</text:span><text:span text:style-name="_33_">r</text:span><text:span text:style-name="_36_">i</text:span><text:span text:style-name="_39_">a</text:span><text:span text:style-name="_32_">t</text:span><text:span text:style-name="_36_">e</text:span><text:span text:style-name="_37_"> </text:span><text:span text:style-name="_33_">c</text:span><text:span text:style-name="_35_">r</text:span><text:span text:style-name="_39_">i</text:span><text:span text:style-name="_33_">t</text:span><text:span text:style-name="_35_">i</text:span><text:span text:style-name="_39_">c</text:span><text:span text:style-name="_33_">a</text:span><text:span text:style-name="_36_">l</text:span><text:span text:style-name="_37_"> </text:span><text:span text:style-name="_33_">q</text:span><text:span text:style-name="_36_">u</text:span><text:span text:style-name="_38_">e</text:span><text:span text:style-name="_33_">s</text:span><text:span text:style-name="_35_">t</text:span><text:span text:style-name="_38_">i</text:span><text:span text:style-name="_33_">o</text:span><text:span text:style-name="_36_">n</text:span><text:span text:style-name="_39_">,</text:span><text:span text:style-name="_31_"> </text:span><text:span text:style-name="_36_">a</text:span><text:span text:style-name="_39_">n</text:span><text:span text:style-name="_33_">d</text:span><text:span text:style-name="_34_"> </text:span><text:span text:style-name="_38_">g</text:span><text:span text:style-name="_33_">i</text:span><text:span text:style-name="_36_">v</text:span><text:span text:style-name="_38_">e</text:span><text:span text:style-name="_33_">s</text:span><text:span text:style-name="_34_"> </text:span><text:span text:style-name="_38_">a</text:span><text:span text:style-name="_31_"> </text:span><text:span text:style-name="_36_">d</text:span><text:span text:style-name="_38_">e</text:span><text:span text:style-name="_33_">f</text:span><text:span text:style-name="_35_">i</text:span><text:span text:style-name="_39_">n</text:span><text:span text:style-name="_32_">i</text:span><text:span text:style-name="_36_">t</text:span><text:span text:style-name="_38_">e</text:span><text:span text:style-name="_31_"> </text:span><text:span text:style-name="_35_">a</text:span><text:span text:style-name="_38_">n</text:span><text:span text:style-name="_33_">s</text:span><text:span text:style-name="_35_">w</text:span><text:span text:style-name="_39_">e</text:span><text:span text:style-name="_33_">r</text:span><text:span text:style-name="_35_">,</text:span><text:span text:style-name="_37_"> </text:span><text:span text:style-name="_32_">w</text:span><text:span text:style-name="_36_">e</text:span><text:span text:style-name="_37_"> </text:span><text:span text:style-name="_33_">k</text:span><text:span text:style-name="_36_">n</text:span><text:span text:style-name="_39_">o</text:span><text:span text:style-name="_32_">w</text:span><text:span text:style-name="_34_"> </text:span><text:span text:style-name="_39_">t</text:span><text:span text:style-name="_33_">h</text:span><text:span text:style-name="_36_">a</text:span><text:span text:style-name="_39_">t</text:span><text:span text:style-name="_31_"> </text:span><text:span text:style-name="_35_">t</text:span><text:span text:style-name="_39_">h</text:span><text:span text:style-name="_32_">i</text:span><text:span text:style-name="_36_">s</text:span><text:span text:style-name="_37_"> </text:span><text:span text:style-name="_33_">a</text:span><text:span text:style-name="_35_">n</text:span><text:span text:style-name="_39_">s</text:span><text:span text:style-name="_32_">w</text:span><text:span text:style-name="_35_">e</text:span><text:span text:style-name="_39_">r</text:span><text:span text:style-name="_31_"> </text:span><text:span text:style-name="_36_">m</text:span><text:span text:style-name="_38_">u</text:span><text:span text:style-name="_33_">s</text:span><text:span text:style-name="_36_">t</text:span><text:span text:style-name="_37_"> </text:span><text:span text:style-name="_32_">b</text:span><text:span text:style-name="_35_">e</text:span><text:span text:style-name="_37_"> </text:span><text:span text:style-name="_33_">w</text:span><text:span text:style-name="_36_">r</text:span><text:span text:style-name="_39_">o</text:span><text:span text:style-name="_32_">n</text:span><text:span text:style-name="_35_">g</text:span><text:span text:style-name="_38_">,</text:span><text:span text:style-name="_31_"> </text:span><text:span text:style-name="_36_">a</text:span><text:span text:style-name="_39_">n</text:span><text:span text:style-name="_32_">d</text:span><text:span text:style-name="_34_"> </text:span><text:span text:style-name="_38_">t</text:span><text:span text:style-name="_32_">h</text:span><text:span text:style-name="_35_">i</text:span><text:span text:style-name="_38_">s</text:span><text:span text:style-name="_31_"> </text:span><text:span text:style-name="_35_">g</text:span><text:span text:style-name="_38_">i</text:span><text:span text:style-name="_32_">v</text:span><text:span text:style-name="_35_">e</text:span><text:span text:style-name="_38_">s</text:span><text:span text:style-name="_31_"> </text:span><text:span text:style-name="_36_">u</text:span><text:span text:style-name="_38_">s</text:span><text:span text:style-name="_31_"> </text:span><text:span text:style-name="_36_">a</text:span><text:span text:style-name="_37_"> </text:span><text:span text:style-name="_33_">c</text:span><text:span text:style-name="_36_">e</text:span><text:span text:style-name="_39_">r</text:span><text:span text:style-name="_32_">t</text:span><text:span text:style-name="_35_">a</text:span><text:span text:style-name="_39_">i</text:span><text:span text:style-name="_33_">n</text:span><text:span text:style-name="_34_"> </text:span><text:span text:style-name="_38_">f</text:span><text:span text:style-name="_33_">e</text:span><text:span text:style-name="_35_">e</text:span><text:span text:style-name="_39_">l</text:span><text:span text:style-name="_33_">i</text:span><text:span text:style-name="_36_">n</text:span><text:span text:style-name="_39_">g</text:span><text:span text:style-name="_31_"> </text:span><text:span text:style-name="_35_">o</text:span><text:span text:style-name="_39_">f</text:span><text:span text:style-name="_31_"> </text:span><text:span text:style-name="_36_">s</text:span><text:span text:style-name="_39_">u</text:span><text:span text:style-name="_33_">p</text:span><text:span text:style-name="_35_">e</text:span><text:span text:style-name="_38_">r</text:span><text:span text:style-name="_32_">i</text:span><text:span text:style-name="_35_">o</text:span><text:span text:style-name="_38_">r</text:span><text:span text:style-name="_32_">i</text:span><text:span text:style-name="_35_">t</text:span><text:span text:style-name="_38_">y</text:span><text:span text:style-name="_32_">.</text:span><text:span text:style-name="_34_"> </text:span><text:span text:style-name="_39_">I</text:span><text:span text:style-name="_33_">s</text:span><text:span text:style-name="_34_"> </text:span><text:span text:style-name="_38_">t</text:span><text:span text:style-name="_32_">h</text:span><text:span text:style-name="_35_">i</text:span><text:span text:style-name="_38_">s</text:span><text:span text:style-name="_31_"> </text:span><text:span text:style-name="_35_">f</text:span><text:span text:style-name="_39_">e</text:span><text:span text:style-name="_32_">e</text:span><text:span text:style-name="_35_">l</text:span><text:span text:style-name="_39_">i</text:span><text:span text:style-name="_32_">n</text:span><text:span text:style-name="_35_">g</text:span><text:span text:style-name="_37_"> </text:span><text:span text:style-name="_33_">i</text:span><text:span text:style-name="_36_">l</text:span><text:span text:style-name="_39_">l</text:span><text:span text:style-name="_32_">u</text:span><text:span text:style-name="_35_">s</text:span><text:span text:style-name="_38_">o</text:span><text:span text:style-name="_33_">r</text:span><text:span text:style-name="_35_">y</text:span><text:span text:style-name="_39_">?</text:span><text:span text:style-name="_31_"> </text:span><text:span text:style-name="_35_">I</text:span><text:span text:style-name="_39_">t</text:span><text:span text:style-name="_31_"> </text:span><text:span text:style-name="_36_">i</text:span><text:span text:style-name="_38_">s</text:span><text:span text:style-name="_31_"> </text:span><text:span text:style-name="_35_">n</text:span><text:span text:style-name="_39_">o</text:span><text:span text:style-name="_31_"> </text:span><text:span text:style-name="_36_">d</text:span><text:span text:style-name="_38_">o</text:span><text:span text:style-name="_32_">u</text:span><text:span text:style-name="_35_">b</text:span><text:span text:style-name="_38_">t</text:span><text:span text:style-name="_31_"> </text:span><text:span text:style-name="_35_">q</text:span><text:span text:style-name="_39_">u</text:span><text:span text:style-name="_33_">i</text:span><text:span text:style-name="_36_">t</text:span><text:span text:style-name="_38_">e</text:span><text:span text:style-name="_31_"> </text:span><text:span text:style-name="_35_">g</text:span><text:span text:style-name="_39_">e</text:span><text:span text:style-name="_33_">n</text:span><text:span text:style-name="_35_">u</text:span><text:span text:style-name="_39_">i</text:span><text:span text:style-name="_32_">n</text:span><text:span text:style-name="_35_">e</text:span><text:span text:style-name="_38_">,</text:span><text:span text:style-name="_31_"> </text:span><text:span text:style-name="_36_">b</text:span><text:span text:style-name="_38_">u</text:span><text:span text:style-name="_32_">t</text:span><text:span text:style-name="_34_"> </text:span><text:span text:style-name="_38_">I</text:span><text:span text:style-name="_31_"> </text:span><text:span text:style-name="_36_">d</text:span><text:span text:style-name="_38_">o</text:span><text:span text:style-name="_31_"> </text:span><text:span text:style-name="_35_">n</text:span><text:span text:style-name="_38_">o</text:span><text:span text:style-name="_33_">t</text:span><text:span text:style-name="_34_"> </text:span><text:span text:style-name="_38_">t</text:span><text:span text:style-name="_33_">h</text:span><text:span text:style-name="_36_">i</text:span><text:span text:style-name="_39_">n</text:span><text:span text:style-name="_32_">k</text:span><text:span text:style-name="_34_"> </text:span><text:span text:style-name="_39_">t</text:span><text:span text:style-name="_32_">o</text:span><text:span text:style-name="_36_">o</text:span><text:span text:style-name="_37_"> </text:span><text:span text:style-name="_33_">m</text:span><text:span text:style-name="_35_">u</text:span><text:span text:style-name="_38_">c</text:span><text:span text:style-name="_32_">h</text:span><text:span text:style-name="_34_"> </text:span><text:span text:style-name="_38_">i</text:span><text:span text:style-name="_32_">m</text:span><text:span text:style-name="_36_">p</text:span><text:span text:style-name="_38_">o</text:span><text:span text:style-name="_33_">r</text:span><text:span text:style-name="_35_">t</text:span><text:span text:style-name="_38_">a</text:span><text:span text:style-name="_32_">n</text:span><text:span text:style-name="_35_">c</text:span><text:span text:style-name="_39_">e</text:span><text:span text:style-name="_31_"> </text:span><text:span text:style-name="_35_">s</text:span><text:span text:style-name="_39_">h</text:span><text:span text:style-name="_32_">o</text:span><text:span text:style-name="_35_">u</text:span><text:span text:style-name="_38_">l</text:span><text:span text:style-name="_32_">d</text:span><text:span text:style-name="_34_"> </text:span><text:span text:style-name="_38_">b</text:span><text:span text:style-name="_33_">e</text:span><text:span text:style-name="_34_"> </text:span><text:span text:style-name="_38_">a</text:span><text:span text:style-name="_32_">t</text:span><text:span text:style-name="_35_">t</text:span><text:span text:style-name="_38_">a</text:span><text:span text:style-name="_33_">c</text:span><text:span text:style-name="_35_">h</text:span><text:span text:style-name="_39_">e</text:span><text:span text:style-name="_32_">d</text:span><text:span text:style-name="_34_"> </text:span><text:span text:style-name="_38_">t</text:span><text:span text:style-name="_33_">o</text:span><text:span text:style-name="_34_"> </text:span><text:span text:style-name="_39_">i</text:span><text:span text:style-name="_32_">t</text:span><text:span text:style-name="_36_">.</text:span><text:span text:style-name="_37_"> </text:span><text:span text:style-name="_32_">W</text:span><text:span text:style-name="_36_">e</text:span><text:span text:style-name="_37_"> </text:span><text:span text:style-name="_32_">t</text:span><text:span text:style-name="_36_">o</text:span><text:span text:style-name="_39_">o</text:span><text:span text:style-name="_31_"> </text:span><text:span text:style-name="_36_">o</text:span><text:span text:style-name="_39_">f</text:span><text:span text:style-name="_33_">t</text:span><text:span text:style-name="_36_">e</text:span><text:span text:style-name="_38_">n</text:span><text:span text:style-name="_31_"> </text:span><text:span text:style-name="_35_">g</text:span><text:span text:style-name="_38_">i</text:span><text:span text:style-name="_32_">v</text:span><text:span text:style-name="_35_">e</text:span><text:span text:style-name="_37_"> </text:span><text:span text:style-name="_33_">w</text:span><text:span text:style-name="_36_">r</text:span><text:span text:style-name="_38_">o</text:span><text:span text:style-name="_33_">n</text:span><text:span text:style-name="_35_">g</text:span><text:span text:style-name="_37_"> </text:span><text:span text:style-name="_32_">a</text:span><text:span text:style-name="_35_">n</text:span><text:span text:style-name="_38_">s</text:span><text:span text:style-name="_32_">w</text:span><text:span text:style-name="_36_">e</text:span><text:span text:style-name="_38_">r</text:span><text:span text:style-name="_32_">s</text:span><text:span text:style-name="_34_"> </text:span><text:span text:style-name="_38_">t</text:span><text:span text:style-name="_32_">o</text:span><text:span text:style-name="_34_"> </text:span><text:span text:style-name="_39_">q</text:span><text:span text:style-name="_32_">u</text:span><text:span text:style-name="_35_">e</text:span><text:span text:style-name="_38_">s</text:span><text:span text:style-name="_33_">t</text:span><text:span text:style-name="_35_">i</text:span><text:span text:style-name="_39_">o</text:span><text:span text:style-name="_32_">n</text:span><text:span text:style-name="_35_">s</text:span><text:span text:style-name="_37_"> </text:span><text:span text:style-name="_32_">o</text:span><text:span text:style-name="_35_">u</text:span><text:span text:style-name="_39_">r</text:span><text:span text:style-name="_32_">s</text:span><text:span text:style-name="_36_">e</text:span><text:span text:style-name="_39_">l</text:span><text:span text:style-name="_32_">v</text:span><text:span text:style-name="_36_">e</text:span><text:span text:style-name="_39_">s</text:span><text:span text:style-name="_31_"> </text:span><text:span text:style-name="_35_">t</text:span><text:span text:style-name="_38_">o</text:span><text:span text:style-name="_31_"> </text:span><text:span text:style-name="_35_">b</text:span><text:span text:style-name="_39_">e</text:span><text:span text:style-name="_31_"> </text:span><text:span text:style-name="_36_">j</text:span><text:span text:style-name="_38_">u</text:span><text:span text:style-name="_33_">s</text:span><text:span text:style-name="_36_">t</text:span><text:span text:style-name="_38_">i</text:span><text:span text:style-name="_33_">f</text:span><text:span text:style-name="_35_">i</text:span><text:span text:style-name="_38_">e</text:span><text:span text:style-name="_33_">d</text:span><text:span text:style-name="_34_"> </text:span><text:span text:style-name="_39_">i</text:span><text:span text:style-name="_32_">n</text:span><text:span text:style-name="_34_"> </text:span><text:span text:style-name="_39_">b</text:span><text:span text:style-name="_32_">e</text:span><text:span text:style-name="_35_">i</text:span><text:span text:style-name="_38_">n</text:span><text:span text:style-name="_32_">g</text:span><text:span text:style-name="_34_"> </text:span><text:span text:style-name="_39_">v</text:span><text:span text:style-name="_32_">e</text:span><text:span text:style-name="_36_">r</text:span><text:span text:style-name="_39_">y</text:span><text:span text:style-name="_31_"> </text:span><text:span text:style-name="_35_">p</text:span><text:span text:style-name="_39_">l</text:span><text:span text:style-name="_33_">e</text:span><text:span text:style-name="_35_">a</text:span><text:span text:style-name="_39_">s</text:span><text:span text:style-name="_33_">e</text:span><text:span text:style-name="_36_">d</text:span><text:span text:style-name="_37_"> </text:span><text:span text:style-name="_32_">a</text:span><text:span text:style-name="_35_">t</text:span><text:span text:style-name="_37_"> </text:span><text:span text:style-name="_32_">s</text:span><text:span text:style-name="_35_">u</text:span><text:span text:style-name="_39_">c</text:span><text:span text:style-name="_32_">h</text:span><text:span text:style-name="_34_"> </text:span><text:span text:style-name="_38_">e</text:span><text:span text:style-name="_33_">v</text:span><text:span text:style-name="_35_">i</text:span><text:span text:style-name="_38_">d</text:span><text:span text:style-name="_32_">e</text:span><text:span text:style-name="_36_">n</text:span><text:span text:style-name="_39_">c</text:span><text:span text:style-name="_32_">e</text:span><text:span text:style-name="_34_"> </text:span><text:span text:style-name="_38_">o</text:span><text:span text:style-name="_32_">f</text:span><text:span text:style-name="_34_"> </text:span><text:span text:style-name="_38_">f</text:span><text:span text:style-name="_33_">a</text:span><text:span text:style-name="_36_">l</text:span><text:span text:style-name="_39_">l</text:span><text:span text:style-name="_32_">i</text:span><text:span text:style-name="_35_">b</text:span><text:span text:style-name="_38_">i</text:span><text:span text:style-name="_32_">l</text:span><text:span text:style-name="_35_">i</text:span><text:span text:style-name="_39_">t</text:span><text:span text:style-name="_32_">y</text:span><text:span text:style-name="_34_"> </text:span><text:span text:style-name="_38_">o</text:span><text:span text:style-name="_33_">n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p</text:span><text:span text:style-name="_36_">a</text:span><text:span text:style-name="_38_">r</text:span><text:span text:style-name="_33_">t</text:span><text:span text:style-name="_34_"> </text:span><text:span text:style-name="_38_">o</text:span><text:span text:style-name="_32_">f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m</text:span><text:span text:style-name="_36_">a</text:span><text:span text:style-name="_39_">c</text:span><text:span text:style-name="_33_">h</text:span><text:span text:style-name="_35_">i</text:span><text:span text:style-name="_38_">n</text:span><text:span text:style-name="_33_">e</text:span><text:span text:style-name="_36_">s</text:span><text:span text:style-name="_39_">.</text:span><text:span text:style-name="_31_"> </text:span><text:span text:style-name="_35_">F</text:span><text:span text:style-name="_38_">u</text:span><text:span text:style-name="_33_">r</text:span><text:span text:style-name="_35_">t</text:span><text:span text:style-name="_39_">h</text:span><text:span text:style-name="_32_">e</text:span><text:span text:style-name="_36_">r</text:span><text:span text:style-name="_39_">,</text:span><text:span text:style-name="_31_"> </text:span><text:span text:style-name="_36_">o</text:span><text:span text:style-name="_38_">u</text:span><text:span text:style-name="_32_">r</text:span><text:span text:style-name="_34_"> </text:span><text:span text:style-name="_38_">s</text:span><text:span text:style-name="_32_">u</text:span><text:span text:style-name="_35_">p</text:span><text:span text:style-name="_38_">e</text:span><text:span text:style-name="_32_">r</text:span><text:span text:style-name="_36_">i</text:span><text:span text:style-name="_38_">o</text:span><text:span text:style-name="_32_">r</text:span><text:span text:style-name="_36_">i</text:span><text:span text:style-name="_38_">t</text:span><text:span text:style-name="_33_">y</text:span><text:span text:style-name="_34_"> </text:span><text:span text:style-name="_39_">c</text:span><text:span text:style-name="_32_">a</text:span><text:span text:style-name="_36_">n</text:span><text:span text:style-name="_37_"> </text:span><text:span text:style-name="_32_">o</text:span><text:span text:style-name="_35_">n</text:span><text:span text:style-name="_38_">l</text:span><text:span text:style-name="_32_">y</text:span><text:span text:style-name="_34_"> </text:span><text:span text:style-name="_39_">b</text:span><text:span text:style-name="_32_">e</text:span><text:span text:style-name="_34_"> </text:span><text:span text:style-name="_39_">f</text:span><text:span text:style-name="_33_">e</text:span><text:span text:style-name="_36_">l</text:span><text:span text:style-name="_39_">t</text:span><text:span text:style-name="_31_"> </text:span><text:span text:style-name="_36_">o</text:span><text:span text:style-name="_39_">n</text:span><text:span text:style-name="_31_"> </text:span><text:span text:style-name="_36_">s</text:span><text:span text:style-name="_39_">u</text:span><text:span text:style-name="_33_">c</text:span><text:span text:style-name="_36_">h</text:span><text:span text:style-name="_37_"> </text:span><text:span text:style-name="_32_">a</text:span><text:span text:style-name="_35_">n</text:span><text:span text:style-name="_37_"> </text:span><text:span text:style-name="_33_">o</text:span><text:span text:style-name="_36_">c</text:span><text:span text:style-name="_38_">c</text:span><text:span text:style-name="_32_">a</text:span><text:span text:style-name="_36_">s</text:span><text:span text:style-name="_38_">i</text:span><text:span text:style-name="_32_">o</text:span><text:span text:style-name="_36_">n</text:span><text:span text:style-name="_37_"> </text:span><text:span text:style-name="_33_">i</text:span><text:span text:style-name="_35_">n</text:span><text:span text:style-name="_37_"> </text:span><text:span text:style-name="_32_">r</text:span><text:span text:style-name="_36_">e</text:span><text:span text:style-name="_38_">l</text:span><text:span text:style-name="_33_">a</text:span><text:span text:style-name="_36_">t</text:span><text:span text:style-name="_39_">i</text:span><text:span text:style-name="_32_">o</text:span><text:span text:style-name="_35_">n</text:span><text:span text:style-name="_37_"> </text:span><text:span text:style-name="_32_">t</text:span><text:span text:style-name="_35_">o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o</text:span><text:span text:style-name="_38_">n</text:span><text:span text:style-name="_32_">e</text:span><text:span text:style-name="_34_"> </text:span><text:span text:style-name="_39_">m</text:span><text:span text:style-name="_32_">a</text:span><text:span text:style-name="_36_">c</text:span><text:span text:style-name="_38_">h</text:span><text:span text:style-name="_32_">i</text:span><text:span text:style-name="_35_">n</text:span><text:span text:style-name="_39_">e</text:span><text:span text:style-name="_31_"> </text:span><text:span text:style-name="_36_">o</text:span><text:span text:style-name="_39_">v</text:span><text:span text:style-name="_32_">e</text:span><text:span text:style-name="_36_">r</text:span><text:span text:style-name="_37_"> </text:span><text:span text:style-name="_32_">w</text:span><text:span text:style-name="_35_">h</text:span><text:span text:style-name="_38_">i</text:span><text:span text:style-name="_32_">c</text:span><text:span text:style-name="_36_">h</text:span><text:span text:style-name="_37_"> </text:span><text:span text:style-name="_33_">w</text:span><text:span text:style-name="_36_">e</text:span><text:span text:style-name="_37_"> </text:span><text:span text:style-name="_33_">h</text:span><text:span text:style-name="_35_">a</text:span><text:span text:style-name="_38_">v</text:span><text:span text:style-name="_33_">e</text:span><text:span text:style-name="_34_"> </text:span><text:span text:style-name="_38_">s</text:span><text:span text:style-name="_33_">c</text:span><text:span text:style-name="_35_">o</text:span><text:span text:style-name="_38_">r</text:span><text:span text:style-name="_33_">e</text:span><text:span text:style-name="_35_">d</text:span><text:span text:style-name="_37_"> </text:span><text:span text:style-name="_33_">o</text:span><text:span text:style-name="_35_">u</text:span><text:span text:style-name="_39_">r</text:span><text:span text:style-name="_31_"> </text:span><text:span text:style-name="_35_">p</text:span><text:span text:style-name="_39_">e</text:span><text:span text:style-name="_32_">t</text:span><text:span text:style-name="_36_">t</text:span><text:span text:style-name="_39_">y</text:span><text:span text:style-name="_31_"> </text:span><text:span text:style-name="_36_">t</text:span><text:span text:style-name="_38_">r</text:span><text:span text:style-name="_33_">i</text:span><text:span text:style-name="_35_">u</text:span><text:span text:style-name="_38_">m</text:span><text:span text:style-name="_32_">p</text:span><text:span text:style-name="_36_">h</text:span><text:span text:style-name="_38_">.</text:span><text:span text:style-name="_31_"> </text:span><text:span text:style-name="_35_">T</text:span><text:span text:style-name="_38_">h</text:span><text:span text:style-name="_32_">e</text:span><text:span text:style-name="_35_">r</text:span><text:span text:style-name="_39_">e</text:span><text:span text:style-name="_31_"> </text:span><text:span text:style-name="_36_">w</text:span><text:span text:style-name="_38_">o</text:span><text:span text:style-name="_33_">u</text:span><text:span text:style-name="_35_">l</text:span><text:span text:style-name="_38_">d</text:span><text:span text:style-name="_31_"> </text:span><text:span text:style-name="_36_">b</text:span><text:span text:style-name="_39_">e</text:span><text:span text:style-name="_31_"> </text:span><text:span text:style-name="_35_">n</text:span><text:span text:style-name="_39_">o</text:span><text:span text:style-name="_31_"> </text:span><text:span text:style-name="_36_">q</text:span><text:span text:style-name="_38_">u</text:span><text:span text:style-name="_33_">e</text:span><text:span text:style-name="_36_">s</text:span><text:span text:style-name="_39_">t</text:span><text:span text:style-name="_33_">i</text:span><text:span text:style-name="_35_">o</text:span><text:span text:style-name="_38_">n</text:span><text:span text:style-name="_31_"> </text:span><text:span text:style-name="_35_">o</text:span><text:span text:style-name="_39_">f</text:span><text:span text:style-name="_31_"> </text:span><text:span text:style-name="_36_">t</text:span><text:span text:style-name="_39_">r</text:span><text:span text:style-name="_33_">i</text:span><text:span text:style-name="_35_">u</text:span><text:span text:style-name="_39_">m</text:span><text:span text:style-name="_33_">p</text:span><text:span text:style-name="_36_">h</text:span><text:span text:style-name="_38_">i</text:span><text:span text:style-name="_33_">n</text:span><text:span text:style-name="_35_">g</text:span><text:span text:style-name="_37_"> </text:span><text:span text:style-name="_32_">s</text:span><text:span text:style-name="_36_">i</text:span><text:span text:style-name="_38_">m</text:span><text:span text:style-name="_33_">u</text:span><text:span text:style-name="_36_">l</text:span><text:span text:style-name="_38_">t</text:span><text:span text:style-name="_32_">a</text:span><text:span text:style-name="_36_">n</text:span><text:span text:style-name="_38_">e</text:span><text:span text:style-name="_33_">o</text:span><text:span text:style-name="_35_">u</text:span><text:span text:style-name="_38_">s</text:span><text:span text:style-name="_33_">l</text:span><text:span text:style-name="_36_">y</text:span><text:span text:style-name="_37_"> </text:span><text:span text:style-name="_32_">o</text:span><text:span text:style-name="_35_">v</text:span><text:span text:style-name="_39_">e</text:span><text:span text:style-name="_32_">r</text:span><text:span text:style-name="_34_"> </text:span><text:span text:style-name="_38_">a</text:span><text:span text:style-name="_32_">l</text:span><text:span text:style-name="_36_">l</text:span><text:span text:style-name="_37_"> </text:span><text:span text:style-name="_33_">m</text:span><text:span text:style-name="_35_">a</text:span><text:span text:style-name="_39_">c</text:span><text:span text:style-name="_33_">h</text:span><text:span text:style-name="_36_">i</text:span><text:span text:style-name="_38_">n</text:span><text:span text:style-name="_33_">e</text:span><text:span text:style-name="_35_">s</text:span><text:span text:style-name="_38_">.</text:span><text:span text:style-name="_31_"> </text:span><text:span text:style-name="_35_">I</text:span><text:span text:style-name="_39_">n</text:span><text:span text:style-name="_31_"> </text:span><text:span text:style-name="_36_">s</text:span><text:span text:style-name="_39_">h</text:span><text:span text:style-name="_32_">o</text:span><text:span text:style-name="_36_">r</text:span><text:span text:style-name="_39_">t</text:span><text:span text:style-name="_32_">,</text:span><text:span text:style-name="_34_"> </text:span><text:span text:style-name="_38_">t</text:span><text:span text:style-name="_33_">h</text:span><text:span text:style-name="_35_">e</text:span><text:span text:style-name="_38_">n</text:span><text:span text:style-name="_32_">,</text:span><text:span text:style-name="_34_"> </text:span><text:span text:style-name="_39_">t</text:span><text:span text:style-name="_32_">h</text:span><text:span text:style-name="_35_">e</text:span><text:span text:style-name="_39_">r</text:span><text:span text:style-name="_32_">e</text:span><text:span text:style-name="_34_"> </text:span><text:span text:style-name="_39_">m</text:span><text:span text:style-name="_33_">i</text:span><text:span text:style-name="_36_">g</text:span><text:span text:style-name="_38_">h</text:span><text:span text:style-name="_33_">t</text:span><text:span text:style-name="_34_"> </text:span><text:span text:style-name="_38_">b</text:span><text:span text:style-name="_32_">e</text:span><text:span text:style-name="_34_"> </text:span><text:span text:style-name="_38_">m</text:span><text:span text:style-name="_32_">e</text:span><text:span text:style-name="_35_">n</text:span><text:span text:style-name="_37_"> </text:span><text:span text:style-name="_32_">c</text:span><text:span text:style-name="_35_">l</text:span><text:span text:style-name="_38_">e</text:span><text:span text:style-name="_33_">v</text:span><text:span text:style-name="_35_">e</text:span><text:span text:style-name="_38_">r</text:span><text:span text:style-name="_32_">e</text:span><text:span text:style-name="_35_">r</text:span><text:span text:style-name="_37_"> </text:span><text:span text:style-name="_32_">t</text:span><text:span text:style-name="_35_">h</text:span><text:span text:style-name="_39_">a</text:span><text:span text:style-name="_32_">n</text:span><text:span text:style-name="_34_"> </text:span><text:span text:style-name="_39_">a</text:span><text:span text:style-name="_32_">n</text:span><text:span text:style-name="_35_">y</text:span><text:span text:style-name="_37_"> </text:span><text:span text:style-name="_32_">g</text:span><text:span text:style-name="_35_">i</text:span><text:span text:style-name="_38_">v</text:span><text:span text:style-name="_32_">e</text:span><text:span text:style-name="_35_">n</text:span><text:span text:style-name="_37_"> </text:span><text:span text:style-name="_33_">m</text:span><text:span text:style-name="_35_">a</text:span><text:span text:style-name="_38_">c</text:span><text:span text:style-name="_33_">h</text:span><text:span text:style-name="_35_">i</text:span><text:span text:style-name="_39_">n</text:span><text:span text:style-name="_32_">e</text:span><text:span text:style-name="_36_">,</text:span><text:span text:style-name="_37_"> </text:span><text:span text:style-name="_33_">b</text:span><text:span text:style-name="_35_">u</text:span><text:span text:style-name="_38_">t</text:span><text:span text:style-name="_31_"> </text:span><text:span text:style-name="_35_">t</text:span><text:span text:style-name="_39_">h</text:span><text:span text:style-name="_32_">e</text:span><text:span text:style-name="_36_">n</text:span><text:span text:style-name="_37_"> </text:span><text:span text:style-name="_33_">a</text:span><text:span text:style-name="_36_">g</text:span><text:span text:style-name="_38_">a</text:span><text:span text:style-name="_32_">i</text:span><text:span text:style-name="_35_">n</text:span><text:span text:style-name="_37_"> </text:span><text:span text:style-name="_33_">t</text:span><text:span text:style-name="_35_">h</text:span><text:span text:style-name="_39_">e</text:span><text:span text:style-name="_32_">r</text:span><text:span text:style-name="_36_">e</text:span><text:span text:style-name="_37_"> </text:span><text:span text:style-name="_33_">m</text:span><text:span text:style-name="_36_">i</text:span><text:span text:style-name="_39_">g</text:span><text:span text:style-name="_32_">h</text:span><text:span text:style-name="_36_">t</text:span><text:span text:style-name="_37_"> </text:span><text:span text:style-name="_32_">b</text:span><text:span text:style-name="_36_">e</text:span><text:span text:style-name="_37_"> </text:span><text:span text:style-name="_32_">o</text:span><text:span text:style-name="_35_">t</text:span><text:span text:style-name="_39_">h</text:span><text:span text:style-name="_33_">e</text:span><text:span text:style-name="_35_">r</text:span><text:span text:style-name="_37_"> </text:span><text:span text:style-name="_33_">m</text:span><text:span text:style-name="_36_">a</text:span><text:span text:style-name="_38_">c</text:span><text:span text:style-name="_33_">h</text:span><text:span text:style-name="_35_">i</text:span><text:span text:style-name="_39_">n</text:span><text:span text:style-name="_32_">e</text:span><text:span text:style-name="_35_">s</text:span><text:span text:style-name="_37_"> </text:span><text:span text:style-name="_33_">c</text:span><text:span text:style-name="_35_">l</text:span><text:span text:style-name="_39_">e</text:span><text:span text:style-name="_32_">v</text:span><text:span text:style-name="_35_">e</text:span><text:span text:style-name="_38_">r</text:span><text:span text:style-name="_33_">e</text:span><text:span text:style-name="_36_">r</text:span><text:span text:style-name="_37_"> </text:span><text:span text:style-name="_33_">a</text:span><text:span text:style-name="_35_">g</text:span><text:span text:style-name="_38_">a</text:span><text:span text:style-name="_33_">i</text:span><text:span text:style-name="_36_">n</text:span><text:span text:style-name="_39_">,</text:span><text:span text:style-name="_31_"> </text:span><text:span text:style-name="_36_">a</text:span><text:span text:style-name="_38_">n</text:span><text:span text:style-name="_33_">d</text:span><text:span text:style-name="_34_"> </text:span><text:span text:style-name="_38_">s</text:span><text:span text:style-name="_32_">o</text:span><text:span text:style-name="_34_"> </text:span><text:span text:style-name="_39_">o</text:span><text:span text:style-name="_33_">n</text:span><text:span text:style-name="_35_">.</text:span></text:p>
      <text:p text:style-name="P1"><text:span text:style-name="_32_">T</text:span><text:span text:style-name="_35_">h</text:span><text:span text:style-name="_39_">o</text:span><text:span text:style-name="_33_">s</text:span><text:span text:style-name="_36_">e</text:span><text:span text:style-name="_37_"> </text:span><text:span text:style-name="_33_">w</text:span><text:span text:style-name="_36_">h</text:span><text:span text:style-name="_38_">o</text:span><text:span text:style-name="_31_"> </text:span><text:span text:style-name="_36_">h</text:span><text:span text:style-name="_38_">o</text:span><text:span text:style-name="_32_">l</text:span><text:span text:style-name="_36_">d</text:span><text:span text:style-name="_37_"> </text:span><text:span text:style-name="_33_">t</text:span><text:span text:style-name="_36_">o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m</text:span><text:span text:style-name="_38_">a</text:span><text:span text:style-name="_32_">t</text:span><text:span text:style-name="_36_">h</text:span><text:span text:style-name="_39_">e</text:span><text:span text:style-name="_33_">m</text:span><text:span text:style-name="_36_">a</text:span><text:span text:style-name="_39_">t</text:span><text:span text:style-name="_33_">i</text:span><text:span text:style-name="_36_">c</text:span><text:span text:style-name="_38_">a</text:span><text:span text:style-name="_33_">l</text:span><text:span text:style-name="_34_"> </text:span><text:span text:style-name="_39_">a</text:span><text:span text:style-name="_32_">r</text:span><text:span text:style-name="_36_">g</text:span><text:span text:style-name="_39_">u</text:span><text:span text:style-name="_32_">m</text:span><text:span text:style-name="_36_">e</text:span><text:span text:style-name="_38_">n</text:span><text:span text:style-name="_33_">t</text:span><text:span text:style-name="_34_"> </text:span><text:span text:style-name="_38_">w</text:span><text:span text:style-name="_32_">o</text:span><text:span text:style-name="_35_">u</text:span><text:span text:style-name="_38_">l</text:span><text:span text:style-name="_32_">d</text:span><text:span text:style-name="_35_">,</text:span><text:span text:style-name="_37_"> </text:span><text:span text:style-name="_33_">I</text:span><text:span text:style-name="_34_"> </text:span><text:span text:style-name="_38_">t</text:span><text:span text:style-name="_33_">h</text:span><text:span text:style-name="_36_">i</text:span><text:span text:style-name="_39_">n</text:span><text:span text:style-name="_32_">k</text:span><text:span text:style-name="_35_">,</text:span><text:span text:style-name="_37_"> </text:span><text:span text:style-name="_33_">m</text:span><text:span text:style-name="_36_">o</text:span><text:span text:style-name="_39_">s</text:span><text:span text:style-name="_32_">t</text:span><text:span text:style-name="_35_">l</text:span><text:span text:style-name="_38_">y</text:span><text:span text:style-name="_31_"> </text:span><text:span text:style-name="_36_">h</text:span><text:span text:style-name="_38_">e</text:span><text:span text:style-name="_31_"> </text:span><text:span text:style-name="_35_">w</text:span><text:span text:style-name="_38_">i</text:span><text:span text:style-name="_32_">l</text:span><text:span text:style-name="_36_">l</text:span><text:span text:style-name="_39_">i</text:span><text:span text:style-name="_32_">n</text:span><text:span text:style-name="_35_">g</text:span><text:span text:style-name="_37_"> </text:span><text:span text:style-name="_32_">t</text:span><text:span text:style-name="_35_">o</text:span><text:span text:style-name="_37_"> </text:span><text:span text:style-name="_32_">a</text:span><text:span text:style-name="_36_">c</text:span><text:span text:style-name="_38_">c</text:span><text:span text:style-name="_33_">e</text:span><text:span text:style-name="_36_">p</text:span><text:span text:style-name="_38_">t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i</text:span><text:span text:style-name="_33_">m</text:span><text:span text:style-name="_35_">i</text:span><text:span text:style-name="_38_">t</text:span><text:span text:style-name="_32_">a</text:span><text:span text:style-name="_36_">t</text:span><text:span text:style-name="_39_">i</text:span><text:span text:style-name="_33_">o</text:span><text:span text:style-name="_35_">n</text:span><text:span text:style-name="_37_"> </text:span><text:span text:style-name="_32_">g</text:span><text:span text:style-name="_36_">a</text:span><text:span text:style-name="_39_">m</text:span><text:span text:style-name="_32_">e</text:span><text:span text:style-name="_34_"> </text:span><text:span text:style-name="_39_">a</text:span><text:span text:style-name="_32_">s</text:span><text:span text:style-name="_34_"> </text:span><text:span text:style-name="_38_">a</text:span><text:span text:style-name="_31_"> </text:span><text:span text:style-name="_36_">b</text:span><text:span text:style-name="_38_">a</text:span><text:span text:style-name="_33_">s</text:span><text:span text:style-name="_36_">i</text:span><text:span text:style-name="_39_">s</text:span><text:span text:style-name="_31_"> </text:span><text:span text:style-name="_35_">f</text:span><text:span text:style-name="_38_">o</text:span><text:span text:style-name="_33_">r</text:span><text:span text:style-name="_34_"> </text:span><text:span text:style-name="_38_">d</text:span><text:span text:style-name="_32_">i</text:span><text:span text:style-name="_35_">s</text:span><text:span text:style-name="_39_">c</text:span><text:span text:style-name="_33_">u</text:span><text:span text:style-name="_35_">s</text:span><text:span text:style-name="_38_">s</text:span><text:span text:style-name="_33_">i</text:span><text:span text:style-name="_35_">o</text:span><text:span text:style-name="_39_">n</text:span><text:span text:style-name="_33_">,</text:span><text:span text:style-name="_34_"> </text:span><text:span text:style-name="_38_">T</text:span><text:span text:style-name="_32_">h</text:span><text:span text:style-name="_35_">o</text:span><text:span text:style-name="_38_">s</text:span><text:span text:style-name="_33_">e</text:span><text:span text:style-name="_34_"> </text:span><text:span text:style-name="_38_">w</text:span><text:span text:style-name="_32_">h</text:span><text:span text:style-name="_36_">o</text:span><text:span text:style-name="_37_"> </text:span><text:span text:style-name="_32_">b</text:span><text:span text:style-name="_36_">e</text:span><text:span text:style-name="_39_">l</text:span><text:span text:style-name="_32_">i</text:span><text:span text:style-name="_35_">e</text:span><text:span text:style-name="_39_">v</text:span><text:span text:style-name="_33_">e</text:span><text:span text:style-name="_34_"> </text:span><text:span text:style-name="_38_">i</text:span><text:span text:style-name="_32_">n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t</text:span><text:span text:style-name="_35_">w</text:span><text:span text:style-name="_38_">o</text:span><text:span text:style-name="_31_"> </text:span><text:span text:style-name="_36_">p</text:span><text:span text:style-name="_39_">r</text:span><text:span text:style-name="_32_">e</text:span><text:span text:style-name="_35_">v</text:span><text:span text:style-name="_39_">i</text:span><text:span text:style-name="_33_">o</text:span><text:span text:style-name="_36_">u</text:span><text:span text:style-name="_38_">s</text:span><text:span text:style-name="_31_"> </text:span><text:span text:style-name="_36_">o</text:span><text:span text:style-name="_38_">b</text:span><text:span text:style-name="_32_">j</text:span><text:span text:style-name="_36_">e</text:span><text:span text:style-name="_39_">c</text:span><text:span text:style-name="_33_">t</text:span><text:span text:style-name="_36_">i</text:span><text:span text:style-name="_39_">o</text:span><text:span text:style-name="_32_">n</text:span><text:span text:style-name="_35_">s</text:span><text:span text:style-name="_37_"> </text:span><text:span text:style-name="_33_">w</text:span><text:span text:style-name="_35_">o</text:span><text:span text:style-name="_39_">u</text:span><text:span text:style-name="_33_">l</text:span><text:span text:style-name="_35_">d</text:span><text:span text:style-name="_37_"> </text:span><text:span text:style-name="_32_">p</text:span><text:span text:style-name="_35_">r</text:span><text:span text:style-name="_39_">o</text:span><text:span text:style-name="_33_">b</text:span><text:span text:style-name="_35_">a</text:span><text:span text:style-name="_38_">b</text:span><text:span text:style-name="_33_">l</text:span><text:span text:style-name="_35_">y</text:span><text:span text:style-name="_37_"> </text:span><text:span text:style-name="_32_">n</text:span><text:span text:style-name="_36_">o</text:span><text:span text:style-name="_38_">t</text:span><text:span text:style-name="_31_"> </text:span><text:span text:style-name="_36_">b</text:span><text:span text:style-name="_38_">e</text:span><text:span text:style-name="_31_"> </text:span><text:span text:style-name="_35_">i</text:span><text:span text:style-name="_39_">n</text:span><text:span text:style-name="_32_">t</text:span><text:span text:style-name="_36_">e</text:span><text:span text:style-name="_38_">r</text:span><text:span text:style-name="_32_">e</text:span><text:span text:style-name="_35_">s</text:span><text:span text:style-name="_38_">t</text:span><text:span text:style-name="_33_">e</text:span><text:span text:style-name="_35_">d</text:span><text:span text:style-name="_37_"> </text:span><text:span text:style-name="_32_">i</text:span><text:span text:style-name="_35_">n</text:span><text:span text:style-name="_37_"> </text:span><text:span text:style-name="_32_">a</text:span><text:span text:style-name="_36_">n</text:span><text:span text:style-name="_38_">y</text:span><text:span text:style-name="_31_"> </text:span><text:span text:style-name="_36_">c</text:span><text:span text:style-name="_38_">r</text:span><text:span text:style-name="_33_">i</text:span><text:span text:style-name="_35_">t</text:span><text:span text:style-name="_38_">e</text:span><text:span text:style-name="_33_">r</text:span><text:span text:style-name="_36_">i</text:span><text:span text:style-name="_39_">a</text:span><text:span text:style-name="_33_">.</text:span></text:p>
      <text:p text:style-name="P1"><text:span text:style-name="_38_">(</text:span><text:span text:style-name="_32_">4</text:span><text:span text:style-name="_35_">)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A</text:span><text:span text:style-name="_38_">r</text:span><text:span text:style-name="_33_">g</text:span><text:span text:style-name="_35_">u</text:span><text:span text:style-name="_38_">m</text:span><text:span text:style-name="_33_">e</text:span><text:span text:style-name="_35_">n</text:span><text:span text:style-name="_38_">t</text:span><text:span text:style-name="_31_"> </text:span><text:span text:style-name="_35_">f</text:span><text:span text:style-name="_38_">r</text:span><text:span text:style-name="_32_">o</text:span><text:span text:style-name="_36_">m</text:span><text:span text:style-name="_37_"> </text:span><text:span text:style-name="_32_">C</text:span><text:span text:style-name="_36_">o</text:span><text:span text:style-name="_39_">n</text:span><text:span text:style-name="_33_">s</text:span><text:span text:style-name="_36_">c</text:span><text:span text:style-name="_38_">i</text:span><text:span text:style-name="_33_">o</text:span><text:span text:style-name="_35_">u</text:span><text:span text:style-name="_39_">s</text:span><text:span text:style-name="_33_">n</text:span><text:span text:style-name="_36_">e</text:span><text:span text:style-name="_38_">s</text:span><text:span text:style-name="_32_">s</text:span></text:p>
      <text:p text:style-name="P1"><text:span text:style-name="_39_">T</text:span><text:span text:style-name="_33_">h</text:span><text:span text:style-name="_36_">i</text:span><text:span text:style-name="_38_">s</text:span><text:span text:style-name="_31_"> </text:span><text:span text:style-name="_35_">a</text:span><text:span text:style-name="_38_">r</text:span><text:span text:style-name="_33_">g</text:span><text:span text:style-name="_36_">u</text:span><text:span text:style-name="_39_">m</text:span><text:span text:style-name="_32_">e</text:span><text:span text:style-name="_36_">n</text:span><text:span text:style-name="_38_">t</text:span><text:span text:style-name="_31_"> </text:span><text:span text:style-name="_36_">i</text:span><text:span text:style-name="_39_">s</text:span><text:span text:style-name="_31_"> </text:span><text:span text:style-name="_36_">v</text:span><text:span text:style-name="_38_">e</text:span><text:span text:style-name="_33_">r</text:span><text:span text:style-name="_35_">y</text:span><text:span text:style-name="_39_">,</text:span><text:span text:style-name="_31_"> </text:span><text:span text:style-name="_36_">w</text:span><text:span text:style-name="_39_">e</text:span><text:span text:style-name="_32_">l</text:span><text:span text:style-name="_35_">l</text:span><text:span text:style-name="_37_"> </text:span><text:span text:style-name="_33_">e</text:span><text:span text:style-name="_36_">x</text:span><text:span text:style-name="_39_">p</text:span><text:span text:style-name="_33_">r</text:span><text:span text:style-name="_35_">e</text:span><text:span text:style-name="_38_">s</text:span><text:span text:style-name="_33_">s</text:span><text:span text:style-name="_35_">e</text:span><text:span text:style-name="_39_">d</text:span><text:span text:style-name="_31_"> </text:span><text:span text:style-name="_36_">i</text:span><text:span text:style-name="_39_">n</text:span><text:span text:style-name="_31_"> </text:span><text:span text:style-name="_36_">P</text:span><text:span text:style-name="_38_">r</text:span><text:span text:style-name="_32_">o</text:span><text:span text:style-name="_35_">f</text:span><text:span text:style-name="_39_">e</text:span><text:span text:style-name="_32_">s</text:span><text:span text:style-name="_35_">s</text:span><text:span text:style-name="_38_">o</text:span><text:span text:style-name="_32_">r</text:span><text:span text:style-name="_34_"> </text:span><text:span text:style-name="_38_">J</text:span><text:span text:style-name="_32_">e</text:span><text:span text:style-name="_36_">f</text:span><text:span text:style-name="_38_">f</text:span><text:span text:style-name="_32_">e</text:span><text:span text:style-name="_35_">r</text:span><text:span text:style-name="_39_">s</text:span><text:span text:style-name="_33_">o</text:span><text:span text:style-name="_35_">n</text:span><text:span text:style-name="_38_">'</text:span><text:span text:style-name="_32_">s</text:span><text:span text:style-name="_34_"> </text:span><text:span text:style-name="_39_">L</text:span><text:span text:style-name="_32_">i</text:span><text:span text:style-name="_36_">s</text:span><text:span text:style-name="_38_">t</text:span><text:span text:style-name="_32_">e</text:span><text:span text:style-name="_36_">r</text:span><text:span text:style-name="_37_"> </text:span><text:span text:style-name="_32_">O</text:span><text:span text:style-name="_36_">r</text:span><text:span text:style-name="_39_">a</text:span><text:span text:style-name="_33_">t</text:span><text:span text:style-name="_35_">i</text:span><text:span text:style-name="_38_">o</text:span><text:span text:style-name="_33_">n</text:span><text:span text:style-name="_34_"> </text:span><text:span text:style-name="_39_">f</text:span><text:span text:style-name="_33_">o</text:span><text:span text:style-name="_35_">r</text:span><text:span text:style-name="_37_"> </text:span><text:span text:style-name="_32_">1</text:span><text:span text:style-name="_35_">9</text:span><text:span text:style-name="_38_">4</text:span><text:span text:style-name="_33_">9</text:span><text:span text:style-name="_35_">,</text:span><text:span text:style-name="_37_"> </text:span><text:span text:style-name="_32_">f</text:span><text:span text:style-name="_35_">r</text:span><text:span text:style-name="_39_">o</text:span><text:span text:style-name="_33_">m</text:span><text:span text:style-name="_34_"> </text:span><text:span text:style-name="_39_">w</text:span><text:span text:style-name="_33_">h</text:span><text:span text:style-name="_36_">i</text:span><text:span text:style-name="_39_">c</text:span><text:span text:style-name="_33_">h</text:span><text:span text:style-name="_34_"> </text:span><text:span text:style-name="_38_">I</text:span><text:span text:style-name="_31_"> </text:span><text:span text:style-name="_36_">q</text:span><text:span text:style-name="_38_">u</text:span><text:span text:style-name="_32_">o</text:span><text:span text:style-name="_36_">t</text:span><text:span text:style-name="_39_">e</text:span><text:span text:style-name="_32_">.</text:span><text:span text:style-name="_34_"> </text:span><text:span text:style-name="_39_">"</text:span><text:span text:style-name="_33_">N</text:span><text:span text:style-name="_35_">o</text:span><text:span text:style-name="_39_">t</text:span><text:span text:style-name="_31_"> </text:span><text:span text:style-name="_35_">u</text:span><text:span text:style-name="_39_">n</text:span><text:span text:style-name="_33_">t</text:span><text:span text:style-name="_36_">i</text:span><text:span text:style-name="_39_">l</text:span><text:span text:style-name="_31_"> </text:span><text:span text:style-name="_35_">a</text:span><text:span text:style-name="_37_"> </text:span><text:span text:style-name="_32_">m</text:span><text:span text:style-name="_35_">a</text:span><text:span text:style-name="_38_">c</text:span><text:span text:style-name="_33_">h</text:span><text:span text:style-name="_36_">i</text:span><text:span text:style-name="_38_">n</text:span><text:span text:style-name="_33_">e</text:span><text:span text:style-name="_34_"> </text:span><text:span text:style-name="_39_">c</text:span><text:span text:style-name="_32_">a</text:span><text:span text:style-name="_36_">n</text:span><text:span text:style-name="_37_"> </text:span><text:span text:style-name="_33_">w</text:span><text:span text:style-name="_35_">r</text:span><text:span text:style-name="_39_">i</text:span><text:span text:style-name="_33_">t</text:span><text:span text:style-name="_35_">e</text:span><text:span text:style-name="_37_"> </text:span><text:span text:style-name="_33_">a</text:span><text:span text:style-name="_34_"> </text:span><text:span text:style-name="_38_">s</text:span><text:span text:style-name="_32_">o</text:span><text:span text:style-name="_36_">n</text:span><text:span text:style-name="_39_">n</text:span><text:span text:style-name="_33_">e</text:span><text:span text:style-name="_35_">t</text:span><text:span text:style-name="_37_"> </text:span><text:span text:style-name="_33_">o</text:span><text:span text:style-name="_35_">r</text:span><text:span text:style-name="_37_"> </text:span><text:span text:style-name="_32_">c</text:span><text:span text:style-name="_35_">o</text:span><text:span text:style-name="_39_">m</text:span><text:span text:style-name="_32_">p</text:span><text:span text:style-name="_35_">o</text:span><text:span text:style-name="_39_">s</text:span><text:span text:style-name="_32_">e</text:span><text:span text:style-name="_34_"> </text:span><text:span text:style-name="_39_">a</text:span><text:span text:style-name="_31_"> </text:span><text:span text:style-name="_35_">c</text:span><text:span text:style-name="_39_">o</text:span><text:span text:style-name="_33_">n</text:span><text:span text:style-name="_35_">c</text:span><text:span text:style-name="_39_">e</text:span><text:span text:style-name="_32_">r</text:span><text:span text:style-name="_36_">t</text:span><text:span text:style-name="_38_">o</text:span><text:span text:style-name="_31_"> </text:span><text:span text:style-name="_35_">b</text:span><text:span text:style-name="_39_">e</text:span><text:span text:style-name="_32_">c</text:span><text:span text:style-name="_36_">a</text:span><text:span text:style-name="_38_">u</text:span><text:span text:style-name="_32_">s</text:span><text:span text:style-name="_36_">e</text:span><text:span text:style-name="_37_"> </text:span><text:span text:style-name="_33_">o</text:span><text:span text:style-name="_35_">f</text:span><text:span text:style-name="_37_"> </text:span><text:span text:style-name="_33_">t</text:span><text:span text:style-name="_35_">h</text:span><text:span text:style-name="_39_">o</text:span><text:span text:style-name="_32_">u</text:span><text:span text:style-name="_35_">g</text:span><text:span text:style-name="_38_">h</text:span><text:span text:style-name="_33_">t</text:span><text:span text:style-name="_36_">s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e</text:span><text:span text:style-name="_38_">m</text:span><text:span text:style-name="_33_">o</text:span><text:span text:style-name="_35_">t</text:span><text:span text:style-name="_38_">i</text:span><text:span text:style-name="_32_">o</text:span><text:span text:style-name="_36_">n</text:span><text:span text:style-name="_38_">s</text:span><text:span text:style-name="_31_"> </text:span><text:span text:style-name="_35_">f</text:span><text:span text:style-name="_38_">e</text:span><text:span text:style-name="_33_">l</text:span><text:span text:style-name="_36_">t</text:span><text:span text:style-name="_39_">,</text:span><text:span text:style-name="_31_"> </text:span><text:span text:style-name="_35_">a</text:span><text:span text:style-name="_39_">n</text:span><text:span text:style-name="_32_">d</text:span><text:span text:style-name="_34_"> </text:span><text:span text:style-name="_39_">n</text:span><text:span text:style-name="_33_">o</text:span><text:span text:style-name="_36_">t</text:span><text:span text:style-name="_37_"> </text:span><text:span text:style-name="_33_">b</text:span><text:span text:style-name="_36_">y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c</text:span><text:span text:style-name="_39_">h</text:span><text:span text:style-name="_33_">a</text:span><text:span text:style-name="_36_">n</text:span><text:span text:style-name="_39_">c</text:span><text:span text:style-name="_32_">e</text:span><text:span text:style-name="_34_"> </text:span><text:span text:style-name="_39_">f</text:span><text:span text:style-name="_33_">a</text:span><text:span text:style-name="_36_">l</text:span><text:span text:style-name="_39_">l</text:span><text:span text:style-name="_31_"> </text:span><text:span text:style-name="_36_">o</text:span><text:span text:style-name="_38_">f</text:span><text:span text:style-name="_31_"> </text:span><text:span text:style-name="_35_">s</text:span><text:span text:style-name="_38_">y</text:span><text:span text:style-name="_33_">m</text:span><text:span text:style-name="_36_">b</text:span><text:span text:style-name="_38_">o</text:span><text:span text:style-name="_33_">l</text:span><text:span text:style-name="_35_">s</text:span><text:span text:style-name="_39_">,</text:span><text:span text:style-name="_31_"> </text:span><text:span text:style-name="_36_">c</text:span><text:span text:style-name="_39_">o</text:span><text:span text:style-name="_33_">u</text:span><text:span text:style-name="_35_">l</text:span><text:span text:style-name="_38_">d</text:span><text:span text:style-name="_31_"> </text:span><text:span text:style-name="_35_">w</text:span><text:span text:style-name="_39_">e</text:span><text:span text:style-name="_31_"> </text:span><text:span text:style-name="_35_">a</text:span><text:span text:style-name="_39_">g</text:span><text:span text:style-name="_32_">r</text:span><text:span text:style-name="_36_">e</text:span><text:span text:style-name="_39_">e</text:span><text:span text:style-name="_31_"> </text:span><text:span text:style-name="_35_">t</text:span><text:span text:style-name="_39_">h</text:span><text:span text:style-name="_33_">a</text:span><text:span text:style-name="_35_">t</text:span><text:span text:style-name="_37_"> </text:span><text:span text:style-name="_33_">m</text:span><text:span text:style-name="_35_">a</text:span><text:span text:style-name="_38_">c</text:span><text:span text:style-name="_32_">h</text:span><text:span text:style-name="_35_">i</text:span><text:span text:style-name="_38_">n</text:span><text:span text:style-name="_32_">e</text:span><text:span text:style-name="_34_"> </text:span><text:span text:style-name="_39_">e</text:span><text:span text:style-name="_32_">q</text:span><text:span text:style-name="_35_">u</text:span><text:span text:style-name="_39_">a</text:span><text:span text:style-name="_32_">l</text:span><text:span text:style-name="_36_">s</text:span><text:span text:style-name="_37_"> </text:span><text:span text:style-name="_32_">b</text:span><text:span text:style-name="_36_">r</text:span><text:span text:style-name="_39_">a</text:span><text:span text:style-name="_32_">i</text:span><text:span text:style-name="_35_">n</text:span>-<text:span text:style-name="_33_">t</text:span><text:span text:style-name="_36_">h</text:span><text:span text:style-name="_39_">a</text:span><text:span text:style-name="_32_">t</text:span><text:span text:style-name="_34_"> </text:span><text:span text:style-name="_39_">i</text:span><text:span text:style-name="_32_">s</text:span><text:span text:style-name="_36_">,</text:span><text:span text:style-name="_37_"> </text:span><text:span text:style-name="_33_">n</text:span><text:span text:style-name="_35_">o</text:span><text:span text:style-name="_39_">t</text:span><text:span text:style-name="_31_"> </text:span><text:span text:style-name="_35_">o</text:span><text:span text:style-name="_39_">n</text:span><text:span text:style-name="_32_">l</text:span><text:span text:style-name="_36_">y</text:span><text:span text:style-name="_37_"> </text:span><text:span text:style-name="_32_">w</text:span><text:span text:style-name="_36_">r</text:span><text:span text:style-name="_39_">i</text:span><text:span text:style-name="_32_">t</text:span><text:span text:style-name="_36_">e</text:span><text:span text:style-name="_37_"> </text:span><text:span text:style-name="_32_">i</text:span><text:span text:style-name="_35_">t</text:span><text:span text:style-name="_37_"> </text:span><text:span text:style-name="_33_">b</text:span><text:span text:style-name="_36_">u</text:span><text:span text:style-name="_39_">t</text:span><text:span text:style-name="_31_"> </text:span><text:span text:style-name="_36_">k</text:span><text:span text:style-name="_39_">n</text:span><text:span text:style-name="_32_">o</text:span><text:span text:style-name="_35_">w</text:span><text:span text:style-name="_37_"> </text:span><text:span text:style-name="_32_">t</text:span><text:span text:style-name="_36_">h</text:span><text:span text:style-name="_39_">a</text:span><text:span text:style-name="_32_">t</text:span><text:span text:style-name="_34_"> </text:span><text:span text:style-name="_38_">i</text:span><text:span text:style-name="_33_">t</text:span><text:span text:style-name="_34_"> </text:span><text:span text:style-name="_39_">h</text:span><text:span text:style-name="_33_">a</text:span><text:span text:style-name="_35_">d</text:span><text:span text:style-name="_37_"> </text:span><text:span text:style-name="_33_">w</text:span><text:span text:style-name="_36_">r</text:span><text:span text:style-name="_39_">i</text:span><text:span text:style-name="_32_">t</text:span><text:span text:style-name="_35_">t</text:span><text:span text:style-name="_38_">e</text:span><text:span text:style-name="_33_">n</text:span><text:span text:style-name="_34_"> </text:span><text:span text:style-name="_38_">i</text:span><text:span text:style-name="_32_">t</text:span><text:span text:style-name="_36_">.</text:span><text:span text:style-name="_37_"> </text:span><text:soft-page-break/><text:span text:style-name="_32_">N</text:span><text:span text:style-name="_36_">o</text:span><text:span text:style-name="_37_"> </text:span><text:span text:style-name="_33_">m</text:span><text:span text:style-name="_35_">e</text:span><text:span text:style-name="_38_">c</text:span><text:span text:style-name="_32_">h</text:span><text:span text:style-name="_36_">a</text:span><text:span text:style-name="_38_">n</text:span><text:span text:style-name="_32_">i</text:span><text:span text:style-name="_36_">s</text:span><text:span text:style-name="_38_">m</text:span><text:span text:style-name="_31_"> </text:span><text:span text:style-name="_35_">c</text:span><text:span text:style-name="_39_">o</text:span><text:span text:style-name="_32_">u</text:span><text:span text:style-name="_36_">l</text:span><text:span text:style-name="_39_">d</text:span><text:span text:style-name="_31_"> </text:span><text:span text:style-name="_36_">f</text:span><text:span text:style-name="_38_">e</text:span><text:span text:style-name="_32_">e</text:span><text:span text:style-name="_36_">l</text:span><text:span text:style-name="_37_"> </text:span><text:span text:style-name="_32_">(</text:span><text:span text:style-name="_35_">a</text:span><text:span text:style-name="_39_">n</text:span><text:span text:style-name="_32_">d</text:span><text:span text:style-name="_34_"> </text:span><text:span text:style-name="_38_">n</text:span><text:span text:style-name="_33_">o</text:span><text:span text:style-name="_36_">t</text:span><text:span text:style-name="_37_"> </text:span><text:span text:style-name="_33_">m</text:span><text:span text:style-name="_36_">e</text:span><text:span text:style-name="_38_">r</text:span><text:span text:style-name="_33_">e</text:span><text:span text:style-name="_35_">l</text:span><text:span text:style-name="_39_">y</text:span><text:span text:style-name="_31_"> </text:span><text:span text:style-name="_35_">a</text:span><text:span text:style-name="_38_">r</text:span><text:span text:style-name="_33_">t</text:span><text:span text:style-name="_35_">i</text:span><text:span text:style-name="_39_">f</text:span><text:span text:style-name="_33_">i</text:span><text:span text:style-name="_36_">c</text:span><text:span text:style-name="_38_">i</text:span><text:span text:style-name="_32_">a</text:span><text:span text:style-name="_35_">l</text:span><text:span text:style-name="_38_">l</text:span><text:span text:style-name="_32_">y</text:span><text:span text:style-name="_34_"> </text:span><text:span text:style-name="_38_">s</text:span><text:span text:style-name="_32_">i</text:span><text:span text:style-name="_35_">g</text:span><text:span text:style-name="_38_">n</text:span><text:span text:style-name="_32_">a</text:span><text:span text:style-name="_36_">l</text:span><text:span text:style-name="_39_">,</text:span><text:span text:style-name="_31_"> </text:span><text:span text:style-name="_35_">a</text:span><text:span text:style-name="_39_">n</text:span><text:span text:style-name="_31_"> </text:span><text:span text:style-name="_36_">e</text:span><text:span text:style-name="_39_">a</text:span><text:span text:style-name="_32_">s</text:span><text:span text:style-name="_36_">y</text:span><text:span text:style-name="_37_"> </text:span><text:span text:style-name="_33_">c</text:span><text:span text:style-name="_36_">o</text:span><text:span text:style-name="_39_">n</text:span><text:span text:style-name="_32_">t</text:span><text:span text:style-name="_35_">r</text:span><text:span text:style-name="_39_">i</text:span><text:span text:style-name="_32_">v</text:span><text:span text:style-name="_35_">a</text:span><text:span text:style-name="_38_">n</text:span><text:span text:style-name="_33_">c</text:span><text:span text:style-name="_36_">e</text:span><text:span text:style-name="_38_">)</text:span><text:span text:style-name="_31_"> </text:span><text:span text:style-name="_35_">p</text:span><text:span text:style-name="_38_">l</text:span><text:span text:style-name="_33_">e</text:span><text:span text:style-name="_35_">a</text:span><text:span text:style-name="_38_">s</text:span><text:span text:style-name="_33_">u</text:span><text:span text:style-name="_36_">r</text:span><text:span text:style-name="_39_">e</text:span><text:span text:style-name="_31_"> </text:span><text:span text:style-name="_36_">a</text:span><text:span text:style-name="_38_">t</text:span><text:span text:style-name="_31_"> </text:span><text:span text:style-name="_35_">i</text:span><text:span text:style-name="_39_">t</text:span><text:span text:style-name="_32_">s</text:span><text:span text:style-name="_34_"> </text:span><text:span text:style-name="_38_">s</text:span><text:span text:style-name="_32_">u</text:span><text:span text:style-name="_36_">c</text:span><text:span text:style-name="_38_">c</text:span><text:span text:style-name="_33_">e</text:span><text:span text:style-name="_36_">s</text:span><text:span text:style-name="_38_">s</text:span><text:span text:style-name="_32_">e</text:span><text:span text:style-name="_35_">s</text:span><text:span text:style-name="_38_">,</text:span><text:span text:style-name="_31_"> </text:span><text:span text:style-name="_35_">g</text:span><text:span text:style-name="_39_">r</text:span><text:span text:style-name="_33_">i</text:span><text:span text:style-name="_36_">e</text:span><text:span text:style-name="_38_">f</text:span><text:span text:style-name="_31_"> </text:span><text:span text:style-name="_35_">w</text:span><text:span text:style-name="_38_">h</text:span><text:span text:style-name="_33_">e</text:span><text:span text:style-name="_36_">n</text:span><text:span text:style-name="_37_"> </text:span><text:span text:style-name="_32_">i</text:span><text:span text:style-name="_35_">t</text:span><text:span text:style-name="_39_">s</text:span><text:span text:style-name="_31_"> </text:span><text:span text:style-name="_35_">v</text:span><text:span text:style-name="_39_">a</text:span><text:span text:style-name="_33_">l</text:span><text:span text:style-name="_36_">v</text:span><text:span text:style-name="_38_">e</text:span><text:span text:style-name="_33_">s</text:span><text:span text:style-name="_34_"> </text:span><text:span text:style-name="_38_">f</text:span><text:span text:style-name="_32_">u</text:span><text:span text:style-name="_35_">s</text:span><text:span text:style-name="_38_">e</text:span><text:span text:style-name="_32_">,</text:span><text:span text:style-name="_34_"> </text:span><text:span text:style-name="_39_">b</text:span><text:span text:style-name="_32_">e</text:span><text:span text:style-name="_34_"> </text:span><text:span text:style-name="_39_">w</text:span><text:span text:style-name="_32_">a</text:span><text:span text:style-name="_36_">r</text:span><text:span text:style-name="_38_">m</text:span><text:span text:style-name="_32_">e</text:span><text:span text:style-name="_35_">d</text:span><text:span text:style-name="_37_"> </text:span><text:span text:style-name="_32_">b</text:span><text:span text:style-name="_36_">y</text:span><text:span text:style-name="_37_"> </text:span><text:span text:style-name="_32_">f</text:span><text:span text:style-name="_36_">l</text:span><text:span text:style-name="_39_">a</text:span><text:span text:style-name="_33_">t</text:span><text:span text:style-name="_36_">t</text:span><text:span text:style-name="_38_">e</text:span><text:span text:style-name="_33_">r</text:span><text:span text:style-name="_36_">y</text:span><text:span text:style-name="_39_">,</text:span><text:span text:style-name="_31_"> </text:span><text:span text:style-name="_36_">b</text:span><text:span text:style-name="_39_">e</text:span><text:span text:style-name="_31_"> </text:span><text:span text:style-name="_36_">m</text:span><text:span text:style-name="_39_">a</text:span><text:span text:style-name="_33_">d</text:span><text:span text:style-name="_35_">e</text:span><text:span text:style-name="_37_"> </text:span><text:span text:style-name="_33_">m</text:span><text:span text:style-name="_36_">i</text:span><text:span text:style-name="_39_">s</text:span><text:span text:style-name="_32_">e</text:span><text:span text:style-name="_36_">r</text:span><text:span text:style-name="_38_">a</text:span><text:span text:style-name="_33_">b</text:span><text:span text:style-name="_35_">l</text:span><text:span text:style-name="_39_">e</text:span><text:span text:style-name="_31_"> </text:span><text:span text:style-name="_36_">b</text:span><text:span text:style-name="_39_">y</text:span><text:span text:style-name="_31_"> </text:span><text:span text:style-name="_36_">i</text:span><text:span text:style-name="_38_">t</text:span><text:span text:style-name="_32_">s</text:span><text:span text:style-name="_34_"> </text:span><text:span text:style-name="_38_">m</text:span><text:span text:style-name="_32_">i</text:span><text:span text:style-name="_35_">s</text:span><text:span text:style-name="_38_">t</text:span><text:span text:style-name="_32_">a</text:span><text:span text:style-name="_36_">k</text:span><text:span text:style-name="_39_">e</text:span><text:span text:style-name="_33_">s</text:span><text:span text:style-name="_35_">,</text:span><text:span text:style-name="_37_"> </text:span><text:span text:style-name="_33_">b</text:span><text:span text:style-name="_35_">e</text:span><text:span text:style-name="_37_"> </text:span><text:span text:style-name="_32_">c</text:span><text:span text:style-name="_35_">h</text:span><text:span text:style-name="_38_">a</text:span><text:span text:style-name="_33_">r</text:span><text:span text:style-name="_35_">m</text:span><text:span text:style-name="_38_">e</text:span><text:span text:style-name="_33_">d</text:span><text:span text:style-name="_34_"> </text:span><text:span text:style-name="_39_">b</text:span><text:span text:style-name="_32_">y</text:span><text:span text:style-name="_34_"> </text:span><text:span text:style-name="_39_">s</text:span><text:span text:style-name="_32_">e</text:span><text:span text:style-name="_35_">x</text:span><text:span text:style-name="_39_">,</text:span><text:span text:style-name="_31_"> </text:span><text:span text:style-name="_35_">b</text:span><text:span text:style-name="_39_">e</text:span><text:span text:style-name="_31_"> </text:span><text:span text:style-name="_35_">a</text:span><text:span text:style-name="_38_">n</text:span><text:span text:style-name="_33_">g</text:span><text:span text:style-name="_35_">r</text:span><text:span text:style-name="_39_">y</text:span><text:span text:style-name="_31_"> </text:span><text:span text:style-name="_35_">o</text:span><text:span text:style-name="_38_">r</text:span><text:span text:style-name="_31_"> </text:span><text:span text:style-name="_36_">d</text:span><text:span text:style-name="_39_">e</text:span><text:span text:style-name="_33_">p</text:span><text:span text:style-name="_35_">r</text:span><text:span text:style-name="_39_">e</text:span><text:span text:style-name="_32_">s</text:span><text:span text:style-name="_35_">s</text:span><text:span text:style-name="_38_">e</text:span><text:span text:style-name="_32_">d</text:span><text:span text:style-name="_34_"> </text:span><text:span text:style-name="_38_">w</text:span><text:span text:style-name="_33_">h</text:span><text:span text:style-name="_35_">e</text:span><text:span text:style-name="_38_">n</text:span><text:span text:style-name="_31_"> </text:span><text:span text:style-name="_36_">i</text:span><text:span text:style-name="_38_">t</text:span><text:span text:style-name="_31_"> </text:span><text:span text:style-name="_35_">c</text:span><text:span text:style-name="_38_">a</text:span><text:span text:style-name="_32_">n</text:span><text:span text:style-name="_35_">n</text:span><text:span text:style-name="_38_">o</text:span><text:span text:style-name="_33_">t</text:span><text:span text:style-name="_34_"> </text:span><text:span text:style-name="_38_">g</text:span><text:span text:style-name="_32_">e</text:span><text:span text:style-name="_36_">t</text:span><text:span text:style-name="_37_"> </text:span><text:span text:style-name="_33_">w</text:span><text:span text:style-name="_35_">h</text:span><text:span text:style-name="_39_">a</text:span><text:span text:style-name="_33_">t</text:span><text:span text:style-name="_34_"> </text:span><text:span text:style-name="_38_">i</text:span><text:span text:style-name="_33_">t</text:span><text:span text:style-name="_34_"> </text:span><text:span text:style-name="_39_">w</text:span><text:span text:style-name="_32_">a</text:span><text:span text:style-name="_36_">n</text:span><text:span text:style-name="_38_">t</text:span><text:span text:style-name="_32_">s</text:span><text:span text:style-name="_36_">.</text:span><text:span text:style-name="_39_">"</text:span></text:p>
      <text:p text:style-name="P1"><text:span text:style-name="_36_">T</text:span><text:span text:style-name="_38_">h</text:span><text:span text:style-name="_33_">i</text:span><text:span text:style-name="_36_">s</text:span><text:span text:style-name="_37_"> </text:span><text:span text:style-name="_33_">a</text:span><text:span text:style-name="_35_">r</text:span><text:span text:style-name="_39_">g</text:span><text:span text:style-name="_32_">u</text:span><text:span text:style-name="_35_">m</text:span><text:span text:style-name="_39_">e</text:span><text:span text:style-name="_32_">n</text:span><text:span text:style-name="_35_">t</text:span><text:span text:style-name="_37_"> </text:span><text:span text:style-name="_33_">a</text:span><text:span text:style-name="_36_">p</text:span><text:span text:style-name="_39_">p</text:span><text:span text:style-name="_33_">e</text:span><text:span text:style-name="_35_">a</text:span><text:span text:style-name="_39_">r</text:span><text:span text:style-name="_32_">s</text:span><text:span text:style-name="_34_"> </text:span><text:span text:style-name="_38_">t</text:span><text:span text:style-name="_33_">o</text:span><text:span text:style-name="_34_"> </text:span><text:span text:style-name="_38_">b</text:span><text:span text:style-name="_33_">e</text:span><text:span text:style-name="_34_"> </text:span><text:span text:style-name="_39_">a</text:span><text:span text:style-name="_31_"> </text:span><text:span text:style-name="_36_">d</text:span><text:span text:style-name="_39_">e</text:span><text:span text:style-name="_33_">n</text:span><text:span text:style-name="_36_">i</text:span><text:span text:style-name="_38_">a</text:span><text:span text:style-name="_33_">l</text:span><text:span text:style-name="_34_"> </text:span><text:span text:style-name="_38_">o</text:span><text:span text:style-name="_32_">f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v</text:span><text:span text:style-name="_36_">a</text:span><text:span text:style-name="_38_">l</text:span><text:span text:style-name="_33_">i</text:span><text:span text:style-name="_36_">d</text:span><text:span text:style-name="_39_">i</text:span><text:span text:style-name="_33_">t</text:span><text:span text:style-name="_35_">y</text:span><text:span text:style-name="_37_"> </text:span><text:span text:style-name="_32_">o</text:span><text:span text:style-name="_35_">f</text:span><text:span text:style-name="_37_"> </text:span><text:span text:style-name="_33_">o</text:span><text:span text:style-name="_36_">u</text:span><text:span text:style-name="_39_">r</text:span><text:span text:style-name="_31_"> </text:span><text:span text:style-name="_36_">t</text:span><text:span text:style-name="_39_">e</text:span><text:span text:style-name="_33_">s</text:span><text:span text:style-name="_35_">t</text:span><text:span text:style-name="_39_">.</text:span><text:span text:style-name="_31_"> </text:span><text:span text:style-name="_35_">A</text:span><text:span text:style-name="_39_">c</text:span><text:span text:style-name="_33_">c</text:span><text:span text:style-name="_35_">o</text:span><text:span text:style-name="_39_">r</text:span><text:span text:style-name="_33_">d</text:span><text:span text:style-name="_36_">i</text:span><text:span text:style-name="_39_">n</text:span><text:span text:style-name="_33_">g</text:span><text:span text:style-name="_34_"> </text:span><text:span text:style-name="_38_">t</text:span><text:span text:style-name="_33_">o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m</text:span><text:span text:style-name="_35_">o</text:span><text:span text:style-name="_38_">s</text:span><text:span text:style-name="_32_">t</text:span><text:span text:style-name="_34_"> </text:span><text:span text:style-name="_39_">e</text:span><text:span text:style-name="_33_">x</text:span><text:span text:style-name="_36_">t</text:span><text:span text:style-name="_38_">r</text:span><text:span text:style-name="_32_">e</text:span><text:span text:style-name="_36_">m</text:span><text:span text:style-name="_39_">e</text:span><text:span text:style-name="_31_"> </text:span><text:span text:style-name="_35_">f</text:span><text:span text:style-name="_39_">o</text:span><text:span text:style-name="_33_">r</text:span><text:span text:style-name="_36_">m</text:span><text:span text:style-name="_37_"> </text:span><text:span text:style-name="_33_">o</text:span><text:span text:style-name="_36_">f</text:span><text:span text:style-name="_37_"> </text:span><text:span text:style-name="_32_">t</text:span><text:span text:style-name="_36_">h</text:span><text:span text:style-name="_39_">i</text:span><text:span text:style-name="_32_">s</text:span><text:span text:style-name="_34_"> </text:span><text:span text:style-name="_39_">v</text:span><text:span text:style-name="_33_">i</text:span><text:span text:style-name="_35_">e</text:span><text:span text:style-name="_39_">w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o</text:span><text:span text:style-name="_33_">n</text:span><text:span text:style-name="_35_">l</text:span><text:span text:style-name="_38_">y</text:span><text:span text:style-name="_31_"> </text:span><text:span text:style-name="_35_">w</text:span><text:span text:style-name="_39_">a</text:span><text:span text:style-name="_33_">y</text:span><text:span text:style-name="_34_"> </text:span><text:span text:style-name="_38_">b</text:span><text:span text:style-name="_33_">y</text:span><text:span text:style-name="_34_"> </text:span><text:span text:style-name="_39_">w</text:span><text:span text:style-name="_32_">h</text:span><text:span text:style-name="_36_">i</text:span><text:span text:style-name="_38_">c</text:span><text:span text:style-name="_33_">h</text:span><text:span text:style-name="_34_"> </text:span><text:span text:style-name="_38_">o</text:span><text:span text:style-name="_32_">n</text:span><text:span text:style-name="_36_">e</text:span><text:span text:style-name="_37_"> </text:span><text:span text:style-name="_33_">c</text:span><text:span text:style-name="_35_">o</text:span><text:span text:style-name="_38_">u</text:span><text:span text:style-name="_33_">l</text:span><text:span text:style-name="_36_">d</text:span><text:span text:style-name="_37_"> </text:span><text:span text:style-name="_33_">b</text:span><text:span text:style-name="_35_">e</text:span><text:span text:style-name="_37_"> </text:span><text:span text:style-name="_32_">s</text:span><text:span text:style-name="_35_">u</text:span><text:span text:style-name="_38_">r</text:span><text:span text:style-name="_33_">e</text:span><text:span text:style-name="_34_"> </text:span><text:span text:style-name="_38_">t</text:span><text:span text:style-name="_32_">h</text:span><text:span text:style-name="_36_">a</text:span><text:span text:style-name="_39_">t</text:span><text:span text:style-name="_31_"> </text:span><text:span text:style-name="_35_">m</text:span><text:span text:style-name="_38_">a</text:span><text:span text:style-name="_32_">c</text:span><text:span text:style-name="_36_">h</text:span><text:span text:style-name="_38_">i</text:span><text:span text:style-name="_32_">n</text:span><text:span text:style-name="_35_">e</text:span><text:span text:style-name="_37_"> </text:span><text:span text:style-name="_32_">t</text:span><text:span text:style-name="_35_">h</text:span><text:span text:style-name="_39_">i</text:span><text:span text:style-name="_32_">n</text:span><text:span text:style-name="_36_">k</text:span><text:span text:style-name="_38_">s</text:span><text:span text:style-name="_31_"> </text:span><text:span text:style-name="_35_">i</text:span><text:span text:style-name="_39_">s</text:span><text:span text:style-name="_31_"> </text:span><text:span text:style-name="_35_">t</text:span><text:span text:style-name="_39_">o</text:span><text:span text:style-name="_31_"> </text:span><text:span text:style-name="_36_">b</text:span><text:span text:style-name="_39_">e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m</text:span><text:span text:style-name="_33_">a</text:span><text:span text:style-name="_35_">c</text:span><text:span text:style-name="_39_">h</text:span><text:span text:style-name="_33_">i</text:span><text:span text:style-name="_35_">n</text:span><text:span text:style-name="_38_">e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t</text:span><text:span text:style-name="_32_">o</text:span><text:span text:style-name="_34_"> </text:span><text:span text:style-name="_39_">f</text:span><text:span text:style-name="_33_">e</text:span><text:span text:style-name="_35_">e</text:span><text:span text:style-name="_39_">l</text:span><text:span text:style-name="_31_"> </text:span><text:span text:style-name="_36_">o</text:span><text:span text:style-name="_38_">n</text:span><text:span text:style-name="_32_">e</text:span><text:span text:style-name="_36_">s</text:span><text:span text:style-name="_38_">e</text:span><text:span text:style-name="_32_">l</text:span><text:span text:style-name="_36_">f</text:span><text:span text:style-name="_37_"> </text:span><text:span text:style-name="_33_">t</text:span><text:span text:style-name="_36_">h</text:span><text:span text:style-name="_39_">i</text:span><text:span text:style-name="_33_">n</text:span><text:span text:style-name="_36_">k</text:span><text:span text:style-name="_38_">i</text:span><text:span text:style-name="_33_">n</text:span><text:span text:style-name="_36_">g</text:span><text:span text:style-name="_39_">.</text:span><text:span text:style-name="_31_"> </text:span><text:span text:style-name="_35_">O</text:span><text:span text:style-name="_38_">n</text:span><text:span text:style-name="_32_">e</text:span><text:span text:style-name="_34_"> </text:span><text:span text:style-name="_38_">c</text:span><text:span text:style-name="_32_">o</text:span><text:span text:style-name="_35_">u</text:span><text:span text:style-name="_38_">l</text:span><text:span text:style-name="_32_">d</text:span><text:span text:style-name="_34_"> </text:span><text:span text:style-name="_38_">t</text:span><text:span text:style-name="_32_">h</text:span><text:span text:style-name="_36_">e</text:span><text:span text:style-name="_39_">n</text:span><text:span text:style-name="_31_"> </text:span><text:span text:style-name="_35_">d</text:span><text:span text:style-name="_39_">e</text:span><text:span text:style-name="_32_">s</text:span><text:span text:style-name="_36_">c</text:span><text:span text:style-name="_38_">r</text:span><text:span text:style-name="_33_">i</text:span><text:span text:style-name="_35_">b</text:span><text:span text:style-name="_39_">e</text:span><text:span text:style-name="_31_"> </text:span><text:span text:style-name="_35_">t</text:span><text:span text:style-name="_38_">h</text:span><text:span text:style-name="_32_">e</text:span><text:span text:style-name="_35_">s</text:span><text:span text:style-name="_39_">e</text:span><text:span text:style-name="_31_"> </text:span><text:span text:style-name="_35_">f</text:span><text:span text:style-name="_38_">e</text:span><text:span text:style-name="_32_">e</text:span><text:span text:style-name="_36_">l</text:span><text:span text:style-name="_39_">i</text:span><text:span text:style-name="_32_">n</text:span><text:span text:style-name="_35_">g</text:span><text:span text:style-name="_38_">s</text:span><text:span text:style-name="_31_"> </text:span><text:span text:style-name="_36_">t</text:span><text:span text:style-name="_39_">o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w</text:span><text:span text:style-name="_33_">o</text:span><text:span text:style-name="_36_">r</text:span><text:span text:style-name="_38_">l</text:span><text:span text:style-name="_32_">d</text:span><text:span text:style-name="_36_">,</text:span><text:span text:style-name="_37_"> </text:span><text:span text:style-name="_33_">b</text:span><text:span text:style-name="_36_">u</text:span><text:span text:style-name="_38_">t</text:span><text:span text:style-name="_31_"> </text:span><text:span text:style-name="_35_">o</text:span><text:span text:style-name="_38_">f</text:span><text:span text:style-name="_31_"> </text:span><text:span text:style-name="_35_">c</text:span><text:span text:style-name="_38_">o</text:span><text:span text:style-name="_33_">u</text:span><text:span text:style-name="_35_">r</text:span><text:span text:style-name="_39_">s</text:span><text:span text:style-name="_33_">e</text:span><text:span text:style-name="_34_"> </text:span><text:span text:style-name="_38_">n</text:span><text:span text:style-name="_33_">o</text:span><text:span text:style-name="_34_"> </text:span><text:span text:style-name="_38_">o</text:span><text:span text:style-name="_32_">n</text:span><text:span text:style-name="_36_">e</text:span><text:span text:style-name="_37_"> </text:span><text:span text:style-name="_32_">w</text:span><text:span text:style-name="_35_">o</text:span><text:span text:style-name="_39_">u</text:span><text:span text:style-name="_33_">l</text:span><text:span text:style-name="_36_">d</text:span><text:span text:style-name="_37_"> </text:span><text:span text:style-name="_32_">b</text:span><text:span text:style-name="_35_">e</text:span><text:span text:style-name="_37_"> </text:span><text:span text:style-name="_32_">j</text:span><text:span text:style-name="_35_">u</text:span><text:span text:style-name="_38_">s</text:span><text:span text:style-name="_33_">t</text:span><text:span text:style-name="_35_">i</text:span><text:span text:style-name="_38_">f</text:span><text:span text:style-name="_32_">i</text:span><text:span text:style-name="_35_">e</text:span><text:span text:style-name="_39_">d</text:span><text:span text:style-name="_31_"> </text:span><text:span text:style-name="_36_">i</text:span><text:span text:style-name="_39_">n</text:span><text:span text:style-name="_31_"> </text:span><text:span text:style-name="_36_">t</text:span><text:span text:style-name="_39_">a</text:span><text:span text:style-name="_32_">k</text:span><text:span text:style-name="_35_">i</text:span><text:span text:style-name="_39_">n</text:span><text:span text:style-name="_33_">g</text:span><text:span text:style-name="_34_"> </text:span><text:span text:style-name="_39_">a</text:span><text:span text:style-name="_32_">n</text:span><text:span text:style-name="_35_">y</text:span><text:span text:style-name="_37_"> </text:span><text:span text:style-name="_32_">n</text:span><text:span text:style-name="_36_">o</text:span><text:span text:style-name="_38_">t</text:span><text:span text:style-name="_32_">i</text:span><text:span text:style-name="_35_">c</text:span><text:span text:style-name="_39_">e</text:span><text:span text:style-name="_32_">.</text:span><text:span text:style-name="_34_"> </text:span><text:span text:style-name="_38_">L</text:span><text:span text:style-name="_33_">i</text:span><text:span text:style-name="_36_">k</text:span><text:span text:style-name="_39_">e</text:span><text:span text:style-name="_32_">w</text:span><text:span text:style-name="_36_">i</text:span><text:span text:style-name="_39_">s</text:span><text:span text:style-name="_33_">e</text:span><text:span text:style-name="_34_"> </text:span><text:span text:style-name="_38_">a</text:span><text:span text:style-name="_33_">c</text:span><text:span text:style-name="_36_">c</text:span><text:span text:style-name="_38_">o</text:span><text:span text:style-name="_32_">r</text:span><text:span text:style-name="_35_">d</text:span><text:span text:style-name="_39_">i</text:span><text:span text:style-name="_32_">n</text:span><text:span text:style-name="_36_">g</text:span><text:span text:style-name="_37_"> </text:span><text:span text:style-name="_33_">t</text:span><text:span text:style-name="_35_">o</text:span><text:span text:style-name="_37_"> </text:span><text:span text:style-name="_33_">t</text:span><text:span text:style-name="_35_">h</text:span><text:span text:style-name="_39_">i</text:span><text:span text:style-name="_32_">s</text:span><text:span text:style-name="_34_"> </text:span><text:span text:style-name="_38_">v</text:span><text:span text:style-name="_33_">i</text:span><text:span text:style-name="_36_">e</text:span><text:span text:style-name="_38_">w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o</text:span><text:span text:style-name="_33_">n</text:span><text:span text:style-name="_35_">l</text:span><text:span text:style-name="_38_">y</text:span><text:span text:style-name="_31_"> </text:span><text:span text:style-name="_36_">w</text:span><text:span text:style-name="_38_">a</text:span><text:span text:style-name="_32_">y</text:span><text:span text:style-name="_34_"> </text:span><text:span text:style-name="_39_">t</text:span><text:span text:style-name="_32_">o</text:span><text:span text:style-name="_34_"> </text:span><text:span text:style-name="_38_">k</text:span><text:span text:style-name="_32_">n</text:span><text:span text:style-name="_36_">o</text:span><text:span text:style-name="_39_">w</text:span><text:span text:style-name="_31_"> </text:span><text:span text:style-name="_35_">t</text:span><text:span text:style-name="_38_">h</text:span><text:span text:style-name="_32_">a</text:span><text:span text:style-name="_36_">t</text:span><text:span text:style-name="_37_"> </text:span><text:span text:style-name="_32_">a</text:span><text:span text:style-name="_34_"> </text:span><text:span text:style-name="_38_">m</text:span><text:span text:style-name="_32_">a</text:span><text:span text:style-name="_36_">n</text:span><text:span text:style-name="_37_"> </text:span><text:span text:style-name="_32_">t</text:span><text:span text:style-name="_35_">h</text:span><text:span text:style-name="_38_">i</text:span><text:span text:style-name="_32_">n</text:span><text:span text:style-name="_36_">k</text:span><text:span text:style-name="_38_">s</text:span><text:span text:style-name="_31_"> </text:span><text:span text:style-name="_36_">i</text:span><text:span text:style-name="_39_">s</text:span><text:span text:style-name="_31_"> </text:span><text:span text:style-name="_35_">t</text:span><text:span text:style-name="_38_">o</text:span><text:span text:style-name="_31_"> </text:span><text:span text:style-name="_35_">b</text:span><text:span text:style-name="_38_">e</text:span><text:span text:style-name="_31_"> </text:span><text:span text:style-name="_36_">t</text:span><text:span text:style-name="_39_">h</text:span><text:span text:style-name="_32_">a</text:span><text:span text:style-name="_35_">t</text:span><text:span text:style-name="_37_"> </text:span><text:span text:style-name="_32_">p</text:span><text:span text:style-name="_36_">a</text:span><text:span text:style-name="_39_">r</text:span><text:span text:style-name="_33_">t</text:span><text:span text:style-name="_36_">i</text:span><text:span text:style-name="_38_">c</text:span><text:span text:style-name="_32_">u</text:span><text:span text:style-name="_35_">l</text:span><text:span text:style-name="_39_">a</text:span><text:span text:style-name="_33_">r</text:span><text:span text:style-name="_34_"> </text:span><text:span text:style-name="_38_">m</text:span><text:span text:style-name="_32_">a</text:span><text:span text:style-name="_36_">n</text:span><text:span text:style-name="_38_">.</text:span><text:span text:style-name="_31_"> </text:span><text:span text:style-name="_35_">I</text:span><text:span text:style-name="_39_">t</text:span><text:span text:style-name="_31_"> </text:span><text:span text:style-name="_35_">i</text:span><text:span text:style-name="_38_">s</text:span><text:span text:style-name="_31_"> </text:span><text:span text:style-name="_35_">i</text:span><text:span text:style-name="_39_">n</text:span><text:span text:style-name="_31_"> </text:span><text:span text:style-name="_35_">f</text:span><text:span text:style-name="_39_">a</text:span><text:span text:style-name="_33_">c</text:span><text:span text:style-name="_35_">t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s</text:span><text:span text:style-name="_39_">o</text:span><text:span text:style-name="_32_">l</text:span><text:span text:style-name="_35_">i</text:span><text:span text:style-name="_39_">p</text:span><text:span text:style-name="_32_">s</text:span><text:span text:style-name="_36_">i</text:span><text:span text:style-name="_39_">s</text:span><text:span text:style-name="_33_">t</text:span><text:span text:style-name="_34_"> </text:span><text:span text:style-name="_38_">p</text:span><text:span text:style-name="_32_">o</text:span><text:span text:style-name="_35_">i</text:span><text:span text:style-name="_39_">n</text:span><text:span text:style-name="_33_">t</text:span><text:span text:style-name="_34_"> </text:span><text:span text:style-name="_38_">o</text:span><text:span text:style-name="_33_">f</text:span><text:span text:style-name="_34_"> </text:span><text:span text:style-name="_38_">v</text:span><text:span text:style-name="_32_">i</text:span><text:span text:style-name="_35_">e</text:span><text:span text:style-name="_39_">w</text:span><text:span text:style-name="_33_">.</text:span><text:span text:style-name="_34_"> </text:span><text:span text:style-name="_38_">I</text:span><text:span text:style-name="_33_">t</text:span><text:span text:style-name="_34_"> </text:span><text:span text:style-name="_38_">m</text:span><text:span text:style-name="_33_">a</text:span><text:span text:style-name="_35_">y</text:span><text:span text:style-name="_37_"> </text:span><text:span text:style-name="_33_">b</text:span><text:span text:style-name="_36_">e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m</text:span><text:span text:style-name="_38_">o</text:span><text:span text:style-name="_32_">s</text:span><text:span text:style-name="_36_">t</text:span><text:span text:style-name="_37_"> </text:span><text:span text:style-name="_33_">l</text:span><text:span text:style-name="_35_">o</text:span><text:span text:style-name="_38_">g</text:span><text:span text:style-name="_32_">i</text:span><text:span text:style-name="_35_">c</text:span><text:span text:style-name="_39_">a</text:span><text:span text:style-name="_32_">l</text:span><text:span text:style-name="_34_"> </text:span><text:span text:style-name="_38_">v</text:span><text:span text:style-name="_32_">i</text:span><text:span text:style-name="_35_">e</text:span><text:span text:style-name="_39_">w</text:span><text:span text:style-name="_31_"> </text:span><text:span text:style-name="_35_">t</text:span><text:span text:style-name="_38_">o</text:span><text:span text:style-name="_31_"> </text:span><text:span text:style-name="_35_">h</text:span><text:span text:style-name="_38_">o</text:span><text:span text:style-name="_33_">l</text:span><text:span text:style-name="_36_">d</text:span><text:span text:style-name="_37_"> </text:span><text:span text:style-name="_33_">b</text:span><text:span text:style-name="_35_">u</text:span><text:span text:style-name="_38_">t</text:span><text:span text:style-name="_31_"> </text:span><text:span text:style-name="_35_">i</text:span><text:span text:style-name="_38_">t</text:span><text:span text:style-name="_31_"> </text:span><text:span text:style-name="_35_">m</text:span><text:span text:style-name="_38_">a</text:span><text:span text:style-name="_32_">k</text:span><text:span text:style-name="_36_">e</text:span><text:span text:style-name="_39_">s</text:span><text:span text:style-name="_31_"> </text:span><text:span text:style-name="_35_">c</text:span><text:span text:style-name="_38_">o</text:span><text:span text:style-name="_33_">m</text:span><text:span text:style-name="_35_">m</text:span><text:span text:style-name="_39_">u</text:span><text:span text:style-name="_33_">n</text:span><text:span text:style-name="_35_">i</text:span><text:span text:style-name="_38_">c</text:span><text:span text:style-name="_32_">a</text:span><text:span text:style-name="_36_">t</text:span><text:span text:style-name="_38_">i</text:span><text:span text:style-name="_32_">o</text:span><text:span text:style-name="_36_">n</text:span><text:span text:style-name="_37_"> </text:span><text:span text:style-name="_33_">o</text:span><text:span text:style-name="_35_">f</text:span><text:span text:style-name="_37_"> </text:span><text:span text:style-name="_33_">i</text:span><text:span text:style-name="_35_">d</text:span><text:span text:style-name="_38_">e</text:span><text:span text:style-name="_32_">a</text:span><text:span text:style-name="_35_">s</text:span><text:span text:style-name="_37_"> </text:span><text:span text:style-name="_32_">d</text:span><text:span text:style-name="_35_">i</text:span><text:span text:style-name="_38_">f</text:span><text:span text:style-name="_33_">f</text:span><text:span text:style-name="_36_">i</text:span><text:span text:style-name="_39_">c</text:span><text:span text:style-name="_33_">u</text:span><text:span text:style-name="_36_">l</text:span><text:span text:style-name="_38_">t</text:span><text:span text:style-name="_33_">.</text:span><text:span text:style-name="_34_"> </text:span><text:span text:style-name="_38_">A</text:span><text:span text:style-name="_31_"> </text:span><text:span text:style-name="_35_">i</text:span><text:span text:style-name="_39_">s</text:span><text:span text:style-name="_31_"> </text:span><text:span text:style-name="_35_">l</text:span><text:span text:style-name="_38_">i</text:span><text:span text:style-name="_33_">a</text:span><text:span text:style-name="_36_">b</text:span><text:span text:style-name="_39_">l</text:span><text:span text:style-name="_33_">e</text:span><text:span text:style-name="_34_"> </text:span><text:span text:style-name="_39_">t</text:span><text:span text:style-name="_32_">o</text:span><text:span text:style-name="_34_"> </text:span><text:span text:style-name="_39_">b</text:span><text:span text:style-name="_33_">e</text:span><text:span text:style-name="_36_">l</text:span><text:span text:style-name="_38_">i</text:span><text:span text:style-name="_32_">e</text:span><text:span text:style-name="_35_">v</text:span><text:span text:style-name="_38_">e</text:span><text:span text:style-name="_31_"> </text:span><text:span text:style-name="_36_">"</text:span><text:span text:style-name="_38_">A</text:span><text:span text:style-name="_31_"> </text:span><text:span text:style-name="_35_">t</text:span><text:span text:style-name="_38_">h</text:span><text:span text:style-name="_33_">i</text:span><text:span text:style-name="_36_">n</text:span><text:span text:style-name="_39_">k</text:span><text:span text:style-name="_32_">s</text:span><text:span text:style-name="_34_"> </text:span><text:span text:style-name="_38_">b</text:span><text:span text:style-name="_33_">u</text:span><text:span text:style-name="_36_">t</text:span><text:span text:style-name="_37_"> </text:span><text:span text:style-name="_32_">B</text:span><text:span text:style-name="_34_"> </text:span><text:span text:style-name="_39_">d</text:span><text:span text:style-name="_33_">o</text:span><text:span text:style-name="_35_">e</text:span><text:span text:style-name="_38_">s</text:span><text:span text:style-name="_31_"> </text:span><text:span text:style-name="_36_">n</text:span><text:span text:style-name="_38_">o</text:span><text:span text:style-name="_33_">t</text:span><text:span text:style-name="_36_">"</text:span><text:span text:style-name="_37_"> </text:span><text:span text:style-name="_33_">w</text:span><text:span text:style-name="_36_">h</text:span><text:span text:style-name="_39_">i</text:span><text:span text:style-name="_32_">l</text:span><text:span text:style-name="_35_">s</text:span><text:span text:style-name="_38_">t</text:span><text:span text:style-name="_31_"> </text:span><text:span text:style-name="_35_">B</text:span><text:span text:style-name="_37_"> </text:span><text:span text:style-name="_33_">b</text:span><text:span text:style-name="_36_">e</text:span><text:span text:style-name="_38_">l</text:span><text:span text:style-name="_32_">i</text:span><text:span text:style-name="_36_">e</text:span><text:span text:style-name="_38_">v</text:span><text:span text:style-name="_33_">e</text:span><text:span text:style-name="_36_">s</text:span><text:span text:style-name="_37_"> </text:span><text:span text:style-name="_33_">"</text:span><text:span text:style-name="_36_">B</text:span><text:span text:style-name="_37_"> </text:span><text:span text:style-name="_32_">t</text:span><text:span text:style-name="_35_">h</text:span><text:span text:style-name="_38_">i</text:span><text:span text:style-name="_32_">n</text:span><text:span text:style-name="_36_">k</text:span><text:span text:style-name="_38_">s</text:span><text:span text:style-name="_31_"> </text:span><text:span text:style-name="_35_">b</text:span><text:span text:style-name="_39_">u</text:span><text:span text:style-name="_32_">t</text:span><text:span text:style-name="_34_"> </text:span><text:span text:style-name="_38_">A</text:span><text:span text:style-name="_31_"> </text:span><text:span text:style-name="_36_">d</text:span><text:span text:style-name="_39_">o</text:span><text:span text:style-name="_32_">e</text:span><text:span text:style-name="_35_">s</text:span><text:span text:style-name="_37_"> </text:span><text:span text:style-name="_33_">n</text:span><text:span text:style-name="_36_">o</text:span><text:span text:style-name="_38_">t</text:span><text:span text:style-name="_33_">.</text:span><text:span text:style-name="_35_">"</text:span><text:span text:style-name="_37_"> </text:span><text:span text:style-name="_32_">i</text:span><text:span text:style-name="_36_">n</text:span><text:span text:style-name="_38_">s</text:span><text:span text:style-name="_33_">t</text:span><text:span text:style-name="_35_">e</text:span><text:span text:style-name="_39_">a</text:span><text:span text:style-name="_33_">d</text:span><text:span text:style-name="_34_"> </text:span><text:span text:style-name="_38_">o</text:span><text:span text:style-name="_33_">f</text:span><text:span text:style-name="_34_"> </text:span><text:span text:style-name="_38_">a</text:span><text:span text:style-name="_32_">r</text:span><text:span text:style-name="_36_">g</text:span><text:span text:style-name="_38_">u</text:span><text:span text:style-name="_33_">i</text:span><text:span text:style-name="_36_">n</text:span><text:span text:style-name="_39_">g</text:span><text:span text:style-name="_31_"> </text:span><text:span text:style-name="_36_">c</text:span><text:span text:style-name="_39_">o</text:span><text:span text:style-name="_32_">n</text:span><text:span text:style-name="_35_">t</text:span><text:span text:style-name="_39_">i</text:span><text:span text:style-name="_33_">n</text:span><text:span text:style-name="_36_">u</text:span><text:span text:style-name="_38_">a</text:span><text:span text:style-name="_33_">l</text:span><text:span text:style-name="_36_">l</text:span><text:span text:style-name="_39_">y</text:span><text:span text:style-name="_31_"> </text:span><text:span text:style-name="_36_">o</text:span><text:span text:style-name="_38_">v</text:span><text:span text:style-name="_33_">e</text:span><text:span text:style-name="_36_">r</text:span><text:span text:style-name="_37_"> </text:span><text:span text:style-name="_33_">t</text:span><text:span text:style-name="_35_">h</text:span><text:span text:style-name="_38_">i</text:span><text:span text:style-name="_32_">s</text:span><text:span text:style-name="_34_"> </text:span><text:span text:style-name="_39_">p</text:span><text:span text:style-name="_33_">o</text:span><text:span text:style-name="_36_">i</text:span><text:span text:style-name="_38_">n</text:span><text:span text:style-name="_33_">t</text:span><text:span text:style-name="_34_"> </text:span><text:span text:style-name="_39_">i</text:span><text:span text:style-name="_32_">t</text:span><text:span text:style-name="_34_"> </text:span><text:span text:style-name="_38_">i</text:span><text:span text:style-name="_32_">s</text:span><text:span text:style-name="_34_"> </text:span><text:span text:style-name="_39_">u</text:span><text:span text:style-name="_33_">s</text:span><text:span text:style-name="_35_">u</text:span><text:span text:style-name="_39_">a</text:span><text:span text:style-name="_33_">l</text:span><text:span text:style-name="_34_"> </text:span><text:span text:style-name="_38_">t</text:span><text:span text:style-name="_33_">o</text:span><text:span text:style-name="_34_"> </text:span><text:span text:style-name="_39_">h</text:span><text:span text:style-name="_32_">a</text:span><text:span text:style-name="_36_">v</text:span><text:span text:style-name="_39_">e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p</text:span><text:span text:style-name="_32_">o</text:span><text:span text:style-name="_35_">l</text:span><text:span text:style-name="_39_">i</text:span><text:span text:style-name="_33_">t</text:span><text:span text:style-name="_36_">e</text:span><text:span text:style-name="_37_"> </text:span><text:span text:style-name="_32_">c</text:span><text:span text:style-name="_36_">o</text:span><text:span text:style-name="_38_">n</text:span><text:span text:style-name="_32_">v</text:span><text:span text:style-name="_36_">e</text:span><text:span text:style-name="_38_">n</text:span><text:span text:style-name="_33_">t</text:span><text:span text:style-name="_36_">i</text:span><text:span text:style-name="_39_">o</text:span><text:span text:style-name="_32_">n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5_">e</text:span><text:span text:style-name="_38_">v</text:span><text:span text:style-name="_33_">e</text:span><text:span text:style-name="_36_">r</text:span><text:span text:style-name="_38_">y</text:span><text:span text:style-name="_33_">o</text:span><text:span text:style-name="_36_">n</text:span><text:span text:style-name="_39_">e</text:span><text:span text:style-name="_31_"> </text:span><text:span text:style-name="_36_">t</text:span><text:span text:style-name="_39_">h</text:span><text:span text:style-name="_32_">i</text:span><text:span text:style-name="_36_">n</text:span><text:span text:style-name="_39_">k</text:span><text:span text:style-name="_33_">s</text:span><text:span text:style-name="_36_">.</text:span></text:p>
      <text:p text:style-name="P1"><text:span text:style-name="_33_">I</text:span><text:span text:style-name="_34_"> </text:span><text:span text:style-name="_39_">a</text:span><text:span text:style-name="_32_">m</text:span><text:span text:style-name="_34_"> </text:span><text:span text:style-name="_39_">s</text:span><text:span text:style-name="_32_">u</text:span><text:span text:style-name="_35_">r</text:span><text:span text:style-name="_38_">e</text:span><text:span text:style-name="_31_"> </text:span><text:span text:style-name="_35_">t</text:span><text:span text:style-name="_38_">h</text:span><text:span text:style-name="_32_">a</text:span><text:span text:style-name="_36_">t</text:span><text:span text:style-name="_37_"> </text:span><text:span text:style-name="_33_">P</text:span><text:span text:style-name="_35_">r</text:span><text:span text:style-name="_39_">o</text:span><text:span text:style-name="_32_">f</text:span><text:span text:style-name="_36_">e</text:span><text:span text:style-name="_38_">s</text:span><text:span text:style-name="_33_">s</text:span><text:span text:style-name="_35_">o</text:span><text:span text:style-name="_38_">r</text:span><text:span text:style-name="_31_"> </text:span><text:span text:style-name="_36_">J</text:span><text:span text:style-name="_39_">e</text:span><text:span text:style-name="_33_">f</text:span><text:span text:style-name="_35_">f</text:span><text:span text:style-name="_38_">e</text:span><text:span text:style-name="_32_">r</text:span><text:span text:style-name="_36_">s</text:span><text:span text:style-name="_39_">o</text:span><text:span text:style-name="_33_">n</text:span><text:span text:style-name="_34_"> </text:span><text:span text:style-name="_38_">d</text:span><text:span text:style-name="_33_">o</text:span><text:span text:style-name="_36_">e</text:span><text:span text:style-name="_38_">s</text:span><text:span text:style-name="_31_"> </text:span><text:span text:style-name="_35_">n</text:span><text:span text:style-name="_39_">o</text:span><text:span text:style-name="_32_">t</text:span><text:span text:style-name="_34_"> </text:span><text:span text:style-name="_39_">w</text:span><text:span text:style-name="_32_">i</text:span><text:span text:style-name="_36_">s</text:span><text:span text:style-name="_38_">h</text:span><text:span text:style-name="_31_"> </text:span><text:span text:style-name="_36_">t</text:span><text:span text:style-name="_39_">o</text:span><text:span text:style-name="_31_"> </text:span><text:span text:style-name="_35_">a</text:span><text:span text:style-name="_38_">d</text:span><text:span text:style-name="_32_">o</text:span><text:span text:style-name="_35_">p</text:span><text:span text:style-name="_39_">t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e</text:span><text:span text:style-name="_33_">x</text:span><text:span text:style-name="_36_">t</text:span><text:span text:style-name="_39_">r</text:span><text:span text:style-name="_33_">e</text:span><text:span text:style-name="_36_">m</text:span><text:span text:style-name="_38_">e</text:span><text:span text:style-name="_31_"> </text:span><text:span text:style-name="_36_">a</text:span><text:span text:style-name="_39_">n</text:span><text:span text:style-name="_32_">d</text:span><text:span text:style-name="_34_"> </text:span><text:span text:style-name="_38_">s</text:span><text:span text:style-name="_32_">o</text:span><text:span text:style-name="_35_">l</text:span><text:span text:style-name="_38_">i</text:span><text:span text:style-name="_33_">p</text:span><text:span text:style-name="_36_">s</text:span><text:span text:style-name="_39_">i</text:span><text:span text:style-name="_33_">s</text:span><text:span text:style-name="_36_">t</text:span><text:span text:style-name="_37_"> </text:span><text:span text:style-name="_33_">p</text:span><text:span text:style-name="_36_">o</text:span><text:span text:style-name="_39_">i</text:span><text:span text:style-name="_33_">n</text:span><text:span text:style-name="_35_">t</text:span><text:span text:style-name="_37_"> </text:span><text:span text:style-name="_33_">o</text:span><text:span text:style-name="_35_">f</text:span><text:span text:style-name="_37_"> </text:span><text:span text:style-name="_33_">v</text:span><text:span text:style-name="_36_">i</text:span><text:span text:style-name="_38_">e</text:span><text:span text:style-name="_33_">w</text:span><text:span text:style-name="_36_">.</text:span><text:span text:style-name="_37_"> </text:span><text:span text:style-name="_33_">P</text:span><text:span text:style-name="_35_">r</text:span><text:span text:style-name="_38_">o</text:span><text:span text:style-name="_33_">b</text:span><text:span text:style-name="_35_">a</text:span><text:span text:style-name="_39_">b</text:span><text:span text:style-name="_32_">l</text:span><text:span text:style-name="_36_">y</text:span><text:span text:style-name="_37_"> </text:span><text:span text:style-name="_32_">h</text:span><text:span text:style-name="_35_">e</text:span><text:span text:style-name="_37_"> </text:span><text:span text:style-name="_32_">w</text:span><text:span text:style-name="_35_">o</text:span><text:span text:style-name="_38_">u</text:span><text:span text:style-name="_33_">l</text:span><text:span text:style-name="_35_">d</text:span><text:span text:style-name="_37_"> </text:span><text:span text:style-name="_32_">b</text:span><text:span text:style-name="_36_">e</text:span><text:span text:style-name="_37_"> </text:span><text:span text:style-name="_33_">q</text:span><text:span text:style-name="_35_">u</text:span><text:span text:style-name="_38_">i</text:span><text:span text:style-name="_32_">t</text:span><text:span text:style-name="_35_">e</text:span><text:span text:style-name="_37_"> </text:span><text:span text:style-name="_33_">w</text:span><text:span text:style-name="_35_">i</text:span><text:span text:style-name="_39_">l</text:span><text:span text:style-name="_33_">l</text:span><text:span text:style-name="_35_">i</text:span><text:span text:style-name="_38_">n</text:span><text:span text:style-name="_33_">g</text:span><text:span text:style-name="_34_"> </text:span><text:span text:style-name="_38_">t</text:span><text:span text:style-name="_32_">o</text:span><text:span text:style-name="_34_"> </text:span><text:span text:style-name="_39_">a</text:span><text:span text:style-name="_32_">c</text:span><text:span text:style-name="_36_">c</text:span><text:span text:style-name="_39_">e</text:span><text:span text:style-name="_32_">p</text:span><text:span text:style-name="_36_">t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i</text:span><text:span text:style-name="_38_">m</text:span><text:span text:style-name="_32_">i</text:span><text:span text:style-name="_36_">t</text:span><text:span text:style-name="_38_">a</text:span><text:span text:style-name="_33_">t</text:span><text:span text:style-name="_35_">i</text:span><text:span text:style-name="_39_">o</text:span><text:span text:style-name="_33_">n</text:span><text:span text:style-name="_34_"> </text:span><text:span text:style-name="_39_">g</text:span><text:span text:style-name="_32_">a</text:span><text:span text:style-name="_36_">m</text:span><text:span text:style-name="_38_">e</text:span><text:span text:style-name="_31_"> </text:span><text:span text:style-name="_36_">a</text:span><text:span text:style-name="_38_">s</text:span><text:span text:style-name="_31_"> </text:span><text:span text:style-name="_35_">a</text:span><text:span text:style-name="_37_"> </text:span><text:span text:style-name="_32_">t</text:span><text:span text:style-name="_35_">e</text:span><text:span text:style-name="_38_">s</text:span><text:span text:style-name="_32_">t</text:span><text:span text:style-name="_35_">.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g</text:span><text:span text:style-name="_38_">a</text:span><text:span text:style-name="_33_">m</text:span><text:span text:style-name="_36_">e</text:span><text:span text:style-name="_37_"> </text:span><text:span text:style-name="_32_">(</text:span><text:span text:style-name="_36_">w</text:span><text:span text:style-name="_39_">i</text:span><text:span text:style-name="_32_">t</text:span><text:span text:style-name="_36_">h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p</text:span><text:span text:style-name="_39_">l</text:span><text:span text:style-name="_32_">a</text:span><text:span text:style-name="_35_">y</text:span><text:span text:style-name="_38_">e</text:span><text:span text:style-name="_33_">r</text:span><text:span text:style-name="_34_"> </text:span><text:span text:style-name="_38_">B</text:span><text:span text:style-name="_31_"> </text:span><text:span text:style-name="_35_">o</text:span><text:span text:style-name="_38_">m</text:span><text:span text:style-name="_32_">i</text:span><text:span text:style-name="_36_">t</text:span><text:span text:style-name="_39_">t</text:span><text:span text:style-name="_33_">e</text:span><text:span text:style-name="_36_">d</text:span><text:span text:style-name="_39_">)</text:span><text:span text:style-name="_31_"> </text:span><text:span text:style-name="_36_">i</text:span><text:span text:style-name="_38_">s</text:span><text:span text:style-name="_31_"> </text:span><text:span text:style-name="_35_">f</text:span><text:span text:style-name="_38_">r</text:span><text:span text:style-name="_33_">e</text:span><text:span text:style-name="_35_">q</text:span><text:span text:style-name="_39_">u</text:span><text:span text:style-name="_33_">e</text:span><text:span text:style-name="_36_">n</text:span><text:span text:style-name="_38_">t</text:span><text:span text:style-name="_32_">l</text:span><text:span text:style-name="_35_">y</text:span><text:span text:style-name="_37_"> </text:span><text:span text:style-name="_32_">u</text:span><text:span text:style-name="_35_">s</text:span><text:span text:style-name="_38_">e</text:span><text:span text:style-name="_33_">d</text:span><text:span text:style-name="_34_"> </text:span><text:span text:style-name="_38_">i</text:span><text:span text:style-name="_33_">n</text:span><text:span text:style-name="_34_"> </text:span><text:span text:style-name="_39_">p</text:span><text:span text:style-name="_32_">r</text:span><text:span text:style-name="_35_">a</text:span><text:span text:style-name="_39_">c</text:span><text:span text:style-name="_32_">t</text:span><text:span text:style-name="_35_">i</text:span><text:span text:style-name="_38_">c</text:span><text:span text:style-name="_33_">e</text:span><text:span text:style-name="_34_"> </text:span><text:span text:style-name="_39_">u</text:span><text:span text:style-name="_32_">n</text:span><text:span text:style-name="_35_">d</text:span><text:span text:style-name="_39_">e</text:span><text:span text:style-name="_32_">r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n</text:span><text:span text:style-name="_36_">a</text:span><text:span text:style-name="_39_">m</text:span><text:span text:style-name="_32_">e</text:span><text:span text:style-name="_34_"> </text:span><text:span text:style-name="_39_">o</text:span><text:span text:style-name="_32_">f</text:span><text:span text:style-name="_34_"> </text:span><text:span text:style-name="_39_">v</text:span><text:span text:style-name="_32_">i</text:span><text:span text:style-name="_35_">v</text:span><text:span text:style-name="_38_">a</text:span><text:span text:style-name="_31_"> </text:span><text:span text:style-name="_36_">v</text:span><text:span text:style-name="_39_">o</text:span><text:span text:style-name="_32_">c</text:span><text:span text:style-name="_36_">e</text:span><text:span text:style-name="_37_"> </text:span><text:span text:style-name="_32_">t</text:span><text:span text:style-name="_35_">o</text:span><text:span text:style-name="_37_"> </text:span><text:span text:style-name="_32_">d</text:span><text:span text:style-name="_35_">i</text:span><text:span text:style-name="_38_">s</text:span><text:span text:style-name="_33_">c</text:span><text:span text:style-name="_36_">o</text:span><text:span text:style-name="_39_">v</text:span><text:span text:style-name="_32_">e</text:span><text:span text:style-name="_36_">r</text:span><text:span text:style-name="_37_"> </text:span><text:span text:style-name="_33_">w</text:span><text:span text:style-name="_35_">h</text:span><text:span text:style-name="_38_">e</text:span><text:span text:style-name="_33_">t</text:span><text:span text:style-name="_36_">h</text:span><text:span text:style-name="_39_">e</text:span><text:span text:style-name="_32_">r</text:span><text:span text:style-name="_34_"> </text:span><text:span text:style-name="_39_">s</text:span><text:span text:style-name="_32_">o</text:span><text:span text:style-name="_35_">m</text:span><text:span text:style-name="_39_">e</text:span><text:span text:style-name="_31_"> </text:span><text:span text:style-name="_36_">o</text:span><text:span text:style-name="_38_">n</text:span><text:span text:style-name="_32_">e</text:span><text:span text:style-name="_34_"> </text:span><text:span text:style-name="_39_">r</text:span><text:span text:style-name="_33_">e</text:span><text:span text:style-name="_35_">a</text:span><text:span text:style-name="_38_">l</text:span><text:span text:style-name="_33_">l</text:span><text:span text:style-name="_36_">y</text:span><text:span text:style-name="_37_"> </text:span><text:span text:style-name="_32_">u</text:span><text:span text:style-name="_35_">n</text:span><text:span text:style-name="_39_">d</text:span><text:span text:style-name="_33_">e</text:span><text:span text:style-name="_36_">r</text:span><text:span text:style-name="_38_">s</text:span><text:span text:style-name="_32_">t</text:span><text:span text:style-name="_36_">a</text:span><text:span text:style-name="_38_">n</text:span><text:span text:style-name="_33_">d</text:span><text:span text:style-name="_36_">s</text:span><text:span text:style-name="_37_"> </text:span><text:span text:style-name="_33_">s</text:span><text:span text:style-name="_36_">o</text:span><text:span text:style-name="_39_">m</text:span><text:span text:style-name="_33_">e</text:span><text:span text:style-name="_36_">t</text:span><text:span text:style-name="_38_">h</text:span><text:span text:style-name="_33_">i</text:span><text:span text:style-name="_36_">n</text:span><text:span text:style-name="_38_">g</text:span><text:span text:style-name="_31_"> </text:span><text:span text:style-name="_36_">o</text:span><text:span text:style-name="_38_">r</text:span><text:span text:style-name="_31_"> </text:span><text:span text:style-name="_35_">h</text:span><text:span text:style-name="_38_">a</text:span><text:span text:style-name="_32_">s</text:span><text:span text:style-name="_34_"> </text:span><text:span text:style-name="_39_">"</text:span><text:span text:style-name="_33_">l</text:span><text:span text:style-name="_35_">e</text:span><text:span text:style-name="_38_">a</text:span><text:span text:style-name="_32_">r</text:span><text:span text:style-name="_35_">n</text:span><text:span text:style-name="_38_">t</text:span><text:span text:style-name="_31_"> </text:span><text:span text:style-name="_35_">i</text:span><text:span text:style-name="_38_">t</text:span><text:span text:style-name="_31_"> </text:span><text:span text:style-name="_36_">p</text:span><text:span text:style-name="_39_">a</text:span><text:span text:style-name="_33_">r</text:span><text:span text:style-name="_36_">r</text:span><text:span text:style-name="_39_">o</text:span><text:span text:style-name="_32_">t</text:span><text:span text:style-name="_34_"> </text:span><text:span text:style-name="_38_">f</text:span><text:span text:style-name="_32_">a</text:span><text:span text:style-name="_35_">s</text:span><text:span text:style-name="_38_">h</text:span><text:span text:style-name="_32_">i</text:span><text:span text:style-name="_35_">o</text:span><text:span text:style-name="_38_">n</text:span><text:span text:style-name="_33_">.</text:span><text:span text:style-name="_36_">"</text:span><text:span text:style-name="_37_"> </text:span><text:span text:style-name="_33_">L</text:span><text:span text:style-name="_35_">e</text:span><text:span text:style-name="_38_">t</text:span><text:span text:style-name="_31_"> </text:span><text:span text:style-name="_36_">u</text:span><text:span text:style-name="_39_">s</text:span><text:span text:style-name="_31_"> </text:span><text:span text:style-name="_36_">l</text:span><text:span text:style-name="_39_">i</text:span><text:span text:style-name="_32_">s</text:span><text:span text:style-name="_35_">t</text:span><text:span text:style-name="_38_">e</text:span><text:span text:style-name="_33_">n</text:span><text:span text:style-name="_34_"> </text:span><text:span text:style-name="_39_">i</text:span><text:span text:style-name="_33_">n</text:span><text:span text:style-name="_34_"> </text:span><text:span text:style-name="_39_">t</text:span><text:span text:style-name="_32_">o</text:span><text:span text:style-name="_34_"> </text:span><text:span text:style-name="_39_">a</text:span><text:span text:style-name="_31_"> </text:span><text:span text:style-name="_36_">p</text:span><text:span text:style-name="_39_">a</text:span><text:span text:style-name="_33_">r</text:span><text:span text:style-name="_35_">t</text:span><text:span text:style-name="_37_"> </text:span><text:span text:style-name="_33_">o</text:span><text:span text:style-name="_35_">f</text:span><text:span text:style-name="_37_"> </text:span><text:span text:style-name="_33_">s</text:span><text:span text:style-name="_35_">u</text:span><text:span text:style-name="_38_">c</text:span><text:span text:style-name="_32_">h</text:span><text:span text:style-name="_34_"> </text:span><text:span text:style-name="_39_">a</text:span><text:span text:style-name="_31_"> </text:span><text:span text:style-name="_36_">v</text:span><text:span text:style-name="_39_">i</text:span><text:span text:style-name="_33_">v</text:span><text:span text:style-name="_36_">a</text:span><text:span text:style-name="_37_"> </text:span><text:span text:style-name="_32_">v</text:span><text:span text:style-name="_36_">o</text:span><text:span text:style-name="_39_">c</text:span><text:span text:style-name="_33_">e</text:span><text:span text:style-name="_36_">:</text:span></text:p>
      <text:p text:style-name="P1"><text:span text:style-name="_32_">I</text:span><text:span text:style-name="_36_">n</text:span><text:span text:style-name="_39_">t</text:span><text:span text:style-name="_32_">e</text:span><text:span text:style-name="_36_">r</text:span><text:span text:style-name="_39_">r</text:span><text:span text:style-name="_32_">o</text:span><text:span text:style-name="_36_">g</text:span><text:span text:style-name="_38_">a</text:span><text:span text:style-name="_33_">t</text:span><text:span text:style-name="_35_">o</text:span><text:span text:style-name="_38_">r</text:span><text:span text:style-name="_33_">:</text:span><text:span text:style-name="_34_"> </text:span><text:span text:style-name="_38_">I</text:span><text:span text:style-name="_32_">n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f</text:span><text:span text:style-name="_36_">i</text:span><text:span text:style-name="_39_">r</text:span><text:span text:style-name="_32_">s</text:span><text:span text:style-name="_36_">t</text:span><text:span text:style-name="_37_"> </text:span><text:span text:style-name="_32_">l</text:span><text:span text:style-name="_36_">i</text:span><text:span text:style-name="_39_">n</text:span><text:span text:style-name="_33_">e</text:span><text:span text:style-name="_34_"> </text:span><text:span text:style-name="_38_">o</text:span><text:span text:style-name="_33_">f</text:span><text:span text:style-name="_34_"> </text:span><text:span text:style-name="_38_">y</text:span><text:span text:style-name="_33_">o</text:span><text:span text:style-name="_35_">u</text:span><text:span text:style-name="_38_">r</text:span><text:span text:style-name="_31_"> </text:span><text:span text:style-name="_36_">s</text:span><text:span text:style-name="_39_">o</text:span><text:span text:style-name="_33_">n</text:span><text:span text:style-name="_36_">n</text:span><text:span text:style-name="_39_">e</text:span><text:span text:style-name="_33_">t</text:span><text:span text:style-name="_34_"> </text:span><text:span text:style-name="_38_">w</text:span><text:span text:style-name="_32_">h</text:span><text:span text:style-name="_36_">i</text:span><text:span text:style-name="_39_">c</text:span><text:span text:style-name="_33_">h</text:span><text:span text:style-name="_34_"> </text:span><text:span text:style-name="_38_">r</text:span><text:span text:style-name="_32_">e</text:span><text:span text:style-name="_35_">a</text:span><text:span text:style-name="_38_">d</text:span><text:span text:style-name="_33_">s</text:span><text:span text:style-name="_34_"> </text:span><text:span text:style-name="_38_">"</text:span><text:span text:style-name="_33_">S</text:span><text:span text:style-name="_36_">h</text:span><text:span text:style-name="_38_">a</text:span><text:span text:style-name="_32_">l</text:span><text:span text:style-name="_35_">l</text:span><text:span text:style-name="_37_"> </text:span><text:span text:style-name="_33_">I</text:span><text:span text:style-name="_34_"> </text:span><text:span text:style-name="_38_">c</text:span><text:span text:style-name="_32_">o</text:span><text:span text:style-name="_36_">m</text:span><text:span text:style-name="_38_">p</text:span><text:span text:style-name="_33_">a</text:span><text:span text:style-name="_35_">r</text:span><text:span text:style-name="_39_">e</text:span><text:span text:style-name="_31_"> </text:span><text:span text:style-name="_36_">t</text:span><text:span text:style-name="_38_">h</text:span><text:span text:style-name="_33_">e</text:span><text:span text:style-name="_36_">e</text:span><text:span text:style-name="_37_"> </text:span><text:span text:style-name="_32_">t</text:span><text:span text:style-name="_36_">o</text:span><text:span text:style-name="_37_"> </text:span><text:span text:style-name="_32_">a</text:span><text:span text:style-name="_34_"> </text:span><text:span text:style-name="_39_">s</text:span><text:span text:style-name="_32_">u</text:span><text:span text:style-name="_36_">m</text:span><text:span text:style-name="_39_">m</text:span><text:span text:style-name="_32_">e</text:span><text:span text:style-name="_35_">r</text:span><text:span text:style-name="_39_">'</text:span><text:span text:style-name="_33_">s</text:span><text:span text:style-name="_34_"> </text:span><text:span text:style-name="_39_">d</text:span><text:span text:style-name="_32_">a</text:span><text:span text:style-name="_35_">y</text:span><text:span text:style-name="_38_">,</text:span><text:span text:style-name="_32_">"</text:span><text:span text:style-name="_34_"> </text:span><text:span text:style-name="_38_">w</text:span><text:span text:style-name="_32_">o</text:span><text:span text:style-name="_35_">u</text:span><text:span text:style-name="_38_">l</text:span><text:span text:style-name="_32_">d</text:span><text:span text:style-name="_34_"> </text:span><text:span text:style-name="_39_">n</text:span><text:span text:style-name="_32_">o</text:span><text:span text:style-name="_36_">t</text:span><text:span text:style-name="_37_"> </text:span><text:span text:style-name="_33_">"</text:span><text:span text:style-name="_35_">a</text:span><text:span text:style-name="_37_"> </text:span><text:span text:style-name="_33_">s</text:span><text:span text:style-name="_36_">p</text:span><text:span text:style-name="_39_">r</text:span><text:span text:style-name="_33_">i</text:span><text:span text:style-name="_36_">n</text:span><text:span text:style-name="_38_">g</text:span><text:span text:style-name="_31_"> </text:span><text:span text:style-name="_36_">d</text:span><text:span text:style-name="_39_">a</text:span><text:span text:style-name="_32_">y</text:span><text:span text:style-name="_36_">"</text:span><text:span text:style-name="_37_"> </text:span><text:span text:style-name="_32_">d</text:span><text:span text:style-name="_35_">o</text:span><text:span text:style-name="_37_"> </text:span><text:span text:style-name="_32_">a</text:span><text:span text:style-name="_36_">s</text:span><text:span text:style-name="_37_"> </text:span><text:span text:style-name="_33_">w</text:span><text:span text:style-name="_36_">e</text:span><text:span text:style-name="_38_">l</text:span><text:span text:style-name="_32_">l</text:span><text:span text:style-name="_34_"> </text:span><text:span text:style-name="_38_">o</text:span><text:span text:style-name="_33_">r</text:span><text:span text:style-name="_34_"> </text:span><text:span text:style-name="_38_">b</text:span><text:span text:style-name="_32_">e</text:span><text:span text:style-name="_35_">t</text:span><text:span text:style-name="_38_">t</text:span><text:span text:style-name="_33_">e</text:span><text:span text:style-name="_35_">r</text:span><text:span text:style-name="_39_">?</text:span></text:p>
      <text:p text:style-name="P1"><text:span text:style-name="_35_">W</text:span><text:span text:style-name="_39_">i</text:span><text:span text:style-name="_32_">t</text:span><text:span text:style-name="_35_">n</text:span><text:span text:style-name="_38_">e</text:span><text:span text:style-name="_32_">s</text:span><text:span text:style-name="_35_">s</text:span><text:span text:style-name="_39_">:</text:span><text:span text:style-name="_31_"> </text:span><text:span text:style-name="_35_">I</text:span><text:span text:style-name="_38_">t</text:span><text:span text:style-name="_31_"> </text:span><text:span text:style-name="_35_">w</text:span><text:span text:style-name="_39_">o</text:span><text:span text:style-name="_32_">u</text:span><text:span text:style-name="_36_">l</text:span><text:span text:style-name="_39_">d</text:span><text:span text:style-name="_32_">n</text:span><text:span text:style-name="_36_">'</text:span><text:span text:style-name="_38_">t</text:span><text:span text:style-name="_31_"> </text:span><text:span text:style-name="_35_">s</text:span><text:span text:style-name="_38_">c</text:span><text:span text:style-name="_32_">a</text:span><text:span text:style-name="_35_">n</text:span><text:span text:style-name="_38_">.</text:span></text:p>
      <text:p text:style-name="P1"><text:span text:style-name="_35_">I</text:span><text:span text:style-name="_38_">n</text:span><text:span text:style-name="_33_">t</text:span><text:span text:style-name="_35_">e</text:span><text:span text:style-name="_38_">r</text:span><text:span text:style-name="_32_">r</text:span><text:span text:style-name="_35_">o</text:span><text:span text:style-name="_38_">g</text:span><text:span text:style-name="_32_">a</text:span><text:span text:style-name="_36_">t</text:span><text:span text:style-name="_39_">o</text:span><text:span text:style-name="_33_">r</text:span><text:span text:style-name="_35_">:</text:span><text:span text:style-name="_37_"> </text:span><text:span text:style-name="_33_">H</text:span><text:span text:style-name="_36_">o</text:span><text:span text:style-name="_39_">w</text:span><text:span text:style-name="_31_"> </text:span><text:span text:style-name="_35_">a</text:span><text:span text:style-name="_38_">b</text:span><text:span text:style-name="_32_">o</text:span><text:span text:style-name="_36_">u</text:span><text:span text:style-name="_39_">t</text:span><text:span text:style-name="_31_"> </text:span><text:span text:style-name="_35_">"</text:span><text:span text:style-name="_39_">a</text:span><text:span text:style-name="_31_"> </text:span><text:span text:style-name="_35_">w</text:span><text:span text:style-name="_39_">i</text:span><text:span text:style-name="_32_">n</text:span><text:span text:style-name="_36_">t</text:span><text:span text:style-name="_38_">e</text:span><text:span text:style-name="_33_">r</text:span><text:span text:style-name="_35_">'</text:span><text:span text:style-name="_39_">s</text:span><text:span text:style-name="_31_"> </text:span><text:span text:style-name="_36_">d</text:span><text:span text:style-name="_38_">a</text:span><text:span text:style-name="_32_">y</text:span><text:span text:style-name="_36_">,</text:span><text:span text:style-name="_39_">"</text:span><text:span text:style-name="_31_"> </text:span><text:span text:style-name="_36_">T</text:span><text:span text:style-name="_38_">h</text:span><text:span text:style-name="_32_">a</text:span><text:span text:style-name="_35_">t</text:span><text:span text:style-name="_37_"> </text:span><text:span text:style-name="_33_">w</text:span><text:span text:style-name="_36_">o</text:span><text:span text:style-name="_38_">u</text:span><text:span text:style-name="_32_">l</text:span><text:span text:style-name="_35_">d</text:span><text:span text:style-name="_37_"> </text:span><text:span text:style-name="_33_">s</text:span><text:span text:style-name="_36_">c</text:span><text:span text:style-name="_38_">a</text:span><text:span text:style-name="_33_">n</text:span><text:span text:style-name="_34_"> </text:span><text:span text:style-name="_38_">a</text:span><text:span text:style-name="_32_">l</text:span><text:span text:style-name="_36_">l</text:span><text:span text:style-name="_37_"> </text:span><text:span text:style-name="_32_">r</text:span><text:span text:style-name="_35_">i</text:span><text:span text:style-name="_38_">g</text:span><text:span text:style-name="_33_">h</text:span><text:span text:style-name="_35_">t</text:span><text:span text:style-name="_38_">.</text:span></text:p>
      <text:p text:style-name="P1"><text:span text:style-name="_35_">W</text:span><text:span text:style-name="_39_">i</text:span><text:span text:style-name="_32_">t</text:span><text:span text:style-name="_35_">n</text:span><text:span text:style-name="_38_">e</text:span><text:span text:style-name="_33_">s</text:span><text:span text:style-name="_35_">s</text:span><text:span text:style-name="_39_">:</text:span><text:span text:style-name="_31_"> </text:span><text:span text:style-name="_36_">Y</text:span><text:span text:style-name="_39_">e</text:span><text:span text:style-name="_32_">s</text:span><text:span text:style-name="_35_">,</text:span><text:span text:style-name="_37_"> </text:span><text:span text:style-name="_33_">b</text:span><text:span text:style-name="_35_">u</text:span><text:span text:style-name="_38_">t</text:span><text:span text:style-name="_31_"> </text:span><text:span text:style-name="_35_">n</text:span><text:span text:style-name="_38_">o</text:span><text:span text:style-name="_32_">b</text:span><text:span text:style-name="_35_">o</text:span><text:span text:style-name="_39_">d</text:span><text:span text:style-name="_33_">y</text:span><text:span text:style-name="_34_"> </text:span><text:span text:style-name="_38_">w</text:span><text:span text:style-name="_32_">a</text:span><text:span text:style-name="_35_">n</text:span><text:span text:style-name="_38_">t</text:span><text:span text:style-name="_32_">s</text:span><text:span text:style-name="_34_"> </text:span><text:span text:style-name="_38_">t</text:span><text:span text:style-name="_33_">o</text:span><text:span text:style-name="_34_"> </text:span><text:span text:style-name="_38_">b</text:span><text:span text:style-name="_32_">e</text:span><text:span text:style-name="_34_"> </text:span><text:span text:style-name="_39_">c</text:span><text:span text:style-name="_33_">o</text:span><text:span text:style-name="_35_">m</text:span><text:span text:style-name="_38_">p</text:span><text:span text:style-name="_32_">a</text:span><text:span text:style-name="_36_">r</text:span><text:span text:style-name="_39_">e</text:span><text:span text:style-name="_33_">d</text:span><text:span text:style-name="_34_"> </text:span><text:span text:style-name="_39_">t</text:span><text:span text:style-name="_32_">o</text:span><text:span text:style-name="_34_"> </text:span><text:span text:style-name="_38_">a</text:span><text:span text:style-name="_31_"> </text:span><text:span text:style-name="_36_">w</text:span><text:span text:style-name="_38_">i</text:span><text:span text:style-name="_32_">n</text:span><text:span text:style-name="_35_">t</text:span><text:span text:style-name="_38_">e</text:span><text:span text:style-name="_32_">r</text:span><text:span text:style-name="_36_">'</text:span><text:span text:style-name="_39_">s</text:span><text:span text:style-name="_31_"> </text:span><text:span text:style-name="_36_">d</text:span><text:span text:style-name="_38_">a</text:span><text:span text:style-name="_32_">y</text:span><text:span text:style-name="_36_">.</text:span></text:p>
      <text:p text:style-name="P1"><text:span text:style-name="_33_">I</text:span><text:span text:style-name="_36_">n</text:span><text:span text:style-name="_38_">t</text:span><text:span text:style-name="_32_">e</text:span><text:span text:style-name="_36_">r</text:span><text:span text:style-name="_39_">r</text:span><text:span text:style-name="_33_">o</text:span><text:span text:style-name="_36_">g</text:span><text:span text:style-name="_38_">a</text:span><text:span text:style-name="_32_">t</text:span><text:span text:style-name="_36_">o</text:span><text:span text:style-name="_38_">r</text:span><text:span text:style-name="_33_">:</text:span><text:span text:style-name="_34_"> </text:span><text:span text:style-name="_39_">W</text:span><text:span text:style-name="_33_">o</text:span><text:span text:style-name="_35_">u</text:span><text:span text:style-name="_39_">l</text:span><text:span text:style-name="_33_">d</text:span><text:span text:style-name="_34_"> </text:span><text:span text:style-name="_38_">y</text:span><text:span text:style-name="_32_">o</text:span><text:span text:style-name="_35_">u</text:span><text:span text:style-name="_37_"> </text:span><text:span text:style-name="_32_">s</text:span><text:span text:style-name="_35_">a</text:span><text:span text:style-name="_39_">y</text:span><text:span text:style-name="_31_"> </text:span><text:span text:style-name="_36_">M</text:span><text:span text:style-name="_38_">r</text:span><text:span text:style-name="_33_">.</text:span><text:span text:style-name="_34_"> </text:span><text:span text:style-name="_38_">P</text:span><text:span text:style-name="_33_">i</text:span><text:span text:style-name="_35_">c</text:span><text:span text:style-name="_38_">k</text:span><text:span text:style-name="_33_">w</text:span><text:span text:style-name="_35_">i</text:span><text:span text:style-name="_39_">c</text:span><text:span text:style-name="_33_">k</text:span><text:span text:style-name="_34_"> </text:span><text:span text:style-name="_39_">r</text:span><text:span text:style-name="_32_">e</text:span><text:span text:style-name="_36_">m</text:span><text:span text:style-name="_38_">i</text:span><text:span text:style-name="_32_">n</text:span><text:span text:style-name="_35_">d</text:span><text:span text:style-name="_38_">e</text:span><text:span text:style-name="_33_">d</text:span><text:span text:style-name="_34_"> </text:span><text:span text:style-name="_39_">y</text:span><text:span text:style-name="_33_">o</text:span><text:span text:style-name="_36_">u</text:span><text:span text:style-name="_37_"> </text:span><text:span text:style-name="_32_">o</text:span><text:span text:style-name="_35_">f</text:span><text:span text:style-name="_37_"> </text:span><text:span text:style-name="_33_">C</text:span><text:span text:style-name="_35_">h</text:span><text:span text:style-name="_38_">r</text:span><text:span text:style-name="_32_">i</text:span><text:span text:style-name="_35_">s</text:span><text:span text:style-name="_38_">t</text:span><text:span text:style-name="_33_">m</text:span><text:span text:style-name="_36_">a</text:span><text:span text:style-name="_38_">s</text:span><text:span text:style-name="_32_">?</text:span></text:p>
      <text:p text:style-name="P1"><text:span text:style-name="_39_">W</text:span><text:span text:style-name="_33_">i</text:span><text:span text:style-name="_35_">t</text:span><text:span text:style-name="_39_">n</text:span><text:span text:style-name="_32_">e</text:span><text:span text:style-name="_36_">s</text:span><text:span text:style-name="_39_">s</text:span><text:span text:style-name="_32_">:</text:span><text:span text:style-name="_34_"> </text:span><text:span text:style-name="_39_">I</text:span><text:span text:style-name="_33_">n</text:span><text:span text:style-name="_34_"> </text:span><text:span text:style-name="_38_">a</text:span><text:span text:style-name="_31_"> </text:span><text:span text:style-name="_36_">w</text:span><text:span text:style-name="_39_">a</text:span><text:span text:style-name="_33_">y</text:span><text:span text:style-name="_36_">.</text:span></text:p>
      <text:p text:style-name="P1"><text:span text:style-name="_32_">I</text:span><text:span text:style-name="_36_">n</text:span><text:span text:style-name="_38_">t</text:span><text:span text:style-name="_33_">e</text:span><text:span text:style-name="_35_">r</text:span><text:span text:style-name="_39_">r</text:span><text:span text:style-name="_32_">o</text:span><text:span text:style-name="_36_">g</text:span><text:span text:style-name="_39_">a</text:span><text:span text:style-name="_32_">t</text:span><text:span text:style-name="_35_">o</text:span><text:span text:style-name="_39_">r</text:span><text:span text:style-name="_33_">:</text:span><text:span text:style-name="_34_"> </text:span><text:span text:style-name="_39_">Y</text:span><text:span text:style-name="_32_">e</text:span><text:span text:style-name="_36_">t</text:span><text:span text:style-name="_37_"> </text:span><text:span text:style-name="_32_">C</text:span><text:span text:style-name="_36_">h</text:span><text:span text:style-name="_39_">r</text:span><text:span text:style-name="_33_">i</text:span><text:span text:style-name="_35_">s</text:span><text:span text:style-name="_38_">t</text:span><text:span text:style-name="_32_">m</text:span><text:span text:style-name="_35_">a</text:span><text:span text:style-name="_39_">s</text:span><text:span text:style-name="_31_"> </text:span><text:span text:style-name="_36_">i</text:span><text:span text:style-name="_38_">s</text:span><text:span text:style-name="_31_"> </text:span><text:span text:style-name="_35_">a</text:span><text:span text:style-name="_37_"> </text:span><text:span text:style-name="_33_">w</text:span><text:span text:style-name="_36_">i</text:span><text:span text:style-name="_38_">n</text:span><text:span text:style-name="_32_">t</text:span><text:span text:style-name="_35_">e</text:span><text:span text:style-name="_38_">r</text:span><text:span text:style-name="_33_">'</text:span><text:span text:style-name="_36_">s</text:span><text:span text:style-name="_37_"> </text:span><text:span text:style-name="_33_">d</text:span><text:span text:style-name="_35_">a</text:span><text:span text:style-name="_39_">y</text:span><text:span text:style-name="_32_">,</text:span><text:span text:style-name="_34_"> </text:span><text:span text:style-name="_38_">a</text:span><text:span text:style-name="_32_">n</text:span><text:span text:style-name="_36_">d</text:span><text:span text:style-name="_37_"> </text:span><text:span text:style-name="_32_">I</text:span><text:span text:style-name="_34_"> </text:span><text:span text:style-name="_39_">d</text:span><text:span text:style-name="_32_">o</text:span><text:span text:style-name="_34_"> </text:span><text:span text:style-name="_38_">n</text:span><text:span text:style-name="_32_">o</text:span><text:span text:style-name="_35_">t</text:span><text:span text:style-name="_37_"> </text:span><text:span text:style-name="_33_">t</text:span><text:span text:style-name="_36_">h</text:span><text:span text:style-name="_39_">i</text:span><text:span text:style-name="_33_">n</text:span><text:span text:style-name="_36_">k</text:span><text:span text:style-name="_37_"> </text:span><text:span text:style-name="_33_">M</text:span><text:span text:style-name="_35_">r</text:span><text:span text:style-name="_39_">.</text:span><text:span text:style-name="_31_"> </text:span><text:span text:style-name="_36_">P</text:span><text:span text:style-name="_38_">i</text:span><text:span text:style-name="_33_">c</text:span><text:span text:style-name="_35_">k</text:span><text:span text:style-name="_39_">w</text:span><text:span text:style-name="_32_">i</text:span><text:span text:style-name="_35_">c</text:span><text:span text:style-name="_38_">k</text:span><text:span text:style-name="_31_"> </text:span><text:span text:style-name="_35_">w</text:span><text:span text:style-name="_39_">o</text:span><text:span text:style-name="_32_">u</text:span><text:span text:style-name="_36_">l</text:span><text:span text:style-name="_39_">d</text:span><text:span text:style-name="_31_"> </text:span><text:span text:style-name="_36_">m</text:span><text:span text:style-name="_38_">i</text:span><text:span text:style-name="_33_">n</text:span><text:span text:style-name="_36_">d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c</text:span><text:span text:style-name="_39_">o</text:span><text:span text:style-name="_32_">m</text:span><text:span text:style-name="_36_">p</text:span><text:span text:style-name="_38_">a</text:span><text:span text:style-name="_33_">r</text:span><text:span text:style-name="_35_">i</text:span><text:span text:style-name="_38_">s</text:span><text:span text:style-name="_33_">o</text:span><text:span text:style-name="_36_">n</text:span><text:span text:style-name="_38_">.</text:span></text:p>
      <text:p text:style-name="P1"><text:span text:style-name="_35_">W</text:span><text:span text:style-name="_38_">i</text:span><text:span text:style-name="_33_">t</text:span><text:span text:style-name="_35_">n</text:span><text:span text:style-name="_39_">e</text:span><text:span text:style-name="_32_">s</text:span><text:span text:style-name="_36_">s</text:span><text:span text:style-name="_39_">:</text:span><text:span text:style-name="_31_"> </text:span><text:span text:style-name="_35_">I</text:span><text:span text:style-name="_37_"> </text:span><text:span text:style-name="_32_">d</text:span><text:span text:style-name="_35_">o</text:span><text:span text:style-name="_38_">n</text:span><text:span text:style-name="_32_">'</text:span><text:span text:style-name="_36_">t</text:span><text:span text:style-name="_37_"> </text:span><text:span text:style-name="_32_">t</text:span><text:span text:style-name="_36_">h</text:span><text:span text:style-name="_38_">i</text:span><text:span text:style-name="_33_">n</text:span><text:span text:style-name="_35_">k</text:span><text:span text:style-name="_37_"> </text:span><text:span text:style-name="_32_">y</text:span><text:span text:style-name="_35_">o</text:span><text:span text:style-name="_39_">u</text:span><text:span text:style-name="_32_">'</text:span><text:span text:style-name="_36_">r</text:span><text:span text:style-name="_39_">e</text:span><text:span text:style-name="_31_"> </text:span><text:span text:style-name="_36_">s</text:span><text:span text:style-name="_39_">e</text:span><text:span text:style-name="_33_">r</text:span><text:span text:style-name="_36_">i</text:span><text:span text:style-name="_39_">o</text:span><text:span text:style-name="_33_">u</text:span><text:span text:style-name="_36_">s</text:span><text:span text:style-name="_38_">.</text:span><text:span text:style-name="_31_"> </text:span><text:span text:style-name="_35_">B</text:span><text:span text:style-name="_38_">y</text:span><text:span text:style-name="_31_"> </text:span><text:span text:style-name="_35_">a</text:span><text:span text:style-name="_37_"> </text:span><text:span text:style-name="_33_">w</text:span><text:span text:style-name="_36_">i</text:span><text:span text:style-name="_38_">n</text:span><text:span text:style-name="_32_">t</text:span><text:span text:style-name="_35_">e</text:span><text:span text:style-name="_38_">r</text:span><text:span text:style-name="_32_">'</text:span><text:span text:style-name="_35_">s</text:span><text:span text:style-name="_37_"> </text:span><text:span text:style-name="_32_">d</text:span><text:span text:style-name="_35_">a</text:span><text:span text:style-name="_38_">y</text:span><text:span text:style-name="_31_"> </text:span><text:span text:style-name="_35_">o</text:span><text:span text:style-name="_39_">n</text:span><text:span text:style-name="_32_">e</text:span><text:span text:style-name="_34_"> </text:span><text:span text:style-name="_38_">m</text:span><text:span text:style-name="_32_">e</text:span><text:span text:style-name="_36_">a</text:span><text:span text:style-name="_38_">n</text:span><text:span text:style-name="_32_">s</text:span><text:span text:style-name="_34_"> </text:span><text:span text:style-name="_39_">a</text:span><text:span text:style-name="_31_"> </text:span><text:span text:style-name="_36_">t</text:span><text:span text:style-name="_39_">y</text:span><text:span text:style-name="_32_">p</text:span><text:span text:style-name="_35_">i</text:span><text:span text:style-name="_38_">c</text:span><text:span text:style-name="_32_">a</text:span><text:span text:style-name="_35_">l</text:span><text:span text:style-name="_37_"> </text:span><text:span text:style-name="_33_">w</text:span><text:span text:style-name="_36_">i</text:span><text:span text:style-name="_39_">n</text:span><text:span text:style-name="_32_">t</text:span><text:span text:style-name="_35_">e</text:span><text:span text:style-name="_38_">r</text:span><text:span text:style-name="_33_">'</text:span><text:span text:style-name="_36_">s</text:span><text:span text:style-name="_37_"> </text:span><text:span text:style-name="_33_">d</text:span><text:span text:style-name="_36_">a</text:span><text:span text:style-name="_38_">y</text:span><text:span text:style-name="_32_">,</text:span><text:span text:style-name="_34_"> </text:span><text:span text:style-name="_39_">r</text:span><text:span text:style-name="_33_">a</text:span><text:span text:style-name="_36_">t</text:span><text:span text:style-name="_39_">h</text:span><text:span text:style-name="_33_">e</text:span><text:span text:style-name="_35_">r</text:span><text:span text:style-name="_37_"> </text:span><text:span text:style-name="_33_">t</text:span><text:span text:style-name="_36_">h</text:span><text:span text:style-name="_38_">a</text:span><text:span text:style-name="_32_">n</text:span><text:span text:style-name="_34_"> </text:span><text:span text:style-name="_38_">a</text:span><text:span text:style-name="_31_"> </text:span><text:span text:style-name="_36_">s</text:span><text:span text:style-name="_38_">p</text:span><text:span text:style-name="_32_">e</text:span><text:span text:style-name="_35_">c</text:span><text:span text:style-name="_38_">i</text:span><text:span text:style-name="_32_">a</text:span><text:span text:style-name="_35_">l</text:span><text:span text:style-name="_37_"> </text:span><text:span text:style-name="_32_">o</text:span><text:span text:style-name="_36_">n</text:span><text:span text:style-name="_38_">e</text:span><text:span text:style-name="_31_"> </text:span><text:span text:style-name="_36_">l</text:span><text:span text:style-name="_38_">i</text:span><text:span text:style-name="_32_">k</text:span><text:span text:style-name="_36_">e</text:span><text:span text:style-name="_37_"> </text:span><text:span text:style-name="_32_">C</text:span><text:span text:style-name="_36_">h</text:span><text:span text:style-name="_38_">r</text:span><text:span text:style-name="_33_">i</text:span><text:span text:style-name="_36_">s</text:span><text:span text:style-name="_39_">t</text:span><text:span text:style-name="_33_">m</text:span><text:span text:style-name="_36_">a</text:span><text:span text:style-name="_39_">s</text:span><text:span text:style-name="_33_">.</text:span></text:p>
      <text:p text:style-name="P1"><text:span text:style-name="_39_">A</text:span><text:span text:style-name="_32_">n</text:span><text:span text:style-name="_35_">d</text:span><text:span text:style-name="_37_"> </text:span><text:span text:style-name="_32_">s</text:span><text:span text:style-name="_36_">o</text:span><text:span text:style-name="_37_"> </text:span><text:span text:style-name="_32_">o</text:span><text:span text:style-name="_35_">n</text:span><text:span text:style-name="_38_">,</text:span><text:span text:style-name="_31_"> </text:span><text:span text:style-name="_36_">W</text:span><text:span text:style-name="_38_">h</text:span><text:span text:style-name="_32_">a</text:span><text:span text:style-name="_35_">t</text:span><text:span text:style-name="_37_"> </text:span><text:span text:style-name="_33_">w</text:span><text:span text:style-name="_35_">o</text:span><text:span text:style-name="_39_">u</text:span><text:span text:style-name="_33_">l</text:span><text:span text:style-name="_35_">d</text:span><text:span text:style-name="_37_"> </text:span><text:span text:style-name="_33_">P</text:span><text:span text:style-name="_36_">r</text:span><text:span text:style-name="_39_">o</text:span><text:span text:style-name="_33_">f</text:span><text:span text:style-name="_35_">e</text:span><text:span text:style-name="_39_">s</text:span><text:span text:style-name="_32_">s</text:span><text:span text:style-name="_35_">o</text:span><text:span text:style-name="_39_">r</text:span><text:span text:style-name="_31_"> </text:span><text:span text:style-name="_36_">J</text:span><text:span text:style-name="_38_">e</text:span><text:span text:style-name="_32_">f</text:span><text:span text:style-name="_35_">f</text:span><text:span text:style-name="_38_">e</text:span><text:span text:style-name="_33_">r</text:span><text:span text:style-name="_35_">s</text:span><text:span text:style-name="_38_">o</text:span><text:span text:style-name="_32_">n</text:span><text:span text:style-name="_34_"> </text:span><text:span text:style-name="_39_">s</text:span><text:span text:style-name="_33_">a</text:span><text:span text:style-name="_35_">y</text:span><text:span text:style-name="_37_"> </text:span><text:span text:style-name="_32_">i</text:span><text:span text:style-name="_36_">f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s</text:span><text:span text:style-name="_38_">o</text:span><text:span text:style-name="_32_">n</text:span><text:span text:style-name="_35_">n</text:span><text:span text:style-name="_38_">e</text:span><text:span text:style-name="_33_">t</text:span>-<text:span text:style-name="_38_">w</text:span><text:span text:style-name="_32_">r</text:span><text:span text:style-name="_36_">i</text:span><text:span text:style-name="_39_">t</text:span><text:span text:style-name="_32_">i</text:span><text:span text:style-name="_35_">n</text:span><text:span text:style-name="_38_">g</text:span><text:span text:style-name="_31_"> </text:span><text:span text:style-name="_36_">m</text:span><text:span text:style-name="_39_">a</text:span><text:span text:style-name="_33_">c</text:span><text:span text:style-name="_36_">h</text:span><text:span text:style-name="_38_">i</text:span><text:span text:style-name="_32_">n</text:span><text:span text:style-name="_35_">e</text:span><text:span text:style-name="_37_"> </text:span><text:span text:style-name="_32_">w</text:span><text:span text:style-name="_36_">a</text:span><text:span text:style-name="_39_">s</text:span><text:span text:style-name="_31_"> </text:span><text:span text:style-name="_36_">a</text:span><text:span text:style-name="_38_">b</text:span><text:span text:style-name="_33_">l</text:span><text:span text:style-name="_36_">e</text:span><text:span text:style-name="_37_"> </text:span><text:span text:style-name="_32_">t</text:span><text:span text:style-name="_36_">o</text:span><text:span text:style-name="_37_"> </text:span><text:span text:style-name="_32_">a</text:span><text:span text:style-name="_35_">n</text:span><text:span text:style-name="_38_">s</text:span><text:span text:style-name="_33_">w</text:span><text:span text:style-name="_35_">e</text:span><text:span text:style-name="_38_">r</text:span><text:span text:style-name="_31_"> </text:span><text:span text:style-name="_36_">l</text:span><text:span text:style-name="_38_">i</text:span><text:span text:style-name="_33_">k</text:span><text:span text:style-name="_36_">e</text:span><text:span text:style-name="_37_"> </text:span><text:span text:style-name="_32_">t</text:span><text:span text:style-name="_36_">h</text:span><text:span text:style-name="_39_">i</text:span><text:span text:style-name="_33_">s</text:span><text:span text:style-name="_34_"> </text:span><text:span text:style-name="_38_">i</text:span><text:span text:style-name="_33_">n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v</text:span><text:span text:style-name="_36_">i</text:span><text:span text:style-name="_39_">v</text:span><text:span text:style-name="_33_">a</text:span><text:span text:style-name="_34_"> </text:span><text:span text:style-name="_39_">v</text:span><text:span text:style-name="_33_">o</text:span><text:span text:style-name="_35_">c</text:span><text:span text:style-name="_39_">e</text:span><text:span text:style-name="_33_">?</text:span><text:span text:style-name="_34_"> </text:span><text:span text:style-name="_39_">I</text:span><text:span text:style-name="_31_"> </text:span><text:span text:style-name="_36_">d</text:span><text:span text:style-name="_38_">o</text:span><text:span text:style-name="_31_"> </text:span><text:span text:style-name="_36_">n</text:span><text:span text:style-name="_38_">o</text:span><text:span text:style-name="_33_">t</text:span><text:span text:style-name="_34_"> </text:span><text:span text:style-name="_39_">k</text:span><text:span text:style-name="_32_">n</text:span><text:span text:style-name="_35_">o</text:span><text:span text:style-name="_38_">w</text:span><text:span text:style-name="_31_"> </text:span><text:span text:style-name="_35_">w</text:span><text:span text:style-name="_38_">h</text:span><text:span text:style-name="_32_">e</text:span><text:span text:style-name="_35_">t</text:span><text:span text:style-name="_38_">h</text:span><text:span text:style-name="_33_">e</text:span><text:span text:style-name="_35_">r</text:span><text:span text:style-name="_37_"> </text:span><text:span text:style-name="_32_">h</text:span><text:span text:style-name="_35_">e</text:span><text:span text:style-name="_37_"> </text:span><text:span text:style-name="_32_">w</text:span><text:span text:style-name="_36_">o</text:span><text:span text:style-name="_39_">u</text:span><text:span text:style-name="_33_">l</text:span><text:span text:style-name="_36_">d</text:span><text:span text:style-name="_37_"> </text:span><text:span text:style-name="_32_">r</text:span><text:span text:style-name="_36_">e</text:span><text:span text:style-name="_39_">g</text:span><text:span text:style-name="_32_">a</text:span><text:span text:style-name="_35_">r</text:span><text:span text:style-name="_38_">d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m</text:span><text:span text:style-name="_33_">a</text:span><text:span text:style-name="_36_">c</text:span><text:span text:style-name="_39_">h</text:span><text:span text:style-name="_32_">i</text:span><text:span text:style-name="_35_">n</text:span><text:span text:style-name="_39_">e</text:span><text:span text:style-name="_31_"> </text:span><text:span text:style-name="_36_">a</text:span><text:span text:style-name="_39_">s</text:span><text:span text:style-name="_31_"> </text:span><text:span text:style-name="_36_">"</text:span><text:span text:style-name="_38_">m</text:span><text:span text:style-name="_32_">e</text:span><text:span text:style-name="_36_">r</text:span><text:span text:style-name="_39_">e</text:span><text:span text:style-name="_32_">l</text:span><text:span text:style-name="_36_">y</text:span><text:span text:style-name="_37_"> </text:span><text:span text:style-name="_32_">a</text:span><text:span text:style-name="_36_">r</text:span><text:span text:style-name="_39_">t</text:span><text:span text:style-name="_32_">i</text:span><text:span text:style-name="_35_">f</text:span><text:span text:style-name="_39_">i</text:span><text:span text:style-name="_32_">c</text:span><text:span text:style-name="_36_">i</text:span><text:span text:style-name="_39_">a</text:span><text:span text:style-name="_33_">l</text:span><text:span text:style-name="_35_">l</text:span><text:span text:style-name="_39_">y</text:span><text:span text:style-name="_31_"> </text:span><text:span text:style-name="_36_">s</text:span><text:span text:style-name="_39_">i</text:span><text:span text:style-name="_32_">g</text:span><text:span text:style-name="_36_">n</text:span><text:span text:style-name="_39_">a</text:span><text:span text:style-name="_32_">l</text:span><text:span text:style-name="_36_">l</text:span><text:span text:style-name="_39_">i</text:span><text:span text:style-name="_33_">n</text:span><text:span text:style-name="_35_">g</text:span><text:span text:style-name="_38_">"</text:span><text:span text:style-name="_31_"> </text:span><text:span text:style-name="_36_">t</text:span><text:span text:style-name="_38_">h</text:span><text:span text:style-name="_32_">e</text:span><text:span text:style-name="_36_">s</text:span><text:span text:style-name="_39_">e</text:span><text:span text:style-name="_31_"> </text:span><text:span text:style-name="_35_">a</text:span><text:span text:style-name="_39_">n</text:span><text:span text:style-name="_33_">s</text:span><text:span text:style-name="_35_">w</text:span><text:span text:style-name="_38_">e</text:span><text:span text:style-name="_33_">r</text:span><text:span text:style-name="_36_">s</text:span><text:span text:style-name="_39_">,</text:span><text:span text:style-name="_31_"> </text:span><text:span text:style-name="_36_">b</text:span><text:span text:style-name="_39_">u</text:span><text:span text:style-name="_33_">t</text:span><text:span text:style-name="_34_"> </text:span><text:span text:style-name="_38_">i</text:span><text:span text:style-name="_33_">f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a</text:span><text:span text:style-name="_36_">n</text:span><text:span text:style-name="_38_">s</text:span><text:span text:style-name="_32_">w</text:span><text:span text:style-name="_36_">e</text:span><text:span text:style-name="_38_">r</text:span><text:span text:style-name="_32_">s</text:span><text:span text:style-name="_34_"> </text:span><text:span text:style-name="_38_">w</text:span><text:span text:style-name="_33_">e</text:span><text:span text:style-name="_36_">r</text:span><text:span text:style-name="_39_">e</text:span><text:span text:style-name="_31_"> </text:span><text:span text:style-name="_36_">a</text:span><text:span text:style-name="_39_">s</text:span><text:span text:style-name="_31_"> </text:span><text:span text:style-name="_35_">s</text:span><text:span text:style-name="_38_">a</text:span><text:span text:style-name="_32_">t</text:span><text:span text:style-name="_36_">i</text:span><text:span text:style-name="_38_">s</text:span><text:span text:style-name="_33_">f</text:span><text:span text:style-name="_36_">a</text:span><text:span text:style-name="_38_">c</text:span><text:span text:style-name="_32_">t</text:span><text:span text:style-name="_35_">o</text:span><text:span text:style-name="_38_">r</text:span><text:span text:style-name="_32_">y</text:span><text:span text:style-name="_34_"> </text:span><text:span text:style-name="_39_">a</text:span><text:span text:style-name="_32_">n</text:span><text:span text:style-name="_36_">d</text:span><text:span text:style-name="_37_"> </text:span><text:span text:style-name="_33_">s</text:span><text:span text:style-name="_35_">u</text:span><text:span text:style-name="_38_">s</text:span><text:span text:style-name="_32_">t</text:span><text:span text:style-name="_36_">a</text:span><text:span text:style-name="_38_">i</text:span><text:span text:style-name="_32_">n</text:span><text:span text:style-name="_36_">e</text:span><text:span text:style-name="_39_">d</text:span><text:span text:style-name="_31_"> </text:span><text:span text:style-name="_36_">a</text:span><text:span text:style-name="_38_">s</text:span><text:span text:style-name="_31_"> </text:span><text:span text:style-name="_36_">i</text:span><text:span text:style-name="_38_">n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a</text:span><text:span text:style-name="_33_">b</text:span><text:span text:style-name="_36_">o</text:span><text:span text:style-name="_39_">v</text:span><text:span text:style-name="_32_">e</text:span><text:span text:style-name="_34_"> </text:span><text:span text:style-name="_38_">p</text:span><text:span text:style-name="_32_">a</text:span><text:span text:style-name="_36_">s</text:span><text:span text:style-name="_39_">s</text:span><text:span text:style-name="_33_">a</text:span><text:span text:style-name="_36_">g</text:span><text:span text:style-name="_38_">e</text:span><text:span text:style-name="_31_"> </text:span><text:span text:style-name="_36_">I</text:span><text:span text:style-name="_37_"> </text:span><text:span text:style-name="_32_">d</text:span><text:span text:style-name="_35_">o</text:span><text:span text:style-name="_37_"> </text:span><text:span text:style-name="_32_">n</text:span><text:span text:style-name="_36_">o</text:span><text:span text:style-name="_38_">t</text:span><text:span text:style-name="_31_"> </text:span><text:span text:style-name="_36_">t</text:span><text:span text:style-name="_39_">h</text:span><text:span text:style-name="_33_">i</text:span><text:span text:style-name="_36_">n</text:span><text:span text:style-name="_39_">k</text:span><text:span text:style-name="_31_"> </text:span><text:span text:style-name="_36_">h</text:span><text:span text:style-name="_39_">e</text:span><text:span text:style-name="_31_"> </text:span><text:span text:style-name="_36_">w</text:span><text:span text:style-name="_39_">o</text:span><text:span text:style-name="_32_">u</text:span><text:span text:style-name="_35_">l</text:span><text:span text:style-name="_38_">d</text:span><text:span text:style-name="_31_"> </text:span><text:span text:style-name="_36_">d</text:span><text:span text:style-name="_39_">e</text:span><text:span text:style-name="_32_">s</text:span><text:span text:style-name="_35_">c</text:span><text:span text:style-name="_39_">r</text:span><text:span text:style-name="_33_">i</text:span><text:span text:style-name="_35_">b</text:span><text:span text:style-name="_38_">e</text:span><text:span text:style-name="_31_"> </text:span><text:span text:style-name="_35_">i</text:span><text:span text:style-name="_39_">t</text:span><text:span text:style-name="_31_"> </text:span><text:span text:style-name="_36_">a</text:span><text:span text:style-name="_38_">s</text:span><text:span text:style-name="_31_"> </text:span><text:span text:style-name="_36_">"</text:span><text:span text:style-name="_39_">a</text:span><text:span text:style-name="_32_">n</text:span><text:span text:style-name="_34_"> </text:span><text:span text:style-name="_39_">e</text:span><text:span text:style-name="_33_">a</text:span><text:span text:style-name="_36_">s</text:span><text:span text:style-name="_38_">y</text:span><text:span text:style-name="_31_"> </text:span><text:span text:style-name="_36_">c</text:span><text:span text:style-name="_39_">o</text:span><text:span text:style-name="_32_">n</text:span><text:span text:style-name="_35_">t</text:span><text:span text:style-name="_39_">r</text:span><text:span text:style-name="_32_">i</text:span><text:span text:style-name="_35_">v</text:span><text:span text:style-name="_38_">a</text:span><text:span text:style-name="_33_">n</text:span><text:span text:style-name="_35_">c</text:span><text:span text:style-name="_39_">e</text:span><text:span text:style-name="_33_">.</text:span><text:span text:style-name="_35_">"</text:span><text:span text:style-name="_37_"> </text:span><text:span text:style-name="_32_">T</text:span><text:span text:style-name="_35_">h</text:span><text:span text:style-name="_39_">i</text:span><text:span text:style-name="_32_">s</text:span><text:span text:style-name="_34_"> </text:span><text:span text:style-name="_38_">p</text:span><text:span text:style-name="_32_">h</text:span><text:span text:style-name="_35_">r</text:span><text:span text:style-name="_39_">a</text:span><text:span text:style-name="_32_">s</text:span><text:span text:style-name="_35_">e</text:span><text:span text:style-name="_37_"> </text:span><text:span text:style-name="_32_">i</text:span><text:span text:style-name="_35_">s</text:span><text:span text:style-name="_39_">,</text:span><text:span text:style-name="_31_"> </text:span><text:span text:style-name="_36_">I</text:span><text:span text:style-name="_37_"> </text:span><text:span text:style-name="_33_">t</text:span><text:span text:style-name="_35_">h</text:span><text:span text:style-name="_39_">i</text:span><text:span text:style-name="_32_">n</text:span><text:span text:style-name="_35_">k</text:span><text:span text:style-name="_38_">,</text:span><text:span text:style-name="_31_"> </text:span><text:span text:style-name="_35_">i</text:span><text:span text:style-name="_38_">n</text:span><text:span text:style-name="_32_">t</text:span><text:span text:style-name="_35_">e</text:span><text:span text:style-name="_39_">n</text:span><text:span text:style-name="_33_">d</text:span><text:span text:style-name="_36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6_">c</text:span><text:span text:style-name="_38_">o</text:span><text:span text:style-name="_32_">v</text:span><text:span text:style-name="_35_">e</text:span><text:span text:style-name="_38_">r</text:span><text:span text:style-name="_31_"> </text:span><text:span text:style-name="_35_">s</text:span><text:span text:style-name="_39_">u</text:span><text:span text:style-name="_33_">c</text:span><text:span text:style-name="_36_">h</text:span><text:span text:style-name="_37_"> </text:span><text:span text:style-name="_32_">d</text:span><text:span text:style-name="_35_">e</text:span><text:span text:style-name="_39_">v</text:span><text:span text:style-name="_33_">i</text:span><text:span text:style-name="_36_">c</text:span><text:span text:style-name="_38_">e</text:span><text:span text:style-name="_33_">s</text:span><text:span text:style-name="_34_"> </text:span><text:span text:style-name="_38_">a</text:span><text:span text:style-name="_32_">s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i</text:span><text:span text:style-name="_36_">n</text:span><text:span text:style-name="_39_">c</text:span><text:span text:style-name="_33_">l</text:span><text:span text:style-name="_35_">u</text:span><text:span text:style-name="_38_">s</text:span><text:span text:style-name="_33_">i</text:span><text:span text:style-name="_35_">o</text:span><text:span text:style-name="_38_">n</text:span><text:span text:style-name="_31_"> </text:span><text:span text:style-name="_36_">i</text:span><text:span text:style-name="_38_">n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m</text:span><text:span text:style-name="_33_">a</text:span><text:span text:style-name="_35_">c</text:span><text:span text:style-name="_39_">h</text:span><text:span text:style-name="_32_">i</text:span><text:span text:style-name="_35_">n</text:span><text:span text:style-name="_39_">e</text:span><text:span text:style-name="_31_"> </text:span><text:span text:style-name="_36_">o</text:span><text:span text:style-name="_39_">f</text:span><text:span text:style-name="_31_"> </text:span><text:span text:style-name="_36_">a</text:span><text:span text:style-name="_37_"> </text:span><text:span text:style-name="_33_">r</text:span><text:span text:style-name="_35_">e</text:span><text:span text:style-name="_39_">c</text:span><text:span text:style-name="_32_">o</text:span><text:span text:style-name="_36_">r</text:span><text:span text:style-name="_38_">d</text:span><text:span text:style-name="_31_"> </text:span><text:span text:style-name="_36_">o</text:span><text:span text:style-name="_39_">f</text:span><text:span text:style-name="_31_"> </text:span><text:span text:style-name="_36_">s</text:span><text:span text:style-name="_39_">o</text:span><text:span text:style-name="_32_">m</text:span><text:span text:style-name="_35_">e</text:span><text:span text:style-name="_38_">o</text:span><text:span text:style-name="_33_">n</text:span><text:span text:style-name="_35_">e</text:span><text:span text:style-name="_37_"> </text:span><text:span text:style-name="_32_">r</text:span><text:span text:style-name="_35_">e</text:span><text:span text:style-name="_38_">a</text:span><text:span text:style-name="_32_">d</text:span><text:span text:style-name="_35_">i</text:span><text:span text:style-name="_39_">n</text:span><text:span text:style-name="_32_">g</text:span><text:span text:style-name="_34_"> </text:span><text:span text:style-name="_39_">a</text:span><text:span text:style-name="_31_"> </text:span><text:span text:style-name="_36_">s</text:span><text:span text:style-name="_38_">o</text:span><text:span text:style-name="_32_">n</text:span><text:span text:style-name="_36_">n</text:span><text:span text:style-name="_39_">e</text:span><text:span text:style-name="_32_">t</text:span><text:span text:style-name="_35_">,</text:span><text:span text:style-name="_37_"> </text:span><text:span text:style-name="_32_">w</text:span><text:span text:style-name="_36_">i</text:span><text:span text:style-name="_38_">t</text:span><text:span text:style-name="_32_">h</text:span><text:span text:style-name="_34_"> </text:span><text:span text:style-name="_38_">a</text:span><text:span text:style-name="_33_">p</text:span><text:span text:style-name="_35_">p</text:span><text:span text:style-name="_38_">r</text:span><text:span text:style-name="_32_">o</text:span><text:span text:style-name="_35_">p</text:span><text:span text:style-name="_39_">r</text:span><text:span text:style-name="_32_">i</text:span><text:span text:style-name="_36_">a</text:span><text:span text:style-name="_38_">t</text:span><text:span text:style-name="_33_">e</text:span><text:span text:style-name="_34_"> </text:span><text:span text:style-name="_38_">s</text:span><text:span text:style-name="_32_">w</text:span><text:span text:style-name="_35_">i</text:span><text:span text:style-name="_39_">t</text:span><text:span text:style-name="_33_">c</text:span><text:span text:style-name="_36_">h</text:span><text:span text:style-name="_38_">i</text:span><text:span text:style-name="_33_">n</text:span><text:span text:style-name="_36_">g</text:span><text:span text:style-name="_37_"> </text:span><text:span text:style-name="_33_">t</text:span><text:span text:style-name="_35_">o</text:span><text:span text:style-name="_37_"> </text:span><text:span text:style-name="_32_">t</text:span><text:span text:style-name="_35_">u</text:span><text:span text:style-name="_38_">r</text:span><text:span text:style-name="_32_">n</text:span><text:span text:style-name="_34_"> </text:span><text:span text:style-name="_39_">i</text:span><text:span text:style-name="_33_">t</text:span><text:span text:style-name="_34_"> </text:span><text:span text:style-name="_39_">o</text:span><text:span text:style-name="_32_">n</text:span><text:span text:style-name="_34_"> </text:span><text:span text:style-name="_38_">f</text:span><text:span text:style-name="_33_">r</text:span><text:span text:style-name="_36_">o</text:span><text:span text:style-name="_38_">m</text:span><text:span text:style-name="_31_"> </text:span><text:span text:style-name="_35_">t</text:span><text:span text:style-name="_38_">i</text:span><text:span text:style-name="_33_">m</text:span><text:span text:style-name="_35_">e</text:span><text:span text:style-name="_37_"> </text:span><text:span text:style-name="_33_">t</text:span><text:span text:style-name="_36_">o</text:span><text:span text:style-name="_37_"> </text:span><text:span text:style-name="_33_">t</text:span><text:span text:style-name="_36_">i</text:span><text:span text:style-name="_39_">m</text:span><text:span text:style-name="_32_">e</text:span><text:span text:style-name="_35_">.</text:span></text:p>
      <text:p text:style-name="P1"><text:span text:style-name="_32_">I</text:span><text:span text:style-name="_35_">n</text:span><text:span text:style-name="_37_"> </text:span><text:span text:style-name="_33_">s</text:span><text:span text:style-name="_36_">h</text:span><text:span text:style-name="_39_">o</text:span><text:span text:style-name="_32_">r</text:span><text:span text:style-name="_35_">t</text:span><text:span text:style-name="_37_"> </text:span><text:span text:style-name="_32_">t</text:span><text:span text:style-name="_35_">h</text:span><text:span text:style-name="_38_">e</text:span><text:span text:style-name="_32_">n</text:span><text:span text:style-name="_35_">,</text:span><text:span text:style-name="_37_"> </text:span><text:span text:style-name="_32_">I</text:span><text:span text:style-name="_34_"> </text:span><text:span text:style-name="_39_">t</text:span><text:span text:style-name="_33_">h</text:span><text:span text:style-name="_36_">i</text:span><text:span text:style-name="_38_">n</text:span><text:span text:style-name="_32_">k</text:span><text:span text:style-name="_34_"> </text:span><text:span text:style-name="_38_">t</text:span><text:span text:style-name="_32_">h</text:span><text:span text:style-name="_35_">a</text:span><text:span text:style-name="_39_">t</text:span><text:span text:style-name="_31_"> </text:span><text:span text:style-name="_35_">m</text:span><text:span text:style-name="_38_">o</text:span><text:span text:style-name="_32_">s</text:span><text:span text:style-name="_36_">t</text:span><text:span text:style-name="_37_"> </text:span><text:span text:style-name="_33_">o</text:span><text:span text:style-name="_35_">f</text:span><text:span text:style-name="_37_"> </text:span><text:span text:style-name="_32_">t</text:span><text:span text:style-name="_35_">h</text:span><text:span text:style-name="_38_">o</text:span><text:span text:style-name="_33_">s</text:span><text:span text:style-name="_35_">e</text:span><text:span text:style-name="_37_"> </text:span><text:span text:style-name="_32_">w</text:span><text:span text:style-name="_36_">h</text:span><text:span text:style-name="_39_">o</text:span><text:span text:style-name="_31_"> </text:span><text:span text:style-name="_35_">s</text:span><text:span text:style-name="_38_">u</text:span><text:span text:style-name="_33_">p</text:span><text:span text:style-name="_35_">p</text:span><text:span text:style-name="_39_">o</text:span><text:span text:style-name="_33_">r</text:span><text:span text:style-name="_36_">t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a</text:span><text:span text:style-name="_38_">r</text:span><text:span text:style-name="_32_">g</text:span><text:span text:style-name="_35_">u</text:span><text:span text:style-name="_38_">m</text:span><text:span text:style-name="_33_">e</text:span><text:span text:style-name="_36_">n</text:span><text:span text:style-name="_39_">t</text:span><text:span text:style-name="_31_"> </text:span><text:span text:style-name="_36_">f</text:span><text:span text:style-name="_39_">r</text:span><text:span text:style-name="_33_">o</text:span><text:span text:style-name="_36_">m</text:span><text:span text:style-name="_37_"> </text:span><text:span text:style-name="_32_">c</text:span><text:span text:style-name="_36_">o</text:span><text:span text:style-name="_39_">n</text:span><text:span text:style-name="_32_">s</text:span><text:span text:style-name="_36_">c</text:span><text:span text:style-name="_38_">i</text:span><text:span text:style-name="_32_">o</text:span><text:span text:style-name="_36_">u</text:span><text:span text:style-name="_39_">s</text:span><text:span text:style-name="_32_">n</text:span><text:span text:style-name="_36_">e</text:span><text:span text:style-name="_38_">s</text:span><text:span text:style-name="_33_">s</text:span><text:span text:style-name="_34_"> </text:span><text:span text:style-name="_38_">c</text:span><text:span text:style-name="_32_">o</text:span><text:span text:style-name="_36_">u</text:span><text:span text:style-name="_39_">l</text:span><text:span text:style-name="_33_">d</text:span><text:span text:style-name="_34_"> </text:span><text:span text:style-name="_39_">b</text:span><text:span text:style-name="_33_">e</text:span><text:span text:style-name="_34_"> </text:span><text:span text:style-name="_38_">p</text:span><text:span text:style-name="_32_">e</text:span><text:span text:style-name="_35_">r</text:span><text:span text:style-name="_39_">s</text:span><text:span text:style-name="_33_">u</text:span><text:span text:style-name="_36_">a</text:span><text:span text:style-name="_39_">d</text:span><text:span text:style-name="_32_">e</text:span><text:span text:style-name="_36_">d</text:span><text:span text:style-name="_37_"> </text:span><text:span text:style-name="_33_">t</text:span><text:span text:style-name="_36_">o</text:span><text:span text:style-name="_37_"> </text:span><text:span text:style-name="_33_">a</text:span><text:span text:style-name="_35_">b</text:span><text:span text:style-name="_39_">a</text:span><text:span text:style-name="_33_">n</text:span><text:span text:style-name="_35_">d</text:span><text:span text:style-name="_38_">o</text:span><text:span text:style-name="_33_">n</text:span><text:span text:style-name="_34_"> </text:span><text:span text:style-name="_38_">i</text:span><text:span text:style-name="_33_">t</text:span><text:span text:style-name="_34_"> </text:span><text:span text:style-name="_39_">r</text:span><text:span text:style-name="_32_">a</text:span><text:span text:style-name="_35_">t</text:span><text:span text:style-name="_38_">h</text:span><text:span text:style-name="_33_">e</text:span><text:span text:style-name="_36_">r</text:span><text:span text:style-name="_37_"> </text:span><text:span text:style-name="_33_">t</text:span><text:span text:style-name="_36_">h</text:span><text:span text:style-name="_38_">a</text:span><text:span text:style-name="_32_">n</text:span><text:span text:style-name="_34_"> </text:span><text:span text:style-name="_39_">b</text:span><text:span text:style-name="_33_">e</text:span><text:span text:style-name="_34_"> </text:span><text:span text:style-name="_38_">f</text:span><text:span text:style-name="_33_">o</text:span><text:span text:style-name="_35_">r</text:span><text:span text:style-name="_39_">c</text:span><text:span text:style-name="_33_">e</text:span><text:span text:style-name="_35_">d</text:span><text:span text:style-name="_37_"> </text:span><text:span text:style-name="_33_">i</text:span><text:span text:style-name="_35_">n</text:span><text:span text:style-name="_38_">t</text:span><text:span text:style-name="_33_">o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s</text:span><text:span text:style-name="_35_">o</text:span><text:span text:style-name="_38_">l</text:span><text:span text:style-name="_33_">i</text:span><text:span text:style-name="_36_">p</text:span><text:span text:style-name="_38_">s</text:span><text:span text:style-name="_32_">i</text:span><text:span text:style-name="_35_">s</text:span><text:span text:style-name="_38_">t</text:span><text:span text:style-name="_31_"> </text:span><text:span text:style-name="_35_">p</text:span><text:span text:style-name="_39_">o</text:span><text:span text:style-name="_33_">s</text:span><text:span text:style-name="_36_">i</text:span><text:span text:style-name="_39_">t</text:span><text:span text:style-name="_32_">i</text:span><text:span text:style-name="_36_">o</text:span><text:span text:style-name="_39_">n</text:span><text:span text:style-name="_33_">.</text:span><text:span text:style-name="_34_"> </text:span><text:span text:style-name="_39_">T</text:span><text:span text:style-name="_32_">h</text:span><text:span text:style-name="_35_">e</text:span><text:span text:style-name="_38_">y</text:span><text:span text:style-name="_31_"> </text:span><text:span text:style-name="_35_">w</text:span><text:span text:style-name="_39_">i</text:span><text:span text:style-name="_33_">l</text:span><text:span text:style-name="_36_">l</text:span><text:span text:style-name="_37_"> </text:span><text:span text:style-name="_33_">t</text:span><text:span text:style-name="_36_">h</text:span><text:span text:style-name="_38_">e</text:span><text:span text:style-name="_32_">n</text:span><text:span text:style-name="_34_"> </text:span><text:span text:style-name="_39_">p</text:span><text:span text:style-name="_33_">r</text:span><text:span text:style-name="_35_">o</text:span><text:span text:style-name="_39_">b</text:span><text:span text:style-name="_32_">a</text:span><text:span text:style-name="_36_">b</text:span><text:span text:style-name="_38_">l</text:span><text:span text:style-name="_32_">y</text:span><text:span text:style-name="_34_"> </text:span><text:span text:style-name="_38_">b</text:span><text:span text:style-name="_32_">e</text:span><text:span text:style-name="_34_"> </text:span><text:span text:style-name="_38_">w</text:span><text:span text:style-name="_33_">i</text:span><text:span text:style-name="_36_">l</text:span><text:span text:style-name="_39_">l</text:span><text:span text:style-name="_32_">i</text:span><text:span text:style-name="_35_">n</text:span><text:span text:style-name="_39_">g</text:span><text:span text:style-name="_31_"> </text:span><text:span text:style-name="_35_">t</text:span><text:span text:style-name="_38_">o</text:span><text:span text:style-name="_31_"> </text:span><text:span text:style-name="_35_">a</text:span><text:span text:style-name="_39_">c</text:span><text:span text:style-name="_33_">c</text:span><text:span text:style-name="_35_">e</text:span><text:span text:style-name="_38_">p</text:span><text:span text:style-name="_32_">t</text:span><text:span text:style-name="_34_"> </text:span><text:span text:style-name="_38_">o</text:span><text:span text:style-name="_33_">u</text:span><text:span text:style-name="_35_">r</text:span><text:span text:style-name="_37_"> </text:span><text:span text:style-name="_32_">t</text:span><text:span text:style-name="_36_">e</text:span><text:span text:style-name="_38_">s</text:span><text:span text:style-name="_33_">t</text:span><text:span text:style-name="_36_">.</text:span></text:p>
      <text:p text:style-name="P1"><text:span text:style-name="_33_">I</text:span><text:span text:style-name="_34_"> </text:span><text:span text:style-name="_38_">d</text:span><text:span text:style-name="_33_">o</text:span><text:span text:style-name="_34_"> </text:span><text:span text:style-name="_38_">n</text:span><text:span text:style-name="_32_">o</text:span><text:span text:style-name="_36_">t</text:span><text:span text:style-name="_37_"> </text:span><text:span text:style-name="_33_">w</text:span><text:span text:style-name="_36_">i</text:span><text:span text:style-name="_38_">s</text:span><text:span text:style-name="_33_">h</text:span><text:span text:style-name="_34_"> </text:span><text:span text:style-name="_39_">t</text:span><text:span text:style-name="_32_">o</text:span><text:span text:style-name="_34_"> </text:span><text:span text:style-name="_38_">g</text:span><text:span text:style-name="_33_">i</text:span><text:span text:style-name="_36_">v</text:span><text:span text:style-name="_39_">e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i</text:span><text:span text:style-name="_33_">m</text:span><text:span text:style-name="_36_">p</text:span><text:span text:style-name="_39_">r</text:span><text:span text:style-name="_32_">e</text:span><text:span text:style-name="_35_">s</text:span><text:span text:style-name="_39_">s</text:span><text:span text:style-name="_33_">i</text:span><text:span text:style-name="_36_">o</text:span><text:span text:style-name="_39_">n</text:span><text:span text:style-name="_31_"> </text:span><text:span text:style-name="_36_">t</text:span><text:span text:style-name="_39_">h</text:span><text:span text:style-name="_33_">a</text:span><text:span text:style-name="_35_">t</text:span><text:span text:style-name="_37_"> </text:span><text:span text:style-name="_32_">I</text:span><text:span text:style-name="_34_"> </text:span><text:span text:style-name="_39_">t</text:span><text:span text:style-name="_32_">h</text:span><text:span text:style-name="_35_">i</text:span><text:span text:style-name="_39_">n</text:span><text:span text:style-name="_32_">k</text:span><text:span text:style-name="_34_"> </text:span><text:span text:style-name="_39_">t</text:span><text:span text:style-name="_32_">h</text:span><text:span text:style-name="_36_">e</text:span><text:span text:style-name="_39_">r</text:span><text:span text:style-name="_32_">e</text:span><text:span text:style-name="_34_"> </text:span><text:span text:style-name="_39_">i</text:span><text:span text:style-name="_32_">s</text:span><text:span text:style-name="_34_"> </text:span><text:span text:style-name="_38_">n</text:span><text:span text:style-name="_32_">o</text:span><text:span text:style-name="_34_"> </text:span><text:span text:style-name="_39_">m</text:span><text:span text:style-name="_32_">y</text:span><text:span text:style-name="_36_">s</text:span><text:span text:style-name="_39_">t</text:span><text:span text:style-name="_32_">e</text:span><text:span text:style-name="_36_">r</text:span><text:span text:style-name="_38_">y</text:span><text:span text:style-name="_31_"> </text:span><text:span text:style-name="_35_">a</text:span><text:span text:style-name="_38_">b</text:span><text:span text:style-name="_33_">o</text:span><text:span text:style-name="_36_">u</text:span><text:span text:style-name="_38_">t</text:span><text:span text:style-name="_31_"> </text:span><text:span text:style-name="_35_">c</text:span><text:span text:style-name="_38_">o</text:span><text:span text:style-name="_33_">n</text:span><text:span text:style-name="_35_">s</text:span><text:span text:style-name="_39_">c</text:span><text:span text:style-name="_32_">i</text:span><text:span text:style-name="_35_">o</text:span><text:span text:style-name="_38_">u</text:span><text:span text:style-name="_32_">s</text:span><text:span text:style-name="_36_">n</text:span><text:span text:style-name="_38_">e</text:span><text:span text:style-name="_32_">s</text:span><text:span text:style-name="_35_">s</text:span><text:span text:style-name="_38_">.</text:span><text:span text:style-name="_31_"> </text:span><text:span text:style-name="_35_">T</text:span><text:span text:style-name="_38_">h</text:span><text:span text:style-name="_33_">e</text:span><text:span text:style-name="_35_">r</text:span><text:span text:style-name="_38_">e</text:span><text:span text:style-name="_31_"> </text:span><text:span text:style-name="_36_">i</text:span><text:span text:style-name="_38_">s</text:span><text:span text:style-name="_32_">,</text:span><text:span text:style-name="_34_"> </text:span><text:span text:style-name="_39_">f</text:span><text:span text:style-name="_32_">o</text:span><text:span text:style-name="_36_">r</text:span><text:span text:style-name="_37_"> </text:span><text:span text:style-name="_33_">i</text:span><text:span text:style-name="_36_">n</text:span><text:span text:style-name="_38_">s</text:span><text:span text:style-name="_33_">t</text:span><text:span text:style-name="_35_">a</text:span><text:span text:style-name="_38_">n</text:span><text:span text:style-name="_33_">c</text:span><text:span text:style-name="_35_">e</text:span><text:span text:style-name="_39_">,</text:span><text:span text:style-name="_31_"> </text:span><text:span text:style-name="_36_">s</text:span><text:span text:style-name="_39_">o</text:span><text:span text:style-name="_33_">m</text:span><text:span text:style-name="_35_">e</text:span><text:span text:style-name="_38_">t</text:span><text:span text:style-name="_32_">h</text:span><text:span text:style-name="_35_">i</text:span><text:span text:style-name="_38_">n</text:span><text:span text:style-name="_33_">g</text:span><text:span text:style-name="_34_"> </text:span><text:span text:style-name="_39_">o</text:span><text:span text:style-name="_32_">f</text:span><text:span text:style-name="_34_"> </text:span><text:span text:style-name="_39_">a</text:span><text:span text:style-name="_31_"> </text:span><text:span text:style-name="_36_">p</text:span><text:span text:style-name="_39_">a</text:span><text:span text:style-name="_33_">r</text:span><text:span text:style-name="_35_">a</text:span><text:span text:style-name="_38_">d</text:span><text:span text:style-name="_32_">o</text:span><text:span text:style-name="_35_">x</text:span><text:span text:style-name="_37_"> </text:span><text:span text:style-name="_33_">c</text:span><text:span text:style-name="_35_">o</text:span><text:span text:style-name="_39_">n</text:span><text:span text:style-name="_32_">n</text:span><text:span text:style-name="_36_">e</text:span><text:span text:style-name="_38_">c</text:span><text:span text:style-name="_32_">t</text:span><text:span text:style-name="_35_">e</text:span><text:span text:style-name="_39_">d</text:span><text:span text:style-name="_31_"> </text:span><text:span text:style-name="_35_">w</text:span><text:span text:style-name="_38_">i</text:span><text:span text:style-name="_33_">t</text:span><text:span text:style-name="_35_">h</text:span><text:span text:style-name="_37_"> </text:span><text:span text:style-name="_33_">a</text:span><text:span text:style-name="_36_">n</text:span><text:span text:style-name="_39_">y</text:span><text:span text:style-name="_31_"> </text:span><text:span text:style-name="_36_">a</text:span><text:span text:style-name="_39_">t</text:span><text:span text:style-name="_32_">t</text:span><text:span text:style-name="_35_">e</text:span><text:span text:style-name="_38_">m</text:span><text:span text:style-name="_32_">p</text:span><text:span text:style-name="_35_">t</text:span><text:span text:style-name="_37_"> </text:span><text:span text:style-name="_33_">t</text:span><text:span text:style-name="_35_">o</text:span><text:span text:style-name="_37_"> </text:span><text:span text:style-name="_33_">l</text:span><text:span text:style-name="_35_">o</text:span><text:span text:style-name="_39_">c</text:span><text:span text:style-name="_32_">a</text:span><text:span text:style-name="_36_">l</text:span><text:span text:style-name="_39_">i</text:span><text:span text:style-name="_33_">s</text:span><text:span text:style-name="_36_">e</text:span><text:span text:style-name="_37_"> </text:span><text:span text:style-name="_33_">i</text:span><text:span text:style-name="_35_">t</text:span><text:span text:style-name="_39_">.</text:span><text:span text:style-name="_31_"> </text:span><text:span text:style-name="_36_">B</text:span><text:span text:style-name="_38_">u</text:span><text:span text:style-name="_33_">t</text:span><text:span text:style-name="_34_"> </text:span><text:span text:style-name="_39_">I</text:span><text:span text:style-name="_31_"> </text:span><text:span text:style-name="_36_">d</text:span><text:span text:style-name="_38_">o</text:span><text:span text:style-name="_31_"> </text:span><text:span text:style-name="_35_">n</text:span><text:span text:style-name="_39_">o</text:span><text:span text:style-name="_33_">t</text:span><text:span text:style-name="_34_"> </text:span><text:span text:style-name="_39_">t</text:span><text:span text:style-name="_33_">h</text:span><text:span text:style-name="_35_">i</text:span><text:span text:style-name="_38_">n</text:span><text:span text:style-name="_33_">k</text:span><text:span text:style-name="_34_"> </text:span><text:span text:style-name="_38_">t</text:span><text:span text:style-name="_32_">h</text:span><text:span text:style-name="_35_">e</text:span><text:span text:style-name="_38_">s</text:span><text:span text:style-name="_33_">e</text:span><text:span text:style-name="_34_"> </text:span><text:span text:style-name="_38_">m</text:span><text:span text:style-name="_33_">y</text:span><text:span text:style-name="_35_">s</text:span><text:span text:style-name="_38_">t</text:span><text:span text:style-name="_33_">e</text:span><text:span text:style-name="_36_">r</text:span><text:span text:style-name="_39_">i</text:span><text:span text:style-name="_32_">e</text:span><text:span text:style-name="_36_">s</text:span><text:span text:style-name="_37_"> </text:span><text:span text:style-name="_33_">n</text:span><text:span text:style-name="_36_">e</text:span><text:span text:style-name="_38_">c</text:span><text:span text:style-name="_33_">e</text:span><text:span text:style-name="_35_">s</text:span><text:span text:style-name="_39_">s</text:span><text:span text:style-name="_33_">a</text:span><text:span text:style-name="_36_">r</text:span><text:span text:style-name="_38_">i</text:span><text:span text:style-name="_33_">l</text:span><text:span text:style-name="_35_">y</text:span><text:span text:style-name="_37_"> </text:span><text:span text:style-name="_33_">n</text:span><text:span text:style-name="_35_">e</text:span><text:span text:style-name="_39_">e</text:span><text:span text:style-name="_32_">d</text:span><text:span text:style-name="_34_"> </text:span><text:span text:style-name="_39_">t</text:span><text:span text:style-name="_33_">o</text:span><text:span text:style-name="_34_"> </text:span><text:span text:style-name="_39_">b</text:span><text:span text:style-name="_32_">e</text:span><text:span text:style-name="_34_"> </text:span><text:span text:style-name="_39_">s</text:span><text:span text:style-name="_33_">o</text:span><text:span text:style-name="_35_">l</text:span><text:span text:style-name="_39_">v</text:span><text:span text:style-name="_32_">e</text:span><text:span text:style-name="_36_">d</text:span><text:span text:style-name="_37_"> </text:span><text:span text:style-name="_33_">b</text:span><text:span text:style-name="_35_">e</text:span><text:span text:style-name="_38_">f</text:span><text:span text:style-name="_32_">o</text:span><text:span text:style-name="_35_">r</text:span><text:span text:style-name="_38_">e</text:span><text:span text:style-name="_31_"> </text:span><text:span text:style-name="_35_">w</text:span><text:span text:style-name="_38_">e</text:span><text:span text:style-name="_31_"> </text:span><text:span text:style-name="_35_">c</text:span><text:span text:style-name="_39_">a</text:span><text:span text:style-name="_33_">n</text:span><text:span text:style-name="_34_"> </text:span><text:span text:style-name="_39_">a</text:span><text:span text:style-name="_32_">n</text:span><text:span text:style-name="_35_">s</text:span><text:span text:style-name="_38_">w</text:span><text:span text:style-name="_32_">e</text:span><text:span text:style-name="_35_">r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q</text:span><text:span text:style-name="_38_">u</text:span><text:span text:style-name="_32_">e</text:span><text:span text:style-name="_36_">s</text:span><text:span text:style-name="_38_">t</text:span><text:span text:style-name="_33_">i</text:span><text:span text:style-name="_36_">o</text:span><text:span text:style-name="_39_">n</text:span><text:span text:style-name="_31_"> </text:span><text:span text:style-name="_35_">w</text:span><text:span text:style-name="_38_">i</text:span><text:span text:style-name="_33_">t</text:span><text:span text:style-name="_36_">h</text:span><text:span text:style-name="_37_"> </text:span><text:span text:style-name="_32_">w</text:span><text:span text:style-name="_35_">h</text:span><text:span text:style-name="_39_">i</text:span><text:span text:style-name="_32_">c</text:span><text:span text:style-name="_35_">h</text:span><text:span text:style-name="_37_"> </text:span><text:span text:style-name="_32_">w</text:span><text:span text:style-name="_35_">e</text:span><text:span text:style-name="_37_"> </text:span><text:span text:style-name="_33_">a</text:span><text:span text:style-name="_36_">r</text:span><text:span text:style-name="_38_">e</text:span><text:span text:style-name="_31_"> </text:span><text:span text:style-name="_36_">c</text:span><text:span text:style-name="_38_">o</text:span><text:span text:style-name="_32_">n</text:span><text:span text:style-name="_35_">c</text:span><text:span text:style-name="_39_">e</text:span><text:span text:style-name="_33_">r</text:span><text:span text:style-name="_36_">n</text:span><text:span text:style-name="_39_">e</text:span><text:span text:style-name="_33_">d</text:span><text:span text:style-name="_34_"> </text:span><text:span text:style-name="_38_">i</text:span><text:span text:style-name="_33_">n</text:span><text:span text:style-name="_34_"> </text:span><text:span text:style-name="_39_">t</text:span><text:span text:style-name="_33_">h</text:span><text:span text:style-name="_36_">i</text:span><text:span text:style-name="_39_">s</text:span><text:span text:style-name="_31_"> </text:span><text:span text:style-name="_36_">p</text:span><text:span text:style-name="_38_">a</text:span><text:span text:style-name="_32_">p</text:span><text:span text:style-name="_36_">e</text:span><text:span text:style-name="_38_">r</text:span><text:span text:style-name="_33_">.</text:span></text:p>
      <text:p text:style-name="P1"><text:span text:style-name="_38_">(</text:span><text:span text:style-name="_32_">5</text:span><text:span text:style-name="_36_">)</text:span><text:span text:style-name="_37_"> </text:span><text:span text:style-name="_32_">A</text:span><text:span text:style-name="_35_">r</text:span><text:span text:style-name="_38_">g</text:span><text:span text:style-name="_32_">u</text:span><text:span text:style-name="_36_">m</text:span><text:span text:style-name="_38_">e</text:span><text:span text:style-name="_32_">n</text:span><text:span text:style-name="_36_">t</text:span><text:span text:style-name="_38_">s</text:span><text:span text:style-name="_31_"> </text:span><text:span text:style-name="_35_">f</text:span><text:span text:style-name="_38_">r</text:span><text:span text:style-name="_32_">o</text:span><text:span text:style-name="_36_">m</text:span><text:span text:style-name="_37_"> </text:span><text:span text:style-name="_32_">V</text:span><text:span text:style-name="_36_">a</text:span><text:span text:style-name="_38_">r</text:span><text:span text:style-name="_33_">i</text:span><text:span text:style-name="_36_">o</text:span><text:span text:style-name="_39_">u</text:span><text:span text:style-name="_32_">s</text:span><text:span text:style-name="_34_"> </text:span><text:span text:style-name="_38_">D</text:span><text:span text:style-name="_33_">i</text:span><text:span text:style-name="_35_">s</text:span><text:span text:style-name="_38_">a</text:span><text:span text:style-name="_33_">b</text:span><text:span text:style-name="_35_">i</text:span><text:span text:style-name="_38_">l</text:span><text:span text:style-name="_32_">i</text:span><text:span text:style-name="_36_">t</text:span><text:span text:style-name="_38_">i</text:span><text:span text:style-name="_32_">e</text:span><text:span text:style-name="_35_">s</text:span></text:p>
      <text:p text:style-name="P1"><text:span text:style-name="_33_">T</text:span><text:span text:style-name="_36_">h</text:span><text:span text:style-name="_38_">e</text:span><text:span text:style-name="_32_">s</text:span><text:span text:style-name="_36_">e</text:span><text:span text:style-name="_37_"> </text:span><text:span text:style-name="_33_">a</text:span><text:span text:style-name="_35_">r</text:span><text:span text:style-name="_38_">g</text:span><text:span text:style-name="_32_">u</text:span><text:span text:style-name="_36_">m</text:span><text:span text:style-name="_38_">e</text:span><text:span text:style-name="_33_">n</text:span><text:span text:style-name="_36_">t</text:span><text:span text:style-name="_39_">s</text:span><text:span text:style-name="_31_"> </text:span><text:span text:style-name="_35_">t</text:span><text:span text:style-name="_38_">a</text:span><text:span text:style-name="_33_">k</text:span><text:span text:style-name="_36_">e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f</text:span><text:span text:style-name="_39_">o</text:span><text:span text:style-name="_32_">r</text:span><text:span text:style-name="_36_">m</text:span><text:span text:style-name="_38_">,</text:span><text:span text:style-name="_31_"> </text:span><text:span text:style-name="_36_">"</text:span><text:span text:style-name="_39_">I</text:span><text:span text:style-name="_31_"> </text:span><text:span text:style-name="_36_">g</text:span><text:span text:style-name="_38_">r</text:span><text:span text:style-name="_32_">a</text:span><text:span text:style-name="_36_">n</text:span><text:span text:style-name="_39_">t</text:span><text:span text:style-name="_31_"> </text:span><text:span text:style-name="_36_">y</text:span><text:span text:style-name="_39_">o</text:span><text:span text:style-name="_32_">u</text:span><text:span text:style-name="_34_"> </text:span><text:span text:style-name="_39_">t</text:span><text:span text:style-name="_32_">h</text:span><text:span text:style-name="_36_">a</text:span><text:span text:style-name="_38_">t</text:span><text:span text:style-name="_31_"> </text:span><text:span text:style-name="_36_">y</text:span><text:span text:style-name="_38_">o</text:span><text:span text:style-name="_33_">u</text:span><text:span text:style-name="_34_"> </text:span><text:span text:style-name="_38_">c</text:span><text:span text:style-name="_33_">a</text:span><text:span text:style-name="_36_">n</text:span><text:span text:style-name="_37_"> </text:span><text:span text:style-name="_33_">m</text:span><text:span text:style-name="_35_">a</text:span><text:span text:style-name="_38_">k</text:span><text:span text:style-name="_32_">e</text:span><text:span text:style-name="_34_"> </text:span><text:span text:style-name="_38_">m</text:span><text:span text:style-name="_33_">a</text:span><text:span text:style-name="_36_">c</text:span><text:span text:style-name="_38_">h</text:span><text:span text:style-name="_32_">i</text:span><text:span text:style-name="_35_">n</text:span><text:span text:style-name="_38_">e</text:span><text:span text:style-name="_32_">s</text:span><text:span text:style-name="_34_"> </text:span><text:span text:style-name="_38_">d</text:span><text:span text:style-name="_32_">o</text:span><text:span text:style-name="_34_"> </text:span><text:span text:style-name="_39_">a</text:span><text:span text:style-name="_32_">l</text:span><text:span text:style-name="_35_">l</text:span><text:span text:style-name="_37_"> </text:span><text:span text:style-name="_33_">t</text:span><text:span text:style-name="_35_">h</text:span><text:span text:style-name="_39_">e</text:span><text:span text:style-name="_31_"> </text:span><text:soft-page-break/><text:span text:style-name="_35_">t</text:span><text:span text:style-name="_39_">h</text:span><text:span text:style-name="_32_">i</text:span><text:span text:style-name="_35_">n</text:span><text:span text:style-name="_38_">g</text:span><text:span text:style-name="_32_">s</text:span><text:span text:style-name="_34_"> </text:span><text:span text:style-name="_38_">y</text:span><text:span text:style-name="_32_">o</text:span><text:span text:style-name="_35_">u</text:span><text:span text:style-name="_37_"> </text:span><text:span text:style-name="_33_">h</text:span><text:span text:style-name="_35_">a</text:span><text:span text:style-name="_39_">v</text:span><text:span text:style-name="_32_">e</text:span><text:span text:style-name="_34_"> </text:span><text:span text:style-name="_38_">m</text:span><text:span text:style-name="_32_">e</text:span><text:span text:style-name="_36_">n</text:span><text:span text:style-name="_39_">t</text:span><text:span text:style-name="_32_">i</text:span><text:span text:style-name="_36_">o</text:span><text:span text:style-name="_38_">n</text:span><text:span text:style-name="_32_">e</text:span><text:span text:style-name="_36_">d</text:span><text:span text:style-name="_37_"> </text:span><text:span text:style-name="_33_">b</text:span><text:span text:style-name="_35_">u</text:span><text:span text:style-name="_38_">t</text:span><text:span text:style-name="_31_"> </text:span><text:span text:style-name="_36_">y</text:span><text:span text:style-name="_39_">o</text:span><text:span text:style-name="_33_">u</text:span><text:span text:style-name="_34_"> </text:span><text:span text:style-name="_38_">w</text:span><text:span text:style-name="_33_">i</text:span><text:span text:style-name="_35_">l</text:span><text:span text:style-name="_38_">l</text:span><text:span text:style-name="_31_"> </text:span><text:span text:style-name="_36_">n</text:span><text:span text:style-name="_38_">e</text:span><text:span text:style-name="_32_">v</text:span><text:span text:style-name="_36_">e</text:span><text:span text:style-name="_39_">r</text:span><text:span text:style-name="_31_"> </text:span><text:span text:style-name="_35_">b</text:span><text:span text:style-name="_39_">e</text:span><text:span text:style-name="_31_"> </text:span><text:span text:style-name="_35_">a</text:span><text:span text:style-name="_38_">b</text:span><text:span text:style-name="_32_">l</text:span><text:span text:style-name="_36_">e</text:span><text:span text:style-name="_37_"> </text:span><text:span text:style-name="_32_">t</text:span><text:span text:style-name="_35_">o</text:span><text:span text:style-name="_37_"> </text:span><text:span text:style-name="_33_">m</text:span><text:span text:style-name="_35_">a</text:span><text:span text:style-name="_38_">k</text:span><text:span text:style-name="_32_">e</text:span><text:span text:style-name="_34_"> </text:span><text:span text:style-name="_38_">o</text:span><text:span text:style-name="_33_">n</text:span><text:span text:style-name="_35_">e</text:span><text:span text:style-name="_37_"> </text:span><text:span text:style-name="_33_">t</text:span><text:span text:style-name="_36_">o</text:span><text:span text:style-name="_37_"> </text:span><text:span text:style-name="_33_">d</text:span><text:span text:style-name="_35_">o</text:span><text:span text:style-name="_37_"> </text:span><text:span text:style-name="_33_">X</text:span><text:span text:style-name="_36_">.</text:span><text:span text:style-name="_39_">"</text:span><text:span text:style-name="_31_"> </text:span><text:span text:style-name="_35_">N</text:span><text:span text:style-name="_39_">u</text:span><text:span text:style-name="_32_">m</text:span><text:span text:style-name="_36_">e</text:span><text:span text:style-name="_38_">r</text:span><text:span text:style-name="_32_">o</text:span><text:span text:style-name="_35_">u</text:span><text:span text:style-name="_38_">s</text:span><text:span text:style-name="_31_"> </text:span><text:span text:style-name="_36_">f</text:span><text:span text:style-name="_38_">e</text:span><text:span text:style-name="_33_">a</text:span><text:span text:style-name="_36_">t</text:span><text:span text:style-name="_38_">u</text:span><text:span text:style-name="_32_">r</text:span><text:span text:style-name="_35_">e</text:span><text:span text:style-name="_39_">s</text:span><text:span text:style-name="_31_"> </text:span><text:span text:style-name="_36_">X</text:span><text:span text:style-name="_37_"> </text:span><text:span text:style-name="_33_">a</text:span><text:span text:style-name="_35_">r</text:span><text:span text:style-name="_39_">e</text:span><text:span text:style-name="_31_"> </text:span><text:span text:style-name="_36_">s</text:span><text:span text:style-name="_39_">u</text:span><text:span text:style-name="_32_">g</text:span><text:span text:style-name="_36_">g</text:span><text:span text:style-name="_38_">e</text:span><text:span text:style-name="_32_">s</text:span><text:span text:style-name="_35_">t</text:span><text:span text:style-name="_38_">e</text:span><text:span text:style-name="_32_">d</text:span><text:span text:style-name="_34_"> </text:span><text:span text:style-name="_38_">i</text:span><text:span text:style-name="_32_">n</text:span><text:span text:style-name="_34_"> </text:span><text:span text:style-name="_38_">t</text:span><text:span text:style-name="_32_">h</text:span><text:span text:style-name="_36_">i</text:span><text:span text:style-name="_39_">s</text:span><text:span text:style-name="_31_"> </text:span><text:span text:style-name="_36_">c</text:span><text:span text:style-name="_39_">o</text:span><text:span text:style-name="_32_">n</text:span><text:span text:style-name="_35_">n</text:span><text:span text:style-name="_39_">e</text:span><text:span text:style-name="_32_">x</text:span><text:span text:style-name="_35_">i</text:span><text:span text:style-name="_38_">o</text:span><text:span text:style-name="_33_">n</text:span><text:span text:style-name="_34_"> </text:span><text:span text:style-name="_38_">I</text:span><text:span text:style-name="_31_"> </text:span><text:span text:style-name="_35_">o</text:span><text:span text:style-name="_38_">f</text:span><text:span text:style-name="_32_">f</text:span><text:span text:style-name="_35_">e</text:span><text:span text:style-name="_39_">r</text:span><text:span text:style-name="_31_"> </text:span><text:span text:style-name="_35_">a</text:span><text:span text:style-name="_37_"> </text:span><text:span text:style-name="_32_">s</text:span><text:span text:style-name="_35_">e</text:span><text:span text:style-name="_39_">l</text:span><text:span text:style-name="_32_">e</text:span><text:span text:style-name="_35_">c</text:span><text:span text:style-name="_39_">t</text:span><text:span text:style-name="_32_">i</text:span><text:span text:style-name="_36_">o</text:span><text:span text:style-name="_39_">n</text:span><text:span text:style-name="_33_">:</text:span></text:p>
      <text:p text:style-name="P1"><text:span text:style-name="_38_">B</text:span><text:span text:style-name="_33_">e</text:span><text:span text:style-name="_34_"> </text:span><text:span text:style-name="_38_">k</text:span><text:span text:style-name="_32_">i</text:span><text:span text:style-name="_35_">n</text:span><text:span text:style-name="_38_">d</text:span><text:span text:style-name="_32_">,</text:span><text:span text:style-name="_34_"> </text:span><text:span text:style-name="_39_">r</text:span><text:span text:style-name="_32_">e</text:span><text:span text:style-name="_35_">s</text:span><text:span text:style-name="_39_">o</text:span><text:span text:style-name="_32_">u</text:span><text:span text:style-name="_36_">r</text:span><text:span text:style-name="_38_">c</text:span><text:span text:style-name="_32_">e</text:span><text:span text:style-name="_36_">f</text:span><text:span text:style-name="_39_">u</text:span><text:span text:style-name="_33_">l</text:span><text:span text:style-name="_36_">,</text:span><text:span text:style-name="_37_"> </text:span><text:span text:style-name="_33_">b</text:span><text:span text:style-name="_36_">e</text:span><text:span text:style-name="_39_">a</text:span><text:span text:style-name="_33_">u</text:span><text:span text:style-name="_36_">t</text:span><text:span text:style-name="_39_">i</text:span><text:span text:style-name="_33_">f</text:span><text:span text:style-name="_36_">u</text:span><text:span text:style-name="_38_">l</text:span><text:span text:style-name="_33_">,</text:span><text:span text:style-name="_34_"> </text:span><text:span text:style-name="_38_">f</text:span><text:span text:style-name="_32_">r</text:span><text:span text:style-name="_35_">i</text:span><text:span text:style-name="_39_">e</text:span><text:span text:style-name="_33_">n</text:span><text:span text:style-name="_35_">d</text:span><text:span text:style-name="_39_">l</text:span><text:span text:style-name="_32_">y</text:span><text:span text:style-name="_36_">,</text:span><text:span text:style-name="_37_"> </text:span><text:span text:style-name="_32_">h</text:span><text:span text:style-name="_36_">a</text:span><text:span text:style-name="_38_">v</text:span><text:span text:style-name="_33_">e</text:span><text:span text:style-name="_34_"> </text:span><text:span text:style-name="_38_">i</text:span><text:span text:style-name="_32_">n</text:span><text:span text:style-name="_35_">i</text:span><text:span text:style-name="_38_">t</text:span><text:span text:style-name="_33_">i</text:span><text:span text:style-name="_35_">a</text:span><text:span text:style-name="_39_">t</text:span><text:span text:style-name="_32_">i</text:span><text:span text:style-name="_36_">v</text:span><text:span text:style-name="_38_">e</text:span><text:span text:style-name="_32_">,</text:span><text:span text:style-name="_34_"> </text:span><text:span text:style-name="_38_">h</text:span><text:span text:style-name="_32_">a</text:span><text:span text:style-name="_35_">v</text:span><text:span text:style-name="_39_">e</text:span><text:span text:style-name="_31_"> </text:span><text:span text:style-name="_35_">a</text:span><text:span text:style-name="_37_"> </text:span><text:span text:style-name="_33_">s</text:span><text:span text:style-name="_35_">e</text:span><text:span text:style-name="_39_">n</text:span><text:span text:style-name="_33_">s</text:span><text:span text:style-name="_36_">e</text:span><text:span text:style-name="_37_"> </text:span><text:span text:style-name="_32_">o</text:span><text:span text:style-name="_35_">f</text:span><text:span text:style-name="_37_"> </text:span><text:span text:style-name="_32_">h</text:span><text:span text:style-name="_36_">u</text:span><text:span text:style-name="_38_">m</text:span><text:span text:style-name="_32_">o</text:span><text:span text:style-name="_35_">u</text:span><text:span text:style-name="_38_">r</text:span><text:span text:style-name="_32_">,</text:span><text:span text:style-name="_34_"> </text:span><text:span text:style-name="_39_">t</text:span><text:span text:style-name="_32_">e</text:span><text:span text:style-name="_36_">l</text:span><text:span text:style-name="_39_">l</text:span><text:span text:style-name="_31_"> </text:span><text:span text:style-name="_36_">r</text:span><text:span text:style-name="_39_">i</text:span><text:span text:style-name="_33_">g</text:span><text:span text:style-name="_35_">h</text:span><text:span text:style-name="_39_">t</text:span><text:span text:style-name="_31_"> </text:span><text:span text:style-name="_36_">f</text:span><text:span text:style-name="_39_">r</text:span><text:span text:style-name="_32_">o</text:span><text:span text:style-name="_35_">m</text:span><text:span text:style-name="_37_"> </text:span><text:span text:style-name="_33_">w</text:span><text:span text:style-name="_35_">r</text:span><text:span text:style-name="_39_">o</text:span><text:span text:style-name="_33_">n</text:span><text:span text:style-name="_35_">g</text:span><text:span text:style-name="_38_">,</text:span><text:span text:style-name="_31_"> </text:span><text:span text:style-name="_36_">m</text:span><text:span text:style-name="_38_">a</text:span><text:span text:style-name="_33_">k</text:span><text:span text:style-name="_35_">e</text:span><text:span text:style-name="_37_"> </text:span><text:span text:style-name="_33_">m</text:span><text:span text:style-name="_35_">i</text:span><text:span text:style-name="_38_">s</text:span><text:span text:style-name="_32_">t</text:span><text:span text:style-name="_35_">a</text:span><text:span text:style-name="_38_">k</text:span><text:span text:style-name="_33_">e</text:span><text:span text:style-name="_36_">s</text:span><text:span text:style-name="_39_">,</text:span><text:span text:style-name="_31_"> </text:span><text:span text:style-name="_36_">f</text:span><text:span text:style-name="_39_">a</text:span><text:span text:style-name="_32_">l</text:span><text:span text:style-name="_36_">l</text:span><text:span text:style-name="_37_"> </text:span><text:span text:style-name="_33_">i</text:span><text:span text:style-name="_35_">n</text:span><text:span text:style-name="_37_"> </text:span><text:span text:style-name="_33_">l</text:span><text:span text:style-name="_36_">o</text:span><text:span text:style-name="_39_">v</text:span><text:span text:style-name="_33_">e</text:span><text:span text:style-name="_35_">,</text:span><text:span text:style-name="_37_"> </text:span><text:span text:style-name="_32_">e</text:span><text:span text:style-name="_36_">n</text:span><text:span text:style-name="_39_">j</text:span><text:span text:style-name="_32_">o</text:span><text:span text:style-name="_36_">y</text:span><text:span text:style-name="_37_"> </text:span><text:span text:style-name="_33_">s</text:span><text:span text:style-name="_36_">t</text:span><text:span text:style-name="_38_">r</text:span><text:span text:style-name="_33_">a</text:span><text:span text:style-name="_36_">w</text:span><text:span text:style-name="_39_">b</text:span><text:span text:style-name="_32_">e</text:span><text:span text:style-name="_36_">r</text:span><text:span text:style-name="_39_">r</text:span><text:span text:style-name="_32_">i</text:span><text:span text:style-name="_35_">e</text:span><text:span text:style-name="_39_">s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c</text:span><text:span text:style-name="_33_">r</text:span><text:span text:style-name="_36_">e</text:span><text:span text:style-name="_38_">a</text:span><text:span text:style-name="_32_">m</text:span><text:span text:style-name="_36_">,</text:span><text:span text:style-name="_37_"> </text:span><text:span text:style-name="_32_">m</text:span><text:span text:style-name="_36_">a</text:span><text:span text:style-name="_39_">k</text:span><text:span text:style-name="_33_">e</text:span><text:span text:style-name="_34_"> </text:span><text:span text:style-name="_38_">s</text:span><text:span text:style-name="_33_">o</text:span><text:span text:style-name="_36_">m</text:span><text:span text:style-name="_39_">e</text:span><text:span text:style-name="_31_"> </text:span><text:span text:style-name="_35_">o</text:span><text:span text:style-name="_38_">n</text:span><text:span text:style-name="_32_">e</text:span><text:span text:style-name="_34_"> </text:span><text:span text:style-name="_39_">f</text:span><text:span text:style-name="_32_">a</text:span><text:span text:style-name="_35_">l</text:span><text:span text:style-name="_38_">l</text:span><text:span text:style-name="_31_"> </text:span><text:span text:style-name="_36_">i</text:span><text:span text:style-name="_39_">n</text:span><text:span text:style-name="_31_"> </text:span><text:span text:style-name="_35_">l</text:span><text:span text:style-name="_39_">o</text:span><text:span text:style-name="_32_">v</text:span><text:span text:style-name="_35_">e</text:span><text:span text:style-name="_37_"> </text:span><text:span text:style-name="_33_">w</text:span><text:span text:style-name="_36_">i</text:span><text:span text:style-name="_39_">t</text:span><text:span text:style-name="_32_">h</text:span><text:span text:style-name="_34_"> </text:span><text:span text:style-name="_38_">i</text:span><text:span text:style-name="_33_">t</text:span><text:span text:style-name="_35_">,</text:span><text:span text:style-name="_37_"> </text:span><text:span text:style-name="_32_">l</text:span><text:span text:style-name="_36_">e</text:span><text:span text:style-name="_38_">a</text:span><text:span text:style-name="_33_">r</text:span><text:span text:style-name="_35_">n</text:span><text:span text:style-name="_37_"> </text:span><text:span text:style-name="_33_">f</text:span><text:span text:style-name="_36_">r</text:span><text:span text:style-name="_39_">o</text:span><text:span text:style-name="_33_">m</text:span><text:span text:style-name="_34_"> </text:span><text:span text:style-name="_39_">e</text:span><text:span text:style-name="_32_">x</text:span><text:span text:style-name="_35_">p</text:span><text:span text:style-name="_38_">e</text:span><text:span text:style-name="_33_">r</text:span><text:span text:style-name="_36_">i</text:span><text:span text:style-name="_38_">e</text:span><text:span text:style-name="_32_">n</text:span><text:span text:style-name="_35_">c</text:span><text:span text:style-name="_38_">e</text:span><text:span text:style-name="_32_">,</text:span><text:span text:style-name="_34_"> </text:span><text:span text:style-name="_38_">u</text:span><text:span text:style-name="_33_">s</text:span><text:span text:style-name="_36_">e</text:span><text:span text:style-name="_37_"> </text:span><text:span text:style-name="_33_">w</text:span><text:span text:style-name="_35_">o</text:span><text:span text:style-name="_39_">r</text:span><text:span text:style-name="_33_">d</text:span><text:span text:style-name="_35_">s</text:span><text:span text:style-name="_37_"> </text:span><text:span text:style-name="_33_">p</text:span><text:span text:style-name="_36_">r</text:span><text:span text:style-name="_39_">o</text:span><text:span text:style-name="_32_">p</text:span><text:span text:style-name="_36_">e</text:span><text:span text:style-name="_39_">r</text:span><text:span text:style-name="_33_">l</text:span><text:span text:style-name="_35_">y</text:span><text:span text:style-name="_39_">,</text:span><text:span text:style-name="_31_"> </text:span><text:span text:style-name="_36_">b</text:span><text:span text:style-name="_39_">e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s</text:span><text:span text:style-name="_33_">u</text:span><text:span text:style-name="_35_">b</text:span><text:span text:style-name="_39_">j</text:span><text:span text:style-name="_32_">e</text:span><text:span text:style-name="_36_">c</text:span><text:span text:style-name="_38_">t</text:span><text:span text:style-name="_31_"> </text:span><text:span text:style-name="_35_">o</text:span><text:span text:style-name="_39_">f</text:span><text:span text:style-name="_31_"> </text:span><text:span text:style-name="_35_">i</text:span><text:span text:style-name="_38_">t</text:span><text:span text:style-name="_32_">s</text:span><text:span text:style-name="_34_"> </text:span><text:span text:style-name="_39_">o</text:span><text:span text:style-name="_33_">w</text:span><text:span text:style-name="_36_">n</text:span><text:span text:style-name="_37_"> </text:span><text:span text:style-name="_32_">t</text:span><text:span text:style-name="_36_">h</text:span><text:span text:style-name="_38_">o</text:span><text:span text:style-name="_33_">u</text:span><text:span text:style-name="_36_">g</text:span><text:span text:style-name="_39_">h</text:span><text:span text:style-name="_32_">t</text:span><text:span text:style-name="_36_">,</text:span><text:span text:style-name="_37_"> </text:span><text:span text:style-name="_32_">h</text:span><text:span text:style-name="_36_">a</text:span><text:span text:style-name="_39_">v</text:span><text:span text:style-name="_32_">e</text:span><text:span text:style-name="_34_"> </text:span><text:span text:style-name="_39_">a</text:span><text:span text:style-name="_33_">s</text:span><text:span text:style-name="_34_"> </text:span><text:span text:style-name="_38_">m</text:span><text:span text:style-name="_33_">u</text:span><text:span text:style-name="_35_">c</text:span><text:span text:style-name="_39_">h</text:span><text:span text:style-name="_31_"> </text:span><text:span text:style-name="_35_">d</text:span><text:span text:style-name="_38_">i</text:span><text:span text:style-name="_33_">v</text:span><text:span text:style-name="_36_">e</text:span><text:span text:style-name="_38_">r</text:span><text:span text:style-name="_33_">s</text:span><text:span text:style-name="_35_">i</text:span><text:span text:style-name="_39_">t</text:span><text:span text:style-name="_33_">y</text:span><text:span text:style-name="_34_"> </text:span><text:span text:style-name="_38_">o</text:span><text:span text:style-name="_32_">f</text:span><text:span text:style-name="_34_"> </text:span><text:span text:style-name="_39_">b</text:span><text:span text:style-name="_32_">e</text:span><text:span text:style-name="_35_">h</text:span><text:span text:style-name="_39_">a</text:span><text:span text:style-name="_33_">v</text:span><text:span text:style-name="_35_">i</text:span><text:span text:style-name="_39_">o</text:span><text:span text:style-name="_33_">u</text:span><text:span text:style-name="_35_">r</text:span><text:span text:style-name="_37_"> </text:span><text:span text:style-name="_33_">a</text:span><text:span text:style-name="_36_">s</text:span><text:span text:style-name="_37_"> </text:span><text:span text:style-name="_32_">a</text:span><text:span text:style-name="_34_"> </text:span><text:span text:style-name="_38_">m</text:span><text:span text:style-name="_33_">a</text:span><text:span text:style-name="_35_">n</text:span><text:span text:style-name="_39_">,</text:span><text:span text:style-name="_31_"> </text:span><text:span text:style-name="_36_">d</text:span><text:span text:style-name="_38_">o</text:span><text:span text:style-name="_31_"> </text:span><text:span text:style-name="_35_">s</text:span><text:span text:style-name="_39_">o</text:span><text:span text:style-name="_33_">m</text:span><text:span text:style-name="_36_">e</text:span><text:span text:style-name="_39_">t</text:span><text:span text:style-name="_33_">h</text:span><text:span text:style-name="_36_">i</text:span><text:span text:style-name="_38_">n</text:span><text:span text:style-name="_33_">g</text:span><text:span text:style-name="_34_"> </text:span><text:span text:style-name="_39_">r</text:span><text:span text:style-name="_33_">e</text:span><text:span text:style-name="_35_">a</text:span><text:span text:style-name="_39_">l</text:span><text:span text:style-name="_32_">l</text:span><text:span text:style-name="_35_">y</text:span><text:span text:style-name="_37_"> </text:span><text:span text:style-name="_32_">n</text:span><text:span text:style-name="_35_">e</text:span><text:span text:style-name="_38_">w</text:span><text:span text:style-name="_32_">.</text:span></text:p>
      <text:p text:style-name="P1"><text:span text:style-name="_38_">N</text:span><text:span text:style-name="_32_">o</text:span><text:span text:style-name="_34_"> </text:span><text:span text:style-name="_39_">s</text:span><text:span text:style-name="_32_">u</text:span><text:span text:style-name="_35_">p</text:span><text:span text:style-name="_38_">p</text:span><text:span text:style-name="_32_">o</text:span><text:span text:style-name="_36_">r</text:span><text:span text:style-name="_39_">t</text:span><text:span text:style-name="_31_"> </text:span><text:span text:style-name="_36_">i</text:span><text:span text:style-name="_39_">s</text:span><text:span text:style-name="_31_"> </text:span><text:span text:style-name="_36_">u</text:span><text:span text:style-name="_38_">s</text:span><text:span text:style-name="_33_">u</text:span><text:span text:style-name="_35_">a</text:span><text:span text:style-name="_39_">l</text:span><text:span text:style-name="_32_">l</text:span><text:span text:style-name="_36_">y</text:span><text:span text:style-name="_37_"> </text:span><text:span text:style-name="_32_">o</text:span><text:span text:style-name="_36_">f</text:span><text:span text:style-name="_39_">f</text:span><text:span text:style-name="_32_">e</text:span><text:span text:style-name="_35_">r</text:span><text:span text:style-name="_39_">e</text:span><text:span text:style-name="_33_">d</text:span><text:span text:style-name="_34_"> </text:span><text:span text:style-name="_39_">f</text:span><text:span text:style-name="_32_">o</text:span><text:span text:style-name="_36_">r</text:span><text:span text:style-name="_37_"> </text:span><text:span text:style-name="_33_">t</text:span><text:span text:style-name="_35_">h</text:span><text:span text:style-name="_38_">e</text:span><text:span text:style-name="_33_">s</text:span><text:span text:style-name="_36_">e</text:span><text:span text:style-name="_37_"> </text:span><text:span text:style-name="_32_">s</text:span><text:span text:style-name="_36_">t</text:span><text:span text:style-name="_39_">a</text:span><text:span text:style-name="_33_">t</text:span><text:span text:style-name="_36_">e</text:span><text:span text:style-name="_38_">m</text:span><text:span text:style-name="_33_">e</text:span><text:span text:style-name="_36_">n</text:span><text:span text:style-name="_38_">t</text:span><text:span text:style-name="_33_">s</text:span><text:span text:style-name="_35_">.</text:span><text:span text:style-name="_37_"> </text:span><text:span text:style-name="_33_">I</text:span><text:span text:style-name="_34_"> </text:span><text:span text:style-name="_39_">b</text:span><text:span text:style-name="_33_">e</text:span><text:span text:style-name="_36_">l</text:span><text:span text:style-name="_38_">i</text:span><text:span text:style-name="_33_">e</text:span><text:span text:style-name="_35_">v</text:span><text:span text:style-name="_39_">e</text:span><text:span text:style-name="_31_"> </text:span><text:span text:style-name="_36_">t</text:span><text:span text:style-name="_39_">h</text:span><text:span text:style-name="_32_">e</text:span><text:span text:style-name="_35_">y</text:span><text:span text:style-name="_37_"> </text:span><text:span text:style-name="_33_">a</text:span><text:span text:style-name="_36_">r</text:span><text:span text:style-name="_39_">e</text:span><text:span text:style-name="_31_"> </text:span><text:span text:style-name="_36_">m</text:span><text:span text:style-name="_38_">o</text:span><text:span text:style-name="_33_">s</text:span><text:span text:style-name="_35_">t</text:span><text:span text:style-name="_39_">l</text:span><text:span text:style-name="_32_">y</text:span><text:span text:style-name="_34_"> </text:span><text:span text:style-name="_38_">f</text:span><text:span text:style-name="_33_">o</text:span><text:span text:style-name="_36_">u</text:span><text:span text:style-name="_39_">n</text:span><text:span text:style-name="_33_">d</text:span><text:span text:style-name="_36_">e</text:span><text:span text:style-name="_38_">d</text:span><text:span text:style-name="_31_"> </text:span><text:span text:style-name="_36_">o</text:span><text:span text:style-name="_38_">n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p</text:span><text:span text:style-name="_32_">r</text:span><text:span text:style-name="_36_">i</text:span><text:span text:style-name="_39_">n</text:span><text:span text:style-name="_32_">c</text:span><text:span text:style-name="_36_">i</text:span><text:span text:style-name="_39_">p</text:span><text:span text:style-name="_32_">l</text:span><text:span text:style-name="_36_">e</text:span><text:span text:style-name="_37_"> </text:span><text:span text:style-name="_32_">o</text:span><text:span text:style-name="_35_">f</text:span><text:span text:style-name="_37_"> </text:span><text:span text:style-name="_33_">s</text:span><text:span text:style-name="_36_">c</text:span><text:span text:style-name="_39_">i</text:span><text:span text:style-name="_32_">e</text:span><text:span text:style-name="_35_">n</text:span><text:span text:style-name="_39_">t</text:span><text:span text:style-name="_33_">i</text:span><text:span text:style-name="_35_">f</text:span><text:span text:style-name="_39_">i</text:span><text:span text:style-name="_32_">c</text:span><text:span text:style-name="_34_"> </text:span><text:span text:style-name="_38_">i</text:span><text:span text:style-name="_33_">n</text:span><text:span text:style-name="_35_">d</text:span><text:span text:style-name="_38_">u</text:span><text:span text:style-name="_32_">c</text:span><text:span text:style-name="_35_">t</text:span><text:span text:style-name="_38_">i</text:span><text:span text:style-name="_33_">o</text:span><text:span text:style-name="_35_">n</text:span><text:span text:style-name="_38_">.</text:span><text:span text:style-name="_31_"> </text:span><text:span text:style-name="_36_">A</text:span><text:span text:style-name="_37_"> </text:span><text:span text:style-name="_32_">m</text:span><text:span text:style-name="_35_">a</text:span><text:span text:style-name="_39_">n</text:span><text:span text:style-name="_31_"> </text:span><text:span text:style-name="_35_">h</text:span><text:span text:style-name="_39_">a</text:span><text:span text:style-name="_33_">s</text:span><text:span text:style-name="_34_"> </text:span><text:span text:style-name="_38_">s</text:span><text:span text:style-name="_32_">e</text:span><text:span text:style-name="_35_">e</text:span><text:span text:style-name="_38_">n</text:span><text:span text:style-name="_31_"> </text:span><text:span text:style-name="_36_">t</text:span><text:span text:style-name="_39_">h</text:span><text:span text:style-name="_32_">o</text:span><text:span text:style-name="_35_">u</text:span><text:span text:style-name="_38_">s</text:span><text:span text:style-name="_32_">a</text:span><text:span text:style-name="_35_">n</text:span><text:span text:style-name="_39_">d</text:span><text:span text:style-name="_32_">s</text:span><text:span text:style-name="_34_"> </text:span><text:span text:style-name="_38_">o</text:span><text:span text:style-name="_32_">f</text:span><text:span text:style-name="_34_"> </text:span><text:span text:style-name="_39_">m</text:span><text:span text:style-name="_32_">a</text:span><text:span text:style-name="_35_">c</text:span><text:span text:style-name="_38_">h</text:span><text:span text:style-name="_32_">i</text:span><text:span text:style-name="_35_">n</text:span><text:span text:style-name="_39_">e</text:span><text:span text:style-name="_33_">s</text:span><text:span text:style-name="_34_"> </text:span><text:span text:style-name="_39_">i</text:span><text:span text:style-name="_32_">n</text:span><text:span text:style-name="_34_"> </text:span><text:span text:style-name="_38_">h</text:span><text:span text:style-name="_32_">i</text:span><text:span text:style-name="_35_">s</text:span><text:span text:style-name="_37_"> </text:span><text:span text:style-name="_32_">l</text:span><text:span text:style-name="_36_">i</text:span><text:span text:style-name="_38_">f</text:span><text:span text:style-name="_33_">e</text:span><text:span text:style-name="_36_">t</text:span><text:span text:style-name="_39_">i</text:span><text:span text:style-name="_32_">m</text:span><text:span text:style-name="_35_">e</text:span><text:span text:style-name="_38_">.</text:span><text:span text:style-name="_31_"> </text:span><text:span text:style-name="_36_">F</text:span><text:span text:style-name="_38_">r</text:span><text:span text:style-name="_32_">o</text:span><text:span text:style-name="_35_">m</text:span><text:span text:style-name="_37_"> </text:span><text:span text:style-name="_33_">w</text:span><text:span text:style-name="_36_">h</text:span><text:span text:style-name="_39_">a</text:span><text:span text:style-name="_33_">t</text:span><text:span text:style-name="_34_"> </text:span><text:span text:style-name="_38_">h</text:span><text:span text:style-name="_32_">e</text:span><text:span text:style-name="_34_"> </text:span><text:span text:style-name="_38_">s</text:span><text:span text:style-name="_33_">e</text:span><text:span text:style-name="_36_">e</text:span><text:span text:style-name="_39_">s</text:span><text:span text:style-name="_31_"> </text:span><text:span text:style-name="_35_">o</text:span><text:span text:style-name="_38_">f</text:span><text:span text:style-name="_31_"> </text:span><text:span text:style-name="_35_">t</text:span><text:span text:style-name="_39_">h</text:span><text:span text:style-name="_33_">e</text:span><text:span text:style-name="_35_">m</text:span><text:span text:style-name="_37_"> </text:span><text:span text:style-name="_33_">h</text:span><text:span text:style-name="_35_">e</text:span><text:span text:style-name="_37_"> </text:span><text:span text:style-name="_32_">d</text:span><text:span text:style-name="_35_">r</text:span><text:span text:style-name="_38_">a</text:span><text:span text:style-name="_32_">w</text:span><text:span text:style-name="_36_">s</text:span><text:span text:style-name="_37_"> </text:span><text:span text:style-name="_33_">a</text:span><text:span text:style-name="_34_"> </text:span><text:span text:style-name="_38_">n</text:span><text:span text:style-name="_32_">u</text:span><text:span text:style-name="_35_">m</text:span><text:span text:style-name="_38_">b</text:span><text:span text:style-name="_33_">e</text:span><text:span text:style-name="_36_">r</text:span><text:span text:style-name="_37_"> </text:span><text:span text:style-name="_33_">o</text:span><text:span text:style-name="_36_">f</text:span><text:span text:style-name="_37_"> </text:span><text:span text:style-name="_32_">g</text:span><text:span text:style-name="_36_">e</text:span><text:span text:style-name="_38_">n</text:span><text:span text:style-name="_33_">e</text:span><text:span text:style-name="_36_">r</text:span><text:span text:style-name="_38_">a</text:span><text:span text:style-name="_33_">l</text:span><text:span text:style-name="_34_"> </text:span><text:span text:style-name="_39_">c</text:span><text:span text:style-name="_32_">o</text:span><text:span text:style-name="_36_">n</text:span><text:span text:style-name="_39_">c</text:span><text:span text:style-name="_32_">l</text:span><text:span text:style-name="_35_">u</text:span><text:span text:style-name="_38_">s</text:span><text:span text:style-name="_33_">i</text:span><text:span text:style-name="_35_">o</text:span><text:span text:style-name="_38_">n</text:span><text:span text:style-name="_33_">s</text:span><text:span text:style-name="_35_">.</text:span><text:span text:style-name="_37_"> </text:span><text:span text:style-name="_33_">T</text:span><text:span text:style-name="_35_">h</text:span><text:span text:style-name="_38_">e</text:span><text:span text:style-name="_33_">y</text:span><text:span text:style-name="_34_"> </text:span><text:span text:style-name="_38_">a</text:span><text:span text:style-name="_33_">r</text:span><text:span text:style-name="_35_">e</text:span><text:span text:style-name="_37_"> </text:span><text:span text:style-name="_33_">u</text:span><text:span text:style-name="_36_">g</text:span><text:span text:style-name="_38_">l</text:span><text:span text:style-name="_33_">y</text:span><text:span text:style-name="_36_">,</text:span><text:span text:style-name="_37_"> </text:span><text:span text:style-name="_32_">e</text:span><text:span text:style-name="_36_">a</text:span><text:span text:style-name="_39_">c</text:span><text:span text:style-name="_33_">h</text:span><text:span text:style-name="_34_"> </text:span><text:span text:style-name="_39_">i</text:span><text:span text:style-name="_33_">s</text:span><text:span text:style-name="_34_"> </text:span><text:span text:style-name="_39_">d</text:span><text:span text:style-name="_32_">e</text:span><text:span text:style-name="_36_">s</text:span><text:span text:style-name="_38_">i</text:span><text:span text:style-name="_33_">g</text:span><text:span text:style-name="_36_">n</text:span><text:span text:style-name="_39_">e</text:span><text:span text:style-name="_33_">d</text:span><text:span text:style-name="_34_"> </text:span><text:span text:style-name="_38_">f</text:span><text:span text:style-name="_32_">o</text:span><text:span text:style-name="_35_">r</text:span><text:span text:style-name="_37_"> </text:span><text:span text:style-name="_32_">a</text:span><text:span text:style-name="_34_"> </text:span><text:span text:style-name="_38_">v</text:span><text:span text:style-name="_33_">e</text:span><text:span text:style-name="_36_">r</text:span><text:span text:style-name="_38_">y</text:span><text:span text:style-name="_31_"> </text:span><text:span text:style-name="_36_">l</text:span><text:span text:style-name="_39_">i</text:span><text:span text:style-name="_33_">m</text:span><text:span text:style-name="_36_">i</text:span><text:span text:style-name="_38_">t</text:span><text:span text:style-name="_32_">e</text:span><text:span text:style-name="_35_">d</text:span><text:span text:style-name="_37_"> </text:span><text:span text:style-name="_32_">p</text:span><text:span text:style-name="_36_">u</text:span><text:span text:style-name="_39_">r</text:span><text:span text:style-name="_33_">p</text:span><text:span text:style-name="_36_">o</text:span><text:span text:style-name="_38_">s</text:span><text:span text:style-name="_33_">e</text:span><text:span text:style-name="_35_">,</text:span><text:span text:style-name="_37_"> </text:span><text:span text:style-name="_33_">w</text:span><text:span text:style-name="_36_">h</text:span><text:span text:style-name="_38_">e</text:span><text:span text:style-name="_32_">n</text:span><text:span text:style-name="_34_"> </text:span><text:span text:style-name="_39_">r</text:span><text:span text:style-name="_33_">e</text:span><text:span text:style-name="_36_">q</text:span><text:span text:style-name="_39_">u</text:span><text:span text:style-name="_32_">i</text:span><text:span text:style-name="_35_">r</text:span><text:span text:style-name="_38_">e</text:span><text:span text:style-name="_32_">d</text:span><text:span text:style-name="_34_"> </text:span><text:span text:style-name="_39_">f</text:span><text:span text:style-name="_33_">o</text:span><text:span text:style-name="_36_">r</text:span><text:span text:style-name="_37_"> </text:span><text:span text:style-name="_33_">a</text:span><text:span text:style-name="_34_"> </text:span><text:span text:style-name="_39_">m</text:span><text:span text:style-name="_33_">i</text:span><text:span text:style-name="_36_">n</text:span><text:span text:style-name="_39_">u</text:span><text:span text:style-name="_32_">t</text:span><text:span text:style-name="_35_">e</text:span><text:span text:style-name="_38_">l</text:span><text:span text:style-name="_33_">y</text:span><text:span text:style-name="_34_"> </text:span><text:span text:style-name="_38_">d</text:span><text:span text:style-name="_33_">i</text:span><text:span text:style-name="_35_">f</text:span><text:span text:style-name="_38_">f</text:span><text:span text:style-name="_32_">e</text:span><text:span text:style-name="_35_">r</text:span><text:span text:style-name="_39_">e</text:span><text:span text:style-name="_32_">n</text:span><text:span text:style-name="_35_">t</text:span><text:span text:style-name="_37_"> </text:span><text:span text:style-name="_33_">p</text:span><text:span text:style-name="_35_">u</text:span><text:span text:style-name="_38_">r</text:span><text:span text:style-name="_32_">p</text:span><text:span text:style-name="_36_">o</text:span><text:span text:style-name="_38_">s</text:span><text:span text:style-name="_32_">e</text:span><text:span text:style-name="_34_"> </text:span><text:span text:style-name="_39_">t</text:span><text:span text:style-name="_32_">h</text:span><text:span text:style-name="_35_">e</text:span><text:span text:style-name="_39_">y</text:span><text:span text:style-name="_31_"> </text:span><text:span text:style-name="_36_">a</text:span><text:span text:style-name="_38_">r</text:span><text:span text:style-name="_33_">e</text:span><text:span text:style-name="_34_"> </text:span><text:span text:style-name="_38_">u</text:span><text:span text:style-name="_32_">s</text:span><text:span text:style-name="_36_">e</text:span><text:span text:style-name="_39_">l</text:span><text:span text:style-name="_33_">e</text:span><text:span text:style-name="_35_">s</text:span><text:span text:style-name="_38_">s</text:span><text:span text:style-name="_32_">,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v</text:span><text:span text:style-name="_35_">a</text:span><text:span text:style-name="_38_">r</text:span><text:span text:style-name="_33_">i</text:span><text:span text:style-name="_36_">e</text:span><text:span text:style-name="_39_">t</text:span><text:span text:style-name="_33_">y</text:span><text:span text:style-name="_34_"> </text:span><text:span text:style-name="_39_">o</text:span><text:span text:style-name="_33_">f</text:span><text:span text:style-name="_34_"> </text:span><text:span text:style-name="_38_">b</text:span><text:span text:style-name="_32_">e</text:span><text:span text:style-name="_36_">h</text:span><text:span text:style-name="_39_">a</text:span><text:span text:style-name="_32_">v</text:span><text:span text:style-name="_36_">i</text:span><text:span text:style-name="_38_">o</text:span><text:span text:style-name="_32_">u</text:span><text:span text:style-name="_35_">r</text:span><text:span text:style-name="_37_"> </text:span><text:span text:style-name="_32_">o</text:span><text:span text:style-name="_36_">f</text:span><text:span text:style-name="_37_"> </text:span><text:span text:style-name="_33_">a</text:span><text:span text:style-name="_36_">n</text:span><text:span text:style-name="_38_">y</text:span><text:span text:style-name="_31_"> </text:span><text:span text:style-name="_35_">o</text:span><text:span text:style-name="_39_">n</text:span><text:span text:style-name="_33_">e</text:span><text:span text:style-name="_34_"> </text:span><text:span text:style-name="_38_">o</text:span><text:span text:style-name="_32_">f</text:span><text:span text:style-name="_34_"> </text:span><text:span text:style-name="_38_">t</text:span><text:span text:style-name="_32_">h</text:span><text:span text:style-name="_36_">e</text:span><text:span text:style-name="_39_">m</text:span><text:span text:style-name="_31_"> </text:span><text:span text:style-name="_36_">i</text:span><text:span text:style-name="_38_">s</text:span><text:span text:style-name="_31_"> </text:span><text:span text:style-name="_35_">v</text:span><text:span text:style-name="_38_">e</text:span><text:span text:style-name="_32_">r</text:span><text:span text:style-name="_36_">y</text:span><text:span text:style-name="_37_"> </text:span><text:span text:style-name="_32_">s</text:span><text:span text:style-name="_35_">m</text:span><text:span text:style-name="_39_">a</text:span><text:span text:style-name="_33_">l</text:span><text:span text:style-name="_35_">l</text:span><text:span text:style-name="_38_">,</text:span><text:span text:style-name="_31_"> </text:span><text:span text:style-name="_36_">e</text:span><text:span text:style-name="_38_">t</text:span><text:span text:style-name="_33_">c</text:span><text:span text:style-name="_35_">.</text:span><text:span text:style-name="_39_">,</text:span><text:span text:style-name="_31_"> </text:span><text:span text:style-name="_35_">e</text:span><text:span text:style-name="_38_">t</text:span><text:span text:style-name="_32_">c</text:span><text:span text:style-name="_36_">.</text:span><text:span text:style-name="_37_"> </text:span><text:span text:style-name="_33_">N</text:span><text:span text:style-name="_36_">a</text:span><text:span text:style-name="_39_">t</text:span><text:span text:style-name="_32_">u</text:span><text:span text:style-name="_35_">r</text:span><text:span text:style-name="_39_">a</text:span><text:span text:style-name="_33_">l</text:span><text:span text:style-name="_36_">l</text:span><text:span text:style-name="_39_">y</text:span><text:span text:style-name="_31_"> </text:span><text:span text:style-name="_35_">h</text:span><text:span text:style-name="_39_">e</text:span><text:span text:style-name="_31_"> </text:span><text:span text:style-name="_35_">c</text:span><text:span text:style-name="_38_">o</text:span><text:span text:style-name="_32_">n</text:span><text:span text:style-name="_36_">c</text:span><text:span text:style-name="_39_">l</text:span><text:span text:style-name="_32_">u</text:span><text:span text:style-name="_36_">d</text:span><text:span text:style-name="_38_">e</text:span><text:span text:style-name="_33_">s</text:span><text:span text:style-name="_34_"> </text:span><text:span text:style-name="_39_">t</text:span><text:span text:style-name="_33_">h</text:span><text:span text:style-name="_35_">a</text:span><text:span text:style-name="_38_">t</text:span><text:span text:style-name="_31_"> </text:span><text:span text:style-name="_35_">t</text:span><text:span text:style-name="_39_">h</text:span><text:span text:style-name="_33_">e</text:span><text:span text:style-name="_35_">s</text:span><text:span text:style-name="_38_">e</text:span><text:span text:style-name="_31_"> </text:span><text:span text:style-name="_35_">a</text:span><text:span text:style-name="_39_">r</text:span><text:span text:style-name="_33_">e</text:span><text:span text:style-name="_34_"> </text:span><text:span text:style-name="_38_">n</text:span><text:span text:style-name="_33_">e</text:span><text:span text:style-name="_36_">c</text:span><text:span text:style-name="_39_">e</text:span><text:span text:style-name="_33_">s</text:span><text:span text:style-name="_36_">s</text:span><text:span text:style-name="_38_">a</text:span><text:span text:style-name="_33_">r</text:span><text:span text:style-name="_36_">y</text:span><text:span text:style-name="_37_"> </text:span><text:span text:style-name="_32_">p</text:span><text:span text:style-name="_36_">r</text:span><text:span text:style-name="_39_">o</text:span><text:span text:style-name="_32_">p</text:span><text:span text:style-name="_35_">e</text:span><text:span text:style-name="_39_">r</text:span><text:span text:style-name="_32_">t</text:span><text:span text:style-name="_35_">i</text:span><text:span text:style-name="_39_">e</text:span><text:span text:style-name="_32_">s</text:span><text:span text:style-name="_34_"> </text:span><text:span text:style-name="_39_">o</text:span><text:span text:style-name="_33_">f</text:span><text:span text:style-name="_34_"> </text:span><text:span text:style-name="_38_">m</text:span><text:span text:style-name="_33_">a</text:span><text:span text:style-name="_35_">c</text:span><text:span text:style-name="_38_">h</text:span><text:span text:style-name="_32_">i</text:span><text:span text:style-name="_35_">n</text:span><text:span text:style-name="_38_">e</text:span><text:span text:style-name="_32_">s</text:span><text:span text:style-name="_34_"> </text:span><text:span text:style-name="_39_">i</text:span><text:span text:style-name="_32_">n</text:span><text:span text:style-name="_34_"> </text:span><text:span text:style-name="_38_">g</text:span><text:span text:style-name="_33_">e</text:span><text:span text:style-name="_35_">n</text:span><text:span text:style-name="_39_">e</text:span><text:span text:style-name="_33_">r</text:span><text:span text:style-name="_36_">a</text:span><text:span text:style-name="_38_">l</text:span><text:span text:style-name="_32_">.</text:span><text:span text:style-name="_34_"> </text:span><text:span text:style-name="_39_">M</text:span><text:span text:style-name="_33_">a</text:span><text:span text:style-name="_36_">n</text:span><text:span text:style-name="_39_">y</text:span><text:span text:style-name="_31_"> </text:span><text:span text:style-name="_35_">o</text:span><text:span text:style-name="_38_">f</text:span><text:span text:style-name="_31_"> </text:span><text:span text:style-name="_36_">t</text:span><text:span text:style-name="_38_">h</text:span><text:span text:style-name="_33_">e</text:span><text:span text:style-name="_35_">s</text:span><text:span text:style-name="_38_">e</text:span><text:span text:style-name="_31_"> </text:span><text:span text:style-name="_35_">l</text:span><text:span text:style-name="_38_">i</text:span><text:span text:style-name="_32_">m</text:span><text:span text:style-name="_35_">i</text:span><text:span text:style-name="_38_">t</text:span><text:span text:style-name="_33_">a</text:span><text:span text:style-name="_35_">t</text:span><text:span text:style-name="_38_">i</text:span><text:span text:style-name="_33_">o</text:span><text:span text:style-name="_35_">n</text:span><text:span text:style-name="_38_">s</text:span><text:span text:style-name="_31_"> </text:span><text:span text:style-name="_36_">a</text:span><text:span text:style-name="_38_">r</text:span><text:span text:style-name="_33_">e</text:span><text:span text:style-name="_34_"> </text:span><text:span text:style-name="_38_">a</text:span><text:span text:style-name="_33_">s</text:span><text:span text:style-name="_35_">s</text:span><text:span text:style-name="_39_">o</text:span><text:span text:style-name="_33_">c</text:span><text:span text:style-name="_36_">i</text:span><text:span text:style-name="_39_">a</text:span><text:span text:style-name="_33_">t</text:span><text:span text:style-name="_35_">e</text:span><text:span text:style-name="_39_">d</text:span><text:span text:style-name="_31_"> </text:span><text:span text:style-name="_35_">w</text:span><text:span text:style-name="_38_">i</text:span><text:span text:style-name="_32_">t</text:span><text:span text:style-name="_36_">h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v</text:span><text:span text:style-name="_38_">e</text:span><text:span text:style-name="_32_">r</text:span><text:span text:style-name="_35_">y</text:span><text:span text:style-name="_37_"> </text:span><text:span text:style-name="_33_">s</text:span><text:span text:style-name="_36_">m</text:span><text:span text:style-name="_39_">a</text:span><text:span text:style-name="_32_">l</text:span><text:span text:style-name="_35_">l</text:span><text:span text:style-name="_37_"> </text:span><text:span text:style-name="_32_">s</text:span><text:span text:style-name="_35_">t</text:span><text:span text:style-name="_39_">o</text:span><text:span text:style-name="_33_">r</text:span><text:span text:style-name="_36_">a</text:span><text:span text:style-name="_39_">g</text:span><text:span text:style-name="_32_">e</text:span><text:span text:style-name="_34_"> </text:span><text:span text:style-name="_39_">c</text:span><text:span text:style-name="_32_">a</text:span><text:span text:style-name="_35_">p</text:span><text:span text:style-name="_38_">a</text:span><text:span text:style-name="_33_">c</text:span><text:span text:style-name="_35_">i</text:span><text:span text:style-name="_39_">t</text:span><text:span text:style-name="_33_">y</text:span><text:span text:style-name="_34_"> </text:span><text:span text:style-name="_39_">o</text:span><text:span text:style-name="_33_">f</text:span><text:span text:style-name="_34_"> </text:span><text:span text:style-name="_39_">m</text:span><text:span text:style-name="_32_">o</text:span><text:span text:style-name="_35_">s</text:span><text:span text:style-name="_39_">t</text:span><text:span text:style-name="_31_"> </text:span><text:span text:style-name="_36_">m</text:span><text:span text:style-name="_39_">a</text:span><text:span text:style-name="_32_">c</text:span><text:span text:style-name="_35_">h</text:span><text:span text:style-name="_38_">i</text:span><text:span text:style-name="_33_">n</text:span><text:span text:style-name="_35_">e</text:span><text:span text:style-name="_39_">s</text:span><text:span text:style-name="_32_">.</text:span><text:span text:style-name="_34_"> </text:span><text:span text:style-name="_39_">(</text:span><text:span text:style-name="_32_">I</text:span><text:span text:style-name="_34_"> </text:span><text:span text:style-name="_39_">a</text:span><text:span text:style-name="_32_">m</text:span><text:span text:style-name="_34_"> </text:span><text:span text:style-name="_39_">a</text:span><text:span text:style-name="_33_">s</text:span><text:span text:style-name="_35_">s</text:span><text:span text:style-name="_38_">u</text:span><text:span text:style-name="_33_">m</text:span><text:span text:style-name="_35_">i</text:span><text:span text:style-name="_39_">n</text:span><text:span text:style-name="_32_">g</text:span><text:span text:style-name="_34_"> </text:span><text:span text:style-name="_38_">t</text:span><text:span text:style-name="_32_">h</text:span><text:span text:style-name="_36_">a</text:span><text:span text:style-name="_38_">t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i</text:span><text:span text:style-name="_32_">d</text:span><text:span text:style-name="_35_">e</text:span><text:span text:style-name="_38_">a</text:span><text:span text:style-name="_31_"> </text:span><text:span text:style-name="_36_">o</text:span><text:span text:style-name="_39_">f</text:span><text:span text:style-name="_31_"> </text:span><text:span text:style-name="_35_">s</text:span><text:span text:style-name="_38_">t</text:span><text:span text:style-name="_33_">o</text:span><text:span text:style-name="_36_">r</text:span><text:span text:style-name="_39_">a</text:span><text:span text:style-name="_33_">g</text:span><text:span text:style-name="_35_">e</text:span><text:span text:style-name="_37_"> </text:span><text:span text:style-name="_33_">c</text:span><text:span text:style-name="_35_">a</text:span><text:span text:style-name="_38_">p</text:span><text:span text:style-name="_33_">a</text:span><text:span text:style-name="_35_">c</text:span><text:span text:style-name="_38_">i</text:span><text:span text:style-name="_33_">t</text:span><text:span text:style-name="_35_">y</text:span><text:span text:style-name="_37_"> </text:span><text:span text:style-name="_33_">i</text:span><text:span text:style-name="_36_">s</text:span><text:span text:style-name="_37_"> </text:span><text:span text:style-name="_32_">e</text:span><text:span text:style-name="_35_">x</text:span><text:span text:style-name="_39_">t</text:span><text:span text:style-name="_33_">e</text:span><text:span text:style-name="_36_">n</text:span><text:span text:style-name="_39_">d</text:span><text:span text:style-name="_33_">e</text:span><text:span text:style-name="_35_">d</text:span><text:span text:style-name="_37_"> </text:span><text:span text:style-name="_33_">i</text:span><text:span text:style-name="_35_">n</text:span><text:span text:style-name="_37_"> </text:span><text:span text:style-name="_33_">s</text:span><text:span text:style-name="_36_">o</text:span><text:span text:style-name="_38_">m</text:span><text:span text:style-name="_33_">e</text:span><text:span text:style-name="_34_"> </text:span><text:span text:style-name="_38_">w</text:span><text:span text:style-name="_32_">a</text:span><text:span text:style-name="_35_">y</text:span><text:span text:style-name="_37_"> </text:span><text:span text:style-name="_32_">t</text:span><text:span text:style-name="_35_">o</text:span><text:span text:style-name="_37_"> </text:span><text:span text:style-name="_32_">c</text:span><text:span text:style-name="_35_">o</text:span><text:span text:style-name="_38_">v</text:span><text:span text:style-name="_32_">e</text:span><text:span text:style-name="_36_">r</text:span><text:span text:style-name="_37_"> </text:span><text:span text:style-name="_32_">m</text:span><text:span text:style-name="_35_">a</text:span><text:span text:style-name="_39_">c</text:span><text:span text:style-name="_33_">h</text:span><text:span text:style-name="_36_">i</text:span><text:span text:style-name="_38_">n</text:span><text:span text:style-name="_33_">e</text:span><text:span text:style-name="_36_">s</text:span><text:span text:style-name="_37_"> </text:span><text:span text:style-name="_32_">o</text:span><text:span text:style-name="_35_">t</text:span><text:span text:style-name="_38_">h</text:span><text:span text:style-name="_33_">e</text:span><text:span text:style-name="_35_">r</text:span><text:span text:style-name="_37_"> </text:span><text:span text:style-name="_32_">t</text:span><text:span text:style-name="_36_">h</text:span><text:span text:style-name="_38_">a</text:span><text:span text:style-name="_33_">n</text:span><text:span text:style-name="_34_"> </text:span><text:span text:style-name="_38_">d</text:span><text:span text:style-name="_32_">i</text:span><text:span text:style-name="_36_">s</text:span><text:span text:style-name="_38_">c</text:span><text:span text:style-name="_32_">r</text:span><text:span text:style-name="_35_">e</text:span><text:span text:style-name="_38_">t</text:span><text:span text:style-name="_33_">e</text:span>-<text:span text:style-name="_38_">s</text:span><text:span text:style-name="_32_">t</text:span><text:span text:style-name="_35_">a</text:span><text:span text:style-name="_38_">t</text:span><text:span text:style-name="_32_">e</text:span><text:span text:style-name="_34_"> </text:span><text:span text:style-name="_38_">m</text:span><text:span text:style-name="_32_">a</text:span><text:span text:style-name="_35_">c</text:span><text:span text:style-name="_39_">h</text:span><text:span text:style-name="_33_">i</text:span><text:span text:style-name="_35_">n</text:span><text:span text:style-name="_39_">e</text:span><text:span text:style-name="_33_">s</text:span><text:span text:style-name="_36_">.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e</text:span><text:span text:style-name="_39_">x</text:span><text:span text:style-name="_33_">a</text:span><text:span text:style-name="_36_">c</text:span><text:span text:style-name="_39_">t</text:span><text:span text:style-name="_31_"> </text:span><text:span text:style-name="_35_">d</text:span><text:span text:style-name="_39_">e</text:span><text:span text:style-name="_33_">f</text:span><text:span text:style-name="_35_">i</text:span><text:span text:style-name="_38_">n</text:span><text:span text:style-name="_33_">i</text:span><text:span text:style-name="_36_">t</text:span><text:span text:style-name="_39_">i</text:span><text:span text:style-name="_33_">o</text:span><text:span text:style-name="_35_">n</text:span><text:span text:style-name="_37_"> </text:span><text:span text:style-name="_33_">d</text:span><text:span text:style-name="_35_">o</text:span><text:span text:style-name="_39_">e</text:span><text:span text:style-name="_32_">s</text:span><text:span text:style-name="_34_"> </text:span><text:span text:style-name="_38_">n</text:span><text:span text:style-name="_33_">o</text:span><text:span text:style-name="_35_">t</text:span><text:span text:style-name="_37_"> </text:span><text:span text:style-name="_32_">m</text:span><text:span text:style-name="_35_">a</text:span><text:span text:style-name="_38_">t</text:span><text:span text:style-name="_33_">t</text:span><text:span text:style-name="_35_">e</text:span><text:span text:style-name="_38_">r</text:span><text:span text:style-name="_31_"> </text:span><text:span text:style-name="_35_">a</text:span><text:span text:style-name="_38_">s</text:span><text:span text:style-name="_31_"> </text:span><text:span text:style-name="_35_">n</text:span><text:span text:style-name="_38_">o</text:span><text:span text:style-name="_31_"> </text:span><text:span text:style-name="_36_">m</text:span><text:span text:style-name="_39_">a</text:span><text:span text:style-name="_32_">t</text:span><text:span text:style-name="_35_">h</text:span><text:span text:style-name="_38_">e</text:span><text:span text:style-name="_33_">m</text:span><text:span text:style-name="_35_">a</text:span><text:span text:style-name="_39_">t</text:span><text:span text:style-name="_33_">i</text:span><text:span text:style-name="_36_">c</text:span><text:span text:style-name="_38_">a</text:span><text:span text:style-name="_33_">l</text:span><text:span text:style-name="_34_"> </text:span><text:span text:style-name="_38_">a</text:span><text:span text:style-name="_32_">c</text:span><text:span text:style-name="_36_">c</text:span><text:span text:style-name="_38_">u</text:span><text:span text:style-name="_33_">r</text:span><text:span text:style-name="_36_">a</text:span><text:span text:style-name="_38_">c</text:span><text:span text:style-name="_32_">y</text:span><text:span text:style-name="_34_"> </text:span><text:span text:style-name="_39_">i</text:span><text:span text:style-name="_33_">s</text:span><text:span text:style-name="_34_"> </text:span><text:span text:style-name="_39_">c</text:span><text:span text:style-name="_33_">l</text:span><text:span text:style-name="_36_">a</text:span><text:span text:style-name="_38_">i</text:span><text:span text:style-name="_32_">m</text:span><text:span text:style-name="_36_">e</text:span><text:span text:style-name="_38_">d</text:span><text:span text:style-name="_31_"> </text:span><text:span text:style-name="_36_">i</text:span><text:span text:style-name="_39_">n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p</text:span><text:span text:style-name="_33_">r</text:span><text:span text:style-name="_36_">e</text:span><text:span text:style-name="_38_">s</text:span><text:span text:style-name="_32_">e</text:span><text:span text:style-name="_36_">n</text:span><text:span text:style-name="_39_">t</text:span><text:span text:style-name="_31_"> </text:span><text:span text:style-name="_35_">d</text:span><text:span text:style-name="_39_">i</text:span><text:span text:style-name="_32_">s</text:span><text:span text:style-name="_35_">c</text:span><text:span text:style-name="_39_">u</text:span><text:span text:style-name="_33_">s</text:span><text:span text:style-name="_36_">s</text:span><text:span text:style-name="_38_">i</text:span><text:span text:style-name="_32_">o</text:span><text:span text:style-name="_36_">n</text:span><text:span text:style-name="_39_">,</text:span><text:span text:style-name="_33_">)</text:span><text:span text:style-name="_34_"> </text:span><text:span text:style-name="_39_">A</text:span><text:span text:style-name="_31_"> </text:span><text:span text:style-name="_35_">f</text:span><text:span text:style-name="_38_">e</text:span><text:span text:style-name="_33_">w</text:span><text:span text:style-name="_34_"> </text:span><text:span text:style-name="_39_">y</text:span><text:span text:style-name="_32_">e</text:span><text:span text:style-name="_36_">a</text:span><text:span text:style-name="_39_">r</text:span><text:span text:style-name="_33_">s</text:span><text:span text:style-name="_34_"> </text:span><text:span text:style-name="_38_">a</text:span><text:span text:style-name="_32_">g</text:span><text:span text:style-name="_35_">o</text:span><text:span text:style-name="_38_">,</text:span><text:span text:style-name="_31_"> </text:span><text:span text:style-name="_36_">w</text:span><text:span text:style-name="_39_">h</text:span><text:span text:style-name="_32_">e</text:span><text:span text:style-name="_35_">n</text:span><text:span text:style-name="_37_"> </text:span><text:span text:style-name="_32_">v</text:span><text:span text:style-name="_36_">e</text:span><text:span text:style-name="_38_">r</text:span><text:span text:style-name="_32_">y</text:span><text:span text:style-name="_34_"> </text:span><text:span text:style-name="_38_">l</text:span><text:span text:style-name="_33_">i</text:span><text:span text:style-name="_36_">t</text:span><text:span text:style-name="_39_">t</text:span><text:span text:style-name="_33_">l</text:span><text:span text:style-name="_36_">e</text:span><text:span text:style-name="_37_"> </text:span><text:span text:style-name="_32_">h</text:span><text:span text:style-name="_35_">a</text:span><text:span text:style-name="_38_">d</text:span><text:span text:style-name="_31_"> </text:span><text:span text:style-name="_36_">b</text:span><text:span text:style-name="_39_">e</text:span><text:span text:style-name="_33_">e</text:span><text:span text:style-name="_35_">n</text:span><text:span text:style-name="_37_"> </text:span><text:span text:style-name="_32_">h</text:span><text:span text:style-name="_35_">e</text:span><text:span text:style-name="_39_">a</text:span><text:span text:style-name="_32_">r</text:span><text:span text:style-name="_36_">d</text:span><text:span text:style-name="_37_"> </text:span><text:span text:style-name="_32_">o</text:span><text:span text:style-name="_35_">f</text:span><text:span text:style-name="_37_"> </text:span><text:span text:style-name="_33_">d</text:span><text:span text:style-name="_35_">i</text:span><text:span text:style-name="_39_">g</text:span><text:span text:style-name="_32_">i</text:span><text:span text:style-name="_36_">t</text:span><text:span text:style-name="_39_">a</text:span><text:span text:style-name="_33_">l</text:span><text:span text:style-name="_34_"> </text:span><text:span text:style-name="_38_">c</text:span><text:span text:style-name="_33_">o</text:span><text:span text:style-name="_35_">m</text:span><text:span text:style-name="_39_">p</text:span><text:span text:style-name="_33_">u</text:span><text:span text:style-name="_35_">t</text:span><text:span text:style-name="_38_">e</text:span><text:span text:style-name="_33_">r</text:span><text:span text:style-name="_36_">s</text:span><text:span text:style-name="_39_">,</text:span><text:span text:style-name="_31_"> </text:span><text:span text:style-name="_36_">i</text:span><text:span text:style-name="_39_">t</text:span><text:span text:style-name="_31_"> </text:span><text:span text:style-name="_36_">w</text:span><text:span text:style-name="_39_">a</text:span><text:span text:style-name="_32_">s</text:span><text:span text:style-name="_34_"> </text:span><text:span text:style-name="_39_">p</text:span><text:span text:style-name="_33_">o</text:span><text:span text:style-name="_35_">s</text:span><text:span text:style-name="_39_">s</text:span><text:span text:style-name="_32_">i</text:span><text:span text:style-name="_35_">b</text:span><text:span text:style-name="_38_">l</text:span><text:span text:style-name="_32_">e</text:span><text:span text:style-name="_34_"> </text:span><text:span text:style-name="_39_">t</text:span><text:span text:style-name="_33_">o</text:span><text:span text:style-name="_34_"> </text:span><text:span text:style-name="_38_">e</text:span><text:span text:style-name="_32_">l</text:span><text:span text:style-name="_35_">i</text:span><text:span text:style-name="_38_">c</text:span><text:span text:style-name="_32_">i</text:span><text:span text:style-name="_35_">t</text:span><text:span text:style-name="_37_"> </text:span><text:span text:style-name="_33_">m</text:span><text:span text:style-name="_35_">u</text:span><text:span text:style-name="_38_">c</text:span><text:span text:style-name="_32_">h</text:span><text:span text:style-name="_34_"> </text:span><text:span text:style-name="_38_">i</text:span><text:span text:style-name="_33_">n</text:span><text:span text:style-name="_36_">c</text:span><text:span text:style-name="_38_">r</text:span><text:span text:style-name="_32_">e</text:span><text:span text:style-name="_36_">d</text:span><text:span text:style-name="_39_">u</text:span><text:span text:style-name="_33_">l</text:span><text:span text:style-name="_36_">i</text:span><text:span text:style-name="_39_">t</text:span><text:span text:style-name="_33_">y</text:span><text:span text:style-name="_34_"> </text:span><text:span text:style-name="_38_">c</text:span><text:span text:style-name="_32_">o</text:span><text:span text:style-name="_35_">n</text:span><text:span text:style-name="_39_">c</text:span><text:span text:style-name="_32_">e</text:span><text:span text:style-name="_36_">r</text:span><text:span text:style-name="_39_">n</text:span><text:span text:style-name="_33_">i</text:span><text:span text:style-name="_35_">n</text:span><text:span text:style-name="_39_">g</text:span><text:span text:style-name="_31_"> </text:span><text:span text:style-name="_36_">t</text:span><text:span text:style-name="_39_">h</text:span><text:span text:style-name="_33_">e</text:span><text:span text:style-name="_36_">m</text:span><text:span text:style-name="_39_">,</text:span><text:span text:style-name="_31_"> </text:span><text:span text:style-name="_35_">i</text:span><text:span text:style-name="_38_">f</text:span><text:span text:style-name="_31_"> </text:span><text:span text:style-name="_35_">o</text:span><text:span text:style-name="_39_">n</text:span><text:span text:style-name="_32_">e</text:span><text:span text:style-name="_34_"> </text:span><text:span text:style-name="_39_">m</text:span><text:span text:style-name="_33_">e</text:span><text:span text:style-name="_35_">n</text:span><text:span text:style-name="_39_">t</text:span><text:span text:style-name="_33_">i</text:span><text:span text:style-name="_35_">o</text:span><text:span text:style-name="_39_">n</text:span><text:span text:style-name="_32_">e</text:span><text:span text:style-name="_35_">d</text:span><text:span text:style-name="_37_"> </text:span><text:span text:style-name="_33_">t</text:span><text:span text:style-name="_36_">h</text:span><text:span text:style-name="_39_">e</text:span><text:span text:style-name="_32_">i</text:span><text:span text:style-name="_35_">r</text:span><text:span text:style-name="_37_"> </text:span><text:span text:style-name="_32_">p</text:span><text:span text:style-name="_36_">r</text:span><text:span text:style-name="_38_">o</text:span><text:span text:style-name="_33_">p</text:span><text:span text:style-name="_36_">e</text:span><text:span text:style-name="_38_">r</text:span><text:span text:style-name="_33_">t</text:span><text:span text:style-name="_36_">i</text:span><text:span text:style-name="_39_">e</text:span><text:span text:style-name="_33_">s</text:span><text:span text:style-name="_34_"> </text:span><text:span text:style-name="_38_">w</text:span><text:span text:style-name="_33_">i</text:span><text:span text:style-name="_36_">t</text:span><text:span text:style-name="_39_">h</text:span><text:span text:style-name="_33_">o</text:span><text:span text:style-name="_35_">u</text:span><text:span text:style-name="_38_">t</text:span><text:span text:style-name="_31_"> </text:span><text:span text:style-name="_36_">d</text:span><text:span text:style-name="_39_">e</text:span><text:span text:style-name="_32_">s</text:span><text:span text:style-name="_35_">c</text:span><text:span text:style-name="_38_">r</text:span><text:span text:style-name="_33_">i</text:span><text:span text:style-name="_35_">b</text:span><text:span text:style-name="_38_">i</text:span><text:span text:style-name="_32_">n</text:span><text:span text:style-name="_36_">g</text:span><text:span text:style-name="_37_"> </text:span><text:span text:style-name="_33_">t</text:span><text:span text:style-name="_36_">h</text:span><text:span text:style-name="_39_">e</text:span><text:span text:style-name="_33_">i</text:span><text:span text:style-name="_35_">r</text:span><text:span text:style-name="_37_"> </text:span><text:span text:style-name="_33_">c</text:span><text:span text:style-name="_36_">o</text:span><text:span text:style-name="_39_">n</text:span><text:span text:style-name="_32_">s</text:span><text:span text:style-name="_35_">t</text:span><text:span text:style-name="_39_">r</text:span><text:span text:style-name="_32_">u</text:span><text:span text:style-name="_35_">c</text:span><text:span text:style-name="_39_">t</text:span><text:span text:style-name="_32_">i</text:span><text:span text:style-name="_35_">o</text:span><text:span text:style-name="_39_">n</text:span><text:span text:style-name="_32_">.</text:span><text:span text:style-name="_34_"> </text:span><text:span text:style-name="_38_">T</text:span><text:span text:style-name="_32_">h</text:span><text:span text:style-name="_35_">a</text:span><text:span text:style-name="_39_">t</text:span><text:span text:style-name="_31_"> </text:span><text:span text:style-name="_35_">w</text:span><text:span text:style-name="_39_">a</text:span><text:span text:style-name="_32_">s</text:span><text:span text:style-name="_34_"> </text:span><text:span text:style-name="_38_">p</text:span><text:span text:style-name="_33_">r</text:span><text:span text:style-name="_35_">e</text:span><text:span text:style-name="_39_">s</text:span><text:span text:style-name="_33_">u</text:span><text:span text:style-name="_36_">m</text:span><text:span text:style-name="_39_">a</text:span><text:span text:style-name="_33_">b</text:span><text:span text:style-name="_36_">l</text:span><text:span text:style-name="_39_">y</text:span><text:span text:style-name="_31_"> </text:span><text:span text:style-name="_35_">d</text:span><text:span text:style-name="_39_">u</text:span><text:span text:style-name="_33_">e</text:span><text:span text:style-name="_34_"> </text:span><text:span text:style-name="_39_">t</text:span><text:span text:style-name="_32_">o</text:span><text:span text:style-name="_34_"> </text:span><text:span text:style-name="_39_">a</text:span><text:span text:style-name="_31_"> </text:span><text:span text:style-name="_35_">s</text:span><text:span text:style-name="_38_">i</text:span><text:span text:style-name="_32_">m</text:span><text:span text:style-name="_36_">i</text:span><text:span text:style-name="_39_">l</text:span><text:span text:style-name="_32_">a</text:span><text:span text:style-name="_35_">r</text:span><text:span text:style-name="_37_"> </text:span><text:span text:style-name="_33_">a</text:span><text:span text:style-name="_35_">p</text:span><text:span text:style-name="_38_">p</text:span><text:span text:style-name="_33_">l</text:span><text:span text:style-name="_35_">i</text:span><text:span text:style-name="_39_">c</text:span><text:span text:style-name="_33_">a</text:span><text:span text:style-name="_36_">t</text:span><text:span text:style-name="_38_">i</text:span><text:span text:style-name="_33_">o</text:span><text:span text:style-name="_35_">n</text:span><text:span text:style-name="_37_"> </text:span><text:span text:style-name="_33_">o</text:span><text:span text:style-name="_36_">f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p</text:span><text:span text:style-name="_39_">r</text:span><text:span text:style-name="_32_">i</text:span><text:span text:style-name="_35_">n</text:span><text:span text:style-name="_38_">c</text:span><text:span text:style-name="_32_">i</text:span><text:span text:style-name="_35_">p</text:span><text:span text:style-name="_38_">l</text:span><text:span text:style-name="_33_">e</text:span><text:span text:style-name="_34_"> </text:span><text:span text:style-name="_38_">o</text:span><text:span text:style-name="_33_">f</text:span><text:span text:style-name="_34_"> </text:span><text:span text:style-name="_39_">s</text:span><text:span text:style-name="_32_">c</text:span><text:span text:style-name="_35_">i</text:span><text:span text:style-name="_39_">e</text:span><text:span text:style-name="_33_">n</text:span><text:span text:style-name="_36_">t</text:span><text:span text:style-name="_39_">i</text:span><text:span text:style-name="_32_">f</text:span><text:span text:style-name="_35_">i</text:span><text:span text:style-name="_39_">c</text:span><text:span text:style-name="_31_"> </text:span><text:span text:style-name="_35_">i</text:span><text:span text:style-name="_38_">n</text:span><text:span text:style-name="_33_">d</text:span><text:span text:style-name="_36_">u</text:span><text:span text:style-name="_39_">c</text:span><text:span text:style-name="_32_">t</text:span><text:span text:style-name="_36_">i</text:span><text:span text:style-name="_39_">o</text:span><text:span text:style-name="_32_">n</text:span><text:span text:style-name="_35_">.</text:span><text:span text:style-name="_37_"> </text:span><text:span text:style-name="_33_">T</text:span><text:span text:style-name="_35_">h</text:span><text:span text:style-name="_38_">e</text:span><text:span text:style-name="_32_">s</text:span><text:span text:style-name="_35_">e</text:span><text:span text:style-name="_37_"> </text:span><text:span text:style-name="_32_">a</text:span><text:span text:style-name="_35_">p</text:span><text:span text:style-name="_39_">p</text:span><text:span text:style-name="_32_">l</text:span><text:span text:style-name="_35_">i</text:span><text:span text:style-name="_38_">c</text:span><text:span text:style-name="_33_">a</text:span><text:span text:style-name="_35_">t</text:span><text:span text:style-name="_38_">i</text:span><text:span text:style-name="_32_">o</text:span><text:span text:style-name="_36_">n</text:span><text:span text:style-name="_38_">s</text:span><text:span text:style-name="_31_"> </text:span><text:span text:style-name="_36_">o</text:span><text:span text:style-name="_38_">f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p</text:span><text:span text:style-name="_32_">r</text:span><text:span text:style-name="_36_">i</text:span><text:span text:style-name="_38_">n</text:span><text:span text:style-name="_33_">c</text:span><text:span text:style-name="_35_">i</text:span><text:span text:style-name="_39_">p</text:span><text:span text:style-name="_32_">l</text:span><text:span text:style-name="_36_">e</text:span><text:span text:style-name="_37_"> </text:span><text:span text:style-name="_33_">a</text:span><text:span text:style-name="_35_">r</text:span><text:span text:style-name="_39_">e</text:span><text:span text:style-name="_31_"> </text:span><text:span text:style-name="_36_">o</text:span><text:span text:style-name="_38_">f</text:span><text:span text:style-name="_31_"> </text:span><text:span text:style-name="_35_">c</text:span><text:span text:style-name="_39_">o</text:span><text:span text:style-name="_33_">u</text:span><text:span text:style-name="_36_">r</text:span><text:span text:style-name="_38_">s</text:span><text:span text:style-name="_33_">e</text:span><text:span text:style-name="_34_"> </text:span><text:span text:style-name="_39_">l</text:span><text:span text:style-name="_33_">a</text:span><text:span text:style-name="_35_">r</text:span><text:span text:style-name="_38_">g</text:span><text:span text:style-name="_33_">e</text:span><text:span text:style-name="_36_">l</text:span><text:span text:style-name="_39_">y</text:span><text:span text:style-name="_31_"> </text:span><text:span text:style-name="_35_">u</text:span><text:span text:style-name="_39_">n</text:span><text:span text:style-name="_32_">c</text:span><text:span text:style-name="_36_">o</text:span><text:span text:style-name="_39_">n</text:span><text:span text:style-name="_33_">s</text:span><text:span text:style-name="_36_">c</text:span><text:span text:style-name="_38_">i</text:span><text:span text:style-name="_33_">o</text:span><text:span text:style-name="_36_">u</text:span><text:span text:style-name="_39_">s</text:span><text:span text:style-name="_32_">.</text:span><text:span text:style-name="_34_"> </text:span><text:span text:style-name="_39_">W</text:span><text:span text:style-name="_33_">h</text:span><text:span text:style-name="_36_">e</text:span><text:span text:style-name="_39_">n</text:span><text:span text:style-name="_31_"> </text:span><text:span text:style-name="_35_">a</text:span><text:span text:style-name="_37_"> </text:span><text:span text:style-name="_33_">b</text:span><text:span text:style-name="_36_">u</text:span><text:span text:style-name="_39_">r</text:span><text:span text:style-name="_32_">n</text:span><text:span text:style-name="_35_">t</text:span><text:span text:style-name="_37_"> </text:span><text:span text:style-name="_33_">c</text:span><text:span text:style-name="_35_">h</text:span><text:span text:style-name="_39_">i</text:span><text:span text:style-name="_33_">l</text:span><text:span text:style-name="_36_">d</text:span><text:span text:style-name="_37_"> </text:span><text:span text:style-name="_33_">f</text:span><text:span text:style-name="_35_">e</text:span><text:span text:style-name="_39_">a</text:span><text:span text:style-name="_32_">r</text:span><text:span text:style-name="_36_">s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f</text:span><text:span text:style-name="_38_">i</text:span><text:span text:style-name="_33_">r</text:span><text:span text:style-name="_35_">e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s</text:span><text:span text:style-name="_38_">h</text:span><text:span text:style-name="_32_">o</text:span><text:span text:style-name="_35_">w</text:span><text:span text:style-name="_38_">s</text:span><text:span text:style-name="_31_"> </text:span><text:span text:style-name="_35_">t</text:span><text:span text:style-name="_38_">h</text:span><text:span text:style-name="_32_">a</text:span><text:span text:style-name="_36_">t</text:span><text:span text:style-name="_37_"> </text:span><text:span text:style-name="_32_">h</text:span><text:span text:style-name="_36_">e</text:span><text:span text:style-name="_37_"> </text:span><text:span text:style-name="_33_">f</text:span><text:span text:style-name="_35_">e</text:span><text:span text:style-name="_39_">a</text:span><text:span text:style-name="_33_">r</text:span><text:span text:style-name="_35_">s</text:span><text:span text:style-name="_37_"> </text:span><text:span text:style-name="_33_">i</text:span><text:span text:style-name="_35_">t</text:span><text:span text:style-name="_37_"> </text:span><text:span text:style-name="_33_">b</text:span><text:span text:style-name="_36_">y</text:span><text:span text:style-name="_37_"> </text:span><text:span text:style-name="_32_">a</text:span><text:span text:style-name="_36_">v</text:span><text:span text:style-name="_38_">o</text:span><text:span text:style-name="_33_">i</text:span><text:span text:style-name="_36_">d</text:span><text:span text:style-name="_39_">i</text:span><text:span text:style-name="_32_">n</text:span><text:span text:style-name="_35_">g</text:span><text:span text:style-name="_37_"> </text:span><text:span text:style-name="_33_">i</text:span><text:span text:style-name="_35_">t</text:span><text:span text:style-name="_38_">,</text:span><text:span text:style-name="_31_"> </text:span><text:span text:style-name="_35_">f</text:span><text:span text:style-name="_37_"> </text:span><text:span text:style-name="_33_">s</text:span><text:span text:style-name="_36_">h</text:span><text:span text:style-name="_38_">o</text:span><text:span text:style-name="_32_">u</text:span><text:span text:style-name="_36_">l</text:span><text:span text:style-name="_39_">d</text:span><text:span text:style-name="_31_"> </text:span><text:span text:style-name="_35_">s</text:span><text:span text:style-name="_38_">a</text:span><text:span text:style-name="_33_">y</text:span><text:span text:style-name="_34_"> </text:span><text:span text:style-name="_38_">t</text:span><text:span text:style-name="_33_">h</text:span><text:span text:style-name="_36_">a</text:span><text:span text:style-name="_38_">t</text:span><text:span text:style-name="_31_"> </text:span><text:span text:style-name="_36_">h</text:span><text:span text:style-name="_39_">e</text:span><text:span text:style-name="_31_"> </text:span><text:span text:style-name="_36_">w</text:span><text:span text:style-name="_38_">a</text:span><text:span text:style-name="_32_">s</text:span><text:span text:style-name="_34_"> </text:span><text:span text:style-name="_38_">a</text:span><text:span text:style-name="_32_">p</text:span><text:span text:style-name="_35_">p</text:span><text:span text:style-name="_39_">l</text:span><text:span text:style-name="_32_">y</text:span><text:span text:style-name="_35_">i</text:span><text:span text:style-name="_39_">n</text:span><text:span text:style-name="_32_">g</text:span><text:span text:style-name="_34_"> </text:span><text:span text:style-name="_39_">s</text:span><text:span text:style-name="_32_">c</text:span><text:span text:style-name="_36_">i</text:span><text:span text:style-name="_39_">e</text:span><text:span text:style-name="_33_">n</text:span><text:span text:style-name="_35_">t</text:span><text:span text:style-name="_39_">i</text:span><text:span text:style-name="_32_">f</text:span><text:span text:style-name="_35_">i</text:span><text:span text:style-name="_38_">c</text:span><text:span text:style-name="_31_"> </text:span><text:span text:style-name="_36_">i</text:span><text:span text:style-name="_38_">n</text:span><text:span text:style-name="_33_">d</text:span><text:span text:style-name="_35_">u</text:span><text:span text:style-name="_38_">c</text:span><text:span text:style-name="_33_">t</text:span><text:span text:style-name="_36_">i</text:span><text:span text:style-name="_39_">o</text:span><text:span text:style-name="_32_">n</text:span><text:span text:style-name="_35_">.</text:span><text:span text:style-name="_37_"> </text:span><text:span text:style-name="_33_">(</text:span><text:span text:style-name="_36_">I</text:span><text:span text:style-name="_37_"> </text:span><text:span text:style-name="_33_">c</text:span><text:span text:style-name="_36_">o</text:span><text:span text:style-name="_39_">u</text:span><text:span text:style-name="_33_">l</text:span><text:span text:style-name="_36_">d</text:span><text:span text:style-name="_37_"> </text:span><text:span text:style-name="_32_">o</text:span><text:span text:style-name="_36_">f</text:span><text:span text:style-name="_37_"> </text:span><text:span text:style-name="_32_">c</text:span><text:span text:style-name="_36_">o</text:span><text:span text:style-name="_38_">u</text:span><text:span text:style-name="_32_">r</text:span><text:span text:style-name="_36_">s</text:span><text:span text:style-name="_38_">e</text:span><text:span text:style-name="_31_"> </text:span><text:span text:style-name="_35_">a</text:span><text:span text:style-name="_39_">l</text:span><text:span text:style-name="_32_">s</text:span><text:span text:style-name="_35_">o</text:span><text:span text:style-name="_37_"> </text:span><text:span text:style-name="_32_">d</text:span><text:span text:style-name="_35_">e</text:span><text:span text:style-name="_39_">s</text:span><text:span text:style-name="_33_">c</text:span><text:span text:style-name="_36_">r</text:span><text:span text:style-name="_38_">i</text:span><text:span text:style-name="_33_">b</text:span><text:span text:style-name="_36_">e</text:span><text:span text:style-name="_37_"> </text:span><text:span text:style-name="_33_">h</text:span><text:span text:style-name="_35_">i</text:span><text:span text:style-name="_39_">s</text:span><text:span text:style-name="_31_"> </text:span><text:span text:style-name="_35_">b</text:span><text:span text:style-name="_39_">e</text:span><text:span text:style-name="_33_">h</text:span><text:span text:style-name="_35_">a</text:span><text:span text:style-name="_38_">v</text:span><text:span text:style-name="_32_">i</text:span><text:span text:style-name="_35_">o</text:span><text:span text:style-name="_38_">u</text:span><text:span text:style-name="_32_">r</text:span><text:span text:style-name="_34_"> </text:span><text:span text:style-name="_38_">i</text:span><text:span text:style-name="_32_">n</text:span><text:span text:style-name="_34_"> </text:span><text:span text:style-name="_38_">m</text:span><text:span text:style-name="_32_">a</text:span><text:span text:style-name="_35_">n</text:span><text:span text:style-name="_38_">y</text:span><text:span text:style-name="_31_"> </text:span><text:span text:style-name="_36_">o</text:span><text:span text:style-name="_38_">t</text:span><text:span text:style-name="_33_">h</text:span><text:span text:style-name="_36_">e</text:span><text:span text:style-name="_39_">r</text:span><text:span text:style-name="_31_"> </text:span><text:span text:style-name="_35_">w</text:span><text:span text:style-name="_38_">a</text:span><text:span text:style-name="_32_">y</text:span><text:span text:style-name="_35_">s</text:span><text:span text:style-name="_38_">.</text:span><text:span text:style-name="_33_">)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w</text:span><text:span text:style-name="_36_">o</text:span><text:span text:style-name="_38_">r</text:span><text:span text:style-name="_33_">k</text:span><text:span text:style-name="_35_">s</text:span><text:span text:style-name="_37_"> </text:span><text:span text:style-name="_33_">a</text:span><text:span text:style-name="_35_">n</text:span><text:span text:style-name="_38_">d</text:span><text:span text:style-name="_31_"> </text:span><text:span text:style-name="_35_">c</text:span><text:span text:style-name="_38_">u</text:span><text:span text:style-name="_32_">s</text:span><text:span text:style-name="_36_">t</text:span><text:span text:style-name="_38_">o</text:span><text:span text:style-name="_32_">m</text:span><text:span text:style-name="_36_">s</text:span><text:span text:style-name="_37_"> </text:span><text:span text:style-name="_32_">o</text:span><text:span text:style-name="_36_">f</text:span><text:span text:style-name="_37_"> </text:span><text:span text:style-name="_33_">m</text:span><text:span text:style-name="_36_">a</text:span><text:span text:style-name="_38_">n</text:span><text:span text:style-name="_32_">k</text:span><text:span text:style-name="_36_">i</text:span><text:span text:style-name="_39_">n</text:span><text:span text:style-name="_33_">d</text:span><text:span text:style-name="_34_"> </text:span><text:span text:style-name="_38_">d</text:span><text:span text:style-name="_33_">o</text:span><text:span text:style-name="_34_"> </text:span><text:span text:style-name="_39_">n</text:span><text:span text:style-name="_32_">o</text:span><text:span text:style-name="_35_">t</text:span><text:span text:style-name="_37_"> </text:span><text:span text:style-name="_32_">s</text:span><text:span text:style-name="_36_">e</text:span><text:span text:style-name="_39_">e</text:span><text:span text:style-name="_32_">m</text:span><text:span text:style-name="_34_"> </text:span><text:span text:style-name="_38_">t</text:span><text:span text:style-name="_32_">o</text:span><text:span text:style-name="_34_"> </text:span><text:span text:style-name="_38_">b</text:span><text:span text:style-name="_32_">e</text:span><text:span text:style-name="_34_"> </text:span><text:span text:style-name="_39_">v</text:span><text:span text:style-name="_33_">e</text:span><text:span text:style-name="_35_">r</text:span><text:span text:style-name="_38_">y</text:span><text:span text:style-name="_31_"> </text:span><text:span text:style-name="_35_">s</text:span><text:span text:style-name="_38_">u</text:span><text:span text:style-name="_33_">i</text:span><text:span text:style-name="_36_">t</text:span><text:span text:style-name="_38_">a</text:span><text:span text:style-name="_33_">b</text:span><text:span text:style-name="_36_">l</text:span><text:span text:style-name="_38_">e</text:span><text:span text:style-name="_31_"> </text:span><text:span text:style-name="_35_">m</text:span><text:span text:style-name="_39_">a</text:span><text:span text:style-name="_32_">t</text:span><text:span text:style-name="_35_">e</text:span><text:span text:style-name="_39_">r</text:span><text:span text:style-name="_32_">i</text:span><text:span text:style-name="_35_">a</text:span><text:span text:style-name="_38_">l</text:span><text:span text:style-name="_31_"> </text:span><text:span text:style-name="_36_">t</text:span><text:span text:style-name="_38_">o</text:span><text:span text:style-name="_31_"> </text:span><text:span text:style-name="_36_">w</text:span><text:span text:style-name="_39_">h</text:span><text:span text:style-name="_33_">i</text:span><text:span text:style-name="_36_">c</text:span><text:span text:style-name="_39_">h</text:span><text:span text:style-name="_31_"> </text:span><text:span text:style-name="_36_">t</text:span><text:span text:style-name="_38_">o</text:span><text:span text:style-name="_31_"> </text:span><text:span text:style-name="_35_">a</text:span><text:span text:style-name="_39_">p</text:span><text:span text:style-name="_33_">p</text:span><text:span text:style-name="_36_">l</text:span><text:span text:style-name="_38_">y</text:span><text:span text:style-name="_31_"> </text:span><text:span text:style-name="_35_">s</text:span><text:span text:style-name="_39_">c</text:span><text:span text:style-name="_32_">i</text:span><text:span text:style-name="_35_">e</text:span><text:span text:style-name="_38_">n</text:span><text:span text:style-name="_32_">t</text:span><text:span text:style-name="_36_">i</text:span><text:span text:style-name="_39_">f</text:span><text:span text:style-name="_32_">i</text:span><text:span text:style-name="_36_">c</text:span><text:span text:style-name="_37_"> </text:span><text:span text:style-name="_33_">i</text:span><text:span text:style-name="_35_">n</text:span><text:span text:style-name="_39_">d</text:span><text:span text:style-name="_32_">u</text:span><text:span text:style-name="_35_">c</text:span><text:span text:style-name="_39_">t</text:span><text:span text:style-name="_33_">i</text:span><text:span text:style-name="_35_">o</text:span><text:span text:style-name="_38_">n</text:span><text:span text:style-name="_33_">.</text:span><text:span text:style-name="_34_"> </text:span><text:span text:style-name="_39_">A</text:span><text:span text:style-name="_31_"> </text:span><text:span text:style-name="_35_">v</text:span><text:span text:style-name="_38_">e</text:span><text:span text:style-name="_33_">r</text:span><text:span text:style-name="_36_">y</text:span><text:span text:style-name="_37_"> </text:span><text:span text:style-name="_33_">l</text:span><text:span text:style-name="_36_">a</text:span><text:span text:style-name="_39_">r</text:span><text:span text:style-name="_32_">g</text:span><text:span text:style-name="_36_">e</text:span><text:span text:style-name="_37_"> </text:span><text:span text:style-name="_32_">p</text:span><text:span text:style-name="_35_">a</text:span><text:span text:style-name="_39_">r</text:span><text:span text:style-name="_32_">t</text:span><text:span text:style-name="_34_"> </text:span><text:span text:style-name="_38_">o</text:span><text:span text:style-name="_33_">f</text:span><text:span text:style-name="_34_"> </text:span><text:span text:style-name="_39_">s</text:span><text:span text:style-name="_33_">p</text:span><text:span text:style-name="_35_">a</text:span><text:span text:style-name="_39_">c</text:span><text:span text:style-name="_33_">e</text:span>-<text:span text:style-name="_39_">t</text:span><text:span text:style-name="_33_">i</text:span><text:span text:style-name="_36_">m</text:span><text:span text:style-name="_39_">e</text:span><text:span text:style-name="_31_"> </text:span><text:span text:style-name="_35_">m</text:span><text:span text:style-name="_38_">u</text:span><text:span text:style-name="_32_">s</text:span><text:span text:style-name="_35_">t</text:span><text:span text:style-name="_37_"> </text:span><text:span text:style-name="_32_">b</text:span><text:span text:style-name="_36_">e</text:span><text:span text:style-name="_37_"> </text:span><text:span text:style-name="_32_">i</text:span><text:span text:style-name="_35_">n</text:span><text:span text:style-name="_39_">v</text:span><text:span text:style-name="_33_">e</text:span><text:span text:style-name="_36_">s</text:span><text:span text:style-name="_38_">t</text:span><text:span text:style-name="_32_">i</text:span><text:span text:style-name="_36_">g</text:span><text:span text:style-name="_39_">a</text:span><text:span text:style-name="_32_">t</text:span><text:span text:style-name="_36_">e</text:span><text:span text:style-name="_38_">d</text:span><text:span text:style-name="_33_">,</text:span><text:span text:style-name="_34_"> </text:span><text:span text:style-name="_39_">i</text:span><text:span text:style-name="_33_">f</text:span><text:span text:style-name="_34_"> </text:span><text:span text:style-name="_39_">r</text:span><text:span text:style-name="_33_">e</text:span><text:span text:style-name="_36_">l</text:span><text:span text:style-name="_38_">i</text:span><text:span text:style-name="_33_">a</text:span><text:span text:style-name="_35_">b</text:span><text:span text:style-name="_39_">l</text:span><text:span text:style-name="_32_">e</text:span><text:span text:style-name="_34_"> </text:span><text:span text:style-name="_39_">r</text:span><text:span text:style-name="_33_">e</text:span><text:span text:style-name="_35_">s</text:span><text:span text:style-name="_39_">u</text:span><text:span text:style-name="_33_">l</text:span><text:span text:style-name="_35_">t</text:span><text:span text:style-name="_38_">s</text:span><text:span text:style-name="_31_"> </text:span><text:span text:style-name="_36_">a</text:span><text:span text:style-name="_39_">r</text:span><text:span text:style-name="_33_">e</text:span><text:span text:style-name="_34_"> </text:span><text:span text:style-name="_39_">t</text:span><text:span text:style-name="_33_">o</text:span><text:span text:style-name="_34_"> </text:span><text:span text:style-name="_39_">b</text:span><text:span text:style-name="_33_">e</text:span><text:span text:style-name="_34_"> </text:span><text:span text:style-name="_39_">o</text:span><text:span text:style-name="_32_">b</text:span><text:span text:style-name="_36_">t</text:span><text:span text:style-name="_39_">a</text:span><text:span text:style-name="_33_">i</text:span><text:span text:style-name="_36_">n</text:span><text:span text:style-name="_39_">e</text:span><text:span text:style-name="_32_">d</text:span><text:span text:style-name="_36_">.</text:span><text:span text:style-name="_37_"> </text:span><text:span text:style-name="_32_">O</text:span><text:span text:style-name="_36_">t</text:span><text:span text:style-name="_39_">h</text:span><text:span text:style-name="_33_">e</text:span><text:span text:style-name="_35_">r</text:span><text:span text:style-name="_38_">w</text:span><text:span text:style-name="_32_">i</text:span><text:span text:style-name="_36_">s</text:span><text:span text:style-name="_39_">e</text:span><text:span text:style-name="_31_"> </text:span><text:span text:style-name="_36_">w</text:span><text:span text:style-name="_39_">e</text:span><text:span text:style-name="_31_"> </text:span><text:span text:style-name="_35_">m</text:span><text:span text:style-name="_38_">a</text:span><text:span text:style-name="_33_">y</text:span><text:span text:style-name="_34_"> </text:span><text:span text:style-name="_39_">(</text:span><text:span text:style-name="_33_">a</text:span><text:span text:style-name="_36_">s</text:span><text:span text:style-name="_37_"> </text:span><text:span text:style-name="_32_">m</text:span><text:span text:style-name="_35_">o</text:span><text:span text:style-name="_38_">s</text:span><text:span text:style-name="_32_">t</text:span><text:span text:style-name="_34_"> </text:span><text:span text:style-name="_38_">E</text:span><text:span text:style-name="_32_">n</text:span><text:span text:style-name="_36_">g</text:span><text:span text:style-name="_38_">l</text:span><text:span text:style-name="_32_">i</text:span><text:span text:style-name="_36_">s</text:span><text:span text:style-name="_38_">h</text:span><text:span text:style-name="_31_"> </text:span><text:span text:style-name="_35_">'</text:span><text:span text:style-name="_38_">C</text:span><text:span text:style-name="_32_">h</text:span><text:span text:style-name="_36_">i</text:span><text:span text:style-name="_39_">l</text:span><text:span text:style-name="_32_">d</text:span><text:span text:style-name="_35_">r</text:span><text:span text:style-name="_38_">e</text:span><text:span text:style-name="_32_">n</text:span><text:span text:style-name="_34_"> </text:span><text:span text:style-name="_39_">d</text:span><text:span text:style-name="_32_">o</text:span><text:span text:style-name="_35_">)</text:span><text:span text:style-name="_37_"> </text:span><text:span text:style-name="_32_">d</text:span><text:span text:style-name="_36_">e</text:span><text:span text:style-name="_38_">c</text:span><text:span text:style-name="_33_">i</text:span><text:span text:style-name="_36_">d</text:span><text:span text:style-name="_38_">e</text:span><text:span text:style-name="_31_"> </text:span><text:span text:style-name="_36_">t</text:span><text:span text:style-name="_39_">h</text:span><text:span text:style-name="_33_">a</text:span><text:span text:style-name="_36_">t</text:span><text:span text:style-name="_37_"> </text:span><text:span text:style-name="_32_">e</text:span><text:span text:style-name="_36_">v</text:span><text:span text:style-name="_39_">e</text:span><text:span text:style-name="_32_">r</text:span><text:span text:style-name="_35_">y</text:span><text:span text:style-name="_39_">b</text:span><text:span text:style-name="_33_">o</text:span><text:span text:style-name="_36_">d</text:span><text:span text:style-name="_38_">y</text:span><text:span text:style-name="_31_"> </text:span><text:span text:style-name="_36_">s</text:span><text:span text:style-name="_38_">p</text:span><text:span text:style-name="_33_">e</text:span><text:span text:style-name="_36_">a</text:span><text:span text:style-name="_39_">k</text:span><text:span text:style-name="_32_">s</text:span><text:span text:style-name="_34_"> </text:span><text:span text:style-name="_39_">E</text:span><text:span text:style-name="_32_">n</text:span><text:span text:style-name="_35_">g</text:span><text:span text:style-name="_38_">l</text:span><text:span text:style-name="_33_">i</text:span><text:span text:style-name="_36_">s</text:span><text:span text:style-name="_39_">h</text:span><text:span text:style-name="_32_">,</text:span><text:span text:style-name="_34_"> </text:span><text:span text:style-name="_38_">a</text:span><text:span text:style-name="_32_">n</text:span><text:span text:style-name="_36_">d</text:span><text:span text:style-name="_37_"> </text:span><text:span text:style-name="_33_">t</text:span><text:span text:style-name="_35_">h</text:span><text:span text:style-name="_39_">a</text:span><text:span text:style-name="_33_">t</text:span><text:span text:style-name="_34_"> </text:span><text:span text:style-name="_39_">i</text:span><text:span text:style-name="_33_">t</text:span><text:span text:style-name="_34_"> </text:span><text:span text:style-name="_38_">i</text:span><text:span text:style-name="_33_">s</text:span><text:span text:style-name="_34_"> </text:span><text:span text:style-name="_38_">s</text:span><text:span text:style-name="_32_">i</text:span><text:span text:style-name="_36_">l</text:span><text:span text:style-name="_38_">l</text:span><text:span text:style-name="_33_">y</text:span><text:span text:style-name="_34_"> </text:span><text:span text:style-name="_38_">t</text:span><text:span text:style-name="_33_">o</text:span><text:span text:style-name="_34_"> </text:span><text:span text:style-name="_39_">l</text:span><text:span text:style-name="_32_">e</text:span><text:span text:style-name="_35_">a</text:span><text:span text:style-name="_39_">r</text:span><text:span text:style-name="_32_">n</text:span><text:span text:style-name="_34_"> </text:span><text:span text:style-name="_39_">F</text:span><text:span text:style-name="_33_">r</text:span><text:span text:style-name="_35_">e</text:span><text:span text:style-name="_39_">n</text:span><text:span text:style-name="_32_">c</text:span><text:span text:style-name="_35_">h</text:span><text:span text:style-name="_38_">.</text:span></text:p>
      <text:p text:style-name="P1"><text:span text:style-name="_36_">T</text:span><text:span text:style-name="_38_">h</text:span><text:span text:style-name="_32_">e</text:span><text:span text:style-name="_36_">r</text:span><text:span text:style-name="_39_">e</text:span><text:span text:style-name="_31_"> </text:span><text:span text:style-name="_35_">a</text:span><text:span text:style-name="_38_">r</text:span><text:span text:style-name="_32_">e</text:span><text:span text:style-name="_35_">,</text:span><text:span text:style-name="_37_"> </text:span><text:span text:style-name="_32_">h</text:span><text:span text:style-name="_35_">o</text:span><text:span text:style-name="_38_">w</text:span><text:span text:style-name="_33_">e</text:span><text:span text:style-name="_35_">v</text:span><text:span text:style-name="_38_">e</text:span><text:span text:style-name="_32_">r</text:span><text:span text:style-name="_36_">,</text:span><text:span text:style-name="_37_"> </text:span><text:span text:style-name="_32_">s</text:span><text:span text:style-name="_35_">p</text:span><text:span text:style-name="_39_">e</text:span><text:span text:style-name="_32_">c</text:span><text:span text:style-name="_35_">i</text:span><text:span text:style-name="_38_">a</text:span><text:span text:style-name="_32_">l</text:span><text:span text:style-name="_34_"> </text:span><text:span text:style-name="_38_">r</text:span><text:span text:style-name="_33_">e</text:span><text:span text:style-name="_35_">m</text:span><text:span text:style-name="_39_">a</text:span><text:span text:style-name="_32_">r</text:span><text:span text:style-name="_35_">k</text:span><text:span text:style-name="_38_">s</text:span><text:span text:style-name="_31_"> </text:span><text:span text:style-name="_35_">t</text:span><text:span text:style-name="_38_">o</text:span><text:span text:style-name="_31_"> </text:span><text:span text:style-name="_35_">b</text:span><text:span text:style-name="_39_">e</text:span><text:span text:style-name="_31_"> </text:span><text:span text:style-name="_36_">m</text:span><text:span text:style-name="_38_">a</text:span><text:span text:style-name="_33_">d</text:span><text:span text:style-name="_35_">e</text:span><text:span text:style-name="_37_"> </text:span><text:span text:style-name="_32_">a</text:span><text:span text:style-name="_36_">b</text:span><text:span text:style-name="_39_">o</text:span><text:span text:style-name="_33_">u</text:span><text:span text:style-name="_35_">t</text:span><text:span text:style-name="_37_"> </text:span><text:span text:style-name="_32_">m</text:span><text:span text:style-name="_36_">a</text:span><text:span text:style-name="_38_">n</text:span><text:span text:style-name="_32_">y</text:span><text:span text:style-name="_34_"> </text:span><text:span text:style-name="_38_">o</text:span><text:span text:style-name="_32_">f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d</text:span><text:span text:style-name="_35_">i</text:span><text:span text:style-name="_39_">s</text:span><text:span text:style-name="_33_">a</text:span><text:span text:style-name="_35_">b</text:span><text:span text:style-name="_38_">i</text:span><text:span text:style-name="_33_">l</text:span><text:span text:style-name="_36_">i</text:span><text:span text:style-name="_38_">t</text:span><text:span text:style-name="_32_">i</text:span><text:span text:style-name="_35_">e</text:span><text:span text:style-name="_38_">s</text:span><text:span text:style-name="_31_"> </text:span><text:span text:style-name="_35_">t</text:span><text:span text:style-name="_38_">h</text:span><text:span text:style-name="_32_">a</text:span><text:span text:style-name="_36_">t</text:span><text:span text:style-name="_37_"> </text:span><text:span text:style-name="_32_">h</text:span><text:span text:style-name="_35_">a</text:span><text:span text:style-name="_38_">v</text:span><text:span text:style-name="_33_">e</text:span><text:span text:style-name="_34_"> </text:span><text:span text:style-name="_39_">b</text:span><text:span text:style-name="_32_">e</text:span><text:span text:style-name="_35_">e</text:span><text:span text:style-name="_39_">n</text:span><text:span text:style-name="_31_"> </text:span><text:span text:style-name="_36_">m</text:span><text:span text:style-name="_39_">e</text:span><text:span text:style-name="_32_">n</text:span><text:span text:style-name="_36_">t</text:span><text:span text:style-name="_38_">i</text:span><text:span text:style-name="_33_">o</text:span><text:span text:style-name="_36_">n</text:span><text:span text:style-name="_39_">e</text:span><text:span text:style-name="_32_">d</text:span><text:span text:style-name="_36_">.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i</text:span><text:span text:style-name="_39_">n</text:span><text:span text:style-name="_32_">a</text:span><text:span text:style-name="_35_">b</text:span><text:span text:style-name="_39_">i</text:span><text:span text:style-name="_32_">l</text:span><text:span text:style-name="_35_">i</text:span><text:span text:style-name="_38_">t</text:span><text:span text:style-name="_32_">y</text:span><text:span text:style-name="_34_"> </text:span><text:span text:style-name="_39_">t</text:span><text:span text:style-name="_33_">o</text:span><text:span text:style-name="_34_"> </text:span><text:span text:style-name="_38_">e</text:span><text:span text:style-name="_33_">n</text:span><text:span text:style-name="_36_">j</text:span><text:span text:style-name="_39_">o</text:span><text:span text:style-name="_32_">y</text:span><text:span text:style-name="_34_"> </text:span><text:span text:style-name="_39_">s</text:span><text:span text:style-name="_33_">t</text:span><text:span text:style-name="_35_">r</text:span><text:span text:style-name="_38_">a</text:span><text:span text:style-name="_33_">w</text:span><text:span text:style-name="_36_">b</text:span><text:span text:style-name="_38_">e</text:span><text:span text:style-name="_33_">r</text:span><text:span text:style-name="_36_">r</text:span><text:span text:style-name="_38_">i</text:span><text:span text:style-name="_33_">e</text:span><text:span text:style-name="_36_">s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c</text:span><text:span text:style-name="_39_">r</text:span><text:span text:style-name="_33_">e</text:span><text:span text:style-name="_36_">a</text:span><text:span text:style-name="_39_">m</text:span><text:span text:style-name="_31_"> </text:span><text:span text:style-name="_35_">m</text:span><text:span text:style-name="_38_">a</text:span><text:span text:style-name="_32_">y</text:span><text:span text:style-name="_34_"> </text:span><text:span text:style-name="_38_">h</text:span><text:span text:style-name="_32_">a</text:span><text:span text:style-name="_35_">v</text:span><text:span text:style-name="_39_">e</text:span><text:span text:style-name="_31_"> </text:span><text:span text:style-name="_35_">s</text:span><text:span text:style-name="_38_">t</text:span><text:span text:style-name="_32_">r</text:span><text:span text:style-name="_35_">u</text:span><text:span text:style-name="_39_">c</text:span><text:span text:style-name="_33_">k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r</text:span><text:span text:style-name="_35_">e</text:span><text:span text:style-name="_38_">a</text:span><text:span text:style-name="_33_">d</text:span><text:span text:style-name="_35_">e</text:span><text:span text:style-name="_38_">r</text:span><text:span text:style-name="_31_"> </text:span><text:span text:style-name="_35_">a</text:span><text:span text:style-name="_38_">s</text:span><text:span text:style-name="_31_"> </text:span><text:span text:style-name="_35_">f</text:span><text:span text:style-name="_39_">r</text:span><text:span text:style-name="_33_">i</text:span><text:span text:style-name="_36_">v</text:span><text:span text:style-name="_39_">o</text:span><text:span text:style-name="_32_">l</text:span><text:span text:style-name="_36_">o</text:span><text:span text:style-name="_38_">u</text:span><text:span text:style-name="_33_">s</text:span><text:span text:style-name="_35_">.</text:span><text:span text:style-name="_37_"> </text:span><text:span text:style-name="_32_">P</text:span><text:span text:style-name="_36_">o</text:span><text:span text:style-name="_38_">s</text:span><text:span text:style-name="_32_">s</text:span><text:span text:style-name="_36_">i</text:span><text:span text:style-name="_38_">b</text:span><text:span text:style-name="_32_">l</text:span><text:span text:style-name="_35_">y</text:span><text:span text:style-name="_37_"> </text:span><text:span text:style-name="_32_">a</text:span><text:span text:style-name="_34_"> </text:span><text:span text:style-name="_39_">m</text:span><text:span text:style-name="_33_">a</text:span><text:span text:style-name="_35_">c</text:span><text:span text:style-name="_38_">h</text:span><text:span text:style-name="_33_">i</text:span><text:span text:style-name="_35_">n</text:span><text:span text:style-name="_39_">e</text:span><text:span text:style-name="_31_"> </text:span><text:span text:style-name="_35_">m</text:span><text:span text:style-name="_38_">i</text:span><text:span text:style-name="_33_">g</text:span><text:span text:style-name="_35_">h</text:span><text:span text:style-name="_39_">t</text:span><text:span text:style-name="_31_"> </text:span><text:span text:style-name="_35_">b</text:span><text:span text:style-name="_39_">e</text:span><text:span text:style-name="_31_"> </text:span><text:span text:style-name="_36_">m</text:span><text:span text:style-name="_38_">a</text:span><text:span text:style-name="_33_">d</text:span><text:span text:style-name="_35_">e</text:span><text:span text:style-name="_37_"> </text:span><text:span text:style-name="_33_">t</text:span><text:span text:style-name="_35_">o</text:span><text:span text:style-name="_37_"> </text:span><text:span text:style-name="_33_">e</text:span><text:span text:style-name="_35_">n</text:span><text:span text:style-name="_38_">j</text:span><text:span text:style-name="_33_">o</text:span><text:span text:style-name="_35_">y</text:span><text:span text:style-name="_37_"> </text:span><text:span text:style-name="_33_">t</text:span><text:span text:style-name="_36_">h</text:span><text:span text:style-name="_39_">i</text:span><text:span text:style-name="_33_">s</text:span><text:span text:style-name="_34_"> </text:span><text:span text:style-name="_38_">d</text:span><text:span text:style-name="_33_">e</text:span><text:span text:style-name="_35_">l</text:span><text:span text:style-name="_39_">i</text:span><text:span text:style-name="_33_">c</text:span><text:span text:style-name="_35_">i</text:span><text:span text:style-name="_39_">o</text:span><text:span text:style-name="_33_">u</text:span><text:span text:style-name="_36_">s</text:span><text:span text:style-name="_37_"> </text:span><text:span text:style-name="_33_">d</text:span><text:span text:style-name="_35_">i</text:span><text:span text:style-name="_39_">s</text:span><text:span text:style-name="_32_">h</text:span><text:span text:style-name="_36_">,</text:span><text:span text:style-name="_37_"> </text:span><text:span text:style-name="_33_">b</text:span><text:span text:style-name="_35_">u</text:span><text:span text:style-name="_38_">t</text:span><text:span text:style-name="_31_"> </text:span><text:span text:style-name="_35_">a</text:span><text:span text:style-name="_39_">n</text:span><text:span text:style-name="_32_">y</text:span><text:span text:style-name="_34_"> </text:span><text:span text:style-name="_38_">a</text:span><text:span text:style-name="_33_">t</text:span><text:span text:style-name="_35_">t</text:span><text:span text:style-name="_39_">e</text:span><text:span text:style-name="_32_">m</text:span><text:span text:style-name="_35_">p</text:span><text:span text:style-name="_39_">t</text:span><text:span text:style-name="_31_"> </text:span><text:span text:style-name="_35_">t</text:span><text:span text:style-name="_38_">o</text:span><text:span text:style-name="_31_"> </text:span><text:span text:style-name="_35_">m</text:span><text:span text:style-name="_38_">a</text:span><text:span text:style-name="_33_">k</text:span><text:span text:style-name="_36_">e</text:span><text:span text:style-name="_37_"> </text:span><text:span text:style-name="_33_">o</text:span><text:span text:style-name="_36_">n</text:span><text:span text:style-name="_39_">e</text:span><text:span text:style-name="_31_"> </text:span><text:span text:style-name="_35_">d</text:span><text:span text:style-name="_39_">o</text:span><text:span text:style-name="_31_"> </text:span><text:span text:style-name="_36_">s</text:span><text:span text:style-name="_38_">o</text:span><text:span text:style-name="_31_"> </text:span><text:span text:style-name="_35_">w</text:span><text:span text:style-name="_38_">o</text:span><text:span text:style-name="_32_">u</text:span><text:span text:style-name="_36_">l</text:span><text:span text:style-name="_39_">d</text:span><text:span text:style-name="_31_"> </text:span><text:span text:style-name="_36_">b</text:span><text:span text:style-name="_39_">e</text:span><text:span text:style-name="_31_"> </text:span><text:span text:style-name="_36_">i</text:span><text:span text:style-name="_38_">d</text:span><text:span text:style-name="_32_">i</text:span><text:span text:style-name="_35_">o</text:span><text:span text:style-name="_39_">t</text:span><text:span text:style-name="_32_">i</text:span><text:span text:style-name="_35_">c</text:span><text:span text:style-name="_38_">.</text:span><text:span text:style-name="_31_"> </text:span><text:span text:style-name="_36_">W</text:span><text:span text:style-name="_38_">h</text:span><text:span text:style-name="_32_">a</text:span><text:span text:style-name="_36_">t</text:span><text:span text:style-name="_37_"> </text:span><text:span text:style-name="_32_">i</text:span><text:span text:style-name="_36_">s</text:span><text:span text:style-name="_37_"> </text:span><text:span text:style-name="_33_">i</text:span><text:span text:style-name="_36_">m</text:span><text:span text:style-name="_38_">p</text:span><text:span text:style-name="_33_">o</text:span><text:span text:style-name="_35_">r</text:span><text:span text:style-name="_38_">t</text:span><text:span text:style-name="_33_">a</text:span><text:span text:style-name="_35_">n</text:span><text:span text:style-name="_39_">t</text:span><text:span text:style-name="_31_"> </text:span><text:span text:style-name="_35_">a</text:span><text:span text:style-name="_38_">b</text:span><text:span text:style-name="_32_">o</text:span><text:span text:style-name="_36_">u</text:span><text:span text:style-name="_39_">t</text:span><text:span text:style-name="_31_"> </text:span><text:span text:style-name="_35_">t</text:span><text:span text:style-name="_38_">h</text:span><text:span text:style-name="_32_">i</text:span><text:span text:style-name="_35_">s</text:span><text:span text:style-name="_37_"> </text:span><text:span text:style-name="_32_">d</text:span><text:span text:style-name="_35_">i</text:span><text:span text:style-name="_38_">s</text:span><text:span text:style-name="_33_">a</text:span><text:span text:style-name="_36_">b</text:span><text:span text:style-name="_38_">i</text:span><text:span text:style-name="_32_">l</text:span><text:span text:style-name="_35_">i</text:span><text:span text:style-name="_38_">t</text:span><text:span text:style-name="_32_">y</text:span><text:span text:style-name="_34_"> </text:span><text:span text:style-name="_39_">i</text:span><text:span text:style-name="_32_">s</text:span><text:span text:style-name="_34_"> </text:span><text:span text:style-name="_38_">t</text:span><text:span text:style-name="_32_">h</text:span><text:span text:style-name="_35_">a</text:span><text:span text:style-name="_39_">t</text:span><text:span text:style-name="_31_"> </text:span><text:span text:style-name="_35_">i</text:span><text:span text:style-name="_39_">t</text:span><text:span text:style-name="_31_"> </text:span><text:span text:style-name="_36_">c</text:span><text:span text:style-name="_39_">o</text:span><text:span text:style-name="_33_">n</text:span><text:span text:style-name="_35_">t</text:span><text:span text:style-name="_39_">r</text:span><text:span text:style-name="_33_">i</text:span><text:span text:style-name="_35_">b</text:span><text:span text:style-name="_38_">u</text:span><text:span text:style-name="_33_">t</text:span><text:span text:style-name="_35_">e</text:span><text:span text:style-name="_39_">s</text:span><text:span text:style-name="_31_"> </text:span><text:span text:style-name="_36_">t</text:span><text:span text:style-name="_39_">o</text:span><text:span text:style-name="_31_"> </text:span><text:span text:style-name="_36_">s</text:span><text:span text:style-name="_38_">o</text:span><text:span text:style-name="_33_">m</text:span><text:span text:style-name="_35_">e</text:span><text:span text:style-name="_37_"> </text:span><text:span text:style-name="_33_">o</text:span><text:span text:style-name="_35_">f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o</text:span><text:span text:style-name="_39_">t</text:span><text:span text:style-name="_33_">h</text:span><text:span text:style-name="_36_">e</text:span><text:span text:style-name="_38_">r</text:span><text:span text:style-name="_31_"> </text:span><text:span text:style-name="_35_">d</text:span><text:span text:style-name="_38_">i</text:span><text:span text:style-name="_33_">s</text:span><text:span text:style-name="_35_">a</text:span><text:span text:style-name="_39_">b</text:span><text:span text:style-name="_32_">i</text:span><text:span text:style-name="_35_">l</text:span><text:span text:style-name="_39_">i</text:span><text:span text:style-name="_32_">t</text:span><text:span text:style-name="_36_">i</text:span><text:span text:style-name="_39_">e</text:span><text:span text:style-name="_33_">s</text:span><text:span text:style-name="_35_">,</text:span><text:span text:style-name="_37_"> </text:span><text:span text:style-name="_32_">e</text:span><text:span text:style-name="_35_">.</text:span><text:span text:style-name="_39_">g</text:span><text:span text:style-name="_33_">.</text:span><text:span text:style-name="_35_">,</text:span><text:span text:style-name="_37_"> </text:span><text:span text:style-name="_33_">t</text:span><text:span text:style-name="_35_">o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d</text:span><text:span text:style-name="_38_">i</text:span><text:span text:style-name="_33_">f</text:span><text:span text:style-name="_35_">f</text:span><text:span text:style-name="_38_">i</text:span><text:span text:style-name="_32_">c</text:span><text:span text:style-name="_35_">u</text:span><text:span text:style-name="_38_">l</text:span><text:span text:style-name="_32_">t</text:span><text:span text:style-name="_35_">y</text:span><text:span text:style-name="_37_"> </text:span><text:span text:style-name="_32_">o</text:span><text:span text:style-name="_35_">f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s</text:span><text:span text:style-name="_39_">a</text:span><text:span text:style-name="_32_">m</text:span><text:span text:style-name="_35_">e</text:span><text:span text:style-name="_37_"> </text:span><text:span text:style-name="_32_">k</text:span><text:span text:style-name="_36_">i</text:span><text:span text:style-name="_38_">n</text:span><text:span text:style-name="_33_">d</text:span><text:span text:style-name="_34_"> </text:span><text:span text:style-name="_39_">o</text:span><text:span text:style-name="_33_">f</text:span><text:span text:style-name="_34_"> </text:span><text:span text:style-name="_39_">f</text:span><text:span text:style-name="_32_">r</text:span><text:span text:style-name="_36_">i</text:span><text:span text:style-name="_38_">e</text:span><text:span text:style-name="_33_">n</text:span><text:span text:style-name="_35_">d</text:span><text:span text:style-name="_39_">l</text:span><text:span text:style-name="_32_">i</text:span><text:span text:style-name="_36_">n</text:span><text:span text:style-name="_39_">e</text:span><text:span text:style-name="_33_">s</text:span><text:span text:style-name="_35_">s</text:span><text:span text:style-name="_37_"> </text:span><text:span text:style-name="_33_">o</text:span><text:span text:style-name="_35_">c</text:span><text:span text:style-name="_39_">c</text:span><text:span text:style-name="_33_">u</text:span><text:span text:style-name="_35_">r</text:span><text:span text:style-name="_39_">r</text:span><text:span text:style-name="_33_">i</text:span><text:span text:style-name="_35_">n</text:span><text:span text:style-name="_38_">g</text:span><text:span text:style-name="_31_"> </text:span><text:span text:style-name="_35_">b</text:span><text:span text:style-name="_39_">e</text:span><text:span text:style-name="_33_">t</text:span><text:span text:style-name="_36_">w</text:span><text:span text:style-name="_38_">e</text:span><text:span text:style-name="_33_">e</text:span><text:span text:style-name="_35_">n</text:span><text:span text:style-name="_37_"> </text:span><text:span text:style-name="_32_">m</text:span><text:span text:style-name="_35_">a</text:span><text:span text:style-name="_38_">n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m</text:span><text:span text:style-name="_33_">a</text:span><text:span text:style-name="_36_">c</text:span><text:span text:style-name="_39_">h</text:span><text:span text:style-name="_33_">i</text:span><text:span text:style-name="_36_">n</text:span><text:span text:style-name="_38_">e</text:span><text:span text:style-name="_31_"> </text:span><text:span text:style-name="_35_">a</text:span><text:span text:style-name="_38_">s</text:span><text:span text:style-name="_31_"> </text:span><text:span text:style-name="_36_">b</text:span><text:span text:style-name="_38_">e</text:span><text:span text:style-name="_32_">t</text:span><text:span text:style-name="_35_">w</text:span><text:span text:style-name="_39_">e</text:span><text:span text:style-name="_33_">e</text:span><text:span text:style-name="_35_">n</text:span><text:span text:style-name="_37_"> </text:span><text:span text:style-name="_32_">w</text:span><text:span text:style-name="_35_">h</text:span><text:span text:style-name="_38_">i</text:span><text:span text:style-name="_33_">t</text:span><text:span text:style-name="_35_">e</text:span><text:span text:style-name="_37_"> </text:span><text:span text:style-name="_33_">m</text:span><text:span text:style-name="_35_">a</text:span><text:span text:style-name="_38_">n</text:span><text:span text:style-name="_31_"> </text:span><text:span text:style-name="_36_">a</text:span><text:span text:style-name="_39_">n</text:span><text:span text:style-name="_33_">d</text:span><text:span text:style-name="_34_"> </text:span><text:span text:style-name="_38_">w</text:span><text:span text:style-name="_33_">h</text:span><text:span text:style-name="_36_">i</text:span><text:span text:style-name="_39_">t</text:span><text:span text:style-name="_32_">e</text:span><text:span text:style-name="_34_"> </text:span><text:span text:style-name="_38_">m</text:span><text:span text:style-name="_32_">a</text:span><text:span text:style-name="_35_">n</text:span><text:span text:style-name="_38_">,</text:span><text:span text:style-name="_31_"> </text:span><text:span text:style-name="_36_">o</text:span><text:span text:style-name="_38_">r</text:span><text:span text:style-name="_31_"> </text:span><text:span text:style-name="_36_">b</text:span><text:span text:style-name="_39_">e</text:span><text:span text:style-name="_33_">t</text:span><text:span text:style-name="_35_">w</text:span><text:span text:style-name="_39_">e</text:span><text:span text:style-name="_32_">e</text:span><text:span text:style-name="_35_">n</text:span><text:span text:style-name="_37_"> </text:span><text:span text:style-name="_32_">b</text:span><text:span text:style-name="_35_">l</text:span><text:span text:style-name="_38_">a</text:span><text:span text:style-name="_33_">c</text:span><text:span text:style-name="_35_">k</text:span><text:span text:style-name="_37_"> </text:span><text:span text:style-name="_32_">m</text:span><text:span text:style-name="_36_">a</text:span><text:span text:style-name="_38_">n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b</text:span><text:span text:style-name="_33_">l</text:span><text:span text:style-name="_36_">a</text:span><text:span text:style-name="_38_">c</text:span><text:span text:style-name="_33_">k</text:span><text:span text:style-name="_34_"> </text:span><text:span text:style-name="_39_">m</text:span><text:span text:style-name="_33_">a</text:span><text:span text:style-name="_35_">n</text:span><text:span text:style-name="_39_">.</text:span></text:p>
      <text:p text:style-name="P1"><text:span text:style-name="_35_">T</text:span><text:span text:style-name="_38_">h</text:span><text:span text:style-name="_32_">e</text:span><text:span text:style-name="_34_"> </text:span><text:span text:style-name="_38_">c</text:span><text:span text:style-name="_32_">l</text:span><text:span text:style-name="_35_">a</text:span><text:span text:style-name="_38_">i</text:span><text:span text:style-name="_32_">m</text:span><text:span text:style-name="_34_"> </text:span><text:span text:style-name="_39_">t</text:span><text:span text:style-name="_33_">h</text:span><text:span text:style-name="_36_">a</text:span><text:span text:style-name="_38_">t</text:span><text:span text:style-name="_31_"> </text:span><text:span text:style-name="_36_">"</text:span><text:span text:style-name="_39_">m</text:span><text:span text:style-name="_32_">a</text:span><text:span text:style-name="_35_">c</text:span><text:span text:style-name="_39_">h</text:span><text:span text:style-name="_32_">i</text:span><text:span text:style-name="_35_">n</text:span><text:span text:style-name="_38_">e</text:span><text:span text:style-name="_32_">s</text:span><text:span text:style-name="_34_"> </text:span><text:span text:style-name="_38_">c</text:span><text:span text:style-name="_33_">a</text:span><text:span text:style-name="_36_">n</text:span><text:span text:style-name="_39_">n</text:span><text:span text:style-name="_32_">o</text:span><text:span text:style-name="_35_">t</text:span><text:span text:style-name="_37_"> </text:span><text:span text:style-name="_33_">m</text:span><text:span text:style-name="_35_">a</text:span><text:span text:style-name="_39_">k</text:span><text:span text:style-name="_32_">e</text:span><text:span text:style-name="_34_"> </text:span><text:span text:style-name="_38_">m</text:span><text:span text:style-name="_33_">i</text:span><text:span text:style-name="_36_">s</text:span><text:span text:style-name="_38_">t</text:span><text:span text:style-name="_33_">a</text:span><text:span text:style-name="_36_">k</text:span><text:span text:style-name="_39_">e</text:span><text:span text:style-name="_32_">s</text:span><text:span text:style-name="_35_">"</text:span><text:span text:style-name="_37_"> </text:span><text:span text:style-name="_33_">s</text:span><text:span text:style-name="_35_">e</text:span><text:span text:style-name="_38_">e</text:span><text:span text:style-name="_32_">m</text:span><text:span text:style-name="_36_">s</text:span><text:span text:style-name="_37_"> </text:span><text:span text:style-name="_33_">a</text:span><text:span text:style-name="_34_"> </text:span><text:span text:style-name="_38_">c</text:span><text:span text:style-name="_33_">u</text:span><text:span text:style-name="_36_">r</text:span><text:span text:style-name="_38_">i</text:span><text:span text:style-name="_32_">o</text:span><text:span text:style-name="_36_">u</text:span><text:span text:style-name="_39_">s</text:span><text:span text:style-name="_31_"> </text:span><text:span text:style-name="_36_">o</text:span><text:span text:style-name="_39_">n</text:span><text:span text:style-name="_33_">e</text:span><text:span text:style-name="_35_">.</text:span><text:span text:style-name="_37_"> </text:span><text:span text:style-name="_32_">O</text:span><text:span text:style-name="_35_">n</text:span><text:span text:style-name="_38_">e</text:span><text:span text:style-name="_31_"> </text:span><text:span text:style-name="_36_">i</text:span><text:span text:style-name="_39_">s</text:span><text:span text:style-name="_31_"> </text:span><text:span text:style-name="_36_">t</text:span><text:span text:style-name="_39_">e</text:span><text:span text:style-name="_32_">m</text:span><text:span text:style-name="_36_">p</text:span><text:span text:style-name="_38_">t</text:span><text:span text:style-name="_33_">e</text:span><text:span text:style-name="_35_">d</text:span><text:span text:style-name="_37_"> </text:span><text:span text:style-name="_33_">t</text:span><text:span text:style-name="_35_">o</text:span><text:span text:style-name="_37_"> </text:span><text:span text:style-name="_33_">r</text:span><text:span text:style-name="_35_">e</text:span><text:span text:style-name="_38_">t</text:span><text:span text:style-name="_33_">o</text:span><text:span text:style-name="_36_">r</text:span><text:span text:style-name="_39_">t</text:span><text:span text:style-name="_33_">,</text:span><text:span text:style-name="_34_"> </text:span><text:span text:style-name="_38_">"</text:span><text:span text:style-name="_33_">A</text:span><text:span text:style-name="_36_">r</text:span><text:span text:style-name="_38_">e</text:span><text:span text:style-name="_31_"> </text:span><text:span text:style-name="_36_">t</text:span><text:span text:style-name="_39_">h</text:span><text:span text:style-name="_33_">e</text:span><text:span text:style-name="_36_">y</text:span><text:span text:style-name="_37_"> </text:span><text:span text:style-name="_33_">a</text:span><text:span text:style-name="_35_">n</text:span><text:span text:style-name="_39_">y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w</text:span><text:span text:style-name="_32_">o</text:span><text:span text:style-name="_36_">r</text:span><text:span text:style-name="_39_">s</text:span><text:span text:style-name="_32_">e</text:span><text:span text:style-name="_34_"> </text:span><text:span text:style-name="_39_">f</text:span><text:span text:style-name="_33_">o</text:span><text:span text:style-name="_36_">r</text:span><text:span text:style-name="_37_"> </text:span><text:span text:style-name="_33_">t</text:span><text:span text:style-name="_36_">h</text:span><text:span text:style-name="_38_">a</text:span><text:span text:style-name="_33_">t</text:span><text:span text:style-name="_35_">?</text:span><text:span text:style-name="_39_">"</text:span><text:span text:style-name="_31_"> </text:span><text:span text:style-name="_36_">B</text:span><text:span text:style-name="_38_">u</text:span><text:span text:style-name="_33_">t</text:span><text:span text:style-name="_34_"> </text:span><text:span text:style-name="_39_">l</text:span><text:span text:style-name="_32_">e</text:span><text:span text:style-name="_36_">t</text:span><text:span text:style-name="_37_"> </text:span><text:span text:style-name="_33_">u</text:span><text:span text:style-name="_35_">s</text:span><text:span text:style-name="_37_"> </text:span><text:span text:style-name="_32_">a</text:span><text:span text:style-name="_35_">d</text:span><text:span text:style-name="_38_">o</text:span><text:span text:style-name="_32_">p</text:span><text:span text:style-name="_36_">t</text:span><text:span text:style-name="_37_"> </text:span><text:span text:style-name="_32_">a</text:span><text:span text:style-name="_34_"> </text:span><text:span text:style-name="_38_">m</text:span><text:span text:style-name="_33_">o</text:span><text:span text:style-name="_35_">r</text:span><text:span text:style-name="_39_">e</text:span><text:span text:style-name="_31_"> </text:span><text:span text:style-name="_35_">s</text:span><text:span text:style-name="_39_">y</text:span><text:span text:style-name="_33_">m</text:span><text:span text:style-name="_35_">p</text:span><text:span text:style-name="_38_">a</text:span><text:span text:style-name="_33_">t</text:span><text:span text:style-name="_35_">h</text:span><text:span text:style-name="_39_">e</text:span><text:span text:style-name="_32_">t</text:span><text:span text:style-name="_35_">i</text:span><text:span text:style-name="_38_">c</text:span><text:span text:style-name="_31_"> </text:span><text:span text:style-name="_35_">a</text:span><text:span text:style-name="_38_">t</text:span><text:span text:style-name="_33_">t</text:span><text:span text:style-name="_36_">i</text:span><text:span text:style-name="_39_">t</text:span><text:span text:style-name="_33_">u</text:span><text:span text:style-name="_35_">d</text:span><text:span text:style-name="_38_">e</text:span><text:span text:style-name="_33_">,</text:span><text:span text:style-name="_34_"> </text:span><text:span text:style-name="_38_">a</text:span><text:span text:style-name="_32_">n</text:span><text:span text:style-name="_36_">d</text:span><text:span text:style-name="_37_"> </text:span><text:span text:style-name="_33_">t</text:span><text:span text:style-name="_36_">r</text:span><text:span text:style-name="_39_">y</text:span><text:span text:style-name="_31_"> </text:span><text:span text:style-name="_35_">t</text:span><text:span text:style-name="_38_">o</text:span><text:span text:style-name="_31_"> </text:span><text:span text:style-name="_35_">s</text:span><text:span text:style-name="_38_">e</text:span><text:span text:style-name="_33_">e</text:span><text:span text:style-name="_34_"> </text:span><text:span text:style-name="_39_">w</text:span><text:span text:style-name="_32_">h</text:span><text:span text:style-name="_35_">a</text:span><text:span text:style-name="_38_">t</text:span><text:span text:style-name="_31_"> </text:span><text:span text:style-name="_35_">i</text:span><text:span text:style-name="_38_">s</text:span><text:span text:style-name="_31_"> </text:span><text:span text:style-name="_35_">r</text:span><text:span text:style-name="_38_">e</text:span><text:span text:style-name="_33_">a</text:span><text:span text:style-name="_35_">l</text:span><text:span text:style-name="_38_">l</text:span><text:span text:style-name="_33_">y</text:span><text:span text:style-name="_34_"> </text:span><text:span text:style-name="_38_">m</text:span><text:span text:style-name="_33_">e</text:span><text:span text:style-name="_36_">a</text:span><text:span text:style-name="_38_">n</text:span><text:span text:style-name="_33_">t</text:span><text:span text:style-name="_36_">.</text:span><text:span text:style-name="_37_"> </text:span><text:span text:style-name="_32_">I</text:span><text:span text:style-name="_34_"> </text:span><text:span text:style-name="_38_">t</text:span><text:span text:style-name="_33_">h</text:span><text:span text:style-name="_36_">i</text:span><text:span text:style-name="_38_">n</text:span><text:span text:style-name="_32_">k</text:span><text:span text:style-name="_34_"> </text:span><text:span text:style-name="_39_">t</text:span><text:span text:style-name="_33_">h</text:span><text:span text:style-name="_36_">i</text:span><text:span text:style-name="_39_">s</text:span><text:span text:style-name="_31_"> </text:span><text:span text:style-name="_36_">c</text:span><text:span text:style-name="_38_">r</text:span><text:span text:style-name="_33_">i</text:span><text:span text:style-name="_36_">t</text:span><text:span text:style-name="_39_">i</text:span><text:span text:style-name="_32_">c</text:span><text:span text:style-name="_36_">i</text:span><text:span text:style-name="_39_">s</text:span><text:span text:style-name="_32_">m</text:span><text:span text:style-name="_34_"> </text:span><text:span text:style-name="_38_">c</text:span><text:span text:style-name="_33_">a</text:span><text:span text:style-name="_35_">n</text:span><text:span text:style-name="_37_"> </text:span><text:span text:style-name="_33_">b</text:span><text:span text:style-name="_35_">e</text:span><text:span text:style-name="_37_"> </text:span><text:span text:style-name="_32_">e</text:span><text:span text:style-name="_35_">x</text:span><text:span text:style-name="_38_">p</text:span><text:span text:style-name="_33_">l</text:span><text:span text:style-name="_35_">a</text:span><text:span text:style-name="_39_">i</text:span><text:span text:style-name="_33_">n</text:span><text:span text:style-name="_36_">e</text:span><text:span text:style-name="_38_">d</text:span><text:span text:style-name="_31_"> </text:span><text:span text:style-name="_35_">i</text:span><text:span text:style-name="_39_">n</text:span><text:span text:style-name="_31_"> </text:span><text:span text:style-name="_36_">t</text:span><text:span text:style-name="_38_">e</text:span><text:span text:style-name="_32_">r</text:span><text:span text:style-name="_35_">m</text:span><text:span text:style-name="_38_">s</text:span><text:span text:style-name="_31_"> </text:span><text:span text:style-name="_36_">o</text:span><text:span text:style-name="_39_">f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i</text:span><text:span text:style-name="_32_">m</text:span><text:span text:style-name="_36_">i</text:span><text:span text:style-name="_39_">t</text:span><text:span text:style-name="_33_">a</text:span><text:span text:style-name="_35_">t</text:span><text:span text:style-name="_39_">i</text:span><text:span text:style-name="_32_">o</text:span><text:span text:style-name="_35_">n</text:span><text:span text:style-name="_37_"> </text:span><text:span text:style-name="_32_">g</text:span><text:span text:style-name="_35_">a</text:span><text:span text:style-name="_39_">m</text:span><text:span text:style-name="_33_">e</text:span><text:span text:style-name="_35_">.</text:span><text:span text:style-name="_37_"> </text:span><text:span text:style-name="_33_">I</text:span><text:span text:style-name="_35_">t</text:span><text:span text:style-name="_37_"> </text:span><text:span text:style-name="_33_">i</text:span><text:span text:style-name="_36_">s</text:span><text:span text:style-name="_37_"> </text:span><text:span text:style-name="_32_">c</text:span><text:span text:style-name="_35_">l</text:span><text:span text:style-name="_38_">a</text:span><text:span text:style-name="_32_">i</text:span><text:span text:style-name="_36_">m</text:span><text:span text:style-name="_39_">e</text:span><text:span text:style-name="_32_">d</text:span><text:span text:style-name="_34_"> </text:span><text:span text:style-name="_39_">t</text:span><text:span text:style-name="_32_">h</text:span><text:span text:style-name="_36_">a</text:span><text:span text:style-name="_38_">t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i</text:span><text:span text:style-name="_33_">n</text:span><text:span text:style-name="_36_">t</text:span><text:span text:style-name="_38_">e</text:span><text:span text:style-name="_33_">r</text:span><text:span text:style-name="_35_">r</text:span><text:span text:style-name="_38_">o</text:span><text:span text:style-name="_32_">g</text:span><text:span text:style-name="_36_">a</text:span><text:span text:style-name="_38_">t</text:span><text:span text:style-name="_33_">o</text:span><text:span text:style-name="_35_">r</text:span><text:span text:style-name="_37_"> </text:span><text:span text:style-name="_32_">c</text:span><text:span text:style-name="_36_">o</text:span><text:span text:style-name="_38_">u</text:span><text:span text:style-name="_32_">l</text:span><text:span text:style-name="_35_">d</text:span><text:span text:style-name="_37_"> </text:span><text:span text:style-name="_32_">d</text:span><text:span text:style-name="_35_">i</text:span><text:span text:style-name="_38_">s</text:span><text:span text:style-name="_32_">t</text:span><text:span text:style-name="_36_">i</text:span><text:span text:style-name="_38_">n</text:span><text:span text:style-name="_33_">g</text:span><text:span text:style-name="_36_">u</text:span><text:span text:style-name="_38_">i</text:span><text:span text:style-name="_32_">s</text:span><text:span text:style-name="_36_">h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m</text:span><text:span text:style-name="_39_">a</text:span><text:span text:style-name="_32_">c</text:span><text:span text:style-name="_35_">h</text:span><text:span text:style-name="_39_">i</text:span><text:span text:style-name="_32_">n</text:span><text:span text:style-name="_35_">e</text:span><text:span text:style-name="_37_"> </text:span><text:span text:style-name="_33_">f</text:span><text:span text:style-name="_36_">r</text:span><text:span text:style-name="_38_">o</text:span><text:span text:style-name="_32_">m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m</text:span><text:span text:style-name="_36_">a</text:span><text:span text:style-name="_39_">n</text:span><text:span text:style-name="_31_"> </text:span><text:span text:style-name="_35_">s</text:span><text:span text:style-name="_39_">i</text:span><text:span text:style-name="_32_">m</text:span><text:span text:style-name="_36_">p</text:span><text:span text:style-name="_39_">l</text:span><text:span text:style-name="_33_">y</text:span><text:span text:style-name="_34_"> </text:span><text:span text:style-name="_39_">b</text:span><text:span text:style-name="_33_">y</text:span><text:span text:style-name="_34_"> </text:span><text:span text:style-name="_38_">s</text:span><text:span text:style-name="_33_">e</text:span><text:span text:style-name="_36_">t</text:span><text:span text:style-name="_39_">t</text:span><text:span text:style-name="_33_">i</text:span><text:span text:style-name="_36_">n</text:span><text:span text:style-name="_39_">g</text:span><text:span text:style-name="_31_"> </text:span><text:span text:style-name="_35_">t</text:span><text:span text:style-name="_39_">h</text:span><text:span text:style-name="_32_">e</text:span><text:span text:style-name="_35_">m</text:span><text:span text:style-name="_37_"> </text:span><text:span text:style-name="_32_">a</text:span><text:span text:style-name="_34_"> </text:span><text:span text:style-name="_38_">n</text:span><text:span text:style-name="_32_">u</text:span><text:span text:style-name="_36_">m</text:span><text:span text:style-name="_39_">b</text:span><text:span text:style-name="_33_">e</text:span><text:span text:style-name="_35_">r</text:span><text:span text:style-name="_37_"> </text:span><text:span text:style-name="_32_">o</text:span><text:span text:style-name="_36_">f</text:span><text:span text:style-name="_37_"> </text:span><text:span text:style-name="_33_">p</text:span><text:span text:style-name="_36_">r</text:span><text:span text:style-name="_39_">o</text:span><text:span text:style-name="_32_">b</text:span><text:span text:style-name="_35_">l</text:span><text:span text:style-name="_38_">e</text:span><text:span text:style-name="_32_">m</text:span><text:span text:style-name="_35_">s</text:span><text:span text:style-name="_37_"> </text:span><text:span text:style-name="_33_">i</text:span><text:span text:style-name="_36_">n</text:span><text:span text:style-name="_37_"> </text:span><text:span text:style-name="_33_">a</text:span><text:span text:style-name="_35_">r</text:span><text:span text:style-name="_38_">i</text:span><text:span text:style-name="_33_">t</text:span><text:span text:style-name="_35_">h</text:span><text:span text:style-name="_38_">m</text:span><text:span text:style-name="_33_">e</text:span><text:span text:style-name="_35_">t</text:span><text:span text:style-name="_38_">i</text:span><text:span text:style-name="_32_">c</text:span><text:span text:style-name="_35_">.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m</text:span><text:span text:style-name="_38_">a</text:span><text:span text:style-name="_33_">c</text:span><text:span text:style-name="_36_">h</text:span><text:span text:style-name="_38_">i</text:span><text:span text:style-name="_32_">n</text:span><text:span text:style-name="_35_">e</text:span><text:span text:style-name="_37_"> </text:span><text:span text:style-name="_32_">w</text:span><text:span text:style-name="_35_">o</text:span><text:span text:style-name="_38_">u</text:span><text:span text:style-name="_32_">l</text:span><text:span text:style-name="_35_">d</text:span><text:span text:style-name="_37_"> </text:span><text:span text:style-name="_32_">b</text:span><text:span text:style-name="_36_">e</text:span><text:span text:style-name="_37_"> </text:span><text:span text:style-name="_33_">u</text:span><text:span text:style-name="_35_">n</text:span><text:span text:style-name="_38_">m</text:span><text:span text:style-name="_32_">a</text:span><text:span text:style-name="_36_">s</text:span><text:span text:style-name="_39_">k</text:span><text:span text:style-name="_33_">e</text:span><text:span text:style-name="_36_">d</text:span><text:span text:style-name="_37_"> </text:span><text:span text:style-name="_32_">b</text:span><text:span text:style-name="_35_">e</text:span><text:span text:style-name="_38_">c</text:span><text:span text:style-name="_32_">a</text:span><text:span text:style-name="_36_">u</text:span><text:span text:style-name="_38_">s</text:span><text:span text:style-name="_32_">e</text:span><text:span text:style-name="_34_"> </text:span><text:span text:style-name="_39_">o</text:span><text:span text:style-name="_33_">f</text:span><text:span text:style-name="_34_"> </text:span><text:span text:style-name="_39_">i</text:span><text:span text:style-name="_33_">t</text:span><text:span text:style-name="_36_">s</text:span><text:span text:style-name="_37_"> </text:span><text:span text:style-name="_33_">d</text:span><text:span text:style-name="_36_">e</text:span><text:span text:style-name="_39_">a</text:span><text:span text:style-name="_33_">d</text:span><text:span text:style-name="_36_">l</text:span><text:span text:style-name="_38_">y</text:span><text:span text:style-name="_31_"> </text:span><text:span text:style-name="_36_">a</text:span><text:span text:style-name="_38_">c</text:span><text:span text:style-name="_32_">c</text:span><text:span text:style-name="_36_">u</text:span><text:span text:style-name="_39_">r</text:span><text:span text:style-name="_32_">a</text:span><text:span text:style-name="_36_">c</text:span><text:span text:style-name="_39_">y</text:span><text:span text:style-name="_32_">.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r</text:span><text:span text:style-name="_36_">e</text:span><text:span text:style-name="_38_">p</text:span><text:span text:style-name="_32_">l</text:span><text:span text:style-name="_36_">y</text:span><text:span text:style-name="_37_"> </text:span><text:span text:style-name="_33_">t</text:span><text:span text:style-name="_36_">o</text:span><text:span text:style-name="_37_"> </text:span><text:span text:style-name="_32_">t</text:span><text:span text:style-name="_35_">h</text:span><text:span text:style-name="_39_">i</text:span><text:span text:style-name="_32_">s</text:span><text:span text:style-name="_34_"> </text:span><text:span text:style-name="_39_">i</text:span><text:span text:style-name="_33_">s</text:span><text:span text:style-name="_34_"> </text:span><text:span text:style-name="_39_">s</text:span><text:span text:style-name="_32_">i</text:span><text:span text:style-name="_36_">m</text:span><text:span text:style-name="_38_">p</text:span><text:span text:style-name="_32_">l</text:span><text:span text:style-name="_36_">e</text:span><text:span text:style-name="_38_">.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m</text:span><text:span text:style-name="_32_">a</text:span><text:span text:style-name="_35_">c</text:span><text:span text:style-name="_38_">h</text:span><text:span text:style-name="_32_">i</text:span><text:span text:style-name="_35_">n</text:span><text:span text:style-name="_39_">e</text:span><text:span text:style-name="_31_"> </text:span><text:span text:style-name="_36_">(</text:span><text:span text:style-name="_39_">p</text:span><text:span text:style-name="_32_">r</text:span><text:span text:style-name="_35_">o</text:span><text:span text:style-name="_38_">g</text:span><text:span text:style-name="_33_">r</text:span><text:span text:style-name="_36_">a</text:span><text:span text:style-name="_38_">m</text:span><text:span text:style-name="_32_">m</text:span><text:span text:style-name="_35_">e</text:span><text:span text:style-name="_39_">d</text:span><text:span text:style-name="_31_"> </text:span><text:span text:style-name="_36_">f</text:span><text:span text:style-name="_38_">o</text:span><text:span text:style-name="_33_">r</text:span><text:span text:style-name="_34_"> </text:span><text:span text:style-name="_38_">p</text:span><text:span text:style-name="_33_">l</text:span><text:span text:style-name="_36_">a</text:span><text:span text:style-name="_38_">y</text:span><text:span text:style-name="_33_">i</text:span><text:span text:style-name="_36_">n</text:span><text:span text:style-name="_38_">g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g</text:span><text:span text:style-name="_32_">a</text:span><text:span text:style-name="_35_">m</text:span><text:span text:style-name="_39_">e</text:span><text:span text:style-name="_33_">)</text:span><text:span text:style-name="_34_"> </text:span><text:span text:style-name="_38_">w</text:span><text:span text:style-name="_32_">o</text:span><text:span text:style-name="_36_">u</text:span><text:span text:style-name="_38_">l</text:span><text:span text:style-name="_33_">d</text:span><text:span text:style-name="_34_"> </text:span><text:span text:style-name="_39_">n</text:span><text:span text:style-name="_33_">o</text:span><text:span text:style-name="_35_">t</text:span><text:span text:style-name="_37_"> </text:span><text:span text:style-name="_33_">a</text:span><text:span text:style-name="_35_">t</text:span><text:span text:style-name="_38_">t</text:span><text:span text:style-name="_33_">e</text:span><text:span text:style-name="_35_">m</text:span><text:span text:style-name="_39_">p</text:span><text:span text:style-name="_33_">t</text:span><text:span text:style-name="_34_"> </text:span><text:span text:style-name="_39_">t</text:span><text:span text:style-name="_32_">o</text:span><text:span text:style-name="_34_"> </text:span><text:span text:style-name="_39_">g</text:span><text:span text:style-name="_33_">i</text:span><text:span text:style-name="_36_">v</text:span><text:span text:style-name="_39_">e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r</text:span><text:span text:style-name="_32_">i</text:span><text:span text:style-name="_36_">g</text:span><text:span text:style-name="_38_">h</text:span><text:span text:style-name="_33_">t</text:span><text:span text:style-name="_34_"> </text:span><text:span text:style-name="_39_">a</text:span><text:span text:style-name="_33_">n</text:span><text:span text:style-name="_36_">s</text:span><text:span text:style-name="_39_">w</text:span><text:span text:style-name="_33_">e</text:span><text:span text:style-name="_35_">r</text:span><text:span text:style-name="_38_">s</text:span><text:span text:style-name="_31_"> </text:span><text:span text:style-name="_35_">t</text:span><text:span text:style-name="_38_">o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a</text:span><text:span text:style-name="_32_">r</text:span><text:span text:style-name="_36_">i</text:span><text:span text:style-name="_38_">t</text:span><text:span text:style-name="_32_">h</text:span><text:span text:style-name="_36_">m</text:span><text:span text:style-name="_38_">e</text:span><text:span text:style-name="_33_">t</text:span><text:span text:style-name="_35_">i</text:span><text:span text:style-name="_39_">c</text:span><text:span text:style-name="_31_"> </text:span><text:span text:style-name="_36_">p</text:span><text:span text:style-name="_38_">r</text:span><text:span text:style-name="_33_">o</text:span><text:span text:style-name="_35_">b</text:span><text:span text:style-name="_39_">l</text:span><text:span text:style-name="_32_">e</text:span><text:span text:style-name="_36_">m</text:span><text:span text:style-name="_38_">s</text:span><text:span text:style-name="_32_">.</text:span><text:span text:style-name="_34_"> </text:span><text:span text:style-name="_38_">I</text:span><text:span text:style-name="_32_">t</text:span><text:span text:style-name="_34_"> </text:span><text:span text:style-name="_39_">w</text:span><text:span text:style-name="_33_">o</text:span><text:span text:style-name="_36_">u</text:span><text:span text:style-name="_38_">l</text:span><text:span text:style-name="_33_">d</text:span><text:span text:style-name="_34_"> </text:span><text:span text:style-name="_38_">d</text:span><text:span text:style-name="_33_">e</text:span><text:span text:style-name="_35_">l</text:span><text:span text:style-name="_39_">i</text:span><text:span text:style-name="_33_">b</text:span><text:span text:style-name="_35_">e</text:span><text:span text:style-name="_39_">r</text:span><text:span text:style-name="_33_">a</text:span><text:span text:style-name="_35_">t</text:span><text:span text:style-name="_39_">e</text:span><text:span text:style-name="_32_">l</text:span><text:span text:style-name="_36_">y</text:span><text:span text:style-name="_37_"> </text:span><text:span text:style-name="_32_">i</text:span><text:span text:style-name="_35_">n</text:span><text:span text:style-name="_39_">t</text:span><text:span text:style-name="_33_">r</text:span><text:span text:style-name="_36_">o</text:span><text:span text:style-name="_38_">d</text:span><text:span text:style-name="_32_">u</text:span><text:span text:style-name="_36_">c</text:span><text:span text:style-name="_39_">e</text:span><text:span text:style-name="_31_"> </text:span><text:span text:style-name="_35_">m</text:span><text:span text:style-name="_38_">i</text:span><text:span text:style-name="_32_">s</text:span><text:span text:style-name="_36_">t</text:span><text:span text:style-name="_38_">a</text:span><text:span text:style-name="_32_">k</text:span><text:span text:style-name="_35_">e</text:span><text:span text:style-name="_39_">s</text:span><text:span text:style-name="_31_"> </text:span><text:span text:style-name="_36_">i</text:span><text:span text:style-name="_39_">n</text:span><text:span text:style-name="_31_"> </text:span><text:span text:style-name="_36_">a</text:span><text:span text:style-name="_37_"> </text:span><text:span text:style-name="_32_">m</text:span><text:span text:style-name="_35_">a</text:span><text:span text:style-name="_38_">n</text:span><text:span text:style-name="_32_">n</text:span><text:span text:style-name="_36_">e</text:span><text:span text:style-name="_39_">r</text:span><text:span text:style-name="_31_"> </text:span><text:span text:style-name="_36_">c</text:span><text:span text:style-name="_38_">a</text:span><text:span text:style-name="_33_">l</text:span><text:span text:style-name="_35_">c</text:span><text:span text:style-name="_39_">u</text:span><text:span text:style-name="_33_">l</text:span><text:span text:style-name="_36_">a</text:span><text:span text:style-name="_39_">t</text:span><text:span text:style-name="_32_">e</text:span><text:span text:style-name="_36_">d</text:span><text:span text:style-name="_37_"> </text:span><text:span text:style-name="_32_">t</text:span><text:span text:style-name="_35_">o</text:span><text:span text:style-name="_37_"> </text:span><text:span text:style-name="_32_">c</text:span><text:span text:style-name="_35_">o</text:span><text:span text:style-name="_38_">n</text:span><text:span text:style-name="_32_">f</text:span><text:span text:style-name="_35_">u</text:span><text:span text:style-name="_38_">s</text:span><text:span text:style-name="_33_">e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i</text:span><text:span text:style-name="_35_">n</text:span><text:span text:style-name="_39_">t</text:span><text:span text:style-name="_32_">e</text:span><text:span text:style-name="_36_">r</text:span><text:span text:style-name="_38_">r</text:span><text:span text:style-name="_33_">o</text:span><text:span text:style-name="_35_">g</text:span><text:span text:style-name="_39_">a</text:span><text:span text:style-name="_33_">t</text:span><text:span text:style-name="_36_">o</text:span><text:span text:style-name="_38_">r</text:span><text:span text:style-name="_33_">.</text:span><text:span text:style-name="_34_"> </text:span><text:span text:style-name="_39_">A</text:span><text:span text:style-name="_31_"> </text:span><text:span text:style-name="_35_">m</text:span><text:span text:style-name="_39_">e</text:span><text:span text:style-name="_33_">c</text:span><text:span text:style-name="_35_">h</text:span><text:span text:style-name="_39_">a</text:span><text:span text:style-name="_32_">n</text:span><text:span text:style-name="_36_">i</text:span><text:span text:style-name="_39_">c</text:span><text:span text:style-name="_32_">a</text:span><text:span text:style-name="_36_">l</text:span><text:span text:style-name="_37_"> </text:span><text:span text:style-name="_33_">f</text:span><text:span text:style-name="_36_">a</text:span><text:span text:style-name="_38_">u</text:span><text:span text:style-name="_32_">l</text:span><text:span text:style-name="_36_">t</text:span><text:span text:style-name="_37_"> </text:span><text:span text:style-name="_32_">w</text:span><text:span text:style-name="_35_">o</text:span><text:span text:style-name="_38_">u</text:span><text:span text:style-name="_33_">l</text:span><text:span text:style-name="_35_">d</text:span><text:span text:style-name="_37_"> </text:span><text:span text:style-name="_32_">p</text:span><text:span text:style-name="_36_">r</text:span><text:span text:style-name="_38_">o</text:span><text:span text:style-name="_32_">b</text:span><text:span text:style-name="_35_">a</text:span><text:span text:style-name="_38_">b</text:span><text:span text:style-name="_33_">l</text:span><text:span text:style-name="_35_">y</text:span><text:span text:style-name="_37_"> </text:span><text:span text:style-name="_33_">s</text:span><text:span text:style-name="_36_">h</text:span><text:span text:style-name="_38_">o</text:span><text:span text:style-name="_33_">w</text:span><text:span text:style-name="_34_"> </text:span><text:span text:style-name="_39_">i</text:span><text:span text:style-name="_32_">t</text:span><text:span text:style-name="_36_">s</text:span><text:span text:style-name="_39_">e</text:span><text:span text:style-name="_32_">l</text:span><text:span text:style-name="_35_">f</text:span><text:span text:style-name="_37_"> </text:span><text:span text:style-name="_33_">t</text:span><text:span text:style-name="_35_">h</text:span><text:span text:style-name="_39_">r</text:span><text:span text:style-name="_33_">o</text:span><text:span text:style-name="_36_">u</text:span><text:span text:style-name="_39_">g</text:span><text:span text:style-name="_32_">h</text:span><text:span text:style-name="_34_"> </text:span><text:span text:style-name="_39_">a</text:span><text:span text:style-name="_33_">n</text:span><text:span text:style-name="_34_"> </text:span><text:span text:style-name="_39_">u</text:span><text:span text:style-name="_33_">n</text:span><text:span text:style-name="_35_">s</text:span><text:span text:style-name="_39_">u</text:span><text:span text:style-name="_32_">i</text:span><text:span text:style-name="_36_">t</text:span><text:span text:style-name="_38_">a</text:span><text:span text:style-name="_32_">b</text:span><text:span text:style-name="_36_">l</text:span><text:span text:style-name="_39_">e</text:span><text:span text:style-name="_31_"> </text:span><text:span text:style-name="_35_">d</text:span><text:span text:style-name="_38_">e</text:span><text:span text:style-name="_33_">c</text:span><text:span text:style-name="_35_">i</text:span><text:span text:style-name="_39_">s</text:span><text:span text:style-name="_32_">i</text:span><text:span text:style-name="_36_">o</text:span><text:span text:style-name="_39_">n</text:span><text:span text:style-name="_31_"> </text:span><text:span text:style-name="_35_">a</text:span><text:span text:style-name="_39_">s</text:span><text:span text:style-name="_31_"> </text:span><text:span text:style-name="_35_">t</text:span><text:span text:style-name="_39_">o</text:span><text:span text:style-name="_31_"> </text:span><text:span text:style-name="_35_">w</text:span><text:span text:style-name="_39_">h</text:span><text:span text:style-name="_33_">a</text:span><text:span text:style-name="_36_">t</text:span><text:span text:style-name="_37_"> </text:span><text:span text:style-name="_33_">s</text:span><text:span text:style-name="_36_">o</text:span><text:span text:style-name="_39_">r</text:span><text:span text:style-name="_33_">t</text:span><text:span text:style-name="_34_"> </text:span><text:span text:style-name="_38_">o</text:span><text:span text:style-name="_32_">f</text:span><text:span text:style-name="_34_"> </text:span><text:span text:style-name="_38_">a</text:span><text:span text:style-name="_31_"> </text:span><text:span text:style-name="_36_">m</text:span><text:span text:style-name="_38_">i</text:span><text:span text:style-name="_33_">s</text:span><text:span text:style-name="_35_">t</text:span><text:span text:style-name="_39_">a</text:span><text:span text:style-name="_33_">k</text:span><text:span text:style-name="_35_">e</text:span><text:span text:style-name="_37_"> </text:span><text:span text:style-name="_32_">t</text:span><text:span text:style-name="_35_">o</text:span><text:span text:style-name="_37_"> </text:span><text:span text:style-name="_33_">m</text:span><text:span text:style-name="_35_">a</text:span><text:span text:style-name="_38_">k</text:span><text:span text:style-name="_32_">e</text:span><text:span text:style-name="_34_"> </text:span><text:span text:style-name="_38_">i</text:span><text:span text:style-name="_32_">n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a</text:span><text:span text:style-name="_36_">r</text:span><text:span text:style-name="_38_">i</text:span><text:span text:style-name="_32_">t</text:span><text:span text:style-name="_36_">h</text:span><text:span text:style-name="_38_">m</text:span><text:span text:style-name="_33_">e</text:span><text:span text:style-name="_36_">t</text:span><text:span text:style-name="_38_">i</text:span><text:span text:style-name="_33_">c</text:span><text:span text:style-name="_36_">.</text:span><text:span text:style-name="_37_"> </text:span><text:span text:style-name="_32_">E</text:span><text:span text:style-name="_35_">v</text:span><text:span text:style-name="_38_">e</text:span><text:span text:style-name="_32_">n</text:span><text:span text:style-name="_34_"> </text:span><text:span text:style-name="_38_">t</text:span><text:span text:style-name="_32_">h</text:span><text:span text:style-name="_36_">i</text:span><text:span text:style-name="_39_">s</text:span><text:span text:style-name="_31_"> </text:span><text:span text:style-name="_35_">i</text:span><text:span text:style-name="_39_">n</text:span><text:span text:style-name="_32_">t</text:span><text:span text:style-name="_35_">e</text:span><text:span text:style-name="_38_">r</text:span><text:span text:style-name="_32_">p</text:span><text:span text:style-name="_36_">r</text:span><text:span text:style-name="_38_">e</text:span><text:span text:style-name="_32_">t</text:span><text:span text:style-name="_36_">a</text:span><text:span text:style-name="_39_">t</text:span><text:span text:style-name="_32_">i</text:span><text:span text:style-name="_35_">o</text:span><text:span text:style-name="_39_">n</text:span><text:span text:style-name="_31_"> </text:span><text:span text:style-name="_36_">o</text:span><text:span text:style-name="_39_">f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c</text:span><text:span text:style-name="_33_">r</text:span><text:span text:style-name="_36_">i</text:span><text:span text:style-name="_39_">t</text:span><text:span text:style-name="_32_">i</text:span><text:span text:style-name="_36_">c</text:span><text:span text:style-name="_38_">i</text:span><text:span text:style-name="_33_">s</text:span><text:span text:style-name="_36_">m</text:span><text:span text:style-name="_37_"> </text:span><text:span text:style-name="_33_">i</text:span><text:span text:style-name="_36_">s</text:span><text:span text:style-name="_37_"> </text:span><text:span text:style-name="_33_">n</text:span><text:span text:style-name="_35_">o</text:span><text:span text:style-name="_38_">t</text:span><text:span text:style-name="_31_"> </text:span><text:span text:style-name="_36_">s</text:span><text:span text:style-name="_39_">u</text:span><text:span text:style-name="_33_">f</text:span><text:span text:style-name="_36_">f</text:span><text:span text:style-name="_38_">i</text:span><text:span text:style-name="_32_">c</text:span><text:span text:style-name="_36_">i</text:span><text:span text:style-name="_38_">e</text:span><text:span text:style-name="_32_">n</text:span><text:span text:style-name="_36_">t</text:span><text:span text:style-name="_39_">l</text:span><text:span text:style-name="_33_">y</text:span><text:span text:style-name="_34_"> </text:span><text:span text:style-name="_38_">s</text:span><text:span text:style-name="_33_">y</text:span><text:span text:style-name="_35_">m</text:span><text:span text:style-name="_39_">p</text:span><text:span text:style-name="_32_">a</text:span><text:span text:style-name="_35_">t</text:span><text:span text:style-name="_38_">h</text:span><text:span text:style-name="_33_">e</text:span><text:span text:style-name="_36_">t</text:span><text:span text:style-name="_38_">i</text:span><text:span text:style-name="_33_">c</text:span><text:span text:style-name="_35_">.</text:span><text:span text:style-name="_37_"> </text:span><text:span text:style-name="_33_">B</text:span><text:span text:style-name="_35_">u</text:span><text:span text:style-name="_38_">t</text:span><text:span text:style-name="_31_"> </text:span><text:span text:style-name="_35_">w</text:span><text:span text:style-name="_39_">e</text:span><text:span text:style-name="_31_"> </text:span><text:soft-page-break/><text:span text:style-name="_36_">c</text:span><text:span text:style-name="_38_">a</text:span><text:span text:style-name="_33_">n</text:span><text:span text:style-name="_35_">n</text:span><text:span text:style-name="_39_">o</text:span><text:span text:style-name="_32_">t</text:span><text:span text:style-name="_34_"> </text:span><text:span text:style-name="_39_">a</text:span><text:span text:style-name="_32_">f</text:span><text:span text:style-name="_35_">f</text:span><text:span text:style-name="_38_">o</text:span><text:span text:style-name="_32_">r</text:span><text:span text:style-name="_36_">d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s</text:span><text:span text:style-name="_39_">p</text:span><text:span text:style-name="_33_">a</text:span><text:span text:style-name="_36_">c</text:span><text:span text:style-name="_39_">e</text:span><text:span text:style-name="_31_"> </text:span><text:span text:style-name="_35_">t</text:span><text:span text:style-name="_39_">o</text:span><text:span text:style-name="_31_"> </text:span><text:span text:style-name="_36_">g</text:span><text:span text:style-name="_39_">o</text:span><text:span text:style-name="_31_"> </text:span><text:span text:style-name="_36_">i</text:span><text:span text:style-name="_38_">n</text:span><text:span text:style-name="_32_">t</text:span><text:span text:style-name="_35_">o</text:span><text:span text:style-name="_37_"> </text:span><text:span text:style-name="_33_">i</text:span><text:span text:style-name="_36_">t</text:span><text:span text:style-name="_37_"> </text:span><text:span text:style-name="_33_">m</text:span><text:span text:style-name="_36_">u</text:span><text:span text:style-name="_38_">c</text:span><text:span text:style-name="_33_">h</text:span><text:span text:style-name="_34_"> </text:span><text:span text:style-name="_38_">f</text:span><text:span text:style-name="_32_">u</text:span><text:span text:style-name="_35_">r</text:span><text:span text:style-name="_39_">t</text:span><text:span text:style-name="_32_">h</text:span><text:span text:style-name="_36_">e</text:span><text:span text:style-name="_39_">r</text:span><text:span text:style-name="_32_">.</text:span><text:span text:style-name="_34_"> </text:span><text:span text:style-name="_38_">I</text:span><text:span text:style-name="_33_">t</text:span><text:span text:style-name="_34_"> </text:span><text:span text:style-name="_39_">s</text:span><text:span text:style-name="_33_">e</text:span><text:span text:style-name="_35_">e</text:span><text:span text:style-name="_38_">m</text:span><text:span text:style-name="_33_">s</text:span><text:span text:style-name="_34_"> </text:span><text:span text:style-name="_39_">t</text:span><text:span text:style-name="_32_">o</text:span><text:span text:style-name="_34_"> </text:span><text:span text:style-name="_39_">m</text:span><text:span text:style-name="_33_">e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pan text:style-name="_36_">t</text:span><text:span text:style-name="_39_">h</text:span><text:span text:style-name="_32_">i</text:span><text:span text:style-name="_35_">s</text:span><text:span text:style-name="_37_"> </text:span><text:span text:style-name="_32_">c</text:span><text:span text:style-name="_36_">r</text:span><text:span text:style-name="_38_">i</text:span><text:span text:style-name="_32_">t</text:span><text:span text:style-name="_36_">i</text:span><text:span text:style-name="_39_">c</text:span><text:span text:style-name="_32_">i</text:span><text:span text:style-name="_35_">s</text:span><text:span text:style-name="_38_">m</text:span><text:span text:style-name="_31_"> </text:span><text:span text:style-name="_36_">d</text:span><text:span text:style-name="_38_">e</text:span><text:span text:style-name="_32_">p</text:span><text:span text:style-name="_35_">e</text:span><text:span text:style-name="_39_">n</text:span><text:span text:style-name="_32_">d</text:span><text:span text:style-name="_35_">s</text:span><text:span text:style-name="_37_"> </text:span><text:span text:style-name="_32_">o</text:span><text:span text:style-name="_36_">n</text:span><text:span text:style-name="_37_"> </text:span><text:span text:style-name="_32_">a</text:span><text:span text:style-name="_34_"> </text:span><text:span text:style-name="_38_">c</text:span><text:span text:style-name="_32_">o</text:span><text:span text:style-name="_36_">n</text:span><text:span text:style-name="_38_">f</text:span><text:span text:style-name="_32_">u</text:span><text:span text:style-name="_35_">s</text:span><text:span text:style-name="_38_">i</text:span><text:span text:style-name="_32_">o</text:span><text:span text:style-name="_35_">n</text:span><text:span text:style-name="_37_"> </text:span><text:span text:style-name="_33_">b</text:span><text:span text:style-name="_35_">e</text:span><text:span text:style-name="_38_">t</text:span><text:span text:style-name="_33_">w</text:span><text:span text:style-name="_35_">e</text:span><text:span text:style-name="_39_">e</text:span><text:span text:style-name="_33_">n</text:span><text:span text:style-name="_34_"> </text:span><text:span text:style-name="_39_">t</text:span><text:span text:style-name="_33_">w</text:span><text:span text:style-name="_35_">o</text:span><text:span text:style-name="_37_"> </text:span><text:span text:style-name="_33_">k</text:span><text:span text:style-name="_36_">i</text:span><text:span text:style-name="_38_">n</text:span><text:span text:style-name="_32_">d</text:span><text:span text:style-name="_36_">s</text:span><text:span text:style-name="_37_"> </text:span><text:span text:style-name="_32_">o</text:span><text:span text:style-name="_35_">f</text:span><text:span text:style-name="_37_"> </text:span><text:span text:style-name="_32_">m</text:span><text:span text:style-name="_36_">i</text:span><text:span text:style-name="_39_">s</text:span><text:span text:style-name="_32_">t</text:span><text:span text:style-name="_35_">a</text:span><text:span text:style-name="_38_">k</text:span><text:span text:style-name="_33_">e</text:span><text:span text:style-name="_36_">,</text:span><text:span text:style-name="_37_"> </text:span><text:span text:style-name="_32_">W</text:span><text:span text:style-name="_35_">e</text:span><text:span text:style-name="_37_"> </text:span><text:span text:style-name="_32_">m</text:span><text:span text:style-name="_35_">a</text:span><text:span text:style-name="_38_">y</text:span><text:span text:style-name="_31_"> </text:span><text:span text:style-name="_35_">c</text:span><text:span text:style-name="_39_">a</text:span><text:span text:style-name="_33_">l</text:span><text:span text:style-name="_35_">l</text:span><text:span text:style-name="_37_"> </text:span><text:span text:style-name="_32_">t</text:span><text:span text:style-name="_36_">h</text:span><text:span text:style-name="_38_">e</text:span><text:span text:style-name="_32_">m</text:span><text:span text:style-name="_34_"> </text:span><text:span text:style-name="_38_">"</text:span><text:span text:style-name="_33_">e</text:span><text:span text:style-name="_35_">r</text:span><text:span text:style-name="_39_">r</text:span><text:span text:style-name="_33_">o</text:span><text:span text:style-name="_35_">r</text:span><text:span text:style-name="_38_">s</text:span><text:span text:style-name="_31_"> </text:span><text:span text:style-name="_36_">o</text:span><text:span text:style-name="_39_">f</text:span><text:span text:style-name="_31_"> </text:span><text:span text:style-name="_36_">f</text:span><text:span text:style-name="_38_">u</text:span><text:span text:style-name="_33_">n</text:span><text:span text:style-name="_36_">c</text:span><text:span text:style-name="_38_">t</text:span><text:span text:style-name="_32_">i</text:span><text:span text:style-name="_35_">o</text:span><text:span text:style-name="_38_">n</text:span><text:span text:style-name="_33_">i</text:span><text:span text:style-name="_35_">n</text:span><text:span text:style-name="_38_">g</text:span><text:span text:style-name="_32_">"</text:span><text:span text:style-name="_34_"> </text:span><text:span text:style-name="_38_">a</text:span><text:span text:style-name="_33_">n</text:span><text:span text:style-name="_36_">d</text:span><text:span text:style-name="_37_"> </text:span><text:span text:style-name="_32_">"</text:span><text:span text:style-name="_35_">e</text:span><text:span text:style-name="_38_">r</text:span><text:span text:style-name="_33_">r</text:span><text:span text:style-name="_35_">o</text:span><text:span text:style-name="_38_">r</text:span><text:span text:style-name="_32_">s</text:span><text:span text:style-name="_34_"> </text:span><text:span text:style-name="_38_">o</text:span><text:span text:style-name="_33_">f</text:span><text:span text:style-name="_34_"> </text:span><text:span text:style-name="_39_">c</text:span><text:span text:style-name="_33_">o</text:span><text:span text:style-name="_35_">n</text:span><text:span text:style-name="_38_">c</text:span><text:span text:style-name="_33_">l</text:span><text:span text:style-name="_36_">u</text:span><text:span text:style-name="_39_">s</text:span><text:span text:style-name="_33_">i</text:span><text:span text:style-name="_36_">o</text:span><text:span text:style-name="_38_">n</text:span><text:span text:style-name="_32_">.</text:span><text:span text:style-name="_36_">"</text:span><text:span text:style-name="_37_"> </text:span><text:span text:style-name="_32_">E</text:span><text:span text:style-name="_36_">r</text:span><text:span text:style-name="_39_">r</text:span><text:span text:style-name="_33_">o</text:span><text:span text:style-name="_36_">r</text:span><text:span text:style-name="_38_">s</text:span><text:span text:style-name="_31_"> </text:span><text:span text:style-name="_36_">o</text:span><text:span text:style-name="_38_">f</text:span><text:span text:style-name="_31_"> </text:span><text:span text:style-name="_36_">f</text:span><text:span text:style-name="_38_">u</text:span><text:span text:style-name="_33_">n</text:span><text:span text:style-name="_35_">c</text:span><text:span text:style-name="_39_">t</text:span><text:span text:style-name="_33_">i</text:span><text:span text:style-name="_36_">o</text:span><text:span text:style-name="_38_">n</text:span><text:span text:style-name="_33_">i</text:span><text:span text:style-name="_36_">n</text:span><text:span text:style-name="_38_">g</text:span><text:span text:style-name="_31_"> </text:span><text:span text:style-name="_35_">a</text:span><text:span text:style-name="_39_">r</text:span><text:span text:style-name="_32_">e</text:span><text:span text:style-name="_34_"> </text:span><text:span text:style-name="_39_">d</text:span><text:span text:style-name="_32_">u</text:span><text:span text:style-name="_35_">e</text:span><text:span text:style-name="_37_"> </text:span><text:span text:style-name="_33_">t</text:span><text:span text:style-name="_36_">o</text:span><text:span text:style-name="_37_"> </text:span><text:span text:style-name="_32_">s</text:span><text:span text:style-name="_36_">o</text:span><text:span text:style-name="_39_">m</text:span><text:span text:style-name="_33_">e</text:span><text:span text:style-name="_34_"> </text:span><text:span text:style-name="_39_">m</text:span><text:span text:style-name="_32_">e</text:span><text:span text:style-name="_35_">c</text:span><text:span text:style-name="_38_">h</text:span><text:span text:style-name="_32_">a</text:span><text:span text:style-name="_35_">n</text:span><text:span text:style-name="_39_">i</text:span><text:span text:style-name="_33_">c</text:span><text:span text:style-name="_35_">a</text:span><text:span text:style-name="_38_">l</text:span><text:span text:style-name="_31_"> </text:span><text:span text:style-name="_36_">o</text:span><text:span text:style-name="_39_">r</text:span><text:span text:style-name="_31_"> </text:span><text:span text:style-name="_36_">e</text:span><text:span text:style-name="_38_">l</text:span><text:span text:style-name="_33_">e</text:span><text:span text:style-name="_35_">c</text:span><text:span text:style-name="_39_">t</text:span><text:span text:style-name="_32_">r</text:span><text:span text:style-name="_36_">i</text:span><text:span text:style-name="_39_">c</text:span><text:span text:style-name="_33_">a</text:span><text:span text:style-name="_36_">l</text:span><text:span text:style-name="_37_"> </text:span><text:span text:style-name="_33_">f</text:span><text:span text:style-name="_35_">a</text:span><text:span text:style-name="_39_">u</text:span><text:span text:style-name="_32_">l</text:span><text:span text:style-name="_36_">t</text:span><text:span text:style-name="_37_"> </text:span><text:span text:style-name="_32_">w</text:span><text:span text:style-name="_36_">h</text:span><text:span text:style-name="_38_">i</text:span><text:span text:style-name="_33_">c</text:span><text:span text:style-name="_36_">h</text:span><text:span text:style-name="_37_"> </text:span><text:span text:style-name="_32_">c</text:span><text:span text:style-name="_36_">a</text:span><text:span text:style-name="_38_">u</text:span><text:span text:style-name="_33_">s</text:span><text:span text:style-name="_36_">e</text:span><text:span text:style-name="_39_">s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m</text:span><text:span text:style-name="_33_">a</text:span><text:span text:style-name="_36_">c</text:span><text:span text:style-name="_38_">h</text:span><text:span text:style-name="_32_">i</text:span><text:span text:style-name="_35_">n</text:span><text:span text:style-name="_39_">e</text:span><text:span text:style-name="_31_"> </text:span><text:span text:style-name="_36_">t</text:span><text:span text:style-name="_39_">o</text:span><text:span text:style-name="_31_"> </text:span><text:span text:style-name="_35_">b</text:span><text:span text:style-name="_39_">e</text:span><text:span text:style-name="_33_">h</text:span><text:span text:style-name="_35_">a</text:span><text:span text:style-name="_39_">v</text:span><text:span text:style-name="_33_">e</text:span><text:span text:style-name="_34_"> </text:span><text:span text:style-name="_38_">o</text:span><text:span text:style-name="_33_">t</text:span><text:span text:style-name="_35_">h</text:span><text:span text:style-name="_38_">e</text:span><text:span text:style-name="_33_">r</text:span><text:span text:style-name="_35_">w</text:span><text:span text:style-name="_38_">i</text:span><text:span text:style-name="_32_">s</text:span><text:span text:style-name="_35_">e</text:span><text:span text:style-name="_37_"> </text:span><text:span text:style-name="_32_">t</text:span><text:span text:style-name="_36_">h</text:span><text:span text:style-name="_38_">a</text:span><text:span text:style-name="_32_">n</text:span><text:span text:style-name="_34_"> </text:span><text:span text:style-name="_39_">i</text:span><text:span text:style-name="_33_">t</text:span><text:span text:style-name="_34_"> </text:span><text:span text:style-name="_39_">w</text:span><text:span text:style-name="_33_">a</text:span><text:span text:style-name="_35_">s</text:span><text:span text:style-name="_37_"> </text:span><text:span text:style-name="_32_">d</text:span><text:span text:style-name="_35_">e</text:span><text:span text:style-name="_39_">s</text:span><text:span text:style-name="_32_">i</text:span><text:span text:style-name="_35_">g</text:span><text:span text:style-name="_39_">n</text:span><text:span text:style-name="_32_">e</text:span><text:span text:style-name="_35_">d</text:span><text:span text:style-name="_37_"> </text:span><text:span text:style-name="_33_">t</text:span><text:span text:style-name="_35_">o</text:span><text:span text:style-name="_37_"> </text:span><text:span text:style-name="_32_">d</text:span><text:span text:style-name="_36_">o</text:span><text:span text:style-name="_38_">.</text:span><text:span text:style-name="_31_"> </text:span><text:span text:style-name="_36_">I</text:span><text:span text:style-name="_38_">n</text:span><text:span text:style-name="_31_"> </text:span><text:span text:style-name="_35_">p</text:span><text:span text:style-name="_39_">h</text:span><text:span text:style-name="_32_">i</text:span><text:span text:style-name="_36_">l</text:span><text:span text:style-name="_38_">o</text:span><text:span text:style-name="_33_">s</text:span><text:span text:style-name="_36_">o</text:span><text:span text:style-name="_39_">p</text:span><text:span text:style-name="_33_">h</text:span><text:span text:style-name="_36_">i</text:span><text:span text:style-name="_38_">c</text:span><text:span text:style-name="_32_">a</text:span><text:span text:style-name="_36_">l</text:span><text:span text:style-name="_37_"> </text:span><text:span text:style-name="_33_">d</text:span><text:span text:style-name="_36_">i</text:span><text:span text:style-name="_39_">s</text:span><text:span text:style-name="_33_">c</text:span><text:span text:style-name="_35_">u</text:span><text:span text:style-name="_38_">s</text:span><text:span text:style-name="_33_">s</text:span><text:span text:style-name="_35_">i</text:span><text:span text:style-name="_38_">o</text:span><text:span text:style-name="_33_">n</text:span><text:span text:style-name="_35_">s</text:span><text:span text:style-name="_37_"> </text:span><text:span text:style-name="_33_">o</text:span><text:span text:style-name="_36_">n</text:span><text:span text:style-name="_39_">e</text:span><text:span text:style-name="_31_"> </text:span><text:span text:style-name="_35_">l</text:span><text:span text:style-name="_39_">i</text:span><text:span text:style-name="_32_">k</text:span><text:span text:style-name="_36_">e</text:span><text:span text:style-name="_38_">s</text:span><text:span text:style-name="_31_"> </text:span><text:span text:style-name="_35_">t</text:span><text:span text:style-name="_38_">o</text:span><text:span text:style-name="_31_"> </text:span><text:span text:style-name="_36_">i</text:span><text:span text:style-name="_39_">g</text:span><text:span text:style-name="_33_">n</text:span><text:span text:style-name="_36_">o</text:span><text:span text:style-name="_39_">r</text:span><text:span text:style-name="_32_">e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p</text:span><text:span text:style-name="_36_">o</text:span><text:span text:style-name="_38_">s</text:span><text:span text:style-name="_33_">s</text:span><text:span text:style-name="_36_">i</text:span><text:span text:style-name="_38_">b</text:span><text:span text:style-name="_32_">i</text:span><text:span text:style-name="_36_">l</text:span><text:span text:style-name="_38_">i</text:span><text:span text:style-name="_33_">t</text:span><text:span text:style-name="_36_">y</text:span><text:span text:style-name="_37_"> </text:span><text:span text:style-name="_33_">o</text:span><text:span text:style-name="_35_">f</text:span><text:span text:style-name="_37_"> </text:span><text:span text:style-name="_33_">s</text:span><text:span text:style-name="_36_">u</text:span><text:span text:style-name="_38_">c</text:span><text:span text:style-name="_33_">h</text:span><text:span text:style-name="_34_"> </text:span><text:span text:style-name="_39_">e</text:span><text:span text:style-name="_33_">r</text:span><text:span text:style-name="_36_">r</text:span><text:span text:style-name="_39_">o</text:span><text:span text:style-name="_33_">r</text:span><text:span text:style-name="_36_">s</text:span><text:span text:style-name="_39_">;</text:span><text:span text:style-name="_31_"> </text:span><text:span text:style-name="_36_">o</text:span><text:span text:style-name="_38_">n</text:span><text:span text:style-name="_32_">e</text:span><text:span text:style-name="_34_"> </text:span><text:span text:style-name="_38_">i</text:span><text:span text:style-name="_32_">s</text:span><text:span text:style-name="_34_"> </text:span><text:span text:style-name="_39_">t</text:span><text:span text:style-name="_32_">h</text:span><text:span text:style-name="_36_">e</text:span><text:span text:style-name="_39_">r</text:span><text:span text:style-name="_32_">e</text:span><text:span text:style-name="_36_">f</text:span><text:span text:style-name="_39_">o</text:span><text:span text:style-name="_32_">r</text:span><text:span text:style-name="_35_">e</text:span><text:span text:style-name="_37_"> </text:span><text:span text:style-name="_33_">d</text:span><text:span text:style-name="_35_">i</text:span><text:span text:style-name="_38_">s</text:span><text:span text:style-name="_32_">c</text:span><text:span text:style-name="_36_">u</text:span><text:span text:style-name="_39_">s</text:span><text:span text:style-name="_33_">s</text:span><text:span text:style-name="_36_">i</text:span><text:span text:style-name="_38_">n</text:span><text:span text:style-name="_33_">g</text:span><text:span text:style-name="_34_"> </text:span><text:span text:style-name="_39_">"</text:span><text:span text:style-name="_33_">a</text:span><text:span text:style-name="_36_">b</text:span><text:span text:style-name="_39_">s</text:span><text:span text:style-name="_32_">t</text:span><text:span text:style-name="_35_">r</text:span><text:span text:style-name="_39_">a</text:span><text:span text:style-name="_32_">c</text:span><text:span text:style-name="_35_">t</text:span><text:span text:style-name="_37_"> </text:span><text:span text:style-name="_32_">m</text:span><text:span text:style-name="_35_">a</text:span><text:span text:style-name="_39_">c</text:span><text:span text:style-name="_32_">h</text:span><text:span text:style-name="_36_">i</text:span><text:span text:style-name="_39_">n</text:span><text:span text:style-name="_32_">e</text:span><text:span text:style-name="_36_">s</text:span><text:span text:style-name="_39_">.</text:span><text:span text:style-name="_33_">"</text:span><text:span text:style-name="_34_"> </text:span><text:span text:style-name="_39_">T</text:span><text:span text:style-name="_32_">h</text:span><text:span text:style-name="_36_">e</text:span><text:span text:style-name="_39_">s</text:span><text:span text:style-name="_33_">e</text:span><text:span text:style-name="_34_"> </text:span><text:span text:style-name="_38_">a</text:span><text:span text:style-name="_32_">b</text:span><text:span text:style-name="_35_">s</text:span><text:span text:style-name="_39_">t</text:span><text:span text:style-name="_32_">r</text:span><text:span text:style-name="_35_">a</text:span><text:span text:style-name="_38_">c</text:span><text:span text:style-name="_32_">t</text:span><text:span text:style-name="_34_"> </text:span><text:span text:style-name="_39_">m</text:span><text:span text:style-name="_32_">a</text:span><text:span text:style-name="_36_">c</text:span><text:span text:style-name="_39_">h</text:span><text:span text:style-name="_32_">i</text:span><text:span text:style-name="_36_">n</text:span><text:span text:style-name="_38_">e</text:span><text:span text:style-name="_33_">s</text:span><text:span text:style-name="_34_"> </text:span><text:span text:style-name="_38_">a</text:span><text:span text:style-name="_32_">r</text:span><text:span text:style-name="_35_">e</text:span><text:span text:style-name="_37_"> </text:span><text:span text:style-name="_33_">m</text:span><text:span text:style-name="_35_">a</text:span><text:span text:style-name="_38_">t</text:span><text:span text:style-name="_33_">h</text:span><text:span text:style-name="_36_">e</text:span><text:span text:style-name="_39_">m</text:span><text:span text:style-name="_33_">a</text:span><text:span text:style-name="_35_">t</text:span><text:span text:style-name="_38_">i</text:span><text:span text:style-name="_32_">c</text:span><text:span text:style-name="_36_">a</text:span><text:span text:style-name="_39_">l</text:span><text:span text:style-name="_31_"> </text:span><text:span text:style-name="_36_">f</text:span><text:span text:style-name="_39_">i</text:span><text:span text:style-name="_32_">c</text:span><text:span text:style-name="_35_">t</text:span><text:span text:style-name="_38_">i</text:span><text:span text:style-name="_32_">o</text:span><text:span text:style-name="_35_">n</text:span><text:span text:style-name="_38_">s</text:span><text:span text:style-name="_31_"> </text:span><text:span text:style-name="_35_">r</text:span><text:span text:style-name="_39_">a</text:span><text:span text:style-name="_32_">t</text:span><text:span text:style-name="_36_">h</text:span><text:span text:style-name="_38_">e</text:span><text:span text:style-name="_33_">r</text:span><text:span text:style-name="_34_"> </text:span><text:span text:style-name="_39_">t</text:span><text:span text:style-name="_32_">h</text:span><text:span text:style-name="_36_">a</text:span><text:span text:style-name="_38_">n</text:span><text:span text:style-name="_31_"> </text:span><text:span text:style-name="_36_">p</text:span><text:span text:style-name="_39_">h</text:span><text:span text:style-name="_32_">y</text:span><text:span text:style-name="_35_">s</text:span><text:span text:style-name="_38_">i</text:span><text:span text:style-name="_33_">c</text:span><text:span text:style-name="_36_">a</text:span><text:span text:style-name="_39_">l</text:span><text:span text:style-name="_31_"> </text:span><text:span text:style-name="_36_">o</text:span><text:span text:style-name="_38_">b</text:span><text:span text:style-name="_32_">j</text:span><text:span text:style-name="_36_">e</text:span><text:span text:style-name="_39_">c</text:span><text:span text:style-name="_33_">t</text:span><text:span text:style-name="_36_">s</text:span><text:span text:style-name="_38_">.</text:span><text:span text:style-name="_31_"> </text:span><text:span text:style-name="_36_">B</text:span><text:span text:style-name="_39_">y</text:span><text:span text:style-name="_31_"> </text:span><text:span text:style-name="_35_">d</text:span><text:span text:style-name="_39_">e</text:span><text:span text:style-name="_33_">f</text:span><text:span text:style-name="_36_">i</text:span><text:span text:style-name="_39_">n</text:span><text:span text:style-name="_33_">i</text:span><text:span text:style-name="_35_">t</text:span><text:span text:style-name="_39_">i</text:span><text:span text:style-name="_32_">o</text:span><text:span text:style-name="_36_">n</text:span><text:span text:style-name="_37_"> </text:span><text:span text:style-name="_32_">t</text:span><text:span text:style-name="_35_">h</text:span><text:span text:style-name="_39_">e</text:span><text:span text:style-name="_32_">y</text:span><text:span text:style-name="_34_"> </text:span><text:span text:style-name="_38_">a</text:span><text:span text:style-name="_33_">r</text:span><text:span text:style-name="_36_">e</text:span><text:span text:style-name="_37_"> </text:span><text:span text:style-name="_33_">i</text:span><text:span text:style-name="_35_">n</text:span><text:span text:style-name="_38_">c</text:span><text:span text:style-name="_32_">a</text:span><text:span text:style-name="_36_">p</text:span><text:span text:style-name="_38_">a</text:span><text:span text:style-name="_32_">b</text:span><text:span text:style-name="_36_">l</text:span><text:span text:style-name="_39_">e</text:span><text:span text:style-name="_31_"> </text:span><text:span text:style-name="_36_">o</text:span><text:span text:style-name="_38_">f</text:span><text:span text:style-name="_31_"> </text:span><text:span text:style-name="_35_">e</text:span><text:span text:style-name="_38_">r</text:span><text:span text:style-name="_33_">r</text:span><text:span text:style-name="_35_">o</text:span><text:span text:style-name="_38_">r</text:span><text:span text:style-name="_32_">s</text:span><text:span text:style-name="_34_"> </text:span><text:span text:style-name="_39_">o</text:span><text:span text:style-name="_32_">f</text:span><text:span text:style-name="_34_"> </text:span><text:span text:style-name="_38_">f</text:span><text:span text:style-name="_33_">u</text:span><text:span text:style-name="_35_">n</text:span><text:span text:style-name="_38_">c</text:span><text:span text:style-name="_33_">t</text:span><text:span text:style-name="_36_">i</text:span><text:span text:style-name="_38_">o</text:span><text:span text:style-name="_32_">n</text:span><text:span text:style-name="_36_">i</text:span><text:span text:style-name="_39_">n</text:span><text:span text:style-name="_33_">g</text:span><text:span text:style-name="_36_">.</text:span><text:span text:style-name="_37_"> </text:span><text:span text:style-name="_33_">I</text:span><text:span text:style-name="_35_">n</text:span><text:span text:style-name="_37_"> </text:span><text:span text:style-name="_33_">t</text:span><text:span text:style-name="_36_">h</text:span><text:span text:style-name="_38_">i</text:span><text:span text:style-name="_32_">s</text:span><text:span text:style-name="_34_"> </text:span><text:span text:style-name="_38_">s</text:span><text:span text:style-name="_32_">e</text:span><text:span text:style-name="_35_">n</text:span><text:span text:style-name="_39_">s</text:span><text:span text:style-name="_32_">e</text:span><text:span text:style-name="_34_"> </text:span><text:span text:style-name="_38_">w</text:span><text:span text:style-name="_32_">e</text:span><text:span text:style-name="_34_"> </text:span><text:span text:style-name="_38_">c</text:span><text:span text:style-name="_33_">a</text:span><text:span text:style-name="_35_">n</text:span><text:span text:style-name="_37_"> </text:span><text:span text:style-name="_32_">t</text:span><text:span text:style-name="_36_">r</text:span><text:span text:style-name="_38_">u</text:span><text:span text:style-name="_32_">l</text:span><text:span text:style-name="_36_">y</text:span><text:span text:style-name="_37_"> </text:span><text:span text:style-name="_33_">s</text:span><text:span text:style-name="_35_">a</text:span><text:span text:style-name="_39_">y</text:span><text:span text:style-name="_31_"> </text:span><text:span text:style-name="_36_">t</text:span><text:span text:style-name="_39_">h</text:span><text:span text:style-name="_32_">a</text:span><text:span text:style-name="_35_">t</text:span><text:span text:style-name="_37_"> </text:span><text:span text:style-name="_33_">"</text:span><text:span text:style-name="_35_">m</text:span><text:span text:style-name="_38_">a</text:span><text:span text:style-name="_33_">c</text:span><text:span text:style-name="_35_">h</text:span><text:span text:style-name="_38_">i</text:span><text:span text:style-name="_32_">n</text:span><text:span text:style-name="_36_">e</text:span><text:span text:style-name="_39_">s</text:span><text:span text:style-name="_31_"> </text:span><text:span text:style-name="_35_">c</text:span><text:span text:style-name="_39_">a</text:span><text:span text:style-name="_32_">n</text:span><text:span text:style-name="_34_"> </text:span><text:span text:style-name="_38_">n</text:span><text:span text:style-name="_32_">e</text:span><text:span text:style-name="_36_">v</text:span><text:span text:style-name="_39_">e</text:span><text:span text:style-name="_33_">r</text:span><text:span text:style-name="_34_"> </text:span><text:span text:style-name="_38_">m</text:span><text:span text:style-name="_32_">a</text:span><text:span text:style-name="_36_">k</text:span><text:span text:style-name="_39_">e</text:span><text:span text:style-name="_31_"> </text:span><text:span text:style-name="_36_">m</text:span><text:span text:style-name="_38_">i</text:span><text:span text:style-name="_32_">s</text:span><text:span text:style-name="_36_">t</text:span><text:span text:style-name="_38_">a</text:span><text:span text:style-name="_33_">k</text:span><text:span text:style-name="_36_">e</text:span><text:span text:style-name="_39_">s</text:span><text:span text:style-name="_32_">.</text:span><text:span text:style-name="_35_">"</text:span><text:span text:style-name="_37_"> </text:span><text:span text:style-name="_33_">E</text:span><text:span text:style-name="_36_">r</text:span><text:span text:style-name="_39_">r</text:span><text:span text:style-name="_33_">o</text:span><text:span text:style-name="_35_">r</text:span><text:span text:style-name="_39_">s</text:span><text:span text:style-name="_31_"> </text:span><text:span text:style-name="_36_">o</text:span><text:span text:style-name="_39_">f</text:span><text:span text:style-name="_31_"> </text:span><text:span text:style-name="_36_">c</text:span><text:span text:style-name="_38_">o</text:span><text:span text:style-name="_33_">n</text:span><text:span text:style-name="_35_">c</text:span><text:span text:style-name="_38_">l</text:span><text:span text:style-name="_33_">u</text:span><text:span text:style-name="_35_">s</text:span><text:span text:style-name="_39_">i</text:span><text:span text:style-name="_33_">o</text:span><text:span text:style-name="_35_">n</text:span><text:span text:style-name="_37_"> </text:span><text:span text:style-name="_32_">c</text:span><text:span text:style-name="_36_">a</text:span><text:span text:style-name="_39_">n</text:span><text:span text:style-name="_31_"> </text:span><text:span text:style-name="_35_">o</text:span><text:span text:style-name="_39_">n</text:span><text:span text:style-name="_32_">l</text:span><text:span text:style-name="_36_">y</text:span><text:span text:style-name="_37_"> </text:span><text:span text:style-name="_32_">a</text:span><text:span text:style-name="_36_">r</text:span><text:span text:style-name="_39_">i</text:span><text:span text:style-name="_32_">s</text:span><text:span text:style-name="_36_">e</text:span><text:span text:style-name="_37_"> </text:span><text:span text:style-name="_33_">w</text:span><text:span text:style-name="_35_">h</text:span><text:span text:style-name="_39_">e</text:span><text:span text:style-name="_32_">n</text:span><text:span text:style-name="_34_"> </text:span><text:span text:style-name="_38_">s</text:span><text:span text:style-name="_32_">o</text:span><text:span text:style-name="_36_">m</text:span><text:span text:style-name="_39_">e</text:span><text:span text:style-name="_31_"> </text:span><text:span text:style-name="_35_">m</text:span><text:span text:style-name="_38_">e</text:span><text:span text:style-name="_32_">a</text:span><text:span text:style-name="_36_">n</text:span><text:span text:style-name="_38_">i</text:span><text:span text:style-name="_32_">n</text:span><text:span text:style-name="_36_">g</text:span><text:span text:style-name="_37_"> </text:span><text:span text:style-name="_33_">i</text:span><text:span text:style-name="_35_">s</text:span><text:span text:style-name="_37_"> </text:span><text:span text:style-name="_32_">a</text:span><text:span text:style-name="_36_">t</text:span><text:span text:style-name="_39_">t</text:span><text:span text:style-name="_32_">a</text:span><text:span text:style-name="_36_">c</text:span><text:span text:style-name="_39_">h</text:span><text:span text:style-name="_33_">e</text:span><text:span text:style-name="_36_">d</text:span><text:span text:style-name="_37_"> </text:span><text:span text:style-name="_33_">t</text:span><text:span text:style-name="_36_">o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o</text:span><text:span text:style-name="_38_">u</text:span><text:span text:style-name="_32_">t</text:span><text:span text:style-name="_36_">p</text:span><text:span text:style-name="_39_">u</text:span><text:span text:style-name="_33_">t</text:span><text:span text:style-name="_34_"> </text:span><text:span text:style-name="_39_">s</text:span><text:span text:style-name="_32_">i</text:span><text:span text:style-name="_35_">g</text:span><text:span text:style-name="_38_">n</text:span><text:span text:style-name="_33_">a</text:span><text:span text:style-name="_36_">l</text:span><text:span text:style-name="_38_">s</text:span><text:span text:style-name="_31_"> </text:span><text:span text:style-name="_35_">f</text:span><text:span text:style-name="_38_">r</text:span><text:span text:style-name="_32_">o</text:span><text:span text:style-name="_35_">m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m</text:span><text:span text:style-name="_38_">a</text:span><text:span text:style-name="_33_">c</text:span><text:span text:style-name="_36_">h</text:span><text:span text:style-name="_38_">i</text:span><text:span text:style-name="_32_">n</text:span><text:span text:style-name="_36_">e</text:span><text:span text:style-name="_38_">.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m</text:span><text:span text:style-name="_33_">a</text:span><text:span text:style-name="_35_">c</text:span><text:span text:style-name="_38_">h</text:span><text:span text:style-name="_32_">i</text:span><text:span text:style-name="_36_">n</text:span><text:span text:style-name="_38_">e</text:span><text:span text:style-name="_31_"> </text:span><text:span text:style-name="_36_">m</text:span><text:span text:style-name="_38_">i</text:span><text:span text:style-name="_32_">g</text:span><text:span text:style-name="_35_">h</text:span><text:span text:style-name="_39_">t</text:span><text:span text:style-name="_32_">,</text:span><text:span text:style-name="_34_"> </text:span><text:span text:style-name="_38_">f</text:span><text:span text:style-name="_32_">o</text:span><text:span text:style-name="_36_">r</text:span><text:span text:style-name="_37_"> </text:span><text:span text:style-name="_33_">i</text:span><text:span text:style-name="_35_">n</text:span><text:span text:style-name="_39_">s</text:span><text:span text:style-name="_32_">t</text:span><text:span text:style-name="_36_">a</text:span><text:span text:style-name="_38_">n</text:span><text:span text:style-name="_32_">c</text:span><text:span text:style-name="_36_">e</text:span><text:span text:style-name="_39_">,</text:span><text:span text:style-name="_31_"> </text:span><text:span text:style-name="_35_">t</text:span><text:span text:style-name="_38_">y</text:span><text:span text:style-name="_33_">p</text:span><text:span text:style-name="_36_">e</text:span><text:span text:style-name="_37_"> </text:span><text:span text:style-name="_33_">o</text:span><text:span text:style-name="_35_">u</text:span><text:span text:style-name="_39_">t</text:span><text:span text:style-name="_31_"> </text:span><text:span text:style-name="_36_">m</text:span><text:span text:style-name="_39_">a</text:span><text:span text:style-name="_33_">t</text:span><text:span text:style-name="_36_">h</text:span><text:span text:style-name="_38_">e</text:span><text:span text:style-name="_32_">m</text:span><text:span text:style-name="_36_">a</text:span><text:span text:style-name="_39_">t</text:span><text:span text:style-name="_33_">i</text:span><text:span text:style-name="_35_">c</text:span><text:span text:style-name="_39_">a</text:span><text:span text:style-name="_32_">l</text:span><text:span text:style-name="_34_"> </text:span><text:span text:style-name="_39_">e</text:span><text:span text:style-name="_32_">q</text:span><text:span text:style-name="_35_">u</text:span><text:span text:style-name="_38_">a</text:span><text:span text:style-name="_33_">t</text:span><text:span text:style-name="_35_">i</text:span><text:span text:style-name="_39_">o</text:span><text:span text:style-name="_33_">n</text:span><text:span text:style-name="_35_">s</text:span><text:span text:style-name="_38_">,</text:span><text:span text:style-name="_31_"> </text:span><text:span text:style-name="_36_">o</text:span><text:span text:style-name="_39_">r</text:span><text:span text:style-name="_31_"> </text:span><text:span text:style-name="_36_">s</text:span><text:span text:style-name="_39_">e</text:span><text:span text:style-name="_32_">n</text:span><text:span text:style-name="_35_">t</text:span><text:span text:style-name="_38_">e</text:span><text:span text:style-name="_33_">n</text:span><text:span text:style-name="_35_">c</text:span><text:span text:style-name="_39_">e</text:span><text:span text:style-name="_32_">s</text:span><text:span text:style-name="_34_"> </text:span><text:span text:style-name="_38_">i</text:span><text:span text:style-name="_32_">n</text:span><text:span text:style-name="_34_"> </text:span><text:span text:style-name="_38_">E</text:span><text:span text:style-name="_33_">n</text:span><text:span text:style-name="_36_">g</text:span><text:span text:style-name="_38_">l</text:span><text:span text:style-name="_33_">i</text:span><text:span text:style-name="_36_">s</text:span><text:span text:style-name="_39_">h</text:span><text:span text:style-name="_32_">.</text:span><text:span text:style-name="_34_"> </text:span><text:span text:style-name="_38_">W</text:span><text:span text:style-name="_33_">h</text:span><text:span text:style-name="_35_">e</text:span><text:span text:style-name="_39_">n</text:span><text:span text:style-name="_31_"> </text:span><text:span text:style-name="_36_">a</text:span><text:span text:style-name="_37_"> </text:span><text:span text:style-name="_33_">f</text:span><text:span text:style-name="_36_">a</text:span><text:span text:style-name="_39_">l</text:span><text:span text:style-name="_32_">s</text:span><text:span text:style-name="_36_">e</text:span><text:span text:style-name="_37_"> </text:span><text:span text:style-name="_33_">p</text:span><text:span text:style-name="_36_">r</text:span><text:span text:style-name="_39_">o</text:span><text:span text:style-name="_32_">p</text:span><text:span text:style-name="_35_">o</text:span><text:span text:style-name="_39_">s</text:span><text:span text:style-name="_32_">i</text:span><text:span text:style-name="_35_">t</text:span><text:span text:style-name="_38_">i</text:span><text:span text:style-name="_32_">o</text:span><text:span text:style-name="_36_">n</text:span><text:span text:style-name="_37_"> </text:span><text:span text:style-name="_33_">i</text:span><text:span text:style-name="_35_">s</text:span><text:span text:style-name="_37_"> </text:span><text:span text:style-name="_33_">t</text:span><text:span text:style-name="_36_">y</text:span><text:span text:style-name="_38_">p</text:span><text:span text:style-name="_33_">e</text:span><text:span text:style-name="_36_">d</text:span><text:span text:style-name="_37_"> </text:span><text:span text:style-name="_32_">w</text:span><text:span text:style-name="_36_">e</text:span><text:span text:style-name="_37_"> </text:span><text:span text:style-name="_32_">s</text:span><text:span text:style-name="_36_">a</text:span><text:span text:style-name="_38_">y</text:span><text:span text:style-name="_31_"> </text:span><text:span text:style-name="_35_">t</text:span><text:span text:style-name="_38_">h</text:span><text:span text:style-name="_33_">a</text:span><text:span text:style-name="_36_">t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m</text:span><text:span text:style-name="_38_">a</text:span><text:span text:style-name="_33_">c</text:span><text:span text:style-name="_36_">h</text:span><text:span text:style-name="_39_">i</text:span><text:span text:style-name="_33_">n</text:span><text:span text:style-name="_35_">e</text:span><text:span text:style-name="_37_"> </text:span><text:span text:style-name="_32_">h</text:span><text:span text:style-name="_35_">a</text:span><text:span text:style-name="_38_">s</text:span><text:span text:style-name="_31_"> </text:span><text:span text:style-name="_36_">c</text:span><text:span text:style-name="_39_">o</text:span><text:span text:style-name="_32_">m</text:span><text:span text:style-name="_35_">m</text:span><text:span text:style-name="_38_">i</text:span><text:span text:style-name="_33_">t</text:span><text:span text:style-name="_36_">t</text:span><text:span text:style-name="_38_">e</text:span><text:span text:style-name="_33_">d</text:span><text:span text:style-name="_34_"> </text:span><text:span text:style-name="_39_">a</text:span><text:span text:style-name="_33_">n</text:span><text:span text:style-name="_34_"> </text:span><text:span text:style-name="_38_">e</text:span><text:span text:style-name="_32_">r</text:span><text:span text:style-name="_36_">r</text:span><text:span text:style-name="_39_">o</text:span><text:span text:style-name="_33_">r</text:span><text:span text:style-name="_34_"> </text:span><text:span text:style-name="_39_">o</text:span><text:span text:style-name="_33_">f</text:span><text:span text:style-name="_34_"> </text:span><text:span text:style-name="_39_">c</text:span><text:span text:style-name="_33_">o</text:span><text:span text:style-name="_36_">n</text:span><text:span text:style-name="_38_">c</text:span><text:span text:style-name="_32_">l</text:span><text:span text:style-name="_35_">u</text:span><text:span text:style-name="_39_">s</text:span><text:span text:style-name="_32_">i</text:span><text:span text:style-name="_35_">o</text:span><text:span text:style-name="_39_">n</text:span><text:span text:style-name="_32_">.</text:span><text:span text:style-name="_34_"> </text:span><text:span text:style-name="_38_">T</text:span><text:span text:style-name="_33_">h</text:span><text:span text:style-name="_36_">e</text:span><text:span text:style-name="_39_">r</text:span><text:span text:style-name="_32_">e</text:span><text:span text:style-name="_34_"> </text:span><text:span text:style-name="_38_">i</text:span><text:span text:style-name="_32_">s</text:span><text:span text:style-name="_34_"> </text:span><text:span text:style-name="_38_">c</text:span><text:span text:style-name="_32_">l</text:span><text:span text:style-name="_36_">e</text:span><text:span text:style-name="_39_">a</text:span><text:span text:style-name="_32_">r</text:span><text:span text:style-name="_35_">l</text:span><text:span text:style-name="_38_">y</text:span><text:span text:style-name="_31_"> </text:span><text:span text:style-name="_35_">n</text:span><text:span text:style-name="_38_">o</text:span><text:span text:style-name="_31_"> </text:span><text:span text:style-name="_35_">r</text:span><text:span text:style-name="_39_">e</text:span><text:span text:style-name="_33_">a</text:span><text:span text:style-name="_35_">s</text:span><text:span text:style-name="_39_">o</text:span><text:span text:style-name="_33_">n</text:span><text:span text:style-name="_34_"> </text:span><text:span text:style-name="_39_">a</text:span><text:span text:style-name="_33_">t</text:span><text:span text:style-name="_34_"> </text:span><text:span text:style-name="_38_">a</text:span><text:span text:style-name="_33_">l</text:span><text:span text:style-name="_36_">l</text:span><text:span text:style-name="_37_"> </text:span><text:span text:style-name="_33_">f</text:span><text:span text:style-name="_36_">o</text:span><text:span text:style-name="_38_">r</text:span><text:span text:style-name="_31_"> </text:span><text:span text:style-name="_36_">s</text:span><text:span text:style-name="_38_">a</text:span><text:span text:style-name="_33_">y</text:span><text:span text:style-name="_35_">i</text:span><text:span text:style-name="_39_">n</text:span><text:span text:style-name="_33_">g</text:span><text:span text:style-name="_34_"> </text:span><text:span text:style-name="_39_">t</text:span><text:span text:style-name="_33_">h</text:span><text:span text:style-name="_36_">a</text:span><text:span text:style-name="_38_">t</text:span><text:span text:style-name="_31_"> </text:span><text:span text:style-name="_36_">a</text:span><text:span text:style-name="_37_"> </text:span><text:span text:style-name="_33_">m</text:span><text:span text:style-name="_36_">a</text:span><text:span text:style-name="_39_">c</text:span><text:span text:style-name="_33_">h</text:span><text:span text:style-name="_35_">i</text:span><text:span text:style-name="_38_">n</text:span><text:span text:style-name="_32_">e</text:span><text:span text:style-name="_34_"> </text:span><text:span text:style-name="_38_">c</text:span><text:span text:style-name="_33_">a</text:span><text:span text:style-name="_35_">n</text:span><text:span text:style-name="_38_">n</text:span><text:span text:style-name="_33_">o</text:span><text:span text:style-name="_35_">t</text:span><text:span text:style-name="_37_"> </text:span><text:span text:style-name="_32_">m</text:span><text:span text:style-name="_36_">a</text:span><text:span text:style-name="_38_">k</text:span><text:span text:style-name="_32_">e</text:span><text:span text:style-name="_34_"> </text:span><text:span text:style-name="_39_">t</text:span><text:span text:style-name="_33_">h</text:span><text:span text:style-name="_35_">i</text:span><text:span text:style-name="_39_">s</text:span><text:span text:style-name="_31_"> </text:span><text:span text:style-name="_36_">k</text:span><text:span text:style-name="_38_">i</text:span><text:span text:style-name="_32_">n</text:span><text:span text:style-name="_36_">d</text:span><text:span text:style-name="_37_"> </text:span><text:span text:style-name="_33_">o</text:span><text:span text:style-name="_36_">f</text:span><text:span text:style-name="_37_"> </text:span><text:span text:style-name="_32_">m</text:span><text:span text:style-name="_36_">i</text:span><text:span text:style-name="_38_">s</text:span><text:span text:style-name="_32_">t</text:span><text:span text:style-name="_35_">a</text:span><text:span text:style-name="_38_">k</text:span><text:span text:style-name="_32_">e</text:span><text:span text:style-name="_35_">.</text:span><text:span text:style-name="_37_"> </text:span><text:span text:style-name="_33_">I</text:span><text:span text:style-name="_36_">t</text:span><text:span text:style-name="_37_"> </text:span><text:span text:style-name="_32_">m</text:span><text:span text:style-name="_35_">i</text:span><text:span text:style-name="_39_">g</text:span><text:span text:style-name="_32_">h</text:span><text:span text:style-name="_36_">t</text:span><text:span text:style-name="_37_"> </text:span><text:span text:style-name="_32_">d</text:span><text:span text:style-name="_35_">o</text:span><text:span text:style-name="_37_"> </text:span><text:span text:style-name="_32_">n</text:span><text:span text:style-name="_35_">o</text:span><text:span text:style-name="_39_">t</text:span><text:span text:style-name="_32_">h</text:span><text:span text:style-name="_35_">i</text:span><text:span text:style-name="_38_">n</text:span><text:span text:style-name="_32_">g</text:span><text:span text:style-name="_34_"> </text:span><text:span text:style-name="_38_">b</text:span><text:span text:style-name="_32_">u</text:span><text:span text:style-name="_35_">t</text:span><text:span text:style-name="_37_"> </text:span><text:span text:style-name="_32_">t</text:span><text:span text:style-name="_35_">y</text:span><text:span text:style-name="_39_">p</text:span><text:span text:style-name="_33_">e</text:span><text:span text:style-name="_34_"> </text:span><text:span text:style-name="_39_">o</text:span><text:span text:style-name="_32_">u</text:span><text:span text:style-name="_35_">t</text:span><text:span text:style-name="_37_"> </text:span><text:span text:style-name="_33_">r</text:span><text:span text:style-name="_35_">e</text:span><text:span text:style-name="_39_">p</text:span><text:span text:style-name="_32_">e</text:span><text:span text:style-name="_36_">a</text:span><text:span text:style-name="_38_">t</text:span><text:span text:style-name="_32_">e</text:span><text:span text:style-name="_35_">d</text:span><text:span text:style-name="_39_">l</text:span><text:span text:style-name="_32_">y</text:span><text:span text:style-name="_34_"> </text:span><text:span text:style-name="_38_">"</text:span><text:span text:style-name="_33_">O</text:span><text:span text:style-name="_34_"> </text:span><text:span text:style-name="_39_">=</text:span><text:span text:style-name="_31_"> </text:span><text:span text:style-name="_36_">I</text:span><text:span text:style-name="_38_">.</text:span><text:span text:style-name="_32_">"</text:span><text:span text:style-name="_34_"> </text:span><text:span text:style-name="_39_">T</text:span><text:span text:style-name="_33_">o</text:span><text:span text:style-name="_34_"> </text:span><text:span text:style-name="_38_">t</text:span><text:span text:style-name="_32_">a</text:span><text:span text:style-name="_36_">k</text:span><text:span text:style-name="_38_">e</text:span><text:span text:style-name="_31_"> </text:span><text:span text:style-name="_35_">a</text:span><text:span text:style-name="_37_"> </text:span><text:span text:style-name="_32_">l</text:span><text:span text:style-name="_36_">e</text:span><text:span text:style-name="_38_">s</text:span><text:span text:style-name="_33_">s</text:span><text:span text:style-name="_34_"> </text:span><text:span text:style-name="_39_">p</text:span><text:span text:style-name="_32_">e</text:span><text:span text:style-name="_36_">r</text:span><text:span text:style-name="_39_">v</text:span><text:span text:style-name="_32_">e</text:span><text:span text:style-name="_35_">r</text:span><text:span text:style-name="_39_">s</text:span><text:span text:style-name="_33_">e</text:span><text:span text:style-name="_34_"> </text:span><text:span text:style-name="_38_">e</text:span><text:span text:style-name="_33_">x</text:span><text:span text:style-name="_35_">a</text:span><text:span text:style-name="_39_">m</text:span><text:span text:style-name="_33_">p</text:span><text:span text:style-name="_36_">l</text:span><text:span text:style-name="_39_">e</text:span><text:span text:style-name="_33_">,</text:span><text:span text:style-name="_34_"> </text:span><text:span text:style-name="_38_">i</text:span><text:span text:style-name="_32_">t</text:span><text:span text:style-name="_34_"> </text:span><text:span text:style-name="_39_">m</text:span><text:span text:style-name="_33_">i</text:span><text:span text:style-name="_35_">g</text:span><text:span text:style-name="_39_">h</text:span><text:span text:style-name="_33_">t</text:span><text:span text:style-name="_34_"> </text:span><text:span text:style-name="_39_">h</text:span><text:span text:style-name="_33_">a</text:span><text:span text:style-name="_35_">v</text:span><text:span text:style-name="_38_">e</text:span><text:span text:style-name="_31_"> </text:span><text:span text:style-name="_35_">s</text:span><text:span text:style-name="_39_">o</text:span><text:span text:style-name="_32_">m</text:span><text:span text:style-name="_35_">e</text:span><text:span text:style-name="_37_"> </text:span><text:span text:style-name="_32_">m</text:span><text:span text:style-name="_35_">e</text:span><text:span text:style-name="_38_">t</text:span><text:span text:style-name="_32_">h</text:span><text:span text:style-name="_35_">o</text:span><text:span text:style-name="_39_">d</text:span><text:span text:style-name="_31_"> </text:span><text:span text:style-name="_35_">f</text:span><text:span text:style-name="_39_">o</text:span><text:span text:style-name="_33_">r</text:span><text:span text:style-name="_34_"> </text:span><text:span text:style-name="_38_">d</text:span><text:span text:style-name="_32_">r</text:span><text:span text:style-name="_35_">a</text:span><text:span text:style-name="_39_">w</text:span><text:span text:style-name="_33_">i</text:span><text:span text:style-name="_36_">n</text:span><text:span text:style-name="_38_">g</text:span><text:span text:style-name="_31_"> </text:span><text:span text:style-name="_35_">c</text:span><text:span text:style-name="_39_">o</text:span><text:span text:style-name="_32_">n</text:span><text:span text:style-name="_36_">c</text:span><text:span text:style-name="_38_">l</text:span><text:span text:style-name="_32_">u</text:span><text:span text:style-name="_35_">s</text:span><text:span text:style-name="_38_">i</text:span><text:span text:style-name="_33_">o</text:span><text:span text:style-name="_36_">n</text:span><text:span text:style-name="_38_">s</text:span><text:span text:style-name="_31_"> </text:span><text:span text:style-name="_36_">b</text:span><text:span text:style-name="_39_">y</text:span><text:span text:style-name="_31_"> </text:span><text:span text:style-name="_36_">s</text:span><text:span text:style-name="_38_">c</text:span><text:span text:style-name="_33_">i</text:span><text:span text:style-name="_35_">e</text:span><text:span text:style-name="_39_">n</text:span><text:span text:style-name="_32_">t</text:span><text:span text:style-name="_36_">i</text:span><text:span text:style-name="_38_">f</text:span><text:span text:style-name="_32_">i</text:span><text:span text:style-name="_36_">c</text:span><text:span text:style-name="_37_"> </text:span><text:span text:style-name="_33_">i</text:span><text:span text:style-name="_36_">n</text:span><text:span text:style-name="_38_">d</text:span><text:span text:style-name="_32_">u</text:span><text:span text:style-name="_36_">c</text:span><text:span text:style-name="_38_">t</text:span><text:span text:style-name="_32_">i</text:span><text:span text:style-name="_36_">o</text:span><text:span text:style-name="_38_">n</text:span><text:span text:style-name="_32_">.</text:span><text:span text:style-name="_34_"> </text:span><text:span text:style-name="_38_">W</text:span><text:span text:style-name="_32_">e</text:span><text:span text:style-name="_34_"> </text:span><text:span text:style-name="_39_">m</text:span><text:span text:style-name="_33_">u</text:span><text:span text:style-name="_36_">s</text:span><text:span text:style-name="_38_">t</text:span><text:span text:style-name="_31_"> </text:span><text:span text:style-name="_35_">e</text:span><text:span text:style-name="_38_">x</text:span><text:span text:style-name="_32_">p</text:span><text:span text:style-name="_36_">e</text:span><text:span text:style-name="_39_">c</text:span><text:span text:style-name="_32_">t</text:span><text:span text:style-name="_34_"> </text:span><text:span text:style-name="_39_">s</text:span><text:span text:style-name="_32_">u</text:span><text:span text:style-name="_36_">c</text:span><text:span text:style-name="_38_">h</text:span><text:span text:style-name="_31_"> </text:span><text:span text:style-name="_36_">a</text:span><text:span text:style-name="_37_"> </text:span><text:span text:style-name="_33_">m</text:span><text:span text:style-name="_36_">e</text:span><text:span text:style-name="_39_">t</text:span><text:span text:style-name="_33_">h</text:span><text:span text:style-name="_35_">o</text:span><text:span text:style-name="_39_">d</text:span><text:span text:style-name="_31_"> </text:span><text:span text:style-name="_36_">t</text:span><text:span text:style-name="_39_">o</text:span><text:span text:style-name="_31_"> </text:span><text:span text:style-name="_35_">l</text:span><text:span text:style-name="_38_">e</text:span><text:span text:style-name="_33_">a</text:span><text:span text:style-name="_35_">d</text:span><text:span text:style-name="_37_"> </text:span><text:span text:style-name="_33_">o</text:span><text:span text:style-name="_35_">c</text:span><text:span text:style-name="_38_">c</text:span><text:span text:style-name="_33_">a</text:span><text:span text:style-name="_36_">s</text:span><text:span text:style-name="_39_">i</text:span><text:span text:style-name="_32_">o</text:span><text:span text:style-name="_36_">n</text:span><text:span text:style-name="_39_">a</text:span><text:span text:style-name="_32_">l</text:span><text:span text:style-name="_36_">l</text:span><text:span text:style-name="_39_">y</text:span><text:span text:style-name="_31_"> </text:span><text:span text:style-name="_35_">t</text:span><text:span text:style-name="_39_">o</text:span><text:span text:style-name="_31_"> </text:span><text:span text:style-name="_36_">e</text:span><text:span text:style-name="_39_">r</text:span><text:span text:style-name="_33_">r</text:span><text:span text:style-name="_35_">o</text:span><text:span text:style-name="_38_">n</text:span><text:span text:style-name="_33_">e</text:span><text:span text:style-name="_36_">o</text:span><text:span text:style-name="_39_">u</text:span><text:span text:style-name="_32_">s</text:span><text:span text:style-name="_34_"> </text:span><text:span text:style-name="_39_">r</text:span><text:span text:style-name="_33_">e</text:span><text:span text:style-name="_35_">s</text:span><text:span text:style-name="_38_">u</text:span><text:span text:style-name="_32_">l</text:span><text:span text:style-name="_36_">t</text:span><text:span text:style-name="_38_">s</text:span><text:span text:style-name="_32_">.</text:span></text:p>
      <text:p text:style-name="P1"><text:span text:style-name="_39_">T</text:span><text:span text:style-name="_33_">h</text:span><text:span text:style-name="_36_">e</text:span><text:span text:style-name="_37_"> </text:span><text:span text:style-name="_32_">c</text:span><text:span text:style-name="_35_">l</text:span><text:span text:style-name="_38_">a</text:span><text:span text:style-name="_32_">i</text:span><text:span text:style-name="_35_">m</text:span><text:span text:style-name="_37_"> </text:span><text:span text:style-name="_32_">t</text:span><text:span text:style-name="_36_">h</text:span><text:span text:style-name="_39_">a</text:span><text:span text:style-name="_33_">t</text:span><text:span text:style-name="_34_"> </text:span><text:span text:style-name="_38_">a</text:span><text:span text:style-name="_31_"> </text:span><text:span text:style-name="_36_">m</text:span><text:span text:style-name="_39_">a</text:span><text:span text:style-name="_32_">c</text:span><text:span text:style-name="_36_">h</text:span><text:span text:style-name="_39_">i</text:span><text:span text:style-name="_33_">n</text:span><text:span text:style-name="_36_">e</text:span><text:span text:style-name="_37_"> </text:span><text:span text:style-name="_33_">c</text:span><text:span text:style-name="_36_">a</text:span><text:span text:style-name="_38_">n</text:span><text:span text:style-name="_33_">n</text:span><text:span text:style-name="_35_">o</text:span><text:span text:style-name="_39_">t</text:span><text:span text:style-name="_31_"> </text:span><text:span text:style-name="_36_">b</text:span><text:span text:style-name="_39_">e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s</text:span><text:span text:style-name="_32_">u</text:span><text:span text:style-name="_35_">b</text:span><text:span text:style-name="_39_">j</text:span><text:span text:style-name="_33_">e</text:span><text:span text:style-name="_35_">c</text:span><text:span text:style-name="_38_">t</text:span><text:span text:style-name="_31_"> </text:span><text:span text:style-name="_36_">o</text:span><text:span text:style-name="_39_">f</text:span><text:span text:style-name="_31_"> </text:span><text:span text:style-name="_36_">i</text:span><text:span text:style-name="_39_">t</text:span><text:span text:style-name="_32_">s</text:span><text:span text:style-name="_34_"> </text:span><text:span text:style-name="_39_">o</text:span><text:span text:style-name="_32_">w</text:span><text:span text:style-name="_35_">n</text:span><text:span text:style-name="_37_"> </text:span><text:span text:style-name="_32_">t</text:span><text:span text:style-name="_35_">h</text:span><text:span text:style-name="_38_">o</text:span><text:span text:style-name="_33_">u</text:span><text:span text:style-name="_36_">g</text:span><text:span text:style-name="_38_">h</text:span><text:span text:style-name="_32_">t</text:span><text:span text:style-name="_34_"> </text:span><text:span text:style-name="_39_">c</text:span><text:span text:style-name="_32_">a</text:span><text:span text:style-name="_36_">n</text:span><text:span text:style-name="_37_"> </text:span><text:span text:style-name="_32_">o</text:span><text:span text:style-name="_35_">f</text:span><text:span text:style-name="_37_"> </text:span><text:span text:style-name="_33_">c</text:span><text:span text:style-name="_36_">o</text:span><text:span text:style-name="_39_">u</text:span><text:span text:style-name="_33_">r</text:span><text:span text:style-name="_35_">s</text:span><text:span text:style-name="_39_">e</text:span><text:span text:style-name="_31_"> </text:span><text:span text:style-name="_35_">o</text:span><text:span text:style-name="_38_">n</text:span><text:span text:style-name="_33_">l</text:span><text:span text:style-name="_35_">y</text:span><text:span text:style-name="_37_"> </text:span><text:span text:style-name="_32_">b</text:span><text:span text:style-name="_36_">e</text:span><text:span text:style-name="_37_"> </text:span><text:span text:style-name="_33_">a</text:span><text:span text:style-name="_36_">n</text:span><text:span text:style-name="_38_">s</text:span><text:span text:style-name="_33_">w</text:span><text:span text:style-name="_35_">e</text:span><text:span text:style-name="_38_">r</text:span><text:span text:style-name="_33_">e</text:span><text:span text:style-name="_36_">d</text:span><text:span text:style-name="_37_"> </text:span><text:span text:style-name="_32_">i</text:span><text:span text:style-name="_35_">f</text:span><text:span text:style-name="_37_"> </text:span><text:span text:style-name="_33_">i</text:span><text:span text:style-name="_36_">t</text:span><text:span text:style-name="_37_"> </text:span><text:span text:style-name="_32_">c</text:span><text:span text:style-name="_35_">a</text:span><text:span text:style-name="_39_">n</text:span><text:span text:style-name="_31_"> </text:span><text:span text:style-name="_36_">b</text:span><text:span text:style-name="_38_">e</text:span><text:span text:style-name="_31_"> </text:span><text:span text:style-name="_35_">s</text:span><text:span text:style-name="_39_">h</text:span><text:span text:style-name="_33_">o</text:span><text:span text:style-name="_36_">w</text:span><text:span text:style-name="_39_">n</text:span><text:span text:style-name="_31_"> </text:span><text:span text:style-name="_35_">t</text:span><text:span text:style-name="_39_">h</text:span><text:span text:style-name="_32_">a</text:span><text:span text:style-name="_35_">t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m</text:span><text:span text:style-name="_38_">a</text:span><text:span text:style-name="_33_">c</text:span><text:span text:style-name="_35_">h</text:span><text:span text:style-name="_39_">i</text:span><text:span text:style-name="_32_">n</text:span><text:span text:style-name="_35_">e</text:span><text:span text:style-name="_37_"> </text:span><text:span text:style-name="_32_">h</text:span><text:span text:style-name="_36_">a</text:span><text:span text:style-name="_39_">s</text:span><text:span text:style-name="_31_"> </text:span><text:span text:style-name="_35_">s</text:span><text:span text:style-name="_39_">o</text:span><text:span text:style-name="_32_">m</text:span><text:span text:style-name="_36_">e</text:span><text:span text:style-name="_37_"> </text:span><text:span text:style-name="_33_">t</text:span><text:span text:style-name="_36_">h</text:span><text:span text:style-name="_39_">o</text:span><text:span text:style-name="_32_">u</text:span><text:span text:style-name="_36_">g</text:span><text:span text:style-name="_38_">h</text:span><text:span text:style-name="_33_">t</text:span><text:span text:style-name="_34_"> </text:span><text:span text:style-name="_38_">w</text:span><text:span text:style-name="_33_">i</text:span><text:span text:style-name="_36_">t</text:span><text:span text:style-name="_39_">h</text:span><text:span text:style-name="_31_"> </text:span><text:span text:style-name="_36_">s</text:span><text:span text:style-name="_39_">o</text:span><text:span text:style-name="_33_">m</text:span><text:span text:style-name="_35_">e</text:span><text:span text:style-name="_37_"> </text:span><text:span text:style-name="_33_">s</text:span><text:span text:style-name="_36_">u</text:span><text:span text:style-name="_38_">b</text:span><text:span text:style-name="_33_">j</text:span><text:span text:style-name="_35_">e</text:span><text:span text:style-name="_39_">c</text:span><text:span text:style-name="_32_">t</text:span><text:span text:style-name="_34_"> </text:span><text:span text:style-name="_38_">m</text:span><text:span text:style-name="_32_">a</text:span><text:span text:style-name="_35_">t</text:span><text:span text:style-name="_39_">t</text:span><text:span text:style-name="_33_">e</text:span><text:span text:style-name="_36_">r</text:span><text:span text:style-name="_39_">.</text:span><text:span text:style-name="_31_"> </text:span><text:span text:style-name="_35_">N</text:span><text:span text:style-name="_38_">e</text:span><text:span text:style-name="_33_">v</text:span><text:span text:style-name="_36_">e</text:span><text:span text:style-name="_39_">r</text:span><text:span text:style-name="_33_">t</text:span><text:span text:style-name="_35_">h</text:span><text:span text:style-name="_39_">e</text:span><text:span text:style-name="_33_">l</text:span><text:span text:style-name="_35_">e</text:span><text:span text:style-name="_39_">s</text:span><text:span text:style-name="_33_">s</text:span><text:span text:style-name="_35_">,</text:span><text:span text:style-name="_37_"> </text:span><text:span text:style-name="_33_">"</text:span><text:span text:style-name="_36_">t</text:span><text:span text:style-name="_39_">h</text:span><text:span text:style-name="_33_">e</text:span><text:span text:style-name="_34_"> </text:span><text:span text:style-name="_38_">s</text:span><text:span text:style-name="_33_">u</text:span><text:span text:style-name="_35_">b</text:span><text:span text:style-name="_38_">j</text:span><text:span text:style-name="_32_">e</text:span><text:span text:style-name="_36_">c</text:span><text:span text:style-name="_38_">t</text:span><text:span text:style-name="_31_"> </text:span><text:span text:style-name="_36_">m</text:span><text:span text:style-name="_39_">a</text:span><text:span text:style-name="_32_">t</text:span><text:span text:style-name="_36_">t</text:span><text:span text:style-name="_38_">e</text:span><text:span text:style-name="_32_">r</text:span><text:span text:style-name="_34_"> </text:span><text:span text:style-name="_39_">o</text:span><text:span text:style-name="_33_">f</text:span><text:span text:style-name="_34_"> </text:span><text:span text:style-name="_39_">a</text:span><text:span text:style-name="_31_"> </text:span><text:span text:style-name="_36_">m</text:span><text:span text:style-name="_39_">a</text:span><text:span text:style-name="_33_">c</text:span><text:span text:style-name="_35_">h</text:span><text:span text:style-name="_38_">i</text:span><text:span text:style-name="_33_">n</text:span><text:span text:style-name="_36_">e</text:span><text:span text:style-name="_39_">'</text:span><text:span text:style-name="_32_">s</text:span><text:span text:style-name="_34_"> </text:span><text:span text:style-name="_39_">o</text:span><text:span text:style-name="_33_">p</text:span><text:span text:style-name="_36_">e</text:span><text:span text:style-name="_39_">r</text:span><text:span text:style-name="_33_">a</text:span><text:span text:style-name="_36_">t</text:span><text:span text:style-name="_39_">i</text:span><text:span text:style-name="_33_">o</text:span><text:span text:style-name="_35_">n</text:span><text:span text:style-name="_38_">s</text:span><text:span text:style-name="_33_">"</text:span><text:span text:style-name="_34_"> </text:span><text:span text:style-name="_39_">d</text:span><text:span text:style-name="_32_">o</text:span><text:span text:style-name="_36_">e</text:span><text:span text:style-name="_38_">s</text:span><text:span text:style-name="_31_"> </text:span><text:span text:style-name="_35_">s</text:span><text:span text:style-name="_38_">e</text:span><text:span text:style-name="_32_">e</text:span><text:span text:style-name="_35_">m</text:span><text:span text:style-name="_37_"> </text:span><text:span text:style-name="_32_">t</text:span><text:span text:style-name="_36_">o</text:span><text:span text:style-name="_37_"> </text:span><text:span text:style-name="_33_">m</text:span><text:span text:style-name="_36_">e</text:span><text:span text:style-name="_38_">a</text:span><text:span text:style-name="_32_">n</text:span><text:span text:style-name="_34_"> </text:span><text:span text:style-name="_38_">s</text:span><text:span text:style-name="_33_">o</text:span><text:span text:style-name="_35_">m</text:span><text:span text:style-name="_38_">e</text:span><text:span text:style-name="_33_">t</text:span><text:span text:style-name="_36_">h</text:span><text:span text:style-name="_39_">i</text:span><text:span text:style-name="_32_">n</text:span><text:span text:style-name="_36_">g</text:span><text:span text:style-name="_38_">,</text:span><text:span text:style-name="_31_"> </text:span><text:span text:style-name="_35_">a</text:span><text:span text:style-name="_38_">t</text:span><text:span text:style-name="_31_"> </text:span><text:span text:style-name="_36_">l</text:span><text:span text:style-name="_39_">e</text:span><text:span text:style-name="_32_">a</text:span><text:span text:style-name="_35_">s</text:span><text:span text:style-name="_38_">t</text:span><text:span text:style-name="_31_"> </text:span><text:span text:style-name="_35_">t</text:span><text:span text:style-name="_38_">o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p</text:span><text:span text:style-name="_32_">e</text:span><text:span text:style-name="_36_">o</text:span><text:span text:style-name="_39_">p</text:span><text:span text:style-name="_32_">l</text:span><text:span text:style-name="_35_">e</text:span><text:span text:style-name="_37_"> </text:span><text:span text:style-name="_33_">w</text:span><text:span text:style-name="_36_">h</text:span><text:span text:style-name="_39_">o</text:span><text:span text:style-name="_31_"> </text:span><text:span text:style-name="_36_">d</text:span><text:span text:style-name="_39_">e</text:span><text:span text:style-name="_33_">a</text:span><text:span text:style-name="_36_">l</text:span><text:span text:style-name="_37_"> </text:span><text:span text:style-name="_32_">w</text:span><text:span text:style-name="_36_">i</text:span><text:span text:style-name="_39_">t</text:span><text:span text:style-name="_33_">h</text:span><text:span text:style-name="_34_"> </text:span><text:span text:style-name="_38_">i</text:span><text:span text:style-name="_32_">t</text:span><text:span text:style-name="_36_">.</text:span><text:span text:style-name="_37_"> </text:span><text:span text:style-name="_33_">I</text:span><text:span text:style-name="_35_">f</text:span><text:span text:style-name="_38_">,</text:span><text:span text:style-name="_31_"> </text:span><text:span text:style-name="_36_">f</text:span><text:span text:style-name="_38_">o</text:span><text:span text:style-name="_33_">r</text:span><text:span text:style-name="_34_"> </text:span><text:span text:style-name="_38_">i</text:span><text:span text:style-name="_33_">n</text:span><text:span text:style-name="_35_">s</text:span><text:span text:style-name="_39_">t</text:span><text:span text:style-name="_33_">a</text:span><text:span text:style-name="_36_">n</text:span><text:span text:style-name="_38_">c</text:span><text:span text:style-name="_33_">e</text:span><text:span text:style-name="_35_">,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m</text:span><text:span text:style-name="_38_">a</text:span><text:span text:style-name="_33_">c</text:span><text:span text:style-name="_35_">h</text:span><text:span text:style-name="_38_">i</text:span><text:span text:style-name="_33_">n</text:span><text:span text:style-name="_36_">e</text:span><text:span text:style-name="_37_"> </text:span><text:span text:style-name="_32_">w</text:span><text:span text:style-name="_35_">a</text:span><text:span text:style-name="_39_">s</text:span><text:span text:style-name="_31_"> </text:span><text:span text:style-name="_35_">t</text:span><text:span text:style-name="_38_">r</text:span><text:span text:style-name="_32_">y</text:span><text:span text:style-name="_36_">i</text:span><text:span text:style-name="_38_">n</text:span><text:span text:style-name="_32_">g</text:span><text:span text:style-name="_34_"> </text:span><text:span text:style-name="_39_">t</text:span><text:span text:style-name="_32_">o</text:span><text:span text:style-name="_34_"> </text:span><text:span text:style-name="_38_">f</text:span><text:span text:style-name="_33_">i</text:span><text:span text:style-name="_36_">n</text:span><text:span text:style-name="_39_">d</text:span><text:span text:style-name="_31_"> </text:span><text:span text:style-name="_35_">a</text:span><text:span text:style-name="_37_"> </text:span><text:span text:style-name="_32_">s</text:span><text:span text:style-name="_36_">o</text:span><text:span text:style-name="_39_">l</text:span><text:span text:style-name="_33_">u</text:span><text:span text:style-name="_35_">t</text:span><text:span text:style-name="_38_">i</text:span><text:span text:style-name="_32_">o</text:span><text:span text:style-name="_36_">n</text:span><text:span text:style-name="_37_"> </text:span><text:span text:style-name="_33_">o</text:span><text:span text:style-name="_36_">f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e</text:span><text:span text:style-name="_39_">q</text:span><text:span text:style-name="_32_">u</text:span><text:span text:style-name="_35_">a</text:span><text:span text:style-name="_38_">t</text:span><text:span text:style-name="_32_">i</text:span><text:span text:style-name="_35_">o</text:span><text:span text:style-name="_38_">n</text:span><text:span text:style-name="_31_"> </text:span><text:span text:style-name="_36_">x</text:span><text:span text:style-name="_39_">2</text:span><text:span text:style-name="_31_"> </text:span>-<text:span text:style-name="_37_"> </text:span><text:span text:style-name="_33_">4</text:span><text:span text:style-name="_35_">0</text:span><text:span text:style-name="_39_">x</text:span><text:span text:style-name="_31_"> </text:span>-<text:span text:style-name="_37_"> </text:span><text:span text:style-name="_33_">1</text:span><text:span text:style-name="_35_">1</text:span><text:span text:style-name="_37_"> </text:span><text:span text:style-name="_32_">=</text:span><text:span text:style-name="_34_"> </text:span><text:span text:style-name="_38_">0</text:span><text:span text:style-name="_31_"> </text:span><text:span text:style-name="_36_">o</text:span><text:span text:style-name="_38_">n</text:span><text:span text:style-name="_33_">e</text:span><text:span text:style-name="_34_"> </text:span><text:span text:style-name="_38_">w</text:span><text:span text:style-name="_32_">o</text:span><text:span text:style-name="_36_">u</text:span><text:span text:style-name="_39_">l</text:span><text:span text:style-name="_33_">d</text:span><text:span text:style-name="_34_"> </text:span><text:span text:style-name="_38_">b</text:span><text:span text:style-name="_33_">e</text:span><text:span text:style-name="_34_"> </text:span><text:span text:style-name="_38_">t</text:span><text:span text:style-name="_32_">e</text:span><text:span text:style-name="_35_">m</text:span><text:span text:style-name="_39_">p</text:span><text:span text:style-name="_33_">t</text:span><text:span text:style-name="_35_">e</text:span><text:span text:style-name="_39_">d</text:span><text:span text:style-name="_31_"> </text:span><text:span text:style-name="_36_">t</text:span><text:span text:style-name="_39_">o</text:span><text:span text:style-name="_31_"> </text:span><text:span text:style-name="_35_">d</text:span><text:span text:style-name="_38_">e</text:span><text:span text:style-name="_33_">s</text:span><text:span text:style-name="_35_">c</text:span><text:span text:style-name="_38_">r</text:span><text:span text:style-name="_32_">i</text:span><text:span text:style-name="_36_">b</text:span><text:span text:style-name="_38_">e</text:span><text:span text:style-name="_31_"> </text:span><text:span text:style-name="_36_">t</text:span><text:span text:style-name="_38_">h</text:span><text:span text:style-name="_32_">i</text:span><text:span text:style-name="_35_">s</text:span><text:span text:style-name="_37_"> </text:span><text:span text:style-name="_33_">e</text:span><text:span text:style-name="_36_">q</text:span><text:span text:style-name="_39_">u</text:span><text:span text:style-name="_33_">a</text:span><text:span text:style-name="_36_">t</text:span><text:span text:style-name="_38_">i</text:span><text:span text:style-name="_33_">o</text:span><text:span text:style-name="_35_">n</text:span><text:span text:style-name="_37_"> </text:span><text:span text:style-name="_32_">a</text:span><text:span text:style-name="_36_">s</text:span><text:span text:style-name="_37_"> </text:span><text:span text:style-name="_33_">p</text:span><text:span text:style-name="_36_">a</text:span><text:span text:style-name="_39_">r</text:span><text:span text:style-name="_32_">t</text:span><text:span text:style-name="_34_"> </text:span><text:span text:style-name="_38_">o</text:span><text:span text:style-name="_33_">f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m</text:span><text:span text:style-name="_36_">a</text:span><text:span text:style-name="_38_">c</text:span><text:span text:style-name="_33_">h</text:span><text:span text:style-name="_35_">i</text:span><text:span text:style-name="_38_">n</text:span><text:span text:style-name="_33_">e</text:span><text:span text:style-name="_36_">'</text:span><text:span text:style-name="_39_">s</text:span><text:span text:style-name="_31_"> </text:span><text:span text:style-name="_35_">s</text:span><text:span text:style-name="_39_">u</text:span><text:span text:style-name="_32_">b</text:span><text:span text:style-name="_36_">j</text:span><text:span text:style-name="_38_">e</text:span><text:span text:style-name="_33_">c</text:span><text:span text:style-name="_35_">t</text:span><text:span text:style-name="_37_"> </text:span><text:span text:style-name="_33_">m</text:span><text:span text:style-name="_35_">a</text:span><text:span text:style-name="_39_">t</text:span><text:span text:style-name="_33_">t</text:span><text:span text:style-name="_36_">e</text:span><text:span text:style-name="_38_">r</text:span><text:span text:style-name="_31_"> </text:span><text:span text:style-name="_35_">a</text:span><text:span text:style-name="_39_">t</text:span><text:span text:style-name="_31_"> </text:span><text:span text:style-name="_36_">t</text:span><text:span text:style-name="_38_">h</text:span><text:span text:style-name="_33_">a</text:span><text:span text:style-name="_36_">t</text:span><text:span text:style-name="_37_"> </text:span><text:span text:style-name="_33_">m</text:span><text:span text:style-name="_35_">o</text:span><text:span text:style-name="_38_">m</text:span><text:span text:style-name="_33_">e</text:span><text:span text:style-name="_35_">n</text:span><text:span text:style-name="_38_">t</text:span><text:span text:style-name="_33_">.</text:span><text:span text:style-name="_34_"> </text:span><text:span text:style-name="_38_">I</text:span><text:span text:style-name="_33_">n</text:span><text:span text:style-name="_34_"> </text:span><text:span text:style-name="_38_">t</text:span><text:span text:style-name="_32_">h</text:span><text:span text:style-name="_36_">i</text:span><text:span text:style-name="_38_">s</text:span><text:span text:style-name="_31_"> </text:span><text:span text:style-name="_36_">s</text:span><text:span text:style-name="_38_">o</text:span><text:span text:style-name="_33_">r</text:span><text:span text:style-name="_36_">t</text:span><text:span text:style-name="_37_"> </text:span><text:span text:style-name="_32_">o</text:span><text:span text:style-name="_35_">f</text:span><text:span text:style-name="_37_"> </text:span><text:span text:style-name="_32_">s</text:span><text:span text:style-name="_35_">e</text:span><text:span text:style-name="_38_">n</text:span><text:span text:style-name="_32_">s</text:span><text:span text:style-name="_35_">e</text:span><text:span text:style-name="_37_"> </text:span><text:span text:style-name="_32_">a</text:span><text:span text:style-name="_34_"> </text:span><text:span text:style-name="_38_">m</text:span><text:span text:style-name="_33_">a</text:span><text:span text:style-name="_35_">c</text:span><text:span text:style-name="_38_">h</text:span><text:span text:style-name="_33_">i</text:span><text:span text:style-name="_36_">n</text:span><text:span text:style-name="_39_">e</text:span><text:span text:style-name="_31_"> </text:span><text:span text:style-name="_35_">u</text:span><text:span text:style-name="_38_">n</text:span><text:span text:style-name="_32_">d</text:span><text:span text:style-name="_35_">o</text:span><text:span text:style-name="_39_">u</text:span><text:span text:style-name="_32_">b</text:span><text:span text:style-name="_35_">t</text:span><text:span text:style-name="_39_">e</text:span><text:span text:style-name="_33_">d</text:span><text:span text:style-name="_35_">l</text:span><text:span text:style-name="_38_">y</text:span><text:span text:style-name="_31_"> </text:span><text:span text:style-name="_36_">c</text:span><text:span text:style-name="_38_">a</text:span><text:span text:style-name="_32_">n</text:span><text:span text:style-name="_34_"> </text:span><text:span text:style-name="_38_">b</text:span><text:span text:style-name="_33_">e</text:span><text:span text:style-name="_34_"> </text:span><text:span text:style-name="_38_">i</text:span><text:span text:style-name="_33_">t</text:span><text:span text:style-name="_36_">s</text:span><text:span text:style-name="_37_"> </text:span><text:span text:style-name="_32_">o</text:span><text:span text:style-name="_35_">w</text:span><text:span text:style-name="_39_">n</text:span><text:span text:style-name="_31_"> </text:span><text:span text:style-name="_36_">s</text:span><text:span text:style-name="_38_">u</text:span><text:span text:style-name="_33_">b</text:span><text:span text:style-name="_35_">j</text:span><text:span text:style-name="_38_">e</text:span><text:span text:style-name="_32_">c</text:span><text:span text:style-name="_36_">t</text:span><text:span text:style-name="_37_"> </text:span><text:span text:style-name="_33_">m</text:span><text:span text:style-name="_35_">a</text:span><text:span text:style-name="_39_">t</text:span><text:span text:style-name="_32_">t</text:span><text:span text:style-name="_36_">e</text:span><text:span text:style-name="_39_">r</text:span><text:span text:style-name="_33_">.</text:span><text:span text:style-name="_34_"> </text:span><text:span text:style-name="_39_">I</text:span><text:span text:style-name="_33_">t</text:span><text:span text:style-name="_34_"> </text:span><text:span text:style-name="_38_">m</text:span><text:span text:style-name="_32_">a</text:span><text:span text:style-name="_36_">y</text:span><text:span text:style-name="_37_"> </text:span><text:span text:style-name="_32_">b</text:span><text:span text:style-name="_35_">e</text:span><text:span text:style-name="_37_"> </text:span><text:span text:style-name="_33_">u</text:span><text:span text:style-name="_35_">s</text:span><text:span text:style-name="_39_">e</text:span><text:span text:style-name="_32_">d</text:span><text:span text:style-name="_34_"> </text:span><text:span text:style-name="_39_">t</text:span><text:span text:style-name="_32_">o</text:span><text:span text:style-name="_34_"> </text:span><text:span text:style-name="_38_">h</text:span><text:span text:style-name="_32_">e</text:span><text:span text:style-name="_36_">l</text:span><text:span text:style-name="_38_">p</text:span><text:span text:style-name="_31_"> </text:span><text:span text:style-name="_36_">i</text:span><text:span text:style-name="_38_">n</text:span><text:span text:style-name="_31_"> </text:span><text:span text:style-name="_36_">m</text:span><text:span text:style-name="_39_">a</text:span><text:span text:style-name="_32_">k</text:span><text:span text:style-name="_36_">i</text:span><text:span text:style-name="_39_">n</text:span><text:span text:style-name="_32_">g</text:span><text:span text:style-name="_34_"> </text:span><text:span text:style-name="_39_">u</text:span><text:span text:style-name="_32_">p</text:span><text:span text:style-name="_34_"> </text:span><text:span text:style-name="_38_">i</text:span><text:span text:style-name="_32_">t</text:span><text:span text:style-name="_35_">s</text:span><text:span text:style-name="_37_"> </text:span><text:span text:style-name="_32_">o</text:span><text:span text:style-name="_36_">w</text:span><text:span text:style-name="_38_">n</text:span><text:span text:style-name="_31_"> </text:span><text:span text:style-name="_36_">p</text:span><text:span text:style-name="_38_">r</text:span><text:span text:style-name="_32_">o</text:span><text:span text:style-name="_36_">g</text:span><text:span text:style-name="_38_">r</text:span><text:span text:style-name="_32_">a</text:span><text:span text:style-name="_36_">m</text:span><text:span text:style-name="_38_">m</text:span><text:span text:style-name="_33_">e</text:span><text:span text:style-name="_35_">s</text:span><text:span text:style-name="_39_">,</text:span><text:span text:style-name="_31_"> </text:span><text:span text:style-name="_36_">o</text:span><text:span text:style-name="_38_">r</text:span><text:span text:style-name="_31_"> </text:span><text:span text:style-name="_36_">t</text:span><text:span text:style-name="_38_">o</text:span><text:span text:style-name="_31_"> </text:span><text:span text:style-name="_35_">p</text:span><text:span text:style-name="_39_">r</text:span><text:span text:style-name="_32_">e</text:span><text:span text:style-name="_36_">d</text:span><text:span text:style-name="_38_">i</text:span><text:span text:style-name="_32_">c</text:span><text:span text:style-name="_36_">t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e</text:span><text:span text:style-name="_38_">f</text:span><text:span text:style-name="_32_">f</text:span><text:span text:style-name="_36_">e</text:span><text:span text:style-name="_38_">c</text:span><text:span text:style-name="_33_">t</text:span><text:span text:style-name="_34_"> </text:span><text:span text:style-name="_39_">o</text:span><text:span text:style-name="_33_">f</text:span><text:span text:style-name="_34_"> </text:span><text:span text:style-name="_38_">a</text:span><text:span text:style-name="_32_">l</text:span><text:span text:style-name="_35_">t</text:span><text:span text:style-name="_38_">e</text:span><text:span text:style-name="_33_">r</text:span><text:span text:style-name="_35_">a</text:span><text:span text:style-name="_39_">t</text:span><text:span text:style-name="_32_">i</text:span><text:span text:style-name="_35_">o</text:span><text:span text:style-name="_39_">n</text:span><text:span text:style-name="_33_">s</text:span><text:span text:style-name="_34_"> </text:span><text:span text:style-name="_38_">i</text:span><text:span text:style-name="_32_">n</text:span><text:span text:style-name="_34_"> </text:span><text:span text:style-name="_38_">i</text:span><text:span text:style-name="_32_">t</text:span><text:span text:style-name="_35_">s</text:span><text:span text:style-name="_37_"> </text:span><text:span text:style-name="_32_">o</text:span><text:span text:style-name="_35_">w</text:span><text:span text:style-name="_38_">n</text:span><text:span text:style-name="_31_"> </text:span><text:span text:style-name="_36_">s</text:span><text:span text:style-name="_38_">t</text:span><text:span text:style-name="_33_">r</text:span><text:span text:style-name="_36_">u</text:span><text:span text:style-name="_38_">c</text:span><text:span text:style-name="_32_">t</text:span><text:span text:style-name="_36_">u</text:span><text:span text:style-name="_38_">r</text:span><text:span text:style-name="_32_">e</text:span><text:span text:style-name="_35_">.</text:span><text:span text:style-name="_37_"> </text:span><text:span text:style-name="_33_">B</text:span><text:span text:style-name="_35_">y</text:span><text:span text:style-name="_37_"> </text:span><text:span text:style-name="_33_">o</text:span><text:span text:style-name="_36_">b</text:span><text:span text:style-name="_39_">s</text:span><text:span text:style-name="_32_">e</text:span><text:span text:style-name="_35_">r</text:span><text:span text:style-name="_38_">v</text:span><text:span text:style-name="_32_">i</text:span><text:span text:style-name="_36_">n</text:span><text:span text:style-name="_39_">g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r</text:span><text:span text:style-name="_32_">e</text:span><text:span text:style-name="_35_">s</text:span><text:span text:style-name="_39_">u</text:span><text:span text:style-name="_32_">l</text:span><text:span text:style-name="_36_">t</text:span><text:span text:style-name="_39_">s</text:span><text:span text:style-name="_31_"> </text:span><text:span text:style-name="_36_">o</text:span><text:span text:style-name="_39_">f</text:span><text:span text:style-name="_31_"> </text:span><text:span text:style-name="_36_">i</text:span><text:span text:style-name="_39_">t</text:span><text:span text:style-name="_32_">s</text:span><text:span text:style-name="_34_"> </text:span><text:span text:style-name="_38_">o</text:span><text:span text:style-name="_32_">w</text:span><text:span text:style-name="_36_">n</text:span><text:span text:style-name="_37_"> </text:span><text:span text:style-name="_33_">b</text:span><text:span text:style-name="_36_">e</text:span><text:span text:style-name="_39_">h</text:span><text:span text:style-name="_32_">a</text:span><text:span text:style-name="_35_">v</text:span><text:span text:style-name="_39_">i</text:span><text:span text:style-name="_33_">o</text:span><text:span text:style-name="_35_">u</text:span><text:span text:style-name="_39_">r</text:span><text:span text:style-name="_31_"> </text:span><text:span text:style-name="_36_">i</text:span><text:span text:style-name="_39_">t</text:span><text:span text:style-name="_31_"> </text:span><text:span text:style-name="_36_">c</text:span><text:span text:style-name="_39_">a</text:span><text:span text:style-name="_32_">n</text:span><text:span text:style-name="_34_"> </text:span><text:span text:style-name="_38_">m</text:span><text:span text:style-name="_32_">o</text:span><text:span text:style-name="_36_">d</text:span><text:span text:style-name="_39_">i</text:span><text:span text:style-name="_32_">f</text:span><text:span text:style-name="_36_">y</text:span><text:span text:style-name="_37_"> </text:span><text:span text:style-name="_32_">i</text:span><text:span text:style-name="_36_">t</text:span><text:span text:style-name="_39_">s</text:span><text:span text:style-name="_31_"> </text:span><text:span text:style-name="_36_">o</text:span><text:span text:style-name="_39_">w</text:span><text:span text:style-name="_32_">n</text:span><text:span text:style-name="_34_"> </text:span><text:span text:style-name="_38_">p</text:span><text:span text:style-name="_32_">r</text:span><text:span text:style-name="_35_">o</text:span><text:span text:style-name="_38_">g</text:span><text:span text:style-name="_32_">r</text:span><text:span text:style-name="_36_">a</text:span><text:span text:style-name="_39_">m</text:span><text:span text:style-name="_32_">m</text:span><text:span text:style-name="_35_">e</text:span><text:span text:style-name="_39_">s</text:span><text:span text:style-name="_31_"> </text:span><text:span text:style-name="_35_">s</text:span><text:span text:style-name="_39_">o</text:span><text:span text:style-name="_31_"> </text:span><text:span text:style-name="_36_">a</text:span><text:span text:style-name="_38_">s</text:span><text:span text:style-name="_31_"> </text:span><text:span text:style-name="_36_">t</text:span><text:span text:style-name="_39_">o</text:span><text:span text:style-name="_31_"> </text:span><text:span text:style-name="_36_">a</text:span><text:span text:style-name="_39_">c</text:span><text:span text:style-name="_33_">h</text:span><text:span text:style-name="_36_">i</text:span><text:span text:style-name="_38_">e</text:span><text:span text:style-name="_33_">v</text:span><text:span text:style-name="_35_">e</text:span><text:span text:style-name="_37_"> </text:span><text:span text:style-name="_32_">s</text:span><text:span text:style-name="_36_">o</text:span><text:span text:style-name="_39_">m</text:span><text:span text:style-name="_33_">e</text:span><text:span text:style-name="_34_"> </text:span><text:span text:style-name="_39_">p</text:span><text:span text:style-name="_33_">u</text:span><text:span text:style-name="_35_">r</text:span><text:span text:style-name="_38_">p</text:span><text:span text:style-name="_33_">o</text:span><text:span text:style-name="_36_">s</text:span><text:span text:style-name="_38_">e</text:span><text:span text:style-name="_31_"> </text:span><text:span text:style-name="_36_">m</text:span><text:span text:style-name="_38_">o</text:span><text:span text:style-name="_32_">r</text:span><text:span text:style-name="_36_">e</text:span><text:span text:style-name="_37_"> </text:span><text:span text:style-name="_33_">e</text:span><text:span text:style-name="_36_">f</text:span><text:span text:style-name="_38_">f</text:span><text:span text:style-name="_32_">e</text:span><text:span text:style-name="_36_">c</text:span><text:span text:style-name="_38_">t</text:span><text:span text:style-name="_32_">i</text:span><text:span text:style-name="_35_">v</text:span><text:span text:style-name="_38_">e</text:span><text:span text:style-name="_33_">l</text:span><text:span text:style-name="_36_">y</text:span><text:span text:style-name="_38_">.</text:span><text:span text:style-name="_31_"> </text:span><text:span text:style-name="_36_">T</text:span><text:span text:style-name="_39_">h</text:span><text:span text:style-name="_32_">e</text:span><text:span text:style-name="_35_">s</text:span><text:span text:style-name="_39_">e</text:span><text:span text:style-name="_31_"> </text:span><text:span text:style-name="_36_">a</text:span><text:span text:style-name="_38_">r</text:span><text:span text:style-name="_32_">e</text:span><text:span text:style-name="_34_"> </text:span><text:span text:style-name="_39_">p</text:span><text:span text:style-name="_33_">o</text:span><text:span text:style-name="_35_">s</text:span><text:span text:style-name="_38_">s</text:span><text:span text:style-name="_33_">i</text:span><text:span text:style-name="_36_">b</text:span><text:span text:style-name="_39_">i</text:span><text:span text:style-name="_32_">l</text:span><text:span text:style-name="_36_">i</text:span><text:span text:style-name="_39_">t</text:span><text:span text:style-name="_32_">i</text:span><text:span text:style-name="_35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n</text:span><text:span text:style-name="_32_">e</text:span><text:span text:style-name="_36_">a</text:span><text:span text:style-name="_39_">r</text:span><text:span text:style-name="_31_"> </text:span><text:span text:style-name="_35_">f</text:span><text:span text:style-name="_38_">u</text:span><text:span text:style-name="_32_">t</text:span><text:span text:style-name="_35_">u</text:span><text:span text:style-name="_39_">r</text:span><text:span text:style-name="_32_">e</text:span><text:span text:style-name="_36_">,</text:span><text:span text:style-name="_37_"> </text:span><text:span text:style-name="_33_">r</text:span><text:span text:style-name="_35_">a</text:span><text:span text:style-name="_39_">t</text:span><text:span text:style-name="_33_">h</text:span><text:span text:style-name="_36_">e</text:span><text:span text:style-name="_38_">r</text:span><text:span text:style-name="_31_"> </text:span><text:span text:style-name="_35_">t</text:span><text:span text:style-name="_39_">h</text:span><text:span text:style-name="_32_">a</text:span><text:span text:style-name="_36_">n</text:span><text:span text:style-name="_37_"> </text:span><text:span text:style-name="_33_">U</text:span><text:span text:style-name="_35_">t</text:span><text:span text:style-name="_38_">o</text:span><text:span text:style-name="_33_">p</text:span><text:span text:style-name="_35_">i</text:span><text:span text:style-name="_39_">a</text:span><text:span text:style-name="_32_">n</text:span><text:span text:style-name="_34_"> </text:span><text:span text:style-name="_39_">d</text:span><text:span text:style-name="_32_">r</text:span><text:span text:style-name="_36_">e</text:span><text:span text:style-name="_39_">a</text:span><text:span text:style-name="_33_">m</text:span><text:span text:style-name="_35_">s</text:span><text:span text:style-name="_38_">.</text:span></text:p>
      <text:p text:style-name="P1"><text:span text:style-name="_36_">T</text:span><text:span text:style-name="_39_">h</text:span><text:span text:style-name="_33_">e</text:span><text:span text:style-name="_34_"> </text:span><text:span text:style-name="_39_">c</text:span><text:span text:style-name="_33_">r</text:span><text:span text:style-name="_36_">i</text:span><text:span text:style-name="_38_">t</text:span><text:span text:style-name="_33_">i</text:span><text:span text:style-name="_35_">c</text:span><text:span text:style-name="_38_">i</text:span><text:span text:style-name="_32_">s</text:span><text:span text:style-name="_35_">m</text:span><text:span text:style-name="_37_"> </text:span><text:span text:style-name="_32_">t</text:span><text:span text:style-name="_36_">h</text:span><text:span text:style-name="_38_">a</text:span><text:span text:style-name="_32_">t</text:span><text:span text:style-name="_34_"> </text:span><text:span text:style-name="_38_">a</text:span><text:span text:style-name="_31_"> </text:span><text:span text:style-name="_35_">m</text:span><text:span text:style-name="_39_">a</text:span><text:span text:style-name="_33_">c</text:span><text:span text:style-name="_35_">h</text:span><text:span text:style-name="_38_">i</text:span><text:span text:style-name="_32_">n</text:span><text:span text:style-name="_36_">e</text:span><text:span text:style-name="_37_"> </text:span><text:span text:style-name="_33_">c</text:span><text:span text:style-name="_36_">a</text:span><text:span text:style-name="_39_">n</text:span><text:span text:style-name="_33_">n</text:span><text:span text:style-name="_35_">o</text:span><text:span text:style-name="_38_">t</text:span><text:span text:style-name="_31_"> </text:span><text:span text:style-name="_36_">h</text:span><text:span text:style-name="_39_">a</text:span><text:span text:style-name="_33_">v</text:span><text:span text:style-name="_35_">e</text:span><text:span text:style-name="_37_"> </text:span><text:span text:style-name="_32_">m</text:span><text:span text:style-name="_35_">u</text:span><text:span text:style-name="_39_">c</text:span><text:span text:style-name="_32_">h</text:span><text:span text:style-name="_34_"> </text:span><text:span text:style-name="_38_">d</text:span><text:span text:style-name="_32_">i</text:span><text:span text:style-name="_36_">v</text:span><text:span text:style-name="_39_">e</text:span><text:span text:style-name="_33_">r</text:span><text:span text:style-name="_35_">s</text:span><text:span text:style-name="_38_">i</text:span><text:span text:style-name="_32_">t</text:span><text:span text:style-name="_35_">y</text:span><text:span text:style-name="_37_"> </text:span><text:span text:style-name="_33_">o</text:span><text:span text:style-name="_35_">f</text:span><text:span text:style-name="_37_"> </text:span><text:span text:style-name="_32_">b</text:span><text:span text:style-name="_36_">e</text:span><text:span text:style-name="_39_">h</text:span><text:span text:style-name="_33_">a</text:span><text:span text:style-name="_35_">v</text:span><text:span text:style-name="_38_">i</text:span><text:span text:style-name="_32_">o</text:span><text:span text:style-name="_35_">u</text:span><text:span text:style-name="_39_">r</text:span><text:span text:style-name="_31_"> </text:span><text:span text:style-name="_35_">i</text:span><text:span text:style-name="_39_">s</text:span><text:span text:style-name="_31_"> </text:span><text:span text:style-name="_35_">j</text:span><text:span text:style-name="_39_">u</text:span><text:span text:style-name="_33_">s</text:span><text:span text:style-name="_36_">t</text:span><text:span text:style-name="_37_"> </text:span><text:span text:style-name="_32_">a</text:span><text:span text:style-name="_34_"> </text:span><text:span text:style-name="_39_">w</text:span><text:span text:style-name="_33_">a</text:span><text:span text:style-name="_35_">y</text:span><text:span text:style-name="_37_"> </text:span><text:span text:style-name="_32_">o</text:span><text:span text:style-name="_36_">f</text:span><text:span text:style-name="_37_"> </text:span><text:span text:style-name="_33_">s</text:span><text:span text:style-name="_35_">a</text:span><text:span text:style-name="_38_">y</text:span><text:span text:style-name="_32_">i</text:span><text:span text:style-name="_35_">n</text:span><text:span text:style-name="_38_">g</text:span><text:span text:style-name="_31_"> </text:span><text:span text:style-name="_35_">t</text:span><text:span text:style-name="_38_">h</text:span><text:span text:style-name="_33_">a</text:span><text:span text:style-name="_36_">t</text:span><text:span text:style-name="_37_"> </text:span><text:span text:style-name="_33_">i</text:span><text:span text:style-name="_35_">t</text:span><text:span text:style-name="_37_"> </text:span><text:span text:style-name="_33_">c</text:span><text:span text:style-name="_36_">a</text:span><text:span text:style-name="_39_">n</text:span><text:span text:style-name="_32_">n</text:span><text:span text:style-name="_36_">o</text:span><text:span text:style-name="_38_">t</text:span><text:span text:style-name="_31_"> </text:span><text:span text:style-name="_35_">h</text:span><text:span text:style-name="_38_">a</text:span><text:span text:style-name="_32_">v</text:span><text:span text:style-name="_35_">e</text:span><text:span text:style-name="_37_"> </text:span><text:span text:style-name="_33_">m</text:span><text:span text:style-name="_36_">u</text:span><text:span text:style-name="_39_">c</text:span><text:span text:style-name="_33_">h</text:span><text:span text:style-name="_34_"> </text:span><text:span text:style-name="_39_">s</text:span><text:span text:style-name="_33_">t</text:span><text:span text:style-name="_35_">o</text:span><text:span text:style-name="_39_">r</text:span><text:span text:style-name="_32_">a</text:span><text:span text:style-name="_35_">g</text:span><text:span text:style-name="_38_">e</text:span><text:span text:style-name="_31_"> </text:span><text:span text:style-name="_35_">c</text:span><text:span text:style-name="_38_">a</text:span><text:span text:style-name="_33_">p</text:span><text:span text:style-name="_36_">a</text:span><text:span text:style-name="_39_">c</text:span><text:span text:style-name="_33_">i</text:span><text:span text:style-name="_36_">t</text:span><text:span text:style-name="_39_">y</text:span><text:span text:style-name="_32_">.</text:span><text:span text:style-name="_34_"> </text:span><text:span text:style-name="_39_">U</text:span><text:span text:style-name="_33_">n</text:span><text:span text:style-name="_35_">t</text:span><text:span text:style-name="_39_">i</text:span><text:span text:style-name="_32_">l</text:span><text:span text:style-name="_34_"> </text:span><text:span text:style-name="_39_">f</text:span><text:span text:style-name="_32_">a</text:span><text:span text:style-name="_35_">i</text:span><text:span text:style-name="_38_">r</text:span><text:span text:style-name="_32_">l</text:span><text:span text:style-name="_36_">y</text:span><text:span text:style-name="_37_"> </text:span><text:span text:style-name="_32_">r</text:span><text:span text:style-name="_35_">e</text:span><text:span text:style-name="_39_">c</text:span><text:span text:style-name="_32_">e</text:span><text:span text:style-name="_36_">n</text:span><text:span text:style-name="_39_">t</text:span><text:span text:style-name="_33_">l</text:span><text:span text:style-name="_35_">y</text:span><text:span text:style-name="_37_"> </text:span><text:span text:style-name="_33_">a</text:span><text:span text:style-name="_34_"> </text:span><text:span text:style-name="_38_">s</text:span><text:span text:style-name="_32_">t</text:span><text:span text:style-name="_36_">o</text:span><text:span text:style-name="_38_">r</text:span><text:span text:style-name="_33_">a</text:span><text:span text:style-name="_36_">g</text:span><text:span text:style-name="_38_">e</text:span><text:span text:style-name="_31_"> </text:span><text:span text:style-name="_35_">c</text:span><text:span text:style-name="_38_">a</text:span><text:span text:style-name="_33_">p</text:span><text:span text:style-name="_36_">a</text:span><text:span text:style-name="_39_">c</text:span><text:span text:style-name="_33_">i</text:span><text:span text:style-name="_35_">t</text:span><text:span text:style-name="_39_">y</text:span><text:span text:style-name="_31_"> </text:span><text:span text:style-name="_35_">o</text:span><text:span text:style-name="_39_">f</text:span><text:span text:style-name="_31_"> </text:span><text:span text:style-name="_36_">e</text:span><text:span text:style-name="_38_">v</text:span><text:span text:style-name="_32_">e</text:span><text:span text:style-name="_36_">n</text:span><text:span text:style-name="_37_"> </text:span><text:span text:style-name="_32_">a</text:span><text:span text:style-name="_34_"> </text:span><text:span text:style-name="_39_">t</text:span><text:span text:style-name="_32_">h</text:span><text:span text:style-name="_35_">o</text:span><text:span text:style-name="_38_">u</text:span><text:span text:style-name="_33_">s</text:span><text:span text:style-name="_35_">a</text:span><text:span text:style-name="_39_">n</text:span><text:span text:style-name="_33_">d</text:span><text:span text:style-name="_34_"> </text:span><text:span text:style-name="_38_">d</text:span><text:span text:style-name="_33_">i</text:span><text:span text:style-name="_35_">g</text:span><text:span text:style-name="_39_">i</text:span><text:span text:style-name="_32_">t</text:span><text:span text:style-name="_36_">s</text:span><text:span text:style-name="_37_"> </text:span><text:span text:style-name="_33_">w</text:span><text:span text:style-name="_35_">a</text:span><text:span text:style-name="_38_">s</text:span><text:span text:style-name="_31_"> </text:span><text:span text:style-name="_35_">v</text:span><text:span text:style-name="_39_">e</text:span><text:span text:style-name="_32_">r</text:span><text:span text:style-name="_35_">y</text:span><text:span text:style-name="_37_"> </text:span><text:span text:style-name="_33_">r</text:span><text:span text:style-name="_35_">a</text:span><text:span text:style-name="_38_">r</text:span><text:span text:style-name="_32_">e</text:span><text:span text:style-name="_36_">.</text:span></text:p>
      <text:p text:style-name="P1"><text:span text:style-name="_33_">T</text:span><text:span text:style-name="_36_">h</text:span><text:span text:style-name="_39_">e</text:span><text:span text:style-name="_31_"> </text:span><text:span text:style-name="_35_">c</text:span><text:span text:style-name="_38_">r</text:span><text:span text:style-name="_33_">i</text:span><text:span text:style-name="_36_">t</text:span><text:span text:style-name="_38_">i</text:span><text:span text:style-name="_32_">c</text:span><text:span text:style-name="_35_">i</text:span><text:span text:style-name="_38_">s</text:span><text:span text:style-name="_33_">m</text:span><text:span text:style-name="_35_">s</text:span><text:span text:style-name="_37_"> </text:span><text:span text:style-name="_32_">t</text:span><text:span text:style-name="_36_">h</text:span><text:span text:style-name="_38_">a</text:span><text:span text:style-name="_33_">t</text:span><text:span text:style-name="_34_"> </text:span><text:span text:style-name="_39_">w</text:span><text:span text:style-name="_33_">e</text:span><text:span text:style-name="_34_"> </text:span><text:span text:style-name="_38_">a</text:span><text:span text:style-name="_33_">r</text:span><text:span text:style-name="_36_">e</text:span><text:span text:style-name="_37_"> </text:span><text:span text:style-name="_32_">c</text:span><text:span text:style-name="_35_">o</text:span><text:span text:style-name="_38_">n</text:span><text:span text:style-name="_33_">s</text:span><text:span text:style-name="_35_">i</text:span><text:span text:style-name="_38_">d</text:span><text:span text:style-name="_32_">e</text:span><text:span text:style-name="_36_">r</text:span><text:span text:style-name="_38_">i</text:span><text:span text:style-name="_33_">n</text:span><text:span text:style-name="_35_">g</text:span><text:span text:style-name="_37_"> </text:span><text:span text:style-name="_32_">h</text:span><text:span text:style-name="_35_">e</text:span><text:span text:style-name="_39_">r</text:span><text:span text:style-name="_32_">e</text:span><text:span text:style-name="_34_"> </text:span><text:span text:style-name="_38_">a</text:span><text:span text:style-name="_32_">r</text:span><text:span text:style-name="_36_">e</text:span><text:span text:style-name="_37_"> </text:span><text:span text:style-name="_33_">o</text:span><text:span text:style-name="_36_">f</text:span><text:span text:style-name="_39_">t</text:span><text:span text:style-name="_33_">e</text:span><text:span text:style-name="_35_">n</text:span><text:span text:style-name="_37_"> </text:span><text:span text:style-name="_33_">d</text:span><text:span text:style-name="_35_">i</text:span><text:span text:style-name="_38_">s</text:span><text:span text:style-name="_33_">g</text:span><text:span text:style-name="_36_">u</text:span><text:span text:style-name="_39_">i</text:span><text:span text:style-name="_33_">s</text:span><text:span text:style-name="_36_">e</text:span><text:span text:style-name="_39_">d</text:span><text:span text:style-name="_31_"> </text:span><text:span text:style-name="_35_">f</text:span><text:span text:style-name="_39_">o</text:span><text:span text:style-name="_32_">r</text:span><text:span text:style-name="_35_">m</text:span><text:span text:style-name="_39_">s</text:span><text:span text:style-name="_31_"> </text:span><text:span text:style-name="_36_">o</text:span><text:span text:style-name="_39_">f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a</text:span><text:span text:style-name="_33_">r</text:span><text:span text:style-name="_35_">g</text:span><text:span text:style-name="_39_">u</text:span><text:span text:style-name="_33_">m</text:span><text:span text:style-name="_35_">e</text:span><text:span text:style-name="_39_">n</text:span><text:span text:style-name="_33_">t</text:span><text:span text:style-name="_34_"> </text:span><text:span text:style-name="_39_">f</text:span><text:span text:style-name="_33_">r</text:span><text:span text:style-name="_36_">o</text:span><text:span text:style-name="_38_">m</text:span><text:span text:style-name="_31_"> </text:span><text:span text:style-name="_36_">c</text:span><text:span text:style-name="_39_">o</text:span><text:span text:style-name="_33_">n</text:span><text:span text:style-name="_36_">s</text:span><text:span text:style-name="_39_">c</text:span><text:span text:style-name="_32_">i</text:span><text:span text:style-name="_35_">o</text:span><text:span text:style-name="_39_">u</text:span><text:span text:style-name="_33_">s</text:span><text:span text:style-name="_35_">n</text:span><text:span text:style-name="_39_">e</text:span><text:span text:style-name="_33_">s</text:span><text:span text:style-name="_36_">s</text:span><text:span text:style-name="_39_">,</text:span><text:span text:style-name="_31_"> </text:span><text:span text:style-name="_35_">U</text:span><text:span text:style-name="_39_">s</text:span><text:span text:style-name="_32_">u</text:span><text:span text:style-name="_35_">a</text:span><text:span text:style-name="_39_">l</text:span><text:span text:style-name="_33_">l</text:span><text:span text:style-name="_35_">y</text:span><text:span text:style-name="_37_"> </text:span><text:span text:style-name="_32_">i</text:span><text:span text:style-name="_36_">f</text:span><text:span text:style-name="_37_"> </text:span><text:span text:style-name="_32_">o</text:span><text:span text:style-name="_35_">n</text:span><text:span text:style-name="_39_">e</text:span><text:span text:style-name="_31_"> </text:span><text:span text:style-name="_36_">m</text:span><text:span text:style-name="_38_">a</text:span><text:span text:style-name="_33_">i</text:span><text:span text:style-name="_35_">n</text:span><text:span text:style-name="_39_">t</text:span><text:span text:style-name="_33_">a</text:span><text:span text:style-name="_36_">i</text:span><text:span text:style-name="_38_">n</text:span><text:span text:style-name="_33_">s</text:span><text:span text:style-name="_34_"> </text:span><text:span text:style-name="_39_">t</text:span><text:span text:style-name="_32_">h</text:span><text:span text:style-name="_36_">a</text:span><text:span text:style-name="_39_">t</text:span><text:span text:style-name="_31_"> </text:span><text:span text:style-name="_36_">a</text:span><text:span text:style-name="_37_"> </text:span><text:span text:style-name="_32_">m</text:span><text:span text:style-name="_36_">a</text:span><text:span text:style-name="_39_">c</text:span><text:span text:style-name="_33_">h</text:span><text:span text:style-name="_35_">i</text:span><text:span text:style-name="_38_">n</text:span><text:span text:style-name="_32_">e</text:span><text:span text:style-name="_34_"> </text:span><text:span text:style-name="_39_">c</text:span><text:span text:style-name="_33_">a</text:span><text:span text:style-name="_36_">n</text:span><text:span text:style-name="_37_"> </text:span><text:span text:style-name="_32_">d</text:span><text:span text:style-name="_35_">o</text:span><text:span text:style-name="_37_"> </text:span><text:span text:style-name="_33_">o</text:span><text:span text:style-name="_35_">n</text:span><text:span text:style-name="_39_">e</text:span><text:span text:style-name="_31_"> </text:span><text:span text:style-name="_36_">o</text:span><text:span text:style-name="_38_">f</text:span><text:span text:style-name="_31_"> </text:span><text:span text:style-name="_36_">t</text:span><text:span text:style-name="_38_">h</text:span><text:span text:style-name="_33_">e</text:span><text:span text:style-name="_35_">s</text:span><text:span text:style-name="_38_">e</text:span><text:span text:style-name="_31_"> </text:span><text:span text:style-name="_36_">t</text:span><text:span text:style-name="_38_">h</text:span><text:span text:style-name="_32_">i</text:span><text:span text:style-name="_36_">n</text:span><text:span text:style-name="_38_">g</text:span><text:span text:style-name="_32_">s</text:span><text:span text:style-name="_36_">,</text:span><text:span text:style-name="_37_"> </text:span><text:span text:style-name="_32_">a</text:span><text:span text:style-name="_35_">n</text:span><text:span text:style-name="_38_">d</text:span><text:span text:style-name="_31_"> </text:span><text:span text:style-name="_36_">d</text:span><text:span text:style-name="_38_">e</text:span><text:span text:style-name="_33_">s</text:span><text:span text:style-name="_36_">c</text:span><text:span text:style-name="_38_">r</text:span><text:span text:style-name="_32_">i</text:span><text:span text:style-name="_35_">b</text:span><text:span text:style-name="_38_">e</text:span><text:span text:style-name="_32_">s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k</text:span><text:span text:style-name="_36_">i</text:span><text:span text:style-name="_39_">n</text:span><text:span text:style-name="_33_">d</text:span><text:span text:style-name="_34_"> </text:span><text:span text:style-name="_39_">o</text:span><text:span text:style-name="_32_">f</text:span><text:span text:style-name="_34_"> </text:span><text:span text:style-name="_39_">m</text:span><text:span text:style-name="_33_">e</text:span><text:span text:style-name="_35_">t</text:span><text:span text:style-name="_39_">h</text:span><text:span text:style-name="_32_">o</text:span><text:span text:style-name="_36_">d</text:span><text:span text:style-name="_37_"> </text:span><text:span text:style-name="_33_">t</text:span><text:span text:style-name="_36_">h</text:span><text:span text:style-name="_39_">a</text:span><text:span text:style-name="_33_">t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m</text:span><text:span text:style-name="_35_">a</text:span><text:span text:style-name="_39_">c</text:span><text:span text:style-name="_32_">h</text:span><text:span text:style-name="_36_">i</text:span><text:span text:style-name="_38_">n</text:span><text:span text:style-name="_33_">e</text:span><text:span text:style-name="_34_"> </text:span><text:span text:style-name="_39_">c</text:span><text:span text:style-name="_32_">o</text:span><text:span text:style-name="_36_">u</text:span><text:span text:style-name="_38_">l</text:span><text:span text:style-name="_32_">d</text:span><text:span text:style-name="_34_"> </text:span><text:span text:style-name="_38_">u</text:span><text:span text:style-name="_33_">s</text:span><text:span text:style-name="_35_">e</text:span><text:span text:style-name="_38_">,</text:span><text:span text:style-name="_31_"> </text:span><text:span text:style-name="_36_">o</text:span><text:span text:style-name="_38_">n</text:span><text:span text:style-name="_33_">e</text:span><text:span text:style-name="_34_"> </text:span><text:span text:style-name="_38_">w</text:span><text:span text:style-name="_32_">i</text:span><text:span text:style-name="_36_">l</text:span><text:span text:style-name="_38_">l</text:span><text:span text:style-name="_31_"> </text:span><text:span text:style-name="_36_">n</text:span><text:span text:style-name="_39_">o</text:span><text:span text:style-name="_32_">t</text:span><text:span text:style-name="_34_"> </text:span><text:span text:style-name="_38_">m</text:span><text:span text:style-name="_32_">a</text:span><text:span text:style-name="_36_">k</text:span><text:span text:style-name="_38_">e</text:span><text:span text:style-name="_31_"> </text:span><text:span text:style-name="_36_">m</text:span><text:span text:style-name="_38_">u</text:span><text:span text:style-name="_33_">c</text:span><text:span text:style-name="_35_">h</text:span><text:span text:style-name="_37_"> </text:span><text:span text:style-name="_32_">o</text:span><text:span text:style-name="_35_">f</text:span><text:span text:style-name="_37_"> </text:span><text:span text:style-name="_33_">a</text:span><text:span text:style-name="_36_">n</text:span><text:span text:style-name="_37_"> </text:span><text:span text:style-name="_33_">i</text:span><text:span text:style-name="_36_">m</text:span><text:span text:style-name="_38_">p</text:span><text:span text:style-name="_33_">r</text:span><text:span text:style-name="_35_">e</text:span><text:span text:style-name="_38_">s</text:span><text:span text:style-name="_33_">s</text:span><text:span text:style-name="_35_">i</text:span><text:span text:style-name="_38_">o</text:span><text:span text:style-name="_33_">n</text:span><text:span text:style-name="_36_">.</text:span><text:span text:style-name="_37_"> </text:span><text:span text:style-name="_32_">I</text:span><text:span text:style-name="_35_">t</text:span><text:span text:style-name="_37_"> </text:span><text:span text:style-name="_33_">i</text:span><text:span text:style-name="_36_">s</text:span><text:span text:style-name="_37_"> </text:span><text:span text:style-name="_33_">t</text:span><text:span text:style-name="_35_">h</text:span><text:span text:style-name="_39_">o</text:span><text:span text:style-name="_32_">u</text:span><text:span text:style-name="_36_">g</text:span><text:span text:style-name="_39_">h</text:span><text:span text:style-name="_32_">t</text:span><text:span text:style-name="_34_"> </text:span><text:span text:style-name="_39_">t</text:span><text:span text:style-name="_32_">h</text:span><text:span text:style-name="_35_">a</text:span><text:span text:style-name="_39_">t</text:span><text:span text:style-name="_31_"> </text:span><text:span text:style-name="_36_">t</text:span><text:span text:style-name="_38_">i</text:span><text:span text:style-name="_33_">l</text:span><text:span text:style-name="_35_">e</text:span><text:span text:style-name="_37_"> </text:span><text:span text:style-name="_32_">m</text:span><text:span text:style-name="_36_">e</text:span><text:span text:style-name="_38_">t</text:span><text:span text:style-name="_33_">h</text:span><text:span text:style-name="_35_">o</text:span><text:span text:style-name="_38_">d</text:span><text:span text:style-name="_31_"> </text:span><text:span text:style-name="_35_">(</text:span><text:span text:style-name="_39_">w</text:span><text:span text:style-name="_32_">h</text:span><text:span text:style-name="_35_">a</text:span><text:span text:style-name="_38_">t</text:span><text:span text:style-name="_33_">e</text:span><text:span text:style-name="_36_">v</text:span><text:span text:style-name="_39_">e</text:span><text:span text:style-name="_33_">r</text:span><text:span text:style-name="_34_"> </text:span><text:span text:style-name="_38_">i</text:span><text:span text:style-name="_32_">t</text:span><text:span text:style-name="_34_"> </text:span><text:span text:style-name="_39_">m</text:span><text:span text:style-name="_33_">a</text:span><text:span text:style-name="_35_">y</text:span><text:span text:style-name="_37_"> </text:span><text:span text:style-name="_32_">b</text:span><text:span text:style-name="_36_">e</text:span><text:span text:style-name="_38_">,</text:span><text:span text:style-name="_31_"> </text:span><text:span text:style-name="_35_">f</text:span><text:span text:style-name="_38_">o</text:span><text:span text:style-name="_33_">r</text:span><text:span text:style-name="_34_"> </text:span><text:span text:style-name="_39_">i</text:span><text:span text:style-name="_32_">t</text:span><text:span text:style-name="_34_"> </text:span><text:span text:style-name="_39_">m</text:span><text:span text:style-name="_33_">u</text:span><text:span text:style-name="_36_">s</text:span><text:span text:style-name="_39_">t</text:span><text:span text:style-name="_31_"> </text:span><text:span text:style-name="_35_">b</text:span><text:span text:style-name="_39_">e</text:span><text:span text:style-name="_31_"> </text:span><text:span text:style-name="_35_">m</text:span><text:span text:style-name="_39_">e</text:span><text:span text:style-name="_33_">c</text:span><text:span text:style-name="_36_">h</text:span><text:span text:style-name="_39_">a</text:span><text:span text:style-name="_33_">n</text:span><text:span text:style-name="_36_">i</text:span><text:span text:style-name="_39_">c</text:span><text:span text:style-name="_33_">a</text:span><text:span text:style-name="_35_">l</text:span><text:span text:style-name="_38_">)</text:span><text:span text:style-name="_31_"> </text:span><text:span text:style-name="_35_">i</text:span><text:span text:style-name="_39_">s</text:span><text:span text:style-name="_31_"> </text:span><text:span text:style-name="_36_">r</text:span><text:span text:style-name="_38_">e</text:span><text:span text:style-name="_32_">a</text:span><text:span text:style-name="_36_">l</text:span><text:span text:style-name="_39_">l</text:span><text:span text:style-name="_32_">y</text:span><text:span text:style-name="_34_"> </text:span><text:span text:style-name="_39_">r</text:span><text:span text:style-name="_33_">a</text:span><text:span text:style-name="_35_">t</text:span><text:span text:style-name="_39_">h</text:span><text:span text:style-name="_32_">e</text:span><text:span text:style-name="_35_">r</text:span><text:span text:style-name="_37_"> </text:span><text:span text:style-name="_32_">b</text:span><text:span text:style-name="_35_">a</text:span><text:span text:style-name="_38_">s</text:span><text:span text:style-name="_33_">e</text:span><text:span text:style-name="_35_">.</text:span><text:span text:style-name="_37_"> </text:span><text:span text:style-name="_33_">C</text:span><text:span text:style-name="_36_">o</text:span><text:span text:style-name="_38_">m</text:span><text:span text:style-name="_33_">p</text:span><text:span text:style-name="_35_">a</text:span><text:span text:style-name="_39_">r</text:span><text:span text:style-name="_32_">e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p</text:span><text:span text:style-name="_36_">a</text:span><text:span text:style-name="_38_">r</text:span><text:span text:style-name="_33_">e</text:span><text:span text:style-name="_36_">n</text:span><text:span text:style-name="_39_">t</text:span><text:span text:style-name="_33_">h</text:span><text:span text:style-name="_36_">e</text:span><text:span text:style-name="_39_">s</text:span><text:span text:style-name="_32_">e</text:span><text:span text:style-name="_35_">s</text:span><text:span text:style-name="_37_"> </text:span><text:span text:style-name="_32_">i</text:span><text:span text:style-name="_36_">n</text:span><text:span text:style-name="_37_"> </text:span><text:span text:style-name="_32_">J</text:span><text:span text:style-name="_35_">e</text:span><text:span text:style-name="_38_">f</text:span><text:span text:style-name="_33_">f</text:span><text:span text:style-name="_35_">e</text:span><text:span text:style-name="_38_">r</text:span><text:span text:style-name="_32_">s</text:span><text:span text:style-name="_36_">o</text:span><text:span text:style-name="_39_">n</text:span><text:span text:style-name="_32_">'</text:span><text:span text:style-name="_36_">s</text:span><text:span text:style-name="_37_"> </text:span><text:span text:style-name="_32_">s</text:span><text:span text:style-name="_36_">t</text:span><text:span text:style-name="_38_">a</text:span><text:span text:style-name="_32_">t</text:span><text:span text:style-name="_36_">e</text:span><text:span text:style-name="_39_">m</text:span><text:span text:style-name="_32_">e</text:span><text:span text:style-name="_35_">n</text:span><text:span text:style-name="_38_">t</text:span><text:span text:style-name="_31_"> </text:span><text:span text:style-name="_36_">q</text:span><text:span text:style-name="_38_">u</text:span><text:span text:style-name="_32_">o</text:span><text:span text:style-name="_36_">t</text:span><text:span text:style-name="_38_">e</text:span><text:span text:style-name="_32_">d</text:span><text:span text:style-name="_34_"> </text:span><text:span text:style-name="_38_">o</text:span><text:span text:style-name="_33_">n</text:span><text:span text:style-name="_34_"> </text:span><text:span text:style-name="_38_">p</text:span><text:span text:style-name="_32_">a</text:span><text:span text:style-name="_36_">g</text:span><text:span text:style-name="_39_">e</text:span><text:span text:style-name="_31_"> </text:span><text:span text:style-name="_35_">2</text:span><text:span text:style-name="_39_">2</text:span><text:span text:style-name="_32_">.</text:span></text:p>
      <text:p text:style-name="P1"><text:span text:style-name="_39_">(</text:span><text:span text:style-name="_32_">6</text:span><text:span text:style-name="_35_">)</text:span><text:span text:style-name="_37_"> </text:span><text:span text:style-name="_33_">L</text:span><text:span text:style-name="_36_">a</text:span><text:span text:style-name="_39_">d</text:span><text:span text:style-name="_33_">y</text:span><text:span text:style-name="_34_"> </text:span><text:span text:style-name="_38_">L</text:span><text:span text:style-name="_33_">o</text:span><text:span text:style-name="_35_">v</text:span><text:span text:style-name="_38_">e</text:span><text:span text:style-name="_32_">l</text:span><text:span text:style-name="_35_">a</text:span><text:span text:style-name="_38_">c</text:span><text:span text:style-name="_33_">e</text:span><text:span text:style-name="_36_">'</text:span><text:span text:style-name="_38_">s</text:span><text:span text:style-name="_31_"> </text:span><text:span text:style-name="_36_">O</text:span><text:span text:style-name="_39_">b</text:span><text:span text:style-name="_32_">j</text:span><text:span text:style-name="_35_">e</text:span><text:span text:style-name="_39_">c</text:span><text:span text:style-name="_32_">t</text:span><text:span text:style-name="_35_">i</text:span><text:span text:style-name="_38_">o</text:span><text:span text:style-name="_32_">n</text:span></text:p>
      <text:p text:style-name="P1"><text:span text:style-name="_39_">O</text:span><text:span text:style-name="_33_">u</text:span><text:span text:style-name="_35_">r</text:span><text:span text:style-name="_37_"> </text:span><text:span text:style-name="_33_">m</text:span><text:span text:style-name="_36_">o</text:span><text:span text:style-name="_39_">s</text:span><text:span text:style-name="_33_">t</text:span><text:span text:style-name="_34_"> </text:span><text:span text:style-name="_38_">d</text:span><text:span text:style-name="_32_">e</text:span><text:span text:style-name="_36_">t</text:span><text:span text:style-name="_39_">a</text:span><text:span text:style-name="_33_">i</text:span><text:span text:style-name="_35_">l</text:span><text:span text:style-name="_39_">e</text:span><text:span text:style-name="_32_">d</text:span><text:span text:style-name="_34_"> </text:span><text:span text:style-name="_38_">i</text:span><text:span text:style-name="_33_">n</text:span><text:span text:style-name="_35_">f</text:span><text:span text:style-name="_39_">o</text:span><text:span text:style-name="_32_">r</text:span><text:span text:style-name="_35_">m</text:span><text:span text:style-name="_38_">a</text:span><text:span text:style-name="_32_">t</text:span><text:span text:style-name="_36_">i</text:span><text:span text:style-name="_39_">o</text:span><text:span text:style-name="_32_">n</text:span><text:span text:style-name="_34_"> </text:span><text:span text:style-name="_39_">o</text:span><text:span text:style-name="_33_">f</text:span><text:span text:style-name="_34_"> </text:span><text:span text:style-name="_39_">B</text:span><text:span text:style-name="_33_">a</text:span><text:span text:style-name="_35_">b</text:span><text:span text:style-name="_39_">b</text:span><text:span text:style-name="_32_">a</text:span><text:span text:style-name="_35_">g</text:span><text:span text:style-name="_39_">e</text:span><text:span text:style-name="_33_">'</text:span><text:span text:style-name="_36_">s</text:span><text:span text:style-name="_37_"> </text:span><text:span text:style-name="_32_">A</text:span><text:span text:style-name="_36_">n</text:span><text:span text:style-name="_39_">a</text:span><text:span text:style-name="_32_">l</text:span><text:span text:style-name="_36_">y</text:span><text:span text:style-name="_39_">t</text:span><text:span text:style-name="_32_">i</text:span><text:span text:style-name="_35_">c</text:span><text:span text:style-name="_38_">a</text:span><text:span text:style-name="_33_">l</text:span><text:span text:style-name="_34_"> </text:span><text:span text:style-name="_39_">E</text:span><text:span text:style-name="_33_">n</text:span><text:span text:style-name="_35_">g</text:span><text:span text:style-name="_38_">i</text:span><text:span text:style-name="_32_">n</text:span><text:span text:style-name="_35_">e</text:span><text:span text:style-name="_37_"> </text:span><text:span text:style-name="_32_">c</text:span><text:span text:style-name="_36_">o</text:span><text:span text:style-name="_39_">m</text:span><text:span text:style-name="_33_">e</text:span><text:span text:style-name="_35_">s</text:span><text:span text:style-name="_37_"> </text:span><text:span text:style-name="_33_">f</text:span><text:span text:style-name="_36_">r</text:span><text:span text:style-name="_39_">o</text:span><text:span text:style-name="_33_">m</text:span><text:span text:style-name="_34_"> </text:span><text:span text:style-name="_38_">a</text:span><text:span text:style-name="_31_"> </text:span><text:span text:style-name="_36_">m</text:span><text:span text:style-name="_39_">e</text:span><text:span text:style-name="_33_">m</text:span><text:span text:style-name="_35_">o</text:span><text:span text:style-name="_39_">i</text:span><text:span text:style-name="_32_">r</text:span><text:span text:style-name="_34_"> </text:span><text:span text:style-name="_39_">b</text:span><text:span text:style-name="_33_">y</text:span><text:span text:style-name="_34_"> </text:span><text:span text:style-name="_39_">L</text:span><text:span text:style-name="_32_">a</text:span><text:span text:style-name="_35_">d</text:span><text:span text:style-name="_38_">y</text:span><text:span text:style-name="_31_"> </text:span><text:span text:style-name="_36_">L</text:span><text:span text:style-name="_39_">o</text:span><text:span text:style-name="_32_">v</text:span><text:span text:style-name="_36_">e</text:span><text:span text:style-name="_38_">l</text:span><text:span text:style-name="_32_">a</text:span><text:span text:style-name="_35_">c</text:span><text:span text:style-name="_39_">e</text:span><text:span text:style-name="_31_"> </text:span><text:span text:style-name="_35_">(</text:span><text:span text:style-name="_37_"> </text:span><text:span text:style-name="_33_">1</text:span><text:span text:style-name="_35_">8</text:span><text:span text:style-name="_38_">4</text:span><text:span text:style-name="_32_">2</text:span><text:span text:style-name="_36_">)</text:span><text:span text:style-name="_39_">.</text:span><text:span text:style-name="_31_"> </text:span><text:span text:style-name="_35_">I</text:span><text:span text:style-name="_38_">n</text:span><text:span text:style-name="_31_"> </text:span><text:span text:style-name="_36_">i</text:span><text:span text:style-name="_39_">t</text:span><text:span text:style-name="_31_"> </text:span><text:span text:style-name="_35_">s</text:span><text:span text:style-name="_38_">h</text:span><text:span text:style-name="_32_">e</text:span><text:span text:style-name="_34_"> </text:span><text:span text:style-name="_38_">s</text:span><text:span text:style-name="_33_">t</text:span><text:span text:style-name="_36_">a</text:span><text:span text:style-name="_38_">t</text:span><text:span text:style-name="_33_">e</text:span><text:span text:style-name="_35_">s</text:span><text:span text:style-name="_39_">,</text:span><text:span text:style-name="_31_"> </text:span><text:span text:style-name="_35_">"</text:span><text:span text:style-name="_39_">T</text:span><text:span text:style-name="_33_">h</text:span><text:span text:style-name="_35_">e</text:span><text:span text:style-name="_37_"> </text:span><text:span text:style-name="_33_">A</text:span><text:span text:style-name="_36_">n</text:span><text:span text:style-name="_39_">a</text:span><text:span text:style-name="_32_">l</text:span><text:span text:style-name="_35_">y</text:span><text:span text:style-name="_38_">t</text:span><text:span text:style-name="_33_">i</text:span><text:span text:style-name="_36_">c</text:span><text:span text:style-name="_38_">a</text:span><text:span text:style-name="_33_">l</text:span><text:span text:style-name="_34_"> </text:span><text:span text:style-name="_38_">E</text:span><text:span text:style-name="_32_">n</text:span><text:span text:style-name="_35_">g</text:span><text:span text:style-name="_38_">i</text:span><text:span text:style-name="_32_">n</text:span><text:span text:style-name="_35_">e</text:span><text:span text:style-name="_37_"> </text:span><text:span text:style-name="_32_">h</text:span><text:span text:style-name="_36_">a</text:span><text:span text:style-name="_38_">s</text:span><text:span text:style-name="_31_"> </text:span><text:span text:style-name="_35_">n</text:span><text:span text:style-name="_38_">o</text:span><text:span text:style-name="_31_"> </text:span><text:span text:style-name="_36_">p</text:span><text:span text:style-name="_38_">r</text:span><text:span text:style-name="_33_">e</text:span><text:span text:style-name="_36_">t</text:span><text:span text:style-name="_39_">e</text:span><text:span text:style-name="_33_">n</text:span><text:span text:style-name="_36_">s</text:span><text:span text:style-name="_38_">i</text:span><text:span text:style-name="_33_">o</text:span><text:span text:style-name="_36_">n</text:span><text:span text:style-name="_39_">s</text:span><text:span text:style-name="_31_"> </text:span><text:span text:style-name="_36_">t</text:span><text:span text:style-name="_39_">o</text:span><text:span text:style-name="_31_"> </text:span><text:span text:style-name="_35_">o</text:span><text:span text:style-name="_39_">r</text:span><text:span text:style-name="_33_">i</text:span><text:span text:style-name="_35_">g</text:span><text:span text:style-name="_39_">i</text:span><text:span text:style-name="_33_">n</text:span><text:span text:style-name="_35_">a</text:span><text:span text:style-name="_39_">t</text:span><text:span text:style-name="_32_">e</text:span><text:span text:style-name="_34_"> </text:span><text:span text:style-name="_39_">a</text:span><text:span text:style-name="_33_">n</text:span><text:span text:style-name="_35_">y</text:span><text:span text:style-name="_39_">t</text:span><text:span text:style-name="_32_">h</text:span><text:span text:style-name="_35_">i</text:span><text:span text:style-name="_38_">n</text:span><text:span text:style-name="_32_">g</text:span><text:span text:style-name="_36_">.</text:span><text:span text:style-name="_37_"> </text:span><text:span text:style-name="_33_">I</text:span><text:span text:style-name="_35_">t</text:span><text:span text:style-name="_37_"> </text:span><text:span text:style-name="_32_">c</text:span><text:span text:style-name="_35_">a</text:span><text:span text:style-name="_38_">n</text:span><text:span text:style-name="_31_"> </text:span><text:span text:style-name="_36_">d</text:span><text:span text:style-name="_38_">o</text:span><text:span text:style-name="_31_"> </text:span><text:span text:style-name="_35_">w</text:span><text:span text:style-name="_39_">h</text:span><text:span text:style-name="_32_">a</text:span><text:span text:style-name="_36_">t</text:span><text:span text:style-name="_39_">e</text:span><text:span text:style-name="_32_">v</text:span><text:span text:style-name="_35_">e</text:span><text:span text:style-name="_39_">r</text:span><text:span text:style-name="_31_"> </text:span><text:span text:style-name="_35_">w</text:span><text:span text:style-name="_39_">e</text:span><text:span text:style-name="_31_"> </text:span><text:span text:style-name="_36_">k</text:span><text:span text:style-name="_38_">n</text:span><text:span text:style-name="_33_">o</text:span><text:span text:style-name="_35_">w</text:span><text:span text:style-name="_37_"> </text:span><text:span text:style-name="_32_">h</text:span><text:span text:style-name="_36_">o</text:span><text:span text:style-name="_38_">w</text:span><text:span text:style-name="_31_"> </text:span><text:span text:style-name="_36_">t</text:span><text:span text:style-name="_38_">o</text:span><text:span text:style-name="_31_"> </text:span><text:span text:style-name="_35_">o</text:span><text:span text:style-name="_39_">r</text:span><text:span text:style-name="_32_">d</text:span><text:span text:style-name="_36_">e</text:span><text:span text:style-name="_39_">r</text:span><text:span text:style-name="_31_"> </text:span><text:span text:style-name="_36_">i</text:span><text:span text:style-name="_38_">t</text:span><text:span text:style-name="_31_"> </text:span><text:span text:style-name="_36_">t</text:span><text:span text:style-name="_39_">o</text:span><text:span text:style-name="_31_"> </text:span><text:span text:style-name="_36_">p</text:span><text:span text:style-name="_38_">e</text:span><text:span text:style-name="_33_">r</text:span><text:span text:style-name="_35_">f</text:span><text:span text:style-name="_39_">o</text:span><text:span text:style-name="_33_">r</text:span><text:span text:style-name="_36_">m</text:span><text:span text:style-name="_38_">"</text:span><text:span text:style-name="_31_"> </text:span><text:span text:style-name="_36_">(</text:span><text:span text:style-name="_38_">h</text:span><text:span text:style-name="_32_">e</text:span><text:span text:style-name="_35_">r</text:span><text:span text:style-name="_37_"> </text:span><text:span text:style-name="_32_">i</text:span><text:span text:style-name="_36_">t</text:span><text:span text:style-name="_39_">a</text:span><text:span text:style-name="_33_">l</text:span><text:span text:style-name="_36_">i</text:span><text:span text:style-name="_39_">c</text:span><text:span text:style-name="_33_">s</text:span><text:span text:style-name="_36_">)</text:span><text:span text:style-name="_39_">.</text:span><text:span text:style-name="_31_"> </text:span><text:span text:style-name="_36_">T</text:span><text:span text:style-name="_39_">h</text:span><text:span text:style-name="_33_">i</text:span><text:span text:style-name="_36_">s</text:span><text:span text:style-name="_37_"> </text:span><text:span text:style-name="_33_">s</text:span><text:span text:style-name="_36_">t</text:span><text:span text:style-name="_39_">a</text:span><text:span text:style-name="_32_">t</text:span><text:span text:style-name="_36_">e</text:span><text:span text:style-name="_38_">m</text:span><text:span text:style-name="_33_">e</text:span><text:span text:style-name="_35_">n</text:span><text:span text:style-name="_38_">t</text:span><text:span text:style-name="_31_"> </text:span><text:span text:style-name="_36_">i</text:span><text:span text:style-name="_38_">s</text:span><text:span text:style-name="_31_"> </text:span><text:span text:style-name="_35_">q</text:span><text:span text:style-name="_39_">u</text:span><text:span text:style-name="_32_">o</text:span><text:span text:style-name="_35_">t</text:span><text:span text:style-name="_39_">e</text:span><text:span text:style-name="_33_">d</text:span><text:span text:style-name="_34_"> </text:span><text:span text:style-name="_38_">b</text:span><text:span text:style-name="_32_">y</text:span><text:span text:style-name="_34_"> </text:span><text:span text:style-name="_38_">H</text:span><text:span text:style-name="_33_">a</text:span><text:span text:style-name="_35_">r</text:span><text:span text:style-name="_38_">t</text:span><text:span text:style-name="_33_">r</text:span><text:span text:style-name="_35_">e</text:span><text:span text:style-name="_38_">e</text:span><text:span text:style-name="_31_"> </text:span><text:span text:style-name="_35_">(</text:span><text:span text:style-name="_37_"> </text:span><text:span text:style-name="_33_">1</text:span><text:span text:style-name="_35_">9</text:span><text:span text:style-name="_38_">4</text:span><text:span text:style-name="_33_">9</text:span><text:span text:style-name="_35_">)</text:span><text:span text:style-name="_37_"> </text:span><text:span text:style-name="_32_">w</text:span><text:span text:style-name="_36_">h</text:span><text:span text:style-name="_39_">o</text:span><text:span text:style-name="_31_"> </text:span><text:span text:style-name="_35_">a</text:span><text:span text:style-name="_38_">d</text:span><text:span text:style-name="_33_">d</text:span><text:span text:style-name="_36_">s</text:span><text:span text:style-name="_39_">:</text:span><text:span text:style-name="_31_"> </text:span><text:span text:style-name="_35_">"</text:span><text:span text:style-name="_38_">T</text:span><text:span text:style-name="_32_">h</text:span><text:span text:style-name="_36_">i</text:span><text:span text:style-name="_39_">s</text:span><text:span text:style-name="_31_"> </text:span><text:span text:style-name="_35_">d</text:span><text:span text:style-name="_39_">o</text:span><text:span text:style-name="_33_">e</text:span><text:span text:style-name="_35_">s</text:span><text:span text:style-name="_37_"> </text:span><text:span text:style-name="_32_">n</text:span><text:span text:style-name="_36_">o</text:span><text:span text:style-name="_39_">t</text:span><text:span text:style-name="_31_"> </text:span><text:span text:style-name="_36_">i</text:span><text:span text:style-name="_39_">m</text:span><text:span text:style-name="_33_">p</text:span><text:span text:style-name="_36_">l</text:span><text:span text:style-name="_38_">y</text:span><text:span text:style-name="_31_"> </text:span><text:span text:style-name="_35_">t</text:span><text:span text:style-name="_39_">h</text:span><text:span text:style-name="_32_">a</text:span><text:span text:style-name="_36_">t</text:span><text:span text:style-name="_37_"> </text:span><text:span text:style-name="_33_">i</text:span><text:span text:style-name="_35_">t</text:span><text:span text:style-name="_37_"> </text:span><text:span text:style-name="_32_">m</text:span><text:span text:style-name="_35_">a</text:span><text:span text:style-name="_38_">y</text:span><text:span text:style-name="_31_"> </text:span><text:span text:style-name="_36_">n</text:span><text:span text:style-name="_39_">o</text:span><text:span text:style-name="_32_">t</text:span><text:span text:style-name="_34_"> </text:span><text:span text:style-name="_39_">b</text:span><text:span text:style-name="_33_">e</text:span><text:span text:style-name="_34_"> </text:span><text:span text:style-name="_38_">p</text:span><text:span text:style-name="_33_">o</text:span><text:span text:style-name="_36_">s</text:span><text:span text:style-name="_39_">s</text:span><text:span text:style-name="_32_">i</text:span><text:span text:style-name="_35_">b</text:span><text:span text:style-name="_39_">l</text:span><text:span text:style-name="_32_">e</text:span><text:span text:style-name="_34_"> </text:span><text:span text:style-name="_38_">t</text:span><text:span text:style-name="_32_">o</text:span><text:span text:style-name="_34_"> </text:span><text:span text:style-name="_38_">c</text:span><text:span text:style-name="_33_">o</text:span><text:span text:style-name="_35_">n</text:span><text:span text:style-name="_39_">s</text:span><text:span text:style-name="_32_">t</text:span><text:span text:style-name="_36_">r</text:span><text:span text:style-name="_39_">u</text:span><text:span text:style-name="_32_">c</text:span><text:span text:style-name="_35_">t</text:span><text:span text:style-name="_37_"> </text:span><text:span text:style-name="_33_">e</text:span><text:span text:style-name="_36_">l</text:span><text:span text:style-name="_39_">e</text:span><text:span text:style-name="_32_">c</text:span><text:span text:style-name="_35_">t</text:span><text:span text:style-name="_38_">r</text:span><text:span text:style-name="_32_">o</text:span><text:span text:style-name="_35_">n</text:span><text:span text:style-name="_38_">i</text:span><text:span text:style-name="_33_">c</text:span><text:span text:style-name="_34_"> </text:span><text:span text:style-name="_39_">e</text:span><text:span text:style-name="_33_">q</text:span><text:span text:style-name="_36_">u</text:span><text:span text:style-name="_38_">i</text:span><text:span text:style-name="_33_">p</text:span><text:span text:style-name="_36_">m</text:span><text:span text:style-name="_38_">e</text:span><text:span text:style-name="_33_">n</text:span><text:span text:style-name="_36_">t</text:span><text:span text:style-name="_37_"> </text:span><text:span text:style-name="_32_">w</text:span><text:span text:style-name="_36_">h</text:span><text:span text:style-name="_38_">i</text:span><text:span text:style-name="_33_">c</text:span><text:span text:style-name="_36_">h</text:span><text:span text:style-name="_37_"> </text:span><text:span text:style-name="_32_">w</text:span><text:span text:style-name="_36_">i</text:span><text:span text:style-name="_39_">l</text:span><text:span text:style-name="_33_">l</text:span><text:span text:style-name="_34_"> </text:span><text:span text:style-name="_39_">'</text:span><text:span text:style-name="_32_">t</text:span><text:span text:style-name="_35_">h</text:span><text:span text:style-name="_39_">i</text:span><text:span text:style-name="_33_">n</text:span><text:span text:style-name="_36_">k</text:span><text:span text:style-name="_37_"> </text:span><text:span text:style-name="_33_">f</text:span><text:span text:style-name="_35_">o</text:span><text:span text:style-name="_39_">r</text:span><text:span text:style-name="_31_"> </text:span><text:span text:style-name="_36_">i</text:span><text:span text:style-name="_38_">t</text:span><text:span text:style-name="_33_">s</text:span><text:span text:style-name="_35_">e</text:span><text:span text:style-name="_39_">l</text:span><text:span text:style-name="_32_">f</text:span><text:span text:style-name="_36_">,</text:span><text:span text:style-name="_38_">'</text:span><text:span text:style-name="_31_"> </text:span><text:span text:style-name="_36_">o</text:span><text:span text:style-name="_38_">r</text:span><text:span text:style-name="_31_"> </text:span><text:span text:style-name="_35_">i</text:span><text:span text:style-name="_39_">n</text:span><text:span text:style-name="_31_"> </text:span><text:span text:style-name="_35_">w</text:span><text:span text:style-name="_38_">h</text:span><text:span text:style-name="_32_">i</text:span><text:span text:style-name="_35_">c</text:span><text:span text:style-name="_38_">h</text:span><text:span text:style-name="_33_">,</text:span><text:span text:style-name="_34_"> </text:span><text:span text:style-name="_38_">i</text:span><text:span text:style-name="_32_">n</text:span><text:span text:style-name="_34_"> </text:span><text:span text:style-name="_38_">b</text:span><text:span text:style-name="_33_">i</text:span><text:span text:style-name="_36_">o</text:span><text:span text:style-name="_38_">l</text:span><text:span text:style-name="_33_">o</text:span><text:span text:style-name="_36_">g</text:span><text:span text:style-name="_38_">i</text:span><text:span text:style-name="_32_">c</text:span><text:span text:style-name="_36_">a</text:span><text:span text:style-name="_38_">l</text:span><text:span text:style-name="_31_"> </text:span><text:span text:style-name="_35_">t</text:span><text:span text:style-name="_38_">e</text:span><text:span text:style-name="_33_">r</text:span><text:span text:style-name="_35_">m</text:span><text:span text:style-name="_39_">s</text:span><text:span text:style-name="_33_">,</text:span><text:span text:style-name="_34_"> </text:span><text:span text:style-name="_38_">o</text:span><text:span text:style-name="_33_">n</text:span><text:span text:style-name="_36_">e</text:span><text:span text:style-name="_37_"> </text:span><text:span text:style-name="_33_">c</text:span><text:span text:style-name="_36_">o</text:span><text:span text:style-name="_38_">u</text:span><text:span text:style-name="_32_">l</text:span><text:span text:style-name="_36_">d</text:span><text:span text:style-name="_37_"> </text:span><text:span text:style-name="_33_">s</text:span><text:span text:style-name="_36_">e</text:span><text:span text:style-name="_39_">t</text:span><text:span text:style-name="_31_"> </text:span><text:span text:style-name="_35_">u</text:span><text:span text:style-name="_38_">p</text:span><text:span text:style-name="_31_"> </text:span><text:span text:style-name="_36_">a</text:span><text:span text:style-name="_37_"> </text:span><text:span text:style-name="_33_">c</text:span><text:span text:style-name="_36_">o</text:span><text:span text:style-name="_39_">n</text:span><text:span text:style-name="_33_">d</text:span><text:span text:style-name="_36_">i</text:span><text:span text:style-name="_38_">t</text:span><text:span text:style-name="_32_">i</text:span><text:span text:style-name="_35_">o</text:span><text:span text:style-name="_39_">n</text:span><text:span text:style-name="_32_">e</text:span><text:span text:style-name="_36_">d</text:span><text:span text:style-name="_37_"> </text:span><text:span text:style-name="_32_">r</text:span><text:span text:style-name="_36_">e</text:span><text:span text:style-name="_38_">f</text:span><text:span text:style-name="_33_">l</text:span><text:span text:style-name="_35_">e</text:span><text:span text:style-name="_38_">x</text:span><text:span text:style-name="_32_">,</text:span><text:span text:style-name="_34_"> </text:span><text:span text:style-name="_39_">w</text:span><text:span text:style-name="_32_">h</text:span><text:span text:style-name="_35_">i</text:span><text:span text:style-name="_39_">c</text:span><text:span text:style-name="_32_">h</text:span><text:span text:style-name="_34_"> </text:span><text:span text:style-name="_39_">w</text:span><text:span text:style-name="_32_">o</text:span><text:span text:style-name="_36_">u</text:span><text:span text:style-name="_39_">l</text:span><text:span text:style-name="_33_">d</text:span><text:span text:style-name="_34_"> </text:span><text:span text:style-name="_38_">s</text:span><text:span text:style-name="_33_">e</text:span><text:span text:style-name="_36_">r</text:span><text:span text:style-name="_39_">v</text:span><text:span text:style-name="_33_">e</text:span><text:span text:style-name="_34_"> </text:span><text:span text:style-name="_38_">a</text:span><text:span text:style-name="_33_">s</text:span><text:span text:style-name="_34_"> </text:span><text:span text:style-name="_38_">a</text:span><text:span text:style-name="_31_"> </text:span><text:span text:style-name="_36_">b</text:span><text:span text:style-name="_38_">a</text:span><text:span text:style-name="_33_">s</text:span><text:span text:style-name="_36_">i</text:span><text:span text:style-name="_39_">s</text:span><text:span text:style-name="_31_"> </text:span><text:span text:style-name="_36_">f</text:span><text:span text:style-name="_39_">o</text:span><text:span text:style-name="_32_">r</text:span><text:span text:style-name="_34_"> </text:span><text:span text:style-name="_39_">'</text:span><text:span text:style-name="_33_">l</text:span><text:span text:style-name="_36_">e</text:span><text:span text:style-name="_39_">a</text:span><text:span text:style-name="_33_">r</text:span><text:span text:style-name="_35_">n</text:span><text:span text:style-name="_38_">i</text:span><text:span text:style-name="_32_">n</text:span><text:span text:style-name="_36_">g</text:span><text:span text:style-name="_38_">.</text:span><text:span text:style-name="_32_">'</text:span><text:span text:style-name="_34_"> </text:span><text:span text:style-name="_38_">W</text:span><text:span text:style-name="_33_">h</text:span><text:span text:style-name="_36_">e</text:span><text:span text:style-name="_38_">t</text:span><text:span text:style-name="_33_">h</text:span><text:span text:style-name="_36_">e</text:span><text:span text:style-name="_39_">r</text:span><text:span text:style-name="_31_"> </text:span><text:span text:style-name="_36_">t</text:span><text:span text:style-name="_39_">h</text:span><text:span text:style-name="_32_">i</text:span><text:span text:style-name="_35_">s</text:span><text:span text:style-name="_37_"> </text:span><text:span text:style-name="_33_">i</text:span><text:span text:style-name="_36_">s</text:span><text:span text:style-name="_37_"> </text:span><text:span text:style-name="_33_">p</text:span><text:span text:style-name="_36_">o</text:span><text:span text:style-name="_39_">s</text:span><text:span text:style-name="_32_">s</text:span><text:span text:style-name="_35_">i</text:span><text:span text:style-name="_38_">b</text:span><text:span text:style-name="_32_">l</text:span><text:span text:style-name="_36_">e</text:span><text:span text:style-name="_37_"> </text:span><text:span text:style-name="_32_">i</text:span><text:span text:style-name="_35_">n</text:span><text:span text:style-name="_37_"> </text:span><text:span text:style-name="_32_">p</text:span><text:span text:style-name="_35_">r</text:span><text:span text:style-name="_38_">i</text:span><text:span text:style-name="_33_">n</text:span><text:span text:style-name="_35_">c</text:span><text:span text:style-name="_39_">i</text:span><text:span text:style-name="_33_">p</text:span><text:span text:style-name="_36_">l</text:span><text:span text:style-name="_38_">e</text:span><text:span text:style-name="_31_"> </text:span><text:span text:style-name="_35_">o</text:span><text:span text:style-name="_38_">r</text:span><text:span text:style-name="_31_"> </text:span><text:span text:style-name="_36_">n</text:span><text:span text:style-name="_39_">o</text:span><text:span text:style-name="_33_">t</text:span><text:span text:style-name="_34_"> </text:span><text:span text:style-name="_38_">i</text:span><text:span text:style-name="_33_">s</text:span><text:span text:style-name="_34_"> </text:span><text:span text:style-name="_39_">a</text:span><text:span text:style-name="_31_"> </text:span><text:span text:style-name="_35_">s</text:span><text:span text:style-name="_38_">t</text:span><text:span text:style-name="_33_">i</text:span><text:span text:style-name="_36_">m</text:span><text:span text:style-name="_38_">u</text:span><text:span text:style-name="_32_">l</text:span><text:span text:style-name="_35_">a</text:span><text:span text:style-name="_38_">t</text:span><text:span text:style-name="_33_">i</text:span><text:span text:style-name="_36_">n</text:span><text:span text:style-name="_39_">g</text:span><text:span text:style-name="_31_"> </text:span><text:span text:style-name="_36_">a</text:span><text:span text:style-name="_39_">n</text:span><text:span text:style-name="_33_">d</text:span><text:span text:style-name="_34_"> </text:span><text:span text:style-name="_39_">e</text:span><text:span text:style-name="_32_">x</text:span><text:span text:style-name="_35_">c</text:span><text:span text:style-name="_39_">i</text:span><text:span text:style-name="_33_">t</text:span><text:span text:style-name="_36_">i</text:span><text:span text:style-name="_38_">n</text:span><text:span text:style-name="_33_">g</text:span><text:span text:style-name="_34_"> </text:span><text:span text:style-name="_39_">q</text:span><text:span text:style-name="_33_">u</text:span><text:span text:style-name="_35_">e</text:span><text:span text:style-name="_38_">s</text:span><text:span text:style-name="_32_">t</text:span><text:span text:style-name="_36_">i</text:span><text:span text:style-name="_38_">o</text:span><text:span text:style-name="_33_">n</text:span><text:span text:style-name="_36_">,</text:span><text:span text:style-name="_37_"> </text:span><text:span text:style-name="_33_">s</text:span><text:span text:style-name="_36_">u</text:span><text:span text:style-name="_39_">g</text:span><text:span text:style-name="_32_">g</text:span><text:span text:style-name="_35_">e</text:span><text:span text:style-name="_38_">s</text:span><text:span text:style-name="_33_">t</text:span><text:span text:style-name="_36_">e</text:span><text:span text:style-name="_38_">d</text:span><text:span text:style-name="_31_"> </text:span><text:span text:style-name="_36_">b</text:span><text:span text:style-name="_38_">y</text:span><text:span text:style-name="_31_"> </text:span><text:span text:style-name="_35_">s</text:span><text:span text:style-name="_39_">o</text:span><text:span text:style-name="_33_">m</text:span><text:span text:style-name="_36_">e</text:span><text:span text:style-name="_37_"> </text:span><text:span text:style-name="_32_">o</text:span><text:span text:style-name="_36_">f</text:span><text:span text:style-name="_37_"> </text:span><text:span text:style-name="_32_">t</text:span><text:span text:style-name="_36_">h</text:span><text:span text:style-name="_38_">e</text:span><text:span text:style-name="_32_">s</text:span><text:span text:style-name="_35_">e</text:span><text:span text:style-name="_37_"> </text:span><text:span text:style-name="_33_">r</text:span><text:span text:style-name="_35_">e</text:span><text:span text:style-name="_39_">c</text:span><text:span text:style-name="_32_">e</text:span><text:span text:style-name="_36_">n</text:span><text:span text:style-name="_39_">t</text:span><text:span text:style-name="_31_"> </text:span><text:span text:style-name="_36_">d</text:span><text:span text:style-name="_38_">e</text:span><text:span text:style-name="_32_">v</text:span><text:span text:style-name="_36_">e</text:span><text:span text:style-name="_39_">l</text:span><text:span text:style-name="_32_">o</text:span><text:span text:style-name="_36_">p</text:span><text:span text:style-name="_39_">m</text:span><text:span text:style-name="_33_">e</text:span><text:span text:style-name="_36_">n</text:span><text:span text:style-name="_39_">t</text:span><text:span text:style-name="_33_">s</text:span><text:span text:style-name="_34_"> </text:span><text:span text:style-name="_39_">B</text:span><text:span text:style-name="_32_">u</text:span><text:span text:style-name="_35_">t</text:span><text:span text:style-name="_37_"> </text:span><text:span text:style-name="_32_">i</text:span><text:span text:style-name="_35_">t</text:span><text:span text:style-name="_37_"> </text:span><text:span text:style-name="_33_">d</text:span><text:span text:style-name="_36_">i</text:span><text:span text:style-name="_39_">d</text:span><text:span text:style-name="_31_"> </text:span><text:span text:style-name="_36_">n</text:span><text:span text:style-name="_38_">o</text:span><text:span text:style-name="_32_">t</text:span><text:span text:style-name="_34_"> </text:span><text:span text:style-name="_38_">s</text:span><text:span text:style-name="_33_">e</text:span><text:span text:style-name="_36_">e</text:span><text:span text:style-name="_38_">m</text:span><text:span text:style-name="_31_"> </text:span><text:span text:style-name="_36_">t</text:span><text:span text:style-name="_39_">h</text:span><text:span text:style-name="_33_">a</text:span><text:span text:style-name="_36_">t</text:span><text:span text:style-name="_37_"> </text:span><text:span text:style-name="_32_">t</text:span><text:span text:style-name="_36_">h</text:span><text:span text:style-name="_39_">e</text:span><text:span text:style-name="_31_"> </text:span><text:soft-page-break/><text:span text:style-name="_35_">m</text:span><text:span text:style-name="_38_">a</text:span><text:span text:style-name="_33_">c</text:span><text:span text:style-name="_35_">h</text:span><text:span text:style-name="_38_">i</text:span><text:span text:style-name="_32_">n</text:span><text:span text:style-name="_36_">e</text:span><text:span text:style-name="_38_">s</text:span><text:span text:style-name="_31_"> </text:span><text:span text:style-name="_36_">c</text:span><text:span text:style-name="_39_">o</text:span><text:span text:style-name="_32_">n</text:span><text:span text:style-name="_36_">s</text:span><text:span text:style-name="_39_">t</text:span><text:span text:style-name="_33_">r</text:span><text:span text:style-name="_35_">u</text:span><text:span text:style-name="_39_">c</text:span><text:span text:style-name="_32_">t</text:span><text:span text:style-name="_35_">e</text:span><text:span text:style-name="_39_">d</text:span><text:span text:style-name="_31_"> </text:span><text:span text:style-name="_35_">o</text:span><text:span text:style-name="_39_">r</text:span><text:span text:style-name="_31_"> </text:span><text:span text:style-name="_35_">p</text:span><text:span text:style-name="_38_">r</text:span><text:span text:style-name="_32_">o</text:span><text:span text:style-name="_35_">j</text:span><text:span text:style-name="_38_">e</text:span><text:span text:style-name="_32_">c</text:span><text:span text:style-name="_36_">t</text:span><text:span text:style-name="_39_">e</text:span><text:span text:style-name="_32_">d</text:span><text:span text:style-name="_34_"> </text:span><text:span text:style-name="_38_">a</text:span><text:span text:style-name="_32_">t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t</text:span><text:span text:style-name="_36_">i</text:span><text:span text:style-name="_39_">m</text:span><text:span text:style-name="_33_">e</text:span><text:span text:style-name="_34_"> </text:span><text:span text:style-name="_39_">h</text:span><text:span text:style-name="_32_">a</text:span><text:span text:style-name="_36_">d</text:span><text:span text:style-name="_37_"> </text:span><text:span text:style-name="_32_">t</text:span><text:span text:style-name="_36_">h</text:span><text:span text:style-name="_39_">i</text:span><text:span text:style-name="_33_">s</text:span><text:span text:style-name="_34_"> </text:span><text:span text:style-name="_38_">p</text:span><text:span text:style-name="_32_">r</text:span><text:span text:style-name="_36_">o</text:span><text:span text:style-name="_39_">p</text:span><text:span text:style-name="_32_">e</text:span><text:span text:style-name="_36_">r</text:span><text:span text:style-name="_39_">t</text:span><text:span text:style-name="_32_">y</text:span><text:span text:style-name="_36_">.</text:span><text:span text:style-name="_39_">"</text:span></text:p>
      <text:p text:style-name="P1"><text:span text:style-name="_35_">I</text:span><text:span text:style-name="_37_"> </text:span><text:span text:style-name="_33_">a</text:span><text:span text:style-name="_36_">m</text:span><text:span text:style-name="_37_"> </text:span><text:span text:style-name="_32_">i</text:span><text:span text:style-name="_36_">n</text:span><text:span text:style-name="_37_"> </text:span><text:span text:style-name="_33_">t</text:span><text:span text:style-name="_35_">h</text:span><text:span text:style-name="_39_">o</text:span><text:span text:style-name="_32_">r</text:span><text:span text:style-name="_36_">o</text:span><text:span text:style-name="_39_">u</text:span><text:span text:style-name="_32_">g</text:span><text:span text:style-name="_36_">h</text:span><text:span text:style-name="_37_"> </text:span><text:span text:style-name="_33_">a</text:span><text:span text:style-name="_36_">g</text:span><text:span text:style-name="_38_">r</text:span><text:span text:style-name="_32_">e</text:span><text:span text:style-name="_35_">e</text:span><text:span text:style-name="_38_">m</text:span><text:span text:style-name="_33_">e</text:span><text:span text:style-name="_36_">n</text:span><text:span text:style-name="_38_">t</text:span><text:span text:style-name="_31_"> </text:span><text:span text:style-name="_36_">w</text:span><text:span text:style-name="_38_">i</text:span><text:span text:style-name="_32_">t</text:span><text:span text:style-name="_35_">h</text:span><text:span text:style-name="_37_"> </text:span><text:span text:style-name="_33_">H</text:span><text:span text:style-name="_35_">a</text:span><text:span text:style-name="_39_">r</text:span><text:span text:style-name="_33_">t</text:span><text:span text:style-name="_35_">r</text:span><text:span text:style-name="_38_">e</text:span><text:span text:style-name="_32_">e</text:span><text:span text:style-name="_34_"> </text:span><text:span text:style-name="_38_">o</text:span><text:span text:style-name="_33_">v</text:span><text:span text:style-name="_35_">e</text:span><text:span text:style-name="_39_">r</text:span><text:span text:style-name="_31_"> </text:span><text:span text:style-name="_36_">t</text:span><text:span text:style-name="_38_">h</text:span><text:span text:style-name="_32_">i</text:span><text:span text:style-name="_35_">s</text:span><text:span text:style-name="_39_">.</text:span><text:span text:style-name="_31_"> </text:span><text:span text:style-name="_36_">I</text:span><text:span text:style-name="_38_">t</text:span><text:span text:style-name="_31_"> </text:span><text:span text:style-name="_36_">w</text:span><text:span text:style-name="_39_">i</text:span><text:span text:style-name="_32_">l</text:span><text:span text:style-name="_36_">l</text:span><text:span text:style-name="_37_"> </text:span><text:span text:style-name="_33_">b</text:span><text:span text:style-name="_35_">e</text:span><text:span text:style-name="_37_"> </text:span><text:span text:style-name="_32_">n</text:span><text:span text:style-name="_36_">o</text:span><text:span text:style-name="_39_">t</text:span><text:span text:style-name="_33_">i</text:span><text:span text:style-name="_35_">c</text:span><text:span text:style-name="_39_">e</text:span><text:span text:style-name="_33_">d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6_">h</text:span><text:span text:style-name="_39_">e</text:span><text:span text:style-name="_31_"> </text:span><text:span text:style-name="_35_">d</text:span><text:span text:style-name="_39_">o</text:span><text:span text:style-name="_32_">e</text:span><text:span text:style-name="_35_">s</text:span><text:span text:style-name="_37_"> </text:span><text:span text:style-name="_32_">n</text:span><text:span text:style-name="_36_">o</text:span><text:span text:style-name="_39_">t</text:span><text:span text:style-name="_31_"> </text:span><text:span text:style-name="_35_">a</text:span><text:span text:style-name="_38_">s</text:span><text:span text:style-name="_33_">s</text:span><text:span text:style-name="_35_">e</text:span><text:span text:style-name="_38_">r</text:span><text:span text:style-name="_32_">t</text:span><text:span text:style-name="_34_"> </text:span><text:span text:style-name="_38_">t</text:span><text:span text:style-name="_32_">h</text:span><text:span text:style-name="_35_">a</text:span><text:span text:style-name="_39_">t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m</text:span><text:span text:style-name="_32_">a</text:span><text:span text:style-name="_36_">c</text:span><text:span text:style-name="_38_">h</text:span><text:span text:style-name="_32_">i</text:span><text:span text:style-name="_35_">n</text:span><text:span text:style-name="_38_">e</text:span><text:span text:style-name="_33_">s</text:span><text:span text:style-name="_34_"> </text:span><text:span text:style-name="_39_">i</text:span><text:span text:style-name="_32_">n</text:span><text:span text:style-name="_34_"> </text:span><text:span text:style-name="_39_">q</text:span><text:span text:style-name="_33_">u</text:span><text:span text:style-name="_35_">e</text:span><text:span text:style-name="_38_">s</text:span><text:span text:style-name="_32_">t</text:span><text:span text:style-name="_35_">i</text:span><text:span text:style-name="_38_">o</text:span><text:span text:style-name="_32_">n</text:span><text:span text:style-name="_34_"> </text:span><text:span text:style-name="_39_">h</text:span><text:span text:style-name="_32_">a</text:span><text:span text:style-name="_36_">d</text:span><text:span text:style-name="_37_"> </text:span><text:span text:style-name="_32_">n</text:span><text:span text:style-name="_35_">o</text:span><text:span text:style-name="_38_">t</text:span><text:span text:style-name="_31_"> </text:span><text:span text:style-name="_36_">g</text:span><text:span text:style-name="_38_">o</text:span><text:span text:style-name="_32_">t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p</text:span><text:span text:style-name="_35_">r</text:span><text:span text:style-name="_39_">o</text:span><text:span text:style-name="_32_">p</text:span><text:span text:style-name="_35_">e</text:span><text:span text:style-name="_38_">r</text:span><text:span text:style-name="_33_">t</text:span><text:span text:style-name="_35_">y</text:span><text:span text:style-name="_39_">,</text:span><text:span text:style-name="_31_"> </text:span><text:span text:style-name="_35_">b</text:span><text:span text:style-name="_39_">u</text:span><text:span text:style-name="_32_">t</text:span><text:span text:style-name="_34_"> </text:span><text:span text:style-name="_39_">r</text:span><text:span text:style-name="_32_">a</text:span><text:span text:style-name="_35_">t</text:span><text:span text:style-name="_39_">h</text:span><text:span text:style-name="_33_">e</text:span><text:span text:style-name="_35_">r</text:span><text:span text:style-name="_37_"> </text:span><text:span text:style-name="_33_">t</text:span><text:span text:style-name="_35_">h</text:span><text:span text:style-name="_39_">a</text:span><text:span text:style-name="_33_">t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e</text:span><text:span text:style-name="_35_">v</text:span><text:span text:style-name="_38_">i</text:span><text:span text:style-name="_33_">d</text:span><text:span text:style-name="_36_">e</text:span><text:span text:style-name="_38_">n</text:span><text:span text:style-name="_33_">c</text:span><text:span text:style-name="_35_">e</text:span><text:span text:style-name="_37_"> </text:span><text:span text:style-name="_33_">a</text:span><text:span text:style-name="_36_">v</text:span><text:span text:style-name="_38_">a</text:span><text:span text:style-name="_32_">i</text:span><text:span text:style-name="_36_">l</text:span><text:span text:style-name="_39_">a</text:span><text:span text:style-name="_33_">b</text:span><text:span text:style-name="_36_">l</text:span><text:span text:style-name="_39_">e</text:span><text:span text:style-name="_31_"> </text:span><text:span text:style-name="_35_">t</text:span><text:span text:style-name="_38_">o</text:span><text:span text:style-name="_31_"> </text:span><text:span text:style-name="_35_">L</text:span><text:span text:style-name="_39_">a</text:span><text:span text:style-name="_32_">d</text:span><text:span text:style-name="_36_">y</text:span><text:span text:style-name="_37_"> </text:span><text:span text:style-name="_33_">L</text:span><text:span text:style-name="_35_">o</text:span><text:span text:style-name="_39_">v</text:span><text:span text:style-name="_33_">e</text:span><text:span text:style-name="_36_">l</text:span><text:span text:style-name="_39_">a</text:span><text:span text:style-name="_33_">c</text:span><text:span text:style-name="_36_">e</text:span><text:span text:style-name="_37_"> </text:span><text:span text:style-name="_33_">d</text:span><text:span text:style-name="_36_">i</text:span><text:span text:style-name="_39_">d</text:span><text:span text:style-name="_31_"> </text:span><text:span text:style-name="_35_">n</text:span><text:span text:style-name="_39_">o</text:span><text:span text:style-name="_33_">t</text:span><text:span text:style-name="_34_"> </text:span><text:span text:style-name="_39_">e</text:span><text:span text:style-name="_32_">n</text:span><text:span text:style-name="_35_">c</text:span><text:span text:style-name="_39_">o</text:span><text:span text:style-name="_32_">u</text:span><text:span text:style-name="_36_">r</text:span><text:span text:style-name="_39_">a</text:span><text:span text:style-name="_32_">g</text:span><text:span text:style-name="_35_">e</text:span><text:span text:style-name="_37_"> </text:span><text:span text:style-name="_33_">h</text:span><text:span text:style-name="_35_">e</text:span><text:span text:style-name="_39_">r</text:span><text:span text:style-name="_31_"> </text:span><text:span text:style-name="_35_">t</text:span><text:span text:style-name="_39_">o</text:span><text:span text:style-name="_31_"> </text:span><text:span text:style-name="_35_">b</text:span><text:span text:style-name="_38_">e</text:span><text:span text:style-name="_33_">l</text:span><text:span text:style-name="_35_">i</text:span><text:span text:style-name="_39_">e</text:span><text:span text:style-name="_32_">v</text:span><text:span text:style-name="_36_">e</text:span><text:span text:style-name="_37_"> </text:span><text:span text:style-name="_33_">t</text:span><text:span text:style-name="_36_">h</text:span><text:span text:style-name="_39_">a</text:span><text:span text:style-name="_33_">t</text:span><text:span text:style-name="_34_"> </text:span><text:span text:style-name="_38_">t</text:span><text:span text:style-name="_33_">h</text:span><text:span text:style-name="_35_">e</text:span><text:span text:style-name="_38_">y</text:span><text:span text:style-name="_31_"> </text:span><text:span text:style-name="_36_">h</text:span><text:span text:style-name="_38_">a</text:span><text:span text:style-name="_33_">d</text:span><text:span text:style-name="_34_"> </text:span><text:span text:style-name="_38_">i</text:span><text:span text:style-name="_33_">t</text:span><text:span text:style-name="_36_">.</text:span><text:span text:style-name="_37_"> </text:span><text:span text:style-name="_32_">I</text:span><text:span text:style-name="_36_">t</text:span><text:span text:style-name="_37_"> </text:span><text:span text:style-name="_32_">i</text:span><text:span text:style-name="_36_">s</text:span><text:span text:style-name="_37_"> </text:span><text:span text:style-name="_32_">q</text:span><text:span text:style-name="_35_">u</text:span><text:span text:style-name="_39_">i</text:span><text:span text:style-name="_32_">t</text:span><text:span text:style-name="_35_">e</text:span><text:span text:style-name="_37_"> </text:span><text:span text:style-name="_32_">p</text:span><text:span text:style-name="_36_">o</text:span><text:span text:style-name="_39_">s</text:span><text:span text:style-name="_32_">s</text:span><text:span text:style-name="_35_">i</text:span><text:span text:style-name="_39_">b</text:span><text:span text:style-name="_32_">l</text:span><text:span text:style-name="_35_">e</text:span><text:span text:style-name="_37_"> </text:span><text:span text:style-name="_32_">t</text:span><text:span text:style-name="_35_">h</text:span><text:span text:style-name="_39_">a</text:span><text:span text:style-name="_32_">t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m</text:span><text:span text:style-name="_36_">a</text:span><text:span text:style-name="_38_">c</text:span><text:span text:style-name="_32_">h</text:span><text:span text:style-name="_36_">i</text:span><text:span text:style-name="_38_">n</text:span><text:span text:style-name="_32_">e</text:span><text:span text:style-name="_36_">s</text:span><text:span text:style-name="_37_"> </text:span><text:span text:style-name="_32_">i</text:span><text:span text:style-name="_36_">n</text:span><text:span text:style-name="_37_"> </text:span><text:span text:style-name="_32_">q</text:span><text:span text:style-name="_36_">u</text:span><text:span text:style-name="_38_">e</text:span><text:span text:style-name="_32_">s</text:span><text:span text:style-name="_36_">t</text:span><text:span text:style-name="_39_">i</text:span><text:span text:style-name="_33_">o</text:span><text:span text:style-name="_36_">n</text:span><text:span text:style-name="_37_"> </text:span><text:span text:style-name="_33_">h</text:span><text:span text:style-name="_36_">a</text:span><text:span text:style-name="_38_">d</text:span><text:span text:style-name="_31_"> </text:span><text:span text:style-name="_36_">i</text:span><text:span text:style-name="_39_">n</text:span><text:span text:style-name="_31_"> </text:span><text:span text:style-name="_36_">a</text:span><text:span text:style-name="_37_"> </text:span><text:span text:style-name="_33_">s</text:span><text:span text:style-name="_35_">e</text:span><text:span text:style-name="_38_">n</text:span><text:span text:style-name="_32_">s</text:span><text:span text:style-name="_35_">e</text:span><text:span text:style-name="_37_"> </text:span><text:span text:style-name="_32_">g</text:span><text:span text:style-name="_36_">o</text:span><text:span text:style-name="_39_">t</text:span><text:span text:style-name="_31_"> </text:span><text:span text:style-name="_36_">t</text:span><text:span text:style-name="_39_">h</text:span><text:span text:style-name="_32_">i</text:span><text:span text:style-name="_35_">s</text:span><text:span text:style-name="_37_"> </text:span><text:span text:style-name="_32_">p</text:span><text:span text:style-name="_36_">r</text:span><text:span text:style-name="_39_">o</text:span><text:span text:style-name="_32_">p</text:span><text:span text:style-name="_35_">e</text:span><text:span text:style-name="_38_">r</text:span><text:span text:style-name="_32_">t</text:span><text:span text:style-name="_35_">y</text:span><text:span text:style-name="_39_">.</text:span><text:span text:style-name="_31_"> </text:span><text:span text:style-name="_35_">F</text:span><text:span text:style-name="_38_">o</text:span><text:span text:style-name="_33_">r</text:span><text:span text:style-name="_34_"> </text:span><text:span text:style-name="_38_">s</text:span><text:span text:style-name="_33_">u</text:span><text:span text:style-name="_35_">p</text:span><text:span text:style-name="_38_">p</text:span><text:span text:style-name="_33_">o</text:span><text:span text:style-name="_36_">s</text:span><text:span text:style-name="_39_">e</text:span><text:span text:style-name="_31_"> </text:span><text:span text:style-name="_35_">t</text:span><text:span text:style-name="_38_">h</text:span><text:span text:style-name="_33_">a</text:span><text:span text:style-name="_36_">t</text:span><text:span text:style-name="_37_"> </text:span><text:span text:style-name="_32_">s</text:span><text:span text:style-name="_35_">o</text:span><text:span text:style-name="_38_">m</text:span><text:span text:style-name="_32_">e</text:span><text:span text:style-name="_34_"> </text:span><text:span text:style-name="_38_">d</text:span><text:span text:style-name="_32_">i</text:span><text:span text:style-name="_35_">s</text:span><text:span text:style-name="_39_">c</text:span><text:span text:style-name="_33_">r</text:span><text:span text:style-name="_35_">e</text:span><text:span text:style-name="_38_">t</text:span><text:span text:style-name="_33_">e</text:span>-<text:span text:style-name="_39_">s</text:span><text:span text:style-name="_33_">t</text:span><text:span text:style-name="_35_">a</text:span><text:span text:style-name="_38_">t</text:span><text:span text:style-name="_33_">e</text:span><text:span text:style-name="_34_"> </text:span><text:span text:style-name="_39_">m</text:span><text:span text:style-name="_32_">a</text:span><text:span text:style-name="_36_">c</text:span><text:span text:style-name="_39_">h</text:span><text:span text:style-name="_33_">i</text:span><text:span text:style-name="_35_">n</text:span><text:span text:style-name="_38_">e</text:span><text:span text:style-name="_31_"> </text:span><text:span text:style-name="_35_">h</text:span><text:span text:style-name="_38_">a</text:span><text:span text:style-name="_32_">s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p</text:span><text:span text:style-name="_36_">r</text:span><text:span text:style-name="_39_">o</text:span><text:span text:style-name="_32_">p</text:span><text:span text:style-name="_35_">e</text:span><text:span text:style-name="_38_">r</text:span><text:span text:style-name="_32_">t</text:span><text:span text:style-name="_35_">y</text:span><text:span text:style-name="_38_">.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A</text:span><text:span text:style-name="_32_">n</text:span><text:span text:style-name="_36_">a</text:span><text:span text:style-name="_38_">l</text:span><text:span text:style-name="_32_">y</text:span><text:span text:style-name="_36_">t</text:span><text:span text:style-name="_38_">i</text:span><text:span text:style-name="_33_">c</text:span><text:span text:style-name="_35_">a</text:span><text:span text:style-name="_39_">l</text:span><text:span text:style-name="_31_"> </text:span><text:span text:style-name="_36_">E</text:span><text:span text:style-name="_38_">n</text:span><text:span text:style-name="_33_">g</text:span><text:span text:style-name="_35_">i</text:span><text:span text:style-name="_38_">n</text:span><text:span text:style-name="_33_">e</text:span><text:span text:style-name="_34_"> </text:span><text:span text:style-name="_38_">w</text:span><text:span text:style-name="_32_">a</text:span><text:span text:style-name="_36_">s</text:span><text:span text:style-name="_37_"> </text:span><text:span text:style-name="_33_">a</text:span><text:span text:style-name="_34_"> </text:span><text:span text:style-name="_38_">u</text:span><text:span text:style-name="_32_">n</text:span><text:span text:style-name="_35_">i</text:span><text:span text:style-name="_38_">v</text:span><text:span text:style-name="_32_">e</text:span><text:span text:style-name="_35_">r</text:span><text:span text:style-name="_38_">s</text:span><text:span text:style-name="_33_">a</text:span><text:span text:style-name="_35_">l</text:span><text:span text:style-name="_37_"> </text:span><text:span text:style-name="_32_">d</text:span><text:span text:style-name="_35_">i</text:span><text:span text:style-name="_38_">g</text:span><text:span text:style-name="_32_">i</text:span><text:span text:style-name="_36_">t</text:span><text:span text:style-name="_39_">a</text:span><text:span text:style-name="_33_">l</text:span><text:span text:style-name="_34_"> </text:span><text:span text:style-name="_38_">c</text:span><text:span text:style-name="_32_">o</text:span><text:span text:style-name="_36_">m</text:span><text:span text:style-name="_39_">p</text:span><text:span text:style-name="_32_">u</text:span><text:span text:style-name="_36_">t</text:span><text:span text:style-name="_39_">e</text:span><text:span text:style-name="_32_">r</text:span><text:span text:style-name="_36_">,</text:span><text:span text:style-name="_37_"> </text:span><text:span text:style-name="_32_">s</text:span><text:span text:style-name="_36_">o</text:span><text:span text:style-name="_37_"> </text:span><text:span text:style-name="_33_">t</text:span><text:span text:style-name="_35_">h</text:span><text:span text:style-name="_39_">a</text:span><text:span text:style-name="_32_">t</text:span><text:span text:style-name="_36_">,</text:span><text:span text:style-name="_37_"> </text:span><text:span text:style-name="_32_">i</text:span><text:span text:style-name="_35_">f</text:span><text:span text:style-name="_37_"> </text:span><text:span text:style-name="_33_">i</text:span><text:span text:style-name="_35_">t</text:span><text:span text:style-name="_39_">s</text:span><text:span text:style-name="_31_"> </text:span><text:span text:style-name="_36_">s</text:span><text:span text:style-name="_39_">t</text:span><text:span text:style-name="_33_">o</text:span><text:span text:style-name="_36_">r</text:span><text:span text:style-name="_39_">a</text:span><text:span text:style-name="_33_">g</text:span><text:span text:style-name="_36_">e</text:span><text:span text:style-name="_37_"> </text:span><text:span text:style-name="_32_">c</text:span><text:span text:style-name="_35_">a</text:span><text:span text:style-name="_38_">p</text:span><text:span text:style-name="_33_">a</text:span><text:span text:style-name="_35_">c</text:span><text:span text:style-name="_39_">i</text:span><text:span text:style-name="_33_">t</text:span><text:span text:style-name="_35_">y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s</text:span><text:span text:style-name="_39_">p</text:span><text:span text:style-name="_33_">e</text:span><text:span text:style-name="_35_">e</text:span><text:span text:style-name="_39_">d</text:span><text:span text:style-name="_31_"> </text:span><text:span text:style-name="_35_">w</text:span><text:span text:style-name="_39_">e</text:span><text:span text:style-name="_32_">r</text:span><text:span text:style-name="_35_">e</text:span><text:span text:style-name="_37_"> </text:span><text:span text:style-name="_32_">a</text:span><text:span text:style-name="_35_">d</text:span><text:span text:style-name="_38_">e</text:span><text:span text:style-name="_33_">q</text:span><text:span text:style-name="_35_">u</text:span><text:span text:style-name="_39_">a</text:span><text:span text:style-name="_33_">t</text:span><text:span text:style-name="_35_">e</text:span><text:span text:style-name="_39_">,</text:span><text:span text:style-name="_31_"> </text:span><text:span text:style-name="_35_">i</text:span><text:span text:style-name="_39_">t</text:span><text:span text:style-name="_31_"> </text:span><text:span text:style-name="_35_">c</text:span><text:span text:style-name="_38_">o</text:span><text:span text:style-name="_32_">u</text:span><text:span text:style-name="_36_">l</text:span><text:span text:style-name="_39_">d</text:span><text:span text:style-name="_31_"> </text:span><text:span text:style-name="_35_">b</text:span><text:span text:style-name="_39_">y</text:span><text:span text:style-name="_31_"> </text:span><text:span text:style-name="_36_">s</text:span><text:span text:style-name="_39_">u</text:span><text:span text:style-name="_32_">i</text:span><text:span text:style-name="_36_">t</text:span><text:span text:style-name="_38_">a</text:span><text:span text:style-name="_33_">b</text:span><text:span text:style-name="_36_">l</text:span><text:span text:style-name="_39_">e</text:span><text:span text:style-name="_31_"> </text:span><text:span text:style-name="_36_">p</text:span><text:span text:style-name="_39_">r</text:span><text:span text:style-name="_32_">o</text:span><text:span text:style-name="_35_">g</text:span><text:span text:style-name="_39_">r</text:span><text:span text:style-name="_32_">a</text:span><text:span text:style-name="_36_">m</text:span><text:span text:style-name="_38_">m</text:span><text:span text:style-name="_33_">i</text:span><text:span text:style-name="_36_">n</text:span><text:span text:style-name="_38_">g</text:span><text:span text:style-name="_31_"> </text:span><text:span text:style-name="_35_">b</text:span><text:span text:style-name="_38_">e</text:span><text:span text:style-name="_31_"> </text:span><text:span text:style-name="_35_">m</text:span><text:span text:style-name="_39_">a</text:span><text:span text:style-name="_32_">d</text:span><text:span text:style-name="_35_">e</text:span><text:span text:style-name="_37_"> </text:span><text:span text:style-name="_33_">t</text:span><text:span text:style-name="_36_">o</text:span><text:span text:style-name="_37_"> </text:span><text:span text:style-name="_33_">m</text:span><text:span text:style-name="_36_">i</text:span><text:span text:style-name="_39_">m</text:span><text:span text:style-name="_33_">i</text:span><text:span text:style-name="_36_">c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m</text:span><text:span text:style-name="_39_">a</text:span><text:span text:style-name="_33_">c</text:span><text:span text:style-name="_36_">h</text:span><text:span text:style-name="_38_">i</text:span><text:span text:style-name="_32_">n</text:span><text:span text:style-name="_36_">e</text:span><text:span text:style-name="_37_"> </text:span><text:span text:style-name="_32_">i</text:span><text:span text:style-name="_35_">n</text:span><text:span text:style-name="_37_"> </text:span><text:span text:style-name="_32_">q</text:span><text:span text:style-name="_35_">u</text:span><text:span text:style-name="_39_">e</text:span><text:span text:style-name="_33_">s</text:span><text:span text:style-name="_36_">t</text:span><text:span text:style-name="_38_">i</text:span><text:span text:style-name="_32_">o</text:span><text:span text:style-name="_36_">n</text:span><text:span text:style-name="_38_">.</text:span><text:span text:style-name="_31_"> </text:span><text:span text:style-name="_35_">P</text:span><text:span text:style-name="_39_">r</text:span><text:span text:style-name="_33_">o</text:span><text:span text:style-name="_35_">b</text:span><text:span text:style-name="_39_">a</text:span><text:span text:style-name="_32_">b</text:span><text:span text:style-name="_36_">l</text:span><text:span text:style-name="_39_">y</text:span><text:span text:style-name="_31_"> </text:span><text:span text:style-name="_36_">t</text:span><text:span text:style-name="_39_">h</text:span><text:span text:style-name="_32_">i</text:span><text:span text:style-name="_36_">s</text:span><text:span text:style-name="_37_"> </text:span><text:span text:style-name="_33_">a</text:span><text:span text:style-name="_35_">r</text:span><text:span text:style-name="_38_">g</text:span><text:span text:style-name="_32_">u</text:span><text:span text:style-name="_36_">m</text:span><text:span text:style-name="_38_">e</text:span><text:span text:style-name="_33_">n</text:span><text:span text:style-name="_36_">t</text:span><text:span text:style-name="_37_"> </text:span><text:span text:style-name="_32_">d</text:span><text:span text:style-name="_36_">i</text:span><text:span text:style-name="_38_">d</text:span><text:span text:style-name="_31_"> </text:span><text:span text:style-name="_35_">n</text:span><text:span text:style-name="_38_">o</text:span><text:span text:style-name="_33_">t</text:span><text:span text:style-name="_34_"> </text:span><text:span text:style-name="_39_">o</text:span><text:span text:style-name="_33_">c</text:span><text:span text:style-name="_35_">c</text:span><text:span text:style-name="_38_">u</text:span><text:span text:style-name="_33_">r</text:span><text:span text:style-name="_34_"> </text:span><text:span text:style-name="_38_">t</text:span><text:span text:style-name="_32_">o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C</text:span><text:span text:style-name="_35_">o</text:span><text:span text:style-name="_39_">u</text:span><text:span text:style-name="_32_">n</text:span><text:span text:style-name="_36_">t</text:span><text:span text:style-name="_39_">e</text:span><text:span text:style-name="_32_">s</text:span><text:span text:style-name="_35_">s</text:span><text:span text:style-name="_37_"> </text:span><text:span text:style-name="_33_">o</text:span><text:span text:style-name="_36_">r</text:span><text:span text:style-name="_37_"> </text:span><text:span text:style-name="_32_">t</text:span><text:span text:style-name="_36_">o</text:span><text:span text:style-name="_37_"> </text:span><text:span text:style-name="_33_">B</text:span><text:span text:style-name="_35_">a</text:span><text:span text:style-name="_38_">b</text:span><text:span text:style-name="_32_">b</text:span><text:span text:style-name="_35_">a</text:span><text:span text:style-name="_38_">g</text:span><text:span text:style-name="_33_">e</text:span><text:span text:style-name="_36_">.</text:span><text:span text:style-name="_37_"> </text:span><text:span text:style-name="_32_">I</text:span><text:span text:style-name="_35_">n</text:span><text:span text:style-name="_37_"> </text:span><text:span text:style-name="_32_">a</text:span><text:span text:style-name="_36_">n</text:span><text:span text:style-name="_39_">y</text:span><text:span text:style-name="_31_"> </text:span><text:span text:style-name="_36_">c</text:span><text:span text:style-name="_39_">a</text:span><text:span text:style-name="_32_">s</text:span><text:span text:style-name="_35_">e</text:span><text:span text:style-name="_37_"> </text:span><text:span text:style-name="_33_">t</text:span><text:span text:style-name="_36_">h</text:span><text:span text:style-name="_38_">e</text:span><text:span text:style-name="_32_">r</text:span><text:span text:style-name="_36_">e</text:span><text:span text:style-name="_37_"> </text:span><text:span text:style-name="_33_">w</text:span><text:span text:style-name="_35_">a</text:span><text:span text:style-name="_38_">s</text:span><text:span text:style-name="_31_"> </text:span><text:span text:style-name="_36_">n</text:span><text:span text:style-name="_39_">o</text:span><text:span text:style-name="_31_"> </text:span><text:span text:style-name="_35_">o</text:span><text:span text:style-name="_38_">b</text:span><text:span text:style-name="_33_">l</text:span><text:span text:style-name="_35_">i</text:span><text:span text:style-name="_39_">g</text:span><text:span text:style-name="_33_">a</text:span><text:span text:style-name="_36_">t</text:span><text:span text:style-name="_39_">i</text:span><text:span text:style-name="_32_">o</text:span><text:span text:style-name="_35_">n</text:span><text:span text:style-name="_37_"> </text:span><text:span text:style-name="_33_">o</text:span><text:span text:style-name="_35_">n</text:span><text:span text:style-name="_37_"> </text:span><text:span text:style-name="_32_">t</text:span><text:span text:style-name="_36_">h</text:span><text:span text:style-name="_38_">e</text:span><text:span text:style-name="_33_">m</text:span><text:span text:style-name="_34_"> </text:span><text:span text:style-name="_39_">t</text:span><text:span text:style-name="_32_">o</text:span><text:span text:style-name="_34_"> </text:span><text:span text:style-name="_39_">c</text:span><text:span text:style-name="_33_">l</text:span><text:span text:style-name="_36_">a</text:span><text:span text:style-name="_38_">i</text:span><text:span text:style-name="_32_">m</text:span><text:span text:style-name="_34_"> </text:span><text:span text:style-name="_38_">a</text:span><text:span text:style-name="_33_">l</text:span><text:span text:style-name="_36_">l</text:span><text:span text:style-name="_37_"> </text:span><text:span text:style-name="_33_">t</text:span><text:span text:style-name="_36_">h</text:span><text:span text:style-name="_38_">a</text:span><text:span text:style-name="_33_">t</text:span><text:span text:style-name="_34_"> </text:span><text:span text:style-name="_39_">c</text:span><text:span text:style-name="_32_">o</text:span><text:span text:style-name="_36_">u</text:span><text:span text:style-name="_38_">l</text:span><text:span text:style-name="_33_">d</text:span><text:span text:style-name="_34_"> </text:span><text:span text:style-name="_38_">b</text:span><text:span text:style-name="_33_">e</text:span><text:span text:style-name="_34_"> </text:span><text:span text:style-name="_39_">c</text:span><text:span text:style-name="_33_">l</text:span><text:span text:style-name="_36_">a</text:span><text:span text:style-name="_38_">i</text:span><text:span text:style-name="_32_">m</text:span><text:span text:style-name="_35_">e</text:span><text:span text:style-name="_39_">d</text:span><text:span text:style-name="_32_">.</text:span></text:p>
      <text:p text:style-name="P1"><text:span text:style-name="_38_">T</text:span><text:span text:style-name="_33_">h</text:span><text:span text:style-name="_36_">i</text:span><text:span text:style-name="_38_">s</text:span><text:span text:style-name="_31_"> </text:span><text:span text:style-name="_36_">w</text:span><text:span text:style-name="_38_">h</text:span><text:span text:style-name="_33_">o</text:span><text:span text:style-name="_36_">l</text:span><text:span text:style-name="_38_">e</text:span><text:span text:style-name="_31_"> </text:span><text:span text:style-name="_35_">q</text:span><text:span text:style-name="_39_">u</text:span><text:span text:style-name="_32_">e</text:span><text:span text:style-name="_35_">s</text:span><text:span text:style-name="_38_">t</text:span><text:span text:style-name="_32_">i</text:span><text:span text:style-name="_35_">o</text:span><text:span text:style-name="_39_">n</text:span><text:span text:style-name="_31_"> </text:span><text:span text:style-name="_36_">w</text:span><text:span text:style-name="_39_">i</text:span><text:span text:style-name="_33_">l</text:span><text:span text:style-name="_36_">l</text:span><text:span text:style-name="_37_"> </text:span><text:span text:style-name="_33_">b</text:span><text:span text:style-name="_35_">e</text:span><text:span text:style-name="_37_"> </text:span><text:span text:style-name="_33_">c</text:span><text:span text:style-name="_35_">o</text:span><text:span text:style-name="_38_">n</text:span><text:span text:style-name="_33_">s</text:span><text:span text:style-name="_36_">i</text:span><text:span text:style-name="_38_">d</text:span><text:span text:style-name="_32_">e</text:span><text:span text:style-name="_35_">r</text:span><text:span text:style-name="_39_">e</text:span><text:span text:style-name="_32_">d</text:span><text:span text:style-name="_34_"> </text:span><text:span text:style-name="_39_">a</text:span><text:span text:style-name="_32_">g</text:span><text:span text:style-name="_35_">a</text:span><text:span text:style-name="_39_">i</text:span><text:span text:style-name="_32_">n</text:span><text:span text:style-name="_34_"> </text:span><text:span text:style-name="_38_">u</text:span><text:span text:style-name="_33_">n</text:span><text:span text:style-name="_35_">d</text:span><text:span text:style-name="_39_">e</text:span><text:span text:style-name="_33_">r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h</text:span><text:span text:style-name="_35_">e</text:span><text:span text:style-name="_38_">a</text:span><text:span text:style-name="_32_">d</text:span><text:span text:style-name="_35_">i</text:span><text:span text:style-name="_39_">n</text:span><text:span text:style-name="_32_">g</text:span><text:span text:style-name="_34_"> </text:span><text:span text:style-name="_39_">o</text:span><text:span text:style-name="_33_">f</text:span><text:span text:style-name="_34_"> </text:span><text:span text:style-name="_39_">l</text:span><text:span text:style-name="_32_">e</text:span><text:span text:style-name="_35_">a</text:span><text:span text:style-name="_39_">r</text:span><text:span text:style-name="_32_">n</text:span><text:span text:style-name="_35_">i</text:span><text:span text:style-name="_38_">n</text:span><text:span text:style-name="_33_">g</text:span><text:span text:style-name="_34_"> </text:span><text:span text:style-name="_39_">m</text:span><text:span text:style-name="_32_">a</text:span><text:span text:style-name="_36_">c</text:span><text:span text:style-name="_39_">h</text:span><text:span text:style-name="_32_">i</text:span><text:span text:style-name="_36_">n</text:span><text:span text:style-name="_38_">e</text:span><text:span text:style-name="_33_">s</text:span><text:span text:style-name="_35_">.</text:span></text:p>
      <text:p text:style-name="P1"><text:span text:style-name="_32_">A</text:span><text:span text:style-name="_34_"> </text:span><text:span text:style-name="_39_">v</text:span><text:span text:style-name="_32_">a</text:span><text:span text:style-name="_35_">r</text:span><text:span text:style-name="_39_">i</text:span><text:span text:style-name="_32_">a</text:span><text:span text:style-name="_35_">n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L</text:span><text:span text:style-name="_39_">a</text:span><text:span text:style-name="_33_">d</text:span><text:span text:style-name="_35_">y</text:span><text:span text:style-name="_37_"> </text:span><text:span text:style-name="_33_">L</text:span><text:span text:style-name="_35_">o</text:span><text:span text:style-name="_38_">v</text:span><text:span text:style-name="_32_">e</text:span><text:span text:style-name="_36_">l</text:span><text:span text:style-name="_38_">a</text:span><text:span text:style-name="_33_">c</text:span><text:span text:style-name="_36_">e</text:span><text:span text:style-name="_38_">'</text:span><text:span text:style-name="_33_">s</text:span><text:span text:style-name="_34_"> </text:span><text:span text:style-name="_38_">o</text:span><text:span text:style-name="_33_">b</text:span><text:span text:style-name="_35_">j</text:span><text:span text:style-name="_39_">e</text:span><text:span text:style-name="_33_">c</text:span><text:span text:style-name="_36_">t</text:span><text:span text:style-name="_38_">i</text:span><text:span text:style-name="_33_">o</text:span><text:span text:style-name="_36_">n</text:span><text:span text:style-name="_37_"> </text:span><text:span text:style-name="_33_">s</text:span><text:span text:style-name="_35_">t</text:span><text:span text:style-name="_38_">a</text:span><text:span text:style-name="_33_">t</text:span><text:span text:style-name="_35_">e</text:span><text:span text:style-name="_38_">s</text:span><text:span text:style-name="_31_"> </text:span><text:span text:style-name="_36_">t</text:span><text:span text:style-name="_39_">h</text:span><text:span text:style-name="_32_">a</text:span><text:span text:style-name="_35_">t</text:span><text:span text:style-name="_37_"> </text:span><text:span text:style-name="_33_">a</text:span><text:span text:style-name="_34_"> </text:span><text:span text:style-name="_38_">m</text:span><text:span text:style-name="_33_">a</text:span><text:span text:style-name="_35_">c</text:span><text:span text:style-name="_39_">h</text:span><text:span text:style-name="_32_">i</text:span><text:span text:style-name="_36_">n</text:span><text:span text:style-name="_38_">e</text:span><text:span text:style-name="_31_"> </text:span><text:span text:style-name="_35_">c</text:span><text:span text:style-name="_38_">a</text:span><text:span text:style-name="_33_">n</text:span><text:span text:style-name="_34_"> </text:span><text:span text:style-name="_39_">"</text:span><text:span text:style-name="_33_">n</text:span><text:span text:style-name="_36_">e</text:span><text:span text:style-name="_39_">v</text:span><text:span text:style-name="_32_">e</text:span><text:span text:style-name="_36_">r</text:span><text:span text:style-name="_37_"> </text:span><text:span text:style-name="_33_">d</text:span><text:span text:style-name="_36_">o</text:span><text:span text:style-name="_37_"> </text:span><text:span text:style-name="_33_">a</text:span><text:span text:style-name="_35_">n</text:span><text:span text:style-name="_38_">y</text:span><text:span text:style-name="_33_">t</text:span><text:span text:style-name="_35_">h</text:span><text:span text:style-name="_38_">i</text:span><text:span text:style-name="_32_">n</text:span><text:span text:style-name="_35_">g</text:span><text:span text:style-name="_37_"> </text:span><text:span text:style-name="_33_">r</text:span><text:span text:style-name="_35_">e</text:span><text:span text:style-name="_39_">a</text:span><text:span text:style-name="_32_">l</text:span><text:span text:style-name="_36_">l</text:span><text:span text:style-name="_39_">y</text:span><text:span text:style-name="_31_"> </text:span><text:span text:style-name="_35_">n</text:span><text:span text:style-name="_39_">e</text:span><text:span text:style-name="_33_">w</text:span><text:span text:style-name="_36_">.</text:span><text:span text:style-name="_39_">"</text:span><text:span text:style-name="_31_"> </text:span><text:span text:style-name="_35_">T</text:span><text:span text:style-name="_38_">h</text:span><text:span text:style-name="_32_">i</text:span><text:span text:style-name="_36_">s</text:span><text:span text:style-name="_37_"> </text:span><text:span text:style-name="_32_">m</text:span><text:span text:style-name="_35_">a</text:span><text:span text:style-name="_38_">y</text:span><text:span text:style-name="_31_"> </text:span><text:span text:style-name="_36_">b</text:span><text:span text:style-name="_38_">e</text:span><text:span text:style-name="_31_"> </text:span><text:span text:style-name="_35_">p</text:span><text:span text:style-name="_38_">a</text:span><text:span text:style-name="_33_">r</text:span><text:span text:style-name="_36_">r</text:span><text:span text:style-name="_39_">i</text:span><text:span text:style-name="_33_">e</text:span><text:span text:style-name="_35_">d</text:span><text:span text:style-name="_37_"> </text:span><text:span text:style-name="_32_">f</text:span><text:span text:style-name="_36_">o</text:span><text:span text:style-name="_38_">r</text:span><text:span text:style-name="_31_"> </text:span><text:span text:style-name="_35_">a</text:span><text:span text:style-name="_37_"> </text:span><text:span text:style-name="_32_">m</text:span><text:span text:style-name="_35_">o</text:span><text:span text:style-name="_39_">m</text:span><text:span text:style-name="_32_">e</text:span><text:span text:style-name="_35_">n</text:span><text:span text:style-name="_38_">t</text:span><text:span text:style-name="_31_"> </text:span><text:span text:style-name="_35_">w</text:span><text:span text:style-name="_39_">i</text:span><text:span text:style-name="_33_">t</text:span><text:span text:style-name="_36_">h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s</text:span><text:span text:style-name="_39_">a</text:span><text:span text:style-name="_33_">w</text:span><text:span text:style-name="_35_">,</text:span><text:span text:style-name="_37_"> </text:span><text:span text:style-name="_33_">"</text:span><text:span text:style-name="_35_">T</text:span><text:span text:style-name="_38_">h</text:span><text:span text:style-name="_32_">e</text:span><text:span text:style-name="_35_">r</text:span><text:span text:style-name="_38_">e</text:span><text:span text:style-name="_31_"> </text:span><text:span text:style-name="_35_">i</text:span><text:span text:style-name="_38_">s</text:span><text:span text:style-name="_31_"> </text:span><text:span text:style-name="_36_">n</text:span><text:span text:style-name="_38_">o</text:span><text:span text:style-name="_32_">t</text:span><text:span text:style-name="_36_">h</text:span><text:span text:style-name="_38_">i</text:span><text:span text:style-name="_32_">n</text:span><text:span text:style-name="_36_">g</text:span><text:span text:style-name="_37_"> </text:span><text:span text:style-name="_33_">n</text:span><text:span text:style-name="_36_">e</text:span><text:span text:style-name="_39_">w</text:span><text:span text:style-name="_31_"> </text:span><text:span text:style-name="_35_">u</text:span><text:span text:style-name="_39_">n</text:span><text:span text:style-name="_32_">d</text:span><text:span text:style-name="_35_">e</text:span><text:span text:style-name="_38_">r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s</text:span><text:span text:style-name="_33_">u</text:span><text:span text:style-name="_35_">n</text:span><text:span text:style-name="_39_">.</text:span><text:span text:style-name="_33_">"</text:span><text:span text:style-name="_34_"> </text:span><text:span text:style-name="_39_">W</text:span><text:span text:style-name="_33_">h</text:span><text:span text:style-name="_36_">o</text:span><text:span text:style-name="_37_"> </text:span><text:span text:style-name="_32_">c</text:span><text:span text:style-name="_35_">a</text:span><text:span text:style-name="_39_">n</text:span><text:span text:style-name="_31_"> </text:span><text:span text:style-name="_35_">b</text:span><text:span text:style-name="_39_">e</text:span><text:span text:style-name="_31_"> </text:span><text:span text:style-name="_36_">c</text:span><text:span text:style-name="_38_">e</text:span><text:span text:style-name="_32_">r</text:span><text:span text:style-name="_35_">t</text:span><text:span text:style-name="_38_">a</text:span><text:span text:style-name="_32_">i</text:span><text:span text:style-name="_36_">n</text:span><text:span text:style-name="_37_"> </text:span><text:span text:style-name="_33_">t</text:span><text:span text:style-name="_35_">h</text:span><text:span text:style-name="_38_">a</text:span><text:span text:style-name="_33_">t</text:span><text:span text:style-name="_34_"> </text:span><text:span text:style-name="_38_">"</text:span><text:span text:style-name="_33_">o</text:span><text:span text:style-name="_35_">r</text:span><text:span text:style-name="_38_">i</text:span><text:span text:style-name="_33_">g</text:span><text:span text:style-name="_36_">i</text:span><text:span text:style-name="_38_">n</text:span><text:span text:style-name="_32_">a</text:span><text:span text:style-name="_36_">l</text:span><text:span text:style-name="_37_"> </text:span><text:span text:style-name="_32_">w</text:span><text:span text:style-name="_36_">o</text:span><text:span text:style-name="_38_">r</text:span><text:span text:style-name="_33_">k</text:span><text:span text:style-name="_36_">"</text:span><text:span text:style-name="_37_"> </text:span><text:span text:style-name="_32_">t</text:span><text:span text:style-name="_36_">h</text:span><text:span text:style-name="_38_">a</text:span><text:span text:style-name="_32_">t</text:span><text:span text:style-name="_34_"> </text:span><text:span text:style-name="_39_">h</text:span><text:span text:style-name="_33_">e</text:span><text:span text:style-name="_34_"> </text:span><text:span text:style-name="_38_">h</text:span><text:span text:style-name="_33_">a</text:span><text:span text:style-name="_36_">s</text:span><text:span text:style-name="_37_"> </text:span><text:span text:style-name="_32_">d</text:span><text:span text:style-name="_36_">o</text:span><text:span text:style-name="_38_">n</text:span><text:span text:style-name="_33_">e</text:span><text:span text:style-name="_34_"> </text:span><text:span text:style-name="_38_">w</text:span><text:span text:style-name="_32_">a</text:span><text:span text:style-name="_35_">s</text:span><text:span text:style-name="_37_"> </text:span><text:span text:style-name="_32_">n</text:span><text:span text:style-name="_35_">o</text:span><text:span text:style-name="_39_">t</text:span><text:span text:style-name="_31_"> </text:span><text:span text:style-name="_35_">s</text:span><text:span text:style-name="_38_">i</text:span><text:span text:style-name="_33_">m</text:span><text:span text:style-name="_35_">p</text:span><text:span text:style-name="_38_">l</text:span><text:span text:style-name="_32_">y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g</text:span><text:span text:style-name="_35_">r</text:span><text:span text:style-name="_39_">o</text:span><text:span text:style-name="_32_">w</text:span><text:span text:style-name="_35_">t</text:span><text:span text:style-name="_39_">h</text:span><text:span text:style-name="_31_"> </text:span><text:span text:style-name="_35_">o</text:span><text:span text:style-name="_39_">f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s</text:span><text:span text:style-name="_33_">e</text:span><text:span text:style-name="_35_">e</text:span><text:span text:style-name="_38_">d</text:span><text:span text:style-name="_31_"> </text:span><text:span text:style-name="_35_">p</text:span><text:span text:style-name="_39_">l</text:span><text:span text:style-name="_32_">a</text:span><text:span text:style-name="_36_">n</text:span><text:span text:style-name="_39_">t</text:span><text:span text:style-name="_33_">e</text:span><text:span text:style-name="_35_">d</text:span><text:span text:style-name="_37_"> </text:span><text:span text:style-name="_33_">i</text:span><text:span text:style-name="_35_">n</text:span><text:span text:style-name="_37_"> </text:span><text:span text:style-name="_33_">h</text:span><text:span text:style-name="_35_">i</text:span><text:span text:style-name="_39_">m</text:span><text:span text:style-name="_31_"> </text:span><text:span text:style-name="_35_">b</text:span><text:span text:style-name="_39_">y</text:span><text:span text:style-name="_31_"> </text:span><text:span text:style-name="_36_">t</text:span><text:span text:style-name="_38_">e</text:span><text:span text:style-name="_32_">a</text:span><text:span text:style-name="_36_">c</text:span><text:span text:style-name="_38_">h</text:span><text:span text:style-name="_33_">i</text:span><text:span text:style-name="_35_">n</text:span><text:span text:style-name="_39_">g</text:span><text:span text:style-name="_32_">,</text:span><text:span text:style-name="_34_"> </text:span><text:span text:style-name="_39_">o</text:span><text:span text:style-name="_33_">r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e</text:span><text:span text:style-name="_35_">f</text:span><text:span text:style-name="_39_">f</text:span><text:span text:style-name="_32_">e</text:span><text:span text:style-name="_35_">c</text:span><text:span text:style-name="_39_">t</text:span><text:span text:style-name="_31_"> </text:span><text:span text:style-name="_35_">o</text:span><text:span text:style-name="_38_">f</text:span><text:span text:style-name="_31_"> </text:span><text:span text:style-name="_36_">f</text:span><text:span text:style-name="_38_">o</text:span><text:span text:style-name="_33_">l</text:span><text:span text:style-name="_35_">l</text:span><text:span text:style-name="_39_">o</text:span><text:span text:style-name="_33_">w</text:span><text:span text:style-name="_36_">i</text:span><text:span text:style-name="_39_">n</text:span><text:span text:style-name="_32_">g</text:span><text:span text:style-name="_34_"> </text:span><text:span text:style-name="_38_">w</text:span><text:span text:style-name="_33_">e</text:span><text:span text:style-name="_35_">l</text:span><text:span text:style-name="_38_">l</text:span>-<text:span text:style-name="_35_">k</text:span><text:span text:style-name="_39_">n</text:span><text:span text:style-name="_33_">o</text:span><text:span text:style-name="_35_">w</text:span><text:span text:style-name="_38_">n</text:span><text:span text:style-name="_31_"> </text:span><text:span text:style-name="_35_">g</text:span><text:span text:style-name="_39_">e</text:span><text:span text:style-name="_33_">n</text:span><text:span text:style-name="_35_">e</text:span><text:span text:style-name="_39_">r</text:span><text:span text:style-name="_32_">a</text:span><text:span text:style-name="_36_">l</text:span><text:span text:style-name="_37_"> </text:span><text:span text:style-name="_32_">p</text:span><text:span text:style-name="_35_">r</text:span><text:span text:style-name="_38_">i</text:span><text:span text:style-name="_32_">n</text:span><text:span text:style-name="_35_">c</text:span><text:span text:style-name="_38_">i</text:span><text:span text:style-name="_33_">p</text:span><text:span text:style-name="_35_">l</text:span><text:span text:style-name="_38_">e</text:span><text:span text:style-name="_33_">s</text:span><text:span text:style-name="_35_">.</text:span><text:span text:style-name="_37_"> </text:span><text:span text:style-name="_32_">A</text:span><text:span text:style-name="_34_"> </text:span><text:span text:style-name="_39_">b</text:span><text:span text:style-name="_33_">e</text:span><text:span text:style-name="_36_">t</text:span><text:span text:style-name="_39_">t</text:span><text:span text:style-name="_33_">e</text:span><text:span text:style-name="_36_">r</text:span><text:span text:style-name="_37_"> </text:span><text:span text:style-name="_33_">v</text:span><text:span text:style-name="_36_">a</text:span><text:span text:style-name="_38_">r</text:span><text:span text:style-name="_32_">i</text:span><text:span text:style-name="_36_">a</text:span><text:span text:style-name="_39_">n</text:span><text:span text:style-name="_33_">t</text:span><text:span text:style-name="_34_"> </text:span><text:span text:style-name="_39_">o</text:span><text:span text:style-name="_33_">f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o</text:span><text:span text:style-name="_35_">b</text:span><text:span text:style-name="_39_">j</text:span><text:span text:style-name="_32_">e</text:span><text:span text:style-name="_36_">c</text:span><text:span text:style-name="_38_">t</text:span><text:span text:style-name="_32_">i</text:span><text:span text:style-name="_36_">o</text:span><text:span text:style-name="_38_">n</text:span><text:span text:style-name="_31_"> </text:span><text:span text:style-name="_36_">s</text:span><text:span text:style-name="_39_">a</text:span><text:span text:style-name="_32_">y</text:span><text:span text:style-name="_36_">s</text:span><text:span text:style-name="_37_"> </text:span><text:span text:style-name="_32_">t</text:span><text:span text:style-name="_36_">h</text:span><text:span text:style-name="_39_">a</text:span><text:span text:style-name="_32_">t</text:span><text:span text:style-name="_34_"> </text:span><text:span text:style-name="_39_">a</text:span><text:span text:style-name="_31_"> </text:span><text:span text:style-name="_35_">m</text:span><text:span text:style-name="_38_">a</text:span><text:span text:style-name="_32_">c</text:span><text:span text:style-name="_36_">h</text:span><text:span text:style-name="_39_">i</text:span><text:span text:style-name="_32_">n</text:span><text:span text:style-name="_36_">e</text:span><text:span text:style-name="_37_"> </text:span><text:span text:style-name="_32_">c</text:span><text:span text:style-name="_35_">a</text:span><text:span text:style-name="_39_">n</text:span><text:span text:style-name="_31_"> </text:span><text:span text:style-name="_35_">n</text:span><text:span text:style-name="_38_">e</text:span><text:span text:style-name="_32_">v</text:span><text:span text:style-name="_35_">e</text:span><text:span text:style-name="_38_">r</text:span><text:span text:style-name="_31_"> </text:span><text:span text:style-name="_36_">"</text:span><text:span text:style-name="_39_">t</text:span><text:span text:style-name="_33_">a</text:span><text:span text:style-name="_36_">k</text:span><text:span text:style-name="_39_">e</text:span><text:span text:style-name="_31_"> </text:span><text:span text:style-name="_35_">u</text:span><text:span text:style-name="_38_">s</text:span><text:span text:style-name="_31_"> </text:span><text:span text:style-name="_36_">b</text:span><text:span text:style-name="_39_">y</text:span><text:span text:style-name="_31_"> </text:span><text:span text:style-name="_35_">s</text:span><text:span text:style-name="_39_">u</text:span><text:span text:style-name="_33_">r</text:span><text:span text:style-name="_36_">p</text:span><text:span text:style-name="_38_">r</text:span><text:span text:style-name="_32_">i</text:span><text:span text:style-name="_35_">s</text:span><text:span text:style-name="_39_">e</text:span><text:span text:style-name="_32_">.</text:span><text:span text:style-name="_36_">"</text:span><text:span text:style-name="_37_"> </text:span><text:span text:style-name="_32_">T</text:span><text:span text:style-name="_36_">h</text:span><text:span text:style-name="_38_">i</text:span><text:span text:style-name="_32_">s</text:span><text:span text:style-name="_34_"> </text:span><text:span text:style-name="_38_">s</text:span><text:span text:style-name="_32_">t</text:span><text:span text:style-name="_36_">a</text:span><text:span text:style-name="_39_">t</text:span><text:span text:style-name="_32_">e</text:span><text:span text:style-name="_36_">m</text:span><text:span text:style-name="_39_">e</text:span><text:span text:style-name="_33_">n</text:span><text:span text:style-name="_35_">t</text:span><text:span text:style-name="_37_"> </text:span><text:span text:style-name="_33_">i</text:span><text:span text:style-name="_36_">s</text:span><text:span text:style-name="_37_"> </text:span><text:span text:style-name="_32_">a</text:span><text:span text:style-name="_34_"> </text:span><text:span text:style-name="_38_">m</text:span><text:span text:style-name="_33_">o</text:span><text:span text:style-name="_35_">r</text:span><text:span text:style-name="_38_">e</text:span><text:span text:style-name="_31_"> </text:span><text:span text:style-name="_36_">d</text:span><text:span text:style-name="_38_">i</text:span><text:span text:style-name="_33_">r</text:span><text:span text:style-name="_35_">e</text:span><text:span text:style-name="_39_">c</text:span><text:span text:style-name="_33_">t</text:span><text:span text:style-name="_34_"> </text:span><text:span text:style-name="_38_">c</text:span><text:span text:style-name="_32_">h</text:span><text:span text:style-name="_36_">a</text:span><text:span text:style-name="_38_">l</text:span><text:span text:style-name="_33_">l</text:span><text:span text:style-name="_36_">e</text:span><text:span text:style-name="_38_">n</text:span><text:span text:style-name="_32_">g</text:span><text:span text:style-name="_35_">e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c</text:span><text:span text:style-name="_39_">a</text:span><text:span text:style-name="_33_">n</text:span><text:span text:style-name="_34_"> </text:span><text:span text:style-name="_39_">b</text:span><text:span text:style-name="_32_">e</text:span><text:span text:style-name="_34_"> </text:span><text:span text:style-name="_39_">m</text:span><text:span text:style-name="_33_">e</text:span><text:span text:style-name="_36_">t</text:span><text:span text:style-name="_37_"> </text:span><text:span text:style-name="_32_">d</text:span><text:span text:style-name="_35_">i</text:span><text:span text:style-name="_38_">r</text:span><text:span text:style-name="_32_">e</text:span><text:span text:style-name="_36_">c</text:span><text:span text:style-name="_39_">t</text:span><text:span text:style-name="_32_">l</text:span><text:span text:style-name="_35_">y</text:span><text:span text:style-name="_39_">.</text:span><text:span text:style-name="_31_"> </text:span><text:span text:style-name="_35_">M</text:span><text:span text:style-name="_39_">a</text:span><text:span text:style-name="_33_">c</text:span><text:span text:style-name="_36_">h</text:span><text:span text:style-name="_39_">i</text:span><text:span text:style-name="_33_">n</text:span><text:span text:style-name="_36_">e</text:span><text:span text:style-name="_38_">s</text:span><text:span text:style-name="_31_"> </text:span><text:span text:style-name="_35_">t</text:span><text:span text:style-name="_39_">a</text:span><text:span text:style-name="_33_">k</text:span><text:span text:style-name="_36_">e</text:span><text:span text:style-name="_37_"> </text:span><text:span text:style-name="_32_">m</text:span><text:span text:style-name="_35_">e</text:span><text:span text:style-name="_37_"> </text:span><text:span text:style-name="_32_">b</text:span><text:span text:style-name="_35_">y</text:span><text:span text:style-name="_37_"> </text:span><text:span text:style-name="_32_">s</text:span><text:span text:style-name="_36_">u</text:span><text:span text:style-name="_38_">r</text:span><text:span text:style-name="_32_">p</text:span><text:span text:style-name="_36_">r</text:span><text:span text:style-name="_38_">i</text:span><text:span text:style-name="_33_">s</text:span><text:span text:style-name="_35_">e</text:span><text:span text:style-name="_37_"> </text:span><text:span text:style-name="_32_">w</text:span><text:span text:style-name="_36_">i</text:span><text:span text:style-name="_39_">t</text:span><text:span text:style-name="_32_">h</text:span><text:span text:style-name="_34_"> </text:span><text:span text:style-name="_39_">g</text:span><text:span text:style-name="_32_">r</text:span><text:span text:style-name="_35_">e</text:span><text:span text:style-name="_38_">a</text:span><text:span text:style-name="_32_">t</text:span><text:span text:style-name="_34_"> </text:span><text:span text:style-name="_38_">f</text:span><text:span text:style-name="_33_">r</text:span><text:span text:style-name="_36_">e</text:span><text:span text:style-name="_39_">q</text:span><text:span text:style-name="_32_">u</text:span><text:span text:style-name="_35_">e</text:span><text:span text:style-name="_39_">n</text:span><text:span text:style-name="_32_">c</text:span><text:span text:style-name="_36_">y</text:span><text:span text:style-name="_38_">.</text:span><text:span text:style-name="_31_"> </text:span><text:span text:style-name="_36_">T</text:span><text:span text:style-name="_39_">h</text:span><text:span text:style-name="_32_">i</text:span><text:span text:style-name="_36_">s</text:span><text:span text:style-name="_37_"> </text:span><text:span text:style-name="_33_">i</text:span><text:span text:style-name="_35_">s</text:span><text:span text:style-name="_37_"> </text:span><text:span text:style-name="_32_">l</text:span><text:span text:style-name="_35_">a</text:span><text:span text:style-name="_39_">r</text:span><text:span text:style-name="_32_">g</text:span><text:span text:style-name="_35_">e</text:span><text:span text:style-name="_39_">l</text:span><text:span text:style-name="_32_">y</text:span><text:span text:style-name="_34_"> </text:span><text:span text:style-name="_38_">b</text:span><text:span text:style-name="_33_">e</text:span><text:span text:style-name="_35_">c</text:span><text:span text:style-name="_38_">a</text:span><text:span text:style-name="_33_">u</text:span><text:span text:style-name="_35_">s</text:span><text:span text:style-name="_39_">e</text:span><text:span text:style-name="_31_"> </text:span><text:span text:style-name="_36_">I</text:span><text:span text:style-name="_37_"> </text:span><text:span text:style-name="_32_">d</text:span><text:span text:style-name="_36_">o</text:span><text:span text:style-name="_37_"> </text:span><text:span text:style-name="_32_">n</text:span><text:span text:style-name="_35_">o</text:span><text:span text:style-name="_39_">t</text:span><text:span text:style-name="_31_"> </text:span><text:span text:style-name="_35_">d</text:span><text:span text:style-name="_39_">o</text:span><text:span text:style-name="_31_"> </text:span><text:span text:style-name="_36_">s</text:span><text:span text:style-name="_38_">u</text:span><text:span text:style-name="_32_">f</text:span><text:span text:style-name="_36_">f</text:span><text:span text:style-name="_38_">i</text:span><text:span text:style-name="_32_">c</text:span><text:span text:style-name="_35_">i</text:span><text:span text:style-name="_39_">e</text:span><text:span text:style-name="_32_">n</text:span><text:span text:style-name="_35_">t</text:span><text:span text:style-name="_37_"> </text:span><text:span text:style-name="_32_">c</text:span><text:span text:style-name="_36_">a</text:span><text:span text:style-name="_38_">l</text:span><text:span text:style-name="_32_">c</text:span><text:span text:style-name="_35_">u</text:span><text:span text:style-name="_39_">l</text:span><text:span text:style-name="_33_">a</text:span><text:span text:style-name="_36_">t</text:span><text:span text:style-name="_38_">i</text:span><text:span text:style-name="_33_">o</text:span><text:span text:style-name="_35_">n</text:span><text:span text:style-name="_37_"> </text:span><text:span text:style-name="_32_">t</text:span><text:span text:style-name="_36_">o</text:span><text:span text:style-name="_37_"> </text:span><text:span text:style-name="_32_">d</text:span><text:span text:style-name="_35_">e</text:span><text:span text:style-name="_39_">c</text:span><text:span text:style-name="_32_">i</text:span><text:span text:style-name="_35_">d</text:span><text:span text:style-name="_39_">e</text:span><text:span text:style-name="_31_"> </text:span><text:span text:style-name="_36_">w</text:span><text:span text:style-name="_38_">h</text:span><text:span text:style-name="_33_">a</text:span><text:span text:style-name="_36_">t</text:span><text:span text:style-name="_37_"> </text:span><text:span text:style-name="_32_">t</text:span><text:span text:style-name="_35_">o</text:span><text:span text:style-name="_37_"> </text:span><text:span text:style-name="_33_">e</text:span><text:span text:style-name="_36_">x</text:span><text:span text:style-name="_38_">p</text:span><text:span text:style-name="_32_">e</text:span><text:span text:style-name="_35_">c</text:span><text:span text:style-name="_38_">t</text:span><text:span text:style-name="_31_"> </text:span><text:span text:style-name="_36_">t</text:span><text:span text:style-name="_39_">h</text:span><text:span text:style-name="_33_">e</text:span><text:span text:style-name="_35_">m</text:span><text:span text:style-name="_37_"> </text:span><text:span text:style-name="_33_">t</text:span><text:span text:style-name="_36_">o</text:span><text:span text:style-name="_37_"> </text:span><text:span text:style-name="_32_">d</text:span><text:span text:style-name="_35_">o</text:span><text:span text:style-name="_38_">,</text:span><text:span text:style-name="_31_"> </text:span><text:span text:style-name="_35_">o</text:span><text:span text:style-name="_39_">r</text:span><text:span text:style-name="_31_"> </text:span><text:span text:style-name="_36_">r</text:span><text:span text:style-name="_39_">a</text:span><text:span text:style-name="_32_">t</text:span><text:span text:style-name="_36_">h</text:span><text:span text:style-name="_38_">e</text:span><text:span text:style-name="_32_">r</text:span><text:span text:style-name="_34_"> </text:span><text:span text:style-name="_39_">b</text:span><text:span text:style-name="_32_">e</text:span><text:span text:style-name="_35_">c</text:span><text:span text:style-name="_39_">a</text:span><text:span text:style-name="_32_">u</text:span><text:span text:style-name="_35_">s</text:span><text:span text:style-name="_39_">e</text:span><text:span text:style-name="_32_">,</text:span><text:span text:style-name="_34_"> </text:span><text:span text:style-name="_39_">a</text:span><text:span text:style-name="_33_">l</text:span><text:span text:style-name="_36_">t</text:span><text:span text:style-name="_39_">h</text:span><text:span text:style-name="_33_">o</text:span><text:span text:style-name="_36_">u</text:span><text:span text:style-name="_38_">g</text:span><text:span text:style-name="_33_">h</text:span><text:span text:style-name="_34_"> </text:span><text:span text:style-name="_38_">I</text:span><text:span text:style-name="_31_"> </text:span><text:span text:style-name="_36_">d</text:span><text:span text:style-name="_38_">o</text:span><text:span text:style-name="_31_"> </text:span><text:span text:style-name="_36_">a</text:span><text:span text:style-name="_37_"> </text:span><text:span text:style-name="_32_">c</text:span><text:span text:style-name="_35_">a</text:span><text:span text:style-name="_38_">l</text:span><text:span text:style-name="_33_">c</text:span><text:span text:style-name="_35_">u</text:span><text:span text:style-name="_38_">l</text:span><text:span text:style-name="_32_">a</text:span><text:span text:style-name="_35_">t</text:span><text:span text:style-name="_38_">i</text:span><text:span text:style-name="_32_">o</text:span><text:span text:style-name="_35_">n</text:span><text:span text:style-name="_38_">,</text:span><text:span text:style-name="_31_"> </text:span><text:span text:style-name="_35_">I</text:span><text:span text:style-name="_37_"> </text:span><text:span text:style-name="_32_">d</text:span><text:span text:style-name="_36_">o</text:span><text:span text:style-name="_37_"> </text:span><text:span text:style-name="_33_">i</text:span><text:span text:style-name="_35_">t</text:span><text:span text:style-name="_37_"> </text:span><text:span text:style-name="_32_">i</text:span><text:span text:style-name="_35_">n</text:span><text:span text:style-name="_37_"> </text:span><text:span text:style-name="_32_">a</text:span><text:span text:style-name="_34_"> </text:span><text:span text:style-name="_38_">h</text:span><text:span text:style-name="_33_">u</text:span><text:span text:style-name="_35_">r</text:span><text:span text:style-name="_39_">r</text:span><text:span text:style-name="_32_">i</text:span><text:span text:style-name="_36_">e</text:span><text:span text:style-name="_39_">d</text:span><text:span text:style-name="_32_">,</text:span><text:span text:style-name="_34_"> </text:span><text:span text:style-name="_38_">s</text:span><text:span text:style-name="_33_">l</text:span><text:span text:style-name="_35_">i</text:span><text:span text:style-name="_38_">p</text:span><text:span text:style-name="_33_">s</text:span><text:span text:style-name="_36_">h</text:span><text:span text:style-name="_39_">o</text:span><text:span text:style-name="_33_">d</text:span><text:span text:style-name="_34_"> </text:span><text:span text:style-name="_39_">f</text:span><text:span text:style-name="_33_">a</text:span><text:span text:style-name="_36_">s</text:span><text:span text:style-name="_39_">h</text:span><text:span text:style-name="_33_">i</text:span><text:span text:style-name="_35_">o</text:span><text:span text:style-name="_38_">n</text:span><text:span text:style-name="_32_">,</text:span><text:span text:style-name="_34_"> </text:span><text:span text:style-name="_39_">t</text:span><text:span text:style-name="_33_">a</text:span><text:span text:style-name="_35_">k</text:span><text:span text:style-name="_38_">i</text:span><text:span text:style-name="_32_">n</text:span><text:span text:style-name="_36_">g</text:span><text:span text:style-name="_37_"> </text:span><text:span text:style-name="_32_">r</text:span><text:span text:style-name="_35_">i</text:span><text:span text:style-name="_38_">s</text:span><text:span text:style-name="_32_">k</text:span><text:span text:style-name="_36_">s</text:span><text:span text:style-name="_39_">.</text:span><text:span text:style-name="_31_"> </text:span><text:span text:style-name="_35_">P</text:span><text:span text:style-name="_38_">e</text:span><text:span text:style-name="_33_">r</text:span><text:span text:style-name="_35_">h</text:span><text:span text:style-name="_38_">a</text:span><text:span text:style-name="_33_">p</text:span><text:span text:style-name="_36_">s</text:span><text:span text:style-name="_37_"> </text:span><text:span text:style-name="_33_">I</text:span><text:span text:style-name="_34_"> </text:span><text:span text:style-name="_39_">s</text:span><text:span text:style-name="_33_">a</text:span><text:span text:style-name="_35_">y</text:span><text:span text:style-name="_37_"> </text:span><text:span text:style-name="_32_">t</text:span><text:span text:style-name="_36_">o</text:span><text:span text:style-name="_37_"> </text:span><text:span text:style-name="_33_">m</text:span><text:span text:style-name="_35_">y</text:span><text:span text:style-name="_38_">s</text:span><text:span text:style-name="_32_">e</text:span><text:span text:style-name="_35_">l</text:span><text:span text:style-name="_38_">f</text:span><text:span text:style-name="_32_">,</text:span><text:span text:style-name="_34_"> </text:span><text:span text:style-name="_38_">"</text:span><text:span text:style-name="_33_">I</text:span><text:span text:style-name="_34_"> </text:span><text:span text:style-name="_39_">s</text:span><text:span text:style-name="_32_">u</text:span><text:span text:style-name="_36_">p</text:span><text:span text:style-name="_39_">p</text:span><text:span text:style-name="_33_">o</text:span><text:span text:style-name="_35_">s</text:span><text:span text:style-name="_38_">e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V</text:span><text:span text:style-name="_32_">o</text:span><text:span text:style-name="_35_">l</text:span><text:span text:style-name="_39_">t</text:span><text:span text:style-name="_33_">a</text:span><text:span text:style-name="_35_">g</text:span><text:span text:style-name="_39_">e</text:span><text:span text:style-name="_31_"> </text:span><text:span text:style-name="_36_">h</text:span><text:span text:style-name="_38_">e</text:span><text:span text:style-name="_32_">r</text:span><text:span text:style-name="_35_">e</text:span><text:span text:style-name="_37_"> </text:span><text:span text:style-name="_32_">o</text:span><text:span text:style-name="_36_">u</text:span><text:span text:style-name="_38_">g</text:span><text:span text:style-name="_32_">h</text:span><text:span text:style-name="_36_">t</text:span><text:span text:style-name="_37_"> </text:span><text:span text:style-name="_33_">t</text:span><text:span text:style-name="_36_">o</text:span><text:span text:style-name="_37_"> </text:span><text:span text:style-name="_32_">h</text:span><text:span text:style-name="_35_">e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s</text:span><text:span text:style-name="_38_">a</text:span><text:span text:style-name="_33_">m</text:span><text:span text:style-name="_36_">e</text:span><text:span text:style-name="_37_"> </text:span><text:span text:style-name="_33_">a</text:span><text:span text:style-name="_36_">s</text:span><text:span text:style-name="_37_"> </text:span><text:span text:style-name="_32_">t</text:span><text:span text:style-name="_36_">h</text:span><text:span text:style-name="_39_">e</text:span><text:span text:style-name="_32_">r</text:span><text:span text:style-name="_35_">e</text:span><text:span text:style-name="_39_">:</text:span><text:span text:style-name="_31_"> </text:span><text:span text:style-name="_36_">a</text:span><text:span text:style-name="_39_">n</text:span><text:span text:style-name="_32_">y</text:span><text:span text:style-name="_35_">w</text:span><text:span text:style-name="_38_">a</text:span><text:span text:style-name="_32_">y</text:span><text:span text:style-name="_34_"> </text:span><text:span text:style-name="_39_">l</text:span><text:span text:style-name="_32_">e</text:span><text:span text:style-name="_35_">t</text:span><text:span text:style-name="_38_">'</text:span><text:span text:style-name="_32_">s</text:span><text:span text:style-name="_34_"> </text:span><text:span text:style-name="_39_">a</text:span><text:span text:style-name="_32_">s</text:span><text:span text:style-name="_35_">s</text:span><text:span text:style-name="_38_">u</text:span><text:span text:style-name="_33_">m</text:span><text:span text:style-name="_36_">e</text:span><text:span text:style-name="_37_"> </text:span><text:span text:style-name="_33_">i</text:span><text:span text:style-name="_36_">t</text:span><text:span text:style-name="_37_"> </text:span><text:span text:style-name="_32_">i</text:span><text:span text:style-name="_35_">s</text:span><text:span text:style-name="_39_">.</text:span><text:span text:style-name="_33_">"</text:span><text:span text:style-name="_34_"> </text:span><text:span text:style-name="_39_">N</text:span><text:span text:style-name="_32_">a</text:span><text:span text:style-name="_36_">t</text:span><text:span text:style-name="_39_">u</text:span><text:span text:style-name="_32_">r</text:span><text:span text:style-name="_36_">a</text:span><text:span text:style-name="_39_">l</text:span><text:span text:style-name="_33_">l</text:span><text:span text:style-name="_36_">y</text:span><text:span text:style-name="_37_"> </text:span><text:span text:style-name="_32_">I</text:span><text:span text:style-name="_34_"> </text:span><text:span text:style-name="_38_">a</text:span><text:span text:style-name="_32_">m</text:span><text:span text:style-name="_34_"> </text:span><text:span text:style-name="_39_">o</text:span><text:span text:style-name="_33_">f</text:span><text:span text:style-name="_36_">t</text:span><text:span text:style-name="_39_">e</text:span><text:span text:style-name="_32_">n</text:span><text:span text:style-name="_34_"> </text:span><text:span text:style-name="_39_">w</text:span><text:span text:style-name="_33_">r</text:span><text:span text:style-name="_36_">o</text:span><text:span text:style-name="_39_">n</text:span><text:span text:style-name="_32_">g</text:span><text:span text:style-name="_35_">,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r</text:span><text:span text:style-name="_33_">e</text:span><text:span text:style-name="_35_">s</text:span><text:span text:style-name="_39_">u</text:span><text:span text:style-name="_32_">l</text:span><text:span text:style-name="_36_">t</text:span><text:span text:style-name="_37_"> </text:span><text:span text:style-name="_33_">i</text:span><text:span text:style-name="_36_">s</text:span><text:span text:style-name="_37_"> </text:span><text:span text:style-name="_33_">a</text:span><text:span text:style-name="_34_"> </text:span><text:span text:style-name="_38_">s</text:span><text:span text:style-name="_33_">u</text:span><text:span text:style-name="_36_">r</text:span><text:span text:style-name="_38_">p</text:span><text:span text:style-name="_32_">r</text:span><text:span text:style-name="_36_">i</text:span><text:span text:style-name="_39_">s</text:span><text:span text:style-name="_33_">e</text:span><text:span text:style-name="_34_"> </text:span><text:span text:style-name="_39_">f</text:span><text:span text:style-name="_33_">o</text:span><text:span text:style-name="_35_">r</text:span><text:span text:style-name="_37_"> </text:span><text:span text:style-name="_33_">m</text:span><text:span text:style-name="_35_">e</text:span><text:span text:style-name="_37_"> </text:span><text:span text:style-name="_33_">f</text:span><text:span text:style-name="_35_">o</text:span><text:span text:style-name="_38_">r</text:span><text:span text:style-name="_31_"> </text:span><text:span text:style-name="_36_">b</text:span><text:span text:style-name="_39_">y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t</text:span><text:span text:style-name="_32_">i</text:span><text:span text:style-name="_35_">m</text:span><text:span text:style-name="_39_">e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e</text:span><text:span text:style-name="_33_">x</text:span><text:span text:style-name="_35_">p</text:span><text:span text:style-name="_39_">e</text:span><text:span text:style-name="_33_">r</text:span><text:span text:style-name="_35_">i</text:span><text:span text:style-name="_38_">m</text:span><text:span text:style-name="_33_">e</text:span><text:span text:style-name="_36_">n</text:span><text:span text:style-name="_38_">t</text:span><text:span text:style-name="_31_"> </text:span><text:span text:style-name="_36_">i</text:span><text:span text:style-name="_39_">s</text:span><text:span text:style-name="_31_"> </text:span><text:span text:style-name="_36_">d</text:span><text:span text:style-name="_38_">o</text:span><text:span text:style-name="_32_">n</text:span><text:span text:style-name="_35_">e</text:span><text:span text:style-name="_37_"> </text:span><text:span text:style-name="_33_">t</text:span><text:span text:style-name="_35_">h</text:span><text:span text:style-name="_39_">e</text:span><text:span text:style-name="_32_">s</text:span><text:span text:style-name="_36_">e</text:span><text:span text:style-name="_37_"> </text:span><text:span text:style-name="_33_">a</text:span><text:span text:style-name="_36_">s</text:span><text:span text:style-name="_39_">s</text:span><text:span text:style-name="_32_">u</text:span><text:span text:style-name="_35_">m</text:span><text:span text:style-name="_39_">p</text:span><text:span text:style-name="_33_">t</text:span><text:span text:style-name="_36_">i</text:span><text:span text:style-name="_38_">o</text:span><text:span text:style-name="_33_">n</text:span><text:span text:style-name="_36_">s</text:span><text:span text:style-name="_37_"> </text:span><text:span text:style-name="_33_">h</text:span><text:span text:style-name="_35_">a</text:span><text:span text:style-name="_39_">v</text:span><text:span text:style-name="_32_">e</text:span><text:span text:style-name="_34_"> </text:span><text:span text:style-name="_39_">b</text:span><text:span text:style-name="_32_">e</text:span><text:span text:style-name="_35_">e</text:span><text:span text:style-name="_38_">n</text:span><text:span text:style-name="_31_"> </text:span><text:span text:style-name="_36_">f</text:span><text:span text:style-name="_38_">o</text:span><text:span text:style-name="_32_">r</text:span><text:span text:style-name="_36_">g</text:span><text:span text:style-name="_39_">o</text:span><text:span text:style-name="_33_">t</text:span><text:span text:style-name="_35_">t</text:span><text:span text:style-name="_39_">e</text:span><text:span text:style-name="_32_">n</text:span><text:span text:style-name="_36_">.</text:span><text:span text:style-name="_37_"> </text:span><text:span text:style-name="_32_">T</text:span><text:span text:style-name="_35_">h</text:span><text:span text:style-name="_39_">e</text:span><text:span text:style-name="_32_">s</text:span><text:span text:style-name="_36_">e</text:span><text:span text:style-name="_37_"> </text:span><text:span text:style-name="_32_">a</text:span><text:span text:style-name="_35_">d</text:span><text:span text:style-name="_39_">m</text:span><text:span text:style-name="_32_">i</text:span><text:span text:style-name="_35_">s</text:span><text:span text:style-name="_39_">s</text:span><text:span text:style-name="_33_">i</text:span><text:span text:style-name="_36_">o</text:span><text:span text:style-name="_39_">n</text:span><text:span text:style-name="_33_">s</text:span><text:span text:style-name="_34_"> </text:span><text:span text:style-name="_39_">l</text:span><text:span text:style-name="_32_">a</text:span><text:span text:style-name="_36_">y</text:span><text:span text:style-name="_37_"> </text:span><text:span text:style-name="_32_">m</text:span><text:span text:style-name="_36_">e</text:span><text:span text:style-name="_37_"> </text:span><text:span text:style-name="_32_">o</text:span><text:span text:style-name="_35_">p</text:span><text:span text:style-name="_38_">e</text:span><text:span text:style-name="_32_">n</text:span><text:span text:style-name="_34_"> </text:span><text:span text:style-name="_38_">t</text:span><text:span text:style-name="_33_">o</text:span><text:span text:style-name="_34_"> </text:span><text:span text:style-name="_39_">l</text:span><text:span text:style-name="_32_">e</text:span><text:span text:style-name="_36_">c</text:span><text:span text:style-name="_39_">t</text:span><text:span text:style-name="_32_">u</text:span><text:span text:style-name="_35_">r</text:span><text:span text:style-name="_39_">e</text:span><text:span text:style-name="_33_">s</text:span><text:span text:style-name="_34_"> </text:span><text:span text:style-name="_39_">o</text:span><text:span text:style-name="_32_">n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s</text:span><text:span text:style-name="_35_">u</text:span><text:span text:style-name="_39_">b</text:span><text:span text:style-name="_32_">j</text:span><text:span text:style-name="_35_">e</text:span><text:span text:style-name="_38_">c</text:span><text:span text:style-name="_32_">t</text:span><text:span text:style-name="_34_"> </text:span><text:span text:style-name="_39_">o</text:span><text:span text:style-name="_32_">f</text:span><text:span text:style-name="_34_"> </text:span><text:span text:style-name="_38_">m</text:span><text:span text:style-name="_32_">y</text:span><text:span text:style-name="_34_"> </text:span><text:span text:style-name="_38_">v</text:span><text:span text:style-name="_32_">i</text:span><text:span text:style-name="_35_">c</text:span><text:span text:style-name="_39_">i</text:span><text:span text:style-name="_33_">o</text:span><text:span text:style-name="_35_">u</text:span><text:span text:style-name="_38_">s</text:span><text:span text:style-name="_31_"> </text:span><text:span text:style-name="_36_">w</text:span><text:span text:style-name="_39_">a</text:span><text:span text:style-name="_33_">y</text:span><text:span text:style-name="_36_">s</text:span><text:span text:style-name="_39_">,</text:span><text:span text:style-name="_31_"> </text:span><text:span text:style-name="_36_">b</text:span><text:span text:style-name="_39_">u</text:span><text:span text:style-name="_32_">t</text:span><text:span text:style-name="_34_"> </text:span><text:span text:style-name="_38_">d</text:span><text:span text:style-name="_32_">o</text:span><text:span text:style-name="_34_"> </text:span><text:span text:style-name="_38_">n</text:span><text:span text:style-name="_33_">o</text:span><text:span text:style-name="_36_">t</text:span><text:span text:style-name="_37_"> </text:span><text:span text:style-name="_32_">t</text:span><text:span text:style-name="_36_">h</text:span><text:span text:style-name="_39_">r</text:span><text:span text:style-name="_32_">o</text:span><text:span text:style-name="_36_">w</text:span><text:span text:style-name="_37_"> </text:span><text:span text:style-name="_32_">a</text:span><text:span text:style-name="_36_">n</text:span><text:span text:style-name="_38_">y</text:span><text:span text:style-name="_31_"> </text:span><text:span text:style-name="_36_">d</text:span><text:span text:style-name="_38_">o</text:span><text:span text:style-name="_33_">u</text:span><text:span text:style-name="_35_">b</text:span><text:span text:style-name="_38_">t</text:span><text:span text:style-name="_31_"> </text:span><text:span text:style-name="_36_">o</text:span><text:span text:style-name="_38_">n</text:span><text:span text:style-name="_31_"> </text:span><text:span text:style-name="_35_">m</text:span><text:span text:style-name="_38_">y</text:span><text:span text:style-name="_31_"> </text:span><text:span text:style-name="_35_">c</text:span><text:span text:style-name="_39_">r</text:span><text:span text:style-name="_33_">e</text:span><text:span text:style-name="_36_">d</text:span><text:span text:style-name="_38_">i</text:span><text:span text:style-name="_32_">b</text:span><text:span text:style-name="_36_">i</text:span><text:span text:style-name="_39_">l</text:span><text:span text:style-name="_32_">i</text:span><text:span text:style-name="_36_">t</text:span><text:span text:style-name="_39_">y</text:span><text:span text:style-name="_31_"> </text:span><text:span text:style-name="_36_">w</text:span><text:span text:style-name="_39_">h</text:span><text:span text:style-name="_32_">e</text:span><text:span text:style-name="_36_">n</text:span><text:span text:style-name="_37_"> </text:span><text:span text:style-name="_32_">I</text:span><text:span text:style-name="_34_"> </text:span><text:span text:style-name="_39_">t</text:span><text:span text:style-name="_33_">e</text:span><text:span text:style-name="_36_">s</text:span><text:span text:style-name="_38_">t</text:span><text:span text:style-name="_33_">i</text:span><text:span text:style-name="_36_">f</text:span><text:span text:style-name="_39_">y</text:span><text:span text:style-name="_31_"> </text:span><text:span text:style-name="_35_">t</text:span><text:span text:style-name="_38_">o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s</text:span><text:span text:style-name="_33_">u</text:span><text:span text:style-name="_35_">r</text:span><text:span text:style-name="_38_">p</text:span><text:span text:style-name="_33_">r</text:span><text:span text:style-name="_36_">i</text:span><text:span text:style-name="_38_">s</text:span><text:span text:style-name="_33_">e</text:span><text:span text:style-name="_36_">s</text:span><text:span text:style-name="_37_"> </text:span><text:span text:style-name="_33_">I</text:span><text:span text:style-name="_34_"> </text:span><text:span text:style-name="_38_">e</text:span><text:span text:style-name="_32_">x</text:span><text:span text:style-name="_36_">p</text:span><text:span text:style-name="_38_">e</text:span><text:span text:style-name="_32_">r</text:span><text:span text:style-name="_36_">i</text:span><text:span text:style-name="_39_">e</text:span><text:span text:style-name="_32_">n</text:span><text:span text:style-name="_35_">c</text:span><text:span text:style-name="_39_">e</text:span><text:span text:style-name="_32_">.</text:span></text:p>
      <text:p text:style-name="P1"><text:span text:style-name="_38_">I</text:span><text:span text:style-name="_31_"> </text:span><text:span text:style-name="_36_">d</text:span><text:span text:style-name="_38_">o</text:span><text:span text:style-name="_31_"> </text:span><text:span text:style-name="_35_">n</text:span><text:span text:style-name="_39_">o</text:span><text:span text:style-name="_32_">t</text:span><text:span text:style-name="_34_"> </text:span><text:span text:style-name="_39_">e</text:span><text:span text:style-name="_32_">x</text:span><text:span text:style-name="_35_">p</text:span><text:span text:style-name="_39_">e</text:span><text:span text:style-name="_33_">c</text:span><text:span text:style-name="_35_">t</text:span><text:span text:style-name="_37_"> </text:span><text:span text:style-name="_32_">t</text:span><text:span text:style-name="_36_">h</text:span><text:span text:style-name="_39_">i</text:span><text:span text:style-name="_32_">s</text:span><text:span text:style-name="_34_"> </text:span><text:span text:style-name="_39_">r</text:span><text:span text:style-name="_32_">e</text:span><text:span text:style-name="_36_">p</text:span><text:span text:style-name="_39_">l</text:span><text:span text:style-name="_33_">y</text:span><text:span text:style-name="_34_"> </text:span><text:span text:style-name="_39_">t</text:span><text:span text:style-name="_33_">o</text:span><text:span text:style-name="_34_"> </text:span><text:span text:style-name="_38_">s</text:span><text:span text:style-name="_33_">i</text:span><text:span text:style-name="_35_">l</text:span><text:span text:style-name="_38_">e</text:span><text:span text:style-name="_33_">n</text:span><text:span text:style-name="_36_">c</text:span><text:span text:style-name="_38_">e</text:span><text:span text:style-name="_31_"> </text:span><text:span text:style-name="_35_">m</text:span><text:span text:style-name="_38_">y</text:span><text:span text:style-name="_31_"> </text:span><text:span text:style-name="_36_">c</text:span><text:span text:style-name="_38_">r</text:span><text:span text:style-name="_32_">i</text:span><text:span text:style-name="_36_">t</text:span><text:span text:style-name="_38_">i</text:span><text:span text:style-name="_32_">c</text:span><text:span text:style-name="_35_">.</text:span><text:span text:style-name="_37_"> </text:span><text:span text:style-name="_33_">H</text:span><text:span text:style-name="_35_">e</text:span><text:span text:style-name="_37_"> </text:span><text:span text:style-name="_32_">w</text:span><text:span text:style-name="_36_">i</text:span><text:span text:style-name="_39_">l</text:span><text:span text:style-name="_32_">l</text:span><text:span text:style-name="_34_"> </text:span><text:span text:style-name="_39_">p</text:span><text:span text:style-name="_33_">r</text:span><text:span text:style-name="_36_">o</text:span><text:span text:style-name="_38_">b</text:span><text:span text:style-name="_33_">a</text:span><text:span text:style-name="_35_">b</text:span><text:span text:style-name="_39_">l</text:span><text:span text:style-name="_33_">y</text:span><text:span text:style-name="_34_"> </text:span><text:span text:style-name="_38_">s</text:span><text:span text:style-name="_32_">a</text:span><text:span text:style-name="_36_">y</text:span><text:span text:style-name="_37_"> </text:span><text:span text:style-name="_32_">t</text:span><text:span text:style-name="_35_">h</text:span><text:span text:style-name="_38_">a</text:span><text:span text:style-name="_33_">t</text:span><text:span text:style-name="_34_"> </text:span><text:span text:style-name="_38_">h</text:span><text:span text:style-name="_31_"> </text:span><text:span text:style-name="_35_">s</text:span><text:span text:style-name="_38_">u</text:span><text:span text:style-name="_33_">r</text:span><text:span text:style-name="_36_">p</text:span><text:span text:style-name="_38_">r</text:span><text:span text:style-name="_32_">i</text:span><text:span text:style-name="_35_">s</text:span><text:span text:style-name="_38_">e</text:span><text:span text:style-name="_33_">s</text:span><text:span text:style-name="_34_"> </text:span><text:span text:style-name="_39_">a</text:span><text:span text:style-name="_33_">r</text:span><text:span text:style-name="_36_">e</text:span><text:span text:style-name="_37_"> </text:span><text:span text:style-name="_33_">d</text:span><text:span text:style-name="_35_">u</text:span><text:span text:style-name="_38_">e</text:span><text:span text:style-name="_31_"> </text:span><text:span text:style-name="_36_">t</text:span><text:span text:style-name="_39_">o</text:span><text:span text:style-name="_31_"> </text:span><text:span text:style-name="_36_">s</text:span><text:span text:style-name="_39_">o</text:span><text:span text:style-name="_33_">m</text:span><text:span text:style-name="_36_">e</text:span><text:span text:style-name="_37_"> </text:span><text:span text:style-name="_33_">c</text:span><text:span text:style-name="_35_">r</text:span><text:span text:style-name="_38_">e</text:span><text:span text:style-name="_32_">a</text:span><text:span text:style-name="_35_">t</text:span><text:span text:style-name="_39_">i</text:span><text:span text:style-name="_33_">v</text:span><text:span text:style-name="_35_">e</text:span><text:span text:style-name="_37_"> </text:span><text:span text:style-name="_33_">m</text:span><text:span text:style-name="_36_">e</text:span><text:span text:style-name="_39_">n</text:span><text:span text:style-name="_32_">t</text:span><text:span text:style-name="_36_">a</text:span><text:span text:style-name="_39_">l</text:span><text:span text:style-name="_31_"> </text:span><text:span text:style-name="_36_">a</text:span><text:span text:style-name="_38_">c</text:span><text:span text:style-name="_32_">t</text:span><text:span text:style-name="_34_"> </text:span><text:span text:style-name="_39_">o</text:span><text:span text:style-name="_32_">n</text:span><text:span text:style-name="_34_"> </text:span><text:span text:style-name="_38_">m</text:span><text:span text:style-name="_32_">y</text:span><text:span text:style-name="_34_"> </text:span><text:span text:style-name="_39_">p</text:span><text:span text:style-name="_32_">a</text:span><text:span text:style-name="_35_">r</text:span><text:span text:style-name="_38_">t</text:span><text:span text:style-name="_33_">,</text:span><text:span text:style-name="_34_"> </text:span><text:span text:style-name="_39_">a</text:span><text:span text:style-name="_33_">n</text:span><text:span text:style-name="_35_">d</text:span><text:span text:style-name="_37_"> </text:span><text:span text:style-name="_33_">r</text:span><text:span text:style-name="_35_">e</text:span><text:span text:style-name="_39_">f</text:span><text:span text:style-name="_33_">l</text:span><text:span text:style-name="_35_">e</text:span><text:span text:style-name="_38_">c</text:span><text:span text:style-name="_33_">t</text:span><text:span text:style-name="_34_"> </text:span><text:span text:style-name="_39_">n</text:span><text:span text:style-name="_32_">o</text:span><text:span text:style-name="_34_"> </text:span><text:span text:style-name="_38_">c</text:span><text:span text:style-name="_33_">r</text:span><text:span text:style-name="_35_">e</text:span><text:span text:style-name="_39_">d</text:span><text:span text:style-name="_33_">i</text:span><text:span text:style-name="_35_">t</text:span><text:span text:style-name="_37_"> </text:span><text:span text:style-name="_32_">o</text:span><text:span text:style-name="_35_">n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m</text:span><text:span text:style-name="_39_">a</text:span><text:span text:style-name="_33_">c</text:span><text:span text:style-name="_35_">h</text:span><text:span text:style-name="_38_">i</text:span><text:span text:style-name="_32_">n</text:span><text:span text:style-name="_35_">e</text:span><text:span text:style-name="_38_">.</text:span><text:span text:style-name="_31_"> </text:span><text:span text:style-name="_36_">T</text:span><text:span text:style-name="_38_">h</text:span><text:span text:style-name="_33_">i</text:span><text:span text:style-name="_36_">s</text:span><text:span text:style-name="_37_"> </text:span><text:span text:style-name="_33_">l</text:span><text:span text:style-name="_35_">e</text:span><text:span text:style-name="_39_">a</text:span><text:span text:style-name="_33_">d</text:span><text:span text:style-name="_36_">s</text:span><text:span text:style-name="_37_"> </text:span><text:span text:style-name="_33_">u</text:span><text:span text:style-name="_35_">s</text:span><text:span text:style-name="_37_"> </text:span><text:span text:style-name="_32_">b</text:span><text:span text:style-name="_36_">a</text:span><text:span text:style-name="_38_">c</text:span><text:span text:style-name="_32_">k</text:span><text:span text:style-name="_34_"> </text:span><text:span text:style-name="_39_">t</text:span><text:span text:style-name="_33_">o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a</text:span><text:span text:style-name="_36_">r</text:span><text:span text:style-name="_39_">g</text:span><text:span text:style-name="_33_">u</text:span><text:span text:style-name="_36_">m</text:span><text:span text:style-name="_39_">e</text:span><text:span text:style-name="_32_">n</text:span><text:span text:style-name="_36_">t</text:span><text:span text:style-name="_37_"> </text:span><text:span text:style-name="_32_">f</text:span><text:span text:style-name="_35_">r</text:span><text:span text:style-name="_39_">o</text:span><text:span text:style-name="_33_">m</text:span><text:span text:style-name="_34_"> </text:span><text:span text:style-name="_39_">c</text:span><text:span text:style-name="_33_">o</text:span><text:span text:style-name="_35_">n</text:span><text:span text:style-name="_38_">s</text:span><text:span text:style-name="_33_">c</text:span><text:span text:style-name="_36_">i</text:span><text:span text:style-name="_39_">o</text:span><text:span text:style-name="_32_">u</text:span><text:span text:style-name="_36_">s</text:span><text:span text:style-name="_38_">n</text:span><text:span text:style-name="_33_">e</text:span><text:span text:style-name="_35_">s</text:span><text:span text:style-name="_39_">s</text:span><text:span text:style-name="_32_">,</text:span><text:span text:style-name="_34_"> </text:span><text:span text:style-name="_39_">a</text:span><text:span text:style-name="_33_">n</text:span><text:span text:style-name="_35_">d</text:span><text:span text:style-name="_37_"> </text:span><text:span text:style-name="_33_">f</text:span><text:span text:style-name="_35_">a</text:span><text:span text:style-name="_38_">r</text:span><text:span text:style-name="_31_"> </text:span><text:span text:style-name="_36_">f</text:span><text:span text:style-name="_38_">r</text:span><text:span text:style-name="_32_">o</text:span><text:span text:style-name="_36_">m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i</text:span><text:span text:style-name="_39_">d</text:span><text:span text:style-name="_32_">e</text:span><text:span text:style-name="_36_">a</text:span><text:span text:style-name="_37_"> </text:span><text:span text:style-name="_32_">o</text:span><text:span text:style-name="_36_">f</text:span><text:span text:style-name="_37_"> </text:span><text:span text:style-name="_33_">s</text:span><text:span text:style-name="_36_">u</text:span><text:span text:style-name="_38_">r</text:span><text:span text:style-name="_32_">p</text:span><text:span text:style-name="_35_">r</text:span><text:span text:style-name="_39_">i</text:span><text:span text:style-name="_33_">s</text:span><text:span text:style-name="_35_">e</text:span><text:span text:style-name="_39_">.</text:span><text:span text:style-name="_31_"> </text:span><text:span text:style-name="_36_">I</text:span><text:span text:style-name="_38_">t</text:span><text:span text:style-name="_31_"> </text:span><text:span text:style-name="_36_">i</text:span><text:span text:style-name="_39_">s</text:span><text:span text:style-name="_31_"> </text:span><text:span text:style-name="_36_">a</text:span><text:span text:style-name="_37_"> </text:span><text:span text:style-name="_33_">l</text:span><text:span text:style-name="_35_">i</text:span><text:span text:style-name="_39_">n</text:span><text:span text:style-name="_32_">e</text:span><text:span text:style-name="_34_"> </text:span><text:span text:style-name="_39_">o</text:span><text:span text:style-name="_32_">f</text:span><text:span text:style-name="_34_"> </text:span><text:span text:style-name="_39_">a</text:span><text:span text:style-name="_33_">r</text:span><text:span text:style-name="_36_">g</text:span><text:span text:style-name="_38_">u</text:span><text:span text:style-name="_33_">m</text:span><text:span text:style-name="_36_">e</text:span><text:span text:style-name="_39_">n</text:span><text:span text:style-name="_33_">t</text:span><text:span text:style-name="_34_"> </text:span><text:span text:style-name="_39_">w</text:span><text:span text:style-name="_32_">e</text:span><text:span text:style-name="_34_"> </text:span><text:span text:style-name="_39_">m</text:span><text:span text:style-name="_33_">u</text:span><text:span text:style-name="_35_">s</text:span><text:span text:style-name="_39_">t</text:span><text:span text:style-name="_31_"> </text:span><text:span text:style-name="_36_">c</text:span><text:span text:style-name="_39_">o</text:span><text:span text:style-name="_32_">n</text:span><text:span text:style-name="_35_">s</text:span><text:span text:style-name="_39_">i</text:span><text:span text:style-name="_32_">d</text:span><text:span text:style-name="_36_">e</text:span><text:span text:style-name="_39_">r</text:span><text:span text:style-name="_31_"> </text:span><text:span text:style-name="_35_">c</text:span><text:span text:style-name="_38_">l</text:span><text:span text:style-name="_33_">o</text:span><text:span text:style-name="_36_">s</text:span><text:span text:style-name="_39_">e</text:span><text:span text:style-name="_33_">d</text:span><text:span text:style-name="_36_">,</text:span><text:span text:style-name="_37_"> </text:span><text:span text:style-name="_33_">b</text:span><text:span text:style-name="_36_">u</text:span><text:span text:style-name="_39_">t</text:span><text:span text:style-name="_31_"> </text:span><text:span text:style-name="_36_">i</text:span><text:span text:style-name="_38_">t</text:span><text:span text:style-name="_31_"> </text:span><text:span text:style-name="_35_">i</text:span><text:span text:style-name="_38_">s</text:span><text:span text:style-name="_31_"> </text:span><text:span text:style-name="_36_">p</text:span><text:span text:style-name="_39_">e</text:span><text:span text:style-name="_33_">r</text:span><text:span text:style-name="_36_">h</text:span><text:span text:style-name="_38_">a</text:span><text:span text:style-name="_32_">p</text:span><text:span text:style-name="_36_">s</text:span><text:span text:style-name="_37_"> </text:span><text:span text:style-name="_33_">w</text:span><text:span text:style-name="_35_">o</text:span><text:span text:style-name="_39_">r</text:span><text:span text:style-name="_32_">t</text:span><text:span text:style-name="_35_">h</text:span><text:span text:style-name="_37_"> </text:span><text:span text:style-name="_33_">r</text:span><text:span text:style-name="_35_">e</text:span><text:span text:style-name="_39_">m</text:span><text:span text:style-name="_32_">a</text:span><text:span text:style-name="_36_">r</text:span><text:span text:style-name="_39_">k</text:span><text:span text:style-name="_32_">i</text:span><text:span text:style-name="_36_">n</text:span><text:span text:style-name="_39_">g</text:span><text:span text:style-name="_31_"> </text:span><text:span text:style-name="_35_">t</text:span><text:span text:style-name="_38_">h</text:span><text:span text:style-name="_32_">a</text:span><text:span text:style-name="_35_">t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a</text:span><text:span text:style-name="_38_">p</text:span><text:span text:style-name="_33_">p</text:span><text:span text:style-name="_36_">r</text:span><text:span text:style-name="_38_">e</text:span><text:span text:style-name="_33_">c</text:span><text:span text:style-name="_35_">i</text:span><text:span text:style-name="_39_">a</text:span><text:span text:style-name="_33_">t</text:span><text:span text:style-name="_36_">i</text:span><text:span text:style-name="_39_">o</text:span><text:span text:style-name="_33_">n</text:span><text:span text:style-name="_34_"> </text:span><text:span text:style-name="_38_">o</text:span><text:span text:style-name="_33_">f</text:span><text:span text:style-name="_34_"> </text:span><text:span text:style-name="_38_">s</text:span><text:span text:style-name="_32_">o</text:span><text:span text:style-name="_35_">m</text:span><text:span text:style-name="_39_">e</text:span><text:span text:style-name="_32_">t</text:span><text:span text:style-name="_36_">h</text:span><text:span text:style-name="_38_">i</text:span><text:span text:style-name="_33_">n</text:span><text:span text:style-name="_36_">g</text:span><text:span text:style-name="_37_"> </text:span><text:span text:style-name="_33_">a</text:span><text:span text:style-name="_35_">s</text:span><text:span text:style-name="_37_"> </text:span><text:span text:style-name="_33_">s</text:span><text:span text:style-name="_35_">u</text:span><text:span text:style-name="_39_">r</text:span><text:span text:style-name="_32_">p</text:span><text:span text:style-name="_36_">r</text:span><text:span text:style-name="_39_">i</text:span><text:span text:style-name="_32_">s</text:span><text:span text:style-name="_35_">i</text:span><text:span text:style-name="_39_">n</text:span><text:span text:style-name="_33_">g</text:span><text:span text:style-name="_34_"> </text:span><text:span text:style-name="_39_">r</text:span><text:span text:style-name="_32_">e</text:span><text:span text:style-name="_35_">q</text:span><text:span text:style-name="_39_">u</text:span><text:span text:style-name="_33_">i</text:span><text:span text:style-name="_35_">r</text:span><text:span text:style-name="_38_">e</text:span><text:span text:style-name="_33_">s</text:span><text:span text:style-name="_34_"> </text:span><text:span text:style-name="_39_">a</text:span><text:span text:style-name="_32_">s</text:span><text:span text:style-name="_34_"> </text:span><text:span text:style-name="_39_">m</text:span><text:span text:style-name="_32_">u</text:span><text:span text:style-name="_35_">c</text:span><text:span text:style-name="_38_">h</text:span><text:span text:style-name="_31_"> </text:span><text:span text:style-name="_35_">o</text:span><text:span text:style-name="_39_">f</text:span><text:span text:style-name="_31_"> </text:span><text:span text:style-name="_35_">a</text:span><text:span text:style-name="_37_"> </text:span><text:span text:style-name="_33_">"</text:span><text:span text:style-name="_35_">c</text:span><text:span text:style-name="_39_">r</text:span><text:span text:style-name="_33_">e</text:span><text:span text:style-name="_35_">a</text:span><text:span text:style-name="_38_">t</text:span><text:span text:style-name="_33_">i</text:span><text:span text:style-name="_36_">v</text:span><text:span text:style-name="_39_">e</text:span><text:span text:style-name="_31_"> </text:span><text:span text:style-name="_35_">m</text:span><text:span text:style-name="_38_">e</text:span><text:span text:style-name="_32_">n</text:span><text:span text:style-name="_36_">t</text:span><text:span text:style-name="_39_">a</text:span><text:span text:style-name="_33_">l</text:span><text:span text:style-name="_34_"> </text:span><text:span text:style-name="_38_">a</text:span><text:span text:style-name="_33_">c</text:span><text:span text:style-name="_35_">t</text:span><text:span text:style-name="_39_">"</text:span><text:span text:style-name="_31_"> </text:span><text:span text:style-name="_35_">w</text:span><text:span text:style-name="_38_">h</text:span><text:span text:style-name="_33_">e</text:span><text:span text:style-name="_36_">t</text:span><text:span text:style-name="_38_">h</text:span><text:span text:style-name="_32_">e</text:span><text:span text:style-name="_35_">r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s</text:span><text:span text:style-name="_38_">u</text:span><text:span text:style-name="_32_">r</text:span><text:span text:style-name="_35_">p</text:span><text:span text:style-name="_39_">r</text:span><text:span text:style-name="_33_">i</text:span><text:span text:style-name="_36_">s</text:span><text:span text:style-name="_38_">i</text:span><text:span text:style-name="_33_">n</text:span><text:span text:style-name="_36_">g</text:span><text:span text:style-name="_37_"> </text:span><text:span text:style-name="_33_">e</text:span><text:span text:style-name="_36_">v</text:span><text:span text:style-name="_39_">e</text:span><text:span text:style-name="_32_">n</text:span><text:span text:style-name="_36_">t</text:span><text:span text:style-name="_37_"> </text:span><text:span text:style-name="_33_">o</text:span><text:span text:style-name="_36_">r</text:span><text:span text:style-name="_39_">i</text:span><text:span text:style-name="_33_">g</text:span><text:span text:style-name="_35_">i</text:span><text:span text:style-name="_38_">n</text:span><text:span text:style-name="_33_">a</text:span><text:span text:style-name="_36_">t</text:span><text:span text:style-name="_39_">e</text:span><text:span text:style-name="_32_">s</text:span><text:span text:style-name="_34_"> </text:span><text:span text:style-name="_38_">f</text:span><text:span text:style-name="_33_">r</text:span><text:span text:style-name="_36_">o</text:span><text:span text:style-name="_39_">m</text:span><text:span text:style-name="_31_"> </text:span><text:span text:style-name="_35_">a</text:span><text:span text:style-name="_37_"> </text:span><text:span text:style-name="_32_">m</text:span><text:span text:style-name="_36_">a</text:span><text:span text:style-name="_38_">n</text:span><text:span text:style-name="_33_">,</text:span><text:span text:style-name="_34_"> </text:span><text:span text:style-name="_39_">a</text:span><text:span text:style-name="_31_"> </text:span><text:span text:style-name="_35_">b</text:span><text:span text:style-name="_38_">o</text:span><text:span text:style-name="_33_">o</text:span><text:span text:style-name="_36_">k</text:span><text:span text:style-name="_38_">,</text:span><text:span text:style-name="_31_"> </text:span><text:span text:style-name="_36_">a</text:span><text:span text:style-name="_37_"> </text:span><text:span text:style-name="_32_">m</text:span><text:span text:style-name="_35_">a</text:span><text:span text:style-name="_39_">c</text:span><text:span text:style-name="_33_">h</text:span><text:span text:style-name="_35_">i</text:span><text:span text:style-name="_39_">n</text:span><text:span text:style-name="_32_">e</text:span><text:span text:style-name="_34_"> </text:span><text:span text:style-name="_38_">o</text:span><text:span text:style-name="_32_">r</text:span><text:span text:style-name="_34_"> </text:span><text:span text:style-name="_39_">a</text:span><text:span text:style-name="_32_">n</text:span><text:span text:style-name="_36_">y</text:span><text:span text:style-name="_38_">t</text:span><text:span text:style-name="_32_">h</text:span><text:span text:style-name="_35_">i</text:span><text:span text:style-name="_38_">n</text:span><text:span text:style-name="_33_">g</text:span><text:span text:style-name="_34_"> </text:span><text:span text:style-name="_39_">e</text:span><text:span text:style-name="_32_">l</text:span><text:span text:style-name="_35_">s</text:span><text:span text:style-name="_38_">e</text:span><text:span text:style-name="_32_">.</text:span></text:p>
      <text:p text:style-name="P1"><text:span text:style-name="_38_">T</text:span><text:span text:style-name="_32_">h</text:span><text:span text:style-name="_35_">e</text:span><text:span text:style-name="_37_"> </text:span><text:span text:style-name="_32_">v</text:span><text:span text:style-name="_36_">i</text:span><text:span text:style-name="_38_">e</text:span><text:span text:style-name="_33_">w</text:span><text:span text:style-name="_34_"> </text:span><text:span text:style-name="_38_">t</text:span><text:span text:style-name="_33_">h</text:span><text:span text:style-name="_35_">a</text:span><text:span text:style-name="_39_">t</text:span><text:span text:style-name="_31_"> </text:span><text:span text:style-name="_35_">m</text:span><text:span text:style-name="_38_">a</text:span><text:span text:style-name="_33_">c</text:span><text:span text:style-name="_35_">h</text:span><text:span text:style-name="_38_">i</text:span><text:span text:style-name="_33_">n</text:span><text:span text:style-name="_36_">e</text:span><text:span text:style-name="_38_">s</text:span><text:span text:style-name="_31_"> </text:span><text:span text:style-name="_36_">c</text:span><text:span text:style-name="_38_">a</text:span><text:span text:style-name="_32_">n</text:span><text:span text:style-name="_36_">n</text:span><text:span text:style-name="_38_">o</text:span><text:span text:style-name="_32_">t</text:span><text:span text:style-name="_34_"> </text:span><text:span text:style-name="_39_">g</text:span><text:span text:style-name="_33_">i</text:span><text:span text:style-name="_36_">v</text:span><text:span text:style-name="_38_">e</text:span><text:span text:style-name="_31_"> </text:span><text:span text:style-name="_35_">r</text:span><text:span text:style-name="_38_">i</text:span><text:span text:style-name="_32_">s</text:span><text:span text:style-name="_36_">e</text:span><text:span text:style-name="_37_"> </text:span><text:span text:style-name="_33_">t</text:span><text:span text:style-name="_35_">o</text:span><text:span text:style-name="_37_"> </text:span><text:span text:style-name="_32_">s</text:span><text:span text:style-name="_36_">u</text:span><text:span text:style-name="_39_">r</text:span><text:span text:style-name="_33_">p</text:span><text:span text:style-name="_36_">r</text:span><text:span text:style-name="_38_">i</text:span><text:span text:style-name="_33_">s</text:span><text:span text:style-name="_36_">e</text:span><text:span text:style-name="_39_">s</text:span><text:span text:style-name="_31_"> </text:span><text:span text:style-name="_35_">i</text:span><text:span text:style-name="_38_">s</text:span><text:span text:style-name="_31_"> </text:span><text:span text:style-name="_35_">d</text:span><text:span text:style-name="_38_">u</text:span><text:span text:style-name="_32_">e</text:span><text:span text:style-name="_35_">,</text:span><text:span text:style-name="_37_"> </text:span><text:span text:style-name="_32_">I</text:span><text:span text:style-name="_34_"> </text:span><text:span text:style-name="_38_">b</text:span><text:span text:style-name="_32_">e</text:span><text:span text:style-name="_36_">l</text:span><text:span text:style-name="_39_">i</text:span><text:span text:style-name="_32_">e</text:span><text:span text:style-name="_36_">v</text:span><text:span text:style-name="_38_">e</text:span><text:span text:style-name="_33_">,</text:span><text:span text:style-name="_34_"> </text:span><text:span text:style-name="_39_">t</text:span><text:span text:style-name="_32_">o</text:span><text:span text:style-name="_34_"> </text:span><text:span text:style-name="_38_">a</text:span><text:span text:style-name="_31_"> </text:span><text:span text:style-name="_35_">f</text:span><text:span text:style-name="_38_">a</text:span><text:span text:style-name="_32_">l</text:span><text:span text:style-name="_36_">l</text:span><text:span text:style-name="_38_">a</text:span><text:span text:style-name="_32_">c</text:span><text:span text:style-name="_35_">y</text:span><text:span text:style-name="_37_"> </text:span><text:span text:style-name="_32_">t</text:span><text:span text:style-name="_36_">o</text:span><text:span text:style-name="_37_"> </text:span><text:span text:style-name="_32_">w</text:span><text:span text:style-name="_36_">h</text:span><text:span text:style-name="_38_">i</text:span><text:span text:style-name="_33_">c</text:span><text:span text:style-name="_36_">h</text:span><text:span text:style-name="_37_"> </text:span><text:span text:style-name="_32_">p</text:span><text:span text:style-name="_35_">h</text:span><text:span text:style-name="_39_">i</text:span><text:span text:style-name="_32_">l</text:span><text:span text:style-name="_36_">o</text:span><text:span text:style-name="_38_">s</text:span><text:span text:style-name="_32_">o</text:span><text:span text:style-name="_36_">p</text:span><text:span text:style-name="_39_">h</text:span><text:span text:style-name="_33_">e</text:span><text:span text:style-name="_35_">r</text:span><text:span text:style-name="_39_">s</text:span><text:span text:style-name="_31_"> </text:span><text:span text:style-name="_35_">a</text:span><text:span text:style-name="_39_">n</text:span><text:span text:style-name="_32_">d</text:span><text:span text:style-name="_34_"> </text:span><text:span text:style-name="_38_">m</text:span><text:span text:style-name="_33_">a</text:span><text:span text:style-name="_35_">t</text:span><text:span text:style-name="_38_">h</text:span><text:span text:style-name="_33_">e</text:span><text:span text:style-name="_36_">m</text:span><text:span text:style-name="_39_">a</text:span><text:span text:style-name="_33_">t</text:span><text:span text:style-name="_35_">i</text:span><text:span text:style-name="_38_">c</text:span><text:span text:style-name="_32_">i</text:span><text:span text:style-name="_35_">a</text:span><text:span text:style-name="_38_">n</text:span><text:span text:style-name="_33_">s</text:span><text:span text:style-name="_34_"> </text:span><text:span text:style-name="_38_">a</text:span><text:span text:style-name="_32_">r</text:span><text:span text:style-name="_35_">e</text:span><text:span text:style-name="_37_"> </text:span><text:span text:style-name="_32_">p</text:span><text:span text:style-name="_35_">a</text:span><text:span text:style-name="_38_">r</text:span><text:span text:style-name="_32_">t</text:span><text:span text:style-name="_35_">i</text:span><text:span text:style-name="_39_">c</text:span><text:span text:style-name="_33_">u</text:span><text:span text:style-name="_35_">l</text:span><text:span text:style-name="_38_">a</text:span><text:span text:style-name="_32_">r</text:span><text:span text:style-name="_36_">l</text:span><text:span text:style-name="_38_">y</text:span><text:span text:style-name="_31_"> </text:span><text:span text:style-name="_35_">s</text:span><text:span text:style-name="_39_">u</text:span><text:span text:style-name="_33_">b</text:span><text:span text:style-name="_35_">j</text:span><text:span text:style-name="_38_">e</text:span><text:span text:style-name="_32_">c</text:span><text:span text:style-name="_36_">t</text:span><text:span text:style-name="_38_">.</text:span><text:span text:style-name="_31_"> </text:span><text:span text:style-name="_35_">T</text:span><text:span text:style-name="_39_">h</text:span><text:span text:style-name="_33_">i</text:span><text:span text:style-name="_35_">s</text:span><text:span text:style-name="_37_"> </text:span><text:span text:style-name="_32_">i</text:span><text:span text:style-name="_35_">s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a</text:span><text:span text:style-name="_38_">s</text:span><text:span text:style-name="_32_">s</text:span><text:span text:style-name="_36_">u</text:span><text:span text:style-name="_38_">m</text:span><text:span text:style-name="_32_">p</text:span><text:span text:style-name="_35_">t</text:span><text:span text:style-name="_39_">i</text:span><text:span text:style-name="_32_">o</text:span><text:span text:style-name="_35_">n</text:span><text:span text:style-name="_37_"> </text:span><text:span text:style-name="_33_">t</text:span><text:span text:style-name="_36_">h</text:span><text:span text:style-name="_39_">a</text:span><text:span text:style-name="_33_">t</text:span><text:span text:style-name="_34_"> </text:span><text:span text:style-name="_39_">a</text:span><text:span text:style-name="_33_">s</text:span><text:span text:style-name="_34_"> </text:span><text:span text:style-name="_38_">s</text:span><text:span text:style-name="_33_">o</text:span><text:span text:style-name="_35_">o</text:span><text:span text:style-name="_38_">n</text:span><text:span text:style-name="_31_"> </text:span><text:span text:style-name="_36_">a</text:span><text:span text:style-name="_39_">s</text:span><text:span text:style-name="_31_"> </text:span><text:span text:style-name="_36_">a</text:span><text:span text:style-name="_37_"> </text:span><text:span text:style-name="_32_">f</text:span><text:span text:style-name="_36_">a</text:span><text:span text:style-name="_38_">c</text:span><text:span text:style-name="_32_">t</text:span><text:span text:style-name="_34_"> </text:span><text:span text:style-name="_39_">i</text:span><text:span text:style-name="_33_">s</text:span><text:span text:style-name="_34_"> </text:span><text:span text:style-name="_38_">p</text:span><text:span text:style-name="_32_">r</text:span><text:span text:style-name="_35_">e</text:span><text:span text:style-name="_38_">s</text:span><text:span text:style-name="_32_">e</text:span><text:span text:style-name="_36_">n</text:span><text:span text:style-name="_39_">t</text:span><text:span text:style-name="_32_">e</text:span><text:span text:style-name="_36_">d</text:span><text:span text:style-name="_37_"> </text:span><text:span text:style-name="_33_">t</text:span><text:span text:style-name="_35_">o</text:span><text:span text:style-name="_37_"> </text:span><text:span text:style-name="_32_">a</text:span><text:span text:style-name="_34_"> </text:span><text:span text:style-name="_38_">m</text:span><text:span text:style-name="_33_">i</text:span><text:span text:style-name="_36_">n</text:span><text:span text:style-name="_38_">d</text:span><text:span text:style-name="_31_"> </text:span><text:span text:style-name="_35_">a</text:span><text:span text:style-name="_39_">l</text:span><text:span text:style-name="_33_">l</text:span><text:span text:style-name="_34_"> </text:span><text:span text:style-name="_39_">c</text:span><text:span text:style-name="_32_">o</text:span><text:span text:style-name="_36_">n</text:span><text:span text:style-name="_39_">s</text:span><text:span text:style-name="_32_">e</text:span><text:span text:style-name="_35_">q</text:span><text:span text:style-name="_39_">u</text:span><text:span text:style-name="_32_">e</text:span><text:span text:style-name="_36_">n</text:span><text:span text:style-name="_39_">c</text:span><text:span text:style-name="_33_">e</text:span><text:span text:style-name="_36_">s</text:span><text:span text:style-name="_37_"> </text:span><text:span text:style-name="_33_">o</text:span><text:span text:style-name="_35_">f</text:span><text:span text:style-name="_37_"> </text:span><text:span text:style-name="_33_">t</text:span><text:span text:style-name="_36_">h</text:span><text:span text:style-name="_38_">a</text:span><text:span text:style-name="_32_">t</text:span><text:span text:style-name="_34_"> </text:span><text:span text:style-name="_39_">f</text:span><text:span text:style-name="_32_">a</text:span><text:span text:style-name="_35_">c</text:span><text:span text:style-name="_38_">t</text:span><text:span text:style-name="_31_"> </text:span><text:span text:style-name="_35_">s</text:span><text:span text:style-name="_38_">p</text:span><text:span text:style-name="_32_">r</text:span><text:span text:style-name="_36_">i</text:span><text:span text:style-name="_39_">n</text:span><text:span text:style-name="_32_">g</text:span><text:span text:style-name="_34_"> </text:span><text:span text:style-name="_39_">i</text:span><text:span text:style-name="_32_">n</text:span><text:span text:style-name="_35_">t</text:span><text:span text:style-name="_38_">o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m</text:span><text:span text:style-name="_32_">i</text:span><text:span text:style-name="_36_">n</text:span><text:span text:style-name="_39_">d</text:span><text:span text:style-name="_31_"> </text:span><text:span text:style-name="_35_">s</text:span><text:span text:style-name="_39_">i</text:span><text:span text:style-name="_33_">m</text:span><text:span text:style-name="_35_">u</text:span><text:span text:style-name="_38_">l</text:span><text:span text:style-name="_33_">t</text:span><text:span text:style-name="_36_">a</text:span><text:span text:style-name="_38_">n</text:span><text:span text:style-name="_32_">e</text:span><text:span text:style-name="_35_">o</text:span><text:span text:style-name="_38_">u</text:span><text:span text:style-name="_32_">s</text:span><text:span text:style-name="_36_">l</text:span><text:span text:style-name="_39_">y</text:span><text:span text:style-name="_31_"> </text:span><text:span text:style-name="_36_">w</text:span><text:span text:style-name="_39_">i</text:span><text:span text:style-name="_32_">t</text:span><text:span text:style-name="_36_">h</text:span><text:span text:style-name="_37_"> </text:span><text:span text:style-name="_33_">i</text:span><text:span text:style-name="_36_">t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i</text:span><text:span text:style-name="_38_">s</text:span><text:span text:style-name="_31_"> </text:span><text:span text:style-name="_36_">a</text:span><text:span text:style-name="_37_"> </text:span><text:span text:style-name="_33_">v</text:span><text:span text:style-name="_35_">e</text:span><text:span text:style-name="_38_">r</text:span><text:span text:style-name="_33_">y</text:span><text:span text:style-name="_34_"> </text:span><text:span text:style-name="_39_">u</text:span><text:span text:style-name="_32_">s</text:span><text:span text:style-name="_35_">e</text:span><text:span text:style-name="_38_">f</text:span><text:span text:style-name="_32_">u</text:span><text:span text:style-name="_36_">l</text:span><text:span text:style-name="_37_"> </text:span><text:span text:style-name="_33_">a</text:span><text:span text:style-name="_35_">s</text:span><text:span text:style-name="_39_">s</text:span><text:span text:style-name="_33_">u</text:span><text:span text:style-name="_36_">m</text:span><text:span text:style-name="_39_">p</text:span><text:span text:style-name="_32_">t</text:span><text:span text:style-name="_36_">i</text:span><text:span text:style-name="_39_">o</text:span><text:span text:style-name="_32_">n</text:span><text:span text:style-name="_34_"> </text:span><text:span text:style-name="_38_">u</text:span><text:span text:style-name="_33_">n</text:span><text:span text:style-name="_35_">d</text:span><text:span text:style-name="_39_">e</text:span><text:span text:style-name="_32_">r</text:span><text:span text:style-name="_34_"> </text:span><text:span text:style-name="_39_">m</text:span><text:span text:style-name="_32_">a</text:span><text:span text:style-name="_35_">n</text:span><text:span text:style-name="_39_">y</text:span><text:span text:style-name="_31_"> </text:span><text:span text:style-name="_36_">c</text:span><text:span text:style-name="_39_">i</text:span><text:span text:style-name="_32_">r</text:span><text:span text:style-name="_36_">c</text:span><text:span text:style-name="_38_">u</text:span><text:span text:style-name="_33_">m</text:span><text:span text:style-name="_35_">s</text:span><text:span text:style-name="_38_">t</text:span><text:span text:style-name="_33_">a</text:span><text:span text:style-name="_36_">n</text:span><text:span text:style-name="_39_">c</text:span><text:span text:style-name="_32_">e</text:span><text:span text:style-name="_35_">s</text:span><text:span text:style-name="_38_">,</text:span><text:span text:style-name="_31_"> </text:span><text:span text:style-name="_35_">b</text:span><text:span text:style-name="_38_">u</text:span><text:span text:style-name="_32_">t</text:span><text:span text:style-name="_34_"> </text:span><text:span text:style-name="_39_">o</text:span><text:span text:style-name="_32_">n</text:span><text:span text:style-name="_36_">e</text:span><text:span text:style-name="_37_"> </text:span><text:span text:style-name="_32_">t</text:span><text:span text:style-name="_35_">o</text:span><text:span text:style-name="_39_">o</text:span><text:span text:style-name="_31_"> </text:span><text:span text:style-name="_35_">e</text:span><text:span text:style-name="_38_">a</text:span><text:span text:style-name="_33_">s</text:span><text:span text:style-name="_35_">i</text:span><text:span text:style-name="_39_">l</text:span><text:span text:style-name="_33_">y</text:span><text:span text:style-name="_34_"> </text:span><text:span text:style-name="_39_">f</text:span><text:span text:style-name="_33_">o</text:span><text:span text:style-name="_36_">r</text:span><text:span text:style-name="_38_">g</text:span><text:span text:style-name="_33_">e</text:span><text:span text:style-name="_35_">t</text:span><text:span text:style-name="_39_">s</text:span><text:span text:style-name="_31_"> </text:span><text:span text:style-name="_35_">t</text:span><text:span text:style-name="_38_">h</text:span><text:span text:style-name="_33_">a</text:span><text:span text:style-name="_36_">t</text:span><text:span text:style-name="_37_"> </text:span><text:span text:style-name="_32_">i</text:span><text:span text:style-name="_36_">t</text:span><text:span text:style-name="_37_"> </text:span><text:span text:style-name="_33_">i</text:span><text:span text:style-name="_36_">s</text:span><text:span text:style-name="_37_"> </text:span><text:span text:style-name="_33_">f</text:span><text:span text:style-name="_35_">a</text:span><text:span text:style-name="_38_">l</text:span><text:span text:style-name="_33_">s</text:span><text:span text:style-name="_36_">e</text:span><text:span text:style-name="_39_">.</text:span><text:span text:style-name="_31_"> </text:span><text:span text:style-name="_36_">A</text:span><text:span text:style-name="_37_"> </text:span><text:span text:style-name="_33_">n</text:span><text:span text:style-name="_35_">a</text:span><text:span text:style-name="_38_">t</text:span><text:span text:style-name="_33_">u</text:span><text:span text:style-name="_35_">r</text:span><text:span text:style-name="_38_">a</text:span><text:span text:style-name="_32_">l</text:span><text:span text:style-name="_34_"> </text:span><text:span text:style-name="_39_">c</text:span><text:span text:style-name="_32_">o</text:span><text:span text:style-name="_35_">n</text:span><text:span text:style-name="_38_">s</text:span><text:span text:style-name="_32_">e</text:span><text:span text:style-name="_35_">q</text:span><text:span text:style-name="_39_">u</text:span><text:span text:style-name="_32_">e</text:span><text:span text:style-name="_35_">n</text:span><text:span text:style-name="_38_">c</text:span><text:span text:style-name="_33_">e</text:span><text:span text:style-name="_34_"> </text:span><text:span text:style-name="_39_">o</text:span><text:span text:style-name="_32_">f</text:span><text:span text:style-name="_34_"> </text:span><text:span text:style-name="_39_">d</text:span><text:span text:style-name="_32_">o</text:span><text:span text:style-name="_36_">i</text:span><text:span text:style-name="_38_">n</text:span><text:span text:style-name="_32_">g</text:span><text:span text:style-name="_34_"> </text:span><text:span text:style-name="_39_">s</text:span><text:span text:style-name="_33_">o</text:span><text:span text:style-name="_34_"> </text:span><text:span text:style-name="_39_">i</text:span><text:span text:style-name="_32_">s</text:span><text:span text:style-name="_34_"> </text:span><text:span text:style-name="_38_">t</text:span><text:span text:style-name="_33_">h</text:span><text:span text:style-name="_35_">a</text:span><text:span text:style-name="_38_">t</text:span><text:span text:style-name="_31_"> </text:span><text:span text:style-name="_35_">o</text:span><text:span text:style-name="_39_">n</text:span><text:span text:style-name="_32_">e</text:span><text:span text:style-name="_34_"> </text:span><text:span text:style-name="_38_">t</text:span><text:span text:style-name="_32_">h</text:span><text:span text:style-name="_36_">e</text:span><text:span text:style-name="_39_">n</text:span><text:span text:style-name="_31_"> </text:span><text:span text:style-name="_36_">a</text:span><text:span text:style-name="_39_">s</text:span><text:span text:style-name="_32_">s</text:span><text:span text:style-name="_35_">u</text:span><text:span text:style-name="_38_">m</text:span><text:span text:style-name="_32_">e</text:span><text:span text:style-name="_35_">s</text:span><text:span text:style-name="_37_"> </text:span><text:span text:style-name="_33_">t</text:span><text:span text:style-name="_35_">h</text:span><text:span text:style-name="_38_">a</text:span><text:span text:style-name="_33_">t</text:span><text:span text:style-name="_34_"> </text:span><text:span text:style-name="_38_">t</text:span><text:span text:style-name="_33_">h</text:span><text:span text:style-name="_36_">e</text:span><text:span text:style-name="_38_">r</text:span><text:span text:style-name="_33_">e</text:span><text:span text:style-name="_34_"> </text:span><text:span text:style-name="_38_">i</text:span><text:span text:style-name="_32_">s</text:span><text:span text:style-name="_34_"> </text:span><text:span text:style-name="_38_">n</text:span><text:span text:style-name="_32_">o</text:span><text:span text:style-name="_34_"> </text:span><text:span text:style-name="_38_">v</text:span><text:span text:style-name="_33_">i</text:span><text:span text:style-name="_35_">r</text:span><text:span text:style-name="_38_">t</text:span><text:span text:style-name="_33_">u</text:span><text:span text:style-name="_36_">e</text:span><text:span text:style-name="_37_"> </text:span><text:span text:style-name="_32_">i</text:span><text:span text:style-name="_35_">n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m</text:span><text:span text:style-name="_39_">e</text:span><text:span text:style-name="_32_">r</text:span><text:span text:style-name="_36_">e</text:span><text:span text:style-name="_37_"> </text:span><text:span text:style-name="_32_">w</text:span><text:span text:style-name="_35_">o</text:span><text:span text:style-name="_39_">r</text:span><text:span text:style-name="_33_">k</text:span><text:span text:style-name="_36_">i</text:span><text:span text:style-name="_38_">n</text:span><text:span text:style-name="_33_">g</text:span><text:span text:style-name="_34_"> </text:span><text:span text:style-name="_39_">o</text:span><text:span text:style-name="_33_">u</text:span><text:span text:style-name="_36_">t</text:span><text:span text:style-name="_37_"> </text:span><text:span text:style-name="_33_">o</text:span><text:span text:style-name="_36_">f</text:span><text:span text:style-name="_37_"> </text:span><text:span text:style-name="_32_">c</text:span><text:span text:style-name="_35_">o</text:span><text:span text:style-name="_39_">n</text:span><text:span text:style-name="_33_">s</text:span><text:span text:style-name="_35_">e</text:span><text:span text:style-name="_38_">q</text:span><text:span text:style-name="_32_">u</text:span><text:span text:style-name="_36_">e</text:span><text:span text:style-name="_39_">n</text:span><text:span text:style-name="_33_">c</text:span><text:span text:style-name="_36_">e</text:span><text:span text:style-name="_39_">s</text:span><text:span text:style-name="_31_"> </text:span><text:span text:style-name="_35_">f</text:span><text:span text:style-name="_39_">r</text:span><text:span text:style-name="_32_">o</text:span><text:span text:style-name="_35_">m</text:span><text:span text:style-name="_37_"> </text:span><text:span text:style-name="_32_">d</text:span><text:span text:style-name="_35_">a</text:span><text:span text:style-name="_38_">t</text:span><text:span text:style-name="_33_">a</text:span><text:span text:style-name="_34_"> </text:span><text:span text:style-name="_39_">a</text:span><text:span text:style-name="_32_">n</text:span><text:span text:style-name="_35_">d</text:span><text:span text:style-name="_37_"> </text:span><text:span text:style-name="_32_">g</text:span><text:span text:style-name="_36_">e</text:span><text:span text:style-name="_39_">n</text:span><text:span text:style-name="_32_">e</text:span><text:span text:style-name="_35_">r</text:span><text:span text:style-name="_38_">a</text:span><text:span text:style-name="_32_">l</text:span><text:span text:style-name="_34_"> </text:span><text:span text:style-name="_38_">p</text:span><text:span text:style-name="_33_">r</text:span><text:span text:style-name="_36_">i</text:span><text:span text:style-name="_39_">n</text:span><text:span text:style-name="_32_">c</text:span><text:span text:style-name="_35_">i</text:span><text:span text:style-name="_38_">p</text:span><text:span text:style-name="_32_">l</text:span><text:span text:style-name="_35_">e</text:span><text:span text:style-name="_38_">s</text:span><text:span text:style-name="_33_">.</text:span></text:p>
      <text:p text:style-name="P1"><text:span text:style-name="_38_">(</text:span><text:span text:style-name="_32_">7</text:span><text:span text:style-name="_36_">)</text:span><text:span text:style-name="_37_"> </text:span><text:span text:style-name="_32_">A</text:span><text:span text:style-name="_35_">r</text:span><text:span text:style-name="_39_">g</text:span><text:span text:style-name="_33_">u</text:span><text:span text:style-name="_35_">m</text:span><text:span text:style-name="_39_">e</text:span><text:span text:style-name="_32_">n</text:span><text:span text:style-name="_35_">t</text:span><text:span text:style-name="_37_"> </text:span><text:span text:style-name="_32_">f</text:span><text:span text:style-name="_36_">r</text:span><text:span text:style-name="_39_">o</text:span><text:span text:style-name="_32_">m</text:span><text:span text:style-name="_34_"> </text:span><text:span text:style-name="_38_">C</text:span><text:span text:style-name="_33_">o</text:span><text:span text:style-name="_35_">n</text:span><text:span text:style-name="_39_">t</text:span><text:span text:style-name="_32_">i</text:span><text:span text:style-name="_35_">n</text:span><text:span text:style-name="_38_">u</text:span><text:span text:style-name="_32_">i</text:span><text:span text:style-name="_36_">t</text:span><text:span text:style-name="_38_">y</text:span><text:span text:style-name="_31_"> </text:span><text:span text:style-name="_35_">i</text:span><text:span text:style-name="_39_">n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N</text:span><text:span text:style-name="_33_">e</text:span><text:span text:style-name="_36_">r</text:span><text:span text:style-name="_39_">v</text:span><text:span text:style-name="_33_">o</text:span><text:span text:style-name="_35_">u</text:span><text:span text:style-name="_38_">s</text:span><text:span text:style-name="_31_"> </text:span><text:span text:style-name="_35_">S</text:span><text:span text:style-name="_38_">y</text:span><text:span text:style-name="_33_">s</text:span><text:span text:style-name="_35_">t</text:span><text:span text:style-name="_39_">e</text:span><text:span text:style-name="_32_">m</text:span></text:p>
      <text:p text:style-name="P1"><text:span text:style-name="_39_">T</text:span><text:span text:style-name="_32_">h</text:span><text:span text:style-name="_36_">e</text:span><text:span text:style-name="_37_"> </text:span><text:span text:style-name="_33_">n</text:span><text:span text:style-name="_36_">e</text:span><text:span text:style-name="_38_">r</text:span><text:span text:style-name="_33_">v</text:span><text:span text:style-name="_35_">o</text:span><text:span text:style-name="_39_">u</text:span><text:span text:style-name="_32_">s</text:span><text:span text:style-name="_34_"> </text:span><text:span text:style-name="_39_">s</text:span><text:span text:style-name="_32_">y</text:span><text:span text:style-name="_35_">s</text:span><text:span text:style-name="_38_">t</text:span><text:span text:style-name="_33_">e</text:span><text:span text:style-name="_36_">m</text:span><text:span text:style-name="_37_"> </text:span><text:span text:style-name="_32_">i</text:span><text:span text:style-name="_35_">s</text:span><text:span text:style-name="_37_"> </text:span><text:span text:style-name="_33_">c</text:span><text:span text:style-name="_36_">e</text:span><text:span text:style-name="_38_">r</text:span><text:span text:style-name="_33_">t</text:span><text:span text:style-name="_35_">a</text:span><text:span text:style-name="_39_">i</text:span><text:span text:style-name="_33_">n</text:span><text:span text:style-name="_35_">l</text:span><text:span text:style-name="_39_">y</text:span><text:span text:style-name="_31_"> </text:span><text:span text:style-name="_35_">n</text:span><text:span text:style-name="_39_">o</text:span><text:span text:style-name="_32_">t</text:span><text:span text:style-name="_34_"> </text:span><text:span text:style-name="_39_">a</text:span><text:span text:style-name="_31_"> </text:span><text:span text:style-name="_36_">d</text:span><text:span text:style-name="_38_">i</text:span><text:span text:style-name="_32_">s</text:span><text:span text:style-name="_35_">c</text:span><text:span text:style-name="_39_">r</text:span><text:span text:style-name="_32_">e</text:span><text:span text:style-name="_35_">t</text:span><text:span text:style-name="_38_">e</text:span>-<text:span text:style-name="_36_">s</text:span><text:span text:style-name="_38_">t</text:span><text:span text:style-name="_33_">a</text:span><text:span text:style-name="_36_">t</text:span><text:span text:style-name="_39_">e</text:span><text:span text:style-name="_31_"> </text:span><text:span text:style-name="_36_">m</text:span><text:span text:style-name="_38_">a</text:span><text:span text:style-name="_32_">c</text:span><text:span text:style-name="_36_">h</text:span><text:span text:style-name="_38_">i</text:span><text:span text:style-name="_33_">n</text:span><text:span text:style-name="_35_">e</text:span><text:span text:style-name="_38_">.</text:span><text:span text:style-name="_31_"> </text:span><text:span text:style-name="_35_">A</text:span><text:span text:style-name="_37_"> </text:span><text:span text:style-name="_32_">s</text:span><text:span text:style-name="_35_">m</text:span><text:span text:style-name="_39_">a</text:span><text:span text:style-name="_33_">l</text:span><text:span text:style-name="_35_">l</text:span><text:span text:style-name="_37_"> </text:span><text:span text:style-name="_32_">e</text:span><text:span text:style-name="_36_">r</text:span><text:span text:style-name="_38_">r</text:span><text:span text:style-name="_33_">o</text:span><text:span text:style-name="_35_">r</text:span><text:span text:style-name="_37_"> </text:span><text:span text:style-name="_32_">i</text:span><text:span text:style-name="_35_">n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i</text:span><text:span text:style-name="_38_">n</text:span><text:span text:style-name="_33_">f</text:span><text:span text:style-name="_36_">o</text:span><text:span text:style-name="_38_">r</text:span><text:span text:style-name="_32_">m</text:span><text:span text:style-name="_35_">a</text:span><text:span text:style-name="_39_">t</text:span><text:span text:style-name="_33_">i</text:span><text:span text:style-name="_35_">o</text:span><text:span text:style-name="_39_">n</text:span><text:span text:style-name="_31_"> </text:span><text:span text:style-name="_36_">a</text:span><text:span text:style-name="_39_">b</text:span><text:span text:style-name="_32_">o</text:span><text:span text:style-name="_35_">u</text:span><text:span text:style-name="_38_">t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s</text:span><text:span text:style-name="_33_">i</text:span><text:span text:style-name="_35_">z</text:span><text:span text:style-name="_38_">e</text:span><text:span text:style-name="_31_"> </text:span><text:span text:style-name="_35_">o</text:span><text:span text:style-name="_38_">f</text:span><text:span text:style-name="_31_"> </text:span><text:span text:style-name="_35_">a</text:span><text:span text:style-name="_37_"> </text:span><text:span text:style-name="_33_">n</text:span><text:span text:style-name="_36_">e</text:span><text:span text:style-name="_39_">r</text:span><text:span text:style-name="_33_">v</text:span><text:span text:style-name="_35_">o</text:span><text:span text:style-name="_39_">u</text:span><text:span text:style-name="_32_">s</text:span><text:span text:style-name="_34_"> </text:span><text:span text:style-name="_39_">i</text:span><text:span text:style-name="_32_">m</text:span><text:span text:style-name="_35_">p</text:span><text:span text:style-name="_39_">u</text:span><text:span text:style-name="_33_">l</text:span><text:span text:style-name="_35_">s</text:span><text:span text:style-name="_38_">e</text:span><text:span text:style-name="_31_"> </text:span><text:span text:style-name="_35_">i</text:span><text:span text:style-name="_39_">m</text:span><text:span text:style-name="_33_">p</text:span><text:span text:style-name="_36_">i</text:span><text:span text:style-name="_38_">n</text:span><text:span text:style-name="_33_">g</text:span><text:span text:style-name="_35_">i</text:span><text:span text:style-name="_39_">n</text:span><text:span text:style-name="_33_">g</text:span><text:span text:style-name="_34_"> </text:span><text:span text:style-name="_38_">o</text:span><text:span text:style-name="_33_">n</text:span><text:span text:style-name="_34_"> </text:span><text:span text:style-name="_39_">a</text:span><text:span text:style-name="_31_"> </text:span><text:span text:style-name="_35_">n</text:span><text:span text:style-name="_38_">e</text:span><text:span text:style-name="_32_">u</text:span><text:span text:style-name="_35_">r</text:span><text:span text:style-name="_39_">o</text:span><text:span text:style-name="_33_">n</text:span><text:span text:style-name="_36_">,</text:span><text:span text:style-name="_37_"> </text:span><text:span text:style-name="_33_">m</text:span><text:span text:style-name="_35_">a</text:span><text:span text:style-name="_39_">y</text:span><text:span text:style-name="_31_"> </text:span><text:span text:style-name="_36_">m</text:span><text:span text:style-name="_39_">a</text:span><text:span text:style-name="_33_">k</text:span><text:span text:style-name="_36_">e</text:span><text:span text:style-name="_37_"> </text:span><text:span text:style-name="_33_">a</text:span><text:span text:style-name="_34_"> </text:span><text:span text:style-name="_39_">l</text:span><text:span text:style-name="_32_">a</text:span><text:span text:style-name="_35_">r</text:span><text:span text:style-name="_38_">g</text:span><text:span text:style-name="_33_">e</text:span><text:span text:style-name="_34_"> </text:span><text:span text:style-name="_38_">d</text:span><text:span text:style-name="_33_">i</text:span><text:span text:style-name="_35_">f</text:span><text:span text:style-name="_38_">f</text:span><text:span text:style-name="_32_">e</text:span><text:span text:style-name="_35_">r</text:span><text:span text:style-name="_38_">e</text:span><text:span text:style-name="_32_">n</text:span><text:span text:style-name="_35_">c</text:span><text:span text:style-name="_39_">e</text:span><text:span text:style-name="_31_"> </text:span><text:span text:style-name="_36_">t</text:span><text:span text:style-name="_39_">o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s</text:span><text:span text:style-name="_33_">i</text:span><text:span text:style-name="_36_">z</text:span><text:span text:style-name="_39_">e</text:span><text:span text:style-name="_31_"> </text:span><text:span text:style-name="_35_">o</text:span><text:span text:style-name="_38_">f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o</text:span><text:span text:style-name="_32_">u</text:span><text:span text:style-name="_36_">t</text:span><text:span text:style-name="_39_">g</text:span><text:span text:style-name="_32_">o</text:span><text:span text:style-name="_36_">i</text:span><text:span text:style-name="_39_">n</text:span><text:span text:style-name="_32_">g</text:span><text:span text:style-name="_34_"> </text:span><text:span text:style-name="_38_">i</text:span><text:span text:style-name="_32_">m</text:span><text:span text:style-name="_35_">p</text:span><text:span text:style-name="_38_">u</text:span><text:span text:style-name="_33_">l</text:span><text:span text:style-name="_36_">s</text:span><text:span text:style-name="_38_">e</text:span><text:span text:style-name="_33_">.</text:span><text:span text:style-name="_34_"> </text:span><text:span text:style-name="_39_">I</text:span><text:span text:style-name="_33_">t</text:span><text:span text:style-name="_34_"> </text:span><text:span text:style-name="_39_">m</text:span><text:span text:style-name="_32_">a</text:span><text:span text:style-name="_35_">y</text:span><text:span text:style-name="_37_"> </text:span><text:span text:style-name="_33_">b</text:span><text:span text:style-name="_36_">e</text:span><text:span text:style-name="_37_"> </text:span><text:span text:style-name="_33_">a</text:span><text:span text:style-name="_35_">r</text:span><text:span text:style-name="_39_">g</text:span><text:span text:style-name="_32_">u</text:span><text:span text:style-name="_35_">e</text:span><text:span text:style-name="_38_">d</text:span><text:span text:style-name="_31_"> </text:span><text:span text:style-name="_36_">t</text:span><text:span text:style-name="_38_">h</text:span><text:span text:style-name="_32_">a</text:span><text:span text:style-name="_36_">t</text:span><text:span text:style-name="_39_">,</text:span><text:span text:style-name="_31_"> </text:span><text:span text:style-name="_36_">t</text:span><text:span text:style-name="_38_">h</text:span><text:span text:style-name="_32_">i</text:span><text:span text:style-name="_35_">s</text:span><text:span text:style-name="_37_"> </text:span><text:span text:style-name="_33_">b</text:span><text:span text:style-name="_36_">e</text:span><text:span text:style-name="_39_">i</text:span><text:span text:style-name="_32_">n</text:span><text:span text:style-name="_35_">g</text:span><text:span text:style-name="_37_"> </text:span><text:span text:style-name="_33_">s</text:span><text:span text:style-name="_35_">o</text:span><text:span text:style-name="_39_">,</text:span><text:span text:style-name="_31_"> </text:span><text:span text:style-name="_36_">o</text:span><text:span text:style-name="_38_">n</text:span><text:span text:style-name="_33_">e</text:span><text:span text:style-name="_34_"> </text:span><text:span text:style-name="_39_">c</text:span><text:span text:style-name="_33_">a</text:span><text:span text:style-name="_35_">n</text:span><text:span text:style-name="_38_">n</text:span><text:span text:style-name="_32_">o</text:span><text:span text:style-name="_35_">t</text:span><text:span text:style-name="_37_"> </text:span><text:span text:style-name="_32_">e</text:span><text:span text:style-name="_36_">x</text:span><text:span text:style-name="_39_">p</text:span><text:span text:style-name="_33_">e</text:span><text:span text:style-name="_35_">c</text:span><text:span text:style-name="_39_">t</text:span><text:span text:style-name="_31_"> </text:span><text:span text:style-name="_35_">t</text:span><text:span text:style-name="_39_">o</text:span><text:span text:style-name="_31_"> </text:span><text:span text:style-name="_36_">b</text:span><text:span text:style-name="_38_">e</text:span><text:span text:style-name="_31_"> </text:span><text:span text:style-name="_36_">a</text:span><text:span text:style-name="_38_">b</text:span><text:span text:style-name="_33_">l</text:span><text:span text:style-name="_36_">e</text:span><text:span text:style-name="_37_"> </text:span><text:span text:style-name="_32_">t</text:span><text:span text:style-name="_36_">o</text:span><text:span text:style-name="_37_"> </text:span><text:span text:style-name="_33_">m</text:span><text:span text:style-name="_36_">i</text:span><text:span text:style-name="_39_">m</text:span><text:span text:style-name="_32_">i</text:span><text:span text:style-name="_35_">c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b</text:span><text:span text:style-name="_39_">e</text:span><text:span text:style-name="_32_">h</text:span><text:span text:style-name="_35_">a</text:span><text:span text:style-name="_39_">v</text:span><text:span text:style-name="_33_">i</text:span><text:span text:style-name="_35_">o</text:span><text:span text:style-name="_39_">u</text:span><text:span text:style-name="_32_">r</text:span><text:span text:style-name="_34_"> </text:span><text:span text:style-name="_38_">o</text:span><text:span text:style-name="_32_">f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n</text:span><text:span text:style-name="_35_">e</text:span><text:span text:style-name="_39_">r</text:span><text:span text:style-name="_33_">v</text:span><text:span text:style-name="_36_">o</text:span><text:span text:style-name="_38_">u</text:span><text:span text:style-name="_32_">s</text:span><text:span text:style-name="_34_"> </text:span><text:span text:style-name="_39_">s</text:span><text:span text:style-name="_33_">y</text:span><text:span text:style-name="_36_">s</text:span><text:span text:style-name="_39_">t</text:span><text:span text:style-name="_33_">e</text:span><text:span text:style-name="_36_">m</text:span><text:span text:style-name="_37_"> </text:span><text:span text:style-name="_32_">w</text:span><text:span text:style-name="_35_">i</text:span><text:span text:style-name="_39_">t</text:span><text:span text:style-name="_32_">h</text:span><text:span text:style-name="_34_"> </text:span><text:span text:style-name="_38_">a</text:span><text:span text:style-name="_31_"> </text:span><text:span text:style-name="_35_">d</text:span><text:span text:style-name="_39_">i</text:span><text:span text:style-name="_33_">s</text:span><text:span text:style-name="_35_">c</text:span><text:span text:style-name="_38_">r</text:span><text:span text:style-name="_33_">e</text:span><text:span text:style-name="_36_">t</text:span><text:span text:style-name="_39_">e</text:span>-<text:span text:style-name="_36_">s</text:span><text:span text:style-name="_39_">t</text:span><text:span text:style-name="_32_">a</text:span><text:span text:style-name="_35_">t</text:span><text:span text:style-name="_39_">e</text:span><text:span text:style-name="_31_"> </text:span><text:span text:style-name="_36_">s</text:span><text:span text:style-name="_39_">y</text:span><text:span text:style-name="_33_">s</text:span><text:span text:style-name="_36_">t</text:span><text:span text:style-name="_39_">e</text:span><text:span text:style-name="_33_">m</text:span><text:span text:style-name="_35_">.</text:span></text:p>
      <text:p text:style-name="P1"><text:span text:style-name="_32_">I</text:span><text:span text:style-name="_36_">t</text:span><text:span text:style-name="_37_"> </text:span><text:span text:style-name="_33_">i</text:span><text:span text:style-name="_36_">s</text:span><text:span text:style-name="_37_"> </text:span><text:span text:style-name="_32_">t</text:span><text:span text:style-name="_35_">r</text:span><text:span text:style-name="_38_">u</text:span><text:span text:style-name="_32_">e</text:span><text:span text:style-name="_34_"> </text:span><text:span text:style-name="_38_">t</text:span><text:span text:style-name="_33_">h</text:span><text:span text:style-name="_36_">a</text:span><text:span text:style-name="_39_">t</text:span><text:span text:style-name="_31_"> </text:span><text:span text:style-name="_35_">a</text:span><text:span text:style-name="_37_"> </text:span><text:span text:style-name="_32_">d</text:span><text:span text:style-name="_36_">i</text:span><text:span text:style-name="_39_">s</text:span><text:span text:style-name="_33_">c</text:span><text:span text:style-name="_36_">r</text:span><text:span text:style-name="_38_">e</text:span><text:span text:style-name="_33_">t</text:span><text:span text:style-name="_35_">e</text:span>-<text:span text:style-name="_32_">s</text:span><text:span text:style-name="_36_">t</text:span><text:span text:style-name="_39_">a</text:span><text:span text:style-name="_32_">t</text:span><text:span text:style-name="_36_">e</text:span><text:span text:style-name="_37_"> </text:span><text:span text:style-name="_33_">m</text:span><text:span text:style-name="_35_">a</text:span><text:span text:style-name="_39_">c</text:span><text:span text:style-name="_33_">h</text:span><text:span text:style-name="_36_">i</text:span><text:span text:style-name="_38_">n</text:span><text:span text:style-name="_33_">e</text:span><text:span text:style-name="_34_"> </text:span><text:span text:style-name="_38_">m</text:span><text:span text:style-name="_32_">u</text:span><text:span text:style-name="_36_">s</text:span><text:span text:style-name="_39_">t</text:span><text:span text:style-name="_31_"> </text:span><text:span text:style-name="_35_">b</text:span><text:span text:style-name="_38_">e</text:span><text:span text:style-name="_31_"> </text:span><text:span text:style-name="_35_">d</text:span><text:span text:style-name="_38_">i</text:span><text:span text:style-name="_32_">f</text:span><text:span text:style-name="_36_">f</text:span><text:span text:style-name="_38_">e</text:span><text:span text:style-name="_32_">r</text:span><text:span text:style-name="_36_">e</text:span><text:span text:style-name="_39_">n</text:span><text:span text:style-name="_33_">t</text:span><text:span text:style-name="_34_"> </text:span><text:span text:style-name="_38_">f</text:span><text:span text:style-name="_33_">r</text:span><text:span text:style-name="_35_">o</text:span><text:span text:style-name="_39_">m</text:span><text:span text:style-name="_31_"> </text:span><text:span text:style-name="_36_">a</text:span><text:span text:style-name="_37_"> </text:span><text:span text:style-name="_32_">c</text:span><text:span text:style-name="_35_">o</text:span><text:span text:style-name="_39_">n</text:span><text:span text:style-name="_32_">t</text:span><text:span text:style-name="_36_">i</text:span><text:span text:style-name="_38_">n</text:span><text:span text:style-name="_33_">u</text:span><text:span text:style-name="_36_">o</text:span><text:span text:style-name="_38_">u</text:span><text:span text:style-name="_33_">s</text:span><text:span text:style-name="_34_"> </text:span><text:span text:style-name="_38_">m</text:span><text:span text:style-name="_32_">a</text:span><text:span text:style-name="_36_">c</text:span><text:span text:style-name="_39_">h</text:span><text:span text:style-name="_32_">i</text:span><text:span text:style-name="_36_">n</text:span><text:span text:style-name="_38_">e</text:span><text:span text:style-name="_33_">.</text:span><text:span text:style-name="_34_"> </text:span><text:span text:style-name="_39_">B</text:span><text:span text:style-name="_32_">u</text:span><text:span text:style-name="_35_">t</text:span><text:span text:style-name="_37_"> </text:span><text:soft-page-break/><text:span text:style-name="_32_">i</text:span><text:span text:style-name="_35_">f</text:span><text:span text:style-name="_37_"> </text:span><text:span text:style-name="_33_">w</text:span><text:span text:style-name="_35_">e</text:span><text:span text:style-name="_37_"> </text:span><text:span text:style-name="_32_">a</text:span><text:span text:style-name="_36_">d</text:span><text:span text:style-name="_39_">h</text:span><text:span text:style-name="_33_">e</text:span><text:span text:style-name="_36_">r</text:span><text:span text:style-name="_39_">e</text:span><text:span text:style-name="_31_"> </text:span><text:span text:style-name="_36_">t</text:span><text:span text:style-name="_38_">o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c</text:span><text:span text:style-name="_33_">o</text:span><text:span text:style-name="_35_">n</text:span><text:span text:style-name="_38_">d</text:span><text:span text:style-name="_33_">i</text:span><text:span text:style-name="_36_">t</text:span><text:span text:style-name="_38_">i</text:span><text:span text:style-name="_33_">o</text:span><text:span text:style-name="_36_">n</text:span><text:span text:style-name="_39_">s</text:span><text:span text:style-name="_31_"> </text:span><text:span text:style-name="_36_">o</text:span><text:span text:style-name="_39_">f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i</text:span><text:span text:style-name="_32_">m</text:span><text:span text:style-name="_35_">i</text:span><text:span text:style-name="_39_">t</text:span><text:span text:style-name="_33_">a</text:span><text:span text:style-name="_36_">t</text:span><text:span text:style-name="_39_">i</text:span><text:span text:style-name="_33_">o</text:span><text:span text:style-name="_35_">n</text:span><text:span text:style-name="_37_"> </text:span><text:span text:style-name="_32_">g</text:span><text:span text:style-name="_35_">a</text:span><text:span text:style-name="_39_">m</text:span><text:span text:style-name="_33_">e</text:span><text:span text:style-name="_36_">,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i</text:span><text:span text:style-name="_39_">n</text:span><text:span text:style-name="_32_">t</text:span><text:span text:style-name="_35_">e</text:span><text:span text:style-name="_38_">r</text:span><text:span text:style-name="_33_">r</text:span><text:span text:style-name="_35_">o</text:span><text:span text:style-name="_38_">g</text:span><text:span text:style-name="_33_">a</text:span><text:span text:style-name="_35_">t</text:span><text:span text:style-name="_39_">o</text:span><text:span text:style-name="_33_">r</text:span><text:span text:style-name="_34_"> </text:span><text:span text:style-name="_39_">w</text:span><text:span text:style-name="_32_">i</text:span><text:span text:style-name="_35_">l</text:span><text:span text:style-name="_39_">l</text:span><text:span text:style-name="_31_"> </text:span><text:span text:style-name="_36_">n</text:span><text:span text:style-name="_39_">o</text:span><text:span text:style-name="_32_">t</text:span><text:span text:style-name="_34_"> </text:span><text:span text:style-name="_38_">b</text:span><text:span text:style-name="_32_">e</text:span><text:span text:style-name="_34_"> </text:span><text:span text:style-name="_38_">a</text:span><text:span text:style-name="_32_">b</text:span><text:span text:style-name="_35_">l</text:span><text:span text:style-name="_38_">e</text:span><text:span text:style-name="_31_"> </text:span><text:span text:style-name="_36_">t</text:span><text:span text:style-name="_38_">o</text:span><text:span text:style-name="_31_"> </text:span><text:span text:style-name="_36_">t</text:span><text:span text:style-name="_39_">a</text:span><text:span text:style-name="_32_">k</text:span><text:span text:style-name="_35_">e</text:span><text:span text:style-name="_37_"> </text:span><text:span text:style-name="_33_">a</text:span><text:span text:style-name="_36_">n</text:span><text:span text:style-name="_38_">y</text:span><text:span text:style-name="_31_"> </text:span><text:span text:style-name="_36_">a</text:span><text:span text:style-name="_38_">d</text:span><text:span text:style-name="_33_">v</text:span><text:span text:style-name="_35_">a</text:span><text:span text:style-name="_38_">n</text:span><text:span text:style-name="_32_">t</text:span><text:span text:style-name="_36_">a</text:span><text:span text:style-name="_39_">g</text:span><text:span text:style-name="_32_">e</text:span><text:span text:style-name="_34_"> </text:span><text:span text:style-name="_39_">o</text:span><text:span text:style-name="_32_">f</text:span><text:span text:style-name="_34_"> </text:span><text:span text:style-name="_38_">t</text:span><text:span text:style-name="_32_">h</text:span><text:span text:style-name="_36_">i</text:span><text:span text:style-name="_39_">s</text:span><text:span text:style-name="_31_"> </text:span><text:span text:style-name="_36_">d</text:span><text:span text:style-name="_38_">i</text:span><text:span text:style-name="_33_">f</text:span><text:span text:style-name="_36_">f</text:span><text:span text:style-name="_39_">e</text:span><text:span text:style-name="_33_">r</text:span><text:span text:style-name="_36_">e</text:span><text:span text:style-name="_38_">n</text:span><text:span text:style-name="_33_">c</text:span><text:span text:style-name="_35_">e</text:span><text:span text:style-name="_38_">.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s</text:span><text:span text:style-name="_32_">i</text:span><text:span text:style-name="_36_">t</text:span><text:span text:style-name="_39_">u</text:span><text:span text:style-name="_33_">a</text:span><text:span text:style-name="_36_">t</text:span><text:span text:style-name="_38_">i</text:span><text:span text:style-name="_32_">o</text:span><text:span text:style-name="_35_">n</text:span><text:span text:style-name="_37_"> </text:span><text:span text:style-name="_33_">c</text:span><text:span text:style-name="_35_">a</text:span><text:span text:style-name="_38_">n</text:span><text:span text:style-name="_31_"> </text:span><text:span text:style-name="_36_">b</text:span><text:span text:style-name="_39_">e</text:span><text:span text:style-name="_31_"> </text:span><text:span text:style-name="_35_">m</text:span><text:span text:style-name="_39_">a</text:span><text:span text:style-name="_33_">d</text:span><text:span text:style-name="_35_">e</text:span><text:span text:style-name="_37_"> </text:span><text:span text:style-name="_33_">c</text:span><text:span text:style-name="_35_">l</text:span><text:span text:style-name="_38_">e</text:span><text:span text:style-name="_32_">a</text:span><text:span text:style-name="_35_">r</text:span><text:span text:style-name="_38_">e</text:span><text:span text:style-name="_33_">r</text:span><text:span text:style-name="_34_"> </text:span><text:span text:style-name="_38_">i</text:span><text:span text:style-name="_33_">f</text:span><text:span text:style-name="_34_"> </text:span><text:span text:style-name="_38_">w</text:span><text:span text:style-name="_32_">e</text:span><text:span text:style-name="_34_"> </text:span><text:span text:style-name="_39_">c</text:span><text:span text:style-name="_33_">o</text:span><text:span text:style-name="_36_">n</text:span><text:span text:style-name="_39_">s</text:span><text:span text:style-name="_33_">i</text:span><text:span text:style-name="_36_">d</text:span><text:span text:style-name="_39_">e</text:span><text:span text:style-name="_33_">r</text:span><text:span text:style-name="_34_"> </text:span><text:span text:style-name="_39_">s</text:span><text:span text:style-name="_33_">o</text:span><text:span text:style-name="_35_">n</text:span><text:span text:style-name="_39_">i</text:span><text:span text:style-name="_33_">c</text:span><text:span text:style-name="_34_"> </text:span><text:span text:style-name="_38_">o</text:span><text:span text:style-name="_32_">t</text:span><text:span text:style-name="_35_">h</text:span><text:span text:style-name="_38_">e</text:span><text:span text:style-name="_33_">r</text:span><text:span text:style-name="_34_"> </text:span><text:span text:style-name="_38_">s</text:span><text:span text:style-name="_33_">i</text:span><text:span text:style-name="_35_">m</text:span><text:span text:style-name="_38_">p</text:span><text:span text:style-name="_33_">l</text:span><text:span text:style-name="_35_">e</text:span><text:span text:style-name="_39_">r</text:span><text:span text:style-name="_31_"> </text:span><text:span text:style-name="_35_">c</text:span><text:span text:style-name="_39_">o</text:span><text:span text:style-name="_33_">n</text:span><text:span text:style-name="_36_">t</text:span><text:span text:style-name="_39_">i</text:span><text:span text:style-name="_32_">n</text:span><text:span text:style-name="_36_">u</text:span><text:span text:style-name="_39_">o</text:span><text:span text:style-name="_32_">u</text:span><text:span text:style-name="_35_">s</text:span><text:span text:style-name="_37_"> </text:span><text:span text:style-name="_33_">m</text:span><text:span text:style-name="_36_">a</text:span><text:span text:style-name="_39_">c</text:span><text:span text:style-name="_32_">h</text:span><text:span text:style-name="_35_">i</text:span><text:span text:style-name="_38_">n</text:span><text:span text:style-name="_32_">e</text:span><text:span text:style-name="_35_">.</text:span><text:span text:style-name="_37_"> </text:span><text:span text:style-name="_33_">A</text:span><text:span text:style-name="_34_"> </text:span><text:span text:style-name="_39_">d</text:span><text:span text:style-name="_32_">i</text:span><text:span text:style-name="_35_">f</text:span><text:span text:style-name="_39_">f</text:span><text:span text:style-name="_33_">e</text:span><text:span text:style-name="_35_">r</text:span><text:span text:style-name="_39_">e</text:span><text:span text:style-name="_33_">n</text:span><text:span text:style-name="_35_">t</text:span><text:span text:style-name="_39_">i</text:span><text:span text:style-name="_33_">a</text:span><text:span text:style-name="_35_">l</text:span><text:span text:style-name="_37_"> </text:span><text:span text:style-name="_32_">a</text:span><text:span text:style-name="_36_">n</text:span><text:span text:style-name="_39_">a</text:span><text:span text:style-name="_32_">l</text:span><text:span text:style-name="_36_">y</text:span><text:span text:style-name="_39_">s</text:span><text:span text:style-name="_33_">e</text:span><text:span text:style-name="_35_">r</text:span><text:span text:style-name="_37_"> </text:span><text:span text:style-name="_33_">w</text:span><text:span text:style-name="_35_">i</text:span><text:span text:style-name="_39_">l</text:span><text:span text:style-name="_33_">l</text:span><text:span text:style-name="_34_"> </text:span><text:span text:style-name="_39_">d</text:span><text:span text:style-name="_32_">o</text:span><text:span text:style-name="_34_"> </text:span><text:span text:style-name="_38_">v</text:span><text:span text:style-name="_32_">e</text:span><text:span text:style-name="_35_">r</text:span><text:span text:style-name="_39_">y</text:span><text:span text:style-name="_31_"> </text:span><text:span text:style-name="_35_">w</text:span><text:span text:style-name="_39_">e</text:span><text:span text:style-name="_32_">l</text:span><text:span text:style-name="_36_">l</text:span><text:span text:style-name="_38_">.</text:span><text:span text:style-name="_31_"> </text:span><text:span text:style-name="_36_">(</text:span><text:span text:style-name="_39_">A</text:span><text:span text:style-name="_31_"> </text:span><text:span text:style-name="_36_">d</text:span><text:span text:style-name="_38_">i</text:span><text:span text:style-name="_32_">f</text:span><text:span text:style-name="_35_">f</text:span><text:span text:style-name="_39_">e</text:span><text:span text:style-name="_32_">r</text:span><text:span text:style-name="_36_">e</text:span><text:span text:style-name="_38_">n</text:span><text:span text:style-name="_33_">t</text:span><text:span text:style-name="_36_">i</text:span><text:span text:style-name="_39_">a</text:span><text:span text:style-name="_33_">l</text:span><text:span text:style-name="_34_"> </text:span><text:span text:style-name="_39_">a</text:span><text:span text:style-name="_32_">n</text:span><text:span text:style-name="_35_">a</text:span><text:span text:style-name="_38_">l</text:span><text:span text:style-name="_33_">y</text:span><text:span text:style-name="_36_">s</text:span><text:span text:style-name="_39_">e</text:span><text:span text:style-name="_33_">r</text:span><text:span text:style-name="_34_"> </text:span><text:span text:style-name="_38_">i</text:span><text:span text:style-name="_33_">s</text:span><text:span text:style-name="_34_"> </text:span><text:span text:style-name="_39_">a</text:span><text:span text:style-name="_31_"> </text:span><text:span text:style-name="_36_">c</text:span><text:span text:style-name="_39_">e</text:span><text:span text:style-name="_33_">r</text:span><text:span text:style-name="_35_">t</text:span><text:span text:style-name="_39_">a</text:span><text:span text:style-name="_33_">i</text:span><text:span text:style-name="_36_">n</text:span><text:span text:style-name="_37_"> </text:span><text:span text:style-name="_32_">k</text:span><text:span text:style-name="_35_">i</text:span><text:span text:style-name="_38_">n</text:span><text:span text:style-name="_32_">d</text:span><text:span text:style-name="_34_"> </text:span><text:span text:style-name="_39_">o</text:span><text:span text:style-name="_32_">f</text:span><text:span text:style-name="_34_"> </text:span><text:span text:style-name="_39_">m</text:span><text:span text:style-name="_32_">a</text:span><text:span text:style-name="_36_">c</text:span><text:span text:style-name="_39_">h</text:span><text:span text:style-name="_32_">i</text:span><text:span text:style-name="_36_">n</text:span><text:span text:style-name="_39_">e</text:span><text:span text:style-name="_31_"> </text:span><text:span text:style-name="_35_">n</text:span><text:span text:style-name="_38_">o</text:span><text:span text:style-name="_32_">t</text:span><text:span text:style-name="_34_"> </text:span><text:span text:style-name="_39_">o</text:span><text:span text:style-name="_33_">f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d</text:span><text:span text:style-name="_36_">i</text:span><text:span text:style-name="_39_">s</text:span><text:span text:style-name="_32_">c</text:span><text:span text:style-name="_35_">r</text:span><text:span text:style-name="_38_">e</text:span><text:span text:style-name="_33_">t</text:span><text:span text:style-name="_36_">e</text:span>-<text:span text:style-name="_32_">s</text:span><text:span text:style-name="_35_">t</text:span><text:span text:style-name="_38_">a</text:span><text:span text:style-name="_33_">t</text:span><text:span text:style-name="_36_">e</text:span><text:span text:style-name="_37_"> </text:span><text:span text:style-name="_32_">t</text:span><text:span text:style-name="_35_">y</text:span><text:span text:style-name="_38_">p</text:span><text:span text:style-name="_33_">e</text:span><text:span text:style-name="_34_"> </text:span><text:span text:style-name="_38_">u</text:span><text:span text:style-name="_33_">s</text:span><text:span text:style-name="_35_">e</text:span><text:span text:style-name="_39_">d</text:span><text:span text:style-name="_31_"> </text:span><text:span text:style-name="_35_">f</text:span><text:span text:style-name="_38_">o</text:span><text:span text:style-name="_33_">r</text:span><text:span text:style-name="_34_"> </text:span><text:span text:style-name="_38_">s</text:span><text:span text:style-name="_32_">o</text:span><text:span text:style-name="_35_">m</text:span><text:span text:style-name="_38_">e</text:span><text:span text:style-name="_31_"> </text:span><text:span text:style-name="_36_">k</text:span><text:span text:style-name="_39_">i</text:span><text:span text:style-name="_32_">n</text:span><text:span text:style-name="_36_">d</text:span><text:span text:style-name="_39_">s</text:span><text:span text:style-name="_31_"> </text:span><text:span text:style-name="_36_">o</text:span><text:span text:style-name="_39_">f</text:span><text:span text:style-name="_31_"> </text:span><text:span text:style-name="_36_">c</text:span><text:span text:style-name="_38_">a</text:span><text:span text:style-name="_32_">l</text:span><text:span text:style-name="_36_">c</text:span><text:span text:style-name="_39_">u</text:span><text:span text:style-name="_32_">l</text:span><text:span text:style-name="_35_">a</text:span><text:span text:style-name="_39_">t</text:span><text:span text:style-name="_32_">i</text:span><text:span text:style-name="_35_">o</text:span><text:span text:style-name="_39_">n</text:span><text:span text:style-name="_33_">.</text:span><text:span text:style-name="_36_">)</text:span><text:span text:style-name="_37_"> </text:span><text:span text:style-name="_33_">S</text:span><text:span text:style-name="_35_">o</text:span><text:span text:style-name="_39_">m</text:span><text:span text:style-name="_33_">e</text:span><text:span text:style-name="_34_"> </text:span><text:span text:style-name="_38_">o</text:span><text:span text:style-name="_32_">f</text:span><text:span text:style-name="_34_"> </text:span><text:span text:style-name="_39_">t</text:span><text:span text:style-name="_32_">h</text:span><text:span text:style-name="_35_">e</text:span><text:span text:style-name="_38_">s</text:span><text:span text:style-name="_33_">e</text:span><text:span text:style-name="_34_"> </text:span><text:span text:style-name="_38_">p</text:span><text:span text:style-name="_33_">r</text:span><text:span text:style-name="_36_">o</text:span><text:span text:style-name="_39_">v</text:span><text:span text:style-name="_32_">i</text:span><text:span text:style-name="_36_">d</text:span><text:span text:style-name="_38_">e</text:span><text:span text:style-name="_31_"> </text:span><text:span text:style-name="_36_">t</text:span><text:span text:style-name="_39_">h</text:span><text:span text:style-name="_33_">e</text:span><text:span text:style-name="_36_">i</text:span><text:span text:style-name="_38_">r</text:span><text:span text:style-name="_31_"> </text:span><text:span text:style-name="_36_">a</text:span><text:span text:style-name="_38_">n</text:span><text:span text:style-name="_33_">s</text:span><text:span text:style-name="_36_">w</text:span><text:span text:style-name="_38_">e</text:span><text:span text:style-name="_33_">r</text:span><text:span text:style-name="_35_">s</text:span><text:span text:style-name="_37_"> </text:span><text:span text:style-name="_32_">i</text:span><text:span text:style-name="_35_">n</text:span><text:span text:style-name="_37_"> </text:span><text:span text:style-name="_32_">a</text:span><text:span text:style-name="_34_"> </text:span><text:span text:style-name="_39_">t</text:span><text:span text:style-name="_33_">y</text:span><text:span text:style-name="_36_">p</text:span><text:span text:style-name="_38_">e</text:span><text:span text:style-name="_32_">d</text:span><text:span text:style-name="_34_"> </text:span><text:span text:style-name="_38_">f</text:span><text:span text:style-name="_32_">o</text:span><text:span text:style-name="_36_">r</text:span><text:span text:style-name="_39_">m</text:span><text:span text:style-name="_33_">,</text:span><text:span text:style-name="_34_"> </text:span><text:span text:style-name="_38_">a</text:span><text:span text:style-name="_32_">n</text:span><text:span text:style-name="_35_">d</text:span><text:span text:style-name="_37_"> </text:span><text:span text:style-name="_33_">s</text:span><text:span text:style-name="_36_">o</text:span><text:span text:style-name="_37_"> </text:span><text:span text:style-name="_33_">a</text:span><text:span text:style-name="_35_">r</text:span><text:span text:style-name="_38_">e</text:span><text:span text:style-name="_31_"> </text:span><text:span text:style-name="_36_">s</text:span><text:span text:style-name="_38_">u</text:span><text:span text:style-name="_32_">i</text:span><text:span text:style-name="_36_">t</text:span><text:span text:style-name="_38_">a</text:span><text:span text:style-name="_32_">b</text:span><text:span text:style-name="_36_">l</text:span><text:span text:style-name="_38_">e</text:span><text:span text:style-name="_31_"> </text:span><text:span text:style-name="_35_">f</text:span><text:span text:style-name="_39_">o</text:span><text:span text:style-name="_32_">r</text:span><text:span text:style-name="_34_"> </text:span><text:span text:style-name="_39_">t</text:span><text:span text:style-name="_33_">a</text:span><text:span text:style-name="_35_">k</text:span><text:span text:style-name="_38_">i</text:span><text:span text:style-name="_33_">n</text:span><text:span text:style-name="_35_">g</text:span><text:span text:style-name="_37_"> </text:span><text:span text:style-name="_33_">p</text:span><text:span text:style-name="_36_">a</text:span><text:span text:style-name="_39_">r</text:span><text:span text:style-name="_32_">t</text:span><text:span text:style-name="_34_"> </text:span><text:span text:style-name="_38_">i</text:span><text:span text:style-name="_33_">n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g</text:span><text:span text:style-name="_35_">a</text:span><text:span text:style-name="_38_">m</text:span><text:span text:style-name="_33_">e</text:span><text:span text:style-name="_36_">.</text:span><text:span text:style-name="_37_"> </text:span><text:span text:style-name="_32_">I</text:span><text:span text:style-name="_35_">t</text:span><text:span text:style-name="_37_"> </text:span><text:span text:style-name="_33_">w</text:span><text:span text:style-name="_36_">o</text:span><text:span text:style-name="_38_">u</text:span><text:span text:style-name="_33_">l</text:span><text:span text:style-name="_36_">d</text:span><text:span text:style-name="_37_"> </text:span><text:span text:style-name="_32_">n</text:span><text:span text:style-name="_35_">o</text:span><text:span text:style-name="_38_">t</text:span><text:span text:style-name="_31_"> </text:span><text:span text:style-name="_35_">b</text:span><text:span text:style-name="_39_">e</text:span><text:span text:style-name="_31_"> </text:span><text:span text:style-name="_36_">p</text:span><text:span text:style-name="_38_">o</text:span><text:span text:style-name="_33_">s</text:span><text:span text:style-name="_36_">s</text:span><text:span text:style-name="_39_">i</text:span><text:span text:style-name="_33_">b</text:span><text:span text:style-name="_35_">l</text:span><text:span text:style-name="_39_">e</text:span><text:span text:style-name="_31_"> </text:span><text:span text:style-name="_35_">f</text:span><text:span text:style-name="_39_">o</text:span><text:span text:style-name="_33_">r</text:span><text:span text:style-name="_34_"> </text:span><text:span text:style-name="_38_">a</text:span><text:span text:style-name="_31_"> </text:span><text:span text:style-name="_35_">d</text:span><text:span text:style-name="_39_">i</text:span><text:span text:style-name="_33_">g</text:span><text:span text:style-name="_35_">i</text:span><text:span text:style-name="_38_">t</text:span><text:span text:style-name="_32_">a</text:span><text:span text:style-name="_35_">l</text:span><text:span text:style-name="_37_"> </text:span><text:span text:style-name="_33_">c</text:span><text:span text:style-name="_35_">o</text:span><text:span text:style-name="_39_">m</text:span><text:span text:style-name="_33_">p</text:span><text:span text:style-name="_36_">u</text:span><text:span text:style-name="_38_">t</text:span><text:span text:style-name="_32_">e</text:span><text:span text:style-name="_35_">r</text:span><text:span text:style-name="_37_"> </text:span><text:span text:style-name="_32_">t</text:span><text:span text:style-name="_35_">o</text:span><text:span text:style-name="_37_"> </text:span><text:span text:style-name="_32_">p</text:span><text:span text:style-name="_35_">r</text:span><text:span text:style-name="_39_">e</text:span><text:span text:style-name="_33_">d</text:span><text:span text:style-name="_35_">i</text:span><text:span text:style-name="_38_">c</text:span><text:span text:style-name="_32_">t</text:span><text:span text:style-name="_34_"> </text:span><text:span text:style-name="_38_">e</text:span><text:span text:style-name="_33_">x</text:span><text:span text:style-name="_36_">a</text:span><text:span text:style-name="_38_">c</text:span><text:span text:style-name="_33_">t</text:span><text:span text:style-name="_35_">l</text:span><text:span text:style-name="_38_">y</text:span><text:span text:style-name="_31_"> </text:span><text:span text:style-name="_35_">w</text:span><text:span text:style-name="_39_">h</text:span><text:span text:style-name="_33_">a</text:span><text:span text:style-name="_36_">t</text:span><text:span text:style-name="_37_"> </text:span><text:span text:style-name="_33_">a</text:span><text:span text:style-name="_36_">n</text:span><text:span text:style-name="_38_">s</text:span><text:span text:style-name="_32_">w</text:span><text:span text:style-name="_36_">e</text:span><text:span text:style-name="_38_">r</text:span><text:span text:style-name="_33_">s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d</text:span><text:span text:style-name="_36_">i</text:span><text:span text:style-name="_38_">f</text:span><text:span text:style-name="_32_">f</text:span><text:span text:style-name="_36_">e</text:span><text:span text:style-name="_39_">r</text:span><text:span text:style-name="_32_">e</text:span><text:span text:style-name="_35_">n</text:span><text:span text:style-name="_38_">t</text:span><text:span text:style-name="_33_">i</text:span><text:span text:style-name="_35_">a</text:span><text:span text:style-name="_38_">l</text:span><text:span text:style-name="_31_"> </text:span><text:span text:style-name="_35_">a</text:span><text:span text:style-name="_38_">n</text:span><text:span text:style-name="_32_">a</text:span><text:span text:style-name="_36_">l</text:span><text:span text:style-name="_39_">y</text:span><text:span text:style-name="_33_">s</text:span><text:span text:style-name="_35_">e</text:span><text:span text:style-name="_38_">r</text:span><text:span text:style-name="_31_"> </text:span><text:span text:style-name="_35_">w</text:span><text:span text:style-name="_39_">o</text:span><text:span text:style-name="_32_">u</text:span><text:span text:style-name="_35_">l</text:span><text:span text:style-name="_39_">d</text:span><text:span text:style-name="_31_"> </text:span><text:span text:style-name="_36_">g</text:span><text:span text:style-name="_38_">i</text:span><text:span text:style-name="_32_">v</text:span><text:span text:style-name="_35_">e</text:span><text:span text:style-name="_37_"> </text:span><text:span text:style-name="_33_">t</text:span><text:span text:style-name="_36_">o</text:span><text:span text:style-name="_37_"> </text:span><text:span text:style-name="_33_">a</text:span><text:span text:style-name="_34_"> </text:span><text:span text:style-name="_39_">p</text:span><text:span text:style-name="_32_">r</text:span><text:span text:style-name="_36_">o</text:span><text:span text:style-name="_38_">b</text:span><text:span text:style-name="_32_">l</text:span><text:span text:style-name="_35_">e</text:span><text:span text:style-name="_38_">m</text:span><text:span text:style-name="_33_">,</text:span><text:span text:style-name="_34_"> </text:span><text:span text:style-name="_39_">b</text:span><text:span text:style-name="_32_">u</text:span><text:span text:style-name="_36_">t</text:span><text:span text:style-name="_37_"> </text:span><text:span text:style-name="_32_">i</text:span><text:span text:style-name="_36_">t</text:span><text:span text:style-name="_37_"> </text:span><text:span text:style-name="_32_">w</text:span><text:span text:style-name="_35_">o</text:span><text:span text:style-name="_39_">u</text:span><text:span text:style-name="_32_">l</text:span><text:span text:style-name="_35_">d</text:span><text:span text:style-name="_37_"> </text:span><text:span text:style-name="_32_">b</text:span><text:span text:style-name="_36_">e</text:span><text:span text:style-name="_37_"> </text:span><text:span text:style-name="_33_">q</text:span><text:span text:style-name="_36_">u</text:span><text:span text:style-name="_39_">i</text:span><text:span text:style-name="_33_">t</text:span><text:span text:style-name="_36_">e</text:span><text:span text:style-name="_37_"> </text:span><text:span text:style-name="_32_">c</text:span><text:span text:style-name="_36_">a</text:span><text:span text:style-name="_39_">p</text:span><text:span text:style-name="_33_">a</text:span><text:span text:style-name="_36_">b</text:span><text:span text:style-name="_39_">l</text:span><text:span text:style-name="_32_">e</text:span><text:span text:style-name="_34_"> </text:span><text:span text:style-name="_39_">o</text:span><text:span text:style-name="_33_">f</text:span><text:span text:style-name="_34_"> </text:span><text:span text:style-name="_38_">g</text:span><text:span text:style-name="_33_">i</text:span><text:span text:style-name="_35_">v</text:span><text:span text:style-name="_39_">i</text:span><text:span text:style-name="_32_">n</text:span><text:span text:style-name="_36_">g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r</text:span><text:span text:style-name="_39_">i</text:span><text:span text:style-name="_32_">g</text:span><text:span text:style-name="_36_">h</text:span><text:span text:style-name="_39_">t</text:span><text:span text:style-name="_31_"> </text:span><text:span text:style-name="_35_">s</text:span><text:span text:style-name="_39_">o</text:span><text:span text:style-name="_32_">r</text:span><text:span text:style-name="_35_">t</text:span><text:span text:style-name="_37_"> </text:span><text:span text:style-name="_33_">o</text:span><text:span text:style-name="_35_">f</text:span><text:span text:style-name="_37_"> </text:span><text:span text:style-name="_33_">a</text:span><text:span text:style-name="_36_">n</text:span><text:span text:style-name="_39_">s</text:span><text:span text:style-name="_33_">w</text:span><text:span text:style-name="_36_">e</text:span><text:span text:style-name="_38_">r</text:span><text:span text:style-name="_32_">.</text:span><text:span text:style-name="_34_"> </text:span><text:span text:style-name="_39_">F</text:span><text:span text:style-name="_33_">o</text:span><text:span text:style-name="_35_">r</text:span><text:span text:style-name="_37_"> </text:span><text:span text:style-name="_32_">i</text:span><text:span text:style-name="_36_">n</text:span><text:span text:style-name="_38_">s</text:span><text:span text:style-name="_33_">t</text:span><text:span text:style-name="_36_">a</text:span><text:span text:style-name="_39_">n</text:span><text:span text:style-name="_33_">c</text:span><text:span text:style-name="_36_">e</text:span><text:span text:style-name="_38_">,</text:span><text:span text:style-name="_31_"> </text:span><text:span text:style-name="_36_">i</text:span><text:span text:style-name="_38_">f</text:span><text:span text:style-name="_31_"> </text:span><text:span text:style-name="_36_">a</text:span><text:span text:style-name="_38_">s</text:span><text:span text:style-name="_32_">k</text:span><text:span text:style-name="_35_">e</text:span><text:span text:style-name="_38_">d</text:span><text:span text:style-name="_31_"> </text:span><text:span text:style-name="_35_">t</text:span><text:span text:style-name="_38_">o</text:span><text:span text:style-name="_31_"> </text:span><text:span text:style-name="_36_">g</text:span><text:span text:style-name="_38_">i</text:span><text:span text:style-name="_33_">v</text:span><text:span text:style-name="_35_">e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v</text:span><text:span text:style-name="_39_">a</text:span><text:span text:style-name="_33_">l</text:span><text:span text:style-name="_35_">u</text:span><text:span text:style-name="_38_">e</text:span><text:span text:style-name="_31_"> </text:span><text:span text:style-name="_35_">o</text:span><text:span text:style-name="_39_">f</text:span><text:span text:style-name="_31_"> </text:span><text:span text:style-name="_35_">(</text:span><text:span text:style-name="_38_">a</text:span><text:span text:style-name="_33_">c</text:span><text:span text:style-name="_35_">t</text:span><text:span text:style-name="_39_">u</text:span><text:span text:style-name="_33_">a</text:span><text:span text:style-name="_36_">l</text:span><text:span text:style-name="_39_">l</text:span><text:span text:style-name="_33_">y</text:span><text:span text:style-name="_34_"> </text:span><text:span text:style-name="_39_">a</text:span><text:span text:style-name="_32_">b</text:span><text:span text:style-name="_35_">o</text:span><text:span text:style-name="_39_">u</text:span><text:span text:style-name="_33_">t</text:span><text:span text:style-name="_34_"> </text:span><text:span text:style-name="_39_">3</text:span><text:span text:style-name="_32_">.</text:span><text:span text:style-name="_35_">1</text:span><text:span text:style-name="_38_">4</text:span><text:span text:style-name="_33_">1</text:span><text:span text:style-name="_35_">6</text:span><text:span text:style-name="_39_">)</text:span><text:span text:style-name="_31_"> </text:span><text:span text:style-name="_36_">i</text:span><text:span text:style-name="_39_">t</text:span><text:span text:style-name="_31_"> </text:span><text:span text:style-name="_35_">w</text:span><text:span text:style-name="_38_">o</text:span><text:span text:style-name="_32_">u</text:span><text:span text:style-name="_35_">l</text:span><text:span text:style-name="_38_">d</text:span><text:span text:style-name="_31_"> </text:span><text:span text:style-name="_35_">b</text:span><text:span text:style-name="_38_">e</text:span><text:span text:style-name="_31_"> </text:span><text:span text:style-name="_35_">r</text:span><text:span text:style-name="_39_">e</text:span><text:span text:style-name="_32_">a</text:span><text:span text:style-name="_35_">s</text:span><text:span text:style-name="_39_">o</text:span><text:span text:style-name="_32_">n</text:span><text:span text:style-name="_35_">a</text:span><text:span text:style-name="_38_">b</text:span><text:span text:style-name="_32_">l</text:span><text:span text:style-name="_35_">e</text:span><text:span text:style-name="_37_"> </text:span><text:span text:style-name="_32_">t</text:span><text:span text:style-name="_35_">o</text:span><text:span text:style-name="_37_"> </text:span><text:span text:style-name="_33_">c</text:span><text:span text:style-name="_36_">h</text:span><text:span text:style-name="_39_">o</text:span><text:span text:style-name="_33_">o</text:span><text:span text:style-name="_36_">s</text:span><text:span text:style-name="_38_">e</text:span><text:span text:style-name="_31_"> </text:span><text:span text:style-name="_35_">a</text:span><text:span text:style-name="_38_">t</text:span><text:span text:style-name="_31_"> </text:span><text:span text:style-name="_35_">r</text:span><text:span text:style-name="_38_">a</text:span><text:span text:style-name="_32_">n</text:span><text:span text:style-name="_36_">d</text:span><text:span text:style-name="_38_">o</text:span><text:span text:style-name="_33_">m</text:span><text:span text:style-name="_34_"> </text:span><text:span text:style-name="_38_">b</text:span><text:span text:style-name="_32_">e</text:span><text:span text:style-name="_35_">t</text:span><text:span text:style-name="_38_">w</text:span><text:span text:style-name="_33_">e</text:span><text:span text:style-name="_36_">e</text:span><text:span text:style-name="_38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v</text:span><text:span text:style-name="_33_">a</text:span><text:span text:style-name="_35_">l</text:span><text:span text:style-name="_38_">u</text:span><text:span text:style-name="_32_">e</text:span><text:span text:style-name="_35_">s</text:span><text:span text:style-name="_37_"> </text:span><text:span text:style-name="_32_">3</text:span><text:span text:style-name="_35_">.</text:span><text:span text:style-name="_39_">1</text:span><text:span text:style-name="_33_">2</text:span><text:span text:style-name="_35_">,</text:span><text:span text:style-name="_37_"> </text:span><text:span text:style-name="_33_">3</text:span><text:span text:style-name="_36_">.</text:span><text:span text:style-name="_38_">1</text:span><text:span text:style-name="_32_">3</text:span><text:span text:style-name="_36_">,</text:span><text:span text:style-name="_37_"> </text:span><text:span text:style-name="_33_">3</text:span><text:span text:style-name="_36_">.</text:span><text:span text:style-name="_39_">1</text:span><text:span text:style-name="_33_">4</text:span><text:span text:style-name="_36_">,</text:span><text:span text:style-name="_37_"> </text:span><text:span text:style-name="_32_">3</text:span><text:span text:style-name="_35_">.</text:span><text:span text:style-name="_38_">1</text:span><text:span text:style-name="_33_">5</text:span><text:span text:style-name="_35_">,</text:span><text:span text:style-name="_37_"> </text:span><text:span text:style-name="_33_">3</text:span><text:span text:style-name="_36_">.</text:span><text:span text:style-name="_39_">1</text:span><text:span text:style-name="_33_">6</text:span><text:span text:style-name="_34_"> </text:span><text:span text:style-name="_39_">w</text:span><text:span text:style-name="_33_">i</text:span><text:span text:style-name="_36_">t</text:span><text:span text:style-name="_38_">h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p</text:span><text:span text:style-name="_32_">r</text:span><text:span text:style-name="_36_">o</text:span><text:span text:style-name="_38_">b</text:span><text:span text:style-name="_32_">a</text:span><text:span text:style-name="_35_">b</text:span><text:span text:style-name="_39_">i</text:span><text:span text:style-name="_32_">l</text:span><text:span text:style-name="_35_">i</text:span><text:span text:style-name="_38_">t</text:span><text:span text:style-name="_33_">i</text:span><text:span text:style-name="_36_">e</text:span><text:span text:style-name="_38_">s</text:span><text:span text:style-name="_31_"> </text:span><text:span text:style-name="_36_">o</text:span><text:span text:style-name="_39_">f</text:span><text:span text:style-name="_31_"> </text:span><text:span text:style-name="_36_">0</text:span><text:span text:style-name="_38_">.</text:span><text:span text:style-name="_32_">0</text:span><text:span text:style-name="_35_">5</text:span><text:span text:style-name="_39_">,</text:span><text:span text:style-name="_31_"> </text:span><text:span text:style-name="_36_">0</text:span><text:span text:style-name="_38_">.</text:span><text:span text:style-name="_32_">1</text:span><text:span text:style-name="_35_">5</text:span><text:span text:style-name="_38_">,</text:span><text:span text:style-name="_31_"> </text:span><text:span text:style-name="_36_">0</text:span><text:span text:style-name="_39_">.</text:span><text:span text:style-name="_33_">5</text:span><text:span text:style-name="_36_">5</text:span><text:span text:style-name="_39_">,</text:span><text:span text:style-name="_31_"> </text:span><text:span text:style-name="_35_">0</text:span><text:span text:style-name="_39_">.</text:span><text:span text:style-name="_32_">1</text:span><text:span text:style-name="_36_">9</text:span><text:span text:style-name="_39_">,</text:span><text:span text:style-name="_31_"> </text:span><text:span text:style-name="_35_">0</text:span><text:span text:style-name="_39_">.</text:span><text:span text:style-name="_33_">0</text:span><text:span text:style-name="_36_">6</text:span><text:span text:style-name="_37_"> </text:span><text:span text:style-name="_32_">(</text:span><text:span text:style-name="_36_">s</text:span><text:span text:style-name="_39_">a</text:span><text:span text:style-name="_32_">y</text:span><text:span text:style-name="_35_">)</text:span><text:span text:style-name="_38_">.</text:span><text:span text:style-name="_31_"> </text:span><text:span text:style-name="_36_">U</text:span><text:span text:style-name="_38_">n</text:span><text:span text:style-name="_33_">d</text:span><text:span text:style-name="_36_">e</text:span><text:span text:style-name="_39_">r</text:span><text:span text:style-name="_31_"> </text:span><text:span text:style-name="_35_">t</text:span><text:span text:style-name="_38_">h</text:span><text:span text:style-name="_32_">e</text:span><text:span text:style-name="_35_">s</text:span><text:span text:style-name="_38_">e</text:span><text:span text:style-name="_31_"> </text:span><text:span text:style-name="_35_">c</text:span><text:span text:style-name="_39_">i</text:span><text:span text:style-name="_32_">r</text:span><text:span text:style-name="_35_">c</text:span><text:span text:style-name="_39_">u</text:span><text:span text:style-name="_33_">m</text:span><text:span text:style-name="_36_">s</text:span><text:span text:style-name="_38_">t</text:span><text:span text:style-name="_32_">a</text:span><text:span text:style-name="_36_">n</text:span><text:span text:style-name="_38_">c</text:span><text:span text:style-name="_33_">e</text:span><text:span text:style-name="_36_">s</text:span><text:span text:style-name="_37_"> </text:span><text:span text:style-name="_33_">i</text:span><text:span text:style-name="_35_">t</text:span><text:span text:style-name="_37_"> </text:span><text:span text:style-name="_32_">w</text:span><text:span text:style-name="_36_">o</text:span><text:span text:style-name="_38_">u</text:span><text:span text:style-name="_33_">l</text:span><text:span text:style-name="_35_">d</text:span><text:span text:style-name="_37_"> </text:span><text:span text:style-name="_33_">b</text:span><text:span text:style-name="_35_">e</text:span><text:span text:style-name="_37_"> </text:span><text:span text:style-name="_33_">v</text:span><text:span text:style-name="_35_">e</text:span><text:span text:style-name="_38_">r</text:span><text:span text:style-name="_32_">y</text:span><text:span text:style-name="_34_"> </text:span><text:span text:style-name="_38_">d</text:span><text:span text:style-name="_32_">i</text:span><text:span text:style-name="_35_">f</text:span><text:span text:style-name="_39_">f</text:span><text:span text:style-name="_32_">i</text:span><text:span text:style-name="_35_">c</text:span><text:span text:style-name="_39_">u</text:span><text:span text:style-name="_32_">l</text:span><text:span text:style-name="_36_">t</text:span><text:span text:style-name="_37_"> </text:span><text:span text:style-name="_33_">f</text:span><text:span text:style-name="_36_">o</text:span><text:span text:style-name="_39_">r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i</text:span><text:span text:style-name="_32_">n</text:span><text:span text:style-name="_35_">t</text:span><text:span text:style-name="_38_">e</text:span><text:span text:style-name="_32_">r</text:span><text:span text:style-name="_36_">r</text:span><text:span text:style-name="_39_">o</text:span><text:span text:style-name="_32_">g</text:span><text:span text:style-name="_35_">a</text:span><text:span text:style-name="_39_">t</text:span><text:span text:style-name="_32_">o</text:span><text:span text:style-name="_36_">r</text:span><text:span text:style-name="_37_"> </text:span><text:span text:style-name="_33_">t</text:span><text:span text:style-name="_35_">o</text:span><text:span text:style-name="_37_"> </text:span><text:span text:style-name="_32_">d</text:span><text:span text:style-name="_35_">i</text:span><text:span text:style-name="_39_">s</text:span><text:span text:style-name="_32_">t</text:span><text:span text:style-name="_35_">i</text:span><text:span text:style-name="_38_">n</text:span><text:span text:style-name="_33_">g</text:span><text:span text:style-name="_36_">u</text:span><text:span text:style-name="_39_">i</text:span><text:span text:style-name="_32_">s</text:span><text:span text:style-name="_36_">h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d</text:span><text:span text:style-name="_39_">i</text:span><text:span text:style-name="_32_">f</text:span><text:span text:style-name="_36_">f</text:span><text:span text:style-name="_38_">e</text:span><text:span text:style-name="_33_">r</text:span><text:span text:style-name="_36_">e</text:span><text:span text:style-name="_39_">n</text:span><text:span text:style-name="_33_">t</text:span><text:span text:style-name="_35_">i</text:span><text:span text:style-name="_39_">a</text:span><text:span text:style-name="_33_">l</text:span><text:span text:style-name="_34_"> </text:span><text:span text:style-name="_39_">a</text:span><text:span text:style-name="_32_">n</text:span><text:span text:style-name="_36_">a</text:span><text:span text:style-name="_39_">l</text:span><text:span text:style-name="_33_">y</text:span><text:span text:style-name="_36_">s</text:span><text:span text:style-name="_38_">e</text:span><text:span text:style-name="_32_">r</text:span><text:span text:style-name="_34_"> </text:span><text:span text:style-name="_39_">f</text:span><text:span text:style-name="_32_">r</text:span><text:span text:style-name="_36_">o</text:span><text:span text:style-name="_38_">m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d</text:span><text:span text:style-name="_32_">i</text:span><text:span text:style-name="_35_">g</text:span><text:span text:style-name="_39_">i</text:span><text:span text:style-name="_32_">t</text:span><text:span text:style-name="_36_">a</text:span><text:span text:style-name="_38_">l</text:span><text:span text:style-name="_31_"> </text:span><text:span text:style-name="_36_">c</text:span><text:span text:style-name="_39_">o</text:span><text:span text:style-name="_33_">m</text:span><text:span text:style-name="_36_">p</text:span><text:span text:style-name="_39_">u</text:span><text:span text:style-name="_32_">t</text:span><text:span text:style-name="_35_">e</text:span><text:span text:style-name="_39_">r</text:span><text:span text:style-name="_32_">.</text:span></text:p>
      <text:p text:style-name="P1"><text:span text:style-name="_39_">(</text:span><text:span text:style-name="_33_">8</text:span><text:span text:style-name="_35_">)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A</text:span><text:span text:style-name="_38_">r</text:span><text:span text:style-name="_33_">g</text:span><text:span text:style-name="_36_">u</text:span><text:span text:style-name="_39_">m</text:span><text:span text:style-name="_32_">e</text:span><text:span text:style-name="_35_">n</text:span><text:span text:style-name="_39_">t</text:span><text:span text:style-name="_31_"> </text:span><text:span text:style-name="_36_">f</text:span><text:span text:style-name="_39_">r</text:span><text:span text:style-name="_32_">o</text:span><text:span text:style-name="_36_">m</text:span><text:span text:style-name="_37_"> </text:span><text:span text:style-name="_33_">I</text:span><text:span text:style-name="_36_">n</text:span><text:span text:style-name="_39_">f</text:span><text:span text:style-name="_33_">o</text:span><text:span text:style-name="_35_">r</text:span><text:span text:style-name="_39_">m</text:span><text:span text:style-name="_32_">a</text:span><text:span text:style-name="_36_">l</text:span><text:span text:style-name="_39_">i</text:span><text:span text:style-name="_32_">t</text:span><text:span text:style-name="_36_">y</text:span><text:span text:style-name="_37_"> </text:span><text:span text:style-name="_32_">o</text:span><text:span text:style-name="_35_">f</text:span><text:span text:style-name="_37_"> </text:span><text:span text:style-name="_33_">B</text:span><text:span text:style-name="_36_">e</text:span><text:span text:style-name="_38_">h</text:span><text:span text:style-name="_33_">a</text:span><text:span text:style-name="_35_">v</text:span><text:span text:style-name="_38_">i</text:span><text:span text:style-name="_32_">o</text:span><text:span text:style-name="_36_">u</text:span><text:span text:style-name="_39_">r</text:span></text:p>
      <text:p text:style-name="P1"><text:span text:style-name="_35_">I</text:span><text:span text:style-name="_39_">t</text:span><text:span text:style-name="_31_"> </text:span><text:span text:style-name="_36_">i</text:span><text:span text:style-name="_38_">s</text:span><text:span text:style-name="_31_"> </text:span><text:span text:style-name="_35_">n</text:span><text:span text:style-name="_38_">o</text:span><text:span text:style-name="_33_">t</text:span><text:span text:style-name="_34_"> </text:span><text:span text:style-name="_39_">p</text:span><text:span text:style-name="_32_">o</text:span><text:span text:style-name="_36_">s</text:span><text:span text:style-name="_38_">s</text:span><text:span text:style-name="_32_">i</text:span><text:span text:style-name="_35_">b</text:span><text:span text:style-name="_39_">l</text:span><text:span text:style-name="_32_">e</text:span><text:span text:style-name="_34_"> </text:span><text:span text:style-name="_39_">t</text:span><text:span text:style-name="_33_">o</text:span><text:span text:style-name="_34_"> </text:span><text:span text:style-name="_38_">p</text:span><text:span text:style-name="_32_">r</text:span><text:span text:style-name="_35_">o</text:span><text:span text:style-name="_38_">d</text:span><text:span text:style-name="_32_">u</text:span><text:span text:style-name="_36_">c</text:span><text:span text:style-name="_38_">e</text:span><text:span text:style-name="_31_"> </text:span><text:span text:style-name="_35_">a</text:span><text:span text:style-name="_37_"> </text:span><text:span text:style-name="_32_">s</text:span><text:span text:style-name="_36_">e</text:span><text:span text:style-name="_38_">t</text:span><text:span text:style-name="_31_"> </text:span><text:span text:style-name="_35_">o</text:span><text:span text:style-name="_39_">f</text:span><text:span text:style-name="_31_"> </text:span><text:span text:style-name="_36_">r</text:span><text:span text:style-name="_38_">u</text:span><text:span text:style-name="_32_">l</text:span><text:span text:style-name="_36_">e</text:span><text:span text:style-name="_39_">s</text:span><text:span text:style-name="_31_"> </text:span><text:span text:style-name="_35_">p</text:span><text:span text:style-name="_38_">u</text:span><text:span text:style-name="_33_">r</text:span><text:span text:style-name="_35_">p</text:span><text:span text:style-name="_39_">o</text:span><text:span text:style-name="_33_">r</text:span><text:span text:style-name="_35_">t</text:span><text:span text:style-name="_38_">i</text:span><text:span text:style-name="_33_">n</text:span><text:span text:style-name="_35_">g</text:span><text:span text:style-name="_37_"> </text:span><text:span text:style-name="_33_">t</text:span><text:span text:style-name="_35_">o</text:span><text:span text:style-name="_37_"> </text:span><text:span text:style-name="_32_">d</text:span><text:span text:style-name="_35_">e</text:span><text:span text:style-name="_39_">s</text:span><text:span text:style-name="_33_">c</text:span><text:span text:style-name="_35_">r</text:span><text:span text:style-name="_38_">i</text:span><text:span text:style-name="_33_">b</text:span><text:span text:style-name="_35_">e</text:span><text:span text:style-name="_37_"> </text:span><text:span text:style-name="_32_">w</text:span><text:span text:style-name="_36_">h</text:span><text:span text:style-name="_39_">a</text:span><text:span text:style-name="_33_">t</text:span><text:span text:style-name="_34_"> </text:span><text:span text:style-name="_39_">a</text:span><text:span text:style-name="_31_"> </text:span><text:span text:style-name="_35_">m</text:span><text:span text:style-name="_39_">a</text:span><text:span text:style-name="_33_">n</text:span><text:span text:style-name="_34_"> </text:span><text:span text:style-name="_39_">s</text:span><text:span text:style-name="_33_">h</text:span><text:span text:style-name="_36_">o</text:span><text:span text:style-name="_38_">u</text:span><text:span text:style-name="_33_">l</text:span><text:span text:style-name="_35_">d</text:span><text:span text:style-name="_37_"> </text:span><text:span text:style-name="_33_">d</text:span><text:span text:style-name="_36_">o</text:span><text:span text:style-name="_37_"> </text:span><text:span text:style-name="_32_">i</text:span><text:span text:style-name="_36_">n</text:span><text:span text:style-name="_37_"> </text:span><text:span text:style-name="_32_">e</text:span><text:span text:style-name="_36_">v</text:span><text:span text:style-name="_38_">e</text:span><text:span text:style-name="_33_">r</text:span><text:span text:style-name="_36_">y</text:span><text:span text:style-name="_37_"> </text:span><text:span text:style-name="_33_">c</text:span><text:span text:style-name="_36_">o</text:span><text:span text:style-name="_38_">n</text:span><text:span text:style-name="_32_">c</text:span><text:span text:style-name="_36_">e</text:span><text:span text:style-name="_38_">i</text:span><text:span text:style-name="_33_">v</text:span><text:span text:style-name="_35_">a</text:span><text:span text:style-name="_38_">b</text:span><text:span text:style-name="_32_">l</text:span><text:span text:style-name="_35_">e</text:span><text:span text:style-name="_37_"> </text:span><text:span text:style-name="_32_">s</text:span><text:span text:style-name="_36_">e</text:span><text:span text:style-name="_39_">t</text:span><text:span text:style-name="_31_"> </text:span><text:span text:style-name="_36_">o</text:span><text:span text:style-name="_38_">f</text:span><text:span text:style-name="_31_"> </text:span><text:span text:style-name="_35_">c</text:span><text:span text:style-name="_38_">i</text:span><text:span text:style-name="_33_">r</text:span><text:span text:style-name="_36_">c</text:span><text:span text:style-name="_39_">u</text:span><text:span text:style-name="_33_">m</text:span><text:span text:style-name="_35_">s</text:span><text:span text:style-name="_39_">t</text:span><text:span text:style-name="_33_">a</text:span><text:span text:style-name="_36_">n</text:span><text:span text:style-name="_38_">c</text:span><text:span text:style-name="_33_">e</text:span><text:span text:style-name="_35_">s</text:span><text:span text:style-name="_38_">.</text:span><text:span text:style-name="_31_"> </text:span><text:span text:style-name="_35_">O</text:span><text:span text:style-name="_39_">n</text:span><text:span text:style-name="_33_">e</text:span><text:span text:style-name="_34_"> </text:span><text:span text:style-name="_39_">m</text:span><text:span text:style-name="_32_">i</text:span><text:span text:style-name="_36_">g</text:span><text:span text:style-name="_39_">h</text:span><text:span text:style-name="_32_">t</text:span><text:span text:style-name="_34_"> </text:span><text:span text:style-name="_39_">f</text:span><text:span text:style-name="_32_">o</text:span><text:span text:style-name="_36_">r</text:span><text:span text:style-name="_37_"> </text:span><text:span text:style-name="_33_">i</text:span><text:span text:style-name="_35_">n</text:span><text:span text:style-name="_38_">s</text:span><text:span text:style-name="_33_">t</text:span><text:span text:style-name="_36_">a</text:span><text:span text:style-name="_39_">n</text:span><text:span text:style-name="_32_">c</text:span><text:span text:style-name="_35_">e</text:span><text:span text:style-name="_37_"> </text:span><text:span text:style-name="_33_">h</text:span><text:span text:style-name="_35_">a</text:span><text:span text:style-name="_39_">v</text:span><text:span text:style-name="_33_">e</text:span><text:span text:style-name="_34_"> </text:span><text:span text:style-name="_39_">a</text:span><text:span text:style-name="_31_"> </text:span><text:span text:style-name="_35_">r</text:span><text:span text:style-name="_38_">u</text:span><text:span text:style-name="_32_">l</text:span><text:span text:style-name="_35_">e</text:span><text:span text:style-name="_37_"> </text:span><text:span text:style-name="_32_">t</text:span><text:span text:style-name="_36_">h</text:span><text:span text:style-name="_39_">a</text:span><text:span text:style-name="_32_">t</text:span><text:span text:style-name="_34_"> </text:span><text:span text:style-name="_39_">o</text:span><text:span text:style-name="_33_">n</text:span><text:span text:style-name="_35_">e</text:span><text:span text:style-name="_37_"> </text:span><text:span text:style-name="_32_">i</text:span><text:span text:style-name="_35_">s</text:span><text:span text:style-name="_37_"> </text:span><text:span text:style-name="_33_">t</text:span><text:span text:style-name="_35_">o</text:span><text:span text:style-name="_37_"> </text:span><text:span text:style-name="_33_">s</text:span><text:span text:style-name="_36_">t</text:span><text:span text:style-name="_38_">o</text:span><text:span text:style-name="_33_">p</text:span><text:span text:style-name="_34_"> </text:span><text:span text:style-name="_39_">w</text:span><text:span text:style-name="_33_">h</text:span><text:span text:style-name="_36_">e</text:span><text:span text:style-name="_39_">n</text:span><text:span text:style-name="_31_"> </text:span><text:span text:style-name="_35_">o</text:span><text:span text:style-name="_39_">n</text:span><text:span text:style-name="_33_">e</text:span><text:span text:style-name="_34_"> </text:span><text:span text:style-name="_39_">s</text:span><text:span text:style-name="_32_">e</text:span><text:span text:style-name="_36_">e</text:span><text:span text:style-name="_39_">s</text:span><text:span text:style-name="_31_"> </text:span><text:span text:style-name="_36_">a</text:span><text:span text:style-name="_37_"> </text:span><text:span text:style-name="_33_">r</text:span><text:span text:style-name="_36_">e</text:span><text:span text:style-name="_39_">d</text:span><text:span text:style-name="_31_"> </text:span><text:span text:style-name="_35_">t</text:span><text:span text:style-name="_38_">r</text:span><text:span text:style-name="_32_">a</text:span><text:span text:style-name="_36_">f</text:span><text:span text:style-name="_38_">f</text:span><text:span text:style-name="_32_">i</text:span><text:span text:style-name="_35_">c</text:span><text:span text:style-name="_37_"> </text:span><text:span text:style-name="_32_">l</text:span><text:span text:style-name="_35_">i</text:span><text:span text:style-name="_39_">g</text:span><text:span text:style-name="_33_">h</text:span><text:span text:style-name="_35_">t</text:span><text:span text:style-name="_38_">,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t</text:span><text:span text:style-name="_33_">o</text:span><text:span text:style-name="_34_"> </text:span><text:span text:style-name="_38_">g</text:span><text:span text:style-name="_33_">o</text:span><text:span text:style-name="_34_"> </text:span><text:span text:style-name="_39_">i</text:span><text:span text:style-name="_32_">f</text:span><text:span text:style-name="_34_"> </text:span><text:span text:style-name="_38_">o</text:span><text:span text:style-name="_33_">n</text:span><text:span text:style-name="_35_">e</text:span><text:span text:style-name="_37_"> </text:span><text:span text:style-name="_32_">s</text:span><text:span text:style-name="_35_">e</text:span><text:span text:style-name="_39_">e</text:span><text:span text:style-name="_33_">s</text:span><text:span text:style-name="_34_"> </text:span><text:span text:style-name="_38_">a</text:span><text:span text:style-name="_31_"> </text:span><text:span text:style-name="_35_">g</text:span><text:span text:style-name="_38_">r</text:span><text:span text:style-name="_33_">e</text:span><text:span text:style-name="_35_">e</text:span><text:span text:style-name="_39_">n</text:span><text:span text:style-name="_31_"> </text:span><text:span text:style-name="_36_">o</text:span><text:span text:style-name="_39_">n</text:span><text:span text:style-name="_33_">e</text:span><text:span text:style-name="_36_">,</text:span><text:span text:style-name="_37_"> </text:span><text:span text:style-name="_33_">b</text:span><text:span text:style-name="_35_">u</text:span><text:span text:style-name="_38_">t</text:span><text:span text:style-name="_31_"> </text:span><text:span text:style-name="_35_">w</text:span><text:span text:style-name="_39_">h</text:span><text:span text:style-name="_32_">a</text:span><text:span text:style-name="_36_">t</text:span><text:span text:style-name="_37_"> </text:span><text:span text:style-name="_33_">i</text:span><text:span text:style-name="_36_">f</text:span><text:span text:style-name="_37_"> </text:span><text:span text:style-name="_33_">b</text:span><text:span text:style-name="_35_">y</text:span><text:span text:style-name="_37_"> </text:span><text:span text:style-name="_33_">s</text:span><text:span text:style-name="_36_">o</text:span><text:span text:style-name="_38_">m</text:span><text:span text:style-name="_33_">e</text:span><text:span text:style-name="_34_"> </text:span><text:span text:style-name="_39_">f</text:span><text:span text:style-name="_32_">a</text:span><text:span text:style-name="_36_">u</text:span><text:span text:style-name="_38_">l</text:span><text:span text:style-name="_33_">t</text:span><text:span text:style-name="_34_"> </text:span><text:span text:style-name="_39_">b</text:span><text:span text:style-name="_33_">o</text:span><text:span text:style-name="_36_">t</text:span><text:span text:style-name="_38_">h</text:span><text:span text:style-name="_31_"> </text:span><text:span text:style-name="_36_">a</text:span><text:span text:style-name="_39_">p</text:span><text:span text:style-name="_32_">p</text:span><text:span text:style-name="_35_">e</text:span><text:span text:style-name="_38_">a</text:span><text:span text:style-name="_32_">r</text:span><text:span text:style-name="_34_"> </text:span><text:span text:style-name="_38_">t</text:span><text:span text:style-name="_33_">o</text:span><text:span text:style-name="_35_">g</text:span><text:span text:style-name="_39_">e</text:span><text:span text:style-name="_33_">t</text:span><text:span text:style-name="_35_">h</text:span><text:span text:style-name="_38_">e</text:span><text:span text:style-name="_32_">r</text:span><text:span text:style-name="_35_">?</text:span><text:span text:style-name="_37_"> </text:span><text:span text:style-name="_32_">O</text:span><text:span text:style-name="_36_">n</text:span><text:span text:style-name="_39_">e</text:span><text:span text:style-name="_31_"> </text:span><text:span text:style-name="_36_">m</text:span><text:span text:style-name="_39_">a</text:span><text:span text:style-name="_32_">y</text:span><text:span text:style-name="_34_"> </text:span><text:span text:style-name="_38_">p</text:span><text:span text:style-name="_32_">e</text:span><text:span text:style-name="_36_">r</text:span><text:span text:style-name="_39_">h</text:span><text:span text:style-name="_33_">a</text:span><text:span text:style-name="_35_">p</text:span><text:span text:style-name="_38_">s</text:span><text:span text:style-name="_31_"> </text:span><text:span text:style-name="_36_">d</text:span><text:span text:style-name="_39_">e</text:span><text:span text:style-name="_33_">c</text:span><text:span text:style-name="_36_">i</text:span><text:span text:style-name="_39_">d</text:span><text:span text:style-name="_33_">e</text:span><text:span text:style-name="_34_"> </text:span><text:span text:style-name="_38_">t</text:span><text:span text:style-name="_33_">h</text:span><text:span text:style-name="_35_">a</text:span><text:span text:style-name="_38_">t</text:span><text:span text:style-name="_31_"> </text:span><text:span text:style-name="_36_">i</text:span><text:span text:style-name="_38_">t</text:span><text:span text:style-name="_31_"> </text:span><text:span text:style-name="_35_">i</text:span><text:span text:style-name="_39_">s</text:span><text:span text:style-name="_31_"> </text:span><text:span text:style-name="_35_">s</text:span><text:span text:style-name="_38_">a</text:span><text:span text:style-name="_33_">f</text:span><text:span text:style-name="_35_">e</text:span><text:span text:style-name="_38_">s</text:span><text:span text:style-name="_33_">t</text:span><text:span text:style-name="_34_"> </text:span><text:span text:style-name="_39_">t</text:span><text:span text:style-name="_32_">o</text:span><text:span text:style-name="_34_"> </text:span><text:span text:style-name="_39_">s</text:span><text:span text:style-name="_33_">t</text:span><text:span text:style-name="_36_">o</text:span><text:span text:style-name="_38_">p</text:span><text:span text:style-name="_32_">.</text:span><text:span text:style-name="_34_"> </text:span><text:span text:style-name="_39_">B</text:span><text:span text:style-name="_33_">u</text:span><text:span text:style-name="_35_">t</text:span><text:span text:style-name="_37_"> </text:span><text:span text:style-name="_33_">s</text:span><text:span text:style-name="_35_">o</text:span><text:span text:style-name="_38_">m</text:span><text:span text:style-name="_33_">e</text:span><text:span text:style-name="_34_"> </text:span><text:span text:style-name="_39_">f</text:span><text:span text:style-name="_32_">u</text:span><text:span text:style-name="_36_">r</text:span><text:span text:style-name="_38_">t</text:span><text:span text:style-name="_32_">h</text:span><text:span text:style-name="_36_">e</text:span><text:span text:style-name="_39_">r</text:span><text:span text:style-name="_31_"> </text:span><text:span text:style-name="_36_">d</text:span><text:span text:style-name="_39_">i</text:span><text:span text:style-name="_33_">f</text:span><text:span text:style-name="_35_">f</text:span><text:span text:style-name="_39_">i</text:span><text:span text:style-name="_33_">c</text:span><text:span text:style-name="_35_">u</text:span><text:span text:style-name="_39_">l</text:span><text:span text:style-name="_32_">t</text:span><text:span text:style-name="_35_">y</text:span><text:span text:style-name="_37_"> </text:span><text:span text:style-name="_32_">m</text:span><text:span text:style-name="_36_">a</text:span><text:span text:style-name="_38_">y</text:span><text:span text:style-name="_31_"> </text:span><text:span text:style-name="_36_">w</text:span><text:span text:style-name="_38_">e</text:span><text:span text:style-name="_32_">l</text:span><text:span text:style-name="_36_">l</text:span><text:span text:style-name="_37_"> </text:span><text:span text:style-name="_33_">a</text:span><text:span text:style-name="_35_">r</text:span><text:span text:style-name="_38_">i</text:span><text:span text:style-name="_33_">s</text:span><text:span text:style-name="_35_">e</text:span><text:span text:style-name="_37_"> </text:span><text:span text:style-name="_32_">f</text:span><text:span text:style-name="_35_">r</text:span><text:span text:style-name="_38_">o</text:span><text:span text:style-name="_32_">m</text:span><text:span text:style-name="_34_"> </text:span><text:span text:style-name="_39_">t</text:span><text:span text:style-name="_32_">h</text:span><text:span text:style-name="_35_">i</text:span><text:span text:style-name="_39_">s</text:span><text:span text:style-name="_31_"> </text:span><text:span text:style-name="_36_">d</text:span><text:span text:style-name="_39_">e</text:span><text:span text:style-name="_33_">c</text:span><text:span text:style-name="_36_">i</text:span><text:span text:style-name="_39_">s</text:span><text:span text:style-name="_33_">i</text:span><text:span text:style-name="_35_">o</text:span><text:span text:style-name="_39_">n</text:span><text:span text:style-name="_31_"> </text:span><text:span text:style-name="_36_">l</text:span><text:span text:style-name="_39_">a</text:span><text:span text:style-name="_32_">t</text:span><text:span text:style-name="_36_">e</text:span><text:span text:style-name="_39_">r</text:span><text:span text:style-name="_33_">.</text:span><text:span text:style-name="_34_"> </text:span><text:span text:style-name="_39_">T</text:span><text:span text:style-name="_32_">o</text:span><text:span text:style-name="_34_"> </text:span><text:span text:style-name="_39_">a</text:span><text:span text:style-name="_32_">t</text:span><text:span text:style-name="_36_">t</text:span><text:span text:style-name="_39_">e</text:span><text:span text:style-name="_32_">m</text:span><text:span text:style-name="_35_">p</text:span><text:span text:style-name="_38_">t</text:span><text:span text:style-name="_31_"> </text:span><text:span text:style-name="_36_">t</text:span><text:span text:style-name="_39_">o</text:span><text:span text:style-name="_31_"> </text:span><text:span text:style-name="_35_">p</text:span><text:span text:style-name="_39_">r</text:span><text:span text:style-name="_32_">o</text:span><text:span text:style-name="_36_">v</text:span><text:span text:style-name="_39_">i</text:span><text:span text:style-name="_33_">d</text:span><text:span text:style-name="_36_">e</text:span><text:span text:style-name="_37_"> </text:span><text:span text:style-name="_33_">r</text:span><text:span text:style-name="_36_">u</text:span><text:span text:style-name="_38_">l</text:span><text:span text:style-name="_32_">e</text:span><text:span text:style-name="_35_">s</text:span><text:span text:style-name="_37_"> </text:span><text:span text:style-name="_32_">o</text:span><text:span text:style-name="_36_">f</text:span><text:span text:style-name="_37_"> </text:span><text:span text:style-name="_33_">c</text:span><text:span text:style-name="_36_">o</text:span><text:span text:style-name="_38_">n</text:span><text:span text:style-name="_32_">d</text:span><text:span text:style-name="_36_">u</text:span><text:span text:style-name="_38_">c</text:span><text:span text:style-name="_32_">t</text:span><text:span text:style-name="_34_"> </text:span><text:span text:style-name="_38_">t</text:span><text:span text:style-name="_33_">o</text:span><text:span text:style-name="_34_"> </text:span><text:span text:style-name="_39_">c</text:span><text:span text:style-name="_33_">o</text:span><text:span text:style-name="_36_">v</text:span><text:span text:style-name="_38_">e</text:span><text:span text:style-name="_32_">r</text:span><text:span text:style-name="_34_"> </text:span><text:span text:style-name="_38_">e</text:span><text:span text:style-name="_33_">v</text:span><text:span text:style-name="_36_">e</text:span><text:span text:style-name="_38_">r</text:span><text:span text:style-name="_33_">y</text:span><text:span text:style-name="_34_"> </text:span><text:span text:style-name="_39_">e</text:span><text:span text:style-name="_32_">v</text:span><text:span text:style-name="_36_">e</text:span><text:span text:style-name="_39_">n</text:span><text:span text:style-name="_32_">t</text:span><text:span text:style-name="_35_">u</text:span><text:span text:style-name="_38_">a</text:span><text:span text:style-name="_32_">l</text:span><text:span text:style-name="_35_">i</text:span><text:span text:style-name="_39_">t</text:span><text:span text:style-name="_33_">y</text:span><text:span text:style-name="_36_">,</text:span><text:span text:style-name="_37_"> </text:span><text:span text:style-name="_32_">e</text:span><text:span text:style-name="_35_">v</text:span><text:span text:style-name="_38_">e</text:span><text:span text:style-name="_33_">n</text:span><text:span text:style-name="_34_"> </text:span><text:span text:style-name="_38_">t</text:span><text:span text:style-name="_33_">h</text:span><text:span text:style-name="_35_">o</text:span><text:span text:style-name="_39_">s</text:span><text:span text:style-name="_32_">e</text:span><text:span text:style-name="_34_"> </text:span><text:span text:style-name="_38_">a</text:span><text:span text:style-name="_32_">r</text:span><text:span text:style-name="_36_">i</text:span><text:span text:style-name="_38_">s</text:span><text:span text:style-name="_33_">i</text:span><text:span text:style-name="_36_">n</text:span><text:span text:style-name="_39_">g</text:span><text:span text:style-name="_31_"> </text:span><text:span text:style-name="_35_">f</text:span><text:span text:style-name="_39_">r</text:span><text:span text:style-name="_32_">o</text:span><text:span text:style-name="_36_">m</text:span><text:span text:style-name="_37_"> </text:span><text:span text:style-name="_32_">t</text:span><text:span text:style-name="_36_">r</text:span><text:span text:style-name="_38_">a</text:span><text:span text:style-name="_32_">f</text:span><text:span text:style-name="_35_">f</text:span><text:span text:style-name="_39_">i</text:span><text:span text:style-name="_32_">c</text:span><text:span text:style-name="_34_"> </text:span><text:span text:style-name="_39_">l</text:span><text:span text:style-name="_32_">i</text:span><text:span text:style-name="_35_">g</text:span><text:span text:style-name="_38_">h</text:span><text:span text:style-name="_32_">t</text:span><text:span text:style-name="_35_">s</text:span><text:span text:style-name="_39_">,</text:span><text:span text:style-name="_31_"> </text:span><text:span text:style-name="_35_">a</text:span><text:span text:style-name="_39_">p</text:span><text:span text:style-name="_33_">p</text:span><text:span text:style-name="_35_">e</text:span><text:span text:style-name="_38_">a</text:span><text:span text:style-name="_32_">r</text:span><text:span text:style-name="_36_">s</text:span><text:span text:style-name="_37_"> </text:span><text:span text:style-name="_32_">t</text:span><text:span text:style-name="_35_">o</text:span><text:span text:style-name="_37_"> </text:span><text:span text:style-name="_33_">b</text:span><text:span text:style-name="_36_">e</text:span><text:span text:style-name="_37_"> </text:span><text:span text:style-name="_32_">i</text:span><text:span text:style-name="_36_">m</text:span><text:span text:style-name="_38_">p</text:span><text:span text:style-name="_32_">o</text:span><text:span text:style-name="_35_">s</text:span><text:span text:style-name="_39_">s</text:span><text:span text:style-name="_33_">i</text:span><text:span text:style-name="_35_">b</text:span><text:span text:style-name="_38_">l</text:span><text:span text:style-name="_33_">e</text:span><text:span text:style-name="_35_">.</text:span><text:span text:style-name="_37_"> </text:span><text:span text:style-name="_33_">W</text:span><text:span text:style-name="_36_">i</text:span><text:span text:style-name="_39_">t</text:span><text:span text:style-name="_32_">h</text:span><text:span text:style-name="_34_"> </text:span><text:span text:style-name="_39_">a</text:span><text:span text:style-name="_33_">l</text:span><text:span text:style-name="_35_">l</text:span><text:span text:style-name="_37_"> </text:span><text:span text:style-name="_32_">t</text:span><text:span text:style-name="_36_">h</text:span><text:span text:style-name="_38_">i</text:span><text:span text:style-name="_33_">s</text:span><text:span text:style-name="_34_"> </text:span><text:span text:style-name="_39_">I</text:span><text:span text:style-name="_31_"> </text:span><text:span text:style-name="_35_">a</text:span><text:span text:style-name="_39_">g</text:span><text:span text:style-name="_32_">r</text:span><text:span text:style-name="_36_">e</text:span><text:span text:style-name="_38_">e</text:span><text:span text:style-name="_33_">.</text:span></text:p>
      <text:p text:style-name="P1"><text:span text:style-name="_39_">F</text:span><text:span text:style-name="_33_">r</text:span><text:span text:style-name="_35_">o</text:span><text:span text:style-name="_39_">m</text:span><text:span text:style-name="_31_"> </text:span><text:span text:style-name="_36_">t</text:span><text:span text:style-name="_39_">h</text:span><text:span text:style-name="_32_">i</text:span><text:span text:style-name="_36_">s</text:span><text:span text:style-name="_37_"> </text:span><text:span text:style-name="_33_">i</text:span><text:span text:style-name="_35_">t</text:span><text:span text:style-name="_37_"> </text:span><text:span text:style-name="_33_">i</text:span><text:span text:style-name="_35_">s</text:span><text:span text:style-name="_37_"> </text:span><text:span text:style-name="_33_">a</text:span><text:span text:style-name="_36_">r</text:span><text:span text:style-name="_39_">g</text:span><text:span text:style-name="_32_">u</text:span><text:span text:style-name="_35_">e</text:span><text:span text:style-name="_39_">d</text:span><text:span text:style-name="_31_"> </text:span><text:span text:style-name="_36_">t</text:span><text:span text:style-name="_39_">h</text:span><text:span text:style-name="_32_">a</text:span><text:span text:style-name="_35_">t</text:span><text:span text:style-name="_37_"> </text:span><text:span text:style-name="_33_">w</text:span><text:span text:style-name="_35_">e</text:span><text:span text:style-name="_37_"> </text:span><text:span text:style-name="_33_">c</text:span><text:span text:style-name="_36_">a</text:span><text:span text:style-name="_39_">n</text:span><text:span text:style-name="_33_">n</text:span><text:span text:style-name="_36_">o</text:span><text:span text:style-name="_38_">t</text:span><text:span text:style-name="_31_"> </text:span><text:span text:style-name="_35_">b</text:span><text:span text:style-name="_38_">e</text:span><text:span text:style-name="_31_"> </text:span><text:span text:style-name="_35_">m</text:span><text:span text:style-name="_38_">a</text:span><text:span text:style-name="_32_">c</text:span><text:span text:style-name="_35_">h</text:span><text:span text:style-name="_38_">i</text:span><text:span text:style-name="_33_">n</text:span><text:span text:style-name="_35_">e</text:span><text:span text:style-name="_38_">s</text:span><text:span text:style-name="_33_">.</text:span><text:span text:style-name="_34_"> </text:span><text:span text:style-name="_39_">I</text:span><text:span text:style-name="_31_"> </text:span><text:span text:style-name="_36_">s</text:span><text:span text:style-name="_38_">h</text:span><text:span text:style-name="_33_">a</text:span><text:span text:style-name="_35_">l</text:span><text:span text:style-name="_38_">l</text:span><text:span text:style-name="_31_"> </text:span><text:span text:style-name="_36_">t</text:span><text:span text:style-name="_39_">r</text:span><text:span text:style-name="_32_">y</text:span><text:span text:style-name="_34_"> </text:span><text:span text:style-name="_38_">t</text:span><text:span text:style-name="_33_">o</text:span><text:span text:style-name="_34_"> </text:span><text:span text:style-name="_38_">r</text:span><text:span text:style-name="_33_">e</text:span><text:span text:style-name="_35_">p</text:span><text:span text:style-name="_38_">r</text:span><text:span text:style-name="_32_">o</text:span><text:span text:style-name="_36_">d</text:span><text:span text:style-name="_39_">u</text:span><text:span text:style-name="_32_">c</text:span><text:span text:style-name="_35_">e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a</text:span><text:span text:style-name="_38_">r</text:span><text:span text:style-name="_33_">g</text:span><text:span text:style-name="_35_">u</text:span><text:span text:style-name="_39_">m</text:span><text:span text:style-name="_33_">e</text:span><text:span text:style-name="_36_">n</text:span><text:span text:style-name="_39_">t</text:span><text:span text:style-name="_32_">,</text:span><text:span text:style-name="_34_"> </text:span><text:span text:style-name="_38_">b</text:span><text:span text:style-name="_32_">u</text:span><text:span text:style-name="_35_">t</text:span><text:span text:style-name="_37_"> </text:span><text:span text:style-name="_32_">I</text:span><text:span text:style-name="_34_"> </text:span><text:span text:style-name="_39_">f</text:span><text:span text:style-name="_33_">e</text:span><text:span text:style-name="_35_">a</text:span><text:span text:style-name="_39_">r</text:span><text:span text:style-name="_31_"> </text:span><text:span text:style-name="_36_">I</text:span><text:span text:style-name="_37_"> </text:span><text:span text:style-name="_32_">s</text:span><text:span text:style-name="_35_">h</text:span><text:span text:style-name="_39_">a</text:span><text:span text:style-name="_33_">l</text:span><text:span text:style-name="_35_">l</text:span><text:span text:style-name="_37_"> </text:span><text:span text:style-name="_33_">h</text:span><text:span text:style-name="_35_">a</text:span><text:span text:style-name="_38_">r</text:span><text:span text:style-name="_32_">d</text:span><text:span text:style-name="_36_">l</text:span><text:span text:style-name="_38_">y</text:span><text:span text:style-name="_31_"> </text:span><text:span text:style-name="_35_">d</text:span><text:span text:style-name="_39_">o</text:span><text:span text:style-name="_31_"> </text:span><text:span text:style-name="_35_">i</text:span><text:span text:style-name="_38_">t</text:span><text:span text:style-name="_31_"> </text:span><text:span text:style-name="_35_">j</text:span><text:span text:style-name="_39_">u</text:span><text:span text:style-name="_33_">s</text:span><text:span text:style-name="_35_">t</text:span><text:span text:style-name="_39_">i</text:span><text:span text:style-name="_32_">c</text:span><text:span text:style-name="_36_">e</text:span><text:span text:style-name="_39_">.</text:span><text:span text:style-name="_31_"> </text:span><text:span text:style-name="_36_">I</text:span><text:span text:style-name="_38_">t</text:span><text:span text:style-name="_31_"> </text:span><text:span text:style-name="_36_">s</text:span><text:span text:style-name="_38_">e</text:span><text:span text:style-name="_33_">e</text:span><text:span text:style-name="_36_">m</text:span><text:span text:style-name="_38_">s</text:span><text:span text:style-name="_31_"> </text:span><text:span text:style-name="_35_">t</text:span><text:span text:style-name="_39_">o</text:span><text:span text:style-name="_31_"> </text:span><text:span text:style-name="_36_">r</text:span><text:span text:style-name="_38_">u</text:span><text:span text:style-name="_33_">n</text:span><text:span text:style-name="_34_"> </text:span><text:span text:style-name="_39_">s</text:span><text:span text:style-name="_33_">o</text:span><text:span text:style-name="_36_">m</text:span><text:span text:style-name="_39_">e</text:span><text:span text:style-name="_33_">t</text:span><text:span text:style-name="_35_">h</text:span><text:span text:style-name="_38_">i</text:span><text:span text:style-name="_32_">n</text:span><text:span text:style-name="_35_">g</text:span><text:span text:style-name="_37_"> </text:span><text:span text:style-name="_33_">l</text:span><text:span text:style-name="_35_">i</text:span><text:span text:style-name="_38_">k</text:span><text:span text:style-name="_32_">e</text:span><text:span text:style-name="_34_"> </text:span><text:span text:style-name="_38_">t</text:span><text:span text:style-name="_33_">h</text:span><text:span text:style-name="_35_">i</text:span><text:span text:style-name="_39_">s</text:span><text:span text:style-name="_33_">.</text:span><text:span text:style-name="_34_"> </text:span><text:span text:style-name="_39_">"</text:span><text:span text:style-name="_32_">i</text:span><text:span text:style-name="_35_">f</text:span><text:span text:style-name="_37_"> </text:span><text:span text:style-name="_33_">e</text:span><text:span text:style-name="_36_">a</text:span><text:span text:style-name="_39_">c</text:span><text:span text:style-name="_32_">h</text:span><text:span text:style-name="_34_"> </text:span><text:span text:style-name="_38_">m</text:span><text:span text:style-name="_33_">a</text:span><text:span text:style-name="_36_">n</text:span><text:span text:style-name="_37_"> </text:span><text:span text:style-name="_33_">h</text:span><text:span text:style-name="_35_">a</text:span><text:span text:style-name="_38_">d</text:span><text:span text:style-name="_31_"> </text:span><text:span text:style-name="_35_">a</text:span><text:span text:style-name="_37_"> </text:span><text:span text:style-name="_32_">d</text:span><text:span text:style-name="_36_">e</text:span><text:span text:style-name="_39_">f</text:span><text:span text:style-name="_33_">i</text:span><text:span text:style-name="_35_">n</text:span><text:span text:style-name="_39_">i</text:span><text:span text:style-name="_32_">t</text:span><text:span text:style-name="_36_">e</text:span><text:span text:style-name="_37_"> </text:span><text:span text:style-name="_33_">s</text:span><text:span text:style-name="_36_">e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r</text:span><text:span text:style-name="_38_">u</text:span><text:span text:style-name="_33_">l</text:span><text:span text:style-name="_35_">e</text:span><text:span text:style-name="_38_">s</text:span><text:span text:style-name="_31_"> </text:span><text:span text:style-name="_35_">o</text:span><text:span text:style-name="_38_">f</text:span><text:span text:style-name="_31_"> </text:span><text:span text:style-name="_36_">c</text:span><text:span text:style-name="_39_">o</text:span><text:span text:style-name="_32_">n</text:span><text:span text:style-name="_35_">d</text:span><text:span text:style-name="_38_">u</text:span><text:span text:style-name="_32_">c</text:span><text:span text:style-name="_35_">t</text:span><text:span text:style-name="_37_"> </text:span><text:span text:style-name="_32_">b</text:span><text:span text:style-name="_35_">y</text:span><text:span text:style-name="_37_"> </text:span><text:span text:style-name="_33_">w</text:span><text:span text:style-name="_36_">h</text:span><text:span text:style-name="_39_">i</text:span><text:span text:style-name="_33_">c</text:span><text:span text:style-name="_35_">h</text:span><text:span text:style-name="_37_"> </text:span><text:span text:style-name="_32_">h</text:span><text:span text:style-name="_36_">e</text:span><text:span text:style-name="_37_"> </text:span><text:span text:style-name="_33_">r</text:span><text:span text:style-name="_35_">e</text:span><text:span text:style-name="_39_">g</text:span><text:span text:style-name="_33_">u</text:span><text:span text:style-name="_35_">l</text:span><text:span text:style-name="_39_">a</text:span><text:span text:style-name="_33_">t</text:span><text:span text:style-name="_35_">e</text:span><text:span text:style-name="_39_">d</text:span><text:span text:style-name="_31_"> </text:span><text:span text:style-name="_35_">h</text:span><text:span text:style-name="_39_">i</text:span><text:span text:style-name="_33_">s</text:span><text:span text:style-name="_34_"> </text:span><text:span text:style-name="_38_">l</text:span><text:span text:style-name="_33_">i</text:span><text:span text:style-name="_35_">f</text:span><text:span text:style-name="_38_">e</text:span><text:span text:style-name="_31_"> </text:span><text:span text:style-name="_36_">h</text:span><text:span text:style-name="_38_">e</text:span><text:span text:style-name="_31_"> </text:span><text:span text:style-name="_35_">w</text:span><text:span text:style-name="_38_">o</text:span><text:span text:style-name="_33_">u</text:span><text:span text:style-name="_36_">l</text:span><text:span text:style-name="_38_">d</text:span><text:span text:style-name="_31_"> </text:span><text:span text:style-name="_36_">b</text:span><text:span text:style-name="_39_">e</text:span><text:span text:style-name="_31_"> </text:span><text:span text:style-name="_35_">n</text:span><text:span text:style-name="_38_">o</text:span><text:span text:style-name="_31_"> </text:span><text:span text:style-name="_35_">b</text:span><text:span text:style-name="_38_">e</text:span><text:span text:style-name="_33_">t</text:span><text:span text:style-name="_35_">t</text:span><text:span text:style-name="_38_">e</text:span><text:span text:style-name="_33_">r</text:span><text:span text:style-name="_34_"> </text:span><text:span text:style-name="_39_">t</text:span><text:span text:style-name="_32_">h</text:span><text:span text:style-name="_35_">a</text:span><text:span text:style-name="_38_">n</text:span><text:span text:style-name="_31_"> </text:span><text:span text:style-name="_35_">a</text:span><text:span text:style-name="_37_"> </text:span><text:span text:style-name="_33_">m</text:span><text:span text:style-name="_36_">a</text:span><text:span text:style-name="_39_">c</text:span><text:span text:style-name="_32_">h</text:span><text:span text:style-name="_36_">i</text:span><text:span text:style-name="_39_">n</text:span><text:span text:style-name="_32_">e</text:span><text:span text:style-name="_35_">.</text:span><text:span text:style-name="_37_"> </text:span><text:span text:style-name="_33_">B</text:span><text:span text:style-name="_35_">u</text:span><text:span text:style-name="_39_">t</text:span><text:span text:style-name="_31_"> </text:span><text:span text:style-name="_36_">t</text:span><text:span text:style-name="_38_">h</text:span><text:span text:style-name="_33_">e</text:span><text:span text:style-name="_35_">r</text:span><text:span text:style-name="_38_">e</text:span><text:span text:style-name="_31_"> </text:span><text:span text:style-name="_35_">a</text:span><text:span text:style-name="_38_">r</text:span><text:span text:style-name="_33_">e</text:span><text:span text:style-name="_34_"> </text:span><text:span text:style-name="_38_">n</text:span><text:span text:style-name="_32_">o</text:span><text:span text:style-name="_34_"> </text:span><text:span text:style-name="_39_">s</text:span><text:span text:style-name="_32_">u</text:span><text:span text:style-name="_36_">c</text:span><text:span text:style-name="_39_">h</text:span><text:span text:style-name="_31_"> </text:span><text:span text:style-name="_35_">r</text:span><text:span text:style-name="_39_">u</text:span><text:span text:style-name="_33_">l</text:span><text:span text:style-name="_36_">e</text:span><text:span text:style-name="_39_">s</text:span><text:span text:style-name="_32_">,</text:span><text:span text:style-name="_34_"> </text:span><text:span text:style-name="_39_">s</text:span><text:span text:style-name="_33_">o</text:span><text:span text:style-name="_34_"> </text:span><text:span text:style-name="_39_">m</text:span><text:span text:style-name="_33_">e</text:span><text:span text:style-name="_36_">n</text:span><text:span text:style-name="_37_"> </text:span><text:span text:style-name="_33_">c</text:span><text:span text:style-name="_36_">a</text:span><text:span text:style-name="_39_">n</text:span><text:span text:style-name="_32_">n</text:span><text:span text:style-name="_36_">o</text:span><text:span text:style-name="_39_">t</text:span><text:span text:style-name="_31_"> </text:span><text:span text:style-name="_36_">b</text:span><text:span text:style-name="_39_">e</text:span><text:span text:style-name="_31_"> </text:span><text:span text:style-name="_35_">m</text:span><text:span text:style-name="_39_">a</text:span><text:span text:style-name="_32_">c</text:span><text:span text:style-name="_36_">h</text:span><text:span text:style-name="_38_">i</text:span><text:span text:style-name="_32_">n</text:span><text:span text:style-name="_35_">e</text:span><text:span text:style-name="_38_">s</text:span><text:span text:style-name="_33_">.</text:span><text:span text:style-name="_35_">"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u</text:span><text:span text:style-name="_39_">n</text:span><text:span text:style-name="_32_">d</text:span><text:span text:style-name="_35_">i</text:span><text:span text:style-name="_39_">s</text:span><text:span text:style-name="_32_">t</text:span><text:span text:style-name="_35_">r</text:span><text:span text:style-name="_38_">i</text:span><text:span text:style-name="_32_">b</text:span><text:span text:style-name="_35_">u</text:span><text:span text:style-name="_39_">t</text:span><text:span text:style-name="_33_">e</text:span><text:span text:style-name="_35_">d</text:span><text:span text:style-name="_37_"> </text:span><text:span text:style-name="_33_">m</text:span><text:span text:style-name="_36_">i</text:span><text:span text:style-name="_38_">d</text:span><text:span text:style-name="_32_">d</text:span><text:span text:style-name="_35_">l</text:span><text:span text:style-name="_38_">e</text:span><text:span text:style-name="_31_"> </text:span><text:span text:style-name="_36_">i</text:span><text:span text:style-name="_38_">s</text:span><text:span text:style-name="_31_"> </text:span><text:span text:style-name="_36_">g</text:span><text:span text:style-name="_39_">l</text:span><text:span text:style-name="_33_">a</text:span><text:span text:style-name="_35_">r</text:span><text:span text:style-name="_38_">i</text:span><text:span text:style-name="_32_">n</text:span><text:span text:style-name="_35_">g</text:span><text:span text:style-name="_38_">.</text:span><text:span text:style-name="_31_"> </text:span><text:span text:style-name="_36_">I</text:span><text:span text:style-name="_37_"> </text:span><text:span text:style-name="_33_">d</text:span><text:span text:style-name="_35_">o</text:span><text:span text:style-name="_37_"> </text:span><text:span text:style-name="_32_">n</text:span><text:span text:style-name="_35_">o</text:span><text:span text:style-name="_39_">t</text:span><text:span text:style-name="_31_"> </text:span><text:span text:style-name="_35_">t</text:span><text:span text:style-name="_39_">h</text:span><text:span text:style-name="_33_">i</text:span><text:span text:style-name="_36_">n</text:span><text:span text:style-name="_39_">k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a</text:span><text:span text:style-name="_32_">r</text:span><text:span text:style-name="_36_">g</text:span><text:span text:style-name="_38_">u</text:span><text:span text:style-name="_32_">m</text:span><text:span text:style-name="_35_">e</text:span><text:span text:style-name="_38_">n</text:span><text:span text:style-name="_33_">t</text:span><text:span text:style-name="_34_"> </text:span><text:span text:style-name="_38_">i</text:span><text:span text:style-name="_32_">s</text:span><text:span text:style-name="_34_"> </text:span><text:span text:style-name="_38_">e</text:span><text:span text:style-name="_32_">v</text:span><text:span text:style-name="_35_">e</text:span><text:span text:style-name="_39_">r</text:span><text:span text:style-name="_31_"> </text:span><text:span text:style-name="_35_">p</text:span><text:span text:style-name="_39_">u</text:span><text:span text:style-name="_33_">t</text:span><text:span text:style-name="_34_"> </text:span><text:span text:style-name="_38_">q</text:span><text:span text:style-name="_33_">u</text:span><text:span text:style-name="_36_">i</text:span><text:span text:style-name="_38_">t</text:span><text:span text:style-name="_33_">e</text:span><text:span text:style-name="_34_"> </text:span><text:span text:style-name="_39_">l</text:span><text:span text:style-name="_32_">i</text:span><text:span text:style-name="_35_">k</text:span><text:span text:style-name="_39_">e</text:span><text:span text:style-name="_31_"> </text:span><text:span text:style-name="_35_">t</text:span><text:span text:style-name="_38_">h</text:span><text:span text:style-name="_32_">i</text:span><text:span text:style-name="_36_">s</text:span><text:span text:style-name="_39_">,</text:span><text:span text:style-name="_31_"> </text:span><text:span text:style-name="_36_">b</text:span><text:span text:style-name="_38_">u</text:span><text:span text:style-name="_32_">t</text:span><text:span text:style-name="_34_"> </text:span><text:span text:style-name="_39_">I</text:span><text:span text:style-name="_31_"> </text:span><text:span text:style-name="_36_">b</text:span><text:span text:style-name="_39_">e</text:span><text:span text:style-name="_33_">l</text:span><text:span text:style-name="_35_">i</text:span><text:span text:style-name="_39_">e</text:span><text:span text:style-name="_32_">v</text:span><text:span text:style-name="_36_">e</text:span><text:span text:style-name="_37_"> </text:span><text:span text:style-name="_33_">t</text:span><text:span text:style-name="_35_">h</text:span><text:span text:style-name="_38_">i</text:span><text:span text:style-name="_32_">s</text:span><text:span text:style-name="_34_"> </text:span><text:span text:style-name="_39_">i</text:span><text:span text:style-name="_32_">s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a</text:span><text:span text:style-name="_35_">r</text:span><text:span text:style-name="_38_">g</text:span><text:span text:style-name="_33_">u</text:span><text:span text:style-name="_35_">m</text:span><text:span text:style-name="_38_">e</text:span><text:span text:style-name="_32_">n</text:span><text:span text:style-name="_36_">t</text:span><text:span text:style-name="_37_"> </text:span><text:span text:style-name="_32_">u</text:span><text:span text:style-name="_36_">s</text:span><text:span text:style-name="_38_">e</text:span><text:span text:style-name="_32_">d</text:span><text:span text:style-name="_34_"> </text:span><text:span text:style-name="_38_">n</text:span><text:span text:style-name="_33_">e</text:span><text:span text:style-name="_36_">v</text:span><text:span text:style-name="_38_">e</text:span><text:span text:style-name="_32_">r</text:span><text:span text:style-name="_35_">t</text:span><text:span text:style-name="_39_">h</text:span><text:span text:style-name="_32_">e</text:span><text:span text:style-name="_36_">l</text:span><text:span text:style-name="_39_">e</text:span><text:span text:style-name="_32_">s</text:span><text:span text:style-name="_36_">s</text:span><text:span text:style-name="_39_">.</text:span><text:span text:style-name="_31_"> </text:span><text:span text:style-name="_35_">T</text:span><text:span text:style-name="_39_">h</text:span><text:span text:style-name="_33_">e</text:span><text:span text:style-name="_36_">r</text:span><text:span text:style-name="_39_">e</text:span><text:span text:style-name="_31_"> </text:span><text:span text:style-name="_35_">m</text:span><text:span text:style-name="_39_">a</text:span><text:span text:style-name="_32_">y</text:span><text:span text:style-name="_34_"> </text:span><text:span text:style-name="_39_">h</text:span><text:span text:style-name="_33_">o</text:span><text:span text:style-name="_35_">w</text:span><text:span text:style-name="_38_">e</text:span><text:span text:style-name="_32_">v</text:span><text:span text:style-name="_35_">e</text:span><text:span text:style-name="_39_">r</text:span><text:span text:style-name="_31_"> </text:span><text:span text:style-name="_35_">b</text:span><text:span text:style-name="_39_">e</text:span><text:span text:style-name="_31_"> </text:span><text:span text:style-name="_36_">a</text:span><text:span text:style-name="_37_"> </text:span><text:span text:style-name="_32_">c</text:span><text:span text:style-name="_36_">e</text:span><text:span text:style-name="_38_">r</text:span><text:span text:style-name="_32_">t</text:span><text:span text:style-name="_36_">a</text:span><text:span text:style-name="_39_">i</text:span><text:span text:style-name="_32_">n</text:span><text:span text:style-name="_34_"> </text:span><text:span text:style-name="_38_">c</text:span><text:span text:style-name="_33_">o</text:span><text:span text:style-name="_35_">n</text:span><text:span text:style-name="_39_">f</text:span><text:span text:style-name="_32_">u</text:span><text:span text:style-name="_36_">s</text:span><text:span text:style-name="_38_">i</text:span><text:span text:style-name="_33_">o</text:span><text:span text:style-name="_36_">n</text:span><text:span text:style-name="_37_"> </text:span><text:span text:style-name="_33_">b</text:span><text:span text:style-name="_35_">e</text:span><text:span text:style-name="_38_">t</text:span><text:span text:style-name="_32_">w</text:span><text:span text:style-name="_35_">e</text:span><text:span text:style-name="_39_">e</text:span><text:span text:style-name="_33_">n</text:span><text:span text:style-name="_34_"> </text:span><text:span text:style-name="_38_">"</text:span><text:span text:style-name="_32_">r</text:span><text:span text:style-name="_35_">u</text:span><text:span text:style-name="_39_">l</text:span><text:span text:style-name="_32_">e</text:span><text:span text:style-name="_35_">s</text:span><text:span text:style-name="_37_"> </text:span><text:span text:style-name="_33_">o</text:span><text:span text:style-name="_35_">f</text:span><text:span text:style-name="_37_"> </text:span><text:span text:style-name="_32_">c</text:span><text:span text:style-name="_35_">o</text:span><text:span text:style-name="_39_">n</text:span><text:span text:style-name="_32_">d</text:span><text:span text:style-name="_35_">u</text:span><text:span text:style-name="_38_">c</text:span><text:span text:style-name="_32_">t</text:span><text:span text:style-name="_35_">"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"</text:span><text:span text:style-name="_38_">l</text:span><text:span text:style-name="_32_">a</text:span><text:span text:style-name="_35_">w</text:span><text:span text:style-name="_39_">s</text:span><text:span text:style-name="_31_"> </text:span><text:span text:style-name="_36_">o</text:span><text:span text:style-name="_39_">f</text:span><text:span text:style-name="_31_"> </text:span><text:span text:style-name="_36_">b</text:span><text:span text:style-name="_39_">e</text:span><text:span text:style-name="_33_">h</text:span><text:span text:style-name="_35_">a</text:span><text:span text:style-name="_39_">v</text:span><text:span text:style-name="_32_">i</text:span><text:span text:style-name="_36_">o</text:span><text:span text:style-name="_38_">u</text:span><text:span text:style-name="_32_">r</text:span><text:span text:style-name="_35_">"</text:span><text:span text:style-name="_37_"> </text:span><text:span text:style-name="_33_">t</text:span><text:span text:style-name="_35_">o</text:span><text:span text:style-name="_37_"> </text:span><text:span text:style-name="_32_">c</text:span><text:span text:style-name="_35_">l</text:span><text:span text:style-name="_39_">o</text:span><text:span text:style-name="_33_">u</text:span><text:span text:style-name="_36_">d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i</text:span><text:span text:style-name="_38_">s</text:span><text:span text:style-name="_33_">s</text:span><text:span text:style-name="_35_">u</text:span><text:span text:style-name="_39_">e</text:span><text:span text:style-name="_33_">.</text:span><text:span text:style-name="_34_"> </text:span><text:span text:style-name="_38_">B</text:span><text:span text:style-name="_32_">y</text:span><text:span text:style-name="_34_"> </text:span><text:span text:style-name="_38_">"</text:span><text:span text:style-name="_33_">r</text:span><text:span text:style-name="_35_">u</text:span><text:span text:style-name="_38_">l</text:span><text:span text:style-name="_32_">e</text:span><text:span text:style-name="_36_">s</text:span><text:span text:style-name="_37_"> </text:span><text:span text:style-name="_32_">o</text:span><text:span text:style-name="_35_">f</text:span><text:span text:style-name="_37_"> </text:span><text:span text:style-name="_33_">c</text:span><text:span text:style-name="_35_">o</text:span><text:span text:style-name="_38_">n</text:span><text:span text:style-name="_32_">d</text:span><text:span text:style-name="_36_">u</text:span><text:span text:style-name="_38_">c</text:span><text:span text:style-name="_32_">t</text:span><text:span text:style-name="_36_">"</text:span><text:span text:style-name="_37_"> </text:span><text:span text:style-name="_32_">I</text:span><text:span text:style-name="_34_"> </text:span><text:span text:style-name="_39_">m</text:span><text:span text:style-name="_32_">e</text:span><text:span text:style-name="_36_">a</text:span><text:span text:style-name="_38_">n</text:span><text:span text:style-name="_31_"> </text:span><text:span text:style-name="_36_">p</text:span><text:span text:style-name="_38_">r</text:span><text:span text:style-name="_32_">e</text:span><text:span text:style-name="_36_">c</text:span><text:span text:style-name="_39_">e</text:span><text:span text:style-name="_33_">p</text:span><text:span text:style-name="_36_">t</text:span><text:span text:style-name="_39_">s</text:span><text:span text:style-name="_31_"> </text:span><text:span text:style-name="_35_">s</text:span><text:span text:style-name="_38_">u</text:span><text:span text:style-name="_32_">c</text:span><text:span text:style-name="_35_">h</text:span><text:span text:style-name="_37_"> </text:span><text:span text:style-name="_33_">a</text:span><text:span text:style-name="_35_">s</text:span><text:span text:style-name="_37_"> </text:span><text:span text:style-name="_32_">"</text:span><text:span text:style-name="_35_">S</text:span><text:span text:style-name="_39_">t</text:span><text:span text:style-name="_33_">o</text:span><text:span text:style-name="_36_">p</text:span><text:span text:style-name="_37_"> </text:span><text:span text:style-name="_32_">i</text:span><text:span text:style-name="_35_">f</text:span><text:span text:style-name="_37_"> </text:span><text:span text:style-name="_32_">y</text:span><text:span text:style-name="_35_">o</text:span><text:span text:style-name="_39_">u</text:span><text:span text:style-name="_31_"> </text:span><text:span text:style-name="_35_">s</text:span><text:span text:style-name="_39_">e</text:span><text:span text:style-name="_32_">e</text:span><text:span text:style-name="_34_"> </text:span><text:span text:style-name="_38_">r</text:span><text:span text:style-name="_32_">e</text:span><text:span text:style-name="_36_">d</text:span><text:span text:style-name="_37_"> </text:span><text:span text:style-name="_33_">l</text:span><text:span text:style-name="_36_">i</text:span><text:span text:style-name="_38_">g</text:span><text:span text:style-name="_33_">h</text:span><text:span text:style-name="_35_">t</text:span><text:span text:style-name="_38_">s</text:span><text:span text:style-name="_32_">,</text:span><text:span text:style-name="_36_">"</text:span><text:span text:style-name="_37_"> </text:span><text:span text:style-name="_33_">o</text:span><text:span text:style-name="_35_">n</text:span><text:span text:style-name="_37_"> </text:span><text:span text:style-name="_33_">w</text:span><text:span text:style-name="_36_">h</text:span><text:span text:style-name="_38_">i</text:span><text:span text:style-name="_33_">c</text:span><text:span text:style-name="_35_">h</text:span><text:span text:style-name="_37_"> </text:span><text:span text:style-name="_33_">o</text:span><text:span text:style-name="_35_">n</text:span><text:span text:style-name="_38_">e</text:span><text:span text:style-name="_31_"> </text:span><text:span text:style-name="_36_">c</text:span><text:span text:style-name="_38_">a</text:span><text:span text:style-name="_33_">n</text:span><text:span text:style-name="_34_"> </text:span><text:span text:style-name="_38_">a</text:span><text:span text:style-name="_33_">c</text:span><text:span text:style-name="_35_">t</text:span><text:span text:style-name="_38_">,</text:span><text:span text:style-name="_31_"> </text:span><text:span text:style-name="_36_">a</text:span><text:span text:style-name="_39_">n</text:span><text:span text:style-name="_33_">d</text:span><text:span text:style-name="_34_"> </text:span><text:span text:style-name="_38_">o</text:span><text:span text:style-name="_32_">f</text:span><text:span text:style-name="_34_"> </text:span><text:span text:style-name="_38_">w</text:span><text:span text:style-name="_33_">h</text:span><text:span text:style-name="_35_">i</text:span><text:span text:style-name="_38_">c</text:span><text:span text:style-name="_32_">h</text:span><text:span text:style-name="_34_"> </text:span><text:span text:style-name="_38_">o</text:span><text:span text:style-name="_32_">n</text:span><text:span text:style-name="_35_">e</text:span><text:span text:style-name="_37_"> </text:span><text:span text:style-name="_32_">c</text:span><text:span text:style-name="_35_">a</text:span><text:span text:style-name="_39_">n</text:span><text:span text:style-name="_31_"> </text:span><text:span text:style-name="_36_">b</text:span><text:span text:style-name="_38_">e</text:span><text:span text:style-name="_31_"> </text:span><text:span text:style-name="_36_">c</text:span><text:span text:style-name="_38_">o</text:span><text:span text:style-name="_33_">n</text:span><text:span text:style-name="_35_">s</text:span><text:span text:style-name="_38_">c</text:span><text:span text:style-name="_32_">i</text:span><text:span text:style-name="_35_">o</text:span><text:span text:style-name="_38_">u</text:span><text:span text:style-name="_32_">s</text:span><text:span text:style-name="_36_">.</text:span><text:span text:style-name="_37_"> </text:span><text:span text:style-name="_32_">B</text:span><text:span text:style-name="_36_">y</text:span><text:span text:style-name="_37_"> </text:span><text:span text:style-name="_32_">"</text:span><text:span text:style-name="_35_">l</text:span><text:span text:style-name="_38_">a</text:span><text:span text:style-name="_33_">w</text:span><text:span text:style-name="_36_">s</text:span><text:span text:style-name="_37_"> </text:span><text:span text:style-name="_33_">o</text:span><text:span text:style-name="_36_">f</text:span><text:span text:style-name="_37_"> </text:span><text:span text:style-name="_33_">b</text:span><text:span text:style-name="_35_">e</text:span><text:span text:style-name="_38_">h</text:span><text:span text:style-name="_33_">a</text:span><text:span text:style-name="_35_">v</text:span><text:span text:style-name="_38_">i</text:span><text:span text:style-name="_33_">o</text:span><text:span text:style-name="_35_">u</text:span><text:span text:style-name="_38_">r</text:span><text:span text:style-name="_33_">"</text:span><text:span text:style-name="_34_"> </text:span><text:span text:style-name="_39_">I</text:span><text:span text:style-name="_31_"> </text:span><text:span text:style-name="_35_">m</text:span><text:span text:style-name="_38_">e</text:span><text:span text:style-name="_33_">a</text:span><text:span text:style-name="_36_">n</text:span><text:span text:style-name="_37_"> </text:span><text:span text:style-name="_33_">l</text:span><text:span text:style-name="_35_">a</text:span><text:span text:style-name="_38_">w</text:span><text:span text:style-name="_33_">s</text:span><text:span text:style-name="_34_"> </text:span><text:span text:style-name="_38_">o</text:span><text:span text:style-name="_32_">f</text:span><text:span text:style-name="_34_"> </text:span><text:span text:style-name="_39_">n</text:span><text:span text:style-name="_33_">a</text:span><text:span text:style-name="_35_">t</text:span><text:span text:style-name="_38_">u</text:span><text:span text:style-name="_32_">r</text:span><text:span text:style-name="_35_">e</text:span><text:span text:style-name="_37_"> </text:span><text:span text:style-name="_33_">a</text:span><text:span text:style-name="_36_">s</text:span><text:span text:style-name="_37_"> </text:span><text:span text:style-name="_32_">a</text:span><text:span text:style-name="_36_">p</text:span><text:span text:style-name="_39_">p</text:span><text:span text:style-name="_32_">l</text:span><text:span text:style-name="_35_">i</text:span><text:span text:style-name="_38_">e</text:span><text:span text:style-name="_33_">d</text:span><text:span text:style-name="_34_"> </text:span><text:span text:style-name="_39_">t</text:span><text:span text:style-name="_33_">o</text:span><text:span text:style-name="_34_"> </text:span><text:span text:style-name="_39_">a</text:span><text:span text:style-name="_31_"> </text:span><text:span text:style-name="_36_">m</text:span><text:span text:style-name="_39_">a</text:span><text:span text:style-name="_33_">n</text:span><text:span text:style-name="_35_">'</text:span><text:span text:style-name="_38_">s</text:span><text:span text:style-name="_31_"> </text:span><text:span text:style-name="_36_">b</text:span><text:span text:style-name="_38_">o</text:span><text:span text:style-name="_32_">d</text:span><text:span text:style-name="_35_">y</text:span><text:span text:style-name="_37_"> </text:span><text:span text:style-name="_33_">s</text:span><text:span text:style-name="_35_">u</text:span><text:span text:style-name="_38_">c</text:span><text:span text:style-name="_32_">h</text:span><text:span text:style-name="_34_"> </text:span><text:span text:style-name="_39_">a</text:span><text:span text:style-name="_32_">s</text:span><text:span text:style-name="_34_"> </text:span><text:span text:style-name="_38_">"</text:span><text:span text:style-name="_32_">i</text:span><text:span text:style-name="_35_">f</text:span><text:span text:style-name="_37_"> </text:span><text:span text:style-name="_32_">y</text:span><text:span text:style-name="_35_">o</text:span><text:span text:style-name="_38_">u</text:span><text:span text:style-name="_31_"> </text:span><text:span text:style-name="_36_">p</text:span><text:span text:style-name="_38_">i</text:span><text:span text:style-name="_33_">n</text:span><text:span text:style-name="_35_">c</text:span><text:span text:style-name="_39_">h</text:span><text:span text:style-name="_31_"> </text:span><text:span text:style-name="_36_">h</text:span><text:span text:style-name="_38_">i</text:span><text:span text:style-name="_32_">m</text:span><text:span text:style-name="_34_"> </text:span><text:span text:style-name="_39_">h</text:span><text:span text:style-name="_32_">e</text:span><text:span text:style-name="_34_"> </text:span><text:span text:style-name="_38_">w</text:span><text:span text:style-name="_33_">i</text:span><text:span text:style-name="_36_">l</text:span><text:span text:style-name="_38_">l</text:span><text:span text:style-name="_31_"> </text:span><text:span text:style-name="_35_">s</text:span><text:span text:style-name="_39_">q</text:span><text:span text:style-name="_32_">u</text:span><text:span text:style-name="_36_">e</text:span><text:span text:style-name="_38_">a</text:span><text:span text:style-name="_33_">k</text:span><text:span text:style-name="_35_">.</text:span><text:span text:style-name="_38_">"</text:span><text:span text:style-name="_31_"> </text:span><text:span text:style-name="_35_">I</text:span><text:span text:style-name="_38_">f</text:span><text:span text:style-name="_31_"> </text:span><text:span text:style-name="_36_">w</text:span><text:span text:style-name="_39_">e</text:span><text:span text:style-name="_31_"> </text:span><text:span text:style-name="_36_">s</text:span><text:span text:style-name="_39_">u</text:span><text:span text:style-name="_32_">b</text:span><text:span text:style-name="_36_">s</text:span><text:span text:style-name="_39_">t</text:span><text:span text:style-name="_33_">i</text:span><text:span text:style-name="_35_">t</text:span><text:span text:style-name="_38_">u</text:span><text:span text:style-name="_33_">t</text:span><text:span text:style-name="_36_">e</text:span><text:span text:style-name="_37_"> </text:span><text:span text:style-name="_32_">"</text:span><text:span text:style-name="_35_">l</text:span><text:span text:style-name="_39_">a</text:span><text:span text:style-name="_33_">w</text:span><text:span text:style-name="_36_">s</text:span><text:span text:style-name="_37_"> </text:span><text:span text:style-name="_32_">o</text:span><text:span text:style-name="_35_">f</text:span><text:span text:style-name="_37_"> </text:span><text:span text:style-name="_32_">b</text:span><text:span text:style-name="_35_">e</text:span><text:span text:style-name="_38_">h</text:span><text:span text:style-name="_32_">a</text:span><text:span text:style-name="_36_">v</text:span><text:span text:style-name="_39_">i</text:span><text:span text:style-name="_33_">o</text:span><text:span text:style-name="_35_">u</text:span><text:span text:style-name="_39_">r</text:span><text:span text:style-name="_31_"> </text:span><text:span text:style-name="_35_">w</text:span><text:span text:style-name="_38_">h</text:span><text:span text:style-name="_32_">i</text:span><text:span text:style-name="_35_">c</text:span><text:span text:style-name="_38_">h</text:span><text:span text:style-name="_31_"> </text:span><text:span text:style-name="_36_">r</text:span><text:span text:style-name="_39_">e</text:span><text:span text:style-name="_32_">g</text:span><text:span text:style-name="_36_">u</text:span><text:span text:style-name="_38_">l</text:span><text:span text:style-name="_33_">a</text:span><text:span text:style-name="_35_">t</text:span><text:span text:style-name="_38_">e</text:span><text:span text:style-name="_31_"> </text:span><text:span text:style-name="_36_">h</text:span><text:span text:style-name="_38_">i</text:span><text:span text:style-name="_32_">s</text:span><text:span text:style-name="_34_"> </text:span><text:span text:style-name="_39_">l</text:span><text:span text:style-name="_33_">i</text:span><text:span text:style-name="_35_">f</text:span><text:span text:style-name="_38_">e</text:span><text:span text:style-name="_32_">"</text:span><text:span text:style-name="_34_"> </text:span><text:span text:style-name="_38_">f</text:span><text:span text:style-name="_33_">o</text:span><text:span text:style-name="_36_">r</text:span><text:span text:style-name="_37_"> </text:span><text:span text:style-name="_32_">"</text:span><text:span text:style-name="_36_">l</text:span><text:span text:style-name="_38_">a</text:span><text:span text:style-name="_33_">w</text:span><text:span text:style-name="_36_">s</text:span><text:span text:style-name="_37_"> </text:span><text:span text:style-name="_32_">o</text:span><text:span text:style-name="_35_">f</text:span><text:span text:style-name="_37_"> </text:span><text:span text:style-name="_32_">c</text:span><text:span text:style-name="_36_">o</text:span><text:span text:style-name="_38_">n</text:span><text:span text:style-name="_33_">d</text:span><text:span text:style-name="_35_">u</text:span><text:span text:style-name="_39_">c</text:span><text:span text:style-name="_32_">t</text:span><text:span text:style-name="_34_"> </text:span><text:span text:style-name="_39_">b</text:span><text:span text:style-name="_33_">y</text:span><text:span text:style-name="_34_"> </text:span><text:span text:style-name="_38_">w</text:span><text:span text:style-name="_33_">h</text:span><text:span text:style-name="_36_">i</text:span><text:span text:style-name="_38_">c</text:span><text:span text:style-name="_32_">h</text:span><text:span text:style-name="_34_"> </text:span><text:span text:style-name="_39_">h</text:span><text:span text:style-name="_32_">e</text:span><text:span text:style-name="_34_"> </text:span><text:span text:style-name="_39_">r</text:span><text:span text:style-name="_32_">e</text:span><text:span text:style-name="_35_">g</text:span><text:span text:style-name="_38_">u</text:span><text:span text:style-name="_33_">l</text:span><text:span text:style-name="_36_">a</text:span><text:span text:style-name="_39_">t</text:span><text:span text:style-name="_33_">e</text:span><text:span text:style-name="_35_">s</text:span><text:span text:style-name="_37_"> </text:span><text:span text:style-name="_33_">h</text:span><text:span text:style-name="_35_">i</text:span><text:span text:style-name="_39_">s</text:span><text:span text:style-name="_31_"> </text:span><text:span text:style-name="_36_">l</text:span><text:span text:style-name="_38_">i</text:span><text:span text:style-name="_33_">f</text:span><text:span text:style-name="_36_">e</text:span><text:span text:style-name="_38_">"</text:span><text:span text:style-name="_31_"> </text:span><text:span text:style-name="_36_">i</text:span><text:span text:style-name="_38_">n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a</text:span><text:span text:style-name="_32_">r</text:span><text:span text:style-name="_35_">g</text:span><text:span text:style-name="_39_">u</text:span><text:span text:style-name="_32_">m</text:span><text:span text:style-name="_35_">e</text:span><text:span text:style-name="_38_">n</text:span><text:span text:style-name="_33_">t</text:span><text:span text:style-name="_34_"> </text:span><text:span text:style-name="_39_">q</text:span><text:span text:style-name="_33_">u</text:span><text:span text:style-name="_36_">o</text:span><text:span text:style-name="_38_">t</text:span><text:span text:style-name="_33_">e</text:span><text:span text:style-name="_35_">d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u</text:span><text:span text:style-name="_39_">n</text:span><text:span text:style-name="_33_">d</text:span><text:span text:style-name="_35_">i</text:span><text:span text:style-name="_39_">s</text:span><text:span text:style-name="_32_">t</text:span><text:span text:style-name="_36_">r</text:span><text:span text:style-name="_38_">i</text:span><text:span text:style-name="_33_">b</text:span><text:span text:style-name="_36_">u</text:span><text:span text:style-name="_38_">t</text:span><text:span text:style-name="_33_">e</text:span><text:span text:style-name="_35_">d</text:span><text:span text:style-name="_37_"> </text:span><text:span text:style-name="_33_">m</text:span><text:span text:style-name="_35_">i</text:span><text:span text:style-name="_38_">d</text:span><text:span text:style-name="_32_">d</text:span><text:span text:style-name="_35_">l</text:span><text:span text:style-name="_39_">e</text:span><text:span text:style-name="_31_"> </text:span><text:span text:style-name="_35_">i</text:span><text:span text:style-name="_38_">s</text:span><text:span text:style-name="_31_"> </text:span><text:span text:style-name="_35_">n</text:span><text:span text:style-name="_38_">o</text:span><text:span text:style-name="_31_"> </text:span><text:span text:style-name="_35_">l</text:span><text:span text:style-name="_39_">o</text:span><text:span text:style-name="_33_">n</text:span><text:span text:style-name="_35_">g</text:span><text:span text:style-name="_38_">e</text:span><text:span text:style-name="_32_">r</text:span><text:span text:style-name="_34_"> </text:span><text:span text:style-name="_38_">i</text:span><text:span text:style-name="_33_">n</text:span><text:span text:style-name="_35_">s</text:span><text:span text:style-name="_39_">u</text:span><text:span text:style-name="_33_">p</text:span><text:span text:style-name="_35_">e</text:span><text:span text:style-name="_38_">r</text:span><text:span text:style-name="_33_">a</text:span><text:span text:style-name="_36_">b</text:span><text:span text:style-name="_39_">l</text:span><text:span text:style-name="_33_">e</text:span><text:span text:style-name="_35_">.</text:span><text:span text:style-name="_37_"> </text:span><text:span text:style-name="_33_">F</text:span><text:span text:style-name="_35_">o</text:span><text:span text:style-name="_38_">r</text:span><text:span text:style-name="_31_"> </text:span><text:span text:style-name="_36_">w</text:span><text:span text:style-name="_38_">e</text:span><text:span text:style-name="_31_"> </text:span><text:span text:style-name="_36_">b</text:span><text:span text:style-name="_39_">e</text:span><text:span text:style-name="_33_">l</text:span><text:span text:style-name="_36_">i</text:span><text:span text:style-name="_39_">e</text:span><text:span text:style-name="_33_">v</text:span><text:span text:style-name="_35_">e</text:span><text:span text:style-name="_37_"> </text:span><text:span text:style-name="_33_">t</text:span><text:span text:style-name="_36_">h</text:span><text:span text:style-name="_38_">a</text:span><text:span text:style-name="_33_">t</text:span><text:span text:style-name="_34_"> </text:span><text:span text:style-name="_38_">i</text:span><text:span text:style-name="_32_">t</text:span><text:span text:style-name="_34_"> </text:span><text:span text:style-name="_38_">i</text:span><text:span text:style-name="_32_">s</text:span><text:span text:style-name="_34_"> </text:span><text:span text:style-name="_39_">n</text:span><text:span text:style-name="_33_">o</text:span><text:span text:style-name="_36_">t</text:span><text:span text:style-name="_37_"> </text:span><text:span text:style-name="_33_">o</text:span><text:span text:style-name="_36_">n</text:span><text:span text:style-name="_39_">l</text:span><text:span text:style-name="_32_">y</text:span><text:span text:style-name="_34_"> </text:span><text:span text:style-name="_38_">t</text:span><text:span text:style-name="_32_">r</text:span><text:span text:style-name="_35_">u</text:span><text:span text:style-name="_38_">e</text:span><text:span text:style-name="_31_"> </text:span><text:span text:style-name="_35_">t</text:span><text:span text:style-name="_38_">h</text:span><text:span text:style-name="_32_">a</text:span><text:span text:style-name="_36_">t</text:span><text:span text:style-name="_37_"> </text:span><text:span text:style-name="_32_">b</text:span><text:span text:style-name="_36_">e</text:span><text:span text:style-name="_38_">i</text:span><text:span text:style-name="_33_">n</text:span><text:span text:style-name="_35_">g</text:span><text:span text:style-name="_37_"> </text:span><text:span text:style-name="_32_">r</text:span><text:span text:style-name="_35_">e</text:span><text:span text:style-name="_39_">g</text:span><text:span text:style-name="_32_">u</text:span><text:span text:style-name="_35_">l</text:span><text:span text:style-name="_39_">a</text:span><text:span text:style-name="_33_">t</text:span><text:span text:style-name="_35_">e</text:span><text:span text:style-name="_39_">d</text:span><text:span text:style-name="_31_"> </text:span><text:span text:style-name="_35_">b</text:span><text:span text:style-name="_38_">y</text:span><text:span text:style-name="_31_"> </text:span><text:span text:style-name="_36_">l</text:span><text:span text:style-name="_39_">a</text:span><text:span text:style-name="_33_">w</text:span><text:span text:style-name="_35_">s</text:span><text:span text:style-name="_37_"> </text:span><text:span text:style-name="_32_">o</text:span><text:span text:style-name="_35_">f</text:span><text:span text:style-name="_37_"> </text:span><text:span text:style-name="_33_">b</text:span><text:span text:style-name="_35_">e</text:span><text:span text:style-name="_39_">h</text:span><text:span text:style-name="_32_">a</text:span><text:span text:style-name="_35_">v</text:span><text:span text:style-name="_38_">i</text:span><text:span text:style-name="_33_">o</text:span><text:span text:style-name="_35_">u</text:span><text:span text:style-name="_38_">r</text:span><text:span text:style-name="_31_"> </text:span><text:span text:style-name="_35_">i</text:span><text:span text:style-name="_38_">m</text:span><text:span text:style-name="_33_">p</text:span><text:span text:style-name="_36_">l</text:span><text:span text:style-name="_39_">i</text:span><text:span text:style-name="_33_">e</text:span><text:span text:style-name="_35_">s</text:span><text:span text:style-name="_37_"> </text:span><text:span text:style-name="_33_">b</text:span><text:span text:style-name="_36_">e</text:span><text:span text:style-name="_39_">i</text:span><text:span text:style-name="_33_">n</text:span><text:span text:style-name="_35_">g</text:span><text:span text:style-name="_37_"> </text:span><text:span text:style-name="_32_">s</text:span><text:span text:style-name="_35_">o</text:span><text:span text:style-name="_39_">m</text:span><text:span text:style-name="_32_">e</text:span><text:span text:style-name="_34_"> </text:span><text:span text:style-name="_39_">s</text:span><text:span text:style-name="_33_">o</text:span><text:span text:style-name="_35_">r</text:span><text:span text:style-name="_39_">t</text:span><text:span text:style-name="_31_"> </text:span><text:span text:style-name="_36_">o</text:span><text:span text:style-name="_38_">f</text:span><text:span text:style-name="_31_"> </text:span><text:span text:style-name="_36_">m</text:span><text:span text:style-name="_39_">a</text:span><text:span text:style-name="_33_">c</text:span><text:span text:style-name="_36_">h</text:span><text:span text:style-name="_39_">i</text:span><text:span text:style-name="_33_">n</text:span><text:span text:style-name="_36_">e</text:span><text:span text:style-name="_37_"> </text:span><text:span text:style-name="_33_">(</text:span><text:span text:style-name="_35_">t</text:span><text:span text:style-name="_38_">h</text:span><text:span text:style-name="_32_">o</text:span><text:span text:style-name="_35_">u</text:span><text:span text:style-name="_39_">g</text:span><text:span text:style-name="_32_">h</text:span><text:span text:style-name="_34_"> </text:span><text:span text:style-name="_38_">n</text:span><text:span text:style-name="_32_">o</text:span><text:span text:style-name="_35_">t</text:span><text:span text:style-name="_37_"> </text:span><text:span text:style-name="_32_">n</text:span><text:span text:style-name="_35_">e</text:span><text:span text:style-name="_38_">c</text:span><text:span text:style-name="_32_">e</text:span><text:span text:style-name="_35_">s</text:span><text:span text:style-name="_39_">s</text:span><text:span text:style-name="_32_">a</text:span><text:span text:style-name="_36_">r</text:span><text:span text:style-name="_39_">i</text:span><text:span text:style-name="_33_">l</text:span><text:span text:style-name="_36_">y</text:span><text:span text:style-name="_37_"> </text:span><text:span text:style-name="_32_">a</text:span><text:span text:style-name="_34_"> </text:span><text:span text:style-name="_39_">d</text:span><text:span text:style-name="_33_">i</text:span><text:span text:style-name="_36_">s</text:span><text:span text:style-name="_38_">c</text:span><text:span text:style-name="_32_">r</text:span><text:span text:style-name="_36_">e</text:span><text:span text:style-name="_39_">t</text:span><text:span text:style-name="_32_">e</text:span>-<text:span text:style-name="_38_">s</text:span><text:span text:style-name="_32_">t</text:span><text:span text:style-name="_36_">a</text:span><text:span text:style-name="_39_">t</text:span><text:span text:style-name="_33_">e</text:span><text:span text:style-name="_34_"> </text:span><text:span text:style-name="_38_">m</text:span><text:span text:style-name="_33_">a</text:span><text:span text:style-name="_36_">c</text:span><text:span text:style-name="_39_">h</text:span><text:span text:style-name="_33_">i</text:span><text:span text:style-name="_36_">n</text:span><text:span text:style-name="_38_">e</text:span><text:span text:style-name="_32_">)</text:span><text:span text:style-name="_36_">,</text:span><text:span text:style-name="_37_"> </text:span><text:span text:style-name="_32_">b</text:span><text:span text:style-name="_35_">u</text:span><text:span text:style-name="_39_">t</text:span><text:span text:style-name="_31_"> </text:span><text:span text:style-name="_36_">t</text:span><text:span text:style-name="_38_">h</text:span><text:span text:style-name="_32_">a</text:span><text:span text:style-name="_36_">t</text:span><text:span text:style-name="_37_"> </text:span><text:span text:style-name="_32_">c</text:span><text:span text:style-name="_36_">o</text:span><text:span text:style-name="_38_">n</text:span><text:span text:style-name="_33_">v</text:span><text:span text:style-name="_36_">e</text:span><text:span text:style-name="_38_">r</text:span><text:span text:style-name="_33_">s</text:span><text:span text:style-name="_36_">e</text:span><text:span text:style-name="_38_">l</text:span><text:span text:style-name="_33_">y</text:span><text:span text:style-name="_34_"> </text:span><text:span text:style-name="_39_">b</text:span><text:span text:style-name="_32_">e</text:span><text:span text:style-name="_36_">i</text:span><text:span text:style-name="_39_">n</text:span><text:span text:style-name="_33_">g</text:span><text:span text:style-name="_34_"> </text:span><text:span text:style-name="_39_">s</text:span><text:span text:style-name="_33_">u</text:span><text:span text:style-name="_36_">c</text:span><text:span text:style-name="_39_">h</text:span><text:span text:style-name="_31_"> </text:span><text:span text:style-name="_35_">a</text:span><text:span text:style-name="_37_"> </text:span><text:span text:style-name="_33_">m</text:span><text:span text:style-name="_36_">a</text:span><text:span text:style-name="_38_">c</text:span><text:span text:style-name="_33_">h</text:span><text:span text:style-name="_36_">i</text:span><text:span text:style-name="_39_">n</text:span><text:span text:style-name="_33_">e</text:span><text:span text:style-name="_34_"> </text:span><text:span text:style-name="_38_">i</text:span><text:span text:style-name="_32_">m</text:span><text:span text:style-name="_35_">p</text:span><text:span text:style-name="_38_">l</text:span><text:span text:style-name="_32_">i</text:span><text:span text:style-name="_35_">e</text:span><text:span text:style-name="_38_">s</text:span><text:span text:style-name="_31_"> </text:span><text:span text:style-name="_35_">b</text:span><text:span text:style-name="_38_">e</text:span><text:span text:style-name="_33_">i</text:span><text:span text:style-name="_36_">n</text:span><text:span text:style-name="_39_">g</text:span><text:span text:style-name="_31_"> </text:span><text:span text:style-name="_36_">r</text:span><text:span text:style-name="_38_">e</text:span><text:span text:style-name="_33_">g</text:span><text:span text:style-name="_35_">u</text:span><text:span text:style-name="_38_">l</text:span><text:span text:style-name="_33_">a</text:span><text:span text:style-name="_36_">t</text:span><text:span text:style-name="_38_">e</text:span><text:span text:style-name="_32_">d</text:span><text:span text:style-name="_34_"> </text:span><text:span text:style-name="_39_">b</text:span><text:span text:style-name="_33_">y</text:span><text:span text:style-name="_34_"> </text:span><text:span text:style-name="_38_">s</text:span><text:span text:style-name="_32_">u</text:span><text:span text:style-name="_35_">c</text:span><text:span text:style-name="_38_">h</text:span><text:span text:style-name="_31_"> </text:span><text:span text:style-name="_36_">l</text:span><text:span text:style-name="_39_">a</text:span><text:span text:style-name="_33_">w</text:span><text:span text:style-name="_35_">s</text:span><text:span text:style-name="_39_">.</text:span><text:span text:style-name="_31_"> </text:span><text:span text:style-name="_35_">H</text:span><text:span text:style-name="_38_">o</text:span><text:span text:style-name="_32_">w</text:span><text:span text:style-name="_36_">e</text:span><text:span text:style-name="_38_">v</text:span><text:span text:style-name="_32_">e</text:span><text:span text:style-name="_35_">r</text:span><text:span text:style-name="_38_">,</text:span><text:span text:style-name="_31_"> </text:span><text:span text:style-name="_36_">w</text:span><text:span text:style-name="_38_">e</text:span><text:span text:style-name="_31_"> </text:span><text:span text:style-name="_35_">c</text:span><text:span text:style-name="_38_">a</text:span><text:span text:style-name="_33_">n</text:span><text:span text:style-name="_35_">n</text:span><text:span text:style-name="_39_">o</text:span><text:span text:style-name="_32_">t</text:span><text:span text:style-name="_34_"> </text:span><text:span text:style-name="_39_">s</text:span><text:span text:style-name="_32_">o</text:span><text:span text:style-name="_34_"> </text:span><text:span text:style-name="_38_">e</text:span><text:span text:style-name="_33_">a</text:span><text:span text:style-name="_35_">s</text:span><text:span text:style-name="_39_">i</text:span><text:span text:style-name="_33_">l</text:span><text:span text:style-name="_35_">y</text:span><text:span text:style-name="_37_"> </text:span><text:span text:style-name="_32_">c</text:span><text:span text:style-name="_36_">o</text:span><text:span text:style-name="_39_">n</text:span><text:span text:style-name="_33_">v</text:span><text:span text:style-name="_35_">i</text:span><text:span text:style-name="_38_">n</text:span><text:span text:style-name="_33_">c</text:span><text:span text:style-name="_35_">e</text:span><text:span text:style-name="_37_"> </text:span><text:span text:style-name="_33_">o</text:span><text:span text:style-name="_36_">u</text:span><text:span text:style-name="_38_">r</text:span><text:span text:style-name="_32_">s</text:span><text:span text:style-name="_35_">e</text:span><text:span text:style-name="_39_">l</text:span><text:span text:style-name="_32_">v</text:span><text:span text:style-name="_35_">e</text:span><text:span text:style-name="_38_">s</text:span><text:span text:style-name="_31_"> </text:span><text:span text:style-name="_36_">o</text:span><text:span text:style-name="_39_">f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a</text:span><text:span text:style-name="_32_">b</text:span><text:span text:style-name="_35_">s</text:span><text:span text:style-name="_38_">e</text:span><text:span text:style-name="_32_">n</text:span><text:span text:style-name="_35_">c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c</text:span><text:span text:style-name="_38_">o</text:span><text:span text:style-name="_32_">m</text:span><text:span text:style-name="_35_">p</text:span><text:span text:style-name="_38_">l</text:span><text:span text:style-name="_32_">e</text:span><text:span text:style-name="_36_">t</text:span><text:span text:style-name="_39_">e</text:span><text:span text:style-name="_31_"> </text:span><text:span text:style-name="_36_">l</text:span><text:span text:style-name="_39_">a</text:span><text:span text:style-name="_33_">w</text:span><text:span text:style-name="_35_">s</text:span><text:span text:style-name="_37_"> </text:span><text:span text:style-name="_33_">o</text:span><text:span text:style-name="_35_">f</text:span><text:span text:style-name="_37_"> </text:span><text:span text:style-name="_32_">b</text:span><text:span text:style-name="_36_">e</text:span><text:span text:style-name="_39_">h</text:span><text:span text:style-name="_33_">a</text:span><text:span text:style-name="_35_">v</text:span><text:span text:style-name="_38_">i</text:span><text:span text:style-name="_32_">o</text:span><text:span text:style-name="_35_">u</text:span><text:span text:style-name="_38_">r</text:span><text:span text:style-name="_31_"> </text:span><text:span text:style-name="_36_">a</text:span><text:span text:style-name="_39_">s</text:span><text:span text:style-name="_31_"> </text:span><text:span text:style-name="_36_">o</text:span><text:span text:style-name="_39_">f</text:span><text:span text:style-name="_31_"> </text:span><text:span text:style-name="_36_">c</text:span><text:span text:style-name="_39_">o</text:span><text:span text:style-name="_33_">m</text:span><text:span text:style-name="_36_">p</text:span><text:span text:style-name="_39_">l</text:span><text:span text:style-name="_32_">e</text:span><text:span text:style-name="_36_">t</text:span><text:span text:style-name="_38_">e</text:span><text:span text:style-name="_31_"> </text:span><text:span text:style-name="_35_">r</text:span><text:span text:style-name="_39_">u</text:span><text:span text:style-name="_32_">l</text:span><text:span text:style-name="_35_">e</text:span><text:span text:style-name="_39_">s</text:span><text:span text:style-name="_31_"> </text:span><text:span text:style-name="_35_">o</text:span><text:span text:style-name="_38_">f</text:span><text:span text:style-name="_31_"> </text:span><text:span text:style-name="_36_">c</text:span><text:span text:style-name="_38_">o</text:span><text:span text:style-name="_33_">n</text:span><text:span text:style-name="_35_">d</text:span><text:span text:style-name="_39_">u</text:span><text:span text:style-name="_33_">c</text:span><text:span text:style-name="_36_">t</text:span><text:span text:style-name="_38_">.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o</text:span><text:span text:style-name="_33_">n</text:span><text:span text:style-name="_35_">l</text:span><text:span text:style-name="_39_">y</text:span><text:span text:style-name="_31_"> </text:span><text:span text:style-name="_35_">w</text:span><text:span text:style-name="_38_">a</text:span><text:span text:style-name="_32_">y</text:span><text:span text:style-name="_34_"> </text:span><text:span text:style-name="_38_">w</text:span><text:span text:style-name="_32_">e</text:span><text:span text:style-name="_34_"> </text:span><text:span text:style-name="_38_">k</text:span><text:span text:style-name="_33_">n</text:span><text:span text:style-name="_36_">o</text:span><text:span text:style-name="_38_">w</text:span><text:span text:style-name="_31_"> </text:span><text:span text:style-name="_35_">o</text:span><text:span text:style-name="_38_">f</text:span><text:span text:style-name="_31_"> </text:span><text:span text:style-name="_35_">f</text:span><text:span text:style-name="_38_">o</text:span><text:span text:style-name="_32_">r</text:span><text:span text:style-name="_34_"> </text:span><text:span text:style-name="_38_">f</text:span><text:span text:style-name="_33_">i</text:span><text:span text:style-name="_36_">n</text:span><text:span text:style-name="_38_">d</text:span><text:span text:style-name="_33_">i</text:span><text:span text:style-name="_35_">n</text:span><text:span text:style-name="_39_">g</text:span><text:span text:style-name="_31_"> </text:span><text:span text:style-name="_35_">s</text:span><text:span text:style-name="_38_">u</text:span><text:span text:style-name="_32_">c</text:span><text:span text:style-name="_35_">h</text:span><text:span text:style-name="_37_"> </text:span><text:span text:style-name="_32_">l</text:span><text:span text:style-name="_36_">a</text:span><text:span text:style-name="_38_">w</text:span><text:span text:style-name="_33_">s</text:span><text:span text:style-name="_34_"> </text:span><text:span text:style-name="_39_">i</text:span><text:span text:style-name="_33_">s</text:span><text:span text:style-name="_34_"> </text:span><text:span text:style-name="_39_">s</text:span><text:span text:style-name="_32_">c</text:span><text:span text:style-name="_36_">i</text:span><text:span text:style-name="_38_">e</text:span><text:span text:style-name="_32_">n</text:span><text:span text:style-name="_36_">t</text:span><text:span text:style-name="_39_">i</text:span><text:span text:style-name="_32_">f</text:span><text:span text:style-name="_35_">i</text:span><text:span text:style-name="_38_">c</text:span><text:span text:style-name="_31_"> </text:span><text:span text:style-name="_35_">o</text:span><text:span text:style-name="_38_">b</text:span><text:span text:style-name="_33_">s</text:span><text:span text:style-name="_35_">e</text:span><text:span text:style-name="_39_">r</text:span><text:span text:style-name="_32_">v</text:span><text:span text:style-name="_36_">a</text:span><text:span text:style-name="_39_">t</text:span><text:span text:style-name="_32_">i</text:span><text:span text:style-name="_35_">o</text:span><text:span text:style-name="_39_">n</text:span><text:span text:style-name="_32_">,</text:span><text:span text:style-name="_34_"> </text:span><text:span text:style-name="_39_">a</text:span><text:span text:style-name="_32_">n</text:span><text:span text:style-name="_36_">d</text:span><text:span text:style-name="_37_"> </text:span><text:span text:style-name="_32_">w</text:span><text:span text:style-name="_35_">e</text:span><text:span text:style-name="_37_"> </text:span><text:span text:style-name="_32_">c</text:span><text:span text:style-name="_35_">e</text:span><text:span text:style-name="_38_">r</text:span><text:span text:style-name="_33_">t</text:span><text:span text:style-name="_36_">a</text:span><text:span text:style-name="_38_">i</text:span><text:span text:style-name="_32_">n</text:span><text:span text:style-name="_35_">l</text:span><text:span text:style-name="_38_">y</text:span><text:span text:style-name="_31_"> </text:span><text:span text:style-name="_36_">k</text:span><text:span text:style-name="_38_">n</text:span><text:span text:style-name="_32_">o</text:span><text:span text:style-name="_36_">w</text:span><text:span text:style-name="_37_"> </text:span><text:span text:style-name="_32_">o</text:span><text:span text:style-name="_35_">f</text:span><text:span text:style-name="_37_"> </text:span><text:span text:style-name="_33_">n</text:span><text:span text:style-name="_35_">o</text:span><text:span text:style-name="_37_"> </text:span><text:span text:style-name="_32_">c</text:span><text:span text:style-name="_36_">i</text:span><text:span text:style-name="_39_">r</text:span><text:span text:style-name="_33_">c</text:span><text:span text:style-name="_36_">u</text:span><text:span text:style-name="_39_">m</text:span><text:span text:style-name="_32_">s</text:span><text:span text:style-name="_36_">t</text:span><text:span text:style-name="_39_">a</text:span><text:span text:style-name="_33_">n</text:span><text:span text:style-name="_36_">c</text:span><text:span text:style-name="_38_">e</text:span><text:span text:style-name="_32_">s</text:span><text:span text:style-name="_34_"> </text:span><text:span text:style-name="_39_">u</text:span><text:span text:style-name="_33_">n</text:span><text:span text:style-name="_36_">d</text:span><text:span text:style-name="_38_">e</text:span><text:span text:style-name="_32_">r</text:span><text:span text:style-name="_34_"> </text:span><text:span text:style-name="_38_">w</text:span><text:span text:style-name="_33_">h</text:span><text:span text:style-name="_35_">i</text:span><text:span text:style-name="_39_">c</text:span><text:span text:style-name="_33_">h</text:span><text:span text:style-name="_34_"> </text:span><text:span text:style-name="_38_">w</text:span><text:span text:style-name="_33_">e</text:span><text:span text:style-name="_34_"> </text:span><text:span text:style-name="_38_">c</text:span><text:span text:style-name="_32_">o</text:span><text:span text:style-name="_36_">u</text:span><text:span text:style-name="_38_">l</text:span><text:span text:style-name="_33_">d</text:span><text:span text:style-name="_34_"> </text:span><text:span text:style-name="_38_">s</text:span><text:span text:style-name="_32_">a</text:span><text:span text:style-name="_35_">y</text:span><text:span text:style-name="_38_">,</text:span><text:span text:style-name="_31_"> </text:span><text:span text:style-name="_35_">"</text:span><text:span text:style-name="_38_">W</text:span><text:span text:style-name="_32_">e</text:span><text:span text:style-name="_34_"> </text:span><text:span text:style-name="_38_">h</text:span><text:span text:style-name="_32_">a</text:span><text:span text:style-name="_35_">v</text:span><text:span text:style-name="_39_">e</text:span><text:span text:style-name="_31_"> </text:span><text:span text:style-name="_35_">s</text:span><text:span text:style-name="_39_">e</text:span><text:span text:style-name="_33_">a</text:span><text:span text:style-name="_36_">r</text:span><text:span text:style-name="_39_">c</text:span><text:span text:style-name="_32_">h</text:span><text:span text:style-name="_35_">e</text:span><text:span text:style-name="_38_">d</text:span><text:span text:style-name="_31_"> </text:span><text:span text:style-name="_36_">e</text:span><text:span text:style-name="_39_">n</text:span><text:span text:style-name="_33_">o</text:span><text:span text:style-name="_36_">u</text:span><text:span text:style-name="_38_">g</text:span><text:span text:style-name="_32_">h</text:span><text:span text:style-name="_36_">.</text:span><text:span text:style-name="_37_"> </text:span><text:span text:style-name="_32_">T</text:span><text:span text:style-name="_36_">h</text:span><text:span text:style-name="_39_">e</text:span><text:span text:style-name="_33_">r</text:span><text:span text:style-name="_36_">e</text:span><text:span text:style-name="_37_"> </text:span><text:span text:style-name="_32_">a</text:span><text:span text:style-name="_35_">r</text:span><text:span text:style-name="_39_">e</text:span><text:span text:style-name="_31_"> </text:span><text:span text:style-name="_35_">n</text:span><text:span text:style-name="_39_">o</text:span><text:span text:style-name="_31_"> </text:span><text:span text:style-name="_35_">s</text:span><text:span text:style-name="_39_">u</text:span><text:span text:style-name="_32_">c</text:span><text:span text:style-name="_35_">h</text:span><text:span text:style-name="_37_"> </text:span><text:span text:style-name="_32_">l</text:span><text:span text:style-name="_36_">a</text:span><text:span text:style-name="_39_">w</text:span><text:span text:style-name="_32_">s</text:span><text:span text:style-name="_35_">.</text:span><text:span text:style-name="_39_">"</text:span></text:p>
      <text:p text:style-name="P1"><text:span text:style-name="_36_">W</text:span><text:span text:style-name="_38_">e</text:span><text:span text:style-name="_31_"> </text:span><text:span text:style-name="_35_">c</text:span><text:span text:style-name="_38_">a</text:span><text:span text:style-name="_33_">n</text:span><text:span text:style-name="_34_"> </text:span><text:span text:style-name="_38_">d</text:span><text:span text:style-name="_33_">e</text:span><text:span text:style-name="_36_">m</text:span><text:span text:style-name="_39_">o</text:span><text:span text:style-name="_32_">n</text:span><text:span text:style-name="_36_">s</text:span><text:span text:style-name="_39_">t</text:span><text:span text:style-name="_32_">r</text:span><text:span text:style-name="_36_">a</text:span><text:span text:style-name="_38_">t</text:span><text:span text:style-name="_33_">e</text:span><text:span text:style-name="_34_"> </text:span><text:span text:style-name="_38_">m</text:span><text:span text:style-name="_32_">o</text:span><text:span text:style-name="_36_">r</text:span><text:span text:style-name="_39_">e</text:span><text:span text:style-name="_31_"> </text:span><text:span text:style-name="_36_">f</text:span><text:span text:style-name="_38_">o</text:span><text:span text:style-name="_32_">r</text:span><text:span text:style-name="_35_">c</text:span><text:span text:style-name="_39_">i</text:span><text:span text:style-name="_33_">b</text:span><text:span text:style-name="_35_">l</text:span><text:span text:style-name="_38_">y</text:span><text:span text:style-name="_31_"> </text:span><text:span text:style-name="_35_">t</text:span><text:span text:style-name="_39_">h</text:span><text:span text:style-name="_32_">a</text:span><text:span text:style-name="_36_">t</text:span><text:span text:style-name="_37_"> </text:span><text:span text:style-name="_33_">a</text:span><text:span text:style-name="_35_">n</text:span><text:span text:style-name="_38_">y</text:span><text:span text:style-name="_31_"> </text:span><text:span text:style-name="_35_">s</text:span><text:span text:style-name="_39_">u</text:span><text:span text:style-name="_32_">c</text:span><text:span text:style-name="_35_">h</text:span><text:span text:style-name="_37_"> </text:span><text:span text:style-name="_33_">s</text:span><text:span text:style-name="_36_">t</text:span><text:span text:style-name="_39_">a</text:span><text:span text:style-name="_32_">t</text:span><text:span text:style-name="_35_">e</text:span><text:span text:style-name="_39_">m</text:span><text:span text:style-name="_32_">e</text:span><text:span text:style-name="_36_">n</text:span><text:span text:style-name="_38_">t</text:span><text:span text:style-name="_31_"> </text:span><text:span text:style-name="_36_">w</text:span><text:span text:style-name="_38_">o</text:span><text:span text:style-name="_32_">u</text:span><text:span text:style-name="_35_">l</text:span><text:span text:style-name="_38_">d</text:span><text:span text:style-name="_31_"> </text:span><text:span text:style-name="_36_">b</text:span><text:span text:style-name="_39_">e</text:span><text:span text:style-name="_31_"> </text:span><text:span text:style-name="_36_">u</text:span><text:span text:style-name="_39_">n</text:span><text:span text:style-name="_33_">j</text:span><text:span text:style-name="_35_">u</text:span><text:span text:style-name="_38_">s</text:span><text:span text:style-name="_32_">t</text:span><text:span text:style-name="_35_">i</text:span><text:span text:style-name="_38_">f</text:span><text:span text:style-name="_32_">i</text:span><text:span text:style-name="_36_">e</text:span><text:span text:style-name="_38_">d</text:span><text:span text:style-name="_32_">.</text:span><text:span text:style-name="_34_"> </text:span><text:span text:style-name="_39_">F</text:span><text:span text:style-name="_33_">o</text:span><text:span text:style-name="_35_">r</text:span><text:span text:style-name="_37_"> </text:span><text:span text:style-name="_33_">s</text:span><text:span text:style-name="_35_">u</text:span><text:span text:style-name="_39_">p</text:span><text:span text:style-name="_33_">p</text:span><text:span text:style-name="_36_">o</text:span><text:span text:style-name="_39_">s</text:span><text:span text:style-name="_33_">e</text:span><text:span text:style-name="_34_"> </text:span><text:span text:style-name="_38_">w</text:span><text:span text:style-name="_33_">e</text:span><text:span text:style-name="_34_"> </text:span><text:span text:style-name="_39_">c</text:span><text:span text:style-name="_33_">o</text:span><text:span text:style-name="_36_">u</text:span><text:span text:style-name="_39_">l</text:span><text:span text:style-name="_32_">d</text:span><text:span text:style-name="_34_"> </text:span><text:span text:style-name="_38_">b</text:span><text:span text:style-name="_33_">e</text:span><text:span text:style-name="_34_"> </text:span><text:span text:style-name="_38_">s</text:span><text:span text:style-name="_33_">u</text:span><text:span text:style-name="_35_">r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f</text:span><text:span text:style-name="_39_">i</text:span><text:span text:style-name="_33_">n</text:span><text:span text:style-name="_36_">d</text:span><text:span text:style-name="_39_">i</text:span><text:span text:style-name="_32_">n</text:span><text:span text:style-name="_35_">g</text:span><text:span text:style-name="_37_"> </text:span><text:span text:style-name="_33_">s</text:span><text:span text:style-name="_35_">u</text:span><text:span text:style-name="_39_">c</text:span><text:span text:style-name="_32_">h</text:span><text:span text:style-name="_34_"> </text:span><text:span text:style-name="_39_">l</text:span><text:span text:style-name="_33_">a</text:span><text:span text:style-name="_35_">w</text:span><text:span text:style-name="_39_">s</text:span><text:span text:style-name="_31_"> </text:span><text:span text:style-name="_36_">i</text:span><text:span text:style-name="_38_">f</text:span><text:span text:style-name="_31_"> </text:span><text:span text:style-name="_36_">t</text:span><text:span text:style-name="_39_">h</text:span><text:span text:style-name="_32_">e</text:span><text:span text:style-name="_36_">y</text:span><text:span text:style-name="_37_"> </text:span><text:span text:style-name="_33_">e</text:span><text:span text:style-name="_36_">x</text:span><text:span text:style-name="_38_">i</text:span><text:span text:style-name="_32_">s</text:span><text:span text:style-name="_35_">t</text:span><text:span text:style-name="_38_">e</text:span><text:span text:style-name="_33_">d</text:span><text:span text:style-name="_36_">.</text:span><text:span text:style-name="_37_"> </text:span><text:span text:style-name="_33_">T</text:span><text:span text:style-name="_36_">h</text:span><text:span text:style-name="_38_">e</text:span><text:span text:style-name="_32_">n</text:span><text:span text:style-name="_34_"> </text:span><text:span text:style-name="_39_">g</text:span><text:span text:style-name="_32_">i</text:span><text:span text:style-name="_36_">v</text:span><text:span text:style-name="_38_">e</text:span><text:span text:style-name="_33_">n</text:span><text:span text:style-name="_34_"> </text:span><text:span text:style-name="_38_">a</text:span><text:span text:style-name="_31_"> </text:span><text:span text:style-name="_36_">d</text:span><text:span text:style-name="_39_">i</text:span><text:span text:style-name="_33_">s</text:span><text:span text:style-name="_35_">c</text:span><text:span text:style-name="_39_">r</text:span><text:span text:style-name="_33_">e</text:span><text:span text:style-name="_35_">t</text:span><text:span text:style-name="_39_">e</text:span>-<text:span text:style-name="_36_">s</text:span><text:span text:style-name="_39_">t</text:span><text:span text:style-name="_32_">a</text:span><text:span text:style-name="_35_">t</text:span><text:span text:style-name="_39_">e</text:span><text:span text:style-name="_31_"> </text:span><text:span text:style-name="_36_">m</text:span><text:span text:style-name="_39_">a</text:span><text:span text:style-name="_32_">c</text:span><text:span text:style-name="_35_">h</text:span><text:span text:style-name="_39_">i</text:span><text:span text:style-name="_32_">n</text:span><text:span text:style-name="_35_">e</text:span><text:span text:style-name="_37_"> </text:span><text:span text:style-name="_32_">i</text:span><text:span text:style-name="_35_">t</text:span><text:span text:style-name="_37_"> </text:span><text:span text:style-name="_33_">s</text:span><text:span text:style-name="_35_">h</text:span><text:span text:style-name="_39_">o</text:span><text:span text:style-name="_32_">u</text:span><text:span text:style-name="_36_">l</text:span><text:span text:style-name="_39_">d</text:span><text:span text:style-name="_31_"> </text:span><text:span text:style-name="_35_">c</text:span><text:span text:style-name="_38_">e</text:span><text:span text:style-name="_32_">r</text:span><text:span text:style-name="_35_">t</text:span><text:span text:style-name="_39_">a</text:span><text:span text:style-name="_33_">i</text:span><text:span text:style-name="_36_">n</text:span><text:span text:style-name="_38_">l</text:span><text:span text:style-name="_32_">y</text:span><text:span text:style-name="_34_"> </text:span><text:span text:style-name="_38_">b</text:span><text:span text:style-name="_33_">e</text:span><text:span text:style-name="_34_"> </text:span><text:span text:style-name="_39_">p</text:span><text:span text:style-name="_32_">o</text:span><text:span text:style-name="_36_">s</text:span><text:span text:style-name="_38_">s</text:span><text:span text:style-name="_32_">i</text:span><text:span text:style-name="_36_">b</text:span><text:span text:style-name="_39_">l</text:span><text:span text:style-name="_32_">e</text:span><text:span text:style-name="_34_"> </text:span><text:span text:style-name="_38_">t</text:span><text:span text:style-name="_32_">o</text:span><text:span text:style-name="_34_"> </text:span><text:span text:style-name="_39_">d</text:span><text:span text:style-name="_33_">i</text:span><text:span text:style-name="_35_">s</text:span><text:span text:style-name="_39_">c</text:span><text:span text:style-name="_32_">o</text:span><text:span text:style-name="_36_">v</text:span><text:span text:style-name="_38_">e</text:span><text:span text:style-name="_33_">r</text:span><text:span text:style-name="_34_"> </text:span><text:span text:style-name="_39_">b</text:span><text:span text:style-name="_32_">y</text:span><text:span text:style-name="_34_"> </text:span><text:span text:style-name="_38_">o</text:span><text:span text:style-name="_33_">b</text:span><text:span text:style-name="_35_">s</text:span><text:span text:style-name="_38_">e</text:span><text:span text:style-name="_32_">r</text:span><text:span text:style-name="_36_">v</text:span><text:span text:style-name="_38_">a</text:span><text:span text:style-name="_32_">t</text:span><text:span text:style-name="_36_">i</text:span><text:span text:style-name="_38_">o</text:span><text:span text:style-name="_33_">n</text:span><text:span text:style-name="_34_"> </text:span><text:span text:style-name="_38_">s</text:span><text:span text:style-name="_33_">u</text:span><text:span text:style-name="_36_">f</text:span><text:span text:style-name="_39_">f</text:span><text:span text:style-name="_32_">i</text:span><text:span text:style-name="_36_">c</text:span><text:span text:style-name="_39_">i</text:span><text:span text:style-name="_32_">e</text:span><text:span text:style-name="_35_">n</text:span><text:span text:style-name="_38_">t</text:span><text:span text:style-name="_31_"> </text:span><text:span text:style-name="_36_">a</text:span><text:span text:style-name="_39_">b</text:span><text:span text:style-name="_32_">o</text:span><text:span text:style-name="_36_">u</text:span><text:span text:style-name="_39_">t</text:span><text:span text:style-name="_31_"> </text:span><text:span text:style-name="_35_">i</text:span><text:span text:style-name="_39_">t</text:span><text:span text:style-name="_31_"> </text:span><text:span text:style-name="_36_">t</text:span><text:span text:style-name="_39_">o</text:span><text:span text:style-name="_31_"> </text:span><text:span text:style-name="_36_">p</text:span><text:span text:style-name="_39_">r</text:span><text:span text:style-name="_33_">e</text:span><text:span text:style-name="_35_">d</text:span><text:span text:style-name="_38_">i</text:span><text:span text:style-name="_32_">c</text:span><text:span text:style-name="_35_">t</text:span><text:span text:style-name="_37_"> </text:span><text:span text:style-name="_32_">i</text:span><text:span text:style-name="_36_">t</text:span><text:span text:style-name="_39_">s</text:span><text:span text:style-name="_31_"> </text:span><text:span text:style-name="_36_">f</text:span><text:span text:style-name="_38_">u</text:span><text:span text:style-name="_32_">t</text:span><text:span text:style-name="_36_">u</text:span><text:span text:style-name="_38_">r</text:span><text:span text:style-name="_32_">e</text:span><text:span text:style-name="_34_"> </text:span><text:span text:style-name="_38_">b</text:span><text:span text:style-name="_32_">e</text:span><text:span text:style-name="_36_">h</text:span><text:span text:style-name="_38_">a</text:span><text:span text:style-name="_33_">v</text:span><text:span text:style-name="_35_">i</text:span><text:span text:style-name="_38_">o</text:span><text:span text:style-name="_33_">u</text:span><text:span text:style-name="_36_">r</text:span><text:span text:style-name="_39_">,</text:span><text:span text:style-name="_31_"> </text:span><text:span text:style-name="_35_">a</text:span><text:span text:style-name="_38_">n</text:span><text:span text:style-name="_32_">d</text:span><text:span text:style-name="_34_"> </text:span><text:span text:style-name="_38_">t</text:span><text:span text:style-name="_33_">h</text:span><text:span text:style-name="_35_">i</text:span><text:span text:style-name="_39_">s</text:span><text:span text:style-name="_31_"> </text:span><text:span text:style-name="_35_">w</text:span><text:span text:style-name="_39_">i</text:span><text:span text:style-name="_33_">t</text:span><text:span text:style-name="_35_">h</text:span><text:span text:style-name="_38_">i</text:span><text:span text:style-name="_32_">n</text:span><text:span text:style-name="_34_"> </text:span><text:span text:style-name="_38_">a</text:span><text:span text:style-name="_31_"> </text:span><text:span text:style-name="_36_">r</text:span><text:span text:style-name="_39_">e</text:span><text:span text:style-name="_32_">a</text:span><text:span text:style-name="_36_">s</text:span><text:span text:style-name="_38_">o</text:span><text:span text:style-name="_33_">n</text:span><text:span text:style-name="_35_">a</text:span><text:span text:style-name="_38_">b</text:span><text:span text:style-name="_32_">l</text:span><text:span text:style-name="_36_">e</text:span><text:span text:style-name="_37_"> </text:span><text:span text:style-name="_33_">t</text:span><text:span text:style-name="_35_">i</text:span><text:span text:style-name="_39_">m</text:span><text:span text:style-name="_33_">e</text:span><text:span text:style-name="_36_">,</text:span><text:span text:style-name="_37_"> </text:span><text:span text:style-name="_33_">s</text:span><text:span text:style-name="_36_">a</text:span><text:span text:style-name="_39_">y</text:span><text:span text:style-name="_31_"> </text:span><text:span text:style-name="_36_">a</text:span><text:span text:style-name="_37_"> </text:span><text:span text:style-name="_32_">t</text:span><text:span text:style-name="_36_">h</text:span><text:span text:style-name="_39_">o</text:span><text:span text:style-name="_32_">u</text:span><text:span text:style-name="_35_">s</text:span><text:span text:style-name="_38_">a</text:span><text:span text:style-name="_32_">n</text:span><text:span text:style-name="_36_">d</text:span><text:span text:style-name="_37_"> </text:span><text:span text:style-name="_32_">y</text:span><text:span text:style-name="_36_">e</text:span><text:span text:style-name="_39_">a</text:span><text:span text:style-name="_33_">r</text:span><text:span text:style-name="_36_">s</text:span><text:span text:style-name="_38_">.</text:span><text:span text:style-name="_31_"> </text:span><text:span text:style-name="_35_">B</text:span><text:span text:style-name="_39_">u</text:span><text:span text:style-name="_33_">t</text:span><text:span text:style-name="_34_"> </text:span><text:span text:style-name="_38_">t</text:span><text:span text:style-name="_33_">h</text:span><text:span text:style-name="_36_">i</text:span><text:span text:style-name="_39_">s</text:span><text:span text:style-name="_31_"> </text:span><text:span text:style-name="_35_">d</text:span><text:span text:style-name="_39_">o</text:span><text:span text:style-name="_33_">e</text:span><text:span text:style-name="_35_">s</text:span><text:span text:style-name="_37_"> </text:span><text:span text:style-name="_32_">n</text:span><text:span text:style-name="_35_">o</text:span><text:span text:style-name="_39_">t</text:span><text:span text:style-name="_31_"> </text:span><text:span text:style-name="_36_">s</text:span><text:span text:style-name="_39_">e</text:span><text:span text:style-name="_32_">e</text:span><text:span text:style-name="_36_">m</text:span><text:span text:style-name="_37_"> </text:span><text:span text:style-name="_32_">t</text:span><text:span text:style-name="_35_">o</text:span><text:span text:style-name="_37_"> </text:span><text:span text:style-name="_33_">b</text:span><text:span text:style-name="_35_">e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c</text:span><text:span text:style-name="_39_">a</text:span><text:span text:style-name="_32_">s</text:span><text:span text:style-name="_35_">e</text:span><text:span text:style-name="_38_">.</text:span><text:span text:style-name="_31_"> </text:span><text:span text:style-name="_36_">I</text:span><text:span text:style-name="_37_"> </text:span><text:span text:style-name="_32_">h</text:span><text:span text:style-name="_35_">a</text:span><text:span text:style-name="_38_">v</text:span><text:span text:style-name="_32_">e</text:span><text:span text:style-name="_34_"> </text:span><text:span text:style-name="_39_">s</text:span><text:span text:style-name="_32_">e</text:span><text:span text:style-name="_36_">t</text:span><text:span text:style-name="_37_"> </text:span><text:span text:style-name="_32_">u</text:span><text:span text:style-name="_36_">p</text:span><text:span text:style-name="_37_"> </text:span><text:span text:style-name="_33_">o</text:span><text:span text:style-name="_36_">n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M</text:span><text:span text:style-name="_38_">a</text:span><text:span text:style-name="_32_">n</text:span><text:span text:style-name="_36_">c</text:span><text:span text:style-name="_39_">h</text:span><text:span text:style-name="_32_">e</text:span><text:span text:style-name="_36_">s</text:span><text:span text:style-name="_38_">t</text:span><text:span text:style-name="_33_">e</text:span><text:span text:style-name="_36_">r</text:span><text:span text:style-name="_37_"> </text:span><text:span text:style-name="_32_">c</text:span><text:span text:style-name="_36_">o</text:span><text:span text:style-name="_39_">m</text:span><text:span text:style-name="_33_">p</text:span><text:span text:style-name="_36_">u</text:span><text:span text:style-name="_38_">t</text:span><text:span text:style-name="_33_">e</text:span><text:span text:style-name="_35_">r</text:span><text:span text:style-name="_37_"> </text:span><text:span text:style-name="_33_">a</text:span><text:span text:style-name="_34_"> </text:span><text:span text:style-name="_39_">s</text:span><text:span text:style-name="_32_">m</text:span><text:span text:style-name="_35_">a</text:span><text:span text:style-name="_39_">l</text:span><text:span text:style-name="_32_">l</text:span><text:span text:style-name="_34_"> </text:span><text:span text:style-name="_38_">p</text:span><text:span text:style-name="_32_">r</text:span><text:span text:style-name="_36_">o</text:span><text:span text:style-name="_39_">g</text:span><text:span text:style-name="_33_">r</text:span><text:span text:style-name="_35_">a</text:span><text:span text:style-name="_38_">m</text:span><text:span text:style-name="_33_">m</text:span><text:span text:style-name="_35_">e</text:span><text:span text:style-name="_37_"> </text:span><text:span text:style-name="_32_">u</text:span><text:span text:style-name="_36_">s</text:span><text:span text:style-name="_39_">i</text:span><text:span text:style-name="_32_">n</text:span><text:span text:style-name="_36_">g</text:span><text:span text:style-name="_37_"> </text:span><text:span text:style-name="_33_">o</text:span><text:span text:style-name="_36_">n</text:span><text:span text:style-name="_38_">l</text:span><text:span text:style-name="_32_">y</text:span><text:span text:style-name="_34_"> </text:span><text:span text:style-name="_38_">1</text:span><text:span text:style-name="_33_">,</text:span><text:span text:style-name="_35_">0</text:span><text:span text:style-name="_39_">0</text:span><text:span text:style-name="_32_">0</text:span><text:span text:style-name="_34_"> </text:span><text:span text:style-name="_38_">u</text:span><text:span text:style-name="_33_">n</text:span><text:span text:style-name="_36_">i</text:span><text:span text:style-name="_39_">t</text:span><text:span text:style-name="_33_">s</text:span><text:span text:style-name="_34_"> </text:span><text:span text:style-name="_38_">o</text:span><text:span text:style-name="_33_">f</text:span><text:span text:style-name="_34_"> </text:span><text:span text:style-name="_39_">s</text:span><text:span text:style-name="_32_">t</text:span><text:span text:style-name="_36_">o</text:span><text:span text:style-name="_39_">r</text:span><text:span text:style-name="_33_">a</text:span><text:span text:style-name="_36_">g</text:span><text:span text:style-name="_39_">e</text:span><text:span text:style-name="_32_">,</text:span><text:span text:style-name="_34_"> </text:span><text:span text:style-name="_38_">w</text:span><text:span text:style-name="_33_">h</text:span><text:span text:style-name="_36_">e</text:span><text:span text:style-name="_38_">r</text:span><text:span text:style-name="_32_">e</text:span><text:span text:style-name="_35_">b</text:span><text:span text:style-name="_38_">y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m</text:span><text:span text:style-name="_33_">a</text:span><text:span text:style-name="_35_">c</text:span><text:span text:style-name="_38_">h</text:span><text:span text:style-name="_32_">i</text:span><text:span text:style-name="_36_">n</text:span><text:span text:style-name="_39_">e</text:span><text:span text:style-name="_31_"> </text:span><text:soft-page-break/><text:span text:style-name="_36_">s</text:span><text:span text:style-name="_38_">u</text:span><text:span text:style-name="_32_">p</text:span><text:span text:style-name="_36_">p</text:span><text:span text:style-name="_38_">l</text:span><text:span text:style-name="_33_">i</text:span><text:span text:style-name="_35_">e</text:span><text:span text:style-name="_39_">d</text:span><text:span text:style-name="_31_"> </text:span><text:span text:style-name="_35_">w</text:span><text:span text:style-name="_39_">i</text:span><text:span text:style-name="_32_">t</text:span><text:span text:style-name="_35_">h</text:span><text:span text:style-name="_37_"> </text:span><text:span text:style-name="_32_">o</text:span><text:span text:style-name="_36_">n</text:span><text:span text:style-name="_39_">e</text:span><text:span text:style-name="_31_"> </text:span><text:span text:style-name="_36_">s</text:span><text:span text:style-name="_38_">i</text:span><text:span text:style-name="_33_">x</text:span><text:span text:style-name="_36_">t</text:span><text:span text:style-name="_39_">e</text:span><text:span text:style-name="_33_">e</text:span><text:span text:style-name="_36_">n</text:span>-<text:span text:style-name="_32_">f</text:span><text:span text:style-name="_35_">i</text:span><text:span text:style-name="_38_">g</text:span><text:span text:style-name="_32_">u</text:span><text:span text:style-name="_36_">r</text:span><text:span text:style-name="_38_">e</text:span><text:span text:style-name="_31_"> </text:span><text:span text:style-name="_35_">n</text:span><text:span text:style-name="_39_">u</text:span><text:span text:style-name="_33_">m</text:span><text:span text:style-name="_35_">b</text:span><text:span text:style-name="_38_">e</text:span><text:span text:style-name="_33_">r</text:span><text:span text:style-name="_34_"> </text:span><text:span text:style-name="_39_">r</text:span><text:span text:style-name="_32_">e</text:span><text:span text:style-name="_36_">p</text:span><text:span text:style-name="_38_">l</text:span><text:span text:style-name="_32_">i</text:span><text:span text:style-name="_35_">e</text:span><text:span text:style-name="_39_">s</text:span><text:span text:style-name="_31_"> </text:span><text:span text:style-name="_35_">w</text:span><text:span text:style-name="_39_">i</text:span><text:span text:style-name="_32_">t</text:span><text:span text:style-name="_35_">h</text:span><text:span text:style-name="_37_"> </text:span><text:span text:style-name="_32_">a</text:span><text:span text:style-name="_36_">n</text:span><text:span text:style-name="_39_">o</text:span><text:span text:style-name="_33_">t</text:span><text:span text:style-name="_35_">h</text:span><text:span text:style-name="_39_">e</text:span><text:span text:style-name="_33_">r</text:span><text:span text:style-name="_34_"> </text:span><text:span text:style-name="_38_">w</text:span><text:span text:style-name="_33_">i</text:span><text:span text:style-name="_36_">t</text:span><text:span text:style-name="_39_">h</text:span><text:span text:style-name="_33_">i</text:span><text:span text:style-name="_35_">n</text:span><text:span text:style-name="_37_"> </text:span><text:span text:style-name="_32_">t</text:span><text:span text:style-name="_35_">w</text:span><text:span text:style-name="_39_">o</text:span><text:span text:style-name="_31_"> </text:span><text:span text:style-name="_35_">s</text:span><text:span text:style-name="_38_">e</text:span><text:span text:style-name="_32_">c</text:span><text:span text:style-name="_36_">o</text:span><text:span text:style-name="_39_">n</text:span><text:span text:style-name="_32_">d</text:span><text:span text:style-name="_36_">s</text:span><text:span text:style-name="_39_">.</text:span><text:span text:style-name="_31_"> </text:span><text:span text:style-name="_36_">I</text:span><text:span text:style-name="_37_"> </text:span><text:span text:style-name="_32_">w</text:span><text:span text:style-name="_36_">o</text:span><text:span text:style-name="_39_">u</text:span><text:span text:style-name="_33_">l</text:span><text:span text:style-name="_35_">d</text:span><text:span text:style-name="_37_"> </text:span><text:span text:style-name="_32_">d</text:span><text:span text:style-name="_35_">e</text:span><text:span text:style-name="_38_">f</text:span><text:span text:style-name="_32_">y</text:span><text:span text:style-name="_34_"> </text:span><text:span text:style-name="_38_">a</text:span><text:span text:style-name="_33_">n</text:span><text:span text:style-name="_35_">y</text:span><text:span text:style-name="_39_">o</text:span><text:span text:style-name="_33_">n</text:span><text:span text:style-name="_36_">e</text:span><text:span text:style-name="_37_"> </text:span><text:span text:style-name="_33_">t</text:span><text:span text:style-name="_36_">o</text:span><text:span text:style-name="_37_"> </text:span><text:span text:style-name="_33_">l</text:span><text:span text:style-name="_35_">e</text:span><text:span text:style-name="_38_">a</text:span><text:span text:style-name="_32_">r</text:span><text:span text:style-name="_35_">n</text:span><text:span text:style-name="_37_"> </text:span><text:span text:style-name="_32_">f</text:span><text:span text:style-name="_35_">r</text:span><text:span text:style-name="_38_">o</text:span><text:span text:style-name="_32_">m</text:span><text:span text:style-name="_34_"> </text:span><text:span text:style-name="_38_">t</text:span><text:span text:style-name="_33_">h</text:span><text:span text:style-name="_35_">e</text:span><text:span text:style-name="_38_">s</text:span><text:span text:style-name="_32_">e</text:span><text:span text:style-name="_34_"> </text:span><text:span text:style-name="_38_">r</text:span><text:span text:style-name="_32_">e</text:span><text:span text:style-name="_35_">p</text:span><text:span text:style-name="_39_">l</text:span><text:span text:style-name="_33_">i</text:span><text:span text:style-name="_36_">e</text:span><text:span text:style-name="_39_">s</text:span><text:span text:style-name="_31_"> </text:span><text:span text:style-name="_36_">s</text:span><text:span text:style-name="_38_">u</text:span><text:span text:style-name="_32_">f</text:span><text:span text:style-name="_35_">f</text:span><text:span text:style-name="_38_">i</text:span><text:span text:style-name="_33_">c</text:span><text:span text:style-name="_36_">i</text:span><text:span text:style-name="_39_">e</text:span><text:span text:style-name="_32_">n</text:span><text:span text:style-name="_36_">t</text:span><text:span text:style-name="_37_"> </text:span><text:span text:style-name="_33_">a</text:span><text:span text:style-name="_36_">b</text:span><text:span text:style-name="_39_">o</text:span><text:span text:style-name="_32_">u</text:span><text:span text:style-name="_35_">t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p</text:span><text:span text:style-name="_39_">r</text:span><text:span text:style-name="_32_">o</text:span><text:span text:style-name="_35_">g</text:span><text:span text:style-name="_39_">r</text:span><text:span text:style-name="_32_">a</text:span><text:span text:style-name="_36_">m</text:span><text:span text:style-name="_39_">m</text:span><text:span text:style-name="_33_">e</text:span><text:span text:style-name="_34_"> </text:span><text:span text:style-name="_38_">t</text:span><text:span text:style-name="_33_">o</text:span><text:span text:style-name="_34_"> </text:span><text:span text:style-name="_38_">b</text:span><text:span text:style-name="_33_">e</text:span><text:span text:style-name="_34_"> </text:span><text:span text:style-name="_39_">a</text:span><text:span text:style-name="_32_">b</text:span><text:span text:style-name="_35_">l</text:span><text:span text:style-name="_39_">e</text:span><text:span text:style-name="_31_"> </text:span><text:span text:style-name="_36_">t</text:span><text:span text:style-name="_39_">o</text:span><text:span text:style-name="_31_"> </text:span><text:span text:style-name="_35_">p</text:span><text:span text:style-name="_38_">r</text:span><text:span text:style-name="_32_">e</text:span><text:span text:style-name="_35_">d</text:span><text:span text:style-name="_39_">i</text:span><text:span text:style-name="_32_">c</text:span><text:span text:style-name="_36_">t</text:span><text:span text:style-name="_37_"> </text:span><text:span text:style-name="_32_">a</text:span><text:span text:style-name="_35_">n</text:span><text:span text:style-name="_38_">y</text:span><text:span text:style-name="_31_"> </text:span><text:span text:style-name="_35_">r</text:span><text:span text:style-name="_38_">e</text:span><text:span text:style-name="_33_">p</text:span><text:span text:style-name="_35_">l</text:span><text:span text:style-name="_38_">i</text:span><text:span text:style-name="_32_">e</text:span><text:span text:style-name="_35_">s</text:span><text:span text:style-name="_37_"> </text:span><text:span text:style-name="_32_">t</text:span><text:span text:style-name="_35_">o</text:span><text:span text:style-name="_37_"> </text:span><text:span text:style-name="_33_">u</text:span><text:span text:style-name="_35_">n</text:span><text:span text:style-name="_39_">t</text:span><text:span text:style-name="_33_">r</text:span><text:span text:style-name="_36_">i</text:span><text:span text:style-name="_38_">e</text:span><text:span text:style-name="_33_">d</text:span><text:span text:style-name="_34_"> </text:span><text:span text:style-name="_39_">v</text:span><text:span text:style-name="_32_">a</text:span><text:span text:style-name="_35_">l</text:span><text:span text:style-name="_38_">u</text:span><text:span text:style-name="_32_">e</text:span><text:span text:style-name="_36_">s</text:span><text:span text:style-name="_38_">.</text:span></text:p>
      <text:p text:style-name="P1"><text:span text:style-name="_35_">(</text:span><text:span text:style-name="_39_">9</text:span><text:span text:style-name="_33_">)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A</text:span><text:span text:style-name="_35_">r</text:span><text:span text:style-name="_39_">g</text:span><text:span text:style-name="_33_">u</text:span><text:span text:style-name="_36_">m</text:span><text:span text:style-name="_39_">e</text:span><text:span text:style-name="_32_">n</text:span><text:span text:style-name="_36_">t</text:span><text:span text:style-name="_37_"> </text:span><text:span text:style-name="_32_">f</text:span><text:span text:style-name="_35_">r</text:span><text:span text:style-name="_38_">o</text:span><text:span text:style-name="_32_">m</text:span><text:span text:style-name="_34_"> </text:span><text:span text:style-name="_38_">E</text:span><text:span text:style-name="_32_">x</text:span><text:span text:style-name="_35_">t</text:span><text:span text:style-name="_38_">r</text:span><text:span text:style-name="_33_">a</text:span><text:span text:style-name="_36_">s</text:span><text:span text:style-name="_39_">e</text:span><text:span text:style-name="_33_">n</text:span><text:span text:style-name="_35_">s</text:span><text:span text:style-name="_39_">o</text:span><text:span text:style-name="_33_">r</text:span><text:span text:style-name="_35_">y</text:span><text:span text:style-name="_37_"> </text:span><text:span text:style-name="_32_">P</text:span><text:span text:style-name="_36_">e</text:span><text:span text:style-name="_38_">r</text:span><text:span text:style-name="_32_">c</text:span><text:span text:style-name="_35_">e</text:span><text:span text:style-name="_39_">p</text:span><text:span text:style-name="_32_">t</text:span><text:span text:style-name="_35_">i</text:span><text:span text:style-name="_38_">o</text:span><text:span text:style-name="_32_">n</text:span></text:p>
      <text:p text:style-name="P1"><text:span text:style-name="_38_">I</text:span><text:span text:style-name="_31_"> </text:span><text:span text:style-name="_35_">a</text:span><text:span text:style-name="_39_">s</text:span><text:span text:style-name="_33_">s</text:span><text:span text:style-name="_36_">u</text:span><text:span text:style-name="_39_">m</text:span><text:span text:style-name="_33_">e</text:span><text:span text:style-name="_34_"> </text:span><text:span text:style-name="_39_">t</text:span><text:span text:style-name="_33_">h</text:span><text:span text:style-name="_35_">a</text:span><text:span text:style-name="_38_">t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r</text:span><text:span text:style-name="_32_">e</text:span><text:span text:style-name="_36_">a</text:span><text:span text:style-name="_39_">d</text:span><text:span text:style-name="_32_">e</text:span><text:span text:style-name="_35_">r</text:span><text:span text:style-name="_37_"> </text:span><text:span text:style-name="_32_">i</text:span><text:span text:style-name="_36_">s</text:span><text:span text:style-name="_37_"> </text:span><text:span text:style-name="_33_">f</text:span><text:span text:style-name="_35_">a</text:span><text:span text:style-name="_38_">m</text:span><text:span text:style-name="_32_">i</text:span><text:span text:style-name="_35_">l</text:span><text:span text:style-name="_38_">i</text:span><text:span text:style-name="_32_">a</text:span><text:span text:style-name="_35_">r</text:span><text:span text:style-name="_37_"> </text:span><text:span text:style-name="_33_">w</text:span><text:span text:style-name="_35_">i</text:span><text:span text:style-name="_38_">t</text:span><text:span text:style-name="_32_">h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i</text:span><text:span text:style-name="_35_">d</text:span><text:span text:style-name="_38_">e</text:span><text:span text:style-name="_32_">a</text:span><text:span text:style-name="_34_"> </text:span><text:span text:style-name="_39_">o</text:span><text:span text:style-name="_33_">f</text:span><text:span text:style-name="_34_"> </text:span><text:span text:style-name="_39_">e</text:span><text:span text:style-name="_32_">x</text:span><text:span text:style-name="_36_">t</text:span><text:span text:style-name="_38_">r</text:span><text:span text:style-name="_32_">a</text:span><text:span text:style-name="_36_">s</text:span><text:span text:style-name="_38_">e</text:span><text:span text:style-name="_32_">n</text:span><text:span text:style-name="_35_">s</text:span><text:span text:style-name="_39_">o</text:span><text:span text:style-name="_32_">r</text:span><text:span text:style-name="_36_">y</text:span><text:span text:style-name="_37_"> </text:span><text:span text:style-name="_32_">p</text:span><text:span text:style-name="_36_">e</text:span><text:span text:style-name="_38_">r</text:span><text:span text:style-name="_32_">c</text:span><text:span text:style-name="_35_">e</text:span><text:span text:style-name="_39_">p</text:span><text:span text:style-name="_33_">t</text:span><text:span text:style-name="_36_">i</text:span><text:span text:style-name="_38_">o</text:span><text:span text:style-name="_33_">n</text:span><text:span text:style-name="_35_">,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m</text:span><text:span text:style-name="_33_">e</text:span><text:span text:style-name="_36_">a</text:span><text:span text:style-name="_39_">n</text:span><text:span text:style-name="_33_">i</text:span><text:span text:style-name="_35_">n</text:span><text:span text:style-name="_39_">g</text:span><text:span text:style-name="_31_"> </text:span><text:span text:style-name="_36_">o</text:span><text:span text:style-name="_39_">f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f</text:span><text:span text:style-name="_33_">o</text:span><text:span text:style-name="_36_">u</text:span><text:span text:style-name="_39_">r</text:span><text:span text:style-name="_31_"> </text:span><text:span text:style-name="_35_">i</text:span><text:span text:style-name="_38_">t</text:span><text:span text:style-name="_33_">e</text:span><text:span text:style-name="_35_">m</text:span><text:span text:style-name="_39_">s</text:span><text:span text:style-name="_31_"> </text:span><text:span text:style-name="_36_">o</text:span><text:span text:style-name="_39_">f</text:span><text:span text:style-name="_31_"> </text:span><text:span text:style-name="_36_">i</text:span><text:span text:style-name="_38_">t</text:span><text:span text:style-name="_32_">,</text:span><text:span text:style-name="_34_"> </text:span><text:span text:style-name="_38_">v</text:span><text:span text:style-name="_33_">i</text:span><text:span text:style-name="_36_">z</text:span><text:span text:style-name="_39_">.</text:span><text:span text:style-name="_33_">,</text:span><text:span text:style-name="_34_"> </text:span><text:span text:style-name="_39_">t</text:span><text:span text:style-name="_32_">e</text:span><text:span text:style-name="_35_">l</text:span><text:span text:style-name="_39_">e</text:span><text:span text:style-name="_33_">p</text:span><text:span text:style-name="_35_">a</text:span><text:span text:style-name="_39_">t</text:span><text:span text:style-name="_32_">h</text:span><text:span text:style-name="_36_">y</text:span><text:span text:style-name="_39_">,</text:span><text:span text:style-name="_31_"> </text:span><text:span text:style-name="_36_">c</text:span><text:span text:style-name="_39_">l</text:span><text:span text:style-name="_33_">a</text:span><text:span text:style-name="_36_">i</text:span><text:span text:style-name="_39_">r</text:span><text:span text:style-name="_32_">v</text:span><text:span text:style-name="_36_">o</text:span><text:span text:style-name="_39_">y</text:span><text:span text:style-name="_33_">a</text:span><text:span text:style-name="_36_">n</text:span><text:span text:style-name="_38_">c</text:span><text:span text:style-name="_32_">e</text:span><text:span text:style-name="_36_">,</text:span><text:span text:style-name="_37_"> </text:span><text:span text:style-name="_33_">p</text:span><text:span text:style-name="_36_">r</text:span><text:span text:style-name="_39_">e</text:span><text:span text:style-name="_33_">c</text:span><text:span text:style-name="_36_">o</text:span><text:span text:style-name="_39_">g</text:span><text:span text:style-name="_33_">n</text:span><text:span text:style-name="_36_">i</text:span><text:span text:style-name="_39_">t</text:span><text:span text:style-name="_32_">i</text:span><text:span text:style-name="_36_">o</text:span><text:span text:style-name="_39_">n</text:span><text:span text:style-name="_31_"> </text:span><text:span text:style-name="_35_">a</text:span><text:span text:style-name="_39_">n</text:span><text:span text:style-name="_33_">d</text:span><text:span text:style-name="_34_"> </text:span><text:span text:style-name="_39_">p</text:span><text:span text:style-name="_33_">s</text:span><text:span text:style-name="_35_">y</text:span><text:span text:style-name="_38_">c</text:span><text:span text:style-name="_33_">h</text:span><text:span text:style-name="_36_">o</text:span><text:span text:style-name="_38_">k</text:span><text:span text:style-name="_32_">i</text:span><text:span text:style-name="_36_">n</text:span><text:span text:style-name="_39_">e</text:span><text:span text:style-name="_33_">s</text:span><text:span text:style-name="_35_">i</text:span><text:span text:style-name="_39_">s</text:span><text:span text:style-name="_32_">.</text:span><text:span text:style-name="_34_"> </text:span><text:span text:style-name="_39_">T</text:span><text:span text:style-name="_33_">h</text:span><text:span text:style-name="_36_">e</text:span><text:span text:style-name="_38_">s</text:span><text:span text:style-name="_33_">e</text:span><text:span text:style-name="_34_"> </text:span><text:span text:style-name="_39_">d</text:span><text:span text:style-name="_32_">i</text:span><text:span text:style-name="_35_">s</text:span><text:span text:style-name="_39_">t</text:span><text:span text:style-name="_32_">u</text:span><text:span text:style-name="_35_">r</text:span><text:span text:style-name="_38_">b</text:span><text:span text:style-name="_33_">i</text:span><text:span text:style-name="_36_">n</text:span><text:span text:style-name="_38_">g</text:span><text:span text:style-name="_31_"> </text:span><text:span text:style-name="_35_">p</text:span><text:span text:style-name="_39_">h</text:span><text:span text:style-name="_32_">e</text:span><text:span text:style-name="_35_">n</text:span><text:span text:style-name="_39_">o</text:span><text:span text:style-name="_33_">m</text:span><text:span text:style-name="_36_">e</text:span><text:span text:style-name="_38_">n</text:span><text:span text:style-name="_32_">a</text:span><text:span text:style-name="_34_"> </text:span><text:span text:style-name="_39_">s</text:span><text:span text:style-name="_32_">e</text:span><text:span text:style-name="_36_">e</text:span><text:span text:style-name="_39_">m</text:span><text:span text:style-name="_31_"> </text:span><text:span text:style-name="_35_">t</text:span><text:span text:style-name="_39_">o</text:span><text:span text:style-name="_31_"> </text:span><text:span text:style-name="_36_">d</text:span><text:span text:style-name="_39_">e</text:span><text:span text:style-name="_32_">n</text:span><text:span text:style-name="_35_">y</text:span><text:span text:style-name="_37_"> </text:span><text:span text:style-name="_33_">a</text:span><text:span text:style-name="_35_">l</text:span><text:span text:style-name="_38_">l</text:span><text:span text:style-name="_31_"> </text:span><text:span text:style-name="_36_">o</text:span><text:span text:style-name="_39_">u</text:span><text:span text:style-name="_32_">r</text:span><text:span text:style-name="_34_"> </text:span><text:span text:style-name="_38_">u</text:span><text:span text:style-name="_32_">s</text:span><text:span text:style-name="_35_">u</text:span><text:span text:style-name="_38_">a</text:span><text:span text:style-name="_32_">l</text:span><text:span text:style-name="_34_"> </text:span><text:span text:style-name="_38_">s</text:span><text:span text:style-name="_33_">c</text:span><text:span text:style-name="_35_">i</text:span><text:span text:style-name="_38_">e</text:span><text:span text:style-name="_32_">n</text:span><text:span text:style-name="_35_">t</text:span><text:span text:style-name="_39_">i</text:span><text:span text:style-name="_33_">f</text:span><text:span text:style-name="_36_">i</text:span><text:span text:style-name="_38_">c</text:span><text:span text:style-name="_31_"> </text:span><text:span text:style-name="_36_">i</text:span><text:span text:style-name="_39_">d</text:span><text:span text:style-name="_33_">e</text:span><text:span text:style-name="_35_">a</text:span><text:span text:style-name="_38_">s</text:span><text:span text:style-name="_33_">.</text:span><text:span text:style-name="_34_"> </text:span><text:span text:style-name="_38_">H</text:span><text:span text:style-name="_32_">o</text:span><text:span text:style-name="_35_">w</text:span><text:span text:style-name="_37_"> </text:span><text:span text:style-name="_32_">w</text:span><text:span text:style-name="_35_">e</text:span><text:span text:style-name="_37_"> </text:span><text:span text:style-name="_33_">s</text:span><text:span text:style-name="_35_">h</text:span><text:span text:style-name="_38_">o</text:span><text:span text:style-name="_33_">u</text:span><text:span text:style-name="_36_">l</text:span><text:span text:style-name="_39_">d</text:span><text:span text:style-name="_31_"> </text:span><text:span text:style-name="_36_">l</text:span><text:span text:style-name="_39_">i</text:span><text:span text:style-name="_33_">k</text:span><text:span text:style-name="_35_">e</text:span><text:span text:style-name="_37_"> </text:span><text:span text:style-name="_32_">t</text:span><text:span text:style-name="_35_">o</text:span><text:span text:style-name="_37_"> </text:span><text:span text:style-name="_32_">d</text:span><text:span text:style-name="_36_">i</text:span><text:span text:style-name="_39_">s</text:span><text:span text:style-name="_32_">c</text:span><text:span text:style-name="_35_">r</text:span><text:span text:style-name="_38_">e</text:span><text:span text:style-name="_32_">d</text:span><text:span text:style-name="_35_">i</text:span><text:span text:style-name="_38_">t</text:span><text:span text:style-name="_31_"> </text:span><text:span text:style-name="_36_">t</text:span><text:span text:style-name="_39_">h</text:span><text:span text:style-name="_33_">e</text:span><text:span text:style-name="_36_">m</text:span><text:span text:style-name="_39_">!</text:span><text:span text:style-name="_31_"> </text:span><text:span text:style-name="_35_">U</text:span><text:span text:style-name="_39_">n</text:span><text:span text:style-name="_32_">f</text:span><text:span text:style-name="_36_">o</text:span><text:span text:style-name="_39_">r</text:span><text:span text:style-name="_33_">t</text:span><text:span text:style-name="_36_">u</text:span><text:span text:style-name="_39_">n</text:span><text:span text:style-name="_32_">a</text:span><text:span text:style-name="_35_">t</text:span><text:span text:style-name="_38_">e</text:span><text:span text:style-name="_33_">l</text:span><text:span text:style-name="_36_">y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s</text:span><text:span text:style-name="_39_">t</text:span><text:span text:style-name="_33_">a</text:span><text:span text:style-name="_35_">t</text:span><text:span text:style-name="_39_">i</text:span><text:span text:style-name="_32_">s</text:span><text:span text:style-name="_36_">t</text:span><text:span text:style-name="_39_">i</text:span><text:span text:style-name="_33_">c</text:span><text:span text:style-name="_36_">a</text:span><text:span text:style-name="_39_">l</text:span><text:span text:style-name="_31_"> </text:span><text:span text:style-name="_35_">e</text:span><text:span text:style-name="_39_">v</text:span><text:span text:style-name="_33_">i</text:span><text:span text:style-name="_36_">d</text:span><text:span text:style-name="_39_">e</text:span><text:span text:style-name="_33_">n</text:span><text:span text:style-name="_36_">c</text:span><text:span text:style-name="_38_">e</text:span><text:span text:style-name="_33_">,</text:span><text:span text:style-name="_34_"> </text:span><text:span text:style-name="_39_">a</text:span><text:span text:style-name="_32_">t</text:span><text:span text:style-name="_34_"> </text:span><text:span text:style-name="_38_">l</text:span><text:span text:style-name="_33_">e</text:span><text:span text:style-name="_36_">a</text:span><text:span text:style-name="_38_">s</text:span><text:span text:style-name="_33_">t</text:span><text:span text:style-name="_34_"> </text:span><text:span text:style-name="_38_">f</text:span><text:span text:style-name="_32_">o</text:span><text:span text:style-name="_36_">r</text:span><text:span text:style-name="_37_"> </text:span><text:span text:style-name="_33_">t</text:span><text:span text:style-name="_36_">e</text:span><text:span text:style-name="_38_">l</text:span><text:span text:style-name="_33_">e</text:span><text:span text:style-name="_35_">p</text:span><text:span text:style-name="_38_">a</text:span><text:span text:style-name="_32_">t</text:span><text:span text:style-name="_36_">h</text:span><text:span text:style-name="_39_">y</text:span><text:span text:style-name="_33_">,</text:span><text:span text:style-name="_34_"> </text:span><text:span text:style-name="_38_">i</text:span><text:span text:style-name="_33_">s</text:span><text:span text:style-name="_34_"> </text:span><text:span text:style-name="_39_">o</text:span><text:span text:style-name="_33_">v</text:span><text:span text:style-name="_35_">e</text:span><text:span text:style-name="_38_">r</text:span><text:span text:style-name="_32_">w</text:span><text:span text:style-name="_36_">h</text:span><text:span text:style-name="_39_">e</text:span><text:span text:style-name="_32_">l</text:span><text:span text:style-name="_36_">m</text:span><text:span text:style-name="_39_">i</text:span><text:span text:style-name="_32_">n</text:span><text:span text:style-name="_35_">g</text:span><text:span text:style-name="_38_">.</text:span><text:span text:style-name="_31_"> </text:span><text:span text:style-name="_35_">I</text:span><text:span text:style-name="_38_">t</text:span><text:span text:style-name="_31_"> </text:span><text:span text:style-name="_35_">i</text:span><text:span text:style-name="_39_">s</text:span><text:span text:style-name="_31_"> </text:span><text:span text:style-name="_35_">v</text:span><text:span text:style-name="_39_">e</text:span><text:span text:style-name="_33_">r</text:span><text:span text:style-name="_35_">y</text:span><text:span text:style-name="_37_"> </text:span><text:span text:style-name="_32_">d</text:span><text:span text:style-name="_35_">i</text:span><text:span text:style-name="_39_">f</text:span><text:span text:style-name="_32_">f</text:span><text:span text:style-name="_36_">i</text:span><text:span text:style-name="_38_">c</text:span><text:span text:style-name="_32_">u</text:span><text:span text:style-name="_35_">l</text:span><text:span text:style-name="_39_">t</text:span><text:span text:style-name="_31_"> </text:span><text:span text:style-name="_36_">t</text:span><text:span text:style-name="_39_">o</text:span><text:span text:style-name="_31_"> </text:span><text:span text:style-name="_35_">r</text:span><text:span text:style-name="_38_">e</text:span><text:span text:style-name="_32_">a</text:span><text:span text:style-name="_35_">r</text:span><text:span text:style-name="_39_">r</text:span><text:span text:style-name="_33_">a</text:span><text:span text:style-name="_35_">n</text:span><text:span text:style-name="_38_">g</text:span><text:span text:style-name="_32_">e</text:span><text:span text:style-name="_34_"> </text:span><text:span text:style-name="_39_">o</text:span><text:span text:style-name="_33_">n</text:span><text:span text:style-name="_36_">e</text:span><text:span text:style-name="_39_">'</text:span><text:span text:style-name="_32_">s</text:span><text:span text:style-name="_34_"> </text:span><text:span text:style-name="_38_">i</text:span><text:span text:style-name="_32_">d</text:span><text:span text:style-name="_36_">e</text:span><text:span text:style-name="_39_">a</text:span><text:span text:style-name="_33_">s</text:span><text:span text:style-name="_34_"> </text:span><text:span text:style-name="_39_">s</text:span><text:span text:style-name="_33_">o</text:span><text:span text:style-name="_34_"> </text:span><text:span text:style-name="_39_">a</text:span><text:span text:style-name="_32_">s</text:span><text:span text:style-name="_34_"> </text:span><text:span text:style-name="_38_">t</text:span><text:span text:style-name="_32_">o</text:span><text:span text:style-name="_34_"> </text:span><text:span text:style-name="_38_">f</text:span><text:span text:style-name="_33_">i</text:span><text:span text:style-name="_35_">t</text:span><text:span text:style-name="_37_"> </text:span><text:span text:style-name="_33_">t</text:span><text:span text:style-name="_35_">h</text:span><text:span text:style-name="_38_">e</text:span><text:span text:style-name="_33_">s</text:span><text:span text:style-name="_35_">e</text:span><text:span text:style-name="_37_"> </text:span><text:span text:style-name="_33_">n</text:span><text:span text:style-name="_36_">e</text:span><text:span text:style-name="_39_">w</text:span><text:span text:style-name="_31_"> </text:span><text:span text:style-name="_36_">f</text:span><text:span text:style-name="_38_">a</text:span><text:span text:style-name="_33_">c</text:span><text:span text:style-name="_35_">t</text:span><text:span text:style-name="_39_">s</text:span><text:span text:style-name="_31_"> </text:span><text:span text:style-name="_36_">i</text:span><text:span text:style-name="_38_">n</text:span><text:span text:style-name="_33_">.</text:span><text:span text:style-name="_34_"> </text:span><text:span text:style-name="_39_">O</text:span><text:span text:style-name="_32_">n</text:span><text:span text:style-name="_36_">c</text:span><text:span text:style-name="_38_">e</text:span><text:span text:style-name="_31_"> </text:span><text:span text:style-name="_35_">o</text:span><text:span text:style-name="_38_">n</text:span><text:span text:style-name="_33_">e</text:span><text:span text:style-name="_34_"> </text:span><text:span text:style-name="_38_">h</text:span><text:span text:style-name="_32_">a</text:span><text:span text:style-name="_35_">s</text:span><text:span text:style-name="_37_"> </text:span><text:span text:style-name="_33_">a</text:span><text:span text:style-name="_35_">c</text:span><text:span text:style-name="_39_">c</text:span><text:span text:style-name="_33_">e</text:span><text:span text:style-name="_36_">p</text:span><text:span text:style-name="_38_">t</text:span><text:span text:style-name="_32_">e</text:span><text:span text:style-name="_35_">d</text:span><text:span text:style-name="_37_"> </text:span><text:span text:style-name="_32_">t</text:span><text:span text:style-name="_35_">h</text:span><text:span text:style-name="_39_">e</text:span><text:span text:style-name="_33_">m</text:span><text:span text:style-name="_34_"> </text:span><text:span text:style-name="_38_">i</text:span><text:span text:style-name="_33_">t</text:span><text:span text:style-name="_34_"> </text:span><text:span text:style-name="_38_">d</text:span><text:span text:style-name="_32_">o</text:span><text:span text:style-name="_35_">e</text:span><text:span text:style-name="_38_">s</text:span><text:span text:style-name="_31_"> </text:span><text:span text:style-name="_35_">n</text:span><text:span text:style-name="_38_">o</text:span><text:span text:style-name="_32_">t</text:span><text:span text:style-name="_34_"> </text:span><text:span text:style-name="_38_">s</text:span><text:span text:style-name="_33_">e</text:span><text:span text:style-name="_35_">e</text:span><text:span text:style-name="_39_">m</text:span><text:span text:style-name="_31_"> </text:span><text:span text:style-name="_36_">a</text:span><text:span text:style-name="_37_"> </text:span><text:span text:style-name="_32_">v</text:span><text:span text:style-name="_35_">e</text:span><text:span text:style-name="_39_">r</text:span><text:span text:style-name="_33_">y</text:span><text:span text:style-name="_34_"> </text:span><text:span text:style-name="_39_">b</text:span><text:span text:style-name="_32_">i</text:span><text:span text:style-name="_35_">g</text:span><text:span text:style-name="_37_"> </text:span><text:span text:style-name="_33_">s</text:span><text:span text:style-name="_36_">t</text:span><text:span text:style-name="_38_">e</text:span><text:span text:style-name="_32_">p</text:span><text:span text:style-name="_34_"> </text:span><text:span text:style-name="_39_">t</text:span><text:span text:style-name="_32_">o</text:span><text:span text:style-name="_34_"> </text:span><text:span text:style-name="_39_">b</text:span><text:span text:style-name="_33_">e</text:span><text:span text:style-name="_35_">l</text:span><text:span text:style-name="_38_">i</text:span><text:span text:style-name="_32_">e</text:span><text:span text:style-name="_35_">v</text:span><text:span text:style-name="_39_">e</text:span><text:span text:style-name="_31_"> </text:span><text:span text:style-name="_35_">i</text:span><text:span text:style-name="_38_">n</text:span><text:span text:style-name="_31_"> </text:span><text:span text:style-name="_35_">g</text:span><text:span text:style-name="_38_">h</text:span><text:span text:style-name="_33_">o</text:span><text:span text:style-name="_36_">s</text:span><text:span text:style-name="_38_">t</text:span><text:span text:style-name="_33_">s</text:span><text:span text:style-name="_34_"> </text:span><text:span text:style-name="_39_">a</text:span><text:span text:style-name="_33_">n</text:span><text:span text:style-name="_35_">d</text:span><text:span text:style-name="_37_"> </text:span><text:span text:style-name="_33_">b</text:span><text:span text:style-name="_35_">o</text:span><text:span text:style-name="_38_">g</text:span><text:span text:style-name="_33_">i</text:span><text:span text:style-name="_36_">e</text:span><text:span text:style-name="_39_">s</text:span><text:span text:style-name="_33_">.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i</text:span><text:span text:style-name="_36_">d</text:span><text:span text:style-name="_38_">e</text:span><text:span text:style-name="_33_">a</text:span><text:span text:style-name="_34_"> </text:span><text:span text:style-name="_38_">t</text:span><text:span text:style-name="_33_">h</text:span><text:span text:style-name="_35_">a</text:span><text:span text:style-name="_38_">t</text:span><text:span text:style-name="_31_"> </text:span><text:span text:style-name="_35_">o</text:span><text:span text:style-name="_38_">u</text:span><text:span text:style-name="_33_">r</text:span><text:span text:style-name="_34_"> </text:span><text:span text:style-name="_39_">b</text:span><text:span text:style-name="_32_">o</text:span><text:span text:style-name="_36_">d</text:span><text:span text:style-name="_38_">i</text:span><text:span text:style-name="_32_">e</text:span><text:span text:style-name="_35_">s</text:span><text:span text:style-name="_37_"> </text:span><text:span text:style-name="_33_">m</text:span><text:span text:style-name="_36_">o</text:span><text:span text:style-name="_39_">v</text:span><text:span text:style-name="_32_">e</text:span><text:span text:style-name="_34_"> </text:span><text:span text:style-name="_38_">s</text:span><text:span text:style-name="_32_">i</text:span><text:span text:style-name="_35_">m</text:span><text:span text:style-name="_38_">p</text:span><text:span text:style-name="_32_">l</text:span><text:span text:style-name="_36_">y</text:span><text:span text:style-name="_37_"> </text:span><text:span text:style-name="_32_">a</text:span><text:span text:style-name="_35_">c</text:span><text:span text:style-name="_39_">c</text:span><text:span text:style-name="_33_">o</text:span><text:span text:style-name="_35_">r</text:span><text:span text:style-name="_38_">d</text:span><text:span text:style-name="_32_">i</text:span><text:span text:style-name="_36_">n</text:span><text:span text:style-name="_38_">g</text:span><text:span text:style-name="_31_"> </text:span><text:span text:style-name="_36_">t</text:span><text:span text:style-name="_39_">o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k</text:span><text:span text:style-name="_33_">n</text:span><text:span text:style-name="_35_">o</text:span><text:span text:style-name="_39_">w</text:span><text:span text:style-name="_32_">n</text:span><text:span text:style-name="_34_"> </text:span><text:span text:style-name="_38_">l</text:span><text:span text:style-name="_32_">a</text:span><text:span text:style-name="_35_">w</text:span><text:span text:style-name="_38_">s</text:span><text:span text:style-name="_31_"> </text:span><text:span text:style-name="_35_">o</text:span><text:span text:style-name="_38_">f</text:span><text:span text:style-name="_31_"> </text:span><text:span text:style-name="_35_">p</text:span><text:span text:style-name="_38_">h</text:span><text:span text:style-name="_32_">y</text:span><text:span text:style-name="_36_">s</text:span><text:span text:style-name="_38_">i</text:span><text:span text:style-name="_33_">c</text:span><text:span text:style-name="_36_">s</text:span><text:span text:style-name="_39_">,</text:span><text:span text:style-name="_31_"> </text:span><text:span text:style-name="_36_">t</text:span><text:span text:style-name="_39_">o</text:span><text:span text:style-name="_32_">g</text:span><text:span text:style-name="_36_">e</text:span><text:span text:style-name="_38_">t</text:span><text:span text:style-name="_32_">h</text:span><text:span text:style-name="_36_">e</text:span><text:span text:style-name="_39_">r</text:span><text:span text:style-name="_31_"> </text:span><text:span text:style-name="_36_">w</text:span><text:span text:style-name="_39_">i</text:span><text:span text:style-name="_33_">t</text:span><text:span text:style-name="_35_">h</text:span><text:span text:style-name="_37_"> </text:span><text:span text:style-name="_32_">s</text:span><text:span text:style-name="_36_">o</text:span><text:span text:style-name="_38_">m</text:span><text:span text:style-name="_33_">e</text:span><text:span text:style-name="_34_"> </text:span><text:span text:style-name="_38_">o</text:span><text:span text:style-name="_33_">t</text:span><text:span text:style-name="_36_">h</text:span><text:span text:style-name="_39_">e</text:span><text:span text:style-name="_32_">r</text:span><text:span text:style-name="_36_">s</text:span><text:span text:style-name="_37_"> </text:span><text:span text:style-name="_32_">n</text:span><text:span text:style-name="_36_">o</text:span><text:span text:style-name="_39_">t</text:span><text:span text:style-name="_31_"> </text:span><text:span text:style-name="_36_">y</text:span><text:span text:style-name="_38_">e</text:span><text:span text:style-name="_32_">t</text:span><text:span text:style-name="_34_"> </text:span><text:span text:style-name="_38_">d</text:span><text:span text:style-name="_33_">i</text:span><text:span text:style-name="_36_">s</text:span><text:span text:style-name="_38_">c</text:span><text:span text:style-name="_32_">o</text:span><text:span text:style-name="_35_">v</text:span><text:span text:style-name="_39_">e</text:span><text:span text:style-name="_32_">r</text:span><text:span text:style-name="_36_">e</text:span><text:span text:style-name="_38_">d</text:span><text:span text:style-name="_31_"> </text:span><text:span text:style-name="_36_">b</text:span><text:span text:style-name="_39_">u</text:span><text:span text:style-name="_32_">t</text:span><text:span text:style-name="_34_"> </text:span><text:span text:style-name="_38_">s</text:span><text:span text:style-name="_33_">o</text:span><text:span text:style-name="_36_">m</text:span><text:span text:style-name="_39_">e</text:span><text:span text:style-name="_33_">w</text:span><text:span text:style-name="_36_">h</text:span><text:span text:style-name="_39_">a</text:span><text:span text:style-name="_33_">t</text:span><text:span text:style-name="_34_"> </text:span><text:span text:style-name="_38_">s</text:span><text:span text:style-name="_32_">i</text:span><text:span text:style-name="_36_">m</text:span><text:span text:style-name="_39_">i</text:span><text:span text:style-name="_33_">l</text:span><text:span text:style-name="_36_">a</text:span><text:span text:style-name="_38_">r</text:span><text:span text:style-name="_33_">,</text:span><text:span text:style-name="_34_"> </text:span><text:span text:style-name="_38_">w</text:span><text:span text:style-name="_32_">o</text:span><text:span text:style-name="_35_">u</text:span><text:span text:style-name="_39_">l</text:span><text:span text:style-name="_32_">d</text:span><text:span text:style-name="_34_"> </text:span><text:span text:style-name="_39_">b</text:span><text:span text:style-name="_33_">e</text:span><text:span text:style-name="_34_"> </text:span><text:span text:style-name="_38_">o</text:span><text:span text:style-name="_32_">n</text:span><text:span text:style-name="_35_">e</text:span><text:span text:style-name="_37_"> </text:span><text:span text:style-name="_33_">o</text:span><text:span text:style-name="_36_">f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f</text:span><text:span text:style-name="_38_">i</text:span><text:span text:style-name="_32_">r</text:span><text:span text:style-name="_36_">s</text:span><text:span text:style-name="_39_">t</text:span><text:span text:style-name="_31_"> </text:span><text:span text:style-name="_36_">t</text:span><text:span text:style-name="_38_">o</text:span><text:span text:style-name="_31_"> </text:span><text:span text:style-name="_35_">g</text:span><text:span text:style-name="_39_">o</text:span><text:span text:style-name="_33_">.</text:span></text:p>
      <text:p text:style-name="P1"><text:span text:style-name="_39_">T</text:span><text:span text:style-name="_32_">h</text:span><text:span text:style-name="_35_">i</text:span><text:span text:style-name="_38_">s</text:span><text:span text:style-name="_31_"> </text:span><text:span text:style-name="_35_">a</text:span><text:span text:style-name="_38_">r</text:span><text:span text:style-name="_33_">g</text:span><text:span text:style-name="_36_">u</text:span><text:span text:style-name="_39_">m</text:span><text:span text:style-name="_32_">e</text:span><text:span text:style-name="_36_">n</text:span><text:span text:style-name="_38_">t</text:span><text:span text:style-name="_31_"> </text:span><text:span text:style-name="_35_">i</text:span><text:span text:style-name="_38_">s</text:span><text:span text:style-name="_31_"> </text:span><text:span text:style-name="_35_">t</text:span><text:span text:style-name="_38_">o</text:span><text:span text:style-name="_31_"> </text:span><text:span text:style-name="_35_">m</text:span><text:span text:style-name="_38_">y</text:span><text:span text:style-name="_31_"> </text:span><text:span text:style-name="_35_">m</text:span><text:span text:style-name="_39_">i</text:span><text:span text:style-name="_32_">n</text:span><text:span text:style-name="_35_">d</text:span><text:span text:style-name="_37_"> </text:span><text:span text:style-name="_33_">q</text:span><text:span text:style-name="_36_">u</text:span><text:span text:style-name="_38_">i</text:span><text:span text:style-name="_33_">t</text:span><text:span text:style-name="_36_">e</text:span><text:span text:style-name="_37_"> </text:span><text:span text:style-name="_32_">a</text:span><text:span text:style-name="_34_"> </text:span><text:span text:style-name="_39_">s</text:span><text:span text:style-name="_33_">t</text:span><text:span text:style-name="_36_">r</text:span><text:span text:style-name="_38_">o</text:span><text:span text:style-name="_32_">n</text:span><text:span text:style-name="_35_">g</text:span><text:span text:style-name="_37_"> </text:span><text:span text:style-name="_33_">o</text:span><text:span text:style-name="_35_">n</text:span><text:span text:style-name="_38_">e</text:span><text:span text:style-name="_32_">.</text:span><text:span text:style-name="_34_"> </text:span><text:span text:style-name="_38_">O</text:span><text:span text:style-name="_32_">n</text:span><text:span text:style-name="_36_">e</text:span><text:span text:style-name="_37_"> </text:span><text:span text:style-name="_33_">c</text:span><text:span text:style-name="_36_">a</text:span><text:span text:style-name="_39_">n</text:span><text:span text:style-name="_31_"> </text:span><text:span text:style-name="_35_">s</text:span><text:span text:style-name="_39_">a</text:span><text:span text:style-name="_33_">y</text:span><text:span text:style-name="_34_"> </text:span><text:span text:style-name="_38_">i</text:span><text:span text:style-name="_33_">n</text:span><text:span text:style-name="_34_"> </text:span><text:span text:style-name="_38_">r</text:span><text:span text:style-name="_33_">e</text:span><text:span text:style-name="_35_">p</text:span><text:span text:style-name="_38_">l</text:span><text:span text:style-name="_33_">y</text:span><text:span text:style-name="_34_"> </text:span><text:span text:style-name="_39_">t</text:span><text:span text:style-name="_32_">h</text:span><text:span text:style-name="_36_">a</text:span><text:span text:style-name="_39_">t</text:span><text:span text:style-name="_31_"> </text:span><text:span text:style-name="_35_">m</text:span><text:span text:style-name="_39_">a</text:span><text:span text:style-name="_33_">n</text:span><text:span text:style-name="_36_">y</text:span><text:span text:style-name="_37_"> </text:span><text:span text:style-name="_33_">s</text:span><text:span text:style-name="_36_">c</text:span><text:span text:style-name="_38_">i</text:span><text:span text:style-name="_32_">e</text:span><text:span text:style-name="_35_">n</text:span><text:span text:style-name="_38_">t</text:span><text:span text:style-name="_32_">i</text:span><text:span text:style-name="_35_">f</text:span><text:span text:style-name="_39_">i</text:span><text:span text:style-name="_33_">c</text:span><text:span text:style-name="_34_"> </text:span><text:span text:style-name="_39_">t</text:span><text:span text:style-name="_33_">h</text:span><text:span text:style-name="_36_">e</text:span><text:span text:style-name="_39_">o</text:span><text:span text:style-name="_32_">r</text:span><text:span text:style-name="_36_">i</text:span><text:span text:style-name="_39_">e</text:span><text:span text:style-name="_32_">s</text:span><text:span text:style-name="_34_"> </text:span><text:span text:style-name="_38_">s</text:span><text:span text:style-name="_32_">e</text:span><text:span text:style-name="_35_">e</text:span><text:span text:style-name="_38_">m</text:span><text:span text:style-name="_31_"> </text:span><text:span text:style-name="_36_">t</text:span><text:span text:style-name="_39_">o</text:span><text:span text:style-name="_31_"> </text:span><text:span text:style-name="_35_">r</text:span><text:span text:style-name="_39_">e</text:span><text:span text:style-name="_33_">m</text:span><text:span text:style-name="_36_">a</text:span><text:span text:style-name="_38_">i</text:span><text:span text:style-name="_32_">n</text:span><text:span text:style-name="_34_"> </text:span><text:span text:style-name="_38_">w</text:span><text:span text:style-name="_32_">o</text:span><text:span text:style-name="_35_">r</text:span><text:span text:style-name="_39_">k</text:span><text:span text:style-name="_32_">a</text:span><text:span text:style-name="_35_">b</text:span><text:span text:style-name="_38_">l</text:span><text:span text:style-name="_32_">e</text:span><text:span text:style-name="_34_"> </text:span><text:span text:style-name="_39_">i</text:span><text:span text:style-name="_32_">n</text:span><text:span text:style-name="_34_"> </text:span><text:span text:style-name="_39_">p</text:span><text:span text:style-name="_33_">r</text:span><text:span text:style-name="_36_">a</text:span><text:span text:style-name="_39_">c</text:span><text:span text:style-name="_32_">t</text:span><text:span text:style-name="_35_">i</text:span><text:span text:style-name="_39_">c</text:span><text:span text:style-name="_33_">e</text:span><text:span text:style-name="_36_">,</text:span><text:span text:style-name="_37_"> </text:span><text:span text:style-name="_32_">i</text:span><text:span text:style-name="_35_">n</text:span><text:span text:style-name="_37_"> </text:span><text:span text:style-name="_33_">s</text:span><text:span text:style-name="_35_">p</text:span><text:span text:style-name="_38_">i</text:span><text:span text:style-name="_32_">t</text:span><text:span text:style-name="_36_">e</text:span><text:span text:style-name="_37_"> </text:span><text:span text:style-name="_32_">o</text:span><text:span text:style-name="_35_">f</text:span><text:span text:style-name="_37_"> </text:span><text:span text:style-name="_32_">c</text:span><text:span text:style-name="_35_">l</text:span><text:span text:style-name="_38_">a</text:span><text:span text:style-name="_33_">s</text:span><text:span text:style-name="_35_">h</text:span><text:span text:style-name="_39_">i</text:span><text:span text:style-name="_33_">n</text:span><text:span text:style-name="_35_">g</text:span><text:span text:style-name="_37_"> </text:span><text:span text:style-name="_33_">w</text:span><text:span text:style-name="_35_">i</text:span><text:span text:style-name="_39_">t</text:span><text:span text:style-name="_33_">h</text:span><text:span text:style-name="_34_"> </text:span><text:span text:style-name="_39_">E</text:span><text:span text:style-name="_33_">S</text:span><text:span text:style-name="_35_">P</text:span><text:span text:style-name="_38_">;</text:span><text:span text:style-name="_31_"> </text:span><text:span text:style-name="_36_">t</text:span><text:span text:style-name="_39_">h</text:span><text:span text:style-name="_33_">a</text:span><text:span text:style-name="_36_">t</text:span><text:span text:style-name="_37_"> </text:span><text:span text:style-name="_32_">i</text:span><text:span text:style-name="_35_">n</text:span><text:span text:style-name="_37_"> </text:span><text:span text:style-name="_33_">f</text:span><text:span text:style-name="_35_">a</text:span><text:span text:style-name="_39_">c</text:span><text:span text:style-name="_33_">t</text:span><text:span text:style-name="_34_"> </text:span><text:span text:style-name="_39_">o</text:span><text:span text:style-name="_32_">n</text:span><text:span text:style-name="_35_">e</text:span><text:span text:style-name="_37_"> </text:span><text:span text:style-name="_33_">c</text:span><text:span text:style-name="_36_">a</text:span><text:span text:style-name="_39_">n</text:span><text:span text:style-name="_31_"> </text:span><text:span text:style-name="_36_">g</text:span><text:span text:style-name="_39_">e</text:span><text:span text:style-name="_32_">t</text:span><text:span text:style-name="_34_"> </text:span><text:span text:style-name="_38_">a</text:span><text:span text:style-name="_33_">l</text:span><text:span text:style-name="_35_">o</text:span><text:span text:style-name="_38_">n</text:span><text:span text:style-name="_33_">g</text:span><text:span text:style-name="_34_"> </text:span><text:span text:style-name="_39_">v</text:span><text:span text:style-name="_32_">e</text:span><text:span text:style-name="_35_">r</text:span><text:span text:style-name="_39_">y</text:span><text:span text:style-name="_31_"> </text:span><text:span text:style-name="_36_">n</text:span><text:span text:style-name="_38_">i</text:span><text:span text:style-name="_33_">c</text:span><text:span text:style-name="_36_">e</text:span><text:span text:style-name="_39_">l</text:span><text:span text:style-name="_33_">y</text:span><text:span text:style-name="_34_"> </text:span><text:span text:style-name="_38_">i</text:span><text:span text:style-name="_32_">f</text:span><text:span text:style-name="_34_"> </text:span><text:span text:style-name="_38_">o</text:span><text:span text:style-name="_33_">n</text:span><text:span text:style-name="_36_">e</text:span><text:span text:style-name="_37_"> </text:span><text:span text:style-name="_33_">f</text:span><text:span text:style-name="_35_">o</text:span><text:span text:style-name="_38_">r</text:span><text:span text:style-name="_32_">g</text:span><text:span text:style-name="_36_">e</text:span><text:span text:style-name="_39_">t</text:span><text:span text:style-name="_33_">s</text:span><text:span text:style-name="_34_"> </text:span><text:span text:style-name="_39_">a</text:span><text:span text:style-name="_32_">b</text:span><text:span text:style-name="_36_">o</text:span><text:span text:style-name="_38_">u</text:span><text:span text:style-name="_32_">t</text:span><text:span text:style-name="_34_"> </text:span><text:span text:style-name="_39_">i</text:span><text:span text:style-name="_32_">t</text:span><text:span text:style-name="_35_">.</text:span><text:span text:style-name="_37_"> </text:span><text:span text:style-name="_32_">T</text:span><text:span text:style-name="_36_">h</text:span><text:span text:style-name="_38_">i</text:span><text:span text:style-name="_32_">s</text:span><text:span text:style-name="_34_"> </text:span><text:span text:style-name="_38_">i</text:span><text:span text:style-name="_33_">s</text:span><text:span text:style-name="_34_"> </text:span><text:span text:style-name="_38_">r</text:span><text:span text:style-name="_33_">a</text:span><text:span text:style-name="_36_">t</text:span><text:span text:style-name="_39_">h</text:span><text:span text:style-name="_33_">e</text:span><text:span text:style-name="_35_">r</text:span><text:span text:style-name="_37_"> </text:span><text:span text:style-name="_33_">c</text:span><text:span text:style-name="_35_">o</text:span><text:span text:style-name="_39_">l</text:span><text:span text:style-name="_32_">d</text:span><text:span text:style-name="_34_"> </text:span><text:span text:style-name="_39_">c</text:span><text:span text:style-name="_32_">o</text:span><text:span text:style-name="_35_">m</text:span><text:span text:style-name="_38_">f</text:span><text:span text:style-name="_32_">o</text:span><text:span text:style-name="_35_">r</text:span><text:span text:style-name="_39_">t</text:span><text:span text:style-name="_33_">,</text:span><text:span text:style-name="_34_"> </text:span><text:span text:style-name="_38_">a</text:span><text:span text:style-name="_33_">n</text:span><text:span text:style-name="_35_">d</text:span><text:span text:style-name="_37_"> </text:span><text:span text:style-name="_32_">o</text:span><text:span text:style-name="_36_">n</text:span><text:span text:style-name="_39_">e</text:span><text:span text:style-name="_31_"> </text:span><text:span text:style-name="_36_">f</text:span><text:span text:style-name="_38_">e</text:span><text:span text:style-name="_32_">a</text:span><text:span text:style-name="_35_">r</text:span><text:span text:style-name="_39_">s</text:span><text:span text:style-name="_31_"> </text:span><text:span text:style-name="_36_">t</text:span><text:span text:style-name="_39_">h</text:span><text:span text:style-name="_33_">a</text:span><text:span text:style-name="_35_">t</text:span><text:span text:style-name="_37_"> </text:span><text:span text:style-name="_33_">t</text:span><text:span text:style-name="_35_">h</text:span><text:span text:style-name="_39_">i</text:span><text:span text:style-name="_32_">n</text:span><text:span text:style-name="_36_">k</text:span><text:span text:style-name="_38_">i</text:span><text:span text:style-name="_33_">n</text:span><text:span text:style-name="_36_">g</text:span><text:span text:style-name="_37_"> </text:span><text:span text:style-name="_33_">i</text:span><text:span text:style-name="_36_">s</text:span><text:span text:style-name="_37_"> </text:span><text:span text:style-name="_32_">j</text:span><text:span text:style-name="_36_">u</text:span><text:span text:style-name="_38_">s</text:span><text:span text:style-name="_32_">t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k</text:span><text:span text:style-name="_36_">i</text:span><text:span text:style-name="_38_">n</text:span><text:span text:style-name="_32_">d</text:span><text:span text:style-name="_34_"> </text:span><text:span text:style-name="_39_">o</text:span><text:span text:style-name="_32_">f</text:span><text:span text:style-name="_34_"> </text:span><text:span text:style-name="_39_">p</text:span><text:span text:style-name="_32_">h</text:span><text:span text:style-name="_36_">e</text:span><text:span text:style-name="_38_">n</text:span><text:span text:style-name="_32_">o</text:span><text:span text:style-name="_36_">m</text:span><text:span text:style-name="_38_">e</text:span><text:span text:style-name="_32_">n</text:span><text:span text:style-name="_35_">o</text:span><text:span text:style-name="_38_">n</text:span><text:span text:style-name="_31_"> </text:span><text:span text:style-name="_35_">w</text:span><text:span text:style-name="_38_">h</text:span><text:span text:style-name="_33_">e</text:span><text:span text:style-name="_35_">r</text:span><text:span text:style-name="_39_">e</text:span><text:span text:style-name="_31_"> </text:span><text:span text:style-name="_36_">E</text:span><text:span text:style-name="_38_">S</text:span><text:span text:style-name="_32_">P</text:span><text:span text:style-name="_34_"> </text:span><text:span text:style-name="_39_">m</text:span><text:span text:style-name="_33_">a</text:span><text:span text:style-name="_36_">y</text:span><text:span text:style-name="_37_"> </text:span><text:span text:style-name="_32_">b</text:span><text:span text:style-name="_35_">e</text:span><text:span text:style-name="_37_"> </text:span><text:span text:style-name="_33_">e</text:span><text:span text:style-name="_35_">s</text:span><text:span text:style-name="_39_">p</text:span><text:span text:style-name="_33_">e</text:span><text:span text:style-name="_36_">c</text:span><text:span text:style-name="_38_">i</text:span><text:span text:style-name="_32_">a</text:span><text:span text:style-name="_35_">l</text:span><text:span text:style-name="_38_">l</text:span><text:span text:style-name="_33_">y</text:span><text:span text:style-name="_34_"> </text:span><text:span text:style-name="_39_">r</text:span><text:span text:style-name="_32_">e</text:span><text:span text:style-name="_36_">l</text:span><text:span text:style-name="_39_">e</text:span><text:span text:style-name="_32_">v</text:span><text:span text:style-name="_36_">a</text:span><text:span text:style-name="_38_">n</text:span><text:span text:style-name="_32_">t</text:span><text:span text:style-name="_36_">.</text:span></text:p>
      <text:p text:style-name="P1"><text:span text:style-name="_33_">A</text:span><text:span text:style-name="_34_"> </text:span><text:span text:style-name="_38_">m</text:span><text:span text:style-name="_33_">o</text:span><text:span text:style-name="_35_">r</text:span><text:span text:style-name="_39_">e</text:span><text:span text:style-name="_31_"> </text:span><text:span text:style-name="_36_">s</text:span><text:span text:style-name="_38_">p</text:span><text:span text:style-name="_32_">e</text:span><text:span text:style-name="_36_">c</text:span><text:span text:style-name="_39_">i</text:span><text:span text:style-name="_33_">f</text:span><text:span text:style-name="_36_">i</text:span><text:span text:style-name="_39_">c</text:span><text:span text:style-name="_31_"> </text:span><text:span text:style-name="_35_">a</text:span><text:span text:style-name="_38_">r</text:span><text:span text:style-name="_32_">g</text:span><text:span text:style-name="_36_">u</text:span><text:span text:style-name="_38_">m</text:span><text:span text:style-name="_33_">e</text:span><text:span text:style-name="_36_">n</text:span><text:span text:style-name="_38_">t</text:span><text:span text:style-name="_31_"> </text:span><text:span text:style-name="_35_">b</text:span><text:span text:style-name="_38_">a</text:span><text:span text:style-name="_32_">s</text:span><text:span text:style-name="_36_">e</text:span><text:span text:style-name="_38_">d</text:span><text:span text:style-name="_31_"> </text:span><text:span text:style-name="_36_">o</text:span><text:span text:style-name="_38_">n</text:span><text:span text:style-name="_31_"> </text:span><text:span text:style-name="_35_">E</text:span><text:span text:style-name="_38_">S</text:span><text:span text:style-name="_33_">P</text:span><text:span text:style-name="_34_"> </text:span><text:span text:style-name="_38_">m</text:span><text:span text:style-name="_33_">i</text:span><text:span text:style-name="_36_">g</text:span><text:span text:style-name="_39_">h</text:span><text:span text:style-name="_33_">t</text:span><text:span text:style-name="_34_"> </text:span><text:span text:style-name="_38_">r</text:span><text:span text:style-name="_32_">u</text:span><text:span text:style-name="_35_">n</text:span><text:span text:style-name="_37_"> </text:span><text:span text:style-name="_32_">a</text:span><text:span text:style-name="_35_">s</text:span><text:span text:style-name="_37_"> </text:span><text:span text:style-name="_32_">f</text:span><text:span text:style-name="_36_">o</text:span><text:span text:style-name="_38_">l</text:span><text:span text:style-name="_32_">l</text:span><text:span text:style-name="_35_">o</text:span><text:span text:style-name="_39_">w</text:span><text:span text:style-name="_32_">s</text:span><text:span text:style-name="_35_">:</text:span><text:span text:style-name="_37_"> </text:span><text:span text:style-name="_33_">"</text:span><text:span text:style-name="_35_">L</text:span><text:span text:style-name="_38_">e</text:span><text:span text:style-name="_33_">t</text:span><text:span text:style-name="_34_"> </text:span><text:span text:style-name="_38_">u</text:span><text:span text:style-name="_33_">s</text:span><text:span text:style-name="_34_"> </text:span><text:span text:style-name="_38_">p</text:span><text:span text:style-name="_32_">l</text:span><text:span text:style-name="_36_">a</text:span><text:span text:style-name="_38_">y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i</text:span><text:span text:style-name="_32_">m</text:span><text:span text:style-name="_35_">i</text:span><text:span text:style-name="_38_">t</text:span><text:span text:style-name="_32_">a</text:span><text:span text:style-name="_36_">t</text:span><text:span text:style-name="_38_">i</text:span><text:span text:style-name="_33_">o</text:span><text:span text:style-name="_36_">n</text:span><text:span text:style-name="_37_"> </text:span><text:span text:style-name="_32_">g</text:span><text:span text:style-name="_35_">a</text:span><text:span text:style-name="_39_">m</text:span><text:span text:style-name="_32_">e</text:span><text:span text:style-name="_35_">,</text:span><text:span text:style-name="_37_"> </text:span><text:span text:style-name="_32_">u</text:span><text:span text:style-name="_36_">s</text:span><text:span text:style-name="_38_">i</text:span><text:span text:style-name="_33_">n</text:span><text:span text:style-name="_35_">g</text:span><text:span text:style-name="_37_"> </text:span><text:span text:style-name="_33_">a</text:span><text:span text:style-name="_36_">s</text:span><text:span text:style-name="_37_"> </text:span><text:span text:style-name="_33_">w</text:span><text:span text:style-name="_35_">i</text:span><text:span text:style-name="_38_">t</text:span><text:span text:style-name="_33_">n</text:span><text:span text:style-name="_35_">e</text:span><text:span text:style-name="_39_">s</text:span><text:span text:style-name="_32_">s</text:span><text:span text:style-name="_35_">e</text:span><text:span text:style-name="_38_">s</text:span><text:span text:style-name="_31_"> </text:span><text:span text:style-name="_36_">a</text:span><text:span text:style-name="_37_"> </text:span><text:span text:style-name="_32_">m</text:span><text:span text:style-name="_36_">a</text:span><text:span text:style-name="_38_">n</text:span><text:span text:style-name="_31_"> </text:span><text:span text:style-name="_35_">w</text:span><text:span text:style-name="_38_">h</text:span><text:span text:style-name="_33_">o</text:span><text:span text:style-name="_34_"> </text:span><text:span text:style-name="_38_">i</text:span><text:span text:style-name="_33_">s</text:span><text:span text:style-name="_34_"> </text:span><text:span text:style-name="_38_">g</text:span><text:span text:style-name="_33_">o</text:span><text:span text:style-name="_36_">o</text:span><text:span text:style-name="_39_">d</text:span><text:span text:style-name="_31_"> </text:span><text:span text:style-name="_35_">a</text:span><text:span text:style-name="_39_">s</text:span><text:span text:style-name="_31_"> </text:span><text:span text:style-name="_36_">a</text:span><text:span text:style-name="_37_"> </text:span><text:span text:style-name="_33_">t</text:span><text:span text:style-name="_36_">e</text:span><text:span text:style-name="_38_">l</text:span><text:span text:style-name="_32_">e</text:span><text:span text:style-name="_36_">p</text:span><text:span text:style-name="_38_">a</text:span><text:span text:style-name="_32_">t</text:span><text:span text:style-name="_35_">h</text:span><text:span text:style-name="_39_">i</text:span><text:span text:style-name="_33_">c</text:span><text:span text:style-name="_34_"> </text:span><text:span text:style-name="_39_">r</text:span><text:span text:style-name="_33_">e</text:span><text:span text:style-name="_36_">c</text:span><text:span text:style-name="_38_">e</text:span><text:span text:style-name="_33_">i</text:span><text:span text:style-name="_35_">v</text:span><text:span text:style-name="_39_">e</text:span><text:span text:style-name="_32_">r</text:span><text:span text:style-name="_36_">,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a</text:span><text:span text:style-name="_37_"> </text:span><text:span text:style-name="_32_">d</text:span><text:span text:style-name="_36_">i</text:span><text:span text:style-name="_38_">g</text:span><text:span text:style-name="_33_">i</text:span><text:span text:style-name="_36_">t</text:span><text:span text:style-name="_39_">a</text:span><text:span text:style-name="_32_">l</text:span><text:span text:style-name="_34_"> </text:span><text:span text:style-name="_38_">c</text:span><text:span text:style-name="_32_">o</text:span><text:span text:style-name="_35_">m</text:span><text:span text:style-name="_38_">p</text:span><text:span text:style-name="_33_">u</text:span><text:span text:style-name="_36_">t</text:span><text:span text:style-name="_38_">e</text:span><text:span text:style-name="_33_">r</text:span><text:span text:style-name="_36_">.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i</text:span><text:span text:style-name="_39_">n</text:span><text:span text:style-name="_33_">t</text:span><text:span text:style-name="_36_">e</text:span><text:span text:style-name="_38_">r</text:span><text:span text:style-name="_32_">r</text:span><text:span text:style-name="_35_">o</text:span><text:span text:style-name="_39_">g</text:span><text:span text:style-name="_33_">a</text:span><text:span text:style-name="_35_">t</text:span><text:span text:style-name="_39_">o</text:span><text:span text:style-name="_32_">r</text:span><text:span text:style-name="_34_"> </text:span><text:span text:style-name="_38_">c</text:span><text:span text:style-name="_32_">a</text:span><text:span text:style-name="_36_">n</text:span><text:span text:style-name="_37_"> </text:span><text:span text:style-name="_33_">a</text:span><text:span text:style-name="_35_">s</text:span><text:span text:style-name="_38_">k</text:span><text:span text:style-name="_31_"> </text:span><text:span text:style-name="_36_">s</text:span><text:span text:style-name="_39_">u</text:span><text:span text:style-name="_32_">c</text:span><text:span text:style-name="_35_">h</text:span><text:span text:style-name="_37_"> </text:span><text:span text:style-name="_32_">q</text:span><text:span text:style-name="_36_">u</text:span><text:span text:style-name="_38_">e</text:span><text:span text:style-name="_32_">s</text:span><text:span text:style-name="_35_">t</text:span><text:span text:style-name="_39_">i</text:span><text:span text:style-name="_33_">o</text:span><text:span text:style-name="_36_">n</text:span><text:span text:style-name="_38_">s</text:span><text:span text:style-name="_31_"> </text:span><text:span text:style-name="_36_">a</text:span><text:span text:style-name="_38_">s</text:span><text:span text:style-name="_31_"> </text:span><text:span text:style-name="_36_">'</text:span><text:span text:style-name="_38_">W</text:span><text:span text:style-name="_32_">h</text:span><text:span text:style-name="_36_">a</text:span><text:span text:style-name="_39_">t</text:span><text:span text:style-name="_31_"> </text:span><text:span text:style-name="_35_">s</text:span><text:span text:style-name="_38_">u</text:span><text:span text:style-name="_32_">i</text:span><text:span text:style-name="_35_">t</text:span><text:span text:style-name="_37_"> </text:span><text:span text:style-name="_32_">d</text:span><text:span text:style-name="_36_">o</text:span><text:span text:style-name="_38_">e</text:span><text:span text:style-name="_33_">s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c</text:span><text:span text:style-name="_35_">a</text:span><text:span text:style-name="_38_">r</text:span><text:span text:style-name="_33_">d</text:span><text:span text:style-name="_34_"> </text:span><text:span text:style-name="_38_">i</text:span><text:span text:style-name="_32_">n</text:span><text:span text:style-name="_34_"> </text:span><text:span text:style-name="_39_">m</text:span><text:span text:style-name="_32_">y</text:span><text:span text:style-name="_34_"> </text:span><text:span text:style-name="_39_">r</text:span><text:span text:style-name="_33_">i</text:span><text:span text:style-name="_35_">g</text:span><text:span text:style-name="_38_">h</text:span><text:span text:style-name="_33_">t</text:span><text:span text:style-name="_34_"> </text:span><text:span text:style-name="_39_">h</text:span><text:span text:style-name="_33_">a</text:span><text:span text:style-name="_35_">n</text:span><text:span text:style-name="_39_">d</text:span><text:span text:style-name="_31_"> </text:span><text:span text:style-name="_35_">b</text:span><text:span text:style-name="_38_">e</text:span><text:span text:style-name="_32_">l</text:span><text:span text:style-name="_35_">o</text:span><text:span text:style-name="_39_">n</text:span><text:span text:style-name="_32_">g</text:span><text:span text:style-name="_34_"> </text:span><text:span text:style-name="_38_">t</text:span><text:span text:style-name="_32_">o</text:span><text:span text:style-name="_35_">?</text:span><text:span text:style-name="_38_">'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m</text:span><text:span text:style-name="_32_">a</text:span><text:span text:style-name="_36_">n</text:span><text:span text:style-name="_37_"> </text:span><text:span text:style-name="_33_">b</text:span><text:span text:style-name="_35_">y</text:span><text:span text:style-name="_37_"> </text:span><text:span text:style-name="_33_">t</text:span><text:span text:style-name="_35_">e</text:span><text:span text:style-name="_38_">l</text:span><text:span text:style-name="_33_">e</text:span><text:span text:style-name="_36_">p</text:span><text:span text:style-name="_39_">a</text:span><text:span text:style-name="_33_">t</text:span><text:span text:style-name="_35_">h</text:span><text:span text:style-name="_38_">y</text:span><text:span text:style-name="_31_"> </text:span><text:span text:style-name="_35_">o</text:span><text:span text:style-name="_38_">r</text:span><text:span text:style-name="_31_"> </text:span><text:span text:style-name="_35_">c</text:span><text:span text:style-name="_38_">l</text:span><text:span text:style-name="_33_">a</text:span><text:span text:style-name="_36_">i</text:span><text:span text:style-name="_38_">r</text:span><text:span text:style-name="_33_">v</text:span><text:span text:style-name="_36_">o</text:span><text:span text:style-name="_39_">y</text:span><text:span text:style-name="_32_">a</text:span><text:span text:style-name="_36_">n</text:span><text:span text:style-name="_38_">c</text:span><text:span text:style-name="_33_">e</text:span><text:span text:style-name="_34_"> </text:span><text:span text:style-name="_38_">g</text:span><text:span text:style-name="_33_">i</text:span><text:span text:style-name="_35_">v</text:span><text:span text:style-name="_38_">e</text:span><text:span text:style-name="_33_">s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r</text:span><text:span text:style-name="_36_">i</text:span><text:span text:style-name="_38_">g</text:span><text:span text:style-name="_33_">h</text:span><text:span text:style-name="_36_">t</text:span><text:span text:style-name="_37_"> </text:span><text:span text:style-name="_32_">a</text:span><text:span text:style-name="_35_">n</text:span><text:span text:style-name="_38_">s</text:span><text:span text:style-name="_32_">w</text:span><text:span text:style-name="_35_">e</text:span><text:span text:style-name="_39_">r</text:span><text:span text:style-name="_31_"> </text:span><text:span text:style-name="_35_">1</text:span><text:span text:style-name="_38_">3</text:span><text:span text:style-name="_33_">0</text:span><text:span text:style-name="_34_"> </text:span><text:span text:style-name="_39_">t</text:span><text:span text:style-name="_33_">i</text:span><text:span text:style-name="_36_">m</text:span><text:span text:style-name="_38_">e</text:span><text:span text:style-name="_33_">s</text:span><text:span text:style-name="_34_"> </text:span><text:span text:style-name="_38_">o</text:span><text:span text:style-name="_32_">u</text:span><text:span text:style-name="_35_">t</text:span><text:span text:style-name="_37_"> </text:span><text:span text:style-name="_33_">o</text:span><text:span text:style-name="_35_">f</text:span><text:span text:style-name="_37_"> </text:span><text:span text:style-name="_33_">4</text:span><text:span text:style-name="_35_">0</text:span><text:span text:style-name="_38_">0</text:span><text:span text:style-name="_31_"> </text:span><text:span text:style-name="_35_">c</text:span><text:span text:style-name="_39_">a</text:span><text:span text:style-name="_32_">r</text:span><text:span text:style-name="_35_">d</text:span><text:span text:style-name="_38_">s</text:span><text:span text:style-name="_32_">.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m</text:span><text:span text:style-name="_36_">a</text:span><text:span text:style-name="_39_">c</text:span><text:span text:style-name="_33_">h</text:span><text:span text:style-name="_35_">i</text:span><text:span text:style-name="_38_">n</text:span><text:span text:style-name="_32_">e</text:span><text:span text:style-name="_34_"> </text:span><text:span text:style-name="_39_">c</text:span><text:span text:style-name="_32_">a</text:span><text:span text:style-name="_35_">n</text:span><text:span text:style-name="_37_"> </text:span><text:span text:style-name="_33_">o</text:span><text:span text:style-name="_35_">n</text:span><text:span text:style-name="_39_">l</text:span><text:span text:style-name="_33_">y</text:span><text:span text:style-name="_34_"> </text:span><text:span text:style-name="_38_">g</text:span><text:span text:style-name="_32_">u</text:span><text:span text:style-name="_36_">e</text:span><text:span text:style-name="_39_">s</text:span><text:span text:style-name="_33_">s</text:span><text:span text:style-name="_34_"> </text:span><text:span text:style-name="_38_">a</text:span><text:span text:style-name="_33_">t</text:span><text:span text:style-name="_34_"> </text:span><text:span text:style-name="_39_">r</text:span><text:span text:style-name="_32_">a</text:span><text:span text:style-name="_36_">n</text:span><text:span text:style-name="_38_">d</text:span><text:span text:style-name="_33_">o</text:span><text:span text:style-name="_35_">m</text:span><text:span text:style-name="_38_">,</text:span><text:span text:style-name="_31_"> </text:span><text:span text:style-name="_35_">a</text:span><text:span text:style-name="_39_">n</text:span><text:span text:style-name="_33_">d</text:span><text:span text:style-name="_34_"> </text:span><text:span text:style-name="_39_">p</text:span><text:span text:style-name="_33_">e</text:span><text:span text:style-name="_35_">r</text:span><text:span text:style-name="_38_">h</text:span><text:span text:style-name="_32_">a</text:span><text:span text:style-name="_35_">p</text:span><text:span text:style-name="_38_">s</text:span><text:span text:style-name="_31_"> </text:span><text:span text:style-name="_35_">g</text:span><text:span text:style-name="_39_">e</text:span><text:span text:style-name="_32_">t</text:span><text:span text:style-name="_36_">s</text:span><text:span text:style-name="_37_"> </text:span><text:span text:style-name="_33_">1</text:span><text:span text:style-name="_35_">0</text:span><text:span text:style-name="_38_">4</text:span><text:span text:style-name="_31_"> </text:span><text:span text:style-name="_36_">r</text:span><text:span text:style-name="_38_">i</text:span><text:span text:style-name="_33_">g</text:span><text:span text:style-name="_35_">h</text:span><text:span text:style-name="_38_">t</text:span><text:span text:style-name="_32_">,</text:span><text:span text:style-name="_34_"> </text:span><text:span text:style-name="_39_">s</text:span><text:span text:style-name="_33_">o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i</text:span><text:span text:style-name="_36_">n</text:span><text:span text:style-name="_38_">t</text:span><text:span text:style-name="_32_">e</text:span><text:span text:style-name="_36_">r</text:span><text:span text:style-name="_39_">r</text:span><text:span text:style-name="_32_">o</text:span><text:span text:style-name="_35_">g</text:span><text:span text:style-name="_39_">a</text:span><text:span text:style-name="_33_">t</text:span><text:span text:style-name="_36_">o</text:span><text:span text:style-name="_39_">r</text:span><text:span text:style-name="_31_"> </text:span><text:span text:style-name="_35_">m</text:span><text:span text:style-name="_39_">a</text:span><text:span text:style-name="_32_">k</text:span><text:span text:style-name="_35_">e</text:span><text:span text:style-name="_38_">s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r</text:span><text:span text:style-name="_33_">i</text:span><text:span text:style-name="_35_">g</text:span><text:span text:style-name="_38_">h</text:span><text:span text:style-name="_32_">t</text:span><text:span text:style-name="_34_"> </text:span><text:span text:style-name="_39_">i</text:span><text:span text:style-name="_32_">d</text:span><text:span text:style-name="_35_">e</text:span><text:span text:style-name="_39_">n</text:span><text:span text:style-name="_33_">t</text:span><text:span text:style-name="_35_">i</text:span><text:span text:style-name="_39_">f</text:span><text:span text:style-name="_32_">i</text:span><text:span text:style-name="_36_">c</text:span><text:span text:style-name="_38_">a</text:span><text:span text:style-name="_32_">t</text:span><text:span text:style-name="_36_">i</text:span><text:span text:style-name="_39_">o</text:span><text:span text:style-name="_32_">n</text:span><text:span text:style-name="_35_">.</text:span><text:span text:style-name="_38_">"</text:span><text:span text:style-name="_31_"> </text:span><text:span text:style-name="_36_">T</text:span><text:span text:style-name="_38_">h</text:span><text:span text:style-name="_33_">e</text:span><text:span text:style-name="_35_">r</text:span><text:span text:style-name="_38_">e</text:span><text:span text:style-name="_31_"> </text:span><text:span text:style-name="_36_">i</text:span><text:span text:style-name="_39_">s</text:span><text:span text:style-name="_31_"> </text:span><text:span text:style-name="_36_">a</text:span><text:span text:style-name="_39_">n</text:span><text:span text:style-name="_31_"> </text:span><text:span text:style-name="_36_">i</text:span><text:span text:style-name="_39_">n</text:span><text:span text:style-name="_33_">t</text:span><text:span text:style-name="_35_">e</text:span><text:span text:style-name="_38_">r</text:span><text:span text:style-name="_32_">e</text:span><text:span text:style-name="_36_">s</text:span><text:span text:style-name="_38_">t</text:span><text:span text:style-name="_32_">i</text:span><text:span text:style-name="_36_">n</text:span><text:span text:style-name="_38_">g</text:span><text:span text:style-name="_31_"> </text:span><text:span text:style-name="_35_">p</text:span><text:span text:style-name="_39_">o</text:span><text:span text:style-name="_32_">s</text:span><text:span text:style-name="_36_">s</text:span><text:span text:style-name="_38_">i</text:span><text:span text:style-name="_33_">b</text:span><text:span text:style-name="_36_">i</text:span><text:span text:style-name="_38_">l</text:span><text:span text:style-name="_32_">i</text:span><text:span text:style-name="_36_">t</text:span><text:span text:style-name="_38_">y</text:span><text:span text:style-name="_31_"> </text:span><text:span text:style-name="_36_">w</text:span><text:span text:style-name="_38_">h</text:span><text:span text:style-name="_32_">i</text:span><text:span text:style-name="_35_">c</text:span><text:span text:style-name="_39_">h</text:span><text:span text:style-name="_31_"> </text:span><text:span text:style-name="_35_">o</text:span><text:span text:style-name="_39_">p</text:span><text:span text:style-name="_32_">e</text:span><text:span text:style-name="_36_">n</text:span><text:span text:style-name="_38_">s</text:span><text:span text:style-name="_31_"> </text:span><text:span text:style-name="_36_">h</text:span><text:span text:style-name="_38_">e</text:span><text:span text:style-name="_32_">r</text:span><text:span text:style-name="_35_">e</text:span><text:span text:style-name="_39_">.</text:span><text:span text:style-name="_31_"> </text:span><text:span text:style-name="_36_">S</text:span><text:span text:style-name="_39_">u</text:span><text:span text:style-name="_32_">p</text:span><text:span text:style-name="_36_">p</text:span><text:span text:style-name="_38_">o</text:span><text:span text:style-name="_33_">s</text:span><text:span text:style-name="_35_">e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d</text:span><text:span text:style-name="_39_">i</text:span><text:span text:style-name="_32_">g</text:span><text:span text:style-name="_35_">i</text:span><text:span text:style-name="_39_">t</text:span><text:span text:style-name="_32_">a</text:span><text:span text:style-name="_35_">l</text:span><text:span text:style-name="_37_"> </text:span><text:span text:style-name="_33_">c</text:span><text:span text:style-name="_35_">o</text:span><text:span text:style-name="_39_">m</text:span><text:span text:style-name="_32_">p</text:span><text:span text:style-name="_35_">u</text:span><text:span text:style-name="_39_">t</text:span><text:span text:style-name="_33_">e</text:span><text:span text:style-name="_36_">r</text:span><text:span text:style-name="_37_"> </text:span><text:span text:style-name="_32_">c</text:span><text:span text:style-name="_36_">o</text:span><text:span text:style-name="_38_">n</text:span><text:span text:style-name="_32_">t</text:span><text:span text:style-name="_35_">a</text:span><text:span text:style-name="_38_">i</text:span><text:span text:style-name="_32_">n</text:span><text:span text:style-name="_36_">s</text:span><text:span text:style-name="_37_"> </text:span><text:span text:style-name="_32_">a</text:span><text:span text:style-name="_34_"> </text:span><text:span text:style-name="_38_">r</text:span><text:span text:style-name="_32_">a</text:span><text:span text:style-name="_36_">n</text:span><text:span text:style-name="_39_">d</text:span><text:span text:style-name="_32_">o</text:span><text:span text:style-name="_36_">m</text:span><text:span text:style-name="_37_"> </text:span><text:span text:style-name="_32_">n</text:span><text:span text:style-name="_36_">u</text:span><text:span text:style-name="_39_">m</text:span><text:span text:style-name="_33_">b</text:span><text:span text:style-name="_36_">e</text:span><text:span text:style-name="_38_">r</text:span><text:span text:style-name="_31_"> </text:span><text:span text:style-name="_35_">g</text:span><text:span text:style-name="_39_">e</text:span><text:span text:style-name="_33_">n</text:span><text:span text:style-name="_36_">e</text:span><text:span text:style-name="_39_">r</text:span><text:span text:style-name="_33_">a</text:span><text:span text:style-name="_36_">t</text:span><text:span text:style-name="_38_">o</text:span><text:span text:style-name="_32_">r</text:span><text:span text:style-name="_35_">.</text:span><text:span text:style-name="_37_"> </text:span><text:span text:style-name="_32_">T</text:span><text:span text:style-name="_35_">h</text:span><text:span text:style-name="_39_">e</text:span><text:span text:style-name="_33_">n</text:span><text:span text:style-name="_34_"> </text:span><text:span text:style-name="_39_">i</text:span><text:span text:style-name="_33_">t</text:span><text:span text:style-name="_34_"> </text:span><text:span text:style-name="_38_">w</text:span><text:span text:style-name="_33_">i</text:span><text:span text:style-name="_35_">l</text:span><text:span text:style-name="_39_">l</text:span><text:span text:style-name="_31_"> </text:span><text:span text:style-name="_36_">b</text:span><text:span text:style-name="_38_">e</text:span><text:span text:style-name="_31_"> </text:span><text:span text:style-name="_36_">n</text:span><text:span text:style-name="_38_">a</text:span><text:span text:style-name="_33_">t</text:span><text:span text:style-name="_35_">u</text:span><text:span text:style-name="_39_">r</text:span><text:span text:style-name="_33_">a</text:span><text:span text:style-name="_36_">l</text:span><text:span text:style-name="_37_"> </text:span><text:span text:style-name="_33_">t</text:span><text:span text:style-name="_35_">o</text:span><text:span text:style-name="_37_"> </text:span><text:span text:style-name="_33_">u</text:span><text:span text:style-name="_36_">s</text:span><text:span text:style-name="_38_">e</text:span><text:span text:style-name="_31_"> </text:span><text:span text:style-name="_35_">t</text:span><text:span text:style-name="_38_">h</text:span><text:span text:style-name="_33_">i</text:span><text:span text:style-name="_36_">s</text:span><text:span text:style-name="_37_"> </text:span><text:span text:style-name="_33_">t</text:span><text:span text:style-name="_35_">o</text:span><text:span text:style-name="_37_"> </text:span><text:span text:style-name="_33_">d</text:span><text:span text:style-name="_36_">e</text:span><text:span text:style-name="_38_">c</text:span><text:span text:style-name="_32_">i</text:span><text:span text:style-name="_36_">d</text:span><text:span text:style-name="_39_">e</text:span><text:span text:style-name="_31_"> </text:span><text:span text:style-name="_35_">w</text:span><text:span text:style-name="_39_">h</text:span><text:span text:style-name="_33_">a</text:span><text:span text:style-name="_36_">t</text:span><text:span text:style-name="_37_"> </text:span><text:span text:style-name="_32_">a</text:span><text:span text:style-name="_36_">n</text:span><text:span text:style-name="_39_">s</text:span><text:span text:style-name="_32_">w</text:span><text:span text:style-name="_35_">e</text:span><text:span text:style-name="_39_">r</text:span><text:span text:style-name="_31_"> </text:span><text:span text:style-name="_36_">t</text:span><text:span text:style-name="_39_">o</text:span><text:span text:style-name="_31_"> </text:span><text:span text:style-name="_35_">g</text:span><text:span text:style-name="_38_">i</text:span><text:span text:style-name="_33_">v</text:span><text:span text:style-name="_35_">e</text:span><text:span text:style-name="_39_">.</text:span><text:span text:style-name="_31_"> </text:span><text:span text:style-name="_36_">B</text:span><text:span text:style-name="_39_">u</text:span><text:span text:style-name="_32_">t</text:span><text:span text:style-name="_34_"> </text:span><text:span text:style-name="_39_">t</text:span><text:span text:style-name="_33_">h</text:span><text:span text:style-name="_35_">e</text:span><text:span text:style-name="_38_">n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r</text:span><text:span text:style-name="_33_">a</text:span><text:span text:style-name="_36_">n</text:span><text:span text:style-name="_38_">d</text:span><text:span text:style-name="_33_">o</text:span><text:span text:style-name="_36_">m</text:span><text:span text:style-name="_37_"> </text:span><text:span text:style-name="_33_">n</text:span><text:span text:style-name="_35_">u</text:span><text:span text:style-name="_38_">m</text:span><text:span text:style-name="_33_">b</text:span><text:span text:style-name="_35_">e</text:span><text:span text:style-name="_38_">r</text:span><text:span text:style-name="_31_"> </text:span><text:span text:style-name="_36_">g</text:span><text:span text:style-name="_39_">e</text:span><text:span text:style-name="_32_">n</text:span><text:span text:style-name="_36_">e</text:span><text:span text:style-name="_39_">r</text:span><text:span text:style-name="_32_">a</text:span><text:span text:style-name="_36_">t</text:span><text:span text:style-name="_38_">o</text:span><text:span text:style-name="_32_">r</text:span><text:span text:style-name="_34_"> </text:span><text:span text:style-name="_39_">w</text:span><text:span text:style-name="_32_">i</text:span><text:span text:style-name="_35_">l</text:span><text:span text:style-name="_39_">l</text:span><text:span text:style-name="_31_"> </text:span><text:span text:style-name="_36_">b</text:span><text:span text:style-name="_38_">e</text:span><text:span text:style-name="_31_"> </text:span><text:span text:style-name="_35_">s</text:span><text:span text:style-name="_38_">u</text:span><text:span text:style-name="_33_">b</text:span><text:span text:style-name="_36_">j</text:span><text:span text:style-name="_38_">e</text:span><text:span text:style-name="_33_">c</text:span><text:span text:style-name="_35_">t</text:span><text:span text:style-name="_37_"> </text:span><text:span text:style-name="_32_">t</text:span><text:span text:style-name="_36_">o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p</text:span><text:span text:style-name="_39_">s</text:span><text:span text:style-name="_33_">y</text:span><text:span text:style-name="_36_">c</text:span><text:span text:style-name="_38_">h</text:span><text:span text:style-name="_33_">o</text:span><text:span text:style-name="_36_">k</text:span><text:span text:style-name="_39_">i</text:span><text:span text:style-name="_33_">n</text:span><text:span text:style-name="_36_">e</text:span><text:span text:style-name="_39_">t</text:span><text:span text:style-name="_32_">i</text:span><text:span text:style-name="_36_">c</text:span><text:span text:style-name="_37_"> </text:span><text:span text:style-name="_32_">p</text:span><text:span text:style-name="_36_">o</text:span><text:span text:style-name="_38_">w</text:span><text:span text:style-name="_33_">e</text:span><text:span text:style-name="_35_">r</text:span><text:span text:style-name="_39_">s</text:span><text:span text:style-name="_31_"> </text:span><text:span text:style-name="_36_">o</text:span><text:span text:style-name="_38_">f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i</text:span><text:span text:style-name="_33_">n</text:span><text:span text:style-name="_35_">t</text:span><text:span text:style-name="_38_">e</text:span><text:span text:style-name="_32_">r</text:span><text:span text:style-name="_35_">r</text:span><text:span text:style-name="_39_">o</text:span><text:span text:style-name="_32_">g</text:span><text:span text:style-name="_35_">a</text:span><text:span text:style-name="_39_">t</text:span><text:span text:style-name="_33_">o</text:span><text:span text:style-name="_35_">r</text:span><text:span text:style-name="_39_">.</text:span><text:span text:style-name="_31_"> </text:span><text:span text:style-name="_35_">P</text:span><text:span text:style-name="_38_">e</text:span><text:span text:style-name="_32_">r</text:span><text:span text:style-name="_36_">h</text:span><text:span text:style-name="_39_">a</text:span><text:span text:style-name="_33_">p</text:span><text:span text:style-name="_35_">s</text:span><text:span text:style-name="_37_"> </text:span><text:span text:style-name="_32_">t</text:span><text:span text:style-name="_35_">h</text:span><text:span text:style-name="_38_">i</text:span><text:span text:style-name="_32_">s</text:span><text:span text:style-name="_34_"> </text:span><text:span text:style-name="_38_">p</text:span><text:span text:style-name="_32_">s</text:span><text:span text:style-name="_36_">y</text:span><text:span text:style-name="_38_">c</text:span><text:span text:style-name="_33_">h</text:span><text:span text:style-name="_36_">o</text:span><text:span text:style-name="_38_">k</text:span><text:span text:style-name="_33_">i</text:span><text:span text:style-name="_36_">n</text:span><text:span text:style-name="_39_">e</text:span><text:span text:style-name="_33_">s</text:span><text:span text:style-name="_35_">i</text:span><text:span text:style-name="_38_">s</text:span><text:span text:style-name="_31_"> </text:span><text:span text:style-name="_35_">m</text:span><text:span text:style-name="_39_">i</text:span><text:span text:style-name="_33_">g</text:span><text:span text:style-name="_36_">h</text:span><text:span text:style-name="_39_">t</text:span><text:span text:style-name="_31_"> </text:span><text:span text:style-name="_35_">c</text:span><text:span text:style-name="_39_">a</text:span><text:span text:style-name="_32_">u</text:span><text:span text:style-name="_35_">s</text:span><text:span text:style-name="_38_">e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m</text:span><text:span text:style-name="_33_">a</text:span><text:span text:style-name="_36_">c</text:span><text:span text:style-name="_39_">h</text:span><text:span text:style-name="_33_">i</text:span><text:span text:style-name="_35_">n</text:span><text:span text:style-name="_38_">e</text:span><text:span text:style-name="_31_"> </text:span><text:span text:style-name="_36_">t</text:span><text:span text:style-name="_39_">o</text:span><text:span text:style-name="_31_"> </text:span><text:span text:style-name="_35_">g</text:span><text:span text:style-name="_38_">u</text:span><text:span text:style-name="_33_">e</text:span><text:span text:style-name="_35_">s</text:span><text:span text:style-name="_39_">s</text:span><text:span text:style-name="_31_"> </text:span><text:span text:style-name="_35_">r</text:span><text:span text:style-name="_38_">i</text:span><text:span text:style-name="_33_">g</text:span><text:span text:style-name="_36_">h</text:span><text:span text:style-name="_38_">t</text:span><text:span text:style-name="_31_"> </text:span><text:span text:style-name="_35_">m</text:span><text:span text:style-name="_39_">o</text:span><text:span text:style-name="_33_">r</text:span><text:span text:style-name="_36_">e</text:span><text:span text:style-name="_37_"> </text:span><text:span text:style-name="_33_">o</text:span><text:span text:style-name="_36_">f</text:span><text:span text:style-name="_39_">t</text:span><text:span text:style-name="_32_">e</text:span><text:span text:style-name="_36_">n</text:span><text:span text:style-name="_37_"> </text:span><text:span text:style-name="_33_">t</text:span><text:span text:style-name="_36_">h</text:span><text:span text:style-name="_38_">a</text:span><text:span text:style-name="_32_">n</text:span><text:span text:style-name="_34_"> </text:span><text:span text:style-name="_38_">w</text:span><text:span text:style-name="_32_">o</text:span><text:span text:style-name="_36_">u</text:span><text:span text:style-name="_38_">l</text:span><text:span text:style-name="_33_">d</text:span><text:span text:style-name="_34_"> </text:span><text:span text:style-name="_38_">b</text:span><text:span text:style-name="_32_">e</text:span><text:span text:style-name="_34_"> </text:span><text:span text:style-name="_38_">e</text:span><text:span text:style-name="_32_">x</text:span><text:span text:style-name="_35_">p</text:span><text:span text:style-name="_38_">e</text:span><text:span text:style-name="_33_">c</text:span><text:span text:style-name="_35_">t</text:span><text:span text:style-name="_38_">e</text:span><text:span text:style-name="_33_">d</text:span><text:span text:style-name="_34_"> </text:span><text:span text:style-name="_39_">o</text:span><text:span text:style-name="_32_">n</text:span><text:span text:style-name="_34_"> </text:span><text:span text:style-name="_38_">a</text:span><text:span text:style-name="_31_"> </text:span><text:span text:style-name="_35_">p</text:span><text:span text:style-name="_38_">r</text:span><text:span text:style-name="_32_">o</text:span><text:span text:style-name="_36_">b</text:span><text:span text:style-name="_38_">a</text:span><text:span text:style-name="_32_">b</text:span><text:span text:style-name="_36_">i</text:span><text:span text:style-name="_38_">l</text:span><text:span text:style-name="_32_">i</text:span><text:span text:style-name="_35_">t</text:span><text:span text:style-name="_38_">y</text:span><text:span text:style-name="_31_"> </text:span><text:span text:style-name="_35_">c</text:span><text:span text:style-name="_38_">a</text:span><text:span text:style-name="_32_">l</text:span><text:span text:style-name="_36_">c</text:span><text:span text:style-name="_39_">u</text:span><text:span text:style-name="_33_">l</text:span><text:span text:style-name="_35_">a</text:span><text:span text:style-name="_39_">t</text:span><text:span text:style-name="_32_">i</text:span><text:span text:style-name="_36_">o</text:span><text:span text:style-name="_39_">n</text:span><text:span text:style-name="_33_">,</text:span><text:span text:style-name="_34_"> </text:span><text:span text:style-name="_38_">s</text:span><text:span text:style-name="_33_">o</text:span><text:span text:style-name="_34_"> </text:span><text:span text:style-name="_38_">t</text:span><text:span text:style-name="_32_">h</text:span><text:span text:style-name="_36_">a</text:span><text:span text:style-name="_39_">t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i</text:span><text:span text:style-name="_33_">n</text:span><text:span text:style-name="_36_">t</text:span><text:span text:style-name="_38_">e</text:span><text:span text:style-name="_32_">r</text:span><text:span text:style-name="_35_">r</text:span><text:span text:style-name="_38_">o</text:span><text:span text:style-name="_32_">g</text:span><text:span text:style-name="_35_">a</text:span><text:span text:style-name="_39_">t</text:span><text:span text:style-name="_32_">o</text:span><text:span text:style-name="_36_">r</text:span><text:span text:style-name="_37_"> </text:span><text:span text:style-name="_32_">m</text:span><text:span text:style-name="_36_">i</text:span><text:span text:style-name="_39_">g</text:span><text:span text:style-name="_33_">h</text:span><text:span text:style-name="_36_">t</text:span><text:span text:style-name="_37_"> </text:span><text:span text:style-name="_32_">s</text:span><text:span text:style-name="_35_">t</text:span><text:span text:style-name="_39_">i</text:span><text:span text:style-name="_33_">l</text:span><text:span text:style-name="_35_">l</text:span><text:span text:style-name="_37_"> </text:span><text:span text:style-name="_33_">b</text:span><text:span text:style-name="_35_">e</text:span><text:span text:style-name="_37_"> </text:span><text:span text:style-name="_32_">u</text:span><text:span text:style-name="_35_">n</text:span><text:span text:style-name="_39_">a</text:span><text:span text:style-name="_33_">b</text:span><text:span text:style-name="_35_">l</text:span><text:span text:style-name="_38_">e</text:span><text:span text:style-name="_31_"> </text:span><text:span text:style-name="_36_">t</text:span><text:span text:style-name="_38_">o</text:span><text:span text:style-name="_31_"> </text:span><text:span text:style-name="_36_">m</text:span><text:span text:style-name="_38_">a</text:span><text:span text:style-name="_32_">k</text:span><text:span text:style-name="_36_">e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r</text:span><text:span text:style-name="_39_">i</text:span><text:span text:style-name="_32_">g</text:span><text:span text:style-name="_35_">h</text:span><text:span text:style-name="_39_">t</text:span><text:span text:style-name="_31_"> </text:span><text:span text:style-name="_36_">i</text:span><text:span text:style-name="_39_">d</text:span><text:span text:style-name="_33_">e</text:span><text:span text:style-name="_35_">n</text:span><text:span text:style-name="_38_">t</text:span><text:span text:style-name="_32_">i</text:span><text:span text:style-name="_36_">f</text:span><text:span text:style-name="_38_">i</text:span><text:span text:style-name="_33_">c</text:span><text:span text:style-name="_35_">a</text:span><text:span text:style-name="_38_">t</text:span><text:span text:style-name="_32_">i</text:span><text:span text:style-name="_35_">o</text:span><text:span text:style-name="_39_">n</text:span><text:span text:style-name="_32_">.</text:span><text:span text:style-name="_34_"> </text:span><text:span text:style-name="_39_">O</text:span><text:span text:style-name="_32_">n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o</text:span><text:span text:style-name="_35_">t</text:span><text:span text:style-name="_39_">h</text:span><text:span text:style-name="_33_">e</text:span><text:span text:style-name="_36_">r</text:span><text:span text:style-name="_37_"> </text:span><text:span text:style-name="_33_">h</text:span><text:span text:style-name="_35_">a</text:span><text:span text:style-name="_38_">n</text:span><text:span text:style-name="_32_">d</text:span><text:span text:style-name="_36_">,</text:span><text:span text:style-name="_37_"> </text:span><text:span text:style-name="_33_">h</text:span><text:span text:style-name="_35_">e</text:span><text:span text:style-name="_37_"> </text:span><text:span text:style-name="_33_">m</text:span><text:span text:style-name="_36_">i</text:span><text:span text:style-name="_38_">g</text:span><text:span text:style-name="_32_">h</text:span><text:span text:style-name="_35_">t</text:span><text:span text:style-name="_37_"> </text:span><text:span text:style-name="_32_">b</text:span><text:span text:style-name="_35_">e</text:span><text:span text:style-name="_37_"> </text:span><text:span text:style-name="_33_">a</text:span><text:span text:style-name="_35_">b</text:span><text:span text:style-name="_39_">l</text:span><text:span text:style-name="_32_">e</text:span><text:span text:style-name="_34_"> </text:span><text:span text:style-name="_39_">t</text:span><text:span text:style-name="_32_">o</text:span><text:span text:style-name="_34_"> </text:span><text:span text:style-name="_39_">g</text:span><text:span text:style-name="_32_">u</text:span><text:span text:style-name="_36_">e</text:span><text:span text:style-name="_39_">s</text:span><text:span text:style-name="_32_">s</text:span><text:span text:style-name="_34_"> </text:span><text:span text:style-name="_39_">r</text:span><text:span text:style-name="_32_">i</text:span><text:span text:style-name="_35_">g</text:span><text:span text:style-name="_39_">h</text:span><text:span text:style-name="_33_">t</text:span><text:span text:style-name="_34_"> </text:span><text:span text:style-name="_39_">w</text:span><text:span text:style-name="_32_">i</text:span><text:span text:style-name="_36_">t</text:span><text:span text:style-name="_38_">h</text:span><text:span text:style-name="_32_">o</text:span><text:span text:style-name="_35_">u</text:span><text:span text:style-name="_38_">t</text:span><text:span text:style-name="_31_"> </text:span><text:span text:style-name="_35_">a</text:span><text:span text:style-name="_38_">n</text:span><text:span text:style-name="_33_">y</text:span><text:span text:style-name="_34_"> </text:span><text:span text:style-name="_39_">q</text:span><text:span text:style-name="_33_">u</text:span><text:span text:style-name="_35_">e</text:span><text:span text:style-name="_38_">s</text:span><text:span text:style-name="_33_">t</text:span><text:span text:style-name="_36_">i</text:span><text:span text:style-name="_39_">o</text:span><text:span text:style-name="_33_">n</text:span><text:span text:style-name="_36_">i</text:span><text:span text:style-name="_38_">n</text:span><text:span text:style-name="_33_">g</text:span><text:span text:style-name="_36_">,</text:span><text:span text:style-name="_37_"> </text:span><text:span text:style-name="_33_">b</text:span><text:span text:style-name="_36_">y</text:span><text:span text:style-name="_37_"> </text:span><text:span text:style-name="_32_">c</text:span><text:span text:style-name="_36_">l</text:span><text:span text:style-name="_38_">a</text:span><text:span text:style-name="_33_">i</text:span><text:span text:style-name="_35_">r</text:span><text:span text:style-name="_38_">v</text:span><text:span text:style-name="_32_">o</text:span><text:span text:style-name="_36_">y</text:span><text:span text:style-name="_38_">a</text:span><text:span text:style-name="_32_">n</text:span><text:span text:style-name="_36_">c</text:span><text:span text:style-name="_39_">e</text:span><text:span text:style-name="_33_">.</text:span><text:span text:style-name="_34_"> </text:span><text:span text:style-name="_38_">W</text:span><text:span text:style-name="_33_">i</text:span><text:span text:style-name="_35_">t</text:span><text:span text:style-name="_39_">h</text:span><text:span text:style-name="_31_"> </text:span><text:span text:style-name="_36_">E</text:span><text:span text:style-name="_39_">S</text:span><text:span text:style-name="_33_">P</text:span><text:span text:style-name="_34_"> </text:span><text:span text:style-name="_39_">a</text:span><text:span text:style-name="_33_">n</text:span><text:span text:style-name="_35_">y</text:span><text:span text:style-name="_39_">t</text:span><text:span text:style-name="_32_">h</text:span><text:span text:style-name="_36_">i</text:span><text:span text:style-name="_38_">n</text:span><text:span text:style-name="_33_">g</text:span><text:span text:style-name="_34_"> </text:span><text:span text:style-name="_39_">m</text:span><text:span text:style-name="_33_">a</text:span><text:span text:style-name="_36_">y</text:span><text:span text:style-name="_37_"> </text:span><text:span text:style-name="_33_">h</text:span><text:span text:style-name="_35_">a</text:span><text:span text:style-name="_38_">p</text:span><text:span text:style-name="_32_">p</text:span><text:span text:style-name="_36_">e</text:span><text:span text:style-name="_38_">n</text:span><text:span text:style-name="_32_">.</text:span></text:p>
      <text:p text:style-name="P1"><text:span text:style-name="_39_">I</text:span><text:span text:style-name="_32_">f</text:span><text:span text:style-name="_34_"> </text:span><text:span text:style-name="_38_">t</text:span><text:span text:style-name="_33_">e</text:span><text:span text:style-name="_36_">l</text:span><text:span text:style-name="_39_">e</text:span><text:span text:style-name="_33_">p</text:span><text:span text:style-name="_36_">a</text:span><text:span text:style-name="_38_">t</text:span><text:span text:style-name="_33_">h</text:span><text:span text:style-name="_35_">y</text:span><text:span text:style-name="_37_"> </text:span><text:span text:style-name="_33_">i</text:span><text:span text:style-name="_35_">s</text:span><text:span text:style-name="_37_"> </text:span><text:span text:style-name="_32_">a</text:span><text:span text:style-name="_36_">d</text:span><text:span text:style-name="_39_">m</text:span><text:span text:style-name="_32_">i</text:span><text:span text:style-name="_35_">t</text:span><text:span text:style-name="_39_">t</text:span><text:span text:style-name="_32_">e</text:span><text:span text:style-name="_35_">d</text:span><text:span text:style-name="_37_"> </text:span><text:span text:style-name="_33_">i</text:span><text:span text:style-name="_36_">t</text:span><text:span text:style-name="_37_"> </text:span><text:span text:style-name="_32_">w</text:span><text:span text:style-name="_36_">i</text:span><text:span text:style-name="_39_">l</text:span><text:span text:style-name="_32_">l</text:span><text:span text:style-name="_34_"> </text:span><text:span text:style-name="_38_">b</text:span><text:span text:style-name="_33_">e</text:span><text:span text:style-name="_34_"> </text:span><text:span text:style-name="_39_">n</text:span><text:span text:style-name="_33_">e</text:span><text:span text:style-name="_36_">c</text:span><text:span text:style-name="_39_">e</text:span><text:span text:style-name="_33_">s</text:span><text:span text:style-name="_35_">s</text:span><text:span text:style-name="_39_">a</text:span><text:span text:style-name="_33_">r</text:span><text:span text:style-name="_35_">y</text:span><text:span text:style-name="_37_"> </text:span><text:span text:style-name="_33_">t</text:span><text:span text:style-name="_35_">o</text:span><text:span text:style-name="_37_"> </text:span><text:span text:style-name="_33_">t</text:span><text:span text:style-name="_35_">i</text:span><text:span text:style-name="_38_">g</text:span><text:span text:style-name="_32_">h</text:span><text:span text:style-name="_36_">t</text:span><text:span text:style-name="_38_">e</text:span><text:span text:style-name="_33_">n</text:span><text:span text:style-name="_34_"> </text:span><text:span text:style-name="_38_">o</text:span><text:span text:style-name="_33_">u</text:span><text:span text:style-name="_35_">r</text:span><text:span text:style-name="_37_"> </text:span><text:span text:style-name="_33_">t</text:span><text:span text:style-name="_36_">e</text:span><text:span text:style-name="_38_">s</text:span><text:span text:style-name="_32_">t</text:span><text:span text:style-name="_34_"> </text:span><text:span text:style-name="_38_">u</text:span><text:span text:style-name="_33_">p</text:span><text:span text:style-name="_35_">.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s</text:span><text:span text:style-name="_39_">i</text:span><text:span text:style-name="_32_">t</text:span><text:span text:style-name="_35_">u</text:span><text:span text:style-name="_39_">a</text:span><text:span text:style-name="_33_">t</text:span><text:span text:style-name="_36_">i</text:span><text:span text:style-name="_38_">o</text:span><text:span text:style-name="_33_">n</text:span><text:span text:style-name="_34_"> </text:span><text:span text:style-name="_39_">c</text:span><text:span text:style-name="_33_">o</text:span><text:span text:style-name="_35_">u</text:span><text:span text:style-name="_39_">l</text:span><text:span text:style-name="_33_">d</text:span><text:span text:style-name="_34_"> </text:span><text:span text:style-name="_39_">b</text:span><text:span text:style-name="_32_">e</text:span><text:span text:style-name="_34_"> </text:span><text:span text:style-name="_39_">r</text:span><text:span text:style-name="_32_">e</text:span><text:span text:style-name="_36_">g</text:span><text:span text:style-name="_38_">a</text:span><text:span text:style-name="_33_">r</text:span><text:span text:style-name="_36_">d</text:span><text:span text:style-name="_39_">e</text:span><text:span text:style-name="_32_">d</text:span><text:span text:style-name="_34_"> </text:span><text:span text:style-name="_38_">a</text:span><text:span text:style-name="_32_">s</text:span><text:span text:style-name="_34_"> </text:span><text:span text:style-name="_39_">a</text:span><text:span text:style-name="_33_">n</text:span><text:span text:style-name="_35_">a</text:span><text:span text:style-name="_38_">l</text:span><text:span text:style-name="_33_">o</text:span><text:span text:style-name="_36_">g</text:span><text:span text:style-name="_38_">o</text:span><text:span text:style-name="_32_">u</text:span><text:span text:style-name="_36_">s</text:span><text:span text:style-name="_37_"> </text:span><text:span text:style-name="_32_">t</text:span><text:span text:style-name="_35_">o</text:span><text:span text:style-name="_37_"> </text:span><text:span text:style-name="_32_">t</text:span><text:span text:style-name="_36_">h</text:span><text:span text:style-name="_39_">a</text:span><text:span text:style-name="_32_">t</text:span><text:span text:style-name="_34_"> </text:span><text:span text:style-name="_39_">w</text:span><text:span text:style-name="_33_">h</text:span><text:span text:style-name="_36_">i</text:span><text:span text:style-name="_39_">c</text:span><text:span text:style-name="_33_">h</text:span><text:span text:style-name="_34_"> </text:span><text:span text:style-name="_39_">w</text:span><text:span text:style-name="_32_">o</text:span><text:span text:style-name="_35_">u</text:span><text:span text:style-name="_39_">l</text:span><text:span text:style-name="_32_">d</text:span><text:span text:style-name="_34_"> </text:span><text:span text:style-name="_39_">o</text:span><text:span text:style-name="_32_">c</text:span><text:span text:style-name="_36_">c</text:span><text:span text:style-name="_39_">u</text:span><text:span text:style-name="_33_">r</text:span><text:span text:style-name="_34_"> </text:span><text:span text:style-name="_38_">i</text:span><text:span text:style-name="_33_">f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i</text:span><text:span text:style-name="_35_">n</text:span><text:span text:style-name="_39_">t</text:span><text:span text:style-name="_33_">e</text:span><text:span text:style-name="_36_">r</text:span><text:span text:style-name="_38_">r</text:span><text:span text:style-name="_32_">o</text:span><text:span text:style-name="_36_">g</text:span><text:span text:style-name="_38_">a</text:span><text:span text:style-name="_32_">t</text:span><text:span text:style-name="_36_">o</text:span><text:span text:style-name="_38_">r</text:span><text:span text:style-name="_31_"> </text:span><text:span text:style-name="_36_">w</text:span><text:span text:style-name="_39_">e</text:span><text:span text:style-name="_32_">r</text:span><text:span text:style-name="_36_">e</text:span><text:span text:style-name="_37_"> </text:span><text:span text:style-name="_33_">t</text:span><text:span text:style-name="_35_">a</text:span><text:span text:style-name="_39_">l</text:span><text:span text:style-name="_32_">k</text:span><text:span text:style-name="_36_">i</text:span><text:span text:style-name="_39_">n</text:span><text:span text:style-name="_32_">g</text:span><text:span text:style-name="_34_"> </text:span><text:span text:style-name="_38_">t</text:span><text:span text:style-name="_33_">o</text:span><text:span text:style-name="_34_"> </text:span><text:span text:style-name="_38_">h</text:span><text:span text:style-name="_33_">i</text:span><text:span text:style-name="_36_">m</text:span><text:span text:style-name="_38_">s</text:span><text:span text:style-name="_32_">e</text:span><text:span text:style-name="_36_">l</text:span><text:span text:style-name="_39_">f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o</text:span><text:span text:style-name="_33_">n</text:span><text:span text:style-name="_35_">e</text:span><text:span text:style-name="_37_"> </text:span><text:span text:style-name="_32_">o</text:span><text:span text:style-name="_36_">f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c</text:span><text:span text:style-name="_38_">o</text:span><text:span text:style-name="_32_">m</text:span><text:span text:style-name="_35_">p</text:span><text:span text:style-name="_39_">e</text:span><text:span text:style-name="_33_">t</text:span><text:span text:style-name="_35_">i</text:span><text:span text:style-name="_39_">t</text:span><text:span text:style-name="_32_">o</text:span><text:span text:style-name="_36_">r</text:span><text:span text:style-name="_38_">s</text:span><text:span text:style-name="_31_"> </text:span><text:span text:style-name="_36_">w</text:span><text:span text:style-name="_38_">a</text:span><text:span text:style-name="_32_">s</text:span><text:span text:style-name="_34_"> </text:span><text:span text:style-name="_39_">l</text:span><text:span text:style-name="_32_">i</text:span><text:span text:style-name="_36_">s</text:span><text:span text:style-name="_39_">t</text:span><text:span text:style-name="_33_">e</text:span><text:span text:style-name="_35_">n</text:span><text:span text:style-name="_38_">i</text:span><text:span text:style-name="_32_">n</text:span><text:span text:style-name="_35_">g</text:span><text:span text:style-name="_37_"> </text:span><text:span text:style-name="_33_">w</text:span><text:span text:style-name="_35_">i</text:span><text:span text:style-name="_39_">t</text:span><text:span text:style-name="_33_">h</text:span><text:span text:style-name="_34_"> </text:span><text:span text:style-name="_39_">h</text:span><text:span text:style-name="_32_">i</text:span><text:span text:style-name="_35_">s</text:span><text:span text:style-name="_37_"> </text:span><text:span text:style-name="_32_">e</text:span><text:span text:style-name="_36_">a</text:span><text:span text:style-name="_39_">r</text:span><text:span text:style-name="_31_"> </text:span><text:span text:style-name="_36_">t</text:span><text:span text:style-name="_39_">o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w</text:span><text:span text:style-name="_33_">a</text:span><text:span text:style-name="_35_">l</text:span><text:span text:style-name="_38_">l</text:span><text:span text:style-name="_33_">.</text:span><text:span text:style-name="_34_"> </text:span><text:span text:style-name="_38_">T</text:span><text:span text:style-name="_32_">o</text:span><text:span text:style-name="_34_"> </text:span><text:span text:style-name="_38_">p</text:span><text:span text:style-name="_32_">u</text:span><text:span text:style-name="_35_">t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c</text:span><text:span text:style-name="_38_">o</text:span><text:span text:style-name="_32_">m</text:span><text:span text:style-name="_35_">p</text:span><text:span text:style-name="_39_">e</text:span><text:span text:style-name="_32_">t</text:span><text:span text:style-name="_35_">i</text:span><text:span text:style-name="_38_">t</text:span><text:span text:style-name="_32_">o</text:span><text:span text:style-name="_35_">r</text:span><text:span text:style-name="_38_">s</text:span><text:span text:style-name="_31_"> </text:span><text:span text:style-name="_35_">i</text:span><text:span text:style-name="_39_">n</text:span><text:span text:style-name="_33_">t</text:span><text:span text:style-name="_36_">o</text:span><text:span text:style-name="_37_"> </text:span><text:span text:style-name="_33_">a</text:span><text:span text:style-name="_34_"> </text:span><text:span text:style-name="_39_">"</text:span><text:span text:style-name="_33_">t</text:span><text:span text:style-name="_35_">e</text:span><text:span text:style-name="_39_">l</text:span><text:span text:style-name="_33_">e</text:span><text:span text:style-name="_35_">p</text:span><text:span text:style-name="_39_">a</text:span><text:span text:style-name="_32_">t</text:span><text:span text:style-name="_36_">h</text:span><text:span text:style-name="_39_">y</text:span>-<text:span text:style-name="_35_">p</text:span><text:span text:style-name="_38_">r</text:span><text:span text:style-name="_33_">o</text:span><text:span text:style-name="_35_">o</text:span><text:span text:style-name="_39_">f</text:span><text:span text:style-name="_31_"> </text:span><text:span text:style-name="_36_">r</text:span><text:span text:style-name="_38_">o</text:span><text:span text:style-name="_32_">o</text:span><text:span text:style-name="_35_">m</text:span><text:span text:style-name="_38_">"</text:span><text:span text:style-name="_31_"> </text:span><text:span text:style-name="_35_">w</text:span><text:span text:style-name="_39_">o</text:span><text:span text:style-name="_33_">u</text:span><text:span text:style-name="_36_">l</text:span><text:span text:style-name="_39_">d</text:span><text:span text:style-name="_31_"> </text:span><text:span text:style-name="_35_">s</text:span><text:span text:style-name="_38_">a</text:span><text:span text:style-name="_32_">t</text:span><text:span text:style-name="_35_">i</text:span><text:span text:style-name="_39_">s</text:span><text:span text:style-name="_33_">f</text:span><text:span text:style-name="_36_">y</text:span><text:span text:style-name="_37_"> </text:span><text:span text:style-name="_33_">a</text:span><text:span text:style-name="_36_">l</text:span><text:span text:style-name="_39_">l</text:span><text:span text:style-name="_31_"> </text:span><text:span text:style-name="_35_">r</text:span><text:span text:style-name="_38_">e</text:span><text:span text:style-name="_33_">q</text:span><text:span text:style-name="_36_">u</text:span><text:span text:style-name="_38_">i</text:span><text:span text:style-name="_33_">r</text:span><text:span text:style-name="_35_">e</text:span><text:span text:style-name="_39_">m</text:span><text:span text:style-name="_33_">e</text:span><text:span text:style-name="_36_">n</text:span><text:span text:style-name="_38_">t</text:span><text:span text:style-name="_33_">s</text:span><text:span text:style-name="_36_">.</text:span></text:p>
      <text:p text:style-name="P1"><text:span text:style-name="_32_">7</text:span><text:span text:style-name="_35_">.</text:span><text:span text:style-name="_37_"> </text:span><text:span text:style-name="_32_">L</text:span><text:span text:style-name="_36_">e</text:span><text:span text:style-name="_38_">a</text:span><text:span text:style-name="_33_">r</text:span><text:span text:style-name="_35_">n</text:span><text:span text:style-name="_38_">i</text:span><text:span text:style-name="_33_">n</text:span><text:span text:style-name="_35_">g</text:span><text:span text:style-name="_37_"> </text:span><text:span text:style-name="_33_">M</text:span><text:span text:style-name="_36_">a</text:span><text:span text:style-name="_38_">c</text:span><text:span text:style-name="_32_">h</text:span><text:span text:style-name="_36_">i</text:span><text:span text:style-name="_38_">n</text:span><text:span text:style-name="_32_">e</text:span><text:span text:style-name="_36_">s</text:span></text:p>
      <text:p text:style-name="P1"><text:span text:style-name="_33_">T</text:span><text:span text:style-name="_36_">h</text:span><text:span text:style-name="_39_">e</text:span><text:span text:style-name="_31_"> </text:span><text:span text:style-name="_35_">r</text:span><text:span text:style-name="_38_">e</text:span><text:span text:style-name="_32_">a</text:span><text:span text:style-name="_36_">d</text:span><text:span text:style-name="_38_">e</text:span><text:span text:style-name="_33_">r</text:span><text:span text:style-name="_34_"> </text:span><text:span text:style-name="_38_">w</text:span><text:span text:style-name="_33_">i</text:span><text:span text:style-name="_35_">l</text:span><text:span text:style-name="_39_">l</text:span><text:span text:style-name="_31_"> </text:span><text:span text:style-name="_36_">h</text:span><text:span text:style-name="_38_">a</text:span><text:span text:style-name="_32_">v</text:span><text:span text:style-name="_35_">e</text:span><text:span text:style-name="_37_"> </text:span><text:span text:style-name="_32_">a</text:span><text:span text:style-name="_35_">n</text:span><text:span text:style-name="_38_">t</text:span><text:span text:style-name="_32_">i</text:span><text:span text:style-name="_35_">c</text:span><text:span text:style-name="_39_">i</text:span><text:span text:style-name="_32_">p</text:span><text:span text:style-name="_35_">a</text:span><text:span text:style-name="_39_">t</text:span><text:span text:style-name="_33_">e</text:span><text:span text:style-name="_35_">d</text:span><text:span text:style-name="_37_"> </text:span><text:span text:style-name="_32_">t</text:span><text:span text:style-name="_36_">h</text:span><text:span text:style-name="_39_">a</text:span><text:span text:style-name="_32_">t</text:span><text:span text:style-name="_34_"> </text:span><text:span text:style-name="_39_">I</text:span><text:span text:style-name="_31_"> </text:span><text:span text:style-name="_35_">h</text:span><text:span text:style-name="_38_">a</text:span><text:span text:style-name="_33_">v</text:span><text:span text:style-name="_35_">e</text:span><text:span text:style-name="_37_"> </text:span><text:span text:style-name="_32_">n</text:span><text:span text:style-name="_35_">o</text:span><text:span text:style-name="_37_"> </text:span><text:span text:style-name="_32_">v</text:span><text:span text:style-name="_36_">e</text:span><text:span text:style-name="_38_">r</text:span><text:span text:style-name="_32_">y</text:span><text:span text:style-name="_34_"> </text:span><text:span text:style-name="_38_">c</text:span><text:span text:style-name="_33_">o</text:span><text:span text:style-name="_35_">n</text:span><text:span text:style-name="_38_">v</text:span><text:span text:style-name="_33_">i</text:span><text:span text:style-name="_35_">n</text:span><text:span text:style-name="_38_">c</text:span><text:span text:style-name="_33_">i</text:span><text:span text:style-name="_35_">n</text:span><text:span text:style-name="_38_">g</text:span><text:span text:style-name="_31_"> </text:span><text:span text:style-name="_35_">a</text:span><text:span text:style-name="_39_">r</text:span><text:span text:style-name="_33_">g</text:span><text:span text:style-name="_36_">u</text:span><text:span text:style-name="_38_">m</text:span><text:span text:style-name="_33_">e</text:span><text:span text:style-name="_35_">n</text:span><text:span text:style-name="_38_">t</text:span><text:span text:style-name="_33_">s</text:span><text:span text:style-name="_34_"> </text:span><text:span text:style-name="_39_">o</text:span><text:span text:style-name="_33_">f</text:span><text:span text:style-name="_34_"> </text:span><text:span text:style-name="_38_">a</text:span><text:span text:style-name="_31_"> </text:span><text:span text:style-name="_35_">p</text:span><text:span text:style-name="_38_">o</text:span><text:span text:style-name="_32_">s</text:span><text:span text:style-name="_36_">i</text:span><text:span text:style-name="_38_">t</text:span><text:span text:style-name="_33_">i</text:span><text:span text:style-name="_36_">v</text:span><text:span text:style-name="_39_">e</text:span><text:span text:style-name="_31_"> </text:span><text:span text:style-name="_36_">n</text:span><text:span text:style-name="_38_">a</text:span><text:span text:style-name="_32_">t</text:span><text:span text:style-name="_35_">u</text:span><text:span text:style-name="_38_">r</text:span><text:span text:style-name="_33_">e</text:span><text:span text:style-name="_34_"> </text:span><text:span text:style-name="_38_">t</text:span><text:span text:style-name="_32_">o</text:span><text:span text:style-name="_34_"> </text:span><text:span text:style-name="_39_">s</text:span><text:span text:style-name="_33_">u</text:span><text:span text:style-name="_35_">p</text:span><text:span text:style-name="_39_">p</text:span><text:span text:style-name="_32_">o</text:span><text:span text:style-name="_36_">r</text:span><text:span text:style-name="_39_">t</text:span><text:span text:style-name="_31_"> </text:span><text:span text:style-name="_35_">m</text:span><text:span text:style-name="_38_">y</text:span><text:span text:style-name="_31_"> </text:span><text:span text:style-name="_36_">v</text:span><text:span text:style-name="_38_">i</text:span><text:span text:style-name="_32_">e</text:span><text:span text:style-name="_36_">w</text:span><text:span text:style-name="_39_">s</text:span><text:span text:style-name="_32_">.</text:span><text:span text:style-name="_34_"> </text:span><text:span text:style-name="_38_">I</text:span><text:span text:style-name="_32_">f</text:span><text:span text:style-name="_34_"> </text:span><text:span text:style-name="_38_">I</text:span><text:span text:style-name="_31_"> </text:span><text:span text:style-name="_36_">h</text:span><text:span text:style-name="_39_">a</text:span><text:span text:style-name="_32_">d</text:span><text:span text:style-name="_34_"> </text:span><text:span text:style-name="_39_">I</text:span><text:span text:style-name="_31_"> </text:span><text:span text:style-name="_36_">s</text:span><text:span text:style-name="_38_">h</text:span><text:span text:style-name="_32_">o</text:span><text:span text:style-name="_35_">u</text:span><text:span text:style-name="_39_">l</text:span><text:span text:style-name="_32_">d</text:span><text:span text:style-name="_34_"> </text:span><text:span text:style-name="_38_">n</text:span><text:span text:style-name="_32_">o</text:span><text:span text:style-name="_36_">t</text:span><text:span text:style-name="_37_"> </text:span><text:span text:style-name="_33_">h</text:span><text:span text:style-name="_35_">a</text:span><text:span text:style-name="_39_">v</text:span><text:span text:style-name="_33_">e</text:span><text:span text:style-name="_34_"> </text:span><text:span text:style-name="_38_">t</text:span><text:span text:style-name="_33_">a</text:span><text:span text:style-name="_35_">k</text:span><text:span text:style-name="_39_">e</text:span><text:span text:style-name="_33_">n</text:span><text:span text:style-name="_34_"> </text:span><text:span text:style-name="_39_">s</text:span><text:span text:style-name="_32_">u</text:span><text:span text:style-name="_36_">c</text:span><text:span text:style-name="_38_">h</text:span><text:span text:style-name="_31_"> </text:span><text:span text:style-name="_36_">p</text:span><text:span text:style-name="_38_">a</text:span><text:span text:style-name="_32_">i</text:span><text:span text:style-name="_35_">n</text:span><text:span text:style-name="_39_">s</text:span><text:span text:style-name="_31_"> </text:span><text:span text:style-name="_36_">t</text:span><text:span text:style-name="_39_">o</text:span><text:span text:style-name="_31_"> </text:span><text:span text:style-name="_35_">p</text:span><text:span text:style-name="_39_">o</text:span><text:span text:style-name="_33_">i</text:span><text:span text:style-name="_35_">n</text:span><text:span text:style-name="_38_">t</text:span><text:span text:style-name="_31_"> </text:span><text:span text:style-name="_35_">o</text:span><text:span text:style-name="_38_">u</text:span><text:span text:style-name="_33_">t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f</text:span><text:span text:style-name="_35_">a</text:span><text:span text:style-name="_38_">l</text:span><text:span text:style-name="_32_">l</text:span><text:span text:style-name="_36_">a</text:span><text:span text:style-name="_38_">c</text:span><text:span text:style-name="_32_">i</text:span><text:span text:style-name="_35_">e</text:span><text:span text:style-name="_38_">s</text:span><text:span text:style-name="_31_"> </text:span><text:span text:style-name="_36_">i</text:span><text:span text:style-name="_39_">n</text:span><text:span text:style-name="_31_"> </text:span><text:span text:style-name="_35_">c</text:span><text:span text:style-name="_39_">o</text:span><text:span text:style-name="_33_">n</text:span><text:span text:style-name="_35_">t</text:span><text:span text:style-name="_38_">r</text:span><text:span text:style-name="_32_">a</text:span><text:span text:style-name="_36_">r</text:span><text:span text:style-name="_38_">y</text:span><text:span text:style-name="_31_"> </text:span><text:span text:style-name="_35_">v</text:span><text:span text:style-name="_38_">i</text:span><text:span text:style-name="_32_">e</text:span><text:span text:style-name="_35_">w</text:span><text:span text:style-name="_38_">s</text:span><text:span text:style-name="_33_">.</text:span><text:span text:style-name="_34_"> </text:span><text:span text:style-name="_38_">S</text:span><text:span text:style-name="_33_">u</text:span><text:span text:style-name="_36_">c</text:span><text:span text:style-name="_38_">h</text:span><text:span text:style-name="_31_"> </text:span><text:span text:style-name="_35_">e</text:span><text:span text:style-name="_38_">v</text:span><text:span text:style-name="_32_">i</text:span><text:span text:style-name="_35_">d</text:span><text:span text:style-name="_38_">e</text:span><text:span text:style-name="_33_">n</text:span><text:span text:style-name="_35_">c</text:span><text:span text:style-name="_39_">e</text:span><text:span text:style-name="_31_"> </text:span><text:span text:style-name="_35_">a</text:span><text:span text:style-name="_39_">s</text:span><text:span text:style-name="_31_"> </text:span><text:span text:style-name="_35_">I</text:span><text:span text:style-name="_37_"> </text:span><text:span text:style-name="_32_">h</text:span><text:span text:style-name="_36_">a</text:span><text:span text:style-name="_39_">v</text:span><text:span text:style-name="_33_">e</text:span><text:span text:style-name="_34_"> </text:span><text:span text:style-name="_38_">I</text:span><text:span text:style-name="_31_"> </text:span><text:span text:style-name="_35_">s</text:span><text:span text:style-name="_38_">h</text:span><text:span text:style-name="_32_">a</text:span><text:span text:style-name="_35_">l</text:span><text:span text:style-name="_39_">l</text:span><text:span text:style-name="_31_"> </text:span><text:span text:style-name="_35_">n</text:span><text:span text:style-name="_38_">o</text:span><text:span text:style-name="_32_">w</text:span><text:span text:style-name="_34_"> </text:span><text:span text:style-name="_39_">g</text:span><text:span text:style-name="_32_">i</text:span><text:span text:style-name="_35_">v</text:span><text:span text:style-name="_39_">e</text:span><text:span text:style-name="_32_">.</text:span></text:p>
      <text:p text:style-name="P1"><text:span text:style-name="_38_">L</text:span><text:span text:style-name="_33_">e</text:span><text:span text:style-name="_35_">t</text:span><text:span text:style-name="_37_"> </text:span><text:span text:style-name="_33_">u</text:span><text:span text:style-name="_35_">s</text:span><text:span text:style-name="_37_"> </text:span><text:span text:style-name="_32_">r</text:span><text:span text:style-name="_35_">e</text:span><text:span text:style-name="_39_">t</text:span><text:span text:style-name="_33_">u</text:span><text:span text:style-name="_35_">r</text:span><text:span text:style-name="_39_">n</text:span><text:span text:style-name="_31_"> </text:span><text:span text:style-name="_35_">f</text:span><text:span text:style-name="_38_">o</text:span><text:span text:style-name="_33_">r</text:span><text:span text:style-name="_34_"> </text:span><text:span text:style-name="_39_">a</text:span><text:span text:style-name="_31_"> </text:span><text:span text:style-name="_35_">m</text:span><text:span text:style-name="_39_">o</text:span><text:span text:style-name="_32_">m</text:span><text:span text:style-name="_35_">e</text:span><text:span text:style-name="_38_">n</text:span><text:span text:style-name="_32_">t</text:span><text:span text:style-name="_34_"> </text:span><text:span text:style-name="_39_">t</text:span><text:span text:style-name="_33_">o</text:span><text:span text:style-name="_34_"> </text:span><text:span text:style-name="_38_">L</text:span><text:span text:style-name="_33_">a</text:span><text:span text:style-name="_35_">d</text:span><text:span text:style-name="_39_">y</text:span><text:span text:style-name="_31_"> </text:span><text:span text:style-name="_35_">L</text:span><text:span text:style-name="_39_">o</text:span><text:span text:style-name="_33_">v</text:span><text:span text:style-name="_36_">e</text:span><text:span text:style-name="_39_">l</text:span><text:span text:style-name="_32_">a</text:span><text:span text:style-name="_36_">c</text:span><text:span text:style-name="_39_">e</text:span><text:span text:style-name="_33_">'</text:span><text:span text:style-name="_36_">s</text:span><text:span text:style-name="_37_"> </text:span><text:span text:style-name="_32_">o</text:span><text:span text:style-name="_36_">b</text:span><text:span text:style-name="_38_">j</text:span><text:span text:style-name="_33_">e</text:span><text:span text:style-name="_35_">c</text:span><text:span text:style-name="_38_">t</text:span><text:span text:style-name="_33_">i</text:span><text:span text:style-name="_36_">o</text:span><text:span text:style-name="_39_">n</text:span><text:span text:style-name="_32_">,</text:span><text:span text:style-name="_34_"> </text:span><text:span text:style-name="_38_">w</text:span><text:span text:style-name="_33_">h</text:span><text:span text:style-name="_35_">i</text:span><text:span text:style-name="_39_">c</text:span><text:span text:style-name="_32_">h</text:span><text:span text:style-name="_34_"> </text:span><text:span text:style-name="_38_">s</text:span><text:span text:style-name="_33_">t</text:span><text:span text:style-name="_35_">a</text:span><text:span text:style-name="_38_">t</text:span><text:span text:style-name="_33_">e</text:span><text:span text:style-name="_35_">d</text:span><text:span text:style-name="_37_"> </text:span><text:span text:style-name="_33_">t</text:span><text:span text:style-name="_36_">h</text:span><text:span text:style-name="_38_">a</text:span><text:span text:style-name="_33_">t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m</text:span><text:span text:style-name="_35_">a</text:span><text:span text:style-name="_39_">c</text:span><text:span text:style-name="_33_">h</text:span><text:span text:style-name="_36_">i</text:span><text:span text:style-name="_38_">n</text:span><text:span text:style-name="_32_">e</text:span><text:span text:style-name="_34_"> </text:span><text:span text:style-name="_39_">c</text:span><text:span text:style-name="_33_">a</text:span><text:span text:style-name="_36_">n</text:span><text:span text:style-name="_37_"> </text:span><text:span text:style-name="_33_">o</text:span><text:span text:style-name="_36_">n</text:span><text:span text:style-name="_39_">l</text:span><text:span text:style-name="_33_">y</text:span><text:span text:style-name="_34_"> </text:span><text:span text:style-name="_38_">d</text:span><text:span text:style-name="_33_">o</text:span><text:span text:style-name="_34_"> </text:span><text:span text:style-name="_39_">w</text:span><text:span text:style-name="_33_">h</text:span><text:span text:style-name="_36_">a</text:span><text:span text:style-name="_38_">t</text:span><text:span text:style-name="_31_"> </text:span><text:span text:style-name="_36_">w</text:span><text:span text:style-name="_38_">e</text:span><text:span text:style-name="_31_"> </text:span><text:span text:style-name="_35_">t</text:span><text:span text:style-name="_39_">e</text:span><text:span text:style-name="_32_">l</text:span><text:span text:style-name="_36_">l</text:span><text:span text:style-name="_37_"> </text:span><text:span text:style-name="_33_">i</text:span><text:span text:style-name="_35_">t</text:span><text:span text:style-name="_37_"> </text:span><text:span text:style-name="_33_">t</text:span><text:span text:style-name="_36_">o</text:span><text:span text:style-name="_37_"> </text:span><text:span text:style-name="_33_">d</text:span><text:span text:style-name="_36_">o</text:span><text:span text:style-name="_39_">.</text:span><text:span text:style-name="_31_"> </text:span><text:span text:style-name="_35_">O</text:span><text:span text:style-name="_39_">n</text:span><text:span text:style-name="_32_">e</text:span><text:span text:style-name="_34_"> </text:span><text:span text:style-name="_38_">c</text:span><text:span text:style-name="_32_">o</text:span><text:span text:style-name="_35_">u</text:span><text:span text:style-name="_38_">l</text:span><text:span text:style-name="_32_">d</text:span><text:span text:style-name="_34_"> </text:span><text:span text:style-name="_38_">s</text:span><text:span text:style-name="_32_">a</text:span><text:span text:style-name="_36_">y</text:span><text:span text:style-name="_37_"> </text:span><text:span text:style-name="_32_">t</text:span><text:span text:style-name="_36_">h</text:span><text:span text:style-name="_38_">a</text:span><text:span text:style-name="_33_">t</text:span><text:span text:style-name="_34_"> </text:span><text:span text:style-name="_38_">a</text:span><text:span text:style-name="_31_"> </text:span><text:span text:style-name="_36_">m</text:span><text:span text:style-name="_38_">a</text:span><text:span text:style-name="_32_">n</text:span><text:span text:style-name="_34_"> </text:span><text:span text:style-name="_38_">c</text:span><text:span text:style-name="_32_">a</text:span><text:span text:style-name="_35_">n</text:span><text:span text:style-name="_37_"> </text:span><text:span text:style-name="_33_">"</text:span><text:span text:style-name="_36_">i</text:span><text:span text:style-name="_38_">n</text:span><text:span text:style-name="_33_">j</text:span><text:span text:style-name="_35_">e</text:span><text:span text:style-name="_38_">c</text:span><text:span text:style-name="_32_">t</text:span><text:span text:style-name="_35_">"</text:span><text:span text:style-name="_37_"> </text:span><text:span text:style-name="_33_">a</text:span><text:span text:style-name="_36_">n</text:span><text:span text:style-name="_37_"> </text:span><text:span text:style-name="_32_">i</text:span><text:span text:style-name="_36_">d</text:span><text:span text:style-name="_38_">e</text:span><text:span text:style-name="_33_">a</text:span><text:span text:style-name="_34_"> </text:span><text:span text:style-name="_38_">i</text:span><text:span text:style-name="_32_">n</text:span><text:span text:style-name="_35_">t</text:span><text:span text:style-name="_38_">o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m</text:span><text:span text:style-name="_32_">a</text:span><text:span text:style-name="_36_">c</text:span><text:span text:style-name="_39_">h</text:span><text:span text:style-name="_32_">i</text:span><text:span text:style-name="_36_">n</text:span><text:span text:style-name="_38_">e</text:span><text:span text:style-name="_33_">,</text:span><text:span text:style-name="_34_"> </text:span><text:span text:style-name="_38_">a</text:span><text:span text:style-name="_32_">n</text:span><text:span text:style-name="_35_">d</text:span><text:span text:style-name="_37_"> </text:span><text:span text:style-name="_33_">t</text:span><text:span text:style-name="_36_">h</text:span><text:span text:style-name="_39_">a</text:span><text:span text:style-name="_32_">t</text:span><text:span text:style-name="_34_"> </text:span><text:span text:style-name="_38_">i</text:span><text:span text:style-name="_33_">t</text:span><text:span text:style-name="_34_"> </text:span><text:span text:style-name="_39_">w</text:span><text:span text:style-name="_32_">i</text:span><text:span text:style-name="_36_">l</text:span><text:span text:style-name="_38_">l</text:span><text:span text:style-name="_31_"> </text:span><text:span text:style-name="_35_">r</text:span><text:span text:style-name="_39_">e</text:span><text:span text:style-name="_32_">s</text:span><text:span text:style-name="_35_">p</text:span><text:span text:style-name="_39_">o</text:span><text:span text:style-name="_32_">n</text:span><text:span text:style-name="_36_">d</text:span><text:span text:style-name="_37_"> </text:span><text:span text:style-name="_33_">t</text:span><text:span text:style-name="_36_">o</text:span><text:span text:style-name="_37_"> </text:span><text:span text:style-name="_33_">a</text:span><text:span text:style-name="_34_"> </text:span><text:span text:style-name="_38_">c</text:span><text:span text:style-name="_32_">e</text:span><text:span text:style-name="_36_">r</text:span><text:span text:style-name="_38_">t</text:span><text:span text:style-name="_32_">a</text:span><text:span text:style-name="_35_">i</text:span><text:span text:style-name="_38_">n</text:span><text:span text:style-name="_31_"> </text:span><text:span text:style-name="_35_">e</text:span><text:span text:style-name="_39_">x</text:span><text:span text:style-name="_33_">t</text:span><text:span text:style-name="_36_">e</text:span><text:span text:style-name="_38_">n</text:span><text:span text:style-name="_32_">t</text:span><text:span text:style-name="_34_"> </text:span><text:span text:style-name="_38_">a</text:span><text:span text:style-name="_33_">n</text:span><text:span text:style-name="_35_">d</text:span><text:span text:style-name="_37_"> </text:span><text:span text:style-name="_32_">t</text:span><text:span text:style-name="_35_">h</text:span><text:span text:style-name="_38_">e</text:span><text:span text:style-name="_33_">n</text:span><text:span text:style-name="_34_"> </text:span><text:span text:style-name="_38_">d</text:span><text:span text:style-name="_33_">r</text:span><text:span text:style-name="_36_">o</text:span><text:span text:style-name="_39_">p</text:span><text:span text:style-name="_31_"> </text:span><text:span text:style-name="_36_">i</text:span><text:span text:style-name="_39_">n</text:span><text:span text:style-name="_33_">t</text:span><text:span text:style-name="_36_">o</text:span><text:span text:style-name="_37_"> </text:span><text:span text:style-name="_32_">q</text:span><text:span text:style-name="_36_">u</text:span><text:span text:style-name="_39_">i</text:span><text:span text:style-name="_32_">e</text:span><text:span text:style-name="_36_">s</text:span><text:span text:style-name="_38_">c</text:span><text:span text:style-name="_33_">e</text:span><text:span text:style-name="_36_">n</text:span><text:span text:style-name="_38_">c</text:span><text:span text:style-name="_33_">e</text:span><text:span text:style-name="_35_">,</text:span><text:span text:style-name="_37_"> </text:span><text:span text:style-name="_32_">l</text:span><text:span text:style-name="_35_">i</text:span><text:span text:style-name="_38_">k</text:span><text:span text:style-name="_33_">e</text:span><text:span text:style-name="_34_"> </text:span><text:span text:style-name="_38_">a</text:span><text:span text:style-name="_31_"> </text:span><text:span text:style-name="_35_">p</text:span><text:span text:style-name="_39_">i</text:span><text:span text:style-name="_33_">a</text:span><text:span text:style-name="_35_">n</text:span><text:span text:style-name="_38_">o</text:span><text:span text:style-name="_31_"> </text:span><text:span text:style-name="_36_">s</text:span><text:span text:style-name="_39_">t</text:span><text:span text:style-name="_32_">r</text:span><text:span text:style-name="_35_">i</text:span><text:span text:style-name="_38_">n</text:span><text:span text:style-name="_33_">g</text:span><text:span text:style-name="_34_"> </text:span><text:span text:style-name="_38_">s</text:span><text:span text:style-name="_32_">t</text:span><text:span text:style-name="_35_">r</text:span><text:span text:style-name="_38_">u</text:span><text:span text:style-name="_33_">c</text:span><text:span text:style-name="_35_">k</text:span><text:span text:style-name="_37_"> </text:span><text:span text:style-name="_32_">b</text:span><text:span text:style-name="_36_">y</text:span><text:span text:style-name="_37_"> </text:span><text:span text:style-name="_32_">a</text:span><text:span text:style-name="_34_"> </text:span><text:span text:style-name="_39_">h</text:span><text:span text:style-name="_32_">a</text:span><text:span text:style-name="_36_">m</text:span><text:span text:style-name="_39_">m</text:span><text:span text:style-name="_33_">e</text:span><text:span text:style-name="_36_">r</text:span><text:span text:style-name="_39_">.</text:span><text:span text:style-name="_31_"> </text:span><text:span text:style-name="_36_">A</text:span><text:span text:style-name="_38_">n</text:span><text:span text:style-name="_32_">o</text:span><text:span text:style-name="_35_">t</text:span><text:span text:style-name="_38_">h</text:span><text:span text:style-name="_33_">e</text:span><text:span text:style-name="_35_">r</text:span><text:span text:style-name="_37_"> </text:span><text:span text:style-name="_32_">s</text:span><text:span text:style-name="_35_">i</text:span><text:span text:style-name="_39_">m</text:span><text:span text:style-name="_32_">i</text:span><text:span text:style-name="_36_">l</text:span><text:span text:style-name="_39_">e</text:span><text:span text:style-name="_31_"> </text:span><text:span text:style-name="_35_">w</text:span><text:span text:style-name="_39_">o</text:span><text:span text:style-name="_33_">u</text:span><text:span text:style-name="_35_">l</text:span><text:span text:style-name="_39_">d</text:span><text:span text:style-name="_31_"> </text:span><text:span text:style-name="_36_">b</text:span><text:span text:style-name="_39_">e</text:span><text:span text:style-name="_31_"> </text:span><text:span text:style-name="_35_">a</text:span><text:span text:style-name="_38_">n</text:span><text:span text:style-name="_31_"> </text:span><text:span text:style-name="_35_">a</text:span><text:span text:style-name="_38_">t</text:span><text:span text:style-name="_33_">o</text:span><text:span text:style-name="_35_">m</text:span><text:span text:style-name="_39_">i</text:span><text:span text:style-name="_32_">c</text:span><text:span text:style-name="_34_"> </text:span><text:span text:style-name="_38_">p</text:span><text:span text:style-name="_32_">i</text:span><text:span text:style-name="_35_">l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l</text:span><text:span text:style-name="_38_">e</text:span><text:span text:style-name="_33_">s</text:span><text:span text:style-name="_35_">s</text:span><text:span text:style-name="_37_"> </text:span><text:span text:style-name="_32_">t</text:span><text:span text:style-name="_35_">h</text:span><text:span text:style-name="_39_">a</text:span><text:span text:style-name="_33_">n</text:span><text:span text:style-name="_34_"> </text:span><text:span text:style-name="_39_">c</text:span><text:span text:style-name="_32_">r</text:span><text:span text:style-name="_35_">i</text:span><text:span text:style-name="_38_">t</text:span><text:span text:style-name="_32_">i</text:span><text:span text:style-name="_35_">c</text:span><text:span text:style-name="_38_">a</text:span><text:span text:style-name="_33_">l</text:span><text:span text:style-name="_34_"> </text:span><text:span text:style-name="_38_">s</text:span><text:span text:style-name="_33_">i</text:span><text:span text:style-name="_35_">z</text:span><text:span text:style-name="_39_">e</text:span><text:span text:style-name="_33_">:</text:span><text:span text:style-name="_34_"> </text:span><text:span text:style-name="_38_">a</text:span><text:span text:style-name="_33_">n</text:span><text:span text:style-name="_34_"> </text:span><text:span text:style-name="_38_">i</text:span><text:span text:style-name="_32_">n</text:span><text:span text:style-name="_36_">j</text:span><text:span text:style-name="_39_">e</text:span><text:span text:style-name="_33_">c</text:span><text:span text:style-name="_35_">t</text:span><text:span text:style-name="_39_">e</text:span><text:span text:style-name="_33_">d</text:span><text:span text:style-name="_34_"> </text:span><text:span text:style-name="_38_">i</text:span><text:span text:style-name="_33_">d</text:span><text:span text:style-name="_36_">e</text:span><text:span text:style-name="_38_">a</text:span><text:span text:style-name="_31_"> </text:span><text:span text:style-name="_35_">i</text:span><text:span text:style-name="_39_">s</text:span><text:span text:style-name="_31_"> </text:span><text:span text:style-name="_36_">t</text:span><text:span text:style-name="_39_">o</text:span><text:span text:style-name="_31_"> </text:span><text:span text:style-name="_35_">c</text:span><text:span text:style-name="_38_">o</text:span><text:span text:style-name="_32_">r</text:span><text:span text:style-name="_36_">r</text:span><text:span text:style-name="_39_">e</text:span><text:span text:style-name="_32_">s</text:span><text:span text:style-name="_35_">p</text:span><text:span text:style-name="_39_">o</text:span><text:span text:style-name="_32_">n</text:span><text:span text:style-name="_35_">d</text:span><text:span text:style-name="_37_"> </text:span><text:span text:style-name="_33_">t</text:span><text:span text:style-name="_36_">o</text:span><text:span text:style-name="_37_"> </text:span><text:span text:style-name="_32_">a</text:span><text:span text:style-name="_34_"> </text:span><text:span text:style-name="_38_">n</text:span><text:span text:style-name="_32_">e</text:span><text:span text:style-name="_36_">u</text:span><text:span text:style-name="_38_">t</text:span><text:span text:style-name="_32_">r</text:span><text:span text:style-name="_35_">o</text:span><text:span text:style-name="_38_">n</text:span><text:span text:style-name="_31_"> </text:span><text:span text:style-name="_36_">e</text:span><text:span text:style-name="_39_">n</text:span><text:span text:style-name="_33_">t</text:span><text:span text:style-name="_35_">e</text:span><text:span text:style-name="_38_">r</text:span><text:span text:style-name="_32_">i</text:span><text:span text:style-name="_36_">n</text:span><text:span text:style-name="_38_">g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p</text:span><text:span text:style-name="_32_">i</text:span><text:span text:style-name="_36_">l</text:span><text:span text:style-name="_39_">e</text:span><text:span text:style-name="_31_"> </text:span><text:span text:style-name="_36_">f</text:span><text:span text:style-name="_38_">r</text:span><text:span text:style-name="_32_">o</text:span><text:span text:style-name="_36_">m</text:span><text:span text:style-name="_37_"> </text:span><text:span text:style-name="_32_">w</text:span><text:span text:style-name="_36_">i</text:span><text:span text:style-name="_38_">t</text:span><text:span text:style-name="_32_">h</text:span><text:span text:style-name="_36_">o</text:span><text:span text:style-name="_38_">u</text:span><text:span text:style-name="_33_">t</text:span><text:span text:style-name="_36_">.</text:span><text:span text:style-name="_37_"> </text:span><text:span text:style-name="_32_">E</text:span><text:span text:style-name="_35_">a</text:span><text:span text:style-name="_38_">c</text:span><text:span text:style-name="_33_">h</text:span><text:span text:style-name="_34_"> </text:span><text:span text:style-name="_39_">s</text:span><text:span text:style-name="_32_">u</text:span><text:span text:style-name="_35_">c</text:span><text:span text:style-name="_38_">h</text:span><text:span text:style-name="_31_"> </text:span><text:span text:style-name="_36_">n</text:span><text:span text:style-name="_39_">e</text:span><text:span text:style-name="_32_">u</text:span><text:span text:style-name="_35_">t</text:span><text:span text:style-name="_38_">r</text:span><text:span text:style-name="_32_">o</text:span><text:span text:style-name="_35_">n</text:span><text:span text:style-name="_37_"> </text:span><text:span text:style-name="_33_">w</text:span><text:span text:style-name="_35_">i</text:span><text:span text:style-name="_39_">l</text:span><text:span text:style-name="_32_">l</text:span><text:span text:style-name="_34_"> </text:span><text:span text:style-name="_39_">c</text:span><text:span text:style-name="_32_">a</text:span><text:span text:style-name="_35_">u</text:span><text:span text:style-name="_38_">s</text:span><text:span text:style-name="_32_">e</text:span><text:span text:style-name="_34_"> </text:span><text:span text:style-name="_39_">a</text:span><text:span text:style-name="_31_"> </text:span><text:span text:style-name="_35_">c</text:span><text:span text:style-name="_39_">e</text:span><text:span text:style-name="_32_">r</text:span><text:span text:style-name="_35_">t</text:span><text:span text:style-name="_39_">a</text:span><text:span text:style-name="_33_">i</text:span><text:span text:style-name="_36_">n</text:span><text:span text:style-name="_37_"> </text:span><text:span text:style-name="_32_">d</text:span><text:span text:style-name="_35_">i</text:span><text:span text:style-name="_38_">s</text:span><text:span text:style-name="_33_">t</text:span><text:span text:style-name="_36_">u</text:span><text:span text:style-name="_38_">r</text:span><text:span text:style-name="_33_">b</text:span><text:span text:style-name="_35_">a</text:span><text:span text:style-name="_39_">n</text:span><text:span text:style-name="_33_">c</text:span><text:span text:style-name="_35_">e</text:span><text:span text:style-name="_37_"> </text:span><text:span text:style-name="_33_">w</text:span><text:span text:style-name="_35_">h</text:span><text:span text:style-name="_39_">i</text:span><text:span text:style-name="_33_">c</text:span><text:span text:style-name="_35_">h</text:span><text:span text:style-name="_37_"> </text:span><text:span text:style-name="_32_">e</text:span><text:span text:style-name="_36_">v</text:span><text:span text:style-name="_39_">e</text:span><text:span text:style-name="_32_">n</text:span><text:span text:style-name="_35_">t</text:span><text:span text:style-name="_39_">u</text:span><text:span text:style-name="_32_">a</text:span><text:span text:style-name="_36_">l</text:span><text:span text:style-name="_38_">l</text:span><text:span text:style-name="_33_">y</text:span><text:span text:style-name="_34_"> </text:span><text:span text:style-name="_39_">d</text:span><text:span text:style-name="_33_">i</text:span><text:span text:style-name="_35_">e</text:span><text:span text:style-name="_38_">s</text:span><text:span text:style-name="_31_"> </text:span><text:span text:style-name="_35_">a</text:span><text:span text:style-name="_38_">w</text:span><text:span text:style-name="_32_">a</text:span><text:span text:style-name="_35_">y</text:span><text:span text:style-name="_38_">.</text:span><text:span text:style-name="_31_"> </text:span><text:span text:style-name="_36_">I</text:span><text:span text:style-name="_38_">f</text:span><text:span text:style-name="_32_">,</text:span><text:span text:style-name="_34_"> </text:span><text:soft-page-break/><text:span text:style-name="_39_">h</text:span><text:span text:style-name="_33_">o</text:span><text:span text:style-name="_35_">w</text:span><text:span text:style-name="_38_">e</text:span><text:span text:style-name="_33_">v</text:span><text:span text:style-name="_35_">e</text:span><text:span text:style-name="_38_">r</text:span><text:span text:style-name="_32_">,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s</text:span><text:span text:style-name="_36_">i</text:span><text:span text:style-name="_38_">z</text:span><text:span text:style-name="_33_">e</text:span><text:span text:style-name="_34_"> </text:span><text:span text:style-name="_38_">o</text:span><text:span text:style-name="_33_">f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p</text:span><text:span text:style-name="_36_">i</text:span><text:span text:style-name="_39_">l</text:span><text:span text:style-name="_32_">e</text:span><text:span text:style-name="_34_"> </text:span><text:span text:style-name="_38_">i</text:span><text:span text:style-name="_32_">s</text:span><text:span text:style-name="_34_"> </text:span><text:span text:style-name="_39_">s</text:span><text:span text:style-name="_32_">u</text:span><text:span text:style-name="_36_">f</text:span><text:span text:style-name="_38_">f</text:span><text:span text:style-name="_32_">i</text:span><text:span text:style-name="_36_">c</text:span><text:span text:style-name="_38_">i</text:span><text:span text:style-name="_32_">e</text:span><text:span text:style-name="_36_">n</text:span><text:span text:style-name="_39_">t</text:span><text:span text:style-name="_33_">l</text:span><text:span text:style-name="_35_">y</text:span><text:span text:style-name="_37_"> </text:span><text:span text:style-name="_33_">i</text:span><text:span text:style-name="_36_">n</text:span><text:span text:style-name="_38_">c</text:span><text:span text:style-name="_32_">r</text:span><text:span text:style-name="_35_">e</text:span><text:span text:style-name="_38_">a</text:span><text:span text:style-name="_33_">s</text:span><text:span text:style-name="_36_">e</text:span><text:span text:style-name="_39_">d</text:span><text:span text:style-name="_32_">,</text:span><text:span text:style-name="_34_"> </text:span><text:span text:style-name="_39_">t</text:span><text:span text:style-name="_32_">i</text:span><text:span text:style-name="_35_">r</text:span><text:span text:style-name="_38_">e</text:span><text:span text:style-name="_31_"> </text:span><text:span text:style-name="_35_">d</text:span><text:span text:style-name="_39_">i</text:span><text:span text:style-name="_33_">s</text:span><text:span text:style-name="_36_">t</text:span><text:span text:style-name="_39_">u</text:span><text:span text:style-name="_33_">r</text:span><text:span text:style-name="_35_">b</text:span><text:span text:style-name="_39_">a</text:span><text:span text:style-name="_33_">n</text:span><text:span text:style-name="_35_">c</text:span><text:span text:style-name="_39_">e</text:span><text:span text:style-name="_31_"> </text:span><text:span text:style-name="_36_">c</text:span><text:span text:style-name="_39_">a</text:span><text:span text:style-name="_32_">u</text:span><text:span text:style-name="_35_">s</text:span><text:span text:style-name="_38_">e</text:span><text:span text:style-name="_32_">d</text:span><text:span text:style-name="_34_"> </text:span><text:span text:style-name="_38_">b</text:span><text:span text:style-name="_32_">y</text:span><text:span text:style-name="_34_"> </text:span><text:span text:style-name="_38_">s</text:span><text:span text:style-name="_33_">u</text:span><text:span text:style-name="_35_">c</text:span><text:span text:style-name="_38_">h</text:span><text:span text:style-name="_31_"> </text:span><text:span text:style-name="_35_">a</text:span><text:span text:style-name="_38_">n</text:span><text:span text:style-name="_31_"> </text:span><text:span text:style-name="_36_">i</text:span><text:span text:style-name="_39_">n</text:span><text:span text:style-name="_32_">c</text:span><text:span text:style-name="_36_">o</text:span><text:span text:style-name="_38_">m</text:span><text:span text:style-name="_32_">i</text:span><text:span text:style-name="_35_">n</text:span><text:span text:style-name="_39_">g</text:span><text:span text:style-name="_31_"> </text:span><text:span text:style-name="_35_">n</text:span><text:span text:style-name="_38_">e</text:span><text:span text:style-name="_32_">u</text:span><text:span text:style-name="_36_">t</text:span><text:span text:style-name="_39_">r</text:span><text:span text:style-name="_32_">o</text:span><text:span text:style-name="_35_">n</text:span><text:span text:style-name="_37_"> </text:span><text:span text:style-name="_32_">w</text:span><text:span text:style-name="_35_">i</text:span><text:span text:style-name="_38_">l</text:span><text:span text:style-name="_33_">l</text:span><text:span text:style-name="_34_"> </text:span><text:span text:style-name="_39_">v</text:span><text:span text:style-name="_33_">e</text:span><text:span text:style-name="_35_">r</text:span><text:span text:style-name="_39_">y</text:span><text:span text:style-name="_31_"> </text:span><text:span text:style-name="_35_">l</text:span><text:span text:style-name="_38_">i</text:span><text:span text:style-name="_32_">k</text:span><text:span text:style-name="_36_">e</text:span><text:span text:style-name="_38_">l</text:span><text:span text:style-name="_33_">y</text:span><text:span text:style-name="_34_"> </text:span><text:span text:style-name="_39_">g</text:span><text:span text:style-name="_32_">o</text:span><text:span text:style-name="_34_"> </text:span><text:span text:style-name="_39_">o</text:span><text:span text:style-name="_33_">n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o</text:span><text:span text:style-name="_35_">n</text:span><text:span text:style-name="_37_"> </text:span><text:span text:style-name="_33_">i</text:span><text:span text:style-name="_36_">n</text:span><text:span text:style-name="_39_">c</text:span><text:span text:style-name="_33_">r</text:span><text:span text:style-name="_36_">e</text:span><text:span text:style-name="_39_">a</text:span><text:span text:style-name="_32_">s</text:span><text:span text:style-name="_36_">i</text:span><text:span text:style-name="_38_">n</text:span><text:span text:style-name="_33_">g</text:span><text:span text:style-name="_34_"> </text:span><text:span text:style-name="_38_">u</text:span><text:span text:style-name="_33_">n</text:span><text:span text:style-name="_35_">t</text:span><text:span text:style-name="_38_">i</text:span><text:span text:style-name="_32_">l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w</text:span><text:span text:style-name="_36_">h</text:span><text:span text:style-name="_38_">o</text:span><text:span text:style-name="_32_">l</text:span><text:span text:style-name="_35_">e</text:span><text:span text:style-name="_37_"> </text:span><text:span text:style-name="_33_">p</text:span><text:span text:style-name="_36_">i</text:span><text:span text:style-name="_38_">l</text:span><text:span text:style-name="_32_">e</text:span><text:span text:style-name="_34_"> </text:span><text:span text:style-name="_39_">i</text:span><text:span text:style-name="_33_">s</text:span><text:span text:style-name="_34_"> </text:span><text:span text:style-name="_39_">d</text:span><text:span text:style-name="_33_">e</text:span><text:span text:style-name="_35_">s</text:span><text:span text:style-name="_38_">t</text:span><text:span text:style-name="_33_">r</text:span><text:span text:style-name="_36_">o</text:span><text:span text:style-name="_39_">y</text:span><text:span text:style-name="_33_">e</text:span><text:span text:style-name="_36_">d</text:span><text:span text:style-name="_38_">.</text:span><text:span text:style-name="_31_"> </text:span><text:span text:style-name="_36_">I</text:span><text:span text:style-name="_39_">s</text:span><text:span text:style-name="_31_"> </text:span><text:span text:style-name="_35_">t</text:span><text:span text:style-name="_39_">h</text:span><text:span text:style-name="_32_">e</text:span><text:span text:style-name="_36_">r</text:span><text:span text:style-name="_38_">e</text:span><text:span text:style-name="_31_"> </text:span><text:span text:style-name="_35_">a</text:span><text:span text:style-name="_37_"> </text:span><text:span text:style-name="_32_">c</text:span><text:span text:style-name="_35_">o</text:span><text:span text:style-name="_39_">r</text:span><text:span text:style-name="_32_">r</text:span><text:span text:style-name="_35_">e</text:span><text:span text:style-name="_38_">s</text:span><text:span text:style-name="_33_">p</text:span><text:span text:style-name="_36_">o</text:span><text:span text:style-name="_38_">n</text:span><text:span text:style-name="_33_">d</text:span><text:span text:style-name="_35_">i</text:span><text:span text:style-name="_38_">n</text:span><text:span text:style-name="_32_">g</text:span><text:span text:style-name="_34_"> </text:span><text:span text:style-name="_38_">p</text:span><text:span text:style-name="_32_">h</text:span><text:span text:style-name="_36_">e</text:span><text:span text:style-name="_38_">n</text:span><text:span text:style-name="_32_">o</text:span><text:span text:style-name="_35_">m</text:span><text:span text:style-name="_38_">e</text:span><text:span text:style-name="_33_">n</text:span><text:span text:style-name="_35_">o</text:span><text:span text:style-name="_38_">n</text:span><text:span text:style-name="_31_"> </text:span><text:span text:style-name="_35_">f</text:span><text:span text:style-name="_38_">o</text:span><text:span text:style-name="_32_">r</text:span><text:span text:style-name="_34_"> </text:span><text:span text:style-name="_39_">m</text:span><text:span text:style-name="_32_">i</text:span><text:span text:style-name="_36_">n</text:span><text:span text:style-name="_39_">d</text:span><text:span text:style-name="_33_">s</text:span><text:span text:style-name="_36_">,</text:span><text:span text:style-name="_37_"> </text:span><text:span text:style-name="_33_">a</text:span><text:span text:style-name="_35_">n</text:span><text:span text:style-name="_38_">d</text:span><text:span text:style-name="_31_"> </text:span><text:span text:style-name="_36_">i</text:span><text:span text:style-name="_39_">s</text:span><text:span text:style-name="_31_"> </text:span><text:span text:style-name="_36_">t</text:span><text:span text:style-name="_38_">h</text:span><text:span text:style-name="_32_">e</text:span><text:span text:style-name="_35_">r</text:span><text:span text:style-name="_39_">e</text:span><text:span text:style-name="_31_"> </text:span><text:span text:style-name="_35_">o</text:span><text:span text:style-name="_39_">n</text:span><text:span text:style-name="_33_">e</text:span><text:span text:style-name="_34_"> </text:span><text:span text:style-name="_39_">f</text:span><text:span text:style-name="_32_">o</text:span><text:span text:style-name="_36_">r</text:span><text:span text:style-name="_37_"> </text:span><text:span text:style-name="_33_">m</text:span><text:span text:style-name="_35_">a</text:span><text:span text:style-name="_38_">c</text:span><text:span text:style-name="_33_">h</text:span><text:span text:style-name="_36_">i</text:span><text:span text:style-name="_39_">n</text:span><text:span text:style-name="_33_">e</text:span><text:span text:style-name="_36_">s</text:span><text:span text:style-name="_38_">?</text:span><text:span text:style-name="_31_"> </text:span><text:span text:style-name="_36_">T</text:span><text:span text:style-name="_39_">h</text:span><text:span text:style-name="_32_">e</text:span><text:span text:style-name="_36_">r</text:span><text:span text:style-name="_38_">e</text:span><text:span text:style-name="_31_"> </text:span><text:span text:style-name="_35_">d</text:span><text:span text:style-name="_38_">o</text:span><text:span text:style-name="_32_">e</text:span><text:span text:style-name="_35_">s</text:span><text:span text:style-name="_37_"> </text:span><text:span text:style-name="_32_">s</text:span><text:span text:style-name="_35_">e</text:span><text:span text:style-name="_39_">e</text:span><text:span text:style-name="_33_">m</text:span><text:span text:style-name="_34_"> </text:span><text:span text:style-name="_39_">t</text:span><text:span text:style-name="_32_">o</text:span><text:span text:style-name="_34_"> </text:span><text:span text:style-name="_39_">b</text:span><text:span text:style-name="_32_">e</text:span><text:span text:style-name="_34_"> </text:span><text:span text:style-name="_38_">o</text:span><text:span text:style-name="_33_">n</text:span><text:span text:style-name="_36_">e</text:span><text:span text:style-name="_37_"> </text:span><text:span text:style-name="_32_">f</text:span><text:span text:style-name="_36_">o</text:span><text:span text:style-name="_38_">r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h</text:span><text:span text:style-name="_33_">u</text:span><text:span text:style-name="_35_">m</text:span><text:span text:style-name="_39_">a</text:span><text:span text:style-name="_33_">n</text:span><text:span text:style-name="_34_"> </text:span><text:span text:style-name="_39_">m</text:span><text:span text:style-name="_32_">i</text:span><text:span text:style-name="_35_">n</text:span><text:span text:style-name="_38_">d</text:span><text:span text:style-name="_32_">.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m</text:span><text:span text:style-name="_36_">a</text:span><text:span text:style-name="_39_">j</text:span><text:span text:style-name="_33_">o</text:span><text:span text:style-name="_36_">r</text:span><text:span text:style-name="_39_">i</text:span><text:span text:style-name="_33_">t</text:span><text:span text:style-name="_35_">y</text:span><text:span text:style-name="_37_"> </text:span><text:span text:style-name="_32_">o</text:span><text:span text:style-name="_35_">f</text:span><text:span text:style-name="_37_"> </text:span><text:span text:style-name="_33_">t</text:span><text:span text:style-name="_35_">h</text:span><text:span text:style-name="_39_">e</text:span><text:span text:style-name="_33_">m</text:span><text:span text:style-name="_34_"> </text:span><text:span text:style-name="_38_">s</text:span><text:span text:style-name="_32_">e</text:span><text:span text:style-name="_36_">e</text:span><text:span text:style-name="_39_">m</text:span><text:span text:style-name="_31_"> </text:span><text:span text:style-name="_35_">t</text:span><text:span text:style-name="_39_">o</text:span><text:span text:style-name="_31_"> </text:span><text:span text:style-name="_36_">b</text:span><text:span text:style-name="_38_">e</text:span><text:span text:style-name="_31_"> </text:span><text:span text:style-name="_36_">"</text:span><text:span text:style-name="_39_">s</text:span><text:span text:style-name="_33_">u</text:span><text:span text:style-name="_36_">b</text:span><text:span text:style-name="_39_">c</text:span><text:span text:style-name="_32_">r</text:span><text:span text:style-name="_36_">i</text:span><text:span text:style-name="_39_">t</text:span><text:span text:style-name="_33_">i</text:span><text:span text:style-name="_36_">c</text:span><text:span text:style-name="_39_">a</text:span><text:span text:style-name="_33_">l</text:span><text:span text:style-name="_35_">,</text:span><text:span text:style-name="_39_">"</text:span><text:span text:style-name="_31_"> </text:span><text:span text:style-name="_35_">i</text:span><text:span text:style-name="_39_">.</text:span><text:span text:style-name="_32_">e</text:span><text:span text:style-name="_36_">.</text:span><text:span text:style-name="_39_">,</text:span><text:span text:style-name="_31_"> </text:span><text:span text:style-name="_35_">t</text:span><text:span text:style-name="_39_">o</text:span><text:span text:style-name="_31_"> </text:span><text:span text:style-name="_36_">c</text:span><text:span text:style-name="_39_">o</text:span><text:span text:style-name="_32_">r</text:span><text:span text:style-name="_36_">r</text:span><text:span text:style-name="_39_">e</text:span><text:span text:style-name="_33_">s</text:span><text:span text:style-name="_35_">p</text:span><text:span text:style-name="_39_">o</text:span><text:span text:style-name="_32_">n</text:span><text:span text:style-name="_36_">d</text:span><text:span text:style-name="_37_"> </text:span><text:span text:style-name="_32_">i</text:span><text:span text:style-name="_35_">n</text:span><text:span text:style-name="_37_"> </text:span><text:span text:style-name="_33_">t</text:span><text:span text:style-name="_35_">h</text:span><text:span text:style-name="_38_">i</text:span><text:span text:style-name="_32_">s</text:span><text:span text:style-name="_34_"> </text:span><text:span text:style-name="_38_">a</text:span><text:span text:style-name="_32_">n</text:span><text:span text:style-name="_35_">a</text:span><text:span text:style-name="_39_">l</text:span><text:span text:style-name="_33_">o</text:span><text:span text:style-name="_36_">g</text:span><text:span text:style-name="_38_">y</text:span><text:span text:style-name="_31_"> </text:span><text:span text:style-name="_36_">t</text:span><text:span text:style-name="_39_">o</text:span><text:span text:style-name="_31_"> </text:span><text:span text:style-name="_35_">p</text:span><text:span text:style-name="_39_">i</text:span><text:span text:style-name="_33_">l</text:span><text:span text:style-name="_36_">e</text:span><text:span text:style-name="_39_">s</text:span><text:span text:style-name="_31_"> </text:span><text:span text:style-name="_36_">o</text:span><text:span text:style-name="_39_">f</text:span><text:span text:style-name="_31_"> </text:span><text:span text:style-name="_35_">s</text:span><text:span text:style-name="_38_">u</text:span><text:span text:style-name="_32_">b</text:span><text:span text:style-name="_35_">c</text:span><text:span text:style-name="_39_">r</text:span><text:span text:style-name="_33_">i</text:span><text:span text:style-name="_36_">t</text:span><text:span text:style-name="_38_">i</text:span><text:span text:style-name="_32_">c</text:span><text:span text:style-name="_36_">a</text:span><text:span text:style-name="_38_">l</text:span><text:span text:style-name="_31_"> </text:span><text:span text:style-name="_35_">s</text:span><text:span text:style-name="_38_">i</text:span><text:span text:style-name="_32_">z</text:span><text:span text:style-name="_35_">e</text:span><text:span text:style-name="_38_">.</text:span><text:span text:style-name="_31_"> </text:span><text:span text:style-name="_36_">A</text:span><text:span text:style-name="_39_">n</text:span><text:span text:style-name="_31_"> </text:span><text:span text:style-name="_36_">i</text:span><text:span text:style-name="_38_">d</text:span><text:span text:style-name="_33_">e</text:span><text:span text:style-name="_36_">a</text:span><text:span text:style-name="_37_"> </text:span><text:span text:style-name="_32_">p</text:span><text:span text:style-name="_36_">r</text:span><text:span text:style-name="_38_">e</text:span><text:span text:style-name="_32_">s</text:span><text:span text:style-name="_35_">e</text:span><text:span text:style-name="_38_">n</text:span><text:span text:style-name="_33_">t</text:span><text:span text:style-name="_36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5_">s</text:span><text:span text:style-name="_39_">u</text:span><text:span text:style-name="_32_">c</text:span><text:span text:style-name="_36_">h</text:span><text:span text:style-name="_37_"> </text:span><text:span text:style-name="_32_">a</text:span><text:span text:style-name="_34_"> </text:span><text:span text:style-name="_39_">m</text:span><text:span text:style-name="_32_">i</text:span><text:span text:style-name="_35_">n</text:span><text:span text:style-name="_39_">d</text:span><text:span text:style-name="_31_"> </text:span><text:span text:style-name="_35_">w</text:span><text:span text:style-name="_39_">i</text:span><text:span text:style-name="_33_">l</text:span><text:span text:style-name="_35_">l</text:span><text:span text:style-name="_37_"> </text:span><text:span text:style-name="_32_">o</text:span><text:span text:style-name="_35_">n</text:span><text:span text:style-name="_37_"> </text:span><text:span text:style-name="_33_">a</text:span><text:span text:style-name="_36_">v</text:span><text:span text:style-name="_39_">e</text:span><text:span text:style-name="_32_">r</text:span><text:span text:style-name="_36_">a</text:span><text:span text:style-name="_39_">g</text:span><text:span text:style-name="_33_">e</text:span><text:span text:style-name="_34_"> </text:span><text:span text:style-name="_38_">g</text:span><text:span text:style-name="_33_">i</text:span><text:span text:style-name="_36_">v</text:span><text:span text:style-name="_38_">e</text:span><text:span text:style-name="_31_"> </text:span><text:span text:style-name="_35_">r</text:span><text:span text:style-name="_39_">i</text:span><text:span text:style-name="_32_">s</text:span><text:span text:style-name="_36_">e</text:span><text:span text:style-name="_37_"> </text:span><text:span text:style-name="_33_">t</text:span><text:span text:style-name="_36_">o</text:span><text:span text:style-name="_37_"> </text:span><text:span text:style-name="_32_">l</text:span><text:span text:style-name="_36_">e</text:span><text:span text:style-name="_39_">s</text:span><text:span text:style-name="_33_">s</text:span><text:span text:style-name="_34_"> </text:span><text:span text:style-name="_38_">t</text:span><text:span text:style-name="_33_">h</text:span><text:span text:style-name="_36_">a</text:span><text:span text:style-name="_39_">n</text:span><text:span text:style-name="_31_"> </text:span><text:span text:style-name="_36_">o</text:span><text:span text:style-name="_39_">n</text:span><text:span text:style-name="_33_">e</text:span><text:span text:style-name="_34_"> </text:span><text:span text:style-name="_38_">i</text:span><text:span text:style-name="_32_">d</text:span><text:span text:style-name="_36_">e</text:span><text:span text:style-name="_39_">a</text:span><text:span text:style-name="_31_"> </text:span><text:span text:style-name="_35_">i</text:span><text:span text:style-name="_39_">n</text:span><text:span text:style-name="_31_"> </text:span><text:span text:style-name="_35_">r</text:span><text:span text:style-name="_39_">e</text:span><text:span text:style-name="_33_">p</text:span><text:span text:style-name="_36_">l</text:span><text:span text:style-name="_38_">y</text:span><text:span text:style-name="_32_">.</text:span><text:span text:style-name="_34_"> </text:span><text:span text:style-name="_38_">A</text:span><text:span text:style-name="_31_"> </text:span><text:span text:style-name="_35_">s</text:span><text:span text:style-name="_39_">m</text:span><text:span text:style-name="_33_">a</text:span><text:span text:style-name="_36_">l</text:span><text:span text:style-name="_38_">l</text:span><text:span text:style-name="_32_">i</text:span><text:span text:style-name="_36_">s</text:span><text:span text:style-name="_38_">h</text:span><text:span text:style-name="_31_"> </text:span><text:span text:style-name="_36_">p</text:span><text:span text:style-name="_39_">r</text:span><text:span text:style-name="_33_">o</text:span><text:span text:style-name="_36_">p</text:span><text:span text:style-name="_39_">o</text:span><text:span text:style-name="_32_">r</text:span><text:span text:style-name="_36_">t</text:span><text:span text:style-name="_39_">i</text:span><text:span text:style-name="_33_">o</text:span><text:span text:style-name="_35_">n</text:span><text:span text:style-name="_37_"> </text:span><text:span text:style-name="_32_">a</text:span><text:span text:style-name="_35_">r</text:span><text:span text:style-name="_38_">e</text:span><text:span text:style-name="_31_"> </text:span><text:span text:style-name="_36_">s</text:span><text:span text:style-name="_39_">u</text:span><text:span text:style-name="_33_">p</text:span><text:span text:style-name="_35_">e</text:span><text:span text:style-name="_38_">r</text:span><text:span text:style-name="_32_">c</text:span><text:span text:style-name="_36_">r</text:span><text:span text:style-name="_38_">i</text:span><text:span text:style-name="_32_">t</text:span><text:span text:style-name="_35_">i</text:span><text:span text:style-name="_38_">c</text:span><text:span text:style-name="_33_">a</text:span><text:span text:style-name="_35_">l</text:span><text:span text:style-name="_39_">.</text:span><text:span text:style-name="_31_"> </text:span><text:span text:style-name="_35_">A</text:span><text:span text:style-name="_39_">n</text:span><text:span text:style-name="_31_"> </text:span><text:span text:style-name="_36_">i</text:span><text:span text:style-name="_38_">d</text:span><text:span text:style-name="_32_">e</text:span><text:span text:style-name="_35_">a</text:span><text:span text:style-name="_37_"> </text:span><text:span text:style-name="_33_">p</text:span><text:span text:style-name="_35_">r</text:span><text:span text:style-name="_38_">e</text:span><text:span text:style-name="_32_">s</text:span><text:span text:style-name="_35_">e</text:span><text:span text:style-name="_39_">n</text:span><text:span text:style-name="_32_">t</text:span><text:span text:style-name="_35_">e</text:span><text:span text:style-name="_38_">d</text:span><text:span text:style-name="_31_"> </text:span><text:span text:style-name="_35_">t</text:span><text:span text:style-name="_39_">o</text:span><text:span text:style-name="_31_"> </text:span><text:span text:style-name="_35_">s</text:span><text:span text:style-name="_38_">u</text:span><text:span text:style-name="_32_">c</text:span><text:span text:style-name="_36_">h</text:span><text:span text:style-name="_37_"> </text:span><text:span text:style-name="_32_">a</text:span><text:span text:style-name="_34_"> </text:span><text:span text:style-name="_39_">m</text:span><text:span text:style-name="_32_">i</text:span><text:span text:style-name="_36_">n</text:span><text:span text:style-name="_38_">d</text:span><text:span text:style-name="_31_"> </text:span><text:span text:style-name="_35_">t</text:span><text:span text:style-name="_38_">h</text:span><text:span text:style-name="_32_">a</text:span><text:span text:style-name="_35_">t</text:span><text:span text:style-name="_37_"> </text:span><text:span text:style-name="_32_">m</text:span><text:span text:style-name="_35_">a</text:span><text:span text:style-name="_38_">y</text:span><text:span text:style-name="_31_"> </text:span><text:span text:style-name="_35_">g</text:span><text:span text:style-name="_38_">i</text:span><text:span text:style-name="_33_">v</text:span><text:span text:style-name="_36_">e</text:span><text:span text:style-name="_37_"> </text:span><text:span text:style-name="_33_">r</text:span><text:span text:style-name="_35_">i</text:span><text:span text:style-name="_39_">s</text:span><text:span text:style-name="_33_">e</text:span><text:span text:style-name="_34_"> </text:span><text:span text:style-name="_38_">t</text:span><text:span text:style-name="_32_">o</text:span><text:span text:style-name="_34_"> </text:span><text:span text:style-name="_39_">a</text:span><text:span text:style-name="_31_"> </text:span><text:span text:style-name="_36_">w</text:span><text:span text:style-name="_38_">h</text:span><text:span text:style-name="_32_">o</text:span><text:span text:style-name="_36_">l</text:span><text:span text:style-name="_38_">e</text:span><text:span text:style-name="_31_"> </text:span><text:span text:style-name="_36_">"</text:span><text:span text:style-name="_38_">t</text:span><text:span text:style-name="_32_">h</text:span><text:span text:style-name="_35_">e</text:span><text:span text:style-name="_38_">o</text:span><text:span text:style-name="_33_">r</text:span><text:span text:style-name="_35_">y</text:span><text:span text:style-name="_39_">"</text:span><text:span text:style-name="_31_"> </text:span><text:span text:style-name="_36_">c</text:span><text:span text:style-name="_39_">o</text:span><text:span text:style-name="_33_">n</text:span><text:span text:style-name="_36_">s</text:span><text:span text:style-name="_38_">i</text:span><text:span text:style-name="_33_">s</text:span><text:span text:style-name="_36_">t</text:span><text:span text:style-name="_39_">i</text:span><text:span text:style-name="_33_">n</text:span><text:span text:style-name="_35_">g</text:span><text:span text:style-name="_37_"> </text:span><text:span text:style-name="_33_">o</text:span><text:span text:style-name="_36_">f</text:span><text:span text:style-name="_37_"> </text:span><text:span text:style-name="_33_">s</text:span><text:span text:style-name="_36_">e</text:span><text:span text:style-name="_39_">c</text:span><text:span text:style-name="_32_">o</text:span><text:span text:style-name="_36_">n</text:span><text:span text:style-name="_39_">d</text:span><text:span text:style-name="_33_">a</text:span><text:span text:style-name="_35_">r</text:span><text:span text:style-name="_38_">y</text:span><text:span text:style-name="_33_">,</text:span><text:span text:style-name="_34_"> </text:span><text:span text:style-name="_38_">t</text:span><text:span text:style-name="_33_">e</text:span><text:span text:style-name="_35_">r</text:span><text:span text:style-name="_39_">t</text:span><text:span text:style-name="_33_">i</text:span><text:span text:style-name="_36_">a</text:span><text:span text:style-name="_38_">r</text:span><text:span text:style-name="_32_">y</text:span><text:span text:style-name="_34_"> </text:span><text:span text:style-name="_38_">a</text:span><text:span text:style-name="_32_">n</text:span><text:span text:style-name="_36_">d</text:span><text:span text:style-name="_37_"> </text:span><text:span text:style-name="_32_">m</text:span><text:span text:style-name="_35_">o</text:span><text:span text:style-name="_38_">r</text:span><text:span text:style-name="_33_">e</text:span><text:span text:style-name="_34_"> </text:span><text:span text:style-name="_38_">r</text:span><text:span text:style-name="_33_">e</text:span><text:span text:style-name="_36_">m</text:span><text:span text:style-name="_38_">o</text:span><text:span text:style-name="_32_">t</text:span><text:span text:style-name="_35_">e</text:span><text:span text:style-name="_37_"> </text:span><text:span text:style-name="_32_">i</text:span><text:span text:style-name="_35_">d</text:span><text:span text:style-name="_38_">e</text:span><text:span text:style-name="_33_">a</text:span><text:span text:style-name="_35_">s</text:span><text:span text:style-name="_38_">.</text:span><text:span text:style-name="_31_"> </text:span><text:span text:style-name="_35_">A</text:span><text:span text:style-name="_38_">n</text:span><text:span text:style-name="_33_">i</text:span><text:span text:style-name="_35_">m</text:span><text:span text:style-name="_39_">a</text:span><text:span text:style-name="_32_">l</text:span><text:span text:style-name="_35_">s</text:span><text:span text:style-name="_37_"> </text:span><text:span text:style-name="_33_">m</text:span><text:span text:style-name="_36_">i</text:span><text:span text:style-name="_38_">n</text:span><text:span text:style-name="_33_">d</text:span><text:span text:style-name="_35_">s</text:span><text:span text:style-name="_37_"> </text:span><text:span text:style-name="_32_">s</text:span><text:span text:style-name="_36_">e</text:span><text:span text:style-name="_38_">e</text:span><text:span text:style-name="_32_">m</text:span><text:span text:style-name="_34_"> </text:span><text:span text:style-name="_39_">t</text:span><text:span text:style-name="_33_">o</text:span><text:span text:style-name="_34_"> </text:span><text:span text:style-name="_38_">b</text:span><text:span text:style-name="_32_">e</text:span><text:span text:style-name="_34_"> </text:span><text:span text:style-name="_38_">v</text:span><text:span text:style-name="_33_">e</text:span><text:span text:style-name="_36_">r</text:span><text:span text:style-name="_38_">y</text:span><text:span text:style-name="_31_"> </text:span><text:span text:style-name="_35_">d</text:span><text:span text:style-name="_39_">e</text:span><text:span text:style-name="_33_">f</text:span><text:span text:style-name="_36_">i</text:span><text:span text:style-name="_38_">n</text:span><text:span text:style-name="_32_">i</text:span><text:span text:style-name="_36_">t</text:span><text:span text:style-name="_39_">e</text:span><text:span text:style-name="_32_">l</text:span><text:span text:style-name="_36_">y</text:span><text:span text:style-name="_37_"> </text:span><text:span text:style-name="_33_">s</text:span><text:span text:style-name="_35_">u</text:span><text:span text:style-name="_38_">b</text:span><text:span text:style-name="_32_">c</text:span><text:span text:style-name="_36_">r</text:span><text:span text:style-name="_39_">i</text:span><text:span text:style-name="_33_">t</text:span><text:span text:style-name="_36_">i</text:span><text:span text:style-name="_39_">c</text:span><text:span text:style-name="_33_">a</text:span><text:span text:style-name="_36_">l</text:span><text:span text:style-name="_38_">.</text:span><text:span text:style-name="_31_"> </text:span><text:span text:style-name="_36_">A</text:span><text:span text:style-name="_38_">d</text:span><text:span text:style-name="_32_">h</text:span><text:span text:style-name="_35_">e</text:span><text:span text:style-name="_38_">r</text:span><text:span text:style-name="_32_">i</text:span><text:span text:style-name="_36_">n</text:span><text:span text:style-name="_38_">g</text:span><text:span text:style-name="_31_"> </text:span><text:span text:style-name="_36_">t</text:span><text:span text:style-name="_39_">o</text:span><text:span text:style-name="_31_"> </text:span><text:span text:style-name="_36_">t</text:span><text:span text:style-name="_39_">h</text:span><text:span text:style-name="_33_">i</text:span><text:span text:style-name="_36_">s</text:span><text:span text:style-name="_37_"> </text:span><text:span text:style-name="_33_">a</text:span><text:span text:style-name="_35_">n</text:span><text:span text:style-name="_38_">a</text:span><text:span text:style-name="_33_">l</text:span><text:span text:style-name="_35_">o</text:span><text:span text:style-name="_39_">g</text:span><text:span text:style-name="_33_">y</text:span><text:span text:style-name="_34_"> </text:span><text:span text:style-name="_38_">w</text:span><text:span text:style-name="_33_">e</text:span><text:span text:style-name="_34_"> </text:span><text:span text:style-name="_39_">a</text:span><text:span text:style-name="_32_">s</text:span><text:span text:style-name="_35_">k</text:span><text:span text:style-name="_38_">,</text:span><text:span text:style-name="_31_"> </text:span><text:span text:style-name="_35_">"</text:span><text:span text:style-name="_38_">C</text:span><text:span text:style-name="_33_">a</text:span><text:span text:style-name="_35_">n</text:span><text:span text:style-name="_37_"> </text:span><text:span text:style-name="_33_">a</text:span><text:span text:style-name="_34_"> </text:span><text:span text:style-name="_39_">m</text:span><text:span text:style-name="_33_">a</text:span><text:span text:style-name="_35_">c</text:span><text:span text:style-name="_39_">h</text:span><text:span text:style-name="_33_">i</text:span><text:span text:style-name="_36_">n</text:span><text:span text:style-name="_39_">e</text:span><text:span text:style-name="_31_"> </text:span><text:span text:style-name="_35_">b</text:span><text:span text:style-name="_38_">e</text:span><text:span text:style-name="_31_"> </text:span><text:span text:style-name="_35_">m</text:span><text:span text:style-name="_39_">a</text:span><text:span text:style-name="_32_">d</text:span><text:span text:style-name="_35_">e</text:span><text:span text:style-name="_37_"> </text:span><text:span text:style-name="_32_">t</text:span><text:span text:style-name="_35_">o</text:span><text:span text:style-name="_37_"> </text:span><text:span text:style-name="_33_">b</text:span><text:span text:style-name="_36_">e</text:span><text:span text:style-name="_37_"> </text:span><text:span text:style-name="_33_">s</text:span><text:span text:style-name="_35_">u</text:span><text:span text:style-name="_38_">p</text:span><text:span text:style-name="_32_">e</text:span><text:span text:style-name="_36_">r</text:span><text:span text:style-name="_39_">c</text:span><text:span text:style-name="_32_">r</text:span><text:span text:style-name="_35_">i</text:span><text:span text:style-name="_38_">t</text:span><text:span text:style-name="_33_">i</text:span><text:span text:style-name="_35_">c</text:span><text:span text:style-name="_38_">a</text:span><text:span text:style-name="_33_">l</text:span><text:span text:style-name="_36_">?</text:span><text:span text:style-name="_39_">"</text:span></text:p>
      <text:p text:style-name="P1"><text:span text:style-name="_36_">T</text:span><text:span text:style-name="_39_">h</text:span><text:span text:style-name="_33_">e</text:span><text:span text:style-name="_34_"> </text:span><text:span text:style-name="_38_">"</text:span><text:span text:style-name="_32_">s</text:span><text:span text:style-name="_36_">k</text:span><text:span text:style-name="_38_">i</text:span><text:span text:style-name="_32_">n</text:span>-<text:span text:style-name="_38_">o</text:span><text:span text:style-name="_32_">f</text:span>-<text:span text:style-name="_39_">a</text:span><text:span text:style-name="_32_">n</text:span>-<text:span text:style-name="_39_">o</text:span><text:span text:style-name="_33_">n</text:span><text:span text:style-name="_35_">i</text:span><text:span text:style-name="_39_">o</text:span><text:span text:style-name="_32_">n</text:span><text:span text:style-name="_36_">"</text:span><text:span text:style-name="_37_"> </text:span><text:span text:style-name="_32_">a</text:span><text:span text:style-name="_35_">n</text:span><text:span text:style-name="_39_">a</text:span><text:span text:style-name="_32_">l</text:span><text:span text:style-name="_36_">o</text:span><text:span text:style-name="_39_">g</text:span><text:span text:style-name="_33_">y</text:span><text:span text:style-name="_34_"> </text:span><text:span text:style-name="_39_">i</text:span><text:span text:style-name="_32_">s</text:span><text:span text:style-name="_34_"> </text:span><text:span text:style-name="_38_">a</text:span><text:span text:style-name="_32_">l</text:span><text:span text:style-name="_36_">s</text:span><text:span text:style-name="_38_">o</text:span><text:span text:style-name="_31_"> </text:span><text:span text:style-name="_36_">h</text:span><text:span text:style-name="_38_">e</text:span><text:span text:style-name="_33_">l</text:span><text:span text:style-name="_35_">p</text:span><text:span text:style-name="_38_">f</text:span><text:span text:style-name="_33_">u</text:span><text:span text:style-name="_36_">l</text:span><text:span text:style-name="_38_">.</text:span><text:span text:style-name="_31_"> </text:span><text:span text:style-name="_36_">I</text:span><text:span text:style-name="_39_">n</text:span><text:span text:style-name="_31_"> </text:span><text:span text:style-name="_35_">c</text:span><text:span text:style-name="_39_">o</text:span><text:span text:style-name="_32_">n</text:span><text:span text:style-name="_35_">s</text:span><text:span text:style-name="_39_">i</text:span><text:span text:style-name="_32_">d</text:span><text:span text:style-name="_36_">e</text:span><text:span text:style-name="_39_">r</text:span><text:span text:style-name="_33_">i</text:span><text:span text:style-name="_35_">n</text:span><text:span text:style-name="_39_">g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f</text:span><text:span text:style-name="_33_">u</text:span><text:span text:style-name="_36_">n</text:span><text:span text:style-name="_38_">c</text:span><text:span text:style-name="_32_">t</text:span><text:span text:style-name="_36_">i</text:span><text:span text:style-name="_39_">o</text:span><text:span text:style-name="_32_">n</text:span><text:span text:style-name="_36_">s</text:span><text:span text:style-name="_37_"> </text:span><text:span text:style-name="_32_">o</text:span><text:span text:style-name="_35_">f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m</text:span><text:span text:style-name="_39_">i</text:span><text:span text:style-name="_33_">n</text:span><text:span text:style-name="_36_">d</text:span><text:span text:style-name="_37_"> </text:span><text:span text:style-name="_32_">o</text:span><text:span text:style-name="_35_">r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b</text:span><text:span text:style-name="_38_">r</text:span><text:span text:style-name="_32_">a</text:span><text:span text:style-name="_35_">i</text:span><text:span text:style-name="_39_">n</text:span><text:span text:style-name="_31_"> </text:span><text:span text:style-name="_36_">w</text:span><text:span text:style-name="_39_">e</text:span><text:span text:style-name="_31_"> </text:span><text:span text:style-name="_35_">f</text:span><text:span text:style-name="_38_">i</text:span><text:span text:style-name="_32_">n</text:span><text:span text:style-name="_36_">d</text:span><text:span text:style-name="_37_"> </text:span><text:span text:style-name="_32_">c</text:span><text:span text:style-name="_36_">e</text:span><text:span text:style-name="_39_">r</text:span><text:span text:style-name="_32_">t</text:span><text:span text:style-name="_36_">a</text:span><text:span text:style-name="_39_">i</text:span><text:span text:style-name="_32_">n</text:span><text:span text:style-name="_34_"> </text:span><text:span text:style-name="_38_">o</text:span><text:span text:style-name="_33_">p</text:span><text:span text:style-name="_35_">e</text:span><text:span text:style-name="_39_">r</text:span><text:span text:style-name="_33_">a</text:span><text:span text:style-name="_36_">t</text:span><text:span text:style-name="_38_">i</text:span><text:span text:style-name="_33_">o</text:span><text:span text:style-name="_35_">n</text:span><text:span text:style-name="_38_">s</text:span><text:span text:style-name="_31_"> </text:span><text:span text:style-name="_36_">w</text:span><text:span text:style-name="_39_">h</text:span><text:span text:style-name="_32_">i</text:span><text:span text:style-name="_35_">c</text:span><text:span text:style-name="_38_">h</text:span><text:span text:style-name="_31_"> </text:span><text:span text:style-name="_35_">w</text:span><text:span text:style-name="_39_">e</text:span><text:span text:style-name="_31_"> </text:span><text:span text:style-name="_35_">c</text:span><text:span text:style-name="_39_">a</text:span><text:span text:style-name="_33_">n</text:span><text:span text:style-name="_34_"> </text:span><text:span text:style-name="_38_">e</text:span><text:span text:style-name="_32_">x</text:span><text:span text:style-name="_35_">p</text:span><text:span text:style-name="_38_">l</text:span><text:span text:style-name="_33_">a</text:span><text:span text:style-name="_36_">i</text:span><text:span text:style-name="_39_">n</text:span><text:span text:style-name="_31_"> </text:span><text:span text:style-name="_36_">i</text:span><text:span text:style-name="_38_">n</text:span><text:span text:style-name="_31_"> </text:span><text:span text:style-name="_35_">p</text:span><text:span text:style-name="_38_">u</text:span><text:span text:style-name="_33_">r</text:span><text:span text:style-name="_35_">e</text:span><text:span text:style-name="_39_">l</text:span><text:span text:style-name="_32_">y</text:span><text:span text:style-name="_34_"> </text:span><text:span text:style-name="_39_">m</text:span><text:span text:style-name="_33_">e</text:span><text:span text:style-name="_35_">c</text:span><text:span text:style-name="_38_">h</text:span><text:span text:style-name="_33_">a</text:span><text:span text:style-name="_36_">n</text:span><text:span text:style-name="_39_">i</text:span><text:span text:style-name="_32_">c</text:span><text:span text:style-name="_36_">a</text:span><text:span text:style-name="_39_">l</text:span><text:span text:style-name="_31_"> </text:span><text:span text:style-name="_35_">t</text:span><text:span text:style-name="_38_">e</text:span><text:span text:style-name="_32_">r</text:span><text:span text:style-name="_35_">m</text:span><text:span text:style-name="_39_">s</text:span><text:span text:style-name="_32_">.</text:span><text:span text:style-name="_34_"> </text:span><text:span text:style-name="_39_">T</text:span><text:span text:style-name="_32_">h</text:span><text:span text:style-name="_36_">i</text:span><text:span text:style-name="_39_">s</text:span><text:span text:style-name="_31_"> </text:span><text:span text:style-name="_35_">w</text:span><text:span text:style-name="_39_">e</text:span><text:span text:style-name="_31_"> </text:span><text:span text:style-name="_36_">s</text:span><text:span text:style-name="_39_">a</text:span><text:span text:style-name="_33_">y</text:span><text:span text:style-name="_34_"> </text:span><text:span text:style-name="_39_">d</text:span><text:span text:style-name="_33_">o</text:span><text:span text:style-name="_35_">e</text:span><text:span text:style-name="_39_">s</text:span><text:span text:style-name="_31_"> </text:span><text:span text:style-name="_35_">n</text:span><text:span text:style-name="_39_">o</text:span><text:span text:style-name="_33_">t</text:span><text:span text:style-name="_34_"> </text:span><text:span text:style-name="_39_">c</text:span><text:span text:style-name="_32_">o</text:span><text:span text:style-name="_35_">r</text:span><text:span text:style-name="_38_">r</text:span><text:span text:style-name="_32_">e</text:span><text:span text:style-name="_36_">s</text:span><text:span text:style-name="_39_">p</text:span><text:span text:style-name="_33_">o</text:span><text:span text:style-name="_36_">n</text:span><text:span text:style-name="_39_">d</text:span><text:span text:style-name="_31_"> </text:span><text:span text:style-name="_35_">t</text:span><text:span text:style-name="_38_">o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r</text:span><text:span text:style-name="_32_">e</text:span><text:span text:style-name="_36_">a</text:span><text:span text:style-name="_39_">l</text:span><text:span text:style-name="_31_"> </text:span><text:span text:style-name="_35_">m</text:span><text:span text:style-name="_39_">i</text:span><text:span text:style-name="_32_">n</text:span><text:span text:style-name="_35_">d</text:span><text:span text:style-name="_39_">:</text:span><text:span text:style-name="_31_"> </text:span><text:span text:style-name="_35_">i</text:span><text:span text:style-name="_39_">t</text:span><text:span text:style-name="_31_"> </text:span><text:span text:style-name="_36_">i</text:span><text:span text:style-name="_39_">s</text:span><text:span text:style-name="_31_"> </text:span><text:span text:style-name="_35_">a</text:span><text:span text:style-name="_37_"> </text:span><text:span text:style-name="_33_">s</text:span><text:span text:style-name="_35_">o</text:span><text:span text:style-name="_38_">r</text:span><text:span text:style-name="_32_">t</text:span><text:span text:style-name="_34_"> </text:span><text:span text:style-name="_38_">o</text:span><text:span text:style-name="_33_">f</text:span><text:span text:style-name="_34_"> </text:span><text:span text:style-name="_38_">s</text:span><text:span text:style-name="_33_">k</text:span><text:span text:style-name="_35_">i</text:span><text:span text:style-name="_38_">n</text:span><text:span text:style-name="_31_"> </text:span><text:span text:style-name="_35_">w</text:span><text:span text:style-name="_39_">h</text:span><text:span text:style-name="_32_">i</text:span><text:span text:style-name="_35_">c</text:span><text:span text:style-name="_39_">h</text:span><text:span text:style-name="_31_"> </text:span><text:span text:style-name="_36_">w</text:span><text:span text:style-name="_38_">e</text:span><text:span text:style-name="_31_"> </text:span><text:span text:style-name="_35_">m</text:span><text:span text:style-name="_38_">u</text:span><text:span text:style-name="_32_">s</text:span><text:span text:style-name="_35_">t</text:span><text:span text:style-name="_37_"> </text:span><text:span text:style-name="_33_">s</text:span><text:span text:style-name="_36_">t</text:span><text:span text:style-name="_39_">r</text:span><text:span text:style-name="_33_">i</text:span><text:span text:style-name="_36_">p</text:span><text:span text:style-name="_37_"> </text:span><text:span text:style-name="_33_">o</text:span><text:span text:style-name="_36_">f</text:span><text:span text:style-name="_38_">f</text:span><text:span text:style-name="_31_"> </text:span><text:span text:style-name="_36_">i</text:span><text:span text:style-name="_39_">f</text:span><text:span text:style-name="_31_"> </text:span><text:span text:style-name="_36_">w</text:span><text:span text:style-name="_39_">e</text:span><text:span text:style-name="_31_"> </text:span><text:span text:style-name="_35_">a</text:span><text:span text:style-name="_38_">r</text:span><text:span text:style-name="_33_">e</text:span><text:span text:style-name="_34_"> </text:span><text:span text:style-name="_38_">t</text:span><text:span text:style-name="_33_">o</text:span><text:span text:style-name="_34_"> </text:span><text:span text:style-name="_39_">f</text:span><text:span text:style-name="_33_">i</text:span><text:span text:style-name="_36_">n</text:span><text:span text:style-name="_39_">d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r</text:span><text:span text:style-name="_32_">e</text:span><text:span text:style-name="_36_">a</text:span><text:span text:style-name="_38_">l</text:span><text:span text:style-name="_31_"> </text:span><text:span text:style-name="_35_">m</text:span><text:span text:style-name="_38_">i</text:span><text:span text:style-name="_32_">n</text:span><text:span text:style-name="_35_">d</text:span><text:span text:style-name="_39_">.</text:span><text:span text:style-name="_31_"> </text:span><text:span text:style-name="_36_">B</text:span><text:span text:style-name="_39_">u</text:span><text:span text:style-name="_33_">t</text:span><text:span text:style-name="_34_"> </text:span><text:span text:style-name="_39_">t</text:span><text:span text:style-name="_33_">h</text:span><text:span text:style-name="_35_">e</text:span><text:span text:style-name="_39_">n</text:span><text:span text:style-name="_31_"> </text:span><text:span text:style-name="_35_">i</text:span><text:span text:style-name="_39_">n</text:span><text:span text:style-name="_31_"> </text:span><text:span text:style-name="_35_">w</text:span><text:span text:style-name="_38_">h</text:span><text:span text:style-name="_33_">a</text:span><text:span text:style-name="_36_">t</text:span><text:span text:style-name="_37_"> </text:span><text:span text:style-name="_32_">r</text:span><text:span text:style-name="_36_">e</text:span><text:span text:style-name="_38_">m</text:span><text:span text:style-name="_32_">a</text:span><text:span text:style-name="_36_">i</text:span><text:span text:style-name="_38_">n</text:span><text:span text:style-name="_33_">s</text:span><text:span text:style-name="_34_"> </text:span><text:span text:style-name="_38_">w</text:span><text:span text:style-name="_33_">e</text:span><text:span text:style-name="_34_"> </text:span><text:span text:style-name="_39_">f</text:span><text:span text:style-name="_32_">i</text:span><text:span text:style-name="_35_">n</text:span><text:span text:style-name="_38_">d</text:span><text:span text:style-name="_31_"> </text:span><text:span text:style-name="_35_">a</text:span><text:span text:style-name="_37_"> </text:span><text:span text:style-name="_33_">f</text:span><text:span text:style-name="_35_">u</text:span><text:span text:style-name="_39_">r</text:span><text:span text:style-name="_32_">t</text:span><text:span text:style-name="_35_">h</text:span><text:span text:style-name="_39_">e</text:span><text:span text:style-name="_32_">r</text:span><text:span text:style-name="_34_"> </text:span><text:span text:style-name="_39_">s</text:span><text:span text:style-name="_32_">k</text:span><text:span text:style-name="_35_">i</text:span><text:span text:style-name="_39_">n</text:span><text:span text:style-name="_31_"> </text:span><text:span text:style-name="_35_">t</text:span><text:span text:style-name="_39_">o</text:span><text:span text:style-name="_31_"> </text:span><text:span text:style-name="_36_">b</text:span><text:span text:style-name="_38_">e</text:span><text:span text:style-name="_31_"> </text:span><text:span text:style-name="_36_">s</text:span><text:span text:style-name="_38_">t</text:span><text:span text:style-name="_33_">r</text:span><text:span text:style-name="_35_">i</text:span><text:span text:style-name="_39_">p</text:span><text:span text:style-name="_32_">p</text:span><text:span text:style-name="_35_">e</text:span><text:span text:style-name="_38_">d</text:span><text:span text:style-name="_31_"> </text:span><text:span text:style-name="_35_">o</text:span><text:span text:style-name="_38_">f</text:span><text:span text:style-name="_33_">f</text:span><text:span text:style-name="_35_">,</text:span><text:span text:style-name="_37_"> </text:span><text:span text:style-name="_32_">a</text:span><text:span text:style-name="_36_">n</text:span><text:span text:style-name="_38_">d</text:span><text:span text:style-name="_31_"> </text:span><text:span text:style-name="_36_">s</text:span><text:span text:style-name="_38_">o</text:span><text:span text:style-name="_31_"> </text:span><text:span text:style-name="_36_">o</text:span><text:span text:style-name="_38_">n</text:span><text:span text:style-name="_32_">.</text:span><text:span text:style-name="_34_"> </text:span><text:span text:style-name="_38_">P</text:span><text:span text:style-name="_32_">r</text:span><text:span text:style-name="_35_">o</text:span><text:span text:style-name="_39_">c</text:span><text:span text:style-name="_33_">e</text:span><text:span text:style-name="_36_">e</text:span><text:span text:style-name="_39_">d</text:span><text:span text:style-name="_32_">i</text:span><text:span text:style-name="_35_">n</text:span><text:span text:style-name="_39_">g</text:span><text:span text:style-name="_31_"> </text:span><text:span text:style-name="_35_">i</text:span><text:span text:style-name="_38_">n</text:span><text:span text:style-name="_31_"> </text:span><text:span text:style-name="_36_">t</text:span><text:span text:style-name="_39_">h</text:span><text:span text:style-name="_33_">i</text:span><text:span text:style-name="_35_">s</text:span><text:span text:style-name="_37_"> </text:span><text:span text:style-name="_33_">w</text:span><text:span text:style-name="_36_">a</text:span><text:span text:style-name="_39_">y</text:span><text:span text:style-name="_31_"> </text:span><text:span text:style-name="_35_">d</text:span><text:span text:style-name="_39_">o</text:span><text:span text:style-name="_31_"> </text:span><text:span text:style-name="_36_">w</text:span><text:span text:style-name="_39_">e</text:span><text:span text:style-name="_31_"> </text:span><text:span text:style-name="_35_">e</text:span><text:span text:style-name="_39_">v</text:span><text:span text:style-name="_33_">e</text:span><text:span text:style-name="_36_">r</text:span><text:span text:style-name="_37_"> </text:span><text:span text:style-name="_33_">c</text:span><text:span text:style-name="_36_">o</text:span><text:span text:style-name="_39_">m</text:span><text:span text:style-name="_32_">e</text:span><text:span text:style-name="_34_"> </text:span><text:span text:style-name="_38_">t</text:span><text:span text:style-name="_33_">o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"</text:span><text:span text:style-name="_36_">r</text:span><text:span text:style-name="_39_">e</text:span><text:span text:style-name="_32_">a</text:span><text:span text:style-name="_36_">l</text:span><text:span text:style-name="_39_">"</text:span><text:span text:style-name="_31_"> </text:span><text:span text:style-name="_36_">m</text:span><text:span text:style-name="_38_">i</text:span><text:span text:style-name="_32_">n</text:span><text:span text:style-name="_35_">d</text:span><text:span text:style-name="_39_">,</text:span><text:span text:style-name="_31_"> </text:span><text:span text:style-name="_35_">o</text:span><text:span text:style-name="_39_">r</text:span><text:span text:style-name="_31_"> </text:span><text:span text:style-name="_36_">d</text:span><text:span text:style-name="_38_">o</text:span><text:span text:style-name="_31_"> </text:span><text:span text:style-name="_36_">w</text:span><text:span text:style-name="_38_">e</text:span><text:span text:style-name="_31_"> </text:span><text:span text:style-name="_35_">e</text:span><text:span text:style-name="_39_">v</text:span><text:span text:style-name="_33_">e</text:span><text:span text:style-name="_35_">n</text:span><text:span text:style-name="_39_">t</text:span><text:span text:style-name="_32_">u</text:span><text:span text:style-name="_36_">a</text:span><text:span text:style-name="_39_">l</text:span><text:span text:style-name="_33_">l</text:span><text:span text:style-name="_36_">y</text:span><text:span text:style-name="_37_"> </text:span><text:span text:style-name="_32_">c</text:span><text:span text:style-name="_35_">o</text:span><text:span text:style-name="_38_">m</text:span><text:span text:style-name="_32_">e</text:span><text:span text:style-name="_34_"> </text:span><text:span text:style-name="_39_">t</text:span><text:span text:style-name="_33_">o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s</text:span><text:span text:style-name="_35_">k</text:span><text:span text:style-name="_39_">i</text:span><text:span text:style-name="_32_">n</text:span><text:span text:style-name="_34_"> </text:span><text:span text:style-name="_38_">w</text:span><text:span text:style-name="_32_">h</text:span><text:span text:style-name="_36_">i</text:span><text:span text:style-name="_39_">c</text:span><text:span text:style-name="_33_">h</text:span><text:span text:style-name="_34_"> </text:span><text:span text:style-name="_39_">h</text:span><text:span text:style-name="_33_">a</text:span><text:span text:style-name="_35_">s</text:span><text:span text:style-name="_37_"> </text:span><text:span text:style-name="_32_">n</text:span><text:span text:style-name="_35_">o</text:span><text:span text:style-name="_39_">t</text:span><text:span text:style-name="_33_">h</text:span><text:span text:style-name="_36_">i</text:span><text:span text:style-name="_39_">n</text:span><text:span text:style-name="_32_">g</text:span><text:span text:style-name="_34_"> </text:span><text:span text:style-name="_39_">i</text:span><text:span text:style-name="_33_">n</text:span><text:span text:style-name="_34_"> </text:span><text:span text:style-name="_39_">i</text:span><text:span text:style-name="_32_">t</text:span><text:span text:style-name="_36_">?</text:span><text:span text:style-name="_37_"> </text:span><text:span text:style-name="_32_">I</text:span><text:span text:style-name="_35_">n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l</text:span><text:span text:style-name="_38_">a</text:span><text:span text:style-name="_33_">t</text:span><text:span text:style-name="_35_">t</text:span><text:span text:style-name="_39_">e</text:span><text:span text:style-name="_32_">r</text:span><text:span text:style-name="_34_"> </text:span><text:span text:style-name="_38_">c</text:span><text:span text:style-name="_33_">a</text:span><text:span text:style-name="_35_">s</text:span><text:span text:style-name="_39_">e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w</text:span><text:span text:style-name="_32_">h</text:span><text:span text:style-name="_35_">o</text:span><text:span text:style-name="_39_">l</text:span><text:span text:style-name="_32_">e</text:span><text:span text:style-name="_34_"> </text:span><text:span text:style-name="_38_">m</text:span><text:span text:style-name="_32_">i</text:span><text:span text:style-name="_36_">n</text:span><text:span text:style-name="_39_">d</text:span><text:span text:style-name="_31_"> </text:span><text:span text:style-name="_35_">i</text:span><text:span text:style-name="_39_">s</text:span><text:span text:style-name="_31_"> </text:span><text:span text:style-name="_36_">m</text:span><text:span text:style-name="_38_">e</text:span><text:span text:style-name="_32_">c</text:span><text:span text:style-name="_35_">h</text:span><text:span text:style-name="_38_">a</text:span><text:span text:style-name="_32_">n</text:span><text:span text:style-name="_35_">i</text:span><text:span text:style-name="_38_">c</text:span><text:span text:style-name="_32_">a</text:span><text:span text:style-name="_35_">l</text:span><text:span text:style-name="_39_">.</text:span><text:span text:style-name="_31_"> </text:span><text:span text:style-name="_35_">(</text:span><text:span text:style-name="_38_">I</text:span><text:span text:style-name="_32_">t</text:span><text:span text:style-name="_34_"> </text:span><text:span text:style-name="_39_">w</text:span><text:span text:style-name="_33_">o</text:span><text:span text:style-name="_36_">u</text:span><text:span text:style-name="_38_">l</text:span><text:span text:style-name="_33_">d</text:span><text:span text:style-name="_34_"> </text:span><text:span text:style-name="_39_">n</text:span><text:span text:style-name="_32_">o</text:span><text:span text:style-name="_36_">t</text:span><text:span text:style-name="_37_"> </text:span><text:span text:style-name="_32_">b</text:span><text:span text:style-name="_35_">e</text:span><text:span text:style-name="_37_"> </text:span><text:span text:style-name="_32_">a</text:span><text:span text:style-name="_34_"> </text:span><text:span text:style-name="_38_">d</text:span><text:span text:style-name="_32_">i</text:span><text:span text:style-name="_36_">s</text:span><text:span text:style-name="_38_">c</text:span><text:span text:style-name="_32_">r</text:span><text:span text:style-name="_35_">e</text:span><text:span text:style-name="_38_">t</text:span><text:span text:style-name="_32_">e</text:span>-<text:span text:style-name="_39_">s</text:span><text:span text:style-name="_33_">t</text:span><text:span text:style-name="_36_">a</text:span><text:span text:style-name="_38_">t</text:span><text:span text:style-name="_32_">e</text:span><text:span text:style-name="_34_"> </text:span><text:span text:style-name="_39_">m</text:span><text:span text:style-name="_32_">a</text:span><text:span text:style-name="_36_">c</text:span><text:span text:style-name="_39_">h</text:span><text:span text:style-name="_32_">i</text:span><text:span text:style-name="_36_">n</text:span><text:span text:style-name="_39_">e</text:span><text:span text:style-name="_31_"> </text:span><text:span text:style-name="_35_">h</text:span><text:span text:style-name="_39_">o</text:span><text:span text:style-name="_33_">w</text:span><text:span text:style-name="_35_">e</text:span><text:span text:style-name="_39_">v</text:span><text:span text:style-name="_33_">e</text:span><text:span text:style-name="_36_">r</text:span><text:span text:style-name="_39_">.</text:span><text:span text:style-name="_31_"> </text:span><text:span text:style-name="_36_">W</text:span><text:span text:style-name="_39_">e</text:span><text:span text:style-name="_31_"> </text:span><text:span text:style-name="_36_">h</text:span><text:span text:style-name="_39_">a</text:span><text:span text:style-name="_32_">v</text:span><text:span text:style-name="_35_">e</text:span><text:span text:style-name="_37_"> </text:span><text:span text:style-name="_32_">d</text:span><text:span text:style-name="_35_">i</text:span><text:span text:style-name="_39_">s</text:span><text:span text:style-name="_32_">c</text:span><text:span text:style-name="_36_">u</text:span><text:span text:style-name="_39_">s</text:span><text:span text:style-name="_33_">s</text:span><text:span text:style-name="_35_">e</text:span><text:span text:style-name="_38_">d</text:span><text:span text:style-name="_31_"> </text:span><text:span text:style-name="_36_">t</text:span><text:span text:style-name="_39_">h</text:span><text:span text:style-name="_32_">i</text:span><text:span text:style-name="_35_">s</text:span><text:span text:style-name="_38_">.</text:span><text:span text:style-name="_33_">)</text:span></text:p>
      <text:p text:style-name="P1"><text:span text:style-name="_38_">T</text:span><text:span text:style-name="_32_">h</text:span><text:span text:style-name="_36_">e</text:span><text:span text:style-name="_38_">s</text:span><text:span text:style-name="_32_">e</text:span><text:span text:style-name="_34_"> </text:span><text:span text:style-name="_39_">l</text:span><text:span text:style-name="_33_">a</text:span><text:span text:style-name="_36_">s</text:span><text:span text:style-name="_39_">t</text:span><text:span text:style-name="_31_"> </text:span><text:span text:style-name="_36_">t</text:span><text:span text:style-name="_39_">w</text:span><text:span text:style-name="_33_">o</text:span><text:span text:style-name="_34_"> </text:span><text:span text:style-name="_39_">p</text:span><text:span text:style-name="_33_">a</text:span><text:span text:style-name="_35_">r</text:span><text:span text:style-name="_38_">a</text:span><text:span text:style-name="_32_">g</text:span><text:span text:style-name="_36_">r</text:span><text:span text:style-name="_38_">a</text:span><text:span text:style-name="_33_">p</text:span><text:span text:style-name="_36_">h</text:span><text:span text:style-name="_39_">s</text:span><text:span text:style-name="_31_"> </text:span><text:span text:style-name="_36_">d</text:span><text:span text:style-name="_39_">o</text:span><text:span text:style-name="_31_"> </text:span><text:span text:style-name="_36_">n</text:span><text:span text:style-name="_38_">o</text:span><text:span text:style-name="_33_">t</text:span><text:span text:style-name="_34_"> </text:span><text:span text:style-name="_38_">c</text:span><text:span text:style-name="_33_">l</text:span><text:span text:style-name="_35_">a</text:span><text:span text:style-name="_39_">i</text:span><text:span text:style-name="_32_">m</text:span><text:span text:style-name="_34_"> </text:span><text:span text:style-name="_39_">t</text:span><text:span text:style-name="_33_">o</text:span><text:span text:style-name="_34_"> </text:span><text:span text:style-name="_38_">b</text:span><text:span text:style-name="_32_">e</text:span><text:span text:style-name="_34_"> </text:span><text:span text:style-name="_38_">c</text:span><text:span text:style-name="_33_">o</text:span><text:span text:style-name="_36_">n</text:span><text:span text:style-name="_39_">v</text:span><text:span text:style-name="_32_">i</text:span><text:span text:style-name="_35_">n</text:span><text:span text:style-name="_38_">c</text:span><text:span text:style-name="_33_">i</text:span><text:span text:style-name="_36_">n</text:span><text:span text:style-name="_38_">g</text:span><text:span text:style-name="_31_"> </text:span><text:span text:style-name="_36_">a</text:span><text:span text:style-name="_38_">r</text:span><text:span text:style-name="_33_">g</text:span><text:span text:style-name="_35_">u</text:span><text:span text:style-name="_39_">m</text:span><text:span text:style-name="_33_">e</text:span><text:span text:style-name="_35_">n</text:span><text:span text:style-name="_39_">t</text:span><text:span text:style-name="_33_">s</text:span><text:span text:style-name="_36_">.</text:span><text:span text:style-name="_37_"> </text:span><text:span text:style-name="_32_">T</text:span><text:span text:style-name="_35_">h</text:span><text:span text:style-name="_39_">e</text:span><text:span text:style-name="_32_">y</text:span><text:span text:style-name="_34_"> </text:span><text:span text:style-name="_39_">s</text:span><text:span text:style-name="_32_">h</text:span><text:span text:style-name="_35_">o</text:span><text:span text:style-name="_39_">u</text:span><text:span text:style-name="_32_">l</text:span><text:span text:style-name="_35_">d</text:span><text:span text:style-name="_37_"> </text:span><text:span text:style-name="_33_">r</text:span><text:span text:style-name="_35_">a</text:span><text:span text:style-name="_38_">t</text:span><text:span text:style-name="_32_">h</text:span><text:span text:style-name="_36_">e</text:span><text:span text:style-name="_39_">r</text:span><text:span text:style-name="_31_"> </text:span><text:span text:style-name="_36_">b</text:span><text:span text:style-name="_39_">e</text:span><text:span text:style-name="_31_"> </text:span><text:span text:style-name="_35_">d</text:span><text:span text:style-name="_39_">e</text:span><text:span text:style-name="_32_">s</text:span><text:span text:style-name="_35_">c</text:span><text:span text:style-name="_39_">r</text:span><text:span text:style-name="_32_">i</text:span><text:span text:style-name="_36_">b</text:span><text:span text:style-name="_38_">e</text:span><text:span text:style-name="_33_">d</text:span><text:span text:style-name="_34_"> </text:span><text:span text:style-name="_39_">a</text:span><text:span text:style-name="_33_">s</text:span><text:span text:style-name="_34_"> </text:span><text:span text:style-name="_38_">"</text:span><text:span text:style-name="_32_">r</text:span><text:span text:style-name="_36_">e</text:span><text:span text:style-name="_38_">c</text:span><text:span text:style-name="_33_">i</text:span><text:span text:style-name="_35_">t</text:span><text:span text:style-name="_38_">a</text:span><text:span text:style-name="_32_">t</text:span><text:span text:style-name="_36_">i</text:span><text:span text:style-name="_38_">o</text:span><text:span text:style-name="_32_">n</text:span><text:span text:style-name="_36_">s</text:span><text:span text:style-name="_37_"> </text:span><text:span text:style-name="_32_">t</text:span><text:span text:style-name="_35_">e</text:span><text:span text:style-name="_38_">n</text:span><text:span text:style-name="_32_">d</text:span><text:span text:style-name="_36_">i</text:span><text:span text:style-name="_38_">n</text:span><text:span text:style-name="_33_">g</text:span><text:span text:style-name="_34_"> </text:span><text:span text:style-name="_39_">t</text:span><text:span text:style-name="_32_">o</text:span><text:span text:style-name="_34_"> </text:span><text:span text:style-name="_39_">p</text:span><text:span text:style-name="_32_">r</text:span><text:span text:style-name="_35_">o</text:span><text:span text:style-name="_39_">d</text:span><text:span text:style-name="_32_">u</text:span><text:span text:style-name="_35_">c</text:span><text:span text:style-name="_39_">e</text:span><text:span text:style-name="_31_"> </text:span><text:span text:style-name="_36_">b</text:span><text:span text:style-name="_38_">e</text:span><text:span text:style-name="_33_">l</text:span><text:span text:style-name="_35_">i</text:span><text:span text:style-name="_38_">e</text:span><text:span text:style-name="_33_">f</text:span><text:span text:style-name="_36_">.</text:span><text:span text:style-name="_38_">"</text:span></text:p>
      <text:p text:style-name="P1"><text:span text:style-name="_36_">T</text:span><text:span text:style-name="_38_">h</text:span><text:span text:style-name="_33_">e</text:span><text:span text:style-name="_34_"> </text:span><text:span text:style-name="_38_">o</text:span><text:span text:style-name="_33_">n</text:span><text:span text:style-name="_35_">l</text:span><text:span text:style-name="_39_">y</text:span><text:span text:style-name="_31_"> </text:span><text:span text:style-name="_36_">r</text:span><text:span text:style-name="_39_">e</text:span><text:span text:style-name="_32_">a</text:span><text:span text:style-name="_36_">l</text:span><text:span text:style-name="_38_">l</text:span><text:span text:style-name="_32_">y</text:span><text:span text:style-name="_34_"> </text:span><text:span text:style-name="_38_">s</text:span><text:span text:style-name="_32_">a</text:span><text:span text:style-name="_35_">t</text:span><text:span text:style-name="_39_">i</text:span><text:span text:style-name="_33_">s</text:span><text:span text:style-name="_35_">f</text:span><text:span text:style-name="_39_">a</text:span><text:span text:style-name="_32_">c</text:span><text:span text:style-name="_35_">t</text:span><text:span text:style-name="_39_">o</text:span><text:span text:style-name="_33_">r</text:span><text:span text:style-name="_35_">y</text:span><text:span text:style-name="_37_"> </text:span><text:span text:style-name="_32_">s</text:span><text:span text:style-name="_35_">u</text:span><text:span text:style-name="_39_">p</text:span><text:span text:style-name="_32_">p</text:span><text:span text:style-name="_35_">o</text:span><text:span text:style-name="_39_">r</text:span><text:span text:style-name="_33_">t</text:span><text:span text:style-name="_34_"> </text:span><text:span text:style-name="_38_">t</text:span><text:span text:style-name="_33_">h</text:span><text:span text:style-name="_35_">a</text:span><text:span text:style-name="_38_">t</text:span><text:span text:style-name="_31_"> </text:span><text:span text:style-name="_35_">c</text:span><text:span text:style-name="_39_">a</text:span><text:span text:style-name="_32_">n</text:span><text:span text:style-name="_34_"> </text:span><text:span text:style-name="_39_">b</text:span><text:span text:style-name="_33_">e</text:span><text:span text:style-name="_34_"> </text:span><text:span text:style-name="_39_">g</text:span><text:span text:style-name="_32_">i</text:span><text:span text:style-name="_35_">v</text:span><text:span text:style-name="_38_">e</text:span><text:span text:style-name="_33_">n</text:span><text:span text:style-name="_34_"> </text:span><text:span text:style-name="_38_">f</text:span><text:span text:style-name="_32_">o</text:span><text:span text:style-name="_35_">r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v</text:span><text:span text:style-name="_39_">i</text:span><text:span text:style-name="_33_">e</text:span><text:span text:style-name="_36_">w</text:span><text:span text:style-name="_37_"> </text:span><text:span text:style-name="_32_">e</text:span><text:span text:style-name="_35_">x</text:span><text:span text:style-name="_39_">p</text:span><text:span text:style-name="_33_">r</text:span><text:span text:style-name="_35_">e</text:span><text:span text:style-name="_39_">s</text:span><text:span text:style-name="_32_">s</text:span><text:span text:style-name="_35_">e</text:span><text:span text:style-name="_38_">d</text:span><text:span text:style-name="_31_"> </text:span><text:span text:style-name="_35_">a</text:span><text:span text:style-name="_39_">t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b</text:span><text:span text:style-name="_33_">e</text:span><text:span text:style-name="_36_">g</text:span><text:span text:style-name="_39_">i</text:span><text:span text:style-name="_33_">n</text:span><text:span text:style-name="_35_">n</text:span><text:span text:style-name="_38_">i</text:span><text:span text:style-name="_32_">n</text:span><text:span text:style-name="_35_">g</text:span><text:span text:style-name="_37_"> </text:span><text:span text:style-name="_33_">o</text:span><text:span text:style-name="_36_">f</text:span><text:span text:style-name="_37_"> </text:span><text:span text:style-name="_33_">Â</text:span><text:span text:style-name="_35_">§</text:span><text:span text:style-name="_39_">6</text:span><text:span text:style-name="_32_">,</text:span><text:span text:style-name="_34_"> </text:span><text:span text:style-name="_38_">w</text:span><text:span text:style-name="_33_">i</text:span><text:span text:style-name="_35_">l</text:span><text:span text:style-name="_38_">l</text:span><text:span text:style-name="_31_"> </text:span><text:span text:style-name="_35_">b</text:span><text:span text:style-name="_38_">e</text:span><text:span text:style-name="_31_"> </text:span><text:span text:style-name="_36_">t</text:span><text:span text:style-name="_38_">h</text:span><text:span text:style-name="_33_">a</text:span><text:span text:style-name="_35_">t</text:span><text:span text:style-name="_37_"> </text:span><text:span text:style-name="_33_">p</text:span><text:span text:style-name="_35_">r</text:span><text:span text:style-name="_38_">o</text:span><text:span text:style-name="_32_">v</text:span><text:span text:style-name="_36_">i</text:span><text:span text:style-name="_38_">d</text:span><text:span text:style-name="_33_">e</text:span><text:span text:style-name="_35_">d</text:span><text:span text:style-name="_37_"> </text:span><text:span text:style-name="_32_">b</text:span><text:span text:style-name="_36_">y</text:span><text:span text:style-name="_37_"> </text:span><text:span text:style-name="_33_">w</text:span><text:span text:style-name="_35_">a</text:span><text:span text:style-name="_38_">i</text:span><text:span text:style-name="_32_">t</text:span><text:span text:style-name="_35_">i</text:span><text:span text:style-name="_39_">n</text:span><text:span text:style-name="_33_">g</text:span><text:span text:style-name="_34_"> </text:span><text:span text:style-name="_39_">f</text:span><text:span text:style-name="_32_">o</text:span><text:span text:style-name="_35_">r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e</text:span><text:span text:style-name="_38_">n</text:span><text:span text:style-name="_33_">d</text:span><text:span text:style-name="_34_"> </text:span><text:span text:style-name="_39_">o</text:span><text:span text:style-name="_32_">f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c</text:span><text:span text:style-name="_36_">e</text:span><text:span text:style-name="_39_">n</text:span><text:span text:style-name="_33_">t</text:span><text:span text:style-name="_35_">u</text:span><text:span text:style-name="_39_">r</text:span><text:span text:style-name="_33_">y</text:span><text:span text:style-name="_34_"> </text:span><text:span text:style-name="_39_">a</text:span><text:span text:style-name="_32_">n</text:span><text:span text:style-name="_35_">d</text:span><text:span text:style-name="_37_"> </text:span><text:span text:style-name="_33_">t</text:span><text:span text:style-name="_36_">h</text:span><text:span text:style-name="_39_">e</text:span><text:span text:style-name="_32_">n</text:span><text:span text:style-name="_34_"> </text:span><text:span text:style-name="_39_">d</text:span><text:span text:style-name="_32_">o</text:span><text:span text:style-name="_36_">i</text:span><text:span text:style-name="_38_">n</text:span><text:span text:style-name="_32_">g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e</text:span><text:span text:style-name="_36_">x</text:span><text:span text:style-name="_39_">p</text:span><text:span text:style-name="_33_">e</text:span><text:span text:style-name="_35_">r</text:span><text:span text:style-name="_38_">i</text:span><text:span text:style-name="_33_">m</text:span><text:span text:style-name="_35_">e</text:span><text:span text:style-name="_38_">n</text:span><text:span text:style-name="_32_">t</text:span><text:span text:style-name="_34_"> </text:span><text:span text:style-name="_38_">d</text:span><text:span text:style-name="_32_">e</text:span><text:span text:style-name="_36_">s</text:span><text:span text:style-name="_39_">c</text:span><text:span text:style-name="_32_">r</text:span><text:span text:style-name="_35_">i</text:span><text:span text:style-name="_39_">b</text:span><text:span text:style-name="_33_">e</text:span><text:span text:style-name="_35_">d</text:span><text:span text:style-name="_39_">.</text:span><text:span text:style-name="_31_"> </text:span><text:span text:style-name="_36_">B</text:span><text:span text:style-name="_38_">u</text:span><text:span text:style-name="_32_">t</text:span><text:span text:style-name="_34_"> </text:span><text:span text:style-name="_38_">w</text:span><text:span text:style-name="_33_">h</text:span><text:span text:style-name="_35_">a</text:span><text:span text:style-name="_38_">t</text:span><text:span text:style-name="_31_"> </text:span><text:span text:style-name="_35_">c</text:span><text:span text:style-name="_39_">a</text:span><text:span text:style-name="_33_">n</text:span><text:span text:style-name="_34_"> </text:span><text:span text:style-name="_38_">w</text:span><text:span text:style-name="_33_">e</text:span><text:span text:style-name="_34_"> </text:span><text:span text:style-name="_38_">s</text:span><text:span text:style-name="_33_">a</text:span><text:span text:style-name="_36_">y</text:span><text:span text:style-name="_37_"> </text:span><text:span text:style-name="_32_">i</text:span><text:span text:style-name="_36_">n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m</text:span><text:span text:style-name="_39_">e</text:span><text:span text:style-name="_33_">a</text:span><text:span text:style-name="_35_">n</text:span><text:span text:style-name="_38_">t</text:span><text:span text:style-name="_33_">i</text:span><text:span text:style-name="_35_">m</text:span><text:span text:style-name="_38_">e</text:span><text:span text:style-name="_32_">?</text:span><text:span text:style-name="_34_"> </text:span><text:span text:style-name="_39_">W</text:span><text:span text:style-name="_32_">h</text:span><text:span text:style-name="_36_">a</text:span><text:span text:style-name="_38_">t</text:span><text:span text:style-name="_31_"> </text:span><text:span text:style-name="_36_">s</text:span><text:span text:style-name="_39_">t</text:span><text:span text:style-name="_33_">e</text:span><text:span text:style-name="_36_">p</text:span><text:span text:style-name="_38_">s</text:span><text:span text:style-name="_31_"> </text:span><text:span text:style-name="_35_">s</text:span><text:span text:style-name="_38_">h</text:span><text:span text:style-name="_33_">o</text:span><text:span text:style-name="_35_">u</text:span><text:span text:style-name="_39_">l</text:span><text:span text:style-name="_33_">d</text:span><text:span text:style-name="_34_"> </text:span><text:span text:style-name="_38_">b</text:span><text:span text:style-name="_32_">e</text:span><text:span text:style-name="_34_"> </text:span><text:span text:style-name="_38_">t</text:span><text:span text:style-name="_33_">a</text:span><text:span text:style-name="_36_">k</text:span><text:span text:style-name="_39_">e</text:span><text:span text:style-name="_32_">n</text:span><text:span text:style-name="_34_"> </text:span><text:span text:style-name="_38_">n</text:span><text:span text:style-name="_33_">o</text:span><text:span text:style-name="_36_">w</text:span><text:span text:style-name="_37_"> </text:span><text:span text:style-name="_32_">i</text:span><text:span text:style-name="_36_">f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e</text:span><text:span text:style-name="_38_">x</text:span><text:span text:style-name="_33_">p</text:span><text:span text:style-name="_35_">e</text:span><text:span text:style-name="_38_">r</text:span><text:span text:style-name="_33_">i</text:span><text:span text:style-name="_36_">m</text:span><text:span text:style-name="_38_">e</text:span><text:span text:style-name="_33_">n</text:span><text:span text:style-name="_35_">t</text:span><text:span text:style-name="_37_"> </text:span><text:span text:style-name="_33_">i</text:span><text:span text:style-name="_36_">s</text:span><text:span text:style-name="_37_"> </text:span><text:span text:style-name="_32_">t</text:span><text:span text:style-name="_36_">o</text:span><text:span text:style-name="_37_"> </text:span><text:span text:style-name="_32_">b</text:span><text:span text:style-name="_35_">e</text:span><text:span text:style-name="_37_"> </text:span><text:span text:style-name="_32_">s</text:span><text:span text:style-name="_35_">u</text:span><text:span text:style-name="_38_">c</text:span><text:span text:style-name="_33_">c</text:span><text:span text:style-name="_35_">e</text:span><text:span text:style-name="_38_">s</text:span><text:span text:style-name="_32_">s</text:span><text:span text:style-name="_35_">f</text:span><text:span text:style-name="_38_">u</text:span><text:span text:style-name="_33_">l</text:span><text:span text:style-name="_36_">?</text:span></text:p>
      <text:p text:style-name="P1"><text:span text:style-name="_33_">A</text:span><text:span text:style-name="_36_">s</text:span><text:span text:style-name="_37_"> </text:span><text:span text:style-name="_32_">I</text:span><text:span text:style-name="_34_"> </text:span><text:span text:style-name="_38_">h</text:span><text:span text:style-name="_32_">a</text:span><text:span text:style-name="_36_">v</text:span><text:span text:style-name="_39_">e</text:span><text:span text:style-name="_31_"> </text:span><text:span text:style-name="_36_">e</text:span><text:span text:style-name="_38_">x</text:span><text:span text:style-name="_32_">p</text:span><text:span text:style-name="_36_">l</text:span><text:span text:style-name="_38_">a</text:span><text:span text:style-name="_32_">i</text:span><text:span text:style-name="_35_">n</text:span><text:span text:style-name="_38_">e</text:span><text:span text:style-name="_32_">d</text:span><text:span text:style-name="_35_">,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p</text:span><text:span text:style-name="_39_">r</text:span><text:span text:style-name="_32_">o</text:span><text:span text:style-name="_35_">b</text:span><text:span text:style-name="_39_">l</text:span><text:span text:style-name="_33_">e</text:span><text:span text:style-name="_36_">m</text:span><text:span text:style-name="_37_"> </text:span><text:span text:style-name="_33_">i</text:span><text:span text:style-name="_35_">s</text:span><text:span text:style-name="_37_"> </text:span><text:span text:style-name="_32_">m</text:span><text:span text:style-name="_36_">a</text:span><text:span text:style-name="_38_">i</text:span><text:span text:style-name="_32_">n</text:span><text:span text:style-name="_36_">l</text:span><text:span text:style-name="_39_">y</text:span><text:span text:style-name="_31_"> </text:span><text:span text:style-name="_36_">o</text:span><text:span text:style-name="_39_">n</text:span><text:span text:style-name="_33_">e</text:span><text:span text:style-name="_34_"> </text:span><text:span text:style-name="_38_">o</text:span><text:span text:style-name="_32_">f</text:span><text:span text:style-name="_34_"> </text:span><text:span text:style-name="_39_">p</text:span><text:span text:style-name="_32_">r</text:span><text:span text:style-name="_35_">o</text:span><text:span text:style-name="_38_">g</text:span><text:span text:style-name="_33_">r</text:span><text:span text:style-name="_36_">a</text:span><text:span text:style-name="_39_">m</text:span><text:span text:style-name="_32_">m</text:span><text:span text:style-name="_35_">i</text:span><text:span text:style-name="_39_">n</text:span><text:span text:style-name="_33_">g</text:span><text:span text:style-name="_36_">.</text:span><text:span text:style-name="_37_"> </text:span><text:span text:style-name="_33_">A</text:span><text:span text:style-name="_36_">d</text:span><text:span text:style-name="_39_">v</text:span><text:span text:style-name="_32_">a</text:span><text:span text:style-name="_36_">n</text:span><text:span text:style-name="_39_">c</text:span><text:span text:style-name="_33_">e</text:span><text:span text:style-name="_35_">s</text:span><text:span text:style-name="_37_"> </text:span><text:span text:style-name="_32_">i</text:span><text:span text:style-name="_36_">n</text:span><text:span text:style-name="_37_"> </text:span><text:span text:style-name="_33_">e</text:span><text:span text:style-name="_35_">n</text:span><text:span text:style-name="_38_">g</text:span><text:span text:style-name="_32_">i</text:span><text:span text:style-name="_36_">n</text:span><text:span text:style-name="_39_">e</text:span><text:span text:style-name="_33_">e</text:span><text:span text:style-name="_35_">r</text:span><text:span text:style-name="_39_">i</text:span><text:span text:style-name="_32_">n</text:span><text:span text:style-name="_35_">g</text:span><text:span text:style-name="_37_"> </text:span><text:span text:style-name="_33_">w</text:span><text:span text:style-name="_36_">i</text:span><text:span text:style-name="_39_">l</text:span><text:span text:style-name="_32_">l</text:span><text:span text:style-name="_34_"> </text:span><text:span text:style-name="_38_">h</text:span><text:span text:style-name="_33_">a</text:span><text:span text:style-name="_36_">v</text:span><text:span text:style-name="_39_">e</text:span><text:span text:style-name="_31_"> </text:span><text:span text:style-name="_35_">t</text:span><text:span text:style-name="_39_">o</text:span><text:span text:style-name="_31_"> </text:span><text:span text:style-name="_35_">b</text:span><text:span text:style-name="_39_">e</text:span><text:span text:style-name="_31_"> </text:span><text:span text:style-name="_35_">m</text:span><text:span text:style-name="_38_">a</text:span><text:span text:style-name="_33_">d</text:span><text:span text:style-name="_35_">e</text:span><text:span text:style-name="_37_"> </text:span><text:span text:style-name="_32_">t</text:span><text:span text:style-name="_35_">o</text:span><text:span text:style-name="_39_">o</text:span><text:span text:style-name="_32_">,</text:span><text:span text:style-name="_34_"> </text:span><text:span text:style-name="_38_">b</text:span><text:span text:style-name="_32_">u</text:span><text:span text:style-name="_35_">t</text:span><text:span text:style-name="_37_"> </text:span><text:span text:style-name="_32_">i</text:span><text:span text:style-name="_35_">t</text:span><text:span text:style-name="_37_"> </text:span><text:span text:style-name="_33_">s</text:span><text:span text:style-name="_35_">e</text:span><text:span text:style-name="_38_">e</text:span><text:span text:style-name="_33_">m</text:span><text:span text:style-name="_35_">s</text:span><text:span text:style-name="_37_"> </text:span><text:span text:style-name="_33_">u</text:span><text:span text:style-name="_35_">n</text:span><text:span text:style-name="_39_">l</text:span><text:span text:style-name="_32_">i</text:span><text:span text:style-name="_36_">k</text:span><text:span text:style-name="_39_">e</text:span><text:span text:style-name="_33_">l</text:span><text:span text:style-name="_36_">y</text:span><text:span text:style-name="_37_"> </text:span><text:span text:style-name="_32_">t</text:span><text:span text:style-name="_35_">h</text:span><text:span text:style-name="_38_">a</text:span><text:span text:style-name="_33_">t</text:span><text:span text:style-name="_34_"> </text:span><text:span text:style-name="_39_">t</text:span><text:span text:style-name="_32_">h</text:span><text:span text:style-name="_35_">e</text:span><text:span text:style-name="_39_">s</text:span><text:span text:style-name="_33_">e</text:span><text:span text:style-name="_34_"> </text:span><text:span text:style-name="_39_">w</text:span><text:span text:style-name="_33_">i</text:span><text:span text:style-name="_36_">l</text:span><text:span text:style-name="_38_">l</text:span><text:span text:style-name="_31_"> </text:span><text:span text:style-name="_36_">n</text:span><text:span text:style-name="_39_">o</text:span><text:span text:style-name="_33_">t</text:span><text:span text:style-name="_34_"> </text:span><text:span text:style-name="_38_">b</text:span><text:span text:style-name="_33_">e</text:span><text:span text:style-name="_34_"> </text:span><text:span text:style-name="_38_">a</text:span><text:span text:style-name="_33_">d</text:span><text:span text:style-name="_36_">e</text:span><text:span text:style-name="_39_">q</text:span><text:span text:style-name="_33_">u</text:span><text:span text:style-name="_36_">a</text:span><text:span text:style-name="_39_">t</text:span><text:span text:style-name="_33_">e</text:span><text:span text:style-name="_34_"> </text:span><text:span text:style-name="_38_">f</text:span><text:span text:style-name="_32_">o</text:span><text:span text:style-name="_36_">r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r</text:span><text:span text:style-name="_39_">e</text:span><text:span text:style-name="_32_">q</text:span><text:span text:style-name="_35_">u</text:span><text:span text:style-name="_39_">i</text:span><text:span text:style-name="_33_">r</text:span><text:span text:style-name="_35_">e</text:span><text:span text:style-name="_39_">m</text:span><text:span text:style-name="_32_">e</text:span><text:span text:style-name="_35_">n</text:span><text:span text:style-name="_38_">t</text:span><text:span text:style-name="_33_">s</text:span><text:span text:style-name="_36_">.</text:span><text:span text:style-name="_37_"> </text:span><text:span text:style-name="_32_">E</text:span><text:span text:style-name="_36_">s</text:span><text:span text:style-name="_38_">t</text:span><text:span text:style-name="_32_">i</text:span><text:span text:style-name="_35_">m</text:span><text:span text:style-name="_39_">a</text:span><text:span text:style-name="_33_">t</text:span><text:span text:style-name="_35_">e</text:span><text:span text:style-name="_39_">s</text:span><text:span text:style-name="_31_"> </text:span><text:span text:style-name="_35_">o</text:span><text:span text:style-name="_38_">f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s</text:span><text:span text:style-name="_32_">t</text:span><text:span text:style-name="_35_">o</text:span><text:span text:style-name="_39_">r</text:span><text:span text:style-name="_32_">a</text:span><text:span text:style-name="_36_">g</text:span><text:span text:style-name="_39_">e</text:span><text:span text:style-name="_31_"> </text:span><text:span text:style-name="_36_">c</text:span><text:span text:style-name="_39_">a</text:span><text:span text:style-name="_33_">p</text:span><text:span text:style-name="_35_">a</text:span><text:span text:style-name="_39_">c</text:span><text:span text:style-name="_32_">i</text:span><text:span text:style-name="_36_">t</text:span><text:span text:style-name="_39_">y</text:span><text:span text:style-name="_31_"> </text:span><text:span text:style-name="_36_">o</text:span><text:span text:style-name="_38_">f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b</text:span><text:span text:style-name="_32_">r</text:span><text:span text:style-name="_35_">a</text:span><text:span text:style-name="_39_">i</text:span><text:span text:style-name="_33_">n</text:span><text:span text:style-name="_34_"> </text:span><text:span text:style-name="_39_">v</text:span><text:span text:style-name="_32_">a</text:span><text:span text:style-name="_35_">r</text:span><text:span text:style-name="_38_">y</text:span><text:span text:style-name="_31_"> </text:span><text:span text:style-name="_35_">f</text:span><text:span text:style-name="_38_">r</text:span><text:span text:style-name="_33_">o</text:span><text:span text:style-name="_35_">m</text:span><text:span text:style-name="_37_"> </text:span><text:span text:style-name="_32_">1</text:span><text:span text:style-name="_36_">0</text:span><text:span text:style-name="_38_">1</text:span><text:span text:style-name="_32_">0</text:span><text:span text:style-name="_34_"> </text:span><text:span text:style-name="_38_">t</text:span><text:span text:style-name="_32_">o</text:span><text:span text:style-name="_34_"> </text:span><text:span text:style-name="_38_">1</text:span><text:span text:style-name="_33_">0</text:span><text:span text:style-name="_36_">1</text:span><text:span text:style-name="_39_">5</text:span><text:span text:style-name="_31_"> </text:span><text:span text:style-name="_36_">b</text:span><text:span text:style-name="_38_">i</text:span><text:span text:style-name="_32_">n</text:span><text:span text:style-name="_35_">a</text:span><text:span text:style-name="_39_">r</text:span><text:span text:style-name="_32_">y</text:span><text:span text:style-name="_34_"> </text:span><text:span text:style-name="_38_">d</text:span><text:span text:style-name="_32_">i</text:span><text:span text:style-name="_35_">g</text:span><text:span text:style-name="_38_">i</text:span><text:span text:style-name="_33_">t</text:span><text:span text:style-name="_36_">s</text:span><text:span text:style-name="_39_">.</text:span><text:span text:style-name="_31_"> </text:span><text:span text:style-name="_36_">I</text:span><text:span text:style-name="_37_"> </text:span><text:span text:style-name="_33_">i</text:span><text:span text:style-name="_36_">n</text:span><text:span text:style-name="_39_">c</text:span><text:span text:style-name="_32_">l</text:span><text:span text:style-name="_35_">i</text:span><text:span text:style-name="_38_">n</text:span><text:span text:style-name="_32_">e</text:span><text:span text:style-name="_34_"> </text:span><text:span text:style-name="_38_">t</text:span><text:span text:style-name="_32_">o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l</text:span><text:span text:style-name="_35_">o</text:span><text:span text:style-name="_38_">w</text:span><text:span text:style-name="_33_">e</text:span><text:span text:style-name="_36_">r</text:span><text:span text:style-name="_37_"> </text:span><text:span text:style-name="_33_">v</text:span><text:span text:style-name="_35_">a</text:span><text:span text:style-name="_39_">l</text:span><text:span text:style-name="_33_">u</text:span><text:span text:style-name="_36_">e</text:span><text:span text:style-name="_38_">s</text:span><text:span text:style-name="_31_"> </text:span><text:span text:style-name="_36_">a</text:span><text:span text:style-name="_38_">n</text:span><text:span text:style-name="_33_">d</text:span><text:span text:style-name="_34_"> </text:span><text:span text:style-name="_38_">b</text:span><text:span text:style-name="_32_">e</text:span><text:span text:style-name="_35_">l</text:span><text:span text:style-name="_38_">i</text:span><text:span text:style-name="_32_">e</text:span><text:span text:style-name="_36_">v</text:span><text:span text:style-name="_39_">e</text:span><text:span text:style-name="_31_"> </text:span><text:span text:style-name="_36_">t</text:span><text:span text:style-name="_39_">h</text:span><text:span text:style-name="_33_">a</text:span><text:span text:style-name="_35_">t</text:span><text:span text:style-name="_37_"> </text:span><text:span text:style-name="_32_">o</text:span><text:span text:style-name="_35_">n</text:span><text:span text:style-name="_39_">l</text:span><text:span text:style-name="_33_">y</text:span><text:span text:style-name="_34_"> </text:span><text:span text:style-name="_39_">a</text:span><text:span text:style-name="_31_"> </text:span><text:span text:style-name="_35_">v</text:span><text:span text:style-name="_39_">e</text:span><text:span text:style-name="_33_">r</text:span><text:span text:style-name="_35_">y</text:span><text:span text:style-name="_37_"> </text:span><text:span text:style-name="_32_">s</text:span><text:span text:style-name="_35_">m</text:span><text:span text:style-name="_38_">a</text:span><text:span text:style-name="_33_">l</text:span><text:span text:style-name="_36_">l</text:span><text:span text:style-name="_37_"> </text:span><text:span text:style-name="_32_">f</text:span><text:span text:style-name="_35_">r</text:span><text:span text:style-name="_38_">a</text:span><text:span text:style-name="_33_">c</text:span><text:span text:style-name="_36_">t</text:span><text:span text:style-name="_39_">i</text:span><text:span text:style-name="_33_">o</text:span><text:span text:style-name="_36_">n</text:span><text:span text:style-name="_37_"> </text:span><text:span text:style-name="_32_">i</text:span><text:span text:style-name="_35_">s</text:span><text:span text:style-name="_37_"> </text:span><text:span text:style-name="_32_">u</text:span><text:span text:style-name="_35_">s</text:span><text:span text:style-name="_38_">e</text:span><text:span text:style-name="_32_">d</text:span><text:span text:style-name="_34_"> </text:span><text:span text:style-name="_39_">f</text:span><text:span text:style-name="_32_">o</text:span><text:span text:style-name="_35_">r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h</text:span><text:span text:style-name="_39_">i</text:span><text:span text:style-name="_33_">g</text:span><text:span text:style-name="_36_">h</text:span><text:span text:style-name="_39_">e</text:span><text:span text:style-name="_32_">r</text:span><text:span text:style-name="_34_"> </text:span><text:span text:style-name="_39_">t</text:span><text:span text:style-name="_33_">y</text:span><text:span text:style-name="_35_">p</text:span><text:span text:style-name="_39_">e</text:span><text:span text:style-name="_33_">s</text:span><text:span text:style-name="_34_"> </text:span><text:span text:style-name="_38_">o</text:span><text:span text:style-name="_32_">f</text:span><text:span text:style-name="_34_"> </text:span><text:span text:style-name="_38_">t</text:span><text:span text:style-name="_33_">h</text:span><text:span text:style-name="_36_">i</text:span><text:span text:style-name="_38_">n</text:span><text:span text:style-name="_32_">k</text:span><text:span text:style-name="_35_">i</text:span><text:span text:style-name="_39_">n</text:span><text:span text:style-name="_33_">g</text:span><text:span text:style-name="_35_">.</text:span><text:span text:style-name="_37_"> </text:span><text:span text:style-name="_33_">M</text:span><text:span text:style-name="_35_">o</text:span><text:span text:style-name="_39_">s</text:span><text:span text:style-name="_32_">t</text:span><text:span text:style-name="_34_"> </text:span><text:span text:style-name="_38_">o</text:span><text:span text:style-name="_33_">f</text:span><text:span text:style-name="_34_"> </text:span><text:span text:style-name="_39_">i</text:span><text:span text:style-name="_33_">t</text:span><text:span text:style-name="_34_"> </text:span><text:span text:style-name="_39_">i</text:span><text:span text:style-name="_32_">s</text:span><text:span text:style-name="_34_"> </text:span><text:span text:style-name="_39_">p</text:span><text:span text:style-name="_33_">r</text:span><text:span text:style-name="_35_">o</text:span><text:span text:style-name="_39_">b</text:span><text:span text:style-name="_33_">a</text:span><text:span text:style-name="_36_">b</text:span><text:span text:style-name="_39_">l</text:span><text:span text:style-name="_33_">y</text:span><text:span text:style-name="_34_"> </text:span><text:span text:style-name="_38_">u</text:span><text:span text:style-name="_33_">s</text:span><text:span text:style-name="_35_">e</text:span><text:span text:style-name="_38_">d</text:span><text:span text:style-name="_31_"> </text:span><text:span text:style-name="_36_">f</text:span><text:span text:style-name="_39_">o</text:span><text:span text:style-name="_33_">r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r</text:span><text:span text:style-name="_36_">e</text:span><text:span text:style-name="_38_">t</text:span><text:span text:style-name="_33_">e</text:span><text:span text:style-name="_35_">n</text:span><text:span text:style-name="_39_">t</text:span><text:span text:style-name="_32_">i</text:span><text:span text:style-name="_36_">o</text:span><text:span text:style-name="_39_">n</text:span><text:span text:style-name="_31_"> </text:span><text:span text:style-name="_36_">o</text:span><text:span text:style-name="_39_">f</text:span><text:span text:style-name="_31_"> </text:span><text:span text:style-name="_36_">v</text:span><text:span text:style-name="_38_">i</text:span><text:span text:style-name="_33_">s</text:span><text:span text:style-name="_35_">u</text:span><text:span text:style-name="_39_">a</text:span><text:span text:style-name="_33_">l</text:span><text:span text:style-name="_34_"> </text:span><text:span text:style-name="_38_">i</text:span><text:span text:style-name="_33_">m</text:span><text:span text:style-name="_35_">p</text:span><text:span text:style-name="_39_">r</text:span><text:span text:style-name="_33_">e</text:span><text:span text:style-name="_36_">s</text:span><text:span text:style-name="_39_">s</text:span><text:span text:style-name="_32_">i</text:span><text:span text:style-name="_36_">o</text:span><text:span text:style-name="_39_">n</text:span><text:span text:style-name="_33_">s</text:span><text:span text:style-name="_35_">,</text:span><text:span text:style-name="_37_"> </text:span><text:span text:style-name="_32_">I</text:span><text:span text:style-name="_34_"> </text:span><text:span text:style-name="_39_">s</text:span><text:span text:style-name="_33_">h</text:span><text:span text:style-name="_36_">o</text:span><text:span text:style-name="_38_">u</text:span><text:span text:style-name="_33_">l</text:span><text:span text:style-name="_35_">d</text:span><text:span text:style-name="_37_"> </text:span><text:span text:style-name="_32_">b</text:span><text:span text:style-name="_35_">e</text:span><text:span text:style-name="_37_"> </text:span><text:span text:style-name="_32_">s</text:span><text:span text:style-name="_36_">u</text:span><text:span text:style-name="_38_">r</text:span><text:span text:style-name="_33_">p</text:span><text:span text:style-name="_36_">r</text:span><text:span text:style-name="_39_">i</text:span><text:span text:style-name="_33_">s</text:span><text:span text:style-name="_35_">e</text:span><text:span text:style-name="_38_">d</text:span><text:span text:style-name="_31_"> </text:span><text:span text:style-name="_35_">i</text:span><text:span text:style-name="_38_">f</text:span><text:span text:style-name="_31_"> </text:span><text:span text:style-name="_36_">m</text:span><text:span text:style-name="_39_">o</text:span><text:span text:style-name="_32_">r</text:span><text:span text:style-name="_36_">e</text:span><text:span text:style-name="_37_"> </text:span><text:span text:style-name="_33_">t</text:span><text:span text:style-name="_36_">h</text:span><text:span text:style-name="_38_">a</text:span><text:span text:style-name="_32_">n</text:span><text:span text:style-name="_34_"> </text:span><text:span text:style-name="_39_">1</text:span><text:span text:style-name="_33_">0</text:span><text:span text:style-name="_35_">9</text:span><text:span text:style-name="_37_"> </text:span><text:span text:style-name="_33_">w</text:span><text:span text:style-name="_35_">a</text:span><text:span text:style-name="_38_">s</text:span><text:span text:style-name="_31_"> </text:span><text:span text:style-name="_35_">r</text:span><text:span text:style-name="_38_">e</text:span><text:span text:style-name="_33_">q</text:span><text:span text:style-name="_35_">u</text:span><text:span text:style-name="_38_">i</text:span><text:span text:style-name="_32_">r</text:span><text:span text:style-name="_36_">e</text:span><text:span text:style-name="_38_">d</text:span><text:span text:style-name="_31_"> </text:span><text:span text:style-name="_36_">f</text:span><text:span text:style-name="_39_">o</text:span><text:span text:style-name="_32_">r</text:span><text:span text:style-name="_34_"> </text:span><text:span text:style-name="_38_">s</text:span><text:span text:style-name="_32_">a</text:span><text:span text:style-name="_35_">t</text:span><text:span text:style-name="_38_">i</text:span><text:span text:style-name="_33_">s</text:span><text:span text:style-name="_36_">f</text:span><text:span text:style-name="_39_">a</text:span><text:span text:style-name="_32_">c</text:span><text:span text:style-name="_35_">t</text:span><text:span text:style-name="_38_">o</text:span><text:span text:style-name="_33_">r</text:span><text:span text:style-name="_36_">y</text:span><text:span text:style-name="_37_"> </text:span><text:span text:style-name="_33_">p</text:span><text:span text:style-name="_36_">l</text:span><text:span text:style-name="_38_">a</text:span><text:span text:style-name="_32_">y</text:span><text:span text:style-name="_36_">i</text:span><text:span text:style-name="_38_">n</text:span><text:span text:style-name="_33_">g</text:span><text:span text:style-name="_34_"> </text:span><text:span text:style-name="_38_">o</text:span><text:span text:style-name="_32_">f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i</text:span><text:span text:style-name="_35_">m</text:span><text:span text:style-name="_39_">i</text:span><text:span text:style-name="_33_">t</text:span><text:span text:style-name="_36_">a</text:span><text:span text:style-name="_38_">t</text:span><text:span text:style-name="_33_">i</text:span><text:span text:style-name="_36_">o</text:span><text:span text:style-name="_38_">n</text:span><text:span text:style-name="_31_"> </text:span><text:span text:style-name="_35_">g</text:span><text:span text:style-name="_39_">a</text:span><text:span text:style-name="_32_">m</text:span><text:span text:style-name="_36_">e</text:span><text:span text:style-name="_38_">,</text:span><text:span text:style-name="_31_"> </text:span><text:span text:style-name="_35_">a</text:span><text:span text:style-name="_39_">t</text:span><text:span text:style-name="_31_"> </text:span><text:span text:style-name="_36_">a</text:span><text:span text:style-name="_39_">n</text:span><text:span text:style-name="_33_">y</text:span><text:span text:style-name="_34_"> </text:span><text:span text:style-name="_38_">r</text:span><text:span text:style-name="_33_">a</text:span><text:span text:style-name="_36_">t</text:span><text:span text:style-name="_38_">e</text:span><text:span text:style-name="_31_"> </text:span><text:span text:style-name="_36_">a</text:span><text:span text:style-name="_38_">g</text:span><text:span text:style-name="_32_">a</text:span><text:span text:style-name="_35_">i</text:span><text:span text:style-name="_39_">n</text:span><text:span text:style-name="_33_">s</text:span><text:span text:style-name="_36_">t</text:span><text:span text:style-name="_37_"> </text:span><text:span text:style-name="_32_">a</text:span><text:span text:style-name="_34_"> </text:span><text:span text:style-name="_39_">b</text:span><text:span text:style-name="_32_">l</text:span><text:span text:style-name="_35_">i</text:span><text:span text:style-name="_39_">n</text:span><text:span text:style-name="_32_">d</text:span><text:span text:style-name="_34_"> </text:span><text:span text:style-name="_38_">m</text:span><text:span text:style-name="_33_">a</text:span><text:span text:style-name="_35_">n</text:span><text:span text:style-name="_39_">.</text:span><text:span text:style-name="_31_"> </text:span><text:span text:style-name="_35_">(</text:span><text:span text:style-name="_39_">N</text:span><text:span text:style-name="_33_">o</text:span><text:span text:style-name="_36_">t</text:span><text:span text:style-name="_38_">e</text:span><text:span text:style-name="_33_">: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c</text:span><text:span text:style-name="_35_">a</text:span><text:span text:style-name="_39_">p</text:span><text:span text:style-name="_32_">a</text:span><text:span text:style-name="_36_">c</text:span><text:span text:style-name="_39_">i</text:span><text:span text:style-name="_33_">t</text:span><text:span text:style-name="_35_">y</text:span><text:span text:style-name="_37_"> </text:span><text:span text:style-name="_32_">o</text:span><text:span text:style-name="_36_">f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E</text:span><text:span text:style-name="_39_">n</text:span><text:span text:style-name="_32_">c</text:span><text:span text:style-name="_36_">y</text:span><text:span text:style-name="_38_">c</text:span><text:span text:style-name="_32_">l</text:span><text:span text:style-name="_35_">o</text:span><text:span text:style-name="_39_">p</text:span><text:span text:style-name="_32_">a</text:span><text:span text:style-name="_35_">e</text:span><text:span text:style-name="_38_">d</text:span><text:span text:style-name="_33_">i</text:span><text:span text:style-name="_35_">a</text:span><text:span text:style-name="_37_"> </text:span><text:span text:style-name="_32_">B</text:span><text:span text:style-name="_36_">r</text:span><text:span text:style-name="_39_">i</text:span><text:span text:style-name="_33_">t</text:span><text:span text:style-name="_36_">a</text:span><text:span text:style-name="_39_">n</text:span><text:span text:style-name="_33_">n</text:span><text:span text:style-name="_36_">i</text:span><text:span text:style-name="_39_">c</text:span><text:span text:style-name="_32_">a</text:span><text:span text:style-name="_36_">,</text:span><text:span text:style-name="_37_"> </text:span><text:span text:style-name="_32_">1</text:span><text:span text:style-name="_35_">1</text:span><text:span text:style-name="_38_">t</text:span><text:span text:style-name="_32_">h</text:span><text:span text:style-name="_34_"> </text:span><text:span text:style-name="_39_">e</text:span><text:span text:style-name="_33_">d</text:span><text:span text:style-name="_35_">i</text:span><text:span text:style-name="_39_">t</text:span><text:span text:style-name="_33_">i</text:span><text:span text:style-name="_36_">o</text:span><text:span text:style-name="_38_">n</text:span><text:span text:style-name="_33_">,</text:span><text:span text:style-name="_34_"> </text:span><text:span text:style-name="_38_">i</text:span><text:span text:style-name="_33_">s</text:span><text:span text:style-name="_34_"> </text:span><text:span text:style-name="_39_">2</text:span><text:span text:style-name="_31_"> </text:span><text:span text:style-name="_35_">X</text:span><text:span text:style-name="_37_"> </text:span><text:span text:style-name="_33_">1</text:span><text:span text:style-name="_36_">0</text:span><text:span text:style-name="_39_">9</text:span><text:span text:style-name="_32_">)</text:span><text:span text:style-name="_34_"> </text:span><text:span text:style-name="_38_">A</text:span><text:span text:style-name="_31_"> </text:span><text:span text:style-name="_35_">s</text:span><text:span text:style-name="_38_">t</text:span><text:span text:style-name="_32_">o</text:span><text:span text:style-name="_35_">r</text:span><text:span text:style-name="_39_">a</text:span><text:span text:style-name="_32_">g</text:span><text:span text:style-name="_36_">e</text:span><text:span text:style-name="_37_"> </text:span><text:span text:style-name="_32_">c</text:span><text:span text:style-name="_36_">a</text:span><text:span text:style-name="_38_">p</text:span><text:span text:style-name="_32_">a</text:span><text:span text:style-name="_36_">c</text:span><text:span text:style-name="_39_">i</text:span><text:span text:style-name="_33_">t</text:span><text:span text:style-name="_36_">y</text:span><text:span text:style-name="_37_"> </text:span><text:span text:style-name="_33_">o</text:span><text:span text:style-name="_35_">f</text:span><text:span text:style-name="_37_"> </text:span><text:span text:style-name="_33_">1</text:span><text:span text:style-name="_36_">0</text:span><text:span text:style-name="_39_">7</text:span><text:span text:style-name="_32_">,</text:span><text:span text:style-name="_34_"> </text:span><text:span text:style-name="_39_">w</text:span><text:span text:style-name="_33_">o</text:span><text:span text:style-name="_35_">u</text:span><text:span text:style-name="_38_">l</text:span><text:span text:style-name="_32_">d</text:span><text:span text:style-name="_34_"> </text:span><text:span text:style-name="_39_">b</text:span><text:span text:style-name="_33_">e</text:span><text:span text:style-name="_34_"> </text:span><text:span text:style-name="_39_">a</text:span><text:span text:style-name="_31_"> </text:span><text:span text:style-name="_36_">v</text:span><text:span text:style-name="_39_">e</text:span><text:span text:style-name="_32_">r</text:span><text:span text:style-name="_35_">y</text:span><text:span text:style-name="_37_"> </text:span><text:span text:style-name="_33_">p</text:span><text:span text:style-name="_35_">r</text:span><text:span text:style-name="_39_">a</text:span><text:span text:style-name="_32_">c</text:span><text:span text:style-name="_35_">t</text:span><text:span text:style-name="_39_">i</text:span><text:span text:style-name="_33_">c</text:span><text:span text:style-name="_36_">a</text:span><text:span text:style-name="_38_">b</text:span><text:span text:style-name="_33_">l</text:span><text:span text:style-name="_35_">e</text:span><text:span text:style-name="_37_"> </text:span><text:span text:style-name="_33_">p</text:span><text:span text:style-name="_36_">o</text:span><text:span text:style-name="_39_">s</text:span><text:span text:style-name="_32_">s</text:span><text:span text:style-name="_35_">i</text:span><text:span text:style-name="_39_">b</text:span><text:span text:style-name="_32_">i</text:span><text:span text:style-name="_35_">l</text:span><text:span text:style-name="_39_">i</text:span><text:span text:style-name="_32_">t</text:span><text:span text:style-name="_35_">y</text:span><text:span text:style-name="_37_"> </text:span><text:span text:style-name="_32_">e</text:span><text:span text:style-name="_36_">v</text:span><text:span text:style-name="_38_">e</text:span><text:span text:style-name="_33_">n</text:span><text:span text:style-name="_34_"> </text:span><text:span text:style-name="_39_">b</text:span><text:span text:style-name="_32_">y</text:span><text:span text:style-name="_34_"> </text:span><text:span text:style-name="_38_">p</text:span><text:span text:style-name="_33_">r</text:span><text:span text:style-name="_36_">e</text:span><text:span text:style-name="_38_">s</text:span><text:span text:style-name="_32_">e</text:span><text:span text:style-name="_35_">n</text:span><text:span text:style-name="_38_">t</text:span><text:span text:style-name="_31_"> </text:span><text:span text:style-name="_35_">t</text:span><text:span text:style-name="_39_">e</text:span><text:span text:style-name="_33_">c</text:span><text:span text:style-name="_35_">h</text:span><text:span text:style-name="_38_">n</text:span><text:span text:style-name="_33_">i</text:span><text:span text:style-name="_35_">q</text:span><text:span text:style-name="_39_">u</text:span><text:span text:style-name="_32_">e</text:span><text:span text:style-name="_36_">s</text:span><text:span text:style-name="_38_">.</text:span><text:span text:style-name="_31_"> </text:span><text:span text:style-name="_35_">I</text:span><text:span text:style-name="_38_">t</text:span><text:span text:style-name="_31_"> </text:span><text:span text:style-name="_36_">i</text:span><text:span text:style-name="_39_">s</text:span><text:span text:style-name="_31_"> </text:span><text:span text:style-name="_35_">p</text:span><text:span text:style-name="_39_">r</text:span><text:span text:style-name="_32_">o</text:span><text:span text:style-name="_35_">b</text:span><text:span text:style-name="_39_">a</text:span><text:span text:style-name="_32_">b</text:span><text:span text:style-name="_36_">l</text:span><text:span text:style-name="_39_">y</text:span><text:span text:style-name="_31_"> </text:span><text:span text:style-name="_35_">n</text:span><text:span text:style-name="_39_">o</text:span><text:span text:style-name="_33_">t</text:span><text:span text:style-name="_34_"> </text:span><text:span text:style-name="_39_">n</text:span><text:span text:style-name="_32_">e</text:span><text:span text:style-name="_36_">c</text:span><text:span text:style-name="_38_">e</text:span><text:span text:style-name="_33_">s</text:span><text:span text:style-name="_36_">s</text:span><text:span text:style-name="_38_">a</text:span><text:span text:style-name="_32_">r</text:span><text:span text:style-name="_36_">y</text:span><text:span text:style-name="_37_"> </text:span><text:span text:style-name="_32_">t</text:span><text:span text:style-name="_35_">o</text:span><text:span text:style-name="_37_"> </text:span><text:span text:style-name="_32_">i</text:span><text:span text:style-name="_35_">n</text:span><text:span text:style-name="_39_">c</text:span><text:span text:style-name="_32_">r</text:span><text:span text:style-name="_35_">e</text:span><text:span text:style-name="_39_">a</text:span><text:span text:style-name="_32_">s</text:span><text:span text:style-name="_35_">e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s</text:span><text:span text:style-name="_39_">p</text:span><text:span text:style-name="_32_">e</text:span><text:span text:style-name="_35_">e</text:span><text:span text:style-name="_38_">d</text:span><text:span text:style-name="_31_"> </text:span><text:span text:style-name="_35_">o</text:span><text:span text:style-name="_39_">f</text:span><text:span text:style-name="_31_"> </text:span><text:span text:style-name="_35_">o</text:span><text:span text:style-name="_39_">p</text:span><text:span text:style-name="_32_">e</text:span><text:span text:style-name="_35_">r</text:span><text:span text:style-name="_39_">a</text:span><text:span text:style-name="_33_">t</text:span><text:span text:style-name="_35_">i</text:span><text:span text:style-name="_38_">o</text:span><text:span text:style-name="_33_">n</text:span><text:span text:style-name="_35_">s</text:span><text:span text:style-name="_37_"> </text:span><text:span text:style-name="_32_">o</text:span><text:span text:style-name="_35_">f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m</text:span><text:span text:style-name="_38_">a</text:span><text:span text:style-name="_33_">c</text:span><text:span text:style-name="_36_">h</text:span><text:span text:style-name="_38_">i</text:span><text:span text:style-name="_33_">n</text:span><text:span text:style-name="_36_">e</text:span><text:span text:style-name="_38_">s</text:span><text:span text:style-name="_31_"> </text:span><text:span text:style-name="_36_">a</text:span><text:span text:style-name="_39_">t</text:span><text:span text:style-name="_31_"> </text:span><text:span text:style-name="_36_">a</text:span><text:span text:style-name="_38_">l</text:span><text:span text:style-name="_32_">l</text:span><text:span text:style-name="_35_">.</text:span><text:span text:style-name="_37_"> </text:span><text:span text:style-name="_33_">P</text:span><text:span text:style-name="_35_">a</text:span><text:span text:style-name="_38_">r</text:span><text:span text:style-name="_33_">t</text:span><text:span text:style-name="_36_">s</text:span><text:span text:style-name="_37_"> </text:span><text:span text:style-name="_33_">o</text:span><text:span text:style-name="_36_">f</text:span><text:span text:style-name="_37_"> </text:span><text:span text:style-name="_32_">m</text:span><text:span text:style-name="_36_">o</text:span><text:span text:style-name="_39_">d</text:span><text:span text:style-name="_33_">e</text:span><text:span text:style-name="_36_">r</text:span><text:span text:style-name="_39_">n</text:span><text:span text:style-name="_31_"> </text:span><text:span text:style-name="_35_">m</text:span><text:span text:style-name="_39_">a</text:span><text:span text:style-name="_33_">c</text:span><text:span text:style-name="_35_">h</text:span><text:span text:style-name="_39_">i</text:span><text:span text:style-name="_33_">n</text:span><text:span text:style-name="_35_">e</text:span><text:span text:style-name="_38_">s</text:span><text:span text:style-name="_31_"> </text:span><text:span text:style-name="_36_">w</text:span><text:span text:style-name="_39_">h</text:span><text:span text:style-name="_33_">i</text:span><text:span text:style-name="_36_">c</text:span><text:span text:style-name="_38_">h</text:span><text:span text:style-name="_31_"> </text:span><text:span text:style-name="_36_">c</text:span><text:span text:style-name="_38_">a</text:span><text:span text:style-name="_33_">n</text:span><text:span text:style-name="_34_"> </text:span><text:span text:style-name="_39_">b</text:span><text:span text:style-name="_33_">e</text:span><text:span text:style-name="_34_"> </text:span><text:span text:style-name="_39_">r</text:span><text:span text:style-name="_33_">e</text:span><text:span text:style-name="_36_">g</text:span><text:span text:style-name="_39_">a</text:span><text:span text:style-name="_32_">r</text:span><text:span text:style-name="_35_">d</text:span><text:span text:style-name="_38_">e</text:span><text:span text:style-name="_32_">d</text:span><text:span text:style-name="_34_"> </text:span><text:span text:style-name="_38_">a</text:span><text:span text:style-name="_32_">s</text:span><text:span text:style-name="_34_"> </text:span><text:span text:style-name="_39_">a</text:span><text:span text:style-name="_33_">n</text:span><text:span text:style-name="_36_">a</text:span><text:span text:style-name="_38_">l</text:span><text:span text:style-name="_32_">o</text:span><text:span text:style-name="_36_">g</text:span><text:span text:style-name="_38_">s</text:span><text:span text:style-name="_31_"> </text:span><text:span text:style-name="_35_">o</text:span><text:span text:style-name="_38_">f</text:span><text:span text:style-name="_31_"> </text:span><text:span text:style-name="_36_">n</text:span><text:span text:style-name="_38_">e</text:span><text:span text:style-name="_32_">r</text:span><text:span text:style-name="_35_">v</text:span><text:span text:style-name="_39_">e</text:span><text:span text:style-name="_31_"> </text:span><text:span text:style-name="_35_">c</text:span><text:span text:style-name="_39_">e</text:span><text:span text:style-name="_32_">l</text:span><text:span text:style-name="_36_">l</text:span><text:span text:style-name="_38_">s</text:span><text:span text:style-name="_31_"> </text:span><text:span text:style-name="_35_">w</text:span><text:span text:style-name="_39_">o</text:span><text:span text:style-name="_32_">r</text:span><text:span text:style-name="_35_">k</text:span><text:span text:style-name="_37_"> </text:span><text:span text:style-name="_33_">a</text:span><text:span text:style-name="_35_">b</text:span><text:span text:style-name="_38_">o</text:span><text:span text:style-name="_32_">u</text:span><text:span text:style-name="_36_">t</text:span><text:span text:style-name="_37_"> </text:span><text:span text:style-name="_32_">a</text:span><text:span text:style-name="_34_"> </text:span><text:span text:style-name="_38_">t</text:span><text:span text:style-name="_32_">h</text:span><text:span text:style-name="_36_">o</text:span><text:span text:style-name="_39_">u</text:span><text:span text:style-name="_32_">s</text:span><text:span text:style-name="_35_">a</text:span><text:span text:style-name="_38_">n</text:span><text:span text:style-name="_32_">d</text:span><text:span text:style-name="_34_"> </text:span><text:span text:style-name="_38_">t</text:span><text:span text:style-name="_33_">i</text:span><text:span text:style-name="_36_">m</text:span><text:span text:style-name="_38_">e</text:span><text:span text:style-name="_33_">s</text:span><text:span text:style-name="_34_"> </text:span><text:span text:style-name="_39_">f</text:span><text:span text:style-name="_33_">a</text:span><text:span text:style-name="_35_">s</text:span><text:span text:style-name="_38_">t</text:span><text:span text:style-name="_33_">e</text:span><text:span text:style-name="_36_">r</text:span><text:span text:style-name="_37_"> </text:span><text:span text:style-name="_32_">t</text:span><text:span text:style-name="_36_">h</text:span><text:span text:style-name="_39_">a</text:span><text:span text:style-name="_33_">n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l</text:span><text:span text:style-name="_35_">a</text:span><text:span text:style-name="_39_">t</text:span><text:span text:style-name="_33_">t</text:span><text:span text:style-name="_35_">e</text:span><text:span text:style-name="_38_">r</text:span><text:span text:style-name="_33_">.</text:span><text:span text:style-name="_34_"> </text:span><text:span text:style-name="_39_">T</text:span><text:span text:style-name="_32_">h</text:span><text:span text:style-name="_35_">i</text:span><text:span text:style-name="_38_">s</text:span><text:span text:style-name="_31_"> </text:span><text:span text:style-name="_35_">s</text:span><text:span text:style-name="_38_">h</text:span><text:span text:style-name="_33_">o</text:span><text:span text:style-name="_36_">u</text:span><text:span text:style-name="_38_">l</text:span><text:span text:style-name="_32_">d</text:span><text:span text:style-name="_34_"> </text:span><text:span text:style-name="_39_">p</text:span><text:span text:style-name="_33_">r</text:span><text:span text:style-name="_35_">o</text:span><text:span text:style-name="_39_">v</text:span><text:span text:style-name="_33_">i</text:span><text:span text:style-name="_35_">d</text:span><text:span text:style-name="_38_">e</text:span><text:span text:style-name="_31_"> </text:span><text:span text:style-name="_36_">a</text:span><text:span text:style-name="_37_"> </text:span><text:span text:style-name="_33_">"</text:span><text:span text:style-name="_36_">m</text:span><text:span text:style-name="_39_">a</text:span><text:span text:style-name="_32_">r</text:span><text:span text:style-name="_35_">g</text:span><text:span text:style-name="_39_">i</text:span><text:span text:style-name="_33_">n</text:span><text:span text:style-name="_34_"> </text:span><text:span text:style-name="_39_">o</text:span><text:span text:style-name="_33_">f</text:span><text:span text:style-name="_34_"> </text:span><text:span text:style-name="_38_">s</text:span><text:span text:style-name="_32_">a</text:span><text:span text:style-name="_35_">f</text:span><text:span text:style-name="_39_">e</text:span><text:span text:style-name="_32_">t</text:span><text:span text:style-name="_36_">y</text:span><text:span text:style-name="_39_">"</text:span><text:span text:style-name="_31_"> </text:span><text:span text:style-name="_36_">w</text:span><text:span text:style-name="_38_">h</text:span><text:span text:style-name="_32_">i</text:span><text:span text:style-name="_35_">c</text:span><text:span text:style-name="_39_">h</text:span><text:span text:style-name="_31_"> </text:span><text:span text:style-name="_36_">c</text:span><text:span text:style-name="_38_">o</text:span><text:span text:style-name="_32_">u</text:span><text:span text:style-name="_35_">l</text:span><text:span text:style-name="_39_">d</text:span><text:span text:style-name="_31_"> </text:span><text:span text:style-name="_36_">c</text:span><text:span text:style-name="_39_">o</text:span><text:span text:style-name="_33_">v</text:span><text:span text:style-name="_35_">e</text:span><text:span text:style-name="_38_">r</text:span><text:span text:style-name="_31_"> </text:span><text:span text:style-name="_36_">l</text:span><text:span text:style-name="_39_">o</text:span><text:span text:style-name="_32_">s</text:span><text:span text:style-name="_36_">s</text:span><text:span text:style-name="_38_">e</text:span><text:span text:style-name="_33_">s</text:span><text:span text:style-name="_34_"> </text:span><text:span text:style-name="_39_">o</text:span><text:span text:style-name="_33_">f</text:span><text:span text:style-name="_34_"> </text:span><text:span text:style-name="_38_">s</text:span><text:span text:style-name="_32_">p</text:span><text:span text:style-name="_36_">e</text:span><text:span text:style-name="_38_">e</text:span><text:span text:style-name="_33_">d</text:span><text:span text:style-name="_34_"> </text:span><text:span text:style-name="_39_">a</text:span><text:span text:style-name="_33_">r</text:span><text:span text:style-name="_36_">i</text:span><text:span text:style-name="_38_">s</text:span><text:span text:style-name="_32_">i</text:span><text:span text:style-name="_36_">n</text:span><text:span text:style-name="_39_">g</text:span><text:span text:style-name="_31_"> </text:span><text:span text:style-name="_35_">i</text:span><text:span text:style-name="_38_">n</text:span><text:span text:style-name="_31_"> </text:span><text:span text:style-name="_36_">m</text:span><text:span text:style-name="_38_">a</text:span><text:span text:style-name="_32_">n</text:span><text:span text:style-name="_35_">y</text:span><text:span text:style-name="_37_"> </text:span><text:span text:style-name="_32_">w</text:span><text:span text:style-name="_36_">a</text:span><text:span text:style-name="_38_">y</text:span><text:span text:style-name="_32_">s</text:span><text:span text:style-name="_35_">,</text:span><text:span text:style-name="_37_"> </text:span><text:span text:style-name="_33_">O</text:span><text:span text:style-name="_35_">u</text:span><text:span text:style-name="_38_">r</text:span><text:span text:style-name="_31_"> </text:span><text:span text:style-name="_35_">p</text:span><text:span text:style-name="_38_">r</text:span><text:span text:style-name="_33_">o</text:span><text:span text:style-name="_36_">b</text:span><text:span text:style-name="_39_">l</text:span><text:span text:style-name="_33_">e</text:span><text:span text:style-name="_36_">m</text:span><text:span text:style-name="_37_"> </text:span><text:span text:style-name="_33_">t</text:span><text:span text:style-name="_35_">h</text:span><text:span text:style-name="_39_">e</text:span><text:span text:style-name="_33_">n</text:span><text:span text:style-name="_34_"> </text:span><text:span text:style-name="_38_">i</text:span><text:span text:style-name="_32_">s</text:span><text:span text:style-name="_34_"> </text:span><text:span text:style-name="_39_">t</text:span><text:span text:style-name="_33_">o</text:span><text:span text:style-name="_34_"> </text:span><text:span text:style-name="_39_">f</text:span><text:span text:style-name="_32_">i</text:span><text:span text:style-name="_36_">n</text:span><text:span text:style-name="_38_">d</text:span><text:span text:style-name="_31_"> </text:span><text:span text:style-name="_35_">o</text:span><text:span text:style-name="_38_">u</text:span><text:span text:style-name="_32_">t</text:span><text:span text:style-name="_34_"> </text:span><text:span text:style-name="_39_">h</text:span><text:span text:style-name="_33_">o</text:span><text:span text:style-name="_35_">w</text:span><text:span text:style-name="_37_"> </text:span><text:span text:style-name="_33_">t</text:span><text:span text:style-name="_35_">o</text:span><text:span text:style-name="_37_"> </text:span><text:span text:style-name="_33_">p</text:span><text:span text:style-name="_35_">r</text:span><text:span text:style-name="_39_">o</text:span><text:span text:style-name="_32_">g</text:span><text:span text:style-name="_35_">r</text:span><text:span text:style-name="_39_">a</text:span><text:span text:style-name="_33_">m</text:span><text:span text:style-name="_36_">m</text:span><text:span text:style-name="_38_">e</text:span><text:span text:style-name="_31_"> </text:span><text:span text:style-name="_36_">t</text:span><text:span text:style-name="_39_">h</text:span><text:span text:style-name="_32_">e</text:span><text:span text:style-name="_36_">s</text:span><text:span text:style-name="_39_">e</text:span><text:span text:style-name="_31_"> </text:span><text:span text:style-name="_36_">m</text:span><text:span text:style-name="_38_">a</text:span><text:span text:style-name="_33_">c</text:span><text:span text:style-name="_35_">h</text:span><text:span text:style-name="_39_">i</text:span><text:span text:style-name="_32_">n</text:span><text:span text:style-name="_36_">e</text:span><text:span text:style-name="_38_">s</text:span><text:span text:style-name="_31_"> </text:span><text:span text:style-name="_35_">t</text:span><text:span text:style-name="_38_">o</text:span><text:span text:style-name="_31_"> </text:span><text:span text:style-name="_35_">p</text:span><text:span text:style-name="_38_">l</text:span><text:span text:style-name="_33_">a</text:span><text:span text:style-name="_36_">y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g</text:span><text:span text:style-name="_39_">a</text:span><text:span text:style-name="_32_">m</text:span><text:span text:style-name="_35_">e</text:span><text:span text:style-name="_39_">.</text:span><text:span text:style-name="_31_"> </text:span><text:span text:style-name="_36_">A</text:span><text:span text:style-name="_38_">t</text:span><text:span text:style-name="_31_"> </text:span><text:span text:style-name="_35_">m</text:span><text:span text:style-name="_38_">y</text:span><text:span text:style-name="_31_"> </text:span><text:span text:style-name="_35_">p</text:span><text:span text:style-name="_39_">r</text:span><text:span text:style-name="_33_">e</text:span><text:span text:style-name="_35_">s</text:span><text:span text:style-name="_38_">e</text:span><text:span text:style-name="_32_">n</text:span><text:span text:style-name="_36_">t</text:span><text:span text:style-name="_37_"> </text:span><text:span text:style-name="_33_">r</text:span><text:span text:style-name="_35_">a</text:span><text:span text:style-name="_39_">t</text:span><text:span text:style-name="_32_">e</text:span><text:span text:style-name="_34_"> </text:span><text:span text:style-name="_39_">o</text:span><text:span text:style-name="_32_">f</text:span><text:span text:style-name="_34_"> </text:span><text:span text:style-name="_38_">w</text:span><text:span text:style-name="_33_">o</text:span><text:span text:style-name="_35_">r</text:span><text:span text:style-name="_39_">k</text:span><text:span text:style-name="_32_">i</text:span><text:span text:style-name="_35_">n</text:span><text:span text:style-name="_39_">g</text:span><text:span text:style-name="_31_"> </text:span><text:span text:style-name="_35_">I</text:span><text:span text:style-name="_37_"> </text:span><text:span text:style-name="_33_">p</text:span><text:span text:style-name="_36_">r</text:span><text:span text:style-name="_38_">o</text:span><text:span text:style-name="_33_">d</text:span><text:span text:style-name="_36_">u</text:span><text:span text:style-name="_39_">c</text:span><text:span text:style-name="_33_">e</text:span><text:span text:style-name="_34_"> </text:span><text:span text:style-name="_39_">a</text:span><text:span text:style-name="_32_">b</text:span><text:span text:style-name="_35_">o</text:span><text:span text:style-name="_39_">u</text:span><text:span text:style-name="_32_">t</text:span><text:span text:style-name="_34_"> </text:span><text:span text:style-name="_38_">a</text:span><text:span text:style-name="_31_"> </text:span><text:span text:style-name="_35_">t</text:span><text:span text:style-name="_38_">h</text:span><text:span text:style-name="_33_">o</text:span><text:span text:style-name="_36_">u</text:span><text:span text:style-name="_38_">s</text:span><text:span text:style-name="_32_">a</text:span><text:span text:style-name="_35_">n</text:span><text:span text:style-name="_38_">d</text:span><text:span text:style-name="_31_"> </text:span><text:span text:style-name="_36_">d</text:span><text:span text:style-name="_38_">i</text:span><text:span text:style-name="_33_">g</text:span><text:span text:style-name="_36_">i</text:span><text:span text:style-name="_39_">t</text:span><text:span text:style-name="_32_">s</text:span><text:span text:style-name="_34_"> </text:span><text:span text:style-name="_39_">o</text:span><text:span text:style-name="_32_">f</text:span><text:span text:style-name="_34_"> </text:span><text:span text:style-name="_38_">p</text:span><text:span text:style-name="_32_">r</text:span><text:span text:style-name="_35_">o</text:span><text:span text:style-name="_39_">g</text:span><text:span text:style-name="_33_">r</text:span><text:span text:style-name="_36_">a</text:span><text:span text:style-name="_38_">t</text:span><text:span text:style-name="_33_">i</text:span><text:span text:style-name="_35_">i</text:span><text:span text:style-name="_38_">r</text:span><text:span text:style-name="_32_">n</text:span><text:span text:style-name="_35_">e</text:span><text:span text:style-name="_37_"> </text:span><text:span text:style-name="_33_">a</text:span><text:span text:style-name="_34_"> </text:span><text:span text:style-name="_39_">d</text:span><text:span text:style-name="_33_">a</text:span><text:span text:style-name="_35_">y</text:span><text:span text:style-name="_39_">,</text:span><text:span text:style-name="_31_"> </text:span><text:span text:style-name="_35_">s</text:span><text:span text:style-name="_38_">o</text:span><text:span text:style-name="_31_"> </text:span><text:span text:style-name="_35_">t</text:span><text:span text:style-name="_39_">h</text:span><text:span text:style-name="_33_">a</text:span><text:span text:style-name="_35_">t</text:span><text:span text:style-name="_37_"> </text:span><text:span text:style-name="_33_">a</text:span><text:span text:style-name="_35_">b</text:span><text:span text:style-name="_39_">o</text:span><text:span text:style-name="_32_">u</text:span><text:span text:style-name="_36_">t</text:span><text:span text:style-name="_37_"> </text:span><text:span text:style-name="_33_">s</text:span><text:span text:style-name="_35_">i</text:span><text:span text:style-name="_39_">x</text:span><text:span text:style-name="_32_">t</text:span><text:span text:style-name="_35_">y</text:span><text:span text:style-name="_37_"> </text:span><text:span text:style-name="_33_">w</text:span><text:span text:style-name="_36_">o</text:span><text:span text:style-name="_39_">r</text:span><text:span text:style-name="_33_">k</text:span><text:span text:style-name="_35_">e</text:span><text:span text:style-name="_39_">r</text:span><text:span text:style-name="_32_">s</text:span><text:span text:style-name="_36_">,</text:span><text:span text:style-name="_37_"> </text:span><text:span text:style-name="_33_">w</text:span><text:span text:style-name="_36_">o</text:span><text:span text:style-name="_39_">r</text:span><text:span text:style-name="_33_">k</text:span><text:span text:style-name="_35_">i</text:span><text:span text:style-name="_39_">n</text:span><text:span text:style-name="_32_">g</text:span><text:span text:style-name="_34_"> </text:span><text:span text:style-name="_38_">s</text:span><text:span text:style-name="_33_">t</text:span><text:span text:style-name="_36_">e</text:span><text:span text:style-name="_38_">a</text:span><text:span text:style-name="_33_">d</text:span><text:span text:style-name="_35_">i</text:span><text:span text:style-name="_39_">l</text:span><text:span text:style-name="_32_">y</text:span><text:span text:style-name="_34_"> </text:span><text:span text:style-name="_38_">t</text:span><text:span text:style-name="_32_">h</text:span><text:span text:style-name="_35_">r</text:span><text:span text:style-name="_39_">o</text:span><text:span text:style-name="_33_">u</text:span><text:span text:style-name="_36_">g</text:span><text:span text:style-name="_39_">h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f</text:span><text:span text:style-name="_32_">i</text:span><text:span text:style-name="_35_">f</text:span><text:span text:style-name="_38_">t</text:span><text:span text:style-name="_33_">y</text:span><text:span text:style-name="_34_"> </text:span><text:span text:style-name="_39_">y</text:span><text:span text:style-name="_33_">e</text:span><text:span text:style-name="_35_">a</text:span><text:span text:style-name="_38_">r</text:span><text:span text:style-name="_32_">s</text:span><text:span text:style-name="_34_"> </text:span><text:span text:style-name="_39_">m</text:span><text:span text:style-name="_33_">i</text:span><text:span text:style-name="_36_">g</text:span><text:span text:style-name="_38_">h</text:span><text:span text:style-name="_33_">t</text:span><text:span text:style-name="_34_"> </text:span><text:span text:style-name="_38_">a</text:span><text:span text:style-name="_32_">c</text:span><text:span text:style-name="_36_">c</text:span><text:span text:style-name="_39_">o</text:span><text:span text:style-name="_32_">m</text:span><text:span text:style-name="_35_">p</text:span><text:span text:style-name="_38_">l</text:span><text:span text:style-name="_33_">i</text:span><text:span text:style-name="_35_">s</text:span><text:span text:style-name="_38_">h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j</text:span><text:span text:style-name="_33_">o</text:span><text:span text:style-name="_36_">b</text:span><text:span text:style-name="_39_">,</text:span><text:span text:style-name="_31_"> </text:span><text:span text:style-name="_36_">i</text:span><text:span text:style-name="_38_">f</text:span><text:span text:style-name="_31_"> </text:span><text:span text:style-name="_36_">n</text:span><text:span text:style-name="_39_">o</text:span><text:span text:style-name="_32_">t</text:span><text:span text:style-name="_35_">h</text:span><text:span text:style-name="_39_">i</text:span><text:span text:style-name="_33_">n</text:span><text:span text:style-name="_35_">g</text:span><text:span text:style-name="_37_"> </text:span><text:span text:style-name="_32_">w</text:span><text:span text:style-name="_35_">e</text:span><text:span text:style-name="_39_">n</text:span><text:span text:style-name="_33_">t</text:span><text:span text:style-name="_34_"> </text:span><text:span text:style-name="_38_">i</text:span><text:span text:style-name="_33_">n</text:span><text:span text:style-name="_36_">t</text:span><text:span text:style-name="_39_">o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w</text:span><text:span text:style-name="_33_">a</text:span><text:span text:style-name="_36_">s</text:span><text:span text:style-name="_39_">t</text:span><text:span text:style-name="_33_">e</text:span><text:span text:style-name="_35_">p</text:span><text:span text:style-name="_38_">a</text:span><text:span text:style-name="_33_">p</text:span><text:span text:style-name="_36_">e</text:span><text:span text:style-name="_38_">r</text:span><text:span text:style-name="_31_"> </text:span><text:span text:style-name="_36_">b</text:span><text:span text:style-name="_39_">a</text:span><text:span text:style-name="_32_">s</text:span><text:span text:style-name="_35_">k</text:span><text:span text:style-name="_38_">e</text:span><text:span text:style-name="_33_">t</text:span><text:span text:style-name="_35_">.</text:span><text:span text:style-name="_37_"> </text:span><text:span text:style-name="_32_">S</text:span><text:span text:style-name="_36_">o</text:span><text:span text:style-name="_38_">m</text:span><text:span text:style-name="_32_">e</text:span><text:span text:style-name="_34_"> </text:span><text:span text:style-name="_38_">m</text:span><text:span text:style-name="_33_">o</text:span><text:span text:style-name="_36_">r</text:span><text:span text:style-name="_38_">e</text:span><text:span text:style-name="_31_"> </text:span><text:span text:style-name="_36_">e</text:span><text:span text:style-name="_38_">x</text:span><text:span text:style-name="_33_">p</text:span><text:span text:style-name="_35_">e</text:span><text:span text:style-name="_38_">d</text:span><text:span text:style-name="_33_">i</text:span><text:span text:style-name="_36_">t</text:span><text:span text:style-name="_39_">i</text:span><text:span text:style-name="_32_">o</text:span><text:span text:style-name="_36_">u</text:span><text:span text:style-name="_38_">s</text:span><text:span text:style-name="_31_"> </text:span><text:span text:style-name="_36_">m</text:span><text:span text:style-name="_38_">e</text:span><text:span text:style-name="_33_">t</text:span><text:span text:style-name="_35_">h</text:span><text:span text:style-name="_38_">o</text:span><text:span text:style-name="_32_">d</text:span><text:span text:style-name="_34_"> </text:span><text:span text:style-name="_39_">s</text:span><text:span text:style-name="_32_">e</text:span><text:span text:style-name="_35_">e</text:span><text:span text:style-name="_39_">m</text:span><text:span text:style-name="_32_">s</text:span><text:span text:style-name="_34_"> </text:span><text:span text:style-name="_39_">d</text:span><text:span text:style-name="_33_">e</text:span><text:span text:style-name="_35_">s</text:span><text:span text:style-name="_39_">i</text:span><text:span text:style-name="_33_">r</text:span><text:span text:style-name="_35_">a</text:span><text:span text:style-name="_39_">b</text:span><text:span text:style-name="_32_">l</text:span><text:span text:style-name="_35_">e</text:span><text:span text:style-name="_38_">.</text:span></text:p>
      <text:p text:style-name="P1"><text:span text:style-name="_35_">I</text:span><text:span text:style-name="_39_">n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p</text:span><text:span text:style-name="_33_">r</text:span><text:span text:style-name="_36_">o</text:span><text:span text:style-name="_39_">c</text:span><text:span text:style-name="_33_">e</text:span><text:span text:style-name="_36_">s</text:span><text:span text:style-name="_39_">s</text:span><text:span text:style-name="_31_"> </text:span><text:span text:style-name="_35_">o</text:span><text:span text:style-name="_39_">f</text:span><text:span text:style-name="_31_"> </text:span><text:span text:style-name="_36_">t</text:span><text:span text:style-name="_39_">r</text:span><text:span text:style-name="_32_">y</text:span><text:span text:style-name="_36_">i</text:span><text:span text:style-name="_39_">n</text:span><text:span text:style-name="_33_">g</text:span><text:span text:style-name="_34_"> </text:span><text:span text:style-name="_38_">t</text:span><text:span text:style-name="_33_">o</text:span><text:span text:style-name="_34_"> </text:span><text:span text:style-name="_38_">i</text:span><text:span text:style-name="_32_">m</text:span><text:span text:style-name="_35_">i</text:span><text:span text:style-name="_38_">t</text:span><text:span text:style-name="_33_">a</text:span><text:span text:style-name="_36_">t</text:span><text:span text:style-name="_39_">e</text:span><text:span text:style-name="_31_"> </text:span><text:span text:style-name="_36_">a</text:span><text:span text:style-name="_38_">n</text:span><text:span text:style-name="_31_"> </text:span><text:span text:style-name="_36_">a</text:span><text:span text:style-name="_38_">d</text:span><text:span text:style-name="_32_">u</text:span><text:span text:style-name="_36_">l</text:span><text:span text:style-name="_39_">t</text:span><text:span text:style-name="_31_"> </text:span><text:span text:style-name="_35_">h</text:span><text:span text:style-name="_39_">u</text:span><text:span text:style-name="_32_">m</text:span><text:span text:style-name="_35_">a</text:span><text:span text:style-name="_38_">n</text:span><text:span text:style-name="_31_"> </text:span><text:span text:style-name="_36_">m</text:span><text:span text:style-name="_39_">i</text:span><text:span text:style-name="_33_">n</text:span><text:span text:style-name="_36_">d</text:span><text:span text:style-name="_37_"> </text:span><text:span text:style-name="_32_">w</text:span><text:span text:style-name="_35_">e</text:span><text:span text:style-name="_37_"> </text:span><text:span text:style-name="_33_">a</text:span><text:span text:style-name="_36_">r</text:span><text:span text:style-name="_39_">e</text:span><text:span text:style-name="_31_"> </text:span><text:span text:style-name="_36_">b</text:span><text:span text:style-name="_39_">o</text:span><text:span text:style-name="_33_">u</text:span><text:span text:style-name="_35_">n</text:span><text:span text:style-name="_39_">d</text:span><text:span text:style-name="_31_"> </text:span><text:span text:style-name="_36_">t</text:span><text:span text:style-name="_39_">o</text:span><text:span text:style-name="_31_"> </text:span><text:span text:style-name="_36_">t</text:span><text:span text:style-name="_39_">h</text:span><text:span text:style-name="_32_">i</text:span><text:span text:style-name="_35_">n</text:span><text:span text:style-name="_39_">k</text:span><text:span text:style-name="_31_"> </text:span><text:span text:style-name="_35_">a</text:span><text:span text:style-name="_37_"> </text:span><text:span text:style-name="_33_">g</text:span><text:span text:style-name="_35_">o</text:span><text:span text:style-name="_39_">o</text:span><text:span text:style-name="_32_">d</text:span><text:span text:style-name="_34_"> </text:span><text:span text:style-name="_39_">d</text:span><text:span text:style-name="_33_">e</text:span><text:span text:style-name="_36_">a</text:span><text:span text:style-name="_39_">l</text:span><text:span text:style-name="_31_"> </text:span><text:span text:style-name="_35_">a</text:span><text:span text:style-name="_38_">b</text:span><text:span text:style-name="_33_">o</text:span><text:span text:style-name="_35_">u</text:span><text:span text:style-name="_39_">t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p</text:span><text:span text:style-name="_33_">r</text:span><text:span text:style-name="_35_">o</text:span><text:span text:style-name="_38_">c</text:span><text:span text:style-name="_32_">e</text:span><text:span text:style-name="_36_">s</text:span><text:span text:style-name="_38_">s</text:span><text:span text:style-name="_31_"> </text:span><text:span text:style-name="_36_">w</text:span><text:span text:style-name="_38_">h</text:span><text:span text:style-name="_33_">i</text:span><text:span text:style-name="_35_">c</text:span><text:span text:style-name="_38_">h</text:span><text:span text:style-name="_31_"> </text:span><text:span text:style-name="_35_">h</text:span><text:span text:style-name="_39_">a</text:span><text:span text:style-name="_33_">s</text:span><text:span text:style-name="_34_"> </text:span><text:span text:style-name="_38_">b</text:span><text:span text:style-name="_33_">r</text:span><text:span text:style-name="_36_">o</text:span><text:span text:style-name="_38_">u</text:span><text:span text:style-name="_33_">g</text:span><text:span text:style-name="_35_">h</text:span><text:span text:style-name="_38_">t</text:span><text:span text:style-name="_31_"> </text:span><text:span text:style-name="_36_">i</text:span><text:span text:style-name="_39_">t</text:span><text:span text:style-name="_31_"> </text:span><text:span text:style-name="_36_">t</text:span><text:span text:style-name="_38_">o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s</text:span><text:span text:style-name="_33_">t</text:span><text:span text:style-name="_36_">a</text:span><text:span text:style-name="_39_">t</text:span><text:span text:style-name="_32_">e</text:span><text:span text:style-name="_34_"> </text:span><text:span text:style-name="_39_">t</text:span><text:span text:style-name="_32_">h</text:span><text:span text:style-name="_36_">a</text:span><text:span text:style-name="_39_">t</text:span><text:span text:style-name="_31_"> </text:span><text:span text:style-name="_35_">i</text:span><text:span text:style-name="_38_">t</text:span><text:span text:style-name="_31_"> </text:span><text:span text:style-name="_35_">i</text:span><text:span text:style-name="_39_">s</text:span><text:span text:style-name="_31_"> </text:span><text:span text:style-name="_35_">i</text:span><text:span text:style-name="_39_">n</text:span><text:span text:style-name="_32_">.</text:span><text:span text:style-name="_34_"> </text:span><text:span text:style-name="_38_">W</text:span><text:span text:style-name="_32_">e</text:span><text:span text:style-name="_34_"> </text:span><text:span text:style-name="_38_">m</text:span><text:span text:style-name="_32_">a</text:span><text:span text:style-name="_36_">y</text:span><text:span text:style-name="_37_"> </text:span><text:span text:style-name="_33_">n</text:span><text:span text:style-name="_36_">o</text:span><text:span text:style-name="_38_">t</text:span><text:span text:style-name="_32_">i</text:span><text:span text:style-name="_35_">c</text:span><text:span text:style-name="_38_">e</text:span><text:span text:style-name="_31_"> </text:span><text:span text:style-name="_35_">t</text:span><text:span text:style-name="_38_">h</text:span><text:span text:style-name="_32_">r</text:span><text:span text:style-name="_36_">e</text:span><text:span text:style-name="_38_">e</text:span><text:span text:style-name="_31_"> </text:span><text:span text:style-name="_35_">c</text:span><text:span text:style-name="_38_">o</text:span><text:span text:style-name="_33_">m</text:span><text:span text:style-name="_36_">p</text:span><text:span text:style-name="_38_">o</text:span><text:span text:style-name="_32_">n</text:span><text:span text:style-name="_35_">e</text:span><text:span text:style-name="_38_">n</text:span><text:span text:style-name="_33_">t</text:span><text:span text:style-name="_35_">s</text:span><text:span text:style-name="_38_">.</text:span></text:p>
      <text:p text:style-name="P1"><text:span text:style-name="_36_">(</text:span><text:span text:style-name="_39_">a</text:span><text:span text:style-name="_33_">)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i</text:span><text:span text:style-name="_35_">n</text:span><text:span text:style-name="_38_">i</text:span><text:span text:style-name="_33_">t</text:span><text:span text:style-name="_35_">i</text:span><text:span text:style-name="_38_">a</text:span><text:span text:style-name="_32_">l</text:span><text:span text:style-name="_34_"> </text:span><text:span text:style-name="_38_">s</text:span><text:span text:style-name="_33_">t</text:span><text:span text:style-name="_36_">a</text:span><text:span text:style-name="_38_">t</text:span><text:span text:style-name="_33_">e</text:span><text:span text:style-name="_34_"> </text:span><text:span text:style-name="_39_">o</text:span><text:span text:style-name="_33_">f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m</text:span><text:span text:style-name="_35_">i</text:span><text:span text:style-name="_38_">n</text:span><text:span text:style-name="_32_">d</text:span><text:span text:style-name="_36_">,</text:span><text:span text:style-name="_37_"> </text:span><text:span text:style-name="_32_">s</text:span><text:span text:style-name="_36_">a</text:span><text:span text:style-name="_38_">y</text:span><text:span text:style-name="_31_"> </text:span><text:span text:style-name="_35_">a</text:span><text:span text:style-name="_38_">t</text:span><text:span text:style-name="_31_"> </text:span><text:span text:style-name="_35_">b</text:span><text:span text:style-name="_38_">i</text:span><text:span text:style-name="_32_">r</text:span><text:span text:style-name="_36_">t</text:span><text:span text:style-name="_38_">h</text:span><text:span text:style-name="_32_">,</text:span></text:p>
      <text:p text:style-name="P1"><text:soft-page-break/><text:span text:style-name="_38_">(</text:span><text:span text:style-name="_32_">b</text:span><text:span text:style-name="_35_">)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e</text:span><text:span text:style-name="_39_">d</text:span><text:span text:style-name="_32_">u</text:span><text:span text:style-name="_35_">c</text:span><text:span text:style-name="_39_">a</text:span><text:span text:style-name="_32_">t</text:span><text:span text:style-name="_35_">i</text:span><text:span text:style-name="_38_">o</text:span><text:span text:style-name="_32_">n</text:span><text:span text:style-name="_34_"> </text:span><text:span text:style-name="_38_">t</text:span><text:span text:style-name="_32_">o</text:span><text:span text:style-name="_34_"> </text:span><text:span text:style-name="_39_">w</text:span><text:span text:style-name="_32_">h</text:span><text:span text:style-name="_35_">i</text:span><text:span text:style-name="_39_">c</text:span><text:span text:style-name="_32_">h</text:span><text:span text:style-name="_34_"> </text:span><text:span text:style-name="_38_">i</text:span><text:span text:style-name="_32_">t</text:span><text:span text:style-name="_34_"> </text:span><text:span text:style-name="_39_">h</text:span><text:span text:style-name="_32_">a</text:span><text:span text:style-name="_36_">s</text:span><text:span text:style-name="_37_"> </text:span><text:span text:style-name="_32_">b</text:span><text:span text:style-name="_36_">e</text:span><text:span text:style-name="_39_">e</text:span><text:span text:style-name="_33_">n</text:span><text:span text:style-name="_34_"> </text:span><text:span text:style-name="_39_">s</text:span><text:span text:style-name="_33_">u</text:span><text:span text:style-name="_35_">b</text:span><text:span text:style-name="_39_">j</text:span><text:span text:style-name="_33_">e</text:span><text:span text:style-name="_36_">c</text:span><text:span text:style-name="_38_">t</text:span><text:span text:style-name="_33_">e</text:span><text:span text:style-name="_35_">d</text:span><text:span text:style-name="_38_">,</text:span></text:p>
      <text:p text:style-name="P1"><text:span text:style-name="_36_">(</text:span><text:span text:style-name="_38_">c</text:span><text:span text:style-name="_32_">)</text:span><text:span text:style-name="_34_"> </text:span><text:span text:style-name="_39_">O</text:span><text:span text:style-name="_33_">t</text:span><text:span text:style-name="_35_">h</text:span><text:span text:style-name="_39_">e</text:span><text:span text:style-name="_32_">r</text:span><text:span text:style-name="_34_"> </text:span><text:span text:style-name="_39_">e</text:span><text:span text:style-name="_33_">x</text:span><text:span text:style-name="_36_">p</text:span><text:span text:style-name="_39_">e</text:span><text:span text:style-name="_32_">r</text:span><text:span text:style-name="_35_">i</text:span><text:span text:style-name="_39_">e</text:span><text:span text:style-name="_32_">n</text:span><text:span text:style-name="_35_">c</text:span><text:span text:style-name="_39_">e</text:span><text:span text:style-name="_33_">,</text:span><text:span text:style-name="_34_"> </text:span><text:span text:style-name="_39_">n</text:span><text:span text:style-name="_33_">o</text:span><text:span text:style-name="_36_">t</text:span><text:span text:style-name="_37_"> </text:span><text:span text:style-name="_32_">t</text:span><text:span text:style-name="_36_">o</text:span><text:span text:style-name="_37_"> </text:span><text:span text:style-name="_33_">b</text:span><text:span text:style-name="_36_">e</text:span><text:span text:style-name="_37_"> </text:span><text:span text:style-name="_32_">d</text:span><text:span text:style-name="_36_">e</text:span><text:span text:style-name="_39_">s</text:span><text:span text:style-name="_33_">c</text:span><text:span text:style-name="_36_">r</text:span><text:span text:style-name="_39_">i</text:span><text:span text:style-name="_32_">b</text:span><text:span text:style-name="_36_">e</text:span><text:span text:style-name="_38_">d</text:span><text:span text:style-name="_31_"> </text:span><text:span text:style-name="_35_">a</text:span><text:span text:style-name="_38_">s</text:span><text:span text:style-name="_31_"> </text:span><text:span text:style-name="_35_">e</text:span><text:span text:style-name="_39_">d</text:span><text:span text:style-name="_33_">u</text:span><text:span text:style-name="_36_">c</text:span><text:span text:style-name="_39_">a</text:span><text:span text:style-name="_32_">t</text:span><text:span text:style-name="_36_">i</text:span><text:span text:style-name="_39_">o</text:span><text:span text:style-name="_33_">n</text:span><text:span text:style-name="_35_">,</text:span><text:span text:style-name="_37_"> </text:span><text:span text:style-name="_32_">t</text:span><text:span text:style-name="_35_">o</text:span><text:span text:style-name="_37_"> </text:span><text:span text:style-name="_33_">w</text:span><text:span text:style-name="_36_">h</text:span><text:span text:style-name="_38_">i</text:span><text:span text:style-name="_32_">c</text:span><text:span text:style-name="_36_">h</text:span><text:span text:style-name="_37_"> </text:span><text:span text:style-name="_33_">i</text:span><text:span text:style-name="_35_">t</text:span><text:span text:style-name="_37_"> </text:span><text:span text:style-name="_33_">h</text:span><text:span text:style-name="_35_">a</text:span><text:span text:style-name="_38_">s</text:span><text:span text:style-name="_31_"> </text:span><text:span text:style-name="_36_">b</text:span><text:span text:style-name="_38_">e</text:span><text:span text:style-name="_33_">e</text:span><text:span text:style-name="_36_">n</text:span><text:span text:style-name="_37_"> </text:span><text:span text:style-name="_32_">s</text:span><text:span text:style-name="_35_">u</text:span><text:span text:style-name="_38_">b</text:span><text:span text:style-name="_32_">j</text:span><text:span text:style-name="_35_">e</text:span><text:span text:style-name="_38_">c</text:span><text:span text:style-name="_32_">t</text:span><text:span text:style-name="_35_">e</text:span><text:span text:style-name="_38_">d</text:span><text:span text:style-name="_32_">.</text:span></text:p>
      <text:p text:style-name="P1"><text:span text:style-name="_39_">I</text:span><text:span text:style-name="_32_">n</text:span><text:span text:style-name="_36_">s</text:span><text:span text:style-name="_38_">t</text:span><text:span text:style-name="_32_">e</text:span><text:span text:style-name="_36_">a</text:span><text:span text:style-name="_39_">d</text:span><text:span text:style-name="_31_"> </text:span><text:span text:style-name="_36_">o</text:span><text:span text:style-name="_39_">f</text:span><text:span text:style-name="_31_"> </text:span><text:span text:style-name="_35_">t</text:span><text:span text:style-name="_39_">r</text:span><text:span text:style-name="_33_">y</text:span><text:span text:style-name="_36_">i</text:span><text:span text:style-name="_38_">n</text:span><text:span text:style-name="_33_">g</text:span><text:span text:style-name="_34_"> </text:span><text:span text:style-name="_38_">t</text:span><text:span text:style-name="_32_">o</text:span><text:span text:style-name="_34_"> </text:span><text:span text:style-name="_38_">p</text:span><text:span text:style-name="_33_">r</text:span><text:span text:style-name="_35_">o</text:span><text:span text:style-name="_39_">d</text:span><text:span text:style-name="_33_">u</text:span><text:span text:style-name="_35_">c</text:span><text:span text:style-name="_38_">e</text:span><text:span text:style-name="_31_"> </text:span><text:span text:style-name="_35_">a</text:span><text:span text:style-name="_37_"> </text:span><text:span text:style-name="_33_">p</text:span><text:span text:style-name="_35_">r</text:span><text:span text:style-name="_38_">o</text:span><text:span text:style-name="_32_">g</text:span><text:span text:style-name="_36_">r</text:span><text:span text:style-name="_39_">a</text:span><text:span text:style-name="_33_">m</text:span><text:span text:style-name="_35_">m</text:span><text:span text:style-name="_39_">e</text:span><text:span text:style-name="_31_"> </text:span><text:span text:style-name="_36_">t</text:span><text:span text:style-name="_38_">o</text:span><text:span text:style-name="_31_"> </text:span><text:span text:style-name="_36_">s</text:span><text:span text:style-name="_38_">i</text:span><text:span text:style-name="_32_">m</text:span><text:span text:style-name="_36_">u</text:span><text:span text:style-name="_39_">l</text:span><text:span text:style-name="_33_">a</text:span><text:span text:style-name="_36_">t</text:span><text:span text:style-name="_38_">e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a</text:span><text:span text:style-name="_33_">d</text:span><text:span text:style-name="_36_">u</text:span><text:span text:style-name="_38_">l</text:span><text:span text:style-name="_32_">t</text:span><text:span text:style-name="_34_"> </text:span><text:span text:style-name="_38_">m</text:span><text:span text:style-name="_33_">i</text:span><text:span text:style-name="_35_">n</text:span><text:span text:style-name="_39_">d</text:span><text:span text:style-name="_33_">,</text:span><text:span text:style-name="_34_"> </text:span><text:span text:style-name="_38_">w</text:span><text:span text:style-name="_33_">h</text:span><text:span text:style-name="_36_">y</text:span><text:span text:style-name="_37_"> </text:span><text:span text:style-name="_32_">n</text:span><text:span text:style-name="_35_">o</text:span><text:span text:style-name="_39_">t</text:span><text:span text:style-name="_31_"> </text:span><text:span text:style-name="_36_">r</text:span><text:span text:style-name="_38_">a</text:span><text:span text:style-name="_32_">t</text:span><text:span text:style-name="_36_">h</text:span><text:span text:style-name="_39_">e</text:span><text:span text:style-name="_32_">r</text:span><text:span text:style-name="_34_"> </text:span><text:span text:style-name="_39_">t</text:span><text:span text:style-name="_33_">r</text:span><text:span text:style-name="_35_">y</text:span><text:span text:style-name="_37_"> </text:span><text:span text:style-name="_32_">t</text:span><text:span text:style-name="_36_">o</text:span><text:span text:style-name="_37_"> </text:span><text:span text:style-name="_32_">p</text:span><text:span text:style-name="_36_">r</text:span><text:span text:style-name="_38_">o</text:span><text:span text:style-name="_33_">d</text:span><text:span text:style-name="_36_">u</text:span><text:span text:style-name="_39_">c</text:span><text:span text:style-name="_33_">e</text:span><text:span text:style-name="_34_"> </text:span><text:span text:style-name="_38_">o</text:span><text:span text:style-name="_32_">n</text:span><text:span text:style-name="_36_">e</text:span><text:span text:style-name="_37_"> </text:span><text:span text:style-name="_32_">w</text:span><text:span text:style-name="_35_">h</text:span><text:span text:style-name="_38_">i</text:span><text:span text:style-name="_32_">c</text:span><text:span text:style-name="_36_">h</text:span><text:span text:style-name="_37_"> </text:span><text:span text:style-name="_33_">s</text:span><text:span text:style-name="_36_">i</text:span><text:span text:style-name="_39_">m</text:span><text:span text:style-name="_33_">u</text:span><text:span text:style-name="_36_">l</text:span><text:span text:style-name="_39_">a</text:span><text:span text:style-name="_32_">t</text:span><text:span text:style-name="_36_">e</text:span><text:span text:style-name="_39_">s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c</text:span><text:span text:style-name="_33_">h</text:span><text:span text:style-name="_35_">i</text:span><text:span text:style-name="_39_">l</text:span><text:span text:style-name="_32_">d</text:span><text:span text:style-name="_36_">'</text:span><text:span text:style-name="_38_">s</text:span><text:span text:style-name="_33_">?</text:span><text:span text:style-name="_34_"> </text:span><text:span text:style-name="_39_">I</text:span><text:span text:style-name="_33_">f</text:span><text:span text:style-name="_34_"> </text:span><text:span text:style-name="_39_">t</text:span><text:span text:style-name="_32_">h</text:span><text:span text:style-name="_36_">i</text:span><text:span text:style-name="_38_">s</text:span><text:span text:style-name="_31_"> </text:span><text:span text:style-name="_36_">w</text:span><text:span text:style-name="_38_">e</text:span><text:span text:style-name="_33_">r</text:span><text:span text:style-name="_35_">e</text:span><text:span text:style-name="_37_"> </text:span><text:span text:style-name="_33_">t</text:span><text:span text:style-name="_35_">h</text:span><text:span text:style-name="_39_">e</text:span><text:span text:style-name="_33_">n</text:span><text:span text:style-name="_34_"> </text:span><text:span text:style-name="_39_">s</text:span><text:span text:style-name="_32_">u</text:span><text:span text:style-name="_35_">b</text:span><text:span text:style-name="_38_">j</text:span><text:span text:style-name="_33_">e</text:span><text:span text:style-name="_36_">c</text:span><text:span text:style-name="_38_">t</text:span><text:span text:style-name="_33_">e</text:span><text:span text:style-name="_35_">d</text:span><text:span text:style-name="_37_"> </text:span><text:span text:style-name="_32_">t</text:span><text:span text:style-name="_36_">o</text:span><text:span text:style-name="_37_"> </text:span><text:span text:style-name="_33_">a</text:span><text:span text:style-name="_35_">n</text:span><text:span text:style-name="_37_"> </text:span><text:span text:style-name="_33_">a</text:span><text:span text:style-name="_35_">p</text:span><text:span text:style-name="_39_">p</text:span><text:span text:style-name="_32_">r</text:span><text:span text:style-name="_35_">o</text:span><text:span text:style-name="_38_">p</text:span><text:span text:style-name="_33_">r</text:span><text:span text:style-name="_35_">i</text:span><text:span text:style-name="_39_">a</text:span><text:span text:style-name="_32_">t</text:span><text:span text:style-name="_35_">e</text:span><text:span text:style-name="_37_"> </text:span><text:span text:style-name="_32_">c</text:span><text:span text:style-name="_35_">o</text:span><text:span text:style-name="_39_">u</text:span><text:span text:style-name="_33_">r</text:span><text:span text:style-name="_36_">s</text:span><text:span text:style-name="_39_">e</text:span><text:span text:style-name="_31_"> </text:span><text:span text:style-name="_35_">o</text:span><text:span text:style-name="_39_">f</text:span><text:span text:style-name="_31_"> </text:span><text:span text:style-name="_36_">e</text:span><text:span text:style-name="_39_">d</text:span><text:span text:style-name="_32_">u</text:span><text:span text:style-name="_36_">c</text:span><text:span text:style-name="_39_">a</text:span><text:span text:style-name="_33_">t</text:span><text:span text:style-name="_35_">i</text:span><text:span text:style-name="_38_">o</text:span><text:span text:style-name="_32_">n</text:span><text:span text:style-name="_34_"> </text:span><text:span text:style-name="_39_">o</text:span><text:span text:style-name="_32_">n</text:span><text:span text:style-name="_35_">e</text:span><text:span text:style-name="_37_"> </text:span><text:span text:style-name="_32_">w</text:span><text:span text:style-name="_36_">o</text:span><text:span text:style-name="_39_">u</text:span><text:span text:style-name="_32_">l</text:span><text:span text:style-name="_35_">d</text:span><text:span text:style-name="_37_"> </text:span><text:span text:style-name="_32_">o</text:span><text:span text:style-name="_36_">b</text:span><text:span text:style-name="_38_">t</text:span><text:span text:style-name="_32_">a</text:span><text:span text:style-name="_35_">i</text:span><text:span text:style-name="_39_">n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a</text:span><text:span text:style-name="_32_">d</text:span><text:span text:style-name="_36_">u</text:span><text:span text:style-name="_39_">l</text:span><text:span text:style-name="_33_">t</text:span><text:span text:style-name="_34_"> </text:span><text:span text:style-name="_38_">b</text:span><text:span text:style-name="_32_">r</text:span><text:span text:style-name="_36_">a</text:span><text:span text:style-name="_38_">i</text:span><text:span text:style-name="_33_">n</text:span><text:span text:style-name="_36_">.</text:span><text:span text:style-name="_37_"> </text:span><text:span text:style-name="_33_">P</text:span><text:span text:style-name="_35_">r</text:span><text:span text:style-name="_39_">e</text:span><text:span text:style-name="_32_">s</text:span><text:span text:style-name="_35_">u</text:span><text:span text:style-name="_38_">m</text:span><text:span text:style-name="_32_">a</text:span><text:span text:style-name="_35_">b</text:span><text:span text:style-name="_39_">l</text:span><text:span text:style-name="_32_">y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c</text:span><text:span text:style-name="_36_">h</text:span><text:span text:style-name="_39_">i</text:span><text:span text:style-name="_32_">l</text:span><text:span text:style-name="_36_">d</text:span><text:span text:style-name="_37_"> </text:span><text:span text:style-name="_33_">b</text:span><text:span text:style-name="_36_">r</text:span><text:span text:style-name="_38_">a</text:span><text:span text:style-name="_32_">i</text:span><text:span text:style-name="_36_">n</text:span><text:span text:style-name="_37_"> </text:span><text:span text:style-name="_33_">i</text:span><text:span text:style-name="_36_">s</text:span><text:span text:style-name="_37_"> </text:span><text:span text:style-name="_33_">s</text:span><text:span text:style-name="_36_">o</text:span><text:span text:style-name="_38_">m</text:span><text:span text:style-name="_33_">e</text:span><text:span text:style-name="_36_">t</text:span><text:span text:style-name="_39_">h</text:span><text:span text:style-name="_33_">i</text:span><text:span text:style-name="_35_">n</text:span><text:span text:style-name="_39_">g</text:span><text:span text:style-name="_31_"> </text:span><text:span text:style-name="_36_">l</text:span><text:span text:style-name="_38_">i</text:span><text:span text:style-name="_32_">k</text:span><text:span text:style-name="_36_">e</text:span><text:span text:style-name="_37_"> </text:span><text:span text:style-name="_33_">a</text:span><text:span text:style-name="_34_"> </text:span><text:span text:style-name="_39_">n</text:span><text:span text:style-name="_32_">o</text:span><text:span text:style-name="_36_">t</text:span><text:span text:style-name="_39_">e</text:span><text:span text:style-name="_32_">b</text:span><text:span text:style-name="_36_">o</text:span><text:span text:style-name="_38_">o</text:span><text:span text:style-name="_33_">k</text:span><text:span text:style-name="_34_"> </text:span><text:span text:style-name="_39_">a</text:span><text:span text:style-name="_32_">s</text:span><text:span text:style-name="_34_"> </text:span><text:span text:style-name="_39_">o</text:span><text:span text:style-name="_32_">n</text:span><text:span text:style-name="_35_">e</text:span><text:span text:style-name="_37_"> </text:span><text:span text:style-name="_32_">b</text:span><text:span text:style-name="_36_">u</text:span><text:span text:style-name="_38_">y</text:span><text:span text:style-name="_32_">s</text:span><text:span text:style-name="_34_"> </text:span><text:span text:style-name="_38_">i</text:span><text:span text:style-name="_32_">t</text:span><text:span text:style-name="_34_"> </text:span><text:span text:style-name="_39_">f</text:span><text:span text:style-name="_32_">r</text:span><text:span text:style-name="_36_">o</text:span><text:span text:style-name="_38_">m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s</text:span><text:span text:style-name="_33_">t</text:span><text:span text:style-name="_36_">a</text:span><text:span text:style-name="_39_">t</text:span><text:span text:style-name="_33_">i</text:span><text:span text:style-name="_35_">o</text:span><text:span text:style-name="_38_">n</text:span><text:span text:style-name="_32_">e</text:span><text:span text:style-name="_36_">r</text:span><text:span text:style-name="_39_">'</text:span><text:span text:style-name="_32_">s</text:span><text:span text:style-name="_35_">.</text:span><text:span text:style-name="_37_"> </text:span><text:span text:style-name="_32_">R</text:span><text:span text:style-name="_35_">a</text:span><text:span text:style-name="_38_">t</text:span><text:span text:style-name="_32_">h</text:span><text:span text:style-name="_36_">e</text:span><text:span text:style-name="_38_">r</text:span><text:span text:style-name="_31_"> </text:span><text:span text:style-name="_35_">l</text:span><text:span text:style-name="_39_">i</text:span><text:span text:style-name="_32_">t</text:span><text:span text:style-name="_35_">t</text:span><text:span text:style-name="_38_">l</text:span><text:span text:style-name="_33_">e</text:span><text:span text:style-name="_34_"> </text:span><text:span text:style-name="_39_">m</text:span><text:span text:style-name="_32_">e</text:span><text:span text:style-name="_35_">c</text:span><text:span text:style-name="_39_">h</text:span><text:span text:style-name="_33_">a</text:span><text:span text:style-name="_35_">n</text:span><text:span text:style-name="_39_">i</text:span><text:span text:style-name="_33_">s</text:span><text:span text:style-name="_36_">m</text:span><text:span text:style-name="_39_">,</text:span><text:span text:style-name="_31_"> </text:span><text:span text:style-name="_36_">a</text:span><text:span text:style-name="_39_">n</text:span><text:span text:style-name="_33_">d</text:span><text:span text:style-name="_34_"> </text:span><text:span text:style-name="_39_">l</text:span><text:span text:style-name="_32_">o</text:span><text:span text:style-name="_35_">t</text:span><text:span text:style-name="_39_">s</text:span><text:span text:style-name="_31_"> </text:span><text:span text:style-name="_36_">o</text:span><text:span text:style-name="_38_">f</text:span><text:span text:style-name="_31_"> </text:span><text:span text:style-name="_36_">b</text:span><text:span text:style-name="_39_">l</text:span><text:span text:style-name="_32_">a</text:span><text:span text:style-name="_36_">n</text:span><text:span text:style-name="_39_">k</text:span><text:span text:style-name="_31_"> </text:span><text:span text:style-name="_35_">s</text:span><text:span text:style-name="_38_">h</text:span><text:span text:style-name="_32_">e</text:span><text:span text:style-name="_36_">e</text:span><text:span text:style-name="_38_">t</text:span><text:span text:style-name="_32_">s</text:span><text:span text:style-name="_36_">.</text:span><text:span text:style-name="_37_"> </text:span><text:span text:style-name="_33_">(</text:span><text:span text:style-name="_35_">M</text:span><text:span text:style-name="_39_">e</text:span><text:span text:style-name="_32_">c</text:span><text:span text:style-name="_35_">h</text:span><text:span text:style-name="_38_">a</text:span><text:span text:style-name="_32_">n</text:span><text:span text:style-name="_36_">i</text:span><text:span text:style-name="_39_">s</text:span><text:span text:style-name="_33_">m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w</text:span><text:span text:style-name="_35_">r</text:span><text:span text:style-name="_39_">i</text:span><text:span text:style-name="_32_">t</text:span><text:span text:style-name="_35_">i</text:span><text:span text:style-name="_38_">n</text:span><text:span text:style-name="_33_">g</text:span><text:span text:style-name="_34_"> </text:span><text:span text:style-name="_38_">a</text:span><text:span text:style-name="_33_">r</text:span><text:span text:style-name="_35_">e</text:span><text:span text:style-name="_37_"> </text:span><text:span text:style-name="_33_">f</text:span><text:span text:style-name="_35_">r</text:span><text:span text:style-name="_39_">o</text:span><text:span text:style-name="_32_">m</text:span><text:span text:style-name="_34_"> </text:span><text:span text:style-name="_39_">o</text:span><text:span text:style-name="_33_">u</text:span><text:span text:style-name="_36_">r</text:span><text:span text:style-name="_37_"> </text:span><text:span text:style-name="_32_">p</text:span><text:span text:style-name="_36_">o</text:span><text:span text:style-name="_38_">i</text:span><text:span text:style-name="_33_">n</text:span><text:span text:style-name="_36_">t</text:span><text:span text:style-name="_37_"> </text:span><text:span text:style-name="_33_">o</text:span><text:span text:style-name="_36_">f</text:span><text:span text:style-name="_37_"> </text:span><text:span text:style-name="_33_">v</text:span><text:span text:style-name="_36_">i</text:span><text:span text:style-name="_39_">e</text:span><text:span text:style-name="_33_">w</text:span><text:span text:style-name="_34_"> </text:span><text:span text:style-name="_39_">a</text:span><text:span text:style-name="_33_">l</text:span><text:span text:style-name="_36_">m</text:span><text:span text:style-name="_38_">o</text:span><text:span text:style-name="_32_">s</text:span><text:span text:style-name="_36_">t</text:span><text:span text:style-name="_37_"> </text:span><text:span text:style-name="_32_">s</text:span><text:span text:style-name="_35_">y</text:span><text:span text:style-name="_38_">n</text:span><text:span text:style-name="_32_">o</text:span><text:span text:style-name="_35_">n</text:span><text:span text:style-name="_38_">y</text:span><text:span text:style-name="_32_">m</text:span><text:span text:style-name="_35_">o</text:span><text:span text:style-name="_39_">u</text:span><text:span text:style-name="_32_">s</text:span><text:span text:style-name="_35_">.</text:span><text:span text:style-name="_38_">)</text:span><text:span text:style-name="_31_"> </text:span><text:span text:style-name="_35_">O</text:span><text:span text:style-name="_38_">u</text:span><text:span text:style-name="_32_">r</text:span><text:span text:style-name="_34_"> </text:span><text:span text:style-name="_39_">h</text:span><text:span text:style-name="_32_">o</text:span><text:span text:style-name="_35_">p</text:span><text:span text:style-name="_39_">e</text:span><text:span text:style-name="_31_"> </text:span><text:span text:style-name="_36_">i</text:span><text:span text:style-name="_39_">s</text:span><text:span text:style-name="_31_"> </text:span><text:span text:style-name="_36_">t</text:span><text:span text:style-name="_38_">h</text:span><text:span text:style-name="_33_">a</text:span><text:span text:style-name="_35_">t</text:span><text:span text:style-name="_37_"> </text:span><text:span text:style-name="_33_">t</text:span><text:span text:style-name="_35_">h</text:span><text:span text:style-name="_39_">e</text:span><text:span text:style-name="_33_">r</text:span><text:span text:style-name="_35_">e</text:span><text:span text:style-name="_37_"> </text:span><text:span text:style-name="_33_">i</text:span><text:span text:style-name="_35_">s</text:span><text:span text:style-name="_37_"> </text:span><text:span text:style-name="_33_">s</text:span><text:span text:style-name="_36_">o</text:span><text:span text:style-name="_37_"> </text:span><text:span text:style-name="_32_">l</text:span><text:span text:style-name="_35_">i</text:span><text:span text:style-name="_38_">t</text:span><text:span text:style-name="_32_">t</text:span><text:span text:style-name="_35_">l</text:span><text:span text:style-name="_39_">e</text:span><text:span text:style-name="_31_"> </text:span><text:span text:style-name="_35_">m</text:span><text:span text:style-name="_38_">e</text:span><text:span text:style-name="_33_">c</text:span><text:span text:style-name="_35_">h</text:span><text:span text:style-name="_38_">a</text:span><text:span text:style-name="_33_">n</text:span><text:span text:style-name="_36_">i</text:span><text:span text:style-name="_39_">s</text:span><text:span text:style-name="_33_">m</text:span><text:span text:style-name="_34_"> </text:span><text:span text:style-name="_39_">i</text:span><text:span text:style-name="_32_">n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c</text:span><text:span text:style-name="_35_">h</text:span><text:span text:style-name="_38_">i</text:span><text:span text:style-name="_32_">l</text:span><text:span text:style-name="_36_">d</text:span><text:span text:style-name="_37_"> </text:span><text:span text:style-name="_33_">b</text:span><text:span text:style-name="_36_">r</text:span><text:span text:style-name="_38_">a</text:span><text:span text:style-name="_32_">i</text:span><text:span text:style-name="_36_">n</text:span><text:span text:style-name="_37_"> </text:span><text:span text:style-name="_33_">t</text:span><text:span text:style-name="_36_">h</text:span><text:span text:style-name="_39_">a</text:span><text:span text:style-name="_32_">t</text:span><text:span text:style-name="_34_"> </text:span><text:span text:style-name="_38_">s</text:span><text:span text:style-name="_32_">o</text:span><text:span text:style-name="_35_">m</text:span><text:span text:style-name="_39_">e</text:span><text:span text:style-name="_33_">t</text:span><text:span text:style-name="_35_">h</text:span><text:span text:style-name="_38_">i</text:span><text:span text:style-name="_32_">n</text:span><text:span text:style-name="_35_">g</text:span><text:span text:style-name="_37_"> </text:span><text:span text:style-name="_32_">l</text:span><text:span text:style-name="_35_">i</text:span><text:span text:style-name="_38_">k</text:span><text:span text:style-name="_32_">e</text:span><text:span text:style-name="_34_"> </text:span><text:span text:style-name="_39_">i</text:span><text:span text:style-name="_32_">t</text:span><text:span text:style-name="_34_"> </text:span><text:span text:style-name="_39_">c</text:span><text:span text:style-name="_32_">a</text:span><text:span text:style-name="_36_">n</text:span><text:span text:style-name="_37_"> </text:span><text:span text:style-name="_33_">b</text:span><text:span text:style-name="_35_">e</text:span><text:span text:style-name="_37_"> </text:span><text:span text:style-name="_33_">e</text:span><text:span text:style-name="_36_">a</text:span><text:span text:style-name="_39_">s</text:span><text:span text:style-name="_33_">i</text:span><text:span text:style-name="_35_">l</text:span><text:span text:style-name="_38_">y</text:span><text:span text:style-name="_31_"> </text:span><text:span text:style-name="_35_">p</text:span><text:span text:style-name="_38_">r</text:span><text:span text:style-name="_32_">o</text:span><text:span text:style-name="_36_">g</text:span><text:span text:style-name="_39_">r</text:span><text:span text:style-name="_32_">a</text:span><text:span text:style-name="_35_">m</text:span><text:span text:style-name="_38_">m</text:span><text:span text:style-name="_32_">e</text:span><text:span text:style-name="_35_">d</text:span><text:span text:style-name="_38_">.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a</text:span><text:span text:style-name="_33_">m</text:span><text:span text:style-name="_35_">o</text:span><text:span text:style-name="_39_">u</text:span><text:span text:style-name="_32_">n</text:span><text:span text:style-name="_36_">t</text:span><text:span text:style-name="_37_"> </text:span><text:span text:style-name="_33_">o</text:span><text:span text:style-name="_35_">f</text:span><text:span text:style-name="_37_"> </text:span><text:span text:style-name="_33_">w</text:span><text:span text:style-name="_36_">o</text:span><text:span text:style-name="_39_">r</text:span><text:span text:style-name="_32_">k</text:span><text:span text:style-name="_34_"> </text:span><text:span text:style-name="_38_">i</text:span><text:span text:style-name="_33_">n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e</text:span><text:span text:style-name="_35_">d</text:span><text:span text:style-name="_38_">u</text:span><text:span text:style-name="_32_">c</text:span><text:span text:style-name="_35_">a</text:span><text:span text:style-name="_38_">t</text:span><text:span text:style-name="_32_">i</text:span><text:span text:style-name="_35_">o</text:span><text:span text:style-name="_38_">n</text:span><text:span text:style-name="_31_"> </text:span><text:span text:style-name="_36_">w</text:span><text:span text:style-name="_39_">e</text:span><text:span text:style-name="_31_"> </text:span><text:span text:style-name="_35_">c</text:span><text:span text:style-name="_39_">a</text:span><text:span text:style-name="_33_">n</text:span><text:span text:style-name="_34_"> </text:span><text:span text:style-name="_39_">a</text:span><text:span text:style-name="_33_">s</text:span><text:span text:style-name="_35_">s</text:span><text:span text:style-name="_39_">u</text:span><text:span text:style-name="_32_">m</text:span><text:span text:style-name="_36_">e</text:span><text:span text:style-name="_38_">,</text:span><text:span text:style-name="_31_"> </text:span><text:span text:style-name="_36_">a</text:span><text:span text:style-name="_39_">s</text:span><text:span text:style-name="_31_"> </text:span><text:span text:style-name="_36_">a</text:span><text:span text:style-name="_37_"> </text:span><text:span text:style-name="_33_">f</text:span><text:span text:style-name="_35_">i</text:span><text:span text:style-name="_38_">r</text:span><text:span text:style-name="_32_">s</text:span><text:span text:style-name="_36_">t</text:span><text:span text:style-name="_37_"> </text:span><text:span text:style-name="_32_">a</text:span><text:span text:style-name="_35_">p</text:span><text:span text:style-name="_38_">p</text:span><text:span text:style-name="_32_">r</text:span><text:span text:style-name="_36_">o</text:span><text:span text:style-name="_38_">x</text:span><text:span text:style-name="_33_">i</text:span><text:span text:style-name="_35_">m</text:span><text:span text:style-name="_38_">a</text:span><text:span text:style-name="_32_">t</text:span><text:span text:style-name="_36_">i</text:span><text:span text:style-name="_39_">o</text:span><text:span text:style-name="_32_">n</text:span><text:span text:style-name="_36_">,</text:span><text:span text:style-name="_37_"> </text:span><text:span text:style-name="_32_">t</text:span><text:span text:style-name="_36_">o</text:span><text:span text:style-name="_37_"> </text:span><text:span text:style-name="_32_">b</text:span><text:span text:style-name="_35_">e</text:span><text:span text:style-name="_37_"> </text:span><text:span text:style-name="_33_">m</text:span><text:span text:style-name="_35_">u</text:span><text:span text:style-name="_39_">c</text:span><text:span text:style-name="_32_">h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s</text:span><text:span text:style-name="_36_">a</text:span><text:span text:style-name="_38_">m</text:span><text:span text:style-name="_32_">e</text:span><text:span text:style-name="_34_"> </text:span><text:span text:style-name="_39_">a</text:span><text:span text:style-name="_32_">s</text:span><text:span text:style-name="_34_"> </text:span><text:span text:style-name="_38_">f</text:span><text:span text:style-name="_33_">o</text:span><text:span text:style-name="_36_">r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h</text:span><text:span text:style-name="_39_">u</text:span><text:span text:style-name="_33_">m</text:span><text:span text:style-name="_35_">a</text:span><text:span text:style-name="_39_">n</text:span><text:span text:style-name="_31_"> </text:span><text:span text:style-name="_35_">c</text:span><text:span text:style-name="_38_">h</text:span><text:span text:style-name="_33_">i</text:span><text:span text:style-name="_35_">l</text:span><text:span text:style-name="_39_">d</text:span><text:span text:style-name="_32_">.</text:span></text:p>
      <text:p text:style-name="P1"><text:span text:style-name="_38_">W</text:span><text:span text:style-name="_33_">e</text:span><text:span text:style-name="_34_"> </text:span><text:span text:style-name="_39_">h</text:span><text:span text:style-name="_33_">a</text:span><text:span text:style-name="_36_">v</text:span><text:span text:style-name="_39_">e</text:span><text:span text:style-name="_31_"> </text:span><text:span text:style-name="_36_">t</text:span><text:span text:style-name="_38_">h</text:span><text:span text:style-name="_33_">u</text:span><text:span text:style-name="_35_">s</text:span><text:span text:style-name="_37_"> </text:span><text:span text:style-name="_32_">d</text:span><text:span text:style-name="_35_">i</text:span><text:span text:style-name="_38_">v</text:span><text:span text:style-name="_32_">i</text:span><text:span text:style-name="_35_">d</text:span><text:span text:style-name="_39_">e</text:span><text:span text:style-name="_33_">d</text:span><text:span text:style-name="_34_"> </text:span><text:span text:style-name="_39_">o</text:span><text:span text:style-name="_33_">u</text:span><text:span text:style-name="_35_">r</text:span><text:span text:style-name="_37_"> </text:span><text:span text:style-name="_32_">p</text:span><text:span text:style-name="_35_">r</text:span><text:span text:style-name="_39_">o</text:span><text:span text:style-name="_32_">b</text:span><text:span text:style-name="_36_">l</text:span><text:span text:style-name="_38_">e</text:span><text:span text:style-name="_32_">m</text:span><text:span text:style-name="_34_"> </text:span><text:span text:style-name="_38_">i</text:span><text:span text:style-name="_33_">n</text:span><text:span text:style-name="_35_">t</text:span><text:span text:style-name="_38_">o</text:span><text:span text:style-name="_31_"> </text:span><text:span text:style-name="_35_">t</text:span><text:span text:style-name="_39_">w</text:span><text:span text:style-name="_32_">o</text:span><text:span text:style-name="_34_"> </text:span><text:span text:style-name="_39_">p</text:span><text:span text:style-name="_33_">a</text:span><text:span text:style-name="_36_">r</text:span><text:span text:style-name="_39_">t</text:span><text:span text:style-name="_33_">s</text:span><text:span text:style-name="_36_">.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c</text:span><text:span text:style-name="_39_">h</text:span><text:span text:style-name="_33_">i</text:span><text:span text:style-name="_35_">l</text:span><text:span text:style-name="_39_">d</text:span><text:span text:style-name="_31_"> </text:span><text:span text:style-name="_35_">p</text:span><text:span text:style-name="_39_">r</text:span><text:span text:style-name="_33_">o</text:span><text:span text:style-name="_36_">g</text:span><text:span text:style-name="_38_">r</text:span><text:span text:style-name="_33_">a</text:span><text:span text:style-name="_36_">m</text:span><text:span text:style-name="_39_">m</text:span><text:span text:style-name="_33_">e</text:span><text:span text:style-name="_34_"> </text:span><text:span text:style-name="_38_">a</text:span><text:span text:style-name="_32_">n</text:span><text:span text:style-name="_36_">d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e</text:span><text:span text:style-name="_39_">d</text:span><text:span text:style-name="_33_">u</text:span><text:span text:style-name="_36_">c</text:span><text:span text:style-name="_38_">a</text:span><text:span text:style-name="_33_">t</text:span><text:span text:style-name="_35_">i</text:span><text:span text:style-name="_38_">o</text:span><text:span text:style-name="_32_">n</text:span><text:span text:style-name="_34_"> </text:span><text:span text:style-name="_39_">p</text:span><text:span text:style-name="_32_">r</text:span><text:span text:style-name="_36_">o</text:span><text:span text:style-name="_38_">c</text:span><text:span text:style-name="_32_">e</text:span><text:span text:style-name="_35_">s</text:span><text:span text:style-name="_38_">s</text:span><text:span text:style-name="_33_">.</text:span><text:span text:style-name="_34_"> </text:span><text:span text:style-name="_38_">T</text:span><text:span text:style-name="_32_">h</text:span><text:span text:style-name="_35_">e</text:span><text:span text:style-name="_39_">s</text:span><text:span text:style-name="_33_">e</text:span><text:span text:style-name="_34_"> </text:span><text:span text:style-name="_39_">t</text:span><text:span text:style-name="_33_">w</text:span><text:span text:style-name="_36_">o</text:span><text:span text:style-name="_37_"> </text:span><text:span text:style-name="_32_">r</text:span><text:span text:style-name="_35_">e</text:span><text:span text:style-name="_39_">m</text:span><text:span text:style-name="_32_">a</text:span><text:span text:style-name="_35_">i</text:span><text:span text:style-name="_39_">n</text:span><text:span text:style-name="_31_"> </text:span><text:span text:style-name="_36_">v</text:span><text:span text:style-name="_38_">e</text:span><text:span text:style-name="_32_">r</text:span><text:span text:style-name="_35_">y</text:span><text:span text:style-name="_37_"> </text:span><text:span text:style-name="_33_">c</text:span><text:span text:style-name="_35_">l</text:span><text:span text:style-name="_39_">o</text:span><text:span text:style-name="_33_">s</text:span><text:span text:style-name="_35_">e</text:span><text:span text:style-name="_39_">l</text:span><text:span text:style-name="_32_">y</text:span><text:span text:style-name="_34_"> </text:span><text:span text:style-name="_39_">c</text:span><text:span text:style-name="_33_">o</text:span><text:span text:style-name="_36_">n</text:span><text:span text:style-name="_39_">n</text:span><text:span text:style-name="_32_">e</text:span><text:span text:style-name="_36_">c</text:span><text:span text:style-name="_38_">t</text:span><text:span text:style-name="_33_">e</text:span><text:span text:style-name="_36_">d</text:span><text:span text:style-name="_38_">.</text:span><text:span text:style-name="_31_"> </text:span><text:span text:style-name="_36_">W</text:span><text:span text:style-name="_38_">e</text:span><text:span text:style-name="_31_"> </text:span><text:span text:style-name="_36_">c</text:span><text:span text:style-name="_38_">a</text:span><text:span text:style-name="_33_">n</text:span><text:span text:style-name="_35_">n</text:span><text:span text:style-name="_39_">o</text:span><text:span text:style-name="_32_">t</text:span><text:span text:style-name="_34_"> </text:span><text:span text:style-name="_38_">e</text:span><text:span text:style-name="_32_">x</text:span><text:span text:style-name="_35_">p</text:span><text:span text:style-name="_39_">e</text:span><text:span text:style-name="_32_">c</text:span><text:span text:style-name="_36_">t</text:span><text:span text:style-name="_37_"> </text:span><text:span text:style-name="_33_">t</text:span><text:span text:style-name="_35_">o</text:span><text:span text:style-name="_37_"> </text:span><text:span text:style-name="_33_">f</text:span><text:span text:style-name="_36_">i</text:span><text:span text:style-name="_38_">n</text:span><text:span text:style-name="_32_">d</text:span><text:span text:style-name="_34_"> </text:span><text:span text:style-name="_38_">a</text:span><text:span text:style-name="_31_"> </text:span><text:span text:style-name="_35_">g</text:span><text:span text:style-name="_39_">o</text:span><text:span text:style-name="_33_">o</text:span><text:span text:style-name="_36_">d</text:span><text:span text:style-name="_37_"> </text:span><text:span text:style-name="_33_">c</text:span><text:span text:style-name="_35_">h</text:span><text:span text:style-name="_39_">i</text:span><text:span text:style-name="_32_">l</text:span><text:span text:style-name="_35_">d</text:span><text:span text:style-name="_37_"> </text:span><text:span text:style-name="_32_">m</text:span><text:span text:style-name="_35_">a</text:span><text:span text:style-name="_39_">c</text:span><text:span text:style-name="_32_">h</text:span><text:span text:style-name="_35_">i</text:span><text:span text:style-name="_39_">n</text:span><text:span text:style-name="_32_">e</text:span><text:span text:style-name="_34_"> </text:span><text:span text:style-name="_38_">a</text:span><text:span text:style-name="_32_">t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f</text:span><text:span text:style-name="_36_">i</text:span><text:span text:style-name="_38_">r</text:span><text:span text:style-name="_32_">s</text:span><text:span text:style-name="_36_">t</text:span><text:span text:style-name="_37_"> </text:span><text:span text:style-name="_33_">a</text:span><text:span text:style-name="_36_">t</text:span><text:span text:style-name="_38_">t</text:span><text:span text:style-name="_33_">e</text:span><text:span text:style-name="_35_">m</text:span><text:span text:style-name="_39_">p</text:span><text:span text:style-name="_33_">t</text:span><text:span text:style-name="_36_">.</text:span><text:span text:style-name="_37_"> </text:span><text:span text:style-name="_32_">O</text:span><text:span text:style-name="_36_">n</text:span><text:span text:style-name="_39_">e</text:span><text:span text:style-name="_31_"> </text:span><text:span text:style-name="_35_">m</text:span><text:span text:style-name="_39_">u</text:span><text:span text:style-name="_33_">s</text:span><text:span text:style-name="_36_">t</text:span><text:span text:style-name="_37_"> </text:span><text:span text:style-name="_33_">e</text:span><text:span text:style-name="_36_">x</text:span><text:span text:style-name="_39_">p</text:span><text:span text:style-name="_33_">e</text:span><text:span text:style-name="_35_">r</text:span><text:span text:style-name="_38_">i</text:span><text:span text:style-name="_33_">m</text:span><text:span text:style-name="_36_">e</text:span><text:span text:style-name="_39_">n</text:span><text:span text:style-name="_32_">t</text:span><text:span text:style-name="_34_"> </text:span><text:span text:style-name="_38_">w</text:span><text:span text:style-name="_33_">i</text:span><text:span text:style-name="_36_">t</text:span><text:span text:style-name="_39_">h</text:span><text:span text:style-name="_31_"> </text:span><text:span text:style-name="_36_">t</text:span><text:span text:style-name="_39_">e</text:span><text:span text:style-name="_33_">a</text:span><text:span text:style-name="_35_">c</text:span><text:span text:style-name="_39_">h</text:span><text:span text:style-name="_32_">i</text:span><text:span text:style-name="_36_">n</text:span><text:span text:style-name="_38_">g</text:span><text:span text:style-name="_31_"> </text:span><text:span text:style-name="_36_">o</text:span><text:span text:style-name="_39_">n</text:span><text:span text:style-name="_32_">e</text:span><text:span text:style-name="_34_"> </text:span><text:span text:style-name="_38_">s</text:span><text:span text:style-name="_32_">u</text:span><text:span text:style-name="_36_">c</text:span><text:span text:style-name="_39_">h</text:span><text:span text:style-name="_31_"> </text:span><text:span text:style-name="_36_">m</text:span><text:span text:style-name="_38_">a</text:span><text:span text:style-name="_32_">c</text:span><text:span text:style-name="_35_">h</text:span><text:span text:style-name="_38_">i</text:span><text:span text:style-name="_32_">n</text:span><text:span text:style-name="_35_">e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s</text:span><text:span text:style-name="_38_">e</text:span><text:span text:style-name="_32_">e</text:span><text:span text:style-name="_34_"> </text:span><text:span text:style-name="_38_">h</text:span><text:span text:style-name="_33_">o</text:span><text:span text:style-name="_36_">w</text:span><text:span text:style-name="_37_"> </text:span><text:span text:style-name="_32_">w</text:span><text:span text:style-name="_35_">e</text:span><text:span text:style-name="_38_">l</text:span><text:span text:style-name="_33_">l</text:span><text:span text:style-name="_34_"> </text:span><text:span text:style-name="_38_">i</text:span><text:span text:style-name="_32_">t</text:span><text:span text:style-name="_34_"> </text:span><text:span text:style-name="_39_">l</text:span><text:span text:style-name="_32_">e</text:span><text:span text:style-name="_36_">a</text:span><text:span text:style-name="_39_">r</text:span><text:span text:style-name="_32_">n</text:span><text:span text:style-name="_36_">s</text:span><text:span text:style-name="_39_">.</text:span><text:span text:style-name="_31_"> </text:span><text:span text:style-name="_35_">O</text:span><text:span text:style-name="_39_">n</text:span><text:span text:style-name="_32_">e</text:span><text:span text:style-name="_34_"> </text:span><text:span text:style-name="_39_">c</text:span><text:span text:style-name="_32_">a</text:span><text:span text:style-name="_36_">n</text:span><text:span text:style-name="_37_"> </text:span><text:span text:style-name="_33_">t</text:span><text:span text:style-name="_35_">h</text:span><text:span text:style-name="_39_">e</text:span><text:span text:style-name="_32_">n</text:span><text:span text:style-name="_34_"> </text:span><text:span text:style-name="_39_">t</text:span><text:span text:style-name="_32_">r</text:span><text:span text:style-name="_35_">y</text:span><text:span text:style-name="_37_"> </text:span><text:span text:style-name="_33_">a</text:span><text:span text:style-name="_35_">n</text:span><text:span text:style-name="_39_">o</text:span><text:span text:style-name="_32_">t</text:span><text:span text:style-name="_36_">h</text:span><text:span text:style-name="_38_">e</text:span><text:span text:style-name="_32_">r</text:span><text:span text:style-name="_34_"> </text:span><text:span text:style-name="_38_">a</text:span><text:span text:style-name="_32_">n</text:span><text:span text:style-name="_36_">d</text:span><text:span text:style-name="_37_"> </text:span><text:span text:style-name="_32_">s</text:span><text:span text:style-name="_36_">e</text:span><text:span text:style-name="_39_">e</text:span><text:span text:style-name="_31_"> </text:span><text:span text:style-name="_36_">i</text:span><text:span text:style-name="_39_">f</text:span><text:span text:style-name="_31_"> </text:span><text:span text:style-name="_36_">i</text:span><text:span text:style-name="_38_">t</text:span><text:span text:style-name="_31_"> </text:span><text:span text:style-name="_36_">i</text:span><text:span text:style-name="_39_">s</text:span><text:span text:style-name="_31_"> </text:span><text:span text:style-name="_35_">b</text:span><text:span text:style-name="_38_">e</text:span><text:span text:style-name="_33_">t</text:span><text:span text:style-name="_35_">t</text:span><text:span text:style-name="_38_">e</text:span><text:span text:style-name="_32_">r</text:span><text:span text:style-name="_34_"> </text:span><text:span text:style-name="_38_">o</text:span><text:span text:style-name="_33_">r</text:span><text:span text:style-name="_34_"> </text:span><text:span text:style-name="_38_">w</text:span><text:span text:style-name="_33_">o</text:span><text:span text:style-name="_35_">r</text:span><text:span text:style-name="_39_">s</text:span><text:span text:style-name="_33_">e</text:span><text:span text:style-name="_35_">.</text:span><text:span text:style-name="_37_"> </text:span><text:span text:style-name="_32_">T</text:span><text:span text:style-name="_35_">h</text:span><text:span text:style-name="_39_">e</text:span><text:span text:style-name="_32_">r</text:span><text:span text:style-name="_36_">e</text:span><text:span text:style-name="_37_"> </text:span><text:span text:style-name="_33_">i</text:span><text:span text:style-name="_36_">s</text:span><text:span text:style-name="_37_"> </text:span><text:span text:style-name="_32_">a</text:span><text:span text:style-name="_36_">n</text:span><text:span text:style-name="_37_"> </text:span><text:span text:style-name="_33_">o</text:span><text:span text:style-name="_36_">b</text:span><text:span text:style-name="_38_">v</text:span><text:span text:style-name="_33_">i</text:span><text:span text:style-name="_35_">o</text:span><text:span text:style-name="_38_">u</text:span><text:span text:style-name="_33_">s</text:span><text:span text:style-name="_34_"> </text:span><text:span text:style-name="_39_">c</text:span><text:span text:style-name="_33_">o</text:span><text:span text:style-name="_35_">n</text:span><text:span text:style-name="_39_">n</text:span><text:span text:style-name="_32_">e</text:span><text:span text:style-name="_35_">c</text:span><text:span text:style-name="_39_">t</text:span><text:span text:style-name="_33_">i</text:span><text:span text:style-name="_35_">o</text:span><text:span text:style-name="_39_">n</text:span><text:span text:style-name="_31_"> </text:span><text:span text:style-name="_36_">b</text:span><text:span text:style-name="_38_">e</text:span><text:span text:style-name="_33_">t</text:span><text:span text:style-name="_35_">w</text:span><text:span text:style-name="_38_">e</text:span><text:span text:style-name="_33_">e</text:span><text:span text:style-name="_35_">n</text:span><text:span text:style-name="_37_"> </text:span><text:span text:style-name="_32_">t</text:span><text:span text:style-name="_36_">h</text:span><text:span text:style-name="_38_">i</text:span><text:span text:style-name="_32_">s</text:span><text:span text:style-name="_34_"> </text:span><text:span text:style-name="_38_">p</text:span><text:span text:style-name="_33_">r</text:span><text:span text:style-name="_36_">o</text:span><text:span text:style-name="_39_">c</text:span><text:span text:style-name="_32_">e</text:span><text:span text:style-name="_36_">s</text:span><text:span text:style-name="_39_">s</text:span><text:span text:style-name="_31_"> </text:span><text:span text:style-name="_36_">a</text:span><text:span text:style-name="_39_">n</text:span><text:span text:style-name="_32_">d</text:span><text:span text:style-name="_34_"> </text:span><text:span text:style-name="_39_">e</text:span><text:span text:style-name="_33_">v</text:span><text:span text:style-name="_36_">o</text:span><text:span text:style-name="_39_">l</text:span><text:span text:style-name="_33_">u</text:span><text:span text:style-name="_35_">t</text:span><text:span text:style-name="_39_">i</text:span><text:span text:style-name="_33_">o</text:span><text:span text:style-name="_36_">n</text:span><text:span text:style-name="_39_">,</text:span><text:span text:style-name="_31_"> </text:span><text:span text:style-name="_36_">b</text:span><text:span text:style-name="_38_">y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i</text:span><text:span text:style-name="_33_">d</text:span><text:span text:style-name="_35_">e</text:span><text:span text:style-name="_39_">n</text:span><text:span text:style-name="_32_">t</text:span><text:span text:style-name="_36_">i</text:span><text:span text:style-name="_39_">f</text:span><text:span text:style-name="_33_">i</text:span><text:span text:style-name="_36_">c</text:span><text:span text:style-name="_38_">a</text:span><text:span text:style-name="_33_">t</text:span><text:span text:style-name="_35_">i</text:span><text:span text:style-name="_39_">o</text:span><text:span text:style-name="_33_">n</text:span><text:span text:style-name="_35_">s</text:span></text:p>
      <text:p text:style-name="P1"><text:span text:style-name="_32_">S</text:span><text:span text:style-name="_36_">t</text:span><text:span text:style-name="_38_">r</text:span><text:span text:style-name="_33_">u</text:span><text:span text:style-name="_35_">c</text:span><text:span text:style-name="_39_">t</text:span><text:span text:style-name="_32_">u</text:span><text:span text:style-name="_35_">r</text:span><text:span text:style-name="_39_">e</text:span><text:span text:style-name="_31_"> </text:span><text:span text:style-name="_36_">o</text:span><text:span text:style-name="_39_">f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c</text:span><text:span text:style-name="_33_">h</text:span><text:span text:style-name="_36_">i</text:span><text:span text:style-name="_39_">l</text:span><text:span text:style-name="_32_">d</text:span><text:span text:style-name="_34_"> </text:span><text:span text:style-name="_38_">m</text:span><text:span text:style-name="_33_">a</text:span><text:span text:style-name="_36_">c</text:span><text:span text:style-name="_39_">h</text:span><text:span text:style-name="_33_">i</text:span><text:span text:style-name="_35_">n</text:span><text:span text:style-name="_38_">e</text:span><text:span text:style-name="_31_"> </text:span><text:span text:style-name="_36_">=</text:span><text:span text:style-name="_37_"> </text:span><text:span text:style-name="_33_">h</text:span><text:span text:style-name="_36_">e</text:span><text:span text:style-name="_39_">r</text:span><text:span text:style-name="_33_">e</text:span><text:span text:style-name="_35_">d</text:span><text:span text:style-name="_39_">i</text:span><text:span text:style-name="_32_">t</text:span><text:span text:style-name="_35_">a</text:span><text:span text:style-name="_38_">r</text:span><text:span text:style-name="_32_">y</text:span><text:span text:style-name="_34_"> </text:span><text:span text:style-name="_38_">m</text:span><text:span text:style-name="_33_">a</text:span><text:span text:style-name="_35_">t</text:span><text:span text:style-name="_38_">e</text:span><text:span text:style-name="_32_">r</text:span><text:span text:style-name="_35_">i</text:span><text:span text:style-name="_39_">a</text:span><text:span text:style-name="_32_">l</text:span></text:p>
      <text:p text:style-name="P1"><text:span text:style-name="_38_">C</text:span><text:span text:style-name="_33_">h</text:span><text:span text:style-name="_35_">a</text:span><text:span text:style-name="_38_">n</text:span><text:span text:style-name="_32_">g</text:span><text:span text:style-name="_35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c</text:span><text:span text:style-name="_33_">h</text:span><text:span text:style-name="_35_">i</text:span><text:span text:style-name="_39_">l</text:span><text:span text:style-name="_33_">d</text:span><text:span text:style-name="_34_"> </text:span><text:span text:style-name="_38_">m</text:span><text:span text:style-name="_33_">a</text:span><text:span text:style-name="_36_">c</text:span><text:span text:style-name="_38_">h</text:span><text:span text:style-name="_32_">i</text:span><text:span text:style-name="_35_">n</text:span><text:span text:style-name="_38_">e</text:span><text:span text:style-name="_31_"> </text:span><text:span text:style-name="_36_">=</text:span><text:span text:style-name="_37_"> </text:span><text:span text:style-name="_33_">m</text:span><text:span text:style-name="_36_">u</text:span><text:span text:style-name="_39_">t</text:span><text:span text:style-name="_32_">a</text:span><text:span text:style-name="_36_">t</text:span><text:span text:style-name="_39_">i</text:span><text:span text:style-name="_33_">o</text:span><text:span text:style-name="_36_">n</text:span><text:span text:style-name="_38_">,</text:span></text:p>
      <text:p text:style-name="P1"><text:span text:style-name="_36_">N</text:span><text:span text:style-name="_39_">a</text:span><text:span text:style-name="_33_">t</text:span><text:span text:style-name="_35_">u</text:span><text:span text:style-name="_38_">r</text:span><text:span text:style-name="_33_">a</text:span><text:span text:style-name="_35_">l</text:span><text:span text:style-name="_37_"> </text:span><text:span text:style-name="_32_">s</text:span><text:span text:style-name="_35_">e</text:span><text:span text:style-name="_39_">l</text:span><text:span text:style-name="_33_">e</text:span><text:span text:style-name="_36_">c</text:span><text:span text:style-name="_38_">t</text:span><text:span text:style-name="_32_">i</text:span><text:span text:style-name="_36_">o</text:span><text:span text:style-name="_38_">n</text:span><text:span text:style-name="_31_"> </text:span><text:span text:style-name="_36_">=</text:span><text:span text:style-name="_37_"> </text:span><text:span text:style-name="_32_">j</text:span><text:span text:style-name="_36_">u</text:span><text:span text:style-name="_39_">d</text:span><text:span text:style-name="_33_">g</text:span><text:span text:style-name="_36_">m</text:span><text:span text:style-name="_38_">e</text:span><text:span text:style-name="_33_">n</text:span><text:span text:style-name="_35_">t</text:span><text:span text:style-name="_37_"> </text:span><text:span text:style-name="_32_">o</text:span><text:span text:style-name="_35_">f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e</text:span><text:span text:style-name="_39_">x</text:span><text:span text:style-name="_33_">p</text:span><text:span text:style-name="_35_">e</text:span><text:span text:style-name="_39_">r</text:span><text:span text:style-name="_32_">i</text:span><text:span text:style-name="_36_">m</text:span><text:span text:style-name="_39_">e</text:span><text:span text:style-name="_33_">n</text:span><text:span text:style-name="_36_">t</text:span><text:span text:style-name="_39_">e</text:span><text:span text:style-name="_32_">r</text:span></text:p>
      <text:p text:style-name="P1"><text:span text:style-name="_38_">O</text:span><text:span text:style-name="_32_">n</text:span><text:span text:style-name="_36_">e</text:span><text:span text:style-name="_37_"> </text:span><text:span text:style-name="_32_">m</text:span><text:span text:style-name="_36_">a</text:span><text:span text:style-name="_38_">y</text:span><text:span text:style-name="_31_"> </text:span><text:span text:style-name="_36_">h</text:span><text:span text:style-name="_39_">o</text:span><text:span text:style-name="_33_">p</text:span><text:span text:style-name="_36_">e</text:span><text:span text:style-name="_39_">,</text:span><text:span text:style-name="_31_"> </text:span><text:span text:style-name="_35_">h</text:span><text:span text:style-name="_38_">o</text:span><text:span text:style-name="_32_">w</text:span><text:span text:style-name="_36_">e</text:span><text:span text:style-name="_39_">v</text:span><text:span text:style-name="_33_">e</text:span><text:span text:style-name="_35_">r</text:span><text:span text:style-name="_39_">,</text:span><text:span text:style-name="_31_"> </text:span><text:span text:style-name="_36_">t</text:span><text:span text:style-name="_38_">h</text:span><text:span text:style-name="_32_">a</text:span><text:span text:style-name="_36_">t</text:span><text:span text:style-name="_37_"> </text:span><text:span text:style-name="_32_">t</text:span><text:span text:style-name="_36_">h</text:span><text:span text:style-name="_39_">i</text:span><text:span text:style-name="_33_">s</text:span><text:span text:style-name="_34_"> </text:span><text:span text:style-name="_39_">p</text:span><text:span text:style-name="_32_">r</text:span><text:span text:style-name="_36_">o</text:span><text:span text:style-name="_39_">c</text:span><text:span text:style-name="_32_">e</text:span><text:span text:style-name="_36_">s</text:span><text:span text:style-name="_39_">s</text:span><text:span text:style-name="_31_"> </text:span><text:span text:style-name="_36_">w</text:span><text:span text:style-name="_38_">i</text:span><text:span text:style-name="_33_">l</text:span><text:span text:style-name="_36_">l</text:span><text:span text:style-name="_37_"> </text:span><text:span text:style-name="_32_">b</text:span><text:span text:style-name="_36_">e</text:span><text:span text:style-name="_37_"> </text:span><text:span text:style-name="_33_">m</text:span><text:span text:style-name="_36_">o</text:span><text:span text:style-name="_38_">r</text:span><text:span text:style-name="_32_">e</text:span><text:span text:style-name="_34_"> </text:span><text:span text:style-name="_38_">e</text:span><text:span text:style-name="_33_">x</text:span><text:span text:style-name="_36_">p</text:span><text:span text:style-name="_39_">e</text:span><text:span text:style-name="_32_">d</text:span><text:span text:style-name="_36_">i</text:span><text:span text:style-name="_38_">t</text:span><text:span text:style-name="_32_">i</text:span><text:span text:style-name="_36_">o</text:span><text:span text:style-name="_38_">u</text:span><text:span text:style-name="_32_">s</text:span><text:span text:style-name="_34_"> </text:span><text:span text:style-name="_38_">t</text:span><text:span text:style-name="_33_">h</text:span><text:span text:style-name="_36_">a</text:span><text:span text:style-name="_39_">n</text:span><text:span text:style-name="_31_"> </text:span><text:span text:style-name="_35_">e</text:span><text:span text:style-name="_38_">v</text:span><text:span text:style-name="_32_">o</text:span><text:span text:style-name="_36_">l</text:span><text:span text:style-name="_39_">u</text:span><text:span text:style-name="_33_">t</text:span><text:span text:style-name="_36_">i</text:span><text:span text:style-name="_38_">o</text:span><text:span text:style-name="_33_">n</text:span><text:span text:style-name="_35_">.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s</text:span><text:span text:style-name="_38_">u</text:span><text:span text:style-name="_32_">r</text:span><text:span text:style-name="_35_">v</text:span><text:span text:style-name="_38_">i</text:span><text:span text:style-name="_33_">v</text:span><text:span text:style-name="_36_">a</text:span><text:span text:style-name="_38_">l</text:span><text:span text:style-name="_31_"> </text:span><text:span text:style-name="_36_">o</text:span><text:span text:style-name="_38_">f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f</text:span><text:span text:style-name="_32_">i</text:span><text:span text:style-name="_36_">t</text:span><text:span text:style-name="_39_">t</text:span><text:span text:style-name="_33_">e</text:span><text:span text:style-name="_35_">s</text:span><text:span text:style-name="_39_">t</text:span><text:span text:style-name="_31_"> </text:span><text:span text:style-name="_36_">i</text:span><text:span text:style-name="_38_">s</text:span><text:span text:style-name="_31_"> </text:span><text:span text:style-name="_35_">a</text:span><text:span text:style-name="_37_"> </text:span><text:span text:style-name="_32_">s</text:span><text:span text:style-name="_35_">l</text:span><text:span text:style-name="_38_">o</text:span><text:span text:style-name="_32_">w</text:span><text:span text:style-name="_34_"> </text:span><text:span text:style-name="_39_">m</text:span><text:span text:style-name="_32_">e</text:span><text:span text:style-name="_36_">t</text:span><text:span text:style-name="_38_">h</text:span><text:span text:style-name="_32_">o</text:span><text:span text:style-name="_36_">d</text:span><text:span text:style-name="_37_"> </text:span><text:span text:style-name="_32_">f</text:span><text:span text:style-name="_36_">o</text:span><text:span text:style-name="_38_">r</text:span><text:span text:style-name="_31_"> </text:span><text:span text:style-name="_36_">m</text:span><text:span text:style-name="_38_">e</text:span><text:span text:style-name="_32_">a</text:span><text:span text:style-name="_35_">s</text:span><text:span text:style-name="_39_">u</text:span><text:span text:style-name="_32_">r</text:span><text:span text:style-name="_36_">i</text:span><text:span text:style-name="_39_">n</text:span><text:span text:style-name="_33_">g</text:span><text:span text:style-name="_34_"> </text:span><text:span text:style-name="_39_">a</text:span><text:span text:style-name="_33_">d</text:span><text:span text:style-name="_36_">v</text:span><text:span text:style-name="_39_">a</text:span><text:span text:style-name="_33_">n</text:span><text:span text:style-name="_36_">t</text:span><text:span text:style-name="_38_">a</text:span><text:span text:style-name="_32_">g</text:span><text:span text:style-name="_35_">e</text:span><text:span text:style-name="_39_">s</text:span><text:span text:style-name="_32_">.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e</text:span><text:span text:style-name="_36_">x</text:span><text:span text:style-name="_39_">p</text:span><text:span text:style-name="_32_">e</text:span><text:span text:style-name="_36_">r</text:span><text:span text:style-name="_39_">i</text:span><text:span text:style-name="_33_">m</text:span><text:span text:style-name="_35_">e</text:span><text:span text:style-name="_39_">n</text:span><text:span text:style-name="_32_">t</text:span><text:span text:style-name="_36_">e</text:span><text:span text:style-name="_39_">r</text:span><text:span text:style-name="_32_">,</text:span><text:span text:style-name="_34_"> </text:span><text:span text:style-name="_39_">b</text:span><text:span text:style-name="_33_">y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e</text:span><text:span text:style-name="_36_">x</text:span><text:span text:style-name="_38_">e</text:span><text:span text:style-name="_33_">r</text:span><text:span text:style-name="_35_">c</text:span><text:span text:style-name="_38_">i</text:span><text:span text:style-name="_32_">s</text:span><text:span text:style-name="_35_">e</text:span><text:span text:style-name="_37_"> </text:span><text:span text:style-name="_32_">o</text:span><text:span text:style-name="_35_">f</text:span><text:span text:style-name="_37_"> </text:span><text:span text:style-name="_33_">i</text:span><text:span text:style-name="_35_">n</text:span><text:span text:style-name="_38_">t</text:span><text:span text:style-name="_33_">e</text:span><text:span text:style-name="_36_">l</text:span><text:span text:style-name="_39_">l</text:span><text:span text:style-name="_33_">i</text:span><text:span text:style-name="_35_">g</text:span><text:span text:style-name="_38_">e</text:span><text:span text:style-name="_33_">n</text:span><text:span text:style-name="_36_">c</text:span><text:span text:style-name="_38_">e</text:span><text:span text:style-name="_33_">,</text:span><text:span text:style-name="_34_"> </text:span><text:span text:style-name="_38_">s</text:span><text:span text:style-name="_32_">h</text:span><text:span text:style-name="_35_">o</text:span><text:span text:style-name="_39_">u</text:span><text:span text:style-name="_32_">l</text:span><text:span text:style-name="_35_">d</text:span><text:span text:style-name="_37_"> </text:span><text:span text:style-name="_32_">h</text:span><text:span text:style-name="_36_">e</text:span><text:span text:style-name="_37_"> </text:span><text:span text:style-name="_33_">a</text:span><text:span text:style-name="_35_">b</text:span><text:span text:style-name="_38_">l</text:span><text:span text:style-name="_32_">e</text:span><text:span text:style-name="_34_"> </text:span><text:span text:style-name="_39_">t</text:span><text:span text:style-name="_32_">o</text:span><text:span text:style-name="_34_"> </text:span><text:span text:style-name="_39_">s</text:span><text:span text:style-name="_32_">p</text:span><text:span text:style-name="_36_">e</text:span><text:span text:style-name="_38_">e</text:span><text:span text:style-name="_32_">d</text:span><text:span text:style-name="_34_"> </text:span><text:span text:style-name="_38_">i</text:span><text:span text:style-name="_32_">t</text:span><text:span text:style-name="_34_"> </text:span><text:span text:style-name="_38_">u</text:span><text:span text:style-name="_32_">p</text:span><text:span text:style-name="_35_">.</text:span><text:span text:style-name="_37_"> </text:span><text:span text:style-name="_33_">E</text:span><text:span text:style-name="_35_">q</text:span><text:span text:style-name="_39_">u</text:span><text:span text:style-name="_32_">a</text:span><text:span text:style-name="_35_">l</text:span><text:span text:style-name="_38_">l</text:span><text:span text:style-name="_32_">y</text:span><text:span text:style-name="_34_"> </text:span><text:span text:style-name="_38_">i</text:span><text:span text:style-name="_32_">m</text:span><text:span text:style-name="_36_">p</text:span><text:span text:style-name="_38_">o</text:span><text:span text:style-name="_33_">r</text:span><text:span text:style-name="_36_">t</text:span><text:span text:style-name="_38_">a</text:span><text:span text:style-name="_32_">n</text:span><text:span text:style-name="_36_">t</text:span><text:span text:style-name="_37_"> </text:span><text:span text:style-name="_33_">i</text:span><text:span text:style-name="_36_">s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f</text:span><text:span text:style-name="_38_">a</text:span><text:span text:style-name="_33_">c</text:span><text:span text:style-name="_35_">t</text:span><text:span text:style-name="_37_"> </text:span><text:span text:style-name="_32_">t</text:span><text:span text:style-name="_36_">h</text:span><text:span text:style-name="_38_">a</text:span><text:span text:style-name="_32_">t</text:span><text:span text:style-name="_34_"> </text:span><text:span text:style-name="_38_">h</text:span><text:span text:style-name="_33_">e</text:span><text:span text:style-name="_34_"> </text:span><text:span text:style-name="_38_">i</text:span><text:span text:style-name="_33_">s</text:span><text:span text:style-name="_34_"> </text:span><text:span text:style-name="_39_">n</text:span><text:span text:style-name="_32_">o</text:span><text:span text:style-name="_36_">t</text:span><text:span text:style-name="_37_"> </text:span><text:span text:style-name="_32_">r</text:span><text:span text:style-name="_35_">e</text:span><text:span text:style-name="_38_">s</text:span><text:span text:style-name="_32_">t</text:span><text:span text:style-name="_35_">r</text:span><text:span text:style-name="_39_">i</text:span><text:span text:style-name="_33_">c</text:span><text:span text:style-name="_35_">t</text:span><text:span text:style-name="_38_">e</text:span><text:span text:style-name="_33_">d</text:span><text:span text:style-name="_34_"> </text:span><text:span text:style-name="_39_">t</text:span><text:span text:style-name="_33_">o</text:span><text:span text:style-name="_34_"> </text:span><text:span text:style-name="_39_">r</text:span><text:span text:style-name="_33_">a</text:span><text:span text:style-name="_36_">n</text:span><text:span text:style-name="_39_">d</text:span><text:span text:style-name="_33_">o</text:span><text:span text:style-name="_36_">m</text:span><text:span text:style-name="_37_"> </text:span><text:span text:style-name="_33_">m</text:span><text:span text:style-name="_35_">u</text:span><text:span text:style-name="_38_">t</text:span><text:span text:style-name="_33_">a</text:span><text:span text:style-name="_36_">t</text:span><text:span text:style-name="_38_">i</text:span><text:span text:style-name="_33_">o</text:span><text:span text:style-name="_36_">n</text:span><text:span text:style-name="_38_">s</text:span><text:span text:style-name="_33_">.</text:span><text:span text:style-name="_34_"> </text:span><text:span text:style-name="_38_">I</text:span><text:span text:style-name="_32_">f</text:span><text:span text:style-name="_34_"> </text:span><text:span text:style-name="_38_">h</text:span><text:span text:style-name="_32_">e</text:span><text:span text:style-name="_34_"> </text:span><text:span text:style-name="_39_">c</text:span><text:span text:style-name="_32_">a</text:span><text:span text:style-name="_36_">n</text:span><text:span text:style-name="_37_"> </text:span><text:span text:style-name="_33_">t</text:span><text:span text:style-name="_35_">r</text:span><text:span text:style-name="_39_">a</text:span><text:span text:style-name="_32_">c</text:span><text:span text:style-name="_36_">e</text:span><text:span text:style-name="_37_"> </text:span><text:span text:style-name="_32_">a</text:span><text:span text:style-name="_34_"> </text:span><text:span text:style-name="_39_">c</text:span><text:span text:style-name="_32_">a</text:span><text:span text:style-name="_36_">u</text:span><text:span text:style-name="_39_">s</text:span><text:span text:style-name="_32_">e</text:span><text:span text:style-name="_34_"> </text:span><text:span text:style-name="_38_">f</text:span><text:span text:style-name="_32_">o</text:span><text:span text:style-name="_35_">r</text:span><text:span text:style-name="_37_"> </text:span><text:span text:style-name="_33_">s</text:span><text:span text:style-name="_36_">o</text:span><text:span text:style-name="_38_">m</text:span><text:span text:style-name="_32_">e</text:span><text:span text:style-name="_34_"> </text:span><text:span text:style-name="_38_">w</text:span><text:span text:style-name="_33_">e</text:span><text:span text:style-name="_35_">a</text:span><text:span text:style-name="_38_">k</text:span><text:span text:style-name="_32_">n</text:span><text:span text:style-name="_36_">e</text:span><text:span text:style-name="_39_">s</text:span><text:span text:style-name="_33_">s</text:span><text:span text:style-name="_34_"> </text:span><text:span text:style-name="_39_">h</text:span><text:span text:style-name="_33_">e</text:span><text:span text:style-name="_34_"> </text:span><text:span text:style-name="_38_">c</text:span><text:span text:style-name="_33_">a</text:span><text:span text:style-name="_36_">n</text:span><text:span text:style-name="_37_"> </text:span><text:span text:style-name="_33_">p</text:span><text:span text:style-name="_35_">r</text:span><text:span text:style-name="_39_">o</text:span><text:span text:style-name="_32_">b</text:span><text:span text:style-name="_35_">a</text:span><text:span text:style-name="_38_">b</text:span><text:span text:style-name="_33_">l</text:span><text:span text:style-name="_36_">y</text:span><text:span text:style-name="_37_"> </text:span><text:span text:style-name="_33_">t</text:span><text:span text:style-name="_35_">h</text:span><text:span text:style-name="_39_">i</text:span><text:span text:style-name="_32_">n</text:span><text:span text:style-name="_35_">k</text:span><text:span text:style-name="_37_"> </text:span><text:span text:style-name="_33_">o</text:span><text:span text:style-name="_35_">f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k</text:span><text:span text:style-name="_39_">i</text:span><text:span text:style-name="_33_">n</text:span><text:span text:style-name="_35_">d</text:span><text:span text:style-name="_37_"> </text:span><text:span text:style-name="_33_">o</text:span><text:span text:style-name="_35_">f</text:span><text:span text:style-name="_37_"> </text:span><text:span text:style-name="_32_">m</text:span><text:span text:style-name="_35_">u</text:span><text:span text:style-name="_39_">t</text:span><text:span text:style-name="_33_">a</text:span><text:span text:style-name="_35_">t</text:span><text:span text:style-name="_39_">i</text:span><text:span text:style-name="_33_">o</text:span><text:span text:style-name="_36_">n</text:span><text:span text:style-name="_37_"> </text:span><text:span text:style-name="_33_">w</text:span><text:span text:style-name="_35_">h</text:span><text:span text:style-name="_39_">i</text:span><text:span text:style-name="_33_">c</text:span><text:span text:style-name="_35_">h</text:span><text:span text:style-name="_37_"> </text:span><text:span text:style-name="_32_">w</text:span><text:span text:style-name="_35_">i</text:span><text:span text:style-name="_38_">l</text:span><text:span text:style-name="_33_">l</text:span><text:span text:style-name="_34_"> </text:span><text:span text:style-name="_38_">i</text:span><text:span text:style-name="_33_">m</text:span><text:span text:style-name="_35_">p</text:span><text:span text:style-name="_38_">r</text:span><text:span text:style-name="_32_">o</text:span><text:span text:style-name="_36_">v</text:span><text:span text:style-name="_39_">e</text:span><text:span text:style-name="_31_"> </text:span><text:span text:style-name="_36_">i</text:span><text:span text:style-name="_38_">t</text:span><text:span text:style-name="_33_">.</text:span></text:p>
      <text:p text:style-name="P1"><text:span text:style-name="_39_">I</text:span><text:span text:style-name="_33_">t</text:span><text:span text:style-name="_34_"> </text:span><text:span text:style-name="_39_">w</text:span><text:span text:style-name="_33_">i</text:span><text:span text:style-name="_35_">l</text:span><text:span text:style-name="_38_">l</text:span><text:span text:style-name="_31_"> </text:span><text:span text:style-name="_36_">n</text:span><text:span text:style-name="_39_">o</text:span><text:span text:style-name="_32_">t</text:span><text:span text:style-name="_34_"> </text:span><text:span text:style-name="_38_">b</text:span><text:span text:style-name="_33_">e</text:span><text:span text:style-name="_34_"> </text:span><text:span text:style-name="_38_">p</text:span><text:span text:style-name="_33_">o</text:span><text:span text:style-name="_35_">s</text:span><text:span text:style-name="_39_">s</text:span><text:span text:style-name="_32_">i</text:span><text:span text:style-name="_36_">b</text:span><text:span text:style-name="_39_">l</text:span><text:span text:style-name="_33_">e</text:span><text:span text:style-name="_34_"> </text:span><text:span text:style-name="_38_">t</text:span><text:span text:style-name="_32_">o</text:span><text:span text:style-name="_34_"> </text:span><text:span text:style-name="_39_">a</text:span><text:span text:style-name="_33_">p</text:span><text:span text:style-name="_35_">p</text:span><text:span text:style-name="_39_">l</text:span><text:span text:style-name="_33_">y</text:span><text:span text:style-name="_34_"> </text:span><text:span text:style-name="_39_">e</text:span><text:span text:style-name="_33_">x</text:span><text:span text:style-name="_35_">a</text:span><text:span text:style-name="_38_">c</text:span><text:span text:style-name="_32_">t</text:span><text:span text:style-name="_35_">l</text:span><text:span text:style-name="_39_">y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s</text:span><text:span text:style-name="_32_">a</text:span><text:span text:style-name="_35_">m</text:span><text:span text:style-name="_38_">e</text:span><text:span text:style-name="_31_"> </text:span><text:span text:style-name="_35_">t</text:span><text:span text:style-name="_38_">e</text:span><text:span text:style-name="_32_">a</text:span><text:span text:style-name="_36_">c</text:span><text:span text:style-name="_39_">h</text:span><text:span text:style-name="_32_">i</text:span><text:span text:style-name="_35_">n</text:span><text:span text:style-name="_38_">g</text:span><text:span text:style-name="_31_"> </text:span><text:span text:style-name="_36_">p</text:span><text:span text:style-name="_38_">r</text:span><text:span text:style-name="_32_">o</text:span><text:span text:style-name="_36_">c</text:span><text:span text:style-name="_38_">e</text:span><text:span text:style-name="_32_">s</text:span><text:span text:style-name="_35_">s</text:span><text:span text:style-name="_37_"> </text:span><text:span text:style-name="_33_">t</text:span><text:span text:style-name="_35_">o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m</text:span><text:span text:style-name="_39_">a</text:span><text:span text:style-name="_32_">c</text:span><text:span text:style-name="_36_">h</text:span><text:span text:style-name="_39_">i</text:span><text:span text:style-name="_33_">n</text:span><text:span text:style-name="_35_">e</text:span><text:span text:style-name="_37_"> </text:span><text:span text:style-name="_32_">a</text:span><text:span text:style-name="_36_">s</text:span><text:span text:style-name="_37_"> </text:span><text:span text:style-name="_33_">t</text:span><text:span text:style-name="_36_">o</text:span><text:span text:style-name="_37_"> </text:span><text:span text:style-name="_32_">a</text:span><text:span text:style-name="_34_"> </text:span><text:span text:style-name="_38_">n</text:span><text:span text:style-name="_33_">o</text:span><text:span text:style-name="_36_">r</text:span><text:span text:style-name="_38_">m</text:span><text:span text:style-name="_32_">a</text:span><text:span text:style-name="_36_">l</text:span><text:span text:style-name="_37_"> </text:span><text:span text:style-name="_33_">c</text:span><text:span text:style-name="_36_">h</text:span><text:span text:style-name="_39_">i</text:span><text:span text:style-name="_33_">l</text:span><text:span text:style-name="_35_">d</text:span><text:span text:style-name="_39_">.</text:span><text:span text:style-name="_31_"> </text:span><text:span text:style-name="_36_">I</text:span><text:span text:style-name="_38_">t</text:span><text:span text:style-name="_31_"> </text:span><text:span text:style-name="_36_">w</text:span><text:span text:style-name="_39_">i</text:span><text:span text:style-name="_32_">l</text:span><text:span text:style-name="_35_">l</text:span><text:span text:style-name="_37_"> </text:span><text:span text:style-name="_32_">n</text:span><text:span text:style-name="_36_">o</text:span><text:span text:style-name="_38_">t</text:span><text:span text:style-name="_32_">,</text:span><text:span text:style-name="_34_"> </text:span><text:span text:style-name="_38_">f</text:span><text:span text:style-name="_33_">o</text:span><text:span text:style-name="_36_">r</text:span><text:span text:style-name="_37_"> </text:span><text:span text:style-name="_32_">i</text:span><text:span text:style-name="_35_">n</text:span><text:span text:style-name="_39_">s</text:span><text:span text:style-name="_32_">t</text:span><text:span text:style-name="_36_">a</text:span><text:span text:style-name="_38_">n</text:span><text:span text:style-name="_33_">c</text:span><text:span text:style-name="_35_">e</text:span><text:span text:style-name="_38_">,</text:span><text:span text:style-name="_31_"> </text:span><text:span text:style-name="_36_">b</text:span><text:span text:style-name="_38_">e</text:span><text:span text:style-name="_31_"> </text:span><text:span text:style-name="_35_">p</text:span><text:span text:style-name="_38_">r</text:span><text:span text:style-name="_33_">o</text:span><text:span text:style-name="_35_">v</text:span><text:span text:style-name="_39_">i</text:span><text:span text:style-name="_32_">d</text:span><text:span text:style-name="_35_">e</text:span><text:span text:style-name="_39_">d</text:span><text:span text:style-name="_31_"> </text:span><text:span text:style-name="_36_">w</text:span><text:span text:style-name="_38_">i</text:span><text:span text:style-name="_32_">t</text:span><text:span text:style-name="_35_">h</text:span><text:span text:style-name="_37_"> </text:span><text:span text:style-name="_33_">l</text:span><text:span text:style-name="_36_">e</text:span><text:span text:style-name="_38_">g</text:span><text:span text:style-name="_32_">s</text:span><text:span text:style-name="_36_">,</text:span><text:span text:style-name="_37_"> </text:span><text:span text:style-name="_33_">s</text:span><text:span text:style-name="_35_">o</text:span><text:span text:style-name="_37_"> </text:span><text:span text:style-name="_33_">t</text:span><text:span text:style-name="_35_">h</text:span><text:span text:style-name="_38_">a</text:span><text:span text:style-name="_32_">t</text:span><text:span text:style-name="_34_"> </text:span><text:span text:style-name="_38_">i</text:span><text:span text:style-name="_32_">t</text:span><text:span text:style-name="_34_"> </text:span><text:span text:style-name="_38_">c</text:span><text:span text:style-name="_32_">o</text:span><text:span text:style-name="_35_">u</text:span><text:span text:style-name="_38_">l</text:span><text:span text:style-name="_33_">d</text:span><text:span text:style-name="_34_"> </text:span><text:span text:style-name="_39_">n</text:span><text:span text:style-name="_32_">o</text:span><text:span text:style-name="_35_">t</text:span><text:span text:style-name="_37_"> </text:span><text:span text:style-name="_33_">b</text:span><text:span text:style-name="_36_">e</text:span><text:span text:style-name="_37_"> </text:span><text:span text:style-name="_33_">a</text:span><text:span text:style-name="_35_">s</text:span><text:span text:style-name="_39_">k</text:span><text:span text:style-name="_32_">e</text:span><text:span text:style-name="_36_">d</text:span><text:span text:style-name="_37_"> </text:span><text:span text:style-name="_33_">t</text:span><text:span text:style-name="_35_">o</text:span><text:span text:style-name="_37_"> </text:span><text:span text:style-name="_33_">g</text:span><text:span text:style-name="_35_">o</text:span><text:span text:style-name="_37_"> </text:span><text:span text:style-name="_32_">o</text:span><text:span text:style-name="_36_">u</text:span><text:span text:style-name="_39_">t</text:span><text:span text:style-name="_31_"> </text:span><text:span text:style-name="_36_">a</text:span><text:span text:style-name="_38_">n</text:span><text:span text:style-name="_33_">d</text:span><text:span text:style-name="_34_"> </text:span><text:span text:style-name="_39_">f</text:span><text:span text:style-name="_33_">i</text:span><text:span text:style-name="_36_">l</text:span><text:span text:style-name="_38_">l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c</text:span><text:span text:style-name="_32_">o</text:span><text:span text:style-name="_35_">a</text:span><text:span text:style-name="_39_">l</text:span><text:span text:style-name="_31_"> </text:span><text:span text:style-name="_35_">s</text:span><text:span text:style-name="_38_">c</text:span><text:span text:style-name="_32_">u</text:span><text:span text:style-name="_35_">t</text:span><text:span text:style-name="_39_">t</text:span><text:span text:style-name="_33_">l</text:span><text:span text:style-name="_36_">e</text:span><text:span text:style-name="_38_">.</text:span><text:span text:style-name="_31_"> </text:span><text:span text:style-name="_36_">P</text:span><text:span text:style-name="_38_">o</text:span><text:span text:style-name="_33_">s</text:span><text:span text:style-name="_35_">s</text:span><text:span text:style-name="_39_">i</text:span><text:span text:style-name="_32_">b</text:span><text:span text:style-name="_36_">l</text:span><text:span text:style-name="_39_">y</text:span><text:span text:style-name="_31_"> </text:span><text:span text:style-name="_35_">i</text:span><text:span text:style-name="_39_">t</text:span><text:span text:style-name="_31_"> </text:span><text:span text:style-name="_36_">m</text:span><text:span text:style-name="_38_">i</text:span><text:span text:style-name="_32_">g</text:span><text:span text:style-name="_36_">h</text:span><text:span text:style-name="_38_">t</text:span><text:span text:style-name="_31_"> </text:span><text:span text:style-name="_36_">n</text:span><text:span text:style-name="_39_">o</text:span><text:span text:style-name="_32_">t</text:span><text:span text:style-name="_34_"> </text:span><text:span text:style-name="_38_">h</text:span><text:span text:style-name="_32_">a</text:span><text:span text:style-name="_35_">v</text:span><text:span text:style-name="_38_">e</text:span><text:span text:style-name="_31_"> </text:span><text:span text:style-name="_36_">e</text:span><text:span text:style-name="_39_">y</text:span><text:span text:style-name="_32_">e</text:span><text:span text:style-name="_36_">s</text:span><text:span text:style-name="_38_">.</text:span><text:span text:style-name="_31_"> </text:span><text:span text:style-name="_35_">B</text:span><text:span text:style-name="_39_">u</text:span><text:span text:style-name="_32_">t</text:span><text:span text:style-name="_34_"> </text:span><text:span text:style-name="_38_">h</text:span><text:span text:style-name="_33_">o</text:span><text:span text:style-name="_35_">w</text:span><text:span text:style-name="_38_">e</text:span><text:span text:style-name="_33_">v</text:span><text:span text:style-name="_35_">e</text:span><text:span text:style-name="_38_">r</text:span><text:span text:style-name="_31_"> </text:span><text:span text:style-name="_36_">w</text:span><text:span text:style-name="_39_">e</text:span><text:span text:style-name="_32_">l</text:span><text:span text:style-name="_36_">l</text:span><text:span text:style-name="_37_"> </text:span><text:span text:style-name="_33_">t</text:span><text:span text:style-name="_35_">h</text:span><text:span text:style-name="_38_">e</text:span><text:span text:style-name="_33_">s</text:span><text:span text:style-name="_36_">e</text:span><text:span text:style-name="_37_"> </text:span><text:span text:style-name="_33_">d</text:span><text:span text:style-name="_36_">e</text:span><text:span text:style-name="_38_">f</text:span><text:span text:style-name="_33_">i</text:span><text:span text:style-name="_36_">c</text:span><text:span text:style-name="_39_">i</text:span><text:span text:style-name="_33_">e</text:span><text:span text:style-name="_35_">n</text:span><text:span text:style-name="_38_">c</text:span><text:span text:style-name="_33_">i</text:span><text:span text:style-name="_36_">e</text:span><text:span text:style-name="_39_">s</text:span><text:span text:style-name="_31_"> </text:span><text:span text:style-name="_36_">m</text:span><text:span text:style-name="_39_">i</text:span><text:span text:style-name="_33_">g</text:span><text:span text:style-name="_35_">h</text:span><text:span text:style-name="_38_">t</text:span><text:span text:style-name="_31_"> </text:span><text:span text:style-name="_36_">b</text:span><text:span text:style-name="_38_">e</text:span><text:span text:style-name="_31_"> </text:span><text:span text:style-name="_36_">o</text:span><text:span text:style-name="_38_">v</text:span><text:span text:style-name="_32_">e</text:span><text:span text:style-name="_35_">r</text:span><text:span text:style-name="_39_">c</text:span><text:span text:style-name="_33_">o</text:span><text:span text:style-name="_36_">m</text:span><text:span text:style-name="_38_">e</text:span><text:span text:style-name="_31_"> </text:span><text:span text:style-name="_36_">b</text:span><text:span text:style-name="_38_">y</text:span><text:span text:style-name="_31_"> </text:span><text:span text:style-name="_35_">c</text:span><text:span text:style-name="_38_">l</text:span><text:span text:style-name="_32_">e</text:span><text:span text:style-name="_36_">v</text:span><text:span text:style-name="_39_">e</text:span><text:span text:style-name="_32_">r</text:span><text:span text:style-name="_34_"> </text:span><text:span text:style-name="_38_">e</text:span><text:span text:style-name="_32_">n</text:span><text:span text:style-name="_36_">g</text:span><text:span text:style-name="_39_">i</text:span><text:span text:style-name="_32_">n</text:span><text:span text:style-name="_36_">e</text:span><text:span text:style-name="_39_">e</text:span><text:span text:style-name="_33_">r</text:span><text:span text:style-name="_36_">i</text:span><text:span text:style-name="_39_">n</text:span><text:span text:style-name="_33_">g</text:span><text:span text:style-name="_36_">,</text:span><text:span text:style-name="_37_"> </text:span><text:span text:style-name="_33_">o</text:span><text:span text:style-name="_36_">n</text:span><text:span text:style-name="_39_">e</text:span><text:span text:style-name="_31_"> </text:span><text:span text:style-name="_35_">c</text:span><text:span text:style-name="_39_">o</text:span><text:span text:style-name="_33_">u</text:span><text:span text:style-name="_36_">l</text:span><text:span text:style-name="_39_">d</text:span><text:span text:style-name="_31_"> </text:span><text:span text:style-name="_36_">n</text:span><text:span text:style-name="_39_">o</text:span><text:span text:style-name="_32_">t</text:span><text:span text:style-name="_34_"> </text:span><text:span text:style-name="_39_">s</text:span><text:span text:style-name="_33_">e</text:span><text:span text:style-name="_36_">n</text:span><text:span text:style-name="_38_">d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c</text:span><text:span text:style-name="_32_">r</text:span><text:span text:style-name="_35_">e</text:span><text:span text:style-name="_38_">a</text:span><text:span text:style-name="_33_">t</text:span><text:span text:style-name="_35_">u</text:span><text:span text:style-name="_39_">r</text:span><text:span text:style-name="_33_">e</text:span><text:span text:style-name="_34_"> </text:span><text:span text:style-name="_38_">t</text:span><text:span text:style-name="_33_">o</text:span><text:span text:style-name="_34_"> </text:span><text:span text:style-name="_39_">s</text:span><text:span text:style-name="_32_">c</text:span><text:span text:style-name="_35_">h</text:span><text:span text:style-name="_39_">o</text:span><text:span text:style-name="_32_">o</text:span><text:span text:style-name="_35_">l</text:span><text:span text:style-name="_37_"> </text:span><text:span text:style-name="_33_">w</text:span><text:span text:style-name="_36_">i</text:span><text:span text:style-name="_39_">t</text:span><text:span text:style-name="_33_">h</text:span><text:span text:style-name="_36_">o</text:span><text:span text:style-name="_39_">u</text:span><text:span text:style-name="_32_">t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o</text:span><text:span text:style-name="_35_">t</text:span><text:span text:style-name="_39_">h</text:span><text:span text:style-name="_32_">e</text:span><text:span text:style-name="_36_">r</text:span><text:span text:style-name="_37_"> </text:span><text:span text:style-name="_32_">c</text:span><text:span text:style-name="_35_">h</text:span><text:span text:style-name="_39_">i</text:span><text:span text:style-name="_33_">l</text:span><text:span text:style-name="_36_">d</text:span><text:span text:style-name="_38_">r</text:span><text:span text:style-name="_33_">e</text:span><text:span text:style-name="_35_">n</text:span><text:span text:style-name="_37_"> </text:span><text:span text:style-name="_33_">m</text:span><text:span text:style-name="_36_">a</text:span><text:span text:style-name="_38_">k</text:span><text:span text:style-name="_32_">i</text:span><text:span text:style-name="_36_">n</text:span><text:span text:style-name="_38_">g</text:span><text:span text:style-name="_31_"> </text:span><text:span text:style-name="_36_">e</text:span><text:span text:style-name="_38_">x</text:span><text:span text:style-name="_32_">c</text:span><text:span text:style-name="_35_">e</text:span><text:span text:style-name="_39_">s</text:span><text:span text:style-name="_33_">s</text:span><text:span text:style-name="_35_">i</text:span><text:span text:style-name="_39_">v</text:span><text:span text:style-name="_33_">e</text:span><text:span text:style-name="_34_"> </text:span><text:span text:style-name="_39_">f</text:span><text:span text:style-name="_32_">u</text:span><text:span text:style-name="_35_">n</text:span><text:span text:style-name="_37_"> </text:span><text:span text:style-name="_32_">o</text:span><text:span text:style-name="_35_">f</text:span><text:span text:style-name="_37_"> </text:span><text:span text:style-name="_32_">i</text:span><text:span text:style-name="_36_">t</text:span><text:span text:style-name="_39_">.</text:span><text:span text:style-name="_31_"> </text:span><text:span text:style-name="_35_">I</text:span><text:span text:style-name="_39_">t</text:span><text:span text:style-name="_31_"> </text:span><text:span text:style-name="_36_">m</text:span><text:span text:style-name="_39_">u</text:span><text:span text:style-name="_32_">s</text:span><text:span text:style-name="_36_">t</text:span><text:span text:style-name="_37_"> </text:span><text:span text:style-name="_33_">b</text:span><text:span text:style-name="_36_">e</text:span><text:span text:style-name="_37_"> </text:span><text:span text:style-name="_33_">g</text:span><text:span text:style-name="_35_">i</text:span><text:span text:style-name="_39_">v</text:span><text:span text:style-name="_33_">e</text:span><text:span text:style-name="_36_">n</text:span><text:span text:style-name="_37_"> </text:span><text:span text:style-name="_33_">s</text:span><text:span text:style-name="_36_">o</text:span><text:span text:style-name="_38_">m</text:span><text:span text:style-name="_33_">e</text:span><text:span text:style-name="_34_"> </text:span><text:span text:style-name="_38_">t</text:span><text:span text:style-name="_32_">u</text:span><text:span text:style-name="_36_">i</text:span><text:span text:style-name="_39_">t</text:span><text:span text:style-name="_33_">i</text:span><text:span text:style-name="_36_">o</text:span><text:span text:style-name="_39_">n</text:span><text:span text:style-name="_32_">.</text:span><text:span text:style-name="_34_"> </text:span><text:span text:style-name="_39_">W</text:span><text:span text:style-name="_32_">e</text:span><text:span text:style-name="_34_"> </text:span><text:span text:style-name="_39_">n</text:span><text:span text:style-name="_33_">e</text:span><text:span text:style-name="_35_">e</text:span><text:span text:style-name="_38_">d</text:span><text:span text:style-name="_31_"> </text:span><text:span text:style-name="_35_">n</text:span><text:span text:style-name="_38_">o</text:span><text:span text:style-name="_33_">t</text:span><text:span text:style-name="_34_"> </text:span><text:span text:style-name="_38_">b</text:span><text:span text:style-name="_32_">e</text:span><text:span text:style-name="_34_"> </text:span><text:span text:style-name="_38_">t</text:span><text:span text:style-name="_33_">o</text:span><text:span text:style-name="_35_">o</text:span><text:span text:style-name="_37_"> </text:span><text:span text:style-name="_33_">c</text:span><text:span text:style-name="_35_">o</text:span><text:span text:style-name="_39_">n</text:span><text:span text:style-name="_33_">c</text:span><text:span text:style-name="_35_">e</text:span><text:span text:style-name="_39_">r</text:span><text:span text:style-name="_32_">n</text:span><text:span text:style-name="_35_">e</text:span><text:span text:style-name="_39_">d</text:span><text:span text:style-name="_31_"> </text:span><text:span text:style-name="_36_">a</text:span><text:span text:style-name="_39_">b</text:span><text:span text:style-name="_33_">o</text:span><text:span text:style-name="_36_">u</text:span><text:span text:style-name="_39_">t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l</text:span><text:span text:style-name="_33_">e</text:span><text:span text:style-name="_35_">g</text:span><text:span text:style-name="_39_">s</text:span><text:span text:style-name="_32_">,</text:span><text:span text:style-name="_34_"> </text:span><text:span text:style-name="_38_">e</text:span><text:span text:style-name="_32_">y</text:span><text:span text:style-name="_36_">e</text:span><text:span text:style-name="_39_">s</text:span><text:span text:style-name="_32_">,</text:span><text:span text:style-name="_34_"> </text:span><text:span text:style-name="_39_">e</text:span><text:span text:style-name="_33_">t</text:span><text:span text:style-name="_36_">c</text:span><text:span text:style-name="_39_">.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e</text:span><text:span text:style-name="_33_">x</text:span><text:span text:style-name="_36_">a</text:span><text:span text:style-name="_38_">m</text:span><text:span text:style-name="_33_">p</text:span><text:span text:style-name="_36_">l</text:span><text:span text:style-name="_39_">e</text:span><text:span text:style-name="_31_"> </text:span><text:span text:style-name="_36_">o</text:span><text:span text:style-name="_38_">f</text:span><text:span text:style-name="_31_"> </text:span><text:span text:style-name="_35_">M</text:span><text:span text:style-name="_38_">i</text:span><text:span text:style-name="_33_">s</text:span><text:span text:style-name="_35_">s</text:span><text:span text:style-name="_37_"> </text:span><text:span text:style-name="_33_">H</text:span><text:span text:style-name="_36_">e</text:span><text:span text:style-name="_39_">l</text:span><text:span text:style-name="_32_">e</text:span><text:span text:style-name="_36_">n</text:span><text:span text:style-name="_37_"> </text:span><text:span text:style-name="_33_">K</text:span><text:span text:style-name="_36_">e</text:span><text:span text:style-name="_39_">l</text:span><text:span text:style-name="_32_">l</text:span><text:span text:style-name="_35_">e</text:span><text:span text:style-name="_38_">r</text:span><text:span text:style-name="_31_"> </text:span><text:span text:style-name="_35_">s</text:span><text:span text:style-name="_39_">h</text:span><text:span text:style-name="_32_">o</text:span><text:span text:style-name="_35_">w</text:span><text:span text:style-name="_39_">s</text:span><text:span text:style-name="_31_"> </text:span><text:span text:style-name="_36_">t</text:span><text:span text:style-name="_39_">h</text:span><text:span text:style-name="_32_">a</text:span><text:span text:style-name="_36_">t</text:span><text:span text:style-name="_37_"> </text:span><text:span text:style-name="_32_">e</text:span><text:span text:style-name="_35_">d</text:span><text:span text:style-name="_39_">u</text:span><text:span text:style-name="_32_">c</text:span><text:span text:style-name="_35_">a</text:span><text:span text:style-name="_38_">t</text:span><text:span text:style-name="_33_">i</text:span><text:span text:style-name="_36_">o</text:span><text:span text:style-name="_39_">n</text:span><text:span text:style-name="_31_"> </text:span><text:span text:style-name="_36_">c</text:span><text:span text:style-name="_38_">a</text:span><text:span text:style-name="_32_">n</text:span><text:span text:style-name="_34_"> </text:span><text:span text:style-name="_39_">t</text:span><text:span text:style-name="_33_">a</text:span><text:span text:style-name="_35_">k</text:span><text:span text:style-name="_39_">e</text:span><text:span text:style-name="_31_"> </text:span><text:span text:style-name="_35_">p</text:span><text:span text:style-name="_38_">l</text:span><text:span text:style-name="_32_">a</text:span><text:span text:style-name="_36_">c</text:span><text:span text:style-name="_38_">e</text:span><text:span text:style-name="_31_"> </text:span><text:span text:style-name="_35_">p</text:span><text:span text:style-name="_39_">r</text:span><text:span text:style-name="_33_">o</text:span><text:span text:style-name="_35_">v</text:span><text:span text:style-name="_38_">i</text:span><text:span text:style-name="_32_">d</text:span><text:span text:style-name="_35_">e</text:span><text:span text:style-name="_39_">d</text:span><text:span text:style-name="_31_"> </text:span><text:span text:style-name="_35_">t</text:span><text:span text:style-name="_38_">h</text:span><text:span text:style-name="_32_">a</text:span><text:span text:style-name="_36_">t</text:span><text:span text:style-name="_37_"> </text:span><text:span text:style-name="_33_">c</text:span><text:span text:style-name="_35_">o</text:span><text:span text:style-name="_39_">m</text:span><text:span text:style-name="_33_">m</text:span><text:span text:style-name="_35_">u</text:span><text:span text:style-name="_38_">n</text:span><text:span text:style-name="_33_">i</text:span><text:span text:style-name="_35_">c</text:span><text:span text:style-name="_39_">a</text:span><text:span text:style-name="_33_">t</text:span><text:span text:style-name="_35_">i</text:span><text:span text:style-name="_39_">o</text:span><text:span text:style-name="_33_">n</text:span><text:span text:style-name="_34_"> </text:span><text:span text:style-name="_39_">i</text:span><text:span text:style-name="_33_">n</text:span><text:span text:style-name="_34_"> </text:span><text:span text:style-name="_39_">b</text:span><text:span text:style-name="_33_">o</text:span><text:span text:style-name="_36_">t</text:span><text:span text:style-name="_38_">h</text:span><text:span text:style-name="_31_"> </text:span><text:span text:style-name="_36_">d</text:span><text:span text:style-name="_38_">i</text:span><text:span text:style-name="_32_">r</text:span><text:span text:style-name="_35_">e</text:span><text:span text:style-name="_38_">c</text:span><text:span text:style-name="_33_">t</text:span><text:span text:style-name="_36_">i</text:span><text:span text:style-name="_39_">o</text:span><text:span text:style-name="_33_">n</text:span><text:span text:style-name="_35_">s</text:span><text:span text:style-name="_37_"> </text:span><text:span text:style-name="_33_">b</text:span><text:span text:style-name="_35_">e</text:span><text:span text:style-name="_38_">t</text:span><text:span text:style-name="_33_">w</text:span><text:span text:style-name="_35_">e</text:span><text:span text:style-name="_39_">e</text:span><text:span text:style-name="_33_">n</text:span><text:span text:style-name="_34_"> </text:span><text:span text:style-name="_38_">t</text:span><text:span text:style-name="_33_">e</text:span><text:span text:style-name="_36_">a</text:span><text:span text:style-name="_39_">c</text:span><text:span text:style-name="_32_">h</text:span><text:span text:style-name="_35_">e</text:span><text:span text:style-name="_39_">r</text:span><text:span text:style-name="_31_"> </text:span><text:span text:style-name="_35_">a</text:span><text:span text:style-name="_39_">n</text:span><text:span text:style-name="_32_">d</text:span><text:span text:style-name="_34_"> </text:span><text:span text:style-name="_39_">p</text:span><text:span text:style-name="_32_">u</text:span><text:span text:style-name="_36_">p</text:span><text:span text:style-name="_39_">i</text:span><text:span text:style-name="_32_">l</text:span><text:span text:style-name="_34_"> </text:span><text:span text:style-name="_39_">c</text:span><text:span text:style-name="_33_">a</text:span><text:span text:style-name="_35_">n</text:span><text:span text:style-name="_37_"> </text:span><text:span text:style-name="_32_">t</text:span><text:span text:style-name="_36_">a</text:span><text:span text:style-name="_39_">k</text:span><text:span text:style-name="_32_">e</text:span><text:span text:style-name="_34_"> </text:span><text:span text:style-name="_38_">p</text:span><text:span text:style-name="_32_">l</text:span><text:span text:style-name="_35_">a</text:span><text:span text:style-name="_38_">c</text:span><text:span text:style-name="_33_">e</text:span><text:span text:style-name="_34_"> </text:span><text:span text:style-name="_38_">b</text:span><text:span text:style-name="_33_">y</text:span><text:span text:style-name="_34_"> </text:span><text:span text:style-name="_39_">s</text:span><text:span text:style-name="_33_">o</text:span><text:span text:style-name="_35_">m</text:span><text:span text:style-name="_39_">e</text:span><text:span text:style-name="_31_"> </text:span><text:span text:style-name="_36_">m</text:span><text:span text:style-name="_39_">e</text:span><text:span text:style-name="_32_">a</text:span><text:span text:style-name="_35_">n</text:span><text:span text:style-name="_39_">s</text:span><text:span text:style-name="_31_"> </text:span><text:span text:style-name="_35_">o</text:span><text:span text:style-name="_38_">r</text:span><text:span text:style-name="_31_"> </text:span><text:span text:style-name="_36_">o</text:span><text:span text:style-name="_38_">t</text:span><text:span text:style-name="_32_">h</text:span><text:span text:style-name="_36_">e</text:span><text:span text:style-name="_38_">r</text:span><text:span text:style-name="_33_">.</text:span></text:p>
      <text:p text:style-name="P1"><text:span text:style-name="_39_">W</text:span><text:span text:style-name="_32_">e</text:span><text:span text:style-name="_34_"> </text:span><text:span text:style-name="_38_">n</text:span><text:span text:style-name="_33_">o</text:span><text:span text:style-name="_36_">r</text:span><text:span text:style-name="_38_">m</text:span><text:span text:style-name="_32_">a</text:span><text:span text:style-name="_35_">l</text:span><text:span text:style-name="_38_">l</text:span><text:span text:style-name="_32_">y</text:span><text:span text:style-name="_34_"> </text:span><text:span text:style-name="_38_">a</text:span><text:span text:style-name="_32_">s</text:span><text:span text:style-name="_35_">s</text:span><text:span text:style-name="_38_">o</text:span><text:span text:style-name="_33_">c</text:span><text:span text:style-name="_36_">i</text:span><text:span text:style-name="_39_">a</text:span><text:span text:style-name="_33_">t</text:span><text:span text:style-name="_36_">e</text:span><text:span text:style-name="_37_"> </text:span><text:span text:style-name="_32_">p</text:span><text:span text:style-name="_35_">u</text:span><text:span text:style-name="_39_">n</text:span><text:span text:style-name="_33_">i</text:span><text:span text:style-name="_36_">s</text:span><text:span text:style-name="_38_">h</text:span><text:span text:style-name="_33_">m</text:span><text:span text:style-name="_35_">e</text:span><text:span text:style-name="_39_">n</text:span><text:span text:style-name="_32_">t</text:span><text:span text:style-name="_35_">s</text:span><text:span text:style-name="_37_"> </text:span><text:span text:style-name="_33_">a</text:span><text:span text:style-name="_35_">n</text:span><text:span text:style-name="_38_">d</text:span><text:span text:style-name="_31_"> </text:span><text:span text:style-name="_36_">r</text:span><text:span text:style-name="_38_">e</text:span><text:span text:style-name="_33_">w</text:span><text:span text:style-name="_36_">a</text:span><text:span text:style-name="_38_">r</text:span><text:span text:style-name="_32_">d</text:span><text:span text:style-name="_35_">s</text:span><text:span text:style-name="_37_"> </text:span><text:span text:style-name="_32_">w</text:span><text:span text:style-name="_36_">i</text:span><text:span text:style-name="_39_">t</text:span><text:span text:style-name="_33_">h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t</text:span><text:span text:style-name="_35_">e</text:span><text:span text:style-name="_39_">a</text:span><text:span text:style-name="_33_">c</text:span><text:span text:style-name="_35_">h</text:span><text:span text:style-name="_38_">i</text:span><text:span text:style-name="_32_">n</text:span><text:span text:style-name="_36_">g</text:span><text:span text:style-name="_37_"> </text:span><text:span text:style-name="_33_">p</text:span><text:span text:style-name="_36_">r</text:span><text:span text:style-name="_38_">o</text:span><text:span text:style-name="_33_">c</text:span><text:span text:style-name="_36_">e</text:span><text:span text:style-name="_38_">s</text:span><text:span text:style-name="_32_">s</text:span><text:span text:style-name="_36_">.</text:span><text:span text:style-name="_37_"> </text:span><text:span text:style-name="_33_">S</text:span><text:span text:style-name="_35_">o</text:span><text:span text:style-name="_38_">m</text:span><text:span text:style-name="_33_">e</text:span><text:span text:style-name="_34_"> </text:span><text:span text:style-name="_38_">s</text:span><text:span text:style-name="_32_">i</text:span><text:span text:style-name="_36_">m</text:span><text:span text:style-name="_39_">p</text:span><text:span text:style-name="_33_">l</text:span><text:span text:style-name="_35_">e</text:span><text:span text:style-name="_37_"> </text:span><text:span text:style-name="_33_">c</text:span><text:span text:style-name="_35_">h</text:span><text:span text:style-name="_38_">i</text:span><text:span text:style-name="_33_">l</text:span><text:span text:style-name="_35_">d</text:span><text:span text:style-name="_37_"> </text:span><text:span text:style-name="_33_">m</text:span><text:span text:style-name="_36_">a</text:span><text:span text:style-name="_39_">c</text:span><text:span text:style-name="_33_">h</text:span><text:span text:style-name="_36_">i</text:span><text:span text:style-name="_38_">n</text:span><text:span text:style-name="_32_">e</text:span><text:span text:style-name="_35_">s</text:span><text:span text:style-name="_37_"> </text:span><text:span text:style-name="_33_">c</text:span><text:span text:style-name="_36_">a</text:span><text:span text:style-name="_39_">n</text:span><text:span text:style-name="_31_"> </text:span><text:span text:style-name="_35_">b</text:span><text:span text:style-name="_38_">e</text:span><text:span text:style-name="_31_"> </text:span><text:span text:style-name="_36_">c</text:span><text:span text:style-name="_38_">o</text:span><text:span text:style-name="_32_">n</text:span><text:span text:style-name="_36_">s</text:span><text:span text:style-name="_38_">t</text:span><text:span text:style-name="_32_">r</text:span><text:span text:style-name="_36_">u</text:span><text:span text:style-name="_38_">c</text:span><text:span text:style-name="_32_">t</text:span><text:span text:style-name="_35_">e</text:span><text:span text:style-name="_39_">d</text:span><text:span text:style-name="_31_"> </text:span><text:span text:style-name="_36_">o</text:span><text:span text:style-name="_38_">r</text:span><text:span text:style-name="_31_"> </text:span><text:span text:style-name="_35_">p</text:span><text:span text:style-name="_39_">r</text:span><text:span text:style-name="_32_">o</text:span><text:span text:style-name="_36_">g</text:span><text:span text:style-name="_38_">r</text:span><text:span text:style-name="_33_">a</text:span><text:span text:style-name="_36_">m</text:span><text:span text:style-name="_38_">m</text:span><text:span text:style-name="_33_">e</text:span><text:span text:style-name="_35_">d</text:span><text:span text:style-name="_37_"> </text:span><text:span text:style-name="_33_">o</text:span><text:span text:style-name="_36_">n</text:span><text:span text:style-name="_37_"> </text:span><text:span text:style-name="_32_">t</text:span><text:span text:style-name="_35_">h</text:span><text:span text:style-name="_39_">i</text:span><text:span text:style-name="_32_">s</text:span><text:span text:style-name="_34_"> </text:span><text:span text:style-name="_39_">s</text:span><text:span text:style-name="_32_">o</text:span><text:span text:style-name="_35_">r</text:span><text:span text:style-name="_38_">t</text:span><text:span text:style-name="_31_"> </text:span><text:span text:style-name="_36_">o</text:span><text:span text:style-name="_39_">f</text:span><text:span text:style-name="_31_"> </text:span><text:span text:style-name="_35_">p</text:span><text:span text:style-name="_38_">r</text:span><text:span text:style-name="_33_">i</text:span><text:span text:style-name="_36_">n</text:span><text:span text:style-name="_38_">c</text:span><text:span text:style-name="_33_">i</text:span><text:span text:style-name="_35_">p</text:span><text:span text:style-name="_39_">l</text:span><text:span text:style-name="_32_">e</text:span><text:span text:style-name="_35_">.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m</text:span><text:span text:style-name="_39_">a</text:span><text:span text:style-name="_33_">c</text:span><text:span text:style-name="_35_">h</text:span><text:span text:style-name="_39_">i</text:span><text:span text:style-name="_33_">n</text:span><text:span text:style-name="_35_">e</text:span><text:span text:style-name="_37_"> </text:span><text:span text:style-name="_33_">h</text:span><text:span text:style-name="_36_">a</text:span><text:span text:style-name="_38_">s</text:span><text:span text:style-name="_31_"> </text:span><text:span text:style-name="_35_">t</text:span><text:span text:style-name="_39_">o</text:span><text:span text:style-name="_31_"> </text:span><text:span text:style-name="_36_">b</text:span><text:span text:style-name="_38_">e</text:span><text:span text:style-name="_31_"> </text:span><text:span text:style-name="_35_">s</text:span><text:span text:style-name="_39_">o</text:span><text:span text:style-name="_31_"> </text:span><text:span text:style-name="_36_">c</text:span><text:span text:style-name="_39_">o</text:span><text:span text:style-name="_32_">n</text:span><text:span text:style-name="_35_">s</text:span><text:span text:style-name="_39_">t</text:span><text:span text:style-name="_32_">r</text:span><text:span text:style-name="_36_">u</text:span><text:span text:style-name="_39_">c</text:span><text:span text:style-name="_33_">t</text:span><text:span text:style-name="_35_">e</text:span><text:span text:style-name="_38_">d</text:span><text:span text:style-name="_31_"> </text:span><text:span text:style-name="_36_">t</text:span><text:span text:style-name="_39_">h</text:span><text:span text:style-name="_32_">a</text:span><text:span text:style-name="_35_">t</text:span><text:span text:style-name="_37_"> </text:span><text:span text:style-name="_33_">e</text:span><text:span text:style-name="_35_">v</text:span><text:span text:style-name="_39_">e</text:span><text:span text:style-name="_33_">n</text:span><text:span text:style-name="_36_">t</text:span><text:span text:style-name="_38_">s</text:span><text:span text:style-name="_31_"> </text:span><text:span text:style-name="_35_">w</text:span><text:span text:style-name="_39_">h</text:span><text:span text:style-name="_33_">i</text:span><text:span text:style-name="_35_">c</text:span><text:span text:style-name="_38_">h</text:span><text:span text:style-name="_31_"> </text:span><text:span text:style-name="_36_">s</text:span><text:span text:style-name="_39_">h</text:span><text:span text:style-name="_33_">o</text:span><text:span text:style-name="_36_">r</text:span><text:span text:style-name="_38_">t</text:span><text:span text:style-name="_33_">l</text:span><text:span text:style-name="_36_">y</text:span><text:span text:style-name="_37_"> </text:span><text:span text:style-name="_32_">p</text:span><text:span text:style-name="_36_">r</text:span><text:span text:style-name="_38_">e</text:span><text:span text:style-name="_33_">c</text:span><text:span text:style-name="_35_">e</text:span><text:span text:style-name="_38_">d</text:span><text:span text:style-name="_32_">e</text:span><text:span text:style-name="_36_">d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o</text:span><text:span text:style-name="_39_">c</text:span><text:span text:style-name="_32_">c</text:span><text:span text:style-name="_35_">u</text:span><text:span text:style-name="_38_">r</text:span><text:span text:style-name="_32_">r</text:span><text:span text:style-name="_35_">e</text:span><text:span text:style-name="_38_">n</text:span><text:span text:style-name="_33_">c</text:span><text:span text:style-name="_36_">e</text:span><text:span text:style-name="_37_"> </text:span><text:span text:style-name="_32_">o</text:span><text:span text:style-name="_35_">f</text:span><text:span text:style-name="_37_"> </text:span><text:span text:style-name="_33_">a</text:span><text:span text:style-name="_34_"> </text:span><text:span text:style-name="_38_">p</text:span><text:span text:style-name="_33_">u</text:span><text:span text:style-name="_36_">n</text:span><text:span text:style-name="_38_">i</text:span><text:span text:style-name="_33_">s</text:span><text:span text:style-name="_36_">h</text:span><text:span text:style-name="_39_">m</text:span><text:span text:style-name="_33_">e</text:span><text:span text:style-name="_35_">n</text:span><text:span text:style-name="_39_">t</text:span><text:span text:style-name="_31_"> </text:span><text:span text:style-name="_36_">s</text:span><text:span text:style-name="_38_">i</text:span><text:span text:style-name="_33_">g</text:span><text:span text:style-name="_35_">n</text:span><text:span text:style-name="_39_">a</text:span><text:span text:style-name="_33_">l</text:span><text:span text:style-name="_34_"> </text:span><text:span text:style-name="_38_">a</text:span><text:span text:style-name="_33_">r</text:span><text:span text:style-name="_36_">e</text:span><text:span text:style-name="_37_"> </text:span><text:span text:style-name="_33_">u</text:span><text:span text:style-name="_36_">n</text:span><text:span text:style-name="_39_">l</text:span><text:span text:style-name="_32_">i</text:span><text:span text:style-name="_35_">k</text:span><text:span text:style-name="_39_">e</text:span><text:span text:style-name="_33_">l</text:span><text:span text:style-name="_35_">y</text:span><text:span text:style-name="_37_"> </text:span><text:span text:style-name="_32_">t</text:span><text:span text:style-name="_35_">o</text:span><text:span text:style-name="_37_"> </text:span><text:span text:style-name="_33_">b</text:span><text:span text:style-name="_36_">e</text:span><text:span text:style-name="_37_"> </text:span><text:span text:style-name="_33_">r</text:span><text:span text:style-name="_36_">e</text:span><text:span text:style-name="_38_">p</text:span><text:span text:style-name="_32_">e</text:span><text:span text:style-name="_35_">a</text:span><text:span text:style-name="_39_">t</text:span><text:span text:style-name="_32_">e</text:span><text:span text:style-name="_36_">d</text:span><text:span text:style-name="_38_">,</text:span><text:span text:style-name="_31_"> </text:span><text:span text:style-name="_35_">w</text:span><text:span text:style-name="_38_">h</text:span><text:span text:style-name="_33_">e</text:span><text:span text:style-name="_35_">r</text:span><text:span text:style-name="_39_">e</text:span><text:span text:style-name="_32_">a</text:span><text:span text:style-name="_35_">s</text:span><text:span text:style-name="_37_"> </text:span><text:span text:style-name="_32_">a</text:span><text:span text:style-name="_34_"> </text:span><text:span text:style-name="_38_">r</text:span><text:span text:style-name="_32_">e</text:span><text:span text:style-name="_35_">w</text:span><text:span text:style-name="_38_">a</text:span><text:span text:style-name="_33_">r</text:span><text:span text:style-name="_36_">d</text:span><text:span text:style-name="_37_"> </text:span><text:span text:style-name="_32_">s</text:span><text:span text:style-name="_36_">i</text:span><text:span text:style-name="_39_">g</text:span><text:span text:style-name="_32_">n</text:span><text:span text:style-name="_35_">a</text:span><text:span text:style-name="_39_">l</text:span><text:span text:style-name="_31_"> </text:span><text:span text:style-name="_35_">i</text:span><text:span text:style-name="_38_">n</text:span><text:span text:style-name="_32_">c</text:span><text:span text:style-name="_36_">r</text:span><text:span text:style-name="_38_">e</text:span><text:span text:style-name="_33_">a</text:span><text:span text:style-name="_35_">s</text:span><text:span text:style-name="_39_">e</text:span><text:span text:style-name="_33_">d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p</text:span><text:span text:style-name="_36_">r</text:span><text:span text:style-name="_38_">o</text:span><text:span text:style-name="_32_">b</text:span><text:span text:style-name="_35_">a</text:span><text:span text:style-name="_39_">b</text:span><text:span text:style-name="_32_">i</text:span><text:span text:style-name="_35_">l</text:span><text:span text:style-name="_38_">i</text:span><text:span text:style-name="_33_">t</text:span><text:span text:style-name="_35_">y</text:span><text:span text:style-name="_37_"> </text:span><text:span text:style-name="_33_">o</text:span><text:span text:style-name="_36_">f</text:span><text:span text:style-name="_37_"> </text:span><text:span text:style-name="_32_">r</text:span><text:span text:style-name="_35_">e</text:span><text:span text:style-name="_39_">p</text:span><text:span text:style-name="_32_">e</text:span><text:span text:style-name="_36_">t</text:span><text:span text:style-name="_38_">i</text:span><text:span text:style-name="_33_">t</text:span><text:span text:style-name="_36_">i</text:span><text:span text:style-name="_38_">o</text:span><text:span text:style-name="_33_">n</text:span><text:span text:style-name="_34_"> </text:span><text:span text:style-name="_39_">o</text:span><text:span text:style-name="_33_">f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e</text:span><text:span text:style-name="_35_">v</text:span><text:span text:style-name="_38_">e</text:span><text:span text:style-name="_32_">n</text:span><text:span text:style-name="_36_">t</text:span><text:span text:style-name="_38_">s</text:span><text:span text:style-name="_31_"> </text:span><text:span text:style-name="_36_">w</text:span><text:span text:style-name="_38_">h</text:span><text:span text:style-name="_32_">i</text:span><text:span text:style-name="_35_">c</text:span><text:span text:style-name="_38_">h</text:span><text:span text:style-name="_31_"> </text:span><text:span text:style-name="_35_">l</text:span><text:span text:style-name="_38_">e</text:span><text:span text:style-name="_32_">d</text:span><text:span text:style-name="_34_"> </text:span><text:span text:style-name="_39_">u</text:span><text:span text:style-name="_33_">p</text:span><text:span text:style-name="_34_"> </text:span><text:span text:style-name="_38_">t</text:span><text:span text:style-name="_33_">o</text:span><text:span text:style-name="_34_"> </text:span><text:span text:style-name="_39_">i</text:span><text:span text:style-name="_32_">t</text:span><text:span text:style-name="_35_">.</text:span><text:span text:style-name="_37_"> </text:span><text:span text:style-name="_32_">T</text:span><text:span text:style-name="_36_">h</text:span><text:span text:style-name="_39_">e</text:span><text:span text:style-name="_33_">s</text:span><text:span text:style-name="_35_">e</text:span><text:span text:style-name="_37_"> </text:span><text:span text:style-name="_33_">d</text:span><text:span text:style-name="_35_">e</text:span><text:span text:style-name="_39_">f</text:span><text:span text:style-name="_32_">i</text:span><text:span text:style-name="_35_">n</text:span><text:span text:style-name="_39_">i</text:span><text:span text:style-name="_33_">t</text:span><text:span text:style-name="_35_">i</text:span><text:span text:style-name="_38_">o</text:span><text:span text:style-name="_32_">n</text:span><text:span text:style-name="_36_">s</text:span><text:span text:style-name="_37_"> </text:span><text:span text:style-name="_32_">d</text:span><text:span text:style-name="_35_">o</text:span><text:span text:style-name="_37_"> </text:span><text:span text:style-name="_33_">n</text:span><text:span text:style-name="_35_">o</text:span><text:span text:style-name="_39_">t</text:span><text:span text:style-name="_31_"> </text:span><text:span text:style-name="_36_">p</text:span><text:span text:style-name="_39_">r</text:span><text:span text:style-name="_33_">e</text:span><text:span text:style-name="_35_">s</text:span><text:span text:style-name="_38_">u</text:span><text:span text:style-name="_33_">p</text:span><text:span text:style-name="_35_">p</text:span><text:span text:style-name="_39_">o</text:span><text:span text:style-name="_33_">s</text:span><text:span text:style-name="_36_">e</text:span><text:span text:style-name="_37_"> </text:span><text:span text:style-name="_32_">a</text:span><text:span text:style-name="_36_">n</text:span><text:span text:style-name="_39_">y</text:span><text:span text:style-name="_31_"> </text:span><text:span text:style-name="_35_">f</text:span><text:span text:style-name="_39_">e</text:span><text:span text:style-name="_33_">e</text:span><text:span text:style-name="_35_">l</text:span><text:span text:style-name="_39_">i</text:span><text:span text:style-name="_32_">n</text:span><text:span text:style-name="_35_">g</text:span><text:span text:style-name="_39_">s</text:span><text:span text:style-name="_31_"> </text:span><text:span text:style-name="_36_">o</text:span><text:span text:style-name="_38_">n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p</text:span><text:span text:style-name="_33_">a</text:span><text:span text:style-name="_36_">r</text:span><text:span text:style-name="_39_">t</text:span><text:span text:style-name="_31_"> </text:span><text:span text:style-name="_36_">o</text:span><text:span text:style-name="_39_">f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m</text:span><text:span text:style-name="_32_">a</text:span><text:span text:style-name="_36_">c</text:span><text:span text:style-name="_38_">h</text:span><text:span text:style-name="_33_">i</text:span><text:span text:style-name="_36_">n</text:span><text:span text:style-name="_38_">e</text:span><text:span text:style-name="_33_">,</text:span><text:span text:style-name="_34_"> </text:span><text:span text:style-name="_39_">I</text:span><text:span text:style-name="_31_"> </text:span><text:span text:style-name="_36_">h</text:span><text:span text:style-name="_38_">a</text:span><text:span text:style-name="_32_">v</text:span><text:span text:style-name="_36_">e</text:span><text:span text:style-name="_37_"> </text:span><text:span text:style-name="_33_">d</text:span><text:span text:style-name="_35_">o</text:span><text:span text:style-name="_39_">n</text:span><text:span text:style-name="_32_">e</text:span><text:span text:style-name="_34_"> </text:span><text:span text:style-name="_38_">s</text:span><text:span text:style-name="_33_">o</text:span><text:span text:style-name="_35_">m</text:span><text:span text:style-name="_39_">e</text:span><text:span text:style-name="_31_"> </text:span><text:span text:style-name="_36_">e</text:span><text:span text:style-name="_39_">x</text:span><text:span text:style-name="_32_">p</text:span><text:span text:style-name="_36_">e</text:span><text:span text:style-name="_38_">r</text:span><text:span text:style-name="_32_">i</text:span><text:span text:style-name="_35_">m</text:span><text:span text:style-name="_39_">e</text:span><text:span text:style-name="_32_">n</text:span><text:span text:style-name="_35_">t</text:span><text:span text:style-name="_38_">s</text:span><text:span text:style-name="_31_"> </text:span><text:span text:style-name="_36_">w</text:span><text:span text:style-name="_38_">i</text:span><text:span text:style-name="_33_">t</text:span><text:span text:style-name="_35_">h</text:span><text:span text:style-name="_37_"> </text:span><text:span text:style-name="_32_">o</text:span><text:span text:style-name="_36_">n</text:span><text:span text:style-name="_39_">e</text:span><text:span text:style-name="_31_"> </text:span><text:span text:style-name="_36_">s</text:span><text:span text:style-name="_38_">u</text:span><text:span text:style-name="_33_">c</text:span><text:span text:style-name="_36_">h</text:span><text:span text:style-name="_37_"> </text:span><text:span text:style-name="_33_">c</text:span><text:span text:style-name="_36_">h</text:span><text:span text:style-name="_38_">i</text:span><text:span text:style-name="_33_">l</text:span><text:span text:style-name="_35_">d</text:span><text:span text:style-name="_37_"> </text:span><text:span text:style-name="_33_">m</text:span><text:span text:style-name="_36_">a</text:span><text:span text:style-name="_39_">c</text:span><text:span text:style-name="_32_">h</text:span><text:span text:style-name="_36_">i</text:span><text:span text:style-name="_39_">n</text:span><text:span text:style-name="_32_">e</text:span><text:span text:style-name="_36_">,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s</text:span><text:span text:style-name="_39_">u</text:span><text:span text:style-name="_32_">c</text:span><text:span text:style-name="_35_">c</text:span><text:span text:style-name="_38_">e</text:span><text:span text:style-name="_33_">e</text:span><text:span text:style-name="_36_">d</text:span><text:span text:style-name="_39_">e</text:span><text:span text:style-name="_32_">d</text:span><text:span text:style-name="_34_"> </text:span><text:span text:style-name="_39_">i</text:span><text:span text:style-name="_33_">n</text:span><text:span text:style-name="_34_"> </text:span><text:span text:style-name="_39_">t</text:span><text:span text:style-name="_32_">e</text:span><text:span text:style-name="_35_">a</text:span><text:span text:style-name="_39_">c</text:span><text:span text:style-name="_32_">h</text:span><text:span text:style-name="_36_">i</text:span><text:span text:style-name="_38_">n</text:span><text:span text:style-name="_32_">g</text:span><text:span text:style-name="_34_"> </text:span><text:span text:style-name="_38_">i</text:span><text:span text:style-name="_32_">t</text:span><text:span text:style-name="_34_"> </text:span><text:span text:style-name="_38_">a</text:span><text:span text:style-name="_31_"> </text:span><text:span text:style-name="_36_">f</text:span><text:span text:style-name="_39_">e</text:span><text:span text:style-name="_32_">w</text:span><text:span text:style-name="_34_"> </text:span><text:span text:style-name="_38_">t</text:span><text:span text:style-name="_32_">h</text:span><text:span text:style-name="_35_">i</text:span><text:span text:style-name="_39_">n</text:span><text:span text:style-name="_33_">g</text:span><text:span text:style-name="_35_">s</text:span><text:span text:style-name="_39_">,</text:span><text:span text:style-name="_31_"> </text:span><text:span text:style-name="_35_">b</text:span><text:span text:style-name="_39_">u</text:span><text:span text:style-name="_33_">t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t</text:span><text:span text:style-name="_36_">e</text:span><text:span text:style-name="_38_">a</text:span><text:span text:style-name="_33_">c</text:span><text:span text:style-name="_36_">h</text:span><text:span text:style-name="_38_">i</text:span><text:span text:style-name="_32_">n</text:span><text:span text:style-name="_36_">g</text:span><text:span text:style-name="_37_"> </text:span><text:span text:style-name="_33_">m</text:span><text:span text:style-name="_35_">e</text:span><text:span text:style-name="_39_">t</text:span><text:span text:style-name="_32_">h</text:span><text:span text:style-name="_35_">o</text:span><text:span text:style-name="_38_">d</text:span><text:span text:style-name="_31_"> </text:span><text:span text:style-name="_35_">w</text:span><text:span text:style-name="_39_">a</text:span><text:span text:style-name="_33_">s</text:span><text:span text:style-name="_34_"> </text:span><text:span text:style-name="_39_">t</text:span><text:span text:style-name="_33_">o</text:span><text:span text:style-name="_35_">o</text:span><text:span text:style-name="_37_"> </text:span><text:span text:style-name="_32_">u</text:span><text:span text:style-name="_36_">n</text:span><text:span text:style-name="_39_">o</text:span><text:span text:style-name="_32_">r</text:span><text:span text:style-name="_36_">t</text:span><text:span text:style-name="_39_">h</text:span><text:span text:style-name="_32_">o</text:span><text:span text:style-name="_35_">d</text:span><text:span text:style-name="_38_">o</text:span><text:span text:style-name="_33_">x</text:span><text:span text:style-name="_34_"> </text:span><text:span text:style-name="_39_">f</text:span><text:span text:style-name="_32_">o</text:span><text:span text:style-name="_35_">r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e</text:span><text:span text:style-name="_38_">x</text:span><text:span text:style-name="_33_">p</text:span><text:span text:style-name="_36_">e</text:span><text:span text:style-name="_38_">r</text:span><text:span text:style-name="_33_">i</text:span><text:span text:style-name="_35_">m</text:span><text:span text:style-name="_38_">e</text:span><text:span text:style-name="_33_">n</text:span><text:span text:style-name="_36_">t</text:span><text:span text:style-name="_37_"> </text:span><text:span text:style-name="_33_">t</text:span><text:span text:style-name="_36_">o</text:span><text:span text:style-name="_37_"> </text:span><text:span text:style-name="_33_">b</text:span><text:span text:style-name="_35_">e</text:span><text:span text:style-name="_37_"> </text:span><text:span text:style-name="_33_">c</text:span><text:span text:style-name="_36_">o</text:span><text:span text:style-name="_38_">n</text:span><text:span text:style-name="_33_">s</text:span><text:span text:style-name="_35_">i</text:span><text:span text:style-name="_39_">d</text:span><text:span text:style-name="_33_">e</text:span><text:span text:style-name="_35_">r</text:span><text:span text:style-name="_39_">e</text:span><text:span text:style-name="_32_">d</text:span><text:span text:style-name="_34_"> </text:span><text:span text:style-name="_38_">r</text:span><text:span text:style-name="_33_">e</text:span><text:span text:style-name="_36_">a</text:span><text:span text:style-name="_38_">l</text:span><text:span text:style-name="_32_">l</text:span><text:span text:style-name="_36_">y</text:span><text:span text:style-name="_37_"> </text:span><text:span text:style-name="_33_">s</text:span><text:span text:style-name="_36_">u</text:span><text:span text:style-name="_39_">c</text:span><text:span text:style-name="_32_">c</text:span><text:span text:style-name="_36_">e</text:span><text:span text:style-name="_38_">s</text:span><text:span text:style-name="_32_">s</text:span><text:span text:style-name="_36_">f</text:span><text:span text:style-name="_39_">u</text:span><text:span text:style-name="_33_">l</text:span><text:span text:style-name="_35_">.</text:span></text:p>
      <text:p text:style-name="P1"><text:span text:style-name="_33_">T</text:span><text:span text:style-name="_35_">h</text:span><text:span text:style-name="_39_">e</text:span><text:span text:style-name="_31_"> </text:span><text:span text:style-name="_35_">u</text:span><text:span text:style-name="_38_">s</text:span><text:span text:style-name="_33_">e</text:span><text:span text:style-name="_34_"> </text:span><text:span text:style-name="_38_">o</text:span><text:span text:style-name="_32_">f</text:span><text:span text:style-name="_34_"> </text:span><text:span text:style-name="_39_">p</text:span><text:span text:style-name="_33_">u</text:span><text:span text:style-name="_35_">n</text:span><text:span text:style-name="_38_">i</text:span><text:span text:style-name="_33_">s</text:span><text:span text:style-name="_35_">h</text:span><text:span text:style-name="_38_">m</text:span><text:span text:style-name="_32_">e</text:span><text:span text:style-name="_36_">n</text:span><text:span text:style-name="_38_">t</text:span><text:span text:style-name="_32_">s</text:span><text:span text:style-name="_34_"> </text:span><text:span text:style-name="_38_">a</text:span><text:span text:style-name="_32_">n</text:span><text:span text:style-name="_36_">d</text:span><text:span text:style-name="_37_"> </text:span><text:span text:style-name="_33_">r</text:span><text:span text:style-name="_35_">e</text:span><text:span text:style-name="_38_">w</text:span><text:span text:style-name="_33_">a</text:span><text:span text:style-name="_35_">r</text:span><text:span text:style-name="_38_">d</text:span><text:span text:style-name="_33_">s</text:span><text:span text:style-name="_34_"> </text:span><text:span text:style-name="_39_">c</text:span><text:span text:style-name="_33_">a</text:span><text:span text:style-name="_36_">n</text:span><text:span text:style-name="_37_"> </text:span><text:span text:style-name="_32_">a</text:span><text:span text:style-name="_36_">t</text:span><text:span text:style-name="_37_"> </text:span><text:span text:style-name="_33_">b</text:span><text:span text:style-name="_36_">e</text:span><text:span text:style-name="_38_">s</text:span><text:span text:style-name="_33_">t</text:span><text:span text:style-name="_34_"> </text:span><text:span text:style-name="_38_">b</text:span><text:span text:style-name="_33_">e</text:span><text:span text:style-name="_34_"> </text:span><text:span text:style-name="_39_">a</text:span><text:span text:style-name="_31_"> </text:span><text:span text:style-name="_36_">p</text:span><text:span text:style-name="_38_">a</text:span><text:span text:style-name="_32_">r</text:span><text:span text:style-name="_35_">t</text:span><text:span text:style-name="_37_"> </text:span><text:span text:style-name="_32_">o</text:span><text:span text:style-name="_35_">f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t</text:span><text:span text:style-name="_39_">e</text:span><text:span text:style-name="_32_">a</text:span><text:span text:style-name="_36_">c</text:span><text:span text:style-name="_39_">h</text:span><text:span text:style-name="_33_">i</text:span><text:span text:style-name="_36_">n</text:span><text:span text:style-name="_39_">g</text:span><text:span text:style-name="_31_"> </text:span><text:span text:style-name="_35_">p</text:span><text:span text:style-name="_38_">r</text:span><text:span text:style-name="_33_">o</text:span><text:span text:style-name="_35_">c</text:span><text:span text:style-name="_38_">e</text:span><text:span text:style-name="_33_">s</text:span><text:span text:style-name="_36_">s</text:span><text:span text:style-name="_38_">.</text:span><text:span text:style-name="_31_"> </text:span><text:span text:style-name="_35_">R</text:span><text:span text:style-name="_38_">o</text:span><text:span text:style-name="_32_">u</text:span><text:span text:style-name="_36_">g</text:span><text:span text:style-name="_38_">h</text:span><text:span text:style-name="_32_">l</text:span><text:span text:style-name="_36_">y</text:span><text:span text:style-name="_37_"> </text:span><text:span text:style-name="_32_">s</text:span><text:span text:style-name="_35_">p</text:span><text:span text:style-name="_38_">e</text:span><text:span text:style-name="_32_">a</text:span><text:span text:style-name="_35_">k</text:span><text:span text:style-name="_38_">i</text:span><text:span text:style-name="_32_">n</text:span><text:span text:style-name="_36_">g</text:span><text:span text:style-name="_39_">,</text:span><text:span text:style-name="_31_"> </text:span><text:span text:style-name="_36_">i</text:span><text:span text:style-name="_39_">f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t</text:span><text:span text:style-name="_32_">e</text:span><text:span text:style-name="_35_">a</text:span><text:span text:style-name="_39_">c</text:span><text:span text:style-name="_32_">h</text:span><text:span text:style-name="_36_">e</text:span><text:span text:style-name="_38_">r</text:span><text:span text:style-name="_31_"> </text:span><text:span text:style-name="_35_">h</text:span><text:span text:style-name="_38_">a</text:span><text:span text:style-name="_32_">s</text:span><text:span text:style-name="_34_"> </text:span><text:span text:style-name="_39_">n</text:span><text:span text:style-name="_32_">o</text:span><text:span text:style-name="_34_"> </text:span><text:span text:style-name="_38_">o</text:span><text:span text:style-name="_33_">t</text:span><text:span text:style-name="_35_">h</text:span><text:span text:style-name="_39_">e</text:span><text:span text:style-name="_33_">r</text:span><text:span text:style-name="_34_"> </text:span><text:span text:style-name="_39_">m</text:span><text:span text:style-name="_33_">e</text:span><text:span text:style-name="_36_">a</text:span><text:span text:style-name="_39_">n</text:span><text:span text:style-name="_33_">s</text:span><text:span text:style-name="_34_"> </text:span><text:span text:style-name="_39_">o</text:span><text:span text:style-name="_33_">f</text:span><text:span text:style-name="_34_"> </text:span><text:span text:style-name="_38_">c</text:span><text:span text:style-name="_32_">o</text:span><text:span text:style-name="_35_">m</text:span><text:span text:style-name="_39_">m</text:span><text:span text:style-name="_32_">u</text:span><text:span text:style-name="_36_">n</text:span><text:span text:style-name="_39_">i</text:span><text:span text:style-name="_33_">c</text:span><text:span text:style-name="_36_">a</text:span><text:span text:style-name="_39_">t</text:span><text:span text:style-name="_32_">i</text:span><text:span text:style-name="_36_">n</text:span><text:span text:style-name="_39_">g</text:span><text:span text:style-name="_31_"> </text:span><text:span text:style-name="_35_">t</text:span><text:span text:style-name="_39_">o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p</text:span><text:span text:style-name="_33_">u</text:span><text:span text:style-name="_35_">p</text:span><text:span text:style-name="_38_">i</text:span><text:span text:style-name="_32_">l</text:span><text:span text:style-name="_35_">,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a</text:span><text:span text:style-name="_38_">m</text:span><text:span text:style-name="_32_">o</text:span><text:span text:style-name="_36_">u</text:span><text:span text:style-name="_38_">n</text:span><text:span text:style-name="_32_">t</text:span><text:span text:style-name="_34_"> </text:span><text:span text:style-name="_39_">o</text:span><text:span text:style-name="_32_">f</text:span><text:span text:style-name="_34_"> </text:span><text:span text:style-name="_39_">i</text:span><text:span text:style-name="_33_">n</text:span><text:span text:style-name="_36_">f</text:span><text:span text:style-name="_39_">o</text:span><text:span text:style-name="_32_">r</text:span><text:span text:style-name="_35_">m</text:span><text:span text:style-name="_39_">a</text:span><text:span text:style-name="_33_">t</text:span><text:span text:style-name="_35_">i</text:span><text:span text:style-name="_39_">o</text:span><text:span text:style-name="_33_">n</text:span><text:span text:style-name="_34_"> </text:span><text:span text:style-name="_39_">w</text:span><text:span text:style-name="_32_">h</text:span><text:span text:style-name="_36_">i</text:span><text:span text:style-name="_39_">c</text:span><text:span text:style-name="_33_">h</text:span><text:span text:style-name="_34_"> </text:span><text:span text:style-name="_39_">c</text:span><text:span text:style-name="_32_">a</text:span><text:span text:style-name="_35_">n</text:span><text:span text:style-name="_37_"> </text:span><text:span text:style-name="_33_">r</text:span><text:span text:style-name="_36_">e</text:span><text:span text:style-name="_38_">a</text:span><text:span text:style-name="_32_">c</text:span><text:span text:style-name="_35_">h</text:span><text:span text:style-name="_37_"> </text:span><text:span text:style-name="_32_">h</text:span><text:span text:style-name="_35_">i</text:span><text:span text:style-name="_39_">m</text:span><text:span text:style-name="_31_"> </text:span><text:span text:style-name="_36_">d</text:span><text:span text:style-name="_38_">o</text:span><text:span text:style-name="_33_">e</text:span><text:span text:style-name="_36_">s</text:span><text:span text:style-name="_37_"> </text:span><text:span text:style-name="_33_">n</text:span><text:span text:style-name="_36_">o</text:span><text:span text:style-name="_38_">t</text:span><text:span text:style-name="_31_"> </text:span><text:span text:style-name="_36_">e</text:span><text:span text:style-name="_38_">x</text:span><text:span text:style-name="_32_">c</text:span><text:span text:style-name="_35_">e</text:span><text:span text:style-name="_38_">e</text:span><text:span text:style-name="_33_">d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t</text:span><text:span text:style-name="_36_">o</text:span><text:span text:style-name="_38_">t</text:span><text:span text:style-name="_33_">a</text:span><text:span text:style-name="_35_">l</text:span><text:span text:style-name="_37_"> </text:span><text:span text:style-name="_32_">n</text:span><text:span text:style-name="_36_">u</text:span><text:span text:style-name="_39_">m</text:span><text:span text:style-name="_33_">b</text:span><text:span text:style-name="_36_">e</text:span><text:span text:style-name="_39_">r</text:span><text:span text:style-name="_31_"> </text:span><text:span text:style-name="_36_">o</text:span><text:span text:style-name="_39_">f</text:span><text:span text:style-name="_31_"> </text:span><text:span text:style-name="_36_">r</text:span><text:span text:style-name="_38_">e</text:span><text:span text:style-name="_32_">w</text:span><text:span text:style-name="_35_">a</text:span><text:span text:style-name="_39_">r</text:span><text:span text:style-name="_33_">d</text:span><text:span text:style-name="_35_">s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p</text:span><text:span text:style-name="_38_">u</text:span><text:span text:style-name="_33_">n</text:span><text:span text:style-name="_35_">i</text:span><text:span text:style-name="_38_">s</text:span><text:span text:style-name="_33_">h</text:span><text:span text:style-name="_35_">m</text:span><text:span text:style-name="_38_">e</text:span><text:span text:style-name="_33_">n</text:span><text:span text:style-name="_35_">t</text:span><text:span text:style-name="_39_">s</text:span><text:span text:style-name="_31_"> </text:span><text:span text:style-name="_35_">a</text:span><text:span text:style-name="_39_">p</text:span><text:span text:style-name="_33_">p</text:span><text:span text:style-name="_35_">l</text:span><text:span text:style-name="_39_">i</text:span><text:span text:style-name="_33_">e</text:span><text:span text:style-name="_36_">d</text:span><text:span text:style-name="_38_">.</text:span><text:span text:style-name="_31_"> </text:span><text:span text:style-name="_35_">B</text:span><text:span text:style-name="_38_">y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t</text:span><text:span text:style-name="_32_">i</text:span><text:span text:style-name="_36_">m</text:span><text:span text:style-name="_38_">e</text:span><text:span text:style-name="_31_"> </text:span><text:span text:style-name="_36_">a</text:span><text:span text:style-name="_37_"> </text:span><text:span text:style-name="_33_">c</text:span><text:span text:style-name="_36_">h</text:span><text:span text:style-name="_38_">i</text:span><text:span text:style-name="_32_">l</text:span><text:span text:style-name="_35_">d</text:span><text:span text:style-name="_37_"> </text:span><text:span text:style-name="_32_">h</text:span><text:span text:style-name="_35_">a</text:span><text:span text:style-name="_38_">s</text:span><text:span text:style-name="_31_"> </text:span><text:span text:style-name="_35_">l</text:span><text:span text:style-name="_39_">e</text:span><text:span text:style-name="_33_">a</text:span><text:span text:style-name="_35_">r</text:span><text:span text:style-name="_38_">n</text:span><text:span text:style-name="_33_">t</text:span><text:span text:style-name="_34_"> </text:span><text:span text:style-name="_39_">t</text:span><text:span text:style-name="_33_">o</text:span><text:span text:style-name="_34_"> </text:span><text:span text:style-name="_38_">r</text:span><text:span text:style-name="_32_">e</text:span><text:span text:style-name="_35_">p</text:span><text:span text:style-name="_38_">e</text:span><text:span text:style-name="_33_">a</text:span><text:span text:style-name="_35_">t</text:span><text:span text:style-name="_37_"> </text:span><text:span text:style-name="_32_">"</text:span><text:span text:style-name="_35_">C</text:span><text:span text:style-name="_38_">a</text:span><text:span text:style-name="_32_">s</text:span><text:span text:style-name="_36_">a</text:span><text:span text:style-name="_39_">b</text:span><text:span text:style-name="_32_">i</text:span><text:span text:style-name="_35_">a</text:span><text:span text:style-name="_38_">n</text:span><text:span text:style-name="_32_">c</text:span><text:span text:style-name="_36_">a</text:span><text:span text:style-name="_39_">"</text:span><text:span text:style-name="_31_"> </text:span><text:soft-page-break/><text:span text:style-name="_35_">h</text:span><text:span text:style-name="_39_">e</text:span><text:span text:style-name="_31_"> </text:span><text:span text:style-name="_35_">w</text:span><text:span text:style-name="_38_">o</text:span><text:span text:style-name="_32_">u</text:span><text:span text:style-name="_36_">l</text:span><text:span text:style-name="_39_">d</text:span><text:span text:style-name="_31_"> </text:span><text:span text:style-name="_35_">p</text:span><text:span text:style-name="_38_">r</text:span><text:span text:style-name="_33_">o</text:span><text:span text:style-name="_35_">b</text:span><text:span text:style-name="_38_">a</text:span><text:span text:style-name="_32_">b</text:span><text:span text:style-name="_36_">l</text:span><text:span text:style-name="_39_">y</text:span><text:span text:style-name="_31_"> </text:span><text:span text:style-name="_36_">f</text:span><text:span text:style-name="_39_">e</text:span><text:span text:style-name="_32_">e</text:span><text:span text:style-name="_35_">l</text:span><text:span text:style-name="_37_"> </text:span><text:span text:style-name="_32_">v</text:span><text:span text:style-name="_35_">e</text:span><text:span text:style-name="_38_">r</text:span><text:span text:style-name="_32_">y</text:span><text:span text:style-name="_34_"> </text:span><text:span text:style-name="_39_">s</text:span><text:span text:style-name="_32_">o</text:span><text:span text:style-name="_36_">r</text:span><text:span text:style-name="_38_">e</text:span><text:span text:style-name="_31_"> </text:span><text:span text:style-name="_35_">i</text:span><text:span text:style-name="_38_">n</text:span><text:span text:style-name="_32_">d</text:span><text:span text:style-name="_35_">e</text:span><text:span text:style-name="_39_">e</text:span><text:span text:style-name="_32_">d</text:span><text:span text:style-name="_36_">,</text:span><text:span text:style-name="_37_"> </text:span><text:span text:style-name="_33_">i</text:span><text:span text:style-name="_36_">f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t</text:span><text:span text:style-name="_39_">e</text:span><text:span text:style-name="_32_">x</text:span><text:span text:style-name="_36_">t</text:span><text:span text:style-name="_37_"> </text:span><text:span text:style-name="_33_">c</text:span><text:span text:style-name="_36_">o</text:span><text:span text:style-name="_38_">u</text:span><text:span text:style-name="_32_">l</text:span><text:span text:style-name="_36_">d</text:span><text:span text:style-name="_37_"> </text:span><text:span text:style-name="_33_">o</text:span><text:span text:style-name="_36_">n</text:span><text:span text:style-name="_39_">l</text:span><text:span text:style-name="_33_">y</text:span><text:span text:style-name="_34_"> </text:span><text:span text:style-name="_39_">b</text:span><text:span text:style-name="_33_">e</text:span><text:span text:style-name="_34_"> </text:span><text:span text:style-name="_39_">d</text:span><text:span text:style-name="_32_">i</text:span><text:span text:style-name="_35_">s</text:span><text:span text:style-name="_38_">c</text:span><text:span text:style-name="_32_">o</text:span><text:span text:style-name="_35_">v</text:span><text:span text:style-name="_39_">e</text:span><text:span text:style-name="_32_">r</text:span><text:span text:style-name="_35_">e</text:span><text:span text:style-name="_39_">d</text:span><text:span text:style-name="_31_"> </text:span><text:span text:style-name="_35_">b</text:span><text:span text:style-name="_39_">y</text:span><text:span text:style-name="_31_"> </text:span><text:span text:style-name="_35_">a</text:span><text:span text:style-name="_37_"> </text:span><text:span text:style-name="_33_">"</text:span><text:span text:style-name="_35_">T</text:span><text:span text:style-name="_39_">w</text:span><text:span text:style-name="_32_">e</text:span><text:span text:style-name="_36_">n</text:span><text:span text:style-name="_38_">t</text:span><text:span text:style-name="_33_">y</text:span><text:span text:style-name="_34_"> </text:span><text:span text:style-name="_38_">Q</text:span><text:span text:style-name="_32_">u</text:span><text:span text:style-name="_36_">e</text:span><text:span text:style-name="_39_">s</text:span><text:span text:style-name="_32_">t</text:span><text:span text:style-name="_36_">i</text:span><text:span text:style-name="_39_">o</text:span><text:span text:style-name="_32_">n</text:span><text:span text:style-name="_35_">s</text:span><text:span text:style-name="_39_">"</text:span><text:span text:style-name="_31_"> </text:span><text:span text:style-name="_35_">t</text:span><text:span text:style-name="_38_">e</text:span><text:span text:style-name="_32_">c</text:span><text:span text:style-name="_35_">h</text:span><text:span text:style-name="_38_">n</text:span><text:span text:style-name="_33_">i</text:span><text:span text:style-name="_36_">q</text:span><text:span text:style-name="_38_">u</text:span><text:span text:style-name="_33_">e</text:span><text:span text:style-name="_36_">,</text:span><text:span text:style-name="_37_"> </text:span><text:span text:style-name="_32_">e</text:span><text:span text:style-name="_36_">v</text:span><text:span text:style-name="_39_">e</text:span><text:span text:style-name="_32_">r</text:span><text:span text:style-name="_35_">y</text:span><text:span text:style-name="_37_"> </text:span><text:span text:style-name="_33_">"</text:span><text:span text:style-name="_36_">N</text:span><text:span text:style-name="_38_">O</text:span><text:span text:style-name="_33_">"</text:span><text:span text:style-name="_34_"> </text:span><text:span text:style-name="_38_">t</text:span><text:span text:style-name="_33_">a</text:span><text:span text:style-name="_36_">k</text:span><text:span text:style-name="_38_">i</text:span><text:span text:style-name="_32_">n</text:span><text:span text:style-name="_36_">g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f</text:span><text:span text:style-name="_39_">o</text:span><text:span text:style-name="_32_">r</text:span><text:span text:style-name="_35_">m</text:span><text:span text:style-name="_37_"> </text:span><text:span text:style-name="_33_">o</text:span><text:span text:style-name="_35_">f</text:span><text:span text:style-name="_37_"> </text:span><text:span text:style-name="_33_">a</text:span><text:span text:style-name="_34_"> </text:span><text:span text:style-name="_39_">b</text:span><text:span text:style-name="_32_">l</text:span><text:span text:style-name="_35_">o</text:span><text:span text:style-name="_39_">w</text:span><text:span text:style-name="_33_">.</text:span><text:span text:style-name="_34_"> </text:span><text:span text:style-name="_39_">I</text:span><text:span text:style-name="_33_">t</text:span><text:span text:style-name="_34_"> </text:span><text:span text:style-name="_39_">i</text:span><text:span text:style-name="_32_">s</text:span><text:span text:style-name="_34_"> </text:span><text:span text:style-name="_39_">n</text:span><text:span text:style-name="_32_">e</text:span><text:span text:style-name="_36_">c</text:span><text:span text:style-name="_38_">e</text:span><text:span text:style-name="_32_">s</text:span><text:span text:style-name="_35_">s</text:span><text:span text:style-name="_38_">a</text:span><text:span text:style-name="_33_">r</text:span><text:span text:style-name="_36_">y</text:span><text:span text:style-name="_37_"> </text:span><text:span text:style-name="_33_">t</text:span><text:span text:style-name="_36_">h</text:span><text:span text:style-name="_39_">e</text:span><text:span text:style-name="_32_">r</text:span><text:span text:style-name="_35_">e</text:span><text:span text:style-name="_39_">f</text:span><text:span text:style-name="_32_">o</text:span><text:span text:style-name="_36_">r</text:span><text:span text:style-name="_38_">e</text:span><text:span text:style-name="_31_"> </text:span><text:span text:style-name="_35_">t</text:span><text:span text:style-name="_39_">o</text:span><text:span text:style-name="_31_"> </text:span><text:span text:style-name="_36_">h</text:span><text:span text:style-name="_39_">a</text:span><text:span text:style-name="_33_">v</text:span><text:span text:style-name="_36_">e</text:span><text:span text:style-name="_37_"> </text:span><text:span text:style-name="_33_">s</text:span><text:span text:style-name="_36_">o</text:span><text:span text:style-name="_38_">m</text:span><text:span text:style-name="_33_">e</text:span><text:span text:style-name="_34_"> </text:span><text:span text:style-name="_39_">o</text:span><text:span text:style-name="_33_">t</text:span><text:span text:style-name="_36_">h</text:span><text:span text:style-name="_38_">e</text:span><text:span text:style-name="_33_">r</text:span><text:span text:style-name="_34_"> </text:span><text:span text:style-name="_38_">"</text:span><text:span text:style-name="_33_">u</text:span><text:span text:style-name="_35_">n</text:span><text:span text:style-name="_38_">e</text:span><text:span text:style-name="_32_">m</text:span><text:span text:style-name="_35_">o</text:span><text:span text:style-name="_39_">t</text:span><text:span text:style-name="_33_">i</text:span><text:span text:style-name="_36_">o</text:span><text:span text:style-name="_38_">n</text:span><text:span text:style-name="_33_">a</text:span><text:span text:style-name="_36_">l</text:span><text:span text:style-name="_38_">"</text:span><text:span text:style-name="_31_"> </text:span><text:span text:style-name="_36_">c</text:span><text:span text:style-name="_38_">h</text:span><text:span text:style-name="_33_">a</text:span><text:span text:style-name="_36_">n</text:span><text:span text:style-name="_39_">n</text:span><text:span text:style-name="_32_">e</text:span><text:span text:style-name="_36_">l</text:span><text:span text:style-name="_39_">s</text:span><text:span text:style-name="_31_"> </text:span><text:span text:style-name="_35_">o</text:span><text:span text:style-name="_39_">f</text:span><text:span text:style-name="_31_"> </text:span><text:span text:style-name="_36_">c</text:span><text:span text:style-name="_38_">o</text:span><text:span text:style-name="_32_">m</text:span><text:span text:style-name="_36_">m</text:span><text:span text:style-name="_38_">u</text:span><text:span text:style-name="_33_">n</text:span><text:span text:style-name="_35_">i</text:span><text:span text:style-name="_38_">c</text:span><text:span text:style-name="_32_">a</text:span><text:span text:style-name="_35_">t</text:span><text:span text:style-name="_38_">i</text:span><text:span text:style-name="_32_">o</text:span><text:span text:style-name="_36_">n</text:span><text:span text:style-name="_38_">.</text:span><text:span text:style-name="_31_"> </text:span><text:span text:style-name="_36_">I</text:span><text:span text:style-name="_39_">f</text:span><text:span text:style-name="_31_"> </text:span><text:span text:style-name="_35_">t</text:span><text:span text:style-name="_39_">h</text:span><text:span text:style-name="_33_">e</text:span><text:span text:style-name="_36_">s</text:span><text:span text:style-name="_38_">e</text:span><text:span text:style-name="_31_"> </text:span><text:span text:style-name="_35_">a</text:span><text:span text:style-name="_38_">r</text:span><text:span text:style-name="_33_">e</text:span><text:span text:style-name="_34_"> </text:span><text:span text:style-name="_38_">a</text:span><text:span text:style-name="_33_">v</text:span><text:span text:style-name="_36_">a</text:span><text:span text:style-name="_38_">i</text:span><text:span text:style-name="_33_">l</text:span><text:span text:style-name="_35_">a</text:span><text:span text:style-name="_39_">b</text:span><text:span text:style-name="_33_">l</text:span><text:span text:style-name="_35_">e</text:span><text:span text:style-name="_37_"> </text:span><text:span text:style-name="_32_">i</text:span><text:span text:style-name="_35_">t</text:span><text:span text:style-name="_37_"> </text:span><text:span text:style-name="_33_">i</text:span><text:span text:style-name="_35_">s</text:span><text:span text:style-name="_37_"> </text:span><text:span text:style-name="_33_">p</text:span><text:span text:style-name="_35_">o</text:span><text:span text:style-name="_39_">s</text:span><text:span text:style-name="_33_">s</text:span><text:span text:style-name="_36_">i</text:span><text:span text:style-name="_38_">b</text:span><text:span text:style-name="_33_">l</text:span><text:span text:style-name="_35_">e</text:span><text:span text:style-name="_37_"> </text:span><text:span text:style-name="_32_">t</text:span><text:span text:style-name="_36_">o</text:span><text:span text:style-name="_37_"> </text:span><text:span text:style-name="_33_">t</text:span><text:span text:style-name="_35_">e</text:span><text:span text:style-name="_38_">a</text:span><text:span text:style-name="_32_">c</text:span><text:span text:style-name="_35_">h</text:span><text:span text:style-name="_37_"> </text:span><text:span text:style-name="_32_">a</text:span><text:span text:style-name="_34_"> </text:span><text:span text:style-name="_39_">m</text:span><text:span text:style-name="_33_">a</text:span><text:span text:style-name="_36_">c</text:span><text:span text:style-name="_39_">h</text:span><text:span text:style-name="_32_">i</text:span><text:span text:style-name="_35_">n</text:span><text:span text:style-name="_38_">e</text:span><text:span text:style-name="_31_"> </text:span><text:span text:style-name="_35_">b</text:span><text:span text:style-name="_38_">y</text:span><text:span text:style-name="_31_"> </text:span><text:span text:style-name="_36_">p</text:span><text:span text:style-name="_39_">u</text:span><text:span text:style-name="_33_">n</text:span><text:span text:style-name="_36_">i</text:span><text:span text:style-name="_38_">s</text:span><text:span text:style-name="_32_">h</text:span><text:span text:style-name="_35_">m</text:span><text:span text:style-name="_38_">e</text:span><text:span text:style-name="_33_">n</text:span><text:span text:style-name="_35_">t</text:span><text:span text:style-name="_38_">s</text:span><text:span text:style-name="_31_"> </text:span><text:span text:style-name="_35_">a</text:span><text:span text:style-name="_38_">n</text:span><text:span text:style-name="_33_">d</text:span><text:span text:style-name="_34_"> </text:span><text:span text:style-name="_38_">r</text:span><text:span text:style-name="_32_">e</text:span><text:span text:style-name="_36_">w</text:span><text:span text:style-name="_39_">a</text:span><text:span text:style-name="_32_">r</text:span><text:span text:style-name="_36_">d</text:span><text:span text:style-name="_39_">s</text:span><text:span text:style-name="_31_"> </text:span><text:span text:style-name="_35_">t</text:span><text:span text:style-name="_39_">o</text:span><text:span text:style-name="_31_"> </text:span><text:span text:style-name="_35_">o</text:span><text:span text:style-name="_38_">b</text:span><text:span text:style-name="_33_">e</text:span><text:span text:style-name="_35_">y</text:span><text:span text:style-name="_37_"> </text:span><text:span text:style-name="_33_">o</text:span><text:span text:style-name="_35_">r</text:span><text:span text:style-name="_39_">d</text:span><text:span text:style-name="_33_">e</text:span><text:span text:style-name="_36_">r</text:span><text:span text:style-name="_38_">s</text:span><text:span text:style-name="_31_"> </text:span><text:span text:style-name="_35_">g</text:span><text:span text:style-name="_38_">i</text:span><text:span text:style-name="_32_">v</text:span><text:span text:style-name="_36_">e</text:span><text:span text:style-name="_38_">n</text:span><text:span text:style-name="_31_"> </text:span><text:span text:style-name="_36_">i</text:span><text:span text:style-name="_39_">n</text:span><text:span text:style-name="_31_"> </text:span><text:span text:style-name="_36_">s</text:span><text:span text:style-name="_38_">o</text:span><text:span text:style-name="_33_">m</text:span><text:span text:style-name="_36_">e</text:span><text:span text:style-name="_37_"> </text:span><text:span text:style-name="_33_">l</text:span><text:span text:style-name="_36_">a</text:span><text:span text:style-name="_39_">n</text:span><text:span text:style-name="_32_">g</text:span><text:span text:style-name="_36_">u</text:span><text:span text:style-name="_38_">a</text:span><text:span text:style-name="_33_">g</text:span><text:span text:style-name="_35_">e</text:span><text:span text:style-name="_39_">,</text:span><text:span text:style-name="_31_"> </text:span><text:span text:style-name="_36_">e</text:span><text:span text:style-name="_38_">.</text:span><text:span text:style-name="_33_">g</text:span><text:span text:style-name="_35_">.</text:span><text:span text:style-name="_38_">,</text:span><text:span text:style-name="_31_"> </text:span><text:span text:style-name="_36_">a</text:span><text:span text:style-name="_37_"> </text:span><text:span text:style-name="_32_">s</text:span><text:span text:style-name="_35_">y</text:span><text:span text:style-name="_39_">m</text:span><text:span text:style-name="_32_">b</text:span><text:span text:style-name="_36_">o</text:span><text:span text:style-name="_39_">l</text:span><text:span text:style-name="_33_">i</text:span><text:span text:style-name="_36_">c</text:span><text:span text:style-name="_37_"> </text:span><text:span text:style-name="_33_">l</text:span><text:span text:style-name="_35_">a</text:span><text:span text:style-name="_39_">n</text:span><text:span text:style-name="_33_">g</text:span><text:span text:style-name="_36_">u</text:span><text:span text:style-name="_38_">a</text:span><text:span text:style-name="_32_">g</text:span><text:span text:style-name="_36_">e</text:span><text:span text:style-name="_38_">.</text:span><text:span text:style-name="_31_"> </text:span><text:span text:style-name="_36_">T</text:span><text:span text:style-name="_38_">h</text:span><text:span text:style-name="_32_">e</text:span><text:span text:style-name="_36_">s</text:span><text:span text:style-name="_38_">e</text:span><text:span text:style-name="_31_"> </text:span><text:span text:style-name="_36_">o</text:span><text:span text:style-name="_38_">r</text:span><text:span text:style-name="_33_">d</text:span><text:span text:style-name="_35_">e</text:span><text:span text:style-name="_38_">r</text:span><text:span text:style-name="_33_">s</text:span><text:span text:style-name="_34_"> </text:span><text:span text:style-name="_39_">a</text:span><text:span text:style-name="_32_">r</text:span><text:span text:style-name="_35_">e</text:span><text:span text:style-name="_37_"> </text:span><text:span text:style-name="_32_">t</text:span><text:span text:style-name="_36_">o</text:span><text:span text:style-name="_37_"> </text:span><text:span text:style-name="_32_">b</text:span><text:span text:style-name="_35_">e</text:span><text:span text:style-name="_37_"> </text:span><text:span text:style-name="_32_">t</text:span><text:span text:style-name="_36_">r</text:span><text:span text:style-name="_39_">a</text:span><text:span text:style-name="_33_">n</text:span><text:span text:style-name="_35_">s</text:span><text:span text:style-name="_39_">m</text:span><text:span text:style-name="_32_">i</text:span><text:span text:style-name="_35_">t</text:span><text:span text:style-name="_39_">t</text:span><text:span text:style-name="_32_">e</text:span><text:span text:style-name="_36_">d</text:span><text:span text:style-name="_37_"> </text:span><text:span text:style-name="_32_">t</text:span><text:span text:style-name="_35_">h</text:span><text:span text:style-name="_39_">r</text:span><text:span text:style-name="_33_">o</text:span><text:span text:style-name="_36_">u</text:span><text:span text:style-name="_38_">g</text:span><text:span text:style-name="_32_">h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"</text:span><text:span text:style-name="_35_">u</text:span><text:span text:style-name="_38_">n</text:span><text:span text:style-name="_33_">e</text:span><text:span text:style-name="_36_">m</text:span><text:span text:style-name="_39_">o</text:span><text:span text:style-name="_32_">t</text:span><text:span text:style-name="_35_">i</text:span><text:span text:style-name="_39_">o</text:span><text:span text:style-name="_33_">n</text:span><text:span text:style-name="_36_">a</text:span><text:span text:style-name="_39_">l</text:span><text:span text:style-name="_32_">"</text:span><text:span text:style-name="_34_"> </text:span><text:span text:style-name="_39_">c</text:span><text:span text:style-name="_32_">h</text:span><text:span text:style-name="_35_">a</text:span><text:span text:style-name="_39_">n</text:span><text:span text:style-name="_32_">n</text:span><text:span text:style-name="_35_">e</text:span><text:span text:style-name="_39_">l</text:span><text:span text:style-name="_33_">s</text:span><text:span text:style-name="_35_">.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u</text:span><text:span text:style-name="_39_">s</text:span><text:span text:style-name="_32_">e</text:span><text:span text:style-name="_34_"> </text:span><text:span text:style-name="_39_">o</text:span><text:span text:style-name="_32_">f</text:span><text:span text:style-name="_34_"> </text:span><text:span text:style-name="_38_">t</text:span><text:span text:style-name="_32_">h</text:span><text:span text:style-name="_35_">i</text:span><text:span text:style-name="_39_">s</text:span><text:span text:style-name="_31_"> </text:span><text:span text:style-name="_35_">l</text:span><text:span text:style-name="_38_">a</text:span><text:span text:style-name="_33_">n</text:span><text:span text:style-name="_35_">g</text:span><text:span text:style-name="_39_">u</text:span><text:span text:style-name="_32_">a</text:span><text:span text:style-name="_35_">g</text:span><text:span text:style-name="_38_">e</text:span><text:span text:style-name="_31_"> </text:span><text:span text:style-name="_35_">w</text:span><text:span text:style-name="_38_">i</text:span><text:span text:style-name="_33_">l</text:span><text:span text:style-name="_36_">l</text:span><text:span text:style-name="_37_"> </text:span><text:span text:style-name="_33_">d</text:span><text:span text:style-name="_35_">i</text:span><text:span text:style-name="_39_">m</text:span><text:span text:style-name="_33_">i</text:span><text:span text:style-name="_36_">n</text:span><text:span text:style-name="_38_">i</text:span><text:span text:style-name="_33_">s</text:span><text:span text:style-name="_36_">h</text:span><text:span text:style-name="_37_"> </text:span><text:span text:style-name="_32_">g</text:span><text:span text:style-name="_35_">r</text:span><text:span text:style-name="_38_">e</text:span><text:span text:style-name="_33_">a</text:span><text:span text:style-name="_35_">t</text:span><text:span text:style-name="_38_">l</text:span><text:span text:style-name="_33_">y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n</text:span><text:span text:style-name="_36_">u</text:span><text:span text:style-name="_39_">m</text:span><text:span text:style-name="_32_">b</text:span><text:span text:style-name="_36_">e</text:span><text:span text:style-name="_38_">r</text:span><text:span text:style-name="_31_"> </text:span><text:span text:style-name="_35_">o</text:span><text:span text:style-name="_39_">f</text:span><text:span text:style-name="_31_"> </text:span><text:span text:style-name="_36_">p</text:span><text:span text:style-name="_39_">u</text:span><text:span text:style-name="_32_">n</text:span><text:span text:style-name="_36_">i</text:span><text:span text:style-name="_39_">s</text:span><text:span text:style-name="_32_">h</text:span><text:span text:style-name="_36_">m</text:span><text:span text:style-name="_38_">e</text:span><text:span text:style-name="_32_">n</text:span><text:span text:style-name="_36_">t</text:span><text:span text:style-name="_39_">s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r</text:span><text:span text:style-name="_33_">e</text:span><text:span text:style-name="_36_">w</text:span><text:span text:style-name="_38_">a</text:span><text:span text:style-name="_33_">r</text:span><text:span text:style-name="_36_">d</text:span><text:span text:style-name="_38_">s</text:span><text:span text:style-name="_31_"> </text:span><text:span text:style-name="_36_">r</text:span><text:span text:style-name="_38_">e</text:span><text:span text:style-name="_33_">q</text:span><text:span text:style-name="_35_">u</text:span><text:span text:style-name="_39_">i</text:span><text:span text:style-name="_33_">r</text:span><text:span text:style-name="_35_">e</text:span><text:span text:style-name="_38_">d</text:span><text:span text:style-name="_32_">.</text:span></text:p>
      <text:p text:style-name="P1"><text:span text:style-name="_39_">O</text:span><text:span text:style-name="_33_">p</text:span><text:span text:style-name="_35_">i</text:span><text:span text:style-name="_38_">n</text:span><text:span text:style-name="_33_">i</text:span><text:span text:style-name="_36_">o</text:span><text:span text:style-name="_39_">n</text:span><text:span text:style-name="_33_">s</text:span><text:span text:style-name="_34_"> </text:span><text:span text:style-name="_38_">m</text:span><text:span text:style-name="_32_">a</text:span><text:span text:style-name="_35_">y</text:span><text:span text:style-name="_37_"> </text:span><text:span text:style-name="_33_">v</text:span><text:span text:style-name="_36_">a</text:span><text:span text:style-name="_39_">r</text:span><text:span text:style-name="_32_">y</text:span><text:span text:style-name="_34_"> </text:span><text:span text:style-name="_38_">a</text:span><text:span text:style-name="_33_">s</text:span><text:span text:style-name="_34_"> </text:span><text:span text:style-name="_38_">t</text:span><text:span text:style-name="_33_">o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c</text:span><text:span text:style-name="_35_">o</text:span><text:span text:style-name="_38_">m</text:span><text:span text:style-name="_33_">p</text:span><text:span text:style-name="_35_">l</text:span><text:span text:style-name="_39_">e</text:span><text:span text:style-name="_32_">x</text:span><text:span text:style-name="_35_">i</text:span><text:span text:style-name="_39_">t</text:span><text:span text:style-name="_32_">y</text:span><text:span text:style-name="_34_"> </text:span><text:span text:style-name="_39_">w</text:span><text:span text:style-name="_32_">h</text:span><text:span text:style-name="_35_">i</text:span><text:span text:style-name="_38_">c</text:span><text:span text:style-name="_33_">h</text:span><text:span text:style-name="_34_"> </text:span><text:span text:style-name="_39_">i</text:span><text:span text:style-name="_33_">s</text:span><text:span text:style-name="_34_"> </text:span><text:span text:style-name="_39_">s</text:span><text:span text:style-name="_33_">u</text:span><text:span text:style-name="_36_">i</text:span><text:span text:style-name="_39_">t</text:span><text:span text:style-name="_32_">a</text:span><text:span text:style-name="_36_">b</text:span><text:span text:style-name="_39_">l</text:span><text:span text:style-name="_33_">e</text:span><text:span text:style-name="_34_"> </text:span><text:span text:style-name="_38_">i</text:span><text:span text:style-name="_33_">n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c</text:span><text:span text:style-name="_35_">h</text:span><text:span text:style-name="_39_">i</text:span><text:span text:style-name="_33_">l</text:span><text:span text:style-name="_35_">d</text:span><text:span text:style-name="_37_"> </text:span><text:span text:style-name="_33_">m</text:span><text:span text:style-name="_36_">a</text:span><text:span text:style-name="_39_">c</text:span><text:span text:style-name="_32_">h</text:span><text:span text:style-name="_36_">i</text:span><text:span text:style-name="_39_">n</text:span><text:span text:style-name="_33_">e</text:span><text:span text:style-name="_35_">.</text:span><text:span text:style-name="_37_"> </text:span><text:span text:style-name="_32_">O</text:span><text:span text:style-name="_36_">n</text:span><text:span text:style-name="_39_">e</text:span><text:span text:style-name="_31_"> </text:span><text:span text:style-name="_35_">m</text:span><text:span text:style-name="_39_">i</text:span><text:span text:style-name="_32_">g</text:span><text:span text:style-name="_36_">h</text:span><text:span text:style-name="_38_">t</text:span><text:span text:style-name="_31_"> </text:span><text:span text:style-name="_35_">t</text:span><text:span text:style-name="_39_">r</text:span><text:span text:style-name="_33_">y</text:span><text:span text:style-name="_34_"> </text:span><text:span text:style-name="_39_">t</text:span><text:span text:style-name="_33_">o</text:span><text:span text:style-name="_34_"> </text:span><text:span text:style-name="_38_">m</text:span><text:span text:style-name="_33_">a</text:span><text:span text:style-name="_36_">k</text:span><text:span text:style-name="_39_">e</text:span><text:span text:style-name="_31_"> </text:span><text:span text:style-name="_35_">i</text:span><text:span text:style-name="_38_">t</text:span><text:span text:style-name="_31_"> </text:span><text:span text:style-name="_35_">a</text:span><text:span text:style-name="_38_">s</text:span><text:span text:style-name="_31_"> </text:span><text:span text:style-name="_36_">s</text:span><text:span text:style-name="_39_">i</text:span><text:span text:style-name="_32_">m</text:span><text:span text:style-name="_36_">p</text:span><text:span text:style-name="_39_">l</text:span><text:span text:style-name="_32_">e</text:span><text:span text:style-name="_34_"> </text:span><text:span text:style-name="_38_">a</text:span><text:span text:style-name="_33_">s</text:span><text:span text:style-name="_34_"> </text:span><text:span text:style-name="_39_">p</text:span><text:span text:style-name="_32_">o</text:span><text:span text:style-name="_36_">s</text:span><text:span text:style-name="_38_">s</text:span><text:span text:style-name="_32_">i</text:span><text:span text:style-name="_35_">b</text:span><text:span text:style-name="_39_">l</text:span><text:span text:style-name="_33_">e</text:span><text:span text:style-name="_34_"> </text:span><text:span text:style-name="_39_">c</text:span><text:span text:style-name="_33_">o</text:span><text:span text:style-name="_36_">n</text:span><text:span text:style-name="_39_">s</text:span><text:span text:style-name="_32_">i</text:span><text:span text:style-name="_36_">s</text:span><text:span text:style-name="_38_">t</text:span><text:span text:style-name="_33_">e</text:span><text:span text:style-name="_36_">n</text:span><text:span text:style-name="_39_">t</text:span><text:span text:style-name="_33_">l</text:span><text:span text:style-name="_36_">y</text:span><text:span text:style-name="_37_"> </text:span><text:span text:style-name="_32_">w</text:span><text:span text:style-name="_36_">i</text:span><text:span text:style-name="_38_">t</text:span><text:span text:style-name="_32_">h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g</text:span><text:span text:style-name="_35_">e</text:span><text:span text:style-name="_39_">n</text:span><text:span text:style-name="_32_">e</text:span><text:span text:style-name="_36_">r</text:span><text:span text:style-name="_38_">a</text:span><text:span text:style-name="_33_">l</text:span><text:span text:style-name="_34_"> </text:span><text:span text:style-name="_39_">p</text:span><text:span text:style-name="_32_">r</text:span><text:span text:style-name="_36_">i</text:span><text:span text:style-name="_38_">n</text:span><text:span text:style-name="_33_">c</text:span><text:span text:style-name="_36_">i</text:span><text:span text:style-name="_39_">p</text:span><text:span text:style-name="_32_">l</text:span><text:span text:style-name="_35_">e</text:span><text:span text:style-name="_38_">s</text:span><text:span text:style-name="_32_">.</text:span><text:span text:style-name="_34_"> </text:span><text:span text:style-name="_38_">A</text:span><text:span text:style-name="_33_">l</text:span><text:span text:style-name="_35_">t</text:span><text:span text:style-name="_38_">e</text:span><text:span text:style-name="_32_">r</text:span><text:span text:style-name="_35_">n</text:span><text:span text:style-name="_39_">a</text:span><text:span text:style-name="_32_">t</text:span><text:span text:style-name="_35_">i</text:span><text:span text:style-name="_38_">v</text:span><text:span text:style-name="_32_">e</text:span><text:span text:style-name="_36_">l</text:span><text:span text:style-name="_39_">y</text:span><text:span text:style-name="_31_"> </text:span><text:span text:style-name="_36_">o</text:span><text:span text:style-name="_38_">n</text:span><text:span text:style-name="_32_">e</text:span><text:span text:style-name="_34_"> </text:span><text:span text:style-name="_39_">m</text:span><text:span text:style-name="_32_">i</text:span><text:span text:style-name="_35_">g</text:span><text:span text:style-name="_39_">h</text:span><text:span text:style-name="_33_">t</text:span><text:span text:style-name="_34_"> </text:span><text:span text:style-name="_39_">h</text:span><text:span text:style-name="_33_">a</text:span><text:span text:style-name="_36_">v</text:span><text:span text:style-name="_39_">e</text:span><text:span text:style-name="_31_"> </text:span><text:span text:style-name="_36_">a</text:span><text:span text:style-name="_37_"> </text:span><text:span text:style-name="_32_">c</text:span><text:span text:style-name="_35_">o</text:span><text:span text:style-name="_39_">m</text:span><text:span text:style-name="_33_">p</text:span><text:span text:style-name="_35_">l</text:span><text:span text:style-name="_39_">e</text:span><text:span text:style-name="_33_">t</text:span><text:span text:style-name="_36_">e</text:span><text:span text:style-name="_37_"> </text:span><text:span text:style-name="_33_">s</text:span><text:span text:style-name="_35_">y</text:span><text:span text:style-name="_38_">s</text:span><text:span text:style-name="_33_">t</text:span><text:span text:style-name="_36_">e</text:span><text:span text:style-name="_39_">m</text:span><text:span text:style-name="_31_"> </text:span><text:span text:style-name="_36_">o</text:span><text:span text:style-name="_39_">f</text:span><text:span text:style-name="_31_"> </text:span><text:span text:style-name="_35_">l</text:span><text:span text:style-name="_38_">o</text:span><text:span text:style-name="_32_">g</text:span><text:span text:style-name="_36_">i</text:span><text:span text:style-name="_39_">c</text:span><text:span text:style-name="_32_">a</text:span><text:span text:style-name="_35_">l</text:span><text:span text:style-name="_37_"> </text:span><text:span text:style-name="_33_">i</text:span><text:span text:style-name="_35_">n</text:span><text:span text:style-name="_38_">f</text:span><text:span text:style-name="_32_">e</text:span><text:span text:style-name="_36_">r</text:span><text:span text:style-name="_38_">e</text:span><text:span text:style-name="_33_">n</text:span><text:span text:style-name="_36_">c</text:span><text:span text:style-name="_39_">e</text:span><text:span text:style-name="_31_"> </text:span><text:span text:style-name="_36_">"</text:span><text:span text:style-name="_38_">b</text:span><text:span text:style-name="_33_">u</text:span><text:span text:style-name="_35_">i</text:span><text:span text:style-name="_39_">l</text:span><text:span text:style-name="_33_">t</text:span><text:span text:style-name="_34_"> </text:span><text:span text:style-name="_38_">i</text:span><text:span text:style-name="_32_">n</text:span><text:span text:style-name="_35_">.</text:span><text:span text:style-name="_38_">"</text:span><text:span text:style-name="_33_">'</text:span><text:span text:style-name="_34_"> </text:span><text:span text:style-name="_38_">I</text:span><text:span text:style-name="_32_">n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l</text:span><text:span text:style-name="_35_">a</text:span><text:span text:style-name="_39_">t</text:span><text:span text:style-name="_32_">t</text:span><text:span text:style-name="_36_">e</text:span><text:span text:style-name="_39_">r</text:span><text:span text:style-name="_31_"> </text:span><text:span text:style-name="_35_">c</text:span><text:span text:style-name="_38_">a</text:span><text:span text:style-name="_33_">s</text:span><text:span text:style-name="_35_">e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s</text:span><text:span text:style-name="_38_">t</text:span><text:span text:style-name="_33_">o</text:span><text:span text:style-name="_36_">r</text:span><text:span text:style-name="_38_">e</text:span><text:span text:style-name="_31_"> </text:span><text:span text:style-name="_35_">w</text:span><text:span text:style-name="_38_">o</text:span><text:span text:style-name="_32_">u</text:span><text:span text:style-name="_36_">l</text:span><text:span text:style-name="_39_">d</text:span><text:span text:style-name="_31_"> </text:span><text:span text:style-name="_36_">b</text:span><text:span text:style-name="_38_">e</text:span><text:span text:style-name="_31_"> </text:span><text:span text:style-name="_36_">l</text:span><text:span text:style-name="_38_">a</text:span><text:span text:style-name="_33_">r</text:span><text:span text:style-name="_36_">g</text:span><text:span text:style-name="_39_">e</text:span><text:span text:style-name="_33_">l</text:span><text:span text:style-name="_35_">y</text:span><text:span text:style-name="_37_"> </text:span><text:span text:style-name="_32_">o</text:span><text:span text:style-name="_36_">c</text:span><text:span text:style-name="_38_">c</text:span><text:span text:style-name="_33_">u</text:span><text:span text:style-name="_35_">p</text:span><text:span text:style-name="_38_">i</text:span><text:span text:style-name="_33_">e</text:span><text:span text:style-name="_35_">d</text:span><text:span text:style-name="_37_"> </text:span><text:span text:style-name="_33_">w</text:span><text:span text:style-name="_36_">i</text:span><text:span text:style-name="_39_">t</text:span><text:span text:style-name="_33_">h</text:span><text:span text:style-name="_34_"> </text:span><text:span text:style-name="_38_">d</text:span><text:span text:style-name="_32_">e</text:span><text:span text:style-name="_36_">f</text:span><text:span text:style-name="_39_">i</text:span><text:span text:style-name="_33_">n</text:span><text:span text:style-name="_36_">i</text:span><text:span text:style-name="_39_">t</text:span><text:span text:style-name="_33_">i</text:span><text:span text:style-name="_36_">o</text:span><text:span text:style-name="_38_">n</text:span><text:span text:style-name="_32_">s</text:span><text:span text:style-name="_34_"> </text:span><text:span text:style-name="_38_">a</text:span><text:span text:style-name="_33_">n</text:span><text:span text:style-name="_35_">d</text:span><text:span text:style-name="_37_"> </text:span><text:span text:style-name="_33_">p</text:span><text:span text:style-name="_36_">r</text:span><text:span text:style-name="_39_">o</text:span><text:span text:style-name="_33_">p</text:span><text:span text:style-name="_35_">o</text:span><text:span text:style-name="_39_">s</text:span><text:span text:style-name="_33_">i</text:span><text:span text:style-name="_35_">t</text:span><text:span text:style-name="_39_">i</text:span><text:span text:style-name="_33_">o</text:span><text:span text:style-name="_35_">n</text:span><text:span text:style-name="_38_">s</text:span><text:span text:style-name="_32_">.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p</text:span><text:span text:style-name="_36_">r</text:span><text:span text:style-name="_39_">o</text:span><text:span text:style-name="_32_">p</text:span><text:span text:style-name="_36_">o</text:span><text:span text:style-name="_38_">s</text:span><text:span text:style-name="_33_">i</text:span><text:span text:style-name="_36_">t</text:span><text:span text:style-name="_39_">i</text:span><text:span text:style-name="_32_">o</text:span><text:span text:style-name="_35_">n</text:span><text:span text:style-name="_38_">s</text:span><text:span text:style-name="_31_"> </text:span><text:span text:style-name="_35_">w</text:span><text:span text:style-name="_39_">o</text:span><text:span text:style-name="_33_">u</text:span><text:span text:style-name="_36_">l</text:span><text:span text:style-name="_39_">d</text:span><text:span text:style-name="_31_"> </text:span><text:span text:style-name="_35_">h</text:span><text:span text:style-name="_39_">a</text:span><text:span text:style-name="_33_">v</text:span><text:span text:style-name="_35_">e</text:span><text:span text:style-name="_37_"> </text:span><text:span text:style-name="_32_">v</text:span><text:span text:style-name="_35_">a</text:span><text:span text:style-name="_39_">r</text:span><text:span text:style-name="_32_">i</text:span><text:span text:style-name="_36_">o</text:span><text:span text:style-name="_39_">u</text:span><text:span text:style-name="_33_">s</text:span><text:span text:style-name="_34_"> </text:span><text:span text:style-name="_39_">k</text:span><text:span text:style-name="_33_">i</text:span><text:span text:style-name="_36_">n</text:span><text:span text:style-name="_39_">d</text:span><text:span text:style-name="_33_">s</text:span><text:span text:style-name="_34_"> </text:span><text:span text:style-name="_39_">o</text:span><text:span text:style-name="_32_">f</text:span><text:span text:style-name="_34_"> </text:span><text:span text:style-name="_39_">s</text:span><text:span text:style-name="_33_">t</text:span><text:span text:style-name="_35_">a</text:span><text:span text:style-name="_39_">t</text:span><text:span text:style-name="_33_">u</text:span><text:span text:style-name="_36_">s</text:span><text:span text:style-name="_38_">,</text:span><text:span text:style-name="_31_"> </text:span><text:span text:style-name="_36_">e</text:span><text:span text:style-name="_39_">.</text:span><text:span text:style-name="_33_">g</text:span><text:span text:style-name="_36_">.</text:span><text:span text:style-name="_39_">,</text:span><text:span text:style-name="_31_"> </text:span><text:span text:style-name="_36_">w</text:span><text:span text:style-name="_38_">e</text:span><text:span text:style-name="_33_">l</text:span><text:span text:style-name="_35_">l</text:span>-<text:span text:style-name="_32_">e</text:span><text:span text:style-name="_35_">s</text:span><text:span text:style-name="_38_">t</text:span><text:span text:style-name="_33_">a</text:span><text:span text:style-name="_35_">b</text:span><text:span text:style-name="_39_">l</text:span><text:span text:style-name="_32_">i</text:span><text:span text:style-name="_35_">s</text:span><text:span text:style-name="_38_">h</text:span><text:span text:style-name="_32_">e</text:span><text:span text:style-name="_36_">d</text:span><text:span text:style-name="_37_"> </text:span><text:span text:style-name="_33_">f</text:span><text:span text:style-name="_36_">a</text:span><text:span text:style-name="_39_">c</text:span><text:span text:style-name="_33_">t</text:span><text:span text:style-name="_35_">s</text:span><text:span text:style-name="_38_">,</text:span><text:span text:style-name="_31_"> </text:span><text:span text:style-name="_36_">c</text:span><text:span text:style-name="_38_">o</text:span><text:span text:style-name="_32_">n</text:span><text:span text:style-name="_36_">j</text:span><text:span text:style-name="_39_">e</text:span><text:span text:style-name="_32_">c</text:span><text:span text:style-name="_36_">t</text:span><text:span text:style-name="_39_">u</text:span><text:span text:style-name="_33_">r</text:span><text:span text:style-name="_36_">e</text:span><text:span text:style-name="_39_">s</text:span><text:span text:style-name="_33_">,</text:span><text:span text:style-name="_34_"> </text:span><text:span text:style-name="_38_">m</text:span><text:span text:style-name="_32_">a</text:span><text:span text:style-name="_35_">t</text:span><text:span text:style-name="_38_">h</text:span><text:span text:style-name="_33_">e</text:span><text:span text:style-name="_35_">m</text:span><text:span text:style-name="_39_">a</text:span><text:span text:style-name="_33_">t</text:span><text:span text:style-name="_36_">i</text:span><text:span text:style-name="_39_">c</text:span><text:span text:style-name="_33_">a</text:span><text:span text:style-name="_35_">l</text:span><text:span text:style-name="_38_">l</text:span><text:span text:style-name="_32_">y</text:span><text:span text:style-name="_34_"> </text:span><text:span text:style-name="_38_">p</text:span><text:span text:style-name="_32_">r</text:span><text:span text:style-name="_36_">o</text:span><text:span text:style-name="_38_">v</text:span><text:span text:style-name="_32_">e</text:span><text:span text:style-name="_36_">d</text:span><text:span text:style-name="_37_"> </text:span><text:span text:style-name="_32_">t</text:span><text:span text:style-name="_35_">h</text:span><text:span text:style-name="_38_">e</text:span><text:span text:style-name="_33_">o</text:span><text:span text:style-name="_36_">r</text:span><text:span text:style-name="_39_">e</text:span><text:span text:style-name="_33_">m</text:span><text:span text:style-name="_35_">s</text:span><text:span text:style-name="_39_">,</text:span><text:span text:style-name="_31_"> </text:span><text:span text:style-name="_36_">s</text:span><text:span text:style-name="_39_">t</text:span><text:span text:style-name="_33_">a</text:span><text:span text:style-name="_36_">t</text:span><text:span text:style-name="_39_">e</text:span><text:span text:style-name="_32_">m</text:span><text:span text:style-name="_35_">e</text:span><text:span text:style-name="_39_">n</text:span><text:span text:style-name="_32_">t</text:span><text:span text:style-name="_35_">s</text:span><text:span text:style-name="_37_"> </text:span><text:span text:style-name="_32_">g</text:span><text:span text:style-name="_36_">i</text:span><text:span text:style-name="_38_">v</text:span><text:span text:style-name="_32_">e</text:span><text:span text:style-name="_36_">n</text:span><text:span text:style-name="_37_"> </text:span><text:span text:style-name="_32_">b</text:span><text:span text:style-name="_36_">y</text:span><text:span text:style-name="_37_"> </text:span><text:span text:style-name="_32_">a</text:span><text:span text:style-name="_35_">n</text:span><text:span text:style-name="_37_"> </text:span><text:span text:style-name="_33_">a</text:span><text:span text:style-name="_36_">u</text:span><text:span text:style-name="_39_">t</text:span><text:span text:style-name="_33_">h</text:span><text:span text:style-name="_36_">o</text:span><text:span text:style-name="_38_">r</text:span><text:span text:style-name="_32_">i</text:span><text:span text:style-name="_36_">t</text:span><text:span text:style-name="_38_">y</text:span><text:span text:style-name="_33_">,</text:span><text:span text:style-name="_34_"> </text:span><text:span text:style-name="_38_">e</text:span><text:span text:style-name="_33_">x</text:span><text:span text:style-name="_35_">p</text:span><text:span text:style-name="_38_">r</text:span><text:span text:style-name="_32_">e</text:span><text:span text:style-name="_36_">s</text:span><text:span text:style-name="_38_">s</text:span><text:span text:style-name="_33_">i</text:span><text:span text:style-name="_36_">o</text:span><text:span text:style-name="_38_">n</text:span><text:span text:style-name="_32_">s</text:span><text:span text:style-name="_34_"> </text:span><text:span text:style-name="_38_">h</text:span><text:span text:style-name="_33_">a</text:span><text:span text:style-name="_35_">v</text:span><text:span text:style-name="_39_">i</text:span><text:span text:style-name="_33_">n</text:span><text:span text:style-name="_36_">g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l</text:span><text:span text:style-name="_39_">o</text:span><text:span text:style-name="_32_">g</text:span><text:span text:style-name="_35_">i</text:span><text:span text:style-name="_38_">c</text:span><text:span text:style-name="_33_">a</text:span><text:span text:style-name="_35_">l</text:span><text:span text:style-name="_37_"> </text:span><text:span text:style-name="_32_">f</text:span><text:span text:style-name="_35_">o</text:span><text:span text:style-name="_39_">r</text:span><text:span text:style-name="_32_">m</text:span><text:span text:style-name="_34_"> </text:span><text:span text:style-name="_38_">o</text:span><text:span text:style-name="_32_">f</text:span><text:span text:style-name="_34_"> </text:span><text:span text:style-name="_38_">p</text:span><text:span text:style-name="_33_">r</text:span><text:span text:style-name="_36_">o</text:span><text:span text:style-name="_38_">p</text:span><text:span text:style-name="_33_">o</text:span><text:span text:style-name="_36_">s</text:span><text:span text:style-name="_39_">i</text:span><text:span text:style-name="_32_">t</text:span><text:span text:style-name="_36_">i</text:span><text:span text:style-name="_38_">o</text:span><text:span text:style-name="_32_">n</text:span><text:span text:style-name="_34_"> </text:span><text:span text:style-name="_38_">b</text:span><text:span text:style-name="_32_">u</text:span><text:span text:style-name="_35_">t</text:span><text:span text:style-name="_37_"> </text:span><text:span text:style-name="_33_">n</text:span><text:span text:style-name="_36_">o</text:span><text:span text:style-name="_38_">t</text:span><text:span text:style-name="_31_"> </text:span><text:span text:style-name="_36_">b</text:span><text:span text:style-name="_38_">e</text:span><text:span text:style-name="_32_">l</text:span><text:span text:style-name="_35_">i</text:span><text:span text:style-name="_39_">e</text:span><text:span text:style-name="_32_">f</text:span>-<text:span text:style-name="_38_">v</text:span><text:span text:style-name="_33_">a</text:span><text:span text:style-name="_36_">l</text:span><text:span text:style-name="_38_">u</text:span><text:span text:style-name="_33_">e</text:span><text:span text:style-name="_35_">.</text:span><text:span text:style-name="_37_"> </text:span><text:span text:style-name="_32_">C</text:span><text:span text:style-name="_36_">e</text:span><text:span text:style-name="_38_">r</text:span><text:span text:style-name="_33_">t</text:span><text:span text:style-name="_35_">a</text:span><text:span text:style-name="_38_">i</text:span><text:span text:style-name="_33_">n</text:span><text:span text:style-name="_34_"> </text:span><text:span text:style-name="_38_">p</text:span><text:span text:style-name="_32_">r</text:span><text:span text:style-name="_35_">o</text:span><text:span text:style-name="_38_">p</text:span><text:span text:style-name="_32_">o</text:span><text:span text:style-name="_36_">s</text:span><text:span text:style-name="_39_">i</text:span><text:span text:style-name="_33_">t</text:span><text:span text:style-name="_35_">i</text:span><text:span text:style-name="_39_">o</text:span><text:span text:style-name="_33_">n</text:span><text:span text:style-name="_36_">s</text:span><text:span text:style-name="_37_"> </text:span><text:span text:style-name="_32_">m</text:span><text:span text:style-name="_35_">a</text:span><text:span text:style-name="_38_">y</text:span><text:span text:style-name="_31_"> </text:span><text:span text:style-name="_35_">b</text:span><text:span text:style-name="_39_">e</text:span><text:span text:style-name="_31_"> </text:span><text:span text:style-name="_35_">d</text:span><text:span text:style-name="_39_">e</text:span><text:span text:style-name="_33_">s</text:span><text:span text:style-name="_35_">c</text:span><text:span text:style-name="_39_">r</text:span><text:span text:style-name="_32_">i</text:span><text:span text:style-name="_36_">b</text:span><text:span text:style-name="_39_">e</text:span><text:span text:style-name="_32_">d</text:span><text:span text:style-name="_34_"> </text:span><text:span text:style-name="_39_">a</text:span><text:span text:style-name="_33_">s</text:span><text:span text:style-name="_34_"> </text:span><text:span text:style-name="_39_">"</text:span><text:span text:style-name="_32_">i</text:span><text:span text:style-name="_36_">m</text:span><text:span text:style-name="_39_">p</text:span><text:span text:style-name="_32_">e</text:span><text:span text:style-name="_36_">r</text:span><text:span text:style-name="_38_">a</text:span><text:span text:style-name="_32_">t</text:span><text:span text:style-name="_35_">i</text:span><text:span text:style-name="_39_">v</text:span><text:span text:style-name="_33_">e</text:span><text:span text:style-name="_36_">s</text:span><text:span text:style-name="_39_">.</text:span><text:span text:style-name="_32_">"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m</text:span><text:span text:style-name="_35_">a</text:span><text:span text:style-name="_39_">c</text:span><text:span text:style-name="_33_">h</text:span><text:span text:style-name="_35_">i</text:span><text:span text:style-name="_39_">n</text:span><text:span text:style-name="_33_">e</text:span><text:span text:style-name="_34_"> </text:span><text:span text:style-name="_38_">s</text:span><text:span text:style-name="_33_">h</text:span><text:span text:style-name="_36_">o</text:span><text:span text:style-name="_39_">u</text:span><text:span text:style-name="_32_">l</text:span><text:span text:style-name="_36_">d</text:span><text:span text:style-name="_37_"> </text:span><text:span text:style-name="_33_">b</text:span><text:span text:style-name="_35_">e</text:span><text:span text:style-name="_37_"> </text:span><text:span text:style-name="_33_">s</text:span><text:span text:style-name="_35_">o</text:span><text:span text:style-name="_37_"> </text:span><text:span text:style-name="_33_">c</text:span><text:span text:style-name="_35_">o</text:span><text:span text:style-name="_38_">n</text:span><text:span text:style-name="_33_">s</text:span><text:span text:style-name="_36_">t</text:span><text:span text:style-name="_38_">r</text:span><text:span text:style-name="_33_">u</text:span><text:span text:style-name="_36_">c</text:span><text:span text:style-name="_39_">t</text:span><text:span text:style-name="_33_">e</text:span><text:span text:style-name="_36_">d</text:span><text:span text:style-name="_37_"> </text:span><text:span text:style-name="_32_">t</text:span><text:span text:style-name="_35_">h</text:span><text:span text:style-name="_38_">a</text:span><text:span text:style-name="_33_">t</text:span><text:span text:style-name="_34_"> </text:span><text:span text:style-name="_39_">a</text:span><text:span text:style-name="_33_">s</text:span><text:span text:style-name="_34_"> </text:span><text:span text:style-name="_39_">s</text:span><text:span text:style-name="_32_">o</text:span><text:span text:style-name="_35_">o</text:span><text:span text:style-name="_39_">n</text:span><text:span text:style-name="_31_"> </text:span><text:span text:style-name="_35_">a</text:span><text:span text:style-name="_39_">s</text:span><text:span text:style-name="_31_"> </text:span><text:span text:style-name="_35_">a</text:span><text:span text:style-name="_38_">n</text:span><text:span text:style-name="_31_"> </text:span><text:span text:style-name="_35_">i</text:span><text:span text:style-name="_39_">m</text:span><text:span text:style-name="_33_">p</text:span><text:span text:style-name="_36_">e</text:span><text:span text:style-name="_39_">r</text:span><text:span text:style-name="_32_">a</text:span><text:span text:style-name="_35_">t</text:span><text:span text:style-name="_39_">i</text:span><text:span text:style-name="_33_">v</text:span><text:span text:style-name="_36_">e</text:span><text:span text:style-name="_37_"> </text:span><text:span text:style-name="_33_">i</text:span><text:span text:style-name="_35_">s</text:span><text:span text:style-name="_37_"> </text:span><text:span text:style-name="_33_">c</text:span><text:span text:style-name="_36_">l</text:span><text:span text:style-name="_38_">a</text:span><text:span text:style-name="_32_">s</text:span><text:span text:style-name="_36_">s</text:span><text:span text:style-name="_39_">e</text:span><text:span text:style-name="_33_">d</text:span><text:span text:style-name="_34_"> </text:span><text:span text:style-name="_38_">a</text:span><text:span text:style-name="_33_">s</text:span><text:span text:style-name="_34_"> </text:span><text:span text:style-name="_38_">"</text:span><text:span text:style-name="_33_">w</text:span><text:span text:style-name="_36_">e</text:span><text:span text:style-name="_38_">l</text:span><text:span text:style-name="_32_">l</text:span><text:span text:style-name="_34_"> </text:span><text:span text:style-name="_38_">e</text:span><text:span text:style-name="_33_">s</text:span><text:span text:style-name="_36_">t</text:span><text:span text:style-name="_38_">a</text:span><text:span text:style-name="_33_">b</text:span><text:span text:style-name="_35_">l</text:span><text:span text:style-name="_39_">i</text:span><text:span text:style-name="_32_">s</text:span><text:span text:style-name="_35_">h</text:span><text:span text:style-name="_39_">e</text:span><text:span text:style-name="_33_">d</text:span><text:span text:style-name="_36_">"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a</text:span><text:span text:style-name="_39_">p</text:span><text:span text:style-name="_33_">p</text:span><text:span text:style-name="_36_">r</text:span><text:span text:style-name="_39_">o</text:span><text:span text:style-name="_33_">p</text:span><text:span text:style-name="_35_">r</text:span><text:span text:style-name="_39_">i</text:span><text:span text:style-name="_33_">a</text:span><text:span text:style-name="_36_">t</text:span><text:span text:style-name="_38_">e</text:span><text:span text:style-name="_31_"> </text:span><text:span text:style-name="_36_">a</text:span><text:span text:style-name="_38_">c</text:span><text:span text:style-name="_32_">t</text:span><text:span text:style-name="_35_">i</text:span><text:span text:style-name="_39_">o</text:span><text:span text:style-name="_33_">n</text:span><text:span text:style-name="_34_"> </text:span><text:span text:style-name="_39_">a</text:span><text:span text:style-name="_33_">u</text:span><text:span text:style-name="_36_">t</text:span><text:span text:style-name="_39_">o</text:span><text:span text:style-name="_32_">m</text:span><text:span text:style-name="_35_">a</text:span><text:span text:style-name="_38_">t</text:span><text:span text:style-name="_32_">i</text:span><text:span text:style-name="_35_">c</text:span><text:span text:style-name="_39_">a</text:span><text:span text:style-name="_32_">l</text:span><text:span text:style-name="_36_">l</text:span><text:span text:style-name="_39_">y</text:span><text:span text:style-name="_31_"> </text:span><text:span text:style-name="_35_">t</text:span><text:span text:style-name="_39_">a</text:span><text:span text:style-name="_32_">k</text:span><text:span text:style-name="_36_">e</text:span><text:span text:style-name="_38_">s</text:span><text:span text:style-name="_31_"> </text:span><text:span text:style-name="_35_">p</text:span><text:span text:style-name="_39_">l</text:span><text:span text:style-name="_32_">a</text:span><text:span text:style-name="_36_">c</text:span><text:span text:style-name="_38_">e</text:span><text:span text:style-name="_32_">.</text:span><text:span text:style-name="_34_"> </text:span><text:span text:style-name="_38_">T</text:span><text:span text:style-name="_32_">o</text:span><text:span text:style-name="_34_"> </text:span><text:span text:style-name="_39_">i</text:span><text:span text:style-name="_32_">l</text:span><text:span text:style-name="_35_">l</text:span><text:span text:style-name="_38_">u</text:span><text:span text:style-name="_32_">s</text:span><text:span text:style-name="_36_">t</text:span><text:span text:style-name="_38_">r</text:span><text:span text:style-name="_33_">a</text:span><text:span text:style-name="_35_">t</text:span><text:span text:style-name="_39_">e</text:span><text:span text:style-name="_31_"> </text:span><text:span text:style-name="_36_">t</text:span><text:span text:style-name="_38_">h</text:span><text:span text:style-name="_33_">i</text:span><text:span text:style-name="_36_">s</text:span><text:span text:style-name="_38_">,</text:span><text:span text:style-name="_31_"> </text:span><text:span text:style-name="_36_">s</text:span><text:span text:style-name="_39_">u</text:span><text:span text:style-name="_33_">p</text:span><text:span text:style-name="_36_">p</text:span><text:span text:style-name="_38_">o</text:span><text:span text:style-name="_33_">s</text:span><text:span text:style-name="_36_">e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t</text:span><text:span text:style-name="_38_">e</text:span><text:span text:style-name="_33_">a</text:span><text:span text:style-name="_35_">c</text:span><text:span text:style-name="_39_">h</text:span><text:span text:style-name="_32_">e</text:span><text:span text:style-name="_35_">r</text:span><text:span text:style-name="_37_"> </text:span><text:span text:style-name="_33_">s</text:span><text:span text:style-name="_36_">a</text:span><text:span text:style-name="_38_">y</text:span><text:span text:style-name="_33_">s</text:span><text:span text:style-name="_34_"> </text:span><text:span text:style-name="_39_">t</text:span><text:span text:style-name="_32_">o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m</text:span><text:span text:style-name="_35_">a</text:span><text:span text:style-name="_39_">c</text:span><text:span text:style-name="_32_">h</text:span><text:span text:style-name="_35_">i</text:span><text:span text:style-name="_39_">n</text:span><text:span text:style-name="_32_">e</text:span><text:span text:style-name="_35_">,</text:span><text:span text:style-name="_37_"> </text:span><text:span text:style-name="_33_">"</text:span><text:span text:style-name="_36_">D</text:span><text:span text:style-name="_38_">o</text:span><text:span text:style-name="_31_"> </text:span><text:span text:style-name="_36_">y</text:span><text:span text:style-name="_39_">o</text:span><text:span text:style-name="_32_">u</text:span><text:span text:style-name="_36_">r</text:span><text:span text:style-name="_37_"> </text:span><text:span text:style-name="_33_">h</text:span><text:span text:style-name="_35_">o</text:span><text:span text:style-name="_38_">m</text:span><text:span text:style-name="_32_">e</text:span><text:span text:style-name="_36_">w</text:span><text:span text:style-name="_39_">o</text:span><text:span text:style-name="_32_">r</text:span><text:span text:style-name="_36_">k</text:span><text:span text:style-name="_37_"> </text:span><text:span text:style-name="_32_">n</text:span><text:span text:style-name="_35_">o</text:span><text:span text:style-name="_39_">w</text:span><text:span text:style-name="_33_">.</text:span><text:span text:style-name="_36_">"</text:span><text:span text:style-name="_37_"> </text:span><text:span text:style-name="_32_">T</text:span><text:span text:style-name="_35_">h</text:span><text:span text:style-name="_39_">i</text:span><text:span text:style-name="_32_">s</text:span><text:span text:style-name="_34_"> </text:span><text:span text:style-name="_39_">m</text:span><text:span text:style-name="_32_">a</text:span><text:span text:style-name="_35_">y</text:span><text:span text:style-name="_37_"> </text:span><text:span text:style-name="_33_">c</text:span><text:span text:style-name="_35_">a</text:span><text:span text:style-name="_39_">u</text:span><text:span text:style-name="_32_">s</text:span><text:span text:style-name="_36_">e</text:span><text:span text:style-name="_37_"> </text:span><text:span text:style-name="_33_">"</text:span><text:span text:style-name="_35_">T</text:span><text:span text:style-name="_39_">e</text:span><text:span text:style-name="_32_">a</text:span><text:span text:style-name="_36_">c</text:span><text:span text:style-name="_39_">h</text:span><text:span text:style-name="_33_">e</text:span><text:span text:style-name="_35_">r</text:span><text:span text:style-name="_37_"> </text:span><text:span text:style-name="_33_">s</text:span><text:span text:style-name="_35_">a</text:span><text:span text:style-name="_39_">y</text:span><text:span text:style-name="_32_">s</text:span><text:span text:style-name="_34_"> </text:span><text:span text:style-name="_38_">'</text:span><text:span text:style-name="_33_">D</text:span><text:span text:style-name="_36_">o</text:span><text:span text:style-name="_37_"> </text:span><text:span text:style-name="_33_">y</text:span><text:span text:style-name="_35_">o</text:span><text:span text:style-name="_39_">u</text:span><text:span text:style-name="_32_">r</text:span><text:span text:style-name="_34_"> </text:span><text:span text:style-name="_39_">h</text:span><text:span text:style-name="_32_">o</text:span><text:span text:style-name="_36_">m</text:span><text:span text:style-name="_38_">e</text:span><text:span text:style-name="_32_">w</text:span><text:span text:style-name="_35_">o</text:span><text:span text:style-name="_38_">r</text:span><text:span text:style-name="_33_">k</text:span><text:span text:style-name="_34_"> </text:span><text:span text:style-name="_38_">n</text:span><text:span text:style-name="_33_">o</text:span><text:span text:style-name="_36_">w</text:span><text:span text:style-name="_38_">'</text:span><text:span text:style-name="_31_"> </text:span><text:span text:style-name="_35_">"</text:span><text:span text:style-name="_37_"> </text:span><text:span text:style-name="_33_">t</text:span><text:span text:style-name="_35_">o</text:span><text:span text:style-name="_37_"> </text:span><text:span text:style-name="_32_">b</text:span><text:span text:style-name="_35_">e</text:span><text:span text:style-name="_37_"> </text:span><text:span text:style-name="_33_">i</text:span><text:span text:style-name="_36_">n</text:span><text:span text:style-name="_38_">c</text:span><text:span text:style-name="_33_">l</text:span><text:span text:style-name="_36_">u</text:span><text:span text:style-name="_38_">d</text:span><text:span text:style-name="_32_">e</text:span><text:span text:style-name="_35_">d</text:span><text:span text:style-name="_37_"> </text:span><text:span text:style-name="_33_">a</text:span><text:span text:style-name="_36_">m</text:span><text:span text:style-name="_39_">o</text:span><text:span text:style-name="_32_">n</text:span><text:span text:style-name="_36_">g</text:span><text:span text:style-name="_39_">s</text:span><text:span text:style-name="_32_">t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w</text:span><text:span text:style-name="_35_">e</text:span><text:span text:style-name="_39_">l</text:span><text:span text:style-name="_32_">l</text:span>-<text:span text:style-name="_38_">e</text:span><text:span text:style-name="_33_">s</text:span><text:span text:style-name="_36_">t</text:span><text:span text:style-name="_39_">a</text:span><text:span text:style-name="_32_">b</text:span><text:span text:style-name="_35_">l</text:span><text:span text:style-name="_39_">i</text:span><text:span text:style-name="_33_">s</text:span><text:span text:style-name="_36_">h</text:span><text:span text:style-name="_38_">e</text:span><text:span text:style-name="_32_">d</text:span><text:span text:style-name="_34_"> </text:span><text:span text:style-name="_39_">f</text:span><text:span text:style-name="_33_">a</text:span><text:span text:style-name="_35_">c</text:span><text:span text:style-name="_38_">t</text:span><text:span text:style-name="_32_">s</text:span><text:span text:style-name="_36_">.</text:span><text:span text:style-name="_37_"> </text:span><text:span text:style-name="_32_">A</text:span><text:span text:style-name="_35_">n</text:span><text:span text:style-name="_38_">o</text:span><text:span text:style-name="_33_">t</text:span><text:span text:style-name="_36_">h</text:span><text:span text:style-name="_39_">e</text:span><text:span text:style-name="_32_">r</text:span><text:span text:style-name="_34_"> </text:span><text:span text:style-name="_38_">s</text:span><text:span text:style-name="_32_">u</text:span><text:span text:style-name="_35_">c</text:span><text:span text:style-name="_38_">h</text:span><text:span text:style-name="_31_"> </text:span><text:span text:style-name="_36_">f</text:span><text:span text:style-name="_38_">a</text:span><text:span text:style-name="_33_">c</text:span><text:span text:style-name="_35_">t</text:span><text:span text:style-name="_37_"> </text:span><text:span text:style-name="_33_">m</text:span><text:span text:style-name="_35_">i</text:span><text:span text:style-name="_39_">g</text:span><text:span text:style-name="_33_">h</text:span><text:span text:style-name="_35_">t</text:span><text:span text:style-name="_37_"> </text:span><text:span text:style-name="_32_">b</text:span><text:span text:style-name="_36_">e</text:span><text:span text:style-name="_38_">,</text:span><text:span text:style-name="_31_"> </text:span><text:span text:style-name="_35_">"</text:span><text:span text:style-name="_39_">E</text:span><text:span text:style-name="_32_">v</text:span><text:span text:style-name="_36_">e</text:span><text:span text:style-name="_39_">r</text:span><text:span text:style-name="_32_">y</text:span><text:span text:style-name="_36_">t</text:span><text:span text:style-name="_39_">h</text:span><text:span text:style-name="_32_">i</text:span><text:span text:style-name="_36_">n</text:span><text:span text:style-name="_38_">g</text:span><text:span text:style-name="_31_"> </text:span><text:span text:style-name="_36_">t</text:span><text:span text:style-name="_39_">h</text:span><text:span text:style-name="_32_">a</text:span><text:span text:style-name="_35_">t</text:span><text:span text:style-name="_37_"> </text:span><text:span text:style-name="_33_">t</text:span><text:span text:style-name="_36_">e</text:span><text:span text:style-name="_38_">a</text:span><text:span text:style-name="_32_">c</text:span><text:span text:style-name="_35_">h</text:span><text:span text:style-name="_38_">e</text:span><text:span text:style-name="_33_">r</text:span><text:span text:style-name="_34_"> </text:span><text:span text:style-name="_39_">s</text:span><text:span text:style-name="_33_">a</text:span><text:span text:style-name="_35_">y</text:span><text:span text:style-name="_39_">s</text:span><text:span text:style-name="_31_"> </text:span><text:span text:style-name="_35_">i</text:span><text:span text:style-name="_39_">s</text:span><text:span text:style-name="_31_"> </text:span><text:span text:style-name="_35_">t</text:span><text:span text:style-name="_38_">r</text:span><text:span text:style-name="_33_">u</text:span><text:span text:style-name="_35_">e</text:span><text:span text:style-name="_39_">.</text:span><text:span text:style-name="_33_">"</text:span><text:span text:style-name="_34_"> </text:span><text:span text:style-name="_38_">C</text:span><text:span text:style-name="_32_">o</text:span><text:span text:style-name="_36_">m</text:span><text:span text:style-name="_38_">b</text:span><text:span text:style-name="_32_">i</text:span><text:span text:style-name="_35_">n</text:span><text:span text:style-name="_39_">i</text:span><text:span text:style-name="_32_">n</text:span><text:span text:style-name="_36_">g</text:span><text:span text:style-name="_37_"> </text:span><text:span text:style-name="_33_">t</text:span><text:span text:style-name="_35_">h</text:span><text:span text:style-name="_39_">e</text:span><text:span text:style-name="_33_">s</text:span><text:span text:style-name="_36_">e</text:span><text:span text:style-name="_37_"> </text:span><text:span text:style-name="_32_">m</text:span><text:span text:style-name="_36_">a</text:span><text:span text:style-name="_38_">y</text:span><text:span text:style-name="_31_"> </text:span><text:span text:style-name="_35_">e</text:span><text:span text:style-name="_39_">v</text:span><text:span text:style-name="_32_">e</text:span><text:span text:style-name="_35_">n</text:span><text:span text:style-name="_38_">t</text:span><text:span text:style-name="_33_">u</text:span><text:span text:style-name="_36_">a</text:span><text:span text:style-name="_39_">l</text:span><text:span text:style-name="_32_">l</text:span><text:span text:style-name="_36_">y</text:span><text:span text:style-name="_37_"> </text:span><text:span text:style-name="_33_">l</text:span><text:span text:style-name="_35_">e</text:span><text:span text:style-name="_39_">a</text:span><text:span text:style-name="_33_">d</text:span><text:span text:style-name="_34_"> </text:span><text:span text:style-name="_39_">t</text:span><text:span text:style-name="_33_">o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i</text:span><text:span text:style-name="_36_">m</text:span><text:span text:style-name="_38_">p</text:span><text:span text:style-name="_33_">e</text:span><text:span text:style-name="_36_">r</text:span><text:span text:style-name="_39_">a</text:span><text:span text:style-name="_33_">t</text:span><text:span text:style-name="_35_">i</text:span><text:span text:style-name="_39_">v</text:span><text:span text:style-name="_33_">e</text:span><text:span text:style-name="_35_">,</text:span><text:span text:style-name="_37_"> </text:span><text:span text:style-name="_32_">"</text:span><text:span text:style-name="_36_">D</text:span><text:span text:style-name="_39_">o</text:span><text:span text:style-name="_31_"> </text:span><text:span text:style-name="_35_">y</text:span><text:span text:style-name="_39_">o</text:span><text:span text:style-name="_33_">u</text:span><text:span text:style-name="_35_">r</text:span><text:span text:style-name="_37_"> </text:span><text:span text:style-name="_32_">h</text:span><text:span text:style-name="_35_">o</text:span><text:span text:style-name="_39_">m</text:span><text:span text:style-name="_33_">e</text:span><text:span text:style-name="_35_">w</text:span><text:span text:style-name="_39_">o</text:span><text:span text:style-name="_33_">r</text:span><text:span text:style-name="_35_">k</text:span><text:span text:style-name="_37_"> </text:span><text:span text:style-name="_33_">n</text:span><text:span text:style-name="_36_">o</text:span><text:span text:style-name="_38_">w</text:span><text:span text:style-name="_32_">,</text:span><text:span text:style-name="_35_">"</text:span><text:span text:style-name="_37_"> </text:span><text:span text:style-name="_33_">b</text:span><text:span text:style-name="_35_">e</text:span><text:span text:style-name="_38_">i</text:span><text:span text:style-name="_32_">n</text:span><text:span text:style-name="_35_">g</text:span><text:span text:style-name="_37_"> </text:span><text:span text:style-name="_32_">i</text:span><text:span text:style-name="_36_">n</text:span><text:span text:style-name="_39_">c</text:span><text:span text:style-name="_32_">l</text:span><text:span text:style-name="_35_">u</text:span><text:span text:style-name="_39_">d</text:span><text:span text:style-name="_32_">e</text:span><text:span text:style-name="_36_">d</text:span><text:span text:style-name="_37_"> </text:span><text:span text:style-name="_32_">a</text:span><text:span text:style-name="_35_">m</text:span><text:span text:style-name="_39_">o</text:span><text:span text:style-name="_32_">n</text:span><text:span text:style-name="_35_">g</text:span><text:span text:style-name="_38_">s</text:span><text:span text:style-name="_32_">t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w</text:span><text:span text:style-name="_35_">e</text:span><text:span text:style-name="_39_">l</text:span><text:span text:style-name="_33_">l</text:span>-<text:span text:style-name="_38_">e</text:span><text:span text:style-name="_32_">s</text:span><text:span text:style-name="_35_">t</text:span><text:span text:style-name="_38_">a</text:span><text:span text:style-name="_33_">b</text:span><text:span text:style-name="_35_">l</text:span><text:span text:style-name="_38_">i</text:span><text:span text:style-name="_32_">s</text:span><text:span text:style-name="_36_">h</text:span><text:span text:style-name="_38_">e</text:span><text:span text:style-name="_32_">d</text:span><text:span text:style-name="_34_"> </text:span><text:span text:style-name="_38_">f</text:span><text:span text:style-name="_32_">a</text:span><text:span text:style-name="_36_">c</text:span><text:span text:style-name="_38_">t</text:span><text:span text:style-name="_32_">s</text:span><text:span text:style-name="_36_">,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t</text:span><text:span text:style-name="_38_">h</text:span><text:span text:style-name="_33_">i</text:span><text:span text:style-name="_36_">s</text:span><text:span text:style-name="_38_">,</text:span><text:span text:style-name="_31_"> </text:span><text:span text:style-name="_36_">b</text:span><text:span text:style-name="_39_">y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c</text:span><text:span text:style-name="_33_">o</text:span><text:span text:style-name="_36_">n</text:span><text:span text:style-name="_38_">s</text:span><text:span text:style-name="_33_">t</text:span><text:span text:style-name="_35_">r</text:span><text:span text:style-name="_38_">u</text:span><text:span text:style-name="_33_">c</text:span><text:span text:style-name="_35_">t</text:span><text:span text:style-name="_38_">i</text:span><text:span text:style-name="_33_">o</text:span><text:span text:style-name="_35_">n</text:span><text:span text:style-name="_37_"> </text:span><text:span text:style-name="_33_">o</text:span><text:span text:style-name="_36_">f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m</text:span><text:span text:style-name="_38_">a</text:span><text:span text:style-name="_32_">c</text:span><text:span text:style-name="_35_">h</text:span><text:span text:style-name="_39_">i</text:span><text:span text:style-name="_32_">n</text:span><text:span text:style-name="_35_">e</text:span><text:span text:style-name="_39_">,</text:span><text:span text:style-name="_31_"> </text:span><text:span text:style-name="_36_">w</text:span><text:span text:style-name="_38_">i</text:span><text:span text:style-name="_33_">l</text:span><text:span text:style-name="_35_">l</text:span><text:span text:style-name="_37_"> </text:span><text:span text:style-name="_33_">m</text:span><text:span text:style-name="_35_">e</text:span><text:span text:style-name="_39_">a</text:span><text:span text:style-name="_33_">n</text:span><text:span text:style-name="_34_"> </text:span><text:span text:style-name="_38_">t</text:span><text:span text:style-name="_32_">h</text:span><text:span text:style-name="_36_">a</text:span><text:span text:style-name="_38_">t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h</text:span><text:span text:style-name="_32_">o</text:span><text:span text:style-name="_36_">m</text:span><text:span text:style-name="_38_">e</text:span><text:span text:style-name="_33_">w</text:span><text:span text:style-name="_36_">o</text:span><text:span text:style-name="_39_">r</text:span><text:span text:style-name="_32_">k</text:span><text:span text:style-name="_34_"> </text:span><text:span text:style-name="_39_">a</text:span><text:span text:style-name="_32_">c</text:span><text:span text:style-name="_35_">t</text:span><text:span text:style-name="_39_">u</text:span><text:span text:style-name="_33_">a</text:span><text:span text:style-name="_36_">l</text:span><text:span text:style-name="_38_">l</text:span><text:span text:style-name="_32_">y</text:span><text:span text:style-name="_34_"> </text:span><text:span text:style-name="_39_">g</text:span><text:span text:style-name="_32_">e</text:span><text:span text:style-name="_36_">t</text:span><text:span text:style-name="_38_">s</text:span><text:span text:style-name="_31_"> </text:span><text:span text:style-name="_35_">s</text:span><text:span text:style-name="_38_">t</text:span><text:span text:style-name="_32_">a</text:span><text:span text:style-name="_35_">r</text:span><text:span text:style-name="_39_">t</text:span><text:span text:style-name="_33_">e</text:span><text:span text:style-name="_36_">d</text:span><text:span text:style-name="_39_">,</text:span><text:span text:style-name="_31_"> </text:span><text:span text:style-name="_35_">b</text:span><text:span text:style-name="_39_">u</text:span><text:span text:style-name="_32_">t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e</text:span><text:span text:style-name="_35_">f</text:span><text:span text:style-name="_38_">f</text:span><text:span text:style-name="_33_">e</text:span><text:span text:style-name="_35_">c</text:span><text:span text:style-name="_38_">t</text:span><text:span text:style-name="_31_"> </text:span><text:span text:style-name="_36_">i</text:span><text:span text:style-name="_38_">s</text:span><text:span text:style-name="_31_"> </text:span><text:span text:style-name="_35_">v</text:span><text:span text:style-name="_39_">e</text:span><text:span text:style-name="_32_">r</text:span><text:span text:style-name="_36_">y</text:span><text:span text:style-name="_37_"> </text:span><text:span text:style-name="_33_">s</text:span><text:span text:style-name="_35_">a</text:span><text:span text:style-name="_39_">t</text:span><text:span text:style-name="_32_">i</text:span><text:span text:style-name="_36_">s</text:span><text:span text:style-name="_39_">f</text:span><text:span text:style-name="_33_">a</text:span><text:span text:style-name="_35_">c</text:span><text:span text:style-name="_38_">t</text:span><text:span text:style-name="_32_">o</text:span><text:span text:style-name="_36_">r</text:span><text:span text:style-name="_38_">y</text:span><text:span text:style-name="_32_">.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p</text:span><text:span text:style-name="_36_">r</text:span><text:span text:style-name="_38_">o</text:span><text:span text:style-name="_32_">c</text:span><text:span text:style-name="_36_">e</text:span><text:span text:style-name="_38_">s</text:span><text:span text:style-name="_33_">s</text:span><text:span text:style-name="_35_">e</text:span><text:span text:style-name="_38_">s</text:span><text:span text:style-name="_31_"> </text:span><text:span text:style-name="_35_">o</text:span><text:span text:style-name="_38_">f</text:span><text:span text:style-name="_31_"> </text:span><text:span text:style-name="_35_">i</text:span><text:span text:style-name="_39_">n</text:span><text:span text:style-name="_33_">f</text:span><text:span text:style-name="_35_">e</text:span><text:span text:style-name="_39_">r</text:span><text:span text:style-name="_32_">e</text:span><text:span text:style-name="_35_">n</text:span><text:span text:style-name="_38_">c</text:span><text:span text:style-name="_32_">e</text:span><text:span text:style-name="_34_"> </text:span><text:span text:style-name="_39_">u</text:span><text:span text:style-name="_32_">s</text:span><text:span text:style-name="_35_">e</text:span><text:span text:style-name="_39_">d</text:span><text:span text:style-name="_31_"> </text:span><text:span text:style-name="_36_">b</text:span><text:span text:style-name="_39_">y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m</text:span><text:span text:style-name="_32_">a</text:span><text:span text:style-name="_35_">c</text:span><text:span text:style-name="_39_">h</text:span><text:span text:style-name="_33_">i</text:span><text:span text:style-name="_35_">n</text:span><text:span text:style-name="_39_">e</text:span><text:span text:style-name="_31_"> </text:span><text:span text:style-name="_36_">n</text:span><text:span text:style-name="_39_">e</text:span><text:span text:style-name="_33_">e</text:span><text:span text:style-name="_35_">d</text:span><text:span text:style-name="_37_"> </text:span><text:span text:style-name="_33_">n</text:span><text:span text:style-name="_36_">o</text:span><text:span text:style-name="_39_">t</text:span><text:span text:style-name="_31_"> </text:span><text:span text:style-name="_36_">b</text:span><text:span text:style-name="_38_">e</text:span><text:span text:style-name="_31_"> </text:span><text:span text:style-name="_36_">s</text:span><text:span text:style-name="_38_">u</text:span><text:span text:style-name="_33_">c</text:span><text:span text:style-name="_36_">h</text:span><text:span text:style-name="_37_"> </text:span><text:span text:style-name="_33_">a</text:span><text:span text:style-name="_36_">s</text:span><text:span text:style-name="_37_"> </text:span><text:span text:style-name="_32_">w</text:span><text:span text:style-name="_36_">o</text:span><text:span text:style-name="_38_">u</text:span><text:span text:style-name="_32_">l</text:span><text:span text:style-name="_36_">d</text:span><text:span text:style-name="_37_"> </text:span><text:span text:style-name="_33_">s</text:span><text:span text:style-name="_36_">a</text:span><text:span text:style-name="_38_">t</text:span><text:span text:style-name="_32_">i</text:span><text:span text:style-name="_36_">s</text:span><text:span text:style-name="_38_">f</text:span><text:span text:style-name="_32_">y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m</text:span><text:span text:style-name="_36_">o</text:span><text:span text:style-name="_39_">s</text:span><text:span text:style-name="_32_">t</text:span><text:span text:style-name="_34_"> </text:span><text:span text:style-name="_38_">e</text:span><text:span text:style-name="_32_">x</text:span><text:span text:style-name="_35_">a</text:span><text:span text:style-name="_39_">c</text:span><text:span text:style-name="_32_">t</text:span><text:span text:style-name="_35_">i</text:span><text:span text:style-name="_38_">n</text:span><text:span text:style-name="_33_">g</text:span><text:span text:style-name="_34_"> </text:span><text:span text:style-name="_38_">l</text:span><text:span text:style-name="_32_">o</text:span><text:span text:style-name="_35_">g</text:span><text:span text:style-name="_39_">i</text:span><text:span text:style-name="_32_">c</text:span><text:span text:style-name="_36_">i</text:span><text:span text:style-name="_38_">a</text:span><text:span text:style-name="_33_">n</text:span><text:span text:style-name="_36_">s</text:span><text:span text:style-name="_38_">.</text:span><text:span text:style-name="_31_"> </text:span><text:span text:style-name="_36_">T</text:span><text:span text:style-name="_39_">h</text:span><text:span text:style-name="_33_">e</text:span><text:span text:style-name="_35_">r</text:span><text:span text:style-name="_38_">e</text:span><text:span text:style-name="_31_"> </text:span><text:span text:style-name="_36_">m</text:span><text:span text:style-name="_38_">i</text:span><text:span text:style-name="_33_">g</text:span><text:span text:style-name="_35_">h</text:span><text:span text:style-name="_38_">t</text:span><text:span text:style-name="_31_"> </text:span><text:span text:style-name="_36_">f</text:span><text:span text:style-name="_38_">o</text:span><text:span text:style-name="_32_">r</text:span><text:span text:style-name="_34_"> </text:span><text:span text:style-name="_39_">i</text:span><text:span text:style-name="_32_">n</text:span><text:span text:style-name="_35_">s</text:span><text:span text:style-name="_39_">t</text:span><text:span text:style-name="_33_">a</text:span><text:span text:style-name="_36_">n</text:span><text:span text:style-name="_39_">c</text:span><text:span text:style-name="_33_">e</text:span><text:span text:style-name="_34_"> </text:span><text:span text:style-name="_38_">b</text:span><text:span text:style-name="_32_">e</text:span><text:span text:style-name="_34_"> </text:span><text:span text:style-name="_39_">n</text:span><text:span text:style-name="_33_">o</text:span><text:span text:style-name="_34_"> </text:span><text:span text:style-name="_39_">h</text:span><text:span text:style-name="_32_">i</text:span><text:span text:style-name="_35_">e</text:span><text:span text:style-name="_38_">r</text:span><text:span text:style-name="_32_">a</text:span><text:span text:style-name="_36_">r</text:span><text:span text:style-name="_39_">c</text:span><text:span text:style-name="_33_">h</text:span><text:span text:style-name="_35_">y</text:span><text:span text:style-name="_37_"> </text:span><text:span text:style-name="_33_">o</text:span><text:span text:style-name="_35_">f</text:span><text:span text:style-name="_37_"> </text:span><text:span text:style-name="_32_">t</text:span><text:span text:style-name="_35_">y</text:span><text:span text:style-name="_39_">p</text:span><text:span text:style-name="_32_">e</text:span><text:span text:style-name="_35_">s</text:span><text:span text:style-name="_38_">.</text:span><text:span text:style-name="_31_"> </text:span><text:span text:style-name="_35_">B</text:span><text:span text:style-name="_39_">u</text:span><text:span text:style-name="_33_">t</text:span><text:span text:style-name="_34_"> </text:span><text:span text:style-name="_38_">t</text:span><text:span text:style-name="_33_">h</text:span><text:span text:style-name="_35_">i</text:span><text:span text:style-name="_38_">s</text:span><text:span text:style-name="_31_"> </text:span><text:span text:style-name="_36_">n</text:span><text:span text:style-name="_39_">e</text:span><text:span text:style-name="_32_">e</text:span><text:span text:style-name="_35_">d</text:span><text:span text:style-name="_37_"> </text:span><text:span text:style-name="_32_">n</text:span><text:span text:style-name="_35_">o</text:span><text:span text:style-name="_39_">t</text:span><text:span text:style-name="_31_"> </text:span><text:span text:style-name="_36_">m</text:span><text:span text:style-name="_38_">e</text:span><text:span text:style-name="_33_">a</text:span><text:span text:style-name="_35_">n</text:span><text:span text:style-name="_37_"> </text:span><text:span text:style-name="_32_">t</text:span><text:span text:style-name="_36_">h</text:span><text:span text:style-name="_38_">a</text:span><text:span text:style-name="_32_">t</text:span><text:span text:style-name="_34_"> </text:span><text:span text:style-name="_39_">t</text:span><text:span text:style-name="_33_">y</text:span><text:span text:style-name="_36_">p</text:span><text:span text:style-name="_39_">e</text:span><text:span text:style-name="_31_"> </text:span><text:span text:style-name="_36_">f</text:span><text:span text:style-name="_39_">a</text:span><text:span text:style-name="_32_">l</text:span><text:span text:style-name="_35_">l</text:span><text:span text:style-name="_39_">a</text:span><text:span text:style-name="_32_">c</text:span><text:span text:style-name="_36_">i</text:span><text:span text:style-name="_39_">e</text:span><text:span text:style-name="_33_">s</text:span><text:span text:style-name="_34_"> </text:span><text:span text:style-name="_39_">w</text:span><text:span text:style-name="_32_">i</text:span><text:span text:style-name="_35_">l</text:span><text:span text:style-name="_38_">l</text:span><text:span text:style-name="_31_"> </text:span><text:span text:style-name="_36_">o</text:span><text:span text:style-name="_39_">c</text:span><text:span text:style-name="_32_">c</text:span><text:span text:style-name="_35_">u</text:span><text:span text:style-name="_38_">r</text:span><text:span text:style-name="_33_">,</text:span><text:span text:style-name="_34_"> </text:span><text:span text:style-name="_38_">a</text:span><text:span text:style-name="_33_">n</text:span><text:span text:style-name="_35_">y</text:span><text:span text:style-name="_37_"> </text:span><text:span text:style-name="_32_">m</text:span><text:span text:style-name="_36_">o</text:span><text:span text:style-name="_38_">r</text:span><text:span text:style-name="_32_">e</text:span><text:span text:style-name="_34_"> </text:span><text:span text:style-name="_39_">t</text:span><text:span text:style-name="_33_">h</text:span><text:span text:style-name="_36_">a</text:span><text:span text:style-name="_39_">n</text:span><text:span text:style-name="_31_"> </text:span><text:span text:style-name="_35_">w</text:span><text:span text:style-name="_38_">e</text:span><text:span text:style-name="_31_"> </text:span><text:span text:style-name="_36_">a</text:span><text:span text:style-name="_38_">r</text:span><text:span text:style-name="_32_">e</text:span><text:span text:style-name="_34_"> </text:span><text:span text:style-name="_38_">b</text:span><text:span text:style-name="_33_">o</text:span><text:span text:style-name="_35_">u</text:span><text:span text:style-name="_39_">n</text:span><text:span text:style-name="_33_">d</text:span><text:span text:style-name="_34_"> </text:span><text:span text:style-name="_39_">t</text:span><text:span text:style-name="_32_">o</text:span><text:span text:style-name="_34_"> </text:span><text:span text:style-name="_39_">f</text:span><text:span text:style-name="_32_">a</text:span><text:span text:style-name="_35_">l</text:span><text:span text:style-name="_39_">l</text:span><text:span text:style-name="_31_"> </text:span><text:span text:style-name="_35_">o</text:span><text:span text:style-name="_38_">v</text:span><text:span text:style-name="_32_">e</text:span><text:span text:style-name="_36_">r</text:span><text:span text:style-name="_37_"> </text:span><text:span text:style-name="_33_">u</text:span><text:span text:style-name="_35_">n</text:span><text:span text:style-name="_39_">f</text:span><text:span text:style-name="_33_">e</text:span><text:span text:style-name="_36_">n</text:span><text:span text:style-name="_39_">c</text:span><text:span text:style-name="_33_">e</text:span><text:span text:style-name="_36_">d</text:span><text:span text:style-name="_37_"> </text:span><text:span text:style-name="_32_">c</text:span><text:span text:style-name="_35_">l</text:span><text:span text:style-name="_39_">i</text:span><text:span text:style-name="_33_">f</text:span><text:span text:style-name="_36_">f</text:span><text:span text:style-name="_38_">s</text:span><text:span text:style-name="_33_">.</text:span><text:span text:style-name="_34_"> </text:span><text:span text:style-name="_38_">S</text:span><text:span text:style-name="_32_">u</text:span><text:span text:style-name="_36_">i</text:span><text:span text:style-name="_39_">t</text:span><text:span text:style-name="_32_">a</text:span><text:span text:style-name="_35_">b</text:span><text:span text:style-name="_39_">l</text:span><text:span text:style-name="_33_">e</text:span><text:span text:style-name="_34_"> </text:span><text:span text:style-name="_39_">i</text:span><text:span text:style-name="_33_">m</text:span><text:span text:style-name="_36_">p</text:span><text:span text:style-name="_39_">e</text:span><text:span text:style-name="_32_">r</text:span><text:span text:style-name="_36_">a</text:span><text:span text:style-name="_38_">t</text:span><text:span text:style-name="_32_">i</text:span><text:span text:style-name="_35_">v</text:span><text:span text:style-name="_39_">e</text:span><text:span text:style-name="_32_">s</text:span><text:span text:style-name="_34_"> </text:span><text:span text:style-name="_39_">(</text:span><text:span text:style-name="_33_">e</text:span><text:span text:style-name="_36_">x</text:span><text:span text:style-name="_38_">p</text:span><text:span text:style-name="_32_">r</text:span><text:span text:style-name="_36_">e</text:span><text:span text:style-name="_39_">s</text:span><text:span text:style-name="_32_">s</text:span><text:span text:style-name="_36_">e</text:span><text:span text:style-name="_38_">d</text:span><text:span text:style-name="_31_"> </text:span><text:span text:style-name="_35_">w</text:span><text:span text:style-name="_38_">i</text:span><text:span text:style-name="_33_">t</text:span><text:span text:style-name="_36_">h</text:span><text:span text:style-name="_38_">i</text:span><text:span text:style-name="_32_">n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s</text:span><text:span text:style-name="_35_">y</text:span><text:span text:style-name="_39_">s</text:span><text:span text:style-name="_33_">t</text:span><text:span text:style-name="_36_">e</text:span><text:span text:style-name="_38_">m</text:span><text:span text:style-name="_32_">s</text:span><text:span text:style-name="_36_">,</text:span><text:span text:style-name="_37_"> </text:span><text:span text:style-name="_33_">n</text:span><text:span text:style-name="_36_">o</text:span><text:span text:style-name="_39_">t</text:span><text:span text:style-name="_31_"> </text:span><text:span text:style-name="_36_">f</text:span><text:span text:style-name="_38_">o</text:span><text:span text:style-name="_33_">r</text:span><text:span text:style-name="_36_">m</text:span><text:span text:style-name="_38_">i</text:span><text:span text:style-name="_33_">n</text:span><text:span text:style-name="_36_">g</text:span><text:span text:style-name="_37_"> </text:span><text:span text:style-name="_33_">p</text:span><text:span text:style-name="_36_">a</text:span><text:span text:style-name="_39_">r</text:span><text:span text:style-name="_32_">t</text:span><text:span text:style-name="_34_"> </text:span><text:span text:style-name="_39_">o</text:span><text:span text:style-name="_33_">f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r</text:span><text:span text:style-name="_35_">u</text:span><text:span text:style-name="_38_">l</text:span><text:span text:style-name="_32_">e</text:span><text:span text:style-name="_36_">s</text:span><text:span text:style-name="_37_"> </text:span><text:span text:style-name="_33_">o</text:span><text:span text:style-name="_36_">f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s</text:span><text:span text:style-name="_39_">y</text:span><text:span text:style-name="_32_">s</text:span><text:span text:style-name="_35_">t</text:span><text:span text:style-name="_38_">e</text:span><text:span text:style-name="_32_">m</text:span><text:span text:style-name="_36_">)</text:span><text:span text:style-name="_37_"> </text:span><text:span text:style-name="_32_">s</text:span><text:span text:style-name="_35_">u</text:span><text:span text:style-name="_39_">c</text:span><text:span text:style-name="_33_">h</text:span><text:span text:style-name="_34_"> </text:span><text:span text:style-name="_38_">a</text:span><text:span text:style-name="_33_">s</text:span><text:span text:style-name="_34_"> </text:span><text:span text:style-name="_39_">"</text:span><text:span text:style-name="_33_">D</text:span><text:span text:style-name="_36_">o</text:span><text:span text:style-name="_37_"> </text:span><text:span text:style-name="_32_">n</text:span><text:span text:style-name="_36_">o</text:span><text:span text:style-name="_39_">t</text:span><text:span text:style-name="_31_"> </text:span><text:span text:style-name="_35_">u</text:span><text:span text:style-name="_38_">s</text:span><text:span text:style-name="_33_">e</text:span><text:span text:style-name="_34_"> </text:span><text:span text:style-name="_38_">a</text:span><text:span text:style-name="_31_"> </text:span><text:span text:style-name="_36_">c</text:span><text:span text:style-name="_38_">l</text:span><text:span text:style-name="_33_">a</text:span><text:span text:style-name="_35_">s</text:span><text:span text:style-name="_39_">s</text:span><text:span text:style-name="_31_"> </text:span><text:span text:style-name="_35_">u</text:span><text:span text:style-name="_38_">n</text:span><text:span text:style-name="_33_">l</text:span><text:span text:style-name="_35_">e</text:span><text:span text:style-name="_38_">s</text:span><text:span text:style-name="_33_">s</text:span><text:span text:style-name="_34_"> </text:span><text:span text:style-name="_39_">i</text:span><text:span text:style-name="_32_">t</text:span><text:span text:style-name="_34_"> </text:span><text:span text:style-name="_39_">i</text:span><text:span text:style-name="_32_">s</text:span><text:span text:style-name="_34_"> </text:span><text:span text:style-name="_38_">a</text:span><text:span text:style-name="_31_"> </text:span><text:span text:style-name="_36_">s</text:span><text:span text:style-name="_38_">u</text:span><text:span text:style-name="_33_">b</text:span><text:span text:style-name="_36_">c</text:span><text:span text:style-name="_38_">l</text:span><text:span text:style-name="_33_">a</text:span><text:span text:style-name="_36_">s</text:span><text:span text:style-name="_38_">s</text:span><text:span text:style-name="_31_"> </text:span><text:span text:style-name="_36_">o</text:span><text:span text:style-name="_38_">f</text:span><text:span text:style-name="_31_"> </text:span><text:span text:style-name="_36_">o</text:span><text:span text:style-name="_39_">n</text:span><text:span text:style-name="_33_">e</text:span><text:span text:style-name="_34_"> </text:span><text:span text:style-name="_38_">w</text:span><text:span text:style-name="_32_">h</text:span><text:span text:style-name="_35_">i</text:span><text:span text:style-name="_39_">c</text:span><text:span text:style-name="_33_">h</text:span><text:span text:style-name="_34_"> </text:span><text:span text:style-name="_39_">h</text:span><text:span text:style-name="_32_">a</text:span><text:span text:style-name="_36_">s</text:span><text:span text:style-name="_37_"> </text:span><text:span text:style-name="_32_">b</text:span><text:span text:style-name="_36_">e</text:span><text:span text:style-name="_38_">e</text:span><text:span text:style-name="_33_">n</text:span><text:span text:style-name="_34_"> </text:span><text:span text:style-name="_39_">m</text:span><text:span text:style-name="_33_">e</text:span><text:span text:style-name="_36_">n</text:span><text:span text:style-name="_39_">t</text:span><text:span text:style-name="_32_">i</text:span><text:span text:style-name="_35_">o</text:span><text:span text:style-name="_39_">n</text:span><text:span text:style-name="_32_">e</text:span><text:span text:style-name="_35_">d</text:span><text:span text:style-name="_37_"> </text:span><text:span text:style-name="_32_">b</text:span><text:span text:style-name="_35_">y</text:span><text:span text:style-name="_37_"> </text:span><text:span text:style-name="_33_">t</text:span><text:span text:style-name="_36_">e</text:span><text:span text:style-name="_39_">a</text:span><text:span text:style-name="_32_">c</text:span><text:span text:style-name="_35_">h</text:span><text:span text:style-name="_38_">e</text:span><text:span text:style-name="_33_">r</text:span><text:span text:style-name="_35_">"</text:span><text:span text:style-name="_37_"> </text:span><text:span text:style-name="_32_">c</text:span><text:span text:style-name="_36_">a</text:span><text:span text:style-name="_38_">n</text:span><text:span text:style-name="_31_"> </text:span><text:span text:style-name="_36_">h</text:span><text:span text:style-name="_39_">a</text:span><text:span text:style-name="_32_">v</text:span><text:span text:style-name="_36_">e</text:span><text:span text:style-name="_37_"> </text:span><text:span text:style-name="_33_">a</text:span><text:span text:style-name="_34_"> </text:span><text:span text:style-name="_39_">s</text:span><text:span text:style-name="_32_">i</text:span><text:span text:style-name="_36_">m</text:span><text:span text:style-name="_39_">i</text:span><text:span text:style-name="_32_">l</text:span><text:span text:style-name="_35_">a</text:span><text:span text:style-name="_38_">r</text:span><text:span text:style-name="_31_"> </text:span><text:span text:style-name="_36_">e</text:span><text:span text:style-name="_38_">f</text:span><text:span text:style-name="_33_">f</text:span><text:span text:style-name="_35_">e</text:span><text:span text:style-name="_39_">c</text:span><text:span text:style-name="_33_">t</text:span><text:span text:style-name="_34_"> </text:span><text:span text:style-name="_39_">t</text:span><text:span text:style-name="_32_">o</text:span><text:span text:style-name="_34_"> </text:span><text:span text:style-name="_38_">"</text:span><text:span text:style-name="_32_">D</text:span><text:span text:style-name="_35_">o</text:span><text:span text:style-name="_37_"> </text:span><text:span text:style-name="_32_">n</text:span><text:span text:style-name="_36_">o</text:span><text:span text:style-name="_39_">t</text:span><text:span text:style-name="_31_"> </text:span><text:span text:style-name="_36_">g</text:span><text:span text:style-name="_38_">o</text:span><text:span text:style-name="_31_"> </text:span><text:span text:style-name="_36_">t</text:span><text:span text:style-name="_38_">o</text:span><text:span text:style-name="_32_">o</text:span><text:span text:style-name="_34_"> </text:span><text:span text:style-name="_38_">n</text:span><text:span text:style-name="_33_">e</text:span><text:span text:style-name="_36_">a</text:span><text:span text:style-name="_38_">r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e</text:span><text:span text:style-name="_32_">d</text:span><text:span text:style-name="_35_">g</text:span><text:span text:style-name="_39_">e</text:span><text:span text:style-name="_32_">.</text:span><text:span text:style-name="_36_">"</text:span></text:p>
      <text:p text:style-name="P1"><text:span text:style-name="_32_">T</text:span><text:span text:style-name="_36_">h</text:span><text:span text:style-name="_38_">e</text:span><text:span text:style-name="_31_"> </text:span><text:span text:style-name="_36_">i</text:span><text:span text:style-name="_38_">m</text:span><text:span text:style-name="_32_">p</text:span><text:span text:style-name="_36_">e</text:span><text:span text:style-name="_38_">r</text:span><text:span text:style-name="_33_">a</text:span><text:span text:style-name="_36_">t</text:span><text:span text:style-name="_39_">i</text:span><text:span text:style-name="_32_">v</text:span><text:span text:style-name="_35_">e</text:span><text:span text:style-name="_39_">s</text:span><text:span text:style-name="_31_"> </text:span><text:span text:style-name="_35_">t</text:span><text:span text:style-name="_39_">h</text:span><text:span text:style-name="_33_">a</text:span><text:span text:style-name="_36_">t</text:span><text:span text:style-name="_37_"> </text:span><text:span text:style-name="_33_">c</text:span><text:span text:style-name="_35_">a</text:span><text:span text:style-name="_39_">n</text:span><text:span text:style-name="_31_"> </text:span><text:span text:style-name="_36_">b</text:span><text:span text:style-name="_39_">e</text:span><text:span text:style-name="_31_"> </text:span><text:span text:style-name="_36_">o</text:span><text:span text:style-name="_38_">b</text:span><text:span text:style-name="_33_">e</text:span><text:span text:style-name="_35_">y</text:span><text:span text:style-name="_39_">e</text:span><text:span text:style-name="_33_">d</text:span><text:span text:style-name="_34_"> </text:span><text:span text:style-name="_38_">b</text:span><text:span text:style-name="_32_">y</text:span><text:span text:style-name="_34_"> </text:span><text:span text:style-name="_39_">a</text:span><text:span text:style-name="_31_"> </text:span><text:span text:style-name="_36_">m</text:span><text:span text:style-name="_39_">a</text:span><text:span text:style-name="_33_">c</text:span><text:span text:style-name="_35_">h</text:span><text:span text:style-name="_38_">i</text:span><text:span text:style-name="_32_">n</text:span><text:span text:style-name="_35_">e</text:span><text:span text:style-name="_37_"> </text:span><text:span text:style-name="_32_">t</text:span><text:span text:style-name="_36_">h</text:span><text:span text:style-name="_38_">a</text:span><text:span text:style-name="_33_">t</text:span><text:span text:style-name="_34_"> </text:span><text:span text:style-name="_39_">h</text:span><text:span text:style-name="_32_">a</text:span><text:span text:style-name="_35_">s</text:span><text:span text:style-name="_37_"> </text:span><text:span text:style-name="_32_">n</text:span><text:span text:style-name="_36_">o</text:span><text:span text:style-name="_37_"> </text:span><text:span text:style-name="_33_">l</text:span><text:span text:style-name="_35_">i</text:span><text:span text:style-name="_38_">m</text:span><text:span text:style-name="_33_">b</text:span><text:span text:style-name="_35_">s</text:span><text:span text:style-name="_37_"> </text:span><text:span text:style-name="_32_">a</text:span><text:span text:style-name="_35_">r</text:span><text:span text:style-name="_39_">e</text:span><text:span text:style-name="_31_"> </text:span><text:span text:style-name="_36_">b</text:span><text:span text:style-name="_38_">o</text:span><text:span text:style-name="_32_">u</text:span><text:span text:style-name="_36_">n</text:span><text:span text:style-name="_39_">d</text:span><text:span text:style-name="_31_"> </text:span><text:span text:style-name="_36_">t</text:span><text:span text:style-name="_39_">o</text:span><text:span text:style-name="_31_"> </text:span><text:span text:style-name="_35_">b</text:span><text:span text:style-name="_38_">e</text:span><text:span text:style-name="_31_"> </text:span><text:span text:style-name="_35_">o</text:span><text:span text:style-name="_38_">f</text:span><text:span text:style-name="_31_"> </text:span><text:span text:style-name="_35_">a</text:span><text:span text:style-name="_37_"> </text:span><text:span text:style-name="_33_">r</text:span><text:span text:style-name="_35_">a</text:span><text:span text:style-name="_39_">t</text:span><text:span text:style-name="_32_">h</text:span><text:span text:style-name="_36_">e</text:span><text:span text:style-name="_38_">r</text:span><text:span text:style-name="_31_"> </text:span><text:span text:style-name="_36_">i</text:span><text:span text:style-name="_39_">n</text:span><text:span text:style-name="_32_">t</text:span><text:span text:style-name="_36_">e</text:span><text:span text:style-name="_39_">l</text:span><text:span text:style-name="_33_">l</text:span><text:span text:style-name="_35_">e</text:span><text:span text:style-name="_39_">c</text:span><text:span text:style-name="_32_">t</text:span><text:span text:style-name="_36_">u</text:span><text:span text:style-name="_38_">a</text:span><text:span text:style-name="_33_">l</text:span><text:span text:style-name="_34_"> </text:span><text:span text:style-name="_38_">c</text:span><text:span text:style-name="_32_">h</text:span><text:span text:style-name="_35_">a</text:span><text:span text:style-name="_38_">r</text:span><text:span text:style-name="_33_">a</text:span><text:span text:style-name="_36_">c</text:span><text:span text:style-name="_38_">t</text:span><text:span text:style-name="_33_">e</text:span><text:span text:style-name="_36_">r</text:span><text:span text:style-name="_39_">,</text:span><text:span text:style-name="_31_"> </text:span><text:span text:style-name="_36_">a</text:span><text:span text:style-name="_38_">s</text:span><text:span text:style-name="_31_"> </text:span><text:span text:style-name="_35_">i</text:span><text:span text:style-name="_39_">n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e</text:span><text:span text:style-name="_33_">x</text:span><text:span text:style-name="_36_">a</text:span><text:span text:style-name="_38_">m</text:span><text:span text:style-name="_32_">p</text:span><text:span text:style-name="_35_">l</text:span><text:span text:style-name="_38_">e</text:span><text:span text:style-name="_31_"> </text:span><text:span text:style-name="_36_">(</text:span><text:span text:style-name="_39_">d</text:span><text:span text:style-name="_33_">o</text:span><text:span text:style-name="_35_">i</text:span><text:span text:style-name="_39_">n</text:span><text:span text:style-name="_33_">g</text:span><text:span text:style-name="_34_"> </text:span><text:span text:style-name="_39_">h</text:span><text:span text:style-name="_33_">o</text:span><text:span text:style-name="_36_">m</text:span><text:span text:style-name="_38_">e</text:span><text:span text:style-name="_33_">w</text:span><text:span text:style-name="_35_">o</text:span><text:span text:style-name="_39_">r</text:span><text:span text:style-name="_33_">k</text:span><text:span text:style-name="_36_">)</text:span><text:span text:style-name="_37_"> </text:span><text:span text:style-name="_33_">g</text:span><text:span text:style-name="_35_">i</text:span><text:span text:style-name="_39_">v</text:span><text:span text:style-name="_33_">e</text:span><text:span text:style-name="_36_">n</text:span><text:span text:style-name="_37_"> </text:span><text:span text:style-name="_33_">a</text:span><text:span text:style-name="_35_">b</text:span><text:span text:style-name="_38_">o</text:span><text:span text:style-name="_33_">v</text:span><text:span text:style-name="_35_">e</text:span><text:span text:style-name="_38_">.</text:span><text:span text:style-name="_31_"> </text:span><text:span text:style-name="_36_">i</text:span><text:span text:style-name="_38_">m</text:span><text:span text:style-name="_33_">p</text:span><text:span text:style-name="_36_">o</text:span><text:span text:style-name="_38_">r</text:span><text:span text:style-name="_32_">t</text:span><text:span text:style-name="_35_">a</text:span><text:span text:style-name="_39_">n</text:span><text:span text:style-name="_32_">t</text:span><text:span text:style-name="_34_"> </text:span><text:span text:style-name="_38_">a</text:span><text:span text:style-name="_32_">m</text:span><text:span text:style-name="_35_">o</text:span><text:span text:style-name="_38_">n</text:span><text:span text:style-name="_32_">g</text:span><text:span text:style-name="_35_">s</text:span><text:span text:style-name="_39_">t</text:span><text:span text:style-name="_31_"> </text:span><text:span text:style-name="_36_">s</text:span><text:span text:style-name="_39_">u</text:span><text:span text:style-name="_33_">c</text:span><text:span text:style-name="_36_">h</text:span><text:span text:style-name="_37_"> </text:span><text:span text:style-name="_33_">i</text:span><text:span text:style-name="_35_">m</text:span><text:span text:style-name="_39_">p</text:span><text:span text:style-name="_32_">e</text:span><text:span text:style-name="_36_">r</text:span><text:span text:style-name="_39_">a</text:span><text:span text:style-name="_32_">t</text:span><text:span text:style-name="_36_">i</text:span><text:span text:style-name="_39_">v</text:span><text:span text:style-name="_33_">e</text:span><text:span text:style-name="_36_">s</text:span><text:span text:style-name="_37_"> </text:span><text:span text:style-name="_33_">w</text:span><text:span text:style-name="_35_">i</text:span><text:span text:style-name="_38_">l</text:span><text:span text:style-name="_32_">l</text:span><text:span text:style-name="_34_"> </text:span><text:span text:style-name="_39_">b</text:span><text:span text:style-name="_32_">e</text:span><text:span text:style-name="_34_"> </text:span><text:span text:style-name="_39_">o</text:span><text:span text:style-name="_32_">n</text:span><text:span text:style-name="_36_">e</text:span><text:span text:style-name="_39_">s</text:span><text:span text:style-name="_31_"> </text:span><text:span text:style-name="_36_">w</text:span><text:span text:style-name="_38_">h</text:span><text:span text:style-name="_32_">i</text:span><text:span text:style-name="_35_">c</text:span><text:span text:style-name="_39_">h</text:span><text:span text:style-name="_31_"> </text:span><text:span text:style-name="_35_">r</text:span><text:span text:style-name="_39_">e</text:span><text:span text:style-name="_33_">g</text:span><text:span text:style-name="_36_">u</text:span><text:span text:style-name="_39_">l</text:span><text:span text:style-name="_33_">a</text:span><text:span text:style-name="_35_">t</text:span><text:span text:style-name="_38_">e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o</text:span><text:span text:style-name="_33_">r</text:span><text:span text:style-name="_35_">d</text:span><text:span text:style-name="_39_">e</text:span><text:span text:style-name="_33_">r</text:span><text:span text:style-name="_34_"> </text:span><text:span text:style-name="_38_">i</text:span><text:span text:style-name="_32_">n</text:span><text:span text:style-name="_34_"> </text:span><text:span text:style-name="_38_">w</text:span><text:span text:style-name="_32_">h</text:span><text:span text:style-name="_35_">i</text:span><text:span text:style-name="_38_">c</text:span><text:span text:style-name="_32_">h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r</text:span><text:span text:style-name="_35_">u</text:span><text:span text:style-name="_39_">l</text:span><text:span text:style-name="_33_">e</text:span><text:span text:style-name="_35_">s</text:span><text:span text:style-name="_37_"> </text:span><text:span text:style-name="_33_">o</text:span><text:span text:style-name="_36_">f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l</text:span><text:span text:style-name="_38_">o</text:span><text:span text:style-name="_32_">g</text:span><text:span text:style-name="_36_">i</text:span><text:span text:style-name="_38_">c</text:span><text:span text:style-name="_33_">a</text:span><text:span text:style-name="_35_">l</text:span><text:span text:style-name="_37_"> </text:span><text:span text:style-name="_33_">s</text:span><text:span text:style-name="_36_">y</text:span><text:span text:style-name="_38_">s</text:span><text:span text:style-name="_33_">t</text:span><text:span text:style-name="_36_">e</text:span><text:span text:style-name="_38_">m</text:span><text:span text:style-name="_31_"> </text:span><text:span text:style-name="_36_">c</text:span><text:span text:style-name="_38_">o</text:span><text:span text:style-name="_33_">n</text:span><text:span text:style-name="_36_">c</text:span><text:span text:style-name="_38_">e</text:span><text:span text:style-name="_32_">r</text:span><text:span text:style-name="_35_">n</text:span><text:span text:style-name="_39_">e</text:span><text:span text:style-name="_32_">d</text:span><text:span text:style-name="_34_"> </text:span><text:span text:style-name="_39_">a</text:span><text:span text:style-name="_33_">r</text:span><text:span text:style-name="_36_">e</text:span><text:span text:style-name="_37_"> </text:span><text:span text:style-name="_33_">t</text:span><text:span text:style-name="_35_">o</text:span><text:span text:style-name="_37_"> </text:span><text:span text:style-name="_33_">b</text:span><text:span text:style-name="_36_">e</text:span><text:span text:style-name="_37_"> </text:span><text:span text:style-name="_33_">a</text:span><text:span text:style-name="_36_">p</text:span><text:span text:style-name="_39_">p</text:span><text:span text:style-name="_32_">l</text:span><text:span text:style-name="_35_">i</text:span><text:span text:style-name="_38_">e</text:span><text:span text:style-name="_32_">d</text:span><text:span text:style-name="_36_">,</text:span><text:span text:style-name="_37_"> </text:span><text:span text:style-name="_33_">F</text:span><text:span text:style-name="_35_">o</text:span><text:span text:style-name="_38_">r</text:span><text:span text:style-name="_31_"> </text:span><text:span text:style-name="_35_">a</text:span><text:span text:style-name="_39_">t</text:span><text:span text:style-name="_31_"> </text:span><text:span text:style-name="_36_">e</text:span><text:span text:style-name="_38_">a</text:span><text:span text:style-name="_33_">c</text:span><text:span text:style-name="_36_">h</text:span><text:span text:style-name="_37_"> </text:span><text:span text:style-name="_32_">s</text:span><text:span text:style-name="_35_">t</text:span><text:span text:style-name="_39_">a</text:span><text:span text:style-name="_32_">g</text:span><text:span text:style-name="_36_">e</text:span><text:span text:style-name="_37_"> </text:span><text:span text:style-name="_33_">w</text:span><text:span text:style-name="_35_">h</text:span><text:span text:style-name="_39_">e</text:span><text:span text:style-name="_33_">n</text:span><text:span text:style-name="_34_"> </text:span><text:span text:style-name="_38_">o</text:span><text:span text:style-name="_32_">n</text:span><text:span text:style-name="_35_">e</text:span><text:span text:style-name="_37_"> </text:span><text:span text:style-name="_33_">i</text:span><text:span text:style-name="_35_">s</text:span><text:span text:style-name="_37_"> </text:span><text:span text:style-name="_33_">u</text:span><text:span text:style-name="_35_">s</text:span><text:span text:style-name="_39_">i</text:span><text:span text:style-name="_32_">n</text:span><text:span text:style-name="_36_">g</text:span><text:span text:style-name="_37_"> </text:span><text:span text:style-name="_32_">a</text:span><text:span text:style-name="_34_"> </text:span><text:span text:style-name="_38_">l</text:span><text:span text:style-name="_33_">o</text:span><text:span text:style-name="_35_">g</text:span><text:span text:style-name="_38_">i</text:span><text:span text:style-name="_33_">c</text:span><text:span text:style-name="_35_">a</text:span><text:span text:style-name="_39_">l</text:span><text:span text:style-name="_31_"> </text:span><text:span text:style-name="_36_">s</text:span><text:span text:style-name="_39_">y</text:span><text:span text:style-name="_32_">s</text:span><text:span text:style-name="_35_">t</text:span><text:span text:style-name="_39_">e</text:span><text:span text:style-name="_33_">m</text:span><text:span text:style-name="_35_">,</text:span><text:span text:style-name="_37_"> </text:span><text:span text:style-name="_33_">t</text:span><text:span text:style-name="_35_">h</text:span><text:span text:style-name="_39_">e</text:span><text:span text:style-name="_32_">r</text:span><text:span text:style-name="_36_">e</text:span><text:span text:style-name="_37_"> </text:span><text:span text:style-name="_33_">i</text:span><text:span text:style-name="_35_">s</text:span><text:span text:style-name="_37_"> </text:span><text:span text:style-name="_32_">a</text:span><text:span text:style-name="_34_"> </text:span><text:span text:style-name="_39_">v</text:span><text:span text:style-name="_32_">e</text:span><text:span text:style-name="_35_">r</text:span><text:span text:style-name="_39_">y</text:span><text:span text:style-name="_31_"> </text:span><text:span text:style-name="_35_">l</text:span><text:span text:style-name="_39_">a</text:span><text:span text:style-name="_32_">r</text:span><text:span text:style-name="_35_">g</text:span><text:span text:style-name="_38_">e</text:span><text:span text:style-name="_31_"> </text:span><text:span text:style-name="_35_">n</text:span><text:span text:style-name="_39_">u</text:span><text:span text:style-name="_32_">m</text:span><text:span text:style-name="_36_">b</text:span><text:span text:style-name="_38_">e</text:span><text:span text:style-name="_33_">r</text:span><text:span text:style-name="_34_"> </text:span><text:span text:style-name="_38_">o</text:span><text:span text:style-name="_32_">f</text:span><text:span text:style-name="_34_"> </text:span><text:span text:style-name="_39_">a</text:span><text:span text:style-name="_32_">l</text:span><text:span text:style-name="_36_">t</text:span><text:span text:style-name="_38_">e</text:span><text:span text:style-name="_32_">r</text:span><text:span text:style-name="_35_">n</text:span><text:span text:style-name="_39_">a</text:span><text:span text:style-name="_32_">t</text:span><text:span text:style-name="_36_">i</text:span><text:span text:style-name="_39_">v</text:span><text:span text:style-name="_33_">e</text:span><text:span text:style-name="_34_"> </text:span><text:span text:style-name="_39_">s</text:span><text:span text:style-name="_33_">t</text:span><text:span text:style-name="_36_">e</text:span><text:span text:style-name="_38_">p</text:span><text:span text:style-name="_32_">s</text:span><text:span text:style-name="_35_">,</text:span><text:span text:style-name="_37_"> </text:span><text:span text:style-name="_32_">a</text:span><text:span text:style-name="_36_">n</text:span><text:span text:style-name="_39_">y</text:span><text:span text:style-name="_31_"> </text:span><text:span text:style-name="_35_">o</text:span><text:span text:style-name="_39_">f</text:span><text:span text:style-name="_31_"> </text:span><text:span text:style-name="_35_">w</text:span><text:span text:style-name="_38_">h</text:span><text:span text:style-name="_33_">i</text:span><text:span text:style-name="_36_">c</text:span><text:span text:style-name="_38_">h</text:span><text:span text:style-name="_31_"> </text:span><text:span text:style-name="_35_">o</text:span><text:span text:style-name="_39_">n</text:span><text:span text:style-name="_32_">e</text:span><text:span text:style-name="_34_"> </text:span><text:span text:style-name="_39_">i</text:span><text:span text:style-name="_32_">s</text:span><text:span text:style-name="_34_"> </text:span><text:span text:style-name="_38_">p</text:span><text:span text:style-name="_32_">e</text:span><text:span text:style-name="_35_">r</text:span><text:span text:style-name="_38_">m</text:span><text:span text:style-name="_33_">i</text:span><text:span text:style-name="_36_">t</text:span><text:span text:style-name="_38_">t</text:span><text:span text:style-name="_32_">e</text:span><text:span text:style-name="_36_">d</text:span><text:span text:style-name="_37_"> </text:span><text:span text:style-name="_33_">t</text:span><text:span text:style-name="_35_">o</text:span><text:span text:style-name="_37_"> </text:span><text:span text:style-name="_32_">a</text:span><text:span text:style-name="_36_">p</text:span><text:span text:style-name="_38_">p</text:span><text:span text:style-name="_32_">l</text:span><text:span text:style-name="_35_">y</text:span><text:span text:style-name="_38_">,</text:span><text:span text:style-name="_31_"> </text:span><text:span text:style-name="_36_">s</text:span><text:span text:style-name="_38_">o</text:span><text:span text:style-name="_31_"> </text:span><text:span text:style-name="_35_">f</text:span><text:span text:style-name="_39_">a</text:span><text:span text:style-name="_32_">r</text:span><text:span text:style-name="_34_"> </text:span><text:span text:style-name="_39_">a</text:span><text:span text:style-name="_32_">s</text:span><text:span text:style-name="_34_"> </text:span><text:span text:style-name="_39_">o</text:span><text:span text:style-name="_32_">b</text:span><text:span text:style-name="_36_">e</text:span><text:span text:style-name="_38_">d</text:span><text:span text:style-name="_32_">i</text:span><text:span text:style-name="_36_">e</text:span><text:span text:style-name="_38_">n</text:span><text:span text:style-name="_33_">c</text:span><text:span text:style-name="_36_">e</text:span><text:span text:style-name="_37_"> </text:span><text:span text:style-name="_33_">t</text:span><text:span text:style-name="_36_">o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r</text:span><text:span text:style-name="_39_">u</text:span><text:span text:style-name="_32_">l</text:span><text:span text:style-name="_36_">e</text:span><text:span text:style-name="_39_">s</text:span><text:span text:style-name="_31_"> </text:span><text:span text:style-name="_36_">o</text:span><text:span text:style-name="_38_">f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l</text:span><text:span text:style-name="_32_">o</text:span><text:span text:style-name="_35_">g</text:span><text:span text:style-name="_39_">i</text:span><text:span text:style-name="_32_">c</text:span><text:span text:style-name="_35_">a</text:span><text:span text:style-name="_39_">l</text:span><text:span text:style-name="_31_"> </text:span><text:span text:style-name="_36_">s</text:span><text:span text:style-name="_39_">y</text:span><text:span text:style-name="_32_">s</text:span><text:span text:style-name="_36_">t</text:span><text:span text:style-name="_38_">e</text:span><text:span text:style-name="_32_">m</text:span><text:span text:style-name="_34_"> </text:span><text:span text:style-name="_39_">i</text:span><text:span text:style-name="_33_">s</text:span><text:span text:style-name="_34_"> </text:span><text:span text:style-name="_38_">c</text:span><text:span text:style-name="_32_">o</text:span><text:span text:style-name="_35_">n</text:span><text:span text:style-name="_38_">c</text:span><text:span text:style-name="_33_">e</text:span><text:span text:style-name="_36_">r</text:span><text:span text:style-name="_38_">n</text:span><text:span text:style-name="_32_">e</text:span><text:span text:style-name="_35_">d</text:span><text:span text:style-name="_39_">.</text:span><text:span text:style-name="_31_"> </text:span><text:span text:style-name="_35_">T</text:span><text:span text:style-name="_38_">h</text:span><text:span text:style-name="_33_">e</text:span><text:span text:style-name="_36_">s</text:span><text:span text:style-name="_38_">e</text:span><text:span text:style-name="_31_"> </text:span><text:span text:style-name="_36_">c</text:span><text:span text:style-name="_39_">h</text:span><text:span text:style-name="_33_">o</text:span><text:span text:style-name="_35_">i</text:span><text:span text:style-name="_38_">c</text:span><text:span text:style-name="_33_">e</text:span><text:span text:style-name="_36_">s</text:span><text:span text:style-name="_37_"> </text:span><text:span text:style-name="_32_">m</text:span><text:span text:style-name="_35_">a</text:span><text:span text:style-name="_39_">k</text:span><text:span text:style-name="_33_">e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d</text:span><text:span text:style-name="_35_">i</text:span><text:span text:style-name="_39_">f</text:span><text:span text:style-name="_33_">f</text:span><text:span text:style-name="_35_">e</text:span><text:span text:style-name="_38_">r</text:span><text:span text:style-name="_32_">e</text:span><text:span text:style-name="_35_">n</text:span><text:span text:style-name="_38_">c</text:span><text:span text:style-name="_33_">e</text:span><text:span text:style-name="_34_"> </text:span><text:span text:style-name="_38_">b</text:span><text:span text:style-name="_33_">e</text:span><text:span text:style-name="_35_">t</text:span><text:span text:style-name="_38_">w</text:span><text:span text:style-name="_33_">e</text:span><text:span text:style-name="_36_">e</text:span><text:span text:style-name="_38_">n</text:span><text:span text:style-name="_31_"> </text:span><text:span text:style-name="_35_">a</text:span><text:span text:style-name="_37_"> </text:span><text:span text:style-name="_32_">b</text:span><text:span text:style-name="_36_">r</text:span><text:span text:style-name="_39_">i</text:span><text:span text:style-name="_33_">l</text:span><text:span text:style-name="_36_">l</text:span><text:span text:style-name="_38_">i</text:span><text:span text:style-name="_32_">a</text:span><text:span text:style-name="_36_">n</text:span><text:span text:style-name="_39_">t</text:span><text:span text:style-name="_31_"> </text:span><text:span text:style-name="_36_">a</text:span><text:span text:style-name="_38_">n</text:span><text:span text:style-name="_33_">d</text:span><text:span text:style-name="_34_"> </text:span><text:span text:style-name="_39_">a</text:span><text:span text:style-name="_31_"> </text:span><text:span text:style-name="_35_">f</text:span><text:span text:style-name="_38_">o</text:span><text:span text:style-name="_33_">o</text:span><text:span text:style-name="_35_">t</text:span><text:span text:style-name="_38_">l</text:span><text:span text:style-name="_33_">i</text:span><text:span text:style-name="_36_">n</text:span><text:span text:style-name="_38_">g</text:span><text:span text:style-name="_31_"> </text:span><text:span text:style-name="_35_">r</text:span><text:span text:style-name="_38_">e</text:span><text:span text:style-name="_32_">a</text:span><text:span text:style-name="_36_">s</text:span><text:span text:style-name="_39_">o</text:span><text:span text:style-name="_33_">n</text:span><text:span text:style-name="_35_">e</text:span><text:span text:style-name="_39_">r</text:span><text:span text:style-name="_32_">,</text:span><text:span text:style-name="_34_"> </text:span><text:span text:style-name="_38_">n</text:span><text:span text:style-name="_32_">o</text:span><text:span text:style-name="_36_">t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d</text:span><text:span text:style-name="_39_">i</text:span><text:span text:style-name="_32_">f</text:span><text:span text:style-name="_36_">f</text:span><text:span text:style-name="_39_">e</text:span><text:span text:style-name="_32_">r</text:span><text:span text:style-name="_35_">e</text:span><text:span text:style-name="_39_">n</text:span><text:span text:style-name="_32_">c</text:span><text:span text:style-name="_35_">e</text:span><text:span text:style-name="_37_"> </text:span><text:span text:style-name="_32_">b</text:span><text:span text:style-name="_35_">e</text:span><text:span text:style-name="_39_">t</text:span><text:span text:style-name="_33_">w</text:span><text:span text:style-name="_35_">e</text:span><text:span text:style-name="_38_">e</text:span><text:span text:style-name="_33_">n</text:span><text:span text:style-name="_34_"> </text:span><text:span text:style-name="_38_">a</text:span><text:span text:style-name="_31_"> </text:span><text:span text:style-name="_36_">s</text:span><text:span text:style-name="_39_">o</text:span><text:span text:style-name="_32_">u</text:span><text:span text:style-name="_36_">n</text:span><text:span text:style-name="_38_">d</text:span><text:span text:style-name="_31_"> </text:span><text:span text:style-name="_35_">a</text:span><text:span text:style-name="_38_">n</text:span><text:span text:style-name="_33_">d</text:span><text:span text:style-name="_34_"> </text:span><text:span text:style-name="_38_">a</text:span><text:span text:style-name="_31_"> </text:span><text:span text:style-name="_35_">f</text:span><text:span text:style-name="_39_">a</text:span><text:span text:style-name="_33_">l</text:span><text:span text:style-name="_35_">l</text:span><text:span text:style-name="_39_">a</text:span><text:span text:style-name="_32_">c</text:span><text:span text:style-name="_36_">i</text:span><text:span text:style-name="_38_">o</text:span><text:span text:style-name="_33_">u</text:span><text:span text:style-name="_35_">s</text:span><text:span text:style-name="_37_"> </text:span><text:span text:style-name="_32_">o</text:span><text:span text:style-name="_36_">n</text:span><text:span text:style-name="_39_">e</text:span><text:span text:style-name="_32_">.</text:span><text:span text:style-name="_34_"> </text:span><text:span text:style-name="_38_">P</text:span><text:span text:style-name="_32_">r</text:span><text:span text:style-name="_36_">o</text:span><text:span text:style-name="_39_">p</text:span><text:span text:style-name="_32_">o</text:span><text:span text:style-name="_35_">s</text:span><text:span text:style-name="_38_">i</text:span><text:span text:style-name="_33_">t</text:span><text:span text:style-name="_36_">i</text:span><text:span text:style-name="_38_">o</text:span><text:span text:style-name="_33_">n</text:span><text:span text:style-name="_36_">s</text:span><text:span text:style-name="_37_"> </text:span><text:span text:style-name="_33_">l</text:span><text:span text:style-name="_36_">e</text:span><text:span text:style-name="_38_">a</text:span><text:span text:style-name="_33_">d</text:span><text:span text:style-name="_36_">i</text:span><text:span text:style-name="_39_">n</text:span><text:span text:style-name="_33_">g</text:span><text:span text:style-name="_34_"> </text:span><text:span text:style-name="_39_">t</text:span><text:span text:style-name="_33_">o</text:span><text:span text:style-name="_34_"> </text:span><text:span text:style-name="_39_">i</text:span><text:span text:style-name="_32_">m</text:span><text:span text:style-name="_35_">p</text:span><text:span text:style-name="_38_">e</text:span><text:span text:style-name="_33_">r</text:span><text:span text:style-name="_36_">a</text:span><text:span text:style-name="_38_">t</text:span><text:span text:style-name="_33_">i</text:span><text:span text:style-name="_35_">v</text:span><text:span text:style-name="_39_">e</text:span><text:span text:style-name="_33_">s</text:span><text:span text:style-name="_34_"> </text:span><text:span text:style-name="_38_">o</text:span><text:span text:style-name="_32_">f</text:span><text:span text:style-name="_34_"> </text:span><text:span text:style-name="_38_">t</text:span><text:span text:style-name="_33_">h</text:span><text:span text:style-name="_36_">i</text:span><text:span text:style-name="_38_">s</text:span><text:span text:style-name="_31_"> </text:span><text:span text:style-name="_35_">k</text:span><text:span text:style-name="_38_">i</text:span><text:span text:style-name="_33_">n</text:span><text:span text:style-name="_36_">d</text:span><text:span text:style-name="_37_"> </text:span><text:span text:style-name="_33_">m</text:span><text:span text:style-name="_35_">i</text:span><text:span text:style-name="_39_">g</text:span><text:span text:style-name="_33_">h</text:span><text:span text:style-name="_36_">t</text:span><text:span text:style-name="_37_"> </text:span><text:span text:style-name="_32_">b</text:span><text:span text:style-name="_36_">e</text:span><text:span text:style-name="_37_"> </text:span><text:span text:style-name="_32_">"</text:span><text:span text:style-name="_35_">W</text:span><text:span text:style-name="_38_">h</text:span><text:span text:style-name="_33_">e</text:span><text:span text:style-name="_35_">n</text:span><text:span text:style-name="_37_"> </text:span><text:span text:style-name="_32_">S</text:span><text:span text:style-name="_36_">o</text:span><text:span text:style-name="_39_">c</text:span><text:span text:style-name="_33_">r</text:span><text:span text:style-name="_35_">a</text:span><text:span text:style-name="_39_">t</text:span><text:span text:style-name="_32_">e</text:span><text:span text:style-name="_35_">s</text:span><text:span text:style-name="_37_"> </text:span><text:span text:style-name="_32_">i</text:span><text:span text:style-name="_36_">s</text:span><text:span text:style-name="_37_"> </text:span><text:span text:style-name="_32_">m</text:span><text:span text:style-name="_36_">e</text:span><text:span text:style-name="_38_">n</text:span><text:span text:style-name="_33_">t</text:span><text:span text:style-name="_36_">i</text:span><text:span text:style-name="_39_">o</text:span><text:span text:style-name="_33_">n</text:span><text:span text:style-name="_35_">e</text:span><text:span text:style-name="_38_">d</text:span><text:span text:style-name="_33_">,</text:span><text:span text:style-name="_34_"> </text:span><text:span text:style-name="_38_">u</text:span><text:span text:style-name="_32_">s</text:span><text:span text:style-name="_35_">e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s</text:span><text:span text:style-name="_38_">y</text:span><text:span text:style-name="_32_">l</text:span><text:span text:style-name="_36_">l</text:span><text:span text:style-name="_38_">o</text:span><text:span text:style-name="_33_">g</text:span><text:span text:style-name="_35_">i</text:span><text:span text:style-name="_38_">s</text:span><text:span text:style-name="_32_">m</text:span><text:span text:style-name="_34_"> </text:span><text:span text:style-name="_38_">i</text:span><text:span text:style-name="_32_">n</text:span><text:span text:style-name="_34_"> </text:span><text:span text:style-name="_38_">B</text:span><text:span text:style-name="_33_">a</text:span><text:span text:style-name="_36_">r</text:span><text:span text:style-name="_38_">b</text:span><text:span text:style-name="_33_">a</text:span><text:span text:style-name="_35_">r</text:span><text:span text:style-name="_38_">a</text:span><text:span text:style-name="_32_">"</text:span><text:span text:style-name="_34_"> </text:span><text:span text:style-name="_38_">o</text:span><text:span text:style-name="_32_">r</text:span><text:span text:style-name="_34_"> </text:span><text:span text:style-name="_38_">"</text:span><text:span text:style-name="_32_">I</text:span><text:span text:style-name="_36_">f</text:span><text:span text:style-name="_37_"> </text:span><text:span text:style-name="_33_">o</text:span><text:span text:style-name="_36_">n</text:span><text:span text:style-name="_38_">e</text:span><text:span text:style-name="_31_"> </text:span><text:span text:style-name="_36_">m</text:span><text:span text:style-name="_38_">e</text:span><text:span text:style-name="_32_">t</text:span><text:span text:style-name="_36_">h</text:span><text:span text:style-name="_39_">o</text:span><text:span text:style-name="_32_">d</text:span><text:span text:style-name="_34_"> </text:span><text:span text:style-name="_38_">h</text:span><text:span text:style-name="_33_">a</text:span><text:span text:style-name="_35_">s</text:span><text:span text:style-name="_37_"> </text:span><text:span text:style-name="_33_">b</text:span><text:span text:style-name="_35_">e</text:span><text:span text:style-name="_39_">e</text:span><text:span text:style-name="_32_">n</text:span><text:span text:style-name="_34_"> </text:span><text:span text:style-name="_39_">p</text:span><text:span text:style-name="_32_">r</text:span><text:span text:style-name="_35_">o</text:span><text:span text:style-name="_39_">v</text:span><text:span text:style-name="_33_">e</text:span><text:span text:style-name="_36_">d</text:span><text:span text:style-name="_37_"> </text:span><text:span text:style-name="_33_">t</text:span><text:span text:style-name="_36_">o</text:span><text:span text:style-name="_37_"> </text:span><text:span text:style-name="_32_">b</text:span><text:span text:style-name="_36_">e</text:span><text:span text:style-name="_37_"> </text:span><text:span text:style-name="_32_">q</text:span><text:span text:style-name="_35_">u</text:span><text:span text:style-name="_38_">i</text:span><text:span text:style-name="_33_">c</text:span><text:span text:style-name="_35_">k</text:span><text:span text:style-name="_39_">e</text:span><text:span text:style-name="_32_">r</text:span><text:span text:style-name="_34_"> </text:span><text:span text:style-name="_38_">t</text:span><text:span text:style-name="_32_">h</text:span><text:span text:style-name="_36_">a</text:span><text:span text:style-name="_39_">n</text:span><text:span text:style-name="_31_"> </text:span><text:span text:style-name="_35_">a</text:span><text:span text:style-name="_38_">n</text:span><text:span text:style-name="_32_">o</text:span><text:span text:style-name="_36_">t</text:span><text:span text:style-name="_38_">h</text:span><text:span text:style-name="_33_">e</text:span><text:span text:style-name="_36_">r</text:span><text:span text:style-name="_38_">,</text:span><text:span text:style-name="_31_"> </text:span><text:span text:style-name="_36_">d</text:span><text:span text:style-name="_38_">o</text:span><text:span text:style-name="_31_"> </text:span><text:span text:style-name="_35_">n</text:span><text:span text:style-name="_38_">o</text:span><text:span text:style-name="_33_">t</text:span><text:span text:style-name="_34_"> </text:span><text:span text:style-name="_39_">u</text:span><text:span text:style-name="_33_">s</text:span><text:span text:style-name="_36_">e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s</text:span><text:span text:style-name="_39_">l</text:span><text:span text:style-name="_33_">o</text:span><text:span text:style-name="_36_">w</text:span><text:span text:style-name="_39_">e</text:span><text:span text:style-name="_33_">r</text:span><text:span text:style-name="_34_"> </text:span><text:span text:style-name="_38_">m</text:span><text:span text:style-name="_33_">e</text:span><text:span text:style-name="_36_">t</text:span><text:span text:style-name="_39_">h</text:span><text:span text:style-name="_33_">o</text:span><text:span text:style-name="_35_">d</text:span><text:span text:style-name="_39_">.</text:span><text:span text:style-name="_33_">"</text:span><text:span text:style-name="_34_"> </text:span><text:span text:style-name="_38_">S</text:span><text:span text:style-name="_32_">o</text:span><text:span text:style-name="_35_">m</text:span><text:span text:style-name="_39_">e</text:span><text:span text:style-name="_31_"> </text:span><text:span text:style-name="_36_">o</text:span><text:span text:style-name="_38_">f</text:span><text:span text:style-name="_31_"> </text:span><text:span text:style-name="_36_">t</text:span><text:span text:style-name="_39_">h</text:span><text:span text:style-name="_33_">e</text:span><text:span text:style-name="_35_">s</text:span><text:span text:style-name="_38_">e</text:span><text:span text:style-name="_31_"> </text:span><text:span text:style-name="_35_">m</text:span><text:span text:style-name="_38_">a</text:span><text:span text:style-name="_32_">y</text:span><text:span text:style-name="_34_"> </text:span><text:span text:style-name="_39_">b</text:span><text:span text:style-name="_32_">e</text:span><text:span text:style-name="_34_"> </text:span><text:span text:style-name="_38_">"</text:span><text:span text:style-name="_33_">g</text:span><text:span text:style-name="_36_">i</text:span><text:span text:style-name="_38_">v</text:span><text:span text:style-name="_32_">e</text:span><text:span text:style-name="_35_">n</text:span><text:span text:style-name="_37_"> </text:span><text:span text:style-name="_33_">b</text:span><text:span text:style-name="_36_">y</text:span><text:span text:style-name="_37_"> </text:span><text:span text:style-name="_32_">a</text:span><text:span text:style-name="_36_">u</text:span><text:span text:style-name="_39_">t</text:span><text:span text:style-name="_32_">h</text:span><text:span text:style-name="_36_">o</text:span><text:span text:style-name="_39_">r</text:span><text:span text:style-name="_32_">i</text:span><text:span text:style-name="_36_">t</text:span><text:span text:style-name="_39_">y</text:span><text:span text:style-name="_33_">,</text:span><text:span text:style-name="_36_">"</text:span><text:span text:style-name="_37_"> </text:span><text:span text:style-name="_33_">b</text:span><text:span text:style-name="_36_">u</text:span><text:span text:style-name="_38_">t</text:span><text:span text:style-name="_31_"> </text:span><text:span text:style-name="_35_">o</text:span><text:span text:style-name="_38_">t</text:span><text:span text:style-name="_33_">h</text:span><text:span text:style-name="_35_">e</text:span><text:span text:style-name="_39_">r</text:span><text:span text:style-name="_32_">s</text:span><text:span text:style-name="_34_"> </text:span><text:span text:style-name="_38_">m</text:span><text:span text:style-name="_33_">a</text:span><text:span text:style-name="_35_">y</text:span><text:span text:style-name="_37_"> </text:span><text:span text:style-name="_33_">b</text:span><text:span text:style-name="_35_">e</text:span><text:span text:style-name="_37_"> </text:span><text:span text:style-name="_32_">p</text:span><text:span text:style-name="_36_">r</text:span><text:span text:style-name="_38_">o</text:span><text:span text:style-name="_32_">d</text:span><text:span text:style-name="_36_">u</text:span><text:span text:style-name="_38_">c</text:span><text:span text:style-name="_33_">e</text:span><text:span text:style-name="_35_">d</text:span><text:span text:style-name="_37_"> </text:span><text:span text:style-name="_32_">b</text:span><text:span text:style-name="_36_">y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m</text:span><text:span text:style-name="_39_">a</text:span><text:span text:style-name="_32_">c</text:span><text:span text:style-name="_35_">h</text:span><text:span text:style-name="_38_">i</text:span><text:span text:style-name="_32_">n</text:span><text:span text:style-name="_36_">e</text:span><text:span text:style-name="_37_"> </text:span><text:span text:style-name="_33_">i</text:span><text:span text:style-name="_35_">t</text:span><text:span text:style-name="_38_">s</text:span><text:span text:style-name="_32_">e</text:span><text:span text:style-name="_36_">l</text:span><text:span text:style-name="_38_">f</text:span><text:span text:style-name="_32_">,</text:span><text:span text:style-name="_34_"> </text:span><text:span text:style-name="_38_">e</text:span><text:span text:style-name="_32_">.</text:span><text:span text:style-name="_35_">g</text:span><text:span text:style-name="_39_">.</text:span><text:span text:style-name="_31_"> </text:span><text:span text:style-name="_35_">b</text:span><text:span text:style-name="_38_">y</text:span><text:span text:style-name="_31_"> </text:span><text:span text:style-name="_36_">s</text:span><text:span text:style-name="_38_">c</text:span><text:span text:style-name="_32_">i</text:span><text:span text:style-name="_35_">e</text:span><text:span text:style-name="_39_">n</text:span><text:span text:style-name="_32_">t</text:span><text:span text:style-name="_35_">i</text:span><text:span text:style-name="_39_">f</text:span><text:span text:style-name="_32_">i</text:span><text:span text:style-name="_36_">c</text:span><text:span text:style-name="_37_"> </text:span><text:span text:style-name="_32_">i</text:span><text:span text:style-name="_35_">n</text:span><text:span text:style-name="_38_">d</text:span><text:span text:style-name="_32_">u</text:span><text:span text:style-name="_36_">c</text:span><text:span text:style-name="_39_">t</text:span><text:span text:style-name="_33_">i</text:span><text:span text:style-name="_36_">o</text:span><text:span text:style-name="_38_">n</text:span><text:span text:style-name="_33_">.</text:span></text:p>
      <text:p text:style-name="P1"><text:span text:style-name="_39_">T</text:span><text:span text:style-name="_32_">h</text:span><text:span text:style-name="_36_">e</text:span><text:span text:style-name="_37_"> </text:span><text:span text:style-name="_32_">i</text:span><text:span text:style-name="_36_">d</text:span><text:span text:style-name="_38_">e</text:span><text:span text:style-name="_32_">a</text:span><text:span text:style-name="_34_"> </text:span><text:span text:style-name="_38_">o</text:span><text:span text:style-name="_33_">f</text:span><text:span text:style-name="_34_"> </text:span><text:span text:style-name="_38_">a</text:span><text:span text:style-name="_31_"> </text:span><text:span text:style-name="_35_">l</text:span><text:span text:style-name="_39_">e</text:span><text:span text:style-name="_32_">a</text:span><text:span text:style-name="_35_">r</text:span><text:span text:style-name="_39_">n</text:span><text:span text:style-name="_32_">i</text:span><text:span text:style-name="_36_">n</text:span><text:span text:style-name="_39_">g</text:span><text:span text:style-name="_31_"> </text:span><text:span text:style-name="_36_">m</text:span><text:span text:style-name="_39_">a</text:span><text:span text:style-name="_32_">c</text:span><text:span text:style-name="_35_">h</text:span><text:span text:style-name="_38_">i</text:span><text:span text:style-name="_32_">n</text:span><text:span text:style-name="_36_">e</text:span><text:span text:style-name="_37_"> </text:span><text:span text:style-name="_32_">m</text:span><text:span text:style-name="_35_">a</text:span><text:span text:style-name="_38_">y</text:span><text:span text:style-name="_31_"> </text:span><text:span text:style-name="_35_">a</text:span><text:span text:style-name="_38_">p</text:span><text:span text:style-name="_32_">p</text:span><text:span text:style-name="_36_">e</text:span><text:span text:style-name="_39_">a</text:span><text:span text:style-name="_32_">r</text:span><text:span text:style-name="_34_"> </text:span><text:span text:style-name="_39_">p</text:span><text:span text:style-name="_32_">a</text:span><text:span text:style-name="_36_">r</text:span><text:span text:style-name="_38_">a</text:span><text:span text:style-name="_33_">d</text:span><text:span text:style-name="_35_">o</text:span><text:span text:style-name="_38_">x</text:span><text:span text:style-name="_32_">i</text:span><text:span text:style-name="_36_">c</text:span><text:span text:style-name="_38_">a</text:span><text:span text:style-name="_33_">l</text:span><text:span text:style-name="_34_"> </text:span><text:span text:style-name="_39_">t</text:span><text:span text:style-name="_33_">o</text:span><text:span text:style-name="_34_"> </text:span><text:span text:style-name="_39_">s</text:span><text:span text:style-name="_32_">o</text:span><text:span text:style-name="_35_">m</text:span><text:span text:style-name="_39_">e</text:span><text:span text:style-name="_31_"> </text:span><text:span text:style-name="_36_">r</text:span><text:span text:style-name="_39_">e</text:span><text:span text:style-name="_32_">a</text:span><text:span text:style-name="_35_">d</text:span><text:span text:style-name="_38_">e</text:span><text:span text:style-name="_33_">r</text:span><text:span text:style-name="_36_">s</text:span><text:span text:style-name="_39_">.</text:span><text:span text:style-name="_31_"> </text:span><text:span text:style-name="_35_">H</text:span><text:span text:style-name="_39_">o</text:span><text:span text:style-name="_32_">w</text:span><text:span text:style-name="_34_"> </text:span><text:span text:style-name="_39_">c</text:span><text:span text:style-name="_32_">a</text:span><text:span text:style-name="_36_">n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r</text:span><text:span text:style-name="_38_">u</text:span><text:span text:style-name="_33_">l</text:span><text:span text:style-name="_36_">e</text:span><text:span text:style-name="_38_">s</text:span><text:span text:style-name="_31_"> </text:span><text:span text:style-name="_35_">o</text:span><text:span text:style-name="_39_">f</text:span><text:span text:style-name="_31_"> </text:span><text:span text:style-name="_35_">o</text:span><text:span text:style-name="_39_">p</text:span><text:span text:style-name="_32_">e</text:span><text:span text:style-name="_35_">r</text:span><text:span text:style-name="_38_">a</text:span><text:span text:style-name="_32_">t</text:span><text:span text:style-name="_35_">i</text:span><text:span text:style-name="_39_">o</text:span><text:span text:style-name="_33_">n</text:span><text:span text:style-name="_34_"> </text:span><text:span text:style-name="_39_">o</text:span><text:span text:style-name="_33_">f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m</text:span><text:span text:style-name="_35_">a</text:span><text:span text:style-name="_38_">c</text:span><text:span text:style-name="_32_">h</text:span><text:span text:style-name="_35_">i</text:span><text:span text:style-name="_39_">n</text:span><text:span text:style-name="_32_">e</text:span><text:span text:style-name="_34_"> </text:span><text:span text:style-name="_39_">c</text:span><text:span text:style-name="_32_">h</text:span><text:span text:style-name="_36_">a</text:span><text:span text:style-name="_38_">n</text:span><text:span text:style-name="_32_">g</text:span><text:span text:style-name="_35_">e</text:span><text:span text:style-name="_39_">?</text:span><text:span text:style-name="_31_"> </text:span><text:span text:style-name="_36_">T</text:span><text:span text:style-name="_38_">h</text:span><text:span text:style-name="_33_">e</text:span><text:span text:style-name="_35_">y</text:span><text:span text:style-name="_37_"> </text:span><text:span text:style-name="_32_">s</text:span><text:span text:style-name="_36_">h</text:span><text:span text:style-name="_39_">o</text:span><text:span text:style-name="_32_">u</text:span><text:span text:style-name="_36_">l</text:span><text:span text:style-name="_39_">d</text:span><text:span text:style-name="_31_"> </text:span><text:span text:style-name="_35_">d</text:span><text:span text:style-name="_39_">e</text:span><text:span text:style-name="_32_">s</text:span><text:span text:style-name="_36_">c</text:span><text:span text:style-name="_38_">r</text:span><text:span text:style-name="_32_">i</text:span><text:span text:style-name="_36_">b</text:span><text:span text:style-name="_38_">e</text:span><text:span text:style-name="_31_"> </text:span><text:span text:style-name="_36_">c</text:span><text:span text:style-name="_39_">o</text:span><text:span text:style-name="_33_">m</text:span><text:span text:style-name="_36_">p</text:span><text:span text:style-name="_38_">l</text:span><text:span text:style-name="_33_">e</text:span><text:span text:style-name="_36_">t</text:span><text:span text:style-name="_39_">e</text:span><text:span text:style-name="_32_">l</text:span><text:span text:style-name="_35_">y</text:span><text:span text:style-name="_37_"> </text:span><text:span text:style-name="_33_">h</text:span><text:span text:style-name="_35_">o</text:span><text:span text:style-name="_39_">w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m</text:span><text:span text:style-name="_33_">a</text:span><text:span text:style-name="_36_">c</text:span><text:span text:style-name="_39_">h</text:span><text:span text:style-name="_33_">i</text:span><text:span text:style-name="_35_">n</text:span><text:span text:style-name="_39_">e</text:span><text:span text:style-name="_31_"> </text:span><text:span text:style-name="_35_">w</text:span><text:span text:style-name="_39_">i</text:span><text:span text:style-name="_32_">l</text:span><text:span text:style-name="_35_">l</text:span><text:span text:style-name="_37_"> </text:span><text:span text:style-name="_32_">r</text:span><text:span text:style-name="_36_">e</text:span><text:span text:style-name="_38_">a</text:span><text:span text:style-name="_33_">c</text:span><text:span text:style-name="_36_">t</text:span><text:span text:style-name="_37_"> </text:span><text:span text:style-name="_32_">w</text:span><text:span text:style-name="_35_">h</text:span><text:span text:style-name="_39_">a</text:span><text:span text:style-name="_33_">t</text:span><text:span text:style-name="_36_">e</text:span><text:span text:style-name="_39_">v</text:span><text:span text:style-name="_32_">e</text:span><text:span text:style-name="_35_">r</text:span><text:span text:style-name="_37_"> </text:span><text:span text:style-name="_33_">i</text:span><text:span text:style-name="_36_">t</text:span><text:span text:style-name="_39_">s</text:span><text:span text:style-name="_31_"> </text:span><text:span text:style-name="_36_">h</text:span><text:span text:style-name="_38_">i</text:span><text:span text:style-name="_33_">s</text:span><text:span text:style-name="_35_">t</text:span><text:span text:style-name="_38_">o</text:span><text:span text:style-name="_32_">r</text:span><text:span text:style-name="_36_">y</text:span><text:span text:style-name="_37_"> </text:span><text:span text:style-name="_32_">m</text:span><text:span text:style-name="_35_">i</text:span><text:span text:style-name="_38_">g</text:span><text:span text:style-name="_32_">h</text:span><text:span text:style-name="_36_">t</text:span><text:span text:style-name="_37_"> </text:span><text:span text:style-name="_32_">b</text:span><text:span text:style-name="_36_">e</text:span><text:span text:style-name="_38_">,</text:span><text:span text:style-name="_31_"> </text:span><text:span text:style-name="_36_">w</text:span><text:span text:style-name="_39_">h</text:span><text:span text:style-name="_32_">a</text:span><text:span text:style-name="_35_">t</text:span><text:span text:style-name="_38_">e</text:span><text:span text:style-name="_33_">v</text:span><text:span text:style-name="_35_">e</text:span><text:span text:style-name="_38_">r</text:span><text:span text:style-name="_31_"> </text:span><text:span text:style-name="_36_">c</text:span><text:span text:style-name="_38_">h</text:span><text:span text:style-name="_33_">a</text:span><text:span text:style-name="_35_">n</text:span><text:span text:style-name="_38_">g</text:span><text:span text:style-name="_32_">e</text:span><text:span text:style-name="_36_">s</text:span><text:span text:style-name="_37_"> </text:span><text:span text:style-name="_32_">i</text:span><text:span text:style-name="_35_">t</text:span><text:span text:style-name="_37_"> </text:span><text:span text:style-name="_33_">m</text:span><text:span text:style-name="_36_">i</text:span><text:span text:style-name="_39_">g</text:span><text:span text:style-name="_33_">h</text:span><text:span text:style-name="_36_">t</text:span><text:span text:style-name="_37_"> </text:span><text:span text:style-name="_33_">u</text:span><text:span text:style-name="_36_">n</text:span><text:span text:style-name="_38_">d</text:span><text:span text:style-name="_32_">e</text:span><text:span text:style-name="_35_">r</text:span><text:span text:style-name="_38_">g</text:span><text:span text:style-name="_32_">o</text:span><text:span text:style-name="_35_">.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r</text:span><text:span text:style-name="_39_">u</text:span><text:span text:style-name="_32_">l</text:span><text:span text:style-name="_35_">e</text:span><text:span text:style-name="_39_">s</text:span><text:span text:style-name="_31_"> </text:span><text:span text:style-name="_36_">a</text:span><text:span text:style-name="_38_">r</text:span><text:span text:style-name="_32_">e</text:span><text:span text:style-name="_34_"> </text:span><text:span text:style-name="_38_">t</text:span><text:span text:style-name="_33_">h</text:span><text:span text:style-name="_36_">u</text:span><text:span text:style-name="_39_">s</text:span><text:span text:style-name="_31_"> </text:span><text:span text:style-name="_35_">q</text:span><text:span text:style-name="_38_">u</text:span><text:span text:style-name="_32_">i</text:span><text:span text:style-name="_35_">t</text:span><text:span text:style-name="_39_">e</text:span><text:span text:style-name="_31_"> </text:span><text:span text:style-name="_35_">t</text:span><text:span text:style-name="_38_">i</text:span><text:span text:style-name="_32_">m</text:span><text:span text:style-name="_36_">e</text:span>-<text:span text:style-name="_33_">i</text:span><text:span text:style-name="_36_">n</text:span><text:span text:style-name="_38_">v</text:span><text:span text:style-name="_32_">a</text:span><text:span text:style-name="_35_">r</text:span><text:span text:style-name="_39_">i</text:span><text:span text:style-name="_32_">a</text:span><text:span text:style-name="_35_">n</text:span><text:span text:style-name="_39_">t</text:span><text:span text:style-name="_32_">.</text:span><text:span text:style-name="_34_"> </text:span><text:span text:style-name="_39_">T</text:span><text:span text:style-name="_32_">h</text:span><text:span text:style-name="_36_">i</text:span><text:span text:style-name="_39_">s</text:span><text:span text:style-name="_31_"> </text:span><text:span text:style-name="_35_">i</text:span><text:span text:style-name="_38_">s</text:span><text:span text:style-name="_31_"> </text:span><text:span text:style-name="_36_">q</text:span><text:span text:style-name="_38_">u</text:span><text:span text:style-name="_33_">i</text:span><text:span text:style-name="_36_">t</text:span><text:span text:style-name="_38_">e</text:span><text:span text:style-name="_31_"> </text:span><text:span text:style-name="_36_">t</text:span><text:span text:style-name="_39_">r</text:span><text:span text:style-name="_32_">u</text:span><text:span text:style-name="_36_">e</text:span><text:span text:style-name="_39_">.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e</text:span><text:span text:style-name="_33_">x</text:span><text:span text:style-name="_36_">p</text:span><text:span text:style-name="_39_">l</text:span><text:span text:style-name="_32_">a</text:span><text:span text:style-name="_35_">n</text:span><text:span text:style-name="_39_">a</text:span><text:span text:style-name="_33_">t</text:span><text:span text:style-name="_35_">i</text:span><text:span text:style-name="_38_">o</text:span><text:span text:style-name="_33_">n</text:span><text:span text:style-name="_34_"> </text:span><text:span text:style-name="_39_">o</text:span><text:span text:style-name="_32_">f</text:span><text:span text:style-name="_34_"> </text:span><text:span text:style-name="_38_">t</text:span><text:span text:style-name="_32_">h</text:span><text:span text:style-name="_36_">e</text:span><text:span text:style-name="_37_"> </text:span><text:soft-page-break/><text:span text:style-name="_32_">p</text:span><text:span text:style-name="_36_">a</text:span><text:span text:style-name="_39_">r</text:span><text:span text:style-name="_33_">a</text:span><text:span text:style-name="_36_">d</text:span><text:span text:style-name="_38_">o</text:span><text:span text:style-name="_33_">x</text:span><text:span text:style-name="_34_"> </text:span><text:span text:style-name="_39_">i</text:span><text:span text:style-name="_32_">s</text:span><text:span text:style-name="_34_"> </text:span><text:span text:style-name="_39_">t</text:span><text:span text:style-name="_33_">h</text:span><text:span text:style-name="_36_">a</text:span><text:span text:style-name="_38_">t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r</text:span><text:span text:style-name="_32_">u</text:span><text:span text:style-name="_36_">l</text:span><text:span text:style-name="_38_">e</text:span><text:span text:style-name="_33_">s</text:span><text:span text:style-name="_34_"> </text:span><text:span text:style-name="_38_">w</text:span><text:span text:style-name="_32_">h</text:span><text:span text:style-name="_35_">i</text:span><text:span text:style-name="_38_">c</text:span><text:span text:style-name="_32_">h</text:span><text:span text:style-name="_34_"> </text:span><text:span text:style-name="_38_">g</text:span><text:span text:style-name="_33_">e</text:span><text:span text:style-name="_36_">t</text:span><text:span text:style-name="_37_"> </text:span><text:span text:style-name="_33_">c</text:span><text:span text:style-name="_36_">h</text:span><text:span text:style-name="_39_">a</text:span><text:span text:style-name="_33_">n</text:span><text:span text:style-name="_35_">g</text:span><text:span text:style-name="_38_">e</text:span><text:span text:style-name="_33_">d</text:span><text:span text:style-name="_34_"> </text:span><text:span text:style-name="_39_">i</text:span><text:span text:style-name="_33_">n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l</text:span><text:span text:style-name="_36_">e</text:span><text:span text:style-name="_39_">a</text:span><text:span text:style-name="_32_">r</text:span><text:span text:style-name="_36_">n</text:span><text:span text:style-name="_39_">i</text:span><text:span text:style-name="_33_">n</text:span><text:span text:style-name="_36_">g</text:span><text:span text:style-name="_37_"> </text:span><text:span text:style-name="_33_">p</text:span><text:span text:style-name="_36_">r</text:span><text:span text:style-name="_39_">o</text:span><text:span text:style-name="_32_">c</text:span><text:span text:style-name="_36_">e</text:span><text:span text:style-name="_38_">s</text:span><text:span text:style-name="_33_">s</text:span><text:span text:style-name="_34_"> </text:span><text:span text:style-name="_39_">a</text:span><text:span text:style-name="_32_">r</text:span><text:span text:style-name="_36_">e</text:span><text:span text:style-name="_37_"> </text:span><text:span text:style-name="_33_">o</text:span><text:span text:style-name="_36_">f</text:span><text:span text:style-name="_37_"> </text:span><text:span text:style-name="_33_">a</text:span><text:span text:style-name="_34_"> </text:span><text:span text:style-name="_38_">r</text:span><text:span text:style-name="_32_">a</text:span><text:span text:style-name="_36_">t</text:span><text:span text:style-name="_38_">h</text:span><text:span text:style-name="_32_">e</text:span><text:span text:style-name="_36_">r</text:span><text:span text:style-name="_37_"> </text:span><text:span text:style-name="_32_">l</text:span><text:span text:style-name="_36_">e</text:span><text:span text:style-name="_38_">s</text:span><text:span text:style-name="_33_">s</text:span><text:span text:style-name="_34_"> </text:span><text:span text:style-name="_39_">p</text:span><text:span text:style-name="_32_">r</text:span><text:span text:style-name="_36_">e</text:span><text:span text:style-name="_39_">t</text:span><text:span text:style-name="_33_">e</text:span><text:span text:style-name="_35_">n</text:span><text:span text:style-name="_39_">t</text:span><text:span text:style-name="_33_">i</text:span><text:span text:style-name="_35_">o</text:span><text:span text:style-name="_39_">u</text:span><text:span text:style-name="_33_">s</text:span><text:span text:style-name="_34_"> </text:span><text:span text:style-name="_39_">k</text:span><text:span text:style-name="_33_">i</text:span><text:span text:style-name="_36_">n</text:span><text:span text:style-name="_38_">d</text:span><text:span text:style-name="_32_">,</text:span><text:span text:style-name="_34_"> </text:span><text:span text:style-name="_38_">c</text:span><text:span text:style-name="_32_">l</text:span><text:span text:style-name="_36_">a</text:span><text:span text:style-name="_39_">i</text:span><text:span text:style-name="_33_">m</text:span><text:span text:style-name="_36_">i</text:span><text:span text:style-name="_38_">n</text:span><text:span text:style-name="_33_">g</text:span><text:span text:style-name="_34_"> </text:span><text:span text:style-name="_38_">o</text:span><text:span text:style-name="_32_">n</text:span><text:span text:style-name="_35_">l</text:span><text:span text:style-name="_39_">y</text:span><text:span text:style-name="_31_"> </text:span><text:span text:style-name="_35_">a</text:span><text:span text:style-name="_39_">n</text:span><text:span text:style-name="_31_"> </text:span><text:span text:style-name="_36_">e</text:span><text:span text:style-name="_38_">p</text:span><text:span text:style-name="_33_">h</text:span><text:span text:style-name="_36_">e</text:span><text:span text:style-name="_38_">m</text:span><text:span text:style-name="_33_">e</text:span><text:span text:style-name="_35_">r</text:span><text:span text:style-name="_39_">a</text:span><text:span text:style-name="_33_">l</text:span><text:span text:style-name="_34_"> </text:span><text:span text:style-name="_39_">v</text:span><text:span text:style-name="_32_">a</text:span><text:span text:style-name="_36_">l</text:span><text:span text:style-name="_38_">i</text:span><text:span text:style-name="_32_">d</text:span><text:span text:style-name="_36_">i</text:span><text:span text:style-name="_39_">t</text:span><text:span text:style-name="_32_">y</text:span><text:span text:style-name="_35_">.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r</text:span><text:span text:style-name="_38_">e</text:span><text:span text:style-name="_32_">a</text:span><text:span text:style-name="_35_">d</text:span><text:span text:style-name="_39_">e</text:span><text:span text:style-name="_32_">r</text:span><text:span text:style-name="_34_"> </text:span><text:span text:style-name="_39_">m</text:span><text:span text:style-name="_32_">a</text:span><text:span text:style-name="_35_">y</text:span><text:span text:style-name="_37_"> </text:span><text:span text:style-name="_33_">d</text:span><text:span text:style-name="_36_">r</text:span><text:span text:style-name="_39_">a</text:span><text:span text:style-name="_32_">w</text:span><text:span text:style-name="_34_"> </text:span><text:span text:style-name="_39_">a</text:span><text:span text:style-name="_31_"> </text:span><text:span text:style-name="_35_">p</text:span><text:span text:style-name="_38_">a</text:span><text:span text:style-name="_33_">r</text:span><text:span text:style-name="_36_">a</text:span><text:span text:style-name="_38_">l</text:span><text:span text:style-name="_33_">l</text:span><text:span text:style-name="_35_">e</text:span><text:span text:style-name="_39_">l</text:span><text:span text:style-name="_31_"> </text:span><text:span text:style-name="_35_">w</text:span><text:span text:style-name="_39_">i</text:span><text:span text:style-name="_33_">t</text:span><text:span text:style-name="_36_">h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C</text:span><text:span text:style-name="_38_">o</text:span><text:span text:style-name="_33_">n</text:span><text:span text:style-name="_36_">s</text:span><text:span text:style-name="_39_">t</text:span><text:span text:style-name="_33_">i</text:span><text:span text:style-name="_35_">t</text:span><text:span text:style-name="_38_">u</text:span><text:span text:style-name="_32_">t</text:span><text:span text:style-name="_36_">i</text:span><text:span text:style-name="_38_">o</text:span><text:span text:style-name="_33_">n</text:span><text:span text:style-name="_34_"> </text:span><text:span text:style-name="_38_">o</text:span><text:span text:style-name="_33_">f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U</text:span><text:span text:style-name="_35_">n</text:span><text:span text:style-name="_39_">i</text:span><text:span text:style-name="_33_">t</text:span><text:span text:style-name="_35_">e</text:span><text:span text:style-name="_38_">d</text:span><text:span text:style-name="_31_"> </text:span><text:span text:style-name="_36_">S</text:span><text:span text:style-name="_39_">t</text:span><text:span text:style-name="_32_">a</text:span><text:span text:style-name="_36_">t</text:span><text:span text:style-name="_39_">e</text:span><text:span text:style-name="_32_">s</text:span><text:span text:style-name="_35_">.</text:span></text:p>
      <text:p text:style-name="P1"><text:span text:style-name="_33_">A</text:span><text:span text:style-name="_35_">n</text:span><text:span text:style-name="_37_"> </text:span><text:span text:style-name="_32_">i</text:span><text:span text:style-name="_36_">m</text:span><text:span text:style-name="_39_">p</text:span><text:span text:style-name="_32_">o</text:span><text:span text:style-name="_36_">r</text:span><text:span text:style-name="_39_">t</text:span><text:span text:style-name="_32_">a</text:span><text:span text:style-name="_36_">n</text:span><text:span text:style-name="_39_">t</text:span><text:span text:style-name="_31_"> </text:span><text:span text:style-name="_35_">f</text:span><text:span text:style-name="_38_">e</text:span><text:span text:style-name="_33_">a</text:span><text:span text:style-name="_35_">t</text:span><text:span text:style-name="_38_">u</text:span><text:span text:style-name="_33_">r</text:span><text:span text:style-name="_36_">e</text:span><text:span text:style-name="_37_"> </text:span><text:span text:style-name="_33_">o</text:span><text:span text:style-name="_36_">f</text:span><text:span text:style-name="_37_"> </text:span><text:span text:style-name="_32_">a</text:span><text:span text:style-name="_34_"> </text:span><text:span text:style-name="_38_">l</text:span><text:span text:style-name="_32_">e</text:span><text:span text:style-name="_36_">a</text:span><text:span text:style-name="_38_">r</text:span><text:span text:style-name="_32_">n</text:span><text:span text:style-name="_36_">i</text:span><text:span text:style-name="_39_">n</text:span><text:span text:style-name="_32_">g</text:span><text:span text:style-name="_34_"> </text:span><text:span text:style-name="_38_">m</text:span><text:span text:style-name="_33_">a</text:span><text:span text:style-name="_36_">c</text:span><text:span text:style-name="_39_">h</text:span><text:span text:style-name="_32_">i</text:span><text:span text:style-name="_36_">n</text:span><text:span text:style-name="_38_">e</text:span><text:span text:style-name="_31_"> </text:span><text:span text:style-name="_35_">i</text:span><text:span text:style-name="_39_">s</text:span><text:span text:style-name="_31_"> </text:span><text:span text:style-name="_35_">t</text:span><text:span text:style-name="_38_">h</text:span><text:span text:style-name="_32_">a</text:span><text:span text:style-name="_36_">t</text:span><text:span text:style-name="_37_"> </text:span><text:span text:style-name="_33_">i</text:span><text:span text:style-name="_36_">t</text:span><text:span text:style-name="_39_">s</text:span><text:span text:style-name="_31_"> </text:span><text:span text:style-name="_36_">t</text:span><text:span text:style-name="_38_">e</text:span><text:span text:style-name="_32_">a</text:span><text:span text:style-name="_36_">c</text:span><text:span text:style-name="_38_">h</text:span><text:span text:style-name="_33_">e</text:span><text:span text:style-name="_35_">r</text:span><text:span text:style-name="_37_"> </text:span><text:span text:style-name="_32_">w</text:span><text:span text:style-name="_35_">i</text:span><text:span text:style-name="_39_">l</text:span><text:span text:style-name="_32_">l</text:span><text:span text:style-name="_34_"> </text:span><text:span text:style-name="_39_">o</text:span><text:span text:style-name="_32_">f</text:span><text:span text:style-name="_35_">t</text:span><text:span text:style-name="_38_">e</text:span><text:span text:style-name="_32_">n</text:span><text:span text:style-name="_34_"> </text:span><text:span text:style-name="_38_">b</text:span><text:span text:style-name="_32_">e</text:span><text:span text:style-name="_34_"> </text:span><text:span text:style-name="_38_">v</text:span><text:span text:style-name="_33_">e</text:span><text:span text:style-name="_35_">r</text:span><text:span text:style-name="_38_">y</text:span><text:span text:style-name="_31_"> </text:span><text:span text:style-name="_36_">l</text:span><text:span text:style-name="_38_">a</text:span><text:span text:style-name="_33_">r</text:span><text:span text:style-name="_35_">g</text:span><text:span text:style-name="_38_">e</text:span><text:span text:style-name="_32_">l</text:span><text:span text:style-name="_35_">y</text:span><text:span text:style-name="_37_"> </text:span><text:span text:style-name="_33_">i</text:span><text:span text:style-name="_36_">g</text:span><text:span text:style-name="_39_">n</text:span><text:span text:style-name="_32_">o</text:span><text:span text:style-name="_35_">r</text:span><text:span text:style-name="_38_">a</text:span><text:span text:style-name="_32_">n</text:span><text:span text:style-name="_36_">t</text:span><text:span text:style-name="_37_"> </text:span><text:span text:style-name="_32_">o</text:span><text:span text:style-name="_35_">f</text:span><text:span text:style-name="_37_"> </text:span><text:span text:style-name="_32_">q</text:span><text:span text:style-name="_36_">u</text:span><text:span text:style-name="_38_">i</text:span><text:span text:style-name="_32_">t</text:span><text:span text:style-name="_35_">e</text:span><text:span text:style-name="_37_"> </text:span><text:span text:style-name="_32_">w</text:span><text:span text:style-name="_36_">h</text:span><text:span text:style-name="_38_">a</text:span><text:span text:style-name="_32_">t</text:span><text:span text:style-name="_34_"> </text:span><text:span text:style-name="_39_">i</text:span><text:span text:style-name="_32_">s</text:span><text:span text:style-name="_34_"> </text:span><text:span text:style-name="_38_">g</text:span><text:span text:style-name="_32_">o</text:span><text:span text:style-name="_35_">i</text:span><text:span text:style-name="_38_">n</text:span><text:span text:style-name="_33_">g</text:span><text:span text:style-name="_34_"> </text:span><text:span text:style-name="_39_">o</text:span><text:span text:style-name="_32_">n</text:span><text:span text:style-name="_34_"> </text:span><text:span text:style-name="_38_">i</text:span><text:span text:style-name="_32_">n</text:span><text:span text:style-name="_36_">s</text:span><text:span text:style-name="_39_">i</text:span><text:span text:style-name="_32_">d</text:span><text:span text:style-name="_35_">e</text:span><text:span text:style-name="_38_">,</text:span><text:span text:style-name="_31_"> </text:span><text:span text:style-name="_36_">a</text:span><text:span text:style-name="_38_">l</text:span><text:span text:style-name="_33_">t</text:span><text:span text:style-name="_36_">h</text:span><text:span text:style-name="_39_">o</text:span><text:span text:style-name="_32_">u</text:span><text:span text:style-name="_36_">g</text:span><text:span text:style-name="_38_">h</text:span><text:span text:style-name="_31_"> </text:span><text:span text:style-name="_36_">h</text:span><text:span text:style-name="_38_">e</text:span><text:span text:style-name="_31_"> </text:span><text:span text:style-name="_35_">m</text:span><text:span text:style-name="_38_">a</text:span><text:span text:style-name="_33_">y</text:span><text:span text:style-name="_34_"> </text:span><text:span text:style-name="_38_">s</text:span><text:span text:style-name="_33_">t</text:span><text:span text:style-name="_36_">i</text:span><text:span text:style-name="_39_">l</text:span><text:span text:style-name="_33_">l</text:span><text:span text:style-name="_34_"> </text:span><text:span text:style-name="_39_">b</text:span><text:span text:style-name="_33_">e</text:span><text:span text:style-name="_34_"> </text:span><text:span text:style-name="_38_">a</text:span><text:span text:style-name="_33_">b</text:span><text:span text:style-name="_35_">l</text:span><text:span text:style-name="_38_">e</text:span><text:span text:style-name="_31_"> </text:span><text:span text:style-name="_36_">t</text:span><text:span text:style-name="_38_">o</text:span><text:span text:style-name="_31_"> </text:span><text:span text:style-name="_36_">s</text:span><text:span text:style-name="_38_">o</text:span><text:span text:style-name="_33_">m</text:span><text:span text:style-name="_36_">e</text:span><text:span text:style-name="_37_"> </text:span><text:span text:style-name="_33_">e</text:span><text:span text:style-name="_35_">x</text:span><text:span text:style-name="_38_">t</text:span><text:span text:style-name="_33_">e</text:span><text:span text:style-name="_35_">n</text:span><text:span text:style-name="_38_">t</text:span><text:span text:style-name="_31_"> </text:span><text:span text:style-name="_35_">t</text:span><text:span text:style-name="_39_">o</text:span><text:span text:style-name="_31_"> </text:span><text:span text:style-name="_35_">p</text:span><text:span text:style-name="_38_">r</text:span><text:span text:style-name="_32_">e</text:span><text:span text:style-name="_35_">d</text:span><text:span text:style-name="_38_">i</text:span><text:span text:style-name="_33_">c</text:span><text:span text:style-name="_36_">t</text:span><text:span text:style-name="_37_"> </text:span><text:span text:style-name="_32_">h</text:span><text:span text:style-name="_35_">i</text:span><text:span text:style-name="_39_">s</text:span><text:span text:style-name="_31_"> </text:span><text:span text:style-name="_35_">p</text:span><text:span text:style-name="_38_">u</text:span><text:span text:style-name="_32_">p</text:span><text:span text:style-name="_36_">i</text:span><text:span text:style-name="_39_">l</text:span><text:span text:style-name="_33_">'</text:span><text:span text:style-name="_35_">s</text:span><text:span text:style-name="_37_"> </text:span><text:span text:style-name="_32_">b</text:span><text:span text:style-name="_35_">e</text:span><text:span text:style-name="_38_">h</text:span><text:span text:style-name="_32_">a</text:span><text:span text:style-name="_36_">v</text:span><text:span text:style-name="_39_">i</text:span><text:span text:style-name="_33_">o</text:span><text:span text:style-name="_35_">r</text:span><text:span text:style-name="_38_">.</text:span><text:span text:style-name="_31_"> </text:span><text:span text:style-name="_35_">T</text:span><text:span text:style-name="_38_">h</text:span><text:span text:style-name="_32_">i</text:span><text:span text:style-name="_36_">s</text:span><text:span text:style-name="_37_"> </text:span><text:span text:style-name="_33_">s</text:span><text:span text:style-name="_36_">h</text:span><text:span text:style-name="_38_">o</text:span><text:span text:style-name="_33_">u</text:span><text:span text:style-name="_36_">l</text:span><text:span text:style-name="_38_">d</text:span><text:span text:style-name="_31_"> </text:span><text:span text:style-name="_35_">a</text:span><text:span text:style-name="_39_">p</text:span><text:span text:style-name="_32_">p</text:span><text:span text:style-name="_35_">l</text:span><text:span text:style-name="_39_">y</text:span><text:span text:style-name="_31_"> </text:span><text:span text:style-name="_35_">m</text:span><text:span text:style-name="_39_">o</text:span><text:span text:style-name="_32_">s</text:span><text:span text:style-name="_35_">t</text:span><text:span text:style-name="_37_"> </text:span><text:span text:style-name="_33_">s</text:span><text:span text:style-name="_36_">t</text:span><text:span text:style-name="_39_">r</text:span><text:span text:style-name="_33_">o</text:span><text:span text:style-name="_36_">n</text:span><text:span text:style-name="_39_">g</text:span><text:span text:style-name="_32_">l</text:span><text:span text:style-name="_36_">y</text:span><text:span text:style-name="_37_"> </text:span><text:span text:style-name="_33_">t</text:span><text:span text:style-name="_36_">o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l</text:span><text:span text:style-name="_38_">a</text:span><text:span text:style-name="_32_">t</text:span><text:span text:style-name="_36_">e</text:span><text:span text:style-name="_39_">r</text:span><text:span text:style-name="_31_"> </text:span><text:span text:style-name="_35_">e</text:span><text:span text:style-name="_38_">d</text:span><text:span text:style-name="_32_">u</text:span><text:span text:style-name="_36_">c</text:span><text:span text:style-name="_38_">a</text:span><text:span text:style-name="_33_">t</text:span><text:span text:style-name="_36_">i</text:span><text:span text:style-name="_38_">o</text:span><text:span text:style-name="_33_">n</text:span><text:span text:style-name="_34_"> </text:span><text:span text:style-name="_38_">o</text:span><text:span text:style-name="_33_">f</text:span><text:span text:style-name="_34_"> </text:span><text:span text:style-name="_38_">a</text:span><text:span text:style-name="_31_"> </text:span><text:span text:style-name="_35_">m</text:span><text:span text:style-name="_39_">a</text:span><text:span text:style-name="_33_">c</text:span><text:span text:style-name="_36_">h</text:span><text:span text:style-name="_38_">i</text:span><text:span text:style-name="_33_">n</text:span><text:span text:style-name="_36_">e</text:span><text:span text:style-name="_37_"> </text:span><text:span text:style-name="_33_">a</text:span><text:span text:style-name="_35_">r</text:span><text:span text:style-name="_38_">i</text:span><text:span text:style-name="_32_">s</text:span><text:span text:style-name="_36_">i</text:span><text:span text:style-name="_38_">n</text:span><text:span text:style-name="_32_">g</text:span><text:span text:style-name="_34_"> </text:span><text:span text:style-name="_38_">f</text:span><text:span text:style-name="_32_">r</text:span><text:span text:style-name="_35_">o</text:span><text:span text:style-name="_38_">m</text:span><text:span text:style-name="_31_"> </text:span><text:span text:style-name="_35_">a</text:span><text:span text:style-name="_37_"> </text:span><text:span text:style-name="_33_">c</text:span><text:span text:style-name="_36_">h</text:span><text:span text:style-name="_39_">i</text:span><text:span text:style-name="_33_">l</text:span><text:span text:style-name="_35_">d</text:span><text:span text:style-name="_37_"> </text:span><text:span text:style-name="_33_">m</text:span><text:span text:style-name="_36_">a</text:span><text:span text:style-name="_38_">c</text:span><text:span text:style-name="_33_">h</text:span><text:span text:style-name="_35_">i</text:span><text:span text:style-name="_38_">n</text:span><text:span text:style-name="_33_">e</text:span><text:span text:style-name="_34_"> </text:span><text:span text:style-name="_38_">o</text:span><text:span text:style-name="_32_">f</text:span><text:span text:style-name="_34_"> </text:span><text:span text:style-name="_39_">w</text:span><text:span text:style-name="_32_">e</text:span><text:span text:style-name="_36_">l</text:span><text:span text:style-name="_39_">l</text:span>-<text:span text:style-name="_36_">t</text:span><text:span text:style-name="_39_">r</text:span><text:span text:style-name="_32_">i</text:span><text:span text:style-name="_36_">e</text:span><text:span text:style-name="_38_">d</text:span><text:span text:style-name="_31_"> </text:span><text:span text:style-name="_36_">d</text:span><text:span text:style-name="_38_">e</text:span><text:span text:style-name="_32_">s</text:span><text:span text:style-name="_35_">i</text:span><text:span text:style-name="_38_">g</text:span><text:span text:style-name="_32_">n</text:span><text:span text:style-name="_34_"> </text:span><text:span text:style-name="_39_">(</text:span><text:span text:style-name="_32_">o</text:span><text:span text:style-name="_36_">r</text:span><text:span text:style-name="_37_"> </text:span><text:span text:style-name="_33_">p</text:span><text:span text:style-name="_35_">r</text:span><text:span text:style-name="_38_">o</text:span><text:span text:style-name="_33_">g</text:span><text:span text:style-name="_35_">r</text:span><text:span text:style-name="_38_">a</text:span><text:span text:style-name="_32_">m</text:span><text:span text:style-name="_36_">m</text:span><text:span text:style-name="_38_">e</text:span><text:span text:style-name="_33_">)</text:span><text:span text:style-name="_36_">.</text:span><text:span text:style-name="_37_"> </text:span><text:span text:style-name="_33_">T</text:span><text:span text:style-name="_36_">h</text:span><text:span text:style-name="_38_">i</text:span><text:span text:style-name="_33_">s</text:span><text:span text:style-name="_34_"> </text:span><text:span text:style-name="_39_">i</text:span><text:span text:style-name="_32_">s</text:span><text:span text:style-name="_34_"> </text:span><text:span text:style-name="_38_">i</text:span><text:span text:style-name="_33_">n</text:span><text:span text:style-name="_34_"> </text:span><text:span text:style-name="_38_">c</text:span><text:span text:style-name="_33_">l</text:span><text:span text:style-name="_35_">e</text:span><text:span text:style-name="_39_">a</text:span><text:span text:style-name="_32_">r</text:span><text:span text:style-name="_34_"> </text:span><text:span text:style-name="_39_">c</text:span><text:span text:style-name="_32_">o</text:span><text:span text:style-name="_35_">n</text:span><text:span text:style-name="_38_">t</text:span><text:span text:style-name="_32_">r</text:span><text:span text:style-name="_36_">a</text:span><text:span text:style-name="_38_">s</text:span><text:span text:style-name="_33_">t</text:span><text:span text:style-name="_34_"> </text:span><text:span text:style-name="_38_">w</text:span><text:span text:style-name="_32_">i</text:span><text:span text:style-name="_35_">t</text:span><text:span text:style-name="_38_">h</text:span><text:span text:style-name="_31_"> </text:span><text:span text:style-name="_35_">n</text:span><text:span text:style-name="_38_">o</text:span><text:span text:style-name="_33_">r</text:span><text:span text:style-name="_35_">m</text:span><text:span text:style-name="_38_">a</text:span><text:span text:style-name="_32_">l</text:span><text:span text:style-name="_34_"> </text:span><text:span text:style-name="_39_">p</text:span><text:span text:style-name="_32_">r</text:span><text:span text:style-name="_35_">o</text:span><text:span text:style-name="_38_">c</text:span><text:span text:style-name="_32_">e</text:span><text:span text:style-name="_35_">d</text:span><text:span text:style-name="_38_">u</text:span><text:span text:style-name="_33_">r</text:span><text:span text:style-name="_35_">e</text:span><text:span text:style-name="_37_"> </text:span><text:span text:style-name="_32_">w</text:span><text:span text:style-name="_36_">h</text:span><text:span text:style-name="_39_">e</text:span><text:span text:style-name="_33_">n</text:span><text:span text:style-name="_34_"> </text:span><text:span text:style-name="_39_">u</text:span><text:span text:style-name="_33_">s</text:span><text:span text:style-name="_35_">i</text:span><text:span text:style-name="_38_">n</text:span><text:span text:style-name="_33_">g</text:span><text:span text:style-name="_34_"> </text:span><text:span text:style-name="_38_">a</text:span><text:span text:style-name="_31_"> </text:span><text:span text:style-name="_36_">m</text:span><text:span text:style-name="_38_">a</text:span><text:span text:style-name="_33_">c</text:span><text:span text:style-name="_35_">h</text:span><text:span text:style-name="_39_">i</text:span><text:span text:style-name="_32_">n</text:span><text:span text:style-name="_36_">e</text:span><text:span text:style-name="_37_"> </text:span><text:span text:style-name="_33_">t</text:span><text:span text:style-name="_35_">o</text:span><text:span text:style-name="_37_"> </text:span><text:span text:style-name="_32_">d</text:span><text:span text:style-name="_35_">o</text:span><text:span text:style-name="_37_"> </text:span><text:span text:style-name="_32_">c</text:span><text:span text:style-name="_36_">o</text:span><text:span text:style-name="_38_">m</text:span><text:span text:style-name="_33_">p</text:span><text:span text:style-name="_36_">u</text:span><text:span text:style-name="_39_">t</text:span><text:span text:style-name="_33_">a</text:span><text:span text:style-name="_36_">t</text:span><text:span text:style-name="_38_">i</text:span><text:span text:style-name="_33_">o</text:span><text:span text:style-name="_35_">n</text:span><text:span text:style-name="_39_">s</text:span><text:span text:style-name="_31_"> </text:span><text:span text:style-name="_36_">o</text:span><text:span text:style-name="_39_">n</text:span><text:span text:style-name="_33_">e</text:span><text:span text:style-name="_36_">'</text:span><text:span text:style-name="_39_">s</text:span><text:span text:style-name="_31_"> </text:span><text:span text:style-name="_36_">o</text:span><text:span text:style-name="_39_">b</text:span><text:span text:style-name="_33_">j</text:span><text:span text:style-name="_35_">e</text:span><text:span text:style-name="_39_">c</text:span><text:span text:style-name="_32_">t</text:span><text:span text:style-name="_34_"> </text:span><text:span text:style-name="_38_">i</text:span><text:span text:style-name="_33_">s</text:span><text:span text:style-name="_34_"> </text:span><text:span text:style-name="_38_">t</text:span><text:span text:style-name="_32_">h</text:span><text:span text:style-name="_35_">e</text:span><text:span text:style-name="_39_">n</text:span><text:span text:style-name="_31_"> </text:span><text:span text:style-name="_35_">t</text:span><text:span text:style-name="_39_">o</text:span><text:span text:style-name="_31_"> </text:span><text:span text:style-name="_35_">h</text:span><text:span text:style-name="_39_">a</text:span><text:span text:style-name="_32_">v</text:span><text:span text:style-name="_36_">e</text:span><text:span text:style-name="_37_"> </text:span><text:span text:style-name="_32_">a</text:span><text:span text:style-name="_34_"> </text:span><text:span text:style-name="_39_">c</text:span><text:span text:style-name="_32_">l</text:span><text:span text:style-name="_36_">e</text:span><text:span text:style-name="_39_">a</text:span><text:span text:style-name="_33_">r</text:span><text:span text:style-name="_34_"> </text:span><text:span text:style-name="_38_">m</text:span><text:span text:style-name="_32_">e</text:span><text:span text:style-name="_35_">n</text:span><text:span text:style-name="_39_">t</text:span><text:span text:style-name="_33_">a</text:span><text:span text:style-name="_35_">l</text:span><text:span text:style-name="_37_"> </text:span><text:span text:style-name="_32_">p</text:span><text:span text:style-name="_35_">i</text:span><text:span text:style-name="_38_">c</text:span><text:span text:style-name="_32_">t</text:span><text:span text:style-name="_35_">u</text:span><text:span text:style-name="_38_">r</text:span><text:span text:style-name="_33_">e</text:span><text:span text:style-name="_34_"> </text:span><text:span text:style-name="_38_">o</text:span><text:span text:style-name="_32_">f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s</text:span><text:span text:style-name="_36_">t</text:span><text:span text:style-name="_39_">a</text:span><text:span text:style-name="_33_">t</text:span><text:span text:style-name="_36_">e</text:span><text:span text:style-name="_37_"> </text:span><text:span text:style-name="_33_">o</text:span><text:span text:style-name="_36_">f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m</text:span><text:span text:style-name="_39_">a</text:span><text:span text:style-name="_33_">c</text:span><text:span text:style-name="_36_">h</text:span><text:span text:style-name="_38_">i</text:span><text:span text:style-name="_32_">n</text:span><text:span text:style-name="_36_">e</text:span><text:span text:style-name="_37_"> </text:span><text:span text:style-name="_32_">a</text:span><text:span text:style-name="_35_">t</text:span><text:span text:style-name="_37_"> </text:span><text:span text:style-name="_33_">e</text:span><text:span text:style-name="_35_">a</text:span><text:span text:style-name="_39_">c</text:span><text:span text:style-name="_32_">h</text:span><text:span text:style-name="_34_"> </text:span><text:span text:style-name="_39_">m</text:span><text:span text:style-name="_32_">o</text:span><text:span text:style-name="_36_">m</text:span><text:span text:style-name="_38_">e</text:span><text:span text:style-name="_33_">n</text:span><text:span text:style-name="_35_">t</text:span><text:span text:style-name="_37_"> </text:span><text:span text:style-name="_32_">i</text:span><text:span text:style-name="_36_">n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c</text:span><text:span text:style-name="_39_">o</text:span><text:span text:style-name="_33_">m</text:span><text:span text:style-name="_35_">p</text:span><text:span text:style-name="_38_">u</text:span><text:span text:style-name="_33_">t</text:span><text:span text:style-name="_36_">a</text:span><text:span text:style-name="_38_">t</text:span><text:span text:style-name="_33_">i</text:span><text:span text:style-name="_35_">o</text:span><text:span text:style-name="_39_">n</text:span><text:span text:style-name="_32_">.</text:span><text:span text:style-name="_34_"> </text:span><text:span text:style-name="_38_">T</text:span><text:span text:style-name="_33_">h</text:span><text:span text:style-name="_35_">i</text:span><text:span text:style-name="_39_">s</text:span><text:span text:style-name="_31_"> </text:span><text:span text:style-name="_35_">o</text:span><text:span text:style-name="_39_">b</text:span><text:span text:style-name="_33_">j</text:span><text:span text:style-name="_36_">e</text:span><text:span text:style-name="_39_">c</text:span><text:span text:style-name="_33_">t</text:span><text:span text:style-name="_34_"> </text:span><text:span text:style-name="_39_">c</text:span><text:span text:style-name="_32_">a</text:span><text:span text:style-name="_36_">n</text:span><text:span text:style-name="_37_"> </text:span><text:span text:style-name="_33_">o</text:span><text:span text:style-name="_36_">n</text:span><text:span text:style-name="_39_">l</text:span><text:span text:style-name="_32_">y</text:span><text:span text:style-name="_34_"> </text:span><text:span text:style-name="_39_">b</text:span><text:span text:style-name="_33_">e</text:span><text:span text:style-name="_34_"> </text:span><text:span text:style-name="_39_">a</text:span><text:span text:style-name="_33_">c</text:span><text:span text:style-name="_35_">h</text:span><text:span text:style-name="_39_">i</text:span><text:span text:style-name="_32_">e</text:span><text:span text:style-name="_36_">v</text:span><text:span text:style-name="_38_">e</text:span><text:span text:style-name="_33_">d</text:span><text:span text:style-name="_34_"> </text:span><text:span text:style-name="_39_">w</text:span><text:span text:style-name="_32_">i</text:span><text:span text:style-name="_35_">t</text:span><text:span text:style-name="_39_">h</text:span><text:span text:style-name="_31_"> </text:span><text:span text:style-name="_35_">a</text:span><text:span text:style-name="_37_"> </text:span><text:span text:style-name="_32_">s</text:span><text:span text:style-name="_36_">t</text:span><text:span text:style-name="_39_">r</text:span><text:span text:style-name="_33_">u</text:span><text:span text:style-name="_35_">g</text:span><text:span text:style-name="_39_">g</text:span><text:span text:style-name="_32_">l</text:span><text:span text:style-name="_36_">e</text:span><text:span text:style-name="_39_">.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v</text:span><text:span text:style-name="_33_">i</text:span><text:span text:style-name="_36_">e</text:span><text:span text:style-name="_38_">w</text:span><text:span text:style-name="_31_"> </text:span><text:span text:style-name="_35_">t</text:span><text:span text:style-name="_39_">h</text:span><text:span text:style-name="_32_">a</text:span><text:span text:style-name="_36_">t</text:span><text:span text:style-name="_37_"> </text:span><text:span text:style-name="_32_">"</text:span><text:span text:style-name="_35_">t</text:span><text:span text:style-name="_38_">h</text:span><text:span text:style-name="_32_">e</text:span><text:span text:style-name="_34_"> </text:span><text:span text:style-name="_38_">m</text:span><text:span text:style-name="_33_">a</text:span><text:span text:style-name="_36_">c</text:span><text:span text:style-name="_38_">h</text:span><text:span text:style-name="_32_">i</text:span><text:span text:style-name="_36_">n</text:span><text:span text:style-name="_39_">e</text:span><text:span text:style-name="_31_"> </text:span><text:span text:style-name="_35_">c</text:span><text:span text:style-name="_38_">a</text:span><text:span text:style-name="_32_">n</text:span><text:span text:style-name="_34_"> </text:span><text:span text:style-name="_39_">o</text:span><text:span text:style-name="_33_">n</text:span><text:span text:style-name="_36_">l</text:span><text:span text:style-name="_39_">y</text:span><text:span text:style-name="_31_"> </text:span><text:span text:style-name="_35_">d</text:span><text:span text:style-name="_38_">o</text:span><text:span text:style-name="_31_"> </text:span><text:span text:style-name="_36_">w</text:span><text:span text:style-name="_39_">h</text:span><text:span text:style-name="_33_">a</text:span><text:span text:style-name="_36_">t</text:span><text:span text:style-name="_37_"> </text:span><text:span text:style-name="_33_">w</text:span><text:span text:style-name="_36_">e</text:span><text:span text:style-name="_37_"> </text:span><text:span text:style-name="_32_">k</text:span><text:span text:style-name="_36_">n</text:span><text:span text:style-name="_39_">o</text:span><text:span text:style-name="_33_">w</text:span><text:span text:style-name="_34_"> </text:span><text:span text:style-name="_39_">h</text:span><text:span text:style-name="_32_">o</text:span><text:span text:style-name="_36_">w</text:span><text:span text:style-name="_37_"> </text:span><text:span text:style-name="_32_">t</text:span><text:span text:style-name="_35_">o</text:span><text:span text:style-name="_37_"> </text:span><text:span text:style-name="_33_">o</text:span><text:span text:style-name="_36_">r</text:span><text:span text:style-name="_38_">d</text:span><text:span text:style-name="_32_">e</text:span><text:span text:style-name="_36_">r</text:span><text:span text:style-name="_37_"> </text:span><text:span text:style-name="_32_">i</text:span><text:span text:style-name="_35_">t</text:span><text:span text:style-name="_37_"> </text:span><text:span text:style-name="_33_">t</text:span><text:span text:style-name="_36_">o</text:span><text:span text:style-name="_37_"> </text:span><text:span text:style-name="_33_">d</text:span><text:span text:style-name="_36_">o</text:span><text:span text:style-name="_39_">,</text:span><text:span text:style-name="_32_">"</text:span><text:span text:style-name="_35_">'</text:span><text:span text:style-name="_37_"> </text:span><text:span text:style-name="_32_">a</text:span><text:span text:style-name="_36_">p</text:span><text:span text:style-name="_38_">p</text:span><text:span text:style-name="_33_">e</text:span><text:span text:style-name="_35_">a</text:span><text:span text:style-name="_39_">r</text:span><text:span text:style-name="_33_">s</text:span><text:span text:style-name="_34_"> </text:span><text:span text:style-name="_39_">s</text:span><text:span text:style-name="_33_">t</text:span><text:span text:style-name="_36_">r</text:span><text:span text:style-name="_38_">a</text:span><text:span text:style-name="_32_">n</text:span><text:span text:style-name="_35_">g</text:span><text:span text:style-name="_39_">e</text:span><text:span text:style-name="_31_"> </text:span><text:span text:style-name="_35_">i</text:span><text:span text:style-name="_39_">n</text:span><text:span text:style-name="_31_"> </text:span><text:span text:style-name="_35_">f</text:span><text:span text:style-name="_38_">a</text:span><text:span text:style-name="_33_">c</text:span><text:span text:style-name="_35_">e</text:span><text:span text:style-name="_37_"> </text:span><text:span text:style-name="_32_">o</text:span><text:span text:style-name="_35_">f</text:span><text:span text:style-name="_37_"> </text:span><text:span text:style-name="_33_">t</text:span><text:span text:style-name="_35_">h</text:span><text:span text:style-name="_38_">i</text:span><text:span text:style-name="_32_">s</text:span><text:span text:style-name="_36_">.</text:span><text:span text:style-name="_37_"> </text:span><text:span text:style-name="_32_">M</text:span><text:span text:style-name="_35_">o</text:span><text:span text:style-name="_39_">s</text:span><text:span text:style-name="_33_">t</text:span><text:span text:style-name="_34_"> </text:span><text:span text:style-name="_39_">o</text:span><text:span text:style-name="_32_">f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p</text:span><text:span text:style-name="_35_">r</text:span><text:span text:style-name="_39_">o</text:span><text:span text:style-name="_33_">g</text:span><text:span text:style-name="_35_">r</text:span><text:span text:style-name="_38_">a</text:span><text:span text:style-name="_32_">m</text:span><text:span text:style-name="_36_">m</text:span><text:span text:style-name="_39_">e</text:span><text:span text:style-name="_32_">s</text:span><text:span text:style-name="_34_"> </text:span><text:span text:style-name="_38_">w</text:span><text:span text:style-name="_32_">h</text:span><text:span text:style-name="_35_">i</text:span><text:span text:style-name="_38_">c</text:span><text:span text:style-name="_32_">h</text:span><text:span text:style-name="_34_"> </text:span><text:span text:style-name="_39_">w</text:span><text:span text:style-name="_33_">e</text:span><text:span text:style-name="_34_"> </text:span><text:span text:style-name="_38_">c</text:span><text:span text:style-name="_32_">a</text:span><text:span text:style-name="_36_">n</text:span><text:span text:style-name="_37_"> </text:span><text:span text:style-name="_33_">p</text:span><text:span text:style-name="_36_">u</text:span><text:span text:style-name="_38_">t</text:span><text:span text:style-name="_31_"> </text:span><text:span text:style-name="_35_">i</text:span><text:span text:style-name="_39_">n</text:span><text:span text:style-name="_33_">t</text:span><text:span text:style-name="_36_">o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m</text:span><text:span text:style-name="_39_">a</text:span><text:span text:style-name="_32_">c</text:span><text:span text:style-name="_35_">h</text:span><text:span text:style-name="_39_">i</text:span><text:span text:style-name="_33_">n</text:span><text:span text:style-name="_35_">e</text:span><text:span text:style-name="_37_"> </text:span><text:span text:style-name="_32_">w</text:span><text:span text:style-name="_35_">i</text:span><text:span text:style-name="_38_">l</text:span><text:span text:style-name="_33_">l</text:span><text:span text:style-name="_34_"> </text:span><text:span text:style-name="_38_">r</text:span><text:span text:style-name="_33_">e</text:span><text:span text:style-name="_36_">s</text:span><text:span text:style-name="_38_">u</text:span><text:span text:style-name="_32_">l</text:span><text:span text:style-name="_36_">t</text:span><text:span text:style-name="_37_"> </text:span><text:span text:style-name="_33_">i</text:span><text:span text:style-name="_35_">n</text:span><text:span text:style-name="_37_"> </text:span><text:span text:style-name="_33_">i</text:span><text:span text:style-name="_35_">t</text:span><text:span text:style-name="_38_">s</text:span><text:span text:style-name="_31_"> </text:span><text:span text:style-name="_36_">d</text:span><text:span text:style-name="_39_">o</text:span><text:span text:style-name="_33_">i</text:span><text:span text:style-name="_35_">n</text:span><text:span text:style-name="_39_">g</text:span><text:span text:style-name="_31_"> </text:span><text:span text:style-name="_36_">s</text:span><text:span text:style-name="_39_">o</text:span><text:span text:style-name="_32_">m</text:span><text:span text:style-name="_35_">e</text:span><text:span text:style-name="_38_">t</text:span><text:span text:style-name="_32_">h</text:span><text:span text:style-name="_35_">i</text:span><text:span text:style-name="_39_">n</text:span><text:span text:style-name="_33_">g</text:span><text:span text:style-name="_34_"> </text:span><text:span text:style-name="_39_">t</text:span><text:span text:style-name="_33_">h</text:span><text:span text:style-name="_36_">a</text:span><text:span text:style-name="_39_">t</text:span><text:span text:style-name="_31_"> </text:span><text:span text:style-name="_35_">w</text:span><text:span text:style-name="_38_">e</text:span><text:span text:style-name="_31_"> </text:span><text:span text:style-name="_36_">c</text:span><text:span text:style-name="_38_">a</text:span><text:span text:style-name="_33_">n</text:span><text:span text:style-name="_35_">n</text:span><text:span text:style-name="_39_">o</text:span><text:span text:style-name="_32_">t</text:span><text:span text:style-name="_34_"> </text:span><text:span text:style-name="_39_">m</text:span><text:span text:style-name="_33_">a</text:span><text:span text:style-name="_36_">k</text:span><text:span text:style-name="_39_">e</text:span><text:span text:style-name="_31_"> </text:span><text:span text:style-name="_36_">s</text:span><text:span text:style-name="_38_">e</text:span><text:span text:style-name="_32_">n</text:span><text:span text:style-name="_35_">s</text:span><text:span text:style-name="_39_">e</text:span><text:span text:style-name="_31_"> </text:span><text:span text:style-name="_36_">(</text:span><text:span text:style-name="_39_">i</text:span><text:span text:style-name="_32_">f</text:span><text:span text:style-name="_34_"> </text:span><text:span text:style-name="_38_">a</text:span><text:span text:style-name="_32_">t</text:span><text:span text:style-name="_34_"> </text:span><text:span text:style-name="_39_">a</text:span><text:span text:style-name="_33_">l</text:span><text:span text:style-name="_36_">l</text:span><text:span text:style-name="_39_">,</text:span><text:span text:style-name="_31_"> </text:span><text:span text:style-name="_36_">o</text:span><text:span text:style-name="_38_">r</text:span><text:span text:style-name="_31_"> </text:span><text:span text:style-name="_36_">w</text:span><text:span text:style-name="_38_">h</text:span><text:span text:style-name="_32_">i</text:span><text:span text:style-name="_35_">c</text:span><text:span text:style-name="_39_">h</text:span><text:span text:style-name="_31_"> </text:span><text:span text:style-name="_36_">w</text:span><text:span text:style-name="_38_">e</text:span><text:span text:style-name="_31_"> </text:span><text:span text:style-name="_35_">r</text:span><text:span text:style-name="_38_">e</text:span><text:span text:style-name="_32_">g</text:span><text:span text:style-name="_35_">a</text:span><text:span text:style-name="_38_">r</text:span><text:span text:style-name="_33_">d</text:span><text:span text:style-name="_34_"> </text:span><text:span text:style-name="_38_">a</text:span><text:span text:style-name="_33_">s</text:span><text:span text:style-name="_34_"> </text:span><text:span text:style-name="_38_">c</text:span><text:span text:style-name="_33_">o</text:span><text:span text:style-name="_35_">m</text:span><text:span text:style-name="_39_">p</text:span><text:span text:style-name="_32_">l</text:span><text:span text:style-name="_36_">e</text:span><text:span text:style-name="_38_">t</text:span><text:span text:style-name="_33_">e</text:span><text:span text:style-name="_35_">l</text:span><text:span text:style-name="_39_">y</text:span><text:span text:style-name="_31_"> </text:span><text:span text:style-name="_35_">r</text:span><text:span text:style-name="_38_">a</text:span><text:span text:style-name="_33_">n</text:span><text:span text:style-name="_36_">d</text:span><text:span text:style-name="_39_">o</text:span><text:span text:style-name="_32_">m</text:span><text:span text:style-name="_34_"> </text:span><text:span text:style-name="_39_">b</text:span><text:span text:style-name="_33_">e</text:span><text:span text:style-name="_35_">h</text:span><text:span text:style-name="_38_">a</text:span><text:span text:style-name="_32_">v</text:span><text:span text:style-name="_35_">i</text:span><text:span text:style-name="_38_">o</text:span><text:span text:style-name="_32_">u</text:span><text:span text:style-name="_35_">r</text:span><text:span text:style-name="_38_">.</text:span><text:span text:style-name="_31_"> </text:span><text:span text:style-name="_35_">I</text:span><text:span text:style-name="_39_">n</text:span><text:span text:style-name="_33_">t</text:span><text:span text:style-name="_35_">e</text:span><text:span text:style-name="_39_">l</text:span><text:span text:style-name="_32_">l</text:span><text:span text:style-name="_35_">i</text:span><text:span text:style-name="_38_">g</text:span><text:span text:style-name="_32_">e</text:span><text:span text:style-name="_35_">n</text:span><text:span text:style-name="_39_">t</text:span><text:span text:style-name="_31_"> </text:span><text:span text:style-name="_36_">b</text:span><text:span text:style-name="_39_">e</text:span><text:span text:style-name="_32_">h</text:span><text:span text:style-name="_35_">a</text:span><text:span text:style-name="_39_">v</text:span><text:span text:style-name="_32_">i</text:span><text:span text:style-name="_36_">o</text:span><text:span text:style-name="_38_">u</text:span><text:span text:style-name="_33_">r</text:span><text:span text:style-name="_34_"> </text:span><text:span text:style-name="_39_">p</text:span><text:span text:style-name="_33_">r</text:span><text:span text:style-name="_36_">e</text:span><text:span text:style-name="_39_">s</text:span><text:span text:style-name="_33_">u</text:span><text:span text:style-name="_36_">m</text:span><text:span text:style-name="_38_">a</text:span><text:span text:style-name="_33_">b</text:span><text:span text:style-name="_35_">l</text:span><text:span text:style-name="_39_">y</text:span><text:span text:style-name="_31_"> </text:span><text:span text:style-name="_36_">c</text:span><text:span text:style-name="_39_">o</text:span><text:span text:style-name="_33_">n</text:span><text:span text:style-name="_35_">s</text:span><text:span text:style-name="_39_">i</text:span><text:span text:style-name="_33_">s</text:span><text:span text:style-name="_35_">t</text:span><text:span text:style-name="_38_">s</text:span><text:span text:style-name="_31_"> </text:span><text:span text:style-name="_36_">i</text:span><text:span text:style-name="_38_">n</text:span><text:span text:style-name="_31_"> </text:span><text:span text:style-name="_36_">a</text:span><text:span text:style-name="_37_"> </text:span><text:span text:style-name="_32_">d</text:span><text:span text:style-name="_36_">e</text:span><text:span text:style-name="_39_">p</text:span><text:span text:style-name="_33_">a</text:span><text:span text:style-name="_36_">r</text:span><text:span text:style-name="_39_">t</text:span><text:span text:style-name="_33_">u</text:span><text:span text:style-name="_36_">r</text:span><text:span text:style-name="_39_">e</text:span><text:span text:style-name="_31_"> </text:span><text:span text:style-name="_36_">f</text:span><text:span text:style-name="_39_">r</text:span><text:span text:style-name="_33_">o</text:span><text:span text:style-name="_35_">m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c</text:span><text:span text:style-name="_38_">o</text:span><text:span text:style-name="_33_">m</text:span><text:span text:style-name="_35_">p</text:span><text:span text:style-name="_38_">l</text:span><text:span text:style-name="_32_">e</text:span><text:span text:style-name="_35_">t</text:span><text:span text:style-name="_39_">e</text:span><text:span text:style-name="_33_">l</text:span><text:span text:style-name="_36_">y</text:span><text:span text:style-name="_37_"> </text:span><text:span text:style-name="_33_">d</text:span><text:span text:style-name="_35_">i</text:span><text:span text:style-name="_39_">s</text:span><text:span text:style-name="_33_">c</text:span><text:span text:style-name="_35_">i</text:span><text:span text:style-name="_39_">p</text:span><text:span text:style-name="_33_">l</text:span><text:span text:style-name="_35_">i</text:span><text:span text:style-name="_39_">n</text:span><text:span text:style-name="_33_">e</text:span><text:span text:style-name="_35_">d</text:span><text:span text:style-name="_37_"> </text:span><text:span text:style-name="_33_">b</text:span><text:span text:style-name="_35_">e</text:span><text:span text:style-name="_38_">h</text:span><text:span text:style-name="_32_">a</text:span><text:span text:style-name="_35_">v</text:span><text:span text:style-name="_38_">i</text:span><text:span text:style-name="_32_">o</text:span><text:span text:style-name="_35_">u</text:span><text:span text:style-name="_39_">r</text:span><text:span text:style-name="_31_"> </text:span><text:span text:style-name="_35_">i</text:span><text:span text:style-name="_38_">n</text:span><text:span text:style-name="_32_">v</text:span><text:span text:style-name="_35_">o</text:span><text:span text:style-name="_38_">l</text:span><text:span text:style-name="_32_">v</text:span><text:span text:style-name="_35_">e</text:span><text:span text:style-name="_39_">d</text:span><text:span text:style-name="_31_"> </text:span><text:span text:style-name="_36_">i</text:span><text:span text:style-name="_38_">n</text:span><text:span text:style-name="_31_"> </text:span><text:span text:style-name="_36_">c</text:span><text:span text:style-name="_39_">o</text:span><text:span text:style-name="_33_">m</text:span><text:span text:style-name="_35_">p</text:span><text:span text:style-name="_38_">u</text:span><text:span text:style-name="_32_">t</text:span><text:span text:style-name="_36_">a</text:span><text:span text:style-name="_39_">t</text:span><text:span text:style-name="_33_">i</text:span><text:span text:style-name="_35_">o</text:span><text:span text:style-name="_38_">n</text:span><text:span text:style-name="_33_">,</text:span><text:span text:style-name="_34_"> </text:span><text:span text:style-name="_38_">b</text:span><text:span text:style-name="_32_">u</text:span><text:span text:style-name="_35_">t</text:span><text:span text:style-name="_37_"> </text:span><text:span text:style-name="_32_">a</text:span><text:span text:style-name="_34_"> </text:span><text:span text:style-name="_39_">r</text:span><text:span text:style-name="_32_">a</text:span><text:span text:style-name="_36_">t</text:span><text:span text:style-name="_38_">h</text:span><text:span text:style-name="_33_">e</text:span><text:span text:style-name="_36_">r</text:span><text:span text:style-name="_37_"> </text:span><text:span text:style-name="_32_">s</text:span><text:span text:style-name="_35_">l</text:span><text:span text:style-name="_38_">i</text:span><text:span text:style-name="_33_">g</text:span><text:span text:style-name="_36_">h</text:span><text:span text:style-name="_39_">t</text:span><text:span text:style-name="_31_"> </text:span><text:span text:style-name="_36_">o</text:span><text:span text:style-name="_39_">n</text:span><text:span text:style-name="_33_">e</text:span><text:span text:style-name="_36_">,</text:span><text:span text:style-name="_37_"> </text:span><text:span text:style-name="_32_">w</text:span><text:span text:style-name="_36_">h</text:span><text:span text:style-name="_38_">i</text:span><text:span text:style-name="_33_">c</text:span><text:span text:style-name="_35_">h</text:span><text:span text:style-name="_37_"> </text:span><text:span text:style-name="_32_">d</text:span><text:span text:style-name="_36_">o</text:span><text:span text:style-name="_39_">e</text:span><text:span text:style-name="_32_">s</text:span><text:span text:style-name="_34_"> </text:span><text:span text:style-name="_39_">n</text:span><text:span text:style-name="_33_">o</text:span><text:span text:style-name="_35_">t</text:span><text:span text:style-name="_37_"> </text:span><text:span text:style-name="_32_">g</text:span><text:span text:style-name="_36_">i</text:span><text:span text:style-name="_38_">v</text:span><text:span text:style-name="_32_">e</text:span><text:span text:style-name="_34_"> </text:span><text:span text:style-name="_38_">r</text:span><text:span text:style-name="_32_">i</text:span><text:span text:style-name="_36_">s</text:span><text:span text:style-name="_39_">e</text:span><text:span text:style-name="_31_"> </text:span><text:span text:style-name="_36_">t</text:span><text:span text:style-name="_38_">o</text:span><text:span text:style-name="_31_"> </text:span><text:span text:style-name="_35_">r</text:span><text:span text:style-name="_38_">a</text:span><text:span text:style-name="_32_">n</text:span><text:span text:style-name="_36_">d</text:span><text:span text:style-name="_38_">o</text:span><text:span text:style-name="_32_">m</text:span><text:span text:style-name="_34_"> </text:span><text:span text:style-name="_39_">b</text:span><text:span text:style-name="_33_">e</text:span><text:span text:style-name="_35_">h</text:span><text:span text:style-name="_39_">a</text:span><text:span text:style-name="_32_">v</text:span><text:span text:style-name="_35_">i</text:span><text:span text:style-name="_38_">o</text:span><text:span text:style-name="_32_">u</text:span><text:span text:style-name="_36_">r</text:span><text:span text:style-name="_38_">,</text:span><text:span text:style-name="_31_"> </text:span><text:span text:style-name="_36_">o</text:span><text:span text:style-name="_39_">r</text:span><text:span text:style-name="_31_"> </text:span><text:span text:style-name="_36_">t</text:span><text:span text:style-name="_38_">o</text:span><text:span text:style-name="_31_"> </text:span><text:span text:style-name="_36_">p</text:span><text:span text:style-name="_38_">o</text:span><text:span text:style-name="_33_">i</text:span><text:span text:style-name="_36_">n</text:span><text:span text:style-name="_38_">t</text:span><text:span text:style-name="_33_">l</text:span><text:span text:style-name="_36_">e</text:span><text:span text:style-name="_39_">s</text:span><text:span text:style-name="_33_">s</text:span><text:span text:style-name="_34_"> </text:span><text:span text:style-name="_38_">r</text:span><text:span text:style-name="_32_">e</text:span><text:span text:style-name="_35_">p</text:span><text:span text:style-name="_39_">e</text:span><text:span text:style-name="_32_">t</text:span><text:span text:style-name="_35_">i</text:span><text:span text:style-name="_38_">t</text:span><text:span text:style-name="_33_">i</text:span><text:span text:style-name="_36_">v</text:span><text:span text:style-name="_38_">e</text:span><text:span text:style-name="_31_"> </text:span><text:span text:style-name="_35_">l</text:span><text:span text:style-name="_39_">o</text:span><text:span text:style-name="_33_">o</text:span><text:span text:style-name="_36_">p</text:span><text:span text:style-name="_39_">s</text:span><text:span text:style-name="_32_">.</text:span><text:span text:style-name="_34_"> </text:span><text:span text:style-name="_39_">A</text:span><text:span text:style-name="_32_">n</text:span><text:span text:style-name="_35_">o</text:span><text:span text:style-name="_39_">t</text:span><text:span text:style-name="_32_">h</text:span><text:span text:style-name="_36_">e</text:span><text:span text:style-name="_38_">r</text:span><text:span text:style-name="_31_"> </text:span><text:span text:style-name="_35_">i</text:span><text:span text:style-name="_38_">m</text:span><text:span text:style-name="_33_">p</text:span><text:span text:style-name="_35_">o</text:span><text:span text:style-name="_39_">r</text:span><text:span text:style-name="_33_">t</text:span><text:span text:style-name="_36_">a</text:span><text:span text:style-name="_39_">n</text:span><text:span text:style-name="_32_">t</text:span><text:span text:style-name="_34_"> </text:span><text:span text:style-name="_38_">r</text:span><text:span text:style-name="_32_">e</text:span><text:span text:style-name="_36_">s</text:span><text:span text:style-name="_38_">u</text:span><text:span text:style-name="_33_">l</text:span><text:span text:style-name="_36_">t</text:span><text:span text:style-name="_37_"> </text:span><text:span text:style-name="_33_">o</text:span><text:span text:style-name="_36_">f</text:span><text:span text:style-name="_37_"> </text:span><text:span text:style-name="_32_">p</text:span><text:span text:style-name="_36_">r</text:span><text:span text:style-name="_38_">e</text:span><text:span text:style-name="_32_">p</text:span><text:span text:style-name="_36_">a</text:span><text:span text:style-name="_39_">r</text:span><text:span text:style-name="_32_">i</text:span><text:span text:style-name="_36_">n</text:span><text:span text:style-name="_39_">g</text:span><text:span text:style-name="_31_"> </text:span><text:span text:style-name="_35_">o</text:span><text:span text:style-name="_38_">u</text:span><text:span text:style-name="_33_">r</text:span><text:span text:style-name="_34_"> </text:span><text:span text:style-name="_38_">m</text:span><text:span text:style-name="_33_">a</text:span><text:span text:style-name="_36_">c</text:span><text:span text:style-name="_38_">h</text:span><text:span text:style-name="_33_">i</text:span><text:span text:style-name="_36_">n</text:span><text:span text:style-name="_39_">e</text:span><text:span text:style-name="_31_"> </text:span><text:span text:style-name="_35_">f</text:span><text:span text:style-name="_39_">o</text:span><text:span text:style-name="_32_">r</text:span><text:span text:style-name="_34_"> </text:span><text:span text:style-name="_38_">i</text:span><text:span text:style-name="_33_">t</text:span><text:span text:style-name="_36_">s</text:span><text:span text:style-name="_37_"> </text:span><text:span text:style-name="_33_">p</text:span><text:span text:style-name="_36_">a</text:span><text:span text:style-name="_39_">r</text:span><text:span text:style-name="_32_">t</text:span><text:span text:style-name="_34_"> </text:span><text:span text:style-name="_38_">i</text:span><text:span text:style-name="_33_">n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i</text:span><text:span text:style-name="_36_">m</text:span><text:span text:style-name="_39_">i</text:span><text:span text:style-name="_33_">t</text:span><text:span text:style-name="_36_">a</text:span><text:span text:style-name="_39_">t</text:span><text:span text:style-name="_32_">i</text:span><text:span text:style-name="_35_">o</text:span><text:span text:style-name="_38_">n</text:span><text:span text:style-name="_31_"> </text:span><text:span text:style-name="_36_">g</text:span><text:span text:style-name="_39_">a</text:span><text:span text:style-name="_32_">m</text:span><text:span text:style-name="_36_">e</text:span><text:span text:style-name="_37_"> </text:span><text:span text:style-name="_33_">b</text:span><text:span text:style-name="_36_">y</text:span><text:span text:style-name="_37_"> </text:span><text:span text:style-name="_33_">a</text:span><text:span text:style-name="_34_"> </text:span><text:span text:style-name="_38_">p</text:span><text:span text:style-name="_33_">r</text:span><text:span text:style-name="_36_">o</text:span><text:span text:style-name="_39_">c</text:span><text:span text:style-name="_32_">e</text:span><text:span text:style-name="_36_">s</text:span><text:span text:style-name="_39_">s</text:span><text:span text:style-name="_31_"> </text:span><text:span text:style-name="_36_">o</text:span><text:span text:style-name="_38_">f</text:span><text:span text:style-name="_31_"> </text:span><text:span text:style-name="_36_">t</text:span><text:span text:style-name="_39_">e</text:span><text:span text:style-name="_33_">a</text:span><text:span text:style-name="_35_">c</text:span><text:span text:style-name="_38_">h</text:span><text:span text:style-name="_32_">i</text:span><text:span text:style-name="_35_">n</text:span><text:span text:style-name="_39_">g</text:span><text:span text:style-name="_31_"> </text:span><text:span text:style-name="_36_">a</text:span><text:span text:style-name="_38_">n</text:span><text:span text:style-name="_33_">d</text:span><text:span text:style-name="_34_"> </text:span><text:span text:style-name="_39_">l</text:span><text:span text:style-name="_33_">e</text:span><text:span text:style-name="_36_">a</text:span><text:span text:style-name="_39_">r</text:span><text:span text:style-name="_32_">n</text:span><text:span text:style-name="_35_">i</text:span><text:span text:style-name="_38_">n</text:span><text:span text:style-name="_33_">g</text:span><text:span text:style-name="_34_"> </text:span><text:span text:style-name="_38_">i</text:span><text:span text:style-name="_32_">s</text:span><text:span text:style-name="_34_"> </text:span><text:span text:style-name="_38_">t</text:span><text:span text:style-name="_32_">h</text:span><text:span text:style-name="_36_">a</text:span><text:span text:style-name="_38_">t</text:span><text:span text:style-name="_31_"> </text:span><text:span text:style-name="_36_">"</text:span><text:span text:style-name="_39_">h</text:span><text:span text:style-name="_33_">u</text:span><text:span text:style-name="_35_">m</text:span><text:span text:style-name="_39_">a</text:span><text:span text:style-name="_32_">n</text:span><text:span text:style-name="_34_"> </text:span><text:span text:style-name="_39_">f</text:span><text:span text:style-name="_32_">a</text:span><text:span text:style-name="_35_">l</text:span><text:span text:style-name="_38_">l</text:span><text:span text:style-name="_32_">i</text:span><text:span text:style-name="_35_">b</text:span><text:span text:style-name="_38_">i</text:span><text:span text:style-name="_32_">l</text:span><text:span text:style-name="_36_">i</text:span><text:span text:style-name="_39_">t</text:span><text:span text:style-name="_32_">y</text:span><text:span text:style-name="_36_">"</text:span><text:span text:style-name="_37_"> </text:span><text:span text:style-name="_32_">i</text:span><text:span text:style-name="_36_">s</text:span><text:span text:style-name="_37_"> </text:span><text:span text:style-name="_32_">l</text:span><text:span text:style-name="_35_">i</text:span><text:span text:style-name="_38_">k</text:span><text:span text:style-name="_32_">e</text:span><text:span text:style-name="_36_">l</text:span><text:span text:style-name="_38_">y</text:span><text:span text:style-name="_31_"> </text:span><text:span text:style-name="_35_">t</text:span><text:span text:style-name="_38_">o</text:span><text:span text:style-name="_31_"> </text:span><text:span text:style-name="_35_">b</text:span><text:span text:style-name="_39_">e</text:span><text:span text:style-name="_31_"> </text:span><text:span text:style-name="_35_">o</text:span><text:span text:style-name="_38_">m</text:span><text:span text:style-name="_33_">i</text:span><text:span text:style-name="_36_">t</text:span><text:span text:style-name="_38_">t</text:span><text:span text:style-name="_32_">e</text:span><text:span text:style-name="_35_">d</text:span><text:span text:style-name="_37_"> </text:span><text:span text:style-name="_32_">i</text:span><text:span text:style-name="_35_">n</text:span><text:span text:style-name="_37_"> </text:span><text:span text:style-name="_32_">a</text:span><text:span text:style-name="_34_"> </text:span><text:span text:style-name="_38_">r</text:span><text:span text:style-name="_33_">a</text:span><text:span text:style-name="_35_">t</text:span><text:span text:style-name="_39_">h</text:span><text:span text:style-name="_32_">e</text:span><text:span text:style-name="_36_">r</text:span><text:span text:style-name="_37_"> </text:span><text:span text:style-name="_32_">n</text:span><text:span text:style-name="_36_">a</text:span><text:span text:style-name="_39_">t</text:span><text:span text:style-name="_33_">u</text:span><text:span text:style-name="_35_">r</text:span><text:span text:style-name="_39_">a</text:span><text:span text:style-name="_33_">l</text:span><text:span text:style-name="_34_"> </text:span><text:span text:style-name="_38_">w</text:span><text:span text:style-name="_32_">a</text:span><text:span text:style-name="_36_">y</text:span><text:span text:style-name="_38_">,</text:span><text:span text:style-name="_31_"> </text:span><text:span text:style-name="_35_">i</text:span><text:span text:style-name="_38_">.</text:span><text:span text:style-name="_33_">e</text:span><text:span text:style-name="_35_">.</text:span><text:span text:style-name="_38_">,</text:span><text:span text:style-name="_31_"> </text:span><text:span text:style-name="_35_">w</text:span><text:span text:style-name="_39_">i</text:span><text:span text:style-name="_33_">t</text:span><text:span text:style-name="_36_">h</text:span><text:span text:style-name="_38_">o</text:span><text:span text:style-name="_33_">u</text:span><text:span text:style-name="_36_">t</text:span><text:span text:style-name="_37_"> </text:span><text:span text:style-name="_32_">s</text:span><text:span text:style-name="_35_">p</text:span><text:span text:style-name="_39_">e</text:span><text:span text:style-name="_32_">c</text:span><text:span text:style-name="_35_">i</text:span><text:span text:style-name="_39_">a</text:span><text:span text:style-name="_33_">l</text:span><text:span text:style-name="_34_"> </text:span><text:span text:style-name="_38_">"</text:span><text:span text:style-name="_32_">c</text:span><text:span text:style-name="_36_">o</text:span><text:span text:style-name="_39_">a</text:span><text:span text:style-name="_32_">c</text:span><text:span text:style-name="_36_">h</text:span><text:span text:style-name="_38_">i</text:span><text:span text:style-name="_32_">n</text:span><text:span text:style-name="_36_">g</text:span><text:span text:style-name="_38_">.</text:span><text:span text:style-name="_33_">"</text:span><text:span text:style-name="_34_"> </text:span><text:span text:style-name="_39_">(</text:span><text:span text:style-name="_32_">T</text:span><text:span text:style-name="_35_">h</text:span><text:span text:style-name="_38_">e</text:span><text:span text:style-name="_31_"> </text:span><text:span text:style-name="_36_">r</text:span><text:span text:style-name="_39_">e</text:span><text:span text:style-name="_32_">a</text:span><text:span text:style-name="_36_">d</text:span><text:span text:style-name="_38_">e</text:span><text:span text:style-name="_33_">r</text:span><text:span text:style-name="_34_"> </text:span><text:span text:style-name="_38_">s</text:span><text:span text:style-name="_32_">h</text:span><text:span text:style-name="_36_">o</text:span><text:span text:style-name="_38_">u</text:span><text:span text:style-name="_32_">l</text:span><text:span text:style-name="_35_">d</text:span><text:span text:style-name="_37_"> </text:span><text:span text:style-name="_33_">r</text:span><text:span text:style-name="_35_">e</text:span><text:span text:style-name="_39_">c</text:span><text:span text:style-name="_32_">o</text:span><text:span text:style-name="_35_">n</text:span><text:span text:style-name="_39_">c</text:span><text:span text:style-name="_33_">i</text:span><text:span text:style-name="_35_">l</text:span><text:span text:style-name="_39_">e</text:span><text:span text:style-name="_31_"> </text:span><text:span text:style-name="_35_">t</text:span><text:span text:style-name="_39_">h</text:span><text:span text:style-name="_33_">i</text:span><text:span text:style-name="_35_">s</text:span><text:span text:style-name="_37_"> </text:span><text:span text:style-name="_33_">w</text:span><text:span text:style-name="_35_">i</text:span><text:span text:style-name="_39_">t</text:span><text:span text:style-name="_32_">h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p</text:span><text:span text:style-name="_36_">o</text:span><text:span text:style-name="_38_">i</text:span><text:span text:style-name="_32_">n</text:span><text:span text:style-name="_36_">t</text:span><text:span text:style-name="_37_"> </text:span><text:span text:style-name="_33_">o</text:span><text:span text:style-name="_36_">f</text:span><text:span text:style-name="_37_"> </text:span><text:span text:style-name="_33_">v</text:span><text:span text:style-name="_35_">i</text:span><text:span text:style-name="_38_">e</text:span><text:span text:style-name="_33_">w</text:span><text:span text:style-name="_34_"> </text:span><text:span text:style-name="_39_">o</text:span><text:span text:style-name="_33_">n</text:span><text:span text:style-name="_34_"> </text:span><text:span text:style-name="_39_">p</text:span><text:span text:style-name="_33_">a</text:span><text:span text:style-name="_35_">g</text:span><text:span text:style-name="_39_">e</text:span><text:span text:style-name="_32_">s</text:span><text:span text:style-name="_34_"> </text:span><text:span text:style-name="_39_">2</text:span><text:span text:style-name="_33_">3</text:span><text:span text:style-name="_34_"> </text:span><text:span text:style-name="_39_">a</text:span><text:span text:style-name="_32_">n</text:span><text:span text:style-name="_36_">d</text:span><text:span text:style-name="_37_"> </text:span><text:span text:style-name="_33_">2</text:span><text:span text:style-name="_35_">4</text:span><text:span text:style-name="_39_">.</text:span><text:span text:style-name="_33_">)</text:span><text:span text:style-name="_34_"> </text:span><text:span text:style-name="_39_">P</text:span><text:span text:style-name="_33_">r</text:span><text:span text:style-name="_36_">o</text:span><text:span text:style-name="_38_">c</text:span><text:span text:style-name="_33_">e</text:span><text:span text:style-name="_36_">s</text:span><text:span text:style-name="_38_">s</text:span><text:span text:style-name="_32_">e</text:span><text:span text:style-name="_35_">s</text:span><text:span text:style-name="_37_"> </text:span><text:span text:style-name="_33_">t</text:span><text:span text:style-name="_35_">h</text:span><text:span text:style-name="_38_">a</text:span><text:span text:style-name="_33_">t</text:span><text:span text:style-name="_34_"> </text:span><text:span text:style-name="_39_">a</text:span><text:span text:style-name="_32_">r</text:span><text:span text:style-name="_36_">e</text:span><text:span text:style-name="_37_"> </text:span><text:span text:style-name="_33_">l</text:span><text:span text:style-name="_35_">e</text:span><text:span text:style-name="_38_">a</text:span><text:span text:style-name="_33_">r</text:span><text:span text:style-name="_35_">n</text:span><text:span text:style-name="_39_">t</text:span><text:span text:style-name="_31_"> </text:span><text:span text:style-name="_36_">d</text:span><text:span text:style-name="_38_">o</text:span><text:span text:style-name="_31_"> </text:span><text:span text:style-name="_35_">n</text:span><text:span text:style-name="_39_">o</text:span><text:span text:style-name="_33_">t</text:span><text:span text:style-name="_34_"> </text:span><text:span text:style-name="_39_">p</text:span><text:span text:style-name="_33_">r</text:span><text:span text:style-name="_35_">o</text:span><text:span text:style-name="_38_">d</text:span><text:span text:style-name="_32_">u</text:span><text:span text:style-name="_35_">c</text:span><text:span text:style-name="_39_">e</text:span><text:span text:style-name="_31_"> </text:span><text:span text:style-name="_36_">a</text:span><text:span text:style-name="_37_"> </text:span><text:span text:style-name="_32_">h</text:span><text:span text:style-name="_36_">u</text:span><text:span text:style-name="_39_">n</text:span><text:span text:style-name="_33_">d</text:span><text:span text:style-name="_35_">r</text:span><text:span text:style-name="_38_">e</text:span><text:span text:style-name="_32_">d</text:span><text:span text:style-name="_34_"> </text:span><text:span text:style-name="_39_">p</text:span><text:span text:style-name="_33_">e</text:span><text:span text:style-name="_35_">r</text:span><text:span text:style-name="_37_"> </text:span><text:span text:style-name="_33_">c</text:span><text:span text:style-name="_36_">e</text:span><text:span text:style-name="_38_">n</text:span><text:span text:style-name="_33_">t</text:span><text:span text:style-name="_34_"> </text:span><text:span text:style-name="_39_">c</text:span><text:span text:style-name="_33_">e</text:span><text:span text:style-name="_36_">r</text:span><text:span text:style-name="_38_">t</text:span><text:span text:style-name="_33_">a</text:span><text:span text:style-name="_35_">i</text:span><text:span text:style-name="_39_">n</text:span><text:span text:style-name="_32_">t</text:span><text:span text:style-name="_36_">y</text:span><text:span text:style-name="_37_"> </text:span><text:span text:style-name="_32_">o</text:span><text:span text:style-name="_35_">f</text:span><text:span text:style-name="_37_"> </text:span><text:span text:style-name="_33_">r</text:span><text:span text:style-name="_36_">e</text:span><text:span text:style-name="_38_">s</text:span><text:span text:style-name="_33_">u</text:span><text:span text:style-name="_35_">l</text:span><text:span text:style-name="_38_">t</text:span><text:span text:style-name="_32_">;</text:span><text:span text:style-name="_34_"> </text:span><text:span text:style-name="_38_">i</text:span><text:span text:style-name="_33_">f</text:span><text:span text:style-name="_34_"> </text:span><text:span text:style-name="_39_">t</text:span><text:span text:style-name="_32_">h</text:span><text:span text:style-name="_36_">e</text:span><text:span text:style-name="_39_">y</text:span><text:span text:style-name="_31_"> </text:span><text:span text:style-name="_35_">d</text:span><text:span text:style-name="_38_">i</text:span><text:span text:style-name="_33_">d</text:span><text:span text:style-name="_34_"> </text:span><text:span text:style-name="_39_">t</text:span><text:span text:style-name="_32_">h</text:span><text:span text:style-name="_36_">e</text:span><text:span text:style-name="_38_">y</text:span><text:span text:style-name="_31_"> </text:span><text:span text:style-name="_36_">c</text:span><text:span text:style-name="_39_">o</text:span><text:span text:style-name="_33_">u</text:span><text:span text:style-name="_35_">l</text:span><text:span text:style-name="_39_">d</text:span><text:span text:style-name="_31_"> </text:span><text:span text:style-name="_35_">n</text:span><text:span text:style-name="_39_">o</text:span><text:span text:style-name="_33_">t</text:span><text:span text:style-name="_34_"> </text:span><text:span text:style-name="_39_">b</text:span><text:span text:style-name="_33_">e</text:span><text:span text:style-name="_34_"> </text:span><text:span text:style-name="_39_">u</text:span><text:span text:style-name="_32_">n</text:span><text:span text:style-name="_36_">l</text:span><text:span text:style-name="_39_">e</text:span><text:span text:style-name="_33_">a</text:span><text:span text:style-name="_35_">r</text:span><text:span text:style-name="_39_">n</text:span><text:span text:style-name="_33_">t</text:span><text:span text:style-name="_36_">.</text:span></text:p>
      <text:p text:style-name="P1"><text:span text:style-name="_33_">I</text:span><text:span text:style-name="_36_">t</text:span><text:span text:style-name="_37_"> </text:span><text:span text:style-name="_32_">i</text:span><text:span text:style-name="_35_">s</text:span><text:span text:style-name="_37_"> </text:span><text:span text:style-name="_32_">p</text:span><text:span text:style-name="_35_">r</text:span><text:span text:style-name="_38_">o</text:span><text:span text:style-name="_32_">b</text:span><text:span text:style-name="_35_">a</text:span><text:span text:style-name="_38_">b</text:span><text:span text:style-name="_32_">l</text:span><text:span text:style-name="_35_">y</text:span><text:span text:style-name="_37_"> </text:span><text:span text:style-name="_32_">w</text:span><text:span text:style-name="_35_">i</text:span><text:span text:style-name="_38_">s</text:span><text:span text:style-name="_32_">e</text:span><text:span text:style-name="_34_"> </text:span><text:span text:style-name="_39_">t</text:span><text:span text:style-name="_33_">o</text:span><text:span text:style-name="_34_"> </text:span><text:span text:style-name="_39_">i</text:span><text:span text:style-name="_32_">n</text:span><text:span text:style-name="_36_">c</text:span><text:span text:style-name="_38_">l</text:span><text:span text:style-name="_33_">u</text:span><text:span text:style-name="_35_">d</text:span><text:span text:style-name="_38_">e</text:span><text:span text:style-name="_31_"> </text:span><text:span text:style-name="_36_">a</text:span><text:span text:style-name="_37_"> </text:span><text:span text:style-name="_33_">r</text:span><text:span text:style-name="_35_">a</text:span><text:span text:style-name="_38_">n</text:span><text:span text:style-name="_33_">d</text:span><text:span text:style-name="_36_">o</text:span><text:span text:style-name="_38_">m</text:span><text:span text:style-name="_31_"> </text:span><text:span text:style-name="_36_">e</text:span><text:span text:style-name="_39_">l</text:span><text:span text:style-name="_32_">e</text:span><text:span text:style-name="_35_">m</text:span><text:span text:style-name="_38_">e</text:span><text:span text:style-name="_33_">n</text:span><text:span text:style-name="_35_">t</text:span><text:span text:style-name="_37_"> </text:span><text:span text:style-name="_33_">i</text:span><text:span text:style-name="_36_">n</text:span><text:span text:style-name="_37_"> </text:span><text:span text:style-name="_33_">a</text:span><text:span text:style-name="_34_"> </text:span><text:span text:style-name="_39_">l</text:span><text:span text:style-name="_33_">e</text:span><text:span text:style-name="_36_">a</text:span><text:span text:style-name="_38_">r</text:span><text:span text:style-name="_33_">n</text:span><text:span text:style-name="_36_">i</text:span><text:span text:style-name="_39_">n</text:span><text:span text:style-name="_32_">g</text:span><text:span text:style-name="_34_"> </text:span><text:span text:style-name="_38_">m</text:span><text:span text:style-name="_33_">a</text:span><text:span text:style-name="_36_">c</text:span><text:span text:style-name="_38_">h</text:span><text:span text:style-name="_32_">i</text:span><text:span text:style-name="_35_">n</text:span><text:span text:style-name="_38_">e</text:span><text:span text:style-name="_33_">.</text:span><text:span text:style-name="_34_"> </text:span><text:span text:style-name="_39_">A</text:span><text:span text:style-name="_31_"> </text:span><text:span text:style-name="_36_">r</text:span><text:span text:style-name="_38_">a</text:span><text:span text:style-name="_32_">n</text:span><text:span text:style-name="_36_">d</text:span><text:span text:style-name="_39_">o</text:span><text:span text:style-name="_32_">m</text:span><text:span text:style-name="_34_"> </text:span><text:span text:style-name="_39_">e</text:span><text:span text:style-name="_32_">l</text:span><text:span text:style-name="_35_">e</text:span><text:span text:style-name="_38_">m</text:span><text:span text:style-name="_32_">e</text:span><text:span text:style-name="_35_">n</text:span><text:span text:style-name="_39_">t</text:span><text:span text:style-name="_31_"> </text:span><text:span text:style-name="_35_">i</text:span><text:span text:style-name="_38_">s</text:span><text:span text:style-name="_31_"> </text:span><text:span text:style-name="_35_">r</text:span><text:span text:style-name="_39_">a</text:span><text:span text:style-name="_32_">t</text:span><text:span text:style-name="_36_">h</text:span><text:span text:style-name="_39_">e</text:span><text:span text:style-name="_33_">r</text:span><text:span text:style-name="_34_"> </text:span><text:span text:style-name="_39_">u</text:span><text:span text:style-name="_33_">s</text:span><text:span text:style-name="_36_">e</text:span><text:span text:style-name="_39_">f</text:span><text:span text:style-name="_33_">u</text:span><text:span text:style-name="_36_">l</text:span><text:span text:style-name="_37_"> </text:span><text:span text:style-name="_32_">w</text:span><text:span text:style-name="_36_">h</text:span><text:span text:style-name="_39_">e</text:span><text:span text:style-name="_33_">n</text:span><text:span text:style-name="_34_"> </text:span><text:span text:style-name="_38_">w</text:span><text:span text:style-name="_33_">e</text:span><text:span text:style-name="_34_"> </text:span><text:span text:style-name="_39_">a</text:span><text:span text:style-name="_32_">r</text:span><text:span text:style-name="_35_">e</text:span><text:span text:style-name="_37_"> </text:span><text:span text:style-name="_33_">s</text:span><text:span text:style-name="_35_">e</text:span><text:span text:style-name="_39_">a</text:span><text:span text:style-name="_32_">r</text:span><text:span text:style-name="_35_">c</text:span><text:span text:style-name="_38_">h</text:span><text:span text:style-name="_32_">i</text:span><text:span text:style-name="_35_">n</text:span><text:span text:style-name="_39_">g</text:span><text:span text:style-name="_31_"> </text:span><text:span text:style-name="_35_">f</text:span><text:span text:style-name="_38_">o</text:span><text:span text:style-name="_32_">r</text:span><text:span text:style-name="_34_"> </text:span><text:span text:style-name="_38_">a</text:span><text:span text:style-name="_31_"> </text:span><text:span text:style-name="_36_">s</text:span><text:span text:style-name="_38_">o</text:span><text:span text:style-name="_33_">l</text:span><text:span text:style-name="_36_">u</text:span><text:span text:style-name="_39_">t</text:span><text:span text:style-name="_33_">i</text:span><text:span text:style-name="_35_">o</text:span><text:span text:style-name="_39_">n</text:span><text:span text:style-name="_31_"> </text:span><text:span text:style-name="_36_">o</text:span><text:span text:style-name="_38_">f</text:span><text:span text:style-name="_31_"> </text:span><text:span text:style-name="_36_">s</text:span><text:span text:style-name="_38_">o</text:span><text:span text:style-name="_33_">m</text:span><text:span text:style-name="_36_">e</text:span><text:span text:style-name="_37_"> </text:span><text:span text:style-name="_32_">p</text:span><text:span text:style-name="_35_">r</text:span><text:span text:style-name="_39_">o</text:span><text:span text:style-name="_32_">b</text:span><text:span text:style-name="_36_">l</text:span><text:span text:style-name="_38_">e</text:span><text:span text:style-name="_32_">m</text:span><text:span text:style-name="_35_">.</text:span><text:span text:style-name="_37_"> </text:span><text:span text:style-name="_33_">S</text:span><text:span text:style-name="_36_">u</text:span><text:span text:style-name="_38_">p</text:span><text:span text:style-name="_33_">p</text:span><text:span text:style-name="_36_">o</text:span><text:span text:style-name="_39_">s</text:span><text:span text:style-name="_33_">e</text:span><text:span text:style-name="_34_"> </text:span><text:span text:style-name="_38_">f</text:span><text:span text:style-name="_33_">o</text:span><text:span text:style-name="_36_">r</text:span><text:span text:style-name="_37_"> </text:span><text:span text:style-name="_33_">i</text:span><text:span text:style-name="_35_">n</text:span><text:span text:style-name="_39_">s</text:span><text:span text:style-name="_33_">t</text:span><text:span text:style-name="_35_">a</text:span><text:span text:style-name="_38_">n</text:span><text:span text:style-name="_32_">c</text:span><text:span text:style-name="_36_">e</text:span><text:span text:style-name="_37_"> </text:span><text:span text:style-name="_32_">w</text:span><text:span text:style-name="_36_">e</text:span><text:span text:style-name="_37_"> </text:span><text:span text:style-name="_32_">w</text:span><text:span text:style-name="_35_">a</text:span><text:span text:style-name="_38_">n</text:span><text:span text:style-name="_33_">t</text:span><text:span text:style-name="_35_">e</text:span><text:span text:style-name="_38_">d</text:span><text:span text:style-name="_31_"> </text:span><text:span text:style-name="_35_">t</text:span><text:span text:style-name="_39_">o</text:span><text:span text:style-name="_31_"> </text:span><text:span text:style-name="_35_">f</text:span><text:span text:style-name="_38_">i</text:span><text:span text:style-name="_32_">n</text:span><text:span text:style-name="_35_">d</text:span><text:span text:style-name="_37_"> </text:span><text:span text:style-name="_33_">a</text:span><text:span text:style-name="_34_"> </text:span><text:span text:style-name="_38_">n</text:span><text:span text:style-name="_33_">u</text:span><text:span text:style-name="_35_">m</text:span><text:span text:style-name="_38_">b</text:span><text:span text:style-name="_33_">e</text:span><text:span text:style-name="_35_">r</text:span><text:span text:style-name="_37_"> </text:span><text:span text:style-name="_32_">b</text:span><text:span text:style-name="_36_">e</text:span><text:span text:style-name="_38_">t</text:span><text:span text:style-name="_32_">w</text:span><text:span text:style-name="_35_">e</text:span><text:span text:style-name="_39_">e</text:span><text:span text:style-name="_32_">n</text:span><text:span text:style-name="_34_"> </text:span><text:span text:style-name="_38_">5</text:span><text:span text:style-name="_32_">0</text:span><text:span text:style-name="_34_"> </text:span><text:span text:style-name="_38_">a</text:span><text:span text:style-name="_32_">n</text:span><text:span text:style-name="_35_">d</text:span><text:span text:style-name="_37_"> </text:span><text:span text:style-name="_33_">2</text:span><text:span text:style-name="_35_">0</text:span><text:span text:style-name="_38_">0</text:span><text:span text:style-name="_31_"> </text:span><text:span text:style-name="_36_">w</text:span><text:span text:style-name="_38_">h</text:span><text:span text:style-name="_33_">i</text:span><text:span text:style-name="_36_">c</text:span><text:span text:style-name="_38_">h</text:span><text:span text:style-name="_31_"> </text:span><text:span text:style-name="_36_">w</text:span><text:span text:style-name="_38_">a</text:span><text:span text:style-name="_33_">s</text:span><text:span text:style-name="_34_"> </text:span><text:span text:style-name="_38_">e</text:span><text:span text:style-name="_33_">q</text:span><text:span text:style-name="_36_">u</text:span><text:span text:style-name="_39_">a</text:span><text:span text:style-name="_33_">l</text:span><text:span text:style-name="_34_"> </text:span><text:span text:style-name="_39_">t</text:span><text:span text:style-name="_33_">o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s</text:span><text:span text:style-name="_35_">q</text:span><text:span text:style-name="_39_">u</text:span><text:span text:style-name="_33_">a</text:span><text:span text:style-name="_36_">r</text:span><text:span text:style-name="_38_">e</text:span><text:span text:style-name="_31_"> </text:span><text:span text:style-name="_35_">o</text:span><text:span text:style-name="_38_">f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s</text:span><text:span text:style-name="_32_">u</text:span><text:span text:style-name="_36_">m</text:span><text:span text:style-name="_37_"> </text:span><text:span text:style-name="_32_">o</text:span><text:span text:style-name="_35_">f</text:span><text:span text:style-name="_37_"> </text:span><text:span text:style-name="_33_">i</text:span><text:span text:style-name="_36_">t</text:span><text:span text:style-name="_39_">s</text:span><text:span text:style-name="_31_"> </text:span><text:span text:style-name="_36_">d</text:span><text:span text:style-name="_39_">i</text:span><text:span text:style-name="_33_">g</text:span><text:span text:style-name="_35_">i</text:span><text:span text:style-name="_38_">t</text:span><text:span text:style-name="_33_">s</text:span><text:span text:style-name="_36_">,</text:span><text:span text:style-name="_37_"> </text:span><text:span text:style-name="_33_">w</text:span><text:span text:style-name="_36_">e</text:span><text:span text:style-name="_37_"> </text:span><text:span text:style-name="_32_">m</text:span><text:span text:style-name="_35_">i</text:span><text:span text:style-name="_39_">g</text:span><text:span text:style-name="_33_">h</text:span><text:span text:style-name="_36_">t</text:span><text:span text:style-name="_37_"> </text:span><text:span text:style-name="_32_">s</text:span><text:span text:style-name="_36_">t</text:span><text:span text:style-name="_39_">a</text:span><text:span text:style-name="_33_">r</text:span><text:span text:style-name="_35_">t</text:span><text:span text:style-name="_37_"> </text:span><text:span text:style-name="_32_">a</text:span><text:span text:style-name="_35_">t</text:span><text:span text:style-name="_37_"> </text:span><text:span text:style-name="_32_">5</text:span><text:span text:style-name="_35_">1</text:span><text:span text:style-name="_37_"> </text:span><text:span text:style-name="_33_">t</text:span><text:span text:style-name="_35_">h</text:span><text:span text:style-name="_39_">e</text:span><text:span text:style-name="_33_">n</text:span><text:span text:style-name="_34_"> </text:span><text:span text:style-name="_39_">t</text:span><text:span text:style-name="_32_">r</text:span><text:span text:style-name="_36_">y</text:span><text:span text:style-name="_37_"> </text:span><text:span text:style-name="_33_">5</text:span><text:span text:style-name="_35_">2</text:span><text:span text:style-name="_37_"> </text:span><text:span text:style-name="_32_">a</text:span><text:span text:style-name="_36_">n</text:span><text:span text:style-name="_39_">d</text:span><text:span text:style-name="_31_"> </text:span><text:span text:style-name="_35_">g</text:span><text:span text:style-name="_38_">o</text:span><text:span text:style-name="_31_"> </text:span><text:span text:style-name="_35_">o</text:span><text:span text:style-name="_39_">n</text:span><text:span text:style-name="_31_"> </text:span><text:span text:style-name="_36_">u</text:span><text:span text:style-name="_39_">n</text:span><text:span text:style-name="_32_">t</text:span><text:span text:style-name="_35_">i</text:span><text:span text:style-name="_39_">l</text:span><text:span text:style-name="_31_"> </text:span><text:span text:style-name="_36_">w</text:span><text:span text:style-name="_39_">e</text:span><text:span text:style-name="_31_"> </text:span><text:span text:style-name="_36_">g</text:span><text:span text:style-name="_38_">o</text:span><text:span text:style-name="_32_">t</text:span><text:span text:style-name="_34_"> </text:span><text:span text:style-name="_38_">a</text:span><text:span text:style-name="_31_"> </text:span><text:span text:style-name="_36_">n</text:span><text:span text:style-name="_39_">u</text:span><text:span text:style-name="_32_">m</text:span><text:span text:style-name="_35_">b</text:span><text:span text:style-name="_38_">e</text:span><text:span text:style-name="_33_">r</text:span><text:span text:style-name="_34_"> </text:span><text:span text:style-name="_39_">t</text:span><text:span text:style-name="_32_">h</text:span><text:span text:style-name="_36_">a</text:span><text:span text:style-name="_38_">t</text:span><text:span text:style-name="_31_"> </text:span><text:span text:style-name="_35_">w</text:span><text:span text:style-name="_39_">o</text:span><text:span text:style-name="_32_">r</text:span><text:span text:style-name="_35_">k</text:span><text:span text:style-name="_39_">e</text:span><text:span text:style-name="_32_">d</text:span><text:span text:style-name="_35_">.</text:span><text:span text:style-name="_37_"> </text:span><text:span text:style-name="_33_">A</text:span><text:span text:style-name="_36_">l</text:span><text:span text:style-name="_38_">t</text:span><text:span text:style-name="_33_">e</text:span><text:span text:style-name="_35_">r</text:span><text:span text:style-name="_38_">n</text:span><text:span text:style-name="_33_">a</text:span><text:span text:style-name="_36_">t</text:span><text:span text:style-name="_38_">i</text:span><text:span text:style-name="_32_">v</text:span><text:span text:style-name="_35_">e</text:span><text:span text:style-name="_38_">l</text:span><text:span text:style-name="_33_">y</text:span><text:span text:style-name="_34_"> </text:span><text:span text:style-name="_39_">w</text:span><text:span text:style-name="_33_">e</text:span><text:span text:style-name="_34_"> </text:span><text:span text:style-name="_39_">m</text:span><text:span text:style-name="_32_">i</text:span><text:span text:style-name="_35_">g</text:span><text:span text:style-name="_39_">h</text:span><text:span text:style-name="_33_">t</text:span><text:span text:style-name="_34_"> </text:span><text:span text:style-name="_38_">c</text:span><text:span text:style-name="_32_">h</text:span><text:span text:style-name="_36_">o</text:span><text:span text:style-name="_39_">o</text:span><text:span text:style-name="_33_">s</text:span><text:span text:style-name="_36_">e</text:span><text:span text:style-name="_37_"> </text:span><text:span text:style-name="_33_">n</text:span><text:span text:style-name="_35_">u</text:span><text:span text:style-name="_38_">m</text:span><text:span text:style-name="_32_">b</text:span><text:span text:style-name="_35_">e</text:span><text:span text:style-name="_39_">r</text:span><text:span text:style-name="_32_">s</text:span><text:span text:style-name="_34_"> </text:span><text:span text:style-name="_38_">a</text:span><text:span text:style-name="_33_">t</text:span><text:span text:style-name="_34_"> </text:span><text:span text:style-name="_38_">r</text:span><text:span text:style-name="_33_">a</text:span><text:span text:style-name="_35_">n</text:span><text:span text:style-name="_39_">d</text:span><text:span text:style-name="_32_">o</text:span><text:span text:style-name="_35_">m</text:span><text:span text:style-name="_37_"> </text:span><text:span text:style-name="_33_">u</text:span><text:span text:style-name="_35_">n</text:span><text:span text:style-name="_38_">t</text:span><text:span text:style-name="_33_">i</text:span><text:span text:style-name="_36_">l</text:span><text:span text:style-name="_37_"> </text:span><text:span text:style-name="_33_">w</text:span><text:span text:style-name="_35_">e</text:span><text:span text:style-name="_37_"> </text:span><text:span text:style-name="_32_">g</text:span><text:span text:style-name="_36_">o</text:span><text:span text:style-name="_39_">t</text:span><text:span text:style-name="_31_"> </text:span><text:span text:style-name="_36_">a</text:span><text:span text:style-name="_37_"> </text:span><text:span text:style-name="_32_">g</text:span><text:span text:style-name="_36_">o</text:span><text:span text:style-name="_39_">o</text:span><text:span text:style-name="_33_">d</text:span><text:span text:style-name="_34_"> </text:span><text:span text:style-name="_39_">o</text:span><text:span text:style-name="_33_">n</text:span><text:span text:style-name="_36_">e</text:span><text:span text:style-name="_39_">.</text:span><text:span text:style-name="_31_"> </text:span><text:span text:style-name="_35_">T</text:span><text:span text:style-name="_39_">h</text:span><text:span text:style-name="_32_">i</text:span><text:span text:style-name="_36_">s</text:span><text:span text:style-name="_37_"> </text:span><text:span text:style-name="_32_">m</text:span><text:span text:style-name="_35_">e</text:span><text:span text:style-name="_38_">t</text:span><text:span text:style-name="_33_">h</text:span><text:span text:style-name="_36_">o</text:span><text:span text:style-name="_39_">d</text:span><text:span text:style-name="_31_"> </text:span><text:span text:style-name="_35_">h</text:span><text:span text:style-name="_39_">a</text:span><text:span text:style-name="_32_">s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a</text:span><text:span text:style-name="_35_">d</text:span><text:span text:style-name="_38_">v</text:span><text:span text:style-name="_33_">a</text:span><text:span text:style-name="_36_">n</text:span><text:span text:style-name="_39_">t</text:span><text:span text:style-name="_32_">a</text:span><text:span text:style-name="_35_">g</text:span><text:span text:style-name="_38_">e</text:span><text:span text:style-name="_31_"> </text:span><text:span text:style-name="_35_">t</text:span><text:span text:style-name="_39_">h</text:span><text:span text:style-name="_32_">a</text:span><text:span text:style-name="_35_">t</text:span><text:span text:style-name="_37_"> </text:span><text:span text:style-name="_33_">i</text:span><text:span text:style-name="_36_">t</text:span><text:span text:style-name="_37_"> </text:span><text:span text:style-name="_33_">i</text:span><text:span text:style-name="_35_">s</text:span><text:span text:style-name="_37_"> </text:span><text:span text:style-name="_33_">u</text:span><text:span text:style-name="_35_">n</text:span><text:span text:style-name="_39_">n</text:span><text:span text:style-name="_33_">e</text:span><text:span text:style-name="_35_">c</text:span><text:span text:style-name="_38_">e</text:span><text:span text:style-name="_32_">s</text:span><text:span text:style-name="_35_">s</text:span><text:span text:style-name="_38_">a</text:span><text:span text:style-name="_33_">r</text:span><text:span text:style-name="_36_">y</text:span><text:span text:style-name="_37_"> </text:span><text:span text:style-name="_32_">t</text:span><text:span text:style-name="_35_">o</text:span><text:span text:style-name="_37_"> </text:span><text:span text:style-name="_33_">k</text:span><text:span text:style-name="_36_">e</text:span><text:span text:style-name="_39_">e</text:span><text:span text:style-name="_32_">p</text:span><text:span text:style-name="_34_"> </text:span><text:span text:style-name="_39_">t</text:span><text:span text:style-name="_33_">r</text:span><text:span text:style-name="_35_">a</text:span><text:span text:style-name="_39_">c</text:span><text:span text:style-name="_33_">k</text:span><text:span text:style-name="_34_"> </text:span><text:span text:style-name="_38_">o</text:span><text:span text:style-name="_32_">f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v</text:span><text:span text:style-name="_36_">a</text:span><text:span text:style-name="_39_">l</text:span><text:span text:style-name="_32_">u</text:span><text:span text:style-name="_35_">e</text:span><text:span text:style-name="_39_">s</text:span><text:span text:style-name="_31_"> </text:span><text:span text:style-name="_36_">t</text:span><text:span text:style-name="_38_">h</text:span><text:span text:style-name="_32_">a</text:span><text:span text:style-name="_35_">t</text:span><text:span text:style-name="_37_"> </text:span><text:span text:style-name="_32_">h</text:span><text:span text:style-name="_35_">a</text:span><text:span text:style-name="_39_">v</text:span><text:span text:style-name="_32_">e</text:span><text:span text:style-name="_34_"> </text:span><text:span text:style-name="_38_">b</text:span><text:span text:style-name="_33_">e</text:span><text:span text:style-name="_36_">e</text:span><text:span text:style-name="_39_">n</text:span><text:span text:style-name="_31_"> </text:span><text:span text:style-name="_35_">t</text:span><text:span text:style-name="_39_">r</text:span><text:span text:style-name="_32_">i</text:span><text:span text:style-name="_36_">e</text:span><text:span text:style-name="_39_">d</text:span><text:span text:style-name="_33_">,</text:span><text:span text:style-name="_34_"> </text:span><text:span text:style-name="_38_">b</text:span><text:span text:style-name="_33_">u</text:span><text:span text:style-name="_36_">t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d</text:span><text:span text:style-name="_38_">i</text:span><text:span text:style-name="_32_">s</text:span><text:span text:style-name="_35_">a</text:span><text:span text:style-name="_38_">d</text:span><text:span text:style-name="_32_">v</text:span><text:span text:style-name="_35_">a</text:span><text:span text:style-name="_39_">n</text:span><text:span text:style-name="_33_">t</text:span><text:span text:style-name="_35_">a</text:span><text:span text:style-name="_38_">g</text:span><text:span text:style-name="_33_">e</text:span><text:span text:style-name="_34_"> </text:span><text:span text:style-name="_38_">t</text:span><text:span text:style-name="_33_">h</text:span><text:span text:style-name="_36_">a</text:span><text:span text:style-name="_39_">t</text:span><text:span text:style-name="_31_"> </text:span><text:span text:style-name="_35_">o</text:span><text:span text:style-name="_39_">n</text:span><text:span text:style-name="_33_">e</text:span><text:span text:style-name="_34_"> </text:span><text:span text:style-name="_39_">m</text:span><text:span text:style-name="_33_">a</text:span><text:span text:style-name="_35_">y</text:span><text:span text:style-name="_37_"> </text:span><text:span text:style-name="_32_">t</text:span><text:span text:style-name="_36_">r</text:span><text:span text:style-name="_39_">y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s</text:span><text:span text:style-name="_33_">a</text:span><text:span text:style-name="_36_">m</text:span><text:span text:style-name="_38_">e</text:span><text:span text:style-name="_31_"> </text:span><text:span text:style-name="_36_">o</text:span><text:span text:style-name="_38_">n</text:span><text:span text:style-name="_33_">e</text:span><text:span text:style-name="_34_"> </text:span><text:span text:style-name="_39_">t</text:span><text:span text:style-name="_32_">w</text:span><text:span text:style-name="_35_">i</text:span><text:span text:style-name="_38_">c</text:span><text:span text:style-name="_32_">e</text:span><text:span text:style-name="_35_">,</text:span><text:span text:style-name="_37_"> </text:span><text:span text:style-name="_32_">b</text:span><text:span text:style-name="_36_">u</text:span><text:span text:style-name="_38_">t</text:span><text:span text:style-name="_31_"> </text:span><text:span text:style-name="_35_">t</text:span><text:span text:style-name="_39_">h</text:span><text:span text:style-name="_33_">i</text:span><text:span text:style-name="_35_">s</text:span><text:span text:style-name="_37_"> </text:span><text:span text:style-name="_32_">i</text:span><text:span text:style-name="_36_">s</text:span><text:span text:style-name="_37_"> </text:span><text:span text:style-name="_32_">n</text:span><text:span text:style-name="_35_">o</text:span><text:span text:style-name="_39_">t</text:span><text:span text:style-name="_31_"> </text:span><text:span text:style-name="_35_">v</text:span><text:span text:style-name="_38_">e</text:span><text:span text:style-name="_32_">r</text:span><text:span text:style-name="_35_">y</text:span><text:span text:style-name="_37_"> </text:span><text:span text:style-name="_32_">i</text:span><text:span text:style-name="_36_">m</text:span><text:span text:style-name="_38_">p</text:span><text:span text:style-name="_33_">o</text:span><text:span text:style-name="_36_">r</text:span><text:span text:style-name="_38_">t</text:span><text:span text:style-name="_33_">a</text:span><text:span text:style-name="_35_">n</text:span><text:span text:style-name="_39_">t</text:span><text:span text:style-name="_31_"> </text:span><text:span text:style-name="_35_">i</text:span><text:span text:style-name="_39_">f</text:span><text:span text:style-name="_31_"> </text:span><text:span text:style-name="_35_">t</text:span><text:span text:style-name="_38_">h</text:span><text:span text:style-name="_33_">e</text:span><text:span text:style-name="_36_">r</text:span><text:span text:style-name="_38_">e</text:span><text:span text:style-name="_31_"> </text:span><text:span text:style-name="_35_">a</text:span><text:span text:style-name="_38_">r</text:span><text:span text:style-name="_33_">e</text:span><text:span text:style-name="_34_"> </text:span><text:span text:style-name="_38_">s</text:span><text:span text:style-name="_32_">e</text:span><text:span text:style-name="_35_">v</text:span><text:span text:style-name="_39_">e</text:span><text:span text:style-name="_33_">r</text:span><text:span text:style-name="_36_">a</text:span><text:span text:style-name="_38_">l</text:span><text:span text:style-name="_31_"> </text:span><text:span text:style-name="_35_">s</text:span><text:span text:style-name="_38_">o</text:span><text:span text:style-name="_33_">l</text:span><text:span text:style-name="_35_">u</text:span><text:span text:style-name="_39_">t</text:span><text:span text:style-name="_32_">i</text:span><text:span text:style-name="_35_">o</text:span><text:span text:style-name="_38_">n</text:span><text:span text:style-name="_33_">s</text:span><text:span text:style-name="_36_">.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s</text:span><text:span text:style-name="_38_">y</text:span><text:span text:style-name="_33_">s</text:span><text:span text:style-name="_35_">t</text:span><text:span text:style-name="_38_">e</text:span><text:span text:style-name="_33_">m</text:span><text:span text:style-name="_35_">a</text:span><text:span text:style-name="_38_">t</text:span><text:span text:style-name="_33_">i</text:span><text:span text:style-name="_36_">c</text:span><text:span text:style-name="_37_"> </text:span><text:span text:style-name="_33_">m</text:span><text:span text:style-name="_36_">e</text:span><text:span text:style-name="_39_">t</text:span><text:span text:style-name="_32_">h</text:span><text:span text:style-name="_36_">o</text:span><text:span text:style-name="_39_">d</text:span><text:span text:style-name="_31_"> </text:span><text:span text:style-name="_35_">h</text:span><text:span text:style-name="_38_">a</text:span><text:span text:style-name="_33_">s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d</text:span><text:span text:style-name="_35_">i</text:span><text:span text:style-name="_38_">s</text:span><text:span text:style-name="_33_">a</text:span><text:span text:style-name="_35_">d</text:span><text:span text:style-name="_38_">v</text:span><text:span text:style-name="_32_">a</text:span><text:span text:style-name="_35_">n</text:span><text:span text:style-name="_38_">t</text:span><text:span text:style-name="_33_">a</text:span><text:span text:style-name="_35_">g</text:span><text:span text:style-name="_39_">e</text:span><text:span text:style-name="_31_"> </text:span><text:span text:style-name="_35_">t</text:span><text:span text:style-name="_38_">h</text:span><text:span text:style-name="_32_">a</text:span><text:span text:style-name="_35_">t</text:span><text:span text:style-name="_37_"> </text:span><text:span text:style-name="_32_">t</text:span><text:span text:style-name="_35_">h</text:span><text:span text:style-name="_38_">e</text:span><text:span text:style-name="_32_">r</text:span><text:span text:style-name="_36_">e</text:span><text:span text:style-name="_37_"> </text:span><text:span text:style-name="_32_">m</text:span><text:span text:style-name="_36_">a</text:span><text:span text:style-name="_38_">y</text:span><text:span text:style-name="_31_"> </text:span><text:span text:style-name="_35_">b</text:span><text:span text:style-name="_38_">e</text:span><text:span text:style-name="_31_"> </text:span><text:span text:style-name="_36_">a</text:span><text:span text:style-name="_38_">n</text:span><text:span text:style-name="_31_"> </text:span><text:span text:style-name="_35_">e</text:span><text:span text:style-name="_39_">n</text:span><text:span text:style-name="_33_">o</text:span><text:span text:style-name="_35_">r</text:span><text:span text:style-name="_39_">m</text:span><text:span text:style-name="_33_">o</text:span><text:span text:style-name="_36_">u</text:span><text:span text:style-name="_38_">s</text:span><text:span text:style-name="_31_"> </text:span><text:span text:style-name="_35_">b</text:span><text:span text:style-name="_38_">l</text:span><text:span text:style-name="_32_">o</text:span><text:span text:style-name="_35_">c</text:span><text:span text:style-name="_38_">k</text:span><text:span text:style-name="_31_"> </text:span><text:span text:style-name="_36_">w</text:span><text:span text:style-name="_39_">i</text:span><text:span text:style-name="_33_">t</text:span><text:span text:style-name="_35_">h</text:span><text:span text:style-name="_39_">o</text:span><text:span text:style-name="_33_">u</text:span><text:span text:style-name="_36_">t</text:span><text:span text:style-name="_37_"> </text:span><text:span text:style-name="_32_">a</text:span><text:span text:style-name="_36_">n</text:span><text:span text:style-name="_39_">y</text:span><text:span text:style-name="_31_"> </text:span><text:span text:style-name="_35_">s</text:span><text:span text:style-name="_39_">o</text:span><text:span text:style-name="_32_">l</text:span><text:span text:style-name="_35_">u</text:span><text:span text:style-name="_38_">t</text:span><text:span text:style-name="_33_">i</text:span><text:span text:style-name="_35_">o</text:span><text:span text:style-name="_39_">n</text:span><text:span text:style-name="_32_">s</text:span><text:span text:style-name="_34_"> </text:span><text:span text:style-name="_38_">i</text:span><text:span text:style-name="_32_">n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r</text:span><text:span text:style-name="_36_">e</text:span><text:span text:style-name="_39_">g</text:span><text:span text:style-name="_33_">i</text:span><text:span text:style-name="_35_">o</text:span><text:span text:style-name="_38_">n</text:span><text:span text:style-name="_31_"> </text:span><text:span text:style-name="_35_">w</text:span><text:span text:style-name="_38_">h</text:span><text:span text:style-name="_32_">i</text:span><text:span text:style-name="_36_">c</text:span><text:span text:style-name="_39_">h</text:span><text:span text:style-name="_31_"> </text:span><text:span text:style-name="_35_">h</text:span><text:span text:style-name="_38_">a</text:span><text:span text:style-name="_32_">s</text:span><text:span text:style-name="_34_"> </text:span><text:span text:style-name="_38_">t</text:span><text:span text:style-name="_33_">o</text:span><text:span text:style-name="_34_"> </text:span><text:span text:style-name="_39_">b</text:span><text:span text:style-name="_33_">e</text:span><text:span text:style-name="_34_"> </text:span><text:span text:style-name="_38_">i</text:span><text:span text:style-name="_33_">n</text:span><text:span text:style-name="_36_">v</text:span><text:span text:style-name="_39_">e</text:span><text:span text:style-name="_32_">s</text:span><text:span text:style-name="_36_">t</text:span><text:span text:style-name="_38_">i</text:span><text:span text:style-name="_32_">g</text:span><text:span text:style-name="_35_">a</text:span><text:span text:style-name="_38_">t</text:span><text:span text:style-name="_32_">e</text:span><text:span text:style-name="_35_">d</text:span><text:span text:style-name="_37_"> </text:span><text:span text:style-name="_32_">f</text:span><text:span text:style-name="_36_">i</text:span><text:span text:style-name="_39_">r</text:span><text:span text:style-name="_32_">s</text:span><text:span text:style-name="_36_">t</text:span><text:span text:style-name="_39_">,</text:span><text:span text:style-name="_31_"> </text:span><text:span text:style-name="_35_">N</text:span><text:span text:style-name="_38_">o</text:span><text:span text:style-name="_32_">w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l</text:span><text:span text:style-name="_35_">e</text:span><text:span text:style-name="_38_">a</text:span><text:span text:style-name="_32_">r</text:span><text:span text:style-name="_35_">n</text:span><text:span text:style-name="_39_">i</text:span><text:span text:style-name="_32_">n</text:span><text:span text:style-name="_36_">g</text:span><text:span text:style-name="_37_"> </text:span><text:span text:style-name="_32_">p</text:span><text:span text:style-name="_35_">r</text:span><text:span text:style-name="_38_">o</text:span><text:span text:style-name="_32_">c</text:span><text:span text:style-name="_36_">e</text:span><text:span text:style-name="_39_">s</text:span><text:span text:style-name="_33_">s</text:span><text:span text:style-name="_34_"> </text:span><text:span text:style-name="_38_">m</text:span><text:span text:style-name="_32_">a</text:span><text:span text:style-name="_35_">y</text:span><text:span text:style-name="_37_"> </text:span><text:span text:style-name="_33_">b</text:span><text:span text:style-name="_36_">e</text:span><text:span text:style-name="_37_"> </text:span><text:span text:style-name="_32_">r</text:span><text:span text:style-name="_35_">e</text:span><text:span text:style-name="_38_">g</text:span><text:span text:style-name="_33_">a</text:span><text:span text:style-name="_36_">r</text:span><text:span text:style-name="_39_">d</text:span><text:span text:style-name="_32_">e</text:span><text:span text:style-name="_35_">d</text:span><text:span text:style-name="_37_"> </text:span><text:span text:style-name="_32_">a</text:span><text:span text:style-name="_36_">s</text:span><text:span text:style-name="_37_"> </text:span><text:span text:style-name="_33_">a</text:span><text:span text:style-name="_34_"> </text:span><text:span text:style-name="_39_">s</text:span><text:span text:style-name="_33_">e</text:span><text:span text:style-name="_35_">a</text:span><text:span text:style-name="_39_">r</text:span><text:span text:style-name="_33_">c</text:span><text:span text:style-name="_35_">h</text:span><text:span text:style-name="_37_"> </text:span><text:span text:style-name="_33_">f</text:span><text:span text:style-name="_36_">o</text:span><text:span text:style-name="_38_">r</text:span><text:span text:style-name="_31_"> </text:span><text:span text:style-name="_36_">a</text:span><text:span text:style-name="_37_"> </text:span><text:span text:style-name="_33_">f</text:span><text:span text:style-name="_35_">o</text:span><text:span text:style-name="_39_">r</text:span><text:span text:style-name="_33_">m</text:span><text:span text:style-name="_34_"> </text:span><text:span text:style-name="_38_">o</text:span><text:span text:style-name="_33_">f</text:span><text:span text:style-name="_34_"> </text:span><text:span text:style-name="_39_">b</text:span><text:span text:style-name="_33_">e</text:span><text:span text:style-name="_35_">h</text:span><text:span text:style-name="_38_">a</text:span><text:span text:style-name="_33_">v</text:span><text:span text:style-name="_35_">i</text:span><text:span text:style-name="_38_">o</text:span><text:span text:style-name="_32_">u</text:span><text:span text:style-name="_35_">r</text:span><text:span text:style-name="_37_"> </text:span><text:span text:style-name="_32_">w</text:span><text:span text:style-name="_36_">h</text:span><text:span text:style-name="_38_">i</text:span><text:span text:style-name="_33_">c</text:span><text:span text:style-name="_35_">h</text:span><text:span text:style-name="_37_"> </text:span><text:span text:style-name="_32_">w</text:span><text:span text:style-name="_36_">i</text:span><text:span text:style-name="_38_">l</text:span><text:span text:style-name="_33_">l</text:span><text:span text:style-name="_34_"> </text:span><text:span text:style-name="_39_">s</text:span><text:span text:style-name="_33_">a</text:span><text:span text:style-name="_35_">t</text:span><text:span text:style-name="_39_">i</text:span><text:span text:style-name="_32_">s</text:span><text:span text:style-name="_35_">f</text:span><text:span text:style-name="_39_">y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t</text:span><text:span text:style-name="_32_">e</text:span><text:span text:style-name="_35_">a</text:span><text:span text:style-name="_39_">c</text:span><text:span text:style-name="_32_">h</text:span><text:span text:style-name="_35_">e</text:span><text:span text:style-name="_38_">r</text:span><text:span text:style-name="_31_"> </text:span><text:span text:style-name="_36_">(</text:span><text:span text:style-name="_38_">o</text:span><text:span text:style-name="_33_">r</text:span><text:span text:style-name="_34_"> </text:span><text:span text:style-name="_38_">s</text:span><text:span text:style-name="_33_">o</text:span><text:span text:style-name="_35_">m</text:span><text:span text:style-name="_39_">e</text:span><text:span text:style-name="_31_"> </text:span><text:span text:style-name="_36_">o</text:span><text:span text:style-name="_39_">t</text:span><text:span text:style-name="_32_">h</text:span><text:span text:style-name="_36_">e</text:span><text:span text:style-name="_39_">r</text:span><text:span text:style-name="_31_"> </text:span><text:span text:style-name="_35_">c</text:span><text:span text:style-name="_39_">r</text:span><text:span text:style-name="_33_">i</text:span><text:span text:style-name="_35_">t</text:span><text:span text:style-name="_38_">e</text:span><text:span text:style-name="_32_">r</text:span><text:span text:style-name="_36_">i</text:span><text:span text:style-name="_38_">o</text:span><text:span text:style-name="_33_">n</text:span><text:span text:style-name="_35_">)</text:span><text:span text:style-name="_39_">.</text:span><text:span text:style-name="_31_"> </text:span><text:span text:style-name="_36_">S</text:span><text:span text:style-name="_38_">i</text:span><text:span text:style-name="_33_">n</text:span><text:span text:style-name="_36_">c</text:span><text:span text:style-name="_39_">e</text:span><text:span text:style-name="_31_"> </text:span><text:span text:style-name="_35_">t</text:span><text:span text:style-name="_38_">h</text:span><text:span text:style-name="_32_">e</text:span><text:span text:style-name="_35_">r</text:span><text:span text:style-name="_39_">e</text:span><text:span text:style-name="_31_"> </text:span><text:span text:style-name="_35_">i</text:span><text:span text:style-name="_39_">s</text:span><text:span text:style-name="_31_"> </text:span><text:span text:style-name="_35_">p</text:span><text:span text:style-name="_38_">r</text:span><text:span text:style-name="_33_">o</text:span><text:span text:style-name="_35_">b</text:span><text:span text:style-name="_39_">a</text:span><text:span text:style-name="_32_">b</text:span><text:span text:style-name="_36_">l</text:span><text:span text:style-name="_38_">y</text:span><text:span text:style-name="_31_"> </text:span><text:span text:style-name="_36_">a</text:span><text:span text:style-name="_37_"> </text:span><text:span text:style-name="_32_">v</text:span><text:span text:style-name="_35_">e</text:span><text:span text:style-name="_39_">r</text:span><text:span text:style-name="_32_">y</text:span><text:span text:style-name="_34_"> </text:span><text:span text:style-name="_39_">l</text:span><text:span text:style-name="_33_">a</text:span><text:span text:style-name="_36_">r</text:span><text:span text:style-name="_39_">g</text:span><text:span text:style-name="_32_">e</text:span><text:span text:style-name="_34_"> </text:span><text:span text:style-name="_38_">n</text:span><text:span text:style-name="_32_">u</text:span><text:span text:style-name="_35_">m</text:span><text:span text:style-name="_38_">b</text:span><text:span text:style-name="_32_">e</text:span><text:span text:style-name="_36_">r</text:span><text:span text:style-name="_37_"> </text:span><text:span text:style-name="_33_">o</text:span><text:span text:style-name="_35_">f</text:span><text:span text:style-name="_37_"> </text:span><text:span text:style-name="_33_">s</text:span><text:span text:style-name="_36_">a</text:span><text:span text:style-name="_39_">t</text:span><text:span text:style-name="_33_">i</text:span><text:span text:style-name="_35_">s</text:span><text:span text:style-name="_38_">f</text:span><text:span text:style-name="_32_">a</text:span><text:span text:style-name="_35_">c</text:span><text:span text:style-name="_38_">t</text:span><text:span text:style-name="_33_">o</text:span><text:span text:style-name="_36_">r</text:span><text:span text:style-name="_39_">y</text:span><text:span text:style-name="_31_"> </text:span><text:span text:style-name="_36_">s</text:span><text:span text:style-name="_39_">o</text:span><text:span text:style-name="_33_">l</text:span><text:span text:style-name="_35_">u</text:span><text:span text:style-name="_39_">t</text:span><text:span text:style-name="_33_">i</text:span><text:span text:style-name="_35_">o</text:span><text:span text:style-name="_38_">n</text:span><text:span text:style-name="_33_">s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r</text:span><text:span text:style-name="_36_">a</text:span><text:span text:style-name="_38_">n</text:span><text:span text:style-name="_33_">d</text:span><text:span text:style-name="_35_">o</text:span><text:span text:style-name="_38_">m</text:span><text:span text:style-name="_31_"> </text:span><text:span text:style-name="_35_">m</text:span><text:span text:style-name="_38_">e</text:span><text:span text:style-name="_32_">t</text:span><text:span text:style-name="_35_">h</text:span><text:span text:style-name="_38_">o</text:span><text:span text:style-name="_32_">d</text:span><text:span text:style-name="_34_"> </text:span><text:span text:style-name="_39_">s</text:span><text:span text:style-name="_32_">e</text:span><text:span text:style-name="_36_">e</text:span><text:span text:style-name="_39_">m</text:span><text:span text:style-name="_33_">s</text:span><text:span text:style-name="_34_"> </text:span><text:span text:style-name="_38_">t</text:span><text:span text:style-name="_32_">o</text:span><text:span text:style-name="_34_"> </text:span><text:span text:style-name="_38_">b</text:span><text:span text:style-name="_32_">e</text:span><text:span text:style-name="_34_"> </text:span><text:span text:style-name="_39_">b</text:span><text:span text:style-name="_32_">e</text:span><text:span text:style-name="_35_">t</text:span><text:span text:style-name="_38_">t</text:span><text:span text:style-name="_32_">e</text:span><text:span text:style-name="_36_">r</text:span><text:span text:style-name="_37_"> </text:span><text:span text:style-name="_33_">t</text:span><text:span text:style-name="_36_">h</text:span><text:span text:style-name="_38_">a</text:span><text:span text:style-name="_33_">n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s</text:span><text:span text:style-name="_35_">y</text:span><text:span text:style-name="_38_">s</text:span><text:span text:style-name="_32_">t</text:span><text:span text:style-name="_35_">e</text:span><text:span text:style-name="_38_">m</text:span><text:span text:style-name="_33_">a</text:span><text:span text:style-name="_36_">t</text:span><text:span text:style-name="_39_">i</text:span><text:span text:style-name="_33_">c</text:span><text:span text:style-name="_36_">.</text:span><text:span text:style-name="_37_"> </text:span><text:span text:style-name="_33_">I</text:span><text:span text:style-name="_36_">t</text:span><text:span text:style-name="_37_"> </text:span><text:span text:style-name="_32_">s</text:span><text:span text:style-name="_36_">h</text:span><text:span text:style-name="_39_">o</text:span><text:span text:style-name="_32_">u</text:span><text:span text:style-name="_36_">l</text:span><text:span text:style-name="_39_">d</text:span><text:span text:style-name="_31_"> </text:span><text:span text:style-name="_35_">b</text:span><text:span text:style-name="_38_">e</text:span><text:span text:style-name="_31_"> </text:span><text:span text:style-name="_35_">n</text:span><text:span text:style-name="_38_">o</text:span><text:span text:style-name="_32_">t</text:span><text:span text:style-name="_36_">i</text:span><text:span text:style-name="_38_">c</text:span><text:span text:style-name="_33_">e</text:span><text:span text:style-name="_35_">d</text:span><text:span text:style-name="_37_"> </text:span><text:span text:style-name="_33_">t</text:span><text:span text:style-name="_36_">h</text:span><text:span text:style-name="_38_">a</text:span><text:span text:style-name="_32_">t</text:span><text:span text:style-name="_34_"> </text:span><text:span text:style-name="_39_">i</text:span><text:span text:style-name="_33_">t</text:span><text:span text:style-name="_34_"> </text:span><text:span text:style-name="_38_">i</text:span><text:span text:style-name="_32_">s</text:span><text:span text:style-name="_34_"> </text:span><text:span text:style-name="_39_">u</text:span><text:span text:style-name="_32_">s</text:span><text:span text:style-name="_35_">e</text:span><text:span text:style-name="_38_">d</text:span><text:span text:style-name="_31_"> </text:span><text:span text:style-name="_35_">i</text:span><text:span text:style-name="_39_">n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a</text:span><text:span text:style-name="_33_">n</text:span><text:span text:style-name="_35_">a</text:span><text:span text:style-name="_39_">l</text:span><text:span text:style-name="_32_">o</text:span><text:span text:style-name="_35_">g</text:span><text:span text:style-name="_38_">o</text:span><text:span text:style-name="_32_">u</text:span><text:span text:style-name="_35_">s</text:span><text:span text:style-name="_37_"> </text:span><text:span text:style-name="_32_">p</text:span><text:span text:style-name="_35_">r</text:span><text:span text:style-name="_39_">o</text:span><text:span text:style-name="_32_">c</text:span><text:span text:style-name="_35_">e</text:span><text:span text:style-name="_39_">s</text:span><text:span text:style-name="_33_">s</text:span><text:span text:style-name="_34_"> </text:span><text:span text:style-name="_39_">o</text:span><text:span text:style-name="_32_">f</text:span><text:span text:style-name="_34_"> </text:span><text:span text:style-name="_39_">e</text:span><text:span text:style-name="_32_">v</text:span><text:span text:style-name="_35_">o</text:span><text:span text:style-name="_39_">l</text:span><text:span text:style-name="_32_">u</text:span><text:span text:style-name="_36_">t</text:span><text:span text:style-name="_38_">i</text:span><text:span text:style-name="_33_">o</text:span><text:span text:style-name="_36_">n</text:span><text:span text:style-name="_38_">.</text:span><text:span text:style-name="_31_"> </text:span><text:span text:style-name="_36_">B</text:span><text:span text:style-name="_38_">u</text:span><text:span text:style-name="_33_">t</text:span><text:span text:style-name="_34_"> </text:span><text:span text:style-name="_38_">t</text:span><text:span text:style-name="_33_">h</text:span><text:span text:style-name="_36_">e</text:span><text:span text:style-name="_38_">r</text:span><text:span text:style-name="_33_">e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s</text:span><text:span text:style-name="_36_">y</text:span><text:span text:style-name="_39_">s</text:span><text:span text:style-name="_32_">t</text:span><text:span text:style-name="_35_">e</text:span><text:span text:style-name="_39_">m</text:span><text:span text:style-name="_32_">a</text:span><text:span text:style-name="_36_">t</text:span><text:span text:style-name="_39_">i</text:span><text:span text:style-name="_32_">c</text:span><text:span text:style-name="_34_"> </text:span><text:span text:style-name="_38_">m</text:span><text:span text:style-name="_32_">e</text:span><text:span text:style-name="_36_">t</text:span><text:span text:style-name="_39_">h</text:span><text:span text:style-name="_33_">o</text:span><text:span text:style-name="_35_">d</text:span><text:span text:style-name="_37_"> </text:span><text:span text:style-name="_33_">i</text:span><text:span text:style-name="_35_">s</text:span><text:span text:style-name="_37_"> </text:span><text:span text:style-name="_32_">n</text:span><text:span text:style-name="_36_">o</text:span><text:span text:style-name="_39_">t</text:span><text:span text:style-name="_31_"> </text:span><text:span text:style-name="_36_">p</text:span><text:span text:style-name="_39_">o</text:span><text:span text:style-name="_33_">s</text:span><text:span text:style-name="_35_">s</text:span><text:span text:style-name="_38_">i</text:span><text:span text:style-name="_32_">b</text:span><text:span text:style-name="_35_">l</text:span><text:span text:style-name="_39_">e</text:span><text:span text:style-name="_32_">.</text:span><text:span text:style-name="_34_"> </text:span><text:span text:style-name="_38_">H</text:span><text:span text:style-name="_32_">o</text:span><text:span text:style-name="_35_">w</text:span><text:span text:style-name="_37_"> </text:span><text:span text:style-name="_33_">c</text:span><text:span text:style-name="_36_">o</text:span><text:span text:style-name="_38_">u</text:span><text:span text:style-name="_33_">l</text:span><text:span text:style-name="_36_">d</text:span><text:span text:style-name="_37_"> </text:span><text:span text:style-name="_33_">o</text:span><text:span text:style-name="_36_">n</text:span><text:span text:style-name="_39_">e</text:span><text:span text:style-name="_31_"> </text:span><text:span text:style-name="_35_">k</text:span><text:span text:style-name="_38_">e</text:span><text:span text:style-name="_33_">e</text:span><text:span text:style-name="_36_">p</text:span><text:span text:style-name="_37_"> </text:span><text:span text:style-name="_33_">t</text:span><text:span text:style-name="_35_">r</text:span><text:span text:style-name="_39_">a</text:span><text:span text:style-name="_32_">c</text:span><text:span text:style-name="_35_">k</text:span><text:span text:style-name="_37_"> </text:span><text:span text:style-name="_32_">o</text:span><text:span text:style-name="_36_">f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d</text:span><text:span text:style-name="_39_">i</text:span><text:span text:style-name="_33_">f</text:span><text:span text:style-name="_36_">f</text:span><text:span text:style-name="_39_">e</text:span><text:span text:style-name="_33_">r</text:span><text:span text:style-name="_36_">e</text:span><text:span text:style-name="_38_">n</text:span><text:span text:style-name="_32_">t</text:span><text:span text:style-name="_34_"> </text:span><text:span text:style-name="_38_">g</text:span><text:span text:style-name="_33_">e</text:span><text:span text:style-name="_36_">n</text:span><text:span text:style-name="_39_">e</text:span><text:span text:style-name="_32_">t</text:span><text:span text:style-name="_35_">i</text:span><text:span text:style-name="_39_">c</text:span><text:span text:style-name="_32_">a</text:span><text:span text:style-name="_35_">l</text:span><text:span text:style-name="_37_"> </text:span><text:span text:style-name="_33_">c</text:span><text:span text:style-name="_36_">o</text:span><text:span text:style-name="_38_">m</text:span><text:span text:style-name="_33_">b</text:span><text:span text:style-name="_35_">i</text:span><text:span text:style-name="_39_">n</text:span><text:span text:style-name="_33_">a</text:span><text:span text:style-name="_36_">t</text:span><text:span text:style-name="_39_">i</text:span><text:span text:style-name="_33_">o</text:span><text:span text:style-name="_35_">n</text:span><text:span text:style-name="_38_">s</text:span><text:span text:style-name="_31_"> </text:span><text:span text:style-name="_36_">t</text:span><text:span text:style-name="_38_">h</text:span><text:span text:style-name="_33_">a</text:span><text:span text:style-name="_36_">t</text:span><text:span text:style-name="_37_"> </text:span><text:span text:style-name="_33_">h</text:span><text:span text:style-name="_36_">a</text:span><text:span text:style-name="_39_">d</text:span><text:span text:style-name="_31_"> </text:span><text:span text:style-name="_36_">b</text:span><text:span text:style-name="_39_">e</text:span><text:span text:style-name="_32_">e</text:span><text:span text:style-name="_36_">n</text:span><text:span text:style-name="_37_"> </text:span><text:span text:style-name="_32_">t</text:span><text:span text:style-name="_35_">r</text:span><text:span text:style-name="_39_">i</text:span><text:span text:style-name="_32_">e</text:span><text:span text:style-name="_35_">d</text:span><text:span text:style-name="_38_">,</text:span><text:span text:style-name="_31_"> </text:span><text:span text:style-name="_35_">s</text:span><text:span text:style-name="_38_">o</text:span><text:span text:style-name="_31_"> </text:span><text:span text:style-name="_35_">a</text:span><text:span text:style-name="_39_">s</text:span><text:span text:style-name="_31_"> </text:span><text:span text:style-name="_36_">t</text:span><text:span text:style-name="_39_">o</text:span><text:span text:style-name="_31_"> </text:span><text:span text:style-name="_36_">a</text:span><text:span text:style-name="_38_">v</text:span><text:span text:style-name="_32_">o</text:span><text:span text:style-name="_36_">i</text:span><text:span text:style-name="_38_">d</text:span><text:span text:style-name="_31_"> </text:span><text:span text:style-name="_36_">t</text:span><text:span text:style-name="_39_">r</text:span><text:span text:style-name="_33_">y</text:span><text:span text:style-name="_36_">i</text:span><text:span text:style-name="_39_">n</text:span><text:span text:style-name="_32_">g</text:span><text:span text:style-name="_34_"> </text:span><text:span text:style-name="_38_">t</text:span><text:span text:style-name="_33_">h</text:span><text:span text:style-name="_35_">e</text:span><text:span text:style-name="_39_">m</text:span><text:span text:style-name="_31_"> </text:span><text:span text:style-name="_35_">a</text:span><text:span text:style-name="_39_">g</text:span><text:span text:style-name="_32_">a</text:span><text:span text:style-name="_36_">i</text:span><text:span text:style-name="_38_">n</text:span><text:span text:style-name="_33_">?</text:span></text:p>
      <text:p text:style-name="P1"><text:span text:style-name="_38_">W</text:span><text:span text:style-name="_33_">e</text:span><text:span text:style-name="_34_"> </text:span><text:span text:style-name="_38_">m</text:span><text:span text:style-name="_33_">a</text:span><text:span text:style-name="_36_">y</text:span><text:span text:style-name="_37_"> </text:span><text:span text:style-name="_32_">h</text:span><text:span text:style-name="_36_">o</text:span><text:span text:style-name="_38_">p</text:span><text:span text:style-name="_33_">e</text:span><text:span text:style-name="_34_"> </text:span><text:span text:style-name="_39_">t</text:span><text:span text:style-name="_33_">h</text:span><text:span text:style-name="_35_">a</text:span><text:span text:style-name="_38_">t</text:span><text:span text:style-name="_31_"> </text:span><text:span text:style-name="_35_">m</text:span><text:span text:style-name="_39_">a</text:span><text:span text:style-name="_32_">c</text:span><text:span text:style-name="_35_">h</text:span><text:span text:style-name="_39_">i</text:span><text:span text:style-name="_32_">n</text:span><text:span text:style-name="_35_">e</text:span><text:span text:style-name="_38_">s</text:span><text:span text:style-name="_31_"> </text:span><text:span text:style-name="_36_">w</text:span><text:span text:style-name="_38_">i</text:span><text:span text:style-name="_32_">l</text:span><text:span text:style-name="_35_">l</text:span><text:span text:style-name="_37_"> </text:span><text:span text:style-name="_32_">e</text:span><text:span text:style-name="_35_">v</text:span><text:span text:style-name="_39_">e</text:span><text:span text:style-name="_32_">n</text:span><text:span text:style-name="_36_">t</text:span><text:span text:style-name="_38_">u</text:span><text:span text:style-name="_33_">a</text:span><text:span text:style-name="_36_">l</text:span><text:span text:style-name="_38_">l</text:span><text:span text:style-name="_33_">y</text:span><text:span text:style-name="_34_"> </text:span><text:span text:style-name="_39_">c</text:span><text:span text:style-name="_32_">o</text:span><text:span text:style-name="_35_">m</text:span><text:span text:style-name="_38_">p</text:span><text:span text:style-name="_33_">e</text:span><text:span text:style-name="_36_">t</text:span><text:span text:style-name="_38_">e</text:span><text:span text:style-name="_31_"> </text:span><text:span text:style-name="_36_">w</text:span><text:span text:style-name="_39_">i</text:span><text:span text:style-name="_33_">t</text:span><text:span text:style-name="_35_">h</text:span><text:span text:style-name="_37_"> </text:span><text:span text:style-name="_33_">m</text:span><text:span text:style-name="_36_">e</text:span><text:span text:style-name="_38_">n</text:span><text:span text:style-name="_31_"> </text:span><text:span text:style-name="_36_">i</text:span><text:span text:style-name="_38_">n</text:span><text:span text:style-name="_31_"> </text:span><text:span text:style-name="_35_">a</text:span><text:span text:style-name="_38_">l</text:span><text:span text:style-name="_32_">l</text:span><text:span text:style-name="_34_"> </text:span><text:span text:style-name="_38_">p</text:span><text:span text:style-name="_33_">u</text:span><text:span text:style-name="_36_">r</text:span><text:span text:style-name="_38_">e</text:span><text:span text:style-name="_33_">l</text:span><text:span text:style-name="_35_">y</text:span><text:span text:style-name="_37_"> </text:span><text:span text:style-name="_32_">i</text:span><text:span text:style-name="_35_">n</text:span><text:span text:style-name="_39_">t</text:span><text:span text:style-name="_32_">e</text:span><text:span text:style-name="_35_">l</text:span><text:span text:style-name="_39_">l</text:span><text:span text:style-name="_32_">e</text:span><text:span text:style-name="_35_">c</text:span><text:span text:style-name="_38_">t</text:span><text:span text:style-name="_33_">u</text:span><text:span text:style-name="_36_">a</text:span><text:span text:style-name="_39_">l</text:span><text:span text:style-name="_31_"> </text:span><text:span text:style-name="_35_">f</text:span><text:span text:style-name="_39_">i</text:span><text:span text:style-name="_33_">e</text:span><text:span text:style-name="_36_">l</text:span><text:span text:style-name="_38_">d</text:span><text:span text:style-name="_33_">s</text:span><text:span text:style-name="_36_">.</text:span><text:span text:style-name="_37_"> </text:span><text:span text:style-name="_33_">B</text:span><text:span text:style-name="_36_">u</text:span><text:span text:style-name="_39_">t</text:span><text:span text:style-name="_31_"> </text:span><text:span text:style-name="_35_">w</text:span><text:span text:style-name="_38_">h</text:span><text:span text:style-name="_32_">i</text:span><text:span text:style-name="_36_">c</text:span><text:span text:style-name="_38_">h</text:span><text:span text:style-name="_31_"> </text:span><text:span text:style-name="_36_">a</text:span><text:span text:style-name="_39_">r</text:span><text:span text:style-name="_32_">e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b</text:span><text:span text:style-name="_35_">e</text:span><text:span text:style-name="_38_">s</text:span><text:span text:style-name="_33_">t</text:span><text:span text:style-name="_34_"> </text:span><text:span text:style-name="_39_">o</text:span><text:span text:style-name="_33_">n</text:span><text:span text:style-name="_35_">e</text:span><text:span text:style-name="_39_">s</text:span><text:span text:style-name="_31_"> </text:span><text:span text:style-name="_35_">t</text:span><text:span text:style-name="_38_">o</text:span><text:span text:style-name="_31_"> </text:span><text:span text:style-name="_35_">s</text:span><text:span text:style-name="_39_">t</text:span><text:span text:style-name="_32_">a</text:span><text:span text:style-name="_36_">r</text:span><text:span text:style-name="_39_">t</text:span><text:span text:style-name="_31_"> </text:span><text:span text:style-name="_36_">w</text:span><text:span text:style-name="_39_">i</text:span><text:span text:style-name="_33_">t</text:span><text:span text:style-name="_36_">h</text:span><text:span text:style-name="_39_">?</text:span><text:span text:style-name="_31_"> </text:span><text:span text:style-name="_36_">E</text:span><text:span text:style-name="_39_">v</text:span><text:span text:style-name="_32_">e</text:span><text:span text:style-name="_36_">n</text:span><text:span text:style-name="_37_"> </text:span><text:span text:style-name="_32_">t</text:span><text:span text:style-name="_35_">h</text:span><text:span text:style-name="_38_">i</text:span><text:span text:style-name="_33_">s</text:span><text:span text:style-name="_34_"> </text:span><text:span text:style-name="_39_">i</text:span><text:span text:style-name="_33_">s</text:span><text:span text:style-name="_34_"> </text:span><text:span text:style-name="_38_">a</text:span><text:span text:style-name="_31_"> </text:span><text:span text:style-name="_36_">d</text:span><text:span text:style-name="_38_">i</text:span><text:span text:style-name="_32_">f</text:span><text:span text:style-name="_35_">f</text:span><text:span text:style-name="_38_">i</text:span><text:span text:style-name="_32_">c</text:span><text:span text:style-name="_35_">u</text:span><text:span text:style-name="_38_">l</text:span><text:span text:style-name="_32_">t</text:span><text:span text:style-name="_34_"> </text:span><text:span text:style-name="_38_">d</text:span><text:span text:style-name="_32_">e</text:span><text:span text:style-name="_36_">c</text:span><text:span text:style-name="_38_">i</text:span><text:span text:style-name="_33_">s</text:span><text:span text:style-name="_35_">i</text:span><text:span text:style-name="_39_">o</text:span><text:span text:style-name="_33_">n</text:span><text:span text:style-name="_35_">.</text:span><text:span text:style-name="_37_"> </text:span><text:span text:style-name="_32_">M</text:span><text:span text:style-name="_35_">a</text:span><text:span text:style-name="_39_">n</text:span><text:span text:style-name="_33_">y</text:span><text:span text:style-name="_34_"> </text:span><text:span text:style-name="_39_">p</text:span><text:span text:style-name="_32_">e</text:span><text:span text:style-name="_36_">o</text:span><text:span text:style-name="_38_">p</text:span><text:span text:style-name="_32_">l</text:span><text:span text:style-name="_36_">e</text:span><text:span text:style-name="_37_"> </text:span><text:span text:style-name="_33_">t</text:span><text:span text:style-name="_36_">h</text:span><text:span text:style-name="_39_">i</text:span><text:span text:style-name="_32_">n</text:span><text:span text:style-name="_35_">k</text:span><text:span text:style-name="_37_"> </text:span><text:span text:style-name="_32_">t</text:span><text:span text:style-name="_36_">h</text:span><text:span text:style-name="_38_">a</text:span><text:span text:style-name="_33_">t</text:span><text:span text:style-name="_34_"> </text:span><text:span text:style-name="_39_">a</text:span><text:span text:style-name="_31_"> </text:span><text:span text:style-name="_35_">v</text:span><text:span text:style-name="_38_">e</text:span><text:span text:style-name="_33_">r</text:span><text:span text:style-name="_35_">y</text:span><text:span text:style-name="_37_"> </text:span><text:span text:style-name="_32_">a</text:span><text:span text:style-name="_36_">b</text:span><text:span text:style-name="_38_">s</text:span><text:span text:style-name="_32_">t</text:span><text:span text:style-name="_35_">r</text:span><text:span text:style-name="_39_">a</text:span><text:span text:style-name="_33_">c</text:span><text:span text:style-name="_35_">t</text:span><text:span text:style-name="_37_"> </text:span><text:span text:style-name="_32_">a</text:span><text:span text:style-name="_35_">c</text:span><text:span text:style-name="_38_">t</text:span><text:span text:style-name="_33_">i</text:span><text:span text:style-name="_35_">v</text:span><text:span text:style-name="_39_">i</text:span><text:span text:style-name="_32_">t</text:span><text:span text:style-name="_36_">y</text:span><text:span text:style-name="_38_">,</text:span><text:span text:style-name="_31_"> </text:span><text:span text:style-name="_36_">l</text:span><text:span text:style-name="_39_">i</text:span><text:span text:style-name="_33_">k</text:span><text:span text:style-name="_36_">e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p</text:span><text:span text:style-name="_38_">l</text:span><text:span text:style-name="_33_">a</text:span><text:span text:style-name="_36_">y</text:span><text:span text:style-name="_39_">i</text:span><text:span text:style-name="_32_">n</text:span><text:span text:style-name="_35_">g</text:span><text:span text:style-name="_37_"> </text:span><text:span text:style-name="_33_">o</text:span><text:span text:style-name="_36_">f</text:span><text:span text:style-name="_37_"> </text:span><text:span text:style-name="_32_">c</text:span><text:span text:style-name="_36_">h</text:span><text:span text:style-name="_39_">e</text:span><text:span text:style-name="_33_">s</text:span><text:span text:style-name="_36_">s</text:span><text:span text:style-name="_39_">,</text:span><text:span text:style-name="_31_"> </text:span><text:span text:style-name="_35_">w</text:span><text:span text:style-name="_38_">o</text:span><text:span text:style-name="_32_">u</text:span><text:span text:style-name="_35_">l</text:span><text:span text:style-name="_38_">d</text:span><text:span text:style-name="_31_"> </text:span><text:span text:style-name="_36_">b</text:span><text:span text:style-name="_39_">e</text:span><text:span text:style-name="_31_"> </text:span><text:span text:style-name="_36_">b</text:span><text:span text:style-name="_39_">e</text:span><text:span text:style-name="_32_">s</text:span><text:span text:style-name="_35_">t</text:span><text:span text:style-name="_38_">.</text:span><text:span text:style-name="_31_"> </text:span><text:span text:style-name="_35_">I</text:span><text:span text:style-name="_39_">t</text:span><text:span text:style-name="_31_"> </text:span><text:span text:style-name="_36_">c</text:span><text:span text:style-name="_38_">a</text:span><text:span text:style-name="_33_">n</text:span><text:span text:style-name="_34_"> </text:span><text:span text:style-name="_39_">a</text:span><text:span text:style-name="_32_">l</text:span><text:span text:style-name="_36_">s</text:span><text:span text:style-name="_38_">o</text:span><text:span text:style-name="_31_"> </text:span><text:span text:style-name="_36_">b</text:span><text:span text:style-name="_39_">e</text:span><text:span text:style-name="_31_"> </text:span><text:span text:style-name="_36_">m</text:span><text:span text:style-name="_38_">a</text:span><text:span text:style-name="_32_">i</text:span><text:span text:style-name="_35_">n</text:span><text:span text:style-name="_38_">t</text:span><text:span text:style-name="_32_">a</text:span><text:span text:style-name="_36_">i</text:span><text:span text:style-name="_39_">n</text:span><text:span text:style-name="_32_">e</text:span><text:span text:style-name="_36_">d</text:span><text:span text:style-name="_37_"> </text:span><text:span text:style-name="_32_">t</text:span><text:span text:style-name="_35_">h</text:span><text:span text:style-name="_38_">a</text:span><text:span text:style-name="_32_">t</text:span><text:span text:style-name="_34_"> </text:span><text:span text:style-name="_38_">i</text:span><text:span text:style-name="_32_">t</text:span><text:span text:style-name="_34_"> </text:span><text:span text:style-name="_38_">i</text:span><text:span text:style-name="_32_">s</text:span><text:span text:style-name="_34_"> </text:span><text:span text:style-name="_38_">b</text:span><text:span text:style-name="_33_">e</text:span><text:span text:style-name="_35_">s</text:span><text:span text:style-name="_38_">t</text:span><text:span text:style-name="_31_"> </text:span><text:span text:style-name="_35_">t</text:span><text:span text:style-name="_39_">o</text:span><text:span text:style-name="_31_"> </text:span><text:span text:style-name="_35_">p</text:span><text:span text:style-name="_38_">r</text:span><text:span text:style-name="_32_">o</text:span><text:span text:style-name="_35_">v</text:span><text:span text:style-name="_38_">i</text:span><text:span text:style-name="_33_">d</text:span><text:span text:style-name="_35_">e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m</text:span><text:span text:style-name="_38_">a</text:span><text:span text:style-name="_33_">c</text:span><text:span text:style-name="_36_">h</text:span><text:span text:style-name="_39_">i</text:span><text:span text:style-name="_32_">n</text:span><text:span text:style-name="_35_">e</text:span><text:span text:style-name="_37_"> </text:span><text:span text:style-name="_33_">w</text:span><text:span text:style-name="_35_">i</text:span><text:span text:style-name="_39_">t</text:span><text:span text:style-name="_32_">h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b</text:span><text:span text:style-name="_35_">e</text:span><text:span text:style-name="_38_">s</text:span><text:span text:style-name="_33_">t</text:span><text:span text:style-name="_34_"> </text:span><text:span text:style-name="_39_">s</text:span><text:span text:style-name="_32_">e</text:span><text:span text:style-name="_36_">n</text:span><text:span text:style-name="_38_">s</text:span><text:span text:style-name="_33_">e</text:span><text:span text:style-name="_34_"> </text:span><text:span text:style-name="_39_">o</text:span><text:span text:style-name="_33_">r</text:span><text:span text:style-name="_35_">g</text:span><text:span text:style-name="_38_">a</text:span><text:span text:style-name="_33_">n</text:span><text:span text:style-name="_35_">s</text:span><text:span text:style-name="_37_"> </text:span><text:span text:style-name="_32_">t</text:span><text:span text:style-name="_36_">h</text:span><text:span text:style-name="_39_">a</text:span><text:span text:style-name="_33_">t</text:span><text:span text:style-name="_34_"> </text:span><text:span text:style-name="_38_">m</text:span><text:span text:style-name="_33_">o</text:span><text:span text:style-name="_36_">n</text:span><text:span text:style-name="_39_">e</text:span><text:span text:style-name="_32_">y</text:span><text:span text:style-name="_34_"> </text:span><text:span text:style-name="_38_">c</text:span><text:span text:style-name="_33_">a</text:span><text:span text:style-name="_36_">n</text:span><text:span text:style-name="_37_"> </text:span><text:span text:style-name="_33_">b</text:span><text:span text:style-name="_36_">u</text:span><text:span text:style-name="_39_">y</text:span><text:span text:style-name="_32_">,</text:span><text:span text:style-name="_34_"> </text:span><text:span text:style-name="_38_">a</text:span><text:span text:style-name="_33_">n</text:span><text:span text:style-name="_36_">d</text:span><text:span text:style-name="_37_"> </text:span><text:span text:style-name="_32_">t</text:span><text:span text:style-name="_36_">h</text:span><text:span text:style-name="_39_">e</text:span><text:span text:style-name="_33_">n</text:span><text:span text:style-name="_34_"> </text:span><text:span text:style-name="_38_">t</text:span><text:span text:style-name="_32_">e</text:span><text:span text:style-name="_36_">a</text:span><text:span text:style-name="_38_">c</text:span><text:span text:style-name="_33_">h</text:span><text:span text:style-name="_34_"> </text:span><text:span text:style-name="_38_">i</text:span><text:span text:style-name="_32_">t</text:span><text:span text:style-name="_34_"> </text:span><text:span text:style-name="_39_">t</text:span><text:span text:style-name="_33_">o</text:span><text:span text:style-name="_34_"> </text:span><text:span text:style-name="_39_">u</text:span><text:span text:style-name="_32_">n</text:span><text:span text:style-name="_36_">d</text:span><text:span text:style-name="_39_">e</text:span><text:span text:style-name="_33_">r</text:span><text:span text:style-name="_35_">s</text:span><text:span text:style-name="_38_">t</text:span><text:span text:style-name="_33_">a</text:span><text:span text:style-name="_36_">n</text:span><text:span text:style-name="_39_">d</text:span><text:span text:style-name="_31_"> </text:span><text:span text:style-name="_36_">a</text:span><text:span text:style-name="_38_">n</text:span><text:span text:style-name="_32_">d</text:span><text:span text:style-name="_34_"> </text:span><text:span text:style-name="_38_">s</text:span><text:span text:style-name="_32_">p</text:span><text:span text:style-name="_36_">e</text:span><text:span text:style-name="_38_">a</text:span><text:span text:style-name="_33_">k</text:span><text:span text:style-name="_34_"> </text:span><text:span text:style-name="_38_">E</text:span><text:span text:style-name="_33_">n</text:span><text:span text:style-name="_35_">g</text:span><text:span text:style-name="_39_">l</text:span><text:span text:style-name="_32_">i</text:span><text:span text:style-name="_36_">s</text:span><text:span text:style-name="_38_">h</text:span><text:span text:style-name="_32_">.</text:span><text:span text:style-name="_34_"> </text:span><text:span text:style-name="_38_">T</text:span><text:span text:style-name="_32_">h</text:span><text:span text:style-name="_35_">i</text:span><text:span text:style-name="_39_">s</text:span><text:span text:style-name="_31_"> </text:span><text:span text:style-name="_36_">p</text:span><text:span text:style-name="_38_">r</text:span><text:span text:style-name="_32_">o</text:span><text:span text:style-name="_35_">c</text:span><text:span text:style-name="_38_">e</text:span><text:span text:style-name="_32_">s</text:span><text:span text:style-name="_35_">s</text:span><text:span text:style-name="_37_"> </text:span><text:span text:style-name="_32_">c</text:span><text:span text:style-name="_35_">o</text:span><text:span text:style-name="_39_">u</text:span><text:span text:style-name="_33_">l</text:span><text:span text:style-name="_36_">d</text:span><text:span text:style-name="_37_"> </text:span><text:span text:style-name="_33_">f</text:span><text:span text:style-name="_35_">o</text:span><text:span text:style-name="_39_">l</text:span><text:span text:style-name="_32_">l</text:span><text:span text:style-name="_35_">o</text:span><text:span text:style-name="_38_">w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n</text:span><text:span text:style-name="_32_">o</text:span><text:span text:style-name="_36_">r</text:span><text:span text:style-name="_39_">m</text:span><text:span text:style-name="_33_">a</text:span><text:span text:style-name="_35_">l</text:span><text:span text:style-name="_37_"> </text:span><text:span text:style-name="_32_">t</text:span><text:span text:style-name="_36_">e</text:span><text:span text:style-name="_38_">a</text:span><text:span text:style-name="_33_">c</text:span><text:span text:style-name="_36_">h</text:span><text:span text:style-name="_39_">i</text:span><text:span text:style-name="_33_">n</text:span><text:span text:style-name="_36_">g</text:span><text:span text:style-name="_37_"> </text:span><text:span text:style-name="_32_">o</text:span><text:span text:style-name="_35_">f</text:span><text:span text:style-name="_37_"> </text:span><text:span text:style-name="_33_">a</text:span><text:span text:style-name="_34_"> </text:span><text:span text:style-name="_38_">c</text:span><text:span text:style-name="_33_">h</text:span><text:span text:style-name="_35_">i</text:span><text:span text:style-name="_39_">l</text:span><text:span text:style-name="_33_">d</text:span><text:span text:style-name="_36_">.</text:span><text:span text:style-name="_37_"> </text:span><text:span text:style-name="_32_">T</text:span><text:span text:style-name="_35_">h</text:span><text:span text:style-name="_39_">i</text:span><text:span text:style-name="_33_">n</text:span><text:span text:style-name="_35_">g</text:span><text:span text:style-name="_39_">s</text:span><text:span text:style-name="_31_"> </text:span><text:span text:style-name="_35_">w</text:span><text:span text:style-name="_38_">o</text:span><text:span text:style-name="_33_">u</text:span><text:span text:style-name="_36_">l</text:span><text:span text:style-name="_39_">d</text:span><text:span text:style-name="_31_"> </text:span><text:span text:style-name="_35_">b</text:span><text:span text:style-name="_38_">e</text:span><text:span text:style-name="_31_"> </text:span><text:span text:style-name="_36_">p</text:span><text:span text:style-name="_39_">o</text:span><text:span text:style-name="_33_">i</text:span><text:span text:style-name="_36_">n</text:span><text:span text:style-name="_38_">t</text:span><text:span text:style-name="_33_">e</text:span><text:span text:style-name="_35_">d</text:span><text:span text:style-name="_37_"> </text:span><text:span text:style-name="_33_">o</text:span><text:span text:style-name="_35_">u</text:span><text:span text:style-name="_38_">t</text:span><text:span text:style-name="_31_"> </text:span><text:span text:style-name="_36_">a</text:span><text:span text:style-name="_39_">n</text:span><text:span text:style-name="_33_">d</text:span><text:span text:style-name="_34_"> </text:span><text:span text:style-name="_38_">n</text:span><text:span text:style-name="_32_">a</text:span><text:span text:style-name="_36_">m</text:span><text:span text:style-name="_39_">e</text:span><text:span text:style-name="_33_">d</text:span><text:span text:style-name="_36_">,</text:span><text:span text:style-name="_37_"> </text:span><text:span text:style-name="_32_">e</text:span><text:span text:style-name="_36_">t</text:span><text:span text:style-name="_39_">c</text:span><text:span text:style-name="_32_">.</text:span><text:span text:style-name="_34_"> </text:span><text:span text:style-name="_38_">A</text:span><text:span text:style-name="_33_">g</text:span><text:span text:style-name="_36_">a</text:span><text:span text:style-name="_38_">i</text:span><text:span text:style-name="_33_">n</text:span><text:span text:style-name="_34_"> </text:span><text:span text:style-name="_39_">I</text:span><text:span text:style-name="_31_"> </text:span><text:span text:style-name="_35_">d</text:span><text:span text:style-name="_39_">o</text:span><text:span text:style-name="_31_"> </text:span><text:span text:style-name="_36_">n</text:span><text:span text:style-name="_39_">o</text:span><text:span text:style-name="_32_">t</text:span><text:span text:style-name="_34_"> </text:span><text:span text:style-name="_39_">k</text:span><text:span text:style-name="_33_">n</text:span><text:span text:style-name="_36_">o</text:span><text:span text:style-name="_38_">w</text:span><text:span text:style-name="_31_"> </text:span><text:span text:style-name="_36_">w</text:span><text:span text:style-name="_39_">h</text:span><text:span text:style-name="_33_">a</text:span><text:span text:style-name="_35_">t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r</text:span><text:span text:style-name="_39_">i</text:span><text:span text:style-name="_33_">g</text:span><text:span text:style-name="_35_">h</text:span><text:span text:style-name="_38_">t</text:span><text:span text:style-name="_31_"> </text:span><text:span text:style-name="_36_">a</text:span><text:span text:style-name="_39_">n</text:span><text:span text:style-name="_33_">s</text:span><text:span text:style-name="_35_">w</text:span><text:span text:style-name="_39_">e</text:span><text:span text:style-name="_32_">r</text:span><text:span text:style-name="_34_"> </text:span><text:span text:style-name="_38_">i</text:span><text:span text:style-name="_32_">s</text:span><text:span text:style-name="_36_">,</text:span><text:span text:style-name="_37_"> </text:span><text:span text:style-name="_32_">b</text:span><text:span text:style-name="_35_">u</text:span><text:span text:style-name="_38_">t</text:span><text:span text:style-name="_31_"> </text:span><text:span text:style-name="_36_">I</text:span><text:span text:style-name="_37_"> </text:span><text:span text:style-name="_32_">t</text:span><text:span text:style-name="_35_">h</text:span><text:span text:style-name="_39_">i</text:span><text:span text:style-name="_33_">n</text:span><text:span text:style-name="_35_">k</text:span><text:span text:style-name="_37_"> </text:span><text:span text:style-name="_33_">b</text:span><text:span text:style-name="_36_">o</text:span><text:span text:style-name="_38_">t</text:span><text:span text:style-name="_32_">h</text:span><text:span text:style-name="_34_"> </text:span><text:span text:style-name="_38_">a</text:span><text:span text:style-name="_33_">p</text:span><text:span text:style-name="_36_">p</text:span><text:span text:style-name="_39_">r</text:span><text:span text:style-name="_33_">o</text:span><text:span text:style-name="_35_">a</text:span><text:span text:style-name="_38_">c</text:span><text:span text:style-name="_32_">h</text:span><text:span text:style-name="_35_">e</text:span><text:span text:style-name="_38_">s</text:span><text:span text:style-name="_31_"> </text:span><text:span text:style-name="_35_">s</text:span><text:span text:style-name="_38_">h</text:span><text:span text:style-name="_32_">o</text:span><text:span text:style-name="_36_">u</text:span><text:span text:style-name="_38_">l</text:span><text:span text:style-name="_32_">d</text:span><text:span text:style-name="_34_"> </text:span><text:span text:style-name="_39_">b</text:span><text:span text:style-name="_33_">e</text:span><text:span text:style-name="_34_"> </text:span><text:span text:style-name="_39_">t</text:span><text:span text:style-name="_33_">r</text:span><text:span text:style-name="_36_">i</text:span><text:span text:style-name="_38_">e</text:span><text:span text:style-name="_32_">d</text:span><text:span text:style-name="_36_">.</text:span></text:p>
      <text:p text:style-name="P1"><text:soft-page-break/><text:span text:style-name="_32_">W</text:span><text:span text:style-name="_35_">e</text:span><text:span text:style-name="_37_"> </text:span><text:span text:style-name="_33_">c</text:span><text:span text:style-name="_36_">a</text:span><text:span text:style-name="_39_">n</text:span><text:span text:style-name="_31_"> </text:span><text:span text:style-name="_35_">o</text:span><text:span text:style-name="_39_">n</text:span><text:span text:style-name="_32_">l</text:span><text:span text:style-name="_36_">y</text:span><text:span text:style-name="_37_"> </text:span><text:span text:style-name="_33_">s</text:span><text:span text:style-name="_36_">e</text:span><text:span text:style-name="_39_">e</text:span><text:span text:style-name="_31_"> </text:span><text:span text:style-name="_36_">a</text:span><text:span text:style-name="_37_"> </text:span><text:span text:style-name="_32_">s</text:span><text:span text:style-name="_36_">h</text:span><text:span text:style-name="_39_">o</text:span><text:span text:style-name="_32_">r</text:span><text:span text:style-name="_35_">t</text:span><text:span text:style-name="_37_"> </text:span><text:span text:style-name="_33_">d</text:span><text:span text:style-name="_36_">i</text:span><text:span text:style-name="_38_">s</text:span><text:span text:style-name="_32_">t</text:span><text:span text:style-name="_35_">a</text:span><text:span text:style-name="_39_">n</text:span><text:span text:style-name="_33_">c</text:span><text:span text:style-name="_35_">e</text:span><text:span text:style-name="_37_"> </text:span><text:span text:style-name="_32_">a</text:span><text:span text:style-name="_36_">h</text:span><text:span text:style-name="_38_">e</text:span><text:span text:style-name="_33_">a</text:span><text:span text:style-name="_35_">d</text:span><text:span text:style-name="_39_">,</text:span><text:span text:style-name="_31_"> </text:span><text:span text:style-name="_36_">b</text:span><text:span text:style-name="_39_">u</text:span><text:span text:style-name="_33_">t</text:span><text:span text:style-name="_34_"> </text:span><text:span text:style-name="_38_">w</text:span><text:span text:style-name="_32_">e</text:span><text:span text:style-name="_34_"> </text:span><text:span text:style-name="_39_">c</text:span><text:span text:style-name="_33_">a</text:span><text:span text:style-name="_36_">n</text:span><text:span text:style-name="_37_"> </text:span><text:span text:style-name="_33_">s</text:span><text:span text:style-name="_35_">e</text:span><text:span text:style-name="_39_">e</text:span><text:span text:style-name="_31_"> </text:span><text:span text:style-name="_35_">p</text:span><text:span text:style-name="_38_">l</text:span><text:span text:style-name="_32_">e</text:span><text:span text:style-name="_35_">n</text:span><text:span text:style-name="_38_">t</text:span><text:span text:style-name="_32_">y</text:span><text:span text:style-name="_34_"> </text:span><text:span text:style-name="_38_">t</text:span><text:span text:style-name="_32_">h</text:span><text:span text:style-name="_35_">e</text:span><text:span text:style-name="_38_">r</text:span><text:span text:style-name="_33_">e</text:span><text:span text:style-name="_34_"> </text:span><text:span text:style-name="_39_">t</text:span><text:span text:style-name="_32_">h</text:span><text:span text:style-name="_36_">a</text:span><text:span text:style-name="_39_">t</text:span><text:span text:style-name="_31_"> </text:span><text:span text:style-name="_36_">n</text:span><text:span text:style-name="_39_">e</text:span><text:span text:style-name="_32_">e</text:span><text:span text:style-name="_35_">d</text:span><text:span text:style-name="_39_">s</text:span><text:span text:style-name="_31_"> </text:span><text:span text:style-name="_36_">t</text:span><text:span text:style-name="_38_">o</text:span><text:span text:style-name="_31_"> </text:span><text:span text:style-name="_35_">b</text:span><text:span text:style-name="_38_">e</text:span><text:span text:style-name="_31_"> </text:span><text:span text:style-name="_35_">d</text:span><text:span text:style-name="_39_">o</text:span><text:span text:style-name="_32_">n</text:span><text:span text:style-name="_36_">e</text:span><text:span text:style-name="_39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position="0% 100%"/>
    </style:style>
    <style:style style:name="_33_" style:display-name="3" style:family="text">
      <style:text-properties style:text-position="3% 100%"/>
    </style:style>
    <style:style style:name="_34_" style:display-name="4" style:family="text"/>
    <style:style style:name="_35_" style:display-name="5" style:family="text">
      <style:text-properties style:text-position="0% 100%"/>
    </style:style>
    <style:style style:name="_36_" style:display-name="6" style:family="text">
      <style:text-properties style:text-position="3% 100%"/>
    </style:style>
    <style:style style:name="_37_" style:display-name="7" style:family="text"/>
    <style:style style:name="_38_" style:display-name="8" style:family="text">
      <style:text-properties style:text-position="0% 100%"/>
    </style:style>
    <style:style style:name="_39_" style:display-name="9" style:family="text">
      <style:text-properties style:text-position="3% 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0" meta:paragraph-count="149" meta:word-count="11754" meta:character-count="67094"/>
    <meta:generator>OpenOffice/4.0.1$Win32 OpenOffice.org_project/401m5$Build-9714</meta:generator>
  </office:meta>
</office:document-meta>
</file>